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shapes>
          <draw:frame draw:z-index="0" draw:style-name="gr1" draw:text-style-name="P1" svg:width="834.12pt" svg:height="480.36pt" svg:x="272.35pt" svg:y="148.34pt">
            <draw:object draw:notify-on-update-of-ranges="result.L2:result.L125 result.I1:result.I1 result.O2:result.O145 result.P1:result.P1 result.P2:result.P145 result.R1:result.R1 result.R2:result.R133 result.Q2:result.Q133 result.J1:result.J1 result.J2:result.J1001 result.I2:result.I1001 result.N1:result.N1 result.N2:result.N162 result.M2:result.M162 result.L1:result.L1 result.K2:result.K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obji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-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color,</text:p>
          </table:table-cell>
          <table:table-cell office:value-type="string" calcext:value-type="string">
            <text:p>1e7</text:p>
          </table:table-cell>
          <table:table-cell office:value-type="string" calcext:value-type="string">
            <text:p>grcolor,</text:p>
          </table:table-cell>
          <table:table-cell table:style-name="ce1" office:value-type="string" calcext:value-type="string">
            <text:p>‘1e8</text:p>
          </table:table-cell>
          <table:table-cell office:value-type="string" calcext:value-type="string">
            <text:p>G-r</text:p>
          </table:table-cell>
          <table:table-cell office:value-type="string" calcext:value-type="string">
            <text:p>1e9</text:p>
          </table:table-cell>
          <table:table-cell office:value-type="string" calcext:value-type="string">
            <text:p>grcolor,</text:p>
          </table:table-cell>
          <table:table-cell office:value-type="string" calcext:value-type="string">
            <text:p>1e10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170435" calcext:value-type="float">
            <text:p>322.49170435</text:p>
          </table:table-cell>
          <table:table-cell office:value-type="float" office:value="12.2405633" calcext:value-type="float">
            <text:p>12.2405633</text:p>
          </table:table-cell>
          <table:table-cell office:value-type="float" office:value="16.883572" calcext:value-type="float">
            <text:p>16.883572</text:p>
          </table:table-cell>
          <table:table-cell office:value-type="float" office:value="15.351023" calcext:value-type="float">
            <text:p>15.351023</text:p>
          </table:table-cell>
          <table:table-cell office:value-type="float" office:value="14.622275" calcext:value-type="float">
            <text:p>14.622275</text:p>
          </table:table-cell>
          <table:table-cell office:value-type="float" office:value="14.282806" calcext:value-type="float">
            <text:p>14.282806</text:p>
          </table:table-cell>
          <table:table-cell office:value-type="float" office:value="14.098876" calcext:value-type="float">
            <text:p>14.098876</text:p>
          </table:table-cell>
          <table:table-cell table:formula="of:=[.E2]-[.F2]" office:value-type="float" office:value="0.728748" calcext:value-type="float">
            <text:p>0.728748</text:p>
          </table:table-cell>
          <table:table-cell office:value-type="float" office:value="15.351023" calcext:value-type="float">
            <text:p>15.351023</text:p>
          </table:table-cell>
          <table:table-cell table:style-name="ce1" office:value-type="float" office:value="2.08" calcext:value-type="float">
            <text:p>2.08E+00</text:p>
          </table:table-cell>
          <table:table-cell table:style-name="ce1" office:value-type="float" office:value="30.548" calcext:value-type="float">
            <text:p>3.05E+01</text:p>
          </table:table-cell>
          <table:table-cell table:style-name="ce1" office:value-type="float" office:value="2.081" calcext:value-type="float">
            <text:p>2.08E+00</text:p>
          </table:table-cell>
          <table:table-cell table:style-name="ce1" office:value-type="float" office:value="30.548" calcext:value-type="float">
            <text:p>3.05E+01</text:p>
          </table:table-cell>
          <table:table-cell table:style-name="ce1" office:value-type="float" office:value="2.081" calcext:value-type="float">
            <text:p>2.08E+00</text:p>
          </table:table-cell>
          <table:table-cell table:style-name="ce1" office:value-type="float" office:value="30.546" calcext:value-type="float">
            <text:p>3.05E+01</text:p>
          </table:table-cell>
          <table:table-cell table:style-name="ce1" office:value-type="float" office:value="2.078" calcext:value-type="float">
            <text:p>2.08E+00</text:p>
          </table:table-cell>
          <table:table-cell table:style-name="ce1" office:value-type="float" office:value="30.524" calcext:value-type="float">
            <text:p>3.05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7014142" calcext:value-type="float">
            <text:p>322.47014142</text:p>
          </table:table-cell>
          <table:table-cell office:value-type="float" office:value="12.2377874" calcext:value-type="float">
            <text:p>12.2377874</text:p>
          </table:table-cell>
          <table:table-cell office:value-type="float" office:value="18.176758" calcext:value-type="float">
            <text:p>18.176758</text:p>
          </table:table-cell>
          <table:table-cell office:value-type="float" office:value="16.893497" calcext:value-type="float">
            <text:p>16.893497</text:p>
          </table:table-cell>
          <table:table-cell office:value-type="float" office:value="16.327122" calcext:value-type="float">
            <text:p>16.327122</text:p>
          </table:table-cell>
          <table:table-cell office:value-type="float" office:value="16.061697" calcext:value-type="float">
            <text:p>16.061697</text:p>
          </table:table-cell>
          <table:table-cell office:value-type="float" office:value="15.909163" calcext:value-type="float">
            <text:p>15.909163</text:p>
          </table:table-cell>
          <table:table-cell table:formula="of:=[.E3]-[.F3]" office:value-type="float" office:value="0.566375000000001" calcext:value-type="float">
            <text:p>0.566375000000001</text:p>
          </table:table-cell>
          <table:table-cell office:value-type="float" office:value="16.893497" calcext:value-type="float">
            <text:p>16.893497</text:p>
          </table:table-cell>
          <table:table-cell table:style-name="ce1" office:value-type="float" office:value="2.039" calcext:value-type="float">
            <text:p>2.04E+00</text:p>
          </table:table-cell>
          <table:table-cell table:style-name="ce1" office:value-type="float" office:value="29.827" calcext:value-type="float">
            <text:p>2.98E+01</text:p>
          </table:table-cell>
          <table:table-cell table:style-name="ce1" office:value-type="float" office:value="2.04" calcext:value-type="float">
            <text:p>2.04E+00</text:p>
          </table:table-cell>
          <table:table-cell table:style-name="ce1" office:value-type="float" office:value="29.827" calcext:value-type="float">
            <text:p>2.98E+01</text:p>
          </table:table-cell>
          <table:table-cell table:style-name="ce1" office:value-type="float" office:value="2.039" calcext:value-type="float">
            <text:p>2.04E+00</text:p>
          </table:table-cell>
          <table:table-cell table:style-name="ce1" office:value-type="float" office:value="29.824" calcext:value-type="float">
            <text:p>2.98E+01</text:p>
          </table:table-cell>
          <table:table-cell table:style-name="ce1" office:value-type="float" office:value="2.037" calcext:value-type="float">
            <text:p>2.04E+00</text:p>
          </table:table-cell>
          <table:table-cell table:style-name="ce1" office:value-type="float" office:value="29.797" calcext:value-type="float">
            <text:p>2.98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5806489" calcext:value-type="float">
            <text:p>322.45806489</text:p>
          </table:table-cell>
          <table:table-cell office:value-type="float" office:value="12.23524939" calcext:value-type="float">
            <text:p>12.23524939</text:p>
          </table:table-cell>
          <table:table-cell office:value-type="float" office:value="17.310692" calcext:value-type="float">
            <text:p>17.310692</text:p>
          </table:table-cell>
          <table:table-cell office:value-type="float" office:value="15.925076" calcext:value-type="float">
            <text:p>15.925076</text:p>
          </table:table-cell>
          <table:table-cell office:value-type="float" office:value="15.183404" calcext:value-type="float">
            <text:p>15.183404</text:p>
          </table:table-cell>
          <table:table-cell office:value-type="float" office:value="14.870033" calcext:value-type="float">
            <text:p>14.870033</text:p>
          </table:table-cell>
          <table:table-cell office:value-type="float" office:value="14.694505" calcext:value-type="float">
            <text:p>14.694505</text:p>
          </table:table-cell>
          <table:table-cell table:formula="of:=[.E4]-[.F4]" office:value-type="float" office:value="0.741672000000001" calcext:value-type="float">
            <text:p>0.741672000000001</text:p>
          </table:table-cell>
          <table:table-cell office:value-type="float" office:value="15.925076" calcext:value-type="float">
            <text:p>15.925076</text:p>
          </table:table-cell>
          <table:table-cell table:style-name="ce1" office:value-type="float" office:value="1.824" calcext:value-type="float">
            <text:p>1.82E+00</text:p>
          </table:table-cell>
          <table:table-cell table:style-name="ce1" office:value-type="float" office:value="28.368" calcext:value-type="float">
            <text:p>2.84E+01</text:p>
          </table:table-cell>
          <table:table-cell table:style-name="ce1" office:value-type="float" office:value="1.824" calcext:value-type="float">
            <text:p>1.82E+00</text:p>
          </table:table-cell>
          <table:table-cell table:style-name="ce1" office:value-type="float" office:value="28.367" calcext:value-type="float">
            <text:p>2.84E+01</text:p>
          </table:table-cell>
          <table:table-cell table:style-name="ce1" office:value-type="float" office:value="1.822" calcext:value-type="float">
            <text:p>1.82E+00</text:p>
          </table:table-cell>
          <table:table-cell table:style-name="ce1" office:value-type="float" office:value="28.356" calcext:value-type="float">
            <text:p>2.84E+01</text:p>
          </table:table-cell>
          <table:table-cell table:style-name="ce1" office:value-type="float" office:value="1.802" calcext:value-type="float">
            <text:p>1.80E+00</text:p>
          </table:table-cell>
          <table:table-cell table:style-name="ce1" office:value-type="float" office:value="28.242" calcext:value-type="float">
            <text:p>2.82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6032032" calcext:value-type="float">
            <text:p>322.46032032</text:p>
          </table:table-cell>
          <table:table-cell office:value-type="float" office:value="12.2352761" calcext:value-type="float">
            <text:p>12.2352761</text:p>
          </table:table-cell>
          <table:table-cell office:value-type="float" office:value="17.116549" calcext:value-type="float">
            <text:p>17.116549</text:p>
          </table:table-cell>
          <table:table-cell office:value-type="float" office:value="15.904959" calcext:value-type="float">
            <text:p>15.904959</text:p>
          </table:table-cell>
          <table:table-cell office:value-type="float" office:value="15.734923" calcext:value-type="float">
            <text:p>15.734923</text:p>
          </table:table-cell>
          <table:table-cell office:value-type="float" office:value="15.665139" calcext:value-type="float">
            <text:p>15.665139</text:p>
          </table:table-cell>
          <table:table-cell office:value-type="float" office:value="15.619807" calcext:value-type="float">
            <text:p>15.619807</text:p>
          </table:table-cell>
          <table:table-cell table:formula="of:=[.E5]-[.F5]" office:value-type="float" office:value="0.170036" calcext:value-type="float">
            <text:p>0.170036</text:p>
          </table:table-cell>
          <table:table-cell office:value-type="float" office:value="15.904959" calcext:value-type="float">
            <text:p>15.904959</text:p>
          </table:table-cell>
          <table:table-cell table:style-name="ce1" office:value-type="float" office:value="1.622" calcext:value-type="float">
            <text:p>1.62E+00</text:p>
          </table:table-cell>
          <table:table-cell table:style-name="ce1" office:value-type="float" office:value="27.321" calcext:value-type="float">
            <text:p>2.73E+01</text:p>
          </table:table-cell>
          <table:table-cell table:style-name="ce1" office:value-type="float" office:value="1.622" calcext:value-type="float">
            <text:p>1.62E+00</text:p>
          </table:table-cell>
          <table:table-cell table:style-name="ce1" office:value-type="float" office:value="27.32" calcext:value-type="float">
            <text:p>2.73E+01</text:p>
          </table:table-cell>
          <table:table-cell table:style-name="ce1" office:value-type="float" office:value="1.619" calcext:value-type="float">
            <text:p>1.62E+00</text:p>
          </table:table-cell>
          <table:table-cell table:style-name="ce1" office:value-type="float" office:value="27.306" calcext:value-type="float">
            <text:p>2.73E+01</text:p>
          </table:table-cell>
          <table:table-cell table:style-name="ce1" office:value-type="float" office:value="1.592" calcext:value-type="float">
            <text:p>1.59E+00</text:p>
          </table:table-cell>
          <table:table-cell table:style-name="ce1" office:value-type="float" office:value="27.166" calcext:value-type="float">
            <text:p>2.72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7302241" calcext:value-type="float">
            <text:p>322.47302241</text:p>
          </table:table-cell>
          <table:table-cell office:value-type="float" office:value="12.24303145" calcext:value-type="float">
            <text:p>12.24303145</text:p>
          </table:table-cell>
          <table:table-cell office:value-type="float" office:value="18.620701" calcext:value-type="float">
            <text:p>18.620701</text:p>
          </table:table-cell>
          <table:table-cell office:value-type="float" office:value="17.439074" calcext:value-type="float">
            <text:p>17.439074</text:p>
          </table:table-cell>
          <table:table-cell office:value-type="float" office:value="16.901918" calcext:value-type="float">
            <text:p>16.901918</text:p>
          </table:table-cell>
          <table:table-cell office:value-type="float" office:value="16.655497" calcext:value-type="float">
            <text:p>16.655497</text:p>
          </table:table-cell>
          <table:table-cell office:value-type="float" office:value="16.523796" calcext:value-type="float">
            <text:p>16.523796</text:p>
          </table:table-cell>
          <table:table-cell table:formula="of:=[.E6]-[.F6]" office:value-type="float" office:value="0.537156000000003" calcext:value-type="float">
            <text:p>0.537156000000003</text:p>
          </table:table-cell>
          <table:table-cell office:value-type="float" office:value="17.439074" calcext:value-type="float">
            <text:p>17.439074</text:p>
          </table:table-cell>
          <table:table-cell table:style-name="ce1" office:value-type="float" office:value="1.395" calcext:value-type="float">
            <text:p>1.40E+00</text:p>
          </table:table-cell>
          <table:table-cell table:style-name="ce1" office:value-type="float" office:value="26.432" calcext:value-type="float">
            <text:p>2.64E+01</text:p>
          </table:table-cell>
          <table:table-cell table:style-name="ce1" office:value-type="float" office:value="1.395" calcext:value-type="float">
            <text:p>1.40E+00</text:p>
          </table:table-cell>
          <table:table-cell table:style-name="ce1" office:value-type="float" office:value="26.43" calcext:value-type="float">
            <text:p>2.64E+01</text:p>
          </table:table-cell>
          <table:table-cell table:style-name="ce1" office:value-type="float" office:value="1.391" calcext:value-type="float">
            <text:p>1.39E+00</text:p>
          </table:table-cell>
          <table:table-cell table:style-name="ce1" office:value-type="float" office:value="26.407" calcext:value-type="float">
            <text:p>2.64E+01</text:p>
          </table:table-cell>
          <table:table-cell table:style-name="ce1" office:value-type="float" office:value="1.358" calcext:value-type="float">
            <text:p>1.36E+00</text:p>
          </table:table-cell>
          <table:table-cell table:style-name="ce1" office:value-type="float" office:value="26.25" calcext:value-type="float">
            <text:p>2.63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618908" calcext:value-type="float">
            <text:p>322.48618908</text:p>
          </table:table-cell>
          <table:table-cell office:value-type="float" office:value="12.2431366" calcext:value-type="float">
            <text:p>12.2431366</text:p>
          </table:table-cell>
          <table:table-cell office:value-type="float" office:value="17.835653" calcext:value-type="float">
            <text:p>17.835653</text:p>
          </table:table-cell>
          <table:table-cell office:value-type="float" office:value="16.610849" calcext:value-type="float">
            <text:p>16.610849</text:p>
          </table:table-cell>
          <table:table-cell office:value-type="float" office:value="16.024702" calcext:value-type="float">
            <text:p>16.024702</text:p>
          </table:table-cell>
          <table:table-cell office:value-type="float" office:value="15.74847" calcext:value-type="float">
            <text:p>15.74847</text:p>
          </table:table-cell>
          <table:table-cell office:value-type="float" office:value="15.610188" calcext:value-type="float">
            <text:p>15.610188</text:p>
          </table:table-cell>
          <table:table-cell table:formula="of:=[.E7]-[.F7]" office:value-type="float" office:value="0.586147" calcext:value-type="float">
            <text:p>0.586147</text:p>
          </table:table-cell>
          <table:table-cell office:value-type="float" office:value="16.610849" calcext:value-type="float">
            <text:p>16.610849</text:p>
          </table:table-cell>
          <table:table-cell table:style-name="ce1" office:value-type="float" office:value="1.206" calcext:value-type="float">
            <text:p>1.21E+00</text:p>
          </table:table-cell>
          <table:table-cell table:style-name="ce1" office:value-type="float" office:value="25.669" calcext:value-type="float">
            <text:p>2.57E+01</text:p>
          </table:table-cell>
          <table:table-cell table:style-name="ce1" office:value-type="float" office:value="1.205" calcext:value-type="float">
            <text:p>1.21E+00</text:p>
          </table:table-cell>
          <table:table-cell table:style-name="ce1" office:value-type="float" office:value="25.667" calcext:value-type="float">
            <text:p>2.57E+01</text:p>
          </table:table-cell>
          <table:table-cell table:style-name="ce1" office:value-type="float" office:value="1.203" calcext:value-type="float">
            <text:p>1.20E+00</text:p>
          </table:table-cell>
          <table:table-cell table:style-name="ce1" office:value-type="float" office:value="25.653" calcext:value-type="float">
            <text:p>2.57E+01</text:p>
          </table:table-cell>
          <table:table-cell table:style-name="ce1" office:value-type="float" office:value="1.178" calcext:value-type="float">
            <text:p>1.18E+00</text:p>
          </table:table-cell>
          <table:table-cell table:style-name="ce1" office:value-type="float" office:value="25.537" calcext:value-type="float">
            <text:p>2.55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8059637" calcext:value-type="float">
            <text:p>322.48059637</text:p>
          </table:table-cell>
          <table:table-cell office:value-type="float" office:value="12.25141907" calcext:value-type="float">
            <text:p>12.25141907</text:p>
          </table:table-cell>
          <table:table-cell office:value-type="float" office:value="17.408474" calcext:value-type="float">
            <text:p>17.408474</text:p>
          </table:table-cell>
          <table:table-cell office:value-type="float" office:value="15.98415" calcext:value-type="float">
            <text:p>15.98415</text:p>
          </table:table-cell>
          <table:table-cell office:value-type="float" office:value="15.333231" calcext:value-type="float">
            <text:p>15.333231</text:p>
          </table:table-cell>
          <table:table-cell office:value-type="float" office:value="15.030075" calcext:value-type="float">
            <text:p>15.030075</text:p>
          </table:table-cell>
          <table:table-cell office:value-type="float" office:value="14.862226" calcext:value-type="float">
            <text:p>14.862226</text:p>
          </table:table-cell>
          <table:table-cell table:formula="of:=[.E8]-[.F8]" office:value-type="float" office:value="0.650919" calcext:value-type="float">
            <text:p>0.650919</text:p>
          </table:table-cell>
          <table:table-cell office:value-type="float" office:value="15.98415" calcext:value-type="float">
            <text:p>15.98415</text:p>
          </table:table-cell>
          <table:table-cell table:style-name="ce1" office:value-type="float" office:value="1.059" calcext:value-type="float">
            <text:p>1.06E+00</text:p>
          </table:table-cell>
          <table:table-cell table:style-name="ce1" office:value-type="float" office:value="25.002" calcext:value-type="float">
            <text:p>2.50E+01</text:p>
          </table:table-cell>
          <table:table-cell table:style-name="ce1" office:value-type="float" office:value="1.058" calcext:value-type="float">
            <text:p>1.06E+00</text:p>
          </table:table-cell>
          <table:table-cell table:style-name="ce1" office:value-type="float" office:value="25" calcext:value-type="float">
            <text:p>2.50E+01</text:p>
          </table:table-cell>
          <table:table-cell table:style-name="ce1" office:value-type="float" office:value="1.055" calcext:value-type="float">
            <text:p>1.06E+00</text:p>
          </table:table-cell>
          <table:table-cell table:style-name="ce1" office:value-type="float" office:value="24.981" calcext:value-type="float">
            <text:p>2.50E+01</text:p>
          </table:table-cell>
          <table:table-cell table:style-name="ce1" office:value-type="float" office:value="1.028" calcext:value-type="float">
            <text:p>1.03E+00</text:p>
          </table:table-cell>
          <table:table-cell table:style-name="ce1" office:value-type="float" office:value="24.842" calcext:value-type="float">
            <text:p>2.48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660338" calcext:value-type="float">
            <text:p>322.4660338</text:p>
          </table:table-cell>
          <table:table-cell office:value-type="float" office:value="12.24113587" calcext:value-type="float">
            <text:p>12.24113587</text:p>
          </table:table-cell>
          <table:table-cell office:value-type="float" office:value="17.42514" calcext:value-type="float">
            <text:p>17.42514</text:p>
          </table:table-cell>
          <table:table-cell office:value-type="float" office:value="16.080549" calcext:value-type="float">
            <text:p>16.080549</text:p>
          </table:table-cell>
          <table:table-cell office:value-type="float" office:value="15.444411" calcext:value-type="float">
            <text:p>15.444411</text:p>
          </table:table-cell>
          <table:table-cell office:value-type="float" office:value="15.156944" calcext:value-type="float">
            <text:p>15.156944</text:p>
          </table:table-cell>
          <table:table-cell office:value-type="float" office:value="14.996024" calcext:value-type="float">
            <text:p>14.996024</text:p>
          </table:table-cell>
          <table:table-cell table:formula="of:=[.E9]-[.F9]" office:value-type="float" office:value="0.636138000000001" calcext:value-type="float">
            <text:p>0.636138000000001</text:p>
          </table:table-cell>
          <table:table-cell office:value-type="float" office:value="16.080549" calcext:value-type="float">
            <text:p>16.080549</text:p>
          </table:table-cell>
          <table:table-cell table:style-name="ce1" office:value-type="float" office:value="0.935000000000001" calcext:value-type="float">
            <text:p>9.35E-01</text:p>
          </table:table-cell>
          <table:table-cell table:style-name="ce1" office:value-type="float" office:value="24.384" calcext:value-type="float">
            <text:p>2.44E+01</text:p>
          </table:table-cell>
          <table:table-cell table:style-name="ce1" office:value-type="float" office:value="0.933999999999999" calcext:value-type="float">
            <text:p>9.34E-01</text:p>
          </table:table-cell>
          <table:table-cell table:style-name="ce1" office:value-type="float" office:value="24.381" calcext:value-type="float">
            <text:p>2.44E+01</text:p>
          </table:table-cell>
          <table:table-cell table:style-name="ce1" office:value-type="float" office:value="0.930000000000002" calcext:value-type="float">
            <text:p>9.30E-01</text:p>
          </table:table-cell>
          <table:table-cell table:style-name="ce1" office:value-type="float" office:value="24.354" calcext:value-type="float">
            <text:p>2.44E+01</text:p>
          </table:table-cell>
          <table:table-cell table:style-name="ce1" office:value-type="float" office:value="0.897" calcext:value-type="float">
            <text:p>8.97E-01</text:p>
          </table:table-cell>
          <table:table-cell table:style-name="ce1" office:value-type="float" office:value="24.181" calcext:value-type="float">
            <text:p>2.42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4579994" calcext:value-type="float">
            <text:p>322.44579994</text:p>
          </table:table-cell>
          <table:table-cell office:value-type="float" office:value="12.23485524" calcext:value-type="float">
            <text:p>12.23485524</text:p>
          </table:table-cell>
          <table:table-cell office:value-type="float" office:value="17.686802" calcext:value-type="float">
            <text:p>17.686802</text:p>
          </table:table-cell>
          <table:table-cell office:value-type="float" office:value="17.235498" calcext:value-type="float">
            <text:p>17.235498</text:p>
          </table:table-cell>
          <table:table-cell office:value-type="float" office:value="17.492567" calcext:value-type="float">
            <text:p>17.492567</text:p>
          </table:table-cell>
          <table:table-cell office:value-type="float" office:value="17.710264" calcext:value-type="float">
            <text:p>17.710264</text:p>
          </table:table-cell>
          <table:table-cell office:value-type="float" office:value="17.877462" calcext:value-type="float">
            <text:p>17.877462</text:p>
          </table:table-cell>
          <table:table-cell table:formula="of:=[.E10]-[.F10]" office:value-type="float" office:value="-0.257069000000001" calcext:value-type="float">
            <text:p>-0.257069000000001</text:p>
          </table:table-cell>
          <table:table-cell office:value-type="float" office:value="17.235498" calcext:value-type="float">
            <text:p>17.235498</text:p>
          </table:table-cell>
          <table:table-cell table:style-name="ce1" office:value-type="float" office:value="0.822000000000001" calcext:value-type="float">
            <text:p>8.22E-01</text:p>
          </table:table-cell>
          <table:table-cell table:style-name="ce1" office:value-type="float" office:value="23.806" calcext:value-type="float">
            <text:p>2.38E+01</text:p>
          </table:table-cell>
          <table:table-cell table:style-name="ce1" office:value-type="float" office:value="0.822" calcext:value-type="float">
            <text:p>8.22E-01</text:p>
          </table:table-cell>
          <table:table-cell table:style-name="ce1" office:value-type="float" office:value="23.803" calcext:value-type="float">
            <text:p>2.38E+01</text:p>
          </table:table-cell>
          <table:table-cell table:style-name="ce1" office:value-type="float" office:value="0.816000000000001" calcext:value-type="float">
            <text:p>8.16E-01</text:p>
          </table:table-cell>
          <table:table-cell table:style-name="ce1" office:value-type="float" office:value="23.767" calcext:value-type="float">
            <text:p>2.38E+01</text:p>
          </table:table-cell>
          <table:table-cell table:style-name="ce1" office:value-type="float" office:value="0.770999999999999" calcext:value-type="float">
            <text:p>7.71E-01</text:p>
          </table:table-cell>
          <table:table-cell table:style-name="ce1" office:value-type="float" office:value="23.533" calcext:value-type="float">
            <text:p>2.35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247918" calcext:value-type="float">
            <text:p>322.45247918</text:p>
          </table:table-cell>
          <table:table-cell office:value-type="float" office:value="12.24359287" calcext:value-type="float">
            <text:p>12.24359287</text:p>
          </table:table-cell>
          <table:table-cell office:value-type="float" office:value="22.215849" calcext:value-type="float">
            <text:p>22.215849</text:p>
          </table:table-cell>
          <table:table-cell office:value-type="float" office:value="21.280239" calcext:value-type="float">
            <text:p>21.280239</text:p>
          </table:table-cell>
          <table:table-cell office:value-type="float" office:value="20.864304" calcext:value-type="float">
            <text:p>20.864304</text:p>
          </table:table-cell>
          <table:table-cell office:value-type="float" office:value="20.71282" calcext:value-type="float">
            <text:p>20.71282</text:p>
          </table:table-cell>
          <table:table-cell office:value-type="float" office:value="20.417482" calcext:value-type="float">
            <text:p>20.417482</text:p>
          </table:table-cell>
          <table:table-cell table:formula="of:=[.E11]-[.F11]" office:value-type="float" office:value="0.415935000000001" calcext:value-type="float">
            <text:p>0.415935000000001</text:p>
          </table:table-cell>
          <table:table-cell office:value-type="float" office:value="21.280239" calcext:value-type="float">
            <text:p>21.280239</text:p>
          </table:table-cell>
          <table:table-cell table:style-name="ce1" office:value-type="float" office:value="0.689" calcext:value-type="float">
            <text:p>6.89E-01</text:p>
          </table:table-cell>
          <table:table-cell table:style-name="ce1" office:value-type="float" office:value="23.206" calcext:value-type="float">
            <text:p>2.32E+01</text:p>
          </table:table-cell>
          <table:table-cell table:style-name="ce1" office:value-type="float" office:value="0.688" calcext:value-type="float">
            <text:p>6.88E-01</text:p>
          </table:table-cell>
          <table:table-cell table:style-name="ce1" office:value-type="float" office:value="23.201" calcext:value-type="float">
            <text:p>2.32E+01</text:p>
          </table:table-cell>
          <table:table-cell table:style-name="ce1" office:value-type="float" office:value="0.682" calcext:value-type="float">
            <text:p>6.82E-01</text:p>
          </table:table-cell>
          <table:table-cell table:style-name="ce1" office:value-type="float" office:value="23.157" calcext:value-type="float">
            <text:p>2.32E+01</text:p>
          </table:table-cell>
          <table:table-cell table:style-name="ce1" office:value-type="float" office:value="0.635" calcext:value-type="float">
            <text:p>6.35E-01</text:p>
          </table:table-cell>
          <table:table-cell table:style-name="ce1" office:value-type="float" office:value="22.871" calcext:value-type="float">
            <text:p>2.29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764636" calcext:value-type="float">
            <text:p>322.50764636</text:p>
          </table:table-cell>
          <table:table-cell office:value-type="float" office:value="12.24428439" calcext:value-type="float">
            <text:p>12.24428439</text:p>
          </table:table-cell>
          <table:table-cell office:value-type="float" office:value="18.638567" calcext:value-type="float">
            <text:p>18.638567</text:p>
          </table:table-cell>
          <table:table-cell office:value-type="float" office:value="16.868637" calcext:value-type="float">
            <text:p>16.868637</text:p>
          </table:table-cell>
          <table:table-cell office:value-type="float" office:value="16.122814" calcext:value-type="float">
            <text:p>16.122814</text:p>
          </table:table-cell>
          <table:table-cell office:value-type="float" office:value="15.824214" calcext:value-type="float">
            <text:p>15.824214</text:p>
          </table:table-cell>
          <table:table-cell office:value-type="float" office:value="15.65945" calcext:value-type="float">
            <text:p>15.65945</text:p>
          </table:table-cell>
          <table:table-cell table:formula="of:=[.E12]-[.F12]" office:value-type="float" office:value="0.745822999999998" calcext:value-type="float">
            <text:p>0.745822999999998</text:p>
          </table:table-cell>
          <table:table-cell office:value-type="float" office:value="16.868637" calcext:value-type="float">
            <text:p>16.868637</text:p>
          </table:table-cell>
          <table:table-cell table:style-name="ce1" office:value-type="float" office:value="0.536000000000001" calcext:value-type="float">
            <text:p>5.36E-01</text:p>
          </table:table-cell>
          <table:table-cell table:style-name="ce1" office:value-type="float" office:value="22.3" calcext:value-type="float">
            <text:p>2.23E+01</text:p>
          </table:table-cell>
          <table:table-cell table:style-name="ce1" office:value-type="float" office:value="0.535" calcext:value-type="float">
            <text:p>5.35E-01</text:p>
          </table:table-cell>
          <table:table-cell table:style-name="ce1" office:value-type="float" office:value="22.291" calcext:value-type="float">
            <text:p>2.23E+01</text:p>
          </table:table-cell>
          <table:table-cell table:style-name="ce1" office:value-type="float" office:value="0.527" calcext:value-type="float">
            <text:p>5.27E-01</text:p>
          </table:table-cell>
          <table:table-cell table:style-name="ce1" office:value-type="float" office:value="22.229" calcext:value-type="float">
            <text:p>2.22E+01</text:p>
          </table:table-cell>
          <table:table-cell table:style-name="ce1" office:value-type="float" office:value="0.622" calcext:value-type="float">
            <text:p>6.22E-01</text:p>
          </table:table-cell>
          <table:table-cell table:style-name="ce1" office:value-type="float" office:value="22.793" calcext:value-type="float">
            <text:p>2.28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493757" calcext:value-type="float">
            <text:p>322.48493757</text:p>
          </table:table-cell>
          <table:table-cell office:value-type="float" office:value="12.24588747" calcext:value-type="float">
            <text:p>12.24588747</text:p>
          </table:table-cell>
          <table:table-cell office:value-type="float" office:value="17.972248" calcext:value-type="float">
            <text:p>17.972248</text:p>
          </table:table-cell>
          <table:table-cell office:value-type="float" office:value="16.707869" calcext:value-type="float">
            <text:p>16.707869</text:p>
          </table:table-cell>
          <table:table-cell office:value-type="float" office:value="16.111994" calcext:value-type="float">
            <text:p>16.111994</text:p>
          </table:table-cell>
          <table:table-cell office:value-type="float" office:value="15.841926" calcext:value-type="float">
            <text:p>15.841926</text:p>
          </table:table-cell>
          <table:table-cell office:value-type="float" office:value="15.681255" calcext:value-type="float">
            <text:p>15.681255</text:p>
          </table:table-cell>
          <table:table-cell table:formula="of:=[.E13]-[.F13]" office:value-type="float" office:value="0.595875" calcext:value-type="float">
            <text:p>0.595875</text:p>
          </table:table-cell>
          <table:table-cell office:value-type="float" office:value="16.707869" calcext:value-type="float">
            <text:p>16.707869</text:p>
          </table:table-cell>
          <table:table-cell table:style-name="ce1" office:value-type="float" office:value="0.414" calcext:value-type="float">
            <text:p>4.14E-01</text:p>
          </table:table-cell>
          <table:table-cell table:style-name="ce1" office:value-type="float" office:value="21.511" calcext:value-type="float">
            <text:p>2.15E+01</text:p>
          </table:table-cell>
          <table:table-cell table:style-name="ce1" office:value-type="float" office:value="0.412000000000001" calcext:value-type="float">
            <text:p>4.12E-01</text:p>
          </table:table-cell>
          <table:table-cell table:style-name="ce1" office:value-type="float" office:value="21.497" calcext:value-type="float">
            <text:p>2.15E+01</text:p>
          </table:table-cell>
          <table:table-cell table:style-name="ce1" office:value-type="float" office:value="0.406" calcext:value-type="float">
            <text:p>4.06E-01</text:p>
          </table:table-cell>
          <table:table-cell table:style-name="ce1" office:value-type="float" office:value="21.436" calcext:value-type="float">
            <text:p>2.14E+01</text:p>
          </table:table-cell>
          <table:table-cell table:style-name="ce1" office:value-type="float" office:value="0.568" calcext:value-type="float">
            <text:p>5.68E-01</text:p>
          </table:table-cell>
          <table:table-cell table:style-name="ce1" office:value-type="float" office:value="22.471" calcext:value-type="float">
            <text:p>2.25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546014" calcext:value-type="float">
            <text:p>322.49546014</text:p>
          </table:table-cell>
          <table:table-cell office:value-type="float" office:value="12.25309026" calcext:value-type="float">
            <text:p>12.25309026</text:p>
          </table:table-cell>
          <table:table-cell office:value-type="float" office:value="20.860229" calcext:value-type="float">
            <text:p>20.860229</text:p>
          </table:table-cell>
          <table:table-cell office:value-type="float" office:value="18.635036" calcext:value-type="float">
            <text:p>18.635036</text:p>
          </table:table-cell>
          <table:table-cell office:value-type="float" office:value="17.198847" calcext:value-type="float">
            <text:p>17.198847</text:p>
          </table:table-cell>
          <table:table-cell office:value-type="float" office:value="16.275312" calcext:value-type="float">
            <text:p>16.275312</text:p>
          </table:table-cell>
          <table:table-cell office:value-type="float" office:value="15.749186" calcext:value-type="float">
            <text:p>15.749186</text:p>
          </table:table-cell>
          <table:table-cell table:formula="of:=[.E14]-[.F14]" office:value-type="float" office:value="1.436189" calcext:value-type="float">
            <text:p>1.436189</text:p>
          </table:table-cell>
          <table:table-cell office:value-type="float" office:value="18.635036" calcext:value-type="float">
            <text:p>18.635036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20.828" calcext:value-type="float">
            <text:p>2.08E+01</text:p>
          </table:table-cell>
          <table:table-cell table:style-name="ce1" office:value-type="float" office:value="0.317" calcext:value-type="float">
            <text:p>3.17E-01</text:p>
          </table:table-cell>
          <table:table-cell table:style-name="ce1" office:value-type="float" office:value="20.808" calcext:value-type="float">
            <text:p>2.08E+01</text:p>
          </table:table-cell>
          <table:table-cell table:style-name="ce1" office:value-type="float" office:value="0.402" calcext:value-type="float">
            <text:p>4.02E-01</text:p>
          </table:table-cell>
          <table:table-cell table:style-name="ce1" office:value-type="float" office:value="21.411" calcext:value-type="float">
            <text:p>2.14E+01</text:p>
          </table:table-cell>
          <table:table-cell table:style-name="ce1" office:value-type="float" office:value="0.523" calcext:value-type="float">
            <text:p>5.23E-01</text:p>
          </table:table-cell>
          <table:table-cell table:style-name="ce1" office:value-type="float" office:value="22.184" calcext:value-type="float">
            <text:p>2.22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6211311" calcext:value-type="float">
            <text:p>322.46211311</text:p>
          </table:table-cell>
          <table:table-cell office:value-type="float" office:value="12.24905342" calcext:value-type="float">
            <text:p>12.24905342</text:p>
          </table:table-cell>
          <table:table-cell office:value-type="float" office:value="15.781969" calcext:value-type="float">
            <text:p>15.781969</text:p>
          </table:table-cell>
          <table:table-cell office:value-type="float" office:value="14.324656" calcext:value-type="float">
            <text:p>14.324656</text:p>
          </table:table-cell>
          <table:table-cell office:value-type="float" office:value="13.826096" calcext:value-type="float">
            <text:p>13.826096</text:p>
          </table:table-cell>
          <table:table-cell office:value-type="float" office:value="16.575048" calcext:value-type="float">
            <text:p>16.575048</text:p>
          </table:table-cell>
          <table:table-cell office:value-type="float" office:value="13.631509" calcext:value-type="float">
            <text:p>13.631509</text:p>
          </table:table-cell>
          <table:table-cell table:formula="of:=[.E15]-[.F15]" office:value-type="float" office:value="0.498559999999999" calcext:value-type="float">
            <text:p>0.498559999999999</text:p>
          </table:table-cell>
          <table:table-cell office:value-type="float" office:value="14.324656" calcext:value-type="float">
            <text:p>14.324656</text:p>
          </table:table-cell>
          <table:table-cell table:style-name="ce1" office:value-type="float" office:value="0.233" calcext:value-type="float">
            <text:p>2.33E-01</text:p>
          </table:table-cell>
          <table:table-cell table:style-name="ce1" office:value-type="float" office:value="20.218" calcext:value-type="float">
            <text:p>2.02E+01</text:p>
          </table:table-cell>
          <table:table-cell table:style-name="ce1" office:value-type="float" office:value="0.229" calcext:value-type="float">
            <text:p>2.29E-01</text:p>
          </table:table-cell>
          <table:table-cell table:style-name="ce1" office:value-type="float" office:value="20.191" calcext:value-type="float">
            <text:p>2.02E+01</text:p>
          </table:table-cell>
          <table:table-cell table:style-name="ce1" office:value-type="float" office:value="0.395" calcext:value-type="float">
            <text:p>3.95E-01</text:p>
          </table:table-cell>
          <table:table-cell table:style-name="ce1" office:value-type="float" office:value="21.36" calcext:value-type="float">
            <text:p>2.14E+01</text:p>
          </table:table-cell>
          <table:table-cell table:style-name="ce1" office:value-type="float" office:value="0.486000000000001" calcext:value-type="float">
            <text:p>4.86E-01</text:p>
          </table:table-cell>
          <table:table-cell table:style-name="ce1" office:value-type="float" office:value="21.925" calcext:value-type="float">
            <text:p>2.19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3902732" calcext:value-type="float">
            <text:p>322.43902732</text:p>
          </table:table-cell>
          <table:table-cell office:value-type="float" office:value="12.23924015" calcext:value-type="float">
            <text:p>12.23924015</text:p>
          </table:table-cell>
          <table:table-cell office:value-type="float" office:value="18.14834" calcext:value-type="float">
            <text:p>18.14834</text:p>
          </table:table-cell>
          <table:table-cell office:value-type="float" office:value="16.757574" calcext:value-type="float">
            <text:p>16.757574</text:p>
          </table:table-cell>
          <table:table-cell office:value-type="float" office:value="16.213366" calcext:value-type="float">
            <text:p>16.213366</text:p>
          </table:table-cell>
          <table:table-cell office:value-type="float" office:value="16.003721" calcext:value-type="float">
            <text:p>16.003721</text:p>
          </table:table-cell>
          <table:table-cell office:value-type="float" office:value="15.901755" calcext:value-type="float">
            <text:p>15.901755</text:p>
          </table:table-cell>
          <table:table-cell table:formula="of:=[.E16]-[.F16]" office:value-type="float" office:value="0.544207999999998" calcext:value-type="float">
            <text:p>0.544207999999998</text:p>
          </table:table-cell>
          <table:table-cell office:value-type="float" office:value="16.757574" calcext:value-type="float">
            <text:p>16.757574</text:p>
          </table:table-cell>
          <table:table-cell table:style-name="ce1" office:value-type="float" office:value="0.0549999999999997" calcext:value-type="float">
            <text:p>5.50E-02</text:p>
          </table:table-cell>
          <table:table-cell table:style-name="ce1" office:value-type="float" office:value="19.313" calcext:value-type="float">
            <text:p>1.93E+01</text:p>
          </table:table-cell>
          <table:table-cell table:style-name="ce1" office:value-type="float" office:value="0.157999999999999" calcext:value-type="float">
            <text:p>1.58E-01</text:p>
          </table:table-cell>
          <table:table-cell table:style-name="ce1" office:value-type="float" office:value="19.819" calcext:value-type="float">
            <text:p>1.98E+01</text:p>
          </table:table-cell>
          <table:table-cell table:style-name="ce1" office:value-type="float" office:value="0.305" calcext:value-type="float">
            <text:p>3.05E-01</text:p>
          </table:table-cell>
          <table:table-cell table:style-name="ce1" office:value-type="float" office:value="20.692" calcext:value-type="float">
            <text:p>2.07E+01</text:p>
          </table:table-cell>
          <table:table-cell table:style-name="ce1" office:value-type="float" office:value="0.454000000000001" calcext:value-type="float">
            <text:p>4.54E-01</text:p>
          </table:table-cell>
          <table:table-cell table:style-name="ce1" office:value-type="float" office:value="21.704" calcext:value-type="float">
            <text:p>2.17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6454125" calcext:value-type="float">
            <text:p>322.46454125</text:p>
          </table:table-cell>
          <table:table-cell office:value-type="float" office:value="12.25160879" calcext:value-type="float">
            <text:p>12.25160879</text:p>
          </table:table-cell>
          <table:table-cell office:value-type="float" office:value="20.457275" calcext:value-type="float">
            <text:p>20.457275</text:p>
          </table:table-cell>
          <table:table-cell office:value-type="float" office:value="17.909031" calcext:value-type="float">
            <text:p>17.909031</text:p>
          </table:table-cell>
          <table:table-cell office:value-type="float" office:value="16.536728" calcext:value-type="float">
            <text:p>16.536728</text:p>
          </table:table-cell>
          <table:table-cell office:value-type="float" office:value="15.923465" calcext:value-type="float">
            <text:p>15.923465</text:p>
          </table:table-cell>
          <table:table-cell office:value-type="float" office:value="15.596251" calcext:value-type="float">
            <text:p>15.596251</text:p>
          </table:table-cell>
          <table:table-cell table:formula="of:=[.E17]-[.F17]" office:value-type="float" office:value="1.372303" calcext:value-type="float">
            <text:p>1.372303</text:p>
          </table:table-cell>
          <table:table-cell office:value-type="float" office:value="17.909031" calcext:value-type="float">
            <text:p>17.909031</text:p>
          </table:table-cell>
          <table:table-cell table:style-name="ce1" office:value-type="float" office:value="-0.0430000000000002" calcext:value-type="float">
            <text:p>-4.30E-02</text:p>
          </table:table-cell>
          <table:table-cell table:style-name="ce1" office:value-type="float" office:value="18.902" calcext:value-type="float">
            <text:p>1.89E+01</text:p>
          </table:table-cell>
          <table:table-cell table:style-name="ce1" office:value-type="float" office:value="0.0529999999999999" calcext:value-type="float">
            <text:p>5.30E-02</text:p>
          </table:table-cell>
          <table:table-cell table:style-name="ce1" office:value-type="float" office:value="19.282" calcext:value-type="float">
            <text:p>1.93E+01</text:p>
          </table:table-cell>
          <table:table-cell table:style-name="ce1" office:value-type="float" office:value="0.278" calcext:value-type="float">
            <text:p>2.78E-01</text:p>
          </table:table-cell>
          <table:table-cell table:style-name="ce1" office:value-type="float" office:value="20.5" calcext:value-type="float">
            <text:p>2.05E+01</text:p>
          </table:table-cell>
          <table:table-cell table:style-name="ce1" office:value-type="float" office:value="0.436999999999999" calcext:value-type="float">
            <text:p>4.37E-01</text:p>
          </table:table-cell>
          <table:table-cell table:style-name="ce1" office:value-type="float" office:value="21.588" calcext:value-type="float">
            <text:p>2.16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057346" calcext:value-type="float">
            <text:p>322.43057346</text:p>
          </table:table-cell>
          <table:table-cell office:value-type="float" office:value="12.22955257" calcext:value-type="float">
            <text:p>12.22955257</text:p>
          </table:table-cell>
          <table:table-cell office:value-type="float" office:value="22.006741" calcext:value-type="float">
            <text:p>22.006741</text:p>
          </table:table-cell>
          <table:table-cell office:value-type="float" office:value="20.728859" calcext:value-type="float">
            <text:p>20.728859</text:p>
          </table:table-cell>
          <table:table-cell office:value-type="float" office:value="20.404751" calcext:value-type="float">
            <text:p>20.404751</text:p>
          </table:table-cell>
          <table:table-cell office:value-type="float" office:value="20.209139" calcext:value-type="float">
            <text:p>20.209139</text:p>
          </table:table-cell>
          <table:table-cell office:value-type="float" office:value="20.077574" calcext:value-type="float">
            <text:p>20.077574</text:p>
          </table:table-cell>
          <table:table-cell table:formula="of:=[.E18]-[.F18]" office:value-type="float" office:value="0.324107999999999" calcext:value-type="float">
            <text:p>0.324107999999999</text:p>
          </table:table-cell>
          <table:table-cell office:value-type="float" office:value="20.728859" calcext:value-type="float">
            <text:p>20.728859</text:p>
          </table:table-cell>
          <table:table-cell table:style-name="ce1" office:value-type="float" office:value="-0.117" calcext:value-type="float">
            <text:p>-1.17E-01</text:p>
          </table:table-cell>
          <table:table-cell table:style-name="ce1" office:value-type="float" office:value="18.542" calcext:value-type="float">
            <text:p>1.85E+01</text:p>
          </table:table-cell>
          <table:table-cell table:style-name="ce1" office:value-type="float" office:value="-0.00900000000000034" calcext:value-type="float">
            <text:p>-9.00E-03</text:p>
          </table:table-cell>
          <table:table-cell table:style-name="ce1" office:value-type="float" office:value="19.014" calcext:value-type="float">
            <text:p>1.90E+01</text:p>
          </table:table-cell>
          <table:table-cell table:style-name="ce1" office:value-type="float" office:value="0.211" calcext:value-type="float">
            <text:p>2.11E-01</text:p>
          </table:table-cell>
          <table:table-cell table:style-name="ce1" office:value-type="float" office:value="20.033" calcext:value-type="float">
            <text:p>2.00E+01</text:p>
          </table:table-cell>
          <table:table-cell table:style-name="ce1" office:value-type="float" office:value="0.409000000000001" calcext:value-type="float">
            <text:p>4.09E-01</text:p>
          </table:table-cell>
          <table:table-cell table:style-name="ce1" office:value-type="float" office:value="21.364" calcext:value-type="float">
            <text:p>2.14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014204" calcext:value-type="float">
            <text:p>322.43014204</text:p>
          </table:table-cell>
          <table:table-cell office:value-type="float" office:value="12.23156376" calcext:value-type="float">
            <text:p>12.23156376</text:p>
          </table:table-cell>
          <table:table-cell office:value-type="float" office:value="22.881466" calcext:value-type="float">
            <text:p>22.881466</text:p>
          </table:table-cell>
          <table:table-cell office:value-type="float" office:value="21.315931" calcext:value-type="float">
            <text:p>21.315931</text:p>
          </table:table-cell>
          <table:table-cell office:value-type="float" office:value="21.011835" calcext:value-type="float">
            <text:p>21.011835</text:p>
          </table:table-cell>
          <table:table-cell office:value-type="float" office:value="20.618414" calcext:value-type="float">
            <text:p>20.618414</text:p>
          </table:table-cell>
          <table:table-cell office:value-type="float" office:value="20.336683" calcext:value-type="float">
            <text:p>20.336683</text:p>
          </table:table-cell>
          <table:table-cell table:formula="of:=[.E19]-[.F19]" office:value-type="float" office:value="0.304095999999998" calcext:value-type="float">
            <text:p>0.304095999999998</text:p>
          </table:table-cell>
          <table:table-cell office:value-type="float" office:value="21.315931" calcext:value-type="float">
            <text:p>21.315931</text:p>
          </table:table-cell>
          <table:table-cell table:style-name="ce1" office:value-type="float" office:value="-0.152" calcext:value-type="float">
            <text:p>-1.52E-01</text:p>
          </table:table-cell>
          <table:table-cell table:style-name="ce1" office:value-type="float" office:value="18.334" calcext:value-type="float">
            <text:p>1.83E+01</text:p>
          </table:table-cell>
          <table:table-cell table:style-name="ce1" office:value-type="float" office:value="-0.0430000000000002" calcext:value-type="float">
            <text:p>-4.30E-02</text:p>
          </table:table-cell>
          <table:table-cell table:style-name="ce1" office:value-type="float" office:value="18.872" calcext:value-type="float">
            <text:p>1.89E+01</text:p>
          </table:table-cell>
          <table:table-cell table:style-name="ce1" office:value-type="float" office:value="0.183" calcext:value-type="float">
            <text:p>1.83E-01</text:p>
          </table:table-cell>
          <table:table-cell table:style-name="ce1" office:value-type="float" office:value="19.883" calcext:value-type="float">
            <text:p>1.99E+01</text:p>
          </table:table-cell>
          <table:table-cell table:style-name="ce1" office:value-type="float" office:value="0.383" calcext:value-type="float">
            <text:p>3.83E-01</text:p>
          </table:table-cell>
          <table:table-cell table:style-name="ce1" office:value-type="float" office:value="21.145" calcext:value-type="float">
            <text:p>2.11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045677" calcext:value-type="float">
            <text:p>322.43045677</text:p>
          </table:table-cell>
          <table:table-cell office:value-type="float" office:value="12.23006619" calcext:value-type="float">
            <text:p>12.23006619</text:p>
          </table:table-cell>
          <table:table-cell office:value-type="float" office:value="23.076181" calcext:value-type="float">
            <text:p>23.076181</text:p>
          </table:table-cell>
          <table:table-cell office:value-type="float" office:value="21.675194" calcext:value-type="float">
            <text:p>21.675194</text:p>
          </table:table-cell>
          <table:table-cell office:value-type="float" office:value="21.47534" calcext:value-type="float">
            <text:p>21.47534</text:p>
          </table:table-cell>
          <table:table-cell office:value-type="float" office:value="21.218756" calcext:value-type="float">
            <text:p>21.218756</text:p>
          </table:table-cell>
          <table:table-cell office:value-type="float" office:value="22.068899" calcext:value-type="float">
            <text:p>22.068899</text:p>
          </table:table-cell>
          <table:table-cell table:formula="of:=[.E20]-[.F20]" office:value-type="float" office:value="0.199854000000002" calcext:value-type="float">
            <text:p>0.199854000000002</text:p>
          </table:table-cell>
          <table:table-cell office:value-type="float" office:value="21.675194" calcext:value-type="float">
            <text:p>21.675194</text:p>
          </table:table-cell>
          <table:table-cell table:style-name="ce1" office:value-type="float" office:value="-0.175" calcext:value-type="float">
            <text:p>-1.75E-01</text:p>
          </table:table-cell>
          <table:table-cell table:style-name="ce1" office:value-type="float" office:value="18.16" calcext:value-type="float">
            <text:p>1.82E+01</text:p>
          </table:table-cell>
          <table:table-cell table:style-name="ce1" office:value-type="float" office:value="-0.0469999999999997" calcext:value-type="float">
            <text:p>-4.70E-02</text:p>
          </table:table-cell>
          <table:table-cell table:style-name="ce1" office:value-type="float" office:value="18.855" calcext:value-type="float">
            <text:p>1.89E+01</text:p>
          </table:table-cell>
          <table:table-cell table:style-name="ce1" office:value-type="float" office:value="0.106" calcext:value-type="float">
            <text:p>1.06E-01</text:p>
          </table:table-cell>
          <table:table-cell table:style-name="ce1" office:value-type="float" office:value="19.481" calcext:value-type="float">
            <text:p>1.95E+01</text:p>
          </table:table-cell>
          <table:table-cell table:style-name="ce1" office:value-type="float" office:value="0.357" calcext:value-type="float">
            <text:p>3.57E-01</text:p>
          </table:table-cell>
          <table:table-cell table:style-name="ce1" office:value-type="float" office:value="20.917" calcext:value-type="float">
            <text:p>2.09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960995" calcext:value-type="float">
            <text:p>322.42960995</text:p>
          </table:table-cell>
          <table:table-cell office:value-type="float" office:value="12.23034692" calcext:value-type="float">
            <text:p>12.23034692</text:p>
          </table:table-cell>
          <table:table-cell office:value-type="float" office:value="23.796366" calcext:value-type="float">
            <text:p>23.796366</text:p>
          </table:table-cell>
          <table:table-cell office:value-type="float" office:value="22.221087" calcext:value-type="float">
            <text:p>22.221087</text:p>
          </table:table-cell>
          <table:table-cell office:value-type="float" office:value="21.667206" calcext:value-type="float">
            <text:p>21.667206</text:p>
          </table:table-cell>
          <table:table-cell office:value-type="float" office:value="21.705091" calcext:value-type="float">
            <text:p>21.705091</text:p>
          </table:table-cell>
          <table:table-cell office:value-type="float" office:value="20.452559" calcext:value-type="float">
            <text:p>20.452559</text:p>
          </table:table-cell>
          <table:table-cell table:formula="of:=[.E21]-[.F21]" office:value-type="float" office:value="0.553881000000001" calcext:value-type="float">
            <text:p>0.553881000000001</text:p>
          </table:table-cell>
          <table:table-cell office:value-type="float" office:value="22.221087" calcext:value-type="float">
            <text:p>22.221087</text:p>
          </table:table-cell>
          <table:table-cell table:style-name="ce1" office:value-type="float" office:value="-0.198" calcext:value-type="float">
            <text:p>-1.98E-01</text:p>
          </table:table-cell>
          <table:table-cell table:style-name="ce1" office:value-type="float" office:value="17.956" calcext:value-type="float">
            <text:p>1.80E+01</text:p>
          </table:table-cell>
          <table:table-cell table:style-name="ce1" office:value-type="float" office:value="-0.117" calcext:value-type="float">
            <text:p>-1.17E-01</text:p>
          </table:table-cell>
          <table:table-cell table:style-name="ce1" office:value-type="float" office:value="18.509" calcext:value-type="float">
            <text:p>1.85E+01</text:p>
          </table:table-cell>
          <table:table-cell table:style-name="ce1" office:value-type="float" office:value="0.0429999999999997" calcext:value-type="float">
            <text:p>4.30E-02</text:p>
          </table:table-cell>
          <table:table-cell table:style-name="ce1" office:value-type="float" office:value="19.167" calcext:value-type="float">
            <text:p>1.92E+01</text:p>
          </table:table-cell>
          <table:table-cell table:style-name="ce1" office:value-type="float" office:value="0.33" calcext:value-type="float">
            <text:p>3.30E-01</text:p>
          </table:table-cell>
          <table:table-cell table:style-name="ce1" office:value-type="float" office:value="20.645" calcext:value-type="float">
            <text:p>2.06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094849" calcext:value-type="float">
            <text:p>322.43094849</text:p>
          </table:table-cell>
          <table:table-cell office:value-type="float" office:value="12.22851748" calcext:value-type="float">
            <text:p>12.22851748</text:p>
          </table:table-cell>
          <table:table-cell office:value-type="float" office:value="24.960384" calcext:value-type="float">
            <text:p>24.960384</text:p>
          </table:table-cell>
          <table:table-cell office:value-type="float" office:value="22.524433" calcext:value-type="float">
            <text:p>22.524433</text:p>
          </table:table-cell>
          <table:table-cell office:value-type="float" office:value="22.155012" calcext:value-type="float">
            <text:p>22.155012</text:p>
          </table:table-cell>
          <table:table-cell office:value-type="float" office:value="21.842882" calcext:value-type="float">
            <text:p>21.842882</text:p>
          </table:table-cell>
          <table:table-cell office:value-type="float" office:value="22.139484" calcext:value-type="float">
            <text:p>22.139484</text:p>
          </table:table-cell>
          <table:table-cell table:formula="of:=[.E22]-[.F22]" office:value-type="float" office:value="0.369420999999999" calcext:value-type="float">
            <text:p>0.369420999999999</text:p>
          </table:table-cell>
          <table:table-cell office:value-type="float" office:value="22.524433" calcext:value-type="float">
            <text:p>22.524433</text:p>
          </table:table-cell>
          <table:table-cell table:style-name="ce1" office:value-type="float" office:value="-0.201" calcext:value-type="float">
            <text:p>-2.01E-01</text:p>
          </table:table-cell>
          <table:table-cell table:style-name="ce1" office:value-type="float" office:value="17.917" calcext:value-type="float">
            <text:p>1.79E+01</text:p>
          </table:table-cell>
          <table:table-cell table:style-name="ce1" office:value-type="float" office:value="-0.151" calcext:value-type="float">
            <text:p>-1.51E-01</text:p>
          </table:table-cell>
          <table:table-cell table:style-name="ce1" office:value-type="float" office:value="18.298" calcext:value-type="float">
            <text:p>1.83E+01</text:p>
          </table:table-cell>
          <table:table-cell table:style-name="ce1" office:value-type="float" office:value="0.0150000000000001" calcext:value-type="float">
            <text:p>1.50E-02</text:p>
          </table:table-cell>
          <table:table-cell table:style-name="ce1" office:value-type="float" office:value="19.032" calcext:value-type="float">
            <text:p>1.90E+01</text:p>
          </table:table-cell>
          <table:table-cell table:style-name="ce1" office:value-type="float" office:value="0.313" calcext:value-type="float">
            <text:p>3.13E-01</text:p>
          </table:table-cell>
          <table:table-cell table:style-name="ce1" office:value-type="float" office:value="20.468" calcext:value-type="float">
            <text:p>2.05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238226" calcext:value-type="float">
            <text:p>322.45238226</text:p>
          </table:table-cell>
          <table:table-cell office:value-type="float" office:value="12.24482232" calcext:value-type="float">
            <text:p>12.24482232</text:p>
          </table:table-cell>
          <table:table-cell office:value-type="float" office:value="24.478632" calcext:value-type="float">
            <text:p>24.478632</text:p>
          </table:table-cell>
          <table:table-cell office:value-type="float" office:value="21.801998" calcext:value-type="float">
            <text:p>21.801998</text:p>
          </table:table-cell>
          <table:table-cell office:value-type="float" office:value="21.39254" calcext:value-type="float">
            <text:p>21.39254</text:p>
          </table:table-cell>
          <table:table-cell office:value-type="float" office:value="21.295197" calcext:value-type="float">
            <text:p>21.295197</text:p>
          </table:table-cell>
          <table:table-cell office:value-type="float" office:value="21.706976" calcext:value-type="float">
            <text:p>21.706976</text:p>
          </table:table-cell>
          <table:table-cell table:formula="of:=[.E23]-[.F23]" office:value-type="float" office:value="0.409458000000001" calcext:value-type="float">
            <text:p>0.409458000000001</text:p>
          </table:table-cell>
          <table:table-cell office:value-type="float" office:value="21.801998" calcext:value-type="float">
            <text:p>21.801998</text:p>
          </table:table-cell>
          <table:table-cell table:style-name="ce1" office:value-type="float" office:value="-0.206" calcext:value-type="float">
            <text:p>-2.06E-01</text:p>
          </table:table-cell>
          <table:table-cell table:style-name="ce1" office:value-type="float" office:value="17.868" calcext:value-type="float">
            <text:p>1.79E+01</text:p>
          </table:table-cell>
          <table:table-cell table:style-name="ce1" office:value-type="float" office:value="-0.175" calcext:value-type="float">
            <text:p>-1.75E-01</text:p>
          </table:table-cell>
          <table:table-cell table:style-name="ce1" office:value-type="float" office:value="18.115" calcext:value-type="float">
            <text:p>1.81E+01</text:p>
          </table:table-cell>
          <table:table-cell table:style-name="ce1" office:value-type="float" office:value="0.0139999999999998" calcext:value-type="float">
            <text:p>1.40E-02</text:p>
          </table:table-cell>
          <table:table-cell table:style-name="ce1" office:value-type="float" office:value="19.027" calcext:value-type="float">
            <text:p>1.90E+01</text:p>
          </table:table-cell>
          <table:table-cell table:style-name="ce1" office:value-type="float" office:value="0.303" calcext:value-type="float">
            <text:p>3.03E-01</text:p>
          </table:table-cell>
          <table:table-cell table:style-name="ce1" office:value-type="float" office:value="20.35" calcext:value-type="float">
            <text:p>2.04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5280573" calcext:value-type="float">
            <text:p>322.45280573</text:p>
          </table:table-cell>
          <table:table-cell office:value-type="float" office:value="12.24661334" calcext:value-type="float">
            <text:p>12.24661334</text:p>
          </table:table-cell>
          <table:table-cell office:value-type="float" office:value="24.753176" calcext:value-type="float">
            <text:p>24.753176</text:p>
          </table:table-cell>
          <table:table-cell office:value-type="float" office:value="22.529297" calcext:value-type="float">
            <text:p>22.529297</text:p>
          </table:table-cell>
          <table:table-cell office:value-type="float" office:value="21.782019" calcext:value-type="float">
            <text:p>21.782019</text:p>
          </table:table-cell>
          <table:table-cell office:value-type="float" office:value="21.253706" calcext:value-type="float">
            <text:p>21.253706</text:p>
          </table:table-cell>
          <table:table-cell office:value-type="float" office:value="21.846157" calcext:value-type="float">
            <text:p>21.846157</text:p>
          </table:table-cell>
          <table:table-cell table:formula="of:=[.E24]-[.F24]" office:value-type="float" office:value="0.747278000000001" calcext:value-type="float">
            <text:p>0.747278000000001</text:p>
          </table:table-cell>
          <table:table-cell office:value-type="float" office:value="22.529297" calcext:value-type="float">
            <text:p>22.529297</text:p>
          </table:table-cell>
          <table:table-cell table:style-name="ce1" office:value-type="float" office:value="-0.217" calcext:value-type="float">
            <text:p>-2.17E-01</text:p>
          </table:table-cell>
          <table:table-cell table:style-name="ce1" office:value-type="float" office:value="17.738" calcext:value-type="float">
            <text:p>1.77E+01</text:p>
          </table:table-cell>
          <table:table-cell table:style-name="ce1" office:value-type="float" office:value="-0.198" calcext:value-type="float">
            <text:p>-1.98E-01</text:p>
          </table:table-cell>
          <table:table-cell table:style-name="ce1" office:value-type="float" office:value="17.903" calcext:value-type="float">
            <text:p>1.79E+01</text:p>
          </table:table-cell>
          <table:table-cell table:style-name="ce1" office:value-type="float" office:value="-0.0390000000000001" calcext:value-type="float">
            <text:p>-3.90E-02</text:p>
          </table:table-cell>
          <table:table-cell table:style-name="ce1" office:value-type="float" office:value="18.796" calcext:value-type="float">
            <text:p>1.88E+01</text:p>
          </table:table-cell>
          <table:table-cell table:style-name="ce1" office:value-type="float" office:value="0.282" calcext:value-type="float">
            <text:p>2.82E-01</text:p>
          </table:table-cell>
          <table:table-cell table:style-name="ce1" office:value-type="float" office:value="20.121" calcext:value-type="float">
            <text:p>2.01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004942" calcext:value-type="float">
            <text:p>322.47004942</text:p>
          </table:table-cell>
          <table:table-cell office:value-type="float" office:value="12.25423609" calcext:value-type="float">
            <text:p>12.25423609</text:p>
          </table:table-cell>
          <table:table-cell office:value-type="float" office:value="24.667767" calcext:value-type="float">
            <text:p>24.667767</text:p>
          </table:table-cell>
          <table:table-cell office:value-type="float" office:value="23.982317" calcext:value-type="float">
            <text:p>23.982317</text:p>
          </table:table-cell>
          <table:table-cell office:value-type="float" office:value="22.396523" calcext:value-type="float">
            <text:p>22.396523</text:p>
          </table:table-cell>
          <table:table-cell office:value-type="float" office:value="22.99398" calcext:value-type="float">
            <text:p>22.99398</text:p>
          </table:table-cell>
          <table:table-cell office:value-type="float" office:value="21.953552" calcext:value-type="float">
            <text:p>21.953552</text:p>
          </table:table-cell>
          <table:table-cell table:formula="of:=[.E25]-[.F25]" office:value-type="float" office:value="1.585794" calcext:value-type="float">
            <text:p>1.585794</text:p>
          </table:table-cell>
          <table:table-cell office:value-type="float" office:value="23.982317" calcext:value-type="float">
            <text:p>23.982317</text:p>
          </table:table-cell>
          <table:table-cell table:style-name="ce1" office:value-type="float" office:value="-0.227" calcext:value-type="float">
            <text:p>-2.27E-01</text:p>
          </table:table-cell>
          <table:table-cell table:style-name="ce1" office:value-type="float" office:value="17.618" calcext:value-type="float">
            <text:p>1.76E+01</text:p>
          </table:table-cell>
          <table:table-cell table:style-name="ce1" office:value-type="float" office:value="-0.202" calcext:value-type="float">
            <text:p>-2.02E-01</text:p>
          </table:table-cell>
          <table:table-cell table:style-name="ce1" office:value-type="float" office:value="17.862" calcext:value-type="float">
            <text:p>1.79E+01</text:p>
          </table:table-cell>
          <table:table-cell table:style-name="ce1" office:value-type="float" office:value="-0.0720000000000001" calcext:value-type="float">
            <text:p>-7.20E-02</text:p>
          </table:table-cell>
          <table:table-cell table:style-name="ce1" office:value-type="float" office:value="18.634" calcext:value-type="float">
            <text:p>1.86E+01</text:p>
          </table:table-cell>
          <table:table-cell table:style-name="ce1" office:value-type="float" office:value="0.250999999999999" calcext:value-type="float">
            <text:p>2.51E-01</text:p>
          </table:table-cell>
          <table:table-cell table:style-name="ce1" office:value-type="float" office:value="19.753" calcext:value-type="float">
            <text:p>1.98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084667" calcext:value-type="float">
            <text:p>322.49084667</text:p>
          </table:table-cell>
          <table:table-cell office:value-type="float" office:value="12.25383728" calcext:value-type="float">
            <text:p>12.25383728</text:p>
          </table:table-cell>
          <table:table-cell office:value-type="float" office:value="17.323967" calcext:value-type="float">
            <text:p>17.323967</text:p>
          </table:table-cell>
          <table:table-cell office:value-type="float" office:value="16.083094" calcext:value-type="float">
            <text:p>16.083094</text:p>
          </table:table-cell>
          <table:table-cell office:value-type="float" office:value="15.658835" calcext:value-type="float">
            <text:p>15.658835</text:p>
          </table:table-cell>
          <table:table-cell office:value-type="float" office:value="15.51445" calcext:value-type="float">
            <text:p>15.51445</text:p>
          </table:table-cell>
          <table:table-cell office:value-type="float" office:value="15.387249" calcext:value-type="float">
            <text:p>15.387249</text:p>
          </table:table-cell>
          <table:table-cell table:formula="of:=[.E26]-[.F26]" office:value-type="float" office:value="0.424258999999999" calcext:value-type="float">
            <text:p>0.424258999999999</text:p>
          </table:table-cell>
          <table:table-cell office:value-type="float" office:value="16.083094" calcext:value-type="float">
            <text:p>16.083094</text:p>
          </table:table-cell>
          <table:table-cell table:style-name="ce1" office:value-type="float" office:value="-0.243" calcext:value-type="float">
            <text:p>-2.43E-01</text:p>
          </table:table-cell>
          <table:table-cell table:style-name="ce1" office:value-type="float" office:value="17.412" calcext:value-type="float">
            <text:p>1.74E+01</text:p>
          </table:table-cell>
          <table:table-cell table:style-name="ce1" office:value-type="float" office:value="-0.206" calcext:value-type="float">
            <text:p>-2.06E-01</text:p>
          </table:table-cell>
          <table:table-cell table:style-name="ce1" office:value-type="float" office:value="17.812" calcext:value-type="float">
            <text:p>1.78E+01</text:p>
          </table:table-cell>
          <table:table-cell table:style-name="ce1" office:value-type="float" office:value="-0.0779999999999999" calcext:value-type="float">
            <text:p>-7.80E-02</text:p>
          </table:table-cell>
          <table:table-cell table:style-name="ce1" office:value-type="float" office:value="18.597" calcext:value-type="float">
            <text:p>1.86E+01</text:p>
          </table:table-cell>
          <table:table-cell table:style-name="ce1" office:value-type="float" office:value="0.244" calcext:value-type="float">
            <text:p>2.44E-01</text:p>
          </table:table-cell>
          <table:table-cell table:style-name="ce1" office:value-type="float" office:value="19.653" calcext:value-type="float">
            <text:p>1.97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1610278" calcext:value-type="float">
            <text:p>322.51610278</text:p>
          </table:table-cell>
          <table:table-cell office:value-type="float" office:value="12.25088335" calcext:value-type="float">
            <text:p>12.25088335</text:p>
          </table:table-cell>
          <table:table-cell office:value-type="float" office:value="17.52475" calcext:value-type="float">
            <text:p>17.52475</text:p>
          </table:table-cell>
          <table:table-cell office:value-type="float" office:value="17.014292" calcext:value-type="float">
            <text:p>17.014292</text:p>
          </table:table-cell>
          <table:table-cell office:value-type="float" office:value="17.20735" calcext:value-type="float">
            <text:p>17.20735</text:p>
          </table:table-cell>
          <table:table-cell office:value-type="float" office:value="17.355686" calcext:value-type="float">
            <text:p>17.355686</text:p>
          </table:table-cell>
          <table:table-cell office:value-type="float" office:value="17.48307" calcext:value-type="float">
            <text:p>17.48307</text:p>
          </table:table-cell>
          <table:table-cell table:formula="of:=[.E27]-[.F27]" office:value-type="float" office:value="-0.193058000000001" calcext:value-type="float">
            <text:p>-0.193058000000001</text:p>
          </table:table-cell>
          <table:table-cell office:value-type="float" office:value="17.014292" calcext:value-type="float">
            <text:p>17.014292</text:p>
          </table:table-cell>
          <table:table-cell table:style-name="ce1" office:value-type="float" office:value="-0.262" calcext:value-type="float">
            <text:p>-2.62E-01</text:p>
          </table:table-cell>
          <table:table-cell table:style-name="ce1" office:value-type="float" office:value="17.125" calcext:value-type="float">
            <text:p>1.71E+01</text:p>
          </table:table-cell>
          <table:table-cell table:style-name="ce1" office:value-type="float" office:value="-0.217" calcext:value-type="float">
            <text:p>-2.17E-01</text:p>
          </table:table-cell>
          <table:table-cell table:style-name="ce1" office:value-type="float" office:value="17.675" calcext:value-type="float">
            <text:p>1.77E+01</text:p>
          </table:table-cell>
          <table:table-cell table:style-name="ce1" office:value-type="float" office:value="-0.0840000000000001" calcext:value-type="float">
            <text:p>-8.40E-02</text:p>
          </table:table-cell>
          <table:table-cell table:style-name="ce1" office:value-type="float" office:value="18.564" calcext:value-type="float">
            <text:p>1.86E+01</text:p>
          </table:table-cell>
          <table:table-cell table:style-name="ce1" office:value-type="float" office:value="0.238" calcext:value-type="float">
            <text:p>2.38E-01</text:p>
          </table:table-cell>
          <table:table-cell table:style-name="ce1" office:value-type="float" office:value="19.56" calcext:value-type="float">
            <text:p>1.96E+01</text:p>
          </table:table-cell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2002401" calcext:value-type="float">
            <text:p>322.52002401</text:p>
          </table:table-cell>
          <table:table-cell office:value-type="float" office:value="12.25267142" calcext:value-type="float">
            <text:p>12.25267142</text:p>
          </table:table-cell>
          <table:table-cell office:value-type="float" office:value="21.176296" calcext:value-type="float">
            <text:p>21.176296</text:p>
          </table:table-cell>
          <table:table-cell office:value-type="float" office:value="20.051365" calcext:value-type="float">
            <text:p>20.051365</text:p>
          </table:table-cell>
          <table:table-cell office:value-type="float" office:value="19.823856" calcext:value-type="float">
            <text:p>19.823856</text:p>
          </table:table-cell>
          <table:table-cell office:value-type="float" office:value="19.711174" calcext:value-type="float">
            <text:p>19.711174</text:p>
          </table:table-cell>
          <table:table-cell office:value-type="float" office:value="19.55982" calcext:value-type="float">
            <text:p>19.55982</text:p>
          </table:table-cell>
          <table:table-cell table:formula="of:=[.E28]-[.F28]" office:value-type="float" office:value="0.227509000000001" calcext:value-type="float">
            <text:p>0.227509000000001</text:p>
          </table:table-cell>
          <table:table-cell office:value-type="float" office:value="20.051365" calcext:value-type="float">
            <text:p>20.051365</text:p>
          </table:table-cell>
          <table:table-cell table:style-name="ce1" office:value-type="float" office:value="-0.285" calcext:value-type="float">
            <text:p>-2.85E-01</text:p>
          </table:table-cell>
          <table:table-cell table:style-name="ce1" office:value-type="float" office:value="16.707" calcext:value-type="float">
            <text:p>1.67E+01</text:p>
          </table:table-cell>
          <table:table-cell table:style-name="ce1" office:value-type="float" office:value="-0.228" calcext:value-type="float">
            <text:p>-2.28E-01</text:p>
          </table:table-cell>
          <table:table-cell table:style-name="ce1" office:value-type="float" office:value="17.546" calcext:value-type="float">
            <text:p>1.75E+01</text:p>
          </table:table-cell>
          <table:table-cell table:style-name="ce1" office:value-type="float" office:value="-0.117" calcext:value-type="float">
            <text:p>-1.17E-01</text:p>
          </table:table-cell>
          <table:table-cell table:style-name="ce1" office:value-type="float" office:value="18.364" calcext:value-type="float">
            <text:p>1.84E+01</text:p>
          </table:table-cell>
          <table:table-cell table:style-name="ce1" office:value-type="float" office:value="0.238" calcext:value-type="float">
            <text:p>2.38E-01</text:p>
          </table:table-cell>
          <table:table-cell table:style-name="ce1" office:value-type="float" office:value="19.545" calcext:value-type="float">
            <text:p>1.95E+01</text:p>
          </table:table-cell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932168" calcext:value-type="float">
            <text:p>322.51932168</text:p>
          </table:table-cell>
          <table:table-cell office:value-type="float" office:value="12.25248794" calcext:value-type="float">
            <text:p>12.25248794</text:p>
          </table:table-cell>
          <table:table-cell office:value-type="float" office:value="24.537041" calcext:value-type="float">
            <text:p>24.537041</text:p>
          </table:table-cell>
          <table:table-cell office:value-type="float" office:value="22.34516" calcext:value-type="float">
            <text:p>22.34516</text:p>
          </table:table-cell>
          <table:table-cell office:value-type="float" office:value="21.434521" calcext:value-type="float">
            <text:p>21.434521</text:p>
          </table:table-cell>
          <table:table-cell office:value-type="float" office:value="21.394127" calcext:value-type="float">
            <text:p>21.394127</text:p>
          </table:table-cell>
          <table:table-cell office:value-type="float" office:value="21.491327" calcext:value-type="float">
            <text:p>21.491327</text:p>
          </table:table-cell>
          <table:table-cell table:formula="of:=[.E29]-[.F29]" office:value-type="float" office:value="0.910639" calcext:value-type="float">
            <text:p>0.910639</text:p>
          </table:table-cell>
          <table:table-cell office:value-type="float" office:value="22.34516" calcext:value-type="float">
            <text:p>22.34516</text:p>
          </table:table-cell>
          <table:table-cell table:style-name="ce1" office:value-type="float" office:value="-0.294" calcext:value-type="float">
            <text:p>-2.94E-01</text:p>
          </table:table-cell>
          <table:table-cell table:style-name="ce1" office:value-type="float" office:value="16.519" calcext:value-type="float">
            <text:p>1.65E+01</text:p>
          </table:table-cell>
          <table:table-cell table:style-name="ce1" office:value-type="float" office:value="-0.233" calcext:value-type="float">
            <text:p>-2.33E-01</text:p>
          </table:table-cell>
          <table:table-cell table:style-name="ce1" office:value-type="float" office:value="17.457" calcext:value-type="float">
            <text:p>1.75E+01</text:p>
          </table:table-cell>
          <table:table-cell table:style-name="ce1" office:value-type="float" office:value="-0.138" calcext:value-type="float">
            <text:p>-1.38E-01</text:p>
          </table:table-cell>
          <table:table-cell table:style-name="ce1" office:value-type="float" office:value="18.212" calcext:value-type="float">
            <text:p>1.82E+01</text:p>
          </table:table-cell>
          <table:table-cell table:style-name="ce1" office:value-type="float" office:value="0.236" calcext:value-type="float">
            <text:p>2.36E-01</text:p>
          </table:table-cell>
          <table:table-cell table:style-name="ce1" office:value-type="float" office:value="19.492" calcext:value-type="float">
            <text:p>1.95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14513" calcext:value-type="float">
            <text:p>322.4514513</text:p>
          </table:table-cell>
          <table:table-cell office:value-type="float" office:value="12.25098205" calcext:value-type="float">
            <text:p>12.25098205</text:p>
          </table:table-cell>
          <table:table-cell office:value-type="float" office:value="20.455462" calcext:value-type="float">
            <text:p>20.455462</text:p>
          </table:table-cell>
          <table:table-cell office:value-type="float" office:value="19.602798" calcext:value-type="float">
            <text:p>19.602798</text:p>
          </table:table-cell>
          <table:table-cell office:value-type="float" office:value="19.308622" calcext:value-type="float">
            <text:p>19.308622</text:p>
          </table:table-cell>
          <table:table-cell office:value-type="float" office:value="19.142897" calcext:value-type="float">
            <text:p>19.142897</text:p>
          </table:table-cell>
          <table:table-cell office:value-type="float" office:value="19.106924" calcext:value-type="float">
            <text:p>19.106924</text:p>
          </table:table-cell>
          <table:table-cell table:formula="of:=[.E30]-[.F30]" office:value-type="float" office:value="0.294176" calcext:value-type="float">
            <text:p>0.294176</text:p>
          </table:table-cell>
          <table:table-cell office:value-type="float" office:value="19.602798" calcext:value-type="float">
            <text:p>19.602798</text:p>
          </table:table-cell>
          <table:table-cell table:style-name="ce1" office:value-type="float" office:value="-0.303" calcext:value-type="float">
            <text:p>-3.03E-01</text:p>
          </table:table-cell>
          <table:table-cell table:style-name="ce1" office:value-type="float" office:value="16.347" calcext:value-type="float">
            <text:p>1.63E+01</text:p>
          </table:table-cell>
          <table:table-cell table:style-name="ce1" office:value-type="float" office:value="-0.243" calcext:value-type="float">
            <text:p>-2.43E-01</text:p>
          </table:table-cell>
          <table:table-cell table:style-name="ce1" office:value-type="float" office:value="17.303" calcext:value-type="float">
            <text:p>1.73E+01</text:p>
          </table:table-cell>
          <table:table-cell table:style-name="ce1" office:value-type="float" office:value="-0.145" calcext:value-type="float">
            <text:p>-1.45E-01</text:p>
          </table:table-cell>
          <table:table-cell table:style-name="ce1" office:value-type="float" office:value="18.15" calcext:value-type="float">
            <text:p>1.82E+01</text:p>
          </table:table-cell>
          <table:table-cell table:style-name="ce1" office:value-type="float" office:value="0.235" calcext:value-type="float">
            <text:p>2.35E-01</text:p>
          </table:table-cell>
          <table:table-cell table:style-name="ce1" office:value-type="float" office:value="19.244" calcext:value-type="float">
            <text:p>1.92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374766" calcext:value-type="float">
            <text:p>322.45374766</text:p>
          </table:table-cell>
          <table:table-cell office:value-type="float" office:value="12.25158208" calcext:value-type="float">
            <text:p>12.25158208</text:p>
          </table:table-cell>
          <table:table-cell office:value-type="float" office:value="20.599413" calcext:value-type="float">
            <text:p>20.599413</text:p>
          </table:table-cell>
          <table:table-cell office:value-type="float" office:value="19.595722" calcext:value-type="float">
            <text:p>19.595722</text:p>
          </table:table-cell>
          <table:table-cell office:value-type="float" office:value="19.344542" calcext:value-type="float">
            <text:p>19.344542</text:p>
          </table:table-cell>
          <table:table-cell office:value-type="float" office:value="19.223116" calcext:value-type="float">
            <text:p>19.223116</text:p>
          </table:table-cell>
          <table:table-cell office:value-type="float" office:value="19.208044" calcext:value-type="float">
            <text:p>19.208044</text:p>
          </table:table-cell>
          <table:table-cell table:formula="of:=[.E31]-[.F31]" office:value-type="float" office:value="0.251179999999998" calcext:value-type="float">
            <text:p>0.251179999999998</text:p>
          </table:table-cell>
          <table:table-cell office:value-type="float" office:value="19.595722" calcext:value-type="float">
            <text:p>19.595722</text:p>
          </table:table-cell>
          <table:table-cell table:style-name="ce1" office:value-type="float" office:value="-0.316" calcext:value-type="float">
            <text:p>-3.16E-01</text:p>
          </table:table-cell>
          <table:table-cell table:style-name="ce1" office:value-type="float" office:value="16.035" calcext:value-type="float">
            <text:p>1.60E+01</text:p>
          </table:table-cell>
          <table:table-cell table:style-name="ce1" office:value-type="float" office:value="-0.262" calcext:value-type="float">
            <text:p>-2.62E-01</text:p>
          </table:table-cell>
          <table:table-cell table:style-name="ce1" office:value-type="float" office:value="16.966" calcext:value-type="float">
            <text:p>1.70E+01</text:p>
          </table:table-cell>
          <table:table-cell table:style-name="ce1" office:value-type="float" office:value="-0.152" calcext:value-type="float">
            <text:p>-1.52E-01</text:p>
          </table:table-cell>
          <table:table-cell table:style-name="ce1" office:value-type="float" office:value="18.097" calcext:value-type="float">
            <text:p>1.81E+01</text:p>
          </table:table-cell>
          <table:table-cell table:style-name="ce1" office:value-type="float" office:value="0.26" calcext:value-type="float">
            <text:p>2.60E-01</text:p>
          </table:table-cell>
          <table:table-cell table:style-name="ce1" office:value-type="float" office:value="19.079" calcext:value-type="float">
            <text:p>1.91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954574" calcext:value-type="float">
            <text:p>322.44954574</text:p>
          </table:table-cell>
          <table:table-cell office:value-type="float" office:value="12.2511327" calcext:value-type="float">
            <text:p>12.2511327</text:p>
          </table:table-cell>
          <table:table-cell office:value-type="float" office:value="24.703407" calcext:value-type="float">
            <text:p>24.703407</text:p>
          </table:table-cell>
          <table:table-cell office:value-type="float" office:value="20.720007" calcext:value-type="float">
            <text:p>20.720007</text:p>
          </table:table-cell>
          <table:table-cell office:value-type="float" office:value="19.42271" calcext:value-type="float">
            <text:p>19.42271</text:p>
          </table:table-cell>
          <table:table-cell office:value-type="float" office:value="18.852633" calcext:value-type="float">
            <text:p>18.852633</text:p>
          </table:table-cell>
          <table:table-cell office:value-type="float" office:value="18.644079" calcext:value-type="float">
            <text:p>18.644079</text:p>
          </table:table-cell>
          <table:table-cell table:formula="of:=[.E32]-[.F32]" office:value-type="float" office:value="1.297297" calcext:value-type="float">
            <text:p>1.297297</text:p>
          </table:table-cell>
          <table:table-cell office:value-type="float" office:value="20.720007" calcext:value-type="float">
            <text:p>20.720007</text:p>
          </table:table-cell>
          <table:table-cell table:style-name="ce1" office:value-type="float" office:value="-0.328" calcext:value-type="float">
            <text:p>-3.28E-01</text:p>
          </table:table-cell>
          <table:table-cell table:style-name="ce1" office:value-type="float" office:value="15.755" calcext:value-type="float">
            <text:p>1.58E+01</text:p>
          </table:table-cell>
          <table:table-cell table:style-name="ce1" office:value-type="float" office:value="-0.279" calcext:value-type="float">
            <text:p>-2.79E-01</text:p>
          </table:table-cell>
          <table:table-cell table:style-name="ce1" office:value-type="float" office:value="16.573" calcext:value-type="float">
            <text:p>1.66E+01</text:p>
          </table:table-cell>
          <table:table-cell table:style-name="ce1" office:value-type="float" office:value="-0.164" calcext:value-type="float">
            <text:p>-1.64E-01</text:p>
          </table:table-cell>
          <table:table-cell table:style-name="ce1" office:value-type="float" office:value="17.973" calcext:value-type="float">
            <text:p>1.80E+01</text:p>
          </table:table-cell>
          <table:table-cell table:style-name="ce1" office:value-type="float" office:value="0.3" calcext:value-type="float">
            <text:p>3.00E-01</text:p>
          </table:table-cell>
          <table:table-cell table:style-name="ce1" office:value-type="float" office:value="18.951" calcext:value-type="float">
            <text:p>1.90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170286" calcext:value-type="float">
            <text:p>322.45170286</text:p>
          </table:table-cell>
          <table:table-cell office:value-type="float" office:value="12.25233608" calcext:value-type="float">
            <text:p>12.25233608</text:p>
          </table:table-cell>
          <table:table-cell office:value-type="float" office:value="20.879057" calcext:value-type="float">
            <text:p>20.879057</text:p>
          </table:table-cell>
          <table:table-cell office:value-type="float" office:value="20.066391" calcext:value-type="float">
            <text:p>20.066391</text:p>
          </table:table-cell>
          <table:table-cell office:value-type="float" office:value="19.652613" calcext:value-type="float">
            <text:p>19.652613</text:p>
          </table:table-cell>
          <table:table-cell office:value-type="float" office:value="19.525723" calcext:value-type="float">
            <text:p>19.525723</text:p>
          </table:table-cell>
          <table:table-cell office:value-type="float" office:value="19.700565" calcext:value-type="float">
            <text:p>19.700565</text:p>
          </table:table-cell>
          <table:table-cell table:formula="of:=[.E33]-[.F33]" office:value-type="float" office:value="0.413778000000001" calcext:value-type="float">
            <text:p>0.413778000000001</text:p>
          </table:table-cell>
          <table:table-cell office:value-type="float" office:value="20.066391" calcext:value-type="float">
            <text:p>20.066391</text:p>
          </table:table-cell>
          <table:table-cell table:style-name="ce1" office:value-type="float" office:value="-0.337" calcext:value-type="float">
            <text:p>-3.37E-01</text:p>
          </table:table-cell>
          <table:table-cell table:style-name="ce1" office:value-type="float" office:value="15.506" calcext:value-type="float">
            <text:p>1.55E+01</text:p>
          </table:table-cell>
          <table:table-cell table:style-name="ce1" office:value-type="float" office:value="-0.285" calcext:value-type="float">
            <text:p>-2.85E-01</text:p>
          </table:table-cell>
          <table:table-cell table:style-name="ce1" office:value-type="float" office:value="16.437" calcext:value-type="float">
            <text:p>1.64E+01</text:p>
          </table:table-cell>
          <table:table-cell table:style-name="ce1" office:value-type="float" office:value="-0.173" calcext:value-type="float">
            <text:p>-1.73E-01</text:p>
          </table:table-cell>
          <table:table-cell table:style-name="ce1" office:value-type="float" office:value="17.869" calcext:value-type="float">
            <text:p>1.79E+01</text:p>
          </table:table-cell>
          <table:table-cell table:style-name="ce1" office:value-type="float" office:value="0.366" calcext:value-type="float">
            <text:p>3.66E-01</text:p>
          </table:table-cell>
          <table:table-cell table:style-name="ce1" office:value-type="float" office:value="18.873" calcext:value-type="float">
            <text:p>1.89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824955" calcext:value-type="float">
            <text:p>322.44824955</text:p>
          </table:table-cell>
          <table:table-cell office:value-type="float" office:value="12.24991589" calcext:value-type="float">
            <text:p>12.24991589</text:p>
          </table:table-cell>
          <table:table-cell office:value-type="float" office:value="21.706484" calcext:value-type="float">
            <text:p>21.706484</text:p>
          </table:table-cell>
          <table:table-cell office:value-type="float" office:value="20.714224" calcext:value-type="float">
            <text:p>20.714224</text:p>
          </table:table-cell>
          <table:table-cell office:value-type="float" office:value="20.385807" calcext:value-type="float">
            <text:p>20.385807</text:p>
          </table:table-cell>
          <table:table-cell office:value-type="float" office:value="20.183088" calcext:value-type="float">
            <text:p>20.183088</text:p>
          </table:table-cell>
          <table:table-cell office:value-type="float" office:value="20.009777" calcext:value-type="float">
            <text:p>20.009777</text:p>
          </table:table-cell>
          <table:table-cell table:formula="of:=[.E34]-[.F34]" office:value-type="float" office:value="0.328417000000002" calcext:value-type="float">
            <text:p>0.328417000000002</text:p>
          </table:table-cell>
          <table:table-cell office:value-type="float" office:value="20.714224" calcext:value-type="float">
            <text:p>20.714224</text:p>
          </table:table-cell>
          <table:table-cell table:style-name="ce1" office:value-type="float" office:value="-0.358" calcext:value-type="float">
            <text:p>-3.58E-01</text:p>
          </table:table-cell>
          <table:table-cell table:style-name="ce1" office:value-type="float" office:value="14.963" calcext:value-type="float">
            <text:p>1.50E+01</text:p>
          </table:table-cell>
          <table:table-cell table:style-name="ce1" office:value-type="float" office:value="-0.29" calcext:value-type="float">
            <text:p>-2.90E-01</text:p>
          </table:table-cell>
          <table:table-cell table:style-name="ce1" office:value-type="float" office:value="16.249" calcext:value-type="float">
            <text:p>1.62E+01</text:p>
          </table:table-cell>
          <table:table-cell table:style-name="ce1" office:value-type="float" office:value="-0.175" calcext:value-type="float">
            <text:p>-1.75E-01</text:p>
          </table:table-cell>
          <table:table-cell table:style-name="ce1" office:value-type="float" office:value="17.833" calcext:value-type="float">
            <text:p>1.78E+01</text:p>
          </table:table-cell>
          <table:table-cell table:style-name="ce1" office:value-type="float" office:value="0.43" calcext:value-type="float">
            <text:p>4.30E-01</text:p>
          </table:table-cell>
          <table:table-cell table:style-name="ce1" office:value-type="float" office:value="18.847" calcext:value-type="float">
            <text:p>1.88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509255" calcext:value-type="float">
            <text:p>322.45509255</text:p>
          </table:table-cell>
          <table:table-cell office:value-type="float" office:value="12.2503327" calcext:value-type="float">
            <text:p>12.2503327</text:p>
          </table:table-cell>
          <table:table-cell office:value-type="float" office:value="21.325211" calcext:value-type="float">
            <text:p>21.325211</text:p>
          </table:table-cell>
          <table:table-cell office:value-type="float" office:value="20.581404" calcext:value-type="float">
            <text:p>20.581404</text:p>
          </table:table-cell>
          <table:table-cell office:value-type="float" office:value="20.167484" calcext:value-type="float">
            <text:p>20.167484</text:p>
          </table:table-cell>
          <table:table-cell office:value-type="float" office:value="20.068018" calcext:value-type="float">
            <text:p>20.068018</text:p>
          </table:table-cell>
          <table:table-cell office:value-type="float" office:value="20.031332" calcext:value-type="float">
            <text:p>20.031332</text:p>
          </table:table-cell>
          <table:table-cell table:formula="of:=[.E35]-[.F35]" office:value-type="float" office:value="0.413919999999997" calcext:value-type="float">
            <text:p>0.413919999999997</text:p>
          </table:table-cell>
          <table:table-cell office:value-type="float" office:value="20.581404" calcext:value-type="float">
            <text:p>20.581404</text:p>
          </table:table-cell>
          <table:table-cell table:style-name="ce1" office:value-type="float" office:value="-0.362" calcext:value-type="float">
            <text:p>-3.62E-01</text:p>
          </table:table-cell>
          <table:table-cell table:style-name="ce1" office:value-type="float" office:value="14.848" calcext:value-type="float">
            <text:p>1.48E+01</text:p>
          </table:table-cell>
          <table:table-cell table:style-name="ce1" office:value-type="float" office:value="-0.297" calcext:value-type="float">
            <text:p>-2.97E-01</text:p>
          </table:table-cell>
          <table:table-cell table:style-name="ce1" office:value-type="float" office:value="15.992" calcext:value-type="float">
            <text:p>1.60E+01</text:p>
          </table:table-cell>
          <table:table-cell table:style-name="ce1" office:value-type="float" office:value="-0.178" calcext:value-type="float">
            <text:p>-1.78E-01</text:p>
          </table:table-cell>
          <table:table-cell table:style-name="ce1" office:value-type="float" office:value="17.789" calcext:value-type="float">
            <text:p>1.78E+01</text:p>
          </table:table-cell>
          <table:table-cell table:style-name="ce1" office:value-type="float" office:value="0.477" calcext:value-type="float">
            <text:p>4.77E-01</text:p>
          </table:table-cell>
          <table:table-cell table:style-name="ce1" office:value-type="float" office:value="18.802" calcext:value-type="float">
            <text:p>1.88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919629" calcext:value-type="float">
            <text:p>322.44919629</text:p>
          </table:table-cell>
          <table:table-cell office:value-type="float" office:value="12.25000858" calcext:value-type="float">
            <text:p>12.25000858</text:p>
          </table:table-cell>
          <table:table-cell office:value-type="float" office:value="22.889688" calcext:value-type="float">
            <text:p>22.889688</text:p>
          </table:table-cell>
          <table:table-cell office:value-type="float" office:value="21.429159" calcext:value-type="float">
            <text:p>21.429159</text:p>
          </table:table-cell>
          <table:table-cell office:value-type="float" office:value="20.947927" calcext:value-type="float">
            <text:p>20.947927</text:p>
          </table:table-cell>
          <table:table-cell office:value-type="float" office:value="20.782064" calcext:value-type="float">
            <text:p>20.782064</text:p>
          </table:table-cell>
          <table:table-cell office:value-type="float" office:value="20.591066" calcext:value-type="float">
            <text:p>20.591066</text:p>
          </table:table-cell>
          <table:table-cell table:formula="of:=[.E36]-[.F36]" office:value-type="float" office:value="0.481231999999999" calcext:value-type="float">
            <text:p>0.481231999999999</text:p>
          </table:table-cell>
          <table:table-cell office:value-type="float" office:value="21.429159" calcext:value-type="float">
            <text:p>21.429159</text:p>
          </table:table-cell>
          <table:table-cell table:style-name="ce1" office:value-type="float" office:value="-0.38" calcext:value-type="float">
            <text:p>-3.80E-01</text:p>
          </table:table-cell>
          <table:table-cell table:style-name="ce1" office:value-type="float" office:value="14.287" calcext:value-type="float">
            <text:p>1.43E+01</text:p>
          </table:table-cell>
          <table:table-cell table:style-name="ce1" office:value-type="float" office:value="-0.299" calcext:value-type="float">
            <text:p>-2.99E-01</text:p>
          </table:table-cell>
          <table:table-cell table:style-name="ce1" office:value-type="float" office:value="15.93" calcext:value-type="float">
            <text:p>1.59E+01</text:p>
          </table:table-cell>
          <table:table-cell table:style-name="ce1" office:value-type="float" office:value="-0.179" calcext:value-type="float">
            <text:p>-1.79E-01</text:p>
          </table:table-cell>
          <table:table-cell table:style-name="ce1" office:value-type="float" office:value="17.777" calcext:value-type="float">
            <text:p>1.78E+01</text:p>
          </table:table-cell>
          <table:table-cell table:style-name="ce1" office:value-type="float" office:value="0.505" calcext:value-type="float">
            <text:p>5.05E-01</text:p>
          </table:table-cell>
          <table:table-cell table:style-name="ce1" office:value-type="float" office:value="18.716" calcext:value-type="float">
            <text:p>1.87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894553" calcext:value-type="float">
            <text:p>322.44894553</text:p>
          </table:table-cell>
          <table:table-cell office:value-type="float" office:value="12.24938992" calcext:value-type="float">
            <text:p>12.24938992</text:p>
          </table:table-cell>
          <table:table-cell office:value-type="float" office:value="22.725435" calcext:value-type="float">
            <text:p>22.725435</text:p>
          </table:table-cell>
          <table:table-cell office:value-type="float" office:value="21.666824" calcext:value-type="float">
            <text:p>21.666824</text:p>
          </table:table-cell>
          <table:table-cell office:value-type="float" office:value="21.11838" calcext:value-type="float">
            <text:p>21.11838</text:p>
          </table:table-cell>
          <table:table-cell office:value-type="float" office:value="21.11973" calcext:value-type="float">
            <text:p>21.11973</text:p>
          </table:table-cell>
          <table:table-cell office:value-type="float" office:value="20.856913" calcext:value-type="float">
            <text:p>20.856913</text:p>
          </table:table-cell>
          <table:table-cell table:formula="of:=[.E37]-[.F37]" office:value-type="float" office:value="0.548444" calcext:value-type="float">
            <text:p>0.548444</text:p>
          </table:table-cell>
          <table:table-cell office:value-type="float" office:value="21.666824" calcext:value-type="float">
            <text:p>21.666824</text:p>
          </table:table-cell>
          <table:table-cell table:style-name="ce1" office:value-type="float" office:value="-0.385" calcext:value-type="float">
            <text:p>-3.85E-01</text:p>
          </table:table-cell>
          <table:table-cell table:style-name="ce1" office:value-type="float" office:value="14.136" calcext:value-type="float">
            <text:p>1.41E+01</text:p>
          </table:table-cell>
          <table:table-cell table:style-name="ce1" office:value-type="float" office:value="-0.303" calcext:value-type="float">
            <text:p>-3.03E-01</text:p>
          </table:table-cell>
          <table:table-cell table:style-name="ce1" office:value-type="float" office:value="15.745" calcext:value-type="float">
            <text:p>1.57E+01</text:p>
          </table:table-cell>
          <table:table-cell table:style-name="ce1" office:value-type="float" office:value="-0.183" calcext:value-type="float">
            <text:p>-1.83E-01</text:p>
          </table:table-cell>
          <table:table-cell table:style-name="ce1" office:value-type="float" office:value="17.662" calcext:value-type="float">
            <text:p>1.77E+01</text:p>
          </table:table-cell>
          <table:table-cell table:style-name="ce1" office:value-type="float" office:value="0.526" calcext:value-type="float">
            <text:p>5.26E-01</text:p>
          </table:table-cell>
          <table:table-cell table:style-name="ce1" office:value-type="float" office:value="18.584" calcext:value-type="float">
            <text:p>1.86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318052" calcext:value-type="float">
            <text:p>322.45318052</text:p>
          </table:table-cell>
          <table:table-cell office:value-type="float" office:value="12.25010326" calcext:value-type="float">
            <text:p>12.25010326</text:p>
          </table:table-cell>
          <table:table-cell office:value-type="float" office:value="22.60568" calcext:value-type="float">
            <text:p>22.60568</text:p>
          </table:table-cell>
          <table:table-cell office:value-type="float" office:value="22.075661" calcext:value-type="float">
            <text:p>22.075661</text:p>
          </table:table-cell>
          <table:table-cell office:value-type="float" office:value="21.429163" calcext:value-type="float">
            <text:p>21.429163</text:p>
          </table:table-cell>
          <table:table-cell office:value-type="float" office:value="21.111259" calcext:value-type="float">
            <text:p>21.111259</text:p>
          </table:table-cell>
          <table:table-cell office:value-type="float" office:value="20.987389" calcext:value-type="float">
            <text:p>20.987389</text:p>
          </table:table-cell>
          <table:table-cell table:formula="of:=[.E38]-[.F38]" office:value-type="float" office:value="0.646498000000001" calcext:value-type="float">
            <text:p>0.646498000000001</text:p>
          </table:table-cell>
          <table:table-cell office:value-type="float" office:value="22.075661" calcext:value-type="float">
            <text:p>22.075661</text:p>
          </table:table-cell>
          <table:table-cell table:style-name="ce1" office:value-type="float" office:value="-0.391" calcext:value-type="float">
            <text:p>-3.91E-01</text:p>
          </table:table-cell>
          <table:table-cell table:style-name="ce1" office:value-type="float" office:value="13.917" calcext:value-type="float">
            <text:p>1.39E+01</text:p>
          </table:table-cell>
          <table:table-cell table:style-name="ce1" office:value-type="float" office:value="-0.305" calcext:value-type="float">
            <text:p>-3.05E-01</text:p>
          </table:table-cell>
          <table:table-cell table:style-name="ce1" office:value-type="float" office:value="15.547" calcext:value-type="float">
            <text:p>1.55E+01</text:p>
          </table:table-cell>
          <table:table-cell table:style-name="ce1" office:value-type="float" office:value="-0.186" calcext:value-type="float">
            <text:p>-1.86E-01</text:p>
          </table:table-cell>
          <table:table-cell table:style-name="ce1" office:value-type="float" office:value="17.539" calcext:value-type="float">
            <text:p>1.75E+01</text:p>
          </table:table-cell>
          <table:table-cell table:style-name="ce1" office:value-type="float" office:value="0.538" calcext:value-type="float">
            <text:p>5.38E-01</text:p>
          </table:table-cell>
          <table:table-cell table:style-name="ce1" office:value-type="float" office:value="18.449" calcext:value-type="float">
            <text:p>1.84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226154" calcext:value-type="float">
            <text:p>322.45226154</text:p>
          </table:table-cell>
          <table:table-cell office:value-type="float" office:value="12.25068857" calcext:value-type="float">
            <text:p>12.25068857</text:p>
          </table:table-cell>
          <table:table-cell office:value-type="float" office:value="23.28307" calcext:value-type="float">
            <text:p>23.28307</text:p>
          </table:table-cell>
          <table:table-cell office:value-type="float" office:value="22.305164" calcext:value-type="float">
            <text:p>22.305164</text:p>
          </table:table-cell>
          <table:table-cell office:value-type="float" office:value="21.621519" calcext:value-type="float">
            <text:p>21.621519</text:p>
          </table:table-cell>
          <table:table-cell office:value-type="float" office:value="21.680292" calcext:value-type="float">
            <text:p>21.680292</text:p>
          </table:table-cell>
          <table:table-cell office:value-type="float" office:value="21.662832" calcext:value-type="float">
            <text:p>21.662832</text:p>
          </table:table-cell>
          <table:table-cell table:formula="of:=[.E39]-[.F39]" office:value-type="float" office:value="0.683645000000002" calcext:value-type="float">
            <text:p>0.683645000000002</text:p>
          </table:table-cell>
          <table:table-cell office:value-type="float" office:value="22.305164" calcext:value-type="float">
            <text:p>22.305164</text:p>
          </table:table-cell>
          <table:table-cell table:style-name="ce1" office:value-type="float" office:value="-0.403" calcext:value-type="float">
            <text:p>-4.03E-01</text:p>
          </table:table-cell>
          <table:table-cell table:style-name="ce1" office:value-type="float" office:value="13.394" calcext:value-type="float">
            <text:p>1.34E+01</text:p>
          </table:table-cell>
          <table:table-cell table:style-name="ce1" office:value-type="float" office:value="-0.307" calcext:value-type="float">
            <text:p>-3.07E-01</text:p>
          </table:table-cell>
          <table:table-cell table:style-name="ce1" office:value-type="float" office:value="15.392" calcext:value-type="float">
            <text:p>1.54E+01</text:p>
          </table:table-cell>
          <table:table-cell table:style-name="ce1" office:value-type="float" office:value="-0.186" calcext:value-type="float">
            <text:p>-1.86E-01</text:p>
          </table:table-cell>
          <table:table-cell table:style-name="ce1" office:value-type="float" office:value="17.437" calcext:value-type="float">
            <text:p>1.74E+01</text:p>
          </table:table-cell>
          <table:table-cell table:style-name="ce1" office:value-type="float" office:value="0.546" calcext:value-type="float">
            <text:p>5.46E-01</text:p>
          </table:table-cell>
          <table:table-cell table:style-name="ce1" office:value-type="float" office:value="18.305" calcext:value-type="float">
            <text:p>1.83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126366" calcext:value-type="float">
            <text:p>322.43126366</text:p>
          </table:table-cell>
          <table:table-cell office:value-type="float" office:value="12.2345146" calcext:value-type="float">
            <text:p>12.2345146</text:p>
          </table:table-cell>
          <table:table-cell office:value-type="float" office:value="23.406693" calcext:value-type="float">
            <text:p>23.406693</text:p>
          </table:table-cell>
          <table:table-cell office:value-type="float" office:value="21.848349" calcext:value-type="float">
            <text:p>21.848349</text:p>
          </table:table-cell>
          <table:table-cell office:value-type="float" office:value="21.597771" calcext:value-type="float">
            <text:p>21.597771</text:p>
          </table:table-cell>
          <table:table-cell office:value-type="float" office:value="21.09771" calcext:value-type="float">
            <text:p>21.09771</text:p>
          </table:table-cell>
          <table:table-cell office:value-type="float" office:value="20.943665" calcext:value-type="float">
            <text:p>20.943665</text:p>
          </table:table-cell>
          <table:table-cell table:formula="of:=[.E40]-[.F40]" office:value-type="float" office:value="0.250577999999997" calcext:value-type="float">
            <text:p>0.250577999999997</text:p>
          </table:table-cell>
          <table:table-cell office:value-type="float" office:value="21.848349" calcext:value-type="float">
            <text:p>21.848349</text:p>
          </table:table-cell>
          <table:table-cell table:style-name="ce1" office:value-type="float" office:value="-0.408" calcext:value-type="float">
            <text:p>-4.08E-01</text:p>
          </table:table-cell>
          <table:table-cell table:style-name="ce1" office:value-type="float" office:value="12.989" calcext:value-type="float">
            <text:p>1.30E+01</text:p>
          </table:table-cell>
          <table:table-cell table:style-name="ce1" office:value-type="float" office:value="-0.307" calcext:value-type="float">
            <text:p>-3.07E-01</text:p>
          </table:table-cell>
          <table:table-cell table:style-name="ce1" office:value-type="float" office:value="15.362" calcext:value-type="float">
            <text:p>1.54E+01</text:p>
          </table:table-cell>
          <table:table-cell table:style-name="ce1" office:value-type="float" office:value="-0.187" calcext:value-type="float">
            <text:p>-1.87E-01</text:p>
          </table:table-cell>
          <table:table-cell table:style-name="ce1" office:value-type="float" office:value="17.432" calcext:value-type="float">
            <text:p>1.74E+01</text:p>
          </table:table-cell>
          <table:table-cell table:style-name="ce1" office:value-type="float" office:value="0.552" calcext:value-type="float">
            <text:p>5.52E-01</text:p>
          </table:table-cell>
          <table:table-cell table:style-name="ce1" office:value-type="float" office:value="18.161" calcext:value-type="float">
            <text:p>1.82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062429" calcext:value-type="float">
            <text:p>322.43062429</text:p>
          </table:table-cell>
          <table:table-cell office:value-type="float" office:value="12.23476186" calcext:value-type="float">
            <text:p>12.23476186</text:p>
          </table:table-cell>
          <table:table-cell office:value-type="float" office:value="23.672802" calcext:value-type="float">
            <text:p>23.672802</text:p>
          </table:table-cell>
          <table:table-cell office:value-type="float" office:value="22.282948" calcext:value-type="float">
            <text:p>22.282948</text:p>
          </table:table-cell>
          <table:table-cell office:value-type="float" office:value="21.766214" calcext:value-type="float">
            <text:p>21.766214</text:p>
          </table:table-cell>
          <table:table-cell office:value-type="float" office:value="21.639704" calcext:value-type="float">
            <text:p>21.639704</text:p>
          </table:table-cell>
          <table:table-cell office:value-type="float" office:value="21.137758" calcext:value-type="float">
            <text:p>21.137758</text:p>
          </table:table-cell>
          <table:table-cell table:formula="of:=[.E41]-[.F41]" office:value-type="float" office:value="0.516734" calcext:value-type="float">
            <text:p>0.516734</text:p>
          </table:table-cell>
          <table:table-cell office:value-type="float" office:value="22.282948" calcext:value-type="float">
            <text:p>22.282948</text:p>
          </table:table-cell>
          <table:table-cell table:style-name="ce1" office:value-type="float" office:value="-0.41" calcext:value-type="float">
            <text:p>-4.10E-01</text:p>
          </table:table-cell>
          <table:table-cell table:style-name="ce1" office:value-type="float" office:value="12.667" calcext:value-type="float">
            <text:p>1.27E+01</text:p>
          </table:table-cell>
          <table:table-cell table:style-name="ce1" office:value-type="float" office:value="-0.308" calcext:value-type="float">
            <text:p>-3.08E-01</text:p>
          </table:table-cell>
          <table:table-cell table:style-name="ce1" office:value-type="float" office:value="15.19" calcext:value-type="float">
            <text:p>1.52E+01</text:p>
          </table:table-cell>
          <table:table-cell table:style-name="ce1" office:value-type="float" office:value="-0.186" calcext:value-type="float">
            <text:p>-1.86E-01</text:p>
          </table:table-cell>
          <table:table-cell table:style-name="ce1" office:value-type="float" office:value="17.305" calcext:value-type="float">
            <text:p>1.73E+01</text:p>
          </table:table-cell>
          <table:table-cell table:style-name="ce1" office:value-type="float" office:value="0.558" calcext:value-type="float">
            <text:p>5.58E-01</text:p>
          </table:table-cell>
          <table:table-cell table:style-name="ce1" office:value-type="float" office:value="18.013" calcext:value-type="float">
            <text:p>1.80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879696" calcext:value-type="float">
            <text:p>322.42879696</text:p>
          </table:table-cell>
          <table:table-cell office:value-type="float" office:value="12.2320396" calcext:value-type="float">
            <text:p>12.2320396</text:p>
          </table:table-cell>
          <table:table-cell office:value-type="float" office:value="24.410034" calcext:value-type="float">
            <text:p>24.410034</text:p>
          </table:table-cell>
          <table:table-cell office:value-type="float" office:value="23.235556" calcext:value-type="float">
            <text:p>23.235556</text:p>
          </table:table-cell>
          <table:table-cell office:value-type="float" office:value="22.17926" calcext:value-type="float">
            <text:p>22.17926</text:p>
          </table:table-cell>
          <table:table-cell office:value-type="float" office:value="21.811001" calcext:value-type="float">
            <text:p>21.811001</text:p>
          </table:table-cell>
          <table:table-cell office:value-type="float" office:value="21.977592" calcext:value-type="float">
            <text:p>21.977592</text:p>
          </table:table-cell>
          <table:table-cell table:formula="of:=[.E42]-[.F42]" office:value-type="float" office:value="1.056296" calcext:value-type="float">
            <text:p>1.056296</text:p>
          </table:table-cell>
          <table:table-cell office:value-type="float" office:value="23.235556" calcext:value-type="float">
            <text:p>23.235556</text:p>
          </table:table-cell>
          <table:table-cell table:style-name="ce1" office:value-type="float" office:value="-0.41" calcext:value-type="float">
            <text:p>-4.10E-01</text:p>
          </table:table-cell>
          <table:table-cell table:style-name="ce1" office:value-type="float" office:value="12.39" calcext:value-type="float">
            <text:p>1.24E+01</text:p>
          </table:table-cell>
          <table:table-cell table:style-name="ce1" office:value-type="float" office:value="-0.308" calcext:value-type="float">
            <text:p>-3.08E-01</text:p>
          </table:table-cell>
          <table:table-cell table:style-name="ce1" office:value-type="float" office:value="15.029" calcext:value-type="float">
            <text:p>1.50E+01</text:p>
          </table:table-cell>
          <table:table-cell table:style-name="ce1" office:value-type="float" office:value="-0.183" calcext:value-type="float">
            <text:p>-1.83E-01</text:p>
          </table:table-cell>
          <table:table-cell table:style-name="ce1" office:value-type="float" office:value="17.181" calcext:value-type="float">
            <text:p>1.72E+01</text:p>
          </table:table-cell>
          <table:table-cell table:style-name="ce1" office:value-type="float" office:value="0.563" calcext:value-type="float">
            <text:p>5.63E-01</text:p>
          </table:table-cell>
          <table:table-cell table:style-name="ce1" office:value-type="float" office:value="17.865" calcext:value-type="float">
            <text:p>1.79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87547" calcext:value-type="float">
            <text:p>322.4287547</text:p>
          </table:table-cell>
          <table:table-cell office:value-type="float" office:value="12.23246659" calcext:value-type="float">
            <text:p>12.23246659</text:p>
          </table:table-cell>
          <table:table-cell office:value-type="float" office:value="25.466841" calcext:value-type="float">
            <text:p>25.466841</text:p>
          </table:table-cell>
          <table:table-cell office:value-type="float" office:value="22.989744" calcext:value-type="float">
            <text:p>22.989744</text:p>
          </table:table-cell>
          <table:table-cell office:value-type="float" office:value="22.418486" calcext:value-type="float">
            <text:p>22.418486</text:p>
          </table:table-cell>
          <table:table-cell office:value-type="float" office:value="22.253756" calcext:value-type="float">
            <text:p>22.253756</text:p>
          </table:table-cell>
          <table:table-cell office:value-type="float" office:value="22.687626" calcext:value-type="float">
            <text:p>22.687626</text:p>
          </table:table-cell>
          <table:table-cell table:formula="of:=[.E43]-[.F43]" office:value-type="float" office:value="0.571258" calcext:value-type="float">
            <text:p>0.571258</text:p>
          </table:table-cell>
          <table:table-cell office:value-type="float" office:value="22.989744" calcext:value-type="float">
            <text:p>22.989744</text:p>
          </table:table-cell>
          <table:table-cell table:style-name="ce1" office:value-type="float" office:value="-0.409" calcext:value-type="float">
            <text:p>-4.09E-01</text:p>
          </table:table-cell>
          <table:table-cell table:style-name="ce1" office:value-type="float" office:value="12.146" calcext:value-type="float">
            <text:p>1.21E+01</text:p>
          </table:table-cell>
          <table:table-cell table:style-name="ce1" office:value-type="float" office:value="-0.307" calcext:value-type="float">
            <text:p>-3.07E-01</text:p>
          </table:table-cell>
          <table:table-cell table:style-name="ce1" office:value-type="float" office:value="14.872" calcext:value-type="float">
            <text:p>1.49E+01</text:p>
          </table:table-cell>
          <table:table-cell table:style-name="ce1" office:value-type="float" office:value="-0.18" calcext:value-type="float">
            <text:p>-1.80E-01</text:p>
          </table:table-cell>
          <table:table-cell table:style-name="ce1" office:value-type="float" office:value="17.062" calcext:value-type="float">
            <text:p>1.71E+01</text:p>
          </table:table-cell>
          <table:table-cell table:style-name="ce1" office:value-type="float" office:value="0.569" calcext:value-type="float">
            <text:p>5.69E-01</text:p>
          </table:table-cell>
          <table:table-cell table:style-name="ce1" office:value-type="float" office:value="17.711" calcext:value-type="float">
            <text:p>1.77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264584" calcext:value-type="float">
            <text:p>322.43264584</text:p>
          </table:table-cell>
          <table:table-cell office:value-type="float" office:value="12.23578397" calcext:value-type="float">
            <text:p>12.23578397</text:p>
          </table:table-cell>
          <table:table-cell office:value-type="float" office:value="22.123583" calcext:value-type="float">
            <text:p>22.123583</text:p>
          </table:table-cell>
          <table:table-cell office:value-type="float" office:value="21.005785" calcext:value-type="float">
            <text:p>21.005785</text:p>
          </table:table-cell>
          <table:table-cell office:value-type="float" office:value="20.682182" calcext:value-type="float">
            <text:p>20.682182</text:p>
          </table:table-cell>
          <table:table-cell office:value-type="float" office:value="20.408606" calcext:value-type="float">
            <text:p>20.408606</text:p>
          </table:table-cell>
          <table:table-cell office:value-type="float" office:value="20.469063" calcext:value-type="float">
            <text:p>20.469063</text:p>
          </table:table-cell>
          <table:table-cell table:formula="of:=[.E44]-[.F44]" office:value-type="float" office:value="0.323602999999999" calcext:value-type="float">
            <text:p>0.323602999999999</text:p>
          </table:table-cell>
          <table:table-cell office:value-type="float" office:value="21.005785" calcext:value-type="float">
            <text:p>21.005785</text:p>
          </table:table-cell>
          <table:table-cell table:style-name="ce1" office:value-type="float" office:value="-0.408" calcext:value-type="float">
            <text:p>-4.08E-01</text:p>
          </table:table-cell>
          <table:table-cell table:style-name="ce1" office:value-type="float" office:value="11.915" calcext:value-type="float">
            <text:p>1.19E+01</text:p>
          </table:table-cell>
          <table:table-cell table:style-name="ce1" office:value-type="float" office:value="-0.306" calcext:value-type="float">
            <text:p>-3.06E-01</text:p>
          </table:table-cell>
          <table:table-cell table:style-name="ce1" office:value-type="float" office:value="14.721" calcext:value-type="float">
            <text:p>1.47E+01</text:p>
          </table:table-cell>
          <table:table-cell table:style-name="ce1" office:value-type="float" office:value="-0.178" calcext:value-type="float">
            <text:p>-1.78E-01</text:p>
          </table:table-cell>
          <table:table-cell table:style-name="ce1" office:value-type="float" office:value="17.005" calcext:value-type="float">
            <text:p>1.70E+01</text:p>
          </table:table-cell>
          <table:table-cell table:style-name="ce1" office:value-type="float" office:value="0.574" calcext:value-type="float">
            <text:p>5.74E-01</text:p>
          </table:table-cell>
          <table:table-cell table:style-name="ce1" office:value-type="float" office:value="17.56" calcext:value-type="float">
            <text:p>1.76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5642118" calcext:value-type="float">
            <text:p>322.45642118</text:p>
          </table:table-cell>
          <table:table-cell office:value-type="float" office:value="12.25362497" calcext:value-type="float">
            <text:p>12.25362497</text:p>
          </table:table-cell>
          <table:table-cell office:value-type="float" office:value="22.073704" calcext:value-type="float">
            <text:p>22.073704</text:p>
          </table:table-cell>
          <table:table-cell office:value-type="float" office:value="22.522213" calcext:value-type="float">
            <text:p>22.522213</text:p>
          </table:table-cell>
          <table:table-cell office:value-type="float" office:value="22.651125" calcext:value-type="float">
            <text:p>22.651125</text:p>
          </table:table-cell>
          <table:table-cell office:value-type="float" office:value="22.285173" calcext:value-type="float">
            <text:p>22.285173</text:p>
          </table:table-cell>
          <table:table-cell office:value-type="float" office:value="21.868996" calcext:value-type="float">
            <text:p>21.868996</text:p>
          </table:table-cell>
          <table:table-cell table:formula="of:=[.E45]-[.F45]" office:value-type="float" office:value="-0.128912" calcext:value-type="float">
            <text:p>-0.128912</text:p>
          </table:table-cell>
          <table:table-cell office:value-type="float" office:value="22.522213" calcext:value-type="float">
            <text:p>22.522213</text:p>
          </table:table-cell>
          <table:table-cell table:style-name="ce1" office:value-type="float" office:value="-0.408" calcext:value-type="float">
            <text:p>-4.08E-01</text:p>
          </table:table-cell>
          <table:table-cell table:style-name="ce1" office:value-type="float" office:value="11.897" calcext:value-type="float">
            <text:p>1.19E+01</text:p>
          </table:table-cell>
          <table:table-cell table:style-name="ce1" office:value-type="float" office:value="-0.305" calcext:value-type="float">
            <text:p>-3.05E-01</text:p>
          </table:table-cell>
          <table:table-cell table:style-name="ce1" office:value-type="float" office:value="14.712" calcext:value-type="float">
            <text:p>1.47E+01</text:p>
          </table:table-cell>
          <table:table-cell table:style-name="ce1" office:value-type="float" office:value="-0.178" calcext:value-type="float">
            <text:p>-1.78E-01</text:p>
          </table:table-cell>
          <table:table-cell table:style-name="ce1" office:value-type="float" office:value="16.952" calcext:value-type="float">
            <text:p>1.70E+01</text:p>
          </table:table-cell>
          <table:table-cell table:style-name="ce1" office:value-type="float" office:value="0.581" calcext:value-type="float">
            <text:p>5.81E-01</text:p>
          </table:table-cell>
          <table:table-cell table:style-name="ce1" office:value-type="float" office:value="17.411" calcext:value-type="float">
            <text:p>1.74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5651676" calcext:value-type="float">
            <text:p>322.45651676</text:p>
          </table:table-cell>
          <table:table-cell office:value-type="float" office:value="12.25280715" calcext:value-type="float">
            <text:p>12.25280715</text:p>
          </table:table-cell>
          <table:table-cell office:value-type="float" office:value="24.409683" calcext:value-type="float">
            <text:p>24.409683</text:p>
          </table:table-cell>
          <table:table-cell office:value-type="float" office:value="25.021717" calcext:value-type="float">
            <text:p>25.021717</text:p>
          </table:table-cell>
          <table:table-cell office:value-type="float" office:value="24.323231" calcext:value-type="float">
            <text:p>24.323231</text:p>
          </table:table-cell>
          <table:table-cell office:value-type="float" office:value="21.807377" calcext:value-type="float">
            <text:p>21.807377</text:p>
          </table:table-cell>
          <table:table-cell office:value-type="float" office:value="21.331175" calcext:value-type="float">
            <text:p>21.331175</text:p>
          </table:table-cell>
          <table:table-cell table:formula="of:=[.E46]-[.F46]" office:value-type="float" office:value="0.698485999999999" calcext:value-type="float">
            <text:p>0.698485999999999</text:p>
          </table:table-cell>
          <table:table-cell office:value-type="float" office:value="25.021717" calcext:value-type="float">
            <text:p>25.021717</text:p>
          </table:table-cell>
          <table:table-cell table:style-name="ce1" office:value-type="float" office:value="-0.407" calcext:value-type="float">
            <text:p>-4.07E-01</text:p>
          </table:table-cell>
          <table:table-cell table:style-name="ce1" office:value-type="float" office:value="11.751" calcext:value-type="float">
            <text:p>1.18E+01</text:p>
          </table:table-cell>
          <table:table-cell table:style-name="ce1" office:value-type="float" office:value="-0.303" calcext:value-type="float">
            <text:p>-3.03E-01</text:p>
          </table:table-cell>
          <table:table-cell table:style-name="ce1" office:value-type="float" office:value="14.569" calcext:value-type="float">
            <text:p>1.46E+01</text:p>
          </table:table-cell>
          <table:table-cell table:style-name="ce1" office:value-type="float" office:value="-0.178" calcext:value-type="float">
            <text:p>-1.78E-01</text:p>
          </table:table-cell>
          <table:table-cell table:style-name="ce1" office:value-type="float" office:value="16.936" calcext:value-type="float">
            <text:p>1.69E+01</text:p>
          </table:table-cell>
          <table:table-cell table:style-name="ce1" office:value-type="float" office:value="0.587" calcext:value-type="float">
            <text:p>5.87E-01</text:p>
          </table:table-cell>
          <table:table-cell table:style-name="ce1" office:value-type="float" office:value="17.268" calcext:value-type="float">
            <text:p>1.73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5720189" calcext:value-type="float">
            <text:p>322.45720189</text:p>
          </table:table-cell>
          <table:table-cell office:value-type="float" office:value="12.25279616" calcext:value-type="float">
            <text:p>12.25279616</text:p>
          </table:table-cell>
          <table:table-cell office:value-type="float" office:value="24.854715" calcext:value-type="float">
            <text:p>24.854715</text:p>
          </table:table-cell>
          <table:table-cell office:value-type="float" office:value="23.148851" calcext:value-type="float">
            <text:p>23.148851</text:p>
          </table:table-cell>
          <table:table-cell office:value-type="float" office:value="22.565168" calcext:value-type="float">
            <text:p>22.565168</text:p>
          </table:table-cell>
          <table:table-cell office:value-type="float" office:value="21.775284" calcext:value-type="float">
            <text:p>21.775284</text:p>
          </table:table-cell>
          <table:table-cell office:value-type="float" office:value="21.816284" calcext:value-type="float">
            <text:p>21.816284</text:p>
          </table:table-cell>
          <table:table-cell table:formula="of:=[.E47]-[.F47]" office:value-type="float" office:value="0.583683000000001" calcext:value-type="float">
            <text:p>0.583683000000001</text:p>
          </table:table-cell>
          <table:table-cell office:value-type="float" office:value="23.148851" calcext:value-type="float">
            <text:p>23.148851</text:p>
          </table:table-cell>
          <table:table-cell table:style-name="ce1" office:value-type="float" office:value="-0.405" calcext:value-type="float">
            <text:p>-4.05E-01</text:p>
          </table:table-cell>
          <table:table-cell table:style-name="ce1" office:value-type="float" office:value="11.275" calcext:value-type="float">
            <text:p>1.13E+01</text:p>
          </table:table-cell>
          <table:table-cell table:style-name="ce1" office:value-type="float" office:value="-0.302" calcext:value-type="float">
            <text:p>-3.02E-01</text:p>
          </table:table-cell>
          <table:table-cell table:style-name="ce1" office:value-type="float" office:value="14.501" calcext:value-type="float">
            <text:p>1.45E+01</text:p>
          </table:table-cell>
          <table:table-cell table:style-name="ce1" office:value-type="float" office:value="-0.18" calcext:value-type="float">
            <text:p>-1.80E-01</text:p>
          </table:table-cell>
          <table:table-cell table:style-name="ce1" office:value-type="float" office:value="16.908" calcext:value-type="float">
            <text:p>1.69E+01</text:p>
          </table:table-cell>
          <table:table-cell table:style-name="ce1" office:value-type="float" office:value="0.594" calcext:value-type="float">
            <text:p>5.94E-01</text:p>
          </table:table-cell>
          <table:table-cell table:style-name="ce1" office:value-type="float" office:value="17.119" calcext:value-type="float">
            <text:p>1.71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871994" calcext:value-type="float">
            <text:p>322.49871994</text:p>
          </table:table-cell>
          <table:table-cell office:value-type="float" office:value="12.25960025" calcext:value-type="float">
            <text:p>12.25960025</text:p>
          </table:table-cell>
          <table:table-cell office:value-type="float" office:value="17.46711" calcext:value-type="float">
            <text:p>17.46711</text:p>
          </table:table-cell>
          <table:table-cell office:value-type="float" office:value="16.265823" calcext:value-type="float">
            <text:p>16.265823</text:p>
          </table:table-cell>
          <table:table-cell office:value-type="float" office:value="15.947597" calcext:value-type="float">
            <text:p>15.947597</text:p>
          </table:table-cell>
          <table:table-cell office:value-type="float" office:value="15.810651" calcext:value-type="float">
            <text:p>15.810651</text:p>
          </table:table-cell>
          <table:table-cell office:value-type="float" office:value="15.728922" calcext:value-type="float">
            <text:p>15.728922</text:p>
          </table:table-cell>
          <table:table-cell table:formula="of:=[.E48]-[.F48]" office:value-type="float" office:value="0.318226000000001" calcext:value-type="float">
            <text:p>0.318226000000001</text:p>
          </table:table-cell>
          <table:table-cell office:value-type="float" office:value="16.265823" calcext:value-type="float">
            <text:p>16.265823</text:p>
          </table:table-cell>
          <table:table-cell table:style-name="ce1" office:value-type="float" office:value="-0.398" calcext:value-type="float">
            <text:p>-3.98E-01</text:p>
          </table:table-cell>
          <table:table-cell table:style-name="ce1" office:value-type="float" office:value="10.828" calcext:value-type="float">
            <text:p>1.08E+01</text:p>
          </table:table-cell>
          <table:table-cell table:style-name="ce1" office:value-type="float" office:value="-0.302" calcext:value-type="float">
            <text:p>-3.02E-01</text:p>
          </table:table-cell>
          <table:table-cell table:style-name="ce1" office:value-type="float" office:value="14.439" calcext:value-type="float">
            <text:p>1.44E+01</text:p>
          </table:table-cell>
          <table:table-cell table:style-name="ce1" office:value-type="float" office:value="-0.185" calcext:value-type="float">
            <text:p>-1.85E-01</text:p>
          </table:table-cell>
          <table:table-cell table:style-name="ce1" office:value-type="float" office:value="16.906" calcext:value-type="float">
            <text:p>1.69E+01</text:p>
          </table:table-cell>
          <table:table-cell table:style-name="ce1" office:value-type="float" office:value="0.602" calcext:value-type="float">
            <text:p>6.02E-01</text:p>
          </table:table-cell>
          <table:table-cell table:style-name="ce1" office:value-type="float" office:value="16.975" calcext:value-type="float">
            <text:p>1.70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2344647" calcext:value-type="float">
            <text:p>322.52344647</text:p>
          </table:table-cell>
          <table:table-cell office:value-type="float" office:value="12.25275502" calcext:value-type="float">
            <text:p>12.25275502</text:p>
          </table:table-cell>
          <table:table-cell office:value-type="float" office:value="17.380297" calcext:value-type="float">
            <text:p>17.380297</text:p>
          </table:table-cell>
          <table:table-cell office:value-type="float" office:value="16.663046" calcext:value-type="float">
            <text:p>16.663046</text:p>
          </table:table-cell>
          <table:table-cell office:value-type="float" office:value="16.847696" calcext:value-type="float">
            <text:p>16.847696</text:p>
          </table:table-cell>
          <table:table-cell office:value-type="float" office:value="17.072489" calcext:value-type="float">
            <text:p>17.072489</text:p>
          </table:table-cell>
          <table:table-cell office:value-type="float" office:value="17.187057" calcext:value-type="float">
            <text:p>17.187057</text:p>
          </table:table-cell>
          <table:table-cell table:formula="of:=[.E49]-[.F49]" office:value-type="float" office:value="-0.184649999999998" calcext:value-type="float">
            <text:p>-0.184649999999998</text:p>
          </table:table-cell>
          <table:table-cell office:value-type="float" office:value="16.663046" calcext:value-type="float">
            <text:p>16.663046</text:p>
          </table:table-cell>
          <table:table-cell table:style-name="ce1" office:value-type="float" office:value="-0.389" calcext:value-type="float">
            <text:p>-3.89E-01</text:p>
          </table:table-cell>
          <table:table-cell table:style-name="ce1" office:value-type="float" office:value="10.609" calcext:value-type="float">
            <text:p>1.06E+01</text:p>
          </table:table-cell>
          <table:table-cell table:style-name="ce1" office:value-type="float" office:value="-0.302" calcext:value-type="float">
            <text:p>-3.02E-01</text:p>
          </table:table-cell>
          <table:table-cell table:style-name="ce1" office:value-type="float" office:value="14.416" calcext:value-type="float">
            <text:p>1.44E+01</text:p>
          </table:table-cell>
          <table:table-cell table:style-name="ce1" office:value-type="float" office:value="-0.193" calcext:value-type="float">
            <text:p>-1.93E-01</text:p>
          </table:table-cell>
          <table:table-cell table:style-name="ce1" office:value-type="float" office:value="16.918" calcext:value-type="float">
            <text:p>1.69E+01</text:p>
          </table:table-cell>
          <table:table-cell table:style-name="ce1" office:value-type="float" office:value="0.61" calcext:value-type="float">
            <text:p>6.10E-01</text:p>
          </table:table-cell>
          <table:table-cell table:style-name="ce1" office:value-type="float" office:value="16.841" calcext:value-type="float">
            <text:p>1.68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898779" calcext:value-type="float">
            <text:p>322.48898779</text:p>
          </table:table-cell>
          <table:table-cell office:value-type="float" office:value="12.25967277" calcext:value-type="float">
            <text:p>12.25967277</text:p>
          </table:table-cell>
          <table:table-cell office:value-type="float" office:value="23.462433" calcext:value-type="float">
            <text:p>23.462433</text:p>
          </table:table-cell>
          <table:table-cell office:value-type="float" office:value="20.669178" calcext:value-type="float">
            <text:p>20.669178</text:p>
          </table:table-cell>
          <table:table-cell office:value-type="float" office:value="19.130844" calcext:value-type="float">
            <text:p>19.130844</text:p>
          </table:table-cell>
          <table:table-cell office:value-type="float" office:value="17.967768" calcext:value-type="float">
            <text:p>17.967768</text:p>
          </table:table-cell>
          <table:table-cell office:value-type="float" office:value="17.367798" calcext:value-type="float">
            <text:p>17.367798</text:p>
          </table:table-cell>
          <table:table-cell table:formula="of:=[.E50]-[.F50]" office:value-type="float" office:value="1.538334" calcext:value-type="float">
            <text:p>1.538334</text:p>
          </table:table-cell>
          <table:table-cell office:value-type="float" office:value="20.669178" calcext:value-type="float">
            <text:p>20.669178</text:p>
          </table:table-cell>
          <table:table-cell table:style-name="ce1" office:value-type="float" office:value="-0.386" calcext:value-type="float">
            <text:p>-3.86E-01</text:p>
          </table:table-cell>
          <table:table-cell table:style-name="ce1" office:value-type="float" office:value="10.508" calcext:value-type="float">
            <text:p>1.05E+01</text:p>
          </table:table-cell>
          <table:table-cell table:style-name="ce1" office:value-type="float" office:value="-0.303" calcext:value-type="float">
            <text:p>-3.03E-01</text:p>
          </table:table-cell>
          <table:table-cell table:style-name="ce1" office:value-type="float" office:value="14.394" calcext:value-type="float">
            <text:p>1.44E+01</text:p>
          </table:table-cell>
          <table:table-cell table:style-name="ce1" office:value-type="float" office:value="-0.2" calcext:value-type="float">
            <text:p>-2.00E-01</text:p>
          </table:table-cell>
          <table:table-cell table:style-name="ce1" office:value-type="float" office:value="16.921" calcext:value-type="float">
            <text:p>1.69E+01</text:p>
          </table:table-cell>
          <table:table-cell table:style-name="ce1" office:value-type="float" office:value="0.617" calcext:value-type="float">
            <text:p>6.17E-01</text:p>
          </table:table-cell>
          <table:table-cell table:style-name="ce1" office:value-type="float" office:value="16.706" calcext:value-type="float">
            <text:p>1.67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656232" calcext:value-type="float">
            <text:p>322.48656232</text:p>
          </table:table-cell>
          <table:table-cell office:value-type="float" office:value="12.26020565" calcext:value-type="float">
            <text:p>12.26020565</text:p>
          </table:table-cell>
          <table:table-cell office:value-type="float" office:value="22.234379" calcext:value-type="float">
            <text:p>22.234379</text:p>
          </table:table-cell>
          <table:table-cell office:value-type="float" office:value="22.705957" calcext:value-type="float">
            <text:p>22.705957</text:p>
          </table:table-cell>
          <table:table-cell office:value-type="float" office:value="22.366173" calcext:value-type="float">
            <text:p>22.366173</text:p>
          </table:table-cell>
          <table:table-cell office:value-type="float" office:value="22.048758" calcext:value-type="float">
            <text:p>22.048758</text:p>
          </table:table-cell>
          <table:table-cell office:value-type="float" office:value="21.716105" calcext:value-type="float">
            <text:p>21.716105</text:p>
          </table:table-cell>
          <table:table-cell table:formula="of:=[.E51]-[.F51]" office:value-type="float" office:value="0.339784000000002" calcext:value-type="float">
            <text:p>0.339784000000002</text:p>
          </table:table-cell>
          <table:table-cell office:value-type="float" office:value="22.705957" calcext:value-type="float">
            <text:p>22.705957</text:p>
          </table:table-cell>
          <table:table-cell table:style-name="ce1" office:value-type="float" office:value="-0.388" calcext:value-type="float">
            <text:p>-3.88E-01</text:p>
          </table:table-cell>
          <table:table-cell table:style-name="ce1" office:value-type="float" office:value="10.506" calcext:value-type="float">
            <text:p>1.05E+01</text:p>
          </table:table-cell>
          <table:table-cell table:style-name="ce1" office:value-type="float" office:value="-0.307" calcext:value-type="float">
            <text:p>-3.07E-01</text:p>
          </table:table-cell>
          <table:table-cell table:style-name="ce1" office:value-type="float" office:value="14.404" calcext:value-type="float">
            <text:p>1.44E+01</text:p>
          </table:table-cell>
          <table:table-cell table:style-name="ce1" office:value-type="float" office:value="-0.206" calcext:value-type="float">
            <text:p>-2.06E-01</text:p>
          </table:table-cell>
          <table:table-cell table:style-name="ce1" office:value-type="float" office:value="16.906" calcext:value-type="float">
            <text:p>1.69E+01</text:p>
          </table:table-cell>
          <table:table-cell table:style-name="ce1" office:value-type="float" office:value="0.626" calcext:value-type="float">
            <text:p>6.26E-01</text:p>
          </table:table-cell>
          <table:table-cell table:style-name="ce1" office:value-type="float" office:value="16.584" calcext:value-type="float">
            <text:p>1.66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255042" calcext:value-type="float">
            <text:p>322.50255042</text:p>
          </table:table-cell>
          <table:table-cell office:value-type="float" office:value="12.25831019" calcext:value-type="float">
            <text:p>12.25831019</text:p>
          </table:table-cell>
          <table:table-cell office:value-type="float" office:value="20.717783" calcext:value-type="float">
            <text:p>20.717783</text:p>
          </table:table-cell>
          <table:table-cell office:value-type="float" office:value="19.669104" calcext:value-type="float">
            <text:p>19.669104</text:p>
          </table:table-cell>
          <table:table-cell office:value-type="float" office:value="19.339205" calcext:value-type="float">
            <text:p>19.339205</text:p>
          </table:table-cell>
          <table:table-cell office:value-type="float" office:value="19.147552" calcext:value-type="float">
            <text:p>19.147552</text:p>
          </table:table-cell>
          <table:table-cell office:value-type="float" office:value="18.982594" calcext:value-type="float">
            <text:p>18.982594</text:p>
          </table:table-cell>
          <table:table-cell table:formula="of:=[.E52]-[.F52]" office:value-type="float" office:value="0.329899000000001" calcext:value-type="float">
            <text:p>0.329899000000001</text:p>
          </table:table-cell>
          <table:table-cell office:value-type="float" office:value="19.669104" calcext:value-type="float">
            <text:p>19.669104</text:p>
          </table:table-cell>
          <table:table-cell table:style-name="ce1" office:value-type="float" office:value="-0.398000000000001" calcext:value-type="float">
            <text:p>-3.98E-01</text:p>
          </table:table-cell>
          <table:table-cell table:style-name="ce1" office:value-type="float" office:value="10.567" calcext:value-type="float">
            <text:p>1.06E+01</text:p>
          </table:table-cell>
          <table:table-cell table:style-name="ce1" office:value-type="float" office:value="-0.313" calcext:value-type="float">
            <text:p>-3.13E-01</text:p>
          </table:table-cell>
          <table:table-cell table:style-name="ce1" office:value-type="float" office:value="14.442" calcext:value-type="float">
            <text:p>1.44E+01</text:p>
          </table:table-cell>
          <table:table-cell table:style-name="ce1" office:value-type="float" office:value="-0.204" calcext:value-type="float">
            <text:p>-2.04E-01</text:p>
          </table:table-cell>
          <table:table-cell table:style-name="ce1" office:value-type="float" office:value="16.905" calcext:value-type="float">
            <text:p>1.69E+01</text:p>
          </table:table-cell>
          <table:table-cell table:style-name="ce1" office:value-type="float" office:value="0.634" calcext:value-type="float">
            <text:p>6.34E-01</text:p>
          </table:table-cell>
          <table:table-cell table:style-name="ce1" office:value-type="float" office:value="16.453" calcext:value-type="float">
            <text:p>1.65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334582" calcext:value-type="float">
            <text:p>322.50334582</text:p>
          </table:table-cell>
          <table:table-cell office:value-type="float" office:value="12.25874102" calcext:value-type="float">
            <text:p>12.25874102</text:p>
          </table:table-cell>
          <table:table-cell office:value-type="float" office:value="21.396097" calcext:value-type="float">
            <text:p>21.396097</text:p>
          </table:table-cell>
          <table:table-cell office:value-type="float" office:value="20.511103" calcext:value-type="float">
            <text:p>20.511103</text:p>
          </table:table-cell>
          <table:table-cell office:value-type="float" office:value="20.228519" calcext:value-type="float">
            <text:p>20.228519</text:p>
          </table:table-cell>
          <table:table-cell office:value-type="float" office:value="20.033653" calcext:value-type="float">
            <text:p>20.033653</text:p>
          </table:table-cell>
          <table:table-cell office:value-type="float" office:value="20.100821" calcext:value-type="float">
            <text:p>20.100821</text:p>
          </table:table-cell>
          <table:table-cell table:formula="of:=[.E53]-[.F53]" office:value-type="float" office:value="0.282584" calcext:value-type="float">
            <text:p>0.282584</text:p>
          </table:table-cell>
          <table:table-cell office:value-type="float" office:value="20.511103" calcext:value-type="float">
            <text:p>20.511103</text:p>
          </table:table-cell>
          <table:table-cell table:style-name="ce1" office:value-type="float" office:value="-0.403" calcext:value-type="float">
            <text:p>-4.03E-01</text:p>
          </table:table-cell>
          <table:table-cell table:style-name="ce1" office:value-type="float" office:value="10.597" calcext:value-type="float">
            <text:p>1.06E+01</text:p>
          </table:table-cell>
          <table:table-cell table:style-name="ce1" office:value-type="float" office:value="-0.318" calcext:value-type="float">
            <text:p>-3.18E-01</text:p>
          </table:table-cell>
          <table:table-cell table:style-name="ce1" office:value-type="float" office:value="14.467" calcext:value-type="float">
            <text:p>1.45E+01</text:p>
          </table:table-cell>
          <table:table-cell table:style-name="ce1" office:value-type="float" office:value="-0.195" calcext:value-type="float">
            <text:p>-1.95E-01</text:p>
          </table:table-cell>
          <table:table-cell table:style-name="ce1" office:value-type="float" office:value="16.815" calcext:value-type="float">
            <text:p>1.68E+01</text:p>
          </table:table-cell>
          <table:table-cell table:style-name="ce1" office:value-type="float" office:value="0.643" calcext:value-type="float">
            <text:p>6.43E-01</text:p>
          </table:table-cell>
          <table:table-cell table:style-name="ce1" office:value-type="float" office:value="16.332" calcext:value-type="float">
            <text:p>1.63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467552" calcext:value-type="float">
            <text:p>322.50467552</text:p>
          </table:table-cell>
          <table:table-cell office:value-type="float" office:value="12.26013077" calcext:value-type="float">
            <text:p>12.26013077</text:p>
          </table:table-cell>
          <table:table-cell office:value-type="float" office:value="20.987965" calcext:value-type="float">
            <text:p>20.987965</text:p>
          </table:table-cell>
          <table:table-cell office:value-type="float" office:value="20.071461" calcext:value-type="float">
            <text:p>20.071461</text:p>
          </table:table-cell>
          <table:table-cell office:value-type="float" office:value="19.732605" calcext:value-type="float">
            <text:p>19.732605</text:p>
          </table:table-cell>
          <table:table-cell office:value-type="float" office:value="19.563797" calcext:value-type="float">
            <text:p>19.563797</text:p>
          </table:table-cell>
          <table:table-cell office:value-type="float" office:value="19.619032" calcext:value-type="float">
            <text:p>19.619032</text:p>
          </table:table-cell>
          <table:table-cell table:formula="of:=[.E54]-[.F54]" office:value-type="float" office:value="0.338856" calcext:value-type="float">
            <text:p>0.338856</text:p>
          </table:table-cell>
          <table:table-cell office:value-type="float" office:value="20.071461" calcext:value-type="float">
            <text:p>20.071461</text:p>
          </table:table-cell>
          <table:table-cell table:style-name="ce1" office:value-type="float" office:value="-0.403000000000001" calcext:value-type="float">
            <text:p>-4.03E-01</text:p>
          </table:table-cell>
          <table:table-cell table:style-name="ce1" office:value-type="float" office:value="10.599" calcext:value-type="float">
            <text:p>1.06E+01</text:p>
          </table:table-cell>
          <table:table-cell table:style-name="ce1" office:value-type="float" office:value="-0.321" calcext:value-type="float">
            <text:p>-3.21E-01</text:p>
          </table:table-cell>
          <table:table-cell table:style-name="ce1" office:value-type="float" office:value="14.48" calcext:value-type="float">
            <text:p>1.45E+01</text:p>
          </table:table-cell>
          <table:table-cell table:style-name="ce1" office:value-type="float" office:value="-0.186" calcext:value-type="float">
            <text:p>-1.86E-01</text:p>
          </table:table-cell>
          <table:table-cell table:style-name="ce1" office:value-type="float" office:value="16.654" calcext:value-type="float">
            <text:p>1.67E+01</text:p>
          </table:table-cell>
          <table:table-cell table:style-name="ce1" office:value-type="float" office:value="0.651" calcext:value-type="float">
            <text:p>6.51E-01</text:p>
          </table:table-cell>
          <table:table-cell table:style-name="ce1" office:value-type="float" office:value="16.211" calcext:value-type="float">
            <text:p>1.62E+01</text:p>
          </table:table-cell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9445279" calcext:value-type="float">
            <text:p>322.49445279</text:p>
          </table:table-cell>
          <table:table-cell office:value-type="float" office:value="12.25995132" calcext:value-type="float">
            <text:p>12.25995132</text:p>
          </table:table-cell>
          <table:table-cell office:value-type="float" office:value="25.078419" calcext:value-type="float">
            <text:p>25.078419</text:p>
          </table:table-cell>
          <table:table-cell office:value-type="float" office:value="22.395145" calcext:value-type="float">
            <text:p>22.395145</text:p>
          </table:table-cell>
          <table:table-cell office:value-type="float" office:value="21.535618" calcext:value-type="float">
            <text:p>21.535618</text:p>
          </table:table-cell>
          <table:table-cell office:value-type="float" office:value="21.375559" calcext:value-type="float">
            <text:p>21.375559</text:p>
          </table:table-cell>
          <table:table-cell office:value-type="float" office:value="22.585129" calcext:value-type="float">
            <text:p>22.585129</text:p>
          </table:table-cell>
          <table:table-cell table:formula="of:=[.E55]-[.F55]" office:value-type="float" office:value="0.859527" calcext:value-type="float">
            <text:p>0.859527</text:p>
          </table:table-cell>
          <table:table-cell office:value-type="float" office:value="22.395145" calcext:value-type="float">
            <text:p>22.395145</text:p>
          </table:table-cell>
          <table:table-cell table:style-name="ce1" office:value-type="float" office:value="-0.398000000000001" calcext:value-type="float">
            <text:p>-3.98E-01</text:p>
          </table:table-cell>
          <table:table-cell table:style-name="ce1" office:value-type="float" office:value="10.559" calcext:value-type="float">
            <text:p>1.06E+01</text:p>
          </table:table-cell>
          <table:table-cell table:style-name="ce1" office:value-type="float" office:value="-0.321" calcext:value-type="float">
            <text:p>-3.21E-01</text:p>
          </table:table-cell>
          <table:table-cell table:style-name="ce1" office:value-type="float" office:value="14.483" calcext:value-type="float">
            <text:p>1.45E+01</text:p>
          </table:table-cell>
          <table:table-cell table:style-name="ce1" office:value-type="float" office:value="-0.175" calcext:value-type="float">
            <text:p>-1.75E-01</text:p>
          </table:table-cell>
          <table:table-cell table:style-name="ce1" office:value-type="float" office:value="16.523" calcext:value-type="float">
            <text:p>1.65E+01</text:p>
          </table:table-cell>
          <table:table-cell table:style-name="ce1" office:value-type="float" office:value="0.659" calcext:value-type="float">
            <text:p>6.59E-01</text:p>
          </table:table-cell>
          <table:table-cell table:style-name="ce1" office:value-type="float" office:value="16.097" calcext:value-type="float">
            <text:p>1.61E+01</text:p>
          </table:table-cell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938428" calcext:value-type="float">
            <text:p>322.51938428</text:p>
          </table:table-cell>
          <table:table-cell office:value-type="float" office:value="12.25653364" calcext:value-type="float">
            <text:p>12.25653364</text:p>
          </table:table-cell>
          <table:table-cell office:value-type="float" office:value="22.382353" calcext:value-type="float">
            <text:p>22.382353</text:p>
          </table:table-cell>
          <table:table-cell office:value-type="float" office:value="21.851498" calcext:value-type="float">
            <text:p>21.851498</text:p>
          </table:table-cell>
          <table:table-cell office:value-type="float" office:value="21.35457" calcext:value-type="float">
            <text:p>21.35457</text:p>
          </table:table-cell>
          <table:table-cell office:value-type="float" office:value="21.257116" calcext:value-type="float">
            <text:p>21.257116</text:p>
          </table:table-cell>
          <table:table-cell office:value-type="float" office:value="20.942457" calcext:value-type="float">
            <text:p>20.942457</text:p>
          </table:table-cell>
          <table:table-cell table:formula="of:=[.E56]-[.F56]" office:value-type="float" office:value="0.496928000000001" calcext:value-type="float">
            <text:p>0.496928000000001</text:p>
          </table:table-cell>
          <table:table-cell office:value-type="float" office:value="21.851498" calcext:value-type="float">
            <text:p>21.851498</text:p>
          </table:table-cell>
          <table:table-cell table:style-name="ce1" office:value-type="float" office:value="-0.397" calcext:value-type="float">
            <text:p>-3.97E-01</text:p>
          </table:table-cell>
          <table:table-cell table:style-name="ce1" office:value-type="float" office:value="10.538" calcext:value-type="float">
            <text:p>1.05E+01</text:p>
          </table:table-cell>
          <table:table-cell table:style-name="ce1" office:value-type="float" office:value="-0.314" calcext:value-type="float">
            <text:p>-3.14E-01</text:p>
          </table:table-cell>
          <table:table-cell table:style-name="ce1" office:value-type="float" office:value="14.449" calcext:value-type="float">
            <text:p>1.44E+01</text:p>
          </table:table-cell>
          <table:table-cell table:style-name="ce1" office:value-type="float" office:value="-0.16" calcext:value-type="float">
            <text:p>-1.60E-01</text:p>
          </table:table-cell>
          <table:table-cell table:style-name="ce1" office:value-type="float" office:value="16.408" calcext:value-type="float">
            <text:p>1.64E+01</text:p>
          </table:table-cell>
          <table:table-cell table:style-name="ce1" office:value-type="float" office:value="0.667" calcext:value-type="float">
            <text:p>6.67E-01</text:p>
          </table:table-cell>
          <table:table-cell table:style-name="ce1" office:value-type="float" office:value="15.982" calcext:value-type="float">
            <text:p>1.60E+01</text:p>
          </table:table-cell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2668646" calcext:value-type="float">
            <text:p>322.52668646</text:p>
          </table:table-cell>
          <table:table-cell office:value-type="float" office:value="12.25212494" calcext:value-type="float">
            <text:p>12.25212494</text:p>
          </table:table-cell>
          <table:table-cell office:value-type="float" office:value="26.158686" calcext:value-type="float">
            <text:p>26.158686</text:p>
          </table:table-cell>
          <table:table-cell office:value-type="float" office:value="22.461967" calcext:value-type="float">
            <text:p>22.461967</text:p>
          </table:table-cell>
          <table:table-cell office:value-type="float" office:value="21.861343" calcext:value-type="float">
            <text:p>21.861343</text:p>
          </table:table-cell>
          <table:table-cell office:value-type="float" office:value="21.958708" calcext:value-type="float">
            <text:p>21.958708</text:p>
          </table:table-cell>
          <table:table-cell office:value-type="float" office:value="21.880035" calcext:value-type="float">
            <text:p>21.880035</text:p>
          </table:table-cell>
          <table:table-cell table:formula="of:=[.E57]-[.F57]" office:value-type="float" office:value="0.600624" calcext:value-type="float">
            <text:p>0.600624</text:p>
          </table:table-cell>
          <table:table-cell office:value-type="float" office:value="22.461967" calcext:value-type="float">
            <text:p>22.461967</text:p>
          </table:table-cell>
          <table:table-cell table:style-name="ce1" office:value-type="float" office:value="-0.39" calcext:value-type="float">
            <text:p>-3.90E-01</text:p>
          </table:table-cell>
          <table:table-cell table:style-name="ce1" office:value-type="float" office:value="10.44" calcext:value-type="float">
            <text:p>1.04E+01</text:p>
          </table:table-cell>
          <table:table-cell table:style-name="ce1" office:value-type="float" office:value="-0.307" calcext:value-type="float">
            <text:p>-3.07E-01</text:p>
          </table:table-cell>
          <table:table-cell table:style-name="ce1" office:value-type="float" office:value="14.289" calcext:value-type="float">
            <text:p>1.43E+01</text:p>
          </table:table-cell>
          <table:table-cell table:style-name="ce1" office:value-type="float" office:value="-0.142" calcext:value-type="float">
            <text:p>-1.42E-01</text:p>
          </table:table-cell>
          <table:table-cell table:style-name="ce1" office:value-type="float" office:value="16.315" calcext:value-type="float">
            <text:p>1.63E+01</text:p>
          </table:table-cell>
          <table:table-cell table:style-name="ce1" office:value-type="float" office:value="0.674" calcext:value-type="float">
            <text:p>6.74E-01</text:p>
          </table:table-cell>
          <table:table-cell table:style-name="ce1" office:value-type="float" office:value="15.882" calcext:value-type="float">
            <text:p>1.59E+01</text:p>
          </table:table-cell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517614" calcext:value-type="float">
            <text:p>322.517614</text:p>
          </table:table-cell>
          <table:table-cell office:value-type="float" office:value="12.25712971" calcext:value-type="float">
            <text:p>12.25712971</text:p>
          </table:table-cell>
          <table:table-cell office:value-type="float" office:value="25.985083" calcext:value-type="float">
            <text:p>25.985083</text:p>
          </table:table-cell>
          <table:table-cell office:value-type="float" office:value="23.568653" calcext:value-type="float">
            <text:p>23.568653</text:p>
          </table:table-cell>
          <table:table-cell office:value-type="float" office:value="22.643896" calcext:value-type="float">
            <text:p>22.643896</text:p>
          </table:table-cell>
          <table:table-cell office:value-type="float" office:value="23.139547" calcext:value-type="float">
            <text:p>23.139547</text:p>
          </table:table-cell>
          <table:table-cell office:value-type="float" office:value="21.341377" calcext:value-type="float">
            <text:p>21.341377</text:p>
          </table:table-cell>
          <table:table-cell table:formula="of:=[.E58]-[.F58]" office:value-type="float" office:value="0.924757" calcext:value-type="float">
            <text:p>0.924757</text:p>
          </table:table-cell>
          <table:table-cell office:value-type="float" office:value="23.568653" calcext:value-type="float">
            <text:p>23.568653</text:p>
          </table:table-cell>
          <table:table-cell table:style-name="ce1" office:value-type="float" office:value="-0.385" calcext:value-type="float">
            <text:p>-3.85E-01</text:p>
          </table:table-cell>
          <table:table-cell table:style-name="ce1" office:value-type="float" office:value="10.352" calcext:value-type="float">
            <text:p>1.04E+01</text:p>
          </table:table-cell>
          <table:table-cell table:style-name="ce1" office:value-type="float" office:value="-0.3" calcext:value-type="float">
            <text:p>-3.00E-01</text:p>
          </table:table-cell>
          <table:table-cell table:style-name="ce1" office:value-type="float" office:value="14.132" calcext:value-type="float">
            <text:p>1.41E+01</text:p>
          </table:table-cell>
          <table:table-cell table:style-name="ce1" office:value-type="float" office:value="-0.122" calcext:value-type="float">
            <text:p>-1.22E-01</text:p>
          </table:table-cell>
          <table:table-cell table:style-name="ce1" office:value-type="float" office:value="16.248" calcext:value-type="float">
            <text:p>1.62E+01</text:p>
          </table:table-cell>
          <table:table-cell table:style-name="ce1" office:value-type="float" office:value="0.681" calcext:value-type="float">
            <text:p>6.81E-01</text:p>
          </table:table-cell>
          <table:table-cell table:style-name="ce1" office:value-type="float" office:value="15.786" calcext:value-type="float">
            <text:p>1.58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6351838" calcext:value-type="float">
            <text:p>322.46351838</text:p>
          </table:table-cell>
          <table:table-cell office:value-type="float" office:value="12.26348076" calcext:value-type="float">
            <text:p>12.26348076</text:p>
          </table:table-cell>
          <table:table-cell office:value-type="float" office:value="17.915798" calcext:value-type="float">
            <text:p>17.915798</text:p>
          </table:table-cell>
          <table:table-cell office:value-type="float" office:value="16.529013" calcext:value-type="float">
            <text:p>16.529013</text:p>
          </table:table-cell>
          <table:table-cell office:value-type="float" office:value="16.0156" calcext:value-type="float">
            <text:p>16.0156</text:p>
          </table:table-cell>
          <table:table-cell office:value-type="float" office:value="15.838923" calcext:value-type="float">
            <text:p>15.838923</text:p>
          </table:table-cell>
          <table:table-cell office:value-type="float" office:value="15.764801" calcext:value-type="float">
            <text:p>15.764801</text:p>
          </table:table-cell>
          <table:table-cell table:formula="of:=[.E59]-[.F59]" office:value-type="float" office:value="0.513413" calcext:value-type="float">
            <text:p>0.513413</text:p>
          </table:table-cell>
          <table:table-cell office:value-type="float" office:value="16.529013" calcext:value-type="float">
            <text:p>16.529013</text:p>
          </table:table-cell>
          <table:table-cell table:style-name="ce1" office:value-type="float" office:value="-0.382" calcext:value-type="float">
            <text:p>-3.82E-01</text:p>
          </table:table-cell>
          <table:table-cell table:style-name="ce1" office:value-type="float" office:value="10.281" calcext:value-type="float">
            <text:p>1.03E+01</text:p>
          </table:table-cell>
          <table:table-cell table:style-name="ce1" office:value-type="float" office:value="-0.292" calcext:value-type="float">
            <text:p>-2.92E-01</text:p>
          </table:table-cell>
          <table:table-cell table:style-name="ce1" office:value-type="float" office:value="13.982" calcext:value-type="float">
            <text:p>1.40E+01</text:p>
          </table:table-cell>
          <table:table-cell table:style-name="ce1" office:value-type="float" office:value="-0.094" calcext:value-type="float">
            <text:p>-9.40E-02</text:p>
          </table:table-cell>
          <table:table-cell table:style-name="ce1" office:value-type="float" office:value="16.187" calcext:value-type="float">
            <text:p>1.62E+01</text:p>
          </table:table-cell>
          <table:table-cell table:style-name="ce1" office:value-type="float" office:value="0.682" calcext:value-type="float">
            <text:p>6.82E-01</text:p>
          </table:table-cell>
          <table:table-cell table:style-name="ce1" office:value-type="float" office:value="15.782" calcext:value-type="float">
            <text:p>1.58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587158" calcext:value-type="float">
            <text:p>322.4587158</text:p>
          </table:table-cell>
          <table:table-cell office:value-type="float" office:value="12.26179875" calcext:value-type="float">
            <text:p>12.26179875</text:p>
          </table:table-cell>
          <table:table-cell office:value-type="float" office:value="18.282278" calcext:value-type="float">
            <text:p>18.282278</text:p>
          </table:table-cell>
          <table:table-cell office:value-type="float" office:value="17.00621" calcext:value-type="float">
            <text:p>17.00621</text:p>
          </table:table-cell>
          <table:table-cell office:value-type="float" office:value="16.418602" calcext:value-type="float">
            <text:p>16.418602</text:p>
          </table:table-cell>
          <table:table-cell office:value-type="float" office:value="16.148663" calcext:value-type="float">
            <text:p>16.148663</text:p>
          </table:table-cell>
          <table:table-cell office:value-type="float" office:value="15.987526" calcext:value-type="float">
            <text:p>15.987526</text:p>
          </table:table-cell>
          <table:table-cell table:formula="of:=[.E60]-[.F60]" office:value-type="float" office:value="0.587607999999999" calcext:value-type="float">
            <text:p>0.587607999999999</text:p>
          </table:table-cell>
          <table:table-cell office:value-type="float" office:value="17.00621" calcext:value-type="float">
            <text:p>17.00621</text:p>
          </table:table-cell>
          <table:table-cell table:style-name="ce1" office:value-type="float" office:value="-0.376" calcext:value-type="float">
            <text:p>-3.76E-01</text:p>
          </table:table-cell>
          <table:table-cell table:style-name="ce1" office:value-type="float" office:value="10.208" calcext:value-type="float">
            <text:p>1.02E+01</text:p>
          </table:table-cell>
          <table:table-cell table:style-name="ce1" office:value-type="float" office:value="-0.285" calcext:value-type="float">
            <text:p>-2.85E-01</text:p>
          </table:table-cell>
          <table:table-cell table:style-name="ce1" office:value-type="float" office:value="13.86" calcext:value-type="float">
            <text:p>1.39E+01</text:p>
          </table:table-cell>
          <table:table-cell table:style-name="ce1" office:value-type="float" office:value="-0.067" calcext:value-type="float">
            <text:p>-6.70E-02</text:p>
          </table:table-cell>
          <table:table-cell table:style-name="ce1" office:value-type="float" office:value="16.161" calcext:value-type="float">
            <text:p>1.62E+01</text:p>
          </table:table-cell>
          <table:table-cell table:style-name="ce1" office:value-type="float" office:value="0.677" calcext:value-type="float">
            <text:p>6.77E-01</text:p>
          </table:table-cell>
          <table:table-cell table:style-name="ce1" office:value-type="float" office:value="15.821" calcext:value-type="float">
            <text:p>1.58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6379765" calcext:value-type="float">
            <text:p>322.46379765</text:p>
          </table:table-cell>
          <table:table-cell office:value-type="float" office:value="12.26173172" calcext:value-type="float">
            <text:p>12.26173172</text:p>
          </table:table-cell>
          <table:table-cell office:value-type="float" office:value="18.318264" calcext:value-type="float">
            <text:p>18.318264</text:p>
          </table:table-cell>
          <table:table-cell office:value-type="float" office:value="17.042969" calcext:value-type="float">
            <text:p>17.042969</text:p>
          </table:table-cell>
          <table:table-cell office:value-type="float" office:value="16.539173" calcext:value-type="float">
            <text:p>16.539173</text:p>
          </table:table-cell>
          <table:table-cell office:value-type="float" office:value="16.346563" calcext:value-type="float">
            <text:p>16.346563</text:p>
          </table:table-cell>
          <table:table-cell office:value-type="float" office:value="16.251852" calcext:value-type="float">
            <text:p>16.251852</text:p>
          </table:table-cell>
          <table:table-cell table:formula="of:=[.E61]-[.F61]" office:value-type="float" office:value="0.503795999999998" calcext:value-type="float">
            <text:p>0.503795999999998</text:p>
          </table:table-cell>
          <table:table-cell office:value-type="float" office:value="17.042969" calcext:value-type="float">
            <text:p>17.042969</text:p>
          </table:table-cell>
          <table:table-cell table:style-name="ce1" office:value-type="float" office:value="-0.369000000000001" calcext:value-type="float">
            <text:p>-3.69E-01</text:p>
          </table:table-cell>
          <table:table-cell table:style-name="ce1" office:value-type="float" office:value="10.136" calcext:value-type="float">
            <text:p>1.01E+01</text:p>
          </table:table-cell>
          <table:table-cell table:style-name="ce1" office:value-type="float" office:value="-0.276" calcext:value-type="float">
            <text:p>-2.76E-01</text:p>
          </table:table-cell>
          <table:table-cell table:style-name="ce1" office:value-type="float" office:value="13.729" calcext:value-type="float">
            <text:p>1.37E+01</text:p>
          </table:table-cell>
          <table:table-cell table:style-name="ce1" office:value-type="float" office:value="-0.026" calcext:value-type="float">
            <text:p>-2.60E-02</text:p>
          </table:table-cell>
          <table:table-cell table:style-name="ce1" office:value-type="float" office:value="16.152" calcext:value-type="float">
            <text:p>1.62E+01</text:p>
          </table:table-cell>
          <table:table-cell table:style-name="ce1" office:value-type="float" office:value="0.69" calcext:value-type="float">
            <text:p>6.90E-01</text:p>
          </table:table-cell>
          <table:table-cell table:style-name="ce1" office:value-type="float" office:value="15.673" calcext:value-type="float">
            <text:p>1.57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3920539" calcext:value-type="float">
            <text:p>322.43920539</text:p>
          </table:table-cell>
          <table:table-cell office:value-type="float" office:value="12.2456192" calcext:value-type="float">
            <text:p>12.2456192</text:p>
          </table:table-cell>
          <table:table-cell office:value-type="float" office:value="18.808182" calcext:value-type="float">
            <text:p>18.808182</text:p>
          </table:table-cell>
          <table:table-cell office:value-type="float" office:value="17.423798" calcext:value-type="float">
            <text:p>17.423798</text:p>
          </table:table-cell>
          <table:table-cell office:value-type="float" office:value="16.808708" calcext:value-type="float">
            <text:p>16.808708</text:p>
          </table:table-cell>
          <table:table-cell office:value-type="float" office:value="16.547829" calcext:value-type="float">
            <text:p>16.547829</text:p>
          </table:table-cell>
          <table:table-cell office:value-type="float" office:value="16.39325" calcext:value-type="float">
            <text:p>16.39325</text:p>
          </table:table-cell>
          <table:table-cell table:formula="of:=[.E62]-[.F62]" office:value-type="float" office:value="0.615090000000002" calcext:value-type="float">
            <text:p>0.615090000000002</text:p>
          </table:table-cell>
          <table:table-cell office:value-type="float" office:value="17.423798" calcext:value-type="float">
            <text:p>17.423798</text:p>
          </table:table-cell>
          <table:table-cell table:style-name="ce1" office:value-type="float" office:value="-0.361000000000001" calcext:value-type="float">
            <text:p>-3.61E-01</text:p>
          </table:table-cell>
          <table:table-cell table:style-name="ce1" office:value-type="float" office:value="10.04" calcext:value-type="float">
            <text:p>1.00E+01</text:p>
          </table:table-cell>
          <table:table-cell table:style-name="ce1" office:value-type="float" office:value="-0.269" calcext:value-type="float">
            <text:p>-2.69E-01</text:p>
          </table:table-cell>
          <table:table-cell table:style-name="ce1" office:value-type="float" office:value="13.624" calcext:value-type="float">
            <text:p>1.36E+01</text:p>
          </table:table-cell>
          <table:table-cell table:style-name="ce1" office:value-type="float" office:value="0.028" calcext:value-type="float">
            <text:p>2.80E-02</text:p>
          </table:table-cell>
          <table:table-cell table:style-name="ce1" office:value-type="float" office:value="16.164" calcext:value-type="float">
            <text:p>1.62E+01</text:p>
          </table:table-cell>
          <table:table-cell table:style-name="ce1" office:value-type="float" office:value="0.703" calcext:value-type="float">
            <text:p>7.03E-01</text:p>
          </table:table-cell>
          <table:table-cell table:style-name="ce1" office:value-type="float" office:value="15.526" calcext:value-type="float">
            <text:p>1.55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618559" calcext:value-type="float">
            <text:p>322.43618559</text:p>
          </table:table-cell>
          <table:table-cell office:value-type="float" office:value="12.25138219" calcext:value-type="float">
            <text:p>12.25138219</text:p>
          </table:table-cell>
          <table:table-cell office:value-type="float" office:value="21.979673" calcext:value-type="float">
            <text:p>21.979673</text:p>
          </table:table-cell>
          <table:table-cell office:value-type="float" office:value="20.652758" calcext:value-type="float">
            <text:p>20.652758</text:p>
          </table:table-cell>
          <table:table-cell office:value-type="float" office:value="20.342352" calcext:value-type="float">
            <text:p>20.342352</text:p>
          </table:table-cell>
          <table:table-cell office:value-type="float" office:value="20.056627" calcext:value-type="float">
            <text:p>20.056627</text:p>
          </table:table-cell>
          <table:table-cell office:value-type="float" office:value="20.018995" calcext:value-type="float">
            <text:p>20.018995</text:p>
          </table:table-cell>
          <table:table-cell table:formula="of:=[.E63]-[.F63]" office:value-type="float" office:value="0.310406" calcext:value-type="float">
            <text:p>0.310406</text:p>
          </table:table-cell>
          <table:table-cell office:value-type="float" office:value="20.652758" calcext:value-type="float">
            <text:p>20.652758</text:p>
          </table:table-cell>
          <table:table-cell table:style-name="ce1" office:value-type="float" office:value="-0.352" calcext:value-type="float">
            <text:p>-3.52E-01</text:p>
          </table:table-cell>
          <table:table-cell table:style-name="ce1" office:value-type="float" office:value="9.953" calcext:value-type="float">
            <text:p>9.95E+00</text:p>
          </table:table-cell>
          <table:table-cell table:style-name="ce1" office:value-type="float" office:value="-0.261" calcext:value-type="float">
            <text:p>-2.61E-01</text:p>
          </table:table-cell>
          <table:table-cell table:style-name="ce1" office:value-type="float" office:value="13.51" calcext:value-type="float">
            <text:p>1.35E+01</text:p>
          </table:table-cell>
          <table:table-cell table:style-name="ce1" office:value-type="float" office:value="0.1" calcext:value-type="float">
            <text:p>1.00E-01</text:p>
          </table:table-cell>
          <table:table-cell table:style-name="ce1" office:value-type="float" office:value="16.211" calcext:value-type="float">
            <text:p>1.62E+01</text:p>
          </table:table-cell>
          <table:table-cell table:style-name="ce1" office:value-type="float" office:value="0.717" calcext:value-type="float">
            <text:p>7.17E-01</text:p>
          </table:table-cell>
          <table:table-cell table:style-name="ce1" office:value-type="float" office:value="15.385" calcext:value-type="float">
            <text:p>1.54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295959" calcext:value-type="float">
            <text:p>322.45295959</text:p>
          </table:table-cell>
          <table:table-cell office:value-type="float" office:value="12.25458523" calcext:value-type="float">
            <text:p>12.25458523</text:p>
          </table:table-cell>
          <table:table-cell office:value-type="float" office:value="20.043995" calcext:value-type="float">
            <text:p>20.043995</text:p>
          </table:table-cell>
          <table:table-cell office:value-type="float" office:value="19.073229" calcext:value-type="float">
            <text:p>19.073229</text:p>
          </table:table-cell>
          <table:table-cell office:value-type="float" office:value="18.746132" calcext:value-type="float">
            <text:p>18.746132</text:p>
          </table:table-cell>
          <table:table-cell office:value-type="float" office:value="18.591675" calcext:value-type="float">
            <text:p>18.591675</text:p>
          </table:table-cell>
          <table:table-cell office:value-type="float" office:value="18.548895" calcext:value-type="float">
            <text:p>18.548895</text:p>
          </table:table-cell>
          <table:table-cell table:formula="of:=[.E64]-[.F64]" office:value-type="float" office:value="0.327097000000002" calcext:value-type="float">
            <text:p>0.327097000000002</text:p>
          </table:table-cell>
          <table:table-cell office:value-type="float" office:value="19.073229" calcext:value-type="float">
            <text:p>19.073229</text:p>
          </table:table-cell>
          <table:table-cell table:style-name="ce1" office:value-type="float" office:value="-0.343999999999999" calcext:value-type="float">
            <text:p>-3.44E-01</text:p>
          </table:table-cell>
          <table:table-cell table:style-name="ce1" office:value-type="float" office:value="9.866" calcext:value-type="float">
            <text:p>9.87E+00</text:p>
          </table:table-cell>
          <table:table-cell table:style-name="ce1" office:value-type="float" office:value="-0.25" calcext:value-type="float">
            <text:p>-2.50E-01</text:p>
          </table:table-cell>
          <table:table-cell table:style-name="ce1" office:value-type="float" office:value="13.383" calcext:value-type="float">
            <text:p>1.34E+01</text:p>
          </table:table-cell>
          <table:table-cell table:style-name="ce1" office:value-type="float" office:value="0.18" calcext:value-type="float">
            <text:p>1.80E-01</text:p>
          </table:table-cell>
          <table:table-cell table:style-name="ce1" office:value-type="float" office:value="16.286" calcext:value-type="float">
            <text:p>1.63E+01</text:p>
          </table:table-cell>
          <table:table-cell table:style-name="ce1" office:value-type="float" office:value="0.731" calcext:value-type="float">
            <text:p>7.31E-01</text:p>
          </table:table-cell>
          <table:table-cell table:style-name="ce1" office:value-type="float" office:value="15.253" calcext:value-type="float">
            <text:p>1.53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158357" calcext:value-type="float">
            <text:p>322.45158357</text:p>
          </table:table-cell>
          <table:table-cell office:value-type="float" office:value="12.25274844" calcext:value-type="float">
            <text:p>12.25274844</text:p>
          </table:table-cell>
          <table:table-cell office:value-type="float" office:value="21.12023" calcext:value-type="float">
            <text:p>21.12023</text:p>
          </table:table-cell>
          <table:table-cell office:value-type="float" office:value="19.971207" calcext:value-type="float">
            <text:p>19.971207</text:p>
          </table:table-cell>
          <table:table-cell office:value-type="float" office:value="19.78982" calcext:value-type="float">
            <text:p>19.78982</text:p>
          </table:table-cell>
          <table:table-cell office:value-type="float" office:value="19.672522" calcext:value-type="float">
            <text:p>19.672522</text:p>
          </table:table-cell>
          <table:table-cell office:value-type="float" office:value="19.69137" calcext:value-type="float">
            <text:p>19.69137</text:p>
          </table:table-cell>
          <table:table-cell table:formula="of:=[.E65]-[.F65]" office:value-type="float" office:value="0.181387000000001" calcext:value-type="float">
            <text:p>0.181387000000001</text:p>
          </table:table-cell>
          <table:table-cell office:value-type="float" office:value="19.971207" calcext:value-type="float">
            <text:p>19.971207</text:p>
          </table:table-cell>
          <table:table-cell table:style-name="ce1" office:value-type="float" office:value="-0.338" calcext:value-type="float">
            <text:p>-3.38E-01</text:p>
          </table:table-cell>
          <table:table-cell table:style-name="ce1" office:value-type="float" office:value="9.783" calcext:value-type="float">
            <text:p>9.78E+00</text:p>
          </table:table-cell>
          <table:table-cell table:style-name="ce1" office:value-type="float" office:value="-0.242" calcext:value-type="float">
            <text:p>-2.42E-01</text:p>
          </table:table-cell>
          <table:table-cell table:style-name="ce1" office:value-type="float" office:value="13.293" calcext:value-type="float">
            <text:p>1.33E+01</text:p>
          </table:table-cell>
          <table:table-cell table:style-name="ce1" office:value-type="float" office:value="0.224" calcext:value-type="float">
            <text:p>2.24E-01</text:p>
          </table:table-cell>
          <table:table-cell table:style-name="ce1" office:value-type="float" office:value="16.333" calcext:value-type="float">
            <text:p>1.63E+01</text:p>
          </table:table-cell>
          <table:table-cell table:style-name="ce1" office:value-type="float" office:value="0.748" calcext:value-type="float">
            <text:p>7.48E-01</text:p>
          </table:table-cell>
          <table:table-cell table:style-name="ce1" office:value-type="float" office:value="15.111" calcext:value-type="float">
            <text:p>1.51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39815" calcext:value-type="float">
            <text:p>322.4539815</text:p>
          </table:table-cell>
          <table:table-cell office:value-type="float" office:value="12.2603804" calcext:value-type="float">
            <text:p>12.2603804</text:p>
          </table:table-cell>
          <table:table-cell office:value-type="float" office:value="21.261391" calcext:value-type="float">
            <text:p>21.261391</text:p>
          </table:table-cell>
          <table:table-cell office:value-type="float" office:value="20.208157" calcext:value-type="float">
            <text:p>20.208157</text:p>
          </table:table-cell>
          <table:table-cell office:value-type="float" office:value="19.97773" calcext:value-type="float">
            <text:p>19.97773</text:p>
          </table:table-cell>
          <table:table-cell office:value-type="float" office:value="19.817451" calcext:value-type="float">
            <text:p>19.817451</text:p>
          </table:table-cell>
          <table:table-cell office:value-type="float" office:value="20.142517" calcext:value-type="float">
            <text:p>20.142517</text:p>
          </table:table-cell>
          <table:table-cell table:formula="of:=[.E66]-[.F66]" office:value-type="float" office:value="0.230426999999999" calcext:value-type="float">
            <text:p>0.230426999999999</text:p>
          </table:table-cell>
          <table:table-cell office:value-type="float" office:value="20.208157" calcext:value-type="float">
            <text:p>20.208157</text:p>
          </table:table-cell>
          <table:table-cell table:style-name="ce1" office:value-type="float" office:value="-0.333" calcext:value-type="float">
            <text:p>-3.33E-01</text:p>
          </table:table-cell>
          <table:table-cell table:style-name="ce1" office:value-type="float" office:value="9.711" calcext:value-type="float">
            <text:p>9.71E+00</text:p>
          </table:table-cell>
          <table:table-cell table:style-name="ce1" office:value-type="float" office:value="-0.235" calcext:value-type="float">
            <text:p>-2.35E-01</text:p>
          </table:table-cell>
          <table:table-cell table:style-name="ce1" office:value-type="float" office:value="13.196" calcext:value-type="float">
            <text:p>1.32E+01</text:p>
          </table:table-cell>
          <table:table-cell table:style-name="ce1" office:value-type="float" office:value="0.313" calcext:value-type="float">
            <text:p>3.13E-01</text:p>
          </table:table-cell>
          <table:table-cell table:style-name="ce1" office:value-type="float" office:value="16.44" calcext:value-type="float">
            <text:p>1.64E+01</text:p>
          </table:table-cell>
          <table:table-cell table:style-name="ce1" office:value-type="float" office:value="0.764" calcext:value-type="float">
            <text:p>7.64E-01</text:p>
          </table:table-cell>
          <table:table-cell table:style-name="ce1" office:value-type="float" office:value="14.978" calcext:value-type="float">
            <text:p>1.50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571699" calcext:value-type="float">
            <text:p>322.45571699</text:p>
          </table:table-cell>
          <table:table-cell office:value-type="float" office:value="12.25863294" calcext:value-type="float">
            <text:p>12.25863294</text:p>
          </table:table-cell>
          <table:table-cell office:value-type="float" office:value="21.64081" calcext:value-type="float">
            <text:p>21.64081</text:p>
          </table:table-cell>
          <table:table-cell office:value-type="float" office:value="20.540104" calcext:value-type="float">
            <text:p>20.540104</text:p>
          </table:table-cell>
          <table:table-cell office:value-type="float" office:value="20.077534" calcext:value-type="float">
            <text:p>20.077534</text:p>
          </table:table-cell>
          <table:table-cell office:value-type="float" office:value="19.950512" calcext:value-type="float">
            <text:p>19.950512</text:p>
          </table:table-cell>
          <table:table-cell office:value-type="float" office:value="19.847692" calcext:value-type="float">
            <text:p>19.847692</text:p>
          </table:table-cell>
          <table:table-cell table:formula="of:=[.E67]-[.F67]" office:value-type="float" office:value="0.46257" calcext:value-type="float">
            <text:p>0.46257</text:p>
          </table:table-cell>
          <table:table-cell office:value-type="float" office:value="20.540104" calcext:value-type="float">
            <text:p>20.540104</text:p>
          </table:table-cell>
          <table:table-cell table:style-name="ce1" office:value-type="float" office:value="-0.328" calcext:value-type="float">
            <text:p>-3.28E-01</text:p>
          </table:table-cell>
          <table:table-cell table:style-name="ce1" office:value-type="float" office:value="9.636" calcext:value-type="float">
            <text:p>9.64E+00</text:p>
          </table:table-cell>
          <table:table-cell table:style-name="ce1" office:value-type="float" office:value="-0.226" calcext:value-type="float">
            <text:p>-2.26E-01</text:p>
          </table:table-cell>
          <table:table-cell table:style-name="ce1" office:value-type="float" office:value="13.11" calcext:value-type="float">
            <text:p>1.31E+01</text:p>
          </table:table-cell>
          <table:table-cell table:style-name="ce1" office:value-type="float" office:value="0.381" calcext:value-type="float">
            <text:p>3.81E-01</text:p>
          </table:table-cell>
          <table:table-cell table:style-name="ce1" office:value-type="float" office:value="16.546" calcext:value-type="float">
            <text:p>1.65E+01</text:p>
          </table:table-cell>
          <table:table-cell table:style-name="ce1" office:value-type="float" office:value="0.781" calcext:value-type="float">
            <text:p>7.81E-01</text:p>
          </table:table-cell>
          <table:table-cell table:style-name="ce1" office:value-type="float" office:value="14.847" calcext:value-type="float">
            <text:p>1.48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575417" calcext:value-type="float">
            <text:p>322.45575417</text:p>
          </table:table-cell>
          <table:table-cell office:value-type="float" office:value="12.25823087" calcext:value-type="float">
            <text:p>12.25823087</text:p>
          </table:table-cell>
          <table:table-cell office:value-type="float" office:value="22.647264" calcext:value-type="float">
            <text:p>22.647264</text:p>
          </table:table-cell>
          <table:table-cell office:value-type="float" office:value="20.786209" calcext:value-type="float">
            <text:p>20.786209</text:p>
          </table:table-cell>
          <table:table-cell office:value-type="float" office:value="20.710236" calcext:value-type="float">
            <text:p>20.710236</text:p>
          </table:table-cell>
          <table:table-cell office:value-type="float" office:value="20.533541" calcext:value-type="float">
            <text:p>20.533541</text:p>
          </table:table-cell>
          <table:table-cell office:value-type="float" office:value="21.032423" calcext:value-type="float">
            <text:p>21.032423</text:p>
          </table:table-cell>
          <table:table-cell table:formula="of:=[.E68]-[.F68]" office:value-type="float" office:value="0.0759730000000012" calcext:value-type="float">
            <text:p>0.075973000000001</text:p>
          </table:table-cell>
          <table:table-cell office:value-type="float" office:value="20.786209" calcext:value-type="float">
            <text:p>20.786209</text:p>
          </table:table-cell>
          <table:table-cell table:style-name="ce1" office:value-type="float" office:value="-0.317" calcext:value-type="float">
            <text:p>-3.17E-01</text:p>
          </table:table-cell>
          <table:table-cell table:style-name="ce1" office:value-type="float" office:value="9.477" calcext:value-type="float">
            <text:p>9.48E+00</text:p>
          </table:table-cell>
          <table:table-cell table:style-name="ce1" office:value-type="float" office:value="-0.218" calcext:value-type="float">
            <text:p>-2.18E-01</text:p>
          </table:table-cell>
          <table:table-cell table:style-name="ce1" office:value-type="float" office:value="13.026" calcext:value-type="float">
            <text:p>1.30E+01</text:p>
          </table:table-cell>
          <table:table-cell table:style-name="ce1" office:value-type="float" office:value="0.434" calcext:value-type="float">
            <text:p>4.34E-01</text:p>
          </table:table-cell>
          <table:table-cell table:style-name="ce1" office:value-type="float" office:value="16.656" calcext:value-type="float">
            <text:p>1.67E+01</text:p>
          </table:table-cell>
          <table:table-cell table:style-name="ce1" office:value-type="float" office:value="0.801" calcext:value-type="float">
            <text:p>8.01E-01</text:p>
          </table:table-cell>
          <table:table-cell table:style-name="ce1" office:value-type="float" office:value="14.717" calcext:value-type="float">
            <text:p>1.47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616142" calcext:value-type="float">
            <text:p>322.45616142</text:p>
          </table:table-cell>
          <table:table-cell office:value-type="float" office:value="12.25956856" calcext:value-type="float">
            <text:p>12.25956856</text:p>
          </table:table-cell>
          <table:table-cell office:value-type="float" office:value="21.772478" calcext:value-type="float">
            <text:p>21.772478</text:p>
          </table:table-cell>
          <table:table-cell office:value-type="float" office:value="20.842148" calcext:value-type="float">
            <text:p>20.842148</text:p>
          </table:table-cell>
          <table:table-cell office:value-type="float" office:value="20.55715" calcext:value-type="float">
            <text:p>20.55715</text:p>
          </table:table-cell>
          <table:table-cell office:value-type="float" office:value="20.358215" calcext:value-type="float">
            <text:p>20.358215</text:p>
          </table:table-cell>
          <table:table-cell office:value-type="float" office:value="20.478796" calcext:value-type="float">
            <text:p>20.478796</text:p>
          </table:table-cell>
          <table:table-cell table:formula="of:=[.E69]-[.F69]" office:value-type="float" office:value="0.284998000000002" calcext:value-type="float">
            <text:p>0.284998000000002</text:p>
          </table:table-cell>
          <table:table-cell office:value-type="float" office:value="20.842148" calcext:value-type="float">
            <text:p>20.842148</text:p>
          </table:table-cell>
          <table:table-cell table:style-name="ce1" office:value-type="float" office:value="-0.302" calcext:value-type="float">
            <text:p>-3.02E-01</text:p>
          </table:table-cell>
          <table:table-cell table:style-name="ce1" office:value-type="float" office:value="9.327" calcext:value-type="float">
            <text:p>9.33E+00</text:p>
          </table:table-cell>
          <table:table-cell table:style-name="ce1" office:value-type="float" office:value="-0.21" calcext:value-type="float">
            <text:p>-2.10E-01</text:p>
          </table:table-cell>
          <table:table-cell table:style-name="ce1" office:value-type="float" office:value="12.946" calcext:value-type="float">
            <text:p>1.29E+01</text:p>
          </table:table-cell>
          <table:table-cell table:style-name="ce1" office:value-type="float" office:value="0.49" calcext:value-type="float">
            <text:p>4.90E-01</text:p>
          </table:table-cell>
          <table:table-cell table:style-name="ce1" office:value-type="float" office:value="16.781" calcext:value-type="float">
            <text:p>1.68E+01</text:p>
          </table:table-cell>
          <table:table-cell table:style-name="ce1" office:value-type="float" office:value="0.823" calcext:value-type="float">
            <text:p>8.23E-01</text:p>
          </table:table-cell>
          <table:table-cell table:style-name="ce1" office:value-type="float" office:value="14.576" calcext:value-type="float">
            <text:p>1.46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381615" calcext:value-type="float">
            <text:p>322.45381615</text:p>
          </table:table-cell>
          <table:table-cell office:value-type="float" office:value="12.25674451" calcext:value-type="float">
            <text:p>12.25674451</text:p>
          </table:table-cell>
          <table:table-cell office:value-type="float" office:value="22.354715" calcext:value-type="float">
            <text:p>22.354715</text:p>
          </table:table-cell>
          <table:table-cell office:value-type="float" office:value="20.921185" calcext:value-type="float">
            <text:p>20.921185</text:p>
          </table:table-cell>
          <table:table-cell office:value-type="float" office:value="20.566031" calcext:value-type="float">
            <text:p>20.566031</text:p>
          </table:table-cell>
          <table:table-cell office:value-type="float" office:value="20.297318" calcext:value-type="float">
            <text:p>20.297318</text:p>
          </table:table-cell>
          <table:table-cell office:value-type="float" office:value="20.223377" calcext:value-type="float">
            <text:p>20.223377</text:p>
          </table:table-cell>
          <table:table-cell table:formula="of:=[.E70]-[.F70]" office:value-type="float" office:value="0.355154000000002" calcext:value-type="float">
            <text:p>0.355154000000002</text:p>
          </table:table-cell>
          <table:table-cell office:value-type="float" office:value="20.921185" calcext:value-type="float">
            <text:p>20.921185</text:p>
          </table:table-cell>
          <table:table-cell table:style-name="ce1" office:value-type="float" office:value="-0.282" calcext:value-type="float">
            <text:p>-2.82E-01</text:p>
          </table:table-cell>
          <table:table-cell table:style-name="ce1" office:value-type="float" office:value="9.159" calcext:value-type="float">
            <text:p>9.16E+00</text:p>
          </table:table-cell>
          <table:table-cell table:style-name="ce1" office:value-type="float" office:value="-0.202" calcext:value-type="float">
            <text:p>-2.02E-01</text:p>
          </table:table-cell>
          <table:table-cell table:style-name="ce1" office:value-type="float" office:value="12.858" calcext:value-type="float">
            <text:p>1.29E+01</text:p>
          </table:table-cell>
          <table:table-cell table:style-name="ce1" office:value-type="float" office:value="0.523" calcext:value-type="float">
            <text:p>5.23E-01</text:p>
          </table:table-cell>
          <table:table-cell table:style-name="ce1" office:value-type="float" office:value="16.689" calcext:value-type="float">
            <text:p>1.67E+01</text:p>
          </table:table-cell>
          <table:table-cell table:style-name="ce1" office:value-type="float" office:value="0.841" calcext:value-type="float">
            <text:p>8.41E-01</text:p>
          </table:table-cell>
          <table:table-cell table:style-name="ce1" office:value-type="float" office:value="14.449" calcext:value-type="float">
            <text:p>1.44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264472" calcext:value-type="float">
            <text:p>322.45264472</text:p>
          </table:table-cell>
          <table:table-cell office:value-type="float" office:value="12.25731424" calcext:value-type="float">
            <text:p>12.25731424</text:p>
          </table:table-cell>
          <table:table-cell office:value-type="float" office:value="22.776722" calcext:value-type="float">
            <text:p>22.776722</text:p>
          </table:table-cell>
          <table:table-cell office:value-type="float" office:value="21.562952" calcext:value-type="float">
            <text:p>21.562952</text:p>
          </table:table-cell>
          <table:table-cell office:value-type="float" office:value="21.144878" calcext:value-type="float">
            <text:p>21.144878</text:p>
          </table:table-cell>
          <table:table-cell office:value-type="float" office:value="20.948866" calcext:value-type="float">
            <text:p>20.948866</text:p>
          </table:table-cell>
          <table:table-cell office:value-type="float" office:value="21.44734" calcext:value-type="float">
            <text:p>21.44734</text:p>
          </table:table-cell>
          <table:table-cell table:formula="of:=[.E71]-[.F71]" office:value-type="float" office:value="0.418074000000001" calcext:value-type="float">
            <text:p>0.418074000000001</text:p>
          </table:table-cell>
          <table:table-cell office:value-type="float" office:value="21.562952" calcext:value-type="float">
            <text:p>21.562952</text:p>
          </table:table-cell>
          <table:table-cell table:style-name="ce1" office:value-type="float" office:value="-0.27" calcext:value-type="float">
            <text:p>-2.70E-01</text:p>
          </table:table-cell>
          <table:table-cell table:style-name="ce1" office:value-type="float" office:value="9.009" calcext:value-type="float">
            <text:p>9.01E+00</text:p>
          </table:table-cell>
          <table:table-cell table:style-name="ce1" office:value-type="float" office:value="-0.194" calcext:value-type="float">
            <text:p>-1.94E-01</text:p>
          </table:table-cell>
          <table:table-cell table:style-name="ce1" office:value-type="float" office:value="12.774" calcext:value-type="float">
            <text:p>1.28E+01</text:p>
          </table:table-cell>
          <table:table-cell table:style-name="ce1" office:value-type="float" office:value="0.537" calcext:value-type="float">
            <text:p>5.37E-01</text:p>
          </table:table-cell>
          <table:table-cell table:style-name="ce1" office:value-type="float" office:value="16.581" calcext:value-type="float">
            <text:p>1.66E+01</text:p>
          </table:table-cell>
          <table:table-cell table:style-name="ce1" office:value-type="float" office:value="0.862" calcext:value-type="float">
            <text:p>8.62E-01</text:p>
          </table:table-cell>
          <table:table-cell table:style-name="ce1" office:value-type="float" office:value="14.324" calcext:value-type="float">
            <text:p>1.43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210521" calcext:value-type="float">
            <text:p>322.45210521</text:p>
          </table:table-cell>
          <table:table-cell office:value-type="float" office:value="12.257093" calcext:value-type="float">
            <text:p>12.257093</text:p>
          </table:table-cell>
          <table:table-cell office:value-type="float" office:value="23.027916" calcext:value-type="float">
            <text:p>23.027916</text:p>
          </table:table-cell>
          <table:table-cell office:value-type="float" office:value="21.88513" calcext:value-type="float">
            <text:p>21.88513</text:p>
          </table:table-cell>
          <table:table-cell office:value-type="float" office:value="21.15765" calcext:value-type="float">
            <text:p>21.15765</text:p>
          </table:table-cell>
          <table:table-cell office:value-type="float" office:value="21.009604" calcext:value-type="float">
            <text:p>21.009604</text:p>
          </table:table-cell>
          <table:table-cell office:value-type="float" office:value="21.010389" calcext:value-type="float">
            <text:p>21.010389</text:p>
          </table:table-cell>
          <table:table-cell table:formula="of:=[.E72]-[.F72]" office:value-type="float" office:value="0.72748" calcext:value-type="float">
            <text:p>0.72748</text:p>
          </table:table-cell>
          <table:table-cell office:value-type="float" office:value="21.88513" calcext:value-type="float">
            <text:p>21.88513</text:p>
          </table:table-cell>
          <table:table-cell table:style-name="ce1" office:value-type="float" office:value="-0.265" calcext:value-type="float">
            <text:p>-2.65E-01</text:p>
          </table:table-cell>
          <table:table-cell table:style-name="ce1" office:value-type="float" office:value="8.916" calcext:value-type="float">
            <text:p>8.92E+00</text:p>
          </table:table-cell>
          <table:table-cell table:style-name="ce1" office:value-type="float" office:value="-0.185" calcext:value-type="float">
            <text:p>-1.85E-01</text:p>
          </table:table-cell>
          <table:table-cell table:style-name="ce1" office:value-type="float" office:value="12.701" calcext:value-type="float">
            <text:p>1.27E+01</text:p>
          </table:table-cell>
          <table:table-cell table:style-name="ce1" office:value-type="float" office:value="0.547" calcext:value-type="float">
            <text:p>5.47E-01</text:p>
          </table:table-cell>
          <table:table-cell table:style-name="ce1" office:value-type="float" office:value="16.456" calcext:value-type="float">
            <text:p>1.65E+01</text:p>
          </table:table-cell>
          <table:table-cell table:style-name="ce1" office:value-type="float" office:value="0.886" calcext:value-type="float">
            <text:p>8.86E-01</text:p>
          </table:table-cell>
          <table:table-cell table:style-name="ce1" office:value-type="float" office:value="14.203" calcext:value-type="float">
            <text:p>1.42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232744" calcext:value-type="float">
            <text:p>322.45232744</text:p>
          </table:table-cell>
          <table:table-cell office:value-type="float" office:value="12.25591955" calcext:value-type="float">
            <text:p>12.25591955</text:p>
          </table:table-cell>
          <table:table-cell office:value-type="float" office:value="23.158304" calcext:value-type="float">
            <text:p>23.158304</text:p>
          </table:table-cell>
          <table:table-cell office:value-type="float" office:value="21.646229" calcext:value-type="float">
            <text:p>21.646229</text:p>
          </table:table-cell>
          <table:table-cell office:value-type="float" office:value="21.062431" calcext:value-type="float">
            <text:p>21.062431</text:p>
          </table:table-cell>
          <table:table-cell office:value-type="float" office:value="20.931482" calcext:value-type="float">
            <text:p>20.931482</text:p>
          </table:table-cell>
          <table:table-cell office:value-type="float" office:value="20.867395" calcext:value-type="float">
            <text:p>20.867395</text:p>
          </table:table-cell>
          <table:table-cell table:formula="of:=[.E73]-[.F73]" office:value-type="float" office:value="0.583797999999998" calcext:value-type="float">
            <text:p>0.583797999999998</text:p>
          </table:table-cell>
          <table:table-cell office:value-type="float" office:value="21.646229" calcext:value-type="float">
            <text:p>21.646229</text:p>
          </table:table-cell>
          <table:table-cell table:style-name="ce1" office:value-type="float" office:value="-0.262" calcext:value-type="float">
            <text:p>-2.62E-01</text:p>
          </table:table-cell>
          <table:table-cell table:style-name="ce1" office:value-type="float" office:value="8.866" calcext:value-type="float">
            <text:p>8.87E+00</text:p>
          </table:table-cell>
          <table:table-cell table:style-name="ce1" office:value-type="float" office:value="-0.175" calcext:value-type="float">
            <text:p>-1.75E-01</text:p>
          </table:table-cell>
          <table:table-cell table:style-name="ce1" office:value-type="float" office:value="12.612" calcext:value-type="float">
            <text:p>1.26E+01</text:p>
          </table:table-cell>
          <table:table-cell table:style-name="ce1" office:value-type="float" office:value="0.556" calcext:value-type="float">
            <text:p>5.56E-01</text:p>
          </table:table-cell>
          <table:table-cell table:style-name="ce1" office:value-type="float" office:value="16.333" calcext:value-type="float">
            <text:p>1.63E+01</text:p>
          </table:table-cell>
          <table:table-cell table:style-name="ce1" office:value-type="float" office:value="0.914" calcext:value-type="float">
            <text:p>9.14E-01</text:p>
          </table:table-cell>
          <table:table-cell table:style-name="ce1" office:value-type="float" office:value="14.076" calcext:value-type="float">
            <text:p>1.41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486036" calcext:value-type="float">
            <text:p>322.45486036</text:p>
          </table:table-cell>
          <table:table-cell office:value-type="float" office:value="12.25781225" calcext:value-type="float">
            <text:p>12.25781225</text:p>
          </table:table-cell>
          <table:table-cell office:value-type="float" office:value="22.47168" calcext:value-type="float">
            <text:p>22.47168</text:p>
          </table:table-cell>
          <table:table-cell office:value-type="float" office:value="21.914289" calcext:value-type="float">
            <text:p>21.914289</text:p>
          </table:table-cell>
          <table:table-cell office:value-type="float" office:value="21.275856" calcext:value-type="float">
            <text:p>21.275856</text:p>
          </table:table-cell>
          <table:table-cell office:value-type="float" office:value="20.968042" calcext:value-type="float">
            <text:p>20.968042</text:p>
          </table:table-cell>
          <table:table-cell office:value-type="float" office:value="20.653793" calcext:value-type="float">
            <text:p>20.653793</text:p>
          </table:table-cell>
          <table:table-cell table:formula="of:=[.E74]-[.F74]" office:value-type="float" office:value="0.638432999999999" calcext:value-type="float">
            <text:p>0.638432999999999</text:p>
          </table:table-cell>
          <table:table-cell office:value-type="float" office:value="21.914289" calcext:value-type="float">
            <text:p>21.914289</text:p>
          </table:table-cell>
          <table:table-cell table:style-name="ce1" office:value-type="float" office:value="-0.267" calcext:value-type="float">
            <text:p>-2.67E-01</text:p>
          </table:table-cell>
          <table:table-cell table:style-name="ce1" office:value-type="float" office:value="8.921" calcext:value-type="float">
            <text:p>8.92E+00</text:p>
          </table:table-cell>
          <table:table-cell table:style-name="ce1" office:value-type="float" office:value="-0.166" calcext:value-type="float">
            <text:p>-1.66E-01</text:p>
          </table:table-cell>
          <table:table-cell table:style-name="ce1" office:value-type="float" office:value="12.536" calcext:value-type="float">
            <text:p>1.25E+01</text:p>
          </table:table-cell>
          <table:table-cell table:style-name="ce1" office:value-type="float" office:value="0.563" calcext:value-type="float">
            <text:p>5.63E-01</text:p>
          </table:table-cell>
          <table:table-cell table:style-name="ce1" office:value-type="float" office:value="16.211" calcext:value-type="float">
            <text:p>1.62E+01</text:p>
          </table:table-cell>
          <table:table-cell table:style-name="ce1" office:value-type="float" office:value="0.941" calcext:value-type="float">
            <text:p>9.41E-01</text:p>
          </table:table-cell>
          <table:table-cell table:style-name="ce1" office:value-type="float" office:value="13.962" calcext:value-type="float">
            <text:p>1.40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182263" calcext:value-type="float">
            <text:p>322.45182263</text:p>
          </table:table-cell>
          <table:table-cell office:value-type="float" office:value="12.25399957" calcext:value-type="float">
            <text:p>12.25399957</text:p>
          </table:table-cell>
          <table:table-cell office:value-type="float" office:value="23.384405" calcext:value-type="float">
            <text:p>23.384405</text:p>
          </table:table-cell>
          <table:table-cell office:value-type="float" office:value="22.088442" calcext:value-type="float">
            <text:p>22.088442</text:p>
          </table:table-cell>
          <table:table-cell office:value-type="float" office:value="21.525181" calcext:value-type="float">
            <text:p>21.525181</text:p>
          </table:table-cell>
          <table:table-cell office:value-type="float" office:value="21.137835" calcext:value-type="float">
            <text:p>21.137835</text:p>
          </table:table-cell>
          <table:table-cell office:value-type="float" office:value="20.763685" calcext:value-type="float">
            <text:p>20.763685</text:p>
          </table:table-cell>
          <table:table-cell table:formula="of:=[.E75]-[.F75]" office:value-type="float" office:value="0.563261000000001" calcext:value-type="float">
            <text:p>0.563261000000001</text:p>
          </table:table-cell>
          <table:table-cell office:value-type="float" office:value="22.088442" calcext:value-type="float">
            <text:p>22.088442</text:p>
          </table:table-cell>
          <table:table-cell table:style-name="ce1" office:value-type="float" office:value="-0.272" calcext:value-type="float">
            <text:p>-2.72E-01</text:p>
          </table:table-cell>
          <table:table-cell table:style-name="ce1" office:value-type="float" office:value="8.977" calcext:value-type="float">
            <text:p>8.98E+00</text:p>
          </table:table-cell>
          <table:table-cell table:style-name="ce1" office:value-type="float" office:value="-0.152" calcext:value-type="float">
            <text:p>-1.52E-01</text:p>
          </table:table-cell>
          <table:table-cell table:style-name="ce1" office:value-type="float" office:value="12.452" calcext:value-type="float">
            <text:p>1.25E+01</text:p>
          </table:table-cell>
          <table:table-cell table:style-name="ce1" office:value-type="float" office:value="0.569" calcext:value-type="float">
            <text:p>5.69E-01</text:p>
          </table:table-cell>
          <table:table-cell table:style-name="ce1" office:value-type="float" office:value="16.095" calcext:value-type="float">
            <text:p>1.61E+01</text:p>
          </table:table-cell>
          <table:table-cell table:style-name="ce1" office:value-type="float" office:value="0.968" calcext:value-type="float">
            <text:p>9.68E-01</text:p>
          </table:table-cell>
          <table:table-cell table:style-name="ce1" office:value-type="float" office:value="13.853" calcext:value-type="float">
            <text:p>1.39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232856" calcext:value-type="float">
            <text:p>322.45232856</text:p>
          </table:table-cell>
          <table:table-cell office:value-type="float" office:value="12.25880478" calcext:value-type="float">
            <text:p>12.25880478</text:p>
          </table:table-cell>
          <table:table-cell office:value-type="float" office:value="23.869699" calcext:value-type="float">
            <text:p>23.869699</text:p>
          </table:table-cell>
          <table:table-cell office:value-type="float" office:value="22.318268" calcext:value-type="float">
            <text:p>22.318268</text:p>
          </table:table-cell>
          <table:table-cell office:value-type="float" office:value="21.844095" calcext:value-type="float">
            <text:p>21.844095</text:p>
          </table:table-cell>
          <table:table-cell office:value-type="float" office:value="21.766186" calcext:value-type="float">
            <text:p>21.766186</text:p>
          </table:table-cell>
          <table:table-cell office:value-type="float" office:value="21.654984" calcext:value-type="float">
            <text:p>21.654984</text:p>
          </table:table-cell>
          <table:table-cell table:formula="of:=[.E76]-[.F76]" office:value-type="float" office:value="0.474173" calcext:value-type="float">
            <text:p>0.474173</text:p>
          </table:table-cell>
          <table:table-cell office:value-type="float" office:value="22.318268" calcext:value-type="float">
            <text:p>22.318268</text:p>
          </table:table-cell>
          <table:table-cell table:style-name="ce1" office:value-type="float" office:value="-0.277" calcext:value-type="float">
            <text:p>-2.77E-01</text:p>
          </table:table-cell>
          <table:table-cell table:style-name="ce1" office:value-type="float" office:value="9.037" calcext:value-type="float">
            <text:p>9.04E+00</text:p>
          </table:table-cell>
          <table:table-cell table:style-name="ce1" office:value-type="float" office:value="-0.136" calcext:value-type="float">
            <text:p>-1.36E-01</text:p>
          </table:table-cell>
          <table:table-cell table:style-name="ce1" office:value-type="float" office:value="12.377" calcext:value-type="float">
            <text:p>1.24E+01</text:p>
          </table:table-cell>
          <table:table-cell table:style-name="ce1" office:value-type="float" office:value="0.576" calcext:value-type="float">
            <text:p>5.76E-01</text:p>
          </table:table-cell>
          <table:table-cell table:style-name="ce1" office:value-type="float" office:value="15.973" calcext:value-type="float">
            <text:p>1.60E+01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 office:value-type="float" office:value="13.742" calcext:value-type="float">
            <text:p>1.37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528606" calcext:value-type="float">
            <text:p>322.41528606</text:p>
          </table:table-cell>
          <table:table-cell office:value-type="float" office:value="12.22993777" calcext:value-type="float">
            <text:p>12.22993777</text:p>
          </table:table-cell>
          <table:table-cell office:value-type="float" office:value="21.349848" calcext:value-type="float">
            <text:p>21.349848</text:p>
          </table:table-cell>
          <table:table-cell office:value-type="float" office:value="20.274118" calcext:value-type="float">
            <text:p>20.274118</text:p>
          </table:table-cell>
          <table:table-cell office:value-type="float" office:value="19.975853" calcext:value-type="float">
            <text:p>19.975853</text:p>
          </table:table-cell>
          <table:table-cell office:value-type="float" office:value="19.842525" calcext:value-type="float">
            <text:p>19.842525</text:p>
          </table:table-cell>
          <table:table-cell office:value-type="float" office:value="19.923382" calcext:value-type="float">
            <text:p>19.923382</text:p>
          </table:table-cell>
          <table:table-cell table:formula="of:=[.E77]-[.F77]" office:value-type="float" office:value="0.298265000000001" calcext:value-type="float">
            <text:p>0.298265000000001</text:p>
          </table:table-cell>
          <table:table-cell office:value-type="float" office:value="20.274118" calcext:value-type="float">
            <text:p>20.274118</text:p>
          </table:table-cell>
          <table:table-cell table:style-name="ce1" office:value-type="float" office:value="-0.284" calcext:value-type="float">
            <text:p>-2.84E-01</text:p>
          </table:table-cell>
          <table:table-cell table:style-name="ce1" office:value-type="float" office:value="9.12" calcext:value-type="float">
            <text:p>9.12E+00</text:p>
          </table:table-cell>
          <table:table-cell table:style-name="ce1" office:value-type="float" office:value="-0.109" calcext:value-type="float">
            <text:p>-1.09E-01</text:p>
          </table:table-cell>
          <table:table-cell table:style-name="ce1" office:value-type="float" office:value="12.318" calcext:value-type="float">
            <text:p>1.23E+01</text:p>
          </table:table-cell>
          <table:table-cell table:style-name="ce1" office:value-type="float" office:value="0.582" calcext:value-type="float">
            <text:p>5.82E-01</text:p>
          </table:table-cell>
          <table:table-cell table:style-name="ce1" office:value-type="float" office:value="15.862" calcext:value-type="float">
            <text:p>1.59E+01</text:p>
          </table:table-cell>
          <table:table-cell table:style-name="ce1" office:value-type="float" office:value="1.031" calcext:value-type="float">
            <text:p>1.03E+00</text:p>
          </table:table-cell>
          <table:table-cell table:style-name="ce1" office:value-type="float" office:value="13.641" calcext:value-type="float">
            <text:p>1.36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550933" calcext:value-type="float">
            <text:p>322.41550933</text:p>
          </table:table-cell>
          <table:table-cell office:value-type="float" office:value="12.23064254" calcext:value-type="float">
            <text:p>12.23064254</text:p>
          </table:table-cell>
          <table:table-cell office:value-type="float" office:value="24.2547" calcext:value-type="float">
            <text:p>24.2547</text:p>
          </table:table-cell>
          <table:table-cell office:value-type="float" office:value="22.13135" calcext:value-type="float">
            <text:p>22.13135</text:p>
          </table:table-cell>
          <table:table-cell office:value-type="float" office:value="21.748442" calcext:value-type="float">
            <text:p>21.748442</text:p>
          </table:table-cell>
          <table:table-cell office:value-type="float" office:value="22.057331" calcext:value-type="float">
            <text:p>22.057331</text:p>
          </table:table-cell>
          <table:table-cell office:value-type="float" office:value="21.083651" calcext:value-type="float">
            <text:p>21.083651</text:p>
          </table:table-cell>
          <table:table-cell table:formula="of:=[.E78]-[.F78]" office:value-type="float" office:value="0.382908" calcext:value-type="float">
            <text:p>0.382908</text:p>
          </table:table-cell>
          <table:table-cell office:value-type="float" office:value="22.13135" calcext:value-type="float">
            <text:p>22.13135</text:p>
          </table:table-cell>
          <table:table-cell table:style-name="ce1" office:value-type="float" office:value="-0.295999999999999" calcext:value-type="float">
            <text:p>-2.96E-01</text:p>
          </table:table-cell>
          <table:table-cell table:style-name="ce1" office:value-type="float" office:value="9.191" calcext:value-type="float">
            <text:p>9.19E+00</text:p>
          </table:table-cell>
          <table:table-cell table:style-name="ce1" office:value-type="float" office:value="-0.0680000000000001" calcext:value-type="float">
            <text:p>-6.80E-02</text:p>
          </table:table-cell>
          <table:table-cell table:style-name="ce1" office:value-type="float" office:value="12.3" calcext:value-type="float">
            <text:p>1.23E+01</text:p>
          </table:table-cell>
          <table:table-cell table:style-name="ce1" office:value-type="float" office:value="0.589" calcext:value-type="float">
            <text:p>5.89E-01</text:p>
          </table:table-cell>
          <table:table-cell table:style-name="ce1" office:value-type="float" office:value="15.755" calcext:value-type="float">
            <text:p>1.58E+01</text:p>
          </table:table-cell>
          <table:table-cell table:style-name="ce1" office:value-type="float" office:value="1.036" calcext:value-type="float">
            <text:p>1.04E+00</text:p>
          </table:table-cell>
          <table:table-cell table:style-name="ce1" office:value-type="float" office:value="13.625" calcext:value-type="float">
            <text:p>1.36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325986" calcext:value-type="float">
            <text:p>322.44325986</text:p>
          </table:table-cell>
          <table:table-cell office:value-type="float" office:value="12.25353559" calcext:value-type="float">
            <text:p>12.25353559</text:p>
          </table:table-cell>
          <table:table-cell office:value-type="float" office:value="22.131136" calcext:value-type="float">
            <text:p>22.131136</text:p>
          </table:table-cell>
          <table:table-cell office:value-type="float" office:value="20.98274" calcext:value-type="float">
            <text:p>20.98274</text:p>
          </table:table-cell>
          <table:table-cell office:value-type="float" office:value="20.65085" calcext:value-type="float">
            <text:p>20.65085</text:p>
          </table:table-cell>
          <table:table-cell office:value-type="float" office:value="20.361034" calcext:value-type="float">
            <text:p>20.361034</text:p>
          </table:table-cell>
          <table:table-cell office:value-type="float" office:value="20.516539" calcext:value-type="float">
            <text:p>20.516539</text:p>
          </table:table-cell>
          <table:table-cell table:formula="of:=[.E79]-[.F79]" office:value-type="float" office:value="0.331890000000001" calcext:value-type="float">
            <text:p>0.331890000000001</text:p>
          </table:table-cell>
          <table:table-cell office:value-type="float" office:value="20.98274" calcext:value-type="float">
            <text:p>20.98274</text:p>
          </table:table-cell>
          <table:table-cell table:style-name="ce1" office:value-type="float" office:value="-0.308999999999999" calcext:value-type="float">
            <text:p>-3.09E-01</text:p>
          </table:table-cell>
          <table:table-cell table:style-name="ce1" office:value-type="float" office:value="9.271" calcext:value-type="float">
            <text:p>9.27E+00</text:p>
          </table:table-cell>
          <table:table-cell table:style-name="ce1" office:value-type="float" office:value="-0.0129999999999999" calcext:value-type="float">
            <text:p>-1.30E-02</text:p>
          </table:table-cell>
          <table:table-cell table:style-name="ce1" office:value-type="float" office:value="12.334" calcext:value-type="float">
            <text:p>1.23E+01</text:p>
          </table:table-cell>
          <table:table-cell table:style-name="ce1" office:value-type="float" office:value="0.595" calcext:value-type="float">
            <text:p>5.95E-01</text:p>
          </table:table-cell>
          <table:table-cell table:style-name="ce1" office:value-type="float" office:value="15.668" calcext:value-type="float">
            <text:p>1.57E+01</text:p>
          </table:table-cell>
          <table:table-cell table:style-name="ce1" office:value-type="float" office:value="0.272" calcext:value-type="float">
            <text:p>2.72E-01</text:p>
          </table:table-cell>
          <table:table-cell table:style-name="ce1" office:value-type="float" office:value="16.475" calcext:value-type="float">
            <text:p>1.65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471912" calcext:value-type="float">
            <text:p>322.44471912</text:p>
          </table:table-cell>
          <table:table-cell office:value-type="float" office:value="12.25412614" calcext:value-type="float">
            <text:p>12.25412614</text:p>
          </table:table-cell>
          <table:table-cell office:value-type="float" office:value="22.626701" calcext:value-type="float">
            <text:p>22.626701</text:p>
          </table:table-cell>
          <table:table-cell office:value-type="float" office:value="21.552612" calcext:value-type="float">
            <text:p>21.552612</text:p>
          </table:table-cell>
          <table:table-cell office:value-type="float" office:value="21.452925" calcext:value-type="float">
            <text:p>21.452925</text:p>
          </table:table-cell>
          <table:table-cell office:value-type="float" office:value="20.906898" calcext:value-type="float">
            <text:p>20.906898</text:p>
          </table:table-cell>
          <table:table-cell office:value-type="float" office:value="20.5439" calcext:value-type="float">
            <text:p>20.5439</text:p>
          </table:table-cell>
          <table:table-cell table:formula="of:=[.E80]-[.F80]" office:value-type="float" office:value="0.0996869999999994" calcext:value-type="float">
            <text:p>0.099687</text:p>
          </table:table-cell>
          <table:table-cell office:value-type="float" office:value="21.552612" calcext:value-type="float">
            <text:p>21.552612</text:p>
          </table:table-cell>
          <table:table-cell table:style-name="ce1" office:value-type="float" office:value="-0.316" calcext:value-type="float">
            <text:p>-3.16E-01</text:p>
          </table:table-cell>
          <table:table-cell table:style-name="ce1" office:value-type="float" office:value="9.336" calcext:value-type="float">
            <text:p>9.34E+00</text:p>
          </table:table-cell>
          <table:table-cell table:style-name="ce1" office:value-type="float" office:value="0.0340000000000003" calcext:value-type="float">
            <text:p>3.40E-02</text:p>
          </table:table-cell>
          <table:table-cell table:style-name="ce1" office:value-type="float" office:value="12.378" calcext:value-type="float">
            <text:p>1.24E+01</text:p>
          </table:table-cell>
          <table:table-cell table:style-name="ce1" office:value-type="float" office:value="0.601" calcext:value-type="float">
            <text:p>6.01E-01</text:p>
          </table:table-cell>
          <table:table-cell table:style-name="ce1" office:value-type="float" office:value="15.592" calcext:value-type="float">
            <text:p>1.56E+01</text:p>
          </table:table-cell>
          <table:table-cell table:style-name="ce1" office:value-type="float" office:value="0.284" calcext:value-type="float">
            <text:p>2.84E-01</text:p>
          </table:table-cell>
          <table:table-cell table:style-name="ce1" office:value-type="float" office:value="16.475" calcext:value-type="float">
            <text:p>1.65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203224" calcext:value-type="float">
            <text:p>322.44203224</text:p>
          </table:table-cell>
          <table:table-cell office:value-type="float" office:value="12.25272277" calcext:value-type="float">
            <text:p>12.25272277</text:p>
          </table:table-cell>
          <table:table-cell office:value-type="float" office:value="23.578053" calcext:value-type="float">
            <text:p>23.578053</text:p>
          </table:table-cell>
          <table:table-cell office:value-type="float" office:value="21.946217" calcext:value-type="float">
            <text:p>21.946217</text:p>
          </table:table-cell>
          <table:table-cell office:value-type="float" office:value="21.489122" calcext:value-type="float">
            <text:p>21.489122</text:p>
          </table:table-cell>
          <table:table-cell office:value-type="float" office:value="21.124397" calcext:value-type="float">
            <text:p>21.124397</text:p>
          </table:table-cell>
          <table:table-cell office:value-type="float" office:value="20.91412" calcext:value-type="float">
            <text:p>20.91412</text:p>
          </table:table-cell>
          <table:table-cell table:formula="of:=[.E81]-[.F81]" office:value-type="float" office:value="0.457095000000003" calcext:value-type="float">
            <text:p>0.457095000000003</text:p>
          </table:table-cell>
          <table:table-cell office:value-type="float" office:value="21.946217" calcext:value-type="float">
            <text:p>21.946217</text:p>
          </table:table-cell>
          <table:table-cell table:style-name="ce1" office:value-type="float" office:value="-0.322" calcext:value-type="float">
            <text:p>-3.22E-01</text:p>
          </table:table-cell>
          <table:table-cell table:style-name="ce1" office:value-type="float" office:value="9.406" calcext:value-type="float">
            <text:p>9.41E+00</text:p>
          </table:table-cell>
          <table:table-cell table:style-name="ce1" office:value-type="float" office:value="0.104" calcext:value-type="float">
            <text:p>1.04E-01</text:p>
          </table:table-cell>
          <table:table-cell table:style-name="ce1" office:value-type="float" office:value="12.393" calcext:value-type="float">
            <text:p>1.24E+01</text:p>
          </table:table-cell>
          <table:table-cell table:style-name="ce1" office:value-type="float" office:value="0.607" calcext:value-type="float">
            <text:p>6.07E-01</text:p>
          </table:table-cell>
          <table:table-cell table:style-name="ce1" office:value-type="float" office:value="15.527" calcext:value-type="float">
            <text:p>1.55E+01</text:p>
          </table:table-cell>
          <table:table-cell table:style-name="ce1" office:value-type="float" office:value="0.299" calcext:value-type="float">
            <text:p>2.99E-01</text:p>
          </table:table-cell>
          <table:table-cell table:style-name="ce1" office:value-type="float" office:value="16.475" calcext:value-type="float">
            <text:p>1.65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117936" calcext:value-type="float">
            <text:p>322.44117936</text:p>
          </table:table-cell>
          <table:table-cell office:value-type="float" office:value="12.25389846" calcext:value-type="float">
            <text:p>12.25389846</text:p>
          </table:table-cell>
          <table:table-cell office:value-type="float" office:value="24.930346" calcext:value-type="float">
            <text:p>24.930346</text:p>
          </table:table-cell>
          <table:table-cell office:value-type="float" office:value="22.71645" calcext:value-type="float">
            <text:p>22.71645</text:p>
          </table:table-cell>
          <table:table-cell office:value-type="float" office:value="21.823019" calcext:value-type="float">
            <text:p>21.823019</text:p>
          </table:table-cell>
          <table:table-cell office:value-type="float" office:value="21.892992" calcext:value-type="float">
            <text:p>21.892992</text:p>
          </table:table-cell>
          <table:table-cell office:value-type="float" office:value="22.47788" calcext:value-type="float">
            <text:p>22.47788</text:p>
          </table:table-cell>
          <table:table-cell table:formula="of:=[.E82]-[.F82]" office:value-type="float" office:value="0.893431000000003" calcext:value-type="float">
            <text:p>0.893431000000003</text:p>
          </table:table-cell>
          <table:table-cell office:value-type="float" office:value="22.71645" calcext:value-type="float">
            <text:p>22.71645</text:p>
          </table:table-cell>
          <table:table-cell table:style-name="ce1" office:value-type="float" office:value="-0.326000000000001" calcext:value-type="float">
            <text:p>-3.26E-01</text:p>
          </table:table-cell>
          <table:table-cell table:style-name="ce1" office:value-type="float" office:value="9.468" calcext:value-type="float">
            <text:p>9.47E+00</text:p>
          </table:table-cell>
          <table:table-cell table:style-name="ce1" office:value-type="float" office:value="0.181" calcext:value-type="float">
            <text:p>1.81E-01</text:p>
          </table:table-cell>
          <table:table-cell table:style-name="ce1" office:value-type="float" office:value="12.401" calcext:value-type="float">
            <text:p>1.24E+01</text:p>
          </table:table-cell>
          <table:table-cell table:style-name="ce1" office:value-type="float" office:value="0.611" calcext:value-type="float">
            <text:p>6.11E-01</text:p>
          </table:table-cell>
          <table:table-cell table:style-name="ce1" office:value-type="float" office:value="15.459" calcext:value-type="float">
            <text:p>1.55E+01</text:p>
          </table:table-cell>
          <table:table-cell table:style-name="ce1" office:value-type="float" office:value="0.302" calcext:value-type="float">
            <text:p>3.02E-01</text:p>
          </table:table-cell>
          <table:table-cell table:style-name="ce1" office:value-type="float" office:value="16.471" calcext:value-type="float">
            <text:p>1.65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542229" calcext:value-type="float">
            <text:p>322.44542229</text:p>
          </table:table-cell>
          <table:table-cell office:value-type="float" office:value="12.2501352" calcext:value-type="float">
            <text:p>12.2501352</text:p>
          </table:table-cell>
          <table:table-cell office:value-type="float" office:value="20.684042" calcext:value-type="float">
            <text:p>20.684042</text:p>
          </table:table-cell>
          <table:table-cell office:value-type="float" office:value="18.220348" calcext:value-type="float">
            <text:p>18.220348</text:p>
          </table:table-cell>
          <table:table-cell office:value-type="float" office:value="17.207329" calcext:value-type="float">
            <text:p>17.207329</text:p>
          </table:table-cell>
          <table:table-cell office:value-type="float" office:value="16.831039" calcext:value-type="float">
            <text:p>16.831039</text:p>
          </table:table-cell>
          <table:table-cell office:value-type="float" office:value="16.630695" calcext:value-type="float">
            <text:p>16.630695</text:p>
          </table:table-cell>
          <table:table-cell table:formula="of:=[.E83]-[.F83]" office:value-type="float" office:value="1.013019" calcext:value-type="float">
            <text:p>1.013019</text:p>
          </table:table-cell>
          <table:table-cell office:value-type="float" office:value="18.220348" calcext:value-type="float">
            <text:p>18.220348</text:p>
          </table:table-cell>
          <table:table-cell table:style-name="ce1" office:value-type="float" office:value="-0.331" calcext:value-type="float">
            <text:p>-3.31E-01</text:p>
          </table:table-cell>
          <table:table-cell table:style-name="ce1" office:value-type="float" office:value="9.525" calcext:value-type="float">
            <text:p>9.53E+00</text:p>
          </table:table-cell>
          <table:table-cell table:style-name="ce1" office:value-type="float" office:value="0.222" calcext:value-type="float">
            <text:p>2.22E-01</text:p>
          </table:table-cell>
          <table:table-cell table:style-name="ce1" office:value-type="float" office:value="12.419" calcext:value-type="float">
            <text:p>1.24E+01</text:p>
          </table:table-cell>
          <table:table-cell table:style-name="ce1" office:value-type="float" office:value="0.617" calcext:value-type="float">
            <text:p>6.17E-01</text:p>
          </table:table-cell>
          <table:table-cell table:style-name="ce1" office:value-type="float" office:value="15.393" calcext:value-type="float">
            <text:p>1.54E+01</text:p>
          </table:table-cell>
          <table:table-cell table:style-name="ce1" office:value-type="float" office:value="0.304" calcext:value-type="float">
            <text:p>3.04E-01</text:p>
          </table:table-cell>
          <table:table-cell table:style-name="ce1" office:value-type="float" office:value="16.467" calcext:value-type="float">
            <text:p>1.65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583293" calcext:value-type="float">
            <text:p>322.44583293</text:p>
          </table:table-cell>
          <table:table-cell office:value-type="float" office:value="12.25230183" calcext:value-type="float">
            <text:p>12.25230183</text:p>
          </table:table-cell>
          <table:table-cell office:value-type="float" office:value="21.26424" calcext:value-type="float">
            <text:p>21.26424</text:p>
          </table:table-cell>
          <table:table-cell office:value-type="float" office:value="20.370756" calcext:value-type="float">
            <text:p>20.370756</text:p>
          </table:table-cell>
          <table:table-cell office:value-type="float" office:value="20.145779" calcext:value-type="float">
            <text:p>20.145779</text:p>
          </table:table-cell>
          <table:table-cell office:value-type="float" office:value="19.95591" calcext:value-type="float">
            <text:p>19.95591</text:p>
          </table:table-cell>
          <table:table-cell office:value-type="float" office:value="19.852293" calcext:value-type="float">
            <text:p>19.852293</text:p>
          </table:table-cell>
          <table:table-cell table:formula="of:=[.E84]-[.F84]" office:value-type="float" office:value="0.224976999999999" calcext:value-type="float">
            <text:p>0.224976999999999</text:p>
          </table:table-cell>
          <table:table-cell office:value-type="float" office:value="20.370756" calcext:value-type="float">
            <text:p>20.370756</text:p>
          </table:table-cell>
          <table:table-cell table:style-name="ce1" office:value-type="float" office:value="-0.335" calcext:value-type="float">
            <text:p>-3.35E-01</text:p>
          </table:table-cell>
          <table:table-cell table:style-name="ce1" office:value-type="float" office:value="9.582" calcext:value-type="float">
            <text:p>9.58E+00</text:p>
          </table:table-cell>
          <table:table-cell table:style-name="ce1" office:value-type="float" office:value="0.293" calcext:value-type="float">
            <text:p>2.93E-01</text:p>
          </table:table-cell>
          <table:table-cell table:style-name="ce1" office:value-type="float" office:value="12.461" calcext:value-type="float">
            <text:p>1.25E+01</text:p>
          </table:table-cell>
          <table:table-cell table:style-name="ce1" office:value-type="float" office:value="0.62" calcext:value-type="float">
            <text:p>6.20E-01</text:p>
          </table:table-cell>
          <table:table-cell table:style-name="ce1" office:value-type="float" office:value="15.337" calcext:value-type="float">
            <text:p>1.53E+01</text:p>
          </table:table-cell>
          <table:table-cell table:style-name="ce1" office:value-type="float" office:value="0.305" calcext:value-type="float">
            <text:p>3.05E-01</text:p>
          </table:table-cell>
          <table:table-cell table:style-name="ce1" office:value-type="float" office:value="16.464" calcext:value-type="float">
            <text:p>1.65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645856" calcext:value-type="float">
            <text:p>322.44645856</text:p>
          </table:table-cell>
          <table:table-cell office:value-type="float" office:value="12.25103861" calcext:value-type="float">
            <text:p>12.25103861</text:p>
          </table:table-cell>
          <table:table-cell office:value-type="float" office:value="24.305981" calcext:value-type="float">
            <text:p>24.305981</text:p>
          </table:table-cell>
          <table:table-cell office:value-type="float" office:value="22.857203" calcext:value-type="float">
            <text:p>22.857203</text:p>
          </table:table-cell>
          <table:table-cell office:value-type="float" office:value="22.489275" calcext:value-type="float">
            <text:p>22.489275</text:p>
          </table:table-cell>
          <table:table-cell office:value-type="float" office:value="22.631493" calcext:value-type="float">
            <text:p>22.631493</text:p>
          </table:table-cell>
          <table:table-cell office:value-type="float" office:value="20.923079" calcext:value-type="float">
            <text:p>20.923079</text:p>
          </table:table-cell>
          <table:table-cell table:formula="of:=[.E85]-[.F85]" office:value-type="float" office:value="0.367927999999999" calcext:value-type="float">
            <text:p>0.367927999999999</text:p>
          </table:table-cell>
          <table:table-cell office:value-type="float" office:value="22.857203" calcext:value-type="float">
            <text:p>22.857203</text:p>
          </table:table-cell>
          <table:table-cell table:style-name="ce1" office:value-type="float" office:value="-0.339" calcext:value-type="float">
            <text:p>-3.39E-01</text:p>
          </table:table-cell>
          <table:table-cell table:style-name="ce1" office:value-type="float" office:value="9.635" calcext:value-type="float">
            <text:p>9.64E+00</text:p>
          </table:table-cell>
          <table:table-cell table:style-name="ce1" office:value-type="float" office:value="0.357" calcext:value-type="float">
            <text:p>3.57E-01</text:p>
          </table:table-cell>
          <table:table-cell table:style-name="ce1" office:value-type="float" office:value="12.511" calcext:value-type="float">
            <text:p>1.25E+01</text:p>
          </table:table-cell>
          <table:table-cell table:style-name="ce1" office:value-type="float" office:value="0.625" calcext:value-type="float">
            <text:p>6.25E-01</text:p>
          </table:table-cell>
          <table:table-cell table:style-name="ce1" office:value-type="float" office:value="15.286" calcext:value-type="float">
            <text:p>1.53E+01</text:p>
          </table:table-cell>
          <table:table-cell table:style-name="ce1" office:value-type="float" office:value="0.304" calcext:value-type="float">
            <text:p>3.04E-01</text:p>
          </table:table-cell>
          <table:table-cell table:style-name="ce1" office:value-type="float" office:value="16.462" calcext:value-type="float">
            <text:p>1.65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797781" calcext:value-type="float">
            <text:p>322.44797781</text:p>
          </table:table-cell>
          <table:table-cell office:value-type="float" office:value="12.25686941" calcext:value-type="float">
            <text:p>12.25686941</text:p>
          </table:table-cell>
          <table:table-cell office:value-type="float" office:value="19.979113" calcext:value-type="float">
            <text:p>19.979113</text:p>
          </table:table-cell>
          <table:table-cell office:value-type="float" office:value="19.012302" calcext:value-type="float">
            <text:p>19.012302</text:p>
          </table:table-cell>
          <table:table-cell office:value-type="float" office:value="18.645615" calcext:value-type="float">
            <text:p>18.645615</text:p>
          </table:table-cell>
          <table:table-cell office:value-type="float" office:value="18.497087" calcext:value-type="float">
            <text:p>18.497087</text:p>
          </table:table-cell>
          <table:table-cell office:value-type="float" office:value="18.443256" calcext:value-type="float">
            <text:p>18.443256</text:p>
          </table:table-cell>
          <table:table-cell table:formula="of:=[.E86]-[.F86]" office:value-type="float" office:value="0.366686999999999" calcext:value-type="float">
            <text:p>0.366686999999999</text:p>
          </table:table-cell>
          <table:table-cell office:value-type="float" office:value="19.012302" calcext:value-type="float">
            <text:p>19.012302</text:p>
          </table:table-cell>
          <table:table-cell table:style-name="ce1" office:value-type="float" office:value="-0.344" calcext:value-type="float">
            <text:p>-3.44E-01</text:p>
          </table:table-cell>
          <table:table-cell table:style-name="ce1" office:value-type="float" office:value="9.677" calcext:value-type="float">
            <text:p>9.68E+00</text:p>
          </table:table-cell>
          <table:table-cell table:style-name="ce1" office:value-type="float" office:value="0.405" calcext:value-type="float">
            <text:p>4.05E-01</text:p>
          </table:table-cell>
          <table:table-cell table:style-name="ce1" office:value-type="float" office:value="12.544" calcext:value-type="float">
            <text:p>1.25E+01</text:p>
          </table:table-cell>
          <table:table-cell table:style-name="ce1" office:value-type="float" office:value="0.628" calcext:value-type="float">
            <text:p>6.28E-01</text:p>
          </table:table-cell>
          <table:table-cell table:style-name="ce1" office:value-type="float" office:value="15.232" calcext:value-type="float">
            <text:p>1.52E+01</text:p>
          </table:table-cell>
          <table:table-cell table:style-name="ce1" office:value-type="float" office:value="0.302" calcext:value-type="float">
            <text:p>3.02E-01</text:p>
          </table:table-cell>
          <table:table-cell table:style-name="ce1" office:value-type="float" office:value="16.455" calcext:value-type="float">
            <text:p>1.65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930423" calcext:value-type="float">
            <text:p>322.44930423</text:p>
          </table:table-cell>
          <table:table-cell office:value-type="float" office:value="12.25587439" calcext:value-type="float">
            <text:p>12.25587439</text:p>
          </table:table-cell>
          <table:table-cell office:value-type="float" office:value="23.145611" calcext:value-type="float">
            <text:p>23.145611</text:p>
          </table:table-cell>
          <table:table-cell office:value-type="float" office:value="20.985111" calcext:value-type="float">
            <text:p>20.985111</text:p>
          </table:table-cell>
          <table:table-cell office:value-type="float" office:value="20.055866" calcext:value-type="float">
            <text:p>20.055866</text:p>
          </table:table-cell>
          <table:table-cell office:value-type="float" office:value="19.636101" calcext:value-type="float">
            <text:p>19.636101</text:p>
          </table:table-cell>
          <table:table-cell office:value-type="float" office:value="19.43429" calcext:value-type="float">
            <text:p>19.43429</text:p>
          </table:table-cell>
          <table:table-cell table:formula="of:=[.E87]-[.F87]" office:value-type="float" office:value="0.929244999999998" calcext:value-type="float">
            <text:p>0.929244999999998</text:p>
          </table:table-cell>
          <table:table-cell office:value-type="float" office:value="20.985111" calcext:value-type="float">
            <text:p>20.985111</text:p>
          </table:table-cell>
          <table:table-cell table:style-name="ce1" office:value-type="float" office:value="-0.348" calcext:value-type="float">
            <text:p>-3.48E-01</text:p>
          </table:table-cell>
          <table:table-cell table:style-name="ce1" office:value-type="float" office:value="9.701" calcext:value-type="float">
            <text:p>9.70E+00</text:p>
          </table:table-cell>
          <table:table-cell table:style-name="ce1" office:value-type="float" office:value="0.409" calcext:value-type="float">
            <text:p>4.09E-01</text:p>
          </table:table-cell>
          <table:table-cell table:style-name="ce1" office:value-type="float" office:value="12.551" calcext:value-type="float">
            <text:p>1.26E+01</text:p>
          </table:table-cell>
          <table:table-cell table:style-name="ce1" office:value-type="float" office:value="0.629" calcext:value-type="float">
            <text:p>6.29E-01</text:p>
          </table:table-cell>
          <table:table-cell table:style-name="ce1" office:value-type="float" office:value="15.233" calcext:value-type="float">
            <text:p>1.52E+01</text:p>
          </table:table-cell>
          <table:table-cell table:style-name="ce1" office:value-type="float" office:value="0.298" calcext:value-type="float">
            <text:p>2.98E-01</text:p>
          </table:table-cell>
          <table:table-cell table:style-name="ce1" office:value-type="float" office:value="16.448" calcext:value-type="float">
            <text:p>1.64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566615" calcext:value-type="float">
            <text:p>322.44566615</text:p>
          </table:table-cell>
          <table:table-cell office:value-type="float" office:value="12.25690586" calcext:value-type="float">
            <text:p>12.25690586</text:p>
          </table:table-cell>
          <table:table-cell office:value-type="float" office:value="21.702967" calcext:value-type="float">
            <text:p>21.702967</text:p>
          </table:table-cell>
          <table:table-cell office:value-type="float" office:value="20.58597" calcext:value-type="float">
            <text:p>20.58597</text:p>
          </table:table-cell>
          <table:table-cell office:value-type="float" office:value="20.326372" calcext:value-type="float">
            <text:p>20.326372</text:p>
          </table:table-cell>
          <table:table-cell office:value-type="float" office:value="20.244852" calcext:value-type="float">
            <text:p>20.244852</text:p>
          </table:table-cell>
          <table:table-cell office:value-type="float" office:value="19.889174" calcext:value-type="float">
            <text:p>19.889174</text:p>
          </table:table-cell>
          <table:table-cell table:formula="of:=[.E88]-[.F88]" office:value-type="float" office:value="0.259598" calcext:value-type="float">
            <text:p>0.259598</text:p>
          </table:table-cell>
          <table:table-cell office:value-type="float" office:value="20.58597" calcext:value-type="float">
            <text:p>20.58597</text:p>
          </table:table-cell>
          <table:table-cell table:style-name="ce1" office:value-type="float" office:value="-0.34" calcext:value-type="float">
            <text:p>-3.40E-01</text:p>
          </table:table-cell>
          <table:table-cell table:style-name="ce1" office:value-type="float" office:value="9.558" calcext:value-type="float">
            <text:p>9.56E+00</text:p>
          </table:table-cell>
          <table:table-cell table:style-name="ce1" office:value-type="float" office:value="0.357" calcext:value-type="float">
            <text:p>3.57E-01</text:p>
          </table:table-cell>
          <table:table-cell table:style-name="ce1" office:value-type="float" office:value="12.466" calcext:value-type="float">
            <text:p>1.25E+01</text:p>
          </table:table-cell>
          <table:table-cell table:style-name="ce1" office:value-type="float" office:value="0.628" calcext:value-type="float">
            <text:p>6.28E-01</text:p>
          </table:table-cell>
          <table:table-cell table:style-name="ce1" office:value-type="float" office:value="15.239" calcext:value-type="float">
            <text:p>1.52E+01</text:p>
          </table:table-cell>
          <table:table-cell table:style-name="ce1" office:value-type="float" office:value="0.295" calcext:value-type="float">
            <text:p>2.95E-01</text:p>
          </table:table-cell>
          <table:table-cell table:style-name="ce1" office:value-type="float" office:value="16.442" calcext:value-type="float">
            <text:p>1.64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873794" calcext:value-type="float">
            <text:p>322.44873794</text:p>
          </table:table-cell>
          <table:table-cell office:value-type="float" office:value="12.25624327" calcext:value-type="float">
            <text:p>12.25624327</text:p>
          </table:table-cell>
          <table:table-cell office:value-type="float" office:value="24.20019" calcext:value-type="float">
            <text:p>24.20019</text:p>
          </table:table-cell>
          <table:table-cell office:value-type="float" office:value="22.898626" calcext:value-type="float">
            <text:p>22.898626</text:p>
          </table:table-cell>
          <table:table-cell office:value-type="float" office:value="22.104084" calcext:value-type="float">
            <text:p>22.104084</text:p>
          </table:table-cell>
          <table:table-cell office:value-type="float" office:value="22.537996" calcext:value-type="float">
            <text:p>22.537996</text:p>
          </table:table-cell>
          <table:table-cell office:value-type="float" office:value="22.567984" calcext:value-type="float">
            <text:p>22.567984</text:p>
          </table:table-cell>
          <table:table-cell table:formula="of:=[.E89]-[.F89]" office:value-type="float" office:value="0.794542" calcext:value-type="float">
            <text:p>0.794542</text:p>
          </table:table-cell>
          <table:table-cell office:value-type="float" office:value="22.898626" calcext:value-type="float">
            <text:p>22.898626</text:p>
          </table:table-cell>
          <table:table-cell table:style-name="ce1" office:value-type="float" office:value="-0.332" calcext:value-type="float">
            <text:p>-3.32E-01</text:p>
          </table:table-cell>
          <table:table-cell table:style-name="ce1" office:value-type="float" office:value="9.433" calcext:value-type="float">
            <text:p>9.43E+00</text:p>
          </table:table-cell>
          <table:table-cell table:style-name="ce1" office:value-type="float" office:value="0.322" calcext:value-type="float">
            <text:p>3.22E-01</text:p>
          </table:table-cell>
          <table:table-cell table:style-name="ce1" office:value-type="float" office:value="12.42" calcext:value-type="float">
            <text:p>1.24E+01</text:p>
          </table:table-cell>
          <table:table-cell table:style-name="ce1" office:value-type="float" office:value="0.65" calcext:value-type="float">
            <text:p>6.50E-01</text:p>
          </table:table-cell>
          <table:table-cell table:style-name="ce1" office:value-type="float" office:value="14.977" calcext:value-type="float">
            <text:p>1.50E+01</text:p>
          </table:table-cell>
          <table:table-cell table:style-name="ce1" office:value-type="float" office:value="0.292" calcext:value-type="float">
            <text:p>2.92E-01</text:p>
          </table:table-cell>
          <table:table-cell table:style-name="ce1" office:value-type="float" office:value="16.436" calcext:value-type="float">
            <text:p>1.64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647043" calcext:value-type="float">
            <text:p>322.44647043</text:p>
          </table:table-cell>
          <table:table-cell office:value-type="float" office:value="12.25612459" calcext:value-type="float">
            <text:p>12.25612459</text:p>
          </table:table-cell>
          <table:table-cell office:value-type="float" office:value="26.060877" calcext:value-type="float">
            <text:p>26.060877</text:p>
          </table:table-cell>
          <table:table-cell office:value-type="float" office:value="23.615677" calcext:value-type="float">
            <text:p>23.615677</text:p>
          </table:table-cell>
          <table:table-cell office:value-type="float" office:value="22.481087" calcext:value-type="float">
            <text:p>22.481087</text:p>
          </table:table-cell>
          <table:table-cell office:value-type="float" office:value="22.380577" calcext:value-type="float">
            <text:p>22.380577</text:p>
          </table:table-cell>
          <table:table-cell office:value-type="float" office:value="21.214493" calcext:value-type="float">
            <text:p>21.214493</text:p>
          </table:table-cell>
          <table:table-cell table:formula="of:=[.E90]-[.F90]" office:value-type="float" office:value="1.13459" calcext:value-type="float">
            <text:p>1.13459</text:p>
          </table:table-cell>
          <table:table-cell office:value-type="float" office:value="23.615677" calcext:value-type="float">
            <text:p>23.615677</text:p>
          </table:table-cell>
          <table:table-cell table:style-name="ce1" office:value-type="float" office:value="-0.325" calcext:value-type="float">
            <text:p>-3.25E-01</text:p>
          </table:table-cell>
          <table:table-cell table:style-name="ce1" office:value-type="float" office:value="9.303" calcext:value-type="float">
            <text:p>9.30E+00</text:p>
          </table:table-cell>
          <table:table-cell table:style-name="ce1" office:value-type="float" office:value="0.286" calcext:value-type="float">
            <text:p>2.86E-01</text:p>
          </table:table-cell>
          <table:table-cell table:style-name="ce1" office:value-type="float" office:value="12.374" calcext:value-type="float">
            <text:p>1.24E+01</text:p>
          </table:table-cell>
          <table:table-cell table:style-name="ce1" office:value-type="float" office:value="0.19" calcext:value-type="float">
            <text:p>1.90E-01</text:p>
          </table:table-cell>
          <table:table-cell table:style-name="ce1" office:value-type="float" office:value="15.868" calcext:value-type="float">
            <text:p>1.59E+01</text:p>
          </table:table-cell>
          <table:table-cell table:style-name="ce1" office:value-type="float" office:value="0.294" calcext:value-type="float">
            <text:p>2.94E-01</text:p>
          </table:table-cell>
          <table:table-cell table:style-name="ce1" office:value-type="float" office:value="16.437" calcext:value-type="float">
            <text:p>1.64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7166348" calcext:value-type="float">
            <text:p>322.47166348</text:p>
          </table:table-cell>
          <table:table-cell office:value-type="float" office:value="12.26333203" calcext:value-type="float">
            <text:p>12.26333203</text:p>
          </table:table-cell>
          <table:table-cell office:value-type="float" office:value="20.732918" calcext:value-type="float">
            <text:p>20.732918</text:p>
          </table:table-cell>
          <table:table-cell office:value-type="float" office:value="19.770847" calcext:value-type="float">
            <text:p>19.770847</text:p>
          </table:table-cell>
          <table:table-cell office:value-type="float" office:value="19.515909" calcext:value-type="float">
            <text:p>19.515909</text:p>
          </table:table-cell>
          <table:table-cell office:value-type="float" office:value="19.404831" calcext:value-type="float">
            <text:p>19.404831</text:p>
          </table:table-cell>
          <table:table-cell office:value-type="float" office:value="19.255442" calcext:value-type="float">
            <text:p>19.255442</text:p>
          </table:table-cell>
          <table:table-cell table:formula="of:=[.E91]-[.F91]" office:value-type="float" office:value="0.254937999999999" calcext:value-type="float">
            <text:p>0.254937999999999</text:p>
          </table:table-cell>
          <table:table-cell office:value-type="float" office:value="19.770847" calcext:value-type="float">
            <text:p>19.770847</text:p>
          </table:table-cell>
          <table:table-cell table:style-name="ce1" office:value-type="float" office:value="-0.315" calcext:value-type="float">
            <text:p>-3.15E-01</text:p>
          </table:table-cell>
          <table:table-cell table:style-name="ce1" office:value-type="float" office:value="9.174" calcext:value-type="float">
            <text:p>9.17E+00</text:p>
          </table:table-cell>
          <table:table-cell table:style-name="ce1" office:value-type="float" office:value="0.226" calcext:value-type="float">
            <text:p>2.26E-01</text:p>
          </table:table-cell>
          <table:table-cell table:style-name="ce1" office:value-type="float" office:value="12.306" calcext:value-type="float">
            <text:p>1.23E+01</text:p>
          </table:table-cell>
          <table:table-cell table:style-name="ce1" office:value-type="float" office:value="0.223" calcext:value-type="float">
            <text:p>2.23E-01</text:p>
          </table:table-cell>
          <table:table-cell table:style-name="ce1" office:value-type="float" office:value="15.892" calcext:value-type="float">
            <text:p>1.59E+01</text:p>
          </table:table-cell>
          <table:table-cell table:style-name="ce1" office:value-type="float" office:value="0.297" calcext:value-type="float">
            <text:p>2.97E-01</text:p>
          </table:table-cell>
          <table:table-cell table:style-name="ce1" office:value-type="float" office:value="16.434" calcext:value-type="float">
            <text:p>1.64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7298267" calcext:value-type="float">
            <text:p>322.47298267</text:p>
          </table:table-cell>
          <table:table-cell office:value-type="float" office:value="12.262338" calcext:value-type="float">
            <text:p>12.262338</text:p>
          </table:table-cell>
          <table:table-cell office:value-type="float" office:value="21.127407" calcext:value-type="float">
            <text:p>21.127407</text:p>
          </table:table-cell>
          <table:table-cell office:value-type="float" office:value="20.14666" calcext:value-type="float">
            <text:p>20.14666</text:p>
          </table:table-cell>
          <table:table-cell office:value-type="float" office:value="19.860403" calcext:value-type="float">
            <text:p>19.860403</text:p>
          </table:table-cell>
          <table:table-cell office:value-type="float" office:value="19.764399" calcext:value-type="float">
            <text:p>19.764399</text:p>
          </table:table-cell>
          <table:table-cell office:value-type="float" office:value="19.546003" calcext:value-type="float">
            <text:p>19.546003</text:p>
          </table:table-cell>
          <table:table-cell table:formula="of:=[.E92]-[.F92]" office:value-type="float" office:value="0.286256999999999" calcext:value-type="float">
            <text:p>0.286256999999999</text:p>
          </table:table-cell>
          <table:table-cell office:value-type="float" office:value="20.14666" calcext:value-type="float">
            <text:p>20.14666</text:p>
          </table:table-cell>
          <table:table-cell table:style-name="ce1" office:value-type="float" office:value="-0.302" calcext:value-type="float">
            <text:p>-3.02E-01</text:p>
          </table:table-cell>
          <table:table-cell table:style-name="ce1" office:value-type="float" office:value="9.057" calcext:value-type="float">
            <text:p>9.06E+00</text:p>
          </table:table-cell>
          <table:table-cell table:style-name="ce1" office:value-type="float" office:value="0.17" calcext:value-type="float">
            <text:p>1.70E-01</text:p>
          </table:table-cell>
          <table:table-cell table:style-name="ce1" office:value-type="float" office:value="12.244" calcext:value-type="float">
            <text:p>1.22E+01</text:p>
          </table:table-cell>
          <table:table-cell table:style-name="ce1" office:value-type="float" office:value="0.218" calcext:value-type="float">
            <text:p>2.18E-01</text:p>
          </table:table-cell>
          <table:table-cell table:style-name="ce1" office:value-type="float" office:value="15.878" calcext:value-type="float">
            <text:p>1.59E+01</text:p>
          </table:table-cell>
          <table:table-cell table:style-name="ce1" office:value-type="float" office:value="0.305" calcext:value-type="float">
            <text:p>3.05E-01</text:p>
          </table:table-cell>
          <table:table-cell table:style-name="ce1" office:value-type="float" office:value="16.434" calcext:value-type="float">
            <text:p>1.64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7081067" calcext:value-type="float">
            <text:p>322.47081067</text:p>
          </table:table-cell>
          <table:table-cell office:value-type="float" office:value="12.26339153" calcext:value-type="float">
            <text:p>12.26339153</text:p>
          </table:table-cell>
          <table:table-cell office:value-type="float" office:value="21.841618" calcext:value-type="float">
            <text:p>21.841618</text:p>
          </table:table-cell>
          <table:table-cell office:value-type="float" office:value="20.703169" calcext:value-type="float">
            <text:p>20.703169</text:p>
          </table:table-cell>
          <table:table-cell office:value-type="float" office:value="20.338905" calcext:value-type="float">
            <text:p>20.338905</text:p>
          </table:table-cell>
          <table:table-cell office:value-type="float" office:value="20.252728" calcext:value-type="float">
            <text:p>20.252728</text:p>
          </table:table-cell>
          <table:table-cell office:value-type="float" office:value="20.269539" calcext:value-type="float">
            <text:p>20.269539</text:p>
          </table:table-cell>
          <table:table-cell table:formula="of:=[.E93]-[.F93]" office:value-type="float" office:value="0.364263999999999" calcext:value-type="float">
            <text:p>0.364263999999999</text:p>
          </table:table-cell>
          <table:table-cell office:value-type="float" office:value="20.703169" calcext:value-type="float">
            <text:p>20.703169</text:p>
          </table:table-cell>
          <table:table-cell table:style-name="ce1" office:value-type="float" office:value="-0.283" calcext:value-type="float">
            <text:p>-2.83E-01</text:p>
          </table:table-cell>
          <table:table-cell table:style-name="ce1" office:value-type="float" office:value="8.942" calcext:value-type="float">
            <text:p>8.94E+00</text:p>
          </table:table-cell>
          <table:table-cell table:style-name="ce1" office:value-type="float" office:value="0.118" calcext:value-type="float">
            <text:p>1.18E-01</text:p>
          </table:table-cell>
          <table:table-cell table:style-name="ce1" office:value-type="float" office:value="12.19" calcext:value-type="float">
            <text:p>1.22E+01</text:p>
          </table:table-cell>
          <table:table-cell table:style-name="ce1" office:value-type="float" office:value="0.247" calcext:value-type="float">
            <text:p>2.47E-01</text:p>
          </table:table-cell>
          <table:table-cell table:style-name="ce1" office:value-type="float" office:value="15.893" calcext:value-type="float">
            <text:p>1.59E+01</text:p>
          </table:table-cell>
          <table:table-cell table:style-name="ce1" office:value-type="float" office:value="0.318" calcext:value-type="float">
            <text:p>3.18E-01</text:p>
          </table:table-cell>
          <table:table-cell table:style-name="ce1" office:value-type="float" office:value="16.435" calcext:value-type="float">
            <text:p>1.64E+01</text:p>
          </table:table-cell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493723" calcext:value-type="float">
            <text:p>322.42493723</text:p>
          </table:table-cell>
          <table:table-cell office:value-type="float" office:value="12.23773101" calcext:value-type="float">
            <text:p>12.23773101</text:p>
          </table:table-cell>
          <table:table-cell office:value-type="float" office:value="21.754581" calcext:value-type="float">
            <text:p>21.754581</text:p>
          </table:table-cell>
          <table:table-cell office:value-type="float" office:value="21.114901" calcext:value-type="float">
            <text:p>21.114901</text:p>
          </table:table-cell>
          <table:table-cell office:value-type="float" office:value="20.764301" calcext:value-type="float">
            <text:p>20.764301</text:p>
          </table:table-cell>
          <table:table-cell office:value-type="float" office:value="20.528917" calcext:value-type="float">
            <text:p>20.528917</text:p>
          </table:table-cell>
          <table:table-cell office:value-type="float" office:value="20.161156" calcext:value-type="float">
            <text:p>20.161156</text:p>
          </table:table-cell>
          <table:table-cell table:formula="of:=[.E94]-[.F94]" office:value-type="float" office:value="0.3506" calcext:value-type="float">
            <text:p>0.3506</text:p>
          </table:table-cell>
          <table:table-cell office:value-type="float" office:value="21.114901" calcext:value-type="float">
            <text:p>21.114901</text:p>
          </table:table-cell>
          <table:table-cell table:style-name="ce1" office:value-type="float" office:value="-0.276" calcext:value-type="float">
            <text:p>-2.76E-01</text:p>
          </table:table-cell>
          <table:table-cell table:style-name="ce1" office:value-type="float" office:value="8.839" calcext:value-type="float">
            <text:p>8.84E+00</text:p>
          </table:table-cell>
          <table:table-cell table:style-name="ce1" office:value-type="float" office:value="0.073" calcext:value-type="float">
            <text:p>7.30E-02</text:p>
          </table:table-cell>
          <table:table-cell table:style-name="ce1" office:value-type="float" office:value="12.146" calcext:value-type="float">
            <text:p>1.21E+01</text:p>
          </table:table-cell>
          <table:table-cell table:style-name="ce1" office:value-type="float" office:value="0.237" calcext:value-type="float">
            <text:p>2.37E-01</text:p>
          </table:table-cell>
          <table:table-cell table:style-name="ce1" office:value-type="float" office:value="15.835" calcext:value-type="float">
            <text:p>1.58E+01</text:p>
          </table:table-cell>
          <table:table-cell table:style-name="ce1" office:value-type="float" office:value="0.336" calcext:value-type="float">
            <text:p>3.36E-01</text:p>
          </table:table-cell>
          <table:table-cell table:style-name="ce1" office:value-type="float" office:value="16.438" calcext:value-type="float">
            <text:p>1.64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796177" calcext:value-type="float">
            <text:p>322.44796177</text:p>
          </table:table-cell>
          <table:table-cell office:value-type="float" office:value="12.25248315" calcext:value-type="float">
            <text:p>12.25248315</text:p>
          </table:table-cell>
          <table:table-cell office:value-type="float" office:value="22.789301" calcext:value-type="float">
            <text:p>22.789301</text:p>
          </table:table-cell>
          <table:table-cell office:value-type="float" office:value="21.99329" calcext:value-type="float">
            <text:p>21.99329</text:p>
          </table:table-cell>
          <table:table-cell office:value-type="float" office:value="21.747187" calcext:value-type="float">
            <text:p>21.747187</text:p>
          </table:table-cell>
          <table:table-cell office:value-type="float" office:value="21.451809" calcext:value-type="float">
            <text:p>21.451809</text:p>
          </table:table-cell>
          <table:table-cell office:value-type="float" office:value="20.820074" calcext:value-type="float">
            <text:p>20.820074</text:p>
          </table:table-cell>
          <table:table-cell table:formula="of:=[.E95]-[.F95]" office:value-type="float" office:value="0.246103000000002" calcext:value-type="float">
            <text:p>0.246103000000002</text:p>
          </table:table-cell>
          <table:table-cell office:value-type="float" office:value="21.99329" calcext:value-type="float">
            <text:p>21.99329</text:p>
          </table:table-cell>
          <table:table-cell table:style-name="ce1" office:value-type="float" office:value="-0.269" calcext:value-type="float">
            <text:p>-2.69E-01</text:p>
          </table:table-cell>
          <table:table-cell table:style-name="ce1" office:value-type="float" office:value="8.738" calcext:value-type="float">
            <text:p>8.74E+00</text:p>
          </table:table-cell>
          <table:table-cell table:style-name="ce1" office:value-type="float" office:value="0.0289999999999999" calcext:value-type="float">
            <text:p>2.90E-02</text:p>
          </table:table-cell>
          <table:table-cell table:style-name="ce1" office:value-type="float" office:value="12.105" calcext:value-type="float">
            <text:p>1.21E+01</text:p>
          </table:table-cell>
          <table:table-cell table:style-name="ce1" office:value-type="float" office:value="0.194" calcext:value-type="float">
            <text:p>1.94E-01</text:p>
          </table:table-cell>
          <table:table-cell table:style-name="ce1" office:value-type="float" office:value="15.738" calcext:value-type="float">
            <text:p>1.57E+01</text:p>
          </table:table-cell>
          <table:table-cell table:style-name="ce1" office:value-type="float" office:value="0.355" calcext:value-type="float">
            <text:p>3.55E-01</text:p>
          </table:table-cell>
          <table:table-cell table:style-name="ce1" office:value-type="float" office:value="16.439" calcext:value-type="float">
            <text:p>1.64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83557" calcext:value-type="float">
            <text:p>322.4483557</text:p>
          </table:table-cell>
          <table:table-cell office:value-type="float" office:value="12.25361155" calcext:value-type="float">
            <text:p>12.25361155</text:p>
          </table:table-cell>
          <table:table-cell office:value-type="float" office:value="23.16802" calcext:value-type="float">
            <text:p>23.16802</text:p>
          </table:table-cell>
          <table:table-cell office:value-type="float" office:value="22.266972" calcext:value-type="float">
            <text:p>22.266972</text:p>
          </table:table-cell>
          <table:table-cell office:value-type="float" office:value="21.659081" calcext:value-type="float">
            <text:p>21.659081</text:p>
          </table:table-cell>
          <table:table-cell office:value-type="float" office:value="21.546995" calcext:value-type="float">
            <text:p>21.546995</text:p>
          </table:table-cell>
          <table:table-cell office:value-type="float" office:value="21.373968" calcext:value-type="float">
            <text:p>21.373968</text:p>
          </table:table-cell>
          <table:table-cell table:formula="of:=[.E96]-[.F96]" office:value-type="float" office:value="0.607890999999999" calcext:value-type="float">
            <text:p>0.607890999999999</text:p>
          </table:table-cell>
          <table:table-cell office:value-type="float" office:value="22.266972" calcext:value-type="float">
            <text:p>22.266972</text:p>
          </table:table-cell>
          <table:table-cell table:style-name="ce1" office:value-type="float" office:value="-0.261" calcext:value-type="float">
            <text:p>-2.61E-01</text:p>
          </table:table-cell>
          <table:table-cell table:style-name="ce1" office:value-type="float" office:value="8.626" calcext:value-type="float">
            <text:p>8.63E+00</text:p>
          </table:table-cell>
          <table:table-cell table:style-name="ce1" office:value-type="float" office:value="-0.0109999999999997" calcext:value-type="float">
            <text:p>-1.10E-02</text:p>
          </table:table-cell>
          <table:table-cell table:style-name="ce1" office:value-type="float" office:value="12.072" calcext:value-type="float">
            <text:p>1.21E+01</text:p>
          </table:table-cell>
          <table:table-cell table:style-name="ce1" office:value-type="float" office:value="0.17" calcext:value-type="float">
            <text:p>1.70E-01</text:p>
          </table:table-cell>
          <table:table-cell table:style-name="ce1" office:value-type="float" office:value="15.662" calcext:value-type="float">
            <text:p>1.57E+01</text:p>
          </table:table-cell>
          <table:table-cell table:style-name="ce1" office:value-type="float" office:value="0.379" calcext:value-type="float">
            <text:p>3.79E-01</text:p>
          </table:table-cell>
          <table:table-cell table:style-name="ce1" office:value-type="float" office:value="16.44" calcext:value-type="float">
            <text:p>1.64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775645" calcext:value-type="float">
            <text:p>322.44775645</text:p>
          </table:table-cell>
          <table:table-cell office:value-type="float" office:value="12.25306724" calcext:value-type="float">
            <text:p>12.25306724</text:p>
          </table:table-cell>
          <table:table-cell office:value-type="float" office:value="25.521286" calcext:value-type="float">
            <text:p>25.521286</text:p>
          </table:table-cell>
          <table:table-cell office:value-type="float" office:value="22.922167" calcext:value-type="float">
            <text:p>22.922167</text:p>
          </table:table-cell>
          <table:table-cell office:value-type="float" office:value="22.344152" calcext:value-type="float">
            <text:p>22.344152</text:p>
          </table:table-cell>
          <table:table-cell office:value-type="float" office:value="21.807388" calcext:value-type="float">
            <text:p>21.807388</text:p>
          </table:table-cell>
          <table:table-cell office:value-type="float" office:value="21.569151" calcext:value-type="float">
            <text:p>21.569151</text:p>
          </table:table-cell>
          <table:table-cell table:formula="of:=[.E97]-[.F97]" office:value-type="float" office:value="0.578015000000001" calcext:value-type="float">
            <text:p>0.578015000000001</text:p>
          </table:table-cell>
          <table:table-cell office:value-type="float" office:value="22.922167" calcext:value-type="float">
            <text:p>22.922167</text:p>
          </table:table-cell>
          <table:table-cell table:style-name="ce1" office:value-type="float" office:value="-0.258999999999999" calcext:value-type="float">
            <text:p>-2.59E-01</text:p>
          </table:table-cell>
          <table:table-cell table:style-name="ce1" office:value-type="float" office:value="8.595" calcext:value-type="float">
            <text:p>8.60E+00</text:p>
          </table:table-cell>
          <table:table-cell table:style-name="ce1" office:value-type="float" office:value="-0.0549999999999997" calcext:value-type="float">
            <text:p>-5.50E-02</text:p>
          </table:table-cell>
          <table:table-cell table:style-name="ce1" office:value-type="float" office:value="12.04" calcext:value-type="float">
            <text:p>1.20E+01</text:p>
          </table:table-cell>
          <table:table-cell table:style-name="ce1" office:value-type="float" office:value="0.169" calcext:value-type="float">
            <text:p>1.69E-01</text:p>
          </table:table-cell>
          <table:table-cell table:style-name="ce1" office:value-type="float" office:value="15.659" calcext:value-type="float">
            <text:p>1.57E+01</text:p>
          </table:table-cell>
          <table:table-cell table:style-name="ce1" office:value-type="float" office:value="0.405" calcext:value-type="float">
            <text:p>4.05E-01</text:p>
          </table:table-cell>
          <table:table-cell table:style-name="ce1" office:value-type="float" office:value="16.437" calcext:value-type="float">
            <text:p>1.64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6694854" calcext:value-type="float">
            <text:p>322.46694854</text:p>
          </table:table-cell>
          <table:table-cell office:value-type="float" office:value="12.26289166" calcext:value-type="float">
            <text:p>12.26289166</text:p>
          </table:table-cell>
          <table:table-cell office:value-type="float" office:value="26.261267" calcext:value-type="float">
            <text:p>26.261267</text:p>
          </table:table-cell>
          <table:table-cell office:value-type="float" office:value="23.020494" calcext:value-type="float">
            <text:p>23.020494</text:p>
          </table:table-cell>
          <table:table-cell office:value-type="float" office:value="22.921865" calcext:value-type="float">
            <text:p>22.921865</text:p>
          </table:table-cell>
          <table:table-cell office:value-type="float" office:value="22.167139" calcext:value-type="float">
            <text:p>22.167139</text:p>
          </table:table-cell>
          <table:table-cell office:value-type="float" office:value="22.427738" calcext:value-type="float">
            <text:p>22.427738</text:p>
          </table:table-cell>
          <table:table-cell table:formula="of:=[.E98]-[.F98]" office:value-type="float" office:value="0.098628999999999" calcext:value-type="float">
            <text:p>0.098628999999999</text:p>
          </table:table-cell>
          <table:table-cell office:value-type="float" office:value="23.020494" calcext:value-type="float">
            <text:p>23.020494</text:p>
          </table:table-cell>
          <table:table-cell table:style-name="ce1" office:value-type="float" office:value="-0.250999999999999" calcext:value-type="float">
            <text:p>-2.51E-01</text:p>
          </table:table-cell>
          <table:table-cell table:style-name="ce1" office:value-type="float" office:value="8.489" calcext:value-type="float">
            <text:p>8.49E+00</text:p>
          </table:table-cell>
          <table:table-cell table:style-name="ce1" office:value-type="float" office:value="-0.0909999999999998" calcext:value-type="float">
            <text:p>-9.10E-02</text:p>
          </table:table-cell>
          <table:table-cell table:style-name="ce1" office:value-type="float" office:value="12.04" calcext:value-type="float">
            <text:p>1.20E+01</text:p>
          </table:table-cell>
          <table:table-cell table:style-name="ce1" office:value-type="float" office:value="0.147" calcext:value-type="float">
            <text:p>1.47E-01</text:p>
          </table:table-cell>
          <table:table-cell table:style-name="ce1" office:value-type="float" office:value="15.525" calcext:value-type="float">
            <text:p>1.55E+01</text:p>
          </table:table-cell>
          <table:table-cell table:style-name="ce1" office:value-type="float" office:value="0.432" calcext:value-type="float">
            <text:p>4.32E-01</text:p>
          </table:table-cell>
          <table:table-cell table:style-name="ce1" office:value-type="float" office:value="16.422" calcext:value-type="float">
            <text:p>1.64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516898" calcext:value-type="float">
            <text:p>322.47516898</text:p>
          </table:table-cell>
          <table:table-cell office:value-type="float" office:value="12.26240762" calcext:value-type="float">
            <text:p>12.26240762</text:p>
          </table:table-cell>
          <table:table-cell office:value-type="float" office:value="24.334192" calcext:value-type="float">
            <text:p>24.334192</text:p>
          </table:table-cell>
          <table:table-cell office:value-type="float" office:value="22.617132" calcext:value-type="float">
            <text:p>22.617132</text:p>
          </table:table-cell>
          <table:table-cell office:value-type="float" office:value="22.039648" calcext:value-type="float">
            <text:p>22.039648</text:p>
          </table:table-cell>
          <table:table-cell office:value-type="float" office:value="21.914255" calcext:value-type="float">
            <text:p>21.914255</text:p>
          </table:table-cell>
          <table:table-cell office:value-type="float" office:value="22.302668" calcext:value-type="float">
            <text:p>22.302668</text:p>
          </table:table-cell>
          <table:table-cell table:formula="of:=[.E99]-[.F99]" office:value-type="float" office:value="0.577484000000002" calcext:value-type="float">
            <text:p>0.577484000000002</text:p>
          </table:table-cell>
          <table:table-cell office:value-type="float" office:value="22.617132" calcext:value-type="float">
            <text:p>22.617132</text:p>
          </table:table-cell>
          <table:table-cell table:style-name="ce1" office:value-type="float" office:value="-0.226" calcext:value-type="float">
            <text:p>-2.26E-01</text:p>
          </table:table-cell>
          <table:table-cell table:style-name="ce1" office:value-type="float" office:value="8.352" calcext:value-type="float">
            <text:p>8.35E+00</text:p>
          </table:table-cell>
          <table:table-cell table:style-name="ce1" office:value-type="float" office:value="-0.12" calcext:value-type="float">
            <text:p>-1.20E-01</text:p>
          </table:table-cell>
          <table:table-cell table:style-name="ce1" office:value-type="float" office:value="12.065" calcext:value-type="float">
            <text:p>1.21E+01</text:p>
          </table:table-cell>
          <table:table-cell table:style-name="ce1" office:value-type="float" office:value="0.111" calcext:value-type="float">
            <text:p>1.11E-01</text:p>
          </table:table-cell>
          <table:table-cell table:style-name="ce1" office:value-type="float" office:value="15.355" calcext:value-type="float">
            <text:p>1.54E+01</text:p>
          </table:table-cell>
          <table:table-cell table:style-name="ce1" office:value-type="float" office:value="0.441" calcext:value-type="float">
            <text:p>4.41E-01</text:p>
          </table:table-cell>
          <table:table-cell table:style-name="ce1" office:value-type="float" office:value="16.412" calcext:value-type="float">
            <text:p>1.64E+01</text:p>
          </table:table-cell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3595825" calcext:value-type="float">
            <text:p>322.43595825</text:p>
          </table:table-cell>
          <table:table-cell office:value-type="float" office:value="12.24454318" calcext:value-type="float">
            <text:p>12.24454318</text:p>
          </table:table-cell>
          <table:table-cell office:value-type="float" office:value="23.925318" calcext:value-type="float">
            <text:p>23.925318</text:p>
          </table:table-cell>
          <table:table-cell office:value-type="float" office:value="23.419905" calcext:value-type="float">
            <text:p>23.419905</text:p>
          </table:table-cell>
          <table:table-cell office:value-type="float" office:value="22.539936" calcext:value-type="float">
            <text:p>22.539936</text:p>
          </table:table-cell>
          <table:table-cell office:value-type="float" office:value="22.34934" calcext:value-type="float">
            <text:p>22.34934</text:p>
          </table:table-cell>
          <table:table-cell office:value-type="float" office:value="21.432304" calcext:value-type="float">
            <text:p>21.432304</text:p>
          </table:table-cell>
          <table:table-cell table:formula="of:=[.E100]-[.F100]" office:value-type="float" office:value="0.879968999999999" calcext:value-type="float">
            <text:p>0.879968999999999</text:p>
          </table:table-cell>
          <table:table-cell office:value-type="float" office:value="23.419905" calcext:value-type="float">
            <text:p>23.419905</text:p>
          </table:table-cell>
          <table:table-cell table:style-name="ce1" office:value-type="float" office:value="-0.21" calcext:value-type="float">
            <text:p>-2.10E-01</text:p>
          </table:table-cell>
          <table:table-cell table:style-name="ce1" office:value-type="float" office:value="8.119" calcext:value-type="float">
            <text:p>8.12E+00</text:p>
          </table:table-cell>
          <table:table-cell table:style-name="ce1" office:value-type="float" office:value="-0.137" calcext:value-type="float">
            <text:p>-1.37E-01</text:p>
          </table:table-cell>
          <table:table-cell table:style-name="ce1" office:value-type="float" office:value="12.101" calcext:value-type="float">
            <text:p>1.21E+01</text:p>
          </table:table-cell>
          <table:table-cell table:style-name="ce1" office:value-type="float" office:value="0.086" calcext:value-type="float">
            <text:p>8.60E-02</text:p>
          </table:table-cell>
          <table:table-cell table:style-name="ce1" office:value-type="float" office:value="15.242" calcext:value-type="float">
            <text:p>1.52E+01</text:p>
          </table:table-cell>
          <table:table-cell table:style-name="ce1" office:value-type="float" office:value="0.454" calcext:value-type="float">
            <text:p>4.54E-01</text:p>
          </table:table-cell>
          <table:table-cell table:style-name="ce1" office:value-type="float" office:value="16.396" calcext:value-type="float">
            <text:p>1.64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2915554" calcext:value-type="float">
            <text:p>322.52915554</text:p>
          </table:table-cell>
          <table:table-cell office:value-type="float" office:value="12.26077651" calcext:value-type="float">
            <text:p>12.26077651</text:p>
          </table:table-cell>
          <table:table-cell office:value-type="float" office:value="17.286074" calcext:value-type="float">
            <text:p>17.286074</text:p>
          </table:table-cell>
          <table:table-cell office:value-type="float" office:value="16.262253" calcext:value-type="float">
            <text:p>16.262253</text:p>
          </table:table-cell>
          <table:table-cell office:value-type="float" office:value="15.553038" calcext:value-type="float">
            <text:p>15.553038</text:p>
          </table:table-cell>
          <table:table-cell office:value-type="float" office:value="15.388621" calcext:value-type="float">
            <text:p>15.388621</text:p>
          </table:table-cell>
          <table:table-cell office:value-type="float" office:value="15.321362" calcext:value-type="float">
            <text:p>15.321362</text:p>
          </table:table-cell>
          <table:table-cell table:formula="of:=[.E101]-[.F101]" office:value-type="float" office:value="0.709215" calcext:value-type="float">
            <text:p>0.709215</text:p>
          </table:table-cell>
          <table:table-cell office:value-type="float" office:value="16.262253" calcext:value-type="float">
            <text:p>16.262253</text:p>
          </table:table-cell>
          <table:table-cell table:style-name="ce1" office:value-type="float" office:value="-0.182" calcext:value-type="float">
            <text:p>-1.82E-01</text:p>
          </table:table-cell>
          <table:table-cell table:style-name="ce1" office:value-type="float" office:value="7.913" calcext:value-type="float">
            <text:p>7.91E+00</text:p>
          </table:table-cell>
          <table:table-cell table:style-name="ce1" office:value-type="float" office:value="-0.151" calcext:value-type="float">
            <text:p>-1.51E-01</text:p>
          </table:table-cell>
          <table:table-cell table:style-name="ce1" office:value-type="float" office:value="12.156" calcext:value-type="float">
            <text:p>1.22E+01</text:p>
          </table:table-cell>
          <table:table-cell table:style-name="ce1" office:value-type="float" office:value="0.059" calcext:value-type="float">
            <text:p>5.90E-02</text:p>
          </table:table-cell>
          <table:table-cell table:style-name="ce1" office:value-type="float" office:value="15.104" calcext:value-type="float">
            <text:p>1.51E+01</text:p>
          </table:table-cell>
          <table:table-cell table:style-name="ce1" office:value-type="float" office:value="0.498" calcext:value-type="float">
            <text:p>4.98E-01</text:p>
          </table:table-cell>
          <table:table-cell table:style-name="ce1" office:value-type="float" office:value="16.3" calcext:value-type="float">
            <text:p>1.63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216683" calcext:value-type="float">
            <text:p>322.49216683</text:p>
          </table:table-cell>
          <table:table-cell office:value-type="float" office:value="12.26717681" calcext:value-type="float">
            <text:p>12.26717681</text:p>
          </table:table-cell>
          <table:table-cell office:value-type="float" office:value="18.099207" calcext:value-type="float">
            <text:p>18.099207</text:p>
          </table:table-cell>
          <table:table-cell office:value-type="float" office:value="16.573999" calcext:value-type="float">
            <text:p>16.573999</text:p>
          </table:table-cell>
          <table:table-cell office:value-type="float" office:value="15.984838" calcext:value-type="float">
            <text:p>15.984838</text:p>
          </table:table-cell>
          <table:table-cell office:value-type="float" office:value="15.779542" calcext:value-type="float">
            <text:p>15.779542</text:p>
          </table:table-cell>
          <table:table-cell office:value-type="float" office:value="15.672837" calcext:value-type="float">
            <text:p>15.672837</text:p>
          </table:table-cell>
          <table:table-cell table:formula="of:=[.E102]-[.F102]" office:value-type="float" office:value="0.589161000000001" calcext:value-type="float">
            <text:p>0.589161000000001</text:p>
          </table:table-cell>
          <table:table-cell office:value-type="float" office:value="16.573999" calcext:value-type="float">
            <text:p>16.573999</text:p>
          </table:table-cell>
          <table:table-cell table:style-name="ce1" office:value-type="float" office:value="-0.156000000000001" calcext:value-type="float">
            <text:p>-1.56E-01</text:p>
          </table:table-cell>
          <table:table-cell table:style-name="ce1" office:value-type="float" office:value="7.761" calcext:value-type="float">
            <text:p>7.76E+00</text:p>
          </table:table-cell>
          <table:table-cell table:style-name="ce1" office:value-type="float" office:value="-0.161" calcext:value-type="float">
            <text:p>-1.61E-01</text:p>
          </table:table-cell>
          <table:table-cell table:style-name="ce1" office:value-type="float" office:value="12.22" calcext:value-type="float">
            <text:p>1.22E+01</text:p>
          </table:table-cell>
          <table:table-cell table:style-name="ce1" office:value-type="float" office:value="0.083" calcext:value-type="float">
            <text:p>8.30E-02</text:p>
          </table:table-cell>
          <table:table-cell table:style-name="ce1" office:value-type="float" office:value="15.004" calcext:value-type="float">
            <text:p>1.50E+01</text:p>
          </table:table-cell>
          <table:table-cell table:style-name="ce1" office:value-type="float" office:value="0.512" calcext:value-type="float">
            <text:p>5.12E-01</text:p>
          </table:table-cell>
          <table:table-cell table:style-name="ce1" office:value-type="float" office:value="16.26" calcext:value-type="float">
            <text:p>1.63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789806" calcext:value-type="float">
            <text:p>322.50789806</text:p>
          </table:table-cell>
          <table:table-cell office:value-type="float" office:value="12.26346555" calcext:value-type="float">
            <text:p>12.26346555</text:p>
          </table:table-cell>
          <table:table-cell office:value-type="float" office:value="18.310884" calcext:value-type="float">
            <text:p>18.310884</text:p>
          </table:table-cell>
          <table:table-cell office:value-type="float" office:value="17.04524" calcext:value-type="float">
            <text:p>17.04524</text:p>
          </table:table-cell>
          <table:table-cell office:value-type="float" office:value="16.446484" calcext:value-type="float">
            <text:p>16.446484</text:p>
          </table:table-cell>
          <table:table-cell office:value-type="float" office:value="16.155472" calcext:value-type="float">
            <text:p>16.155472</text:p>
          </table:table-cell>
          <table:table-cell office:value-type="float" office:value="15.995677" calcext:value-type="float">
            <text:p>15.995677</text:p>
          </table:table-cell>
          <table:table-cell table:formula="of:=[.E103]-[.F103]" office:value-type="float" office:value="0.598755999999998" calcext:value-type="float">
            <text:p>0.598755999999998</text:p>
          </table:table-cell>
          <table:table-cell office:value-type="float" office:value="17.04524" calcext:value-type="float">
            <text:p>17.04524</text:p>
          </table:table-cell>
          <table:table-cell table:style-name="ce1" office:value-type="float" office:value="-0.142" calcext:value-type="float">
            <text:p>-1.42E-01</text:p>
          </table:table-cell>
          <table:table-cell table:style-name="ce1" office:value-type="float" office:value="7.61" calcext:value-type="float">
            <text:p>7.61E+00</text:p>
          </table:table-cell>
          <table:table-cell table:style-name="ce1" office:value-type="float" office:value="-0.171" calcext:value-type="float">
            <text:p>-1.71E-01</text:p>
          </table:table-cell>
          <table:table-cell table:style-name="ce1" office:value-type="float" office:value="12.286" calcext:value-type="float">
            <text:p>1.23E+01</text:p>
          </table:table-cell>
          <table:table-cell table:style-name="ce1" office:value-type="float" office:value="0.123" calcext:value-type="float">
            <text:p>1.23E-01</text:p>
          </table:table-cell>
          <table:table-cell table:style-name="ce1" office:value-type="float" office:value="14.992" calcext:value-type="float">
            <text:p>1.50E+01</text:p>
          </table:table-cell>
          <table:table-cell table:style-name="ce1" office:value-type="float" office:value="0.538" calcext:value-type="float">
            <text:p>5.38E-01</text:p>
          </table:table-cell>
          <table:table-cell table:style-name="ce1" office:value-type="float" office:value="16.188" calcext:value-type="float">
            <text:p>1.62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373645" calcext:value-type="float">
            <text:p>322.48373645</text:p>
          </table:table-cell>
          <table:table-cell office:value-type="float" office:value="12.26525052" calcext:value-type="float">
            <text:p>12.26525052</text:p>
          </table:table-cell>
          <table:table-cell office:value-type="float" office:value="20.102434" calcext:value-type="float">
            <text:p>20.102434</text:p>
          </table:table-cell>
          <table:table-cell office:value-type="float" office:value="19.086048" calcext:value-type="float">
            <text:p>19.086048</text:p>
          </table:table-cell>
          <table:table-cell office:value-type="float" office:value="18.718451" calcext:value-type="float">
            <text:p>18.718451</text:p>
          </table:table-cell>
          <table:table-cell office:value-type="float" office:value="18.565168" calcext:value-type="float">
            <text:p>18.565168</text:p>
          </table:table-cell>
          <table:table-cell office:value-type="float" office:value="18.52776" calcext:value-type="float">
            <text:p>18.52776</text:p>
          </table:table-cell>
          <table:table-cell table:formula="of:=[.E104]-[.F104]" office:value-type="float" office:value="0.367597" calcext:value-type="float">
            <text:p>0.367597</text:p>
          </table:table-cell>
          <table:table-cell office:value-type="float" office:value="19.086048" calcext:value-type="float">
            <text:p>19.086048</text:p>
          </table:table-cell>
          <table:table-cell table:style-name="ce1" office:value-type="float" office:value="-0.125" calcext:value-type="float">
            <text:p>-1.25E-01</text:p>
          </table:table-cell>
          <table:table-cell table:style-name="ce1" office:value-type="float" office:value="7.51" calcext:value-type="float">
            <text:p>7.51E+00</text:p>
          </table:table-cell>
          <table:table-cell table:style-name="ce1" office:value-type="float" office:value="-0.181" calcext:value-type="float">
            <text:p>-1.81E-01</text:p>
          </table:table-cell>
          <table:table-cell table:style-name="ce1" office:value-type="float" office:value="12.347" calcext:value-type="float">
            <text:p>1.23E+01</text:p>
          </table:table-cell>
          <table:table-cell table:style-name="ce1" office:value-type="float" office:value="0.163" calcext:value-type="float">
            <text:p>1.63E-01</text:p>
          </table:table-cell>
          <table:table-cell table:style-name="ce1" office:value-type="float" office:value="15.002" calcext:value-type="float">
            <text:p>1.50E+01</text:p>
          </table:table-cell>
          <table:table-cell table:style-name="ce1" office:value-type="float" office:value="0.555" calcext:value-type="float">
            <text:p>5.55E-01</text:p>
          </table:table-cell>
          <table:table-cell table:style-name="ce1" office:value-type="float" office:value="16.124" calcext:value-type="float">
            <text:p>1.61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411098" calcext:value-type="float">
            <text:p>322.48411098</text:p>
          </table:table-cell>
          <table:table-cell office:value-type="float" office:value="12.26595477" calcext:value-type="float">
            <text:p>12.26595477</text:p>
          </table:table-cell>
          <table:table-cell office:value-type="float" office:value="21.843592" calcext:value-type="float">
            <text:p>21.843592</text:p>
          </table:table-cell>
          <table:table-cell office:value-type="float" office:value="20.47802" calcext:value-type="float">
            <text:p>20.47802</text:p>
          </table:table-cell>
          <table:table-cell office:value-type="float" office:value="20.171911" calcext:value-type="float">
            <text:p>20.171911</text:p>
          </table:table-cell>
          <table:table-cell office:value-type="float" office:value="20.003222" calcext:value-type="float">
            <text:p>20.003222</text:p>
          </table:table-cell>
          <table:table-cell office:value-type="float" office:value="19.925985" calcext:value-type="float">
            <text:p>19.925985</text:p>
          </table:table-cell>
          <table:table-cell table:formula="of:=[.E105]-[.F105]" office:value-type="float" office:value="0.306108999999999" calcext:value-type="float">
            <text:p>0.306108999999999</text:p>
          </table:table-cell>
          <table:table-cell office:value-type="float" office:value="20.47802" calcext:value-type="float">
            <text:p>20.47802</text:p>
          </table:table-cell>
          <table:table-cell table:style-name="ce1" office:value-type="float" office:value="-0.0940000000000003" calcext:value-type="float">
            <text:p>-9.40E-02</text:p>
          </table:table-cell>
          <table:table-cell table:style-name="ce1" office:value-type="float" office:value="7.468" calcext:value-type="float">
            <text:p>7.47E+00</text:p>
          </table:table-cell>
          <table:table-cell table:style-name="ce1" office:value-type="float" office:value="-0.19" calcext:value-type="float">
            <text:p>-1.90E-01</text:p>
          </table:table-cell>
          <table:table-cell table:style-name="ce1" office:value-type="float" office:value="12.407" calcext:value-type="float">
            <text:p>1.24E+01</text:p>
          </table:table-cell>
          <table:table-cell table:style-name="ce1" office:value-type="float" office:value="0.212" calcext:value-type="float">
            <text:p>2.12E-01</text:p>
          </table:table-cell>
          <table:table-cell table:style-name="ce1" office:value-type="float" office:value="15.026" calcext:value-type="float">
            <text:p>1.50E+01</text:p>
          </table:table-cell>
          <table:table-cell table:style-name="ce1" office:value-type="float" office:value="0.582" calcext:value-type="float">
            <text:p>5.82E-01</text:p>
          </table:table-cell>
          <table:table-cell table:style-name="ce1" office:value-type="float" office:value="15.99" calcext:value-type="float">
            <text:p>1.60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529039" calcext:value-type="float">
            <text:p>322.48529039</text:p>
          </table:table-cell>
          <table:table-cell office:value-type="float" office:value="12.26447952" calcext:value-type="float">
            <text:p>12.26447952</text:p>
          </table:table-cell>
          <table:table-cell office:value-type="float" office:value="21.749334" calcext:value-type="float">
            <text:p>21.749334</text:p>
          </table:table-cell>
          <table:table-cell office:value-type="float" office:value="20.945055" calcext:value-type="float">
            <text:p>20.945055</text:p>
          </table:table-cell>
          <table:table-cell office:value-type="float" office:value="20.598873" calcext:value-type="float">
            <text:p>20.598873</text:p>
          </table:table-cell>
          <table:table-cell office:value-type="float" office:value="20.318047" calcext:value-type="float">
            <text:p>20.318047</text:p>
          </table:table-cell>
          <table:table-cell office:value-type="float" office:value="20.310133" calcext:value-type="float">
            <text:p>20.310133</text:p>
          </table:table-cell>
          <table:table-cell table:formula="of:=[.E106]-[.F106]" office:value-type="float" office:value="0.346181999999999" calcext:value-type="float">
            <text:p>0.346181999999999</text:p>
          </table:table-cell>
          <table:table-cell office:value-type="float" office:value="20.945055" calcext:value-type="float">
            <text:p>20.945055</text:p>
          </table:table-cell>
          <table:table-cell table:style-name="ce1" office:value-type="float" office:value="-0.0900000000000007" calcext:value-type="float">
            <text:p>-9.00E-02</text:p>
          </table:table-cell>
          <table:table-cell table:style-name="ce1" office:value-type="float" office:value="7.395" calcext:value-type="float">
            <text:p>7.40E+00</text:p>
          </table:table-cell>
          <table:table-cell table:style-name="ce1" office:value-type="float" office:value="-0.201" calcext:value-type="float">
            <text:p>-2.01E-01</text:p>
          </table:table-cell>
          <table:table-cell table:style-name="ce1" office:value-type="float" office:value="12.471" calcext:value-type="float">
            <text:p>1.25E+01</text:p>
          </table:table-cell>
          <table:table-cell table:style-name="ce1" office:value-type="float" office:value="0.256" calcext:value-type="float">
            <text:p>2.56E-01</text:p>
          </table:table-cell>
          <table:table-cell table:style-name="ce1" office:value-type="float" office:value="15.056" calcext:value-type="float">
            <text:p>1.51E+01</text:p>
          </table:table-cell>
          <table:table-cell table:style-name="ce1" office:value-type="float" office:value="0.605" calcext:value-type="float">
            <text:p>6.05E-01</text:p>
          </table:table-cell>
          <table:table-cell table:style-name="ce1" office:value-type="float" office:value="15.853" calcext:value-type="float">
            <text:p>1.59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434895" calcext:value-type="float">
            <text:p>322.48434895</text:p>
          </table:table-cell>
          <table:table-cell office:value-type="float" office:value="12.26330371" calcext:value-type="float">
            <text:p>12.26330371</text:p>
          </table:table-cell>
          <table:table-cell office:value-type="float" office:value="21.602724" calcext:value-type="float">
            <text:p>21.602724</text:p>
          </table:table-cell>
          <table:table-cell office:value-type="float" office:value="21.174656" calcext:value-type="float">
            <text:p>21.174656</text:p>
          </table:table-cell>
          <table:table-cell office:value-type="float" office:value="20.760363" calcext:value-type="float">
            <text:p>20.760363</text:p>
          </table:table-cell>
          <table:table-cell office:value-type="float" office:value="20.619307" calcext:value-type="float">
            <text:p>20.619307</text:p>
          </table:table-cell>
          <table:table-cell office:value-type="float" office:value="20.464809" calcext:value-type="float">
            <text:p>20.464809</text:p>
          </table:table-cell>
          <table:table-cell table:formula="of:=[.E107]-[.F107]" office:value-type="float" office:value="0.414292999999997" calcext:value-type="float">
            <text:p>0.414292999999997</text:p>
          </table:table-cell>
          <table:table-cell office:value-type="float" office:value="21.174656" calcext:value-type="float">
            <text:p>21.174656</text:p>
          </table:table-cell>
          <table:table-cell table:style-name="ce1" office:value-type="float" office:value="-0.0800000000000001" calcext:value-type="float">
            <text:p>-8.00E-02</text:p>
          </table:table-cell>
          <table:table-cell table:style-name="ce1" office:value-type="float" office:value="7.319" calcext:value-type="float">
            <text:p>7.32E+00</text:p>
          </table:table-cell>
          <table:table-cell table:style-name="ce1" office:value-type="float" office:value="-0.21" calcext:value-type="float">
            <text:p>-2.10E-01</text:p>
          </table:table-cell>
          <table:table-cell table:style-name="ce1" office:value-type="float" office:value="12.529" calcext:value-type="float">
            <text:p>1.25E+01</text:p>
          </table:table-cell>
          <table:table-cell table:style-name="ce1" office:value-type="float" office:value="0.311" calcext:value-type="float">
            <text:p>3.11E-01</text:p>
          </table:table-cell>
          <table:table-cell table:style-name="ce1" office:value-type="float" office:value="15.082" calcext:value-type="float">
            <text:p>1.51E+01</text:p>
          </table:table-cell>
          <table:table-cell table:style-name="ce1" office:value-type="float" office:value="0.626" calcext:value-type="float">
            <text:p>6.26E-01</text:p>
          </table:table-cell>
          <table:table-cell table:style-name="ce1" office:value-type="float" office:value="15.699" calcext:value-type="float">
            <text:p>1.57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533073" calcext:value-type="float">
            <text:p>322.48533073</text:p>
          </table:table-cell>
          <table:table-cell office:value-type="float" office:value="12.26627248" calcext:value-type="float">
            <text:p>12.26627248</text:p>
          </table:table-cell>
          <table:table-cell office:value-type="float" office:value="23.892506" calcext:value-type="float">
            <text:p>23.892506</text:p>
          </table:table-cell>
          <table:table-cell office:value-type="float" office:value="22.323881" calcext:value-type="float">
            <text:p>22.323881</text:p>
          </table:table-cell>
          <table:table-cell office:value-type="float" office:value="21.950481" calcext:value-type="float">
            <text:p>21.950481</text:p>
          </table:table-cell>
          <table:table-cell office:value-type="float" office:value="21.552475" calcext:value-type="float">
            <text:p>21.552475</text:p>
          </table:table-cell>
          <table:table-cell office:value-type="float" office:value="21.638439" calcext:value-type="float">
            <text:p>21.638439</text:p>
          </table:table-cell>
          <table:table-cell table:formula="of:=[.E108]-[.F108]" office:value-type="float" office:value="0.3734" calcext:value-type="float">
            <text:p>0.3734</text:p>
          </table:table-cell>
          <table:table-cell office:value-type="float" office:value="22.323881" calcext:value-type="float">
            <text:p>22.323881</text:p>
          </table:table-cell>
          <table:table-cell table:style-name="ce1" office:value-type="float" office:value="-0.0640000000000001" calcext:value-type="float">
            <text:p>-6.40E-02</text:p>
          </table:table-cell>
          <table:table-cell table:style-name="ce1" office:value-type="float" office:value="7.255" calcext:value-type="float">
            <text:p>7.26E+00</text:p>
          </table:table-cell>
          <table:table-cell table:style-name="ce1" office:value-type="float" office:value="-0.22" calcext:value-type="float">
            <text:p>-2.20E-01</text:p>
          </table:table-cell>
          <table:table-cell table:style-name="ce1" office:value-type="float" office:value="12.588" calcext:value-type="float">
            <text:p>1.26E+01</text:p>
          </table:table-cell>
          <table:table-cell table:style-name="ce1" office:value-type="float" office:value="0.365" calcext:value-type="float">
            <text:p>3.65E-01</text:p>
          </table:table-cell>
          <table:table-cell table:style-name="ce1" office:value-type="float" office:value="15.124" calcext:value-type="float">
            <text:p>1.51E+01</text:p>
          </table:table-cell>
          <table:table-cell table:style-name="ce1" office:value-type="float" office:value="0.645" calcext:value-type="float">
            <text:p>6.45E-01</text:p>
          </table:table-cell>
          <table:table-cell table:style-name="ce1" office:value-type="float" office:value="15.562" calcext:value-type="float">
            <text:p>1.56E+01</text:p>
          </table:table-cell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559525" calcext:value-type="float">
            <text:p>322.48559525</text:p>
          </table:table-cell>
          <table:table-cell office:value-type="float" office:value="12.26529884" calcext:value-type="float">
            <text:p>12.26529884</text:p>
          </table:table-cell>
          <table:table-cell office:value-type="float" office:value="24.668226" calcext:value-type="float">
            <text:p>24.668226</text:p>
          </table:table-cell>
          <table:table-cell office:value-type="float" office:value="24.715538" calcext:value-type="float">
            <text:p>24.715538</text:p>
          </table:table-cell>
          <table:table-cell office:value-type="float" office:value="22.187496" calcext:value-type="float">
            <text:p>22.187496</text:p>
          </table:table-cell>
          <table:table-cell office:value-type="float" office:value="22.017086" calcext:value-type="float">
            <text:p>22.017086</text:p>
          </table:table-cell>
          <table:table-cell office:value-type="float" office:value="22.404228" calcext:value-type="float">
            <text:p>22.404228</text:p>
          </table:table-cell>
          <table:table-cell table:formula="of:=[.E109]-[.F109]" office:value-type="float" office:value="2.528042" calcext:value-type="float">
            <text:p>2.528042</text:p>
          </table:table-cell>
          <table:table-cell office:value-type="float" office:value="24.715538" calcext:value-type="float">
            <text:p>24.715538</text:p>
          </table:table-cell>
          <table:table-cell table:style-name="ce1" office:value-type="float" office:value="-0.048" calcext:value-type="float">
            <text:p>-4.80E-02</text:p>
          </table:table-cell>
          <table:table-cell table:style-name="ce1" office:value-type="float" office:value="7.225" calcext:value-type="float">
            <text:p>7.23E+00</text:p>
          </table:table-cell>
          <table:table-cell table:style-name="ce1" office:value-type="float" office:value="-0.228" calcext:value-type="float">
            <text:p>-2.28E-01</text:p>
          </table:table-cell>
          <table:table-cell table:style-name="ce1" office:value-type="float" office:value="12.639" calcext:value-type="float">
            <text:p>1.26E+01</text:p>
          </table:table-cell>
          <table:table-cell table:style-name="ce1" office:value-type="float" office:value="0.397" calcext:value-type="float">
            <text:p>3.97E-01</text:p>
          </table:table-cell>
          <table:table-cell table:style-name="ce1" office:value-type="float" office:value="15.159" calcext:value-type="float">
            <text:p>1.52E+01</text:p>
          </table:table-cell>
          <table:table-cell table:style-name="ce1" office:value-type="float" office:value="0.65" calcext:value-type="float">
            <text:p>6.50E-01</text:p>
          </table:table-cell>
          <table:table-cell table:style-name="ce1" office:value-type="float" office:value="15.52" calcext:value-type="float">
            <text:p>1.55E+01</text:p>
          </table:table-cell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4304825" calcext:value-type="float">
            <text:p>322.54304825</text:p>
          </table:table-cell>
          <table:table-cell office:value-type="float" office:value="12.25492205" calcext:value-type="float">
            <text:p>12.25492205</text:p>
          </table:table-cell>
          <table:table-cell office:value-type="float" office:value="20.023647" calcext:value-type="float">
            <text:p>20.023647</text:p>
          </table:table-cell>
          <table:table-cell office:value-type="float" office:value="19.050989" calcext:value-type="float">
            <text:p>19.050989</text:p>
          </table:table-cell>
          <table:table-cell office:value-type="float" office:value="18.575319" calcext:value-type="float">
            <text:p>18.575319</text:p>
          </table:table-cell>
          <table:table-cell office:value-type="float" office:value="18.384129" calcext:value-type="float">
            <text:p>18.384129</text:p>
          </table:table-cell>
          <table:table-cell office:value-type="float" office:value="18.207232" calcext:value-type="float">
            <text:p>18.207232</text:p>
          </table:table-cell>
          <table:table-cell table:formula="of:=[.E110]-[.F110]" office:value-type="float" office:value="0.475670000000001" calcext:value-type="float">
            <text:p>0.475670000000001</text:p>
          </table:table-cell>
          <table:table-cell office:value-type="float" office:value="19.050989" calcext:value-type="float">
            <text:p>19.050989</text:p>
          </table:table-cell>
          <table:table-cell table:style-name="ce1" office:value-type="float" office:value="-0.0300000000000011" calcext:value-type="float">
            <text:p>-3.00E-02</text:p>
          </table:table-cell>
          <table:table-cell table:style-name="ce1" office:value-type="float" office:value="7.206" calcext:value-type="float">
            <text:p>7.21E+00</text:p>
          </table:table-cell>
          <table:table-cell table:style-name="ce1" office:value-type="float" office:value="-0.237" calcext:value-type="float">
            <text:p>-2.37E-01</text:p>
          </table:table-cell>
          <table:table-cell table:style-name="ce1" office:value-type="float" office:value="12.679" calcext:value-type="float">
            <text:p>1.27E+01</text:p>
          </table:table-cell>
          <table:table-cell table:style-name="ce1" office:value-type="float" office:value="0.433" calcext:value-type="float">
            <text:p>4.33E-01</text:p>
          </table:table-cell>
          <table:table-cell table:style-name="ce1" office:value-type="float" office:value="15.2" calcext:value-type="float">
            <text:p>1.52E+01</text:p>
          </table:table-cell>
          <table:table-cell table:style-name="ce1" office:value-type="float" office:value="0.636" calcext:value-type="float">
            <text:p>6.36E-01</text:p>
          </table:table-cell>
          <table:table-cell table:style-name="ce1" office:value-type="float" office:value="15.616" calcext:value-type="float">
            <text:p>1.56E+01</text:p>
          </table:table-cell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4048782" calcext:value-type="float">
            <text:p>322.54048782</text:p>
          </table:table-cell>
          <table:table-cell office:value-type="float" office:value="12.25488737" calcext:value-type="float">
            <text:p>12.25488737</text:p>
          </table:table-cell>
          <table:table-cell office:value-type="float" office:value="22.153738" calcext:value-type="float">
            <text:p>22.153738</text:p>
          </table:table-cell>
          <table:table-cell office:value-type="float" office:value="20.760504" calcext:value-type="float">
            <text:p>20.760504</text:p>
          </table:table-cell>
          <table:table-cell office:value-type="float" office:value="20.452028" calcext:value-type="float">
            <text:p>20.452028</text:p>
          </table:table-cell>
          <table:table-cell office:value-type="float" office:value="20.256374" calcext:value-type="float">
            <text:p>20.256374</text:p>
          </table:table-cell>
          <table:table-cell office:value-type="float" office:value="20.382036" calcext:value-type="float">
            <text:p>20.382036</text:p>
          </table:table-cell>
          <table:table-cell table:formula="of:=[.E111]-[.F111]" office:value-type="float" office:value="0.308476000000002" calcext:value-type="float">
            <text:p>0.308476000000002</text:p>
          </table:table-cell>
          <table:table-cell office:value-type="float" office:value="20.760504" calcext:value-type="float">
            <text:p>20.760504</text:p>
          </table:table-cell>
          <table:table-cell table:style-name="ce1" office:value-type="float" office:value="0.0100000000000016" calcext:value-type="float">
            <text:p>1.00E-02</text:p>
          </table:table-cell>
          <table:table-cell table:style-name="ce1" office:value-type="float" office:value="7.219" calcext:value-type="float">
            <text:p>7.22E+00</text:p>
          </table:table-cell>
          <table:table-cell table:style-name="ce1" office:value-type="float" office:value="-0.24" calcext:value-type="float">
            <text:p>-2.40E-01</text:p>
          </table:table-cell>
          <table:table-cell table:style-name="ce1" office:value-type="float" office:value="12.671" calcext:value-type="float">
            <text:p>1.27E+01</text:p>
          </table:table-cell>
          <table:table-cell table:style-name="ce1" office:value-type="float" office:value="0.48" calcext:value-type="float">
            <text:p>4.80E-01</text:p>
          </table:table-cell>
          <table:table-cell table:style-name="ce1" office:value-type="float" office:value="15.262" calcext:value-type="float">
            <text:p>1.53E+01</text:p>
          </table:table-cell>
          <table:table-cell table:style-name="ce1" office:value-type="float" office:value="0.654" calcext:value-type="float">
            <text:p>6.54E-01</text:p>
          </table:table-cell>
          <table:table-cell table:style-name="ce1" office:value-type="float" office:value="15.487" calcext:value-type="float">
            <text:p>1.55E+01</text:p>
          </table:table-cell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4181458" calcext:value-type="float">
            <text:p>322.54181458</text:p>
          </table:table-cell>
          <table:table-cell office:value-type="float" office:value="12.2550776" calcext:value-type="float">
            <text:p>12.2550776</text:p>
          </table:table-cell>
          <table:table-cell office:value-type="float" office:value="22.112528" calcext:value-type="float">
            <text:p>22.112528</text:p>
          </table:table-cell>
          <table:table-cell office:value-type="float" office:value="21.104752" calcext:value-type="float">
            <text:p>21.104752</text:p>
          </table:table-cell>
          <table:table-cell office:value-type="float" office:value="20.809021" calcext:value-type="float">
            <text:p>20.809021</text:p>
          </table:table-cell>
          <table:table-cell office:value-type="float" office:value="20.624458" calcext:value-type="float">
            <text:p>20.624458</text:p>
          </table:table-cell>
          <table:table-cell office:value-type="float" office:value="20.482456" calcext:value-type="float">
            <text:p>20.482456</text:p>
          </table:table-cell>
          <table:table-cell table:formula="of:=[.E112]-[.F112]" office:value-type="float" office:value="0.295731" calcext:value-type="float">
            <text:p>0.295731</text:p>
          </table:table-cell>
          <table:table-cell office:value-type="float" office:value="21.104752" calcext:value-type="float">
            <text:p>21.104752</text:p>
          </table:table-cell>
          <table:table-cell table:style-name="ce1" office:value-type="float" office:value="0.0510000000000002" calcext:value-type="float">
            <text:p>5.10E-02</text:p>
          </table:table-cell>
          <table:table-cell table:style-name="ce1" office:value-type="float" office:value="7.239" calcext:value-type="float">
            <text:p>7.24E+00</text:p>
          </table:table-cell>
          <table:table-cell table:style-name="ce1" office:value-type="float" office:value="-0.232" calcext:value-type="float">
            <text:p>-2.32E-01</text:p>
          </table:table-cell>
          <table:table-cell table:style-name="ce1" office:value-type="float" office:value="12.506" calcext:value-type="float">
            <text:p>1.25E+01</text:p>
          </table:table-cell>
          <table:table-cell table:style-name="ce1" office:value-type="float" office:value="0.53" calcext:value-type="float">
            <text:p>5.30E-01</text:p>
          </table:table-cell>
          <table:table-cell table:style-name="ce1" office:value-type="float" office:value="15.357" calcext:value-type="float">
            <text:p>1.54E+01</text:p>
          </table:table-cell>
          <table:table-cell table:style-name="ce1" office:value-type="float" office:value="0.676" calcext:value-type="float">
            <text:p>6.76E-01</text:p>
          </table:table-cell>
          <table:table-cell table:style-name="ce1" office:value-type="float" office:value="15.324" calcext:value-type="float">
            <text:p>1.53E+01</text:p>
          </table:table-cell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611062" calcext:value-type="float">
            <text:p>322.51611062</text:p>
          </table:table-cell>
          <table:table-cell office:value-type="float" office:value="12.26407887" calcext:value-type="float">
            <text:p>12.26407887</text:p>
          </table:table-cell>
          <table:table-cell office:value-type="float" office:value="24.462193" calcext:value-type="float">
            <text:p>24.462193</text:p>
          </table:table-cell>
          <table:table-cell office:value-type="float" office:value="22.418716" calcext:value-type="float">
            <text:p>22.418716</text:p>
          </table:table-cell>
          <table:table-cell office:value-type="float" office:value="21.769835" calcext:value-type="float">
            <text:p>21.769835</text:p>
          </table:table-cell>
          <table:table-cell office:value-type="float" office:value="21.672714" calcext:value-type="float">
            <text:p>21.672714</text:p>
          </table:table-cell>
          <table:table-cell office:value-type="float" office:value="22.533102" calcext:value-type="float">
            <text:p>22.533102</text:p>
          </table:table-cell>
          <table:table-cell table:formula="of:=[.E113]-[.F113]" office:value-type="float" office:value="0.648880999999999" calcext:value-type="float">
            <text:p>0.648880999999999</text:p>
          </table:table-cell>
          <table:table-cell office:value-type="float" office:value="22.418716" calcext:value-type="float">
            <text:p>22.418716</text:p>
          </table:table-cell>
          <table:table-cell table:style-name="ce1" office:value-type="float" office:value="0.097999999999999" calcext:value-type="float">
            <text:p>9.80E-02</text:p>
          </table:table-cell>
          <table:table-cell table:style-name="ce1" office:value-type="float" office:value="7.27" calcext:value-type="float">
            <text:p>7.27E+00</text:p>
          </table:table-cell>
          <table:table-cell table:style-name="ce1" office:value-type="float" office:value="-0.22" calcext:value-type="float">
            <text:p>-2.20E-01</text:p>
          </table:table-cell>
          <table:table-cell table:style-name="ce1" office:value-type="float" office:value="12.365" calcext:value-type="float">
            <text:p>1.24E+01</text:p>
          </table:table-cell>
          <table:table-cell table:style-name="ce1" office:value-type="float" office:value="0.545" calcext:value-type="float">
            <text:p>5.45E-01</text:p>
          </table:table-cell>
          <table:table-cell table:style-name="ce1" office:value-type="float" office:value="15.388" calcext:value-type="float">
            <text:p>1.54E+01</text:p>
          </table:table-cell>
          <table:table-cell table:style-name="ce1" office:value-type="float" office:value="0.698" calcext:value-type="float">
            <text:p>6.98E-01</text:p>
          </table:table-cell>
          <table:table-cell table:style-name="ce1" office:value-type="float" office:value="15.162" calcext:value-type="float">
            <text:p>1.52E+01</text:p>
          </table:table-cell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3223038" calcext:value-type="float">
            <text:p>322.53223038</text:p>
          </table:table-cell>
          <table:table-cell office:value-type="float" office:value="12.25591914" calcext:value-type="float">
            <text:p>12.25591914</text:p>
          </table:table-cell>
          <table:table-cell office:value-type="float" office:value="26.269457" calcext:value-type="float">
            <text:p>26.269457</text:p>
          </table:table-cell>
          <table:table-cell office:value-type="float" office:value="22.500113" calcext:value-type="float">
            <text:p>22.500113</text:p>
          </table:table-cell>
          <table:table-cell office:value-type="float" office:value="21.824974" calcext:value-type="float">
            <text:p>21.824974</text:p>
          </table:table-cell>
          <table:table-cell office:value-type="float" office:value="22.409832" calcext:value-type="float">
            <text:p>22.409832</text:p>
          </table:table-cell>
          <table:table-cell office:value-type="float" office:value="21.616575" calcext:value-type="float">
            <text:p>21.616575</text:p>
          </table:table-cell>
          <table:table-cell table:formula="of:=[.E114]-[.F114]" office:value-type="float" office:value="0.675138999999998" calcext:value-type="float">
            <text:p>0.675138999999998</text:p>
          </table:table-cell>
          <table:table-cell office:value-type="float" office:value="22.500113" calcext:value-type="float">
            <text:p>22.500113</text:p>
          </table:table-cell>
          <table:table-cell table:style-name="ce1" office:value-type="float" office:value="0.148" calcext:value-type="float">
            <text:p>1.48E-01</text:p>
          </table:table-cell>
          <table:table-cell table:style-name="ce1" office:value-type="float" office:value="7.308" calcext:value-type="float">
            <text:p>7.31E+00</text:p>
          </table:table-cell>
          <table:table-cell table:style-name="ce1" office:value-type="float" office:value="-0.209" calcext:value-type="float">
            <text:p>-2.09E-01</text:p>
          </table:table-cell>
          <table:table-cell table:style-name="ce1" office:value-type="float" office:value="12.229" calcext:value-type="float">
            <text:p>1.22E+01</text:p>
          </table:table-cell>
          <table:table-cell table:style-name="ce1" office:value-type="float" office:value="0.578" calcext:value-type="float">
            <text:p>5.78E-01</text:p>
          </table:table-cell>
          <table:table-cell table:style-name="ce1" office:value-type="float" office:value="15.247" calcext:value-type="float">
            <text:p>1.52E+01</text:p>
          </table:table-cell>
          <table:table-cell table:style-name="ce1" office:value-type="float" office:value="0.718" calcext:value-type="float">
            <text:p>7.18E-01</text:p>
          </table:table-cell>
          <table:table-cell table:style-name="ce1" office:value-type="float" office:value="15.028" calcext:value-type="float">
            <text:p>1.50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462457" calcext:value-type="float">
            <text:p>322.40462457</text:p>
          </table:table-cell>
          <table:table-cell office:value-type="float" office:value="12.22796668" calcext:value-type="float">
            <text:p>12.22796668</text:p>
          </table:table-cell>
          <table:table-cell office:value-type="float" office:value="18.049793" calcext:value-type="float">
            <text:p>18.049793</text:p>
          </table:table-cell>
          <table:table-cell office:value-type="float" office:value="16.805771" calcext:value-type="float">
            <text:p>16.805771</text:p>
          </table:table-cell>
          <table:table-cell office:value-type="float" office:value="16.228174" calcext:value-type="float">
            <text:p>16.228174</text:p>
          </table:table-cell>
          <table:table-cell office:value-type="float" office:value="15.935037" calcext:value-type="float">
            <text:p>15.935037</text:p>
          </table:table-cell>
          <table:table-cell office:value-type="float" office:value="15.716231" calcext:value-type="float">
            <text:p>15.716231</text:p>
          </table:table-cell>
          <table:table-cell table:formula="of:=[.E115]-[.F115]" office:value-type="float" office:value="0.577597000000001" calcext:value-type="float">
            <text:p>0.577597000000001</text:p>
          </table:table-cell>
          <table:table-cell office:value-type="float" office:value="16.805771" calcext:value-type="float">
            <text:p>16.805771</text:p>
          </table:table-cell>
          <table:table-cell table:style-name="ce1" office:value-type="float" office:value="0.203000000000001" calcext:value-type="float">
            <text:p>2.03E-01</text:p>
          </table:table-cell>
          <table:table-cell table:style-name="ce1" office:value-type="float" office:value="7.354" calcext:value-type="float">
            <text:p>7.35E+00</text:p>
          </table:table-cell>
          <table:table-cell table:style-name="ce1" office:value-type="float" office:value="-0.196" calcext:value-type="float">
            <text:p>-1.96E-01</text:p>
          </table:table-cell>
          <table:table-cell table:style-name="ce1" office:value-type="float" office:value="12.122" calcext:value-type="float">
            <text:p>1.21E+01</text:p>
          </table:table-cell>
          <table:table-cell table:style-name="ce1" office:value-type="float" office:value="0.594" calcext:value-type="float">
            <text:p>5.94E-01</text:p>
          </table:table-cell>
          <table:table-cell table:style-name="ce1" office:value-type="float" office:value="15.125" calcext:value-type="float">
            <text:p>1.51E+01</text:p>
          </table:table-cell>
          <table:table-cell table:style-name="ce1" office:value-type="float" office:value="0.739" calcext:value-type="float">
            <text:p>7.39E-01</text:p>
          </table:table-cell>
          <table:table-cell table:style-name="ce1" office:value-type="float" office:value="14.885" calcext:value-type="float">
            <text:p>1.49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28283" calcext:value-type="float">
            <text:p>322.4028283</text:p>
          </table:table-cell>
          <table:table-cell office:value-type="float" office:value="12.227052" calcext:value-type="float">
            <text:p>12.227052</text:p>
          </table:table-cell>
          <table:table-cell office:value-type="float" office:value="22.516474" calcext:value-type="float">
            <text:p>22.516474</text:p>
          </table:table-cell>
          <table:table-cell office:value-type="float" office:value="21.148363" calcext:value-type="float">
            <text:p>21.148363</text:p>
          </table:table-cell>
          <table:table-cell office:value-type="float" office:value="20.689829" calcext:value-type="float">
            <text:p>20.689829</text:p>
          </table:table-cell>
          <table:table-cell office:value-type="float" office:value="20.563719" calcext:value-type="float">
            <text:p>20.563719</text:p>
          </table:table-cell>
          <table:table-cell office:value-type="float" office:value="20.294279" calcext:value-type="float">
            <text:p>20.294279</text:p>
          </table:table-cell>
          <table:table-cell table:formula="of:=[.E116]-[.F116]" office:value-type="float" office:value="0.458534" calcext:value-type="float">
            <text:p>0.458534</text:p>
          </table:table-cell>
          <table:table-cell office:value-type="float" office:value="21.148363" calcext:value-type="float">
            <text:p>21.148363</text:p>
          </table:table-cell>
          <table:table-cell table:style-name="ce1" office:value-type="float" office:value="0.258" calcext:value-type="float">
            <text:p>2.58E-01</text:p>
          </table:table-cell>
          <table:table-cell table:style-name="ce1" office:value-type="float" office:value="7.408" calcext:value-type="float">
            <text:p>7.41E+00</text:p>
          </table:table-cell>
          <table:table-cell table:style-name="ce1" office:value-type="float" office:value="-0.184" calcext:value-type="float">
            <text:p>-1.84E-01</text:p>
          </table:table-cell>
          <table:table-cell table:style-name="ce1" office:value-type="float" office:value="12.005" calcext:value-type="float">
            <text:p>1.20E+01</text:p>
          </table:table-cell>
          <table:table-cell table:style-name="ce1" office:value-type="float" office:value="0.613" calcext:value-type="float">
            <text:p>6.13E-01</text:p>
          </table:table-cell>
          <table:table-cell table:style-name="ce1" office:value-type="float" office:value="14.971" calcext:value-type="float">
            <text:p>1.50E+01</text:p>
          </table:table-cell>
          <table:table-cell table:style-name="ce1" office:value-type="float" office:value="0.763" calcext:value-type="float">
            <text:p>7.63E-01</text:p>
          </table:table-cell>
          <table:table-cell table:style-name="ce1" office:value-type="float" office:value="14.768" calcext:value-type="float">
            <text:p>1.48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223273" calcext:value-type="float">
            <text:p>322.40223273</text:p>
          </table:table-cell>
          <table:table-cell office:value-type="float" office:value="12.22717618" calcext:value-type="float">
            <text:p>12.22717618</text:p>
          </table:table-cell>
          <table:table-cell office:value-type="float" office:value="22.448273" calcext:value-type="float">
            <text:p>22.448273</text:p>
          </table:table-cell>
          <table:table-cell office:value-type="float" office:value="21.653877" calcext:value-type="float">
            <text:p>21.653877</text:p>
          </table:table-cell>
          <table:table-cell office:value-type="float" office:value="21.382307" calcext:value-type="float">
            <text:p>21.382307</text:p>
          </table:table-cell>
          <table:table-cell office:value-type="float" office:value="21.13063" calcext:value-type="float">
            <text:p>21.13063</text:p>
          </table:table-cell>
          <table:table-cell office:value-type="float" office:value="20.952696" calcext:value-type="float">
            <text:p>20.952696</text:p>
          </table:table-cell>
          <table:table-cell table:formula="of:=[.E117]-[.F117]" office:value-type="float" office:value="0.271570000000001" calcext:value-type="float">
            <text:p>0.271570000000001</text:p>
          </table:table-cell>
          <table:table-cell office:value-type="float" office:value="21.653877" calcext:value-type="float">
            <text:p>21.653877</text:p>
          </table:table-cell>
          <table:table-cell table:style-name="ce1" office:value-type="float" office:value="0.322999999999999" calcext:value-type="float">
            <text:p>3.23E-01</text:p>
          </table:table-cell>
          <table:table-cell table:style-name="ce1" office:value-type="float" office:value="7.479" calcext:value-type="float">
            <text:p>7.48E+00</text:p>
          </table:table-cell>
          <table:table-cell table:style-name="ce1" office:value-type="float" office:value="-0.172" calcext:value-type="float">
            <text:p>-1.72E-01</text:p>
          </table:table-cell>
          <table:table-cell table:style-name="ce1" office:value-type="float" office:value="11.898" calcext:value-type="float">
            <text:p>1.19E+01</text:p>
          </table:table-cell>
          <table:table-cell table:style-name="ce1" office:value-type="float" office:value="0.627" calcext:value-type="float">
            <text:p>6.27E-01</text:p>
          </table:table-cell>
          <table:table-cell table:style-name="ce1" office:value-type="float" office:value="14.839" calcext:value-type="float">
            <text:p>1.48E+01</text:p>
          </table:table-cell>
          <table:table-cell table:style-name="ce1" office:value-type="float" office:value="0.787" calcext:value-type="float">
            <text:p>7.87E-01</text:p>
          </table:table-cell>
          <table:table-cell table:style-name="ce1" office:value-type="float" office:value="14.633" calcext:value-type="float">
            <text:p>1.46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293112" calcext:value-type="float">
            <text:p>322.40293112</text:p>
          </table:table-cell>
          <table:table-cell office:value-type="float" office:value="12.22784629" calcext:value-type="float">
            <text:p>12.22784629</text:p>
          </table:table-cell>
          <table:table-cell office:value-type="float" office:value="23.486891" calcext:value-type="float">
            <text:p>23.486891</text:p>
          </table:table-cell>
          <table:table-cell office:value-type="float" office:value="21.993235" calcext:value-type="float">
            <text:p>21.993235</text:p>
          </table:table-cell>
          <table:table-cell office:value-type="float" office:value="21.603569" calcext:value-type="float">
            <text:p>21.603569</text:p>
          </table:table-cell>
          <table:table-cell office:value-type="float" office:value="21.09931" calcext:value-type="float">
            <text:p>21.09931</text:p>
          </table:table-cell>
          <table:table-cell office:value-type="float" office:value="21.184328" calcext:value-type="float">
            <text:p>21.184328</text:p>
          </table:table-cell>
          <table:table-cell table:formula="of:=[.E118]-[.F118]" office:value-type="float" office:value="0.389665999999998" calcext:value-type="float">
            <text:p>0.389665999999998</text:p>
          </table:table-cell>
          <table:table-cell office:value-type="float" office:value="21.993235" calcext:value-type="float">
            <text:p>21.993235</text:p>
          </table:table-cell>
          <table:table-cell table:style-name="ce1" office:value-type="float" office:value="0.398" calcext:value-type="float">
            <text:p>3.98E-01</text:p>
          </table:table-cell>
          <table:table-cell table:style-name="ce1" office:value-type="float" office:value="7.57" calcext:value-type="float">
            <text:p>7.57E+00</text:p>
          </table:table-cell>
          <table:table-cell table:style-name="ce1" office:value-type="float" office:value="-0.163" calcext:value-type="float">
            <text:p>-1.63E-01</text:p>
          </table:table-cell>
          <table:table-cell table:style-name="ce1" office:value-type="float" office:value="11.831" calcext:value-type="float">
            <text:p>1.18E+01</text:p>
          </table:table-cell>
          <table:table-cell table:style-name="ce1" office:value-type="float" office:value="0.645" calcext:value-type="float">
            <text:p>6.45E-01</text:p>
          </table:table-cell>
          <table:table-cell table:style-name="ce1" office:value-type="float" office:value="14.678" calcext:value-type="float">
            <text:p>1.47E+01</text:p>
          </table:table-cell>
          <table:table-cell table:style-name="ce1" office:value-type="float" office:value="0.809" calcext:value-type="float">
            <text:p>8.09E-01</text:p>
          </table:table-cell>
          <table:table-cell table:style-name="ce1" office:value-type="float" office:value="14.495" calcext:value-type="float">
            <text:p>1.45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5937739" calcext:value-type="float">
            <text:p>322.45937739</text:p>
          </table:table-cell>
          <table:table-cell office:value-type="float" office:value="12.26422827" calcext:value-type="float">
            <text:p>12.26422827</text:p>
          </table:table-cell>
          <table:table-cell office:value-type="float" office:value="18.354849" calcext:value-type="float">
            <text:p>18.354849</text:p>
          </table:table-cell>
          <table:table-cell office:value-type="float" office:value="16.865253" calcext:value-type="float">
            <text:p>16.865253</text:p>
          </table:table-cell>
          <table:table-cell office:value-type="float" office:value="16.316092" calcext:value-type="float">
            <text:p>16.316092</text:p>
          </table:table-cell>
          <table:table-cell office:value-type="float" office:value="16.122793" calcext:value-type="float">
            <text:p>16.122793</text:p>
          </table:table-cell>
          <table:table-cell office:value-type="float" office:value="16.032343" calcext:value-type="float">
            <text:p>16.032343</text:p>
          </table:table-cell>
          <table:table-cell table:formula="of:=[.E119]-[.F119]" office:value-type="float" office:value="0.549160999999998" calcext:value-type="float">
            <text:p>0.549160999999998</text:p>
          </table:table-cell>
          <table:table-cell office:value-type="float" office:value="16.865253" calcext:value-type="float">
            <text:p>16.865253</text:p>
          </table:table-cell>
          <table:table-cell table:style-name="ce1" office:value-type="float" office:value="0.491" calcext:value-type="float">
            <text:p>4.91E-01</text:p>
          </table:table-cell>
          <table:table-cell table:style-name="ce1" office:value-type="float" office:value="7.692" calcext:value-type="float">
            <text:p>7.69E+00</text:p>
          </table:table-cell>
          <table:table-cell table:style-name="ce1" office:value-type="float" office:value="-0.151" calcext:value-type="float">
            <text:p>-1.51E-01</text:p>
          </table:table-cell>
          <table:table-cell table:style-name="ce1" office:value-type="float" office:value="11.764" calcext:value-type="float">
            <text:p>1.18E+01</text:p>
          </table:table-cell>
          <table:table-cell table:style-name="ce1" office:value-type="float" office:value="0.664" calcext:value-type="float">
            <text:p>6.64E-01</text:p>
          </table:table-cell>
          <table:table-cell table:style-name="ce1" office:value-type="float" office:value="14.506" calcext:value-type="float">
            <text:p>1.45E+01</text:p>
          </table:table-cell>
          <table:table-cell table:style-name="ce1" office:value-type="float" office:value="0.833" calcext:value-type="float">
            <text:p>8.33E-01</text:p>
          </table:table-cell>
          <table:table-cell table:style-name="ce1" office:value-type="float" office:value="14.367" calcext:value-type="float">
            <text:p>1.44E+01</text:p>
          </table:table-cell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2555756" calcext:value-type="float">
            <text:p>322.42555756</text:p>
          </table:table-cell>
          <table:table-cell office:value-type="float" office:value="12.24608653" calcext:value-type="float">
            <text:p>12.24608653</text:p>
          </table:table-cell>
          <table:table-cell office:value-type="float" office:value="21.013103" calcext:value-type="float">
            <text:p>21.013103</text:p>
          </table:table-cell>
          <table:table-cell office:value-type="float" office:value="18.1327" calcext:value-type="float">
            <text:p>18.1327</text:p>
          </table:table-cell>
          <table:table-cell office:value-type="float" office:value="16.802542" calcext:value-type="float">
            <text:p>16.802542</text:p>
          </table:table-cell>
          <table:table-cell office:value-type="float" office:value="16.26292" calcext:value-type="float">
            <text:p>16.26292</text:p>
          </table:table-cell>
          <table:table-cell office:value-type="float" office:value="15.9542" calcext:value-type="float">
            <text:p>15.9542</text:p>
          </table:table-cell>
          <table:table-cell table:formula="of:=[.E120]-[.F120]" office:value-type="float" office:value="1.330158" calcext:value-type="float">
            <text:p>1.330158</text:p>
          </table:table-cell>
          <table:table-cell office:value-type="float" office:value="18.1327" calcext:value-type="float">
            <text:p>18.1327</text:p>
          </table:table-cell>
          <table:table-cell table:style-name="ce1" office:value-type="float" office:value="0.603" calcext:value-type="float">
            <text:p>6.03E-01</text:p>
          </table:table-cell>
          <table:table-cell table:style-name="ce1" office:value-type="float" office:value="7.865" calcext:value-type="float">
            <text:p>7.87E+00</text:p>
          </table:table-cell>
          <table:table-cell table:style-name="ce1" office:value-type="float" office:value="-0.14" calcext:value-type="float">
            <text:p>-1.40E-01</text:p>
          </table:table-cell>
          <table:table-cell table:style-name="ce1" office:value-type="float" office:value="11.715" calcext:value-type="float">
            <text:p>1.17E+01</text:p>
          </table:table-cell>
          <table:table-cell table:style-name="ce1" office:value-type="float" office:value="0.683" calcext:value-type="float">
            <text:p>6.83E-01</text:p>
          </table:table-cell>
          <table:table-cell table:style-name="ce1" office:value-type="float" office:value="14.331" calcext:value-type="float">
            <text:p>1.43E+01</text:p>
          </table:table-cell>
          <table:table-cell table:style-name="ce1" office:value-type="float" office:value="0.858" calcext:value-type="float">
            <text:p>8.58E-01</text:p>
          </table:table-cell>
          <table:table-cell table:style-name="ce1" office:value-type="float" office:value="14.23" calcext:value-type="float">
            <text:p>1.42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143599" calcext:value-type="float">
            <text:p>322.43143599</text:p>
          </table:table-cell>
          <table:table-cell office:value-type="float" office:value="12.25829537" calcext:value-type="float">
            <text:p>12.25829537</text:p>
          </table:table-cell>
          <table:table-cell office:value-type="float" office:value="22.297234" calcext:value-type="float">
            <text:p>22.297234</text:p>
          </table:table-cell>
          <table:table-cell office:value-type="float" office:value="19.268835" calcext:value-type="float">
            <text:p>19.268835</text:p>
          </table:table-cell>
          <table:table-cell office:value-type="float" office:value="18.165943" calcext:value-type="float">
            <text:p>18.165943</text:p>
          </table:table-cell>
          <table:table-cell office:value-type="float" office:value="17.748083" calcext:value-type="float">
            <text:p>17.748083</text:p>
          </table:table-cell>
          <table:table-cell office:value-type="float" office:value="17.496529" calcext:value-type="float">
            <text:p>17.496529</text:p>
          </table:table-cell>
          <table:table-cell table:formula="of:=[.E121]-[.F121]" office:value-type="float" office:value="1.102892" calcext:value-type="float">
            <text:p>1.102892</text:p>
          </table:table-cell>
          <table:table-cell office:value-type="float" office:value="19.268835" calcext:value-type="float">
            <text:p>19.268835</text:p>
          </table:table-cell>
          <table:table-cell table:style-name="ce1" office:value-type="float" office:value="0.680000000000001" calcext:value-type="float">
            <text:p>6.80E-01</text:p>
          </table:table-cell>
          <table:table-cell table:style-name="ce1" office:value-type="float" office:value="8.013" calcext:value-type="float">
            <text:p>8.01E+00</text:p>
          </table:table-cell>
          <table:table-cell table:style-name="ce1" office:value-type="float" office:value="-0.123" calcext:value-type="float">
            <text:p>-1.23E-01</text:p>
          </table:table-cell>
          <table:table-cell table:style-name="ce1" office:value-type="float" office:value="11.68" calcext:value-type="float">
            <text:p>1.17E+01</text:p>
          </table:table-cell>
          <table:table-cell table:style-name="ce1" office:value-type="float" office:value="0.704" calcext:value-type="float">
            <text:p>7.04E-01</text:p>
          </table:table-cell>
          <table:table-cell table:style-name="ce1" office:value-type="float" office:value="14.147" calcext:value-type="float">
            <text:p>1.41E+01</text:p>
          </table:table-cell>
          <table:table-cell table:style-name="ce1" office:value-type="float" office:value="0.884" calcext:value-type="float">
            <text:p>8.84E-01</text:p>
          </table:table-cell>
          <table:table-cell table:style-name="ce1" office:value-type="float" office:value="14.115" calcext:value-type="float">
            <text:p>1.41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375932" calcext:value-type="float">
            <text:p>322.43375932</text:p>
          </table:table-cell>
          <table:table-cell office:value-type="float" office:value="12.25653738" calcext:value-type="float">
            <text:p>12.25653738</text:p>
          </table:table-cell>
          <table:table-cell office:value-type="float" office:value="20.514643" calcext:value-type="float">
            <text:p>20.514643</text:p>
          </table:table-cell>
          <table:table-cell office:value-type="float" office:value="19.45153" calcext:value-type="float">
            <text:p>19.45153</text:p>
          </table:table-cell>
          <table:table-cell office:value-type="float" office:value="19.150301" calcext:value-type="float">
            <text:p>19.150301</text:p>
          </table:table-cell>
          <table:table-cell office:value-type="float" office:value="18.994738" calcext:value-type="float">
            <text:p>18.994738</text:p>
          </table:table-cell>
          <table:table-cell office:value-type="float" office:value="18.973024" calcext:value-type="float">
            <text:p>18.973024</text:p>
          </table:table-cell>
          <table:table-cell table:formula="of:=[.E122]-[.F122]" office:value-type="float" office:value="0.301229000000003" calcext:value-type="float">
            <text:p>0.301229000000003</text:p>
          </table:table-cell>
          <table:table-cell office:value-type="float" office:value="19.45153" calcext:value-type="float">
            <text:p>19.45153</text:p>
          </table:table-cell>
          <table:table-cell table:style-name="ce1" office:value-type="float" office:value="0.719000000000001" calcext:value-type="float">
            <text:p>7.19E-01</text:p>
          </table:table-cell>
          <table:table-cell table:style-name="ce1" office:value-type="float" office:value="7.973" calcext:value-type="float">
            <text:p>7.97E+00</text:p>
          </table:table-cell>
          <table:table-cell table:style-name="ce1" office:value-type="float" office:value="-0.102" calcext:value-type="float">
            <text:p>-1.02E-01</text:p>
          </table:table-cell>
          <table:table-cell table:style-name="ce1" office:value-type="float" office:value="11.659" calcext:value-type="float">
            <text:p>1.17E+01</text:p>
          </table:table-cell>
          <table:table-cell table:style-name="ce1" office:value-type="float" office:value="0.725" calcext:value-type="float">
            <text:p>7.25E-01</text:p>
          </table:table-cell>
          <table:table-cell table:style-name="ce1" office:value-type="float" office:value="13.996" calcext:value-type="float">
            <text:p>1.40E+01</text:p>
          </table:table-cell>
          <table:table-cell table:style-name="ce1" office:value-type="float" office:value="0.912" calcext:value-type="float">
            <text:p>9.12E-01</text:p>
          </table:table-cell>
          <table:table-cell table:style-name="ce1" office:value-type="float" office:value="14.004" calcext:value-type="float">
            <text:p>1.40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909041" calcext:value-type="float">
            <text:p>322.43909041</text:p>
          </table:table-cell>
          <table:table-cell office:value-type="float" office:value="12.25436923" calcext:value-type="float">
            <text:p>12.25436923</text:p>
          </table:table-cell>
          <table:table-cell office:value-type="float" office:value="20.44915" calcext:value-type="float">
            <text:p>20.44915</text:p>
          </table:table-cell>
          <table:table-cell office:value-type="float" office:value="19.596121" calcext:value-type="float">
            <text:p>19.596121</text:p>
          </table:table-cell>
          <table:table-cell office:value-type="float" office:value="19.22529" calcext:value-type="float">
            <text:p>19.22529</text:p>
          </table:table-cell>
          <table:table-cell office:value-type="float" office:value="19.108536" calcext:value-type="float">
            <text:p>19.108536</text:p>
          </table:table-cell>
          <table:table-cell office:value-type="float" office:value="19.079315" calcext:value-type="float">
            <text:p>19.079315</text:p>
          </table:table-cell>
          <table:table-cell table:formula="of:=[.E123]-[.F123]" office:value-type="float" office:value="0.370830999999999" calcext:value-type="float">
            <text:p>0.370830999999999</text:p>
          </table:table-cell>
          <table:table-cell office:value-type="float" office:value="19.596121" calcext:value-type="float">
            <text:p>19.596121</text:p>
          </table:table-cell>
          <table:table-cell table:style-name="ce1" office:value-type="float" office:value="0.738" calcext:value-type="float">
            <text:p>7.38E-01</text:p>
          </table:table-cell>
          <table:table-cell table:style-name="ce1" office:value-type="float" office:value="7.924" calcext:value-type="float">
            <text:p>7.92E+00</text:p>
          </table:table-cell>
          <table:table-cell table:style-name="ce1" office:value-type="float" office:value="-0.0710000000000002" calcext:value-type="float">
            <text:p>-7.10E-02</text:p>
          </table:table-cell>
          <table:table-cell table:style-name="ce1" office:value-type="float" office:value="11.666" calcext:value-type="float">
            <text:p>1.17E+01</text:p>
          </table:table-cell>
          <table:table-cell table:style-name="ce1" office:value-type="float" office:value="0.745" calcext:value-type="float">
            <text:p>7.45E-01</text:p>
          </table:table-cell>
          <table:table-cell table:style-name="ce1" office:value-type="float" office:value="13.859" calcext:value-type="float">
            <text:p>1.39E+01</text:p>
          </table:table-cell>
          <table:table-cell table:style-name="ce1" office:value-type="float" office:value="0.953" calcext:value-type="float">
            <text:p>9.53E-01</text:p>
          </table:table-cell>
          <table:table-cell table:style-name="ce1" office:value-type="float" office:value="13.867" calcext:value-type="float">
            <text:p>1.39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553158" calcext:value-type="float">
            <text:p>322.43553158</text:p>
          </table:table-cell>
          <table:table-cell office:value-type="float" office:value="12.25389303" calcext:value-type="float">
            <text:p>12.25389303</text:p>
          </table:table-cell>
          <table:table-cell office:value-type="float" office:value="21.025307" calcext:value-type="float">
            <text:p>21.025307</text:p>
          </table:table-cell>
          <table:table-cell office:value-type="float" office:value="19.787092" calcext:value-type="float">
            <text:p>19.787092</text:p>
          </table:table-cell>
          <table:table-cell office:value-type="float" office:value="19.53249" calcext:value-type="float">
            <text:p>19.53249</text:p>
          </table:table-cell>
          <table:table-cell office:value-type="float" office:value="19.399075" calcext:value-type="float">
            <text:p>19.399075</text:p>
          </table:table-cell>
          <table:table-cell office:value-type="float" office:value="19.259857" calcext:value-type="float">
            <text:p>19.259857</text:p>
          </table:table-cell>
          <table:table-cell table:formula="of:=[.E124]-[.F124]" office:value-type="float" office:value="0.254602000000002" calcext:value-type="float">
            <text:p>0.254602000000002</text:p>
          </table:table-cell>
          <table:table-cell office:value-type="float" office:value="19.787092" calcext:value-type="float">
            <text:p>19.787092</text:p>
          </table:table-cell>
          <table:table-cell table:style-name="ce1" office:value-type="float" office:value="0.763" calcext:value-type="float">
            <text:p>7.63E-01</text:p>
          </table:table-cell>
          <table:table-cell table:style-name="ce1" office:value-type="float" office:value="7.875" calcext:value-type="float">
            <text:p>7.88E+00</text:p>
          </table:table-cell>
          <table:table-cell table:style-name="ce1" office:value-type="float" office:value="-0.04" calcext:value-type="float">
            <text:p>-4.00E-02</text:p>
          </table:table-cell>
          <table:table-cell table:style-name="ce1" office:value-type="float" office:value="11.686" calcext:value-type="float">
            <text:p>1.17E+01</text:p>
          </table:table-cell>
          <table:table-cell table:style-name="ce1" office:value-type="float" office:value="0.765" calcext:value-type="float">
            <text:p>7.65E-01</text:p>
          </table:table-cell>
          <table:table-cell table:style-name="ce1" office:value-type="float" office:value="13.731" calcext:value-type="float">
            <text:p>1.37E+01</text:p>
          </table:table-cell>
          <table:table-cell table:style-name="ce1" office:value-type="float" office:value="0.962" calcext:value-type="float">
            <text:p>9.62E-01</text:p>
          </table:table-cell>
          <table:table-cell table:style-name="ce1" office:value-type="float" office:value="13.831" calcext:value-type="float">
            <text:p>1.38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9869" calcext:value-type="float">
            <text:p>322.429869</text:p>
          </table:table-cell>
          <table:table-cell office:value-type="float" office:value="12.25620555" calcext:value-type="float">
            <text:p>12.25620555</text:p>
          </table:table-cell>
          <table:table-cell office:value-type="float" office:value="21.111486" calcext:value-type="float">
            <text:p>21.111486</text:p>
          </table:table-cell>
          <table:table-cell office:value-type="float" office:value="20.140711" calcext:value-type="float">
            <text:p>20.140711</text:p>
          </table:table-cell>
          <table:table-cell office:value-type="float" office:value="19.874937" calcext:value-type="float">
            <text:p>19.874937</text:p>
          </table:table-cell>
          <table:table-cell office:value-type="float" office:value="19.715799" calcext:value-type="float">
            <text:p>19.715799</text:p>
          </table:table-cell>
          <table:table-cell office:value-type="float" office:value="19.769491" calcext:value-type="float">
            <text:p>19.769491</text:p>
          </table:table-cell>
          <table:table-cell table:formula="of:=[.E125]-[.F125]" office:value-type="float" office:value="0.265774" calcext:value-type="float">
            <text:p>0.265774</text:p>
          </table:table-cell>
          <table:table-cell office:value-type="float" office:value="20.140711" calcext:value-type="float">
            <text:p>20.140711</text:p>
          </table:table-cell>
          <table:table-cell table:style-name="ce1" office:value-type="float" office:value="0.793" calcext:value-type="float">
            <text:p>7.93E-01</text:p>
          </table:table-cell>
          <table:table-cell table:style-name="ce1" office:value-type="float" office:value="7.888" calcext:value-type="float">
            <text:p>7.89E+00</text:p>
          </table:table-cell>
          <table:table-cell table:style-name="ce1" office:value-type="float" office:value="-0.00499999999999989" calcext:value-type="float">
            <text:p>-5.00E-03</text:p>
          </table:table-cell>
          <table:table-cell table:style-name="ce1" office:value-type="float" office:value="11.707" calcext:value-type="float">
            <text:p>1.17E+01</text:p>
          </table:table-cell>
          <table:table-cell table:style-name="ce1" office:value-type="float" office:value="0.788" calcext:value-type="float">
            <text:p>7.88E-01</text:p>
          </table:table-cell>
          <table:table-cell table:style-name="ce1" office:value-type="float" office:value="13.579" calcext:value-type="float">
            <text:p>1.36E+01</text:p>
          </table:table-cell>
          <table:table-cell table:style-name="ce1" office:value-type="float" office:value="0.782" calcext:value-type="float">
            <text:p>7.82E-01</text:p>
          </table:table-cell>
          <table:table-cell table:style-name="ce1" office:value-type="float" office:value="14.778" calcext:value-type="float">
            <text:p>1.48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67721" calcext:value-type="float">
            <text:p>322.4267721</text:p>
          </table:table-cell>
          <table:table-cell office:value-type="float" office:value="12.25068786" calcext:value-type="float">
            <text:p>12.25068786</text:p>
          </table:table-cell>
          <table:table-cell office:value-type="float" office:value="21.407307" calcext:value-type="float">
            <text:p>21.407307</text:p>
          </table:table-cell>
          <table:table-cell office:value-type="float" office:value="20.422611" calcext:value-type="float">
            <text:p>20.422611</text:p>
          </table:table-cell>
          <table:table-cell office:value-type="float" office:value="20.057367" calcext:value-type="float">
            <text:p>20.057367</text:p>
          </table:table-cell>
          <table:table-cell office:value-type="float" office:value="19.952404" calcext:value-type="float">
            <text:p>19.952404</text:p>
          </table:table-cell>
          <table:table-cell office:value-type="float" office:value="19.888372" calcext:value-type="float">
            <text:p>19.888372</text:p>
          </table:table-cell>
          <table:table-cell table:formula="of:=[.E126]-[.F126]" office:value-type="float" office:value="0.365244000000001" calcext:value-type="float">
            <text:p>0.365244000000001</text:p>
          </table:table-cell>
          <table:table-cell office:value-type="float" office:value="20.422611" calcext:value-type="float">
            <text:p>20.422611</text:p>
          </table:table-cell>
          <table:table-cell table:number-columns-repeated="2"/>
          <table:table-cell table:style-name="ce1" office:value-type="float" office:value="0.0310000000000001" calcext:value-type="float">
            <text:p>3.10E-02</text:p>
          </table:table-cell>
          <table:table-cell table:style-name="ce1" office:value-type="float" office:value="11.726" calcext:value-type="float">
            <text:p>1.17E+01</text:p>
          </table:table-cell>
          <table:table-cell table:style-name="ce1" office:value-type="float" office:value="0.81" calcext:value-type="float">
            <text:p>8.10E-01</text:p>
          </table:table-cell>
          <table:table-cell table:style-name="ce1" office:value-type="float" office:value="13.444" calcext:value-type="float">
            <text:p>1.34E+01</text:p>
          </table:table-cell>
          <table:table-cell table:style-name="ce1" office:value-type="float" office:value="1.624" calcext:value-type="float">
            <text:p>1.62E+00</text:p>
          </table:table-cell>
          <table:table-cell table:style-name="ce1" office:value-type="float" office:value="15.64" calcext:value-type="float">
            <text:p>1.56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166986" calcext:value-type="float">
            <text:p>322.43166986</text:p>
          </table:table-cell>
          <table:table-cell office:value-type="float" office:value="12.25739277" calcext:value-type="float">
            <text:p>12.25739277</text:p>
          </table:table-cell>
          <table:table-cell office:value-type="float" office:value="21.755518" calcext:value-type="float">
            <text:p>21.755518</text:p>
          </table:table-cell>
          <table:table-cell office:value-type="float" office:value="20.551491" calcext:value-type="float">
            <text:p>20.551491</text:p>
          </table:table-cell>
          <table:table-cell office:value-type="float" office:value="20.196093" calcext:value-type="float">
            <text:p>20.196093</text:p>
          </table:table-cell>
          <table:table-cell office:value-type="float" office:value="20.047235" calcext:value-type="float">
            <text:p>20.047235</text:p>
          </table:table-cell>
          <table:table-cell office:value-type="float" office:value="19.900209" calcext:value-type="float">
            <text:p>19.900209</text:p>
          </table:table-cell>
          <table:table-cell table:formula="of:=[.E127]-[.F127]" office:value-type="float" office:value="0.355397999999997" calcext:value-type="float">
            <text:p>0.355397999999997</text:p>
          </table:table-cell>
          <table:table-cell office:value-type="float" office:value="20.551491" calcext:value-type="float">
            <text:p>20.551491</text:p>
          </table:table-cell>
          <table:table-cell table:number-columns-repeated="2"/>
          <table:table-cell table:style-name="ce1" office:value-type="float" office:value="0.0859999999999999" calcext:value-type="float">
            <text:p>8.60E-02</text:p>
          </table:table-cell>
          <table:table-cell table:style-name="ce1" office:value-type="float" office:value="11.748" calcext:value-type="float">
            <text:p>1.17E+01</text:p>
          </table:table-cell>
          <table:table-cell table:style-name="ce1" office:value-type="float" office:value="0.832" calcext:value-type="float">
            <text:p>8.32E-01</text:p>
          </table:table-cell>
          <table:table-cell table:style-name="ce1" office:value-type="float" office:value="13.32" calcext:value-type="float">
            <text:p>1.33E+01</text:p>
          </table:table-cell>
          <table:table-cell table:style-name="ce1" office:value-type="float" office:value="1.625" calcext:value-type="float">
            <text:p>1.63E+00</text:p>
          </table:table-cell>
          <table:table-cell table:style-name="ce1" office:value-type="float" office:value="15.501" calcext:value-type="float">
            <text:p>1.55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123149" calcext:value-type="float">
            <text:p>322.43123149</text:p>
          </table:table-cell>
          <table:table-cell office:value-type="float" office:value="12.25126851" calcext:value-type="float">
            <text:p>12.25126851</text:p>
          </table:table-cell>
          <table:table-cell office:value-type="float" office:value="21.697121" calcext:value-type="float">
            <text:p>21.697121</text:p>
          </table:table-cell>
          <table:table-cell office:value-type="float" office:value="20.737547" calcext:value-type="float">
            <text:p>20.737547</text:p>
          </table:table-cell>
          <table:table-cell office:value-type="float" office:value="20.288342" calcext:value-type="float">
            <text:p>20.288342</text:p>
          </table:table-cell>
          <table:table-cell office:value-type="float" office:value="20.165127" calcext:value-type="float">
            <text:p>20.165127</text:p>
          </table:table-cell>
          <table:table-cell office:value-type="float" office:value="20.154522" calcext:value-type="float">
            <text:p>20.154522</text:p>
          </table:table-cell>
          <table:table-cell table:formula="of:=[.E128]-[.F128]" office:value-type="float" office:value="0.449204999999999" calcext:value-type="float">
            <text:p>0.449204999999999</text:p>
          </table:table-cell>
          <table:table-cell office:value-type="float" office:value="20.737547" calcext:value-type="float">
            <text:p>20.737547</text:p>
          </table:table-cell>
          <table:table-cell table:number-columns-repeated="2"/>
          <table:table-cell table:style-name="ce1" office:value-type="float" office:value="0.123" calcext:value-type="float">
            <text:p>1.23E-01</text:p>
          </table:table-cell>
          <table:table-cell table:style-name="ce1" office:value-type="float" office:value="11.759" calcext:value-type="float">
            <text:p>1.18E+01</text:p>
          </table:table-cell>
          <table:table-cell table:style-name="ce1" office:value-type="float" office:value="0.854" calcext:value-type="float">
            <text:p>8.54E-01</text:p>
          </table:table-cell>
          <table:table-cell table:style-name="ce1" office:value-type="float" office:value="13.19" calcext:value-type="float">
            <text:p>1.32E+01</text:p>
          </table:table-cell>
          <table:table-cell table:style-name="ce1" office:value-type="float" office:value="1.625" calcext:value-type="float">
            <text:p>1.63E+00</text:p>
          </table:table-cell>
          <table:table-cell table:style-name="ce1" office:value-type="float" office:value="15.237" calcext:value-type="float">
            <text:p>1.52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375172" calcext:value-type="float">
            <text:p>322.43375172</text:p>
          </table:table-cell>
          <table:table-cell office:value-type="float" office:value="12.25245511" calcext:value-type="float">
            <text:p>12.25245511</text:p>
          </table:table-cell>
          <table:table-cell office:value-type="float" office:value="21.784811" calcext:value-type="float">
            <text:p>21.784811</text:p>
          </table:table-cell>
          <table:table-cell office:value-type="float" office:value="20.704123" calcext:value-type="float">
            <text:p>20.704123</text:p>
          </table:table-cell>
          <table:table-cell office:value-type="float" office:value="20.306248" calcext:value-type="float">
            <text:p>20.306248</text:p>
          </table:table-cell>
          <table:table-cell office:value-type="float" office:value="20.055149" calcext:value-type="float">
            <text:p>20.055149</text:p>
          </table:table-cell>
          <table:table-cell office:value-type="float" office:value="19.986942" calcext:value-type="float">
            <text:p>19.986942</text:p>
          </table:table-cell>
          <table:table-cell table:formula="of:=[.E129]-[.F129]" office:value-type="float" office:value="0.397874999999999" calcext:value-type="float">
            <text:p>0.397874999999999</text:p>
          </table:table-cell>
          <table:table-cell office:value-type="float" office:value="20.704123" calcext:value-type="float">
            <text:p>20.704123</text:p>
          </table:table-cell>
          <table:table-cell table:number-columns-repeated="2"/>
          <table:table-cell table:style-name="ce1" office:value-type="float" office:value="0.189" calcext:value-type="float">
            <text:p>1.89E-01</text:p>
          </table:table-cell>
          <table:table-cell table:style-name="ce1" office:value-type="float" office:value="11.764" calcext:value-type="float">
            <text:p>1.18E+01</text:p>
          </table:table-cell>
          <table:table-cell table:style-name="ce1" office:value-type="float" office:value="0.88" calcext:value-type="float">
            <text:p>8.80E-01</text:p>
          </table:table-cell>
          <table:table-cell table:style-name="ce1" office:value-type="float" office:value="13.07" calcext:value-type="float">
            <text:p>1.31E+01</text:p>
          </table:table-cell>
          <table:table-cell table:style-name="ce1" office:value-type="float" office:value="1.625" calcext:value-type="float">
            <text:p>1.63E+00</text:p>
          </table:table-cell>
          <table:table-cell table:style-name="ce1" office:value-type="float" office:value="14.459" calcext:value-type="float">
            <text:p>1.45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441316" calcext:value-type="float">
            <text:p>322.43441316</text:p>
          </table:table-cell>
          <table:table-cell office:value-type="float" office:value="12.2516208" calcext:value-type="float">
            <text:p>12.2516208</text:p>
          </table:table-cell>
          <table:table-cell office:value-type="float" office:value="21.646732" calcext:value-type="float">
            <text:p>21.646732</text:p>
          </table:table-cell>
          <table:table-cell office:value-type="float" office:value="20.946215" calcext:value-type="float">
            <text:p>20.946215</text:p>
          </table:table-cell>
          <table:table-cell office:value-type="float" office:value="20.501688" calcext:value-type="float">
            <text:p>20.501688</text:p>
          </table:table-cell>
          <table:table-cell office:value-type="float" office:value="20.369406" calcext:value-type="float">
            <text:p>20.369406</text:p>
          </table:table-cell>
          <table:table-cell office:value-type="float" office:value="20.091814" calcext:value-type="float">
            <text:p>20.091814</text:p>
          </table:table-cell>
          <table:table-cell table:formula="of:=[.E130]-[.F130]" office:value-type="float" office:value="0.444526999999997" calcext:value-type="float">
            <text:p>0.444526999999997</text:p>
          </table:table-cell>
          <table:table-cell office:value-type="float" office:value="20.946215" calcext:value-type="float">
            <text:p>20.946215</text:p>
          </table:table-cell>
          <table:table-cell table:number-columns-repeated="2"/>
          <table:table-cell table:style-name="ce1" office:value-type="float" office:value="0.222" calcext:value-type="float">
            <text:p>2.22E-01</text:p>
          </table:table-cell>
          <table:table-cell table:style-name="ce1" office:value-type="float" office:value="11.754" calcext:value-type="float">
            <text:p>1.18E+01</text:p>
          </table:table-cell>
          <table:table-cell table:style-name="ce1" office:value-type="float" office:value="0.921" calcext:value-type="float">
            <text:p>9.21E-01</text:p>
          </table:table-cell>
          <table:table-cell table:style-name="ce1" office:value-type="float" office:value="12.915" calcext:value-type="float">
            <text:p>1.29E+01</text:p>
          </table:table-cell>
          <table:table-cell table:style-name="ce1" office:value-type="float" office:value="1.637" calcext:value-type="float">
            <text:p>1.64E+00</text:p>
          </table:table-cell>
          <table:table-cell table:style-name="ce1" office:value-type="float" office:value="13.648" calcext:value-type="float">
            <text:p>1.36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154727" calcext:value-type="float">
            <text:p>322.43154727</text:p>
          </table:table-cell>
          <table:table-cell office:value-type="float" office:value="12.24990113" calcext:value-type="float">
            <text:p>12.24990113</text:p>
          </table:table-cell>
          <table:table-cell office:value-type="float" office:value="21.862597" calcext:value-type="float">
            <text:p>21.862597</text:p>
          </table:table-cell>
          <table:table-cell office:value-type="float" office:value="21.172501" calcext:value-type="float">
            <text:p>21.172501</text:p>
          </table:table-cell>
          <table:table-cell office:value-type="float" office:value="20.783707" calcext:value-type="float">
            <text:p>20.783707</text:p>
          </table:table-cell>
          <table:table-cell office:value-type="float" office:value="20.497936" calcext:value-type="float">
            <text:p>20.497936</text:p>
          </table:table-cell>
          <table:table-cell office:value-type="float" office:value="20.203711" calcext:value-type="float">
            <text:p>20.203711</text:p>
          </table:table-cell>
          <table:table-cell table:formula="of:=[.E131]-[.F131]" office:value-type="float" office:value="0.388794000000001" calcext:value-type="float">
            <text:p>0.388794000000001</text:p>
          </table:table-cell>
          <table:table-cell office:value-type="float" office:value="21.172501" calcext:value-type="float">
            <text:p>21.172501</text:p>
          </table:table-cell>
          <table:table-cell table:number-columns-repeated="2"/>
          <table:table-cell table:style-name="ce1" office:value-type="float" office:value="0.257" calcext:value-type="float">
            <text:p>2.57E-01</text:p>
          </table:table-cell>
          <table:table-cell table:style-name="ce1" office:value-type="float" office:value="11.738" calcext:value-type="float">
            <text:p>1.17E+01</text:p>
          </table:table-cell>
          <table:table-cell table:style-name="ce1" office:value-type="float" office:value="0.952" calcext:value-type="float">
            <text:p>9.52E-01</text:p>
          </table:table-cell>
          <table:table-cell table:style-name="ce1" office:value-type="float" office:value="12.807" calcext:value-type="float">
            <text:p>1.28E+01</text:p>
          </table:table-cell>
          <table:table-cell table:style-name="ce1" office:value-type="float" office:value="1.638" calcext:value-type="float">
            <text:p>1.64E+00</text:p>
          </table:table-cell>
          <table:table-cell table:style-name="ce1" office:value-type="float" office:value="13.586" calcext:value-type="float">
            <text:p>1.36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305281" calcext:value-type="float">
            <text:p>322.45305281</text:p>
          </table:table-cell>
          <table:table-cell office:value-type="float" office:value="12.26086147" calcext:value-type="float">
            <text:p>12.26086147</text:p>
          </table:table-cell>
          <table:table-cell office:value-type="float" office:value="19.358109" calcext:value-type="float">
            <text:p>19.358109</text:p>
          </table:table-cell>
          <table:table-cell office:value-type="float" office:value="18.157541" calcext:value-type="float">
            <text:p>18.157541</text:p>
          </table:table-cell>
          <table:table-cell office:value-type="float" office:value="17.639053" calcext:value-type="float">
            <text:p>17.639053</text:p>
          </table:table-cell>
          <table:table-cell office:value-type="float" office:value="17.403299" calcext:value-type="float">
            <text:p>17.403299</text:p>
          </table:table-cell>
          <table:table-cell office:value-type="float" office:value="17.283611" calcext:value-type="float">
            <text:p>17.283611</text:p>
          </table:table-cell>
          <table:table-cell table:formula="of:=[.E132]-[.F132]" office:value-type="float" office:value="0.518487999999998" calcext:value-type="float">
            <text:p>0.518487999999998</text:p>
          </table:table-cell>
          <table:table-cell office:value-type="float" office:value="18.157541" calcext:value-type="float">
            <text:p>18.157541</text:p>
          </table:table-cell>
          <table:table-cell table:number-columns-repeated="2"/>
          <table:table-cell table:style-name="ce1" office:value-type="float" office:value="0.31" calcext:value-type="float">
            <text:p>3.10E-01</text:p>
          </table:table-cell>
          <table:table-cell table:style-name="ce1" office:value-type="float" office:value="11.765" calcext:value-type="float">
            <text:p>1.18E+01</text:p>
          </table:table-cell>
          <table:table-cell table:style-name="ce1" office:value-type="float" office:value="0.933" calcext:value-type="float">
            <text:p>9.33E-01</text:p>
          </table:table-cell>
          <table:table-cell table:style-name="ce1" office:value-type="float" office:value="12.869" calcext:value-type="float">
            <text:p>1.29E+01</text:p>
          </table:table-cell>
          <table:table-cell table:style-name="ce1" office:value-type="float" office:value="1.638" calcext:value-type="float">
            <text:p>1.64E+00</text:p>
          </table:table-cell>
          <table:table-cell table:style-name="ce1" office:value-type="float" office:value="13.68" calcext:value-type="float">
            <text:p>1.37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5273011" calcext:value-type="float">
            <text:p>322.45273011</text:p>
          </table:table-cell>
          <table:table-cell office:value-type="float" office:value="12.26172055" calcext:value-type="float">
            <text:p>12.26172055</text:p>
          </table:table-cell>
          <table:table-cell office:value-type="float" office:value="21.968826" calcext:value-type="float">
            <text:p>21.968826</text:p>
          </table:table-cell>
          <table:table-cell office:value-type="float" office:value="20.824959" calcext:value-type="float">
            <text:p>20.824959</text:p>
          </table:table-cell>
          <table:table-cell office:value-type="float" office:value="20.416468" calcext:value-type="float">
            <text:p>20.416468</text:p>
          </table:table-cell>
          <table:table-cell office:value-type="float" office:value="20.170446" calcext:value-type="float">
            <text:p>20.170446</text:p>
          </table:table-cell>
          <table:table-cell office:value-type="float" office:value="20.231571" calcext:value-type="float">
            <text:p>20.231571</text:p>
          </table:table-cell>
          <table:table-cell table:formula="of:=[.E133]-[.F133]" office:value-type="float" office:value="0.408491000000002" calcext:value-type="float">
            <text:p>0.408491000000002</text:p>
          </table:table-cell>
          <table:table-cell office:value-type="float" office:value="20.824959" calcext:value-type="float">
            <text:p>20.824959</text:p>
          </table:table-cell>
          <table:table-cell table:number-columns-repeated="2"/>
          <table:table-cell table:style-name="ce1" office:value-type="float" office:value="0.334" calcext:value-type="float">
            <text:p>3.34E-01</text:p>
          </table:table-cell>
          <table:table-cell table:style-name="ce1" office:value-type="float" office:value="11.801" calcext:value-type="float">
            <text:p>1.18E+01</text:p>
          </table:table-cell>
          <table:table-cell table:style-name="ce1" office:value-type="float" office:value="0.969" calcext:value-type="float">
            <text:p>9.69E-01</text:p>
          </table:table-cell>
          <table:table-cell table:style-name="ce1" office:value-type="float" office:value="12.833" calcext:value-type="float">
            <text:p>1.28E+01</text:p>
          </table:table-cell>
          <table:table-cell table:style-name="ce1" office:value-type="float" office:value="1.638" calcext:value-type="float">
            <text:p>1.64E+00</text:p>
          </table:table-cell>
          <table:table-cell table:style-name="ce1" office:value-type="float" office:value="13.547" calcext:value-type="float">
            <text:p>1.35E+01</text:p>
          </table:table-cell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406848" calcext:value-type="float">
            <text:p>322.47406848</text:p>
          </table:table-cell>
          <table:table-cell office:value-type="float" office:value="12.27120745" calcext:value-type="float">
            <text:p>12.27120745</text:p>
          </table:table-cell>
          <table:table-cell office:value-type="float" office:value="17.009598" calcext:value-type="float">
            <text:p>17.009598</text:p>
          </table:table-cell>
          <table:table-cell office:value-type="float" office:value="14.917527" calcext:value-type="float">
            <text:p>14.917527</text:p>
          </table:table-cell>
          <table:table-cell office:value-type="float" office:value="14.139009" calcext:value-type="float">
            <text:p>14.139009</text:p>
          </table:table-cell>
          <table:table-cell office:value-type="float" office:value="17.210478" calcext:value-type="float">
            <text:p>17.210478</text:p>
          </table:table-cell>
          <table:table-cell office:value-type="float" office:value="13.815042" calcext:value-type="float">
            <text:p>13.815042</text:p>
          </table:table-cell>
          <table:table-cell table:formula="of:=[.E134]-[.F134]" office:value-type="float" office:value="0.778518" calcext:value-type="float">
            <text:p>0.778518</text:p>
          </table:table-cell>
          <table:table-cell office:value-type="float" office:value="14.917527" calcext:value-type="float">
            <text:p>14.917527</text:p>
          </table:table-cell>
          <table:table-cell table:number-columns-repeated="2"/>
          <table:table-cell table:style-name="ce1" office:value-type="float" office:value="0.431" calcext:value-type="float">
            <text:p>4.31E-01</text:p>
          </table:table-cell>
          <table:table-cell table:style-name="ce1" office:value-type="float" office:value="11.94" calcext:value-type="float">
            <text:p>1.19E+01</text:p>
          </table:table-cell>
          <table:table-cell table:style-name="ce1" office:value-type="float" office:value="1.632" calcext:value-type="float">
            <text:p>1.63E+00</text:p>
          </table:table-cell>
          <table:table-cell table:style-name="ce1" office:value-type="float" office:value="13.422" calcext:value-type="float">
            <text:p>1.34E+01</text:p>
          </table:table-cell>
          <table:table-cell table:number-columns-repeated="2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232973" calcext:value-type="float">
            <text:p>322.47232973</text:p>
          </table:table-cell>
          <table:table-cell office:value-type="float" office:value="12.27442082" calcext:value-type="float">
            <text:p>12.27442082</text:p>
          </table:table-cell>
          <table:table-cell office:value-type="float" office:value="17.487694" calcext:value-type="float">
            <text:p>17.487694</text:p>
          </table:table-cell>
          <table:table-cell office:value-type="float" office:value="16.573351" calcext:value-type="float">
            <text:p>16.573351</text:p>
          </table:table-cell>
          <table:table-cell office:value-type="float" office:value="16.84684" calcext:value-type="float">
            <text:p>16.84684</text:p>
          </table:table-cell>
          <table:table-cell office:value-type="float" office:value="17.060686" calcext:value-type="float">
            <text:p>17.060686</text:p>
          </table:table-cell>
          <table:table-cell office:value-type="float" office:value="17.25024" calcext:value-type="float">
            <text:p>17.25024</text:p>
          </table:table-cell>
          <table:table-cell table:formula="of:=[.E135]-[.F135]" office:value-type="float" office:value="-0.273489000000001" calcext:value-type="float">
            <text:p>-0.273489000000001</text:p>
          </table:table-cell>
          <table:table-cell office:value-type="float" office:value="16.573351" calcext:value-type="float">
            <text:p>16.573351</text:p>
          </table:table-cell>
          <table:table-cell table:number-columns-repeated="2"/>
          <table:table-cell table:style-name="ce1" office:value-type="float" office:value="0.625" calcext:value-type="float">
            <text:p>6.25E-01</text:p>
          </table:table-cell>
          <table:table-cell table:style-name="ce1" office:value-type="float" office:value="12.244" calcext:value-type="float">
            <text:p>1.22E+01</text:p>
          </table:table-cell>
          <table:table-cell table:style-name="ce1" office:value-type="float" office:value="1.631" calcext:value-type="float">
            <text:p>1.63E+00</text:p>
          </table:table-cell>
          <table:table-cell table:style-name="ce1" office:value-type="float" office:value="13.247" calcext:value-type="float">
            <text:p>1.32E+01</text:p>
          </table:table-cell>
          <table:table-cell table:number-columns-repeated="2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373754" calcext:value-type="float">
            <text:p>322.47373754</text:p>
          </table:table-cell>
          <table:table-cell office:value-type="float" office:value="12.2680735" calcext:value-type="float">
            <text:p>12.2680735</text:p>
          </table:table-cell>
          <table:table-cell office:value-type="float" office:value="20.77566" calcext:value-type="float">
            <text:p>20.77566</text:p>
          </table:table-cell>
          <table:table-cell office:value-type="float" office:value="19.589325" calcext:value-type="float">
            <text:p>19.589325</text:p>
          </table:table-cell>
          <table:table-cell office:value-type="float" office:value="19.337118" calcext:value-type="float">
            <text:p>19.337118</text:p>
          </table:table-cell>
          <table:table-cell office:value-type="float" office:value="19.20989" calcext:value-type="float">
            <text:p>19.20989</text:p>
          </table:table-cell>
          <table:table-cell office:value-type="float" office:value="19.218508" calcext:value-type="float">
            <text:p>19.218508</text:p>
          </table:table-cell>
          <table:table-cell table:formula="of:=[.E136]-[.F136]" office:value-type="float" office:value="0.252206999999999" calcext:value-type="float">
            <text:p>0.252206999999999</text:p>
          </table:table-cell>
          <table:table-cell office:value-type="float" office:value="19.589325" calcext:value-type="float">
            <text:p>19.589325</text:p>
          </table:table-cell>
          <table:table-cell table:number-columns-repeated="2"/>
          <table:table-cell table:style-name="ce1" office:value-type="float" office:value="0.652" calcext:value-type="float">
            <text:p>6.52E-01</text:p>
          </table:table-cell>
          <table:table-cell table:style-name="ce1" office:value-type="float" office:value="12.318" calcext:value-type="float">
            <text:p>1.23E+01</text:p>
          </table:table-cell>
          <table:table-cell table:style-name="ce1" office:value-type="float" office:value="1.684" calcext:value-type="float">
            <text:p>1.68E+00</text:p>
          </table:table-cell>
          <table:table-cell table:style-name="ce1" office:value-type="float" office:value="13.412" calcext:value-type="float">
            <text:p>1.34E+01</text:p>
          </table:table-cell>
          <table:table-cell table:number-columns-repeated="2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288517" calcext:value-type="float">
            <text:p>322.47288517</text:p>
          </table:table-cell>
          <table:table-cell office:value-type="float" office:value="12.26639502" calcext:value-type="float">
            <text:p>12.26639502</text:p>
          </table:table-cell>
          <table:table-cell office:value-type="float" office:value="20.749847" calcext:value-type="float">
            <text:p>20.749847</text:p>
          </table:table-cell>
          <table:table-cell office:value-type="float" office:value="19.870062" calcext:value-type="float">
            <text:p>19.870062</text:p>
          </table:table-cell>
          <table:table-cell office:value-type="float" office:value="19.593349" calcext:value-type="float">
            <text:p>19.593349</text:p>
          </table:table-cell>
          <table:table-cell office:value-type="float" office:value="19.404121" calcext:value-type="float">
            <text:p>19.404121</text:p>
          </table:table-cell>
          <table:table-cell office:value-type="float" office:value="19.385969" calcext:value-type="float">
            <text:p>19.385969</text:p>
          </table:table-cell>
          <table:table-cell table:formula="of:=[.E137]-[.F137]" office:value-type="float" office:value="0.276713000000001" calcext:value-type="float">
            <text:p>0.276713000000001</text:p>
          </table:table-cell>
          <table:table-cell office:value-type="float" office:value="19.870062" calcext:value-type="float">
            <text:p>19.870062</text:p>
          </table:table-cell>
          <table:table-cell table:number-columns-repeated="2"/>
          <table:table-cell table:style-name="ce1" office:value-type="float" office:value="0.691" calcext:value-type="float">
            <text:p>6.91E-01</text:p>
          </table:table-cell>
          <table:table-cell table:style-name="ce1" office:value-type="float" office:value="12.339" calcext:value-type="float">
            <text:p>1.23E+01</text:p>
          </table:table-cell>
          <table:table-cell table:style-name="ce1" office:value-type="float" office:value="1.736" calcext:value-type="float">
            <text:p>1.74E+00</text:p>
          </table:table-cell>
          <table:table-cell table:style-name="ce1" office:value-type="float" office:value="13.626" calcext:value-type="float">
            <text:p>1.36E+01</text:p>
          </table:table-cell>
          <table:table-cell table:number-columns-repeated="2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266091" calcext:value-type="float">
            <text:p>322.47266091</text:p>
          </table:table-cell>
          <table:table-cell office:value-type="float" office:value="12.27032147" calcext:value-type="float">
            <text:p>12.27032147</text:p>
          </table:table-cell>
          <table:table-cell office:value-type="float" office:value="21.006111" calcext:value-type="float">
            <text:p>21.006111</text:p>
          </table:table-cell>
          <table:table-cell office:value-type="float" office:value="20.125534" calcext:value-type="float">
            <text:p>20.125534</text:p>
          </table:table-cell>
          <table:table-cell office:value-type="float" office:value="19.838017" calcext:value-type="float">
            <text:p>19.838017</text:p>
          </table:table-cell>
          <table:table-cell office:value-type="float" office:value="20.196239" calcext:value-type="float">
            <text:p>20.196239</text:p>
          </table:table-cell>
          <table:table-cell office:value-type="float" office:value="19.977953" calcext:value-type="float">
            <text:p>19.977953</text:p>
          </table:table-cell>
          <table:table-cell table:formula="of:=[.E138]-[.F138]" office:value-type="float" office:value="0.287516999999998" calcext:value-type="float">
            <text:p>0.287516999999998</text:p>
          </table:table-cell>
          <table:table-cell office:value-type="float" office:value="20.125534" calcext:value-type="float">
            <text:p>20.125534</text:p>
          </table:table-cell>
          <table:table-cell table:number-columns-repeated="2"/>
          <table:table-cell table:style-name="ce1" office:value-type="float" office:value="0.763" calcext:value-type="float">
            <text:p>7.63E-01</text:p>
          </table:table-cell>
          <table:table-cell table:style-name="ce1" office:value-type="float" office:value="11.992" calcext:value-type="float">
            <text:p>1.20E+01</text:p>
          </table:table-cell>
          <table:table-cell table:style-name="ce1" office:value-type="float" office:value="1.774" calcext:value-type="float">
            <text:p>1.77E+00</text:p>
          </table:table-cell>
          <table:table-cell table:style-name="ce1" office:value-type="float" office:value="13.8" calcext:value-type="float">
            <text:p>1.38E+01</text:p>
          </table:table-cell>
          <table:table-cell table:number-columns-repeated="2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255464" calcext:value-type="float">
            <text:p>322.47255464</text:p>
          </table:table-cell>
          <table:table-cell office:value-type="float" office:value="12.27304847" calcext:value-type="float">
            <text:p>12.27304847</text:p>
          </table:table-cell>
          <table:table-cell office:value-type="float" office:value="21.287409" calcext:value-type="float">
            <text:p>21.287409</text:p>
          </table:table-cell>
          <table:table-cell office:value-type="float" office:value="25.122438" calcext:value-type="float">
            <text:p>25.122438</text:p>
          </table:table-cell>
          <table:table-cell office:value-type="float" office:value="20.615948" calcext:value-type="float">
            <text:p>20.615948</text:p>
          </table:table-cell>
          <table:table-cell office:value-type="float" office:value="24.356874" calcext:value-type="float">
            <text:p>24.356874</text:p>
          </table:table-cell>
          <table:table-cell office:value-type="float" office:value="22.817438" calcext:value-type="float">
            <text:p>22.817438</text:p>
          </table:table-cell>
          <table:table-cell table:formula="of:=[.E139]-[.F139]" office:value-type="float" office:value="4.50649" calcext:value-type="float">
            <text:p>4.50649</text:p>
          </table:table-cell>
          <table:table-cell office:value-type="float" office:value="25.122438" calcext:value-type="float">
            <text:p>25.122438</text:p>
          </table:table-cell>
          <table:table-cell table:number-columns-repeated="2"/>
          <table:table-cell table:style-name="ce1" office:value-type="float" office:value="0.795" calcext:value-type="float">
            <text:p>7.95E-01</text:p>
          </table:table-cell>
          <table:table-cell table:style-name="ce1" office:value-type="float" office:value="11.831" calcext:value-type="float">
            <text:p>1.18E+01</text:p>
          </table:table-cell>
          <table:table-cell table:style-name="ce1" office:value-type="float" office:value="1.811" calcext:value-type="float">
            <text:p>1.81E+00</text:p>
          </table:table-cell>
          <table:table-cell table:style-name="ce1" office:value-type="float" office:value="13.948" calcext:value-type="float">
            <text:p>1.39E+01</text:p>
          </table:table-cell>
          <table:table-cell table:number-columns-repeated="2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618085" calcext:value-type="float">
            <text:p>322.47618085</text:p>
          </table:table-cell>
          <table:table-cell office:value-type="float" office:value="12.27268477" calcext:value-type="float">
            <text:p>12.27268477</text:p>
          </table:table-cell>
          <table:table-cell office:value-type="float" office:value="21.772305" calcext:value-type="float">
            <text:p>21.772305</text:p>
          </table:table-cell>
          <table:table-cell office:value-type="float" office:value="20.920561" calcext:value-type="float">
            <text:p>20.920561</text:p>
          </table:table-cell>
          <table:table-cell office:value-type="float" office:value="20.460587" calcext:value-type="float">
            <text:p>20.460587</text:p>
          </table:table-cell>
          <table:table-cell office:value-type="float" office:value="20.322157" calcext:value-type="float">
            <text:p>20.322157</text:p>
          </table:table-cell>
          <table:table-cell office:value-type="float" office:value="20.415943" calcext:value-type="float">
            <text:p>20.415943</text:p>
          </table:table-cell>
          <table:table-cell table:formula="of:=[.E140]-[.F140]" office:value-type="float" office:value="0.459973999999999" calcext:value-type="float">
            <text:p>0.459973999999999</text:p>
          </table:table-cell>
          <table:table-cell office:value-type="float" office:value="20.920561" calcext:value-type="float">
            <text:p>20.920561</text:p>
          </table:table-cell>
          <table:table-cell table:number-columns-repeated="2"/>
          <table:table-cell table:style-name="ce1" office:value-type="float" office:value="0.818999999999999" calcext:value-type="float">
            <text:p>8.19E-01</text:p>
          </table:table-cell>
          <table:table-cell table:style-name="ce1" office:value-type="float" office:value="11.704" calcext:value-type="float">
            <text:p>1.17E+01</text:p>
          </table:table-cell>
          <table:table-cell table:style-name="ce1" office:value-type="float" office:value="1.846" calcext:value-type="float">
            <text:p>1.85E+00</text:p>
          </table:table-cell>
          <table:table-cell table:style-name="ce1" office:value-type="float" office:value="14.079" calcext:value-type="float">
            <text:p>1.41E+01</text:p>
          </table:table-cell>
          <table:table-cell table:number-columns-repeated="2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082341" calcext:value-type="float">
            <text:p>322.40082341</text:p>
          </table:table-cell>
          <table:table-cell office:value-type="float" office:value="12.22522474" calcext:value-type="float">
            <text:p>12.22522474</text:p>
          </table:table-cell>
          <table:table-cell office:value-type="float" office:value="19.967556" calcext:value-type="float">
            <text:p>19.967556</text:p>
          </table:table-cell>
          <table:table-cell office:value-type="float" office:value="19.02548" calcext:value-type="float">
            <text:p>19.02548</text:p>
          </table:table-cell>
          <table:table-cell office:value-type="float" office:value="18.735256" calcext:value-type="float">
            <text:p>18.735256</text:p>
          </table:table-cell>
          <table:table-cell office:value-type="float" office:value="18.587502" calcext:value-type="float">
            <text:p>18.587502</text:p>
          </table:table-cell>
          <table:table-cell office:value-type="float" office:value="18.518177" calcext:value-type="float">
            <text:p>18.518177</text:p>
          </table:table-cell>
          <table:table-cell table:formula="of:=[.E141]-[.F141]" office:value-type="float" office:value="0.290224000000002" calcext:value-type="float">
            <text:p>0.290224000000002</text:p>
          </table:table-cell>
          <table:table-cell office:value-type="float" office:value="19.02548" calcext:value-type="float">
            <text:p>19.02548</text:p>
          </table:table-cell>
          <table:table-cell table:number-columns-repeated="2"/>
          <table:table-cell table:style-name="ce1" office:value-type="float" office:value="0.847" calcext:value-type="float">
            <text:p>8.47E-01</text:p>
          </table:table-cell>
          <table:table-cell table:style-name="ce1" office:value-type="float" office:value="11.588" calcext:value-type="float">
            <text:p>1.16E+01</text:p>
          </table:table-cell>
          <table:table-cell table:style-name="ce1" office:value-type="float" office:value="1.883" calcext:value-type="float">
            <text:p>1.88E+00</text:p>
          </table:table-cell>
          <table:table-cell table:style-name="ce1" office:value-type="float" office:value="14.217" calcext:value-type="float">
            <text:p>1.42E+01</text:p>
          </table:table-cell>
          <table:table-cell table:number-columns-repeated="2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009624" calcext:value-type="float">
            <text:p>322.40009624</text:p>
          </table:table-cell>
          <table:table-cell office:value-type="float" office:value="12.22373118" calcext:value-type="float">
            <text:p>12.22373118</text:p>
          </table:table-cell>
          <table:table-cell office:value-type="float" office:value="22.986105" calcext:value-type="float">
            <text:p>22.986105</text:p>
          </table:table-cell>
          <table:table-cell office:value-type="float" office:value="22.019098" calcext:value-type="float">
            <text:p>22.019098</text:p>
          </table:table-cell>
          <table:table-cell office:value-type="float" office:value="21.70904" calcext:value-type="float">
            <text:p>21.70904</text:p>
          </table:table-cell>
          <table:table-cell office:value-type="float" office:value="21.361969" calcext:value-type="float">
            <text:p>21.361969</text:p>
          </table:table-cell>
          <table:table-cell office:value-type="float" office:value="20.934309" calcext:value-type="float">
            <text:p>20.934309</text:p>
          </table:table-cell>
          <table:table-cell table:formula="of:=[.E142]-[.F142]" office:value-type="float" office:value="0.310057999999998" calcext:value-type="float">
            <text:p>0.310057999999998</text:p>
          </table:table-cell>
          <table:table-cell office:value-type="float" office:value="22.019098" calcext:value-type="float">
            <text:p>22.019098</text:p>
          </table:table-cell>
          <table:table-cell table:number-columns-repeated="2"/>
          <table:table-cell table:style-name="ce1" office:value-type="float" office:value="0.874" calcext:value-type="float">
            <text:p>8.74E-01</text:p>
          </table:table-cell>
          <table:table-cell table:style-name="ce1" office:value-type="float" office:value="11.468" calcext:value-type="float">
            <text:p>1.15E+01</text:p>
          </table:table-cell>
          <table:table-cell table:style-name="ce1" office:value-type="float" office:value="1.923" calcext:value-type="float">
            <text:p>1.92E+00</text:p>
          </table:table-cell>
          <table:table-cell table:style-name="ce1" office:value-type="float" office:value="14.354" calcext:value-type="float">
            <text:p>1.44E+01</text:p>
          </table:table-cell>
          <table:table-cell table:number-columns-repeated="2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510456" calcext:value-type="float">
            <text:p>322.40510456</text:p>
          </table:table-cell>
          <table:table-cell office:value-type="float" office:value="12.23249904" calcext:value-type="float">
            <text:p>12.23249904</text:p>
          </table:table-cell>
          <table:table-cell office:value-type="float" office:value="25.18973" calcext:value-type="float">
            <text:p>25.18973</text:p>
          </table:table-cell>
          <table:table-cell office:value-type="float" office:value="21.364935" calcext:value-type="float">
            <text:p>21.364935</text:p>
          </table:table-cell>
          <table:table-cell office:value-type="float" office:value="20.041061" calcext:value-type="float">
            <text:p>20.041061</text:p>
          </table:table-cell>
          <table:table-cell office:value-type="float" office:value="19.331985" calcext:value-type="float">
            <text:p>19.331985</text:p>
          </table:table-cell>
          <table:table-cell office:value-type="float" office:value="18.938858" calcext:value-type="float">
            <text:p>18.938858</text:p>
          </table:table-cell>
          <table:table-cell table:formula="of:=[.E143]-[.F143]" office:value-type="float" office:value="1.323874" calcext:value-type="float">
            <text:p>1.323874</text:p>
          </table:table-cell>
          <table:table-cell office:value-type="float" office:value="21.364935" calcext:value-type="float">
            <text:p>21.364935</text:p>
          </table:table-cell>
          <table:table-cell table:number-columns-repeated="2"/>
          <table:table-cell table:style-name="ce1" office:value-type="float" office:value="0.901" calcext:value-type="float">
            <text:p>9.01E-01</text:p>
          </table:table-cell>
          <table:table-cell table:style-name="ce1" office:value-type="float" office:value="11.351" calcext:value-type="float">
            <text:p>1.14E+01</text:p>
          </table:table-cell>
          <table:table-cell table:style-name="ce1" office:value-type="float" office:value="1.988" calcext:value-type="float">
            <text:p>1.99E+00</text:p>
          </table:table-cell>
          <table:table-cell table:style-name="ce1" office:value-type="float" office:value="14.555" calcext:value-type="float">
            <text:p>1.46E+01</text:p>
          </table:table-cell>
          <table:table-cell table:number-columns-repeated="2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651201" calcext:value-type="float">
            <text:p>322.40651201</text:p>
          </table:table-cell>
          <table:table-cell office:value-type="float" office:value="12.23318603" calcext:value-type="float">
            <text:p>12.23318603</text:p>
          </table:table-cell>
          <table:table-cell office:value-type="float" office:value="21.88641" calcext:value-type="float">
            <text:p>21.88641</text:p>
          </table:table-cell>
          <table:table-cell office:value-type="float" office:value="21.191141" calcext:value-type="float">
            <text:p>21.191141</text:p>
          </table:table-cell>
          <table:table-cell office:value-type="float" office:value="20.841759" calcext:value-type="float">
            <text:p>20.841759</text:p>
          </table:table-cell>
          <table:table-cell office:value-type="float" office:value="20.657494" calcext:value-type="float">
            <text:p>20.657494</text:p>
          </table:table-cell>
          <table:table-cell office:value-type="float" office:value="20.596027" calcext:value-type="float">
            <text:p>20.596027</text:p>
          </table:table-cell>
          <table:table-cell table:formula="of:=[.E144]-[.F144]" office:value-type="float" office:value="0.349381999999999" calcext:value-type="float">
            <text:p>0.349381999999999</text:p>
          </table:table-cell>
          <table:table-cell office:value-type="float" office:value="21.191141" calcext:value-type="float">
            <text:p>21.191141</text:p>
          </table:table-cell>
          <table:table-cell table:number-columns-repeated="2"/>
          <table:table-cell table:style-name="ce1" office:value-type="float" office:value="0.926" calcext:value-type="float">
            <text:p>9.26E-01</text:p>
          </table:table-cell>
          <table:table-cell table:style-name="ce1" office:value-type="float" office:value="11.249" calcext:value-type="float">
            <text:p>1.12E+01</text:p>
          </table:table-cell>
          <table:table-cell table:style-name="ce1" office:value-type="float" office:value="2.166" calcext:value-type="float">
            <text:p>2.17E+00</text:p>
          </table:table-cell>
          <table:table-cell table:style-name="ce1" office:value-type="float" office:value="14.988" calcext:value-type="float">
            <text:p>1.50E+01</text:p>
          </table:table-cell>
          <table:table-cell table:number-columns-repeated="2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182187" calcext:value-type="float">
            <text:p>322.42182187</text:p>
          </table:table-cell>
          <table:table-cell office:value-type="float" office:value="12.25123956" calcext:value-type="float">
            <text:p>12.25123956</text:p>
          </table:table-cell>
          <table:table-cell office:value-type="float" office:value="24.331158" calcext:value-type="float">
            <text:p>24.331158</text:p>
          </table:table-cell>
          <table:table-cell office:value-type="float" office:value="22.60033" calcext:value-type="float">
            <text:p>22.60033</text:p>
          </table:table-cell>
          <table:table-cell office:value-type="float" office:value="22.075268" calcext:value-type="float">
            <text:p>22.075268</text:p>
          </table:table-cell>
          <table:table-cell office:value-type="float" office:value="21.699152" calcext:value-type="float">
            <text:p>21.699152</text:p>
          </table:table-cell>
          <table:table-cell office:value-type="float" office:value="22.383343" calcext:value-type="float">
            <text:p>22.383343</text:p>
          </table:table-cell>
          <table:table-cell table:formula="of:=[.E145]-[.F145]" office:value-type="float" office:value="0.525061999999998" calcext:value-type="float">
            <text:p>0.525061999999998</text:p>
          </table:table-cell>
          <table:table-cell office:value-type="float" office:value="22.60033" calcext:value-type="float">
            <text:p>22.60033</text:p>
          </table:table-cell>
          <table:table-cell table:number-columns-repeated="2"/>
          <table:table-cell table:style-name="ce1" office:value-type="float" office:value="0.959000000000001" calcext:value-type="float">
            <text:p>9.59E-01</text:p>
          </table:table-cell>
          <table:table-cell table:style-name="ce1" office:value-type="float" office:value="11.167" calcext:value-type="float">
            <text:p>1.12E+01</text:p>
          </table:table-cell>
          <table:table-cell table:style-name="ce1" office:value-type="float" office:value="1.724" calcext:value-type="float">
            <text:p>1.72E+00</text:p>
          </table:table-cell>
          <table:table-cell table:style-name="ce1" office:value-type="float" office:value="13.509" calcext:value-type="float">
            <text:p>1.35E+01</text:p>
          </table:table-cell>
          <table:table-cell table:number-columns-repeated="2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327563" calcext:value-type="float">
            <text:p>322.42327563</text:p>
          </table:table-cell>
          <table:table-cell office:value-type="float" office:value="12.25105115" calcext:value-type="float">
            <text:p>12.25105115</text:p>
          </table:table-cell>
          <table:table-cell office:value-type="float" office:value="23.595041" calcext:value-type="float">
            <text:p>23.595041</text:p>
          </table:table-cell>
          <table:table-cell office:value-type="float" office:value="22.59416" calcext:value-type="float">
            <text:p>22.59416</text:p>
          </table:table-cell>
          <table:table-cell office:value-type="float" office:value="22.061115" calcext:value-type="float">
            <text:p>22.061115</text:p>
          </table:table-cell>
          <table:table-cell office:value-type="float" office:value="21.808138" calcext:value-type="float">
            <text:p>21.808138</text:p>
          </table:table-cell>
          <table:table-cell office:value-type="float" office:value="21.309782" calcext:value-type="float">
            <text:p>21.309782</text:p>
          </table:table-cell>
          <table:table-cell table:formula="of:=[.E146]-[.F146]" office:value-type="float" office:value="0.533044999999998" calcext:value-type="float">
            <text:p>0.533044999999998</text:p>
          </table:table-cell>
          <table:table-cell office:value-type="float" office:value="22.59416" calcext:value-type="float">
            <text:p>22.59416</text:p>
          </table:table-cell>
          <table:table-cell table:number-columns-repeated="2"/>
          <table:table-cell table:style-name="ce1" office:value-type="float" office:value="0.994" calcext:value-type="float">
            <text:p>9.94E-01</text:p>
          </table:table-cell>
          <table:table-cell table:style-name="ce1" office:value-type="float" office:value="11.07" calcext:value-type="float">
            <text:p>1.11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095221" calcext:value-type="float">
            <text:p>322.42095221</text:p>
          </table:table-cell>
          <table:table-cell office:value-type="float" office:value="12.25073806" calcext:value-type="float">
            <text:p>12.25073806</text:p>
          </table:table-cell>
          <table:table-cell office:value-type="float" office:value="24.265486" calcext:value-type="float">
            <text:p>24.265486</text:p>
          </table:table-cell>
          <table:table-cell office:value-type="float" office:value="22.766081" calcext:value-type="float">
            <text:p>22.766081</text:p>
          </table:table-cell>
          <table:table-cell office:value-type="float" office:value="22.207609" calcext:value-type="float">
            <text:p>22.207609</text:p>
          </table:table-cell>
          <table:table-cell office:value-type="float" office:value="21.921801" calcext:value-type="float">
            <text:p>21.921801</text:p>
          </table:table-cell>
          <table:table-cell office:value-type="float" office:value="21.756388" calcext:value-type="float">
            <text:p>21.756388</text:p>
          </table:table-cell>
          <table:table-cell table:formula="of:=[.E147]-[.F147]" office:value-type="float" office:value="0.558471999999998" calcext:value-type="float">
            <text:p>0.558471999999998</text:p>
          </table:table-cell>
          <table:table-cell office:value-type="float" office:value="22.766081" calcext:value-type="float">
            <text:p>22.766081</text:p>
          </table:table-cell>
          <table:table-cell table:number-columns-repeated="2"/>
          <table:table-cell table:style-name="ce1" office:value-type="float" office:value="1.011" calcext:value-type="float">
            <text:p>1.01E+00</text:p>
          </table:table-cell>
          <table:table-cell table:style-name="ce1" office:value-type="float" office:value="10.94" calcext:value-type="float">
            <text:p>1.09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164056" calcext:value-type="float">
            <text:p>322.42164056</text:p>
          </table:table-cell>
          <table:table-cell office:value-type="float" office:value="12.24998161" calcext:value-type="float">
            <text:p>12.24998161</text:p>
          </table:table-cell>
          <table:table-cell office:value-type="float" office:value="26.068295" calcext:value-type="float">
            <text:p>26.068295</text:p>
          </table:table-cell>
          <table:table-cell office:value-type="float" office:value="23.101082" calcext:value-type="float">
            <text:p>23.101082</text:p>
          </table:table-cell>
          <table:table-cell office:value-type="float" office:value="22.256536" calcext:value-type="float">
            <text:p>22.256536</text:p>
          </table:table-cell>
          <table:table-cell office:value-type="float" office:value="22.318182" calcext:value-type="float">
            <text:p>22.318182</text:p>
          </table:table-cell>
          <table:table-cell office:value-type="float" office:value="22.640982" calcext:value-type="float">
            <text:p>22.640982</text:p>
          </table:table-cell>
          <table:table-cell table:formula="of:=[.E148]-[.F148]" office:value-type="float" office:value="0.844546000000001" calcext:value-type="float">
            <text:p>0.844546000000001</text:p>
          </table:table-cell>
          <table:table-cell office:value-type="float" office:value="23.101082" calcext:value-type="float">
            <text:p>23.101082</text:p>
          </table:table-cell>
          <table:table-cell table:number-columns-repeated="2"/>
          <table:table-cell table:style-name="ce1" office:value-type="float" office:value="1.032" calcext:value-type="float">
            <text:p>1.03E+00</text:p>
          </table:table-cell>
          <table:table-cell table:style-name="ce1" office:value-type="float" office:value="10.801" calcext:value-type="float">
            <text:p>1.08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815794" calcext:value-type="float">
            <text:p>322.43815794</text:p>
          </table:table-cell>
          <table:table-cell office:value-type="float" office:value="12.2586994" calcext:value-type="float">
            <text:p>12.2586994</text:p>
          </table:table-cell>
          <table:table-cell office:value-type="float" office:value="22.400724" calcext:value-type="float">
            <text:p>22.400724</text:p>
          </table:table-cell>
          <table:table-cell office:value-type="float" office:value="20.323189" calcext:value-type="float">
            <text:p>20.323189</text:p>
          </table:table-cell>
          <table:table-cell office:value-type="float" office:value="19.421242" calcext:value-type="float">
            <text:p>19.421242</text:p>
          </table:table-cell>
          <table:table-cell office:value-type="float" office:value="18.997587" calcext:value-type="float">
            <text:p>18.997587</text:p>
          </table:table-cell>
          <table:table-cell office:value-type="float" office:value="18.728731" calcext:value-type="float">
            <text:p>18.728731</text:p>
          </table:table-cell>
          <table:table-cell table:formula="of:=[.E149]-[.F149]" office:value-type="float" office:value="0.901947" calcext:value-type="float">
            <text:p>0.901947</text:p>
          </table:table-cell>
          <table:table-cell office:value-type="float" office:value="20.323189" calcext:value-type="float">
            <text:p>20.323189</text:p>
          </table:table-cell>
          <table:table-cell table:number-columns-repeated="2"/>
          <table:table-cell table:style-name="ce1" office:value-type="float" office:value="1.061" calcext:value-type="float">
            <text:p>1.06E+00</text:p>
          </table:table-cell>
          <table:table-cell table:style-name="ce1" office:value-type="float" office:value="10.705" calcext:value-type="float">
            <text:p>1.07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781999" calcext:value-type="float">
            <text:p>322.43781999</text:p>
          </table:table-cell>
          <table:table-cell office:value-type="float" office:value="12.2595298" calcext:value-type="float">
            <text:p>12.2595298</text:p>
          </table:table-cell>
          <table:table-cell office:value-type="float" office:value="21.683826" calcext:value-type="float">
            <text:p>21.683826</text:p>
          </table:table-cell>
          <table:table-cell office:value-type="float" office:value="20.367411" calcext:value-type="float">
            <text:p>20.367411</text:p>
          </table:table-cell>
          <table:table-cell office:value-type="float" office:value="20.008919" calcext:value-type="float">
            <text:p>20.008919</text:p>
          </table:table-cell>
          <table:table-cell office:value-type="float" office:value="19.82173" calcext:value-type="float">
            <text:p>19.82173</text:p>
          </table:table-cell>
          <table:table-cell office:value-type="float" office:value="19.767485" calcext:value-type="float">
            <text:p>19.767485</text:p>
          </table:table-cell>
          <table:table-cell table:formula="of:=[.E150]-[.F150]" office:value-type="float" office:value="0.358492000000002" calcext:value-type="float">
            <text:p>0.358492000000002</text:p>
          </table:table-cell>
          <table:table-cell office:value-type="float" office:value="20.367411" calcext:value-type="float">
            <text:p>20.367411</text:p>
          </table:table-cell>
          <table:table-cell table:number-columns-repeated="2"/>
          <table:table-cell table:style-name="ce1" office:value-type="float" office:value="1.089" calcext:value-type="float">
            <text:p>1.09E+00</text:p>
          </table:table-cell>
          <table:table-cell table:style-name="ce1" office:value-type="float" office:value="10.654" calcext:value-type="float">
            <text:p>1.07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745952" calcext:value-type="float">
            <text:p>322.43745952</text:p>
          </table:table-cell>
          <table:table-cell office:value-type="float" office:value="12.25908142" calcext:value-type="float">
            <text:p>12.25908142</text:p>
          </table:table-cell>
          <table:table-cell office:value-type="float" office:value="23.938602" calcext:value-type="float">
            <text:p>23.938602</text:p>
          </table:table-cell>
          <table:table-cell office:value-type="float" office:value="21.615612" calcext:value-type="float">
            <text:p>21.615612</text:p>
          </table:table-cell>
          <table:table-cell office:value-type="float" office:value="21.356556" calcext:value-type="float">
            <text:p>21.356556</text:p>
          </table:table-cell>
          <table:table-cell office:value-type="float" office:value="20.951672" calcext:value-type="float">
            <text:p>20.951672</text:p>
          </table:table-cell>
          <table:table-cell office:value-type="float" office:value="20.887918" calcext:value-type="float">
            <text:p>20.887918</text:p>
          </table:table-cell>
          <table:table-cell table:formula="of:=[.E151]-[.F151]" office:value-type="float" office:value="0.259055999999997" calcext:value-type="float">
            <text:p>0.259055999999997</text:p>
          </table:table-cell>
          <table:table-cell office:value-type="float" office:value="21.615612" calcext:value-type="float">
            <text:p>21.615612</text:p>
          </table:table-cell>
          <table:table-cell table:number-columns-repeated="2"/>
          <table:table-cell table:style-name="ce1" office:value-type="float" office:value="0.997" calcext:value-type="float">
            <text:p>9.97E-01</text:p>
          </table:table-cell>
          <table:table-cell table:style-name="ce1" office:value-type="float" office:value="10.861" calcext:value-type="float">
            <text:p>1.09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80097" calcext:value-type="float">
            <text:p>322.4380097</text:p>
          </table:table-cell>
          <table:table-cell office:value-type="float" office:value="12.25810741" calcext:value-type="float">
            <text:p>12.25810741</text:p>
          </table:table-cell>
          <table:table-cell office:value-type="float" office:value="24.673542" calcext:value-type="float">
            <text:p>24.673542</text:p>
          </table:table-cell>
          <table:table-cell office:value-type="float" office:value="22.222013" calcext:value-type="float">
            <text:p>22.222013</text:p>
          </table:table-cell>
          <table:table-cell office:value-type="float" office:value="21.789183" calcext:value-type="float">
            <text:p>21.789183</text:p>
          </table:table-cell>
          <table:table-cell office:value-type="float" office:value="21.469269" calcext:value-type="float">
            <text:p>21.469269</text:p>
          </table:table-cell>
          <table:table-cell office:value-type="float" office:value="21.315216" calcext:value-type="float">
            <text:p>21.315216</text:p>
          </table:table-cell>
          <table:table-cell table:formula="of:=[.E152]-[.F152]" office:value-type="float" office:value="0.432829999999999" calcext:value-type="float">
            <text:p>0.432829999999999</text:p>
          </table:table-cell>
          <table:table-cell office:value-type="float" office:value="22.222013" calcext:value-type="float">
            <text:p>22.222013</text:p>
          </table:table-cell>
          <table:table-cell table:number-columns-repeated="2"/>
          <table:table-cell table:style-name="ce1" office:value-type="float" office:value="1.002" calcext:value-type="float">
            <text:p>1.00E+00</text:p>
          </table:table-cell>
          <table:table-cell table:style-name="ce1" office:value-type="float" office:value="10.854" calcext:value-type="float">
            <text:p>1.09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168147" calcext:value-type="float">
            <text:p>322.44168147</text:p>
          </table:table-cell>
          <table:table-cell office:value-type="float" office:value="12.2624865" calcext:value-type="float">
            <text:p>12.2624865</text:p>
          </table:table-cell>
          <table:table-cell office:value-type="float" office:value="21.328932" calcext:value-type="float">
            <text:p>21.328932</text:p>
          </table:table-cell>
          <table:table-cell office:value-type="float" office:value="20.574345" calcext:value-type="float">
            <text:p>20.574345</text:p>
          </table:table-cell>
          <table:table-cell office:value-type="float" office:value="20.263096" calcext:value-type="float">
            <text:p>20.263096</text:p>
          </table:table-cell>
          <table:table-cell office:value-type="float" office:value="20.089392" calcext:value-type="float">
            <text:p>20.089392</text:p>
          </table:table-cell>
          <table:table-cell office:value-type="float" office:value="19.962378" calcext:value-type="float">
            <text:p>19.962378</text:p>
          </table:table-cell>
          <table:table-cell table:formula="of:=[.E153]-[.F153]" office:value-type="float" office:value="0.311249" calcext:value-type="float">
            <text:p>0.311249</text:p>
          </table:table-cell>
          <table:table-cell office:value-type="float" office:value="20.574345" calcext:value-type="float">
            <text:p>20.574345</text:p>
          </table:table-cell>
          <table:table-cell table:number-columns-repeated="2"/>
          <table:table-cell table:style-name="ce1" office:value-type="float" office:value="1.037" calcext:value-type="float">
            <text:p>1.04E+00</text:p>
          </table:table-cell>
          <table:table-cell table:style-name="ce1" office:value-type="float" office:value="10.771" calcext:value-type="float">
            <text:p>1.08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352715" calcext:value-type="float">
            <text:p>322.44352715</text:p>
          </table:table-cell>
          <table:table-cell office:value-type="float" office:value="12.26233523" calcext:value-type="float">
            <text:p>12.26233523</text:p>
          </table:table-cell>
          <table:table-cell office:value-type="float" office:value="24.229473" calcext:value-type="float">
            <text:p>24.229473</text:p>
          </table:table-cell>
          <table:table-cell office:value-type="float" office:value="25.14642" calcext:value-type="float">
            <text:p>25.14642</text:p>
          </table:table-cell>
          <table:table-cell office:value-type="float" office:value="22.37384" calcext:value-type="float">
            <text:p>22.37384</text:p>
          </table:table-cell>
          <table:table-cell office:value-type="float" office:value="20.64864" calcext:value-type="float">
            <text:p>20.64864</text:p>
          </table:table-cell>
          <table:table-cell office:value-type="float" office:value="20.203444" calcext:value-type="float">
            <text:p>20.203444</text:p>
          </table:table-cell>
          <table:table-cell table:formula="of:=[.E154]-[.F154]" office:value-type="float" office:value="2.77258" calcext:value-type="float">
            <text:p>2.77258</text:p>
          </table:table-cell>
          <table:table-cell office:value-type="float" office:value="25.14642" calcext:value-type="float">
            <text:p>25.14642</text:p>
          </table:table-cell>
          <table:table-cell table:number-columns-repeated="2"/>
          <table:table-cell table:style-name="ce1" office:value-type="float" office:value="1.07" calcext:value-type="float">
            <text:p>1.07E+00</text:p>
          </table:table-cell>
          <table:table-cell table:style-name="ce1" office:value-type="float" office:value="10.677" calcext:value-type="float">
            <text:p>1.07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314333" calcext:value-type="float">
            <text:p>322.44314333</text:p>
          </table:table-cell>
          <table:table-cell office:value-type="float" office:value="12.26245113" calcext:value-type="float">
            <text:p>12.26245113</text:p>
          </table:table-cell>
          <table:table-cell office:value-type="float" office:value="24.288673" calcext:value-type="float">
            <text:p>24.288673</text:p>
          </table:table-cell>
          <table:table-cell office:value-type="float" office:value="22.306004" calcext:value-type="float">
            <text:p>22.306004</text:p>
          </table:table-cell>
          <table:table-cell office:value-type="float" office:value="21.715517" calcext:value-type="float">
            <text:p>21.715517</text:p>
          </table:table-cell>
          <table:table-cell office:value-type="float" office:value="21.717606" calcext:value-type="float">
            <text:p>21.717606</text:p>
          </table:table-cell>
          <table:table-cell office:value-type="float" office:value="20.953226" calcext:value-type="float">
            <text:p>20.953226</text:p>
          </table:table-cell>
          <table:table-cell table:formula="of:=[.E155]-[.F155]" office:value-type="float" office:value="0.590487000000003" calcext:value-type="float">
            <text:p>0.590487000000003</text:p>
          </table:table-cell>
          <table:table-cell office:value-type="float" office:value="22.306004" calcext:value-type="float">
            <text:p>22.306004</text:p>
          </table:table-cell>
          <table:table-cell table:number-columns-repeated="2"/>
          <table:table-cell table:style-name="ce1" office:value-type="float" office:value="1.082" calcext:value-type="float">
            <text:p>1.08E+00</text:p>
          </table:table-cell>
          <table:table-cell table:style-name="ce1" office:value-type="float" office:value="10.694" calcext:value-type="float">
            <text:p>1.07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146291" calcext:value-type="float">
            <text:p>322.44146291</text:p>
          </table:table-cell>
          <table:table-cell office:value-type="float" office:value="12.25648146" calcext:value-type="float">
            <text:p>12.25648146</text:p>
          </table:table-cell>
          <table:table-cell office:value-type="float" office:value="21.050304" calcext:value-type="float">
            <text:p>21.050304</text:p>
          </table:table-cell>
          <table:table-cell office:value-type="float" office:value="18.583265" calcext:value-type="float">
            <text:p>18.583265</text:p>
          </table:table-cell>
          <table:table-cell office:value-type="float" office:value="17.445177" calcext:value-type="float">
            <text:p>17.445177</text:p>
          </table:table-cell>
          <table:table-cell office:value-type="float" office:value="16.962151" calcext:value-type="float">
            <text:p>16.962151</text:p>
          </table:table-cell>
          <table:table-cell office:value-type="float" office:value="16.676384" calcext:value-type="float">
            <text:p>16.676384</text:p>
          </table:table-cell>
          <table:table-cell table:formula="of:=[.E156]-[.F156]" office:value-type="float" office:value="1.138088" calcext:value-type="float">
            <text:p>1.138088</text:p>
          </table:table-cell>
          <table:table-cell office:value-type="float" office:value="18.583265" calcext:value-type="float">
            <text:p>18.583265</text:p>
          </table:table-cell>
          <table:table-cell table:number-columns-repeated="2"/>
          <table:table-cell table:style-name="ce1" office:value-type="float" office:value="1.198" calcext:value-type="float">
            <text:p>1.20E+00</text:p>
          </table:table-cell>
          <table:table-cell table:style-name="ce1" office:value-type="float" office:value="10.548" calcext:value-type="float">
            <text:p>1.05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035296" calcext:value-type="float">
            <text:p>322.44035296</text:p>
          </table:table-cell>
          <table:table-cell office:value-type="float" office:value="12.25635831" calcext:value-type="float">
            <text:p>12.25635831</text:p>
          </table:table-cell>
          <table:table-cell office:value-type="float" office:value="21.731192" calcext:value-type="float">
            <text:p>21.731192</text:p>
          </table:table-cell>
          <table:table-cell office:value-type="float" office:value="20.764765" calcext:value-type="float">
            <text:p>20.764765</text:p>
          </table:table-cell>
          <table:table-cell office:value-type="float" office:value="20.461475" calcext:value-type="float">
            <text:p>20.461475</text:p>
          </table:table-cell>
          <table:table-cell office:value-type="float" office:value="20.344036" calcext:value-type="float">
            <text:p>20.344036</text:p>
          </table:table-cell>
          <table:table-cell office:value-type="float" office:value="20.877781" calcext:value-type="float">
            <text:p>20.877781</text:p>
          </table:table-cell>
          <table:table-cell table:formula="of:=[.E157]-[.F157]" office:value-type="float" office:value="0.30329" calcext:value-type="float">
            <text:p>0.30329</text:p>
          </table:table-cell>
          <table:table-cell office:value-type="float" office:value="20.764765" calcext:value-type="float">
            <text:p>20.764765</text:p>
          </table:table-cell>
          <table:table-cell table:number-columns-repeated="2"/>
          <table:table-cell table:style-name="ce1" office:value-type="float" office:value="1.309" calcext:value-type="float">
            <text:p>1.31E+00</text:p>
          </table:table-cell>
          <table:table-cell table:style-name="ce1" office:value-type="float" office:value="10.496" calcext:value-type="float">
            <text:p>1.05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627684" calcext:value-type="float">
            <text:p>322.44627684</text:p>
          </table:table-cell>
          <table:table-cell office:value-type="float" office:value="12.2576837" calcext:value-type="float">
            <text:p>12.2576837</text:p>
          </table:table-cell>
          <table:table-cell office:value-type="float" office:value="21.261028" calcext:value-type="float">
            <text:p>21.261028</text:p>
          </table:table-cell>
          <table:table-cell office:value-type="float" office:value="20.189646" calcext:value-type="float">
            <text:p>20.189646</text:p>
          </table:table-cell>
          <table:table-cell office:value-type="float" office:value="19.877018" calcext:value-type="float">
            <text:p>19.877018</text:p>
          </table:table-cell>
          <table:table-cell office:value-type="float" office:value="19.69318" calcext:value-type="float">
            <text:p>19.69318</text:p>
          </table:table-cell>
          <table:table-cell office:value-type="float" office:value="19.806479" calcext:value-type="float">
            <text:p>19.806479</text:p>
          </table:table-cell>
          <table:table-cell table:formula="of:=[.E158]-[.F158]" office:value-type="float" office:value="0.312628" calcext:value-type="float">
            <text:p>0.312628</text:p>
          </table:table-cell>
          <table:table-cell office:value-type="float" office:value="20.189646" calcext:value-type="float">
            <text:p>20.189646</text:p>
          </table:table-cell>
          <table:table-cell table:number-columns-repeated="2"/>
          <table:table-cell table:style-name="ce1" office:value-type="float" office:value="1.617" calcext:value-type="float">
            <text:p>1.62E+00</text:p>
          </table:table-cell>
          <table:table-cell table:style-name="ce1" office:value-type="float" office:value="10.767" calcext:value-type="float">
            <text:p>1.08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857317" calcext:value-type="float">
            <text:p>322.44857317</text:p>
          </table:table-cell>
          <table:table-cell office:value-type="float" office:value="12.25851472" calcext:value-type="float">
            <text:p>12.25851472</text:p>
          </table:table-cell>
          <table:table-cell office:value-type="float" office:value="21.487741" calcext:value-type="float">
            <text:p>21.487741</text:p>
          </table:table-cell>
          <table:table-cell office:value-type="float" office:value="20.477156" calcext:value-type="float">
            <text:p>20.477156</text:p>
          </table:table-cell>
          <table:table-cell office:value-type="float" office:value="20.201265" calcext:value-type="float">
            <text:p>20.201265</text:p>
          </table:table-cell>
          <table:table-cell office:value-type="float" office:value="19.966518" calcext:value-type="float">
            <text:p>19.966518</text:p>
          </table:table-cell>
          <table:table-cell office:value-type="float" office:value="19.822876" calcext:value-type="float">
            <text:p>19.822876</text:p>
          </table:table-cell>
          <table:table-cell table:formula="of:=[.E159]-[.F159]" office:value-type="float" office:value="0.275891000000001" calcext:value-type="float">
            <text:p>0.275891000000001</text:p>
          </table:table-cell>
          <table:table-cell office:value-type="float" office:value="20.477156" calcext:value-type="float">
            <text:p>20.477156</text:p>
          </table:table-cell>
          <table:table-cell table:number-columns-repeated="2"/>
          <table:table-cell table:style-name="ce1" office:value-type="float" office:value="1.619" calcext:value-type="float">
            <text:p>1.62E+00</text:p>
          </table:table-cell>
          <table:table-cell table:style-name="ce1" office:value-type="float" office:value="10.68" calcext:value-type="float">
            <text:p>1.07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644431" calcext:value-type="float">
            <text:p>322.44644431</text:p>
          </table:table-cell>
          <table:table-cell office:value-type="float" office:value="12.25882261" calcext:value-type="float">
            <text:p>12.25882261</text:p>
          </table:table-cell>
          <table:table-cell office:value-type="float" office:value="21.980093" calcext:value-type="float">
            <text:p>21.980093</text:p>
          </table:table-cell>
          <table:table-cell office:value-type="float" office:value="20.97613" calcext:value-type="float">
            <text:p>20.97613</text:p>
          </table:table-cell>
          <table:table-cell office:value-type="float" office:value="20.534716" calcext:value-type="float">
            <text:p>20.534716</text:p>
          </table:table-cell>
          <table:table-cell office:value-type="float" office:value="20.414614" calcext:value-type="float">
            <text:p>20.414614</text:p>
          </table:table-cell>
          <table:table-cell office:value-type="float" office:value="20.353865" calcext:value-type="float">
            <text:p>20.353865</text:p>
          </table:table-cell>
          <table:table-cell table:formula="of:=[.E160]-[.F160]" office:value-type="float" office:value="0.441414000000002" calcext:value-type="float">
            <text:p>0.441414000000002</text:p>
          </table:table-cell>
          <table:table-cell office:value-type="float" office:value="20.97613" calcext:value-type="float">
            <text:p>20.97613</text:p>
          </table:table-cell>
          <table:table-cell table:number-columns-repeated="2"/>
          <table:table-cell table:style-name="ce1" office:value-type="float" office:value="1.622" calcext:value-type="float">
            <text:p>1.62E+00</text:p>
          </table:table-cell>
          <table:table-cell table:style-name="ce1" office:value-type="float" office:value="10.621" calcext:value-type="float">
            <text:p>1.06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735465" calcext:value-type="float">
            <text:p>322.44735465</text:p>
          </table:table-cell>
          <table:table-cell office:value-type="float" office:value="12.25841473" calcext:value-type="float">
            <text:p>12.25841473</text:p>
          </table:table-cell>
          <table:table-cell office:value-type="float" office:value="23.039305" calcext:value-type="float">
            <text:p>23.039305</text:p>
          </table:table-cell>
          <table:table-cell office:value-type="float" office:value="21.49267" calcext:value-type="float">
            <text:p>21.49267</text:p>
          </table:table-cell>
          <table:table-cell office:value-type="float" office:value="21.169235" calcext:value-type="float">
            <text:p>21.169235</text:p>
          </table:table-cell>
          <table:table-cell office:value-type="float" office:value="20.870396" calcext:value-type="float">
            <text:p>20.870396</text:p>
          </table:table-cell>
          <table:table-cell office:value-type="float" office:value="21.29229" calcext:value-type="float">
            <text:p>21.29229</text:p>
          </table:table-cell>
          <table:table-cell table:formula="of:=[.E161]-[.F161]" office:value-type="float" office:value="0.323435" calcext:value-type="float">
            <text:p>0.323435</text:p>
          </table:table-cell>
          <table:table-cell office:value-type="float" office:value="21.49267" calcext:value-type="float">
            <text:p>21.49267</text:p>
          </table:table-cell>
          <table:table-cell table:number-columns-repeated="2"/>
          <table:table-cell table:style-name="ce1" office:value-type="float" office:value="1.629" calcext:value-type="float">
            <text:p>1.63E+00</text:p>
          </table:table-cell>
          <table:table-cell table:style-name="ce1" office:value-type="float" office:value="10.602" calcext:value-type="float">
            <text:p>1.06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544611" calcext:value-type="float">
            <text:p>322.44544611</text:p>
          </table:table-cell>
          <table:table-cell office:value-type="float" office:value="12.26504697" calcext:value-type="float">
            <text:p>12.26504697</text:p>
          </table:table-cell>
          <table:table-cell office:value-type="float" office:value="21.939322" calcext:value-type="float">
            <text:p>21.939322</text:p>
          </table:table-cell>
          <table:table-cell office:value-type="float" office:value="20.761528" calcext:value-type="float">
            <text:p>20.761528</text:p>
          </table:table-cell>
          <table:table-cell office:value-type="float" office:value="20.385473" calcext:value-type="float">
            <text:p>20.385473</text:p>
          </table:table-cell>
          <table:table-cell office:value-type="float" office:value="20.195803" calcext:value-type="float">
            <text:p>20.195803</text:p>
          </table:table-cell>
          <table:table-cell office:value-type="float" office:value="20.190998" calcext:value-type="float">
            <text:p>20.190998</text:p>
          </table:table-cell>
          <table:table-cell table:formula="of:=[.E162]-[.F162]" office:value-type="float" office:value="0.376054999999997" calcext:value-type="float">
            <text:p>0.376054999999997</text:p>
          </table:table-cell>
          <table:table-cell office:value-type="float" office:value="20.761528" calcext:value-type="float">
            <text:p>20.761528</text:p>
          </table:table-cell>
          <table:table-cell table:number-columns-repeated="2"/>
          <table:table-cell table:style-name="ce1" office:value-type="float" office:value="1.654" calcext:value-type="float">
            <text:p>1.65E+00</text:p>
          </table:table-cell>
          <table:table-cell table:style-name="ce1" office:value-type="float" office:value="10.665" calcext:value-type="float">
            <text:p>1.07E+01</text:p>
          </table:table-cell>
          <table:table-cell table:number-columns-repeated="4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501737" calcext:value-type="float">
            <text:p>322.44501737</text:p>
          </table:table-cell>
          <table:table-cell office:value-type="float" office:value="12.26372275" calcext:value-type="float">
            <text:p>12.26372275</text:p>
          </table:table-cell>
          <table:table-cell office:value-type="float" office:value="22.701433" calcext:value-type="float">
            <text:p>22.701433</text:p>
          </table:table-cell>
          <table:table-cell office:value-type="float" office:value="21.703268" calcext:value-type="float">
            <text:p>21.703268</text:p>
          </table:table-cell>
          <table:table-cell office:value-type="float" office:value="21.200466" calcext:value-type="float">
            <text:p>21.200466</text:p>
          </table:table-cell>
          <table:table-cell office:value-type="float" office:value="21.04018" calcext:value-type="float">
            <text:p>21.04018</text:p>
          </table:table-cell>
          <table:table-cell office:value-type="float" office:value="20.848803" calcext:value-type="float">
            <text:p>20.848803</text:p>
          </table:table-cell>
          <table:table-cell table:formula="of:=[.E163]-[.F163]" office:value-type="float" office:value="0.502802000000003" calcext:value-type="float">
            <text:p>0.502802000000003</text:p>
          </table:table-cell>
          <table:table-cell office:value-type="float" office:value="21.703268" calcext:value-type="float">
            <text:p>21.70326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982319" calcext:value-type="float">
            <text:p>322.44982319</text:p>
          </table:table-cell>
          <table:table-cell office:value-type="float" office:value="12.2660185" calcext:value-type="float">
            <text:p>12.2660185</text:p>
          </table:table-cell>
          <table:table-cell office:value-type="float" office:value="20.885569" calcext:value-type="float">
            <text:p>20.885569</text:p>
          </table:table-cell>
          <table:table-cell office:value-type="float" office:value="19.889914" calcext:value-type="float">
            <text:p>19.889914</text:p>
          </table:table-cell>
          <table:table-cell office:value-type="float" office:value="19.605532" calcext:value-type="float">
            <text:p>19.605532</text:p>
          </table:table-cell>
          <table:table-cell office:value-type="float" office:value="19.422899" calcext:value-type="float">
            <text:p>19.422899</text:p>
          </table:table-cell>
          <table:table-cell office:value-type="float" office:value="19.409761" calcext:value-type="float">
            <text:p>19.409761</text:p>
          </table:table-cell>
          <table:table-cell table:formula="of:=[.E164]-[.F164]" office:value-type="float" office:value="0.284382000000001" calcext:value-type="float">
            <text:p>0.284382000000001</text:p>
          </table:table-cell>
          <table:table-cell office:value-type="float" office:value="19.889914" calcext:value-type="float">
            <text:p>19.88991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875028" calcext:value-type="float">
            <text:p>322.44875028</text:p>
          </table:table-cell>
          <table:table-cell office:value-type="float" office:value="12.26702411" calcext:value-type="float">
            <text:p>12.26702411</text:p>
          </table:table-cell>
          <table:table-cell office:value-type="float" office:value="21.222481" calcext:value-type="float">
            <text:p>21.222481</text:p>
          </table:table-cell>
          <table:table-cell office:value-type="float" office:value="20.399765" calcext:value-type="float">
            <text:p>20.399765</text:p>
          </table:table-cell>
          <table:table-cell office:value-type="float" office:value="20.044516" calcext:value-type="float">
            <text:p>20.044516</text:p>
          </table:table-cell>
          <table:table-cell office:value-type="float" office:value="19.905937" calcext:value-type="float">
            <text:p>19.905937</text:p>
          </table:table-cell>
          <table:table-cell office:value-type="float" office:value="19.915272" calcext:value-type="float">
            <text:p>19.915272</text:p>
          </table:table-cell>
          <table:table-cell table:formula="of:=[.E165]-[.F165]" office:value-type="float" office:value="0.355248999999997" calcext:value-type="float">
            <text:p>0.355248999999997</text:p>
          </table:table-cell>
          <table:table-cell office:value-type="float" office:value="20.399765" calcext:value-type="float">
            <text:p>20.39976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000099" calcext:value-type="float">
            <text:p>322.45000099</text:p>
          </table:table-cell>
          <table:table-cell office:value-type="float" office:value="12.26136222" calcext:value-type="float">
            <text:p>12.26136222</text:p>
          </table:table-cell>
          <table:table-cell office:value-type="float" office:value="20.708069" calcext:value-type="float">
            <text:p>20.708069</text:p>
          </table:table-cell>
          <table:table-cell office:value-type="float" office:value="19.637772" calcext:value-type="float">
            <text:p>19.637772</text:p>
          </table:table-cell>
          <table:table-cell office:value-type="float" office:value="19.340208" calcext:value-type="float">
            <text:p>19.340208</text:p>
          </table:table-cell>
          <table:table-cell office:value-type="float" office:value="19.212423" calcext:value-type="float">
            <text:p>19.212423</text:p>
          </table:table-cell>
          <table:table-cell office:value-type="float" office:value="19.253649" calcext:value-type="float">
            <text:p>19.253649</text:p>
          </table:table-cell>
          <table:table-cell table:formula="of:=[.E166]-[.F166]" office:value-type="float" office:value="0.297563999999998" calcext:value-type="float">
            <text:p>0.297563999999998</text:p>
          </table:table-cell>
          <table:table-cell office:value-type="float" office:value="19.637772" calcext:value-type="float">
            <text:p>19.63777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744604" calcext:value-type="float">
            <text:p>322.44744604</text:p>
          </table:table-cell>
          <table:table-cell office:value-type="float" office:value="12.26288032" calcext:value-type="float">
            <text:p>12.26288032</text:p>
          </table:table-cell>
          <table:table-cell office:value-type="float" office:value="25.299162" calcext:value-type="float">
            <text:p>25.299162</text:p>
          </table:table-cell>
          <table:table-cell office:value-type="float" office:value="22.410658" calcext:value-type="float">
            <text:p>22.410658</text:p>
          </table:table-cell>
          <table:table-cell office:value-type="float" office:value="20.935438" calcext:value-type="float">
            <text:p>20.935438</text:p>
          </table:table-cell>
          <table:table-cell office:value-type="float" office:value="19.254038" calcext:value-type="float">
            <text:p>19.254038</text:p>
          </table:table-cell>
          <table:table-cell office:value-type="float" office:value="18.413431" calcext:value-type="float">
            <text:p>18.413431</text:p>
          </table:table-cell>
          <table:table-cell table:formula="of:=[.E167]-[.F167]" office:value-type="float" office:value="1.47522" calcext:value-type="float">
            <text:p>1.47522</text:p>
          </table:table-cell>
          <table:table-cell office:value-type="float" office:value="22.410658" calcext:value-type="float">
            <text:p>22.41065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811358" calcext:value-type="float">
            <text:p>322.44811358</text:p>
          </table:table-cell>
          <table:table-cell office:value-type="float" office:value="12.26126429" calcext:value-type="float">
            <text:p>12.26126429</text:p>
          </table:table-cell>
          <table:table-cell office:value-type="float" office:value="21.887051" calcext:value-type="float">
            <text:p>21.887051</text:p>
          </table:table-cell>
          <table:table-cell office:value-type="float" office:value="21.075195" calcext:value-type="float">
            <text:p>21.075195</text:p>
          </table:table-cell>
          <table:table-cell office:value-type="float" office:value="20.661945" calcext:value-type="float">
            <text:p>20.661945</text:p>
          </table:table-cell>
          <table:table-cell office:value-type="float" office:value="20.453053" calcext:value-type="float">
            <text:p>20.453053</text:p>
          </table:table-cell>
          <table:table-cell office:value-type="float" office:value="20.573694" calcext:value-type="float">
            <text:p>20.573694</text:p>
          </table:table-cell>
          <table:table-cell table:formula="of:=[.E168]-[.F168]" office:value-type="float" office:value="0.413250000000001" calcext:value-type="float">
            <text:p>0.413250000000001</text:p>
          </table:table-cell>
          <table:table-cell office:value-type="float" office:value="21.075195" calcext:value-type="float">
            <text:p>21.07519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703351" calcext:value-type="float">
            <text:p>322.44703351</text:p>
          </table:table-cell>
          <table:table-cell office:value-type="float" office:value="12.2621563" calcext:value-type="float">
            <text:p>12.2621563</text:p>
          </table:table-cell>
          <table:table-cell office:value-type="float" office:value="24.224218" calcext:value-type="float">
            <text:p>24.224218</text:p>
          </table:table-cell>
          <table:table-cell office:value-type="float" office:value="22.730059" calcext:value-type="float">
            <text:p>22.730059</text:p>
          </table:table-cell>
          <table:table-cell office:value-type="float" office:value="22.174673" calcext:value-type="float">
            <text:p>22.174673</text:p>
          </table:table-cell>
          <table:table-cell office:value-type="float" office:value="21.91375" calcext:value-type="float">
            <text:p>21.91375</text:p>
          </table:table-cell>
          <table:table-cell office:value-type="float" office:value="22.136381" calcext:value-type="float">
            <text:p>22.136381</text:p>
          </table:table-cell>
          <table:table-cell table:formula="of:=[.E169]-[.F169]" office:value-type="float" office:value="0.555386000000002" calcext:value-type="float">
            <text:p>0.555386000000002</text:p>
          </table:table-cell>
          <table:table-cell office:value-type="float" office:value="22.730059" calcext:value-type="float">
            <text:p>22.730059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358473" calcext:value-type="float">
            <text:p>322.45358473</text:p>
          </table:table-cell>
          <table:table-cell office:value-type="float" office:value="12.2638958" calcext:value-type="float">
            <text:p>12.2638958</text:p>
          </table:table-cell>
          <table:table-cell office:value-type="float" office:value="20.658924" calcext:value-type="float">
            <text:p>20.658924</text:p>
          </table:table-cell>
          <table:table-cell office:value-type="float" office:value="19.581985" calcext:value-type="float">
            <text:p>19.581985</text:p>
          </table:table-cell>
          <table:table-cell office:value-type="float" office:value="19.339855" calcext:value-type="float">
            <text:p>19.339855</text:p>
          </table:table-cell>
          <table:table-cell office:value-type="float" office:value="19.147438" calcext:value-type="float">
            <text:p>19.147438</text:p>
          </table:table-cell>
          <table:table-cell office:value-type="float" office:value="19.125751" calcext:value-type="float">
            <text:p>19.125751</text:p>
          </table:table-cell>
          <table:table-cell table:formula="of:=[.E170]-[.F170]" office:value-type="float" office:value="0.24213" calcext:value-type="float">
            <text:p>0.24213</text:p>
          </table:table-cell>
          <table:table-cell office:value-type="float" office:value="19.581985" calcext:value-type="float">
            <text:p>19.58198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488051" calcext:value-type="float">
            <text:p>322.45488051</text:p>
          </table:table-cell>
          <table:table-cell office:value-type="float" office:value="12.26876108" calcext:value-type="float">
            <text:p>12.26876108</text:p>
          </table:table-cell>
          <table:table-cell office:value-type="float" office:value="21.109863" calcext:value-type="float">
            <text:p>21.109863</text:p>
          </table:table-cell>
          <table:table-cell office:value-type="float" office:value="20.126617" calcext:value-type="float">
            <text:p>20.126617</text:p>
          </table:table-cell>
          <table:table-cell office:value-type="float" office:value="19.857944" calcext:value-type="float">
            <text:p>19.857944</text:p>
          </table:table-cell>
          <table:table-cell office:value-type="float" office:value="19.645796" calcext:value-type="float">
            <text:p>19.645796</text:p>
          </table:table-cell>
          <table:table-cell office:value-type="float" office:value="19.618937" calcext:value-type="float">
            <text:p>19.618937</text:p>
          </table:table-cell>
          <table:table-cell table:formula="of:=[.E171]-[.F171]" office:value-type="float" office:value="0.268673" calcext:value-type="float">
            <text:p>0.268673</text:p>
          </table:table-cell>
          <table:table-cell office:value-type="float" office:value="20.126617" calcext:value-type="float">
            <text:p>20.126617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279793" calcext:value-type="float">
            <text:p>322.45279793</text:p>
          </table:table-cell>
          <table:table-cell office:value-type="float" office:value="12.26376767" calcext:value-type="float">
            <text:p>12.26376767</text:p>
          </table:table-cell>
          <table:table-cell office:value-type="float" office:value="22.713062" calcext:value-type="float">
            <text:p>22.713062</text:p>
          </table:table-cell>
          <table:table-cell office:value-type="float" office:value="21.340963" calcext:value-type="float">
            <text:p>21.340963</text:p>
          </table:table-cell>
          <table:table-cell office:value-type="float" office:value="20.715122" calcext:value-type="float">
            <text:p>20.715122</text:p>
          </table:table-cell>
          <table:table-cell office:value-type="float" office:value="20.61039" calcext:value-type="float">
            <text:p>20.61039</text:p>
          </table:table-cell>
          <table:table-cell office:value-type="float" office:value="20.97827" calcext:value-type="float">
            <text:p>20.97827</text:p>
          </table:table-cell>
          <table:table-cell table:formula="of:=[.E172]-[.F172]" office:value-type="float" office:value="0.625840999999998" calcext:value-type="float">
            <text:p>0.625840999999998</text:p>
          </table:table-cell>
          <table:table-cell office:value-type="float" office:value="21.340963" calcext:value-type="float">
            <text:p>21.340963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466992" calcext:value-type="float">
            <text:p>322.45466992</text:p>
          </table:table-cell>
          <table:table-cell office:value-type="float" office:value="12.26717738" calcext:value-type="float">
            <text:p>12.26717738</text:p>
          </table:table-cell>
          <table:table-cell office:value-type="float" office:value="23.904488" calcext:value-type="float">
            <text:p>23.904488</text:p>
          </table:table-cell>
          <table:table-cell office:value-type="float" office:value="22.123072" calcext:value-type="float">
            <text:p>22.123072</text:p>
          </table:table-cell>
          <table:table-cell office:value-type="float" office:value="21.470156" calcext:value-type="float">
            <text:p>21.470156</text:p>
          </table:table-cell>
          <table:table-cell office:value-type="float" office:value="21.275579" calcext:value-type="float">
            <text:p>21.275579</text:p>
          </table:table-cell>
          <table:table-cell office:value-type="float" office:value="21.648514" calcext:value-type="float">
            <text:p>21.648514</text:p>
          </table:table-cell>
          <table:table-cell table:formula="of:=[.E173]-[.F173]" office:value-type="float" office:value="0.652916000000001" calcext:value-type="float">
            <text:p>0.652916000000001</text:p>
          </table:table-cell>
          <table:table-cell office:value-type="float" office:value="22.123072" calcext:value-type="float">
            <text:p>22.12307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2554" calcext:value-type="float">
            <text:p>322.452554</text:p>
          </table:table-cell>
          <table:table-cell office:value-type="float" office:value="12.2665374" calcext:value-type="float">
            <text:p>12.2665374</text:p>
          </table:table-cell>
          <table:table-cell office:value-type="float" office:value="23.892958" calcext:value-type="float">
            <text:p>23.892958</text:p>
          </table:table-cell>
          <table:table-cell office:value-type="float" office:value="22.234425" calcext:value-type="float">
            <text:p>22.234425</text:p>
          </table:table-cell>
          <table:table-cell office:value-type="float" office:value="21.809298" calcext:value-type="float">
            <text:p>21.809298</text:p>
          </table:table-cell>
          <table:table-cell office:value-type="float" office:value="21.604061" calcext:value-type="float">
            <text:p>21.604061</text:p>
          </table:table-cell>
          <table:table-cell office:value-type="float" office:value="23.24334" calcext:value-type="float">
            <text:p>23.24334</text:p>
          </table:table-cell>
          <table:table-cell table:formula="of:=[.E174]-[.F174]" office:value-type="float" office:value="0.425127000000003" calcext:value-type="float">
            <text:p>0.425127000000003</text:p>
          </table:table-cell>
          <table:table-cell office:value-type="float" office:value="22.234425" calcext:value-type="float">
            <text:p>22.23442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442335" calcext:value-type="float">
            <text:p>322.45442335</text:p>
          </table:table-cell>
          <table:table-cell office:value-type="float" office:value="12.26447466" calcext:value-type="float">
            <text:p>12.26447466</text:p>
          </table:table-cell>
          <table:table-cell office:value-type="float" office:value="23.667843" calcext:value-type="float">
            <text:p>23.667843</text:p>
          </table:table-cell>
          <table:table-cell office:value-type="float" office:value="22.915911" calcext:value-type="float">
            <text:p>22.915911</text:p>
          </table:table-cell>
          <table:table-cell office:value-type="float" office:value="23.283716" calcext:value-type="float">
            <text:p>23.283716</text:p>
          </table:table-cell>
          <table:table-cell office:value-type="float" office:value="23.3295" calcext:value-type="float">
            <text:p>23.3295</text:p>
          </table:table-cell>
          <table:table-cell office:value-type="float" office:value="21.956629" calcext:value-type="float">
            <text:p>21.956629</text:p>
          </table:table-cell>
          <table:table-cell table:formula="of:=[.E175]-[.F175]" office:value-type="float" office:value="-0.367804999999997" calcext:value-type="float">
            <text:p>-0.367804999999997</text:p>
          </table:table-cell>
          <table:table-cell office:value-type="float" office:value="22.915911" calcext:value-type="float">
            <text:p>22.91591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50318" calcext:value-type="float">
            <text:p>322.4550318</text:p>
          </table:table-cell>
          <table:table-cell office:value-type="float" office:value="12.26428963" calcext:value-type="float">
            <text:p>12.26428963</text:p>
          </table:table-cell>
          <table:table-cell office:value-type="float" office:value="23.212456" calcext:value-type="float">
            <text:p>23.212456</text:p>
          </table:table-cell>
          <table:table-cell office:value-type="float" office:value="23.121355" calcext:value-type="float">
            <text:p>23.121355</text:p>
          </table:table-cell>
          <table:table-cell office:value-type="float" office:value="22.294989" calcext:value-type="float">
            <text:p>22.294989</text:p>
          </table:table-cell>
          <table:table-cell office:value-type="float" office:value="22.216082" calcext:value-type="float">
            <text:p>22.216082</text:p>
          </table:table-cell>
          <table:table-cell office:value-type="float" office:value="21.670715" calcext:value-type="float">
            <text:p>21.670715</text:p>
          </table:table-cell>
          <table:table-cell table:formula="of:=[.E176]-[.F176]" office:value-type="float" office:value="0.826366" calcext:value-type="float">
            <text:p>0.826366</text:p>
          </table:table-cell>
          <table:table-cell office:value-type="float" office:value="23.121355" calcext:value-type="float">
            <text:p>23.12135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453948" calcext:value-type="float">
            <text:p>322.45453948</text:p>
          </table:table-cell>
          <table:table-cell office:value-type="float" office:value="12.2661812" calcext:value-type="float">
            <text:p>12.2661812</text:p>
          </table:table-cell>
          <table:table-cell office:value-type="float" office:value="22.838266" calcext:value-type="float">
            <text:p>22.838266</text:p>
          </table:table-cell>
          <table:table-cell office:value-type="float" office:value="23.062752" calcext:value-type="float">
            <text:p>23.062752</text:p>
          </table:table-cell>
          <table:table-cell office:value-type="float" office:value="22.432211" calcext:value-type="float">
            <text:p>22.432211</text:p>
          </table:table-cell>
          <table:table-cell office:value-type="float" office:value="22.407764" calcext:value-type="float">
            <text:p>22.407764</text:p>
          </table:table-cell>
          <table:table-cell office:value-type="float" office:value="21.897083" calcext:value-type="float">
            <text:p>21.897083</text:p>
          </table:table-cell>
          <table:table-cell table:formula="of:=[.E177]-[.F177]" office:value-type="float" office:value="0.630541000000001" calcext:value-type="float">
            <text:p>0.630541000000001</text:p>
          </table:table-cell>
          <table:table-cell office:value-type="float" office:value="23.062752" calcext:value-type="float">
            <text:p>23.06275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842492" calcext:value-type="float">
            <text:p>322.45842492</text:p>
          </table:table-cell>
          <table:table-cell office:value-type="float" office:value="12.27048444" calcext:value-type="float">
            <text:p>12.27048444</text:p>
          </table:table-cell>
          <table:table-cell office:value-type="float" office:value="22.655542" calcext:value-type="float">
            <text:p>22.655542</text:p>
          </table:table-cell>
          <table:table-cell office:value-type="float" office:value="22.082296" calcext:value-type="float">
            <text:p>22.082296</text:p>
          </table:table-cell>
          <table:table-cell office:value-type="float" office:value="21.572985" calcext:value-type="float">
            <text:p>21.572985</text:p>
          </table:table-cell>
          <table:table-cell office:value-type="float" office:value="21.419104" calcext:value-type="float">
            <text:p>21.419104</text:p>
          </table:table-cell>
          <table:table-cell office:value-type="float" office:value="21.019011" calcext:value-type="float">
            <text:p>21.019011</text:p>
          </table:table-cell>
          <table:table-cell table:formula="of:=[.E178]-[.F178]" office:value-type="float" office:value="0.509311" calcext:value-type="float">
            <text:p>0.509311</text:p>
          </table:table-cell>
          <table:table-cell office:value-type="float" office:value="22.082296" calcext:value-type="float">
            <text:p>22.08229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073829" calcext:value-type="float">
            <text:p>322.4073829</text:p>
          </table:table-cell>
          <table:table-cell office:value-type="float" office:value="12.23606741" calcext:value-type="float">
            <text:p>12.23606741</text:p>
          </table:table-cell>
          <table:table-cell office:value-type="float" office:value="22.290991" calcext:value-type="float">
            <text:p>22.290991</text:p>
          </table:table-cell>
          <table:table-cell office:value-type="float" office:value="24.3762" calcext:value-type="float">
            <text:p>24.3762</text:p>
          </table:table-cell>
          <table:table-cell office:value-type="float" office:value="26.451521" calcext:value-type="float">
            <text:p>26.451521</text:p>
          </table:table-cell>
          <table:table-cell office:value-type="float" office:value="25.590042" calcext:value-type="float">
            <text:p>25.590042</text:p>
          </table:table-cell>
          <table:table-cell office:value-type="float" office:value="23.402777" calcext:value-type="float">
            <text:p>23.402777</text:p>
          </table:table-cell>
          <table:table-cell table:formula="of:=[.E179]-[.F179]" office:value-type="float" office:value="-2.075321" calcext:value-type="float">
            <text:p>-2.075321</text:p>
          </table:table-cell>
          <table:table-cell office:value-type="float" office:value="24.3762" calcext:value-type="float">
            <text:p>24.376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006854" calcext:value-type="float">
            <text:p>322.42006854</text:p>
          </table:table-cell>
          <table:table-cell office:value-type="float" office:value="12.24281164" calcext:value-type="float">
            <text:p>12.24281164</text:p>
          </table:table-cell>
          <table:table-cell office:value-type="float" office:value="22.188736" calcext:value-type="float">
            <text:p>22.188736</text:p>
          </table:table-cell>
          <table:table-cell office:value-type="float" office:value="21.120165" calcext:value-type="float">
            <text:p>21.120165</text:p>
          </table:table-cell>
          <table:table-cell office:value-type="float" office:value="20.714231" calcext:value-type="float">
            <text:p>20.714231</text:p>
          </table:table-cell>
          <table:table-cell office:value-type="float" office:value="20.739536" calcext:value-type="float">
            <text:p>20.739536</text:p>
          </table:table-cell>
          <table:table-cell office:value-type="float" office:value="20.426626" calcext:value-type="float">
            <text:p>20.426626</text:p>
          </table:table-cell>
          <table:table-cell table:formula="of:=[.E180]-[.F180]" office:value-type="float" office:value="0.405933999999998" calcext:value-type="float">
            <text:p>0.405933999999998</text:p>
          </table:table-cell>
          <table:table-cell office:value-type="float" office:value="21.120165" calcext:value-type="float">
            <text:p>21.12016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1995912" calcext:value-type="float">
            <text:p>322.41995912</text:p>
          </table:table-cell>
          <table:table-cell office:value-type="float" office:value="12.24336174" calcext:value-type="float">
            <text:p>12.24336174</text:p>
          </table:table-cell>
          <table:table-cell office:value-type="float" office:value="22.023195" calcext:value-type="float">
            <text:p>22.023195</text:p>
          </table:table-cell>
          <table:table-cell office:value-type="float" office:value="21.413956" calcext:value-type="float">
            <text:p>21.413956</text:p>
          </table:table-cell>
          <table:table-cell office:value-type="float" office:value="21.063313" calcext:value-type="float">
            <text:p>21.063313</text:p>
          </table:table-cell>
          <table:table-cell office:value-type="float" office:value="20.80518" calcext:value-type="float">
            <text:p>20.80518</text:p>
          </table:table-cell>
          <table:table-cell office:value-type="float" office:value="20.878241" calcext:value-type="float">
            <text:p>20.878241</text:p>
          </table:table-cell>
          <table:table-cell table:formula="of:=[.E181]-[.F181]" office:value-type="float" office:value="0.350642999999998" calcext:value-type="float">
            <text:p>0.350642999999998</text:p>
          </table:table-cell>
          <table:table-cell office:value-type="float" office:value="21.413956" calcext:value-type="float">
            <text:p>21.41395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0348169" calcext:value-type="float">
            <text:p>322.40348169</text:p>
          </table:table-cell>
          <table:table-cell office:value-type="float" office:value="12.23023651" calcext:value-type="float">
            <text:p>12.23023651</text:p>
          </table:table-cell>
          <table:table-cell office:value-type="float" office:value="23.237665" calcext:value-type="float">
            <text:p>23.237665</text:p>
          </table:table-cell>
          <table:table-cell office:value-type="float" office:value="21.755617" calcext:value-type="float">
            <text:p>21.755617</text:p>
          </table:table-cell>
          <table:table-cell office:value-type="float" office:value="21.283302" calcext:value-type="float">
            <text:p>21.283302</text:p>
          </table:table-cell>
          <table:table-cell office:value-type="float" office:value="21.096069" calcext:value-type="float">
            <text:p>21.096069</text:p>
          </table:table-cell>
          <table:table-cell office:value-type="float" office:value="20.51684" calcext:value-type="float">
            <text:p>20.51684</text:p>
          </table:table-cell>
          <table:table-cell table:formula="of:=[.E182]-[.F182]" office:value-type="float" office:value="0.472315000000002" calcext:value-type="float">
            <text:p>0.472315000000002</text:p>
          </table:table-cell>
          <table:table-cell office:value-type="float" office:value="21.755617" calcext:value-type="float">
            <text:p>21.755617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0635994" calcext:value-type="float">
            <text:p>322.40635994</text:p>
          </table:table-cell>
          <table:table-cell office:value-type="float" office:value="12.23093148" calcext:value-type="float">
            <text:p>12.23093148</text:p>
          </table:table-cell>
          <table:table-cell office:value-type="float" office:value="22.097225" calcext:value-type="float">
            <text:p>22.097225</text:p>
          </table:table-cell>
          <table:table-cell office:value-type="float" office:value="21.12393" calcext:value-type="float">
            <text:p>21.12393</text:p>
          </table:table-cell>
          <table:table-cell office:value-type="float" office:value="20.634613" calcext:value-type="float">
            <text:p>20.634613</text:p>
          </table:table-cell>
          <table:table-cell office:value-type="float" office:value="20.437515" calcext:value-type="float">
            <text:p>20.437515</text:p>
          </table:table-cell>
          <table:table-cell office:value-type="float" office:value="20.696846" calcext:value-type="float">
            <text:p>20.696846</text:p>
          </table:table-cell>
          <table:table-cell table:formula="of:=[.E183]-[.F183]" office:value-type="float" office:value="0.489317" calcext:value-type="float">
            <text:p>0.489317</text:p>
          </table:table-cell>
          <table:table-cell office:value-type="float" office:value="21.12393" calcext:value-type="float">
            <text:p>21.12393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2252397" calcext:value-type="float">
            <text:p>322.42252397</text:p>
          </table:table-cell>
          <table:table-cell office:value-type="float" office:value="12.24366208" calcext:value-type="float">
            <text:p>12.24366208</text:p>
          </table:table-cell>
          <table:table-cell office:value-type="float" office:value="23.546478" calcext:value-type="float">
            <text:p>23.546478</text:p>
          </table:table-cell>
          <table:table-cell office:value-type="float" office:value="22.856672" calcext:value-type="float">
            <text:p>22.856672</text:p>
          </table:table-cell>
          <table:table-cell office:value-type="float" office:value="22.01631" calcext:value-type="float">
            <text:p>22.01631</text:p>
          </table:table-cell>
          <table:table-cell office:value-type="float" office:value="22.074284" calcext:value-type="float">
            <text:p>22.074284</text:p>
          </table:table-cell>
          <table:table-cell office:value-type="float" office:value="22.033108" calcext:value-type="float">
            <text:p>22.033108</text:p>
          </table:table-cell>
          <table:table-cell table:formula="of:=[.E184]-[.F184]" office:value-type="float" office:value="0.840361999999999" calcext:value-type="float">
            <text:p>0.840361999999999</text:p>
          </table:table-cell>
          <table:table-cell office:value-type="float" office:value="22.856672" calcext:value-type="float">
            <text:p>22.856672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2654234" calcext:value-type="float">
            <text:p>322.42654234</text:p>
          </table:table-cell>
          <table:table-cell office:value-type="float" office:value="12.25373882" calcext:value-type="float">
            <text:p>12.25373882</text:p>
          </table:table-cell>
          <table:table-cell office:value-type="float" office:value="22.999842" calcext:value-type="float">
            <text:p>22.999842</text:p>
          </table:table-cell>
          <table:table-cell office:value-type="float" office:value="21.040812" calcext:value-type="float">
            <text:p>21.040812</text:p>
          </table:table-cell>
          <table:table-cell office:value-type="float" office:value="20.433424" calcext:value-type="float">
            <text:p>20.433424</text:p>
          </table:table-cell>
          <table:table-cell office:value-type="float" office:value="20.255802" calcext:value-type="float">
            <text:p>20.255802</text:p>
          </table:table-cell>
          <table:table-cell office:value-type="float" office:value="19.882969" calcext:value-type="float">
            <text:p>19.882969</text:p>
          </table:table-cell>
          <table:table-cell table:formula="of:=[.E185]-[.F185]" office:value-type="float" office:value="0.607388" calcext:value-type="float">
            <text:p>0.607388</text:p>
          </table:table-cell>
          <table:table-cell office:value-type="float" office:value="21.040812" calcext:value-type="float">
            <text:p>21.040812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3632445" calcext:value-type="float">
            <text:p>322.43632445</text:p>
          </table:table-cell>
          <table:table-cell office:value-type="float" office:value="12.25780135" calcext:value-type="float">
            <text:p>12.25780135</text:p>
          </table:table-cell>
          <table:table-cell office:value-type="float" office:value="23.614019" calcext:value-type="float">
            <text:p>23.614019</text:p>
          </table:table-cell>
          <table:table-cell office:value-type="float" office:value="22.347277" calcext:value-type="float">
            <text:p>22.347277</text:p>
          </table:table-cell>
          <table:table-cell office:value-type="float" office:value="21.761877" calcext:value-type="float">
            <text:p>21.761877</text:p>
          </table:table-cell>
          <table:table-cell office:value-type="float" office:value="21.402138" calcext:value-type="float">
            <text:p>21.402138</text:p>
          </table:table-cell>
          <table:table-cell office:value-type="float" office:value="21.117813" calcext:value-type="float">
            <text:p>21.117813</text:p>
          </table:table-cell>
          <table:table-cell table:formula="of:=[.E186]-[.F186]" office:value-type="float" office:value="0.5854" calcext:value-type="float">
            <text:p>0.5854</text:p>
          </table:table-cell>
          <table:table-cell office:value-type="float" office:value="22.347277" calcext:value-type="float">
            <text:p>22.347277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433235" calcext:value-type="float">
            <text:p>322.44433235</text:p>
          </table:table-cell>
          <table:table-cell office:value-type="float" office:value="12.26048436" calcext:value-type="float">
            <text:p>12.26048436</text:p>
          </table:table-cell>
          <table:table-cell office:value-type="float" office:value="22.184925" calcext:value-type="float">
            <text:p>22.184925</text:p>
          </table:table-cell>
          <table:table-cell office:value-type="float" office:value="21.176472" calcext:value-type="float">
            <text:p>21.176472</text:p>
          </table:table-cell>
          <table:table-cell office:value-type="float" office:value="20.589449" calcext:value-type="float">
            <text:p>20.589449</text:p>
          </table:table-cell>
          <table:table-cell office:value-type="float" office:value="20.354271" calcext:value-type="float">
            <text:p>20.354271</text:p>
          </table:table-cell>
          <table:table-cell office:value-type="float" office:value="20.206987" calcext:value-type="float">
            <text:p>20.206987</text:p>
          </table:table-cell>
          <table:table-cell table:formula="of:=[.E187]-[.F187]" office:value-type="float" office:value="0.587023000000002" calcext:value-type="float">
            <text:p>0.587023000000002</text:p>
          </table:table-cell>
          <table:table-cell office:value-type="float" office:value="21.176472" calcext:value-type="float">
            <text:p>21.176472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542074" calcext:value-type="float">
            <text:p>322.44542074</text:p>
          </table:table-cell>
          <table:table-cell office:value-type="float" office:value="12.26056628" calcext:value-type="float">
            <text:p>12.26056628</text:p>
          </table:table-cell>
          <table:table-cell office:value-type="float" office:value="23.08868" calcext:value-type="float">
            <text:p>23.08868</text:p>
          </table:table-cell>
          <table:table-cell office:value-type="float" office:value="22.175724" calcext:value-type="float">
            <text:p>22.175724</text:p>
          </table:table-cell>
          <table:table-cell office:value-type="float" office:value="21.713499" calcext:value-type="float">
            <text:p>21.713499</text:p>
          </table:table-cell>
          <table:table-cell office:value-type="float" office:value="21.551594" calcext:value-type="float">
            <text:p>21.551594</text:p>
          </table:table-cell>
          <table:table-cell office:value-type="float" office:value="22.522505" calcext:value-type="float">
            <text:p>22.522505</text:p>
          </table:table-cell>
          <table:table-cell table:formula="of:=[.E188]-[.F188]" office:value-type="float" office:value="0.462225" calcext:value-type="float">
            <text:p>0.462225</text:p>
          </table:table-cell>
          <table:table-cell office:value-type="float" office:value="22.175724" calcext:value-type="float">
            <text:p>22.175724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773199" calcext:value-type="float">
            <text:p>322.44773199</text:p>
          </table:table-cell>
          <table:table-cell office:value-type="float" office:value="12.26493442" calcext:value-type="float">
            <text:p>12.26493442</text:p>
          </table:table-cell>
          <table:table-cell office:value-type="float" office:value="24.187084" calcext:value-type="float">
            <text:p>24.187084</text:p>
          </table:table-cell>
          <table:table-cell office:value-type="float" office:value="22.365791" calcext:value-type="float">
            <text:p>22.365791</text:p>
          </table:table-cell>
          <table:table-cell office:value-type="float" office:value="21.963205" calcext:value-type="float">
            <text:p>21.963205</text:p>
          </table:table-cell>
          <table:table-cell office:value-type="float" office:value="21.821671" calcext:value-type="float">
            <text:p>21.821671</text:p>
          </table:table-cell>
          <table:table-cell office:value-type="float" office:value="21.682419" calcext:value-type="float">
            <text:p>21.682419</text:p>
          </table:table-cell>
          <table:table-cell table:formula="of:=[.E189]-[.F189]" office:value-type="float" office:value="0.402586000000003" calcext:value-type="float">
            <text:p>0.402586000000003</text:p>
          </table:table-cell>
          <table:table-cell office:value-type="float" office:value="22.365791" calcext:value-type="float">
            <text:p>22.365791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6259915" calcext:value-type="float">
            <text:p>322.46259915</text:p>
          </table:table-cell>
          <table:table-cell office:value-type="float" office:value="12.27230211" calcext:value-type="float">
            <text:p>12.27230211</text:p>
          </table:table-cell>
          <table:table-cell office:value-type="float" office:value="25.894478" calcext:value-type="float">
            <text:p>25.894478</text:p>
          </table:table-cell>
          <table:table-cell office:value-type="float" office:value="22.546686" calcext:value-type="float">
            <text:p>22.546686</text:p>
          </table:table-cell>
          <table:table-cell office:value-type="float" office:value="22.019045" calcext:value-type="float">
            <text:p>22.019045</text:p>
          </table:table-cell>
          <table:table-cell office:value-type="float" office:value="21.911505" calcext:value-type="float">
            <text:p>21.911505</text:p>
          </table:table-cell>
          <table:table-cell office:value-type="float" office:value="21.156675" calcext:value-type="float">
            <text:p>21.156675</text:p>
          </table:table-cell>
          <table:table-cell table:formula="of:=[.E190]-[.F190]" office:value-type="float" office:value="0.527641000000003" calcext:value-type="float">
            <text:p>0.527641000000003</text:p>
          </table:table-cell>
          <table:table-cell office:value-type="float" office:value="22.546686" calcext:value-type="float">
            <text:p>22.54668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2509652" calcext:value-type="float">
            <text:p>322.42509652</text:p>
          </table:table-cell>
          <table:table-cell office:value-type="float" office:value="12.24859607" calcext:value-type="float">
            <text:p>12.24859607</text:p>
          </table:table-cell>
          <table:table-cell office:value-type="float" office:value="25.214098" calcext:value-type="float">
            <text:p>25.214098</text:p>
          </table:table-cell>
          <table:table-cell office:value-type="float" office:value="23.768082" calcext:value-type="float">
            <text:p>23.768082</text:p>
          </table:table-cell>
          <table:table-cell office:value-type="float" office:value="22.2675" calcext:value-type="float">
            <text:p>22.2675</text:p>
          </table:table-cell>
          <table:table-cell office:value-type="float" office:value="22.327553" calcext:value-type="float">
            <text:p>22.327553</text:p>
          </table:table-cell>
          <table:table-cell office:value-type="float" office:value="21.536495" calcext:value-type="float">
            <text:p>21.536495</text:p>
          </table:table-cell>
          <table:table-cell table:formula="of:=[.E191]-[.F191]" office:value-type="float" office:value="1.500582" calcext:value-type="float">
            <text:p>1.500582</text:p>
          </table:table-cell>
          <table:table-cell office:value-type="float" office:value="23.768082" calcext:value-type="float">
            <text:p>23.768082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5009274" calcext:value-type="float">
            <text:p>322.45009274</text:p>
          </table:table-cell>
          <table:table-cell office:value-type="float" office:value="12.26343824" calcext:value-type="float">
            <text:p>12.26343824</text:p>
          </table:table-cell>
          <table:table-cell office:value-type="float" office:value="24.235149" calcext:value-type="float">
            <text:p>24.235149</text:p>
          </table:table-cell>
          <table:table-cell office:value-type="float" office:value="23.495422" calcext:value-type="float">
            <text:p>23.495422</text:p>
          </table:table-cell>
          <table:table-cell office:value-type="float" office:value="22.367746" calcext:value-type="float">
            <text:p>22.367746</text:p>
          </table:table-cell>
          <table:table-cell office:value-type="float" office:value="22.498264" calcext:value-type="float">
            <text:p>22.498264</text:p>
          </table:table-cell>
          <table:table-cell office:value-type="float" office:value="21.614922" calcext:value-type="float">
            <text:p>21.614922</text:p>
          </table:table-cell>
          <table:table-cell table:formula="of:=[.E192]-[.F192]" office:value-type="float" office:value="1.127676" calcext:value-type="float">
            <text:p>1.127676</text:p>
          </table:table-cell>
          <table:table-cell office:value-type="float" office:value="23.495422" calcext:value-type="float">
            <text:p>23.495422</text:p>
          </table:table-cell>
          <table:table-cell table:number-columns-repeated="8"/>
        </table:table-row>
        <table:table-row table:style-name="ro1">
          <table:table-cell office:value-type="float" office:value="5.87727223545008E+017" calcext:value-type="float">
            <text:p>5.87727223545008E+017</text:p>
          </table:table-cell>
          <table:table-cell office:value-type="float" office:value="322.43028399" calcext:value-type="float">
            <text:p>322.43028399</text:p>
          </table:table-cell>
          <table:table-cell office:value-type="float" office:value="12.25441661" calcext:value-type="float">
            <text:p>12.25441661</text:p>
          </table:table-cell>
          <table:table-cell office:value-type="float" office:value="24.86606" calcext:value-type="float">
            <text:p>24.86606</text:p>
          </table:table-cell>
          <table:table-cell office:value-type="float" office:value="25.210402" calcext:value-type="float">
            <text:p>25.210402</text:p>
          </table:table-cell>
          <table:table-cell office:value-type="float" office:value="22.818151" calcext:value-type="float">
            <text:p>22.818151</text:p>
          </table:table-cell>
          <table:table-cell office:value-type="float" office:value="21.958019" calcext:value-type="float">
            <text:p>21.958019</text:p>
          </table:table-cell>
          <table:table-cell office:value-type="float" office:value="21.173206" calcext:value-type="float">
            <text:p>21.173206</text:p>
          </table:table-cell>
          <table:table-cell table:formula="of:=[.E193]-[.F193]" office:value-type="float" office:value="2.392251" calcext:value-type="float">
            <text:p>2.392251</text:p>
          </table:table-cell>
          <table:table-cell office:value-type="float" office:value="25.210402" calcext:value-type="float">
            <text:p>25.210402</text:p>
          </table:table-cell>
          <table:table-cell table:number-columns-repeated="8"/>
        </table:table-row>
        <table:table-row table:style-name="ro1">
          <table:table-cell office:value-type="float" office:value="5.87727223545008E+017" calcext:value-type="float">
            <text:p>5.87727223545008E+017</text:p>
          </table:table-cell>
          <table:table-cell office:value-type="float" office:value="322.44321884" calcext:value-type="float">
            <text:p>322.44321884</text:p>
          </table:table-cell>
          <table:table-cell office:value-type="float" office:value="12.25811882" calcext:value-type="float">
            <text:p>12.25811882</text:p>
          </table:table-cell>
          <table:table-cell office:value-type="float" office:value="24.540613" calcext:value-type="float">
            <text:p>24.540613</text:p>
          </table:table-cell>
          <table:table-cell office:value-type="float" office:value="24.714676" calcext:value-type="float">
            <text:p>24.714676</text:p>
          </table:table-cell>
          <table:table-cell office:value-type="float" office:value="23.04627" calcext:value-type="float">
            <text:p>23.04627</text:p>
          </table:table-cell>
          <table:table-cell office:value-type="float" office:value="21.722677" calcext:value-type="float">
            <text:p>21.722677</text:p>
          </table:table-cell>
          <table:table-cell office:value-type="float" office:value="22.743988" calcext:value-type="float">
            <text:p>22.743988</text:p>
          </table:table-cell>
          <table:table-cell table:formula="of:=[.E194]-[.F194]" office:value-type="float" office:value="1.668406" calcext:value-type="float">
            <text:p>1.668406</text:p>
          </table:table-cell>
          <table:table-cell office:value-type="float" office:value="24.714676" calcext:value-type="float">
            <text:p>24.714676</text:p>
          </table:table-cell>
          <table:table-cell table:number-columns-repeated="8"/>
        </table:table-row>
        <table:table-row table:style-name="ro1">
          <table:table-cell office:value-type="float" office:value="5.87727223545008E+017" calcext:value-type="float">
            <text:p>5.87727223545008E+017</text:p>
          </table:table-cell>
          <table:table-cell office:value-type="float" office:value="322.45775808" calcext:value-type="float">
            <text:p>322.45775808</text:p>
          </table:table-cell>
          <table:table-cell office:value-type="float" office:value="12.26675272" calcext:value-type="float">
            <text:p>12.26675272</text:p>
          </table:table-cell>
          <table:table-cell office:value-type="float" office:value="23.171844" calcext:value-type="float">
            <text:p>23.171844</text:p>
          </table:table-cell>
          <table:table-cell office:value-type="float" office:value="23.235662" calcext:value-type="float">
            <text:p>23.235662</text:p>
          </table:table-cell>
          <table:table-cell office:value-type="float" office:value="22.438719" calcext:value-type="float">
            <text:p>22.438719</text:p>
          </table:table-cell>
          <table:table-cell office:value-type="float" office:value="21.783461" calcext:value-type="float">
            <text:p>21.783461</text:p>
          </table:table-cell>
          <table:table-cell office:value-type="float" office:value="21.973925" calcext:value-type="float">
            <text:p>21.973925</text:p>
          </table:table-cell>
          <table:table-cell table:formula="of:=[.E195]-[.F195]" office:value-type="float" office:value="0.796943000000002" calcext:value-type="float">
            <text:p>0.796943000000002</text:p>
          </table:table-cell>
          <table:table-cell office:value-type="float" office:value="23.235662" calcext:value-type="float">
            <text:p>23.23566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035956" calcext:value-type="float">
            <text:p>322.48035956</text:p>
          </table:table-cell>
          <table:table-cell office:value-type="float" office:value="12.26885066" calcext:value-type="float">
            <text:p>12.26885066</text:p>
          </table:table-cell>
          <table:table-cell office:value-type="float" office:value="17.984753" calcext:value-type="float">
            <text:p>17.984753</text:p>
          </table:table-cell>
          <table:table-cell office:value-type="float" office:value="16.699341" calcext:value-type="float">
            <text:p>16.699341</text:p>
          </table:table-cell>
          <table:table-cell office:value-type="float" office:value="16.105656" calcext:value-type="float">
            <text:p>16.105656</text:p>
          </table:table-cell>
          <table:table-cell office:value-type="float" office:value="15.829858" calcext:value-type="float">
            <text:p>15.829858</text:p>
          </table:table-cell>
          <table:table-cell office:value-type="float" office:value="15.669203" calcext:value-type="float">
            <text:p>15.669203</text:p>
          </table:table-cell>
          <table:table-cell table:formula="of:=[.E196]-[.F196]" office:value-type="float" office:value="0.593685000000001" calcext:value-type="float">
            <text:p>0.593685000000001</text:p>
          </table:table-cell>
          <table:table-cell office:value-type="float" office:value="16.699341" calcext:value-type="float">
            <text:p>16.69934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30842" calcext:value-type="float">
            <text:p>322.4830842</text:p>
          </table:table-cell>
          <table:table-cell office:value-type="float" office:value="12.27323395" calcext:value-type="float">
            <text:p>12.27323395</text:p>
          </table:table-cell>
          <table:table-cell office:value-type="float" office:value="20.250412" calcext:value-type="float">
            <text:p>20.250412</text:p>
          </table:table-cell>
          <table:table-cell office:value-type="float" office:value="19.319342" calcext:value-type="float">
            <text:p>19.319342</text:p>
          </table:table-cell>
          <table:table-cell office:value-type="float" office:value="18.991138" calcext:value-type="float">
            <text:p>18.991138</text:p>
          </table:table-cell>
          <table:table-cell office:value-type="float" office:value="18.777313" calcext:value-type="float">
            <text:p>18.777313</text:p>
          </table:table-cell>
          <table:table-cell office:value-type="float" office:value="18.714464" calcext:value-type="float">
            <text:p>18.714464</text:p>
          </table:table-cell>
          <table:table-cell table:formula="of:=[.E197]-[.F197]" office:value-type="float" office:value="0.328203999999999" calcext:value-type="float">
            <text:p>0.328203999999999</text:p>
          </table:table-cell>
          <table:table-cell office:value-type="float" office:value="19.319342" calcext:value-type="float">
            <text:p>19.31934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173441" calcext:value-type="float">
            <text:p>322.48173441</text:p>
          </table:table-cell>
          <table:table-cell office:value-type="float" office:value="12.2728358" calcext:value-type="float">
            <text:p>12.2728358</text:p>
          </table:table-cell>
          <table:table-cell office:value-type="float" office:value="21.416283" calcext:value-type="float">
            <text:p>21.416283</text:p>
          </table:table-cell>
          <table:table-cell office:value-type="float" office:value="20.318575" calcext:value-type="float">
            <text:p>20.318575</text:p>
          </table:table-cell>
          <table:table-cell office:value-type="float" office:value="20.019518" calcext:value-type="float">
            <text:p>20.019518</text:p>
          </table:table-cell>
          <table:table-cell office:value-type="float" office:value="19.766499" calcext:value-type="float">
            <text:p>19.766499</text:p>
          </table:table-cell>
          <table:table-cell office:value-type="float" office:value="19.956724" calcext:value-type="float">
            <text:p>19.956724</text:p>
          </table:table-cell>
          <table:table-cell table:formula="of:=[.E198]-[.F198]" office:value-type="float" office:value="0.299056999999998" calcext:value-type="float">
            <text:p>0.299056999999998</text:p>
          </table:table-cell>
          <table:table-cell office:value-type="float" office:value="20.318575" calcext:value-type="float">
            <text:p>20.31857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267164" calcext:value-type="float">
            <text:p>322.48267164</text:p>
          </table:table-cell>
          <table:table-cell office:value-type="float" office:value="12.27468947" calcext:value-type="float">
            <text:p>12.27468947</text:p>
          </table:table-cell>
          <table:table-cell office:value-type="float" office:value="21.847065" calcext:value-type="float">
            <text:p>21.847065</text:p>
          </table:table-cell>
          <table:table-cell office:value-type="float" office:value="21.091473" calcext:value-type="float">
            <text:p>21.091473</text:p>
          </table:table-cell>
          <table:table-cell office:value-type="float" office:value="20.730482" calcext:value-type="float">
            <text:p>20.730482</text:p>
          </table:table-cell>
          <table:table-cell office:value-type="float" office:value="20.516602" calcext:value-type="float">
            <text:p>20.516602</text:p>
          </table:table-cell>
          <table:table-cell office:value-type="float" office:value="20.135376" calcext:value-type="float">
            <text:p>20.135376</text:p>
          </table:table-cell>
          <table:table-cell table:formula="of:=[.E199]-[.F199]" office:value-type="float" office:value="0.360991000000002" calcext:value-type="float">
            <text:p>0.360991000000002</text:p>
          </table:table-cell>
          <table:table-cell office:value-type="float" office:value="21.091473" calcext:value-type="float">
            <text:p>21.09147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347428" calcext:value-type="float">
            <text:p>322.50347428</text:p>
          </table:table-cell>
          <table:table-cell office:value-type="float" office:value="12.26963833" calcext:value-type="float">
            <text:p>12.26963833</text:p>
          </table:table-cell>
          <table:table-cell office:value-type="float" office:value="18.406954" calcext:value-type="float">
            <text:p>18.406954</text:p>
          </table:table-cell>
          <table:table-cell office:value-type="float" office:value="17.07366" calcext:value-type="float">
            <text:p>17.07366</text:p>
          </table:table-cell>
          <table:table-cell office:value-type="float" office:value="16.477449" calcext:value-type="float">
            <text:p>16.477449</text:p>
          </table:table-cell>
          <table:table-cell office:value-type="float" office:value="16.189919" calcext:value-type="float">
            <text:p>16.189919</text:p>
          </table:table-cell>
          <table:table-cell office:value-type="float" office:value="16.028137" calcext:value-type="float">
            <text:p>16.028137</text:p>
          </table:table-cell>
          <table:table-cell table:formula="of:=[.E200]-[.F200]" office:value-type="float" office:value="0.596211" calcext:value-type="float">
            <text:p>0.596211</text:p>
          </table:table-cell>
          <table:table-cell office:value-type="float" office:value="17.07366" calcext:value-type="float">
            <text:p>17.07366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037391" calcext:value-type="float">
            <text:p>322.49037391</text:p>
          </table:table-cell>
          <table:table-cell office:value-type="float" office:value="12.27574346" calcext:value-type="float">
            <text:p>12.27574346</text:p>
          </table:table-cell>
          <table:table-cell office:value-type="float" office:value="21.056614" calcext:value-type="float">
            <text:p>21.056614</text:p>
          </table:table-cell>
          <table:table-cell office:value-type="float" office:value="20.330769" calcext:value-type="float">
            <text:p>20.330769</text:p>
          </table:table-cell>
          <table:table-cell office:value-type="float" office:value="20.002918" calcext:value-type="float">
            <text:p>20.002918</text:p>
          </table:table-cell>
          <table:table-cell office:value-type="float" office:value="19.804094" calcext:value-type="float">
            <text:p>19.804094</text:p>
          </table:table-cell>
          <table:table-cell office:value-type="float" office:value="19.977501" calcext:value-type="float">
            <text:p>19.977501</text:p>
          </table:table-cell>
          <table:table-cell table:formula="of:=[.E201]-[.F201]" office:value-type="float" office:value="0.327850999999999" calcext:value-type="float">
            <text:p>0.327850999999999</text:p>
          </table:table-cell>
          <table:table-cell office:value-type="float" office:value="20.330769" calcext:value-type="float">
            <text:p>20.33076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867711" calcext:value-type="float">
            <text:p>322.48867711</text:p>
          </table:table-cell>
          <table:table-cell office:value-type="float" office:value="12.27562358" calcext:value-type="float">
            <text:p>12.27562358</text:p>
          </table:table-cell>
          <table:table-cell office:value-type="float" office:value="22.887589" calcext:value-type="float">
            <text:p>22.887589</text:p>
          </table:table-cell>
          <table:table-cell office:value-type="float" office:value="21.923298" calcext:value-type="float">
            <text:p>21.923298</text:p>
          </table:table-cell>
          <table:table-cell office:value-type="float" office:value="21.500605" calcext:value-type="float">
            <text:p>21.500605</text:p>
          </table:table-cell>
          <table:table-cell office:value-type="float" office:value="21.399944" calcext:value-type="float">
            <text:p>21.399944</text:p>
          </table:table-cell>
          <table:table-cell office:value-type="float" office:value="20.738939" calcext:value-type="float">
            <text:p>20.738939</text:p>
          </table:table-cell>
          <table:table-cell table:formula="of:=[.E202]-[.F202]" office:value-type="float" office:value="0.422692999999999" calcext:value-type="float">
            <text:p>0.422692999999999</text:p>
          </table:table-cell>
          <table:table-cell office:value-type="float" office:value="21.923298" calcext:value-type="float">
            <text:p>21.92329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037258" calcext:value-type="float">
            <text:p>322.55037258</text:p>
          </table:table-cell>
          <table:table-cell office:value-type="float" office:value="12.25300796" calcext:value-type="float">
            <text:p>12.25300796</text:p>
          </table:table-cell>
          <table:table-cell office:value-type="float" office:value="21.267494" calcext:value-type="float">
            <text:p>21.267494</text:p>
          </table:table-cell>
          <table:table-cell office:value-type="float" office:value="20.176334" calcext:value-type="float">
            <text:p>20.176334</text:p>
          </table:table-cell>
          <table:table-cell office:value-type="float" office:value="19.930494" calcext:value-type="float">
            <text:p>19.930494</text:p>
          </table:table-cell>
          <table:table-cell office:value-type="float" office:value="19.720745" calcext:value-type="float">
            <text:p>19.720745</text:p>
          </table:table-cell>
          <table:table-cell office:value-type="float" office:value="19.65543" calcext:value-type="float">
            <text:p>19.65543</text:p>
          </table:table-cell>
          <table:table-cell table:formula="of:=[.E203]-[.F203]" office:value-type="float" office:value="0.245840000000001" calcext:value-type="float">
            <text:p>0.245840000000001</text:p>
          </table:table-cell>
          <table:table-cell office:value-type="float" office:value="20.176334" calcext:value-type="float">
            <text:p>20.17633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4921879" calcext:value-type="float">
            <text:p>322.54921879</text:p>
          </table:table-cell>
          <table:table-cell office:value-type="float" office:value="12.25349415" calcext:value-type="float">
            <text:p>12.25349415</text:p>
          </table:table-cell>
          <table:table-cell office:value-type="float" office:value="22.350042" calcext:value-type="float">
            <text:p>22.350042</text:p>
          </table:table-cell>
          <table:table-cell office:value-type="float" office:value="21.390381" calcext:value-type="float">
            <text:p>21.390381</text:p>
          </table:table-cell>
          <table:table-cell office:value-type="float" office:value="21.112185" calcext:value-type="float">
            <text:p>21.112185</text:p>
          </table:table-cell>
          <table:table-cell office:value-type="float" office:value="20.801363" calcext:value-type="float">
            <text:p>20.801363</text:p>
          </table:table-cell>
          <table:table-cell office:value-type="float" office:value="20.98204" calcext:value-type="float">
            <text:p>20.98204</text:p>
          </table:table-cell>
          <table:table-cell table:formula="of:=[.E204]-[.F204]" office:value-type="float" office:value="0.278196000000001" calcext:value-type="float">
            <text:p>0.278196000000001</text:p>
          </table:table-cell>
          <table:table-cell office:value-type="float" office:value="21.390381" calcext:value-type="float">
            <text:p>21.39038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237052" calcext:value-type="float">
            <text:p>322.55237052</text:p>
          </table:table-cell>
          <table:table-cell office:value-type="float" office:value="12.25813461" calcext:value-type="float">
            <text:p>12.25813461</text:p>
          </table:table-cell>
          <table:table-cell office:value-type="float" office:value="20.715065" calcext:value-type="float">
            <text:p>20.715065</text:p>
          </table:table-cell>
          <table:table-cell office:value-type="float" office:value="19.480564" calcext:value-type="float">
            <text:p>19.480564</text:p>
          </table:table-cell>
          <table:table-cell office:value-type="float" office:value="19.213932" calcext:value-type="float">
            <text:p>19.213932</text:p>
          </table:table-cell>
          <table:table-cell office:value-type="float" office:value="19.127089" calcext:value-type="float">
            <text:p>19.127089</text:p>
          </table:table-cell>
          <table:table-cell office:value-type="float" office:value="19.09836" calcext:value-type="float">
            <text:p>19.09836</text:p>
          </table:table-cell>
          <table:table-cell table:formula="of:=[.E205]-[.F205]" office:value-type="float" office:value="0.266632000000001" calcext:value-type="float">
            <text:p>0.266632000000001</text:p>
          </table:table-cell>
          <table:table-cell office:value-type="float" office:value="19.480564" calcext:value-type="float">
            <text:p>19.48056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467775" calcext:value-type="float">
            <text:p>322.55467775</text:p>
          </table:table-cell>
          <table:table-cell office:value-type="float" office:value="12.25755673" calcext:value-type="float">
            <text:p>12.25755673</text:p>
          </table:table-cell>
          <table:table-cell office:value-type="float" office:value="21.592054" calcext:value-type="float">
            <text:p>21.592054</text:p>
          </table:table-cell>
          <table:table-cell office:value-type="float" office:value="20.690159" calcext:value-type="float">
            <text:p>20.690159</text:p>
          </table:table-cell>
          <table:table-cell office:value-type="float" office:value="20.323318" calcext:value-type="float">
            <text:p>20.323318</text:p>
          </table:table-cell>
          <table:table-cell office:value-type="float" office:value="20.160675" calcext:value-type="float">
            <text:p>20.160675</text:p>
          </table:table-cell>
          <table:table-cell office:value-type="float" office:value="20.189125" calcext:value-type="float">
            <text:p>20.189125</text:p>
          </table:table-cell>
          <table:table-cell table:formula="of:=[.E206]-[.F206]" office:value-type="float" office:value="0.366841000000001" calcext:value-type="float">
            <text:p>0.366841000000001</text:p>
          </table:table-cell>
          <table:table-cell office:value-type="float" office:value="20.690159" calcext:value-type="float">
            <text:p>20.690159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311301" calcext:value-type="float">
            <text:p>322.55311301</text:p>
          </table:table-cell>
          <table:table-cell office:value-type="float" office:value="12.25822672" calcext:value-type="float">
            <text:p>12.25822672</text:p>
          </table:table-cell>
          <table:table-cell office:value-type="float" office:value="22.330753" calcext:value-type="float">
            <text:p>22.330753</text:p>
          </table:table-cell>
          <table:table-cell office:value-type="float" office:value="20.791334" calcext:value-type="float">
            <text:p>20.791334</text:p>
          </table:table-cell>
          <table:table-cell office:value-type="float" office:value="20.595594" calcext:value-type="float">
            <text:p>20.595594</text:p>
          </table:table-cell>
          <table:table-cell office:value-type="float" office:value="20.403229" calcext:value-type="float">
            <text:p>20.403229</text:p>
          </table:table-cell>
          <table:table-cell office:value-type="float" office:value="20.056694" calcext:value-type="float">
            <text:p>20.056694</text:p>
          </table:table-cell>
          <table:table-cell table:formula="of:=[.E207]-[.F207]" office:value-type="float" office:value="0.195740000000001" calcext:value-type="float">
            <text:p>0.195740000000001</text:p>
          </table:table-cell>
          <table:table-cell office:value-type="float" office:value="20.791334" calcext:value-type="float">
            <text:p>20.79133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135729" calcext:value-type="float">
            <text:p>322.55135729</text:p>
          </table:table-cell>
          <table:table-cell office:value-type="float" office:value="12.25513581" calcext:value-type="float">
            <text:p>12.25513581</text:p>
          </table:table-cell>
          <table:table-cell office:value-type="float" office:value="22.065157" calcext:value-type="float">
            <text:p>22.065157</text:p>
          </table:table-cell>
          <table:table-cell office:value-type="float" office:value="21.120256" calcext:value-type="float">
            <text:p>21.120256</text:p>
          </table:table-cell>
          <table:table-cell office:value-type="float" office:value="20.849068" calcext:value-type="float">
            <text:p>20.849068</text:p>
          </table:table-cell>
          <table:table-cell office:value-type="float" office:value="20.617321" calcext:value-type="float">
            <text:p>20.617321</text:p>
          </table:table-cell>
          <table:table-cell office:value-type="float" office:value="20.544924" calcext:value-type="float">
            <text:p>20.544924</text:p>
          </table:table-cell>
          <table:table-cell table:formula="of:=[.E208]-[.F208]" office:value-type="float" office:value="0.271188000000002" calcext:value-type="float">
            <text:p>0.271188000000002</text:p>
          </table:table-cell>
          <table:table-cell office:value-type="float" office:value="21.120256" calcext:value-type="float">
            <text:p>21.12025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219654" calcext:value-type="float">
            <text:p>322.55219654</text:p>
          </table:table-cell>
          <table:table-cell office:value-type="float" office:value="12.25460397" calcext:value-type="float">
            <text:p>12.25460397</text:p>
          </table:table-cell>
          <table:table-cell office:value-type="float" office:value="22.813122" calcext:value-type="float">
            <text:p>22.813122</text:p>
          </table:table-cell>
          <table:table-cell office:value-type="float" office:value="21.407166" calcext:value-type="float">
            <text:p>21.407166</text:p>
          </table:table-cell>
          <table:table-cell office:value-type="float" office:value="21.07522" calcext:value-type="float">
            <text:p>21.07522</text:p>
          </table:table-cell>
          <table:table-cell office:value-type="float" office:value="20.931971" calcext:value-type="float">
            <text:p>20.931971</text:p>
          </table:table-cell>
          <table:table-cell office:value-type="float" office:value="20.73708" calcext:value-type="float">
            <text:p>20.73708</text:p>
          </table:table-cell>
          <table:table-cell table:formula="of:=[.E209]-[.F209]" office:value-type="float" office:value="0.331945999999999" calcext:value-type="float">
            <text:p>0.331945999999999</text:p>
          </table:table-cell>
          <table:table-cell office:value-type="float" office:value="21.407166" calcext:value-type="float">
            <text:p>21.40716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080429" calcext:value-type="float">
            <text:p>322.55080429</text:p>
          </table:table-cell>
          <table:table-cell office:value-type="float" office:value="12.25495296" calcext:value-type="float">
            <text:p>12.25495296</text:p>
          </table:table-cell>
          <table:table-cell office:value-type="float" office:value="24.97665" calcext:value-type="float">
            <text:p>24.97665</text:p>
          </table:table-cell>
          <table:table-cell office:value-type="float" office:value="22.77178" calcext:value-type="float">
            <text:p>22.77178</text:p>
          </table:table-cell>
          <table:table-cell office:value-type="float" office:value="21.398552" calcext:value-type="float">
            <text:p>21.398552</text:p>
          </table:table-cell>
          <table:table-cell office:value-type="float" office:value="21.139666" calcext:value-type="float">
            <text:p>21.139666</text:p>
          </table:table-cell>
          <table:table-cell office:value-type="float" office:value="21.018808" calcext:value-type="float">
            <text:p>21.018808</text:p>
          </table:table-cell>
          <table:table-cell table:formula="of:=[.E210]-[.F210]" office:value-type="float" office:value="1.373228" calcext:value-type="float">
            <text:p>1.373228</text:p>
          </table:table-cell>
          <table:table-cell office:value-type="float" office:value="22.77178" calcext:value-type="float">
            <text:p>22.7717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224791" calcext:value-type="float">
            <text:p>322.55224791</text:p>
          </table:table-cell>
          <table:table-cell office:value-type="float" office:value="12.25566475" calcext:value-type="float">
            <text:p>12.25566475</text:p>
          </table:table-cell>
          <table:table-cell office:value-type="float" office:value="23.285902" calcext:value-type="float">
            <text:p>23.285902</text:p>
          </table:table-cell>
          <table:table-cell office:value-type="float" office:value="22.273844" calcext:value-type="float">
            <text:p>22.273844</text:p>
          </table:table-cell>
          <table:table-cell office:value-type="float" office:value="21.650185" calcext:value-type="float">
            <text:p>21.650185</text:p>
          </table:table-cell>
          <table:table-cell office:value-type="float" office:value="21.385794" calcext:value-type="float">
            <text:p>21.385794</text:p>
          </table:table-cell>
          <table:table-cell office:value-type="float" office:value="21.818224" calcext:value-type="float">
            <text:p>21.818224</text:p>
          </table:table-cell>
          <table:table-cell table:formula="of:=[.E211]-[.F211]" office:value-type="float" office:value="0.623659" calcext:value-type="float">
            <text:p>0.623659</text:p>
          </table:table-cell>
          <table:table-cell office:value-type="float" office:value="22.273844" calcext:value-type="float">
            <text:p>22.27384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26896" calcext:value-type="float">
            <text:p>322.5526896</text:p>
          </table:table-cell>
          <table:table-cell office:value-type="float" office:value="12.25596269" calcext:value-type="float">
            <text:p>12.25596269</text:p>
          </table:table-cell>
          <table:table-cell office:value-type="float" office:value="24.592297" calcext:value-type="float">
            <text:p>24.592297</text:p>
          </table:table-cell>
          <table:table-cell office:value-type="float" office:value="22.570511" calcext:value-type="float">
            <text:p>22.570511</text:p>
          </table:table-cell>
          <table:table-cell office:value-type="float" office:value="21.886215" calcext:value-type="float">
            <text:p>21.886215</text:p>
          </table:table-cell>
          <table:table-cell office:value-type="float" office:value="22.452662" calcext:value-type="float">
            <text:p>22.452662</text:p>
          </table:table-cell>
          <table:table-cell office:value-type="float" office:value="21.410046" calcext:value-type="float">
            <text:p>21.410046</text:p>
          </table:table-cell>
          <table:table-cell table:formula="of:=[.E212]-[.F212]" office:value-type="float" office:value="0.684296" calcext:value-type="float">
            <text:p>0.684296</text:p>
          </table:table-cell>
          <table:table-cell office:value-type="float" office:value="22.570511" calcext:value-type="float">
            <text:p>22.57051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38305" calcext:value-type="float">
            <text:p>322.5538305</text:p>
          </table:table-cell>
          <table:table-cell office:value-type="float" office:value="12.25844124" calcext:value-type="float">
            <text:p>12.25844124</text:p>
          </table:table-cell>
          <table:table-cell office:value-type="float" office:value="23.948902" calcext:value-type="float">
            <text:p>23.948902</text:p>
          </table:table-cell>
          <table:table-cell office:value-type="float" office:value="25.419825" calcext:value-type="float">
            <text:p>25.419825</text:p>
          </table:table-cell>
          <table:table-cell office:value-type="float" office:value="23.0016" calcext:value-type="float">
            <text:p>23.0016</text:p>
          </table:table-cell>
          <table:table-cell office:value-type="float" office:value="23.996819" calcext:value-type="float">
            <text:p>23.996819</text:p>
          </table:table-cell>
          <table:table-cell office:value-type="float" office:value="23.151722" calcext:value-type="float">
            <text:p>23.151722</text:p>
          </table:table-cell>
          <table:table-cell table:formula="of:=[.E213]-[.F213]" office:value-type="float" office:value="2.418225" calcext:value-type="float">
            <text:p>2.418225</text:p>
          </table:table-cell>
          <table:table-cell office:value-type="float" office:value="25.419825" calcext:value-type="float">
            <text:p>25.41982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342606" calcext:value-type="float">
            <text:p>322.55342606</text:p>
          </table:table-cell>
          <table:table-cell office:value-type="float" office:value="12.25664431" calcext:value-type="float">
            <text:p>12.25664431</text:p>
          </table:table-cell>
          <table:table-cell office:value-type="float" office:value="24.618607" calcext:value-type="float">
            <text:p>24.618607</text:p>
          </table:table-cell>
          <table:table-cell office:value-type="float" office:value="23.142319" calcext:value-type="float">
            <text:p>23.142319</text:p>
          </table:table-cell>
          <table:table-cell office:value-type="float" office:value="22.474808" calcext:value-type="float">
            <text:p>22.474808</text:p>
          </table:table-cell>
          <table:table-cell office:value-type="float" office:value="22.234741" calcext:value-type="float">
            <text:p>22.234741</text:p>
          </table:table-cell>
          <table:table-cell office:value-type="float" office:value="21.24299" calcext:value-type="float">
            <text:p>21.24299</text:p>
          </table:table-cell>
          <table:table-cell table:formula="of:=[.E214]-[.F214]" office:value-type="float" office:value="0.667511000000001" calcext:value-type="float">
            <text:p>0.667511000000001</text:p>
          </table:table-cell>
          <table:table-cell office:value-type="float" office:value="23.142319" calcext:value-type="float">
            <text:p>23.142319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385848" calcext:value-type="float">
            <text:p>322.48385848</text:p>
          </table:table-cell>
          <table:table-cell office:value-type="float" office:value="12.26825483" calcext:value-type="float">
            <text:p>12.26825483</text:p>
          </table:table-cell>
          <table:table-cell office:value-type="float" office:value="21.895481" calcext:value-type="float">
            <text:p>21.895481</text:p>
          </table:table-cell>
          <table:table-cell office:value-type="float" office:value="21.130758" calcext:value-type="float">
            <text:p>21.130758</text:p>
          </table:table-cell>
          <table:table-cell office:value-type="float" office:value="20.749378" calcext:value-type="float">
            <text:p>20.749378</text:p>
          </table:table-cell>
          <table:table-cell office:value-type="float" office:value="20.539749" calcext:value-type="float">
            <text:p>20.539749</text:p>
          </table:table-cell>
          <table:table-cell office:value-type="float" office:value="20.764692" calcext:value-type="float">
            <text:p>20.764692</text:p>
          </table:table-cell>
          <table:table-cell table:formula="of:=[.E215]-[.F215]" office:value-type="float" office:value="0.38138" calcext:value-type="float">
            <text:p>0.38138</text:p>
          </table:table-cell>
          <table:table-cell office:value-type="float" office:value="21.130758" calcext:value-type="float">
            <text:p>21.13075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472034" calcext:value-type="float">
            <text:p>322.48472034</text:p>
          </table:table-cell>
          <table:table-cell office:value-type="float" office:value="12.26886708" calcext:value-type="float">
            <text:p>12.26886708</text:p>
          </table:table-cell>
          <table:table-cell office:value-type="float" office:value="23.88677" calcext:value-type="float">
            <text:p>23.88677</text:p>
          </table:table-cell>
          <table:table-cell office:value-type="float" office:value="22.267796" calcext:value-type="float">
            <text:p>22.267796</text:p>
          </table:table-cell>
          <table:table-cell office:value-type="float" office:value="21.635427" calcext:value-type="float">
            <text:p>21.635427</text:p>
          </table:table-cell>
          <table:table-cell office:value-type="float" office:value="21.325417" calcext:value-type="float">
            <text:p>21.325417</text:p>
          </table:table-cell>
          <table:table-cell office:value-type="float" office:value="21.224413" calcext:value-type="float">
            <text:p>21.224413</text:p>
          </table:table-cell>
          <table:table-cell table:formula="of:=[.E216]-[.F216]" office:value-type="float" office:value="0.632369000000001" calcext:value-type="float">
            <text:p>0.632369000000001</text:p>
          </table:table-cell>
          <table:table-cell office:value-type="float" office:value="22.267796" calcext:value-type="float">
            <text:p>22.26779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517245" calcext:value-type="float">
            <text:p>322.48517245</text:p>
          </table:table-cell>
          <table:table-cell office:value-type="float" office:value="12.27496469" calcext:value-type="float">
            <text:p>12.27496469</text:p>
          </table:table-cell>
          <table:table-cell office:value-type="float" office:value="22.342035" calcext:value-type="float">
            <text:p>22.342035</text:p>
          </table:table-cell>
          <table:table-cell office:value-type="float" office:value="21.787136" calcext:value-type="float">
            <text:p>21.787136</text:p>
          </table:table-cell>
          <table:table-cell office:value-type="float" office:value="21.31354" calcext:value-type="float">
            <text:p>21.31354</text:p>
          </table:table-cell>
          <table:table-cell office:value-type="float" office:value="21.094475" calcext:value-type="float">
            <text:p>21.094475</text:p>
          </table:table-cell>
          <table:table-cell office:value-type="float" office:value="20.918304" calcext:value-type="float">
            <text:p>20.918304</text:p>
          </table:table-cell>
          <table:table-cell table:formula="of:=[.E217]-[.F217]" office:value-type="float" office:value="0.473596000000001" calcext:value-type="float">
            <text:p>0.473596000000001</text:p>
          </table:table-cell>
          <table:table-cell office:value-type="float" office:value="21.787136" calcext:value-type="float">
            <text:p>21.78713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507239" calcext:value-type="float">
            <text:p>322.48507239</text:p>
          </table:table-cell>
          <table:table-cell office:value-type="float" office:value="12.27577486" calcext:value-type="float">
            <text:p>12.27577486</text:p>
          </table:table-cell>
          <table:table-cell office:value-type="float" office:value="25.815641" calcext:value-type="float">
            <text:p>25.815641</text:p>
          </table:table-cell>
          <table:table-cell office:value-type="float" office:value="22.763792" calcext:value-type="float">
            <text:p>22.763792</text:p>
          </table:table-cell>
          <table:table-cell office:value-type="float" office:value="21.812456" calcext:value-type="float">
            <text:p>21.812456</text:p>
          </table:table-cell>
          <table:table-cell office:value-type="float" office:value="21.403063" calcext:value-type="float">
            <text:p>21.403063</text:p>
          </table:table-cell>
          <table:table-cell office:value-type="float" office:value="21.570759" calcext:value-type="float">
            <text:p>21.570759</text:p>
          </table:table-cell>
          <table:table-cell table:formula="of:=[.E218]-[.F218]" office:value-type="float" office:value="0.951335999999998" calcext:value-type="float">
            <text:p>0.951335999999998</text:p>
          </table:table-cell>
          <table:table-cell office:value-type="float" office:value="22.763792" calcext:value-type="float">
            <text:p>22.76379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712244" calcext:value-type="float">
            <text:p>322.48712244</text:p>
          </table:table-cell>
          <table:table-cell office:value-type="float" office:value="12.27348966" calcext:value-type="float">
            <text:p>12.27348966</text:p>
          </table:table-cell>
          <table:table-cell office:value-type="float" office:value="25.690456" calcext:value-type="float">
            <text:p>25.690456</text:p>
          </table:table-cell>
          <table:table-cell office:value-type="float" office:value="23.209402" calcext:value-type="float">
            <text:p>23.209402</text:p>
          </table:table-cell>
          <table:table-cell office:value-type="float" office:value="21.407188" calcext:value-type="float">
            <text:p>21.407188</text:p>
          </table:table-cell>
          <table:table-cell office:value-type="float" office:value="20.05662" calcext:value-type="float">
            <text:p>20.05662</text:p>
          </table:table-cell>
          <table:table-cell office:value-type="float" office:value="19.633759" calcext:value-type="float">
            <text:p>19.633759</text:p>
          </table:table-cell>
          <table:table-cell table:formula="of:=[.E219]-[.F219]" office:value-type="float" office:value="1.802214" calcext:value-type="float">
            <text:p>1.802214</text:p>
          </table:table-cell>
          <table:table-cell office:value-type="float" office:value="23.209402" calcext:value-type="float">
            <text:p>23.20940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757561" calcext:value-type="float">
            <text:p>322.48757561</text:p>
          </table:table-cell>
          <table:table-cell office:value-type="float" office:value="12.27361428" calcext:value-type="float">
            <text:p>12.27361428</text:p>
          </table:table-cell>
          <table:table-cell office:value-type="float" office:value="22.425478" calcext:value-type="float">
            <text:p>22.425478</text:p>
          </table:table-cell>
          <table:table-cell office:value-type="float" office:value="21.698418" calcext:value-type="float">
            <text:p>21.698418</text:p>
          </table:table-cell>
          <table:table-cell office:value-type="float" office:value="21.260262" calcext:value-type="float">
            <text:p>21.260262</text:p>
          </table:table-cell>
          <table:table-cell office:value-type="float" office:value="21.144772" calcext:value-type="float">
            <text:p>21.144772</text:p>
          </table:table-cell>
          <table:table-cell office:value-type="float" office:value="22.627665" calcext:value-type="float">
            <text:p>22.627665</text:p>
          </table:table-cell>
          <table:table-cell table:formula="of:=[.E220]-[.F220]" office:value-type="float" office:value="0.438155999999999" calcext:value-type="float">
            <text:p>0.438155999999999</text:p>
          </table:table-cell>
          <table:table-cell office:value-type="float" office:value="21.698418" calcext:value-type="float">
            <text:p>21.698418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9798101" calcext:value-type="float">
            <text:p>322.49798101</text:p>
          </table:table-cell>
          <table:table-cell office:value-type="float" office:value="12.27379567" calcext:value-type="float">
            <text:p>12.27379567</text:p>
          </table:table-cell>
          <table:table-cell office:value-type="float" office:value="22.877644" calcext:value-type="float">
            <text:p>22.877644</text:p>
          </table:table-cell>
          <table:table-cell office:value-type="float" office:value="21.644817" calcext:value-type="float">
            <text:p>21.644817</text:p>
          </table:table-cell>
          <table:table-cell office:value-type="float" office:value="21.117302" calcext:value-type="float">
            <text:p>21.117302</text:p>
          </table:table-cell>
          <table:table-cell office:value-type="float" office:value="20.998219" calcext:value-type="float">
            <text:p>20.998219</text:p>
          </table:table-cell>
          <table:table-cell office:value-type="float" office:value="20.650593" calcext:value-type="float">
            <text:p>20.650593</text:p>
          </table:table-cell>
          <table:table-cell table:formula="of:=[.E221]-[.F221]" office:value-type="float" office:value="0.527515000000001" calcext:value-type="float">
            <text:p>0.527515000000001</text:p>
          </table:table-cell>
          <table:table-cell office:value-type="float" office:value="21.644817" calcext:value-type="float">
            <text:p>21.644817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0846657" calcext:value-type="float">
            <text:p>322.50846657</text:p>
          </table:table-cell>
          <table:table-cell office:value-type="float" office:value="12.27364077" calcext:value-type="float">
            <text:p>12.27364077</text:p>
          </table:table-cell>
          <table:table-cell office:value-type="float" office:value="21.970924" calcext:value-type="float">
            <text:p>21.970924</text:p>
          </table:table-cell>
          <table:table-cell office:value-type="float" office:value="21.255674" calcext:value-type="float">
            <text:p>21.255674</text:p>
          </table:table-cell>
          <table:table-cell office:value-type="float" office:value="20.84338" calcext:value-type="float">
            <text:p>20.84338</text:p>
          </table:table-cell>
          <table:table-cell office:value-type="float" office:value="20.70911" calcext:value-type="float">
            <text:p>20.70911</text:p>
          </table:table-cell>
          <table:table-cell office:value-type="float" office:value="20.418951" calcext:value-type="float">
            <text:p>20.418951</text:p>
          </table:table-cell>
          <table:table-cell table:formula="of:=[.E222]-[.F222]" office:value-type="float" office:value="0.412293999999999" calcext:value-type="float">
            <text:p>0.412293999999999</text:p>
          </table:table-cell>
          <table:table-cell office:value-type="float" office:value="21.255674" calcext:value-type="float">
            <text:p>21.255674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733" calcext:value-type="float">
            <text:p>322.51733</text:p>
          </table:table-cell>
          <table:table-cell office:value-type="float" office:value="12.27137085" calcext:value-type="float">
            <text:p>12.27137085</text:p>
          </table:table-cell>
          <table:table-cell office:value-type="float" office:value="26.081682" calcext:value-type="float">
            <text:p>26.081682</text:p>
          </table:table-cell>
          <table:table-cell office:value-type="float" office:value="23.166727" calcext:value-type="float">
            <text:p>23.166727</text:p>
          </table:table-cell>
          <table:table-cell office:value-type="float" office:value="22.440891" calcext:value-type="float">
            <text:p>22.440891</text:p>
          </table:table-cell>
          <table:table-cell office:value-type="float" office:value="22.363726" calcext:value-type="float">
            <text:p>22.363726</text:p>
          </table:table-cell>
          <table:table-cell office:value-type="float" office:value="23.130838" calcext:value-type="float">
            <text:p>23.130838</text:p>
          </table:table-cell>
          <table:table-cell table:formula="of:=[.E223]-[.F223]" office:value-type="float" office:value="0.725836000000001" calcext:value-type="float">
            <text:p>0.725836000000001</text:p>
          </table:table-cell>
          <table:table-cell office:value-type="float" office:value="23.166727" calcext:value-type="float">
            <text:p>23.166727</text:p>
          </table:table-cell>
          <table:table-cell table:number-columns-repeated="8"/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55020878" calcext:value-type="float">
            <text:p>322.55020878</text:p>
          </table:table-cell>
          <table:table-cell office:value-type="float" office:value="12.25781961" calcext:value-type="float">
            <text:p>12.25781961</text:p>
          </table:table-cell>
          <table:table-cell office:value-type="float" office:value="24.919239" calcext:value-type="float">
            <text:p>24.919239</text:p>
          </table:table-cell>
          <table:table-cell office:value-type="float" office:value="24.718222" calcext:value-type="float">
            <text:p>24.718222</text:p>
          </table:table-cell>
          <table:table-cell office:value-type="float" office:value="22.689756" calcext:value-type="float">
            <text:p>22.689756</text:p>
          </table:table-cell>
          <table:table-cell office:value-type="float" office:value="21.266331" calcext:value-type="float">
            <text:p>21.266331</text:p>
          </table:table-cell>
          <table:table-cell office:value-type="float" office:value="20.209208" calcext:value-type="float">
            <text:p>20.209208</text:p>
          </table:table-cell>
          <table:table-cell table:formula="of:=[.E224]-[.F224]" office:value-type="float" office:value="2.028466" calcext:value-type="float">
            <text:p>2.028466</text:p>
          </table:table-cell>
          <table:table-cell office:value-type="float" office:value="24.718222" calcext:value-type="float">
            <text:p>24.718222</text:p>
          </table:table-cell>
          <table:table-cell table:number-columns-repeated="8"/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55480328" calcext:value-type="float">
            <text:p>322.55480328</text:p>
          </table:table-cell>
          <table:table-cell office:value-type="float" office:value="12.25540706" calcext:value-type="float">
            <text:p>12.25540706</text:p>
          </table:table-cell>
          <table:table-cell office:value-type="float" office:value="26.451246" calcext:value-type="float">
            <text:p>26.451246</text:p>
          </table:table-cell>
          <table:table-cell office:value-type="float" office:value="23.315744" calcext:value-type="float">
            <text:p>23.315744</text:p>
          </table:table-cell>
          <table:table-cell office:value-type="float" office:value="22.970247" calcext:value-type="float">
            <text:p>22.970247</text:p>
          </table:table-cell>
          <table:table-cell office:value-type="float" office:value="21.835657" calcext:value-type="float">
            <text:p>21.835657</text:p>
          </table:table-cell>
          <table:table-cell office:value-type="float" office:value="23.380537" calcext:value-type="float">
            <text:p>23.380537</text:p>
          </table:table-cell>
          <table:table-cell table:formula="of:=[.E225]-[.F225]" office:value-type="float" office:value="0.345496999999998" calcext:value-type="float">
            <text:p>0.345496999999998</text:p>
          </table:table-cell>
          <table:table-cell office:value-type="float" office:value="23.315744" calcext:value-type="float">
            <text:p>23.315744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713361" calcext:value-type="float">
            <text:p>322.39713361</text:p>
          </table:table-cell>
          <table:table-cell office:value-type="float" office:value="12.23562835" calcext:value-type="float">
            <text:p>12.23562835</text:p>
          </table:table-cell>
          <table:table-cell office:value-type="float" office:value="16.457006" calcext:value-type="float">
            <text:p>16.457006</text:p>
          </table:table-cell>
          <table:table-cell office:value-type="float" office:value="14.671989" calcext:value-type="float">
            <text:p>14.671989</text:p>
          </table:table-cell>
          <table:table-cell office:value-type="float" office:value="13.833679" calcext:value-type="float">
            <text:p>13.833679</text:p>
          </table:table-cell>
          <table:table-cell office:value-type="float" office:value="16.37126" calcext:value-type="float">
            <text:p>16.37126</text:p>
          </table:table-cell>
          <table:table-cell office:value-type="float" office:value="13.271091" calcext:value-type="float">
            <text:p>13.271091</text:p>
          </table:table-cell>
          <table:table-cell table:formula="of:=[.E226]-[.F226]" office:value-type="float" office:value="0.83831" calcext:value-type="float">
            <text:p>0.83831</text:p>
          </table:table-cell>
          <table:table-cell office:value-type="float" office:value="14.671989" calcext:value-type="float">
            <text:p>14.671989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019603" calcext:value-type="float">
            <text:p>322.40019603</text:p>
          </table:table-cell>
          <table:table-cell office:value-type="float" office:value="12.23556787" calcext:value-type="float">
            <text:p>12.23556787</text:p>
          </table:table-cell>
          <table:table-cell office:value-type="float" office:value="23.057095" calcext:value-type="float">
            <text:p>23.057095</text:p>
          </table:table-cell>
          <table:table-cell office:value-type="float" office:value="20.499689" calcext:value-type="float">
            <text:p>20.499689</text:p>
          </table:table-cell>
          <table:table-cell office:value-type="float" office:value="19.035557" calcext:value-type="float">
            <text:p>19.035557</text:p>
          </table:table-cell>
          <table:table-cell office:value-type="float" office:value="17.675644" calcext:value-type="float">
            <text:p>17.675644</text:p>
          </table:table-cell>
          <table:table-cell office:value-type="float" office:value="16.977278" calcext:value-type="float">
            <text:p>16.977278</text:p>
          </table:table-cell>
          <table:table-cell table:formula="of:=[.E227]-[.F227]" office:value-type="float" office:value="1.464132" calcext:value-type="float">
            <text:p>1.464132</text:p>
          </table:table-cell>
          <table:table-cell office:value-type="float" office:value="20.499689" calcext:value-type="float">
            <text:p>20.499689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191514" calcext:value-type="float">
            <text:p>322.39191514</text:p>
          </table:table-cell>
          <table:table-cell office:value-type="float" office:value="12.22727014" calcext:value-type="float">
            <text:p>12.22727014</text:p>
          </table:table-cell>
          <table:table-cell office:value-type="float" office:value="20.321398" calcext:value-type="float">
            <text:p>20.321398</text:p>
          </table:table-cell>
          <table:table-cell office:value-type="float" office:value="19.282143" calcext:value-type="float">
            <text:p>19.282143</text:p>
          </table:table-cell>
          <table:table-cell office:value-type="float" office:value="19.021114" calcext:value-type="float">
            <text:p>19.021114</text:p>
          </table:table-cell>
          <table:table-cell office:value-type="float" office:value="18.891445" calcext:value-type="float">
            <text:p>18.891445</text:p>
          </table:table-cell>
          <table:table-cell office:value-type="float" office:value="18.739359" calcext:value-type="float">
            <text:p>18.739359</text:p>
          </table:table-cell>
          <table:table-cell table:formula="of:=[.E228]-[.F228]" office:value-type="float" office:value="0.261029000000001" calcext:value-type="float">
            <text:p>0.261029000000001</text:p>
          </table:table-cell>
          <table:table-cell office:value-type="float" office:value="19.282143" calcext:value-type="float">
            <text:p>19.282143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05589" calcext:value-type="float">
            <text:p>322.4005589</text:p>
          </table:table-cell>
          <table:table-cell office:value-type="float" office:value="12.2370047" calcext:value-type="float">
            <text:p>12.2370047</text:p>
          </table:table-cell>
          <table:table-cell office:value-type="float" office:value="23.212685" calcext:value-type="float">
            <text:p>23.212685</text:p>
          </table:table-cell>
          <table:table-cell office:value-type="float" office:value="21.257223" calcext:value-type="float">
            <text:p>21.257223</text:p>
          </table:table-cell>
          <table:table-cell office:value-type="float" office:value="19.852793" calcext:value-type="float">
            <text:p>19.852793</text:p>
          </table:table-cell>
          <table:table-cell office:value-type="float" office:value="18.441532" calcext:value-type="float">
            <text:p>18.441532</text:p>
          </table:table-cell>
          <table:table-cell office:value-type="float" office:value="17.75631" calcext:value-type="float">
            <text:p>17.75631</text:p>
          </table:table-cell>
          <table:table-cell table:formula="of:=[.E229]-[.F229]" office:value-type="float" office:value="1.40443" calcext:value-type="float">
            <text:p>1.40443</text:p>
          </table:table-cell>
          <table:table-cell office:value-type="float" office:value="21.257223" calcext:value-type="float">
            <text:p>21.257223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813179" calcext:value-type="float">
            <text:p>322.39813179</text:p>
          </table:table-cell>
          <table:table-cell office:value-type="float" office:value="12.23436249" calcext:value-type="float">
            <text:p>12.23436249</text:p>
          </table:table-cell>
          <table:table-cell office:value-type="float" office:value="21.382374" calcext:value-type="float">
            <text:p>21.382374</text:p>
          </table:table-cell>
          <table:table-cell office:value-type="float" office:value="20.47821" calcext:value-type="float">
            <text:p>20.47821</text:p>
          </table:table-cell>
          <table:table-cell office:value-type="float" office:value="20.221128" calcext:value-type="float">
            <text:p>20.221128</text:p>
          </table:table-cell>
          <table:table-cell office:value-type="float" office:value="19.976025" calcext:value-type="float">
            <text:p>19.976025</text:p>
          </table:table-cell>
          <table:table-cell office:value-type="float" office:value="19.902037" calcext:value-type="float">
            <text:p>19.902037</text:p>
          </table:table-cell>
          <table:table-cell table:formula="of:=[.E230]-[.F230]" office:value-type="float" office:value="0.257082" calcext:value-type="float">
            <text:p>0.257082</text:p>
          </table:table-cell>
          <table:table-cell office:value-type="float" office:value="20.47821" calcext:value-type="float">
            <text:p>20.47821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472162" calcext:value-type="float">
            <text:p>322.39472162</text:p>
          </table:table-cell>
          <table:table-cell office:value-type="float" office:value="12.22945068" calcext:value-type="float">
            <text:p>12.22945068</text:p>
          </table:table-cell>
          <table:table-cell office:value-type="float" office:value="22.2862" calcext:value-type="float">
            <text:p>22.2862</text:p>
          </table:table-cell>
          <table:table-cell office:value-type="float" office:value="20.93541" calcext:value-type="float">
            <text:p>20.93541</text:p>
          </table:table-cell>
          <table:table-cell office:value-type="float" office:value="20.558939" calcext:value-type="float">
            <text:p>20.558939</text:p>
          </table:table-cell>
          <table:table-cell office:value-type="float" office:value="20.253727" calcext:value-type="float">
            <text:p>20.253727</text:p>
          </table:table-cell>
          <table:table-cell office:value-type="float" office:value="20.345573" calcext:value-type="float">
            <text:p>20.345573</text:p>
          </table:table-cell>
          <table:table-cell table:formula="of:=[.E231]-[.F231]" office:value-type="float" office:value="0.376471000000002" calcext:value-type="float">
            <text:p>0.376471000000002</text:p>
          </table:table-cell>
          <table:table-cell office:value-type="float" office:value="20.93541" calcext:value-type="float">
            <text:p>20.93541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58017" calcext:value-type="float">
            <text:p>322.3958017</text:p>
          </table:table-cell>
          <table:table-cell office:value-type="float" office:value="12.22966336" calcext:value-type="float">
            <text:p>12.22966336</text:p>
          </table:table-cell>
          <table:table-cell office:value-type="float" office:value="22.214142" calcext:value-type="float">
            <text:p>22.214142</text:p>
          </table:table-cell>
          <table:table-cell office:value-type="float" office:value="21.21232" calcext:value-type="float">
            <text:p>21.21232</text:p>
          </table:table-cell>
          <table:table-cell office:value-type="float" office:value="20.800411" calcext:value-type="float">
            <text:p>20.800411</text:p>
          </table:table-cell>
          <table:table-cell office:value-type="float" office:value="20.678724" calcext:value-type="float">
            <text:p>20.678724</text:p>
          </table:table-cell>
          <table:table-cell office:value-type="float" office:value="21.071232" calcext:value-type="float">
            <text:p>21.071232</text:p>
          </table:table-cell>
          <table:table-cell table:formula="of:=[.E232]-[.F232]" office:value-type="float" office:value="0.411908999999998" calcext:value-type="float">
            <text:p>0.411908999999998</text:p>
          </table:table-cell>
          <table:table-cell office:value-type="float" office:value="21.21232" calcext:value-type="float">
            <text:p>21.21232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422391" calcext:value-type="float">
            <text:p>322.39422391</text:p>
          </table:table-cell>
          <table:table-cell office:value-type="float" office:value="12.23154389" calcext:value-type="float">
            <text:p>12.23154389</text:p>
          </table:table-cell>
          <table:table-cell office:value-type="float" office:value="24.418013" calcext:value-type="float">
            <text:p>24.418013</text:p>
          </table:table-cell>
          <table:table-cell office:value-type="float" office:value="21.62385" calcext:value-type="float">
            <text:p>21.62385</text:p>
          </table:table-cell>
          <table:table-cell office:value-type="float" office:value="20.978481" calcext:value-type="float">
            <text:p>20.978481</text:p>
          </table:table-cell>
          <table:table-cell office:value-type="float" office:value="20.717587" calcext:value-type="float">
            <text:p>20.717587</text:p>
          </table:table-cell>
          <table:table-cell office:value-type="float" office:value="20.634417" calcext:value-type="float">
            <text:p>20.634417</text:p>
          </table:table-cell>
          <table:table-cell table:formula="of:=[.E233]-[.F233]" office:value-type="float" office:value="0.645369000000002" calcext:value-type="float">
            <text:p>0.645369000000002</text:p>
          </table:table-cell>
          <table:table-cell office:value-type="float" office:value="21.62385" calcext:value-type="float">
            <text:p>21.62385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207046" calcext:value-type="float">
            <text:p>322.40207046</text:p>
          </table:table-cell>
          <table:table-cell office:value-type="float" office:value="12.23443252" calcext:value-type="float">
            <text:p>12.23443252</text:p>
          </table:table-cell>
          <table:table-cell office:value-type="float" office:value="23.452978" calcext:value-type="float">
            <text:p>23.452978</text:p>
          </table:table-cell>
          <table:table-cell office:value-type="float" office:value="21.507742" calcext:value-type="float">
            <text:p>21.507742</text:p>
          </table:table-cell>
          <table:table-cell office:value-type="float" office:value="21.081179" calcext:value-type="float">
            <text:p>21.081179</text:p>
          </table:table-cell>
          <table:table-cell office:value-type="float" office:value="20.805931" calcext:value-type="float">
            <text:p>20.805931</text:p>
          </table:table-cell>
          <table:table-cell office:value-type="float" office:value="20.735996" calcext:value-type="float">
            <text:p>20.735996</text:p>
          </table:table-cell>
          <table:table-cell table:formula="of:=[.E234]-[.F234]" office:value-type="float" office:value="0.426563000000002" calcext:value-type="float">
            <text:p>0.426563000000002</text:p>
          </table:table-cell>
          <table:table-cell office:value-type="float" office:value="21.507742" calcext:value-type="float">
            <text:p>21.507742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797148" calcext:value-type="float">
            <text:p>322.39797148</text:p>
          </table:table-cell>
          <table:table-cell office:value-type="float" office:value="12.23265106" calcext:value-type="float">
            <text:p>12.23265106</text:p>
          </table:table-cell>
          <table:table-cell office:value-type="float" office:value="23.163338" calcext:value-type="float">
            <text:p>23.163338</text:p>
          </table:table-cell>
          <table:table-cell office:value-type="float" office:value="21.584215" calcext:value-type="float">
            <text:p>21.584215</text:p>
          </table:table-cell>
          <table:table-cell office:value-type="float" office:value="21.251846" calcext:value-type="float">
            <text:p>21.251846</text:p>
          </table:table-cell>
          <table:table-cell office:value-type="float" office:value="20.913883" calcext:value-type="float">
            <text:p>20.913883</text:p>
          </table:table-cell>
          <table:table-cell office:value-type="float" office:value="20.822918" calcext:value-type="float">
            <text:p>20.822918</text:p>
          </table:table-cell>
          <table:table-cell table:formula="of:=[.E235]-[.F235]" office:value-type="float" office:value="0.332369" calcext:value-type="float">
            <text:p>0.332369</text:p>
          </table:table-cell>
          <table:table-cell office:value-type="float" office:value="21.584215" calcext:value-type="float">
            <text:p>21.584215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255116" calcext:value-type="float">
            <text:p>322.40255116</text:p>
          </table:table-cell>
          <table:table-cell office:value-type="float" office:value="12.24398682" calcext:value-type="float">
            <text:p>12.24398682</text:p>
          </table:table-cell>
          <table:table-cell office:value-type="float" office:value="20.374918" calcext:value-type="float">
            <text:p>20.374918</text:p>
          </table:table-cell>
          <table:table-cell office:value-type="float" office:value="19.448879" calcext:value-type="float">
            <text:p>19.448879</text:p>
          </table:table-cell>
          <table:table-cell office:value-type="float" office:value="19.169701" calcext:value-type="float">
            <text:p>19.169701</text:p>
          </table:table-cell>
          <table:table-cell office:value-type="float" office:value="19.032536" calcext:value-type="float">
            <text:p>19.032536</text:p>
          </table:table-cell>
          <table:table-cell office:value-type="float" office:value="18.985016" calcext:value-type="float">
            <text:p>18.985016</text:p>
          </table:table-cell>
          <table:table-cell table:formula="of:=[.E236]-[.F236]" office:value-type="float" office:value="0.279178000000002" calcext:value-type="float">
            <text:p>0.279178000000002</text:p>
          </table:table-cell>
          <table:table-cell office:value-type="float" office:value="19.448879" calcext:value-type="float">
            <text:p>19.448879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236251" calcext:value-type="float">
            <text:p>322.40236251</text:p>
          </table:table-cell>
          <table:table-cell office:value-type="float" office:value="12.24184791" calcext:value-type="float">
            <text:p>12.24184791</text:p>
          </table:table-cell>
          <table:table-cell office:value-type="float" office:value="20.694006" calcext:value-type="float">
            <text:p>20.694006</text:p>
          </table:table-cell>
          <table:table-cell office:value-type="float" office:value="19.745132" calcext:value-type="float">
            <text:p>19.745132</text:p>
          </table:table-cell>
          <table:table-cell office:value-type="float" office:value="19.456974" calcext:value-type="float">
            <text:p>19.456974</text:p>
          </table:table-cell>
          <table:table-cell office:value-type="float" office:value="19.375944" calcext:value-type="float">
            <text:p>19.375944</text:p>
          </table:table-cell>
          <table:table-cell office:value-type="float" office:value="19.339167" calcext:value-type="float">
            <text:p>19.339167</text:p>
          </table:table-cell>
          <table:table-cell table:formula="of:=[.E237]-[.F237]" office:value-type="float" office:value="0.288158000000003" calcext:value-type="float">
            <text:p>0.288158000000003</text:p>
          </table:table-cell>
          <table:table-cell office:value-type="float" office:value="19.745132" calcext:value-type="float">
            <text:p>19.745132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92542" calcext:value-type="float">
            <text:p>322.4092542</text:p>
          </table:table-cell>
          <table:table-cell office:value-type="float" office:value="12.24570522" calcext:value-type="float">
            <text:p>12.24570522</text:p>
          </table:table-cell>
          <table:table-cell office:value-type="float" office:value="21.212906" calcext:value-type="float">
            <text:p>21.212906</text:p>
          </table:table-cell>
          <table:table-cell office:value-type="float" office:value="20.293798" calcext:value-type="float">
            <text:p>20.293798</text:p>
          </table:table-cell>
          <table:table-cell office:value-type="float" office:value="19.964062" calcext:value-type="float">
            <text:p>19.964062</text:p>
          </table:table-cell>
          <table:table-cell office:value-type="float" office:value="19.88689" calcext:value-type="float">
            <text:p>19.88689</text:p>
          </table:table-cell>
          <table:table-cell office:value-type="float" office:value="19.767057" calcext:value-type="float">
            <text:p>19.767057</text:p>
          </table:table-cell>
          <table:table-cell table:formula="of:=[.E238]-[.F238]" office:value-type="float" office:value="0.329736" calcext:value-type="float">
            <text:p>0.329736</text:p>
          </table:table-cell>
          <table:table-cell office:value-type="float" office:value="20.293798" calcext:value-type="float">
            <text:p>20.293798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1137036" calcext:value-type="float">
            <text:p>322.41137036</text:p>
          </table:table-cell>
          <table:table-cell office:value-type="float" office:value="12.24547941" calcext:value-type="float">
            <text:p>12.24547941</text:p>
          </table:table-cell>
          <table:table-cell office:value-type="float" office:value="20.904776" calcext:value-type="float">
            <text:p>20.904776</text:p>
          </table:table-cell>
          <table:table-cell office:value-type="float" office:value="19.960751" calcext:value-type="float">
            <text:p>19.960751</text:p>
          </table:table-cell>
          <table:table-cell office:value-type="float" office:value="19.611998" calcext:value-type="float">
            <text:p>19.611998</text:p>
          </table:table-cell>
          <table:table-cell office:value-type="float" office:value="19.411482" calcext:value-type="float">
            <text:p>19.411482</text:p>
          </table:table-cell>
          <table:table-cell office:value-type="float" office:value="19.314779" calcext:value-type="float">
            <text:p>19.314779</text:p>
          </table:table-cell>
          <table:table-cell table:formula="of:=[.E239]-[.F239]" office:value-type="float" office:value="0.348752999999999" calcext:value-type="float">
            <text:p>0.348752999999999</text:p>
          </table:table-cell>
          <table:table-cell office:value-type="float" office:value="19.960751" calcext:value-type="float">
            <text:p>19.960751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487087" calcext:value-type="float">
            <text:p>322.40487087</text:p>
          </table:table-cell>
          <table:table-cell office:value-type="float" office:value="12.24469355" calcext:value-type="float">
            <text:p>12.24469355</text:p>
          </table:table-cell>
          <table:table-cell office:value-type="float" office:value="21.241587" calcext:value-type="float">
            <text:p>21.241587</text:p>
          </table:table-cell>
          <table:table-cell office:value-type="float" office:value="20.515728" calcext:value-type="float">
            <text:p>20.515728</text:p>
          </table:table-cell>
          <table:table-cell office:value-type="float" office:value="20.104731" calcext:value-type="float">
            <text:p>20.104731</text:p>
          </table:table-cell>
          <table:table-cell office:value-type="float" office:value="19.873503" calcext:value-type="float">
            <text:p>19.873503</text:p>
          </table:table-cell>
          <table:table-cell office:value-type="float" office:value="19.937807" calcext:value-type="float">
            <text:p>19.937807</text:p>
          </table:table-cell>
          <table:table-cell table:formula="of:=[.E240]-[.F240]" office:value-type="float" office:value="0.410996999999998" calcext:value-type="float">
            <text:p>0.410996999999998</text:p>
          </table:table-cell>
          <table:table-cell office:value-type="float" office:value="20.515728" calcext:value-type="float">
            <text:p>20.515728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041796" calcext:value-type="float">
            <text:p>322.40041796</text:p>
          </table:table-cell>
          <table:table-cell office:value-type="float" office:value="12.24198675" calcext:value-type="float">
            <text:p>12.24198675</text:p>
          </table:table-cell>
          <table:table-cell office:value-type="float" office:value="21.30481" calcext:value-type="float">
            <text:p>21.30481</text:p>
          </table:table-cell>
          <table:table-cell office:value-type="float" office:value="20.794981" calcext:value-type="float">
            <text:p>20.794981</text:p>
          </table:table-cell>
          <table:table-cell office:value-type="float" office:value="20.452194" calcext:value-type="float">
            <text:p>20.452194</text:p>
          </table:table-cell>
          <table:table-cell office:value-type="float" office:value="20.2616" calcext:value-type="float">
            <text:p>20.2616</text:p>
          </table:table-cell>
          <table:table-cell office:value-type="float" office:value="20.48938" calcext:value-type="float">
            <text:p>20.48938</text:p>
          </table:table-cell>
          <table:table-cell table:formula="of:=[.E241]-[.F241]" office:value-type="float" office:value="0.342787000000001" calcext:value-type="float">
            <text:p>0.342787000000001</text:p>
          </table:table-cell>
          <table:table-cell office:value-type="float" office:value="20.794981" calcext:value-type="float">
            <text:p>20.794981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1008377" calcext:value-type="float">
            <text:p>322.41008377</text:p>
          </table:table-cell>
          <table:table-cell office:value-type="float" office:value="12.24782293" calcext:value-type="float">
            <text:p>12.24782293</text:p>
          </table:table-cell>
          <table:table-cell office:value-type="float" office:value="22.336061" calcext:value-type="float">
            <text:p>22.336061</text:p>
          </table:table-cell>
          <table:table-cell office:value-type="float" office:value="21.235882" calcext:value-type="float">
            <text:p>21.235882</text:p>
          </table:table-cell>
          <table:table-cell office:value-type="float" office:value="20.91186" calcext:value-type="float">
            <text:p>20.91186</text:p>
          </table:table-cell>
          <table:table-cell office:value-type="float" office:value="20.599714" calcext:value-type="float">
            <text:p>20.599714</text:p>
          </table:table-cell>
          <table:table-cell office:value-type="float" office:value="20.823652" calcext:value-type="float">
            <text:p>20.823652</text:p>
          </table:table-cell>
          <table:table-cell table:formula="of:=[.E242]-[.F242]" office:value-type="float" office:value="0.324021999999999" calcext:value-type="float">
            <text:p>0.324021999999999</text:p>
          </table:table-cell>
          <table:table-cell office:value-type="float" office:value="21.235882" calcext:value-type="float">
            <text:p>21.235882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1443235" calcext:value-type="float">
            <text:p>322.41443235</text:p>
          </table:table-cell>
          <table:table-cell office:value-type="float" office:value="12.25184394" calcext:value-type="float">
            <text:p>12.25184394</text:p>
          </table:table-cell>
          <table:table-cell office:value-type="float" office:value="18.391872" calcext:value-type="float">
            <text:p>18.391872</text:p>
          </table:table-cell>
          <table:table-cell office:value-type="float" office:value="16.33725" calcext:value-type="float">
            <text:p>16.33725</text:p>
          </table:table-cell>
          <table:table-cell office:value-type="float" office:value="15.530313" calcext:value-type="float">
            <text:p>15.530313</text:p>
          </table:table-cell>
          <table:table-cell office:value-type="float" office:value="15.248999" calcext:value-type="float">
            <text:p>15.248999</text:p>
          </table:table-cell>
          <table:table-cell office:value-type="float" office:value="15.099246" calcext:value-type="float">
            <text:p>15.099246</text:p>
          </table:table-cell>
          <table:table-cell table:formula="of:=[.E243]-[.F243]" office:value-type="float" office:value="0.806937000000001" calcext:value-type="float">
            <text:p>0.806937000000001</text:p>
          </table:table-cell>
          <table:table-cell office:value-type="float" office:value="16.33725" calcext:value-type="float">
            <text:p>16.3372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940308" calcext:value-type="float">
            <text:p>322.41940308</text:p>
          </table:table-cell>
          <table:table-cell office:value-type="float" office:value="12.26018209" calcext:value-type="float">
            <text:p>12.26018209</text:p>
          </table:table-cell>
          <table:table-cell office:value-type="float" office:value="22.585657" calcext:value-type="float">
            <text:p>22.585657</text:p>
          </table:table-cell>
          <table:table-cell office:value-type="float" office:value="21.420027" calcext:value-type="float">
            <text:p>21.420027</text:p>
          </table:table-cell>
          <table:table-cell office:value-type="float" office:value="20.99332" calcext:value-type="float">
            <text:p>20.99332</text:p>
          </table:table-cell>
          <table:table-cell office:value-type="float" office:value="20.792376" calcext:value-type="float">
            <text:p>20.792376</text:p>
          </table:table-cell>
          <table:table-cell office:value-type="float" office:value="20.616222" calcext:value-type="float">
            <text:p>20.616222</text:p>
          </table:table-cell>
          <table:table-cell table:formula="of:=[.E244]-[.F244]" office:value-type="float" office:value="0.426707" calcext:value-type="float">
            <text:p>0.426707</text:p>
          </table:table-cell>
          <table:table-cell office:value-type="float" office:value="21.420027" calcext:value-type="float">
            <text:p>21.420027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006047" calcext:value-type="float">
            <text:p>322.42006047</text:p>
          </table:table-cell>
          <table:table-cell office:value-type="float" office:value="12.25967304" calcext:value-type="float">
            <text:p>12.25967304</text:p>
          </table:table-cell>
          <table:table-cell office:value-type="float" office:value="23.199789" calcext:value-type="float">
            <text:p>23.199789</text:p>
          </table:table-cell>
          <table:table-cell office:value-type="float" office:value="23.327597" calcext:value-type="float">
            <text:p>23.327597</text:p>
          </table:table-cell>
          <table:table-cell office:value-type="float" office:value="22.263031" calcext:value-type="float">
            <text:p>22.263031</text:p>
          </table:table-cell>
          <table:table-cell office:value-type="float" office:value="21.670523" calcext:value-type="float">
            <text:p>21.670523</text:p>
          </table:table-cell>
          <table:table-cell office:value-type="float" office:value="22.481266" calcext:value-type="float">
            <text:p>22.481266</text:p>
          </table:table-cell>
          <table:table-cell table:formula="of:=[.E245]-[.F245]" office:value-type="float" office:value="1.064566" calcext:value-type="float">
            <text:p>1.064566</text:p>
          </table:table-cell>
          <table:table-cell office:value-type="float" office:value="23.327597" calcext:value-type="float">
            <text:p>23.327597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163472" calcext:value-type="float">
            <text:p>322.43163472</text:p>
          </table:table-cell>
          <table:table-cell office:value-type="float" office:value="12.26311522" calcext:value-type="float">
            <text:p>12.26311522</text:p>
          </table:table-cell>
          <table:table-cell office:value-type="float" office:value="16.487925" calcext:value-type="float">
            <text:p>16.487925</text:p>
          </table:table-cell>
          <table:table-cell office:value-type="float" office:value="14.760236" calcext:value-type="float">
            <text:p>14.760236</text:p>
          </table:table-cell>
          <table:table-cell office:value-type="float" office:value="13.969902" calcext:value-type="float">
            <text:p>13.969902</text:p>
          </table:table-cell>
          <table:table-cell office:value-type="float" office:value="13.889987" calcext:value-type="float">
            <text:p>13.889987</text:p>
          </table:table-cell>
          <table:table-cell office:value-type="float" office:value="13.385555" calcext:value-type="float">
            <text:p>13.385555</text:p>
          </table:table-cell>
          <table:table-cell table:formula="of:=[.E246]-[.F246]" office:value-type="float" office:value="0.790334" calcext:value-type="float">
            <text:p>0.790334</text:p>
          </table:table-cell>
          <table:table-cell office:value-type="float" office:value="14.760236" calcext:value-type="float">
            <text:p>14.76023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924814" calcext:value-type="float">
            <text:p>322.42924814</text:p>
          </table:table-cell>
          <table:table-cell office:value-type="float" office:value="12.25982341" calcext:value-type="float">
            <text:p>12.25982341</text:p>
          </table:table-cell>
          <table:table-cell office:value-type="float" office:value="20.698767" calcext:value-type="float">
            <text:p>20.698767</text:p>
          </table:table-cell>
          <table:table-cell office:value-type="float" office:value="19.671278" calcext:value-type="float">
            <text:p>19.671278</text:p>
          </table:table-cell>
          <table:table-cell office:value-type="float" office:value="19.362753" calcext:value-type="float">
            <text:p>19.362753</text:p>
          </table:table-cell>
          <table:table-cell office:value-type="float" office:value="19.2376" calcext:value-type="float">
            <text:p>19.2376</text:p>
          </table:table-cell>
          <table:table-cell office:value-type="float" office:value="19.2202" calcext:value-type="float">
            <text:p>19.2202</text:p>
          </table:table-cell>
          <table:table-cell table:formula="of:=[.E247]-[.F247]" office:value-type="float" office:value="0.308524999999999" calcext:value-type="float">
            <text:p>0.308524999999999</text:p>
          </table:table-cell>
          <table:table-cell office:value-type="float" office:value="19.671278" calcext:value-type="float">
            <text:p>19.671278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053279" calcext:value-type="float">
            <text:p>322.43053279</text:p>
          </table:table-cell>
          <table:table-cell office:value-type="float" office:value="12.26715592" calcext:value-type="float">
            <text:p>12.26715592</text:p>
          </table:table-cell>
          <table:table-cell office:value-type="float" office:value="21.0469" calcext:value-type="float">
            <text:p>21.0469</text:p>
          </table:table-cell>
          <table:table-cell office:value-type="float" office:value="20.267313" calcext:value-type="float">
            <text:p>20.267313</text:p>
          </table:table-cell>
          <table:table-cell office:value-type="float" office:value="19.90136" calcext:value-type="float">
            <text:p>19.90136</text:p>
          </table:table-cell>
          <table:table-cell office:value-type="float" office:value="19.765417" calcext:value-type="float">
            <text:p>19.765417</text:p>
          </table:table-cell>
          <table:table-cell office:value-type="float" office:value="19.917528" calcext:value-type="float">
            <text:p>19.917528</text:p>
          </table:table-cell>
          <table:table-cell table:formula="of:=[.E248]-[.F248]" office:value-type="float" office:value="0.365953000000001" calcext:value-type="float">
            <text:p>0.365953000000001</text:p>
          </table:table-cell>
          <table:table-cell office:value-type="float" office:value="20.267313" calcext:value-type="float">
            <text:p>20.26731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595847" calcext:value-type="float">
            <text:p>322.42595847</text:p>
          </table:table-cell>
          <table:table-cell office:value-type="float" office:value="12.25716611" calcext:value-type="float">
            <text:p>12.25716611</text:p>
          </table:table-cell>
          <table:table-cell office:value-type="float" office:value="21.343025" calcext:value-type="float">
            <text:p>21.343025</text:p>
          </table:table-cell>
          <table:table-cell office:value-type="float" office:value="20.340031" calcext:value-type="float">
            <text:p>20.340031</text:p>
          </table:table-cell>
          <table:table-cell office:value-type="float" office:value="19.993982" calcext:value-type="float">
            <text:p>19.993982</text:p>
          </table:table-cell>
          <table:table-cell office:value-type="float" office:value="19.850067" calcext:value-type="float">
            <text:p>19.850067</text:p>
          </table:table-cell>
          <table:table-cell office:value-type="float" office:value="19.84395" calcext:value-type="float">
            <text:p>19.84395</text:p>
          </table:table-cell>
          <table:table-cell table:formula="of:=[.E249]-[.F249]" office:value-type="float" office:value="0.346049000000001" calcext:value-type="float">
            <text:p>0.346049000000001</text:p>
          </table:table-cell>
          <table:table-cell office:value-type="float" office:value="20.340031" calcext:value-type="float">
            <text:p>20.340031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799607" calcext:value-type="float">
            <text:p>322.42799607</text:p>
          </table:table-cell>
          <table:table-cell office:value-type="float" office:value="12.25777999" calcext:value-type="float">
            <text:p>12.25777999</text:p>
          </table:table-cell>
          <table:table-cell office:value-type="float" office:value="21.37286" calcext:value-type="float">
            <text:p>21.37286</text:p>
          </table:table-cell>
          <table:table-cell office:value-type="float" office:value="20.641119" calcext:value-type="float">
            <text:p>20.641119</text:p>
          </table:table-cell>
          <table:table-cell office:value-type="float" office:value="20.362753" calcext:value-type="float">
            <text:p>20.362753</text:p>
          </table:table-cell>
          <table:table-cell office:value-type="float" office:value="20.131477" calcext:value-type="float">
            <text:p>20.131477</text:p>
          </table:table-cell>
          <table:table-cell office:value-type="float" office:value="20.070959" calcext:value-type="float">
            <text:p>20.070959</text:p>
          </table:table-cell>
          <table:table-cell table:formula="of:=[.E250]-[.F250]" office:value-type="float" office:value="0.278365999999998" calcext:value-type="float">
            <text:p>0.278365999999998</text:p>
          </table:table-cell>
          <table:table-cell office:value-type="float" office:value="20.641119" calcext:value-type="float">
            <text:p>20.64111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160255" calcext:value-type="float">
            <text:p>322.42160255</text:p>
          </table:table-cell>
          <table:table-cell office:value-type="float" office:value="12.25827201" calcext:value-type="float">
            <text:p>12.25827201</text:p>
          </table:table-cell>
          <table:table-cell office:value-type="float" office:value="22.302763" calcext:value-type="float">
            <text:p>22.302763</text:p>
          </table:table-cell>
          <table:table-cell office:value-type="float" office:value="21.166233" calcext:value-type="float">
            <text:p>21.166233</text:p>
          </table:table-cell>
          <table:table-cell office:value-type="float" office:value="20.686934" calcext:value-type="float">
            <text:p>20.686934</text:p>
          </table:table-cell>
          <table:table-cell office:value-type="float" office:value="20.489664" calcext:value-type="float">
            <text:p>20.489664</text:p>
          </table:table-cell>
          <table:table-cell office:value-type="float" office:value="20.279007" calcext:value-type="float">
            <text:p>20.279007</text:p>
          </table:table-cell>
          <table:table-cell table:formula="of:=[.E251]-[.F251]" office:value-type="float" office:value="0.479298999999998" calcext:value-type="float">
            <text:p>0.479298999999998</text:p>
          </table:table-cell>
          <table:table-cell office:value-type="float" office:value="21.166233" calcext:value-type="float">
            <text:p>21.16623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292489" calcext:value-type="float">
            <text:p>322.42292489</text:p>
          </table:table-cell>
          <table:table-cell office:value-type="float" office:value="12.25808205" calcext:value-type="float">
            <text:p>12.25808205</text:p>
          </table:table-cell>
          <table:table-cell office:value-type="float" office:value="22.047735" calcext:value-type="float">
            <text:p>22.047735</text:p>
          </table:table-cell>
          <table:table-cell office:value-type="float" office:value="21.223654" calcext:value-type="float">
            <text:p>21.223654</text:p>
          </table:table-cell>
          <table:table-cell office:value-type="float" office:value="20.784748" calcext:value-type="float">
            <text:p>20.784748</text:p>
          </table:table-cell>
          <table:table-cell office:value-type="float" office:value="20.627111" calcext:value-type="float">
            <text:p>20.627111</text:p>
          </table:table-cell>
          <table:table-cell office:value-type="float" office:value="20.567135" calcext:value-type="float">
            <text:p>20.567135</text:p>
          </table:table-cell>
          <table:table-cell table:formula="of:=[.E252]-[.F252]" office:value-type="float" office:value="0.438905999999999" calcext:value-type="float">
            <text:p>0.438905999999999</text:p>
          </table:table-cell>
          <table:table-cell office:value-type="float" office:value="21.223654" calcext:value-type="float">
            <text:p>21.22365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489437" calcext:value-type="float">
            <text:p>322.44489437</text:p>
          </table:table-cell>
          <table:table-cell office:value-type="float" office:value="12.27157693" calcext:value-type="float">
            <text:p>12.27157693</text:p>
          </table:table-cell>
          <table:table-cell office:value-type="float" office:value="18.178925" calcext:value-type="float">
            <text:p>18.178925</text:p>
          </table:table-cell>
          <table:table-cell office:value-type="float" office:value="16.853802" calcext:value-type="float">
            <text:p>16.853802</text:p>
          </table:table-cell>
          <table:table-cell office:value-type="float" office:value="16.266937" calcext:value-type="float">
            <text:p>16.266937</text:p>
          </table:table-cell>
          <table:table-cell office:value-type="float" office:value="15.998499" calcext:value-type="float">
            <text:p>15.998499</text:p>
          </table:table-cell>
          <table:table-cell office:value-type="float" office:value="15.829023" calcext:value-type="float">
            <text:p>15.829023</text:p>
          </table:table-cell>
          <table:table-cell table:formula="of:=[.E253]-[.F253]" office:value-type="float" office:value="0.586865000000003" calcext:value-type="float">
            <text:p>0.586865000000003</text:p>
          </table:table-cell>
          <table:table-cell office:value-type="float" office:value="16.853802" calcext:value-type="float">
            <text:p>16.853802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645477" calcext:value-type="float">
            <text:p>322.44645477</text:p>
          </table:table-cell>
          <table:table-cell office:value-type="float" office:value="12.27443183" calcext:value-type="float">
            <text:p>12.27443183</text:p>
          </table:table-cell>
          <table:table-cell office:value-type="float" office:value="19.996323" calcext:value-type="float">
            <text:p>19.996323</text:p>
          </table:table-cell>
          <table:table-cell office:value-type="float" office:value="19.023077" calcext:value-type="float">
            <text:p>19.023077</text:p>
          </table:table-cell>
          <table:table-cell office:value-type="float" office:value="18.67034" calcext:value-type="float">
            <text:p>18.67034</text:p>
          </table:table-cell>
          <table:table-cell office:value-type="float" office:value="18.495575" calcext:value-type="float">
            <text:p>18.495575</text:p>
          </table:table-cell>
          <table:table-cell office:value-type="float" office:value="18.462612" calcext:value-type="float">
            <text:p>18.462612</text:p>
          </table:table-cell>
          <table:table-cell table:formula="of:=[.E254]-[.F254]" office:value-type="float" office:value="0.352737000000001" calcext:value-type="float">
            <text:p>0.352737000000001</text:p>
          </table:table-cell>
          <table:table-cell office:value-type="float" office:value="19.023077" calcext:value-type="float">
            <text:p>19.023077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961731" calcext:value-type="float">
            <text:p>322.44961731</text:p>
          </table:table-cell>
          <table:table-cell office:value-type="float" office:value="12.27212586" calcext:value-type="float">
            <text:p>12.27212586</text:p>
          </table:table-cell>
          <table:table-cell office:value-type="float" office:value="26.067562" calcext:value-type="float">
            <text:p>26.067562</text:p>
          </table:table-cell>
          <table:table-cell office:value-type="float" office:value="21.850006" calcext:value-type="float">
            <text:p>21.850006</text:p>
          </table:table-cell>
          <table:table-cell office:value-type="float" office:value="20.548697" calcext:value-type="float">
            <text:p>20.548697</text:p>
          </table:table-cell>
          <table:table-cell office:value-type="float" office:value="19.141598" calcext:value-type="float">
            <text:p>19.141598</text:p>
          </table:table-cell>
          <table:table-cell office:value-type="float" office:value="18.416946" calcext:value-type="float">
            <text:p>18.416946</text:p>
          </table:table-cell>
          <table:table-cell table:formula="of:=[.E255]-[.F255]" office:value-type="float" office:value="1.301309" calcext:value-type="float">
            <text:p>1.301309</text:p>
          </table:table-cell>
          <table:table-cell office:value-type="float" office:value="21.850006" calcext:value-type="float">
            <text:p>21.85000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934304" calcext:value-type="float">
            <text:p>322.44934304</text:p>
          </table:table-cell>
          <table:table-cell office:value-type="float" office:value="12.27608572" calcext:value-type="float">
            <text:p>12.27608572</text:p>
          </table:table-cell>
          <table:table-cell office:value-type="float" office:value="21.160473" calcext:value-type="float">
            <text:p>21.160473</text:p>
          </table:table-cell>
          <table:table-cell office:value-type="float" office:value="20.157087" calcext:value-type="float">
            <text:p>20.157087</text:p>
          </table:table-cell>
          <table:table-cell office:value-type="float" office:value="19.805645" calcext:value-type="float">
            <text:p>19.805645</text:p>
          </table:table-cell>
          <table:table-cell office:value-type="float" office:value="19.638409" calcext:value-type="float">
            <text:p>19.638409</text:p>
          </table:table-cell>
          <table:table-cell office:value-type="float" office:value="19.533764" calcext:value-type="float">
            <text:p>19.533764</text:p>
          </table:table-cell>
          <table:table-cell table:formula="of:=[.E256]-[.F256]" office:value-type="float" office:value="0.351442000000002" calcext:value-type="float">
            <text:p>0.351442000000002</text:p>
          </table:table-cell>
          <table:table-cell office:value-type="float" office:value="20.157087" calcext:value-type="float">
            <text:p>20.157087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656365" calcext:value-type="float">
            <text:p>322.44656365</text:p>
          </table:table-cell>
          <table:table-cell office:value-type="float" office:value="12.26799759" calcext:value-type="float">
            <text:p>12.26799759</text:p>
          </table:table-cell>
          <table:table-cell office:value-type="float" office:value="21.642908" calcext:value-type="float">
            <text:p>21.642908</text:p>
          </table:table-cell>
          <table:table-cell office:value-type="float" office:value="20.629602" calcext:value-type="float">
            <text:p>20.629602</text:p>
          </table:table-cell>
          <table:table-cell office:value-type="float" office:value="20.207806" calcext:value-type="float">
            <text:p>20.207806</text:p>
          </table:table-cell>
          <table:table-cell office:value-type="float" office:value="19.953676" calcext:value-type="float">
            <text:p>19.953676</text:p>
          </table:table-cell>
          <table:table-cell office:value-type="float" office:value="19.926167" calcext:value-type="float">
            <text:p>19.926167</text:p>
          </table:table-cell>
          <table:table-cell table:formula="of:=[.E257]-[.F257]" office:value-type="float" office:value="0.421795999999997" calcext:value-type="float">
            <text:p>0.421795999999997</text:p>
          </table:table-cell>
          <table:table-cell office:value-type="float" office:value="20.629602" calcext:value-type="float">
            <text:p>20.629602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841553" calcext:value-type="float">
            <text:p>322.44841553</text:p>
          </table:table-cell>
          <table:table-cell office:value-type="float" office:value="12.27533268" calcext:value-type="float">
            <text:p>12.27533268</text:p>
          </table:table-cell>
          <table:table-cell office:value-type="float" office:value="21.748077" calcext:value-type="float">
            <text:p>21.748077</text:p>
          </table:table-cell>
          <table:table-cell office:value-type="float" office:value="20.968134" calcext:value-type="float">
            <text:p>20.968134</text:p>
          </table:table-cell>
          <table:table-cell office:value-type="float" office:value="20.612139" calcext:value-type="float">
            <text:p>20.612139</text:p>
          </table:table-cell>
          <table:table-cell office:value-type="float" office:value="20.34104" calcext:value-type="float">
            <text:p>20.34104</text:p>
          </table:table-cell>
          <table:table-cell office:value-type="float" office:value="20.312931" calcext:value-type="float">
            <text:p>20.312931</text:p>
          </table:table-cell>
          <table:table-cell table:formula="of:=[.E258]-[.F258]" office:value-type="float" office:value="0.355995" calcext:value-type="float">
            <text:p>0.355995</text:p>
          </table:table-cell>
          <table:table-cell office:value-type="float" office:value="20.968134" calcext:value-type="float">
            <text:p>20.96813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6898542" calcext:value-type="float">
            <text:p>322.46898542</text:p>
          </table:table-cell>
          <table:table-cell office:value-type="float" office:value="12.27807481" calcext:value-type="float">
            <text:p>12.27807481</text:p>
          </table:table-cell>
          <table:table-cell office:value-type="float" office:value="19.233538" calcext:value-type="float">
            <text:p>19.233538</text:p>
          </table:table-cell>
          <table:table-cell office:value-type="float" office:value="18.017792" calcext:value-type="float">
            <text:p>18.017792</text:p>
          </table:table-cell>
          <table:table-cell office:value-type="float" office:value="17.488987" calcext:value-type="float">
            <text:p>17.488987</text:p>
          </table:table-cell>
          <table:table-cell office:value-type="float" office:value="17.222252" calcext:value-type="float">
            <text:p>17.222252</text:p>
          </table:table-cell>
          <table:table-cell office:value-type="float" office:value="17.097179" calcext:value-type="float">
            <text:p>17.097179</text:p>
          </table:table-cell>
          <table:table-cell table:formula="of:=[.E259]-[.F259]" office:value-type="float" office:value="0.528804999999998" calcext:value-type="float">
            <text:p>0.528804999999998</text:p>
          </table:table-cell>
          <table:table-cell office:value-type="float" office:value="18.017792" calcext:value-type="float">
            <text:p>18.017792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745872" calcext:value-type="float">
            <text:p>322.47745872</text:p>
          </table:table-cell>
          <table:table-cell office:value-type="float" office:value="12.277073" calcext:value-type="float">
            <text:p>12.277073</text:p>
          </table:table-cell>
          <table:table-cell office:value-type="float" office:value="20.027843" calcext:value-type="float">
            <text:p>20.027843</text:p>
          </table:table-cell>
          <table:table-cell office:value-type="float" office:value="19.025148" calcext:value-type="float">
            <text:p>19.025148</text:p>
          </table:table-cell>
          <table:table-cell office:value-type="float" office:value="18.723316" calcext:value-type="float">
            <text:p>18.723316</text:p>
          </table:table-cell>
          <table:table-cell office:value-type="float" office:value="18.533468" calcext:value-type="float">
            <text:p>18.533468</text:p>
          </table:table-cell>
          <table:table-cell office:value-type="float" office:value="18.508289" calcext:value-type="float">
            <text:p>18.508289</text:p>
          </table:table-cell>
          <table:table-cell table:formula="of:=[.E260]-[.F260]" office:value-type="float" office:value="0.301832000000001" calcext:value-type="float">
            <text:p>0.301832000000001</text:p>
          </table:table-cell>
          <table:table-cell office:value-type="float" office:value="19.025148" calcext:value-type="float">
            <text:p>19.025148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080638" calcext:value-type="float">
            <text:p>322.47080638</text:p>
          </table:table-cell>
          <table:table-cell office:value-type="float" office:value="12.27586351" calcext:value-type="float">
            <text:p>12.27586351</text:p>
          </table:table-cell>
          <table:table-cell office:value-type="float" office:value="20.441706" calcext:value-type="float">
            <text:p>20.441706</text:p>
          </table:table-cell>
          <table:table-cell office:value-type="float" office:value="19.536926" calcext:value-type="float">
            <text:p>19.536926</text:p>
          </table:table-cell>
          <table:table-cell office:value-type="float" office:value="19.259113" calcext:value-type="float">
            <text:p>19.259113</text:p>
          </table:table-cell>
          <table:table-cell office:value-type="float" office:value="19.126637" calcext:value-type="float">
            <text:p>19.126637</text:p>
          </table:table-cell>
          <table:table-cell office:value-type="float" office:value="18.938822" calcext:value-type="float">
            <text:p>18.938822</text:p>
          </table:table-cell>
          <table:table-cell table:formula="of:=[.E261]-[.F261]" office:value-type="float" office:value="0.277813000000002" calcext:value-type="float">
            <text:p>0.277813000000002</text:p>
          </table:table-cell>
          <table:table-cell office:value-type="float" office:value="19.536926" calcext:value-type="float">
            <text:p>19.53692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069293" calcext:value-type="float">
            <text:p>322.47069293</text:p>
          </table:table-cell>
          <table:table-cell office:value-type="float" office:value="12.27927331" calcext:value-type="float">
            <text:p>12.27927331</text:p>
          </table:table-cell>
          <table:table-cell office:value-type="float" office:value="21.540907" calcext:value-type="float">
            <text:p>21.540907</text:p>
          </table:table-cell>
          <table:table-cell office:value-type="float" office:value="20.599367" calcext:value-type="float">
            <text:p>20.599367</text:p>
          </table:table-cell>
          <table:table-cell office:value-type="float" office:value="20.244654" calcext:value-type="float">
            <text:p>20.244654</text:p>
          </table:table-cell>
          <table:table-cell office:value-type="float" office:value="20.05858" calcext:value-type="float">
            <text:p>20.05858</text:p>
          </table:table-cell>
          <table:table-cell office:value-type="float" office:value="20.032135" calcext:value-type="float">
            <text:p>20.032135</text:p>
          </table:table-cell>
          <table:table-cell table:formula="of:=[.E262]-[.F262]" office:value-type="float" office:value="0.354713" calcext:value-type="float">
            <text:p>0.354713</text:p>
          </table:table-cell>
          <table:table-cell office:value-type="float" office:value="20.599367" calcext:value-type="float">
            <text:p>20.599367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6991409" calcext:value-type="float">
            <text:p>322.46991409</text:p>
          </table:table-cell>
          <table:table-cell office:value-type="float" office:value="12.27824887" calcext:value-type="float">
            <text:p>12.27824887</text:p>
          </table:table-cell>
          <table:table-cell office:value-type="float" office:value="21.815912" calcext:value-type="float">
            <text:p>21.815912</text:p>
          </table:table-cell>
          <table:table-cell office:value-type="float" office:value="21.079166" calcext:value-type="float">
            <text:p>21.079166</text:p>
          </table:table-cell>
          <table:table-cell office:value-type="float" office:value="20.915951" calcext:value-type="float">
            <text:p>20.915951</text:p>
          </table:table-cell>
          <table:table-cell office:value-type="float" office:value="21.01432" calcext:value-type="float">
            <text:p>21.01432</text:p>
          </table:table-cell>
          <table:table-cell office:value-type="float" office:value="20.44059" calcext:value-type="float">
            <text:p>20.44059</text:p>
          </table:table-cell>
          <table:table-cell table:formula="of:=[.E263]-[.F263]" office:value-type="float" office:value="0.163215000000001" calcext:value-type="float">
            <text:p>0.163215000000001</text:p>
          </table:table-cell>
          <table:table-cell office:value-type="float" office:value="21.079166" calcext:value-type="float">
            <text:p>21.07916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9066664" calcext:value-type="float">
            <text:p>322.39066664</text:p>
          </table:table-cell>
          <table:table-cell office:value-type="float" office:value="12.22508109" calcext:value-type="float">
            <text:p>12.22508109</text:p>
          </table:table-cell>
          <table:table-cell office:value-type="float" office:value="20.882488" calcext:value-type="float">
            <text:p>20.882488</text:p>
          </table:table-cell>
          <table:table-cell office:value-type="float" office:value="19.896896" calcext:value-type="float">
            <text:p>19.896896</text:p>
          </table:table-cell>
          <table:table-cell office:value-type="float" office:value="19.629078" calcext:value-type="float">
            <text:p>19.629078</text:p>
          </table:table-cell>
          <table:table-cell office:value-type="float" office:value="19.470621" calcext:value-type="float">
            <text:p>19.470621</text:p>
          </table:table-cell>
          <table:table-cell office:value-type="float" office:value="19.477844" calcext:value-type="float">
            <text:p>19.477844</text:p>
          </table:table-cell>
          <table:table-cell table:formula="of:=[.E264]-[.F264]" office:value-type="float" office:value="0.267817999999998" calcext:value-type="float">
            <text:p>0.267817999999998</text:p>
          </table:table-cell>
          <table:table-cell office:value-type="float" office:value="19.896896" calcext:value-type="float">
            <text:p>19.89689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9652388" calcext:value-type="float">
            <text:p>322.39652388</text:p>
          </table:table-cell>
          <table:table-cell office:value-type="float" office:value="12.22690779" calcext:value-type="float">
            <text:p>12.22690779</text:p>
          </table:table-cell>
          <table:table-cell office:value-type="float" office:value="21.773224" calcext:value-type="float">
            <text:p>21.773224</text:p>
          </table:table-cell>
          <table:table-cell office:value-type="float" office:value="20.439711" calcext:value-type="float">
            <text:p>20.439711</text:p>
          </table:table-cell>
          <table:table-cell office:value-type="float" office:value="20.149343" calcext:value-type="float">
            <text:p>20.149343</text:p>
          </table:table-cell>
          <table:table-cell office:value-type="float" office:value="19.973988" calcext:value-type="float">
            <text:p>19.973988</text:p>
          </table:table-cell>
          <table:table-cell office:value-type="float" office:value="20.019863" calcext:value-type="float">
            <text:p>20.019863</text:p>
          </table:table-cell>
          <table:table-cell table:formula="of:=[.E265]-[.F265]" office:value-type="float" office:value="0.290367999999997" calcext:value-type="float">
            <text:p>0.290367999999997</text:p>
          </table:table-cell>
          <table:table-cell office:value-type="float" office:value="20.439711" calcext:value-type="float">
            <text:p>20.439711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9809286" calcext:value-type="float">
            <text:p>322.39809286</text:p>
          </table:table-cell>
          <table:table-cell office:value-type="float" office:value="12.22719945" calcext:value-type="float">
            <text:p>12.22719945</text:p>
          </table:table-cell>
          <table:table-cell office:value-type="float" office:value="22.365891" calcext:value-type="float">
            <text:p>22.365891</text:p>
          </table:table-cell>
          <table:table-cell office:value-type="float" office:value="20.960903" calcext:value-type="float">
            <text:p>20.960903</text:p>
          </table:table-cell>
          <table:table-cell office:value-type="float" office:value="20.542801" calcext:value-type="float">
            <text:p>20.542801</text:p>
          </table:table-cell>
          <table:table-cell office:value-type="float" office:value="20.307022" calcext:value-type="float">
            <text:p>20.307022</text:p>
          </table:table-cell>
          <table:table-cell office:value-type="float" office:value="20.318815" calcext:value-type="float">
            <text:p>20.318815</text:p>
          </table:table-cell>
          <table:table-cell table:formula="of:=[.E266]-[.F266]" office:value-type="float" office:value="0.418101999999998" calcext:value-type="float">
            <text:p>0.418101999999998</text:p>
          </table:table-cell>
          <table:table-cell office:value-type="float" office:value="20.960903" calcext:value-type="float">
            <text:p>20.96090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9932075" calcext:value-type="float">
            <text:p>322.39932075</text:p>
          </table:table-cell>
          <table:table-cell office:value-type="float" office:value="12.22779918" calcext:value-type="float">
            <text:p>12.22779918</text:p>
          </table:table-cell>
          <table:table-cell office:value-type="float" office:value="22.404688" calcext:value-type="float">
            <text:p>22.404688</text:p>
          </table:table-cell>
          <table:table-cell office:value-type="float" office:value="21.451445" calcext:value-type="float">
            <text:p>21.451445</text:p>
          </table:table-cell>
          <table:table-cell office:value-type="float" office:value="20.902723" calcext:value-type="float">
            <text:p>20.902723</text:p>
          </table:table-cell>
          <table:table-cell office:value-type="float" office:value="20.720644" calcext:value-type="float">
            <text:p>20.720644</text:p>
          </table:table-cell>
          <table:table-cell office:value-type="float" office:value="20.789742" calcext:value-type="float">
            <text:p>20.789742</text:p>
          </table:table-cell>
          <table:table-cell table:formula="of:=[.E267]-[.F267]" office:value-type="float" office:value="0.548721999999998" calcext:value-type="float">
            <text:p>0.548721999999998</text:p>
          </table:table-cell>
          <table:table-cell office:value-type="float" office:value="21.451445" calcext:value-type="float">
            <text:p>21.45144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9593839" calcext:value-type="float">
            <text:p>322.39593839</text:p>
          </table:table-cell>
          <table:table-cell office:value-type="float" office:value="12.22449785" calcext:value-type="float">
            <text:p>12.22449785</text:p>
          </table:table-cell>
          <table:table-cell office:value-type="float" office:value="22.746273" calcext:value-type="float">
            <text:p>22.746273</text:p>
          </table:table-cell>
          <table:table-cell office:value-type="float" office:value="21.863894" calcext:value-type="float">
            <text:p>21.863894</text:p>
          </table:table-cell>
          <table:table-cell office:value-type="float" office:value="21.618254" calcext:value-type="float">
            <text:p>21.618254</text:p>
          </table:table-cell>
          <table:table-cell office:value-type="float" office:value="21.344355" calcext:value-type="float">
            <text:p>21.344355</text:p>
          </table:table-cell>
          <table:table-cell office:value-type="float" office:value="22.396498" calcext:value-type="float">
            <text:p>22.396498</text:p>
          </table:table-cell>
          <table:table-cell table:formula="of:=[.E268]-[.F268]" office:value-type="float" office:value="0.245639999999998" calcext:value-type="float">
            <text:p>0.245639999999998</text:p>
          </table:table-cell>
          <table:table-cell office:value-type="float" office:value="21.863894" calcext:value-type="float">
            <text:p>21.86389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9557869" calcext:value-type="float">
            <text:p>322.39557869</text:p>
          </table:table-cell>
          <table:table-cell office:value-type="float" office:value="12.22609175" calcext:value-type="float">
            <text:p>12.22609175</text:p>
          </table:table-cell>
          <table:table-cell office:value-type="float" office:value="25.281313" calcext:value-type="float">
            <text:p>25.281313</text:p>
          </table:table-cell>
          <table:table-cell office:value-type="float" office:value="21.897175" calcext:value-type="float">
            <text:p>21.897175</text:p>
          </table:table-cell>
          <table:table-cell office:value-type="float" office:value="21.279589" calcext:value-type="float">
            <text:p>21.279589</text:p>
          </table:table-cell>
          <table:table-cell office:value-type="float" office:value="20.911201" calcext:value-type="float">
            <text:p>20.911201</text:p>
          </table:table-cell>
          <table:table-cell office:value-type="float" office:value="21.155054" calcext:value-type="float">
            <text:p>21.155054</text:p>
          </table:table-cell>
          <table:table-cell table:formula="of:=[.E269]-[.F269]" office:value-type="float" office:value="0.617585999999999" calcext:value-type="float">
            <text:p>0.617585999999999</text:p>
          </table:table-cell>
          <table:table-cell office:value-type="float" office:value="21.897175" calcext:value-type="float">
            <text:p>21.89717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06487" calcext:value-type="float">
            <text:p>322.4006487</text:p>
          </table:table-cell>
          <table:table-cell office:value-type="float" office:value="12.23941758" calcext:value-type="float">
            <text:p>12.23941758</text:p>
          </table:table-cell>
          <table:table-cell office:value-type="float" office:value="21.301105" calcext:value-type="float">
            <text:p>21.301105</text:p>
          </table:table-cell>
          <table:table-cell office:value-type="float" office:value="20.496874" calcext:value-type="float">
            <text:p>20.496874</text:p>
          </table:table-cell>
          <table:table-cell office:value-type="float" office:value="20.216534" calcext:value-type="float">
            <text:p>20.216534</text:p>
          </table:table-cell>
          <table:table-cell office:value-type="float" office:value="19.989195" calcext:value-type="float">
            <text:p>19.989195</text:p>
          </table:table-cell>
          <table:table-cell office:value-type="float" office:value="19.949469" calcext:value-type="float">
            <text:p>19.949469</text:p>
          </table:table-cell>
          <table:table-cell table:formula="of:=[.E270]-[.F270]" office:value-type="float" office:value="0.280339999999999" calcext:value-type="float">
            <text:p>0.280339999999999</text:p>
          </table:table-cell>
          <table:table-cell office:value-type="float" office:value="20.496874" calcext:value-type="float">
            <text:p>20.49687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614013" calcext:value-type="float">
            <text:p>322.40614013</text:p>
          </table:table-cell>
          <table:table-cell office:value-type="float" office:value="12.24214488" calcext:value-type="float">
            <text:p>12.24214488</text:p>
          </table:table-cell>
          <table:table-cell office:value-type="float" office:value="20.309969" calcext:value-type="float">
            <text:p>20.309969</text:p>
          </table:table-cell>
          <table:table-cell office:value-type="float" office:value="19.360291" calcext:value-type="float">
            <text:p>19.360291</text:p>
          </table:table-cell>
          <table:table-cell office:value-type="float" office:value="19.071915" calcext:value-type="float">
            <text:p>19.071915</text:p>
          </table:table-cell>
          <table:table-cell office:value-type="float" office:value="18.906702" calcext:value-type="float">
            <text:p>18.906702</text:p>
          </table:table-cell>
          <table:table-cell office:value-type="float" office:value="18.895765" calcext:value-type="float">
            <text:p>18.895765</text:p>
          </table:table-cell>
          <table:table-cell table:formula="of:=[.E271]-[.F271]" office:value-type="float" office:value="0.288376" calcext:value-type="float">
            <text:p>0.288376</text:p>
          </table:table-cell>
          <table:table-cell office:value-type="float" office:value="19.360291" calcext:value-type="float">
            <text:p>19.360291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509498" calcext:value-type="float">
            <text:p>322.40509498</text:p>
          </table:table-cell>
          <table:table-cell office:value-type="float" office:value="12.23790429" calcext:value-type="float">
            <text:p>12.23790429</text:p>
          </table:table-cell>
          <table:table-cell office:value-type="float" office:value="20.455269" calcext:value-type="float">
            <text:p>20.455269</text:p>
          </table:table-cell>
          <table:table-cell office:value-type="float" office:value="19.530682" calcext:value-type="float">
            <text:p>19.530682</text:p>
          </table:table-cell>
          <table:table-cell office:value-type="float" office:value="19.215902" calcext:value-type="float">
            <text:p>19.215902</text:p>
          </table:table-cell>
          <table:table-cell office:value-type="float" office:value="19.038134" calcext:value-type="float">
            <text:p>19.038134</text:p>
          </table:table-cell>
          <table:table-cell office:value-type="float" office:value="18.989489" calcext:value-type="float">
            <text:p>18.989489</text:p>
          </table:table-cell>
          <table:table-cell table:formula="of:=[.E272]-[.F272]" office:value-type="float" office:value="0.314779999999999" calcext:value-type="float">
            <text:p>0.314779999999999</text:p>
          </table:table-cell>
          <table:table-cell office:value-type="float" office:value="19.530682" calcext:value-type="float">
            <text:p>19.530682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868618" calcext:value-type="float">
            <text:p>322.40868618</text:p>
          </table:table-cell>
          <table:table-cell office:value-type="float" office:value="12.24148995" calcext:value-type="float">
            <text:p>12.24148995</text:p>
          </table:table-cell>
          <table:table-cell office:value-type="float" office:value="20.504194" calcext:value-type="float">
            <text:p>20.504194</text:p>
          </table:table-cell>
          <table:table-cell office:value-type="float" office:value="19.632019" calcext:value-type="float">
            <text:p>19.632019</text:p>
          </table:table-cell>
          <table:table-cell office:value-type="float" office:value="19.232969" calcext:value-type="float">
            <text:p>19.232969</text:p>
          </table:table-cell>
          <table:table-cell office:value-type="float" office:value="19.102221" calcext:value-type="float">
            <text:p>19.102221</text:p>
          </table:table-cell>
          <table:table-cell office:value-type="float" office:value="19.103165" calcext:value-type="float">
            <text:p>19.103165</text:p>
          </table:table-cell>
          <table:table-cell table:formula="of:=[.E273]-[.F273]" office:value-type="float" office:value="0.399049999999999" calcext:value-type="float">
            <text:p>0.399049999999999</text:p>
          </table:table-cell>
          <table:table-cell office:value-type="float" office:value="19.632019" calcext:value-type="float">
            <text:p>19.63201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655035" calcext:value-type="float">
            <text:p>322.40655035</text:p>
          </table:table-cell>
          <table:table-cell office:value-type="float" office:value="12.23873459" calcext:value-type="float">
            <text:p>12.23873459</text:p>
          </table:table-cell>
          <table:table-cell office:value-type="float" office:value="26.123222" calcext:value-type="float">
            <text:p>26.123222</text:p>
          </table:table-cell>
          <table:table-cell office:value-type="float" office:value="21.769865" calcext:value-type="float">
            <text:p>21.769865</text:p>
          </table:table-cell>
          <table:table-cell office:value-type="float" office:value="20.277977" calcext:value-type="float">
            <text:p>20.277977</text:p>
          </table:table-cell>
          <table:table-cell office:value-type="float" office:value="19.258375" calcext:value-type="float">
            <text:p>19.258375</text:p>
          </table:table-cell>
          <table:table-cell office:value-type="float" office:value="18.640745" calcext:value-type="float">
            <text:p>18.640745</text:p>
          </table:table-cell>
          <table:table-cell table:formula="of:=[.E274]-[.F274]" office:value-type="float" office:value="1.491888" calcext:value-type="float">
            <text:p>1.491888</text:p>
          </table:table-cell>
          <table:table-cell office:value-type="float" office:value="21.769865" calcext:value-type="float">
            <text:p>21.76986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305329" calcext:value-type="float">
            <text:p>322.40305329</text:p>
          </table:table-cell>
          <table:table-cell office:value-type="float" office:value="12.23704586" calcext:value-type="float">
            <text:p>12.23704586</text:p>
          </table:table-cell>
          <table:table-cell office:value-type="float" office:value="21.170055" calcext:value-type="float">
            <text:p>21.170055</text:p>
          </table:table-cell>
          <table:table-cell office:value-type="float" office:value="20.3874" calcext:value-type="float">
            <text:p>20.3874</text:p>
          </table:table-cell>
          <table:table-cell office:value-type="float" office:value="20.08375" calcext:value-type="float">
            <text:p>20.08375</text:p>
          </table:table-cell>
          <table:table-cell office:value-type="float" office:value="19.925739" calcext:value-type="float">
            <text:p>19.925739</text:p>
          </table:table-cell>
          <table:table-cell office:value-type="float" office:value="19.89444" calcext:value-type="float">
            <text:p>19.89444</text:p>
          </table:table-cell>
          <table:table-cell table:formula="of:=[.E275]-[.F275]" office:value-type="float" office:value="0.303650000000001" calcext:value-type="float">
            <text:p>0.303650000000001</text:p>
          </table:table-cell>
          <table:table-cell office:value-type="float" office:value="20.3874" calcext:value-type="float">
            <text:p>20.387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858431" calcext:value-type="float">
            <text:p>322.40858431</text:p>
          </table:table-cell>
          <table:table-cell office:value-type="float" office:value="12.23993252" calcext:value-type="float">
            <text:p>12.23993252</text:p>
          </table:table-cell>
          <table:table-cell office:value-type="float" office:value="21.737257" calcext:value-type="float">
            <text:p>21.737257</text:p>
          </table:table-cell>
          <table:table-cell office:value-type="float" office:value="20.453754" calcext:value-type="float">
            <text:p>20.453754</text:p>
          </table:table-cell>
          <table:table-cell office:value-type="float" office:value="20.067455" calcext:value-type="float">
            <text:p>20.067455</text:p>
          </table:table-cell>
          <table:table-cell office:value-type="float" office:value="19.830994" calcext:value-type="float">
            <text:p>19.830994</text:p>
          </table:table-cell>
          <table:table-cell office:value-type="float" office:value="19.708117" calcext:value-type="float">
            <text:p>19.708117</text:p>
          </table:table-cell>
          <table:table-cell table:formula="of:=[.E276]-[.F276]" office:value-type="float" office:value="0.386299000000001" calcext:value-type="float">
            <text:p>0.386299000000001</text:p>
          </table:table-cell>
          <table:table-cell office:value-type="float" office:value="20.453754" calcext:value-type="float">
            <text:p>20.45375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695788" calcext:value-type="float">
            <text:p>322.40695788</text:p>
          </table:table-cell>
          <table:table-cell office:value-type="float" office:value="12.24128412" calcext:value-type="float">
            <text:p>12.24128412</text:p>
          </table:table-cell>
          <table:table-cell office:value-type="float" office:value="22.168062" calcext:value-type="float">
            <text:p>22.168062</text:p>
          </table:table-cell>
          <table:table-cell office:value-type="float" office:value="21.910343" calcext:value-type="float">
            <text:p>21.910343</text:p>
          </table:table-cell>
          <table:table-cell office:value-type="float" office:value="21.261436" calcext:value-type="float">
            <text:p>21.261436</text:p>
          </table:table-cell>
          <table:table-cell office:value-type="float" office:value="21.043009" calcext:value-type="float">
            <text:p>21.043009</text:p>
          </table:table-cell>
          <table:table-cell office:value-type="float" office:value="20.888369" calcext:value-type="float">
            <text:p>20.888369</text:p>
          </table:table-cell>
          <table:table-cell table:formula="of:=[.E277]-[.F277]" office:value-type="float" office:value="0.648907000000001" calcext:value-type="float">
            <text:p>0.648907000000001</text:p>
          </table:table-cell>
          <table:table-cell office:value-type="float" office:value="21.910343" calcext:value-type="float">
            <text:p>21.91034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52137" calcext:value-type="float">
            <text:p>322.4052137</text:p>
          </table:table-cell>
          <table:table-cell office:value-type="float" office:value="12.24140376" calcext:value-type="float">
            <text:p>12.24140376</text:p>
          </table:table-cell>
          <table:table-cell office:value-type="float" office:value="25.555923" calcext:value-type="float">
            <text:p>25.555923</text:p>
          </table:table-cell>
          <table:table-cell office:value-type="float" office:value="23.342932" calcext:value-type="float">
            <text:p>23.342932</text:p>
          </table:table-cell>
          <table:table-cell office:value-type="float" office:value="22.164013" calcext:value-type="float">
            <text:p>22.164013</text:p>
          </table:table-cell>
          <table:table-cell office:value-type="float" office:value="20.966684" calcext:value-type="float">
            <text:p>20.966684</text:p>
          </table:table-cell>
          <table:table-cell office:value-type="float" office:value="20.223368" calcext:value-type="float">
            <text:p>20.223368</text:p>
          </table:table-cell>
          <table:table-cell table:formula="of:=[.E278]-[.F278]" office:value-type="float" office:value="1.178919" calcext:value-type="float">
            <text:p>1.178919</text:p>
          </table:table-cell>
          <table:table-cell office:value-type="float" office:value="23.342932" calcext:value-type="float">
            <text:p>23.342932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969278" calcext:value-type="float">
            <text:p>322.40969278</text:p>
          </table:table-cell>
          <table:table-cell office:value-type="float" office:value="12.24077348" calcext:value-type="float">
            <text:p>12.24077348</text:p>
          </table:table-cell>
          <table:table-cell office:value-type="float" office:value="23.102043" calcext:value-type="float">
            <text:p>23.102043</text:p>
          </table:table-cell>
          <table:table-cell office:value-type="float" office:value="22.038229" calcext:value-type="float">
            <text:p>22.038229</text:p>
          </table:table-cell>
          <table:table-cell office:value-type="float" office:value="21.416845" calcext:value-type="float">
            <text:p>21.416845</text:p>
          </table:table-cell>
          <table:table-cell office:value-type="float" office:value="21.20396" calcext:value-type="float">
            <text:p>21.20396</text:p>
          </table:table-cell>
          <table:table-cell office:value-type="float" office:value="21.030451" calcext:value-type="float">
            <text:p>21.030451</text:p>
          </table:table-cell>
          <table:table-cell table:formula="of:=[.E279]-[.F279]" office:value-type="float" office:value="0.621384000000003" calcext:value-type="float">
            <text:p>0.621384000000003</text:p>
          </table:table-cell>
          <table:table-cell office:value-type="float" office:value="22.038229" calcext:value-type="float">
            <text:p>22.03822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71932" calcext:value-type="float">
            <text:p>322.4071932</text:p>
          </table:table-cell>
          <table:table-cell office:value-type="float" office:value="12.24042116" calcext:value-type="float">
            <text:p>12.24042116</text:p>
          </table:table-cell>
          <table:table-cell office:value-type="float" office:value="24.212744" calcext:value-type="float">
            <text:p>24.212744</text:p>
          </table:table-cell>
          <table:table-cell office:value-type="float" office:value="22.160259" calcext:value-type="float">
            <text:p>22.160259</text:p>
          </table:table-cell>
          <table:table-cell office:value-type="float" office:value="21.533936" calcext:value-type="float">
            <text:p>21.533936</text:p>
          </table:table-cell>
          <table:table-cell office:value-type="float" office:value="21.28491" calcext:value-type="float">
            <text:p>21.28491</text:p>
          </table:table-cell>
          <table:table-cell office:value-type="float" office:value="21.925249" calcext:value-type="float">
            <text:p>21.925249</text:p>
          </table:table-cell>
          <table:table-cell table:formula="of:=[.E280]-[.F280]" office:value-type="float" office:value="0.626322999999999" calcext:value-type="float">
            <text:p>0.626322999999999</text:p>
          </table:table-cell>
          <table:table-cell office:value-type="float" office:value="22.160259" calcext:value-type="float">
            <text:p>22.16025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77493" calcext:value-type="float">
            <text:p>322.4077493</text:p>
          </table:table-cell>
          <table:table-cell office:value-type="float" office:value="12.23971227" calcext:value-type="float">
            <text:p>12.23971227</text:p>
          </table:table-cell>
          <table:table-cell office:value-type="float" office:value="23.333172" calcext:value-type="float">
            <text:p>23.333172</text:p>
          </table:table-cell>
          <table:table-cell office:value-type="float" office:value="23.192762" calcext:value-type="float">
            <text:p>23.192762</text:p>
          </table:table-cell>
          <table:table-cell office:value-type="float" office:value="22.132402" calcext:value-type="float">
            <text:p>22.132402</text:p>
          </table:table-cell>
          <table:table-cell office:value-type="float" office:value="22.041786" calcext:value-type="float">
            <text:p>22.041786</text:p>
          </table:table-cell>
          <table:table-cell office:value-type="float" office:value="21.644823" calcext:value-type="float">
            <text:p>21.644823</text:p>
          </table:table-cell>
          <table:table-cell table:formula="of:=[.E281]-[.F281]" office:value-type="float" office:value="1.06036" calcext:value-type="float">
            <text:p>1.06036</text:p>
          </table:table-cell>
          <table:table-cell office:value-type="float" office:value="23.192762" calcext:value-type="float">
            <text:p>23.192762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462817" calcext:value-type="float">
            <text:p>322.40462817</text:p>
          </table:table-cell>
          <table:table-cell office:value-type="float" office:value="12.23489515" calcext:value-type="float">
            <text:p>12.23489515</text:p>
          </table:table-cell>
          <table:table-cell office:value-type="float" office:value="20.472395" calcext:value-type="float">
            <text:p>20.472395</text:p>
          </table:table-cell>
          <table:table-cell office:value-type="float" office:value="19.373547" calcext:value-type="float">
            <text:p>19.373547</text:p>
          </table:table-cell>
          <table:table-cell office:value-type="float" office:value="19.11928" calcext:value-type="float">
            <text:p>19.11928</text:p>
          </table:table-cell>
          <table:table-cell office:value-type="float" office:value="18.958227" calcext:value-type="float">
            <text:p>18.958227</text:p>
          </table:table-cell>
          <table:table-cell office:value-type="float" office:value="18.934797" calcext:value-type="float">
            <text:p>18.934797</text:p>
          </table:table-cell>
          <table:table-cell table:formula="of:=[.E282]-[.F282]" office:value-type="float" office:value="0.254266999999999" calcext:value-type="float">
            <text:p>0.254266999999999</text:p>
          </table:table-cell>
          <table:table-cell office:value-type="float" office:value="19.373547" calcext:value-type="float">
            <text:p>19.373547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010891" calcext:value-type="float">
            <text:p>322.42010891</text:p>
          </table:table-cell>
          <table:table-cell office:value-type="float" office:value="12.25129193" calcext:value-type="float">
            <text:p>12.25129193</text:p>
          </table:table-cell>
          <table:table-cell office:value-type="float" office:value="21.741053" calcext:value-type="float">
            <text:p>21.741053</text:p>
          </table:table-cell>
          <table:table-cell office:value-type="float" office:value="20.563377" calcext:value-type="float">
            <text:p>20.563377</text:p>
          </table:table-cell>
          <table:table-cell office:value-type="float" office:value="20.216835" calcext:value-type="float">
            <text:p>20.216835</text:p>
          </table:table-cell>
          <table:table-cell office:value-type="float" office:value="20.018522" calcext:value-type="float">
            <text:p>20.018522</text:p>
          </table:table-cell>
          <table:table-cell office:value-type="float" office:value="20.054457" calcext:value-type="float">
            <text:p>20.054457</text:p>
          </table:table-cell>
          <table:table-cell table:formula="of:=[.E283]-[.F283]" office:value-type="float" office:value="0.346541999999999" calcext:value-type="float">
            <text:p>0.346541999999999</text:p>
          </table:table-cell>
          <table:table-cell office:value-type="float" office:value="20.563377" calcext:value-type="float">
            <text:p>20.563377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1799632" calcext:value-type="float">
            <text:p>322.41799632</text:p>
          </table:table-cell>
          <table:table-cell office:value-type="float" office:value="12.25255688" calcext:value-type="float">
            <text:p>12.25255688</text:p>
          </table:table-cell>
          <table:table-cell office:value-type="float" office:value="23.856447" calcext:value-type="float">
            <text:p>23.856447</text:p>
          </table:table-cell>
          <table:table-cell office:value-type="float" office:value="21.966789" calcext:value-type="float">
            <text:p>21.966789</text:p>
          </table:table-cell>
          <table:table-cell office:value-type="float" office:value="21.547726" calcext:value-type="float">
            <text:p>21.547726</text:p>
          </table:table-cell>
          <table:table-cell office:value-type="float" office:value="21.334604" calcext:value-type="float">
            <text:p>21.334604</text:p>
          </table:table-cell>
          <table:table-cell office:value-type="float" office:value="20.68952" calcext:value-type="float">
            <text:p>20.68952</text:p>
          </table:table-cell>
          <table:table-cell table:formula="of:=[.E284]-[.F284]" office:value-type="float" office:value="0.419062999999998" calcext:value-type="float">
            <text:p>0.419062999999998</text:p>
          </table:table-cell>
          <table:table-cell office:value-type="float" office:value="21.966789" calcext:value-type="float">
            <text:p>21.966789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1839712" calcext:value-type="float">
            <text:p>322.41839712</text:p>
          </table:table-cell>
          <table:table-cell office:value-type="float" office:value="12.25067002" calcext:value-type="float">
            <text:p>12.25067002</text:p>
          </table:table-cell>
          <table:table-cell office:value-type="float" office:value="24.924286" calcext:value-type="float">
            <text:p>24.924286</text:p>
          </table:table-cell>
          <table:table-cell office:value-type="float" office:value="22.601212" calcext:value-type="float">
            <text:p>22.601212</text:p>
          </table:table-cell>
          <table:table-cell office:value-type="float" office:value="21.880198" calcext:value-type="float">
            <text:p>21.880198</text:p>
          </table:table-cell>
          <table:table-cell office:value-type="float" office:value="21.786499" calcext:value-type="float">
            <text:p>21.786499</text:p>
          </table:table-cell>
          <table:table-cell office:value-type="float" office:value="21.731609" calcext:value-type="float">
            <text:p>21.731609</text:p>
          </table:table-cell>
          <table:table-cell table:formula="of:=[.E285]-[.F285]" office:value-type="float" office:value="0.721014" calcext:value-type="float">
            <text:p>0.721014</text:p>
          </table:table-cell>
          <table:table-cell office:value-type="float" office:value="22.601212" calcext:value-type="float">
            <text:p>22.60121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14766" calcext:value-type="float">
            <text:p>322.4214766</text:p>
          </table:table-cell>
          <table:table-cell office:value-type="float" office:value="12.25448712" calcext:value-type="float">
            <text:p>12.25448712</text:p>
          </table:table-cell>
          <table:table-cell office:value-type="float" office:value="21.359331" calcext:value-type="float">
            <text:p>21.359331</text:p>
          </table:table-cell>
          <table:table-cell office:value-type="float" office:value="20.663074" calcext:value-type="float">
            <text:p>20.663074</text:p>
          </table:table-cell>
          <table:table-cell office:value-type="float" office:value="20.273039" calcext:value-type="float">
            <text:p>20.273039</text:p>
          </table:table-cell>
          <table:table-cell office:value-type="float" office:value="20.133085" calcext:value-type="float">
            <text:p>20.133085</text:p>
          </table:table-cell>
          <table:table-cell office:value-type="float" office:value="19.885695" calcext:value-type="float">
            <text:p>19.885695</text:p>
          </table:table-cell>
          <table:table-cell table:formula="of:=[.E286]-[.F286]" office:value-type="float" office:value="0.390035000000001" calcext:value-type="float">
            <text:p>0.390035000000001</text:p>
          </table:table-cell>
          <table:table-cell office:value-type="float" office:value="20.663074" calcext:value-type="float">
            <text:p>20.66307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1948995" calcext:value-type="float">
            <text:p>322.41948995</text:p>
          </table:table-cell>
          <table:table-cell office:value-type="float" office:value="12.25618758" calcext:value-type="float">
            <text:p>12.25618758</text:p>
          </table:table-cell>
          <table:table-cell office:value-type="float" office:value="22.867086" calcext:value-type="float">
            <text:p>22.867086</text:p>
          </table:table-cell>
          <table:table-cell office:value-type="float" office:value="22.151276" calcext:value-type="float">
            <text:p>22.151276</text:p>
          </table:table-cell>
          <table:table-cell office:value-type="float" office:value="21.393921" calcext:value-type="float">
            <text:p>21.393921</text:p>
          </table:table-cell>
          <table:table-cell office:value-type="float" office:value="21.154682" calcext:value-type="float">
            <text:p>21.154682</text:p>
          </table:table-cell>
          <table:table-cell office:value-type="float" office:value="20.823" calcext:value-type="float">
            <text:p>20.823</text:p>
          </table:table-cell>
          <table:table-cell table:formula="of:=[.E287]-[.F287]" office:value-type="float" office:value="0.757355" calcext:value-type="float">
            <text:p>0.757355</text:p>
          </table:table-cell>
          <table:table-cell office:value-type="float" office:value="22.151276" calcext:value-type="float">
            <text:p>22.15127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069788" calcext:value-type="float">
            <text:p>322.42069788</text:p>
          </table:table-cell>
          <table:table-cell office:value-type="float" office:value="12.25603957" calcext:value-type="float">
            <text:p>12.25603957</text:p>
          </table:table-cell>
          <table:table-cell office:value-type="float" office:value="23.734697" calcext:value-type="float">
            <text:p>23.734697</text:p>
          </table:table-cell>
          <table:table-cell office:value-type="float" office:value="21.955898" calcext:value-type="float">
            <text:p>21.955898</text:p>
          </table:table-cell>
          <table:table-cell office:value-type="float" office:value="21.46694" calcext:value-type="float">
            <text:p>21.46694</text:p>
          </table:table-cell>
          <table:table-cell office:value-type="float" office:value="21.371988" calcext:value-type="float">
            <text:p>21.371988</text:p>
          </table:table-cell>
          <table:table-cell office:value-type="float" office:value="21.324667" calcext:value-type="float">
            <text:p>21.324667</text:p>
          </table:table-cell>
          <table:table-cell table:formula="of:=[.E288]-[.F288]" office:value-type="float" office:value="0.488958" calcext:value-type="float">
            <text:p>0.488958</text:p>
          </table:table-cell>
          <table:table-cell office:value-type="float" office:value="21.955898" calcext:value-type="float">
            <text:p>21.95589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314465" calcext:value-type="float">
            <text:p>322.42314465</text:p>
          </table:table-cell>
          <table:table-cell office:value-type="float" office:value="12.25512171" calcext:value-type="float">
            <text:p>12.25512171</text:p>
          </table:table-cell>
          <table:table-cell office:value-type="float" office:value="23.04483" calcext:value-type="float">
            <text:p>23.04483</text:p>
          </table:table-cell>
          <table:table-cell office:value-type="float" office:value="22.000671" calcext:value-type="float">
            <text:p>22.000671</text:p>
          </table:table-cell>
          <table:table-cell office:value-type="float" office:value="21.645948" calcext:value-type="float">
            <text:p>21.645948</text:p>
          </table:table-cell>
          <table:table-cell office:value-type="float" office:value="21.555807" calcext:value-type="float">
            <text:p>21.555807</text:p>
          </table:table-cell>
          <table:table-cell office:value-type="float" office:value="20.724674" calcext:value-type="float">
            <text:p>20.724674</text:p>
          </table:table-cell>
          <table:table-cell table:formula="of:=[.E289]-[.F289]" office:value-type="float" office:value="0.354723" calcext:value-type="float">
            <text:p>0.354723</text:p>
          </table:table-cell>
          <table:table-cell office:value-type="float" office:value="22.000671" calcext:value-type="float">
            <text:p>22.00067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267267" calcext:value-type="float">
            <text:p>322.42267267</text:p>
          </table:table-cell>
          <table:table-cell office:value-type="float" office:value="12.25448304" calcext:value-type="float">
            <text:p>12.25448304</text:p>
          </table:table-cell>
          <table:table-cell office:value-type="float" office:value="24.477741" calcext:value-type="float">
            <text:p>24.477741</text:p>
          </table:table-cell>
          <table:table-cell office:value-type="float" office:value="25.079762" calcext:value-type="float">
            <text:p>25.079762</text:p>
          </table:table-cell>
          <table:table-cell office:value-type="float" office:value="22.939665" calcext:value-type="float">
            <text:p>22.939665</text:p>
          </table:table-cell>
          <table:table-cell office:value-type="float" office:value="21.174322" calcext:value-type="float">
            <text:p>21.174322</text:p>
          </table:table-cell>
          <table:table-cell office:value-type="float" office:value="20.66094" calcext:value-type="float">
            <text:p>20.66094</text:p>
          </table:table-cell>
          <table:table-cell table:formula="of:=[.E290]-[.F290]" office:value-type="float" office:value="2.140097" calcext:value-type="float">
            <text:p>2.140097</text:p>
          </table:table-cell>
          <table:table-cell office:value-type="float" office:value="25.079762" calcext:value-type="float">
            <text:p>25.07976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285882" calcext:value-type="float">
            <text:p>322.42285882</text:p>
          </table:table-cell>
          <table:table-cell office:value-type="float" office:value="12.25606904" calcext:value-type="float">
            <text:p>12.25606904</text:p>
          </table:table-cell>
          <table:table-cell office:value-type="float" office:value="24.657028" calcext:value-type="float">
            <text:p>24.657028</text:p>
          </table:table-cell>
          <table:table-cell office:value-type="float" office:value="22.862206" calcext:value-type="float">
            <text:p>22.862206</text:p>
          </table:table-cell>
          <table:table-cell office:value-type="float" office:value="22.408871" calcext:value-type="float">
            <text:p>22.408871</text:p>
          </table:table-cell>
          <table:table-cell office:value-type="float" office:value="22.435642" calcext:value-type="float">
            <text:p>22.435642</text:p>
          </table:table-cell>
          <table:table-cell office:value-type="float" office:value="21.993416" calcext:value-type="float">
            <text:p>21.993416</text:p>
          </table:table-cell>
          <table:table-cell table:formula="of:=[.E291]-[.F291]" office:value-type="float" office:value="0.453334999999999" calcext:value-type="float">
            <text:p>0.453334999999999</text:p>
          </table:table-cell>
          <table:table-cell office:value-type="float" office:value="22.862206" calcext:value-type="float">
            <text:p>22.86220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712794" calcext:value-type="float">
            <text:p>322.42712794</text:p>
          </table:table-cell>
          <table:table-cell office:value-type="float" office:value="12.26493475" calcext:value-type="float">
            <text:p>12.26493475</text:p>
          </table:table-cell>
          <table:table-cell office:value-type="float" office:value="20.35095" calcext:value-type="float">
            <text:p>20.35095</text:p>
          </table:table-cell>
          <table:table-cell office:value-type="float" office:value="19.496622" calcext:value-type="float">
            <text:p>19.496622</text:p>
          </table:table-cell>
          <table:table-cell office:value-type="float" office:value="19.227947" calcext:value-type="float">
            <text:p>19.227947</text:p>
          </table:table-cell>
          <table:table-cell office:value-type="float" office:value="19.073866" calcext:value-type="float">
            <text:p>19.073866</text:p>
          </table:table-cell>
          <table:table-cell office:value-type="float" office:value="18.974302" calcext:value-type="float">
            <text:p>18.974302</text:p>
          </table:table-cell>
          <table:table-cell table:formula="of:=[.E292]-[.F292]" office:value-type="float" office:value="0.268674999999998" calcext:value-type="float">
            <text:p>0.268674999999998</text:p>
          </table:table-cell>
          <table:table-cell office:value-type="float" office:value="19.496622" calcext:value-type="float">
            <text:p>19.49662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622148" calcext:value-type="float">
            <text:p>322.42622148</text:p>
          </table:table-cell>
          <table:table-cell office:value-type="float" office:value="12.26403817" calcext:value-type="float">
            <text:p>12.26403817</text:p>
          </table:table-cell>
          <table:table-cell office:value-type="float" office:value="25.527397" calcext:value-type="float">
            <text:p>25.527397</text:p>
          </table:table-cell>
          <table:table-cell office:value-type="float" office:value="22.330908" calcext:value-type="float">
            <text:p>22.330908</text:p>
          </table:table-cell>
          <table:table-cell office:value-type="float" office:value="21.754883" calcext:value-type="float">
            <text:p>21.754883</text:p>
          </table:table-cell>
          <table:table-cell office:value-type="float" office:value="21.712627" calcext:value-type="float">
            <text:p>21.712627</text:p>
          </table:table-cell>
          <table:table-cell office:value-type="float" office:value="22.109793" calcext:value-type="float">
            <text:p>22.109793</text:p>
          </table:table-cell>
          <table:table-cell table:formula="of:=[.E293]-[.F293]" office:value-type="float" office:value="0.576025000000001" calcext:value-type="float">
            <text:p>0.576025000000001</text:p>
          </table:table-cell>
          <table:table-cell office:value-type="float" office:value="22.330908" calcext:value-type="float">
            <text:p>22.33090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413789" calcext:value-type="float">
            <text:p>322.43413789</text:p>
          </table:table-cell>
          <table:table-cell office:value-type="float" office:value="12.26919844" calcext:value-type="float">
            <text:p>12.26919844</text:p>
          </table:table-cell>
          <table:table-cell office:value-type="float" office:value="20.729416" calcext:value-type="float">
            <text:p>20.729416</text:p>
          </table:table-cell>
          <table:table-cell office:value-type="float" office:value="19.73295" calcext:value-type="float">
            <text:p>19.73295</text:p>
          </table:table-cell>
          <table:table-cell office:value-type="float" office:value="19.442608" calcext:value-type="float">
            <text:p>19.442608</text:p>
          </table:table-cell>
          <table:table-cell office:value-type="float" office:value="19.277266" calcext:value-type="float">
            <text:p>19.277266</text:p>
          </table:table-cell>
          <table:table-cell office:value-type="float" office:value="19.430717" calcext:value-type="float">
            <text:p>19.430717</text:p>
          </table:table-cell>
          <table:table-cell table:formula="of:=[.E294]-[.F294]" office:value-type="float" office:value="0.290341999999999" calcext:value-type="float">
            <text:p>0.290341999999999</text:p>
          </table:table-cell>
          <table:table-cell office:value-type="float" office:value="19.73295" calcext:value-type="float">
            <text:p>19.7329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480127" calcext:value-type="float">
            <text:p>322.43480127</text:p>
          </table:table-cell>
          <table:table-cell office:value-type="float" office:value="12.26672059" calcext:value-type="float">
            <text:p>12.26672059</text:p>
          </table:table-cell>
          <table:table-cell office:value-type="float" office:value="21.799484" calcext:value-type="float">
            <text:p>21.799484</text:p>
          </table:table-cell>
          <table:table-cell office:value-type="float" office:value="21.027599" calcext:value-type="float">
            <text:p>21.027599</text:p>
          </table:table-cell>
          <table:table-cell office:value-type="float" office:value="20.691301" calcext:value-type="float">
            <text:p>20.691301</text:p>
          </table:table-cell>
          <table:table-cell office:value-type="float" office:value="20.527939" calcext:value-type="float">
            <text:p>20.527939</text:p>
          </table:table-cell>
          <table:table-cell office:value-type="float" office:value="20.678738" calcext:value-type="float">
            <text:p>20.678738</text:p>
          </table:table-cell>
          <table:table-cell table:formula="of:=[.E295]-[.F295]" office:value-type="float" office:value="0.336297999999999" calcext:value-type="float">
            <text:p>0.336297999999999</text:p>
          </table:table-cell>
          <table:table-cell office:value-type="float" office:value="21.027599" calcext:value-type="float">
            <text:p>21.027599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478907" calcext:value-type="float">
            <text:p>322.43478907</text:p>
          </table:table-cell>
          <table:table-cell office:value-type="float" office:value="12.26837288" calcext:value-type="float">
            <text:p>12.26837288</text:p>
          </table:table-cell>
          <table:table-cell office:value-type="float" office:value="23.321815" calcext:value-type="float">
            <text:p>23.321815</text:p>
          </table:table-cell>
          <table:table-cell office:value-type="float" office:value="21.815865" calcext:value-type="float">
            <text:p>21.815865</text:p>
          </table:table-cell>
          <table:table-cell office:value-type="float" office:value="21.292233" calcext:value-type="float">
            <text:p>21.292233</text:p>
          </table:table-cell>
          <table:table-cell office:value-type="float" office:value="21.093641" calcext:value-type="float">
            <text:p>21.093641</text:p>
          </table:table-cell>
          <table:table-cell office:value-type="float" office:value="20.62184" calcext:value-type="float">
            <text:p>20.62184</text:p>
          </table:table-cell>
          <table:table-cell table:formula="of:=[.E296]-[.F296]" office:value-type="float" office:value="0.523631999999999" calcext:value-type="float">
            <text:p>0.523631999999999</text:p>
          </table:table-cell>
          <table:table-cell office:value-type="float" office:value="21.815865" calcext:value-type="float">
            <text:p>21.81586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360666" calcext:value-type="float">
            <text:p>322.43360666</text:p>
          </table:table-cell>
          <table:table-cell office:value-type="float" office:value="12.26823602" calcext:value-type="float">
            <text:p>12.26823602</text:p>
          </table:table-cell>
          <table:table-cell office:value-type="float" office:value="23.737511" calcext:value-type="float">
            <text:p>23.737511</text:p>
          </table:table-cell>
          <table:table-cell office:value-type="float" office:value="22.171877" calcext:value-type="float">
            <text:p>22.171877</text:p>
          </table:table-cell>
          <table:table-cell office:value-type="float" office:value="21.738226" calcext:value-type="float">
            <text:p>21.738226</text:p>
          </table:table-cell>
          <table:table-cell office:value-type="float" office:value="21.62108" calcext:value-type="float">
            <text:p>21.62108</text:p>
          </table:table-cell>
          <table:table-cell office:value-type="float" office:value="21.370361" calcext:value-type="float">
            <text:p>21.370361</text:p>
          </table:table-cell>
          <table:table-cell table:formula="of:=[.E297]-[.F297]" office:value-type="float" office:value="0.433650999999998" calcext:value-type="float">
            <text:p>0.433650999999998</text:p>
          </table:table-cell>
          <table:table-cell office:value-type="float" office:value="22.171877" calcext:value-type="float">
            <text:p>22.171877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788418" calcext:value-type="float">
            <text:p>322.43788418</text:p>
          </table:table-cell>
          <table:table-cell office:value-type="float" office:value="12.26490108" calcext:value-type="float">
            <text:p>12.26490108</text:p>
          </table:table-cell>
          <table:table-cell office:value-type="float" office:value="21.524155" calcext:value-type="float">
            <text:p>21.524155</text:p>
          </table:table-cell>
          <table:table-cell office:value-type="float" office:value="20.050325" calcext:value-type="float">
            <text:p>20.050325</text:p>
          </table:table-cell>
          <table:table-cell office:value-type="float" office:value="19.382915" calcext:value-type="float">
            <text:p>19.382915</text:p>
          </table:table-cell>
          <table:table-cell office:value-type="float" office:value="19.099625" calcext:value-type="float">
            <text:p>19.099625</text:p>
          </table:table-cell>
          <table:table-cell office:value-type="float" office:value="19.039654" calcext:value-type="float">
            <text:p>19.039654</text:p>
          </table:table-cell>
          <table:table-cell table:formula="of:=[.E298]-[.F298]" office:value-type="float" office:value="0.66741" calcext:value-type="float">
            <text:p>0.66741</text:p>
          </table:table-cell>
          <table:table-cell office:value-type="float" office:value="20.050325" calcext:value-type="float">
            <text:p>20.05032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753863" calcext:value-type="float">
            <text:p>322.43753863</text:p>
          </table:table-cell>
          <table:table-cell office:value-type="float" office:value="12.26223562" calcext:value-type="float">
            <text:p>12.26223562</text:p>
          </table:table-cell>
          <table:table-cell office:value-type="float" office:value="22.772053" calcext:value-type="float">
            <text:p>22.772053</text:p>
          </table:table-cell>
          <table:table-cell office:value-type="float" office:value="20.201517" calcext:value-type="float">
            <text:p>20.201517</text:p>
          </table:table-cell>
          <table:table-cell office:value-type="float" office:value="19.407059" calcext:value-type="float">
            <text:p>19.407059</text:p>
          </table:table-cell>
          <table:table-cell office:value-type="float" office:value="19.067331" calcext:value-type="float">
            <text:p>19.067331</text:p>
          </table:table-cell>
          <table:table-cell office:value-type="float" office:value="18.835114" calcext:value-type="float">
            <text:p>18.835114</text:p>
          </table:table-cell>
          <table:table-cell table:formula="of:=[.E299]-[.F299]" office:value-type="float" office:value="0.794457999999999" calcext:value-type="float">
            <text:p>0.794457999999999</text:p>
          </table:table-cell>
          <table:table-cell office:value-type="float" office:value="20.201517" calcext:value-type="float">
            <text:p>20.201517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845789" calcext:value-type="float">
            <text:p>322.43845789</text:p>
          </table:table-cell>
          <table:table-cell office:value-type="float" office:value="12.26368699" calcext:value-type="float">
            <text:p>12.26368699</text:p>
          </table:table-cell>
          <table:table-cell office:value-type="float" office:value="20.80608" calcext:value-type="float">
            <text:p>20.80608</text:p>
          </table:table-cell>
          <table:table-cell office:value-type="float" office:value="20.005754" calcext:value-type="float">
            <text:p>20.005754</text:p>
          </table:table-cell>
          <table:table-cell office:value-type="float" office:value="19.676968" calcext:value-type="float">
            <text:p>19.676968</text:p>
          </table:table-cell>
          <table:table-cell office:value-type="float" office:value="19.516209" calcext:value-type="float">
            <text:p>19.516209</text:p>
          </table:table-cell>
          <table:table-cell office:value-type="float" office:value="19.36314" calcext:value-type="float">
            <text:p>19.36314</text:p>
          </table:table-cell>
          <table:table-cell table:formula="of:=[.E300]-[.F300]" office:value-type="float" office:value="0.328786000000001" calcext:value-type="float">
            <text:p>0.328786000000001</text:p>
          </table:table-cell>
          <table:table-cell office:value-type="float" office:value="20.005754" calcext:value-type="float">
            <text:p>20.00575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001456" calcext:value-type="float">
            <text:p>322.44001456</text:p>
          </table:table-cell>
          <table:table-cell office:value-type="float" office:value="12.26409261" calcext:value-type="float">
            <text:p>12.26409261</text:p>
          </table:table-cell>
          <table:table-cell office:value-type="float" office:value="21.549728" calcext:value-type="float">
            <text:p>21.549728</text:p>
          </table:table-cell>
          <table:table-cell office:value-type="float" office:value="20.425449" calcext:value-type="float">
            <text:p>20.425449</text:p>
          </table:table-cell>
          <table:table-cell office:value-type="float" office:value="20.091244" calcext:value-type="float">
            <text:p>20.091244</text:p>
          </table:table-cell>
          <table:table-cell office:value-type="float" office:value="19.9783" calcext:value-type="float">
            <text:p>19.9783</text:p>
          </table:table-cell>
          <table:table-cell office:value-type="float" office:value="19.875601" calcext:value-type="float">
            <text:p>19.875601</text:p>
          </table:table-cell>
          <table:table-cell table:formula="of:=[.E301]-[.F301]" office:value-type="float" office:value="0.334205000000001" calcext:value-type="float">
            <text:p>0.334205000000001</text:p>
          </table:table-cell>
          <table:table-cell office:value-type="float" office:value="20.425449" calcext:value-type="float">
            <text:p>20.425449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160348" calcext:value-type="float">
            <text:p>322.44160348</text:p>
          </table:table-cell>
          <table:table-cell office:value-type="float" office:value="12.26425858" calcext:value-type="float">
            <text:p>12.26425858</text:p>
          </table:table-cell>
          <table:table-cell office:value-type="float" office:value="24.384563" calcext:value-type="float">
            <text:p>24.384563</text:p>
          </table:table-cell>
          <table:table-cell office:value-type="float" office:value="22.061918" calcext:value-type="float">
            <text:p>22.061918</text:p>
          </table:table-cell>
          <table:table-cell office:value-type="float" office:value="21.517422" calcext:value-type="float">
            <text:p>21.517422</text:p>
          </table:table-cell>
          <table:table-cell office:value-type="float" office:value="21.187746" calcext:value-type="float">
            <text:p>21.187746</text:p>
          </table:table-cell>
          <table:table-cell office:value-type="float" office:value="21.654339" calcext:value-type="float">
            <text:p>21.654339</text:p>
          </table:table-cell>
          <table:table-cell table:formula="of:=[.E302]-[.F302]" office:value-type="float" office:value="0.544495999999999" calcext:value-type="float">
            <text:p>0.544495999999999</text:p>
          </table:table-cell>
          <table:table-cell office:value-type="float" office:value="22.061918" calcext:value-type="float">
            <text:p>22.06191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255639" calcext:value-type="float">
            <text:p>322.44255639</text:p>
          </table:table-cell>
          <table:table-cell office:value-type="float" office:value="12.26473113" calcext:value-type="float">
            <text:p>12.26473113</text:p>
          </table:table-cell>
          <table:table-cell office:value-type="float" office:value="22.756182" calcext:value-type="float">
            <text:p>22.756182</text:p>
          </table:table-cell>
          <table:table-cell office:value-type="float" office:value="22.602079" calcext:value-type="float">
            <text:p>22.602079</text:p>
          </table:table-cell>
          <table:table-cell office:value-type="float" office:value="21.800446" calcext:value-type="float">
            <text:p>21.800446</text:p>
          </table:table-cell>
          <table:table-cell office:value-type="float" office:value="21.753716" calcext:value-type="float">
            <text:p>21.753716</text:p>
          </table:table-cell>
          <table:table-cell office:value-type="float" office:value="21.657717" calcext:value-type="float">
            <text:p>21.657717</text:p>
          </table:table-cell>
          <table:table-cell table:formula="of:=[.E303]-[.F303]" office:value-type="float" office:value="0.801632999999999" calcext:value-type="float">
            <text:p>0.801632999999999</text:p>
          </table:table-cell>
          <table:table-cell office:value-type="float" office:value="22.602079" calcext:value-type="float">
            <text:p>22.602079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176727" calcext:value-type="float">
            <text:p>322.44176727</text:p>
          </table:table-cell>
          <table:table-cell office:value-type="float" office:value="12.26900726" calcext:value-type="float">
            <text:p>12.26900726</text:p>
          </table:table-cell>
          <table:table-cell office:value-type="float" office:value="21.040625" calcext:value-type="float">
            <text:p>21.040625</text:p>
          </table:table-cell>
          <table:table-cell office:value-type="float" office:value="20.160051" calcext:value-type="float">
            <text:p>20.160051</text:p>
          </table:table-cell>
          <table:table-cell office:value-type="float" office:value="19.808374" calcext:value-type="float">
            <text:p>19.808374</text:p>
          </table:table-cell>
          <table:table-cell office:value-type="float" office:value="19.673891" calcext:value-type="float">
            <text:p>19.673891</text:p>
          </table:table-cell>
          <table:table-cell office:value-type="float" office:value="19.712852" calcext:value-type="float">
            <text:p>19.712852</text:p>
          </table:table-cell>
          <table:table-cell table:formula="of:=[.E304]-[.F304]" office:value-type="float" office:value="0.351676999999999" calcext:value-type="float">
            <text:p>0.351676999999999</text:p>
          </table:table-cell>
          <table:table-cell office:value-type="float" office:value="20.160051" calcext:value-type="float">
            <text:p>20.16005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727814" calcext:value-type="float">
            <text:p>322.43727814</text:p>
          </table:table-cell>
          <table:table-cell office:value-type="float" office:value="12.26955623" calcext:value-type="float">
            <text:p>12.26955623</text:p>
          </table:table-cell>
          <table:table-cell office:value-type="float" office:value="24.854887" calcext:value-type="float">
            <text:p>24.854887</text:p>
          </table:table-cell>
          <table:table-cell office:value-type="float" office:value="22.28281" calcext:value-type="float">
            <text:p>22.28281</text:p>
          </table:table-cell>
          <table:table-cell office:value-type="float" office:value="21.735008" calcext:value-type="float">
            <text:p>21.735008</text:p>
          </table:table-cell>
          <table:table-cell office:value-type="float" office:value="21.595778" calcext:value-type="float">
            <text:p>21.595778</text:p>
          </table:table-cell>
          <table:table-cell office:value-type="float" office:value="21.227703" calcext:value-type="float">
            <text:p>21.227703</text:p>
          </table:table-cell>
          <table:table-cell table:formula="of:=[.E305]-[.F305]" office:value-type="float" office:value="0.547802000000001" calcext:value-type="float">
            <text:p>0.547802000000001</text:p>
          </table:table-cell>
          <table:table-cell office:value-type="float" office:value="22.28281" calcext:value-type="float">
            <text:p>22.2828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085204" calcext:value-type="float">
            <text:p>322.44085204</text:p>
          </table:table-cell>
          <table:table-cell office:value-type="float" office:value="12.26986988" calcext:value-type="float">
            <text:p>12.26986988</text:p>
          </table:table-cell>
          <table:table-cell office:value-type="float" office:value="23.140949" calcext:value-type="float">
            <text:p>23.140949</text:p>
          </table:table-cell>
          <table:table-cell office:value-type="float" office:value="22.611891" calcext:value-type="float">
            <text:p>22.611891</text:p>
          </table:table-cell>
          <table:table-cell office:value-type="float" office:value="22.022964" calcext:value-type="float">
            <text:p>22.022964</text:p>
          </table:table-cell>
          <table:table-cell office:value-type="float" office:value="21.569799" calcext:value-type="float">
            <text:p>21.569799</text:p>
          </table:table-cell>
          <table:table-cell office:value-type="float" office:value="21.600948" calcext:value-type="float">
            <text:p>21.600948</text:p>
          </table:table-cell>
          <table:table-cell table:formula="of:=[.E306]-[.F306]" office:value-type="float" office:value="0.588926999999998" calcext:value-type="float">
            <text:p>0.588926999999998</text:p>
          </table:table-cell>
          <table:table-cell office:value-type="float" office:value="22.611891" calcext:value-type="float">
            <text:p>22.61189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235359" calcext:value-type="float">
            <text:p>322.44235359</text:p>
          </table:table-cell>
          <table:table-cell office:value-type="float" office:value="12.26976813" calcext:value-type="float">
            <text:p>12.26976813</text:p>
          </table:table-cell>
          <table:table-cell office:value-type="float" office:value="25.422562" calcext:value-type="float">
            <text:p>25.422562</text:p>
          </table:table-cell>
          <table:table-cell office:value-type="float" office:value="23.019949" calcext:value-type="float">
            <text:p>23.019949</text:p>
          </table:table-cell>
          <table:table-cell office:value-type="float" office:value="22.006786" calcext:value-type="float">
            <text:p>22.006786</text:p>
          </table:table-cell>
          <table:table-cell office:value-type="float" office:value="21.861984" calcext:value-type="float">
            <text:p>21.861984</text:p>
          </table:table-cell>
          <table:table-cell office:value-type="float" office:value="20.994648" calcext:value-type="float">
            <text:p>20.994648</text:p>
          </table:table-cell>
          <table:table-cell table:formula="of:=[.E307]-[.F307]" office:value-type="float" office:value="1.013163" calcext:value-type="float">
            <text:p>1.013163</text:p>
          </table:table-cell>
          <table:table-cell office:value-type="float" office:value="23.019949" calcext:value-type="float">
            <text:p>23.019949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906841" calcext:value-type="float">
            <text:p>322.43906841</text:p>
          </table:table-cell>
          <table:table-cell office:value-type="float" office:value="12.27008129" calcext:value-type="float">
            <text:p>12.27008129</text:p>
          </table:table-cell>
          <table:table-cell office:value-type="float" office:value="23.790003" calcext:value-type="float">
            <text:p>23.790003</text:p>
          </table:table-cell>
          <table:table-cell office:value-type="float" office:value="22.942291" calcext:value-type="float">
            <text:p>22.942291</text:p>
          </table:table-cell>
          <table:table-cell office:value-type="float" office:value="22.404985" calcext:value-type="float">
            <text:p>22.404985</text:p>
          </table:table-cell>
          <table:table-cell office:value-type="float" office:value="22.037214" calcext:value-type="float">
            <text:p>22.037214</text:p>
          </table:table-cell>
          <table:table-cell office:value-type="float" office:value="22.124933" calcext:value-type="float">
            <text:p>22.124933</text:p>
          </table:table-cell>
          <table:table-cell table:formula="of:=[.E308]-[.F308]" office:value-type="float" office:value="0.537306000000001" calcext:value-type="float">
            <text:p>0.537306000000001</text:p>
          </table:table-cell>
          <table:table-cell office:value-type="float" office:value="22.942291" calcext:value-type="float">
            <text:p>22.94229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075348" calcext:value-type="float">
            <text:p>322.45075348</text:p>
          </table:table-cell>
          <table:table-cell office:value-type="float" office:value="12.26845276" calcext:value-type="float">
            <text:p>12.26845276</text:p>
          </table:table-cell>
          <table:table-cell office:value-type="float" office:value="25.315042" calcext:value-type="float">
            <text:p>25.315042</text:p>
          </table:table-cell>
          <table:table-cell office:value-type="float" office:value="23.987091" calcext:value-type="float">
            <text:p>23.987091</text:p>
          </table:table-cell>
          <table:table-cell office:value-type="float" office:value="22.581944" calcext:value-type="float">
            <text:p>22.581944</text:p>
          </table:table-cell>
          <table:table-cell office:value-type="float" office:value="23.470678" calcext:value-type="float">
            <text:p>23.470678</text:p>
          </table:table-cell>
          <table:table-cell office:value-type="float" office:value="22.032249" calcext:value-type="float">
            <text:p>22.032249</text:p>
          </table:table-cell>
          <table:table-cell table:formula="of:=[.E309]-[.F309]" office:value-type="float" office:value="1.405147" calcext:value-type="float">
            <text:p>1.405147</text:p>
          </table:table-cell>
          <table:table-cell office:value-type="float" office:value="23.987091" calcext:value-type="float">
            <text:p>23.98709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529693" calcext:value-type="float">
            <text:p>322.45529693</text:p>
          </table:table-cell>
          <table:table-cell office:value-type="float" office:value="12.27424828" calcext:value-type="float">
            <text:p>12.27424828</text:p>
          </table:table-cell>
          <table:table-cell office:value-type="float" office:value="21.719347" calcext:value-type="float">
            <text:p>21.719347</text:p>
          </table:table-cell>
          <table:table-cell office:value-type="float" office:value="20.060587" calcext:value-type="float">
            <text:p>20.060587</text:p>
          </table:table-cell>
          <table:table-cell office:value-type="float" office:value="19.070108" calcext:value-type="float">
            <text:p>19.070108</text:p>
          </table:table-cell>
          <table:table-cell office:value-type="float" office:value="18.645504" calcext:value-type="float">
            <text:p>18.645504</text:p>
          </table:table-cell>
          <table:table-cell office:value-type="float" office:value="18.373798" calcext:value-type="float">
            <text:p>18.373798</text:p>
          </table:table-cell>
          <table:table-cell table:formula="of:=[.E310]-[.F310]" office:value-type="float" office:value="0.990479000000001" calcext:value-type="float">
            <text:p>0.990479000000001</text:p>
          </table:table-cell>
          <table:table-cell office:value-type="float" office:value="20.060587" calcext:value-type="float">
            <text:p>20.060587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554291" calcext:value-type="float">
            <text:p>322.45554291</text:p>
          </table:table-cell>
          <table:table-cell office:value-type="float" office:value="12.27228507" calcext:value-type="float">
            <text:p>12.27228507</text:p>
          </table:table-cell>
          <table:table-cell office:value-type="float" office:value="21.396299" calcext:value-type="float">
            <text:p>21.396299</text:p>
          </table:table-cell>
          <table:table-cell office:value-type="float" office:value="20.413353" calcext:value-type="float">
            <text:p>20.413353</text:p>
          </table:table-cell>
          <table:table-cell office:value-type="float" office:value="20.003813" calcext:value-type="float">
            <text:p>20.003813</text:p>
          </table:table-cell>
          <table:table-cell office:value-type="float" office:value="19.782137" calcext:value-type="float">
            <text:p>19.782137</text:p>
          </table:table-cell>
          <table:table-cell office:value-type="float" office:value="19.697792" calcext:value-type="float">
            <text:p>19.697792</text:p>
          </table:table-cell>
          <table:table-cell table:formula="of:=[.E311]-[.F311]" office:value-type="float" office:value="0.40954" calcext:value-type="float">
            <text:p>0.40954</text:p>
          </table:table-cell>
          <table:table-cell office:value-type="float" office:value="20.413353" calcext:value-type="float">
            <text:p>20.413353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581361" calcext:value-type="float">
            <text:p>322.45581361</text:p>
          </table:table-cell>
          <table:table-cell office:value-type="float" office:value="12.27364914" calcext:value-type="float">
            <text:p>12.27364914</text:p>
          </table:table-cell>
          <table:table-cell office:value-type="float" office:value="22.184839" calcext:value-type="float">
            <text:p>22.184839</text:p>
          </table:table-cell>
          <table:table-cell office:value-type="float" office:value="21.006264" calcext:value-type="float">
            <text:p>21.006264</text:p>
          </table:table-cell>
          <table:table-cell office:value-type="float" office:value="20.754221" calcext:value-type="float">
            <text:p>20.754221</text:p>
          </table:table-cell>
          <table:table-cell office:value-type="float" office:value="20.59404" calcext:value-type="float">
            <text:p>20.59404</text:p>
          </table:table-cell>
          <table:table-cell office:value-type="float" office:value="20.779919" calcext:value-type="float">
            <text:p>20.779919</text:p>
          </table:table-cell>
          <table:table-cell table:formula="of:=[.E312]-[.F312]" office:value-type="float" office:value="0.252043" calcext:value-type="float">
            <text:p>0.252043</text:p>
          </table:table-cell>
          <table:table-cell office:value-type="float" office:value="21.006264" calcext:value-type="float">
            <text:p>21.00626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223891" calcext:value-type="float">
            <text:p>322.45223891</text:p>
          </table:table-cell>
          <table:table-cell office:value-type="float" office:value="12.27284865" calcext:value-type="float">
            <text:p>12.27284865</text:p>
          </table:table-cell>
          <table:table-cell office:value-type="float" office:value="23.520512" calcext:value-type="float">
            <text:p>23.520512</text:p>
          </table:table-cell>
          <table:table-cell office:value-type="float" office:value="21.890776" calcext:value-type="float">
            <text:p>21.890776</text:p>
          </table:table-cell>
          <table:table-cell office:value-type="float" office:value="21.466818" calcext:value-type="float">
            <text:p>21.466818</text:p>
          </table:table-cell>
          <table:table-cell office:value-type="float" office:value="21.111452" calcext:value-type="float">
            <text:p>21.111452</text:p>
          </table:table-cell>
          <table:table-cell office:value-type="float" office:value="20.700842" calcext:value-type="float">
            <text:p>20.700842</text:p>
          </table:table-cell>
          <table:table-cell table:formula="of:=[.E313]-[.F313]" office:value-type="float" office:value="0.423957999999999" calcext:value-type="float">
            <text:p>0.423957999999999</text:p>
          </table:table-cell>
          <table:table-cell office:value-type="float" office:value="21.890776" calcext:value-type="float">
            <text:p>21.89077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358226" calcext:value-type="float">
            <text:p>322.45358226</text:p>
          </table:table-cell>
          <table:table-cell office:value-type="float" office:value="12.2727125" calcext:value-type="float">
            <text:p>12.2727125</text:p>
          </table:table-cell>
          <table:table-cell office:value-type="float" office:value="23.643431" calcext:value-type="float">
            <text:p>23.643431</text:p>
          </table:table-cell>
          <table:table-cell office:value-type="float" office:value="22.19203" calcext:value-type="float">
            <text:p>22.19203</text:p>
          </table:table-cell>
          <table:table-cell office:value-type="float" office:value="21.757736" calcext:value-type="float">
            <text:p>21.757736</text:p>
          </table:table-cell>
          <table:table-cell office:value-type="float" office:value="21.41802" calcext:value-type="float">
            <text:p>21.41802</text:p>
          </table:table-cell>
          <table:table-cell office:value-type="float" office:value="20.77212" calcext:value-type="float">
            <text:p>20.77212</text:p>
          </table:table-cell>
          <table:table-cell table:formula="of:=[.E314]-[.F314]" office:value-type="float" office:value="0.434293999999998" calcext:value-type="float">
            <text:p>0.434293999999998</text:p>
          </table:table-cell>
          <table:table-cell office:value-type="float" office:value="22.19203" calcext:value-type="float">
            <text:p>22.19203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29933" calcext:value-type="float">
            <text:p>322.4529933</text:p>
          </table:table-cell>
          <table:table-cell office:value-type="float" office:value="12.27364848" calcext:value-type="float">
            <text:p>12.27364848</text:p>
          </table:table-cell>
          <table:table-cell office:value-type="float" office:value="25.882055" calcext:value-type="float">
            <text:p>25.882055</text:p>
          </table:table-cell>
          <table:table-cell office:value-type="float" office:value="23.148438" calcext:value-type="float">
            <text:p>23.148438</text:p>
          </table:table-cell>
          <table:table-cell office:value-type="float" office:value="22.317169" calcext:value-type="float">
            <text:p>22.317169</text:p>
          </table:table-cell>
          <table:table-cell office:value-type="float" office:value="22.023653" calcext:value-type="float">
            <text:p>22.023653</text:p>
          </table:table-cell>
          <table:table-cell office:value-type="float" office:value="22.258308" calcext:value-type="float">
            <text:p>22.258308</text:p>
          </table:table-cell>
          <table:table-cell table:formula="of:=[.E315]-[.F315]" office:value-type="float" office:value="0.831268999999999" calcext:value-type="float">
            <text:p>0.831268999999999</text:p>
          </table:table-cell>
          <table:table-cell office:value-type="float" office:value="23.148438" calcext:value-type="float">
            <text:p>23.14843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434172" calcext:value-type="float">
            <text:p>322.46434172</text:p>
          </table:table-cell>
          <table:table-cell office:value-type="float" office:value="12.28118086" calcext:value-type="float">
            <text:p>12.28118086</text:p>
          </table:table-cell>
          <table:table-cell office:value-type="float" office:value="20.299137" calcext:value-type="float">
            <text:p>20.299137</text:p>
          </table:table-cell>
          <table:table-cell office:value-type="float" office:value="19.21364" calcext:value-type="float">
            <text:p>19.21364</text:p>
          </table:table-cell>
          <table:table-cell office:value-type="float" office:value="18.893112" calcext:value-type="float">
            <text:p>18.893112</text:p>
          </table:table-cell>
          <table:table-cell office:value-type="float" office:value="18.843134" calcext:value-type="float">
            <text:p>18.843134</text:p>
          </table:table-cell>
          <table:table-cell office:value-type="float" office:value="18.589876" calcext:value-type="float">
            <text:p>18.589876</text:p>
          </table:table-cell>
          <table:table-cell table:formula="of:=[.E316]-[.F316]" office:value-type="float" office:value="0.320528000000003" calcext:value-type="float">
            <text:p>0.320528000000003</text:p>
          </table:table-cell>
          <table:table-cell office:value-type="float" office:value="19.21364" calcext:value-type="float">
            <text:p>19.2136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791987" calcext:value-type="float">
            <text:p>322.45791987</text:p>
          </table:table-cell>
          <table:table-cell office:value-type="float" office:value="12.27961332" calcext:value-type="float">
            <text:p>12.27961332</text:p>
          </table:table-cell>
          <table:table-cell office:value-type="float" office:value="20.984463" calcext:value-type="float">
            <text:p>20.984463</text:p>
          </table:table-cell>
          <table:table-cell office:value-type="float" office:value="20.226303" calcext:value-type="float">
            <text:p>20.226303</text:p>
          </table:table-cell>
          <table:table-cell office:value-type="float" office:value="19.936954" calcext:value-type="float">
            <text:p>19.936954</text:p>
          </table:table-cell>
          <table:table-cell office:value-type="float" office:value="19.808382" calcext:value-type="float">
            <text:p>19.808382</text:p>
          </table:table-cell>
          <table:table-cell office:value-type="float" office:value="19.70314" calcext:value-type="float">
            <text:p>19.70314</text:p>
          </table:table-cell>
          <table:table-cell table:formula="of:=[.E317]-[.F317]" office:value-type="float" office:value="0.289349000000001" calcext:value-type="float">
            <text:p>0.289349000000001</text:p>
          </table:table-cell>
          <table:table-cell office:value-type="float" office:value="20.226303" calcext:value-type="float">
            <text:p>20.226303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776855" calcext:value-type="float">
            <text:p>322.45776855</text:p>
          </table:table-cell>
          <table:table-cell office:value-type="float" office:value="12.27809535" calcext:value-type="float">
            <text:p>12.27809535</text:p>
          </table:table-cell>
          <table:table-cell office:value-type="float" office:value="21.630966" calcext:value-type="float">
            <text:p>21.630966</text:p>
          </table:table-cell>
          <table:table-cell office:value-type="float" office:value="20.744158" calcext:value-type="float">
            <text:p>20.744158</text:p>
          </table:table-cell>
          <table:table-cell office:value-type="float" office:value="20.317472" calcext:value-type="float">
            <text:p>20.317472</text:p>
          </table:table-cell>
          <table:table-cell office:value-type="float" office:value="20.264812" calcext:value-type="float">
            <text:p>20.264812</text:p>
          </table:table-cell>
          <table:table-cell office:value-type="float" office:value="20.526073" calcext:value-type="float">
            <text:p>20.526073</text:p>
          </table:table-cell>
          <table:table-cell table:formula="of:=[.E318]-[.F318]" office:value-type="float" office:value="0.426686" calcext:value-type="float">
            <text:p>0.426686</text:p>
          </table:table-cell>
          <table:table-cell office:value-type="float" office:value="20.744158" calcext:value-type="float">
            <text:p>20.74415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204563" calcext:value-type="float">
            <text:p>322.46204563</text:p>
          </table:table-cell>
          <table:table-cell office:value-type="float" office:value="12.28053034" calcext:value-type="float">
            <text:p>12.28053034</text:p>
          </table:table-cell>
          <table:table-cell office:value-type="float" office:value="22.122999" calcext:value-type="float">
            <text:p>22.122999</text:p>
          </table:table-cell>
          <table:table-cell office:value-type="float" office:value="21.00304" calcext:value-type="float">
            <text:p>21.00304</text:p>
          </table:table-cell>
          <table:table-cell office:value-type="float" office:value="20.610592" calcext:value-type="float">
            <text:p>20.610592</text:p>
          </table:table-cell>
          <table:table-cell office:value-type="float" office:value="20.398039" calcext:value-type="float">
            <text:p>20.398039</text:p>
          </table:table-cell>
          <table:table-cell office:value-type="float" office:value="20.439737" calcext:value-type="float">
            <text:p>20.439737</text:p>
          </table:table-cell>
          <table:table-cell table:formula="of:=[.E319]-[.F319]" office:value-type="float" office:value="0.392447999999998" calcext:value-type="float">
            <text:p>0.392447999999998</text:p>
          </table:table-cell>
          <table:table-cell office:value-type="float" office:value="21.00304" calcext:value-type="float">
            <text:p>21.0030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296836" calcext:value-type="float">
            <text:p>322.46296836</text:p>
          </table:table-cell>
          <table:table-cell office:value-type="float" office:value="12.27985422" calcext:value-type="float">
            <text:p>12.27985422</text:p>
          </table:table-cell>
          <table:table-cell office:value-type="float" office:value="22.660818" calcext:value-type="float">
            <text:p>22.660818</text:p>
          </table:table-cell>
          <table:table-cell office:value-type="float" office:value="21.608692" calcext:value-type="float">
            <text:p>21.608692</text:p>
          </table:table-cell>
          <table:table-cell office:value-type="float" office:value="21.234819" calcext:value-type="float">
            <text:p>21.234819</text:p>
          </table:table-cell>
          <table:table-cell office:value-type="float" office:value="20.921667" calcext:value-type="float">
            <text:p>20.921667</text:p>
          </table:table-cell>
          <table:table-cell office:value-type="float" office:value="20.971554" calcext:value-type="float">
            <text:p>20.971554</text:p>
          </table:table-cell>
          <table:table-cell table:formula="of:=[.E320]-[.F320]" office:value-type="float" office:value="0.373873" calcext:value-type="float">
            <text:p>0.373873</text:p>
          </table:table-cell>
          <table:table-cell office:value-type="float" office:value="21.608692" calcext:value-type="float">
            <text:p>21.60869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618931" calcext:value-type="float">
            <text:p>322.45618931</text:p>
          </table:table-cell>
          <table:table-cell office:value-type="float" office:value="12.27711873" calcext:value-type="float">
            <text:p>12.27711873</text:p>
          </table:table-cell>
          <table:table-cell office:value-type="float" office:value="23.545259" calcext:value-type="float">
            <text:p>23.545259</text:p>
          </table:table-cell>
          <table:table-cell office:value-type="float" office:value="22.410357" calcext:value-type="float">
            <text:p>22.410357</text:p>
          </table:table-cell>
          <table:table-cell office:value-type="float" office:value="21.710398" calcext:value-type="float">
            <text:p>21.710398</text:p>
          </table:table-cell>
          <table:table-cell office:value-type="float" office:value="21.604671" calcext:value-type="float">
            <text:p>21.604671</text:p>
          </table:table-cell>
          <table:table-cell office:value-type="float" office:value="21.301706" calcext:value-type="float">
            <text:p>21.301706</text:p>
          </table:table-cell>
          <table:table-cell table:formula="of:=[.E321]-[.F321]" office:value-type="float" office:value="0.699959" calcext:value-type="float">
            <text:p>0.699959</text:p>
          </table:table-cell>
          <table:table-cell office:value-type="float" office:value="22.410357" calcext:value-type="float">
            <text:p>22.410357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386292" calcext:value-type="float">
            <text:p>322.46386292</text:p>
          </table:table-cell>
          <table:table-cell office:value-type="float" office:value="12.27958806" calcext:value-type="float">
            <text:p>12.27958806</text:p>
          </table:table-cell>
          <table:table-cell office:value-type="float" office:value="24.453459" calcext:value-type="float">
            <text:p>24.453459</text:p>
          </table:table-cell>
          <table:table-cell office:value-type="float" office:value="23.274334" calcext:value-type="float">
            <text:p>23.274334</text:p>
          </table:table-cell>
          <table:table-cell office:value-type="float" office:value="22.509268" calcext:value-type="float">
            <text:p>22.509268</text:p>
          </table:table-cell>
          <table:table-cell office:value-type="float" office:value="22.414192" calcext:value-type="float">
            <text:p>22.414192</text:p>
          </table:table-cell>
          <table:table-cell office:value-type="float" office:value="22.745853" calcext:value-type="float">
            <text:p>22.745853</text:p>
          </table:table-cell>
          <table:table-cell table:formula="of:=[.E322]-[.F322]" office:value-type="float" office:value="0.765066000000001" calcext:value-type="float">
            <text:p>0.765066000000001</text:p>
          </table:table-cell>
          <table:table-cell office:value-type="float" office:value="23.274334" calcext:value-type="float">
            <text:p>23.27433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893048" calcext:value-type="float">
            <text:p>322.45893048</text:p>
          </table:table-cell>
          <table:table-cell office:value-type="float" office:value="12.27204065" calcext:value-type="float">
            <text:p>12.27204065</text:p>
          </table:table-cell>
          <table:table-cell office:value-type="float" office:value="20.744522" calcext:value-type="float">
            <text:p>20.744522</text:p>
          </table:table-cell>
          <table:table-cell office:value-type="float" office:value="19.735327" calcext:value-type="float">
            <text:p>19.735327</text:p>
          </table:table-cell>
          <table:table-cell office:value-type="float" office:value="19.395298" calcext:value-type="float">
            <text:p>19.395298</text:p>
          </table:table-cell>
          <table:table-cell office:value-type="float" office:value="19.217766" calcext:value-type="float">
            <text:p>19.217766</text:p>
          </table:table-cell>
          <table:table-cell office:value-type="float" office:value="19.145927" calcext:value-type="float">
            <text:p>19.145927</text:p>
          </table:table-cell>
          <table:table-cell table:formula="of:=[.E323]-[.F323]" office:value-type="float" office:value="0.340029000000001" calcext:value-type="float">
            <text:p>0.340029000000001</text:p>
          </table:table-cell>
          <table:table-cell office:value-type="float" office:value="19.735327" calcext:value-type="float">
            <text:p>19.735327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78737" calcext:value-type="float">
            <text:p>322.4578737</text:p>
          </table:table-cell>
          <table:table-cell office:value-type="float" office:value="12.27225432" calcext:value-type="float">
            <text:p>12.27225432</text:p>
          </table:table-cell>
          <table:table-cell office:value-type="float" office:value="23.723988" calcext:value-type="float">
            <text:p>23.723988</text:p>
          </table:table-cell>
          <table:table-cell office:value-type="float" office:value="21.936014" calcext:value-type="float">
            <text:p>21.936014</text:p>
          </table:table-cell>
          <table:table-cell office:value-type="float" office:value="21.466766" calcext:value-type="float">
            <text:p>21.466766</text:p>
          </table:table-cell>
          <table:table-cell office:value-type="float" office:value="21.246796" calcext:value-type="float">
            <text:p>21.246796</text:p>
          </table:table-cell>
          <table:table-cell office:value-type="float" office:value="21.100466" calcext:value-type="float">
            <text:p>21.100466</text:p>
          </table:table-cell>
          <table:table-cell table:formula="of:=[.E324]-[.F324]" office:value-type="float" office:value="0.469248" calcext:value-type="float">
            <text:p>0.469248</text:p>
          </table:table-cell>
          <table:table-cell office:value-type="float" office:value="21.936014" calcext:value-type="float">
            <text:p>21.93601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085395" calcext:value-type="float">
            <text:p>322.46085395</text:p>
          </table:table-cell>
          <table:table-cell office:value-type="float" office:value="12.27377215" calcext:value-type="float">
            <text:p>12.27377215</text:p>
          </table:table-cell>
          <table:table-cell office:value-type="float" office:value="24.452614" calcext:value-type="float">
            <text:p>24.452614</text:p>
          </table:table-cell>
          <table:table-cell office:value-type="float" office:value="22.246483" calcext:value-type="float">
            <text:p>22.246483</text:p>
          </table:table-cell>
          <table:table-cell office:value-type="float" office:value="21.428463" calcext:value-type="float">
            <text:p>21.428463</text:p>
          </table:table-cell>
          <table:table-cell office:value-type="float" office:value="21.087679" calcext:value-type="float">
            <text:p>21.087679</text:p>
          </table:table-cell>
          <table:table-cell office:value-type="float" office:value="21.086159" calcext:value-type="float">
            <text:p>21.086159</text:p>
          </table:table-cell>
          <table:table-cell table:formula="of:=[.E325]-[.F325]" office:value-type="float" office:value="0.818020000000001" calcext:value-type="float">
            <text:p>0.818020000000001</text:p>
          </table:table-cell>
          <table:table-cell office:value-type="float" office:value="22.246483" calcext:value-type="float">
            <text:p>22.246483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006444" calcext:value-type="float">
            <text:p>322.46006444</text:p>
          </table:table-cell>
          <table:table-cell office:value-type="float" office:value="12.27687011" calcext:value-type="float">
            <text:p>12.27687011</text:p>
          </table:table-cell>
          <table:table-cell office:value-type="float" office:value="20.305582" calcext:value-type="float">
            <text:p>20.305582</text:p>
          </table:table-cell>
          <table:table-cell office:value-type="float" office:value="19.106705" calcext:value-type="float">
            <text:p>19.106705</text:p>
          </table:table-cell>
          <table:table-cell office:value-type="float" office:value="18.765751" calcext:value-type="float">
            <text:p>18.765751</text:p>
          </table:table-cell>
          <table:table-cell office:value-type="float" office:value="18.623962" calcext:value-type="float">
            <text:p>18.623962</text:p>
          </table:table-cell>
          <table:table-cell office:value-type="float" office:value="18.601622" calcext:value-type="float">
            <text:p>18.601622</text:p>
          </table:table-cell>
          <table:table-cell table:formula="of:=[.E326]-[.F326]" office:value-type="float" office:value="0.340954" calcext:value-type="float">
            <text:p>0.340954</text:p>
          </table:table-cell>
          <table:table-cell office:value-type="float" office:value="19.106705" calcext:value-type="float">
            <text:p>19.10670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334485" calcext:value-type="float">
            <text:p>322.46334485</text:p>
          </table:table-cell>
          <table:table-cell office:value-type="float" office:value="12.27712259" calcext:value-type="float">
            <text:p>12.27712259</text:p>
          </table:table-cell>
          <table:table-cell office:value-type="float" office:value="22.035753" calcext:value-type="float">
            <text:p>22.035753</text:p>
          </table:table-cell>
          <table:table-cell office:value-type="float" office:value="20.620317" calcext:value-type="float">
            <text:p>20.620317</text:p>
          </table:table-cell>
          <table:table-cell office:value-type="float" office:value="20.278933" calcext:value-type="float">
            <text:p>20.278933</text:p>
          </table:table-cell>
          <table:table-cell office:value-type="float" office:value="20.116831" calcext:value-type="float">
            <text:p>20.116831</text:p>
          </table:table-cell>
          <table:table-cell office:value-type="float" office:value="20.480339" calcext:value-type="float">
            <text:p>20.480339</text:p>
          </table:table-cell>
          <table:table-cell table:formula="of:=[.E327]-[.F327]" office:value-type="float" office:value="0.341384000000001" calcext:value-type="float">
            <text:p>0.341384000000001</text:p>
          </table:table-cell>
          <table:table-cell office:value-type="float" office:value="20.620317" calcext:value-type="float">
            <text:p>20.620317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267928" calcext:value-type="float">
            <text:p>322.46267928</text:p>
          </table:table-cell>
          <table:table-cell office:value-type="float" office:value="12.27717369" calcext:value-type="float">
            <text:p>12.27717369</text:p>
          </table:table-cell>
          <table:table-cell office:value-type="float" office:value="22.023846" calcext:value-type="float">
            <text:p>22.023846</text:p>
          </table:table-cell>
          <table:table-cell office:value-type="float" office:value="21.49655" calcext:value-type="float">
            <text:p>21.49655</text:p>
          </table:table-cell>
          <table:table-cell office:value-type="float" office:value="21.199806" calcext:value-type="float">
            <text:p>21.199806</text:p>
          </table:table-cell>
          <table:table-cell office:value-type="float" office:value="20.944784" calcext:value-type="float">
            <text:p>20.944784</text:p>
          </table:table-cell>
          <table:table-cell office:value-type="float" office:value="20.696724" calcext:value-type="float">
            <text:p>20.696724</text:p>
          </table:table-cell>
          <table:table-cell table:formula="of:=[.E328]-[.F328]" office:value-type="float" office:value="0.296744" calcext:value-type="float">
            <text:p>0.296744</text:p>
          </table:table-cell>
          <table:table-cell office:value-type="float" office:value="21.49655" calcext:value-type="float">
            <text:p>21.4965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075442" calcext:value-type="float">
            <text:p>322.46075442</text:p>
          </table:table-cell>
          <table:table-cell office:value-type="float" office:value="12.27816029" calcext:value-type="float">
            <text:p>12.27816029</text:p>
          </table:table-cell>
          <table:table-cell office:value-type="float" office:value="24.063868" calcext:value-type="float">
            <text:p>24.063868</text:p>
          </table:table-cell>
          <table:table-cell office:value-type="float" office:value="21.919184" calcext:value-type="float">
            <text:p>21.919184</text:p>
          </table:table-cell>
          <table:table-cell office:value-type="float" office:value="21.675131" calcext:value-type="float">
            <text:p>21.675131</text:p>
          </table:table-cell>
          <table:table-cell office:value-type="float" office:value="21.113089" calcext:value-type="float">
            <text:p>21.113089</text:p>
          </table:table-cell>
          <table:table-cell office:value-type="float" office:value="21.219419" calcext:value-type="float">
            <text:p>21.219419</text:p>
          </table:table-cell>
          <table:table-cell table:formula="of:=[.E329]-[.F329]" office:value-type="float" office:value="0.244053000000001" calcext:value-type="float">
            <text:p>0.244053000000001</text:p>
          </table:table-cell>
          <table:table-cell office:value-type="float" office:value="21.919184" calcext:value-type="float">
            <text:p>21.91918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10435" calcext:value-type="float">
            <text:p>322.4610435</text:p>
          </table:table-cell>
          <table:table-cell office:value-type="float" office:value="12.27759449" calcext:value-type="float">
            <text:p>12.27759449</text:p>
          </table:table-cell>
          <table:table-cell office:value-type="float" office:value="23.147644" calcext:value-type="float">
            <text:p>23.147644</text:p>
          </table:table-cell>
          <table:table-cell office:value-type="float" office:value="23.176516" calcext:value-type="float">
            <text:p>23.176516</text:p>
          </table:table-cell>
          <table:table-cell office:value-type="float" office:value="21.991598" calcext:value-type="float">
            <text:p>21.991598</text:p>
          </table:table-cell>
          <table:table-cell office:value-type="float" office:value="21.790823" calcext:value-type="float">
            <text:p>21.790823</text:p>
          </table:table-cell>
          <table:table-cell office:value-type="float" office:value="21.783066" calcext:value-type="float">
            <text:p>21.783066</text:p>
          </table:table-cell>
          <table:table-cell table:formula="of:=[.E330]-[.F330]" office:value-type="float" office:value="1.184918" calcext:value-type="float">
            <text:p>1.184918</text:p>
          </table:table-cell>
          <table:table-cell office:value-type="float" office:value="23.176516" calcext:value-type="float">
            <text:p>23.17651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38656049" calcext:value-type="float">
            <text:p>322.38656049</text:p>
          </table:table-cell>
          <table:table-cell office:value-type="float" office:value="12.22208984" calcext:value-type="float">
            <text:p>12.22208984</text:p>
          </table:table-cell>
          <table:table-cell office:value-type="float" office:value="22.360952" calcext:value-type="float">
            <text:p>22.360952</text:p>
          </table:table-cell>
          <table:table-cell office:value-type="float" office:value="21.136177" calcext:value-type="float">
            <text:p>21.136177</text:p>
          </table:table-cell>
          <table:table-cell office:value-type="float" office:value="20.783224" calcext:value-type="float">
            <text:p>20.783224</text:p>
          </table:table-cell>
          <table:table-cell office:value-type="float" office:value="20.554331" calcext:value-type="float">
            <text:p>20.554331</text:p>
          </table:table-cell>
          <table:table-cell office:value-type="float" office:value="20.448729" calcext:value-type="float">
            <text:p>20.448729</text:p>
          </table:table-cell>
          <table:table-cell table:formula="of:=[.E331]-[.F331]" office:value-type="float" office:value="0.352952999999999" calcext:value-type="float">
            <text:p>0.352952999999999</text:p>
          </table:table-cell>
          <table:table-cell office:value-type="float" office:value="21.136177" calcext:value-type="float">
            <text:p>21.136177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0822749" calcext:value-type="float">
            <text:p>322.40822749</text:p>
          </table:table-cell>
          <table:table-cell office:value-type="float" office:value="12.24842929" calcext:value-type="float">
            <text:p>12.24842929</text:p>
          </table:table-cell>
          <table:table-cell office:value-type="float" office:value="24.086067" calcext:value-type="float">
            <text:p>24.086067</text:p>
          </table:table-cell>
          <table:table-cell office:value-type="float" office:value="21.687269" calcext:value-type="float">
            <text:p>21.687269</text:p>
          </table:table-cell>
          <table:table-cell office:value-type="float" office:value="21.044588" calcext:value-type="float">
            <text:p>21.044588</text:p>
          </table:table-cell>
          <table:table-cell office:value-type="float" office:value="20.751709" calcext:value-type="float">
            <text:p>20.751709</text:p>
          </table:table-cell>
          <table:table-cell office:value-type="float" office:value="20.724813" calcext:value-type="float">
            <text:p>20.724813</text:p>
          </table:table-cell>
          <table:table-cell table:formula="of:=[.E332]-[.F332]" office:value-type="float" office:value="0.642681" calcext:value-type="float">
            <text:p>0.642681</text:p>
          </table:table-cell>
          <table:table-cell office:value-type="float" office:value="21.687269" calcext:value-type="float">
            <text:p>21.687269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1224298" calcext:value-type="float">
            <text:p>322.41224298</text:p>
          </table:table-cell>
          <table:table-cell office:value-type="float" office:value="12.25436515" calcext:value-type="float">
            <text:p>12.25436515</text:p>
          </table:table-cell>
          <table:table-cell office:value-type="float" office:value="23.221596" calcext:value-type="float">
            <text:p>23.221596</text:p>
          </table:table-cell>
          <table:table-cell office:value-type="float" office:value="22.453411" calcext:value-type="float">
            <text:p>22.453411</text:p>
          </table:table-cell>
          <table:table-cell office:value-type="float" office:value="21.942772" calcext:value-type="float">
            <text:p>21.942772</text:p>
          </table:table-cell>
          <table:table-cell office:value-type="float" office:value="21.52339" calcext:value-type="float">
            <text:p>21.52339</text:p>
          </table:table-cell>
          <table:table-cell office:value-type="float" office:value="21.517477" calcext:value-type="float">
            <text:p>21.517477</text:p>
          </table:table-cell>
          <table:table-cell table:formula="of:=[.E333]-[.F333]" office:value-type="float" office:value="0.510638999999998" calcext:value-type="float">
            <text:p>0.510638999999998</text:p>
          </table:table-cell>
          <table:table-cell office:value-type="float" office:value="22.453411" calcext:value-type="float">
            <text:p>22.453411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1659054" calcext:value-type="float">
            <text:p>322.41659054</text:p>
          </table:table-cell>
          <table:table-cell office:value-type="float" office:value="12.25376536" calcext:value-type="float">
            <text:p>12.25376536</text:p>
          </table:table-cell>
          <table:table-cell office:value-type="float" office:value="22.065014" calcext:value-type="float">
            <text:p>22.065014</text:p>
          </table:table-cell>
          <table:table-cell office:value-type="float" office:value="21.782934" calcext:value-type="float">
            <text:p>21.782934</text:p>
          </table:table-cell>
          <table:table-cell office:value-type="float" office:value="21.301901" calcext:value-type="float">
            <text:p>21.301901</text:p>
          </table:table-cell>
          <table:table-cell office:value-type="float" office:value="21.040352" calcext:value-type="float">
            <text:p>21.040352</text:p>
          </table:table-cell>
          <table:table-cell office:value-type="float" office:value="20.758982" calcext:value-type="float">
            <text:p>20.758982</text:p>
          </table:table-cell>
          <table:table-cell table:formula="of:=[.E334]-[.F334]" office:value-type="float" office:value="0.481033" calcext:value-type="float">
            <text:p>0.481033</text:p>
          </table:table-cell>
          <table:table-cell office:value-type="float" office:value="21.782934" calcext:value-type="float">
            <text:p>21.782934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1799961" calcext:value-type="float">
            <text:p>322.41799961</text:p>
          </table:table-cell>
          <table:table-cell office:value-type="float" office:value="12.2577079" calcext:value-type="float">
            <text:p>12.2577079</text:p>
          </table:table-cell>
          <table:table-cell office:value-type="float" office:value="22.713516" calcext:value-type="float">
            <text:p>22.713516</text:p>
          </table:table-cell>
          <table:table-cell office:value-type="float" office:value="21.738146" calcext:value-type="float">
            <text:p>21.738146</text:p>
          </table:table-cell>
          <table:table-cell office:value-type="float" office:value="21.259026" calcext:value-type="float">
            <text:p>21.259026</text:p>
          </table:table-cell>
          <table:table-cell office:value-type="float" office:value="21.018755" calcext:value-type="float">
            <text:p>21.018755</text:p>
          </table:table-cell>
          <table:table-cell office:value-type="float" office:value="21.022854" calcext:value-type="float">
            <text:p>21.022854</text:p>
          </table:table-cell>
          <table:table-cell table:formula="of:=[.E335]-[.F335]" office:value-type="float" office:value="0.479120000000002" calcext:value-type="float">
            <text:p>0.479120000000002</text:p>
          </table:table-cell>
          <table:table-cell office:value-type="float" office:value="21.738146" calcext:value-type="float">
            <text:p>21.73814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2477289" calcext:value-type="float">
            <text:p>322.42477289</text:p>
          </table:table-cell>
          <table:table-cell office:value-type="float" office:value="12.26151226" calcext:value-type="float">
            <text:p>12.26151226</text:p>
          </table:table-cell>
          <table:table-cell office:value-type="float" office:value="25.388035" calcext:value-type="float">
            <text:p>25.388035</text:p>
          </table:table-cell>
          <table:table-cell office:value-type="float" office:value="22.001915" calcext:value-type="float">
            <text:p>22.001915</text:p>
          </table:table-cell>
          <table:table-cell office:value-type="float" office:value="21.433245" calcext:value-type="float">
            <text:p>21.433245</text:p>
          </table:table-cell>
          <table:table-cell office:value-type="float" office:value="21.267515" calcext:value-type="float">
            <text:p>21.267515</text:p>
          </table:table-cell>
          <table:table-cell office:value-type="float" office:value="20.777332" calcext:value-type="float">
            <text:p>20.777332</text:p>
          </table:table-cell>
          <table:table-cell table:formula="of:=[.E336]-[.F336]" office:value-type="float" office:value="0.568670000000001" calcext:value-type="float">
            <text:p>0.568670000000001</text:p>
          </table:table-cell>
          <table:table-cell office:value-type="float" office:value="22.001915" calcext:value-type="float">
            <text:p>22.001915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2409776" calcext:value-type="float">
            <text:p>322.42409776</text:p>
          </table:table-cell>
          <table:table-cell office:value-type="float" office:value="12.26249914" calcext:value-type="float">
            <text:p>12.26249914</text:p>
          </table:table-cell>
          <table:table-cell office:value-type="float" office:value="25.18211" calcext:value-type="float">
            <text:p>25.18211</text:p>
          </table:table-cell>
          <table:table-cell office:value-type="float" office:value="22.491667" calcext:value-type="float">
            <text:p>22.491667</text:p>
          </table:table-cell>
          <table:table-cell office:value-type="float" office:value="22.171721" calcext:value-type="float">
            <text:p>22.171721</text:p>
          </table:table-cell>
          <table:table-cell office:value-type="float" office:value="21.616755" calcext:value-type="float">
            <text:p>21.616755</text:p>
          </table:table-cell>
          <table:table-cell office:value-type="float" office:value="21.887306" calcext:value-type="float">
            <text:p>21.887306</text:p>
          </table:table-cell>
          <table:table-cell table:formula="of:=[.E337]-[.F337]" office:value-type="float" office:value="0.319945999999998" calcext:value-type="float">
            <text:p>0.319945999999998</text:p>
          </table:table-cell>
          <table:table-cell office:value-type="float" office:value="22.491667" calcext:value-type="float">
            <text:p>22.491667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2534081" calcext:value-type="float">
            <text:p>322.42534081</text:p>
          </table:table-cell>
          <table:table-cell office:value-type="float" office:value="12.26275166" calcext:value-type="float">
            <text:p>12.26275166</text:p>
          </table:table-cell>
          <table:table-cell office:value-type="float" office:value="24.459249" calcext:value-type="float">
            <text:p>24.459249</text:p>
          </table:table-cell>
          <table:table-cell office:value-type="float" office:value="23.61573" calcext:value-type="float">
            <text:p>23.61573</text:p>
          </table:table-cell>
          <table:table-cell office:value-type="float" office:value="22.414314" calcext:value-type="float">
            <text:p>22.414314</text:p>
          </table:table-cell>
          <table:table-cell office:value-type="float" office:value="22.230303" calcext:value-type="float">
            <text:p>22.230303</text:p>
          </table:table-cell>
          <table:table-cell office:value-type="float" office:value="22.628378" calcext:value-type="float">
            <text:p>22.628378</text:p>
          </table:table-cell>
          <table:table-cell table:formula="of:=[.E338]-[.F338]" office:value-type="float" office:value="1.201416" calcext:value-type="float">
            <text:p>1.201416</text:p>
          </table:table-cell>
          <table:table-cell office:value-type="float" office:value="23.61573" calcext:value-type="float">
            <text:p>23.61573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2565548" calcext:value-type="float">
            <text:p>322.42565548</text:p>
          </table:table-cell>
          <table:table-cell office:value-type="float" office:value="12.25528339" calcext:value-type="float">
            <text:p>12.25528339</text:p>
          </table:table-cell>
          <table:table-cell office:value-type="float" office:value="22.573917" calcext:value-type="float">
            <text:p>22.573917</text:p>
          </table:table-cell>
          <table:table-cell office:value-type="float" office:value="21.77026" calcext:value-type="float">
            <text:p>21.77026</text:p>
          </table:table-cell>
          <table:table-cell office:value-type="float" office:value="21.39337" calcext:value-type="float">
            <text:p>21.39337</text:p>
          </table:table-cell>
          <table:table-cell office:value-type="float" office:value="21.22308" calcext:value-type="float">
            <text:p>21.22308</text:p>
          </table:table-cell>
          <table:table-cell office:value-type="float" office:value="20.71184" calcext:value-type="float">
            <text:p>20.71184</text:p>
          </table:table-cell>
          <table:table-cell table:formula="of:=[.E339]-[.F339]" office:value-type="float" office:value="0.376889999999999" calcext:value-type="float">
            <text:p>0.376889999999999</text:p>
          </table:table-cell>
          <table:table-cell office:value-type="float" office:value="21.77026" calcext:value-type="float">
            <text:p>21.7702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2794944" calcext:value-type="float">
            <text:p>322.42794944</text:p>
          </table:table-cell>
          <table:table-cell office:value-type="float" office:value="12.26270943" calcext:value-type="float">
            <text:p>12.26270943</text:p>
          </table:table-cell>
          <table:table-cell office:value-type="float" office:value="22.020206" calcext:value-type="float">
            <text:p>22.020206</text:p>
          </table:table-cell>
          <table:table-cell office:value-type="float" office:value="20.973234" calcext:value-type="float">
            <text:p>20.973234</text:p>
          </table:table-cell>
          <table:table-cell office:value-type="float" office:value="20.599819" calcext:value-type="float">
            <text:p>20.599819</text:p>
          </table:table-cell>
          <table:table-cell office:value-type="float" office:value="20.263309" calcext:value-type="float">
            <text:p>20.263309</text:p>
          </table:table-cell>
          <table:table-cell office:value-type="float" office:value="20.150663" calcext:value-type="float">
            <text:p>20.150663</text:p>
          </table:table-cell>
          <table:table-cell table:formula="of:=[.E340]-[.F340]" office:value-type="float" office:value="0.373415000000001" calcext:value-type="float">
            <text:p>0.373415000000001</text:p>
          </table:table-cell>
          <table:table-cell office:value-type="float" office:value="20.973234" calcext:value-type="float">
            <text:p>20.973234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3516208" calcext:value-type="float">
            <text:p>322.43516208</text:p>
          </table:table-cell>
          <table:table-cell office:value-type="float" office:value="12.26179722" calcext:value-type="float">
            <text:p>12.26179722</text:p>
          </table:table-cell>
          <table:table-cell office:value-type="float" office:value="25.425045" calcext:value-type="float">
            <text:p>25.425045</text:p>
          </table:table-cell>
          <table:table-cell office:value-type="float" office:value="23.994463" calcext:value-type="float">
            <text:p>23.994463</text:p>
          </table:table-cell>
          <table:table-cell office:value-type="float" office:value="22.115896" calcext:value-type="float">
            <text:p>22.115896</text:p>
          </table:table-cell>
          <table:table-cell office:value-type="float" office:value="21.383745" calcext:value-type="float">
            <text:p>21.383745</text:p>
          </table:table-cell>
          <table:table-cell office:value-type="float" office:value="20.675762" calcext:value-type="float">
            <text:p>20.675762</text:p>
          </table:table-cell>
          <table:table-cell table:formula="of:=[.E341]-[.F341]" office:value-type="float" office:value="1.878567" calcext:value-type="float">
            <text:p>1.878567</text:p>
          </table:table-cell>
          <table:table-cell office:value-type="float" office:value="23.994463" calcext:value-type="float">
            <text:p>23.994463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5044751" calcext:value-type="float">
            <text:p>322.45044751</text:p>
          </table:table-cell>
          <table:table-cell office:value-type="float" office:value="12.26998702" calcext:value-type="float">
            <text:p>12.26998702</text:p>
          </table:table-cell>
          <table:table-cell office:value-type="float" office:value="25.205139" calcext:value-type="float">
            <text:p>25.205139</text:p>
          </table:table-cell>
          <table:table-cell office:value-type="float" office:value="23.084641" calcext:value-type="float">
            <text:p>23.084641</text:p>
          </table:table-cell>
          <table:table-cell office:value-type="float" office:value="22.624016" calcext:value-type="float">
            <text:p>22.624016</text:p>
          </table:table-cell>
          <table:table-cell office:value-type="float" office:value="22.245073" calcext:value-type="float">
            <text:p>22.245073</text:p>
          </table:table-cell>
          <table:table-cell office:value-type="float" office:value="22.370462" calcext:value-type="float">
            <text:p>22.370462</text:p>
          </table:table-cell>
          <table:table-cell table:formula="of:=[.E342]-[.F342]" office:value-type="float" office:value="0.460625" calcext:value-type="float">
            <text:p>0.460625</text:p>
          </table:table-cell>
          <table:table-cell office:value-type="float" office:value="23.084641" calcext:value-type="float">
            <text:p>23.084641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6526957" calcext:value-type="float">
            <text:p>322.46526957</text:p>
          </table:table-cell>
          <table:table-cell office:value-type="float" office:value="12.27427093" calcext:value-type="float">
            <text:p>12.27427093</text:p>
          </table:table-cell>
          <table:table-cell office:value-type="float" office:value="24.223335" calcext:value-type="float">
            <text:p>24.223335</text:p>
          </table:table-cell>
          <table:table-cell office:value-type="float" office:value="22.537468" calcext:value-type="float">
            <text:p>22.537468</text:p>
          </table:table-cell>
          <table:table-cell office:value-type="float" office:value="22.212914" calcext:value-type="float">
            <text:p>22.212914</text:p>
          </table:table-cell>
          <table:table-cell office:value-type="float" office:value="22.093937" calcext:value-type="float">
            <text:p>22.093937</text:p>
          </table:table-cell>
          <table:table-cell office:value-type="float" office:value="22.898848" calcext:value-type="float">
            <text:p>22.898848</text:p>
          </table:table-cell>
          <table:table-cell table:formula="of:=[.E343]-[.F343]" office:value-type="float" office:value="0.324553999999999" calcext:value-type="float">
            <text:p>0.324553999999999</text:p>
          </table:table-cell>
          <table:table-cell office:value-type="float" office:value="22.537468" calcext:value-type="float">
            <text:p>22.537468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6595739" calcext:value-type="float">
            <text:p>322.46595739</text:p>
          </table:table-cell>
          <table:table-cell office:value-type="float" office:value="12.27941101" calcext:value-type="float">
            <text:p>12.27941101</text:p>
          </table:table-cell>
          <table:table-cell office:value-type="float" office:value="22.443848" calcext:value-type="float">
            <text:p>22.443848</text:p>
          </table:table-cell>
          <table:table-cell office:value-type="float" office:value="21.537107" calcext:value-type="float">
            <text:p>21.537107</text:p>
          </table:table-cell>
          <table:table-cell office:value-type="float" office:value="21.281404" calcext:value-type="float">
            <text:p>21.281404</text:p>
          </table:table-cell>
          <table:table-cell office:value-type="float" office:value="20.97901" calcext:value-type="float">
            <text:p>20.97901</text:p>
          </table:table-cell>
          <table:table-cell office:value-type="float" office:value="21.133501" calcext:value-type="float">
            <text:p>21.133501</text:p>
          </table:table-cell>
          <table:table-cell table:formula="of:=[.E344]-[.F344]" office:value-type="float" office:value="0.255703" calcext:value-type="float">
            <text:p>0.255703</text:p>
          </table:table-cell>
          <table:table-cell office:value-type="float" office:value="21.537107" calcext:value-type="float">
            <text:p>21.537107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428826" calcext:value-type="float">
            <text:p>322.47428826</text:p>
          </table:table-cell>
          <table:table-cell office:value-type="float" office:value="12.28331556" calcext:value-type="float">
            <text:p>12.28331556</text:p>
          </table:table-cell>
          <table:table-cell office:value-type="float" office:value="22.93346" calcext:value-type="float">
            <text:p>22.93346</text:p>
          </table:table-cell>
          <table:table-cell office:value-type="float" office:value="22.296925" calcext:value-type="float">
            <text:p>22.296925</text:p>
          </table:table-cell>
          <table:table-cell office:value-type="float" office:value="21.580229" calcext:value-type="float">
            <text:p>21.580229</text:p>
          </table:table-cell>
          <table:table-cell office:value-type="float" office:value="21.685951" calcext:value-type="float">
            <text:p>21.685951</text:p>
          </table:table-cell>
          <table:table-cell office:value-type="float" office:value="21.134747" calcext:value-type="float">
            <text:p>21.134747</text:p>
          </table:table-cell>
          <table:table-cell table:formula="of:=[.E345]-[.F345]" office:value-type="float" office:value="0.716696000000002" calcext:value-type="float">
            <text:p>0.716696000000002</text:p>
          </table:table-cell>
          <table:table-cell office:value-type="float" office:value="22.296925" calcext:value-type="float">
            <text:p>22.296925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339089" calcext:value-type="float">
            <text:p>322.47339089</text:p>
          </table:table-cell>
          <table:table-cell office:value-type="float" office:value="12.28291458" calcext:value-type="float">
            <text:p>12.28291458</text:p>
          </table:table-cell>
          <table:table-cell office:value-type="float" office:value="22.98917" calcext:value-type="float">
            <text:p>22.98917</text:p>
          </table:table-cell>
          <table:table-cell office:value-type="float" office:value="22.9426" calcext:value-type="float">
            <text:p>22.9426</text:p>
          </table:table-cell>
          <table:table-cell office:value-type="float" office:value="22.09104" calcext:value-type="float">
            <text:p>22.09104</text:p>
          </table:table-cell>
          <table:table-cell office:value-type="float" office:value="21.46805" calcext:value-type="float">
            <text:p>21.46805</text:p>
          </table:table-cell>
          <table:table-cell office:value-type="float" office:value="21.456015" calcext:value-type="float">
            <text:p>21.456015</text:p>
          </table:table-cell>
          <table:table-cell table:formula="of:=[.E346]-[.F346]" office:value-type="float" office:value="0.851559999999999" calcext:value-type="float">
            <text:p>0.851559999999999</text:p>
          </table:table-cell>
          <table:table-cell office:value-type="float" office:value="22.9426" calcext:value-type="float">
            <text:p>22.942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425195" calcext:value-type="float">
            <text:p>322.47425195</text:p>
          </table:table-cell>
          <table:table-cell office:value-type="float" office:value="12.27685618" calcext:value-type="float">
            <text:p>12.27685618</text:p>
          </table:table-cell>
          <table:table-cell office:value-type="float" office:value="24.313318" calcext:value-type="float">
            <text:p>24.313318</text:p>
          </table:table-cell>
          <table:table-cell office:value-type="float" office:value="23.112999" calcext:value-type="float">
            <text:p>23.112999</text:p>
          </table:table-cell>
          <table:table-cell office:value-type="float" office:value="22.599821" calcext:value-type="float">
            <text:p>22.599821</text:p>
          </table:table-cell>
          <table:table-cell office:value-type="float" office:value="21.939703" calcext:value-type="float">
            <text:p>21.939703</text:p>
          </table:table-cell>
          <table:table-cell office:value-type="float" office:value="22.65472" calcext:value-type="float">
            <text:p>22.65472</text:p>
          </table:table-cell>
          <table:table-cell table:formula="of:=[.E347]-[.F347]" office:value-type="float" office:value="0.513178" calcext:value-type="float">
            <text:p>0.513178</text:p>
          </table:table-cell>
          <table:table-cell office:value-type="float" office:value="23.112999" calcext:value-type="float">
            <text:p>23.112999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296009" calcext:value-type="float">
            <text:p>322.47296009</text:p>
          </table:table-cell>
          <table:table-cell office:value-type="float" office:value="12.28024646" calcext:value-type="float">
            <text:p>12.28024646</text:p>
          </table:table-cell>
          <table:table-cell office:value-type="float" office:value="24.728991" calcext:value-type="float">
            <text:p>24.728991</text:p>
          </table:table-cell>
          <table:table-cell office:value-type="float" office:value="22.108862" calcext:value-type="float">
            <text:p>22.108862</text:p>
          </table:table-cell>
          <table:table-cell office:value-type="float" office:value="21.625578" calcext:value-type="float">
            <text:p>21.625578</text:p>
          </table:table-cell>
          <table:table-cell office:value-type="float" office:value="21.382839" calcext:value-type="float">
            <text:p>21.382839</text:p>
          </table:table-cell>
          <table:table-cell office:value-type="float" office:value="20.852812" calcext:value-type="float">
            <text:p>20.852812</text:p>
          </table:table-cell>
          <table:table-cell table:formula="of:=[.E348]-[.F348]" office:value-type="float" office:value="0.483283999999998" calcext:value-type="float">
            <text:p>0.483283999999998</text:p>
          </table:table-cell>
          <table:table-cell office:value-type="float" office:value="22.108862" calcext:value-type="float">
            <text:p>22.108862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426275" calcext:value-type="float">
            <text:p>322.47426275</text:p>
          </table:table-cell>
          <table:table-cell office:value-type="float" office:value="12.27998143" calcext:value-type="float">
            <text:p>12.27998143</text:p>
          </table:table-cell>
          <table:table-cell office:value-type="float" office:value="23.97191" calcext:value-type="float">
            <text:p>23.97191</text:p>
          </table:table-cell>
          <table:table-cell office:value-type="float" office:value="22.823753" calcext:value-type="float">
            <text:p>22.823753</text:p>
          </table:table-cell>
          <table:table-cell office:value-type="float" office:value="21.988739" calcext:value-type="float">
            <text:p>21.988739</text:p>
          </table:table-cell>
          <table:table-cell office:value-type="float" office:value="21.698231" calcext:value-type="float">
            <text:p>21.698231</text:p>
          </table:table-cell>
          <table:table-cell office:value-type="float" office:value="21.145914" calcext:value-type="float">
            <text:p>21.145914</text:p>
          </table:table-cell>
          <table:table-cell table:formula="of:=[.E349]-[.F349]" office:value-type="float" office:value="0.835014000000001" calcext:value-type="float">
            <text:p>0.835014000000001</text:p>
          </table:table-cell>
          <table:table-cell office:value-type="float" office:value="22.823753" calcext:value-type="float">
            <text:p>22.823753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588931" calcext:value-type="float">
            <text:p>322.47588931</text:p>
          </table:table-cell>
          <table:table-cell office:value-type="float" office:value="12.2807003" calcext:value-type="float">
            <text:p>12.2807003</text:p>
          </table:table-cell>
          <table:table-cell office:value-type="float" office:value="23.658459" calcext:value-type="float">
            <text:p>23.658459</text:p>
          </table:table-cell>
          <table:table-cell office:value-type="float" office:value="22.165995" calcext:value-type="float">
            <text:p>22.165995</text:p>
          </table:table-cell>
          <table:table-cell office:value-type="float" office:value="21.504681" calcext:value-type="float">
            <text:p>21.504681</text:p>
          </table:table-cell>
          <table:table-cell office:value-type="float" office:value="21.194891" calcext:value-type="float">
            <text:p>21.194891</text:p>
          </table:table-cell>
          <table:table-cell office:value-type="float" office:value="21.150881" calcext:value-type="float">
            <text:p>21.150881</text:p>
          </table:table-cell>
          <table:table-cell table:formula="of:=[.E350]-[.F350]" office:value-type="float" office:value="0.661313999999997" calcext:value-type="float">
            <text:p>0.661313999999997</text:p>
          </table:table-cell>
          <table:table-cell office:value-type="float" office:value="22.165995" calcext:value-type="float">
            <text:p>22.165995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78976" calcext:value-type="float">
            <text:p>322.4778976</text:p>
          </table:table-cell>
          <table:table-cell office:value-type="float" office:value="12.28030477" calcext:value-type="float">
            <text:p>12.28030477</text:p>
          </table:table-cell>
          <table:table-cell office:value-type="float" office:value="22.801262" calcext:value-type="float">
            <text:p>22.801262</text:p>
          </table:table-cell>
          <table:table-cell office:value-type="float" office:value="22.294069" calcext:value-type="float">
            <text:p>22.294069</text:p>
          </table:table-cell>
          <table:table-cell office:value-type="float" office:value="21.86508" calcext:value-type="float">
            <text:p>21.86508</text:p>
          </table:table-cell>
          <table:table-cell office:value-type="float" office:value="21.360851" calcext:value-type="float">
            <text:p>21.360851</text:p>
          </table:table-cell>
          <table:table-cell office:value-type="float" office:value="21.364273" calcext:value-type="float">
            <text:p>21.364273</text:p>
          </table:table-cell>
          <table:table-cell table:formula="of:=[.E351]-[.F351]" office:value-type="float" office:value="0.428989000000001" calcext:value-type="float">
            <text:p>0.428989000000001</text:p>
          </table:table-cell>
          <table:table-cell office:value-type="float" office:value="22.294069" calcext:value-type="float">
            <text:p>22.29406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922547" calcext:value-type="float">
            <text:p>322.47922547</text:p>
          </table:table-cell>
          <table:table-cell office:value-type="float" office:value="12.27783495" calcext:value-type="float">
            <text:p>12.27783495</text:p>
          </table:table-cell>
          <table:table-cell office:value-type="float" office:value="20.792492" calcext:value-type="float">
            <text:p>20.792492</text:p>
          </table:table-cell>
          <table:table-cell office:value-type="float" office:value="19.824699" calcext:value-type="float">
            <text:p>19.824699</text:p>
          </table:table-cell>
          <table:table-cell office:value-type="float" office:value="19.55497" calcext:value-type="float">
            <text:p>19.55497</text:p>
          </table:table-cell>
          <table:table-cell office:value-type="float" office:value="19.371355" calcext:value-type="float">
            <text:p>19.371355</text:p>
          </table:table-cell>
          <table:table-cell office:value-type="float" office:value="19.383829" calcext:value-type="float">
            <text:p>19.383829</text:p>
          </table:table-cell>
          <table:table-cell table:formula="of:=[.E352]-[.F352]" office:value-type="float" office:value="0.269728999999998" calcext:value-type="float">
            <text:p>0.269728999999998</text:p>
          </table:table-cell>
          <table:table-cell office:value-type="float" office:value="19.824699" calcext:value-type="float">
            <text:p>19.82469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147318" calcext:value-type="float">
            <text:p>322.48147318</text:p>
          </table:table-cell>
          <table:table-cell office:value-type="float" office:value="12.27753764" calcext:value-type="float">
            <text:p>12.27753764</text:p>
          </table:table-cell>
          <table:table-cell office:value-type="float" office:value="22.774817" calcext:value-type="float">
            <text:p>22.774817</text:p>
          </table:table-cell>
          <table:table-cell office:value-type="float" office:value="21.301517" calcext:value-type="float">
            <text:p>21.301517</text:p>
          </table:table-cell>
          <table:table-cell office:value-type="float" office:value="20.035955" calcext:value-type="float">
            <text:p>20.035955</text:p>
          </table:table-cell>
          <table:table-cell office:value-type="float" office:value="19.457726" calcext:value-type="float">
            <text:p>19.457726</text:p>
          </table:table-cell>
          <table:table-cell office:value-type="float" office:value="19.16379" calcext:value-type="float">
            <text:p>19.16379</text:p>
          </table:table-cell>
          <table:table-cell table:formula="of:=[.E353]-[.F353]" office:value-type="float" office:value="1.265562" calcext:value-type="float">
            <text:p>1.265562</text:p>
          </table:table-cell>
          <table:table-cell office:value-type="float" office:value="21.301517" calcext:value-type="float">
            <text:p>21.30151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208361" calcext:value-type="float">
            <text:p>322.50208361</text:p>
          </table:table-cell>
          <table:table-cell office:value-type="float" office:value="12.27731457" calcext:value-type="float">
            <text:p>12.27731457</text:p>
          </table:table-cell>
          <table:table-cell office:value-type="float" office:value="18.784187" calcext:value-type="float">
            <text:p>18.784187</text:p>
          </table:table-cell>
          <table:table-cell office:value-type="float" office:value="16.153257" calcext:value-type="float">
            <text:p>16.153257</text:p>
          </table:table-cell>
          <table:table-cell office:value-type="float" office:value="14.840453" calcext:value-type="float">
            <text:p>14.840453</text:p>
          </table:table-cell>
          <table:table-cell office:value-type="float" office:value="14.328361" calcext:value-type="float">
            <text:p>14.328361</text:p>
          </table:table-cell>
          <table:table-cell office:value-type="float" office:value="14.05442" calcext:value-type="float">
            <text:p>14.05442</text:p>
          </table:table-cell>
          <table:table-cell table:formula="of:=[.E354]-[.F354]" office:value-type="float" office:value="1.312804" calcext:value-type="float">
            <text:p>1.312804</text:p>
          </table:table-cell>
          <table:table-cell office:value-type="float" office:value="16.153257" calcext:value-type="float">
            <text:p>16.15325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4372872" calcext:value-type="float">
            <text:p>322.54372872</text:p>
          </table:table-cell>
          <table:table-cell office:value-type="float" office:value="12.26506016" calcext:value-type="float">
            <text:p>12.26506016</text:p>
          </table:table-cell>
          <table:table-cell office:value-type="float" office:value="18.05994" calcext:value-type="float">
            <text:p>18.05994</text:p>
          </table:table-cell>
          <table:table-cell office:value-type="float" office:value="16.800871" calcext:value-type="float">
            <text:p>16.800871</text:p>
          </table:table-cell>
          <table:table-cell office:value-type="float" office:value="16.162933" calcext:value-type="float">
            <text:p>16.162933</text:p>
          </table:table-cell>
          <table:table-cell office:value-type="float" office:value="15.864588" calcext:value-type="float">
            <text:p>15.864588</text:p>
          </table:table-cell>
          <table:table-cell office:value-type="float" office:value="15.686526" calcext:value-type="float">
            <text:p>15.686526</text:p>
          </table:table-cell>
          <table:table-cell table:formula="of:=[.E355]-[.F355]" office:value-type="float" office:value="0.637938000000002" calcext:value-type="float">
            <text:p>0.637938000000002</text:p>
          </table:table-cell>
          <table:table-cell office:value-type="float" office:value="16.800871" calcext:value-type="float">
            <text:p>16.80087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27528" calcext:value-type="float">
            <text:p>322.4827528</text:p>
          </table:table-cell>
          <table:table-cell office:value-type="float" office:value="12.28024512" calcext:value-type="float">
            <text:p>12.28024512</text:p>
          </table:table-cell>
          <table:table-cell office:value-type="float" office:value="17.402918" calcext:value-type="float">
            <text:p>17.402918</text:p>
          </table:table-cell>
          <table:table-cell office:value-type="float" office:value="16.694136" calcext:value-type="float">
            <text:p>16.694136</text:p>
          </table:table-cell>
          <table:table-cell office:value-type="float" office:value="16.91153" calcext:value-type="float">
            <text:p>16.91153</text:p>
          </table:table-cell>
          <table:table-cell office:value-type="float" office:value="17.094154" calcext:value-type="float">
            <text:p>17.094154</text:p>
          </table:table-cell>
          <table:table-cell office:value-type="float" office:value="17.222898" calcext:value-type="float">
            <text:p>17.222898</text:p>
          </table:table-cell>
          <table:table-cell table:formula="of:=[.E356]-[.F356]" office:value-type="float" office:value="-0.217393999999999" calcext:value-type="float">
            <text:p>-0.217393999999999</text:p>
          </table:table-cell>
          <table:table-cell office:value-type="float" office:value="16.694136" calcext:value-type="float">
            <text:p>16.694136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273235" calcext:value-type="float">
            <text:p>322.48273235</text:p>
          </table:table-cell>
          <table:table-cell office:value-type="float" office:value="12.28123986" calcext:value-type="float">
            <text:p>12.28123986</text:p>
          </table:table-cell>
          <table:table-cell office:value-type="float" office:value="25.345274" calcext:value-type="float">
            <text:p>25.345274</text:p>
          </table:table-cell>
          <table:table-cell office:value-type="float" office:value="21.927052" calcext:value-type="float">
            <text:p>21.927052</text:p>
          </table:table-cell>
          <table:table-cell office:value-type="float" office:value="21.549458" calcext:value-type="float">
            <text:p>21.549458</text:p>
          </table:table-cell>
          <table:table-cell office:value-type="float" office:value="21.585781" calcext:value-type="float">
            <text:p>21.585781</text:p>
          </table:table-cell>
          <table:table-cell office:value-type="float" office:value="21.083044" calcext:value-type="float">
            <text:p>21.083044</text:p>
          </table:table-cell>
          <table:table-cell table:formula="of:=[.E357]-[.F357]" office:value-type="float" office:value="0.377593999999998" calcext:value-type="float">
            <text:p>0.377593999999998</text:p>
          </table:table-cell>
          <table:table-cell office:value-type="float" office:value="21.927052" calcext:value-type="float">
            <text:p>21.92705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399552" calcext:value-type="float">
            <text:p>322.56399552</text:p>
          </table:table-cell>
          <table:table-cell office:value-type="float" office:value="12.25807015" calcext:value-type="float">
            <text:p>12.25807015</text:p>
          </table:table-cell>
          <table:table-cell office:value-type="float" office:value="19.34766" calcext:value-type="float">
            <text:p>19.34766</text:p>
          </table:table-cell>
          <table:table-cell office:value-type="float" office:value="17.657341" calcext:value-type="float">
            <text:p>17.657341</text:p>
          </table:table-cell>
          <table:table-cell office:value-type="float" office:value="17.05566" calcext:value-type="float">
            <text:p>17.05566</text:p>
          </table:table-cell>
          <table:table-cell office:value-type="float" office:value="16.833656" calcext:value-type="float">
            <text:p>16.833656</text:p>
          </table:table-cell>
          <table:table-cell office:value-type="float" office:value="16.715462" calcext:value-type="float">
            <text:p>16.715462</text:p>
          </table:table-cell>
          <table:table-cell table:formula="of:=[.E358]-[.F358]" office:value-type="float" office:value="0.601680999999999" calcext:value-type="float">
            <text:p>0.601680999999999</text:p>
          </table:table-cell>
          <table:table-cell office:value-type="float" office:value="17.657341" calcext:value-type="float">
            <text:p>17.65734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381418" calcext:value-type="float">
            <text:p>322.56381418</text:p>
          </table:table-cell>
          <table:table-cell office:value-type="float" office:value="12.25929498" calcext:value-type="float">
            <text:p>12.25929498</text:p>
          </table:table-cell>
          <table:table-cell office:value-type="float" office:value="20.994902" calcext:value-type="float">
            <text:p>20.994902</text:p>
          </table:table-cell>
          <table:table-cell office:value-type="float" office:value="19.794744" calcext:value-type="float">
            <text:p>19.794744</text:p>
          </table:table-cell>
          <table:table-cell office:value-type="float" office:value="19.541283" calcext:value-type="float">
            <text:p>19.541283</text:p>
          </table:table-cell>
          <table:table-cell office:value-type="float" office:value="19.414452" calcext:value-type="float">
            <text:p>19.414452</text:p>
          </table:table-cell>
          <table:table-cell office:value-type="float" office:value="19.317816" calcext:value-type="float">
            <text:p>19.317816</text:p>
          </table:table-cell>
          <table:table-cell table:formula="of:=[.E359]-[.F359]" office:value-type="float" office:value="0.253461000000001" calcext:value-type="float">
            <text:p>0.253461000000001</text:p>
          </table:table-cell>
          <table:table-cell office:value-type="float" office:value="19.794744" calcext:value-type="float">
            <text:p>19.794744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366242" calcext:value-type="float">
            <text:p>322.56366242</text:p>
          </table:table-cell>
          <table:table-cell office:value-type="float" office:value="12.26123514" calcext:value-type="float">
            <text:p>12.26123514</text:p>
          </table:table-cell>
          <table:table-cell office:value-type="float" office:value="21.049948" calcext:value-type="float">
            <text:p>21.049948</text:p>
          </table:table-cell>
          <table:table-cell office:value-type="float" office:value="20.093832" calcext:value-type="float">
            <text:p>20.093832</text:p>
          </table:table-cell>
          <table:table-cell office:value-type="float" office:value="19.851841" calcext:value-type="float">
            <text:p>19.851841</text:p>
          </table:table-cell>
          <table:table-cell office:value-type="float" office:value="19.669333" calcext:value-type="float">
            <text:p>19.669333</text:p>
          </table:table-cell>
          <table:table-cell office:value-type="float" office:value="19.50668" calcext:value-type="float">
            <text:p>19.50668</text:p>
          </table:table-cell>
          <table:table-cell table:formula="of:=[.E360]-[.F360]" office:value-type="float" office:value="0.241990999999999" calcext:value-type="float">
            <text:p>0.241990999999999</text:p>
          </table:table-cell>
          <table:table-cell office:value-type="float" office:value="20.093832" calcext:value-type="float">
            <text:p>20.09383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247759" calcext:value-type="float">
            <text:p>322.56247759</text:p>
          </table:table-cell>
          <table:table-cell office:value-type="float" office:value="12.25806545" calcext:value-type="float">
            <text:p>12.25806545</text:p>
          </table:table-cell>
          <table:table-cell office:value-type="float" office:value="21.04508" calcext:value-type="float">
            <text:p>21.04508</text:p>
          </table:table-cell>
          <table:table-cell office:value-type="float" office:value="19.984648" calcext:value-type="float">
            <text:p>19.984648</text:p>
          </table:table-cell>
          <table:table-cell office:value-type="float" office:value="19.72665" calcext:value-type="float">
            <text:p>19.72665</text:p>
          </table:table-cell>
          <table:table-cell office:value-type="float" office:value="19.54248" calcext:value-type="float">
            <text:p>19.54248</text:p>
          </table:table-cell>
          <table:table-cell office:value-type="float" office:value="19.591681" calcext:value-type="float">
            <text:p>19.591681</text:p>
          </table:table-cell>
          <table:table-cell table:formula="of:=[.E361]-[.F361]" office:value-type="float" office:value="0.257998000000001" calcext:value-type="float">
            <text:p>0.257998000000001</text:p>
          </table:table-cell>
          <table:table-cell office:value-type="float" office:value="19.984648" calcext:value-type="float">
            <text:p>19.984648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380361" calcext:value-type="float">
            <text:p>322.56380361</text:p>
          </table:table-cell>
          <table:table-cell office:value-type="float" office:value="12.26203284" calcext:value-type="float">
            <text:p>12.26203284</text:p>
          </table:table-cell>
          <table:table-cell office:value-type="float" office:value="23.076599" calcext:value-type="float">
            <text:p>23.076599</text:p>
          </table:table-cell>
          <table:table-cell office:value-type="float" office:value="22.163363" calcext:value-type="float">
            <text:p>22.163363</text:p>
          </table:table-cell>
          <table:table-cell office:value-type="float" office:value="20.760685" calcext:value-type="float">
            <text:p>20.760685</text:p>
          </table:table-cell>
          <table:table-cell office:value-type="float" office:value="19.34374" calcext:value-type="float">
            <text:p>19.34374</text:p>
          </table:table-cell>
          <table:table-cell office:value-type="float" office:value="18.593409" calcext:value-type="float">
            <text:p>18.593409</text:p>
          </table:table-cell>
          <table:table-cell table:formula="of:=[.E362]-[.F362]" office:value-type="float" office:value="1.402678" calcext:value-type="float">
            <text:p>1.402678</text:p>
          </table:table-cell>
          <table:table-cell office:value-type="float" office:value="22.163363" calcext:value-type="float">
            <text:p>22.16336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115659" calcext:value-type="float">
            <text:p>322.56115659</text:p>
          </table:table-cell>
          <table:table-cell office:value-type="float" office:value="12.25910786" calcext:value-type="float">
            <text:p>12.25910786</text:p>
          </table:table-cell>
          <table:table-cell office:value-type="float" office:value="21.845268" calcext:value-type="float">
            <text:p>21.845268</text:p>
          </table:table-cell>
          <table:table-cell office:value-type="float" office:value="21.040977" calcext:value-type="float">
            <text:p>21.040977</text:p>
          </table:table-cell>
          <table:table-cell office:value-type="float" office:value="20.711231" calcext:value-type="float">
            <text:p>20.711231</text:p>
          </table:table-cell>
          <table:table-cell office:value-type="float" office:value="20.542477" calcext:value-type="float">
            <text:p>20.542477</text:p>
          </table:table-cell>
          <table:table-cell office:value-type="float" office:value="20.436831" calcext:value-type="float">
            <text:p>20.436831</text:p>
          </table:table-cell>
          <table:table-cell table:formula="of:=[.E363]-[.F363]" office:value-type="float" office:value="0.329746" calcext:value-type="float">
            <text:p>0.329746</text:p>
          </table:table-cell>
          <table:table-cell office:value-type="float" office:value="21.040977" calcext:value-type="float">
            <text:p>21.04097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280451" calcext:value-type="float">
            <text:p>322.56280451</text:p>
          </table:table-cell>
          <table:table-cell office:value-type="float" office:value="12.25888797" calcext:value-type="float">
            <text:p>12.25888797</text:p>
          </table:table-cell>
          <table:table-cell office:value-type="float" office:value="22.781116" calcext:value-type="float">
            <text:p>22.781116</text:p>
          </table:table-cell>
          <table:table-cell office:value-type="float" office:value="21.752485" calcext:value-type="float">
            <text:p>21.752485</text:p>
          </table:table-cell>
          <table:table-cell office:value-type="float" office:value="21.277483" calcext:value-type="float">
            <text:p>21.277483</text:p>
          </table:table-cell>
          <table:table-cell office:value-type="float" office:value="21.218386" calcext:value-type="float">
            <text:p>21.218386</text:p>
          </table:table-cell>
          <table:table-cell office:value-type="float" office:value="20.71261" calcext:value-type="float">
            <text:p>20.71261</text:p>
          </table:table-cell>
          <table:table-cell table:formula="of:=[.E364]-[.F364]" office:value-type="float" office:value="0.475002" calcext:value-type="float">
            <text:p>0.475002</text:p>
          </table:table-cell>
          <table:table-cell office:value-type="float" office:value="21.752485" calcext:value-type="float">
            <text:p>21.75248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226259" calcext:value-type="float">
            <text:p>322.56226259</text:p>
          </table:table-cell>
          <table:table-cell office:value-type="float" office:value="12.25702134" calcext:value-type="float">
            <text:p>12.25702134</text:p>
          </table:table-cell>
          <table:table-cell office:value-type="float" office:value="23.018229" calcext:value-type="float">
            <text:p>23.018229</text:p>
          </table:table-cell>
          <table:table-cell office:value-type="float" office:value="23.809582" calcext:value-type="float">
            <text:p>23.809582</text:p>
          </table:table-cell>
          <table:table-cell office:value-type="float" office:value="22.307375" calcext:value-type="float">
            <text:p>22.307375</text:p>
          </table:table-cell>
          <table:table-cell office:value-type="float" office:value="21.550758" calcext:value-type="float">
            <text:p>21.550758</text:p>
          </table:table-cell>
          <table:table-cell office:value-type="float" office:value="20.607616" calcext:value-type="float">
            <text:p>20.607616</text:p>
          </table:table-cell>
          <table:table-cell table:formula="of:=[.E365]-[.F365]" office:value-type="float" office:value="1.502207" calcext:value-type="float">
            <text:p>1.502207</text:p>
          </table:table-cell>
          <table:table-cell office:value-type="float" office:value="23.809582" calcext:value-type="float">
            <text:p>23.80958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82766" calcext:value-type="float">
            <text:p>322.5682766</text:p>
          </table:table-cell>
          <table:table-cell office:value-type="float" office:value="12.25691113" calcext:value-type="float">
            <text:p>12.25691113</text:p>
          </table:table-cell>
          <table:table-cell office:value-type="float" office:value="18.895187" calcext:value-type="float">
            <text:p>18.895187</text:p>
          </table:table-cell>
          <table:table-cell office:value-type="float" office:value="17.313543" calcext:value-type="float">
            <text:p>17.313543</text:p>
          </table:table-cell>
          <table:table-cell office:value-type="float" office:value="16.678961" calcext:value-type="float">
            <text:p>16.678961</text:p>
          </table:table-cell>
          <table:table-cell office:value-type="float" office:value="16.41658" calcext:value-type="float">
            <text:p>16.41658</text:p>
          </table:table-cell>
          <table:table-cell office:value-type="float" office:value="16.272118" calcext:value-type="float">
            <text:p>16.272118</text:p>
          </table:table-cell>
          <table:table-cell table:formula="of:=[.E366]-[.F366]" office:value-type="float" office:value="0.634581999999998" calcext:value-type="float">
            <text:p>0.634581999999998</text:p>
          </table:table-cell>
          <table:table-cell office:value-type="float" office:value="17.313543" calcext:value-type="float">
            <text:p>17.31354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563577" calcext:value-type="float">
            <text:p>322.56563577</text:p>
          </table:table-cell>
          <table:table-cell office:value-type="float" office:value="12.2561665" calcext:value-type="float">
            <text:p>12.2561665</text:p>
          </table:table-cell>
          <table:table-cell office:value-type="float" office:value="20.542238" calcext:value-type="float">
            <text:p>20.542238</text:p>
          </table:table-cell>
          <table:table-cell office:value-type="float" office:value="19.672556" calcext:value-type="float">
            <text:p>19.672556</text:p>
          </table:table-cell>
          <table:table-cell office:value-type="float" office:value="19.425869" calcext:value-type="float">
            <text:p>19.425869</text:p>
          </table:table-cell>
          <table:table-cell office:value-type="float" office:value="19.477495" calcext:value-type="float">
            <text:p>19.477495</text:p>
          </table:table-cell>
          <table:table-cell office:value-type="float" office:value="19.099472" calcext:value-type="float">
            <text:p>19.099472</text:p>
          </table:table-cell>
          <table:table-cell table:formula="of:=[.E367]-[.F367]" office:value-type="float" office:value="0.246687000000001" calcext:value-type="float">
            <text:p>0.246687000000001</text:p>
          </table:table-cell>
          <table:table-cell office:value-type="float" office:value="19.672556" calcext:value-type="float">
            <text:p>19.672556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967419" calcext:value-type="float">
            <text:p>322.56967419</text:p>
          </table:table-cell>
          <table:table-cell office:value-type="float" office:value="12.25456197" calcext:value-type="float">
            <text:p>12.25456197</text:p>
          </table:table-cell>
          <table:table-cell office:value-type="float" office:value="21.128765" calcext:value-type="float">
            <text:p>21.128765</text:p>
          </table:table-cell>
          <table:table-cell office:value-type="float" office:value="20.104635" calcext:value-type="float">
            <text:p>20.104635</text:p>
          </table:table-cell>
          <table:table-cell office:value-type="float" office:value="19.764622" calcext:value-type="float">
            <text:p>19.764622</text:p>
          </table:table-cell>
          <table:table-cell office:value-type="float" office:value="19.548002" calcext:value-type="float">
            <text:p>19.548002</text:p>
          </table:table-cell>
          <table:table-cell office:value-type="float" office:value="19.457235" calcext:value-type="float">
            <text:p>19.457235</text:p>
          </table:table-cell>
          <table:table-cell table:formula="of:=[.E368]-[.F368]" office:value-type="float" office:value="0.340012999999999" calcext:value-type="float">
            <text:p>0.340012999999999</text:p>
          </table:table-cell>
          <table:table-cell office:value-type="float" office:value="20.104635" calcext:value-type="float">
            <text:p>20.10463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043278" calcext:value-type="float">
            <text:p>322.57043278</text:p>
          </table:table-cell>
          <table:table-cell office:value-type="float" office:value="12.25381676" calcext:value-type="float">
            <text:p>12.25381676</text:p>
          </table:table-cell>
          <table:table-cell office:value-type="float" office:value="21.544466" calcext:value-type="float">
            <text:p>21.544466</text:p>
          </table:table-cell>
          <table:table-cell office:value-type="float" office:value="20.670225" calcext:value-type="float">
            <text:p>20.670225</text:p>
          </table:table-cell>
          <table:table-cell office:value-type="float" office:value="20.34635" calcext:value-type="float">
            <text:p>20.34635</text:p>
          </table:table-cell>
          <table:table-cell office:value-type="float" office:value="20.121695" calcext:value-type="float">
            <text:p>20.121695</text:p>
          </table:table-cell>
          <table:table-cell office:value-type="float" office:value="19.903677" calcext:value-type="float">
            <text:p>19.903677</text:p>
          </table:table-cell>
          <table:table-cell table:formula="of:=[.E369]-[.F369]" office:value-type="float" office:value="0.323874999999997" calcext:value-type="float">
            <text:p>0.323874999999997</text:p>
          </table:table-cell>
          <table:table-cell office:value-type="float" office:value="20.670225" calcext:value-type="float">
            <text:p>20.67022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088368" calcext:value-type="float">
            <text:p>322.57088368</text:p>
          </table:table-cell>
          <table:table-cell office:value-type="float" office:value="12.25609825" calcext:value-type="float">
            <text:p>12.25609825</text:p>
          </table:table-cell>
          <table:table-cell office:value-type="float" office:value="22.379631" calcext:value-type="float">
            <text:p>22.379631</text:p>
          </table:table-cell>
          <table:table-cell office:value-type="float" office:value="20.991032" calcext:value-type="float">
            <text:p>20.991032</text:p>
          </table:table-cell>
          <table:table-cell office:value-type="float" office:value="20.597132" calcext:value-type="float">
            <text:p>20.597132</text:p>
          </table:table-cell>
          <table:table-cell office:value-type="float" office:value="20.35907" calcext:value-type="float">
            <text:p>20.35907</text:p>
          </table:table-cell>
          <table:table-cell office:value-type="float" office:value="20.512281" calcext:value-type="float">
            <text:p>20.512281</text:p>
          </table:table-cell>
          <table:table-cell table:formula="of:=[.E370]-[.F370]" office:value-type="float" office:value="0.393900000000002" calcext:value-type="float">
            <text:p>0.393900000000002</text:p>
          </table:table-cell>
          <table:table-cell office:value-type="float" office:value="20.991032" calcext:value-type="float">
            <text:p>20.99103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884855" calcext:value-type="float">
            <text:p>322.56884855</text:p>
          </table:table-cell>
          <table:table-cell office:value-type="float" office:value="12.25553911" calcext:value-type="float">
            <text:p>12.25553911</text:p>
          </table:table-cell>
          <table:table-cell office:value-type="float" office:value="23.455748" calcext:value-type="float">
            <text:p>23.455748</text:p>
          </table:table-cell>
          <table:table-cell office:value-type="float" office:value="21.371832" calcext:value-type="float">
            <text:p>21.371832</text:p>
          </table:table-cell>
          <table:table-cell office:value-type="float" office:value="21.126537" calcext:value-type="float">
            <text:p>21.126537</text:p>
          </table:table-cell>
          <table:table-cell office:value-type="float" office:value="20.860659" calcext:value-type="float">
            <text:p>20.860659</text:p>
          </table:table-cell>
          <table:table-cell office:value-type="float" office:value="21.002888" calcext:value-type="float">
            <text:p>21.002888</text:p>
          </table:table-cell>
          <table:table-cell table:formula="of:=[.E371]-[.F371]" office:value-type="float" office:value="0.245295000000002" calcext:value-type="float">
            <text:p>0.245295000000002</text:p>
          </table:table-cell>
          <table:table-cell office:value-type="float" office:value="21.371832" calcext:value-type="float">
            <text:p>21.37183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98226" calcext:value-type="float">
            <text:p>322.5698226</text:p>
          </table:table-cell>
          <table:table-cell office:value-type="float" office:value="12.2564078" calcext:value-type="float">
            <text:p>12.2564078</text:p>
          </table:table-cell>
          <table:table-cell office:value-type="float" office:value="22.910522" calcext:value-type="float">
            <text:p>22.910522</text:p>
          </table:table-cell>
          <table:table-cell office:value-type="float" office:value="21.394047" calcext:value-type="float">
            <text:p>21.394047</text:p>
          </table:table-cell>
          <table:table-cell office:value-type="float" office:value="20.933571" calcext:value-type="float">
            <text:p>20.933571</text:p>
          </table:table-cell>
          <table:table-cell office:value-type="float" office:value="20.95355" calcext:value-type="float">
            <text:p>20.95355</text:p>
          </table:table-cell>
          <table:table-cell office:value-type="float" office:value="20.649345" calcext:value-type="float">
            <text:p>20.649345</text:p>
          </table:table-cell>
          <table:table-cell table:formula="of:=[.E372]-[.F372]" office:value-type="float" office:value="0.460476" calcext:value-type="float">
            <text:p>0.460476</text:p>
          </table:table-cell>
          <table:table-cell office:value-type="float" office:value="21.394047" calcext:value-type="float">
            <text:p>21.39404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560183" calcext:value-type="float">
            <text:p>322.56560183</text:p>
          </table:table-cell>
          <table:table-cell office:value-type="float" office:value="12.25387891" calcext:value-type="float">
            <text:p>12.25387891</text:p>
          </table:table-cell>
          <table:table-cell office:value-type="float" office:value="22.929588" calcext:value-type="float">
            <text:p>22.929588</text:p>
          </table:table-cell>
          <table:table-cell office:value-type="float" office:value="21.534332" calcext:value-type="float">
            <text:p>21.534332</text:p>
          </table:table-cell>
          <table:table-cell office:value-type="float" office:value="21.314472" calcext:value-type="float">
            <text:p>21.314472</text:p>
          </table:table-cell>
          <table:table-cell office:value-type="float" office:value="20.985176" calcext:value-type="float">
            <text:p>20.985176</text:p>
          </table:table-cell>
          <table:table-cell office:value-type="float" office:value="20.745136" calcext:value-type="float">
            <text:p>20.745136</text:p>
          </table:table-cell>
          <table:table-cell table:formula="of:=[.E373]-[.F373]" office:value-type="float" office:value="0.219860000000001" calcext:value-type="float">
            <text:p>0.219860000000001</text:p>
          </table:table-cell>
          <table:table-cell office:value-type="float" office:value="21.534332" calcext:value-type="float">
            <text:p>21.53433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03306" calcext:value-type="float">
            <text:p>322.5703306</text:p>
          </table:table-cell>
          <table:table-cell office:value-type="float" office:value="12.25612182" calcext:value-type="float">
            <text:p>12.25612182</text:p>
          </table:table-cell>
          <table:table-cell office:value-type="float" office:value="23.437231" calcext:value-type="float">
            <text:p>23.437231</text:p>
          </table:table-cell>
          <table:table-cell office:value-type="float" office:value="22.041487" calcext:value-type="float">
            <text:p>22.041487</text:p>
          </table:table-cell>
          <table:table-cell office:value-type="float" office:value="21.694008" calcext:value-type="float">
            <text:p>21.694008</text:p>
          </table:table-cell>
          <table:table-cell office:value-type="float" office:value="21.580151" calcext:value-type="float">
            <text:p>21.580151</text:p>
          </table:table-cell>
          <table:table-cell office:value-type="float" office:value="21.283625" calcext:value-type="float">
            <text:p>21.283625</text:p>
          </table:table-cell>
          <table:table-cell table:formula="of:=[.E374]-[.F374]" office:value-type="float" office:value="0.347479" calcext:value-type="float">
            <text:p>0.347479</text:p>
          </table:table-cell>
          <table:table-cell office:value-type="float" office:value="22.041487" calcext:value-type="float">
            <text:p>22.04148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71539" calcext:value-type="float">
            <text:p>322.5671539</text:p>
          </table:table-cell>
          <table:table-cell office:value-type="float" office:value="12.2528866" calcext:value-type="float">
            <text:p>12.2528866</text:p>
          </table:table-cell>
          <table:table-cell office:value-type="float" office:value="24.62789" calcext:value-type="float">
            <text:p>24.62789</text:p>
          </table:table-cell>
          <table:table-cell office:value-type="float" office:value="23.797489" calcext:value-type="float">
            <text:p>23.797489</text:p>
          </table:table-cell>
          <table:table-cell office:value-type="float" office:value="21.830767" calcext:value-type="float">
            <text:p>21.830767</text:p>
          </table:table-cell>
          <table:table-cell office:value-type="float" office:value="20.922548" calcext:value-type="float">
            <text:p>20.922548</text:p>
          </table:table-cell>
          <table:table-cell office:value-type="float" office:value="20.630159" calcext:value-type="float">
            <text:p>20.630159</text:p>
          </table:table-cell>
          <table:table-cell table:formula="of:=[.E375]-[.F375]" office:value-type="float" office:value="1.966722" calcext:value-type="float">
            <text:p>1.966722</text:p>
          </table:table-cell>
          <table:table-cell office:value-type="float" office:value="23.797489" calcext:value-type="float">
            <text:p>23.79748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668624" calcext:value-type="float">
            <text:p>322.56668624</text:p>
          </table:table-cell>
          <table:table-cell office:value-type="float" office:value="12.25298516" calcext:value-type="float">
            <text:p>12.25298516</text:p>
          </table:table-cell>
          <table:table-cell office:value-type="float" office:value="24.110271" calcext:value-type="float">
            <text:p>24.110271</text:p>
          </table:table-cell>
          <table:table-cell office:value-type="float" office:value="21.800865" calcext:value-type="float">
            <text:p>21.800865</text:p>
          </table:table-cell>
          <table:table-cell office:value-type="float" office:value="21.470331" calcext:value-type="float">
            <text:p>21.470331</text:p>
          </table:table-cell>
          <table:table-cell office:value-type="float" office:value="21.166958" calcext:value-type="float">
            <text:p>21.166958</text:p>
          </table:table-cell>
          <table:table-cell office:value-type="float" office:value="21.4776" calcext:value-type="float">
            <text:p>21.4776</text:p>
          </table:table-cell>
          <table:table-cell table:formula="of:=[.E376]-[.F376]" office:value-type="float" office:value="0.330534" calcext:value-type="float">
            <text:p>0.330534</text:p>
          </table:table-cell>
          <table:table-cell office:value-type="float" office:value="21.800865" calcext:value-type="float">
            <text:p>21.80086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038311" calcext:value-type="float">
            <text:p>322.57038311</text:p>
          </table:table-cell>
          <table:table-cell office:value-type="float" office:value="12.25293238" calcext:value-type="float">
            <text:p>12.25293238</text:p>
          </table:table-cell>
          <table:table-cell office:value-type="float" office:value="24.877085" calcext:value-type="float">
            <text:p>24.877085</text:p>
          </table:table-cell>
          <table:table-cell office:value-type="float" office:value="23.946381" calcext:value-type="float">
            <text:p>23.946381</text:p>
          </table:table-cell>
          <table:table-cell office:value-type="float" office:value="22.131842" calcext:value-type="float">
            <text:p>22.131842</text:p>
          </table:table-cell>
          <table:table-cell office:value-type="float" office:value="21.024242" calcext:value-type="float">
            <text:p>21.024242</text:p>
          </table:table-cell>
          <table:table-cell office:value-type="float" office:value="20.326908" calcext:value-type="float">
            <text:p>20.326908</text:p>
          </table:table-cell>
          <table:table-cell table:formula="of:=[.E377]-[.F377]" office:value-type="float" office:value="1.814539" calcext:value-type="float">
            <text:p>1.814539</text:p>
          </table:table-cell>
          <table:table-cell office:value-type="float" office:value="23.946381" calcext:value-type="float">
            <text:p>23.94638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669816" calcext:value-type="float">
            <text:p>322.56669816</text:p>
          </table:table-cell>
          <table:table-cell office:value-type="float" office:value="12.25416971" calcext:value-type="float">
            <text:p>12.25416971</text:p>
          </table:table-cell>
          <table:table-cell office:value-type="float" office:value="24.657623" calcext:value-type="float">
            <text:p>24.657623</text:p>
          </table:table-cell>
          <table:table-cell office:value-type="float" office:value="22.556604" calcext:value-type="float">
            <text:p>22.556604</text:p>
          </table:table-cell>
          <table:table-cell office:value-type="float" office:value="22.13065" calcext:value-type="float">
            <text:p>22.13065</text:p>
          </table:table-cell>
          <table:table-cell office:value-type="float" office:value="21.60211" calcext:value-type="float">
            <text:p>21.60211</text:p>
          </table:table-cell>
          <table:table-cell office:value-type="float" office:value="21.332731" calcext:value-type="float">
            <text:p>21.332731</text:p>
          </table:table-cell>
          <table:table-cell table:formula="of:=[.E378]-[.F378]" office:value-type="float" office:value="0.425954000000001" calcext:value-type="float">
            <text:p>0.425954000000001</text:p>
          </table:table-cell>
          <table:table-cell office:value-type="float" office:value="22.556604" calcext:value-type="float">
            <text:p>22.556604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463851" calcext:value-type="float">
            <text:p>322.56463851</text:p>
          </table:table-cell>
          <table:table-cell office:value-type="float" office:value="12.25425716" calcext:value-type="float">
            <text:p>12.25425716</text:p>
          </table:table-cell>
          <table:table-cell office:value-type="float" office:value="23.017202" calcext:value-type="float">
            <text:p>23.017202</text:p>
          </table:table-cell>
          <table:table-cell office:value-type="float" office:value="22.806799" calcext:value-type="float">
            <text:p>22.806799</text:p>
          </table:table-cell>
          <table:table-cell office:value-type="float" office:value="22.515062" calcext:value-type="float">
            <text:p>22.515062</text:p>
          </table:table-cell>
          <table:table-cell office:value-type="float" office:value="22.232887" calcext:value-type="float">
            <text:p>22.232887</text:p>
          </table:table-cell>
          <table:table-cell office:value-type="float" office:value="21.561291" calcext:value-type="float">
            <text:p>21.561291</text:p>
          </table:table-cell>
          <table:table-cell table:formula="of:=[.E379]-[.F379]" office:value-type="float" office:value="0.291737000000001" calcext:value-type="float">
            <text:p>0.291737000000001</text:p>
          </table:table-cell>
          <table:table-cell office:value-type="float" office:value="22.806799" calcext:value-type="float">
            <text:p>22.80679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6394119" calcext:value-type="float">
            <text:p>322.56394119</text:p>
          </table:table-cell>
          <table:table-cell office:value-type="float" office:value="12.25220839" calcext:value-type="float">
            <text:p>12.25220839</text:p>
          </table:table-cell>
          <table:table-cell office:value-type="float" office:value="25.671282" calcext:value-type="float">
            <text:p>25.671282</text:p>
          </table:table-cell>
          <table:table-cell office:value-type="float" office:value="23.436449" calcext:value-type="float">
            <text:p>23.436449</text:p>
          </table:table-cell>
          <table:table-cell office:value-type="float" office:value="22.30031" calcext:value-type="float">
            <text:p>22.30031</text:p>
          </table:table-cell>
          <table:table-cell office:value-type="float" office:value="22.126707" calcext:value-type="float">
            <text:p>22.126707</text:p>
          </table:table-cell>
          <table:table-cell office:value-type="float" office:value="21.22016" calcext:value-type="float">
            <text:p>21.22016</text:p>
          </table:table-cell>
          <table:table-cell table:formula="of:=[.E380]-[.F380]" office:value-type="float" office:value="1.136139" calcext:value-type="float">
            <text:p>1.136139</text:p>
          </table:table-cell>
          <table:table-cell office:value-type="float" office:value="23.436449" calcext:value-type="float">
            <text:p>23.43644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803862" calcext:value-type="float">
            <text:p>322.47803862</text:p>
          </table:table-cell>
          <table:table-cell office:value-type="float" office:value="12.28326763" calcext:value-type="float">
            <text:p>12.28326763</text:p>
          </table:table-cell>
          <table:table-cell office:value-type="float" office:value="20.860964" calcext:value-type="float">
            <text:p>20.860964</text:p>
          </table:table-cell>
          <table:table-cell office:value-type="float" office:value="19.836197" calcext:value-type="float">
            <text:p>19.836197</text:p>
          </table:table-cell>
          <table:table-cell office:value-type="float" office:value="19.533113" calcext:value-type="float">
            <text:p>19.533113</text:p>
          </table:table-cell>
          <table:table-cell office:value-type="float" office:value="19.371332" calcext:value-type="float">
            <text:p>19.371332</text:p>
          </table:table-cell>
          <table:table-cell office:value-type="float" office:value="19.242338" calcext:value-type="float">
            <text:p>19.242338</text:p>
          </table:table-cell>
          <table:table-cell table:formula="of:=[.E381]-[.F381]" office:value-type="float" office:value="0.303083999999998" calcext:value-type="float">
            <text:p>0.303083999999998</text:p>
          </table:table-cell>
          <table:table-cell office:value-type="float" office:value="19.836197" calcext:value-type="float">
            <text:p>19.83619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907997" calcext:value-type="float">
            <text:p>322.48907997</text:p>
          </table:table-cell>
          <table:table-cell office:value-type="float" office:value="12.27649941" calcext:value-type="float">
            <text:p>12.27649941</text:p>
          </table:table-cell>
          <table:table-cell office:value-type="float" office:value="19.982523" calcext:value-type="float">
            <text:p>19.982523</text:p>
          </table:table-cell>
          <table:table-cell office:value-type="float" office:value="18.849628" calcext:value-type="float">
            <text:p>18.849628</text:p>
          </table:table-cell>
          <table:table-cell office:value-type="float" office:value="18.413763" calcext:value-type="float">
            <text:p>18.413763</text:p>
          </table:table-cell>
          <table:table-cell office:value-type="float" office:value="18.197575" calcext:value-type="float">
            <text:p>18.197575</text:p>
          </table:table-cell>
          <table:table-cell office:value-type="float" office:value="18.082466" calcext:value-type="float">
            <text:p>18.082466</text:p>
          </table:table-cell>
          <table:table-cell table:formula="of:=[.E382]-[.F382]" office:value-type="float" office:value="0.435865" calcext:value-type="float">
            <text:p>0.435865</text:p>
          </table:table-cell>
          <table:table-cell office:value-type="float" office:value="18.849628" calcext:value-type="float">
            <text:p>18.849628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954925" calcext:value-type="float">
            <text:p>322.48954925</text:p>
          </table:table-cell>
          <table:table-cell office:value-type="float" office:value="12.27747134" calcext:value-type="float">
            <text:p>12.27747134</text:p>
          </table:table-cell>
          <table:table-cell office:value-type="float" office:value="25.207001" calcext:value-type="float">
            <text:p>25.207001</text:p>
          </table:table-cell>
          <table:table-cell office:value-type="float" office:value="24.566515" calcext:value-type="float">
            <text:p>24.566515</text:p>
          </table:table-cell>
          <table:table-cell office:value-type="float" office:value="22.802397" calcext:value-type="float">
            <text:p>22.802397</text:p>
          </table:table-cell>
          <table:table-cell office:value-type="float" office:value="21.281046" calcext:value-type="float">
            <text:p>21.281046</text:p>
          </table:table-cell>
          <table:table-cell office:value-type="float" office:value="20.344923" calcext:value-type="float">
            <text:p>20.344923</text:p>
          </table:table-cell>
          <table:table-cell table:formula="of:=[.E383]-[.F383]" office:value-type="float" office:value="1.764118" calcext:value-type="float">
            <text:p>1.764118</text:p>
          </table:table-cell>
          <table:table-cell office:value-type="float" office:value="24.566515" calcext:value-type="float">
            <text:p>24.56651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341672" calcext:value-type="float">
            <text:p>322.49341672</text:p>
          </table:table-cell>
          <table:table-cell office:value-type="float" office:value="12.28185334" calcext:value-type="float">
            <text:p>12.28185334</text:p>
          </table:table-cell>
          <table:table-cell office:value-type="float" office:value="20.960306" calcext:value-type="float">
            <text:p>20.960306</text:p>
          </table:table-cell>
          <table:table-cell office:value-type="float" office:value="20.020611" calcext:value-type="float">
            <text:p>20.020611</text:p>
          </table:table-cell>
          <table:table-cell office:value-type="float" office:value="19.732651" calcext:value-type="float">
            <text:p>19.732651</text:p>
          </table:table-cell>
          <table:table-cell office:value-type="float" office:value="19.614223" calcext:value-type="float">
            <text:p>19.614223</text:p>
          </table:table-cell>
          <table:table-cell office:value-type="float" office:value="19.640797" calcext:value-type="float">
            <text:p>19.640797</text:p>
          </table:table-cell>
          <table:table-cell table:formula="of:=[.E384]-[.F384]" office:value-type="float" office:value="0.287959999999998" calcext:value-type="float">
            <text:p>0.287959999999998</text:p>
          </table:table-cell>
          <table:table-cell office:value-type="float" office:value="20.020611" calcext:value-type="float">
            <text:p>20.02061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981627" calcext:value-type="float">
            <text:p>322.48981627</text:p>
          </table:table-cell>
          <table:table-cell office:value-type="float" office:value="12.28247769" calcext:value-type="float">
            <text:p>12.28247769</text:p>
          </table:table-cell>
          <table:table-cell office:value-type="float" office:value="21.665455" calcext:value-type="float">
            <text:p>21.665455</text:p>
          </table:table-cell>
          <table:table-cell office:value-type="float" office:value="20.494148" calcext:value-type="float">
            <text:p>20.494148</text:p>
          </table:table-cell>
          <table:table-cell office:value-type="float" office:value="20.188078" calcext:value-type="float">
            <text:p>20.188078</text:p>
          </table:table-cell>
          <table:table-cell office:value-type="float" office:value="20.095572" calcext:value-type="float">
            <text:p>20.095572</text:p>
          </table:table-cell>
          <table:table-cell office:value-type="float" office:value="20.284309" calcext:value-type="float">
            <text:p>20.284309</text:p>
          </table:table-cell>
          <table:table-cell table:formula="of:=[.E385]-[.F385]" office:value-type="float" office:value="0.306069999999998" calcext:value-type="float">
            <text:p>0.306069999999998</text:p>
          </table:table-cell>
          <table:table-cell office:value-type="float" office:value="20.494148" calcext:value-type="float">
            <text:p>20.494148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073527" calcext:value-type="float">
            <text:p>322.49073527</text:p>
          </table:table-cell>
          <table:table-cell office:value-type="float" office:value="12.28055831" calcext:value-type="float">
            <text:p>12.28055831</text:p>
          </table:table-cell>
          <table:table-cell office:value-type="float" office:value="21.575037" calcext:value-type="float">
            <text:p>21.575037</text:p>
          </table:table-cell>
          <table:table-cell office:value-type="float" office:value="21.162626" calcext:value-type="float">
            <text:p>21.162626</text:p>
          </table:table-cell>
          <table:table-cell office:value-type="float" office:value="20.773006" calcext:value-type="float">
            <text:p>20.773006</text:p>
          </table:table-cell>
          <table:table-cell office:value-type="float" office:value="20.698708" calcext:value-type="float">
            <text:p>20.698708</text:p>
          </table:table-cell>
          <table:table-cell office:value-type="float" office:value="20.389641" calcext:value-type="float">
            <text:p>20.389641</text:p>
          </table:table-cell>
          <table:table-cell table:formula="of:=[.E386]-[.F386]" office:value-type="float" office:value="0.389620000000001" calcext:value-type="float">
            <text:p>0.389620000000001</text:p>
          </table:table-cell>
          <table:table-cell office:value-type="float" office:value="21.162626" calcext:value-type="float">
            <text:p>21.162626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260658" calcext:value-type="float">
            <text:p>322.49260658</text:p>
          </table:table-cell>
          <table:table-cell office:value-type="float" office:value="12.28045347" calcext:value-type="float">
            <text:p>12.28045347</text:p>
          </table:table-cell>
          <table:table-cell office:value-type="float" office:value="22.75362" calcext:value-type="float">
            <text:p>22.75362</text:p>
          </table:table-cell>
          <table:table-cell office:value-type="float" office:value="21.848763" calcext:value-type="float">
            <text:p>21.848763</text:p>
          </table:table-cell>
          <table:table-cell office:value-type="float" office:value="21.390274" calcext:value-type="float">
            <text:p>21.390274</text:p>
          </table:table-cell>
          <table:table-cell office:value-type="float" office:value="21.088924" calcext:value-type="float">
            <text:p>21.088924</text:p>
          </table:table-cell>
          <table:table-cell office:value-type="float" office:value="21.042974" calcext:value-type="float">
            <text:p>21.042974</text:p>
          </table:table-cell>
          <table:table-cell table:formula="of:=[.E387]-[.F387]" office:value-type="float" office:value="0.458488999999997" calcext:value-type="float">
            <text:p>0.458488999999997</text:p>
          </table:table-cell>
          <table:table-cell office:value-type="float" office:value="21.848763" calcext:value-type="float">
            <text:p>21.84876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863061" calcext:value-type="float">
            <text:p>322.48863061</text:p>
          </table:table-cell>
          <table:table-cell office:value-type="float" office:value="12.28376018" calcext:value-type="float">
            <text:p>12.28376018</text:p>
          </table:table-cell>
          <table:table-cell office:value-type="float" office:value="22.758675" calcext:value-type="float">
            <text:p>22.758675</text:p>
          </table:table-cell>
          <table:table-cell office:value-type="float" office:value="22.223705" calcext:value-type="float">
            <text:p>22.223705</text:p>
          </table:table-cell>
          <table:table-cell office:value-type="float" office:value="21.729536" calcext:value-type="float">
            <text:p>21.729536</text:p>
          </table:table-cell>
          <table:table-cell office:value-type="float" office:value="21.485767" calcext:value-type="float">
            <text:p>21.485767</text:p>
          </table:table-cell>
          <table:table-cell office:value-type="float" office:value="21.193886" calcext:value-type="float">
            <text:p>21.193886</text:p>
          </table:table-cell>
          <table:table-cell table:formula="of:=[.E388]-[.F388]" office:value-type="float" office:value="0.494168999999999" calcext:value-type="float">
            <text:p>0.494168999999999</text:p>
          </table:table-cell>
          <table:table-cell office:value-type="float" office:value="22.223705" calcext:value-type="float">
            <text:p>22.22370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962038" calcext:value-type="float">
            <text:p>322.48962038</text:p>
          </table:table-cell>
          <table:table-cell office:value-type="float" office:value="12.28052006" calcext:value-type="float">
            <text:p>12.28052006</text:p>
          </table:table-cell>
          <table:table-cell office:value-type="float" office:value="23.862579" calcext:value-type="float">
            <text:p>23.862579</text:p>
          </table:table-cell>
          <table:table-cell office:value-type="float" office:value="22.410494" calcext:value-type="float">
            <text:p>22.410494</text:p>
          </table:table-cell>
          <table:table-cell office:value-type="float" office:value="21.78039" calcext:value-type="float">
            <text:p>21.78039</text:p>
          </table:table-cell>
          <table:table-cell office:value-type="float" office:value="22.021549" calcext:value-type="float">
            <text:p>22.021549</text:p>
          </table:table-cell>
          <table:table-cell office:value-type="float" office:value="22.237467" calcext:value-type="float">
            <text:p>22.237467</text:p>
          </table:table-cell>
          <table:table-cell table:formula="of:=[.E389]-[.F389]" office:value-type="float" office:value="0.630103999999999" calcext:value-type="float">
            <text:p>0.630103999999999</text:p>
          </table:table-cell>
          <table:table-cell office:value-type="float" office:value="22.410494" calcext:value-type="float">
            <text:p>22.410494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918948" calcext:value-type="float">
            <text:p>322.48918948</text:p>
          </table:table-cell>
          <table:table-cell office:value-type="float" office:value="12.28067402" calcext:value-type="float">
            <text:p>12.28067402</text:p>
          </table:table-cell>
          <table:table-cell office:value-type="float" office:value="24.394125" calcext:value-type="float">
            <text:p>24.394125</text:p>
          </table:table-cell>
          <table:table-cell office:value-type="float" office:value="23.388683" calcext:value-type="float">
            <text:p>23.388683</text:p>
          </table:table-cell>
          <table:table-cell office:value-type="float" office:value="22.520954" calcext:value-type="float">
            <text:p>22.520954</text:p>
          </table:table-cell>
          <table:table-cell office:value-type="float" office:value="21.935961" calcext:value-type="float">
            <text:p>21.935961</text:p>
          </table:table-cell>
          <table:table-cell office:value-type="float" office:value="22.162868" calcext:value-type="float">
            <text:p>22.162868</text:p>
          </table:table-cell>
          <table:table-cell table:formula="of:=[.E390]-[.F390]" office:value-type="float" office:value="0.867729000000001" calcext:value-type="float">
            <text:p>0.867729000000001</text:p>
          </table:table-cell>
          <table:table-cell office:value-type="float" office:value="23.388683" calcext:value-type="float">
            <text:p>23.38868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079821" calcext:value-type="float">
            <text:p>322.49079821</text:p>
          </table:table-cell>
          <table:table-cell office:value-type="float" office:value="12.28184531" calcext:value-type="float">
            <text:p>12.28184531</text:p>
          </table:table-cell>
          <table:table-cell office:value-type="float" office:value="24.58161" calcext:value-type="float">
            <text:p>24.58161</text:p>
          </table:table-cell>
          <table:table-cell office:value-type="float" office:value="23.515638" calcext:value-type="float">
            <text:p>23.515638</text:p>
          </table:table-cell>
          <table:table-cell office:value-type="float" office:value="22.159212" calcext:value-type="float">
            <text:p>22.159212</text:p>
          </table:table-cell>
          <table:table-cell office:value-type="float" office:value="22.172791" calcext:value-type="float">
            <text:p>22.172791</text:p>
          </table:table-cell>
          <table:table-cell office:value-type="float" office:value="21.707026" calcext:value-type="float">
            <text:p>21.707026</text:p>
          </table:table-cell>
          <table:table-cell table:formula="of:=[.E391]-[.F391]" office:value-type="float" office:value="1.356426" calcext:value-type="float">
            <text:p>1.356426</text:p>
          </table:table-cell>
          <table:table-cell office:value-type="float" office:value="23.515638" calcext:value-type="float">
            <text:p>23.515638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867152" calcext:value-type="float">
            <text:p>322.48867152</text:p>
          </table:table-cell>
          <table:table-cell office:value-type="float" office:value="12.28265647" calcext:value-type="float">
            <text:p>12.28265647</text:p>
          </table:table-cell>
          <table:table-cell office:value-type="float" office:value="23.756893" calcext:value-type="float">
            <text:p>23.756893</text:p>
          </table:table-cell>
          <table:table-cell office:value-type="float" office:value="23.073986" calcext:value-type="float">
            <text:p>23.073986</text:p>
          </table:table-cell>
          <table:table-cell office:value-type="float" office:value="22.679497" calcext:value-type="float">
            <text:p>22.679497</text:p>
          </table:table-cell>
          <table:table-cell office:value-type="float" office:value="22.489935" calcext:value-type="float">
            <text:p>22.489935</text:p>
          </table:table-cell>
          <table:table-cell office:value-type="float" office:value="23.068367" calcext:value-type="float">
            <text:p>23.068367</text:p>
          </table:table-cell>
          <table:table-cell table:formula="of:=[.E392]-[.F392]" office:value-type="float" office:value="0.394489" calcext:value-type="float">
            <text:p>0.394489</text:p>
          </table:table-cell>
          <table:table-cell office:value-type="float" office:value="23.073986" calcext:value-type="float">
            <text:p>23.073986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358754" calcext:value-type="float">
            <text:p>322.49358754</text:p>
          </table:table-cell>
          <table:table-cell office:value-type="float" office:value="12.27641255" calcext:value-type="float">
            <text:p>12.27641255</text:p>
          </table:table-cell>
          <table:table-cell office:value-type="float" office:value="21.810331" calcext:value-type="float">
            <text:p>21.810331</text:p>
          </table:table-cell>
          <table:table-cell office:value-type="float" office:value="20.818851" calcext:value-type="float">
            <text:p>20.818851</text:p>
          </table:table-cell>
          <table:table-cell office:value-type="float" office:value="20.399014" calcext:value-type="float">
            <text:p>20.399014</text:p>
          </table:table-cell>
          <table:table-cell office:value-type="float" office:value="20.197613" calcext:value-type="float">
            <text:p>20.197613</text:p>
          </table:table-cell>
          <table:table-cell office:value-type="float" office:value="20.235941" calcext:value-type="float">
            <text:p>20.235941</text:p>
          </table:table-cell>
          <table:table-cell table:formula="of:=[.E393]-[.F393]" office:value-type="float" office:value="0.419836999999998" calcext:value-type="float">
            <text:p>0.419836999999998</text:p>
          </table:table-cell>
          <table:table-cell office:value-type="float" office:value="20.818851" calcext:value-type="float">
            <text:p>20.81885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280879" calcext:value-type="float">
            <text:p>322.49280879</text:p>
          </table:table-cell>
          <table:table-cell office:value-type="float" office:value="12.27649659" calcext:value-type="float">
            <text:p>12.27649659</text:p>
          </table:table-cell>
          <table:table-cell office:value-type="float" office:value="24.537476" calcext:value-type="float">
            <text:p>24.537476</text:p>
          </table:table-cell>
          <table:table-cell office:value-type="float" office:value="23.038313" calcext:value-type="float">
            <text:p>23.038313</text:p>
          </table:table-cell>
          <table:table-cell office:value-type="float" office:value="22.211405" calcext:value-type="float">
            <text:p>22.211405</text:p>
          </table:table-cell>
          <table:table-cell office:value-type="float" office:value="22.195183" calcext:value-type="float">
            <text:p>22.195183</text:p>
          </table:table-cell>
          <table:table-cell office:value-type="float" office:value="22.735184" calcext:value-type="float">
            <text:p>22.735184</text:p>
          </table:table-cell>
          <table:table-cell table:formula="of:=[.E394]-[.F394]" office:value-type="float" office:value="0.826908" calcext:value-type="float">
            <text:p>0.826908</text:p>
          </table:table-cell>
          <table:table-cell office:value-type="float" office:value="23.038313" calcext:value-type="float">
            <text:p>23.03831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614086" calcext:value-type="float">
            <text:p>322.49614086</text:p>
          </table:table-cell>
          <table:table-cell office:value-type="float" office:value="12.27641849" calcext:value-type="float">
            <text:p>12.27641849</text:p>
          </table:table-cell>
          <table:table-cell office:value-type="float" office:value="20.4132" calcext:value-type="float">
            <text:p>20.4132</text:p>
          </table:table-cell>
          <table:table-cell office:value-type="float" office:value="19.308546" calcext:value-type="float">
            <text:p>19.308546</text:p>
          </table:table-cell>
          <table:table-cell office:value-type="float" office:value="18.953485" calcext:value-type="float">
            <text:p>18.953485</text:p>
          </table:table-cell>
          <table:table-cell office:value-type="float" office:value="18.796568" calcext:value-type="float">
            <text:p>18.796568</text:p>
          </table:table-cell>
          <table:table-cell office:value-type="float" office:value="18.783756" calcext:value-type="float">
            <text:p>18.783756</text:p>
          </table:table-cell>
          <table:table-cell table:formula="of:=[.E395]-[.F395]" office:value-type="float" office:value="0.355060999999999" calcext:value-type="float">
            <text:p>0.355060999999999</text:p>
          </table:table-cell>
          <table:table-cell office:value-type="float" office:value="19.308546" calcext:value-type="float">
            <text:p>19.30854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0903893" calcext:value-type="float">
            <text:p>322.50903893</text:p>
          </table:table-cell>
          <table:table-cell office:value-type="float" office:value="12.28357928" calcext:value-type="float">
            <text:p>12.28357928</text:p>
          </table:table-cell>
          <table:table-cell office:value-type="float" office:value="23.470573" calcext:value-type="float">
            <text:p>23.470573</text:p>
          </table:table-cell>
          <table:table-cell office:value-type="float" office:value="21.823036" calcext:value-type="float">
            <text:p>21.823036</text:p>
          </table:table-cell>
          <table:table-cell office:value-type="float" office:value="21.420523" calcext:value-type="float">
            <text:p>21.420523</text:p>
          </table:table-cell>
          <table:table-cell office:value-type="float" office:value="21.106073" calcext:value-type="float">
            <text:p>21.106073</text:p>
          </table:table-cell>
          <table:table-cell office:value-type="float" office:value="20.927433" calcext:value-type="float">
            <text:p>20.927433</text:p>
          </table:table-cell>
          <table:table-cell table:formula="of:=[.E396]-[.F396]" office:value-type="float" office:value="0.402512999999999" calcext:value-type="float">
            <text:p>0.402512999999999</text:p>
          </table:table-cell>
          <table:table-cell office:value-type="float" office:value="21.823036" calcext:value-type="float">
            <text:p>21.82303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0833059" calcext:value-type="float">
            <text:p>322.50833059</text:p>
          </table:table-cell>
          <table:table-cell office:value-type="float" office:value="12.2824318" calcext:value-type="float">
            <text:p>12.2824318</text:p>
          </table:table-cell>
          <table:table-cell office:value-type="float" office:value="22.571146" calcext:value-type="float">
            <text:p>22.571146</text:p>
          </table:table-cell>
          <table:table-cell office:value-type="float" office:value="22.456202" calcext:value-type="float">
            <text:p>22.456202</text:p>
          </table:table-cell>
          <table:table-cell office:value-type="float" office:value="21.659388" calcext:value-type="float">
            <text:p>21.659388</text:p>
          </table:table-cell>
          <table:table-cell office:value-type="float" office:value="21.623167" calcext:value-type="float">
            <text:p>21.623167</text:p>
          </table:table-cell>
          <table:table-cell office:value-type="float" office:value="21.502579" calcext:value-type="float">
            <text:p>21.502579</text:p>
          </table:table-cell>
          <table:table-cell table:formula="of:=[.E397]-[.F397]" office:value-type="float" office:value="0.796814000000001" calcext:value-type="float">
            <text:p>0.796814000000001</text:p>
          </table:table-cell>
          <table:table-cell office:value-type="float" office:value="22.456202" calcext:value-type="float">
            <text:p>22.45620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325261" calcext:value-type="float">
            <text:p>322.55325261</text:p>
          </table:table-cell>
          <table:table-cell office:value-type="float" office:value="12.25929272" calcext:value-type="float">
            <text:p>12.25929272</text:p>
          </table:table-cell>
          <table:table-cell office:value-type="float" office:value="22.768488" calcext:value-type="float">
            <text:p>22.768488</text:p>
          </table:table-cell>
          <table:table-cell office:value-type="float" office:value="21.495062" calcext:value-type="float">
            <text:p>21.495062</text:p>
          </table:table-cell>
          <table:table-cell office:value-type="float" office:value="21.057463" calcext:value-type="float">
            <text:p>21.057463</text:p>
          </table:table-cell>
          <table:table-cell office:value-type="float" office:value="21.026165" calcext:value-type="float">
            <text:p>21.026165</text:p>
          </table:table-cell>
          <table:table-cell office:value-type="float" office:value="20.444014" calcext:value-type="float">
            <text:p>20.444014</text:p>
          </table:table-cell>
          <table:table-cell table:formula="of:=[.E398]-[.F398]" office:value-type="float" office:value="0.437599000000002" calcext:value-type="float">
            <text:p>0.437599000000002</text:p>
          </table:table-cell>
          <table:table-cell office:value-type="float" office:value="21.495062" calcext:value-type="float">
            <text:p>21.49506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488831" calcext:value-type="float">
            <text:p>322.55488831</text:p>
          </table:table-cell>
          <table:table-cell office:value-type="float" office:value="12.26755525" calcext:value-type="float">
            <text:p>12.26755525</text:p>
          </table:table-cell>
          <table:table-cell office:value-type="float" office:value="23.94706" calcext:value-type="float">
            <text:p>23.94706</text:p>
          </table:table-cell>
          <table:table-cell office:value-type="float" office:value="21.124718" calcext:value-type="float">
            <text:p>21.124718</text:p>
          </table:table-cell>
          <table:table-cell office:value-type="float" office:value="19.832058" calcext:value-type="float">
            <text:p>19.832058</text:p>
          </table:table-cell>
          <table:table-cell office:value-type="float" office:value="18.328957" calcext:value-type="float">
            <text:p>18.328957</text:p>
          </table:table-cell>
          <table:table-cell office:value-type="float" office:value="17.443184" calcext:value-type="float">
            <text:p>17.443184</text:p>
          </table:table-cell>
          <table:table-cell table:formula="of:=[.E399]-[.F399]" office:value-type="float" office:value="1.29266" calcext:value-type="float">
            <text:p>1.29266</text:p>
          </table:table-cell>
          <table:table-cell office:value-type="float" office:value="21.124718" calcext:value-type="float">
            <text:p>21.12471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644956" calcext:value-type="float">
            <text:p>322.55644956</text:p>
          </table:table-cell>
          <table:table-cell office:value-type="float" office:value="12.26528319" calcext:value-type="float">
            <text:p>12.26528319</text:p>
          </table:table-cell>
          <table:table-cell office:value-type="float" office:value="21.099716" calcext:value-type="float">
            <text:p>21.099716</text:p>
          </table:table-cell>
          <table:table-cell office:value-type="float" office:value="19.961508" calcext:value-type="float">
            <text:p>19.961508</text:p>
          </table:table-cell>
          <table:table-cell office:value-type="float" office:value="19.750416" calcext:value-type="float">
            <text:p>19.750416</text:p>
          </table:table-cell>
          <table:table-cell office:value-type="float" office:value="19.643797" calcext:value-type="float">
            <text:p>19.643797</text:p>
          </table:table-cell>
          <table:table-cell office:value-type="float" office:value="19.429163" calcext:value-type="float">
            <text:p>19.429163</text:p>
          </table:table-cell>
          <table:table-cell table:formula="of:=[.E400]-[.F400]" office:value-type="float" office:value="0.211091999999997" calcext:value-type="float">
            <text:p>0.211091999999997</text:p>
          </table:table-cell>
          <table:table-cell office:value-type="float" office:value="19.961508" calcext:value-type="float">
            <text:p>19.96150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417879" calcext:value-type="float">
            <text:p>322.55417879</text:p>
          </table:table-cell>
          <table:table-cell office:value-type="float" office:value="12.266368" calcext:value-type="float">
            <text:p>12.266368</text:p>
          </table:table-cell>
          <table:table-cell office:value-type="float" office:value="22.189186" calcext:value-type="float">
            <text:p>22.189186</text:p>
          </table:table-cell>
          <table:table-cell office:value-type="float" office:value="21.191086" calcext:value-type="float">
            <text:p>21.191086</text:p>
          </table:table-cell>
          <table:table-cell office:value-type="float" office:value="20.723192" calcext:value-type="float">
            <text:p>20.723192</text:p>
          </table:table-cell>
          <table:table-cell office:value-type="float" office:value="20.468246" calcext:value-type="float">
            <text:p>20.468246</text:p>
          </table:table-cell>
          <table:table-cell office:value-type="float" office:value="20.309883" calcext:value-type="float">
            <text:p>20.309883</text:p>
          </table:table-cell>
          <table:table-cell table:formula="of:=[.E401]-[.F401]" office:value-type="float" office:value="0.467893999999998" calcext:value-type="float">
            <text:p>0.467893999999998</text:p>
          </table:table-cell>
          <table:table-cell office:value-type="float" office:value="21.191086" calcext:value-type="float">
            <text:p>21.19108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337444" calcext:value-type="float">
            <text:p>322.55337444</text:p>
          </table:table-cell>
          <table:table-cell office:value-type="float" office:value="12.26648563" calcext:value-type="float">
            <text:p>12.26648563</text:p>
          </table:table-cell>
          <table:table-cell office:value-type="float" office:value="22.189638" calcext:value-type="float">
            <text:p>22.189638</text:p>
          </table:table-cell>
          <table:table-cell office:value-type="float" office:value="21.519342" calcext:value-type="float">
            <text:p>21.519342</text:p>
          </table:table-cell>
          <table:table-cell office:value-type="float" office:value="21.39539" calcext:value-type="float">
            <text:p>21.39539</text:p>
          </table:table-cell>
          <table:table-cell office:value-type="float" office:value="21.091307" calcext:value-type="float">
            <text:p>21.091307</text:p>
          </table:table-cell>
          <table:table-cell office:value-type="float" office:value="21.431662" calcext:value-type="float">
            <text:p>21.431662</text:p>
          </table:table-cell>
          <table:table-cell table:formula="of:=[.E402]-[.F402]" office:value-type="float" office:value="0.123952000000003" calcext:value-type="float">
            <text:p>0.123952000000003</text:p>
          </table:table-cell>
          <table:table-cell office:value-type="float" office:value="21.519342" calcext:value-type="float">
            <text:p>21.51934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417756" calcext:value-type="float">
            <text:p>322.55417756</text:p>
          </table:table-cell>
          <table:table-cell office:value-type="float" office:value="12.26512342" calcext:value-type="float">
            <text:p>12.26512342</text:p>
          </table:table-cell>
          <table:table-cell office:value-type="float" office:value="23.358898" calcext:value-type="float">
            <text:p>23.358898</text:p>
          </table:table-cell>
          <table:table-cell office:value-type="float" office:value="21.444075" calcext:value-type="float">
            <text:p>21.444075</text:p>
          </table:table-cell>
          <table:table-cell office:value-type="float" office:value="21.176245" calcext:value-type="float">
            <text:p>21.176245</text:p>
          </table:table-cell>
          <table:table-cell office:value-type="float" office:value="21.055386" calcext:value-type="float">
            <text:p>21.055386</text:p>
          </table:table-cell>
          <table:table-cell office:value-type="float" office:value="21.23988" calcext:value-type="float">
            <text:p>21.23988</text:p>
          </table:table-cell>
          <table:table-cell table:formula="of:=[.E403]-[.F403]" office:value-type="float" office:value="0.26783" calcext:value-type="float">
            <text:p>0.26783</text:p>
          </table:table-cell>
          <table:table-cell office:value-type="float" office:value="21.444075" calcext:value-type="float">
            <text:p>21.44407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533389" calcext:value-type="float">
            <text:p>322.55533389</text:p>
          </table:table-cell>
          <table:table-cell office:value-type="float" office:value="12.26613886" calcext:value-type="float">
            <text:p>12.26613886</text:p>
          </table:table-cell>
          <table:table-cell office:value-type="float" office:value="22.427023" calcext:value-type="float">
            <text:p>22.427023</text:p>
          </table:table-cell>
          <table:table-cell office:value-type="float" office:value="21.30076" calcext:value-type="float">
            <text:p>21.30076</text:p>
          </table:table-cell>
          <table:table-cell office:value-type="float" office:value="20.929768" calcext:value-type="float">
            <text:p>20.929768</text:p>
          </table:table-cell>
          <table:table-cell office:value-type="float" office:value="20.851479" calcext:value-type="float">
            <text:p>20.851479</text:p>
          </table:table-cell>
          <table:table-cell office:value-type="float" office:value="20.370773" calcext:value-type="float">
            <text:p>20.370773</text:p>
          </table:table-cell>
          <table:table-cell table:formula="of:=[.E404]-[.F404]" office:value-type="float" office:value="0.370992000000001" calcext:value-type="float">
            <text:p>0.370992000000001</text:p>
          </table:table-cell>
          <table:table-cell office:value-type="float" office:value="21.30076" calcext:value-type="float">
            <text:p>21.3007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199729" calcext:value-type="float">
            <text:p>322.55199729</text:p>
          </table:table-cell>
          <table:table-cell office:value-type="float" office:value="12.26579705" calcext:value-type="float">
            <text:p>12.26579705</text:p>
          </table:table-cell>
          <table:table-cell office:value-type="float" office:value="25.639174" calcext:value-type="float">
            <text:p>25.639174</text:p>
          </table:table-cell>
          <table:table-cell office:value-type="float" office:value="22.21336" calcext:value-type="float">
            <text:p>22.21336</text:p>
          </table:table-cell>
          <table:table-cell office:value-type="float" office:value="21.73737" calcext:value-type="float">
            <text:p>21.73737</text:p>
          </table:table-cell>
          <table:table-cell office:value-type="float" office:value="22.022696" calcext:value-type="float">
            <text:p>22.022696</text:p>
          </table:table-cell>
          <table:table-cell office:value-type="float" office:value="21.770468" calcext:value-type="float">
            <text:p>21.770468</text:p>
          </table:table-cell>
          <table:table-cell table:formula="of:=[.E405]-[.F405]" office:value-type="float" office:value="0.475990000000003" calcext:value-type="float">
            <text:p>0.475990000000003</text:p>
          </table:table-cell>
          <table:table-cell office:value-type="float" office:value="22.21336" calcext:value-type="float">
            <text:p>22.2133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385443" calcext:value-type="float">
            <text:p>322.55385443</text:p>
          </table:table-cell>
          <table:table-cell office:value-type="float" office:value="12.26870751" calcext:value-type="float">
            <text:p>12.26870751</text:p>
          </table:table-cell>
          <table:table-cell office:value-type="float" office:value="24.84137" calcext:value-type="float">
            <text:p>24.84137</text:p>
          </table:table-cell>
          <table:table-cell office:value-type="float" office:value="23.393608" calcext:value-type="float">
            <text:p>23.393608</text:p>
          </table:table-cell>
          <table:table-cell office:value-type="float" office:value="22.498158" calcext:value-type="float">
            <text:p>22.498158</text:p>
          </table:table-cell>
          <table:table-cell office:value-type="float" office:value="22.413939" calcext:value-type="float">
            <text:p>22.413939</text:p>
          </table:table-cell>
          <table:table-cell office:value-type="float" office:value="23.095375" calcext:value-type="float">
            <text:p>23.095375</text:p>
          </table:table-cell>
          <table:table-cell table:formula="of:=[.E406]-[.F406]" office:value-type="float" office:value="0.89545" calcext:value-type="float">
            <text:p>0.89545</text:p>
          </table:table-cell>
          <table:table-cell office:value-type="float" office:value="23.393608" calcext:value-type="float">
            <text:p>23.39360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547523" calcext:value-type="float">
            <text:p>322.55547523</text:p>
          </table:table-cell>
          <table:table-cell office:value-type="float" office:value="12.26216218" calcext:value-type="float">
            <text:p>12.26216218</text:p>
          </table:table-cell>
          <table:table-cell office:value-type="float" office:value="20.471136" calcext:value-type="float">
            <text:p>20.471136</text:p>
          </table:table-cell>
          <table:table-cell office:value-type="float" office:value="19.516802" calcext:value-type="float">
            <text:p>19.516802</text:p>
          </table:table-cell>
          <table:table-cell office:value-type="float" office:value="19.20001" calcext:value-type="float">
            <text:p>19.20001</text:p>
          </table:table-cell>
          <table:table-cell office:value-type="float" office:value="19.101587" calcext:value-type="float">
            <text:p>19.101587</text:p>
          </table:table-cell>
          <table:table-cell office:value-type="float" office:value="19.130659" calcext:value-type="float">
            <text:p>19.130659</text:p>
          </table:table-cell>
          <table:table-cell table:formula="of:=[.E407]-[.F407]" office:value-type="float" office:value="0.316792" calcext:value-type="float">
            <text:p>0.316792</text:p>
          </table:table-cell>
          <table:table-cell office:value-type="float" office:value="19.516802" calcext:value-type="float">
            <text:p>19.51680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872181" calcext:value-type="float">
            <text:p>322.55872181</text:p>
          </table:table-cell>
          <table:table-cell office:value-type="float" office:value="12.26314825" calcext:value-type="float">
            <text:p>12.26314825</text:p>
          </table:table-cell>
          <table:table-cell office:value-type="float" office:value="21.538813" calcext:value-type="float">
            <text:p>21.538813</text:p>
          </table:table-cell>
          <table:table-cell office:value-type="float" office:value="20.678194" calcext:value-type="float">
            <text:p>20.678194</text:p>
          </table:table-cell>
          <table:table-cell office:value-type="float" office:value="20.332634" calcext:value-type="float">
            <text:p>20.332634</text:p>
          </table:table-cell>
          <table:table-cell office:value-type="float" office:value="20.146408" calcext:value-type="float">
            <text:p>20.146408</text:p>
          </table:table-cell>
          <table:table-cell office:value-type="float" office:value="19.856733" calcext:value-type="float">
            <text:p>19.856733</text:p>
          </table:table-cell>
          <table:table-cell table:formula="of:=[.E408]-[.F408]" office:value-type="float" office:value="0.345560000000003" calcext:value-type="float">
            <text:p>0.345560000000003</text:p>
          </table:table-cell>
          <table:table-cell office:value-type="float" office:value="20.678194" calcext:value-type="float">
            <text:p>20.67819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0418" calcext:value-type="float">
            <text:p>322.560418</text:p>
          </table:table-cell>
          <table:table-cell office:value-type="float" office:value="12.26419012" calcext:value-type="float">
            <text:p>12.26419012</text:p>
          </table:table-cell>
          <table:table-cell office:value-type="float" office:value="23.85601" calcext:value-type="float">
            <text:p>23.85601</text:p>
          </table:table-cell>
          <table:table-cell office:value-type="float" office:value="22.725483" calcext:value-type="float">
            <text:p>22.725483</text:p>
          </table:table-cell>
          <table:table-cell office:value-type="float" office:value="22.059748" calcext:value-type="float">
            <text:p>22.059748</text:p>
          </table:table-cell>
          <table:table-cell office:value-type="float" office:value="21.878307" calcext:value-type="float">
            <text:p>21.878307</text:p>
          </table:table-cell>
          <table:table-cell office:value-type="float" office:value="22.004654" calcext:value-type="float">
            <text:p>22.004654</text:p>
          </table:table-cell>
          <table:table-cell table:formula="of:=[.E409]-[.F409]" office:value-type="float" office:value="0.665735000000002" calcext:value-type="float">
            <text:p>0.665735000000002</text:p>
          </table:table-cell>
          <table:table-cell office:value-type="float" office:value="22.725483" calcext:value-type="float">
            <text:p>22.725483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600575" calcext:value-type="float">
            <text:p>322.56600575</text:p>
          </table:table-cell>
          <table:table-cell office:value-type="float" office:value="12.26075116" calcext:value-type="float">
            <text:p>12.26075116</text:p>
          </table:table-cell>
          <table:table-cell office:value-type="float" office:value="21.592684" calcext:value-type="float">
            <text:p>21.592684</text:p>
          </table:table-cell>
          <table:table-cell office:value-type="float" office:value="20.489799" calcext:value-type="float">
            <text:p>20.489799</text:p>
          </table:table-cell>
          <table:table-cell office:value-type="float" office:value="20.078096" calcext:value-type="float">
            <text:p>20.078096</text:p>
          </table:table-cell>
          <table:table-cell office:value-type="float" office:value="19.952774" calcext:value-type="float">
            <text:p>19.952774</text:p>
          </table:table-cell>
          <table:table-cell office:value-type="float" office:value="19.913034" calcext:value-type="float">
            <text:p>19.913034</text:p>
          </table:table-cell>
          <table:table-cell table:formula="of:=[.E410]-[.F410]" office:value-type="float" office:value="0.411703000000003" calcext:value-type="float">
            <text:p>0.411703000000003</text:p>
          </table:table-cell>
          <table:table-cell office:value-type="float" office:value="20.489799" calcext:value-type="float">
            <text:p>20.489799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684877" calcext:value-type="float">
            <text:p>322.48684877</text:p>
          </table:table-cell>
          <table:table-cell office:value-type="float" office:value="12.28043548" calcext:value-type="float">
            <text:p>12.28043548</text:p>
          </table:table-cell>
          <table:table-cell office:value-type="float" office:value="21.720453" calcext:value-type="float">
            <text:p>21.720453</text:p>
          </table:table-cell>
          <table:table-cell office:value-type="float" office:value="20.940811" calcext:value-type="float">
            <text:p>20.940811</text:p>
          </table:table-cell>
          <table:table-cell office:value-type="float" office:value="20.533655" calcext:value-type="float">
            <text:p>20.533655</text:p>
          </table:table-cell>
          <table:table-cell office:value-type="float" office:value="20.346807" calcext:value-type="float">
            <text:p>20.346807</text:p>
          </table:table-cell>
          <table:table-cell office:value-type="float" office:value="20.122663" calcext:value-type="float">
            <text:p>20.122663</text:p>
          </table:table-cell>
          <table:table-cell table:formula="of:=[.E411]-[.F411]" office:value-type="float" office:value="0.407156000000001" calcext:value-type="float">
            <text:p>0.407156000000001</text:p>
          </table:table-cell>
          <table:table-cell office:value-type="float" office:value="20.940811" calcext:value-type="float">
            <text:p>20.94081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565488" calcext:value-type="float">
            <text:p>322.48565488</text:p>
          </table:table-cell>
          <table:table-cell office:value-type="float" office:value="12.28029264" calcext:value-type="float">
            <text:p>12.28029264</text:p>
          </table:table-cell>
          <table:table-cell office:value-type="float" office:value="22.670801" calcext:value-type="float">
            <text:p>22.670801</text:p>
          </table:table-cell>
          <table:table-cell office:value-type="float" office:value="21.677628" calcext:value-type="float">
            <text:p>21.677628</text:p>
          </table:table-cell>
          <table:table-cell office:value-type="float" office:value="21.409658" calcext:value-type="float">
            <text:p>21.409658</text:p>
          </table:table-cell>
          <table:table-cell office:value-type="float" office:value="21.105232" calcext:value-type="float">
            <text:p>21.105232</text:p>
          </table:table-cell>
          <table:table-cell office:value-type="float" office:value="21.170837" calcext:value-type="float">
            <text:p>21.170837</text:p>
          </table:table-cell>
          <table:table-cell table:formula="of:=[.E412]-[.F412]" office:value-type="float" office:value="0.267969999999998" calcext:value-type="float">
            <text:p>0.267969999999998</text:p>
          </table:table-cell>
          <table:table-cell office:value-type="float" office:value="21.677628" calcext:value-type="float">
            <text:p>21.67762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046107" calcext:value-type="float">
            <text:p>322.51046107</text:p>
          </table:table-cell>
          <table:table-cell office:value-type="float" office:value="12.28202334" calcext:value-type="float">
            <text:p>12.28202334</text:p>
          </table:table-cell>
          <table:table-cell office:value-type="float" office:value="22.08909" calcext:value-type="float">
            <text:p>22.08909</text:p>
          </table:table-cell>
          <table:table-cell office:value-type="float" office:value="21.115995" calcext:value-type="float">
            <text:p>21.115995</text:p>
          </table:table-cell>
          <table:table-cell office:value-type="float" office:value="20.824692" calcext:value-type="float">
            <text:p>20.824692</text:p>
          </table:table-cell>
          <table:table-cell office:value-type="float" office:value="20.633863" calcext:value-type="float">
            <text:p>20.633863</text:p>
          </table:table-cell>
          <table:table-cell office:value-type="float" office:value="20.995171" calcext:value-type="float">
            <text:p>20.995171</text:p>
          </table:table-cell>
          <table:table-cell table:formula="of:=[.E413]-[.F413]" office:value-type="float" office:value="0.291303000000003" calcext:value-type="float">
            <text:p>0.291303000000003</text:p>
          </table:table-cell>
          <table:table-cell office:value-type="float" office:value="21.115995" calcext:value-type="float">
            <text:p>21.11599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315245" calcext:value-type="float">
            <text:p>322.51315245</text:p>
          </table:table-cell>
          <table:table-cell office:value-type="float" office:value="12.2778408" calcext:value-type="float">
            <text:p>12.2778408</text:p>
          </table:table-cell>
          <table:table-cell office:value-type="float" office:value="22.042963" calcext:value-type="float">
            <text:p>22.042963</text:p>
          </table:table-cell>
          <table:table-cell office:value-type="float" office:value="21.087017" calcext:value-type="float">
            <text:p>21.087017</text:p>
          </table:table-cell>
          <table:table-cell office:value-type="float" office:value="20.696932" calcext:value-type="float">
            <text:p>20.696932</text:p>
          </table:table-cell>
          <table:table-cell office:value-type="float" office:value="20.460257" calcext:value-type="float">
            <text:p>20.460257</text:p>
          </table:table-cell>
          <table:table-cell office:value-type="float" office:value="20.981663" calcext:value-type="float">
            <text:p>20.981663</text:p>
          </table:table-cell>
          <table:table-cell table:formula="of:=[.E414]-[.F414]" office:value-type="float" office:value="0.390084999999999" calcext:value-type="float">
            <text:p>0.390084999999999</text:p>
          </table:table-cell>
          <table:table-cell office:value-type="float" office:value="21.087017" calcext:value-type="float">
            <text:p>21.087017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404299" calcext:value-type="float">
            <text:p>322.51404299</text:p>
          </table:table-cell>
          <table:table-cell office:value-type="float" office:value="12.27866663" calcext:value-type="float">
            <text:p>12.27866663</text:p>
          </table:table-cell>
          <table:table-cell office:value-type="float" office:value="22.588263" calcext:value-type="float">
            <text:p>22.588263</text:p>
          </table:table-cell>
          <table:table-cell office:value-type="float" office:value="21.443884" calcext:value-type="float">
            <text:p>21.443884</text:p>
          </table:table-cell>
          <table:table-cell office:value-type="float" office:value="20.718206" calcext:value-type="float">
            <text:p>20.718206</text:p>
          </table:table-cell>
          <table:table-cell office:value-type="float" office:value="20.499966" calcext:value-type="float">
            <text:p>20.499966</text:p>
          </table:table-cell>
          <table:table-cell office:value-type="float" office:value="20.288164" calcext:value-type="float">
            <text:p>20.288164</text:p>
          </table:table-cell>
          <table:table-cell table:formula="of:=[.E415]-[.F415]" office:value-type="float" office:value="0.725678000000002" calcext:value-type="float">
            <text:p>0.725678000000002</text:p>
          </table:table-cell>
          <table:table-cell office:value-type="float" office:value="21.443884" calcext:value-type="float">
            <text:p>21.44388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001657" calcext:value-type="float">
            <text:p>322.48001657</text:p>
          </table:table-cell>
          <table:table-cell office:value-type="float" office:value="12.28014367" calcext:value-type="float">
            <text:p>12.28014367</text:p>
          </table:table-cell>
          <table:table-cell office:value-type="float" office:value="24.742121" calcext:value-type="float">
            <text:p>24.742121</text:p>
          </table:table-cell>
          <table:table-cell office:value-type="float" office:value="22.880754" calcext:value-type="float">
            <text:p>22.880754</text:p>
          </table:table-cell>
          <table:table-cell office:value-type="float" office:value="21.956924" calcext:value-type="float">
            <text:p>21.956924</text:p>
          </table:table-cell>
          <table:table-cell office:value-type="float" office:value="22.20739" calcext:value-type="float">
            <text:p>22.20739</text:p>
          </table:table-cell>
          <table:table-cell office:value-type="float" office:value="21.450111" calcext:value-type="float">
            <text:p>21.450111</text:p>
          </table:table-cell>
          <table:table-cell table:formula="of:=[.E416]-[.F416]" office:value-type="float" office:value="0.923829999999999" calcext:value-type="float">
            <text:p>0.923829999999999</text:p>
          </table:table-cell>
          <table:table-cell office:value-type="float" office:value="22.880754" calcext:value-type="float">
            <text:p>22.88075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557164" calcext:value-type="float">
            <text:p>322.48557164</text:p>
          </table:table-cell>
          <table:table-cell office:value-type="float" office:value="12.28321271" calcext:value-type="float">
            <text:p>12.28321271</text:p>
          </table:table-cell>
          <table:table-cell office:value-type="float" office:value="22.801241" calcext:value-type="float">
            <text:p>22.801241</text:p>
          </table:table-cell>
          <table:table-cell office:value-type="float" office:value="21.566025" calcext:value-type="float">
            <text:p>21.566025</text:p>
          </table:table-cell>
          <table:table-cell office:value-type="float" office:value="21.047668" calcext:value-type="float">
            <text:p>21.047668</text:p>
          </table:table-cell>
          <table:table-cell office:value-type="float" office:value="20.88946" calcext:value-type="float">
            <text:p>20.88946</text:p>
          </table:table-cell>
          <table:table-cell office:value-type="float" office:value="20.635157" calcext:value-type="float">
            <text:p>20.635157</text:p>
          </table:table-cell>
          <table:table-cell table:formula="of:=[.E417]-[.F417]" office:value-type="float" office:value="0.518356999999998" calcext:value-type="float">
            <text:p>0.518356999999998</text:p>
          </table:table-cell>
          <table:table-cell office:value-type="float" office:value="21.566025" calcext:value-type="float">
            <text:p>21.566025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9466385" calcext:value-type="float">
            <text:p>322.49466385</text:p>
          </table:table-cell>
          <table:table-cell office:value-type="float" office:value="12.27765907" calcext:value-type="float">
            <text:p>12.27765907</text:p>
          </table:table-cell>
          <table:table-cell office:value-type="float" office:value="25.918686" calcext:value-type="float">
            <text:p>25.918686</text:p>
          </table:table-cell>
          <table:table-cell office:value-type="float" office:value="22.846058" calcext:value-type="float">
            <text:p>22.846058</text:p>
          </table:table-cell>
          <table:table-cell office:value-type="float" office:value="22.214798" calcext:value-type="float">
            <text:p>22.214798</text:p>
          </table:table-cell>
          <table:table-cell office:value-type="float" office:value="21.881329" calcext:value-type="float">
            <text:p>21.881329</text:p>
          </table:table-cell>
          <table:table-cell office:value-type="float" office:value="21.750771" calcext:value-type="float">
            <text:p>21.750771</text:p>
          </table:table-cell>
          <table:table-cell table:formula="of:=[.E418]-[.F418]" office:value-type="float" office:value="0.631260000000001" calcext:value-type="float">
            <text:p>0.631260000000001</text:p>
          </table:table-cell>
          <table:table-cell office:value-type="float" office:value="22.846058" calcext:value-type="float">
            <text:p>22.846058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9266242" calcext:value-type="float">
            <text:p>322.49266242</text:p>
          </table:table-cell>
          <table:table-cell office:value-type="float" office:value="12.28483371" calcext:value-type="float">
            <text:p>12.28483371</text:p>
          </table:table-cell>
          <table:table-cell office:value-type="float" office:value="23.154942" calcext:value-type="float">
            <text:p>23.154942</text:p>
          </table:table-cell>
          <table:table-cell office:value-type="float" office:value="21.562061" calcext:value-type="float">
            <text:p>21.562061</text:p>
          </table:table-cell>
          <table:table-cell office:value-type="float" office:value="21.151304" calcext:value-type="float">
            <text:p>21.151304</text:p>
          </table:table-cell>
          <table:table-cell office:value-type="float" office:value="20.960711" calcext:value-type="float">
            <text:p>20.960711</text:p>
          </table:table-cell>
          <table:table-cell office:value-type="float" office:value="20.770422" calcext:value-type="float">
            <text:p>20.770422</text:p>
          </table:table-cell>
          <table:table-cell table:formula="of:=[.E419]-[.F419]" office:value-type="float" office:value="0.410757" calcext:value-type="float">
            <text:p>0.410757</text:p>
          </table:table-cell>
          <table:table-cell office:value-type="float" office:value="21.562061" calcext:value-type="float">
            <text:p>21.562061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946942" calcext:value-type="float">
            <text:p>322.4946942</text:p>
          </table:table-cell>
          <table:table-cell office:value-type="float" office:value="12.28002982" calcext:value-type="float">
            <text:p>12.28002982</text:p>
          </table:table-cell>
          <table:table-cell office:value-type="float" office:value="23.631027" calcext:value-type="float">
            <text:p>23.631027</text:p>
          </table:table-cell>
          <table:table-cell office:value-type="float" office:value="22.864241" calcext:value-type="float">
            <text:p>22.864241</text:p>
          </table:table-cell>
          <table:table-cell office:value-type="float" office:value="22.37936" calcext:value-type="float">
            <text:p>22.37936</text:p>
          </table:table-cell>
          <table:table-cell office:value-type="float" office:value="21.788101" calcext:value-type="float">
            <text:p>21.788101</text:p>
          </table:table-cell>
          <table:table-cell office:value-type="float" office:value="23.345568" calcext:value-type="float">
            <text:p>23.345568</text:p>
          </table:table-cell>
          <table:table-cell table:formula="of:=[.E420]-[.F420]" office:value-type="float" office:value="0.484881000000001" calcext:value-type="float">
            <text:p>0.484881000000001</text:p>
          </table:table-cell>
          <table:table-cell office:value-type="float" office:value="22.864241" calcext:value-type="float">
            <text:p>22.864241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9513716" calcext:value-type="float">
            <text:p>322.49513716</text:p>
          </table:table-cell>
          <table:table-cell office:value-type="float" office:value="12.28369062" calcext:value-type="float">
            <text:p>12.28369062</text:p>
          </table:table-cell>
          <table:table-cell office:value-type="float" office:value="22.219969" calcext:value-type="float">
            <text:p>22.219969</text:p>
          </table:table-cell>
          <table:table-cell office:value-type="float" office:value="21.672239" calcext:value-type="float">
            <text:p>21.672239</text:p>
          </table:table-cell>
          <table:table-cell office:value-type="float" office:value="21.022394" calcext:value-type="float">
            <text:p>21.022394</text:p>
          </table:table-cell>
          <table:table-cell office:value-type="float" office:value="20.930761" calcext:value-type="float">
            <text:p>20.930761</text:p>
          </table:table-cell>
          <table:table-cell office:value-type="float" office:value="21.050323" calcext:value-type="float">
            <text:p>21.050323</text:p>
          </table:table-cell>
          <table:table-cell table:formula="of:=[.E421]-[.F421]" office:value-type="float" office:value="0.649845000000003" calcext:value-type="float">
            <text:p>0.649845000000003</text:p>
          </table:table-cell>
          <table:table-cell office:value-type="float" office:value="21.672239" calcext:value-type="float">
            <text:p>21.672239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9857861" calcext:value-type="float">
            <text:p>322.49857861</text:p>
          </table:table-cell>
          <table:table-cell office:value-type="float" office:value="12.28467088" calcext:value-type="float">
            <text:p>12.28467088</text:p>
          </table:table-cell>
          <table:table-cell office:value-type="float" office:value="24.96743" calcext:value-type="float">
            <text:p>24.96743</text:p>
          </table:table-cell>
          <table:table-cell office:value-type="float" office:value="23.006874" calcext:value-type="float">
            <text:p>23.006874</text:p>
          </table:table-cell>
          <table:table-cell office:value-type="float" office:value="22.547525" calcext:value-type="float">
            <text:p>22.547525</text:p>
          </table:table-cell>
          <table:table-cell office:value-type="float" office:value="22.166368" calcext:value-type="float">
            <text:p>22.166368</text:p>
          </table:table-cell>
          <table:table-cell office:value-type="float" office:value="22.704519" calcext:value-type="float">
            <text:p>22.704519</text:p>
          </table:table-cell>
          <table:table-cell table:formula="of:=[.E422]-[.F422]" office:value-type="float" office:value="0.459349" calcext:value-type="float">
            <text:p>0.459349</text:p>
          </table:table-cell>
          <table:table-cell office:value-type="float" office:value="23.006874" calcext:value-type="float">
            <text:p>23.006874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0158395" calcext:value-type="float">
            <text:p>322.50158395</text:p>
          </table:table-cell>
          <table:table-cell office:value-type="float" office:value="12.28187941" calcext:value-type="float">
            <text:p>12.28187941</text:p>
          </table:table-cell>
          <table:table-cell office:value-type="float" office:value="22.827578" calcext:value-type="float">
            <text:p>22.827578</text:p>
          </table:table-cell>
          <table:table-cell office:value-type="float" office:value="21.49213" calcext:value-type="float">
            <text:p>21.49213</text:p>
          </table:table-cell>
          <table:table-cell office:value-type="float" office:value="21.02494" calcext:value-type="float">
            <text:p>21.02494</text:p>
          </table:table-cell>
          <table:table-cell office:value-type="float" office:value="20.696991" calcext:value-type="float">
            <text:p>20.696991</text:p>
          </table:table-cell>
          <table:table-cell office:value-type="float" office:value="20.593325" calcext:value-type="float">
            <text:p>20.593325</text:p>
          </table:table-cell>
          <table:table-cell table:formula="of:=[.E423]-[.F423]" office:value-type="float" office:value="0.467189999999999" calcext:value-type="float">
            <text:p>0.467189999999999</text:p>
          </table:table-cell>
          <table:table-cell office:value-type="float" office:value="21.49213" calcext:value-type="float">
            <text:p>21.49213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0165648" calcext:value-type="float">
            <text:p>322.50165648</text:p>
          </table:table-cell>
          <table:table-cell office:value-type="float" office:value="12.28449306" calcext:value-type="float">
            <text:p>12.28449306</text:p>
          </table:table-cell>
          <table:table-cell office:value-type="float" office:value="22.68413" calcext:value-type="float">
            <text:p>22.68413</text:p>
          </table:table-cell>
          <table:table-cell office:value-type="float" office:value="21.11854" calcext:value-type="float">
            <text:p>21.11854</text:p>
          </table:table-cell>
          <table:table-cell office:value-type="float" office:value="20.739981" calcext:value-type="float">
            <text:p>20.739981</text:p>
          </table:table-cell>
          <table:table-cell office:value-type="float" office:value="20.654156" calcext:value-type="float">
            <text:p>20.654156</text:p>
          </table:table-cell>
          <table:table-cell office:value-type="float" office:value="20.644529" calcext:value-type="float">
            <text:p>20.644529</text:p>
          </table:table-cell>
          <table:table-cell table:formula="of:=[.E424]-[.F424]" office:value-type="float" office:value="0.378558999999999" calcext:value-type="float">
            <text:p>0.378558999999999</text:p>
          </table:table-cell>
          <table:table-cell office:value-type="float" office:value="21.11854" calcext:value-type="float">
            <text:p>21.11854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0337917" calcext:value-type="float">
            <text:p>322.50337917</text:p>
          </table:table-cell>
          <table:table-cell office:value-type="float" office:value="12.28034044" calcext:value-type="float">
            <text:p>12.28034044</text:p>
          </table:table-cell>
          <table:table-cell office:value-type="float" office:value="23.33404" calcext:value-type="float">
            <text:p>23.33404</text:p>
          </table:table-cell>
          <table:table-cell office:value-type="float" office:value="22.778072" calcext:value-type="float">
            <text:p>22.778072</text:p>
          </table:table-cell>
          <table:table-cell office:value-type="float" office:value="22.069889" calcext:value-type="float">
            <text:p>22.069889</text:p>
          </table:table-cell>
          <table:table-cell office:value-type="float" office:value="21.954067" calcext:value-type="float">
            <text:p>21.954067</text:p>
          </table:table-cell>
          <table:table-cell office:value-type="float" office:value="22.036356" calcext:value-type="float">
            <text:p>22.036356</text:p>
          </table:table-cell>
          <table:table-cell table:formula="of:=[.E425]-[.F425]" office:value-type="float" office:value="0.708183000000002" calcext:value-type="float">
            <text:p>0.708183000000002</text:p>
          </table:table-cell>
          <table:table-cell office:value-type="float" office:value="22.778072" calcext:value-type="float">
            <text:p>22.77807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34186" calcext:value-type="float">
            <text:p>322.5134186</text:p>
          </table:table-cell>
          <table:table-cell office:value-type="float" office:value="12.2811621" calcext:value-type="float">
            <text:p>12.2811621</text:p>
          </table:table-cell>
          <table:table-cell office:value-type="float" office:value="23.123344" calcext:value-type="float">
            <text:p>23.123344</text:p>
          </table:table-cell>
          <table:table-cell office:value-type="float" office:value="21.503794" calcext:value-type="float">
            <text:p>21.503794</text:p>
          </table:table-cell>
          <table:table-cell office:value-type="float" office:value="21.180971" calcext:value-type="float">
            <text:p>21.180971</text:p>
          </table:table-cell>
          <table:table-cell office:value-type="float" office:value="20.945786" calcext:value-type="float">
            <text:p>20.945786</text:p>
          </table:table-cell>
          <table:table-cell office:value-type="float" office:value="20.979774" calcext:value-type="float">
            <text:p>20.979774</text:p>
          </table:table-cell>
          <table:table-cell table:formula="of:=[.E426]-[.F426]" office:value-type="float" office:value="0.322823" calcext:value-type="float">
            <text:p>0.322823</text:p>
          </table:table-cell>
          <table:table-cell office:value-type="float" office:value="21.503794" calcext:value-type="float">
            <text:p>21.503794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285903" calcext:value-type="float">
            <text:p>322.51285903</text:p>
          </table:table-cell>
          <table:table-cell office:value-type="float" office:value="12.28024797" calcext:value-type="float">
            <text:p>12.28024797</text:p>
          </table:table-cell>
          <table:table-cell office:value-type="float" office:value="24.509949" calcext:value-type="float">
            <text:p>24.509949</text:p>
          </table:table-cell>
          <table:table-cell office:value-type="float" office:value="22.524742" calcext:value-type="float">
            <text:p>22.524742</text:p>
          </table:table-cell>
          <table:table-cell office:value-type="float" office:value="21.87314" calcext:value-type="float">
            <text:p>21.87314</text:p>
          </table:table-cell>
          <table:table-cell office:value-type="float" office:value="21.874008" calcext:value-type="float">
            <text:p>21.874008</text:p>
          </table:table-cell>
          <table:table-cell office:value-type="float" office:value="20.935352" calcext:value-type="float">
            <text:p>20.935352</text:p>
          </table:table-cell>
          <table:table-cell table:formula="of:=[.E427]-[.F427]" office:value-type="float" office:value="0.651602" calcext:value-type="float">
            <text:p>0.651602</text:p>
          </table:table-cell>
          <table:table-cell office:value-type="float" office:value="22.524742" calcext:value-type="float">
            <text:p>22.52474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43156" calcext:value-type="float">
            <text:p>322.5143156</text:p>
          </table:table-cell>
          <table:table-cell office:value-type="float" office:value="12.28197397" calcext:value-type="float">
            <text:p>12.28197397</text:p>
          </table:table-cell>
          <table:table-cell office:value-type="float" office:value="22.764231" calcext:value-type="float">
            <text:p>22.764231</text:p>
          </table:table-cell>
          <table:table-cell office:value-type="float" office:value="22.991724" calcext:value-type="float">
            <text:p>22.991724</text:p>
          </table:table-cell>
          <table:table-cell office:value-type="float" office:value="22.026947" calcext:value-type="float">
            <text:p>22.026947</text:p>
          </table:table-cell>
          <table:table-cell office:value-type="float" office:value="22.189276" calcext:value-type="float">
            <text:p>22.189276</text:p>
          </table:table-cell>
          <table:table-cell office:value-type="float" office:value="21.816626" calcext:value-type="float">
            <text:p>21.816626</text:p>
          </table:table-cell>
          <table:table-cell table:formula="of:=[.E428]-[.F428]" office:value-type="float" office:value="0.964777000000002" calcext:value-type="float">
            <text:p>0.964777000000002</text:p>
          </table:table-cell>
          <table:table-cell office:value-type="float" office:value="22.991724" calcext:value-type="float">
            <text:p>22.991724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54914" calcext:value-type="float">
            <text:p>322.5154914</text:p>
          </table:table-cell>
          <table:table-cell office:value-type="float" office:value="12.27992806" calcext:value-type="float">
            <text:p>12.27992806</text:p>
          </table:table-cell>
          <table:table-cell office:value-type="float" office:value="24.539434" calcext:value-type="float">
            <text:p>24.539434</text:p>
          </table:table-cell>
          <table:table-cell office:value-type="float" office:value="22.680599" calcext:value-type="float">
            <text:p>22.680599</text:p>
          </table:table-cell>
          <table:table-cell office:value-type="float" office:value="22.233099" calcext:value-type="float">
            <text:p>22.233099</text:p>
          </table:table-cell>
          <table:table-cell office:value-type="float" office:value="22.229174" calcext:value-type="float">
            <text:p>22.229174</text:p>
          </table:table-cell>
          <table:table-cell office:value-type="float" office:value="21.900251" calcext:value-type="float">
            <text:p>21.900251</text:p>
          </table:table-cell>
          <table:table-cell table:formula="of:=[.E429]-[.F429]" office:value-type="float" office:value="0.447500000000002" calcext:value-type="float">
            <text:p>0.447500000000002</text:p>
          </table:table-cell>
          <table:table-cell office:value-type="float" office:value="22.680599" calcext:value-type="float">
            <text:p>22.680599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5276045" calcext:value-type="float">
            <text:p>322.55276045</text:p>
          </table:table-cell>
          <table:table-cell office:value-type="float" office:value="12.26392613" calcext:value-type="float">
            <text:p>12.26392613</text:p>
          </table:table-cell>
          <table:table-cell office:value-type="float" office:value="23.096128" calcext:value-type="float">
            <text:p>23.096128</text:p>
          </table:table-cell>
          <table:table-cell office:value-type="float" office:value="21.412382" calcext:value-type="float">
            <text:p>21.412382</text:p>
          </table:table-cell>
          <table:table-cell office:value-type="float" office:value="21.052792" calcext:value-type="float">
            <text:p>21.052792</text:p>
          </table:table-cell>
          <table:table-cell office:value-type="float" office:value="21.119869" calcext:value-type="float">
            <text:p>21.119869</text:p>
          </table:table-cell>
          <table:table-cell office:value-type="float" office:value="21.068039" calcext:value-type="float">
            <text:p>21.068039</text:p>
          </table:table-cell>
          <table:table-cell table:formula="of:=[.E430]-[.F430]" office:value-type="float" office:value="0.359590000000001" calcext:value-type="float">
            <text:p>0.359590000000001</text:p>
          </table:table-cell>
          <table:table-cell office:value-type="float" office:value="21.412382" calcext:value-type="float">
            <text:p>21.41238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553599" calcext:value-type="float">
            <text:p>322.5553599</text:p>
          </table:table-cell>
          <table:table-cell office:value-type="float" office:value="12.25943788" calcext:value-type="float">
            <text:p>12.25943788</text:p>
          </table:table-cell>
          <table:table-cell office:value-type="float" office:value="25.129662" calcext:value-type="float">
            <text:p>25.129662</text:p>
          </table:table-cell>
          <table:table-cell office:value-type="float" office:value="21.694574" calcext:value-type="float">
            <text:p>21.694574</text:p>
          </table:table-cell>
          <table:table-cell office:value-type="float" office:value="21.174829" calcext:value-type="float">
            <text:p>21.174829</text:p>
          </table:table-cell>
          <table:table-cell office:value-type="float" office:value="20.977831" calcext:value-type="float">
            <text:p>20.977831</text:p>
          </table:table-cell>
          <table:table-cell office:value-type="float" office:value="20.859514" calcext:value-type="float">
            <text:p>20.859514</text:p>
          </table:table-cell>
          <table:table-cell table:formula="of:=[.E431]-[.F431]" office:value-type="float" office:value="0.519745" calcext:value-type="float">
            <text:p>0.519745</text:p>
          </table:table-cell>
          <table:table-cell office:value-type="float" office:value="21.694574" calcext:value-type="float">
            <text:p>21.694574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5742882" calcext:value-type="float">
            <text:p>322.55742882</text:p>
          </table:table-cell>
          <table:table-cell office:value-type="float" office:value="12.26039936" calcext:value-type="float">
            <text:p>12.26039936</text:p>
          </table:table-cell>
          <table:table-cell office:value-type="float" office:value="24.639509" calcext:value-type="float">
            <text:p>24.639509</text:p>
          </table:table-cell>
          <table:table-cell office:value-type="float" office:value="21.370045" calcext:value-type="float">
            <text:p>21.370045</text:p>
          </table:table-cell>
          <table:table-cell office:value-type="float" office:value="20.806322" calcext:value-type="float">
            <text:p>20.806322</text:p>
          </table:table-cell>
          <table:table-cell office:value-type="float" office:value="20.597389" calcext:value-type="float">
            <text:p>20.597389</text:p>
          </table:table-cell>
          <table:table-cell office:value-type="float" office:value="20.640221" calcext:value-type="float">
            <text:p>20.640221</text:p>
          </table:table-cell>
          <table:table-cell table:formula="of:=[.E432]-[.F432]" office:value-type="float" office:value="0.563723" calcext:value-type="float">
            <text:p>0.563723</text:p>
          </table:table-cell>
          <table:table-cell office:value-type="float" office:value="21.370045" calcext:value-type="float">
            <text:p>21.370045</text:p>
          </table:table-cell>
          <table:table-cell table:number-columns-repeated="8"/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48106502" calcext:value-type="float">
            <text:p>322.48106502</text:p>
          </table:table-cell>
          <table:table-cell office:value-type="float" office:value="12.28151114" calcext:value-type="float">
            <text:p>12.28151114</text:p>
          </table:table-cell>
          <table:table-cell office:value-type="float" office:value="24.679008" calcext:value-type="float">
            <text:p>24.679008</text:p>
          </table:table-cell>
          <table:table-cell office:value-type="float" office:value="23.274601" calcext:value-type="float">
            <text:p>23.274601</text:p>
          </table:table-cell>
          <table:table-cell office:value-type="float" office:value="22.196007" calcext:value-type="float">
            <text:p>22.196007</text:p>
          </table:table-cell>
          <table:table-cell office:value-type="float" office:value="22.299208" calcext:value-type="float">
            <text:p>22.299208</text:p>
          </table:table-cell>
          <table:table-cell office:value-type="float" office:value="22.370726" calcext:value-type="float">
            <text:p>22.370726</text:p>
          </table:table-cell>
          <table:table-cell table:formula="of:=[.E433]-[.F433]" office:value-type="float" office:value="1.078594" calcext:value-type="float">
            <text:p>1.078594</text:p>
          </table:table-cell>
          <table:table-cell office:value-type="float" office:value="23.274601" calcext:value-type="float">
            <text:p>23.274601</text:p>
          </table:table-cell>
          <table:table-cell table:number-columns-repeated="8"/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4917284" calcext:value-type="float">
            <text:p>322.4917284</text:p>
          </table:table-cell>
          <table:table-cell office:value-type="float" office:value="12.27829319" calcext:value-type="float">
            <text:p>12.27829319</text:p>
          </table:table-cell>
          <table:table-cell office:value-type="float" office:value="24.051512" calcext:value-type="float">
            <text:p>24.051512</text:p>
          </table:table-cell>
          <table:table-cell office:value-type="float" office:value="23.329046" calcext:value-type="float">
            <text:p>23.329046</text:p>
          </table:table-cell>
          <table:table-cell office:value-type="float" office:value="22.242466" calcext:value-type="float">
            <text:p>22.242466</text:p>
          </table:table-cell>
          <table:table-cell office:value-type="float" office:value="21.714861" calcext:value-type="float">
            <text:p>21.714861</text:p>
          </table:table-cell>
          <table:table-cell office:value-type="float" office:value="21.218498" calcext:value-type="float">
            <text:p>21.218498</text:p>
          </table:table-cell>
          <table:table-cell table:formula="of:=[.E434]-[.F434]" office:value-type="float" office:value="1.08658" calcext:value-type="float">
            <text:p>1.08658</text:p>
          </table:table-cell>
          <table:table-cell office:value-type="float" office:value="23.329046" calcext:value-type="float">
            <text:p>23.329046</text:p>
          </table:table-cell>
          <table:table-cell table:number-columns-repeated="8"/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49176369" calcext:value-type="float">
            <text:p>322.49176369</text:p>
          </table:table-cell>
          <table:table-cell office:value-type="float" office:value="12.28280291" calcext:value-type="float">
            <text:p>12.28280291</text:p>
          </table:table-cell>
          <table:table-cell office:value-type="float" office:value="25.099487" calcext:value-type="float">
            <text:p>25.099487</text:p>
          </table:table-cell>
          <table:table-cell office:value-type="float" office:value="24.199354" calcext:value-type="float">
            <text:p>24.199354</text:p>
          </table:table-cell>
          <table:table-cell office:value-type="float" office:value="22.395321" calcext:value-type="float">
            <text:p>22.395321</text:p>
          </table:table-cell>
          <table:table-cell office:value-type="float" office:value="21.371754" calcext:value-type="float">
            <text:p>21.371754</text:p>
          </table:table-cell>
          <table:table-cell office:value-type="float" office:value="20.67786" calcext:value-type="float">
            <text:p>20.67786</text:p>
          </table:table-cell>
          <table:table-cell table:formula="of:=[.E435]-[.F435]" office:value-type="float" office:value="1.804033" calcext:value-type="float">
            <text:p>1.804033</text:p>
          </table:table-cell>
          <table:table-cell office:value-type="float" office:value="24.199354" calcext:value-type="float">
            <text:p>24.199354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945242" calcext:value-type="float">
            <text:p>322.4945242</text:p>
          </table:table-cell>
          <table:table-cell office:value-type="float" office:value="12.00931769" calcext:value-type="float">
            <text:p>12.00931769</text:p>
          </table:table-cell>
          <table:table-cell office:value-type="float" office:value="22.044893" calcext:value-type="float">
            <text:p>22.044893</text:p>
          </table:table-cell>
          <table:table-cell office:value-type="float" office:value="20.969307" calcext:value-type="float">
            <text:p>20.969307</text:p>
          </table:table-cell>
          <table:table-cell office:value-type="float" office:value="20.396626" calcext:value-type="float">
            <text:p>20.396626</text:p>
          </table:table-cell>
          <table:table-cell office:value-type="float" office:value="20.203724" calcext:value-type="float">
            <text:p>20.203724</text:p>
          </table:table-cell>
          <table:table-cell office:value-type="float" office:value="19.997816" calcext:value-type="float">
            <text:p>19.997816</text:p>
          </table:table-cell>
          <table:table-cell table:formula="of:=[.E436]-[.F436]" office:value-type="float" office:value="0.572680999999999" calcext:value-type="float">
            <text:p>0.572680999999999</text:p>
          </table:table-cell>
          <table:table-cell office:value-type="float" office:value="20.969307" calcext:value-type="float">
            <text:p>20.969307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9389654" calcext:value-type="float">
            <text:p>322.49389654</text:p>
          </table:table-cell>
          <table:table-cell office:value-type="float" office:value="12.01049403" calcext:value-type="float">
            <text:p>12.01049403</text:p>
          </table:table-cell>
          <table:table-cell office:value-type="float" office:value="23.894793" calcext:value-type="float">
            <text:p>23.894793</text:p>
          </table:table-cell>
          <table:table-cell office:value-type="float" office:value="23.267702" calcext:value-type="float">
            <text:p>23.267702</text:p>
          </table:table-cell>
          <table:table-cell office:value-type="float" office:value="22.445757" calcext:value-type="float">
            <text:p>22.445757</text:p>
          </table:table-cell>
          <table:table-cell office:value-type="float" office:value="21.698238" calcext:value-type="float">
            <text:p>21.698238</text:p>
          </table:table-cell>
          <table:table-cell office:value-type="float" office:value="22.412043" calcext:value-type="float">
            <text:p>22.412043</text:p>
          </table:table-cell>
          <table:table-cell table:formula="of:=[.E437]-[.F437]" office:value-type="float" office:value="0.821945" calcext:value-type="float">
            <text:p>0.821945</text:p>
          </table:table-cell>
          <table:table-cell office:value-type="float" office:value="23.267702" calcext:value-type="float">
            <text:p>23.267702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5626133" calcext:value-type="float">
            <text:p>322.45626133</text:p>
          </table:table-cell>
          <table:table-cell office:value-type="float" office:value="12.01270175" calcext:value-type="float">
            <text:p>12.01270175</text:p>
          </table:table-cell>
          <table:table-cell office:value-type="float" office:value="20.734671" calcext:value-type="float">
            <text:p>20.734671</text:p>
          </table:table-cell>
          <table:table-cell office:value-type="float" office:value="19.855957" calcext:value-type="float">
            <text:p>19.855957</text:p>
          </table:table-cell>
          <table:table-cell office:value-type="float" office:value="19.516176" calcext:value-type="float">
            <text:p>19.516176</text:p>
          </table:table-cell>
          <table:table-cell office:value-type="float" office:value="19.39723" calcext:value-type="float">
            <text:p>19.39723</text:p>
          </table:table-cell>
          <table:table-cell office:value-type="float" office:value="19.359785" calcext:value-type="float">
            <text:p>19.359785</text:p>
          </table:table-cell>
          <table:table-cell table:formula="of:=[.E438]-[.F438]" office:value-type="float" office:value="0.339780999999999" calcext:value-type="float">
            <text:p>0.339780999999999</text:p>
          </table:table-cell>
          <table:table-cell office:value-type="float" office:value="19.855957" calcext:value-type="float">
            <text:p>19.855957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5743014" calcext:value-type="float">
            <text:p>322.45743014</text:p>
          </table:table-cell>
          <table:table-cell office:value-type="float" office:value="12.01472666" calcext:value-type="float">
            <text:p>12.01472666</text:p>
          </table:table-cell>
          <table:table-cell office:value-type="float" office:value="24.142603" calcext:value-type="float">
            <text:p>24.142603</text:p>
          </table:table-cell>
          <table:table-cell office:value-type="float" office:value="20.231892" calcext:value-type="float">
            <text:p>20.231892</text:p>
          </table:table-cell>
          <table:table-cell office:value-type="float" office:value="18.833881" calcext:value-type="float">
            <text:p>18.833881</text:p>
          </table:table-cell>
          <table:table-cell office:value-type="float" office:value="18.112156" calcext:value-type="float">
            <text:p>18.112156</text:p>
          </table:table-cell>
          <table:table-cell office:value-type="float" office:value="17.725105" calcext:value-type="float">
            <text:p>17.725105</text:p>
          </table:table-cell>
          <table:table-cell table:formula="of:=[.E439]-[.F439]" office:value-type="float" office:value="1.398011" calcext:value-type="float">
            <text:p>1.398011</text:p>
          </table:table-cell>
          <table:table-cell office:value-type="float" office:value="20.231892" calcext:value-type="float">
            <text:p>20.231892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6159692" calcext:value-type="float">
            <text:p>322.46159692</text:p>
          </table:table-cell>
          <table:table-cell office:value-type="float" office:value="12.01364957" calcext:value-type="float">
            <text:p>12.01364957</text:p>
          </table:table-cell>
          <table:table-cell office:value-type="float" office:value="21.84701" calcext:value-type="float">
            <text:p>21.84701</text:p>
          </table:table-cell>
          <table:table-cell office:value-type="float" office:value="20.932703" calcext:value-type="float">
            <text:p>20.932703</text:p>
          </table:table-cell>
          <table:table-cell office:value-type="float" office:value="20.492451" calcext:value-type="float">
            <text:p>20.492451</text:p>
          </table:table-cell>
          <table:table-cell office:value-type="float" office:value="20.300276" calcext:value-type="float">
            <text:p>20.300276</text:p>
          </table:table-cell>
          <table:table-cell office:value-type="float" office:value="20.032948" calcext:value-type="float">
            <text:p>20.032948</text:p>
          </table:table-cell>
          <table:table-cell table:formula="of:=[.E440]-[.F440]" office:value-type="float" office:value="0.440252000000001" calcext:value-type="float">
            <text:p>0.440252000000001</text:p>
          </table:table-cell>
          <table:table-cell office:value-type="float" office:value="20.932703" calcext:value-type="float">
            <text:p>20.932703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673244" calcext:value-type="float">
            <text:p>322.4673244</text:p>
          </table:table-cell>
          <table:table-cell office:value-type="float" office:value="12.01062279" calcext:value-type="float">
            <text:p>12.01062279</text:p>
          </table:table-cell>
          <table:table-cell office:value-type="float" office:value="20.145496" calcext:value-type="float">
            <text:p>20.145496</text:p>
          </table:table-cell>
          <table:table-cell office:value-type="float" office:value="19.130833" calcext:value-type="float">
            <text:p>19.130833</text:p>
          </table:table-cell>
          <table:table-cell office:value-type="float" office:value="18.806416" calcext:value-type="float">
            <text:p>18.806416</text:p>
          </table:table-cell>
          <table:table-cell office:value-type="float" office:value="18.643335" calcext:value-type="float">
            <text:p>18.643335</text:p>
          </table:table-cell>
          <table:table-cell office:value-type="float" office:value="18.533142" calcext:value-type="float">
            <text:p>18.533142</text:p>
          </table:table-cell>
          <table:table-cell table:formula="of:=[.E441]-[.F441]" office:value-type="float" office:value="0.324417" calcext:value-type="float">
            <text:p>0.324417</text:p>
          </table:table-cell>
          <table:table-cell office:value-type="float" office:value="19.130833" calcext:value-type="float">
            <text:p>19.130833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6586506" calcext:value-type="float">
            <text:p>322.46586506</text:p>
          </table:table-cell>
          <table:table-cell office:value-type="float" office:value="12.01223121" calcext:value-type="float">
            <text:p>12.01223121</text:p>
          </table:table-cell>
          <table:table-cell office:value-type="float" office:value="22.379301" calcext:value-type="float">
            <text:p>22.379301</text:p>
          </table:table-cell>
          <table:table-cell office:value-type="float" office:value="20.932095" calcext:value-type="float">
            <text:p>20.932095</text:p>
          </table:table-cell>
          <table:table-cell office:value-type="float" office:value="20.466103" calcext:value-type="float">
            <text:p>20.466103</text:p>
          </table:table-cell>
          <table:table-cell office:value-type="float" office:value="20.319847" calcext:value-type="float">
            <text:p>20.319847</text:p>
          </table:table-cell>
          <table:table-cell office:value-type="float" office:value="20.30232" calcext:value-type="float">
            <text:p>20.30232</text:p>
          </table:table-cell>
          <table:table-cell table:formula="of:=[.E442]-[.F442]" office:value-type="float" office:value="0.465992" calcext:value-type="float">
            <text:p>0.465992</text:p>
          </table:table-cell>
          <table:table-cell office:value-type="float" office:value="20.932095" calcext:value-type="float">
            <text:p>20.932095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6473505" calcext:value-type="float">
            <text:p>322.46473505</text:p>
          </table:table-cell>
          <table:table-cell office:value-type="float" office:value="12.0115883" calcext:value-type="float">
            <text:p>12.0115883</text:p>
          </table:table-cell>
          <table:table-cell office:value-type="float" office:value="22.271885" calcext:value-type="float">
            <text:p>22.271885</text:p>
          </table:table-cell>
          <table:table-cell office:value-type="float" office:value="21.190599" calcext:value-type="float">
            <text:p>21.190599</text:p>
          </table:table-cell>
          <table:table-cell office:value-type="float" office:value="20.735609" calcext:value-type="float">
            <text:p>20.735609</text:p>
          </table:table-cell>
          <table:table-cell office:value-type="float" office:value="20.565834" calcext:value-type="float">
            <text:p>20.565834</text:p>
          </table:table-cell>
          <table:table-cell office:value-type="float" office:value="20.491091" calcext:value-type="float">
            <text:p>20.491091</text:p>
          </table:table-cell>
          <table:table-cell table:formula="of:=[.E443]-[.F443]" office:value-type="float" office:value="0.454989999999999" calcext:value-type="float">
            <text:p>0.454989999999999</text:p>
          </table:table-cell>
          <table:table-cell office:value-type="float" office:value="21.190599" calcext:value-type="float">
            <text:p>21.190599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6647896" calcext:value-type="float">
            <text:p>322.46647896</text:p>
          </table:table-cell>
          <table:table-cell office:value-type="float" office:value="12.01154729" calcext:value-type="float">
            <text:p>12.01154729</text:p>
          </table:table-cell>
          <table:table-cell office:value-type="float" office:value="24.423473" calcext:value-type="float">
            <text:p>24.423473</text:p>
          </table:table-cell>
          <table:table-cell office:value-type="float" office:value="22.146269" calcext:value-type="float">
            <text:p>22.146269</text:p>
          </table:table-cell>
          <table:table-cell office:value-type="float" office:value="21.371244" calcext:value-type="float">
            <text:p>21.371244</text:p>
          </table:table-cell>
          <table:table-cell office:value-type="float" office:value="21.300808" calcext:value-type="float">
            <text:p>21.300808</text:p>
          </table:table-cell>
          <table:table-cell office:value-type="float" office:value="20.475506" calcext:value-type="float">
            <text:p>20.475506</text:p>
          </table:table-cell>
          <table:table-cell table:formula="of:=[.E444]-[.F444]" office:value-type="float" office:value="0.775024999999999" calcext:value-type="float">
            <text:p>0.775024999999999</text:p>
          </table:table-cell>
          <table:table-cell office:value-type="float" office:value="22.146269" calcext:value-type="float">
            <text:p>22.146269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7262763" calcext:value-type="float">
            <text:p>322.47262763</text:p>
          </table:table-cell>
          <table:table-cell office:value-type="float" office:value="12.00994273" calcext:value-type="float">
            <text:p>12.00994273</text:p>
          </table:table-cell>
          <table:table-cell office:value-type="float" office:value="20.748999" calcext:value-type="float">
            <text:p>20.748999</text:p>
          </table:table-cell>
          <table:table-cell office:value-type="float" office:value="19.900072" calcext:value-type="float">
            <text:p>19.900072</text:p>
          </table:table-cell>
          <table:table-cell office:value-type="float" office:value="19.557438" calcext:value-type="float">
            <text:p>19.557438</text:p>
          </table:table-cell>
          <table:table-cell office:value-type="float" office:value="19.441385" calcext:value-type="float">
            <text:p>19.441385</text:p>
          </table:table-cell>
          <table:table-cell office:value-type="float" office:value="19.393774" calcext:value-type="float">
            <text:p>19.393774</text:p>
          </table:table-cell>
          <table:table-cell table:formula="of:=[.E445]-[.F445]" office:value-type="float" office:value="0.342634" calcext:value-type="float">
            <text:p>0.342634</text:p>
          </table:table-cell>
          <table:table-cell office:value-type="float" office:value="19.900072" calcext:value-type="float">
            <text:p>19.900072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757703" calcext:value-type="float">
            <text:p>322.4757703</text:p>
          </table:table-cell>
          <table:table-cell office:value-type="float" office:value="12.01053661" calcext:value-type="float">
            <text:p>12.01053661</text:p>
          </table:table-cell>
          <table:table-cell office:value-type="float" office:value="21.825323" calcext:value-type="float">
            <text:p>21.825323</text:p>
          </table:table-cell>
          <table:table-cell office:value-type="float" office:value="20.84621" calcext:value-type="float">
            <text:p>20.84621</text:p>
          </table:table-cell>
          <table:table-cell office:value-type="float" office:value="20.41201" calcext:value-type="float">
            <text:p>20.41201</text:p>
          </table:table-cell>
          <table:table-cell office:value-type="float" office:value="20.315536" calcext:value-type="float">
            <text:p>20.315536</text:p>
          </table:table-cell>
          <table:table-cell office:value-type="float" office:value="20.449364" calcext:value-type="float">
            <text:p>20.449364</text:p>
          </table:table-cell>
          <table:table-cell table:formula="of:=[.E446]-[.F446]" office:value-type="float" office:value="0.434200000000001" calcext:value-type="float">
            <text:p>0.434200000000001</text:p>
          </table:table-cell>
          <table:table-cell office:value-type="float" office:value="20.84621" calcext:value-type="float">
            <text:p>20.84621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7976943" calcext:value-type="float">
            <text:p>322.47976943</text:p>
          </table:table-cell>
          <table:table-cell office:value-type="float" office:value="12.00992148" calcext:value-type="float">
            <text:p>12.00992148</text:p>
          </table:table-cell>
          <table:table-cell office:value-type="float" office:value="21.383057" calcext:value-type="float">
            <text:p>21.383057</text:p>
          </table:table-cell>
          <table:table-cell office:value-type="float" office:value="20.591753" calcext:value-type="float">
            <text:p>20.591753</text:p>
          </table:table-cell>
          <table:table-cell office:value-type="float" office:value="20.183033" calcext:value-type="float">
            <text:p>20.183033</text:p>
          </table:table-cell>
          <table:table-cell office:value-type="float" office:value="20.018673" calcext:value-type="float">
            <text:p>20.018673</text:p>
          </table:table-cell>
          <table:table-cell office:value-type="float" office:value="20.064117" calcext:value-type="float">
            <text:p>20.064117</text:p>
          </table:table-cell>
          <table:table-cell table:formula="of:=[.E447]-[.F447]" office:value-type="float" office:value="0.408719999999999" calcext:value-type="float">
            <text:p>0.408719999999999</text:p>
          </table:table-cell>
          <table:table-cell office:value-type="float" office:value="20.591753" calcext:value-type="float">
            <text:p>20.591753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9613165" calcext:value-type="float">
            <text:p>322.49613165</text:p>
          </table:table-cell>
          <table:table-cell office:value-type="float" office:value="12.01061153" calcext:value-type="float">
            <text:p>12.01061153</text:p>
          </table:table-cell>
          <table:table-cell office:value-type="float" office:value="21.006262" calcext:value-type="float">
            <text:p>21.006262</text:p>
          </table:table-cell>
          <table:table-cell office:value-type="float" office:value="19.499538" calcext:value-type="float">
            <text:p>19.499538</text:p>
          </table:table-cell>
          <table:table-cell office:value-type="float" office:value="18.925623" calcext:value-type="float">
            <text:p>18.925623</text:p>
          </table:table-cell>
          <table:table-cell office:value-type="float" office:value="18.700834" calcext:value-type="float">
            <text:p>18.700834</text:p>
          </table:table-cell>
          <table:table-cell office:value-type="float" office:value="18.645897" calcext:value-type="float">
            <text:p>18.645897</text:p>
          </table:table-cell>
          <table:table-cell table:formula="of:=[.E448]-[.F448]" office:value-type="float" office:value="0.573915" calcext:value-type="float">
            <text:p>0.573915</text:p>
          </table:table-cell>
          <table:table-cell office:value-type="float" office:value="19.499538" calcext:value-type="float">
            <text:p>19.499538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1338294" calcext:value-type="float">
            <text:p>322.51338294</text:p>
          </table:table-cell>
          <table:table-cell office:value-type="float" office:value="12.00973853" calcext:value-type="float">
            <text:p>12.00973853</text:p>
          </table:table-cell>
          <table:table-cell office:value-type="float" office:value="23.750874" calcext:value-type="float">
            <text:p>23.750874</text:p>
          </table:table-cell>
          <table:table-cell office:value-type="float" office:value="22.462835" calcext:value-type="float">
            <text:p>22.462835</text:p>
          </table:table-cell>
          <table:table-cell office:value-type="float" office:value="21.945656" calcext:value-type="float">
            <text:p>21.945656</text:p>
          </table:table-cell>
          <table:table-cell office:value-type="float" office:value="21.399153" calcext:value-type="float">
            <text:p>21.399153</text:p>
          </table:table-cell>
          <table:table-cell office:value-type="float" office:value="20.710228" calcext:value-type="float">
            <text:p>20.710228</text:p>
          </table:table-cell>
          <table:table-cell table:formula="of:=[.E449]-[.F449]" office:value-type="float" office:value="0.517178999999999" calcext:value-type="float">
            <text:p>0.517178999999999</text:p>
          </table:table-cell>
          <table:table-cell office:value-type="float" office:value="22.462835" calcext:value-type="float">
            <text:p>22.462835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189587" calcext:value-type="float">
            <text:p>322.5189587</text:p>
          </table:table-cell>
          <table:table-cell office:value-type="float" office:value="12.01169847" calcext:value-type="float">
            <text:p>12.01169847</text:p>
          </table:table-cell>
          <table:table-cell office:value-type="float" office:value="21.591707" calcext:value-type="float">
            <text:p>21.591707</text:p>
          </table:table-cell>
          <table:table-cell office:value-type="float" office:value="20.674942" calcext:value-type="float">
            <text:p>20.674942</text:p>
          </table:table-cell>
          <table:table-cell office:value-type="float" office:value="20.189259" calcext:value-type="float">
            <text:p>20.189259</text:p>
          </table:table-cell>
          <table:table-cell office:value-type="float" office:value="20.001787" calcext:value-type="float">
            <text:p>20.001787</text:p>
          </table:table-cell>
          <table:table-cell office:value-type="float" office:value="19.920795" calcext:value-type="float">
            <text:p>19.920795</text:p>
          </table:table-cell>
          <table:table-cell table:formula="of:=[.E450]-[.F450]" office:value-type="float" office:value="0.485683000000002" calcext:value-type="float">
            <text:p>0.485683000000002</text:p>
          </table:table-cell>
          <table:table-cell office:value-type="float" office:value="20.674942" calcext:value-type="float">
            <text:p>20.674942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213432" calcext:value-type="float">
            <text:p>322.5213432</text:p>
          </table:table-cell>
          <table:table-cell office:value-type="float" office:value="12.01105095" calcext:value-type="float">
            <text:p>12.01105095</text:p>
          </table:table-cell>
          <table:table-cell office:value-type="float" office:value="25.508423" calcext:value-type="float">
            <text:p>25.508423</text:p>
          </table:table-cell>
          <table:table-cell office:value-type="float" office:value="24.86348" calcext:value-type="float">
            <text:p>24.86348</text:p>
          </table:table-cell>
          <table:table-cell office:value-type="float" office:value="24.258631" calcext:value-type="float">
            <text:p>24.258631</text:p>
          </table:table-cell>
          <table:table-cell office:value-type="float" office:value="21.720175" calcext:value-type="float">
            <text:p>21.720175</text:p>
          </table:table-cell>
          <table:table-cell office:value-type="float" office:value="21.725416" calcext:value-type="float">
            <text:p>21.725416</text:p>
          </table:table-cell>
          <table:table-cell table:formula="of:=[.E451]-[.F451]" office:value-type="float" office:value="0.604848999999998" calcext:value-type="float">
            <text:p>0.604848999999998</text:p>
          </table:table-cell>
          <table:table-cell office:value-type="float" office:value="24.86348" calcext:value-type="float">
            <text:p>24.86348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203205" calcext:value-type="float">
            <text:p>322.5203205</text:p>
          </table:table-cell>
          <table:table-cell office:value-type="float" office:value="12.01141647" calcext:value-type="float">
            <text:p>12.01141647</text:p>
          </table:table-cell>
          <table:table-cell office:value-type="float" office:value="23.202957" calcext:value-type="float">
            <text:p>23.202957</text:p>
          </table:table-cell>
          <table:table-cell office:value-type="float" office:value="23.286697" calcext:value-type="float">
            <text:p>23.286697</text:p>
          </table:table-cell>
          <table:table-cell office:value-type="float" office:value="22.409367" calcext:value-type="float">
            <text:p>22.409367</text:p>
          </table:table-cell>
          <table:table-cell office:value-type="float" office:value="22.094246" calcext:value-type="float">
            <text:p>22.094246</text:p>
          </table:table-cell>
          <table:table-cell office:value-type="float" office:value="22.481085" calcext:value-type="float">
            <text:p>22.481085</text:p>
          </table:table-cell>
          <table:table-cell table:formula="of:=[.E452]-[.F452]" office:value-type="float" office:value="0.877330000000001" calcext:value-type="float">
            <text:p>0.877330000000001</text:p>
          </table:table-cell>
          <table:table-cell office:value-type="float" office:value="23.286697" calcext:value-type="float">
            <text:p>23.286697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2213147" calcext:value-type="float">
            <text:p>322.52213147</text:p>
          </table:table-cell>
          <table:table-cell office:value-type="float" office:value="12.01301509" calcext:value-type="float">
            <text:p>12.01301509</text:p>
          </table:table-cell>
          <table:table-cell office:value-type="float" office:value="21.439064" calcext:value-type="float">
            <text:p>21.439064</text:p>
          </table:table-cell>
          <table:table-cell office:value-type="float" office:value="20.652021" calcext:value-type="float">
            <text:p>20.652021</text:p>
          </table:table-cell>
          <table:table-cell office:value-type="float" office:value="20.312002" calcext:value-type="float">
            <text:p>20.312002</text:p>
          </table:table-cell>
          <table:table-cell office:value-type="float" office:value="20.045826" calcext:value-type="float">
            <text:p>20.045826</text:p>
          </table:table-cell>
          <table:table-cell office:value-type="float" office:value="20.086792" calcext:value-type="float">
            <text:p>20.086792</text:p>
          </table:table-cell>
          <table:table-cell table:formula="of:=[.E453]-[.F453]" office:value-type="float" office:value="0.340019000000002" calcext:value-type="float">
            <text:p>0.340019000000002</text:p>
          </table:table-cell>
          <table:table-cell office:value-type="float" office:value="20.652021" calcext:value-type="float">
            <text:p>20.652021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424703" calcext:value-type="float">
            <text:p>322.4424703</text:p>
          </table:table-cell>
          <table:table-cell office:value-type="float" office:value="12.01623979" calcext:value-type="float">
            <text:p>12.01623979</text:p>
          </table:table-cell>
          <table:table-cell office:value-type="float" office:value="24.497137" calcext:value-type="float">
            <text:p>24.497137</text:p>
          </table:table-cell>
          <table:table-cell office:value-type="float" office:value="22.818142" calcext:value-type="float">
            <text:p>22.818142</text:p>
          </table:table-cell>
          <table:table-cell office:value-type="float" office:value="22.176291" calcext:value-type="float">
            <text:p>22.176291</text:p>
          </table:table-cell>
          <table:table-cell office:value-type="float" office:value="21.989132" calcext:value-type="float">
            <text:p>21.989132</text:p>
          </table:table-cell>
          <table:table-cell office:value-type="float" office:value="21.763849" calcext:value-type="float">
            <text:p>21.763849</text:p>
          </table:table-cell>
          <table:table-cell table:formula="of:=[.E454]-[.F454]" office:value-type="float" office:value="0.641851000000003" calcext:value-type="float">
            <text:p>0.641851000000003</text:p>
          </table:table-cell>
          <table:table-cell office:value-type="float" office:value="22.818142" calcext:value-type="float">
            <text:p>22.818142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5407618" calcext:value-type="float">
            <text:p>322.45407618</text:p>
          </table:table-cell>
          <table:table-cell office:value-type="float" office:value="12.01476371" calcext:value-type="float">
            <text:p>12.01476371</text:p>
          </table:table-cell>
          <table:table-cell office:value-type="float" office:value="22.549763" calcext:value-type="float">
            <text:p>22.549763</text:p>
          </table:table-cell>
          <table:table-cell office:value-type="float" office:value="21.143919" calcext:value-type="float">
            <text:p>21.143919</text:p>
          </table:table-cell>
          <table:table-cell office:value-type="float" office:value="20.619673" calcext:value-type="float">
            <text:p>20.619673</text:p>
          </table:table-cell>
          <table:table-cell office:value-type="float" office:value="20.394363" calcext:value-type="float">
            <text:p>20.394363</text:p>
          </table:table-cell>
          <table:table-cell office:value-type="float" office:value="20.493044" calcext:value-type="float">
            <text:p>20.493044</text:p>
          </table:table-cell>
          <table:table-cell table:formula="of:=[.E455]-[.F455]" office:value-type="float" office:value="0.524246000000002" calcext:value-type="float">
            <text:p>0.524246000000002</text:p>
          </table:table-cell>
          <table:table-cell office:value-type="float" office:value="21.143919" calcext:value-type="float">
            <text:p>21.143919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700083" calcext:value-type="float">
            <text:p>322.4700083</text:p>
          </table:table-cell>
          <table:table-cell office:value-type="float" office:value="12.01075144" calcext:value-type="float">
            <text:p>12.01075144</text:p>
          </table:table-cell>
          <table:table-cell office:value-type="float" office:value="24.675739" calcext:value-type="float">
            <text:p>24.675739</text:p>
          </table:table-cell>
          <table:table-cell office:value-type="float" office:value="22.800758" calcext:value-type="float">
            <text:p>22.800758</text:p>
          </table:table-cell>
          <table:table-cell office:value-type="float" office:value="22.299353" calcext:value-type="float">
            <text:p>22.299353</text:p>
          </table:table-cell>
          <table:table-cell office:value-type="float" office:value="21.820972" calcext:value-type="float">
            <text:p>21.820972</text:p>
          </table:table-cell>
          <table:table-cell office:value-type="float" office:value="21.891167" calcext:value-type="float">
            <text:p>21.891167</text:p>
          </table:table-cell>
          <table:table-cell table:formula="of:=[.E456]-[.F456]" office:value-type="float" office:value="0.501404999999998" calcext:value-type="float">
            <text:p>0.501404999999998</text:p>
          </table:table-cell>
          <table:table-cell office:value-type="float" office:value="22.800758" calcext:value-type="float">
            <text:p>22.800758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50560317" calcext:value-type="float">
            <text:p>322.50560317</text:p>
          </table:table-cell>
          <table:table-cell office:value-type="float" office:value="12.01044845" calcext:value-type="float">
            <text:p>12.01044845</text:p>
          </table:table-cell>
          <table:table-cell office:value-type="float" office:value="24.434235" calcext:value-type="float">
            <text:p>24.434235</text:p>
          </table:table-cell>
          <table:table-cell office:value-type="float" office:value="22.849291" calcext:value-type="float">
            <text:p>22.849291</text:p>
          </table:table-cell>
          <table:table-cell office:value-type="float" office:value="22.033552" calcext:value-type="float">
            <text:p>22.033552</text:p>
          </table:table-cell>
          <table:table-cell office:value-type="float" office:value="22.109518" calcext:value-type="float">
            <text:p>22.109518</text:p>
          </table:table-cell>
          <table:table-cell office:value-type="float" office:value="21.712282" calcext:value-type="float">
            <text:p>21.712282</text:p>
          </table:table-cell>
          <table:table-cell table:formula="of:=[.E457]-[.F457]" office:value-type="float" office:value="0.815739000000001" calcext:value-type="float">
            <text:p>0.815739000000001</text:p>
          </table:table-cell>
          <table:table-cell office:value-type="float" office:value="22.849291" calcext:value-type="float">
            <text:p>22.849291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51162579" calcext:value-type="float">
            <text:p>322.51162579</text:p>
          </table:table-cell>
          <table:table-cell office:value-type="float" office:value="12.01169709" calcext:value-type="float">
            <text:p>12.01169709</text:p>
          </table:table-cell>
          <table:table-cell office:value-type="float" office:value="22.620514" calcext:value-type="float">
            <text:p>22.620514</text:p>
          </table:table-cell>
          <table:table-cell office:value-type="float" office:value="21.938225" calcext:value-type="float">
            <text:p>21.938225</text:p>
          </table:table-cell>
          <table:table-cell office:value-type="float" office:value="21.361254" calcext:value-type="float">
            <text:p>21.361254</text:p>
          </table:table-cell>
          <table:table-cell office:value-type="float" office:value="21.140001" calcext:value-type="float">
            <text:p>21.140001</text:p>
          </table:table-cell>
          <table:table-cell office:value-type="float" office:value="21.513048" calcext:value-type="float">
            <text:p>21.513048</text:p>
          </table:table-cell>
          <table:table-cell table:formula="of:=[.E458]-[.F458]" office:value-type="float" office:value="0.576971" calcext:value-type="float">
            <text:p>0.576971</text:p>
          </table:table-cell>
          <table:table-cell office:value-type="float" office:value="21.938225" calcext:value-type="float">
            <text:p>21.938225</text:p>
          </table:table-cell>
          <table:table-cell table:number-columns-repeated="8"/>
        </table:table-row>
        <table:table-row table:style-name="ro1">
          <table:table-cell office:value-type="float" office:value="5.87727223008136E+017" calcext:value-type="float">
            <text:p>5.87727223008136E+017</text:p>
          </table:table-cell>
          <table:table-cell office:value-type="float" office:value="322.47302326" calcext:value-type="float">
            <text:p>322.47302326</text:p>
          </table:table-cell>
          <table:table-cell office:value-type="float" office:value="12.01214844" calcext:value-type="float">
            <text:p>12.01214844</text:p>
          </table:table-cell>
          <table:table-cell office:value-type="float" office:value="23.565517" calcext:value-type="float">
            <text:p>23.565517</text:p>
          </table:table-cell>
          <table:table-cell office:value-type="float" office:value="23.644161" calcext:value-type="float">
            <text:p>23.644161</text:p>
          </table:table-cell>
          <table:table-cell office:value-type="float" office:value="22.218578" calcext:value-type="float">
            <text:p>22.218578</text:p>
          </table:table-cell>
          <table:table-cell office:value-type="float" office:value="21.778507" calcext:value-type="float">
            <text:p>21.778507</text:p>
          </table:table-cell>
          <table:table-cell office:value-type="float" office:value="21.488323" calcext:value-type="float">
            <text:p>21.488323</text:p>
          </table:table-cell>
          <table:table-cell table:formula="of:=[.E459]-[.F459]" office:value-type="float" office:value="1.425583" calcext:value-type="float">
            <text:p>1.425583</text:p>
          </table:table-cell>
          <table:table-cell office:value-type="float" office:value="23.644161" calcext:value-type="float">
            <text:p>23.644161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2949083" calcext:value-type="float">
            <text:p>322.52949083</text:p>
          </table:table-cell>
          <table:table-cell office:value-type="float" office:value="12.01419429" calcext:value-type="float">
            <text:p>12.01419429</text:p>
          </table:table-cell>
          <table:table-cell office:value-type="float" office:value="21.528849" calcext:value-type="float">
            <text:p>21.528849</text:p>
          </table:table-cell>
          <table:table-cell office:value-type="float" office:value="20.814344" calcext:value-type="float">
            <text:p>20.814344</text:p>
          </table:table-cell>
          <table:table-cell office:value-type="float" office:value="20.372068" calcext:value-type="float">
            <text:p>20.372068</text:p>
          </table:table-cell>
          <table:table-cell office:value-type="float" office:value="20.25909" calcext:value-type="float">
            <text:p>20.25909</text:p>
          </table:table-cell>
          <table:table-cell office:value-type="float" office:value="20.379324" calcext:value-type="float">
            <text:p>20.379324</text:p>
          </table:table-cell>
          <table:table-cell table:formula="of:=[.E460]-[.F460]" office:value-type="float" office:value="0.442276" calcext:value-type="float">
            <text:p>0.442276</text:p>
          </table:table-cell>
          <table:table-cell office:value-type="float" office:value="20.814344" calcext:value-type="float">
            <text:p>20.814344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2837395" calcext:value-type="float">
            <text:p>322.52837395</text:p>
          </table:table-cell>
          <table:table-cell office:value-type="float" office:value="12.01411734" calcext:value-type="float">
            <text:p>12.01411734</text:p>
          </table:table-cell>
          <table:table-cell office:value-type="float" office:value="23.219097" calcext:value-type="float">
            <text:p>23.219097</text:p>
          </table:table-cell>
          <table:table-cell office:value-type="float" office:value="22.05921" calcext:value-type="float">
            <text:p>22.05921</text:p>
          </table:table-cell>
          <table:table-cell office:value-type="float" office:value="21.430983" calcext:value-type="float">
            <text:p>21.430983</text:p>
          </table:table-cell>
          <table:table-cell office:value-type="float" office:value="21.265249" calcext:value-type="float">
            <text:p>21.265249</text:p>
          </table:table-cell>
          <table:table-cell office:value-type="float" office:value="20.908672" calcext:value-type="float">
            <text:p>20.908672</text:p>
          </table:table-cell>
          <table:table-cell table:formula="of:=[.E461]-[.F461]" office:value-type="float" office:value="0.628226999999999" calcext:value-type="float">
            <text:p>0.628226999999999</text:p>
          </table:table-cell>
          <table:table-cell office:value-type="float" office:value="22.05921" calcext:value-type="float">
            <text:p>22.05921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4260083" calcext:value-type="float">
            <text:p>322.54260083</text:p>
          </table:table-cell>
          <table:table-cell office:value-type="float" office:value="12.01778204" calcext:value-type="float">
            <text:p>12.01778204</text:p>
          </table:table-cell>
          <table:table-cell office:value-type="float" office:value="22.81805" calcext:value-type="float">
            <text:p>22.81805</text:p>
          </table:table-cell>
          <table:table-cell office:value-type="float" office:value="19.940849" calcext:value-type="float">
            <text:p>19.940849</text:p>
          </table:table-cell>
          <table:table-cell office:value-type="float" office:value="18.768532" calcext:value-type="float">
            <text:p>18.768532</text:p>
          </table:table-cell>
          <table:table-cell office:value-type="float" office:value="18.312536" calcext:value-type="float">
            <text:p>18.312536</text:p>
          </table:table-cell>
          <table:table-cell office:value-type="float" office:value="18.011606" calcext:value-type="float">
            <text:p>18.011606</text:p>
          </table:table-cell>
          <table:table-cell table:formula="of:=[.E462]-[.F462]" office:value-type="float" office:value="1.172317" calcext:value-type="float">
            <text:p>1.172317</text:p>
          </table:table-cell>
          <table:table-cell office:value-type="float" office:value="19.940849" calcext:value-type="float">
            <text:p>19.940849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4106303" calcext:value-type="float">
            <text:p>322.54106303</text:p>
          </table:table-cell>
          <table:table-cell office:value-type="float" office:value="12.0178349" calcext:value-type="float">
            <text:p>12.0178349</text:p>
          </table:table-cell>
          <table:table-cell office:value-type="float" office:value="24.74696" calcext:value-type="float">
            <text:p>24.74696</text:p>
          </table:table-cell>
          <table:table-cell office:value-type="float" office:value="21.49795" calcext:value-type="float">
            <text:p>21.49795</text:p>
          </table:table-cell>
          <table:table-cell office:value-type="float" office:value="20.284498" calcext:value-type="float">
            <text:p>20.284498</text:p>
          </table:table-cell>
          <table:table-cell office:value-type="float" office:value="19.83069" calcext:value-type="float">
            <text:p>19.83069</text:p>
          </table:table-cell>
          <table:table-cell office:value-type="float" office:value="19.647015" calcext:value-type="float">
            <text:p>19.647015</text:p>
          </table:table-cell>
          <table:table-cell table:formula="of:=[.E463]-[.F463]" office:value-type="float" office:value="1.213452" calcext:value-type="float">
            <text:p>1.213452</text:p>
          </table:table-cell>
          <table:table-cell office:value-type="float" office:value="21.49795" calcext:value-type="float">
            <text:p>21.49795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4194168" calcext:value-type="float">
            <text:p>322.54194168</text:p>
          </table:table-cell>
          <table:table-cell office:value-type="float" office:value="12.017146" calcext:value-type="float">
            <text:p>12.017146</text:p>
          </table:table-cell>
          <table:table-cell office:value-type="float" office:value="22.655388" calcext:value-type="float">
            <text:p>22.655388</text:p>
          </table:table-cell>
          <table:table-cell office:value-type="float" office:value="21.290247" calcext:value-type="float">
            <text:p>21.290247</text:p>
          </table:table-cell>
          <table:table-cell office:value-type="float" office:value="21.05056" calcext:value-type="float">
            <text:p>21.05056</text:p>
          </table:table-cell>
          <table:table-cell office:value-type="float" office:value="20.609388" calcext:value-type="float">
            <text:p>20.609388</text:p>
          </table:table-cell>
          <table:table-cell office:value-type="float" office:value="20.052649" calcext:value-type="float">
            <text:p>20.052649</text:p>
          </table:table-cell>
          <table:table-cell table:formula="of:=[.E464]-[.F464]" office:value-type="float" office:value="0.239687" calcext:value-type="float">
            <text:p>0.239687</text:p>
          </table:table-cell>
          <table:table-cell office:value-type="float" office:value="21.290247" calcext:value-type="float">
            <text:p>21.290247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5487866" calcext:value-type="float">
            <text:p>322.55487866</text:p>
          </table:table-cell>
          <table:table-cell office:value-type="float" office:value="12.02106814" calcext:value-type="float">
            <text:p>12.02106814</text:p>
          </table:table-cell>
          <table:table-cell office:value-type="float" office:value="22.102955" calcext:value-type="float">
            <text:p>22.102955</text:p>
          </table:table-cell>
          <table:table-cell office:value-type="float" office:value="21.247005" calcext:value-type="float">
            <text:p>21.247005</text:p>
          </table:table-cell>
          <table:table-cell office:value-type="float" office:value="20.781555" calcext:value-type="float">
            <text:p>20.781555</text:p>
          </table:table-cell>
          <table:table-cell office:value-type="float" office:value="20.575502" calcext:value-type="float">
            <text:p>20.575502</text:p>
          </table:table-cell>
          <table:table-cell office:value-type="float" office:value="20.351072" calcext:value-type="float">
            <text:p>20.351072</text:p>
          </table:table-cell>
          <table:table-cell table:formula="of:=[.E465]-[.F465]" office:value-type="float" office:value="0.465450000000001" calcext:value-type="float">
            <text:p>0.465450000000001</text:p>
          </table:table-cell>
          <table:table-cell office:value-type="float" office:value="21.247005" calcext:value-type="float">
            <text:p>21.247005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5875122" calcext:value-type="float">
            <text:p>322.55875122</text:p>
          </table:table-cell>
          <table:table-cell office:value-type="float" office:value="12.02285798" calcext:value-type="float">
            <text:p>12.02285798</text:p>
          </table:table-cell>
          <table:table-cell office:value-type="float" office:value="21.700399" calcext:value-type="float">
            <text:p>21.700399</text:p>
          </table:table-cell>
          <table:table-cell office:value-type="float" office:value="20.804317" calcext:value-type="float">
            <text:p>20.804317</text:p>
          </table:table-cell>
          <table:table-cell office:value-type="float" office:value="20.423521" calcext:value-type="float">
            <text:p>20.423521</text:p>
          </table:table-cell>
          <table:table-cell office:value-type="float" office:value="20.242693" calcext:value-type="float">
            <text:p>20.242693</text:p>
          </table:table-cell>
          <table:table-cell office:value-type="float" office:value="20.169573" calcext:value-type="float">
            <text:p>20.169573</text:p>
          </table:table-cell>
          <table:table-cell table:formula="of:=[.E466]-[.F466]" office:value-type="float" office:value="0.380796" calcext:value-type="float">
            <text:p>0.380796</text:p>
          </table:table-cell>
          <table:table-cell office:value-type="float" office:value="20.804317" calcext:value-type="float">
            <text:p>20.804317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71674" calcext:value-type="float">
            <text:p>322.571674</text:p>
          </table:table-cell>
          <table:table-cell office:value-type="float" office:value="12.02932037" calcext:value-type="float">
            <text:p>12.02932037</text:p>
          </table:table-cell>
          <table:table-cell office:value-type="float" office:value="21.667067" calcext:value-type="float">
            <text:p>21.667067</text:p>
          </table:table-cell>
          <table:table-cell office:value-type="float" office:value="20.78372" calcext:value-type="float">
            <text:p>20.78372</text:p>
          </table:table-cell>
          <table:table-cell office:value-type="float" office:value="20.391445" calcext:value-type="float">
            <text:p>20.391445</text:p>
          </table:table-cell>
          <table:table-cell office:value-type="float" office:value="20.257444" calcext:value-type="float">
            <text:p>20.257444</text:p>
          </table:table-cell>
          <table:table-cell office:value-type="float" office:value="20.237463" calcext:value-type="float">
            <text:p>20.237463</text:p>
          </table:table-cell>
          <table:table-cell table:formula="of:=[.E467]-[.F467]" office:value-type="float" office:value="0.392274999999998" calcext:value-type="float">
            <text:p>0.392274999999998</text:p>
          </table:table-cell>
          <table:table-cell office:value-type="float" office:value="20.78372" calcext:value-type="float">
            <text:p>20.78372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7042311" calcext:value-type="float">
            <text:p>322.57042311</text:p>
          </table:table-cell>
          <table:table-cell office:value-type="float" office:value="12.02952785" calcext:value-type="float">
            <text:p>12.02952785</text:p>
          </table:table-cell>
          <table:table-cell office:value-type="float" office:value="23.099339" calcext:value-type="float">
            <text:p>23.099339</text:p>
          </table:table-cell>
          <table:table-cell office:value-type="float" office:value="22.089884" calcext:value-type="float">
            <text:p>22.089884</text:p>
          </table:table-cell>
          <table:table-cell office:value-type="float" office:value="21.550482" calcext:value-type="float">
            <text:p>21.550482</text:p>
          </table:table-cell>
          <table:table-cell office:value-type="float" office:value="21.161587" calcext:value-type="float">
            <text:p>21.161587</text:p>
          </table:table-cell>
          <table:table-cell office:value-type="float" office:value="21.088821" calcext:value-type="float">
            <text:p>21.088821</text:p>
          </table:table-cell>
          <table:table-cell table:formula="of:=[.E468]-[.F468]" office:value-type="float" office:value="0.539402000000003" calcext:value-type="float">
            <text:p>0.539402000000003</text:p>
          </table:table-cell>
          <table:table-cell office:value-type="float" office:value="22.089884" calcext:value-type="float">
            <text:p>22.089884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781332" calcext:value-type="float">
            <text:p>322.5781332</text:p>
          </table:table-cell>
          <table:table-cell office:value-type="float" office:value="12.03377583" calcext:value-type="float">
            <text:p>12.03377583</text:p>
          </table:table-cell>
          <table:table-cell office:value-type="float" office:value="23.236069" calcext:value-type="float">
            <text:p>23.236069</text:p>
          </table:table-cell>
          <table:table-cell office:value-type="float" office:value="21.84351" calcext:value-type="float">
            <text:p>21.84351</text:p>
          </table:table-cell>
          <table:table-cell office:value-type="float" office:value="21.277422" calcext:value-type="float">
            <text:p>21.277422</text:p>
          </table:table-cell>
          <table:table-cell office:value-type="float" office:value="21.125082" calcext:value-type="float">
            <text:p>21.125082</text:p>
          </table:table-cell>
          <table:table-cell office:value-type="float" office:value="21.42193" calcext:value-type="float">
            <text:p>21.42193</text:p>
          </table:table-cell>
          <table:table-cell table:formula="of:=[.E469]-[.F469]" office:value-type="float" office:value="0.566087999999997" calcext:value-type="float">
            <text:p>0.566087999999997</text:p>
          </table:table-cell>
          <table:table-cell office:value-type="float" office:value="21.84351" calcext:value-type="float">
            <text:p>21.84351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3272527" calcext:value-type="float">
            <text:p>322.53272527</text:p>
          </table:table-cell>
          <table:table-cell office:value-type="float" office:value="12.01331505" calcext:value-type="float">
            <text:p>12.01331505</text:p>
          </table:table-cell>
          <table:table-cell office:value-type="float" office:value="24.551706" calcext:value-type="float">
            <text:p>24.551706</text:p>
          </table:table-cell>
          <table:table-cell office:value-type="float" office:value="23.181143" calcext:value-type="float">
            <text:p>23.181143</text:p>
          </table:table-cell>
          <table:table-cell office:value-type="float" office:value="22.39559" calcext:value-type="float">
            <text:p>22.39559</text:p>
          </table:table-cell>
          <table:table-cell office:value-type="float" office:value="22.427839" calcext:value-type="float">
            <text:p>22.427839</text:p>
          </table:table-cell>
          <table:table-cell office:value-type="float" office:value="22.208399" calcext:value-type="float">
            <text:p>22.208399</text:p>
          </table:table-cell>
          <table:table-cell table:formula="of:=[.E470]-[.F470]" office:value-type="float" office:value="0.785553" calcext:value-type="float">
            <text:p>0.785553</text:p>
          </table:table-cell>
          <table:table-cell office:value-type="float" office:value="23.181143" calcext:value-type="float">
            <text:p>23.181143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4645936" calcext:value-type="float">
            <text:p>322.54645936</text:p>
          </table:table-cell>
          <table:table-cell office:value-type="float" office:value="12.01929329" calcext:value-type="float">
            <text:p>12.01929329</text:p>
          </table:table-cell>
          <table:table-cell office:value-type="float" office:value="23.341093" calcext:value-type="float">
            <text:p>23.341093</text:p>
          </table:table-cell>
          <table:table-cell office:value-type="float" office:value="22.974455" calcext:value-type="float">
            <text:p>22.974455</text:p>
          </table:table-cell>
          <table:table-cell office:value-type="float" office:value="21.72838" calcext:value-type="float">
            <text:p>21.72838</text:p>
          </table:table-cell>
          <table:table-cell office:value-type="float" office:value="21.704376" calcext:value-type="float">
            <text:p>21.704376</text:p>
          </table:table-cell>
          <table:table-cell office:value-type="float" office:value="21.140152" calcext:value-type="float">
            <text:p>21.140152</text:p>
          </table:table-cell>
          <table:table-cell table:formula="of:=[.E471]-[.F471]" office:value-type="float" office:value="1.246075" calcext:value-type="float">
            <text:p>1.246075</text:p>
          </table:table-cell>
          <table:table-cell office:value-type="float" office:value="22.974455" calcext:value-type="float">
            <text:p>22.974455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496348" calcext:value-type="float">
            <text:p>322.5496348</text:p>
          </table:table-cell>
          <table:table-cell office:value-type="float" office:value="12.01995513" calcext:value-type="float">
            <text:p>12.01995513</text:p>
          </table:table-cell>
          <table:table-cell office:value-type="float" office:value="24.294527" calcext:value-type="float">
            <text:p>24.294527</text:p>
          </table:table-cell>
          <table:table-cell office:value-type="float" office:value="23.240229" calcext:value-type="float">
            <text:p>23.240229</text:p>
          </table:table-cell>
          <table:table-cell office:value-type="float" office:value="22.265726" calcext:value-type="float">
            <text:p>22.265726</text:p>
          </table:table-cell>
          <table:table-cell office:value-type="float" office:value="22.084373" calcext:value-type="float">
            <text:p>22.084373</text:p>
          </table:table-cell>
          <table:table-cell office:value-type="float" office:value="21.519127" calcext:value-type="float">
            <text:p>21.519127</text:p>
          </table:table-cell>
          <table:table-cell table:formula="of:=[.E472]-[.F472]" office:value-type="float" office:value="0.974502999999999" calcext:value-type="float">
            <text:p>0.974502999999999</text:p>
          </table:table-cell>
          <table:table-cell office:value-type="float" office:value="23.240229" calcext:value-type="float">
            <text:p>23.240229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6591061" calcext:value-type="float">
            <text:p>322.56591061</text:p>
          </table:table-cell>
          <table:table-cell office:value-type="float" office:value="12.02579354" calcext:value-type="float">
            <text:p>12.02579354</text:p>
          </table:table-cell>
          <table:table-cell office:value-type="float" office:value="22.838055" calcext:value-type="float">
            <text:p>22.838055</text:p>
          </table:table-cell>
          <table:table-cell office:value-type="float" office:value="21.636829" calcext:value-type="float">
            <text:p>21.636829</text:p>
          </table:table-cell>
          <table:table-cell office:value-type="float" office:value="21.171225" calcext:value-type="float">
            <text:p>21.171225</text:p>
          </table:table-cell>
          <table:table-cell office:value-type="float" office:value="20.957945" calcext:value-type="float">
            <text:p>20.957945</text:p>
          </table:table-cell>
          <table:table-cell office:value-type="float" office:value="21.006317" calcext:value-type="float">
            <text:p>21.006317</text:p>
          </table:table-cell>
          <table:table-cell table:formula="of:=[.E473]-[.F473]" office:value-type="float" office:value="0.465603999999999" calcext:value-type="float">
            <text:p>0.465603999999999</text:p>
          </table:table-cell>
          <table:table-cell office:value-type="float" office:value="21.636829" calcext:value-type="float">
            <text:p>21.636829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7068658" calcext:value-type="float">
            <text:p>322.57068658</text:p>
          </table:table-cell>
          <table:table-cell office:value-type="float" office:value="12.02771949" calcext:value-type="float">
            <text:p>12.02771949</text:p>
          </table:table-cell>
          <table:table-cell office:value-type="float" office:value="23.724926" calcext:value-type="float">
            <text:p>23.724926</text:p>
          </table:table-cell>
          <table:table-cell office:value-type="float" office:value="22.51778" calcext:value-type="float">
            <text:p>22.51778</text:p>
          </table:table-cell>
          <table:table-cell office:value-type="float" office:value="21.818739" calcext:value-type="float">
            <text:p>21.818739</text:p>
          </table:table-cell>
          <table:table-cell office:value-type="float" office:value="21.490088" calcext:value-type="float">
            <text:p>21.490088</text:p>
          </table:table-cell>
          <table:table-cell office:value-type="float" office:value="21.406996" calcext:value-type="float">
            <text:p>21.406996</text:p>
          </table:table-cell>
          <table:table-cell table:formula="of:=[.E474]-[.F474]" office:value-type="float" office:value="0.699040999999998" calcext:value-type="float">
            <text:p>0.699040999999998</text:p>
          </table:table-cell>
          <table:table-cell office:value-type="float" office:value="22.51778" calcext:value-type="float">
            <text:p>22.51778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8244408" calcext:value-type="float">
            <text:p>322.58244408</text:p>
          </table:table-cell>
          <table:table-cell office:value-type="float" office:value="12.03577638" calcext:value-type="float">
            <text:p>12.03577638</text:p>
          </table:table-cell>
          <table:table-cell office:value-type="float" office:value="23.072069" calcext:value-type="float">
            <text:p>23.072069</text:p>
          </table:table-cell>
          <table:table-cell office:value-type="float" office:value="21.709185" calcext:value-type="float">
            <text:p>21.709185</text:p>
          </table:table-cell>
          <table:table-cell office:value-type="float" office:value="21.040474" calcext:value-type="float">
            <text:p>21.040474</text:p>
          </table:table-cell>
          <table:table-cell office:value-type="float" office:value="20.96921" calcext:value-type="float">
            <text:p>20.96921</text:p>
          </table:table-cell>
          <table:table-cell office:value-type="float" office:value="21.388432" calcext:value-type="float">
            <text:p>21.388432</text:p>
          </table:table-cell>
          <table:table-cell table:formula="of:=[.E475]-[.F475]" office:value-type="float" office:value="0.668711000000002" calcext:value-type="float">
            <text:p>0.668711000000002</text:p>
          </table:table-cell>
          <table:table-cell office:value-type="float" office:value="21.709185" calcext:value-type="float">
            <text:p>21.709185</text:p>
          </table:table-cell>
          <table:table-cell table:number-columns-repeated="8"/>
        </table:table-row>
        <table:table-row table:style-name="ro1">
          <table:table-cell office:value-type="float" office:value="5.87727223008201E+017" calcext:value-type="float">
            <text:p>5.87727223008201E+017</text:p>
          </table:table-cell>
          <table:table-cell office:value-type="float" office:value="322.58830673" calcext:value-type="float">
            <text:p>322.58830673</text:p>
          </table:table-cell>
          <table:table-cell office:value-type="float" office:value="12.04056457" calcext:value-type="float">
            <text:p>12.04056457</text:p>
          </table:table-cell>
          <table:table-cell office:value-type="float" office:value="23.5756" calcext:value-type="float">
            <text:p>23.5756</text:p>
          </table:table-cell>
          <table:table-cell office:value-type="float" office:value="24.176157" calcext:value-type="float">
            <text:p>24.176157</text:p>
          </table:table-cell>
          <table:table-cell office:value-type="float" office:value="22.613724" calcext:value-type="float">
            <text:p>22.613724</text:p>
          </table:table-cell>
          <table:table-cell office:value-type="float" office:value="23.286781" calcext:value-type="float">
            <text:p>23.286781</text:p>
          </table:table-cell>
          <table:table-cell office:value-type="float" office:value="21.838409" calcext:value-type="float">
            <text:p>21.838409</text:p>
          </table:table-cell>
          <table:table-cell table:formula="of:=[.E476]-[.F476]" office:value-type="float" office:value="1.562433" calcext:value-type="float">
            <text:p>1.562433</text:p>
          </table:table-cell>
          <table:table-cell office:value-type="float" office:value="24.176157" calcext:value-type="float">
            <text:p>24.176157</text:p>
          </table:table-cell>
          <table:table-cell table:number-columns-repeated="8"/>
        </table:table-row>
        <table:table-row table:style-name="ro1">
          <table:table-cell office:value-type="float" office:value="5.87727223008201E+017" calcext:value-type="float">
            <text:p>5.87727223008201E+017</text:p>
          </table:table-cell>
          <table:table-cell office:value-type="float" office:value="322.53161022" calcext:value-type="float">
            <text:p>322.53161022</text:p>
          </table:table-cell>
          <table:table-cell office:value-type="float" office:value="12.01523556" calcext:value-type="float">
            <text:p>12.01523556</text:p>
          </table:table-cell>
          <table:table-cell office:value-type="float" office:value="24.842686" calcext:value-type="float">
            <text:p>24.842686</text:p>
          </table:table-cell>
          <table:table-cell office:value-type="float" office:value="23.519537" calcext:value-type="float">
            <text:p>23.519537</text:p>
          </table:table-cell>
          <table:table-cell office:value-type="float" office:value="22.970976" calcext:value-type="float">
            <text:p>22.970976</text:p>
          </table:table-cell>
          <table:table-cell office:value-type="float" office:value="22.122114" calcext:value-type="float">
            <text:p>22.122114</text:p>
          </table:table-cell>
          <table:table-cell office:value-type="float" office:value="23.513056" calcext:value-type="float">
            <text:p>23.513056</text:p>
          </table:table-cell>
          <table:table-cell table:formula="of:=[.E477]-[.F477]" office:value-type="float" office:value="0.548560999999999" calcext:value-type="float">
            <text:p>0.548560999999999</text:p>
          </table:table-cell>
          <table:table-cell office:value-type="float" office:value="23.519537" calcext:value-type="float">
            <text:p>23.519537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4518223" calcext:value-type="float">
            <text:p>322.34518223</text:p>
          </table:table-cell>
          <table:table-cell office:value-type="float" office:value="12.22977205" calcext:value-type="float">
            <text:p>12.22977205</text:p>
          </table:table-cell>
          <table:table-cell office:value-type="float" office:value="21.99497" calcext:value-type="float">
            <text:p>21.99497</text:p>
          </table:table-cell>
          <table:table-cell office:value-type="float" office:value="21.183184" calcext:value-type="float">
            <text:p>21.183184</text:p>
          </table:table-cell>
          <table:table-cell office:value-type="float" office:value="20.693878" calcext:value-type="float">
            <text:p>20.693878</text:p>
          </table:table-cell>
          <table:table-cell office:value-type="float" office:value="20.651844" calcext:value-type="float">
            <text:p>20.651844</text:p>
          </table:table-cell>
          <table:table-cell office:value-type="float" office:value="20.413696" calcext:value-type="float">
            <text:p>20.413696</text:p>
          </table:table-cell>
          <table:table-cell table:formula="of:=[.E478]-[.F478]" office:value-type="float" office:value="0.489305999999999" calcext:value-type="float">
            <text:p>0.489305999999999</text:p>
          </table:table-cell>
          <table:table-cell office:value-type="float" office:value="21.183184" calcext:value-type="float">
            <text:p>21.183184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4381016" calcext:value-type="float">
            <text:p>322.34381016</text:p>
          </table:table-cell>
          <table:table-cell office:value-type="float" office:value="12.22641319" calcext:value-type="float">
            <text:p>12.22641319</text:p>
          </table:table-cell>
          <table:table-cell office:value-type="float" office:value="22.040018" calcext:value-type="float">
            <text:p>22.040018</text:p>
          </table:table-cell>
          <table:table-cell office:value-type="float" office:value="21.371155" calcext:value-type="float">
            <text:p>21.371155</text:p>
          </table:table-cell>
          <table:table-cell office:value-type="float" office:value="20.912825" calcext:value-type="float">
            <text:p>20.912825</text:p>
          </table:table-cell>
          <table:table-cell office:value-type="float" office:value="20.731253" calcext:value-type="float">
            <text:p>20.731253</text:p>
          </table:table-cell>
          <table:table-cell office:value-type="float" office:value="20.624014" calcext:value-type="float">
            <text:p>20.624014</text:p>
          </table:table-cell>
          <table:table-cell table:formula="of:=[.E479]-[.F479]" office:value-type="float" office:value="0.45833" calcext:value-type="float">
            <text:p>0.45833</text:p>
          </table:table-cell>
          <table:table-cell office:value-type="float" office:value="21.371155" calcext:value-type="float">
            <text:p>21.371155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4339275" calcext:value-type="float">
            <text:p>322.34339275</text:p>
          </table:table-cell>
          <table:table-cell office:value-type="float" office:value="12.22857139" calcext:value-type="float">
            <text:p>12.22857139</text:p>
          </table:table-cell>
          <table:table-cell office:value-type="float" office:value="23.24118" calcext:value-type="float">
            <text:p>23.24118</text:p>
          </table:table-cell>
          <table:table-cell office:value-type="float" office:value="21.665604" calcext:value-type="float">
            <text:p>21.665604</text:p>
          </table:table-cell>
          <table:table-cell office:value-type="float" office:value="21.251448" calcext:value-type="float">
            <text:p>21.251448</text:p>
          </table:table-cell>
          <table:table-cell office:value-type="float" office:value="20.875164" calcext:value-type="float">
            <text:p>20.875164</text:p>
          </table:table-cell>
          <table:table-cell office:value-type="float" office:value="20.831163" calcext:value-type="float">
            <text:p>20.831163</text:p>
          </table:table-cell>
          <table:table-cell table:formula="of:=[.E480]-[.F480]" office:value-type="float" office:value="0.414155999999998" calcext:value-type="float">
            <text:p>0.414155999999998</text:p>
          </table:table-cell>
          <table:table-cell office:value-type="float" office:value="21.665604" calcext:value-type="float">
            <text:p>21.665604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4618181" calcext:value-type="float">
            <text:p>322.34618181</text:p>
          </table:table-cell>
          <table:table-cell office:value-type="float" office:value="12.22913485" calcext:value-type="float">
            <text:p>12.22913485</text:p>
          </table:table-cell>
          <table:table-cell office:value-type="float" office:value="23.114773" calcext:value-type="float">
            <text:p>23.114773</text:p>
          </table:table-cell>
          <table:table-cell office:value-type="float" office:value="22.588827" calcext:value-type="float">
            <text:p>22.588827</text:p>
          </table:table-cell>
          <table:table-cell office:value-type="float" office:value="21.73068" calcext:value-type="float">
            <text:p>21.73068</text:p>
          </table:table-cell>
          <table:table-cell office:value-type="float" office:value="21.614845" calcext:value-type="float">
            <text:p>21.614845</text:p>
          </table:table-cell>
          <table:table-cell office:value-type="float" office:value="21.841576" calcext:value-type="float">
            <text:p>21.841576</text:p>
          </table:table-cell>
          <table:table-cell table:formula="of:=[.E481]-[.F481]" office:value-type="float" office:value="0.858146999999999" calcext:value-type="float">
            <text:p>0.858146999999999</text:p>
          </table:table-cell>
          <table:table-cell office:value-type="float" office:value="22.588827" calcext:value-type="float">
            <text:p>22.588827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578071" calcext:value-type="float">
            <text:p>322.3578071</text:p>
          </table:table-cell>
          <table:table-cell office:value-type="float" office:value="12.25397161" calcext:value-type="float">
            <text:p>12.25397161</text:p>
          </table:table-cell>
          <table:table-cell office:value-type="float" office:value="16.089691" calcext:value-type="float">
            <text:p>16.089691</text:p>
          </table:table-cell>
          <table:table-cell office:value-type="float" office:value="14.590847" calcext:value-type="float">
            <text:p>14.590847</text:p>
          </table:table-cell>
          <table:table-cell office:value-type="float" office:value="14.073751" calcext:value-type="float">
            <text:p>14.073751</text:p>
          </table:table-cell>
          <table:table-cell office:value-type="float" office:value="14.286012" calcext:value-type="float">
            <text:p>14.286012</text:p>
          </table:table-cell>
          <table:table-cell office:value-type="float" office:value="13.850581" calcext:value-type="float">
            <text:p>13.850581</text:p>
          </table:table-cell>
          <table:table-cell table:formula="of:=[.E482]-[.F482]" office:value-type="float" office:value="0.517096" calcext:value-type="float">
            <text:p>0.517096</text:p>
          </table:table-cell>
          <table:table-cell office:value-type="float" office:value="14.590847" calcext:value-type="float">
            <text:p>14.590847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8076113" calcext:value-type="float">
            <text:p>322.38076113</text:p>
          </table:table-cell>
          <table:table-cell office:value-type="float" office:value="12.22158461" calcext:value-type="float">
            <text:p>12.22158461</text:p>
          </table:table-cell>
          <table:table-cell office:value-type="float" office:value="19.78014" calcext:value-type="float">
            <text:p>19.78014</text:p>
          </table:table-cell>
          <table:table-cell office:value-type="float" office:value="18.397453" calcext:value-type="float">
            <text:p>18.397453</text:p>
          </table:table-cell>
          <table:table-cell office:value-type="float" office:value="17.887053" calcext:value-type="float">
            <text:p>17.887053</text:p>
          </table:table-cell>
          <table:table-cell office:value-type="float" office:value="17.639259" calcext:value-type="float">
            <text:p>17.639259</text:p>
          </table:table-cell>
          <table:table-cell office:value-type="float" office:value="17.555891" calcext:value-type="float">
            <text:p>17.555891</text:p>
          </table:table-cell>
          <table:table-cell table:formula="of:=[.E483]-[.F483]" office:value-type="float" office:value="0.510399999999997" calcext:value-type="float">
            <text:p>0.510399999999997</text:p>
          </table:table-cell>
          <table:table-cell office:value-type="float" office:value="18.397453" calcext:value-type="float">
            <text:p>18.397453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8004413" calcext:value-type="float">
            <text:p>322.38004413</text:p>
          </table:table-cell>
          <table:table-cell office:value-type="float" office:value="12.22299744" calcext:value-type="float">
            <text:p>12.22299744</text:p>
          </table:table-cell>
          <table:table-cell office:value-type="float" office:value="19.661448" calcext:value-type="float">
            <text:p>19.661448</text:p>
          </table:table-cell>
          <table:table-cell office:value-type="float" office:value="18.589531" calcext:value-type="float">
            <text:p>18.589531</text:p>
          </table:table-cell>
          <table:table-cell office:value-type="float" office:value="18.186899" calcext:value-type="float">
            <text:p>18.186899</text:p>
          </table:table-cell>
          <table:table-cell office:value-type="float" office:value="17.966511" calcext:value-type="float">
            <text:p>17.966511</text:p>
          </table:table-cell>
          <table:table-cell office:value-type="float" office:value="17.868162" calcext:value-type="float">
            <text:p>17.868162</text:p>
          </table:table-cell>
          <table:table-cell table:formula="of:=[.E484]-[.F484]" office:value-type="float" office:value="0.402632000000001" calcext:value-type="float">
            <text:p>0.402632000000001</text:p>
          </table:table-cell>
          <table:table-cell office:value-type="float" office:value="18.589531" calcext:value-type="float">
            <text:p>18.589531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7854773" calcext:value-type="float">
            <text:p>322.37854773</text:p>
          </table:table-cell>
          <table:table-cell office:value-type="float" office:value="12.22010993" calcext:value-type="float">
            <text:p>12.22010993</text:p>
          </table:table-cell>
          <table:table-cell office:value-type="float" office:value="22.795042" calcext:value-type="float">
            <text:p>22.795042</text:p>
          </table:table-cell>
          <table:table-cell office:value-type="float" office:value="22.115398" calcext:value-type="float">
            <text:p>22.115398</text:p>
          </table:table-cell>
          <table:table-cell office:value-type="float" office:value="21.425619" calcext:value-type="float">
            <text:p>21.425619</text:p>
          </table:table-cell>
          <table:table-cell office:value-type="float" office:value="21.23913" calcext:value-type="float">
            <text:p>21.23913</text:p>
          </table:table-cell>
          <table:table-cell office:value-type="float" office:value="20.908125" calcext:value-type="float">
            <text:p>20.908125</text:p>
          </table:table-cell>
          <table:table-cell table:formula="of:=[.E485]-[.F485]" office:value-type="float" office:value="0.689778999999998" calcext:value-type="float">
            <text:p>0.689778999999998</text:p>
          </table:table-cell>
          <table:table-cell office:value-type="float" office:value="22.115398" calcext:value-type="float">
            <text:p>22.115398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7601073" calcext:value-type="float">
            <text:p>322.37601073</text:p>
          </table:table-cell>
          <table:table-cell office:value-type="float" office:value="12.27477626" calcext:value-type="float">
            <text:p>12.27477626</text:p>
          </table:table-cell>
          <table:table-cell office:value-type="float" office:value="22.948969" calcext:value-type="float">
            <text:p>22.948969</text:p>
          </table:table-cell>
          <table:table-cell office:value-type="float" office:value="22.185724" calcext:value-type="float">
            <text:p>22.185724</text:p>
          </table:table-cell>
          <table:table-cell office:value-type="float" office:value="21.498728" calcext:value-type="float">
            <text:p>21.498728</text:p>
          </table:table-cell>
          <table:table-cell office:value-type="float" office:value="21.342241" calcext:value-type="float">
            <text:p>21.342241</text:p>
          </table:table-cell>
          <table:table-cell office:value-type="float" office:value="21.660746" calcext:value-type="float">
            <text:p>21.660746</text:p>
          </table:table-cell>
          <table:table-cell table:formula="of:=[.E486]-[.F486]" office:value-type="float" office:value="0.686996000000001" calcext:value-type="float">
            <text:p>0.686996000000001</text:p>
          </table:table-cell>
          <table:table-cell office:value-type="float" office:value="22.185724" calcext:value-type="float">
            <text:p>22.185724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7623305" calcext:value-type="float">
            <text:p>322.37623305</text:p>
          </table:table-cell>
          <table:table-cell office:value-type="float" office:value="12.27421478" calcext:value-type="float">
            <text:p>12.27421478</text:p>
          </table:table-cell>
          <table:table-cell office:value-type="float" office:value="23.799698" calcext:value-type="float">
            <text:p>23.799698</text:p>
          </table:table-cell>
          <table:table-cell office:value-type="float" office:value="22.484142" calcext:value-type="float">
            <text:p>22.484142</text:p>
          </table:table-cell>
          <table:table-cell office:value-type="float" office:value="21.642105" calcext:value-type="float">
            <text:p>21.642105</text:p>
          </table:table-cell>
          <table:table-cell office:value-type="float" office:value="21.537849" calcext:value-type="float">
            <text:p>21.537849</text:p>
          </table:table-cell>
          <table:table-cell office:value-type="float" office:value="21.295113" calcext:value-type="float">
            <text:p>21.295113</text:p>
          </table:table-cell>
          <table:table-cell table:formula="of:=[.E487]-[.F487]" office:value-type="float" office:value="0.842036999999998" calcext:value-type="float">
            <text:p>0.842036999999998</text:p>
          </table:table-cell>
          <table:table-cell office:value-type="float" office:value="22.484142" calcext:value-type="float">
            <text:p>22.484142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7834644" calcext:value-type="float">
            <text:p>322.37834644</text:p>
          </table:table-cell>
          <table:table-cell office:value-type="float" office:value="12.27878005" calcext:value-type="float">
            <text:p>12.27878005</text:p>
          </table:table-cell>
          <table:table-cell office:value-type="float" office:value="23.050781" calcext:value-type="float">
            <text:p>23.050781</text:p>
          </table:table-cell>
          <table:table-cell office:value-type="float" office:value="21.818708" calcext:value-type="float">
            <text:p>21.818708</text:p>
          </table:table-cell>
          <table:table-cell office:value-type="float" office:value="21.275297" calcext:value-type="float">
            <text:p>21.275297</text:p>
          </table:table-cell>
          <table:table-cell office:value-type="float" office:value="21.186911" calcext:value-type="float">
            <text:p>21.186911</text:p>
          </table:table-cell>
          <table:table-cell office:value-type="float" office:value="21.15589" calcext:value-type="float">
            <text:p>21.15589</text:p>
          </table:table-cell>
          <table:table-cell table:formula="of:=[.E488]-[.F488]" office:value-type="float" office:value="0.543411000000003" calcext:value-type="float">
            <text:p>0.543411000000003</text:p>
          </table:table-cell>
          <table:table-cell office:value-type="float" office:value="21.818708" calcext:value-type="float">
            <text:p>21.818708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02642" calcext:value-type="float">
            <text:p>322.3902642</text:p>
          </table:table-cell>
          <table:table-cell office:value-type="float" office:value="12.24280018" calcext:value-type="float">
            <text:p>12.24280018</text:p>
          </table:table-cell>
          <table:table-cell office:value-type="float" office:value="19.415102" calcext:value-type="float">
            <text:p>19.415102</text:p>
          </table:table-cell>
          <table:table-cell office:value-type="float" office:value="18.093004" calcext:value-type="float">
            <text:p>18.093004</text:p>
          </table:table-cell>
          <table:table-cell office:value-type="float" office:value="17.555897" calcext:value-type="float">
            <text:p>17.555897</text:p>
          </table:table-cell>
          <table:table-cell office:value-type="float" office:value="17.342102" calcext:value-type="float">
            <text:p>17.342102</text:p>
          </table:table-cell>
          <table:table-cell office:value-type="float" office:value="17.223383" calcext:value-type="float">
            <text:p>17.223383</text:p>
          </table:table-cell>
          <table:table-cell table:formula="of:=[.E489]-[.F489]" office:value-type="float" office:value="0.537106999999999" calcext:value-type="float">
            <text:p>0.537106999999999</text:p>
          </table:table-cell>
          <table:table-cell office:value-type="float" office:value="18.093004" calcext:value-type="float">
            <text:p>18.093004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079075" calcext:value-type="float">
            <text:p>322.39079075</text:p>
          </table:table-cell>
          <table:table-cell office:value-type="float" office:value="12.24224818" calcext:value-type="float">
            <text:p>12.24224818</text:p>
          </table:table-cell>
          <table:table-cell office:value-type="float" office:value="21.10355" calcext:value-type="float">
            <text:p>21.10355</text:p>
          </table:table-cell>
          <table:table-cell office:value-type="float" office:value="20.328947" calcext:value-type="float">
            <text:p>20.328947</text:p>
          </table:table-cell>
          <table:table-cell office:value-type="float" office:value="20.082352" calcext:value-type="float">
            <text:p>20.082352</text:p>
          </table:table-cell>
          <table:table-cell office:value-type="float" office:value="20.154028" calcext:value-type="float">
            <text:p>20.154028</text:p>
          </table:table-cell>
          <table:table-cell office:value-type="float" office:value="19.817188" calcext:value-type="float">
            <text:p>19.817188</text:p>
          </table:table-cell>
          <table:table-cell table:formula="of:=[.E490]-[.F490]" office:value-type="float" office:value="0.246594999999999" calcext:value-type="float">
            <text:p>0.246594999999999</text:p>
          </table:table-cell>
          <table:table-cell office:value-type="float" office:value="20.328947" calcext:value-type="float">
            <text:p>20.328947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063036" calcext:value-type="float">
            <text:p>322.39063036</text:p>
          </table:table-cell>
          <table:table-cell office:value-type="float" office:value="12.23186305" calcext:value-type="float">
            <text:p>12.23186305</text:p>
          </table:table-cell>
          <table:table-cell office:value-type="float" office:value="15.491305" calcext:value-type="float">
            <text:p>15.491305</text:p>
          </table:table-cell>
          <table:table-cell office:value-type="float" office:value="15.483399" calcext:value-type="float">
            <text:p>15.483399</text:p>
          </table:table-cell>
          <table:table-cell office:value-type="float" office:value="15.215992" calcext:value-type="float">
            <text:p>15.215992</text:p>
          </table:table-cell>
          <table:table-cell office:value-type="float" office:value="12.679793" calcext:value-type="float">
            <text:p>12.679793</text:p>
          </table:table-cell>
          <table:table-cell office:value-type="float" office:value="13.267556" calcext:value-type="float">
            <text:p>13.267556</text:p>
          </table:table-cell>
          <table:table-cell table:formula="of:=[.E491]-[.F491]" office:value-type="float" office:value="0.267407" calcext:value-type="float">
            <text:p>0.267407</text:p>
          </table:table-cell>
          <table:table-cell office:value-type="float" office:value="15.483399" calcext:value-type="float">
            <text:p>15.483399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066307" calcext:value-type="float">
            <text:p>322.39066307</text:p>
          </table:table-cell>
          <table:table-cell office:value-type="float" office:value="12.23935846" calcext:value-type="float">
            <text:p>12.23935846</text:p>
          </table:table-cell>
          <table:table-cell office:value-type="float" office:value="20.248739" calcext:value-type="float">
            <text:p>20.248739</text:p>
          </table:table-cell>
          <table:table-cell office:value-type="float" office:value="19.111347" calcext:value-type="float">
            <text:p>19.111347</text:p>
          </table:table-cell>
          <table:table-cell office:value-type="float" office:value="19.043434" calcext:value-type="float">
            <text:p>19.043434</text:p>
          </table:table-cell>
          <table:table-cell office:value-type="float" office:value="18.981693" calcext:value-type="float">
            <text:p>18.981693</text:p>
          </table:table-cell>
          <table:table-cell office:value-type="float" office:value="19.048576" calcext:value-type="float">
            <text:p>19.048576</text:p>
          </table:table-cell>
          <table:table-cell table:formula="of:=[.E492]-[.F492]" office:value-type="float" office:value="0.0679129999999972" calcext:value-type="float">
            <text:p>0.067912999999997</text:p>
          </table:table-cell>
          <table:table-cell office:value-type="float" office:value="19.111347" calcext:value-type="float">
            <text:p>19.111347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349958" calcext:value-type="float">
            <text:p>322.39349958</text:p>
          </table:table-cell>
          <table:table-cell office:value-type="float" office:value="12.23944298" calcext:value-type="float">
            <text:p>12.23944298</text:p>
          </table:table-cell>
          <table:table-cell office:value-type="float" office:value="20.82382" calcext:value-type="float">
            <text:p>20.82382</text:p>
          </table:table-cell>
          <table:table-cell office:value-type="float" office:value="19.951542" calcext:value-type="float">
            <text:p>19.951542</text:p>
          </table:table-cell>
          <table:table-cell office:value-type="float" office:value="19.674911" calcext:value-type="float">
            <text:p>19.674911</text:p>
          </table:table-cell>
          <table:table-cell office:value-type="float" office:value="19.557966" calcext:value-type="float">
            <text:p>19.557966</text:p>
          </table:table-cell>
          <table:table-cell office:value-type="float" office:value="19.427299" calcext:value-type="float">
            <text:p>19.427299</text:p>
          </table:table-cell>
          <table:table-cell table:formula="of:=[.E493]-[.F493]" office:value-type="float" office:value="0.276630999999998" calcext:value-type="float">
            <text:p>0.276630999999998</text:p>
          </table:table-cell>
          <table:table-cell office:value-type="float" office:value="19.951542" calcext:value-type="float">
            <text:p>19.951542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048353" calcext:value-type="float">
            <text:p>322.39048353</text:p>
          </table:table-cell>
          <table:table-cell office:value-type="float" office:value="12.23601227" calcext:value-type="float">
            <text:p>12.23601227</text:p>
          </table:table-cell>
          <table:table-cell office:value-type="float" office:value="21.982477" calcext:value-type="float">
            <text:p>21.982477</text:p>
          </table:table-cell>
          <table:table-cell office:value-type="float" office:value="20.328669" calcext:value-type="float">
            <text:p>20.328669</text:p>
          </table:table-cell>
          <table:table-cell office:value-type="float" office:value="19.711723" calcext:value-type="float">
            <text:p>19.711723</text:p>
          </table:table-cell>
          <table:table-cell office:value-type="float" office:value="19.502439" calcext:value-type="float">
            <text:p>19.502439</text:p>
          </table:table-cell>
          <table:table-cell office:value-type="float" office:value="19.168753" calcext:value-type="float">
            <text:p>19.168753</text:p>
          </table:table-cell>
          <table:table-cell table:formula="of:=[.E494]-[.F494]" office:value-type="float" office:value="0.616946000000002" calcext:value-type="float">
            <text:p>0.616946000000002</text:p>
          </table:table-cell>
          <table:table-cell office:value-type="float" office:value="20.328669" calcext:value-type="float">
            <text:p>20.328669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8897849" calcext:value-type="float">
            <text:p>322.38897849</text:p>
          </table:table-cell>
          <table:table-cell office:value-type="float" office:value="12.23780438" calcext:value-type="float">
            <text:p>12.23780438</text:p>
          </table:table-cell>
          <table:table-cell office:value-type="float" office:value="22.402548" calcext:value-type="float">
            <text:p>22.402548</text:p>
          </table:table-cell>
          <table:table-cell office:value-type="float" office:value="21.451641" calcext:value-type="float">
            <text:p>21.451641</text:p>
          </table:table-cell>
          <table:table-cell office:value-type="float" office:value="20.897928" calcext:value-type="float">
            <text:p>20.897928</text:p>
          </table:table-cell>
          <table:table-cell office:value-type="float" office:value="20.715141" calcext:value-type="float">
            <text:p>20.715141</text:p>
          </table:table-cell>
          <table:table-cell office:value-type="float" office:value="20.797337" calcext:value-type="float">
            <text:p>20.797337</text:p>
          </table:table-cell>
          <table:table-cell table:formula="of:=[.E495]-[.F495]" office:value-type="float" office:value="0.553712999999998" calcext:value-type="float">
            <text:p>0.553712999999998</text:p>
          </table:table-cell>
          <table:table-cell office:value-type="float" office:value="21.451641" calcext:value-type="float">
            <text:p>21.451641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408425" calcext:value-type="float">
            <text:p>322.39408425</text:p>
          </table:table-cell>
          <table:table-cell office:value-type="float" office:value="12.23883004" calcext:value-type="float">
            <text:p>12.23883004</text:p>
          </table:table-cell>
          <table:table-cell office:value-type="float" office:value="23.401335" calcext:value-type="float">
            <text:p>23.401335</text:p>
          </table:table-cell>
          <table:table-cell office:value-type="float" office:value="23.451464" calcext:value-type="float">
            <text:p>23.451464</text:p>
          </table:table-cell>
          <table:table-cell office:value-type="float" office:value="22.0924" calcext:value-type="float">
            <text:p>22.0924</text:p>
          </table:table-cell>
          <table:table-cell office:value-type="float" office:value="20.991684" calcext:value-type="float">
            <text:p>20.991684</text:p>
          </table:table-cell>
          <table:table-cell office:value-type="float" office:value="20.337215" calcext:value-type="float">
            <text:p>20.337215</text:p>
          </table:table-cell>
          <table:table-cell table:formula="of:=[.E496]-[.F496]" office:value-type="float" office:value="1.359064" calcext:value-type="float">
            <text:p>1.359064</text:p>
          </table:table-cell>
          <table:table-cell office:value-type="float" office:value="23.451464" calcext:value-type="float">
            <text:p>23.451464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8288128" calcext:value-type="float">
            <text:p>322.38288128</text:p>
          </table:table-cell>
          <table:table-cell office:value-type="float" office:value="12.28110757" calcext:value-type="float">
            <text:p>12.28110757</text:p>
          </table:table-cell>
          <table:table-cell office:value-type="float" office:value="17.598391" calcext:value-type="float">
            <text:p>17.598391</text:p>
          </table:table-cell>
          <table:table-cell office:value-type="float" office:value="17.142515" calcext:value-type="float">
            <text:p>17.142515</text:p>
          </table:table-cell>
          <table:table-cell office:value-type="float" office:value="17.398283" calcext:value-type="float">
            <text:p>17.398283</text:p>
          </table:table-cell>
          <table:table-cell office:value-type="float" office:value="17.609167" calcext:value-type="float">
            <text:p>17.609167</text:p>
          </table:table-cell>
          <table:table-cell office:value-type="float" office:value="17.793751" calcext:value-type="float">
            <text:p>17.793751</text:p>
          </table:table-cell>
          <table:table-cell table:formula="of:=[.E497]-[.F497]" office:value-type="float" office:value="-0.255768" calcext:value-type="float">
            <text:p>-0.255768</text:p>
          </table:table-cell>
          <table:table-cell office:value-type="float" office:value="17.142515" calcext:value-type="float">
            <text:p>17.142515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8203878" calcext:value-type="float">
            <text:p>322.38203878</text:p>
          </table:table-cell>
          <table:table-cell office:value-type="float" office:value="12.28023078" calcext:value-type="float">
            <text:p>12.28023078</text:p>
          </table:table-cell>
          <table:table-cell office:value-type="float" office:value="22.318913" calcext:value-type="float">
            <text:p>22.318913</text:p>
          </table:table-cell>
          <table:table-cell office:value-type="float" office:value="20.218241" calcext:value-type="float">
            <text:p>20.218241</text:p>
          </table:table-cell>
          <table:table-cell office:value-type="float" office:value="18.806316" calcext:value-type="float">
            <text:p>18.806316</text:p>
          </table:table-cell>
          <table:table-cell office:value-type="float" office:value="18.09119" calcext:value-type="float">
            <text:p>18.09119</text:p>
          </table:table-cell>
          <table:table-cell office:value-type="float" office:value="17.673229" calcext:value-type="float">
            <text:p>17.673229</text:p>
          </table:table-cell>
          <table:table-cell table:formula="of:=[.E498]-[.F498]" office:value-type="float" office:value="1.411925" calcext:value-type="float">
            <text:p>1.411925</text:p>
          </table:table-cell>
          <table:table-cell office:value-type="float" office:value="20.218241" calcext:value-type="float">
            <text:p>20.218241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8190442" calcext:value-type="float">
            <text:p>322.38190442</text:p>
          </table:table-cell>
          <table:table-cell office:value-type="float" office:value="12.28110725" calcext:value-type="float">
            <text:p>12.28110725</text:p>
          </table:table-cell>
          <table:table-cell office:value-type="float" office:value="24.501701" calcext:value-type="float">
            <text:p>24.501701</text:p>
          </table:table-cell>
          <table:table-cell office:value-type="float" office:value="21.093513" calcext:value-type="float">
            <text:p>21.093513</text:p>
          </table:table-cell>
          <table:table-cell office:value-type="float" office:value="19.843618" calcext:value-type="float">
            <text:p>19.843618</text:p>
          </table:table-cell>
          <table:table-cell office:value-type="float" office:value="19.250912" calcext:value-type="float">
            <text:p>19.250912</text:p>
          </table:table-cell>
          <table:table-cell office:value-type="float" office:value="18.836678" calcext:value-type="float">
            <text:p>18.836678</text:p>
          </table:table-cell>
          <table:table-cell table:formula="of:=[.E499]-[.F499]" office:value-type="float" office:value="1.249895" calcext:value-type="float">
            <text:p>1.249895</text:p>
          </table:table-cell>
          <table:table-cell office:value-type="float" office:value="21.093513" calcext:value-type="float">
            <text:p>21.093513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652492" calcext:value-type="float">
            <text:p>322.39652492</text:p>
          </table:table-cell>
          <table:table-cell office:value-type="float" office:value="12.2443123" calcext:value-type="float">
            <text:p>12.2443123</text:p>
          </table:table-cell>
          <table:table-cell office:value-type="float" office:value="16.309027" calcext:value-type="float">
            <text:p>16.309027</text:p>
          </table:table-cell>
          <table:table-cell office:value-type="float" office:value="14.416924" calcext:value-type="float">
            <text:p>14.416924</text:p>
          </table:table-cell>
          <table:table-cell office:value-type="float" office:value="13.39979" calcext:value-type="float">
            <text:p>13.39979</text:p>
          </table:table-cell>
          <table:table-cell office:value-type="float" office:value="13.249067" calcext:value-type="float">
            <text:p>13.249067</text:p>
          </table:table-cell>
          <table:table-cell office:value-type="float" office:value="13.174654" calcext:value-type="float">
            <text:p>13.174654</text:p>
          </table:table-cell>
          <table:table-cell table:formula="of:=[.E500]-[.F500]" office:value-type="float" office:value="1.017134" calcext:value-type="float">
            <text:p>1.017134</text:p>
          </table:table-cell>
          <table:table-cell office:value-type="float" office:value="14.416924" calcext:value-type="float">
            <text:p>14.416924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277705" calcext:value-type="float">
            <text:p>322.40277705</text:p>
          </table:table-cell>
          <table:table-cell office:value-type="float" office:value="12.24827269" calcext:value-type="float">
            <text:p>12.24827269</text:p>
          </table:table-cell>
          <table:table-cell office:value-type="float" office:value="20.429502" calcext:value-type="float">
            <text:p>20.429502</text:p>
          </table:table-cell>
          <table:table-cell office:value-type="float" office:value="19.496042" calcext:value-type="float">
            <text:p>19.496042</text:p>
          </table:table-cell>
          <table:table-cell office:value-type="float" office:value="19.231487" calcext:value-type="float">
            <text:p>19.231487</text:p>
          </table:table-cell>
          <table:table-cell office:value-type="float" office:value="19.087795" calcext:value-type="float">
            <text:p>19.087795</text:p>
          </table:table-cell>
          <table:table-cell office:value-type="float" office:value="19.1506" calcext:value-type="float">
            <text:p>19.1506</text:p>
          </table:table-cell>
          <table:table-cell table:formula="of:=[.E501]-[.F501]" office:value-type="float" office:value="0.264554999999998" calcext:value-type="float">
            <text:p>0.264554999999998</text:p>
          </table:table-cell>
          <table:table-cell office:value-type="float" office:value="19.496042" calcext:value-type="float">
            <text:p>19.496042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886834" calcext:value-type="float">
            <text:p>322.39886834</text:p>
          </table:table-cell>
          <table:table-cell office:value-type="float" office:value="12.25023453" calcext:value-type="float">
            <text:p>12.25023453</text:p>
          </table:table-cell>
          <table:table-cell office:value-type="float" office:value="21.004805" calcext:value-type="float">
            <text:p>21.004805</text:p>
          </table:table-cell>
          <table:table-cell office:value-type="float" office:value="20.0086" calcext:value-type="float">
            <text:p>20.0086</text:p>
          </table:table-cell>
          <table:table-cell office:value-type="float" office:value="19.682255" calcext:value-type="float">
            <text:p>19.682255</text:p>
          </table:table-cell>
          <table:table-cell office:value-type="float" office:value="19.514902" calcext:value-type="float">
            <text:p>19.514902</text:p>
          </table:table-cell>
          <table:table-cell office:value-type="float" office:value="19.409435" calcext:value-type="float">
            <text:p>19.409435</text:p>
          </table:table-cell>
          <table:table-cell table:formula="of:=[.E502]-[.F502]" office:value-type="float" office:value="0.326345" calcext:value-type="float">
            <text:p>0.326345</text:p>
          </table:table-cell>
          <table:table-cell office:value-type="float" office:value="20.0086" calcext:value-type="float">
            <text:p>20.0086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034051" calcext:value-type="float">
            <text:p>322.40034051</text:p>
          </table:table-cell>
          <table:table-cell office:value-type="float" office:value="12.25210498" calcext:value-type="float">
            <text:p>12.25210498</text:p>
          </table:table-cell>
          <table:table-cell office:value-type="float" office:value="21.617973" calcext:value-type="float">
            <text:p>21.617973</text:p>
          </table:table-cell>
          <table:table-cell office:value-type="float" office:value="20.555042" calcext:value-type="float">
            <text:p>20.555042</text:p>
          </table:table-cell>
          <table:table-cell office:value-type="float" office:value="20.215017" calcext:value-type="float">
            <text:p>20.215017</text:p>
          </table:table-cell>
          <table:table-cell office:value-type="float" office:value="20.141682" calcext:value-type="float">
            <text:p>20.141682</text:p>
          </table:table-cell>
          <table:table-cell office:value-type="float" office:value="20.072819" calcext:value-type="float">
            <text:p>20.072819</text:p>
          </table:table-cell>
          <table:table-cell table:formula="of:=[.E503]-[.F503]" office:value-type="float" office:value="0.340025000000001" calcext:value-type="float">
            <text:p>0.340025000000001</text:p>
          </table:table-cell>
          <table:table-cell office:value-type="float" office:value="20.555042" calcext:value-type="float">
            <text:p>20.555042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290762" calcext:value-type="float">
            <text:p>322.40290762</text:p>
          </table:table-cell>
          <table:table-cell office:value-type="float" office:value="12.2469316" calcext:value-type="float">
            <text:p>12.2469316</text:p>
          </table:table-cell>
          <table:table-cell office:value-type="float" office:value="21.524944" calcext:value-type="float">
            <text:p>21.524944</text:p>
          </table:table-cell>
          <table:table-cell office:value-type="float" office:value="20.640398" calcext:value-type="float">
            <text:p>20.640398</text:p>
          </table:table-cell>
          <table:table-cell office:value-type="float" office:value="20.258533" calcext:value-type="float">
            <text:p>20.258533</text:p>
          </table:table-cell>
          <table:table-cell office:value-type="float" office:value="20.068096" calcext:value-type="float">
            <text:p>20.068096</text:p>
          </table:table-cell>
          <table:table-cell office:value-type="float" office:value="19.922169" calcext:value-type="float">
            <text:p>19.922169</text:p>
          </table:table-cell>
          <table:table-cell table:formula="of:=[.E504]-[.F504]" office:value-type="float" office:value="0.381865000000001" calcext:value-type="float">
            <text:p>0.381865000000001</text:p>
          </table:table-cell>
          <table:table-cell office:value-type="float" office:value="20.640398" calcext:value-type="float">
            <text:p>20.640398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04952" calcext:value-type="float">
            <text:p>322.4004952</text:p>
          </table:table-cell>
          <table:table-cell office:value-type="float" office:value="12.24703912" calcext:value-type="float">
            <text:p>12.24703912</text:p>
          </table:table-cell>
          <table:table-cell office:value-type="float" office:value="22.519323" calcext:value-type="float">
            <text:p>22.519323</text:p>
          </table:table-cell>
          <table:table-cell office:value-type="float" office:value="21.037283" calcext:value-type="float">
            <text:p>21.037283</text:p>
          </table:table-cell>
          <table:table-cell office:value-type="float" office:value="20.615461" calcext:value-type="float">
            <text:p>20.615461</text:p>
          </table:table-cell>
          <table:table-cell office:value-type="float" office:value="20.489721" calcext:value-type="float">
            <text:p>20.489721</text:p>
          </table:table-cell>
          <table:table-cell office:value-type="float" office:value="19.949076" calcext:value-type="float">
            <text:p>19.949076</text:p>
          </table:table-cell>
          <table:table-cell table:formula="of:=[.E505]-[.F505]" office:value-type="float" office:value="0.421821999999999" calcext:value-type="float">
            <text:p>0.421821999999999</text:p>
          </table:table-cell>
          <table:table-cell office:value-type="float" office:value="21.037283" calcext:value-type="float">
            <text:p>21.037283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033902" calcext:value-type="float">
            <text:p>322.40033902</text:p>
          </table:table-cell>
          <table:table-cell office:value-type="float" office:value="12.25095329" calcext:value-type="float">
            <text:p>12.25095329</text:p>
          </table:table-cell>
          <table:table-cell office:value-type="float" office:value="22.268805" calcext:value-type="float">
            <text:p>22.268805</text:p>
          </table:table-cell>
          <table:table-cell office:value-type="float" office:value="21.056414" calcext:value-type="float">
            <text:p>21.056414</text:p>
          </table:table-cell>
          <table:table-cell office:value-type="float" office:value="20.74581" calcext:value-type="float">
            <text:p>20.74581</text:p>
          </table:table-cell>
          <table:table-cell office:value-type="float" office:value="20.470083" calcext:value-type="float">
            <text:p>20.470083</text:p>
          </table:table-cell>
          <table:table-cell office:value-type="float" office:value="20.672554" calcext:value-type="float">
            <text:p>20.672554</text:p>
          </table:table-cell>
          <table:table-cell table:formula="of:=[.E506]-[.F506]" office:value-type="float" office:value="0.310604000000001" calcext:value-type="float">
            <text:p>0.310604000000001</text:p>
          </table:table-cell>
          <table:table-cell office:value-type="float" office:value="21.056414" calcext:value-type="float">
            <text:p>21.056414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398079" calcext:value-type="float">
            <text:p>322.40398079</text:p>
          </table:table-cell>
          <table:table-cell office:value-type="float" office:value="12.24825371" calcext:value-type="float">
            <text:p>12.24825371</text:p>
          </table:table-cell>
          <table:table-cell office:value-type="float" office:value="23.0758" calcext:value-type="float">
            <text:p>23.0758</text:p>
          </table:table-cell>
          <table:table-cell office:value-type="float" office:value="21.381685" calcext:value-type="float">
            <text:p>21.381685</text:p>
          </table:table-cell>
          <table:table-cell office:value-type="float" office:value="21.008272" calcext:value-type="float">
            <text:p>21.008272</text:p>
          </table:table-cell>
          <table:table-cell office:value-type="float" office:value="20.906061" calcext:value-type="float">
            <text:p>20.906061</text:p>
          </table:table-cell>
          <table:table-cell office:value-type="float" office:value="20.360023" calcext:value-type="float">
            <text:p>20.360023</text:p>
          </table:table-cell>
          <table:table-cell table:formula="of:=[.E507]-[.F507]" office:value-type="float" office:value="0.373412999999999" calcext:value-type="float">
            <text:p>0.373412999999999</text:p>
          </table:table-cell>
          <table:table-cell office:value-type="float" office:value="21.381685" calcext:value-type="float">
            <text:p>21.381685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094087" calcext:value-type="float">
            <text:p>322.40094087</text:p>
          </table:table-cell>
          <table:table-cell office:value-type="float" office:value="12.25235871" calcext:value-type="float">
            <text:p>12.25235871</text:p>
          </table:table-cell>
          <table:table-cell office:value-type="float" office:value="22.477247" calcext:value-type="float">
            <text:p>22.477247</text:p>
          </table:table-cell>
          <table:table-cell office:value-type="float" office:value="21.762222" calcext:value-type="float">
            <text:p>21.762222</text:p>
          </table:table-cell>
          <table:table-cell office:value-type="float" office:value="21.103542" calcext:value-type="float">
            <text:p>21.103542</text:p>
          </table:table-cell>
          <table:table-cell office:value-type="float" office:value="21.105246" calcext:value-type="float">
            <text:p>21.105246</text:p>
          </table:table-cell>
          <table:table-cell office:value-type="float" office:value="20.876291" calcext:value-type="float">
            <text:p>20.876291</text:p>
          </table:table-cell>
          <table:table-cell table:formula="of:=[.E508]-[.F508]" office:value-type="float" office:value="0.65868" calcext:value-type="float">
            <text:p>0.65868</text:p>
          </table:table-cell>
          <table:table-cell office:value-type="float" office:value="21.762222" calcext:value-type="float">
            <text:p>21.762222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041093" calcext:value-type="float">
            <text:p>322.40041093</text:p>
          </table:table-cell>
          <table:table-cell office:value-type="float" office:value="12.24616444" calcext:value-type="float">
            <text:p>12.24616444</text:p>
          </table:table-cell>
          <table:table-cell office:value-type="float" office:value="22.956129" calcext:value-type="float">
            <text:p>22.956129</text:p>
          </table:table-cell>
          <table:table-cell office:value-type="float" office:value="21.655001" calcext:value-type="float">
            <text:p>21.655001</text:p>
          </table:table-cell>
          <table:table-cell office:value-type="float" office:value="21.265364" calcext:value-type="float">
            <text:p>21.265364</text:p>
          </table:table-cell>
          <table:table-cell office:value-type="float" office:value="21.058462" calcext:value-type="float">
            <text:p>21.058462</text:p>
          </table:table-cell>
          <table:table-cell office:value-type="float" office:value="21.129993" calcext:value-type="float">
            <text:p>21.129993</text:p>
          </table:table-cell>
          <table:table-cell table:formula="of:=[.E509]-[.F509]" office:value-type="float" office:value="0.389636999999997" calcext:value-type="float">
            <text:p>0.389636999999997</text:p>
          </table:table-cell>
          <table:table-cell office:value-type="float" office:value="21.655001" calcext:value-type="float">
            <text:p>21.655001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122248" calcext:value-type="float">
            <text:p>322.39122248</text:p>
          </table:table-cell>
          <table:table-cell office:value-type="float" office:value="12.28789946" calcext:value-type="float">
            <text:p>12.28789946</text:p>
          </table:table-cell>
          <table:table-cell office:value-type="float" office:value="19.571491" calcext:value-type="float">
            <text:p>19.571491</text:p>
          </table:table-cell>
          <table:table-cell office:value-type="float" office:value="17.250273" calcext:value-type="float">
            <text:p>17.250273</text:p>
          </table:table-cell>
          <table:table-cell office:value-type="float" office:value="16.314495" calcext:value-type="float">
            <text:p>16.314495</text:p>
          </table:table-cell>
          <table:table-cell office:value-type="float" office:value="15.991259" calcext:value-type="float">
            <text:p>15.991259</text:p>
          </table:table-cell>
          <table:table-cell office:value-type="float" office:value="15.836117" calcext:value-type="float">
            <text:p>15.836117</text:p>
          </table:table-cell>
          <table:table-cell table:formula="of:=[.E510]-[.F510]" office:value-type="float" office:value="0.935777999999999" calcext:value-type="float">
            <text:p>0.935777999999999</text:p>
          </table:table-cell>
          <table:table-cell office:value-type="float" office:value="17.250273" calcext:value-type="float">
            <text:p>17.250273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9102246" calcext:value-type="float">
            <text:p>322.39102246</text:p>
          </table:table-cell>
          <table:table-cell office:value-type="float" office:value="12.28718991" calcext:value-type="float">
            <text:p>12.28718991</text:p>
          </table:table-cell>
          <table:table-cell office:value-type="float" office:value="24.488571" calcext:value-type="float">
            <text:p>24.488571</text:p>
          </table:table-cell>
          <table:table-cell office:value-type="float" office:value="21.94451" calcext:value-type="float">
            <text:p>21.94451</text:p>
          </table:table-cell>
          <table:table-cell office:value-type="float" office:value="20.349876" calcext:value-type="float">
            <text:p>20.349876</text:p>
          </table:table-cell>
          <table:table-cell office:value-type="float" office:value="19.42856" calcext:value-type="float">
            <text:p>19.42856</text:p>
          </table:table-cell>
          <table:table-cell office:value-type="float" office:value="18.055456" calcext:value-type="float">
            <text:p>18.055456</text:p>
          </table:table-cell>
          <table:table-cell table:formula="of:=[.E511]-[.F511]" office:value-type="float" office:value="1.594634" calcext:value-type="float">
            <text:p>1.594634</text:p>
          </table:table-cell>
          <table:table-cell office:value-type="float" office:value="21.94451" calcext:value-type="float">
            <text:p>21.94451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38921197" calcext:value-type="float">
            <text:p>322.38921197</text:p>
          </table:table-cell>
          <table:table-cell office:value-type="float" office:value="12.28739028" calcext:value-type="float">
            <text:p>12.28739028</text:p>
          </table:table-cell>
          <table:table-cell office:value-type="float" office:value="23.477295" calcext:value-type="float">
            <text:p>23.477295</text:p>
          </table:table-cell>
          <table:table-cell office:value-type="float" office:value="22.812038" calcext:value-type="float">
            <text:p>22.812038</text:p>
          </table:table-cell>
          <table:table-cell office:value-type="float" office:value="22.082441" calcext:value-type="float">
            <text:p>22.082441</text:p>
          </table:table-cell>
          <table:table-cell office:value-type="float" office:value="21.667379" calcext:value-type="float">
            <text:p>21.667379</text:p>
          </table:table-cell>
          <table:table-cell office:value-type="float" office:value="21.192738" calcext:value-type="float">
            <text:p>21.192738</text:p>
          </table:table-cell>
          <table:table-cell table:formula="of:=[.E512]-[.F512]" office:value-type="float" office:value="0.729597000000002" calcext:value-type="float">
            <text:p>0.729597000000002</text:p>
          </table:table-cell>
          <table:table-cell office:value-type="float" office:value="22.812038" calcext:value-type="float">
            <text:p>22.812038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878364" calcext:value-type="float">
            <text:p>322.40878364</text:p>
          </table:table-cell>
          <table:table-cell office:value-type="float" office:value="12.26252857" calcext:value-type="float">
            <text:p>12.26252857</text:p>
          </table:table-cell>
          <table:table-cell office:value-type="float" office:value="20.088715" calcext:value-type="float">
            <text:p>20.088715</text:p>
          </table:table-cell>
          <table:table-cell office:value-type="float" office:value="17.576286" calcext:value-type="float">
            <text:p>17.576286</text:p>
          </table:table-cell>
          <table:table-cell office:value-type="float" office:value="16.497499" calcext:value-type="float">
            <text:p>16.497499</text:p>
          </table:table-cell>
          <table:table-cell office:value-type="float" office:value="16.089865" calcext:value-type="float">
            <text:p>16.089865</text:p>
          </table:table-cell>
          <table:table-cell office:value-type="float" office:value="15.880134" calcext:value-type="float">
            <text:p>15.880134</text:p>
          </table:table-cell>
          <table:table-cell table:formula="of:=[.E513]-[.F513]" office:value-type="float" office:value="1.078787" calcext:value-type="float">
            <text:p>1.078787</text:p>
          </table:table-cell>
          <table:table-cell office:value-type="float" office:value="17.576286" calcext:value-type="float">
            <text:p>17.576286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602473" calcext:value-type="float">
            <text:p>322.40602473</text:p>
          </table:table-cell>
          <table:table-cell office:value-type="float" office:value="12.25930424" calcext:value-type="float">
            <text:p>12.25930424</text:p>
          </table:table-cell>
          <table:table-cell office:value-type="float" office:value="22.4182" calcext:value-type="float">
            <text:p>22.4182</text:p>
          </table:table-cell>
          <table:table-cell office:value-type="float" office:value="20.312426" calcext:value-type="float">
            <text:p>20.312426</text:p>
          </table:table-cell>
          <table:table-cell office:value-type="float" office:value="18.703674" calcext:value-type="float">
            <text:p>18.703674</text:p>
          </table:table-cell>
          <table:table-cell office:value-type="float" office:value="17.592688" calcext:value-type="float">
            <text:p>17.592688</text:p>
          </table:table-cell>
          <table:table-cell office:value-type="float" office:value="17.013351" calcext:value-type="float">
            <text:p>17.013351</text:p>
          </table:table-cell>
          <table:table-cell table:formula="of:=[.E514]-[.F514]" office:value-type="float" office:value="1.608752" calcext:value-type="float">
            <text:p>1.608752</text:p>
          </table:table-cell>
          <table:table-cell office:value-type="float" office:value="20.312426" calcext:value-type="float">
            <text:p>20.312426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468496" calcext:value-type="float">
            <text:p>322.40468496</text:p>
          </table:table-cell>
          <table:table-cell office:value-type="float" office:value="12.25503655" calcext:value-type="float">
            <text:p>12.25503655</text:p>
          </table:table-cell>
          <table:table-cell office:value-type="float" office:value="20.570347" calcext:value-type="float">
            <text:p>20.570347</text:p>
          </table:table-cell>
          <table:table-cell office:value-type="float" office:value="19.563616" calcext:value-type="float">
            <text:p>19.563616</text:p>
          </table:table-cell>
          <table:table-cell office:value-type="float" office:value="19.222843" calcext:value-type="float">
            <text:p>19.222843</text:p>
          </table:table-cell>
          <table:table-cell office:value-type="float" office:value="19.059311" calcext:value-type="float">
            <text:p>19.059311</text:p>
          </table:table-cell>
          <table:table-cell office:value-type="float" office:value="19.017801" calcext:value-type="float">
            <text:p>19.017801</text:p>
          </table:table-cell>
          <table:table-cell table:formula="of:=[.E515]-[.F515]" office:value-type="float" office:value="0.340772999999999" calcext:value-type="float">
            <text:p>0.340772999999999</text:p>
          </table:table-cell>
          <table:table-cell office:value-type="float" office:value="19.563616" calcext:value-type="float">
            <text:p>19.563616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721282" calcext:value-type="float">
            <text:p>322.40721282</text:p>
          </table:table-cell>
          <table:table-cell office:value-type="float" office:value="12.25344008" calcext:value-type="float">
            <text:p>12.25344008</text:p>
          </table:table-cell>
          <table:table-cell office:value-type="float" office:value="20.443661" calcext:value-type="float">
            <text:p>20.443661</text:p>
          </table:table-cell>
          <table:table-cell office:value-type="float" office:value="19.403053" calcext:value-type="float">
            <text:p>19.403053</text:p>
          </table:table-cell>
          <table:table-cell office:value-type="float" office:value="19.151148" calcext:value-type="float">
            <text:p>19.151148</text:p>
          </table:table-cell>
          <table:table-cell office:value-type="float" office:value="18.961355" calcext:value-type="float">
            <text:p>18.961355</text:p>
          </table:table-cell>
          <table:table-cell office:value-type="float" office:value="18.940277" calcext:value-type="float">
            <text:p>18.940277</text:p>
          </table:table-cell>
          <table:table-cell table:formula="of:=[.E516]-[.F516]" office:value-type="float" office:value="0.251905000000001" calcext:value-type="float">
            <text:p>0.251905000000001</text:p>
          </table:table-cell>
          <table:table-cell office:value-type="float" office:value="19.403053" calcext:value-type="float">
            <text:p>19.403053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673669" calcext:value-type="float">
            <text:p>322.40673669</text:p>
          </table:table-cell>
          <table:table-cell office:value-type="float" office:value="12.25318091" calcext:value-type="float">
            <text:p>12.25318091</text:p>
          </table:table-cell>
          <table:table-cell office:value-type="float" office:value="20.923946" calcext:value-type="float">
            <text:p>20.923946</text:p>
          </table:table-cell>
          <table:table-cell office:value-type="float" office:value="19.94113" calcext:value-type="float">
            <text:p>19.94113</text:p>
          </table:table-cell>
          <table:table-cell office:value-type="float" office:value="19.572163" calcext:value-type="float">
            <text:p>19.572163</text:p>
          </table:table-cell>
          <table:table-cell office:value-type="float" office:value="19.443848" calcext:value-type="float">
            <text:p>19.443848</text:p>
          </table:table-cell>
          <table:table-cell office:value-type="float" office:value="19.409138" calcext:value-type="float">
            <text:p>19.409138</text:p>
          </table:table-cell>
          <table:table-cell table:formula="of:=[.E517]-[.F517]" office:value-type="float" office:value="0.368967000000001" calcext:value-type="float">
            <text:p>0.368967000000001</text:p>
          </table:table-cell>
          <table:table-cell office:value-type="float" office:value="19.94113" calcext:value-type="float">
            <text:p>19.94113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720214" calcext:value-type="float">
            <text:p>322.40720214</text:p>
          </table:table-cell>
          <table:table-cell office:value-type="float" office:value="12.25432662" calcext:value-type="float">
            <text:p>12.25432662</text:p>
          </table:table-cell>
          <table:table-cell office:value-type="float" office:value="21.648153" calcext:value-type="float">
            <text:p>21.648153</text:p>
          </table:table-cell>
          <table:table-cell office:value-type="float" office:value="20.286957" calcext:value-type="float">
            <text:p>20.286957</text:p>
          </table:table-cell>
          <table:table-cell office:value-type="float" office:value="19.932091" calcext:value-type="float">
            <text:p>19.932091</text:p>
          </table:table-cell>
          <table:table-cell office:value-type="float" office:value="19.726318" calcext:value-type="float">
            <text:p>19.726318</text:p>
          </table:table-cell>
          <table:table-cell office:value-type="float" office:value="19.806564" calcext:value-type="float">
            <text:p>19.806564</text:p>
          </table:table-cell>
          <table:table-cell table:formula="of:=[.E518]-[.F518]" office:value-type="float" office:value="0.354866000000001" calcext:value-type="float">
            <text:p>0.354866000000001</text:p>
          </table:table-cell>
          <table:table-cell office:value-type="float" office:value="20.286957" calcext:value-type="float">
            <text:p>20.286957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597633" calcext:value-type="float">
            <text:p>322.40597633</text:p>
          </table:table-cell>
          <table:table-cell office:value-type="float" office:value="12.25500332" calcext:value-type="float">
            <text:p>12.25500332</text:p>
          </table:table-cell>
          <table:table-cell office:value-type="float" office:value="21.778786" calcext:value-type="float">
            <text:p>21.778786</text:p>
          </table:table-cell>
          <table:table-cell office:value-type="float" office:value="20.488459" calcext:value-type="float">
            <text:p>20.488459</text:p>
          </table:table-cell>
          <table:table-cell office:value-type="float" office:value="20.063824" calcext:value-type="float">
            <text:p>20.063824</text:p>
          </table:table-cell>
          <table:table-cell office:value-type="float" office:value="19.969551" calcext:value-type="float">
            <text:p>19.969551</text:p>
          </table:table-cell>
          <table:table-cell office:value-type="float" office:value="19.875525" calcext:value-type="float">
            <text:p>19.875525</text:p>
          </table:table-cell>
          <table:table-cell table:formula="of:=[.E519]-[.F519]" office:value-type="float" office:value="0.424634999999999" calcext:value-type="float">
            <text:p>0.424634999999999</text:p>
          </table:table-cell>
          <table:table-cell office:value-type="float" office:value="20.488459" calcext:value-type="float">
            <text:p>20.488459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549816" calcext:value-type="float">
            <text:p>322.40549816</text:p>
          </table:table-cell>
          <table:table-cell office:value-type="float" office:value="12.25797928" calcext:value-type="float">
            <text:p>12.25797928</text:p>
          </table:table-cell>
          <table:table-cell office:value-type="float" office:value="21.572416" calcext:value-type="float">
            <text:p>21.572416</text:p>
          </table:table-cell>
          <table:table-cell office:value-type="float" office:value="20.90871" calcext:value-type="float">
            <text:p>20.90871</text:p>
          </table:table-cell>
          <table:table-cell office:value-type="float" office:value="20.507851" calcext:value-type="float">
            <text:p>20.507851</text:p>
          </table:table-cell>
          <table:table-cell office:value-type="float" office:value="20.37891" calcext:value-type="float">
            <text:p>20.37891</text:p>
          </table:table-cell>
          <table:table-cell office:value-type="float" office:value="20.095995" calcext:value-type="float">
            <text:p>20.095995</text:p>
          </table:table-cell>
          <table:table-cell table:formula="of:=[.E520]-[.F520]" office:value-type="float" office:value="0.400859000000001" calcext:value-type="float">
            <text:p>0.400859000000001</text:p>
          </table:table-cell>
          <table:table-cell office:value-type="float" office:value="20.90871" calcext:value-type="float">
            <text:p>20.90871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947904" calcext:value-type="float">
            <text:p>322.40947904</text:p>
          </table:table-cell>
          <table:table-cell office:value-type="float" office:value="12.26046485" calcext:value-type="float">
            <text:p>12.26046485</text:p>
          </table:table-cell>
          <table:table-cell office:value-type="float" office:value="22.223051" calcext:value-type="float">
            <text:p>22.223051</text:p>
          </table:table-cell>
          <table:table-cell office:value-type="float" office:value="21.47319" calcext:value-type="float">
            <text:p>21.47319</text:p>
          </table:table-cell>
          <table:table-cell office:value-type="float" office:value="20.870134" calcext:value-type="float">
            <text:p>20.870134</text:p>
          </table:table-cell>
          <table:table-cell office:value-type="float" office:value="20.598305" calcext:value-type="float">
            <text:p>20.598305</text:p>
          </table:table-cell>
          <table:table-cell office:value-type="float" office:value="21.023977" calcext:value-type="float">
            <text:p>21.023977</text:p>
          </table:table-cell>
          <table:table-cell table:formula="of:=[.E521]-[.F521]" office:value-type="float" office:value="0.603055999999999" calcext:value-type="float">
            <text:p>0.603055999999999</text:p>
          </table:table-cell>
          <table:table-cell office:value-type="float" office:value="21.47319" calcext:value-type="float">
            <text:p>21.47319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268595" calcext:value-type="float">
            <text:p>322.40268595</text:p>
          </table:table-cell>
          <table:table-cell office:value-type="float" office:value="12.25454278" calcext:value-type="float">
            <text:p>12.25454278</text:p>
          </table:table-cell>
          <table:table-cell office:value-type="float" office:value="24.314604" calcext:value-type="float">
            <text:p>24.314604</text:p>
          </table:table-cell>
          <table:table-cell office:value-type="float" office:value="22.155424" calcext:value-type="float">
            <text:p>22.155424</text:p>
          </table:table-cell>
          <table:table-cell office:value-type="float" office:value="21.525772" calcext:value-type="float">
            <text:p>21.525772</text:p>
          </table:table-cell>
          <table:table-cell office:value-type="float" office:value="21.364059" calcext:value-type="float">
            <text:p>21.364059</text:p>
          </table:table-cell>
          <table:table-cell office:value-type="float" office:value="21.250715" calcext:value-type="float">
            <text:p>21.250715</text:p>
          </table:table-cell>
          <table:table-cell table:formula="of:=[.E522]-[.F522]" office:value-type="float" office:value="0.629652" calcext:value-type="float">
            <text:p>0.629652</text:p>
          </table:table-cell>
          <table:table-cell office:value-type="float" office:value="22.155424" calcext:value-type="float">
            <text:p>22.155424</text:p>
          </table:table-cell>
          <table:table-cell table:number-columns-repeated="8"/>
        </table:table-row>
        <table:table-row table:style-name="ro1">
          <table:table-cell office:value-type="float" office:value="5.87727223545004E+017" calcext:value-type="float">
            <text:p>5.87727223545004E+017</text:p>
          </table:table-cell>
          <table:table-cell office:value-type="float" office:value="322.40238639" calcext:value-type="float">
            <text:p>322.40238639</text:p>
          </table:table-cell>
          <table:table-cell office:value-type="float" office:value="12.2554736" calcext:value-type="float">
            <text:p>12.2554736</text:p>
          </table:table-cell>
          <table:table-cell office:value-type="float" office:value="25.949179" calcext:value-type="float">
            <text:p>25.949179</text:p>
          </table:table-cell>
          <table:table-cell office:value-type="float" office:value="22.259594" calcext:value-type="float">
            <text:p>22.259594</text:p>
          </table:table-cell>
          <table:table-cell office:value-type="float" office:value="21.806734" calcext:value-type="float">
            <text:p>21.806734</text:p>
          </table:table-cell>
          <table:table-cell office:value-type="float" office:value="21.557495" calcext:value-type="float">
            <text:p>21.557495</text:p>
          </table:table-cell>
          <table:table-cell office:value-type="float" office:value="21.710548" calcext:value-type="float">
            <text:p>21.710548</text:p>
          </table:table-cell>
          <table:table-cell table:formula="of:=[.E523]-[.F523]" office:value-type="float" office:value="0.452860000000001" calcext:value-type="float">
            <text:p>0.452860000000001</text:p>
          </table:table-cell>
          <table:table-cell office:value-type="float" office:value="22.259594" calcext:value-type="float">
            <text:p>22.25959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32423" calcext:value-type="float">
            <text:p>322.4032423</text:p>
          </table:table-cell>
          <table:table-cell office:value-type="float" office:value="12.25477041" calcext:value-type="float">
            <text:p>12.25477041</text:p>
          </table:table-cell>
          <table:table-cell office:value-type="float" office:value="23.936911" calcext:value-type="float">
            <text:p>23.936911</text:p>
          </table:table-cell>
          <table:table-cell office:value-type="float" office:value="23.812609" calcext:value-type="float">
            <text:p>23.812609</text:p>
          </table:table-cell>
          <table:table-cell office:value-type="float" office:value="22.145525" calcext:value-type="float">
            <text:p>22.145525</text:p>
          </table:table-cell>
          <table:table-cell office:value-type="float" office:value="21.526161" calcext:value-type="float">
            <text:p>21.526161</text:p>
          </table:table-cell>
          <table:table-cell office:value-type="float" office:value="21.584169" calcext:value-type="float">
            <text:p>21.584169</text:p>
          </table:table-cell>
          <table:table-cell table:formula="of:=[.E524]-[.F524]" office:value-type="float" office:value="1.667084" calcext:value-type="float">
            <text:p>1.667084</text:p>
          </table:table-cell>
          <table:table-cell office:value-type="float" office:value="23.812609" calcext:value-type="float">
            <text:p>23.81260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683272" calcext:value-type="float">
            <text:p>322.41683272</text:p>
          </table:table-cell>
          <table:table-cell office:value-type="float" office:value="12.26669208" calcext:value-type="float">
            <text:p>12.26669208</text:p>
          </table:table-cell>
          <table:table-cell office:value-type="float" office:value="17.253563" calcext:value-type="float">
            <text:p>17.253563</text:p>
          </table:table-cell>
          <table:table-cell office:value-type="float" office:value="15.7935" calcext:value-type="float">
            <text:p>15.7935</text:p>
          </table:table-cell>
          <table:table-cell office:value-type="float" office:value="15.11564" calcext:value-type="float">
            <text:p>15.11564</text:p>
          </table:table-cell>
          <table:table-cell office:value-type="float" office:value="14.798903" calcext:value-type="float">
            <text:p>14.798903</text:p>
          </table:table-cell>
          <table:table-cell office:value-type="float" office:value="14.630848" calcext:value-type="float">
            <text:p>14.630848</text:p>
          </table:table-cell>
          <table:table-cell table:formula="of:=[.E525]-[.F525]" office:value-type="float" office:value="0.677859999999999" calcext:value-type="float">
            <text:p>0.677859999999999</text:p>
          </table:table-cell>
          <table:table-cell office:value-type="float" office:value="15.7935" calcext:value-type="float">
            <text:p>15.793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716861" calcext:value-type="float">
            <text:p>322.41716861</text:p>
          </table:table-cell>
          <table:table-cell office:value-type="float" office:value="12.26290518" calcext:value-type="float">
            <text:p>12.26290518</text:p>
          </table:table-cell>
          <table:table-cell office:value-type="float" office:value="20.115881" calcext:value-type="float">
            <text:p>20.115881</text:p>
          </table:table-cell>
          <table:table-cell office:value-type="float" office:value="19.09836" calcext:value-type="float">
            <text:p>19.09836</text:p>
          </table:table-cell>
          <table:table-cell office:value-type="float" office:value="18.776144" calcext:value-type="float">
            <text:p>18.776144</text:p>
          </table:table-cell>
          <table:table-cell office:value-type="float" office:value="18.626305" calcext:value-type="float">
            <text:p>18.626305</text:p>
          </table:table-cell>
          <table:table-cell office:value-type="float" office:value="18.591881" calcext:value-type="float">
            <text:p>18.591881</text:p>
          </table:table-cell>
          <table:table-cell table:formula="of:=[.E526]-[.F526]" office:value-type="float" office:value="0.322216000000001" calcext:value-type="float">
            <text:p>0.322216000000001</text:p>
          </table:table-cell>
          <table:table-cell office:value-type="float" office:value="19.09836" calcext:value-type="float">
            <text:p>19.0983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869358" calcext:value-type="float">
            <text:p>322.41869358</text:p>
          </table:table-cell>
          <table:table-cell office:value-type="float" office:value="12.26300734" calcext:value-type="float">
            <text:p>12.26300734</text:p>
          </table:table-cell>
          <table:table-cell office:value-type="float" office:value="20.80645" calcext:value-type="float">
            <text:p>20.80645</text:p>
          </table:table-cell>
          <table:table-cell office:value-type="float" office:value="19.666466" calcext:value-type="float">
            <text:p>19.666466</text:p>
          </table:table-cell>
          <table:table-cell office:value-type="float" office:value="19.407356" calcext:value-type="float">
            <text:p>19.407356</text:p>
          </table:table-cell>
          <table:table-cell office:value-type="float" office:value="19.275532" calcext:value-type="float">
            <text:p>19.275532</text:p>
          </table:table-cell>
          <table:table-cell office:value-type="float" office:value="19.170389" calcext:value-type="float">
            <text:p>19.170389</text:p>
          </table:table-cell>
          <table:table-cell table:formula="of:=[.E527]-[.F527]" office:value-type="float" office:value="0.25911" calcext:value-type="float">
            <text:p>0.25911</text:p>
          </table:table-cell>
          <table:table-cell office:value-type="float" office:value="19.666466" calcext:value-type="float">
            <text:p>19.66646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103695" calcext:value-type="float">
            <text:p>322.42103695</text:p>
          </table:table-cell>
          <table:table-cell office:value-type="float" office:value="12.2632866" calcext:value-type="float">
            <text:p>12.2632866</text:p>
          </table:table-cell>
          <table:table-cell office:value-type="float" office:value="21.153482" calcext:value-type="float">
            <text:p>21.153482</text:p>
          </table:table-cell>
          <table:table-cell office:value-type="float" office:value="20.278923" calcext:value-type="float">
            <text:p>20.278923</text:p>
          </table:table-cell>
          <table:table-cell office:value-type="float" office:value="19.975651" calcext:value-type="float">
            <text:p>19.975651</text:p>
          </table:table-cell>
          <table:table-cell office:value-type="float" office:value="19.798183" calcext:value-type="float">
            <text:p>19.798183</text:p>
          </table:table-cell>
          <table:table-cell office:value-type="float" office:value="19.853432" calcext:value-type="float">
            <text:p>19.853432</text:p>
          </table:table-cell>
          <table:table-cell table:formula="of:=[.E528]-[.F528]" office:value-type="float" office:value="0.303272" calcext:value-type="float">
            <text:p>0.303272</text:p>
          </table:table-cell>
          <table:table-cell office:value-type="float" office:value="20.278923" calcext:value-type="float">
            <text:p>20.27892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723535" calcext:value-type="float">
            <text:p>322.41723535</text:p>
          </table:table-cell>
          <table:table-cell office:value-type="float" office:value="12.2612271" calcext:value-type="float">
            <text:p>12.2612271</text:p>
          </table:table-cell>
          <table:table-cell office:value-type="float" office:value="21.535486" calcext:value-type="float">
            <text:p>21.535486</text:p>
          </table:table-cell>
          <table:table-cell office:value-type="float" office:value="20.407583" calcext:value-type="float">
            <text:p>20.407583</text:p>
          </table:table-cell>
          <table:table-cell office:value-type="float" office:value="19.988184" calcext:value-type="float">
            <text:p>19.988184</text:p>
          </table:table-cell>
          <table:table-cell office:value-type="float" office:value="19.926947" calcext:value-type="float">
            <text:p>19.926947</text:p>
          </table:table-cell>
          <table:table-cell office:value-type="float" office:value="19.79648" calcext:value-type="float">
            <text:p>19.79648</text:p>
          </table:table-cell>
          <table:table-cell table:formula="of:=[.E529]-[.F529]" office:value-type="float" office:value="0.419398999999999" calcext:value-type="float">
            <text:p>0.419398999999999</text:p>
          </table:table-cell>
          <table:table-cell office:value-type="float" office:value="20.407583" calcext:value-type="float">
            <text:p>20.40758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440695" calcext:value-type="float">
            <text:p>322.41440695</text:p>
          </table:table-cell>
          <table:table-cell office:value-type="float" office:value="12.26326693" calcext:value-type="float">
            <text:p>12.26326693</text:p>
          </table:table-cell>
          <table:table-cell office:value-type="float" office:value="21.829544" calcext:value-type="float">
            <text:p>21.829544</text:p>
          </table:table-cell>
          <table:table-cell office:value-type="float" office:value="20.975718" calcext:value-type="float">
            <text:p>20.975718</text:p>
          </table:table-cell>
          <table:table-cell office:value-type="float" office:value="20.56362" calcext:value-type="float">
            <text:p>20.56362</text:p>
          </table:table-cell>
          <table:table-cell office:value-type="float" office:value="20.282688" calcext:value-type="float">
            <text:p>20.282688</text:p>
          </table:table-cell>
          <table:table-cell office:value-type="float" office:value="20.23942" calcext:value-type="float">
            <text:p>20.23942</text:p>
          </table:table-cell>
          <table:table-cell table:formula="of:=[.E530]-[.F530]" office:value-type="float" office:value="0.412098" calcext:value-type="float">
            <text:p>0.412098</text:p>
          </table:table-cell>
          <table:table-cell office:value-type="float" office:value="20.975718" calcext:value-type="float">
            <text:p>20.975718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834385" calcext:value-type="float">
            <text:p>322.41834385</text:p>
          </table:table-cell>
          <table:table-cell office:value-type="float" office:value="12.25998803" calcext:value-type="float">
            <text:p>12.25998803</text:p>
          </table:table-cell>
          <table:table-cell office:value-type="float" office:value="22.716318" calcext:value-type="float">
            <text:p>22.716318</text:p>
          </table:table-cell>
          <table:table-cell office:value-type="float" office:value="21.148506" calcext:value-type="float">
            <text:p>21.148506</text:p>
          </table:table-cell>
          <table:table-cell office:value-type="float" office:value="20.779001" calcext:value-type="float">
            <text:p>20.779001</text:p>
          </table:table-cell>
          <table:table-cell office:value-type="float" office:value="20.714323" calcext:value-type="float">
            <text:p>20.714323</text:p>
          </table:table-cell>
          <table:table-cell office:value-type="float" office:value="20.538771" calcext:value-type="float">
            <text:p>20.538771</text:p>
          </table:table-cell>
          <table:table-cell table:formula="of:=[.E531]-[.F531]" office:value-type="float" office:value="0.369505" calcext:value-type="float">
            <text:p>0.369505</text:p>
          </table:table-cell>
          <table:table-cell office:value-type="float" office:value="21.148506" calcext:value-type="float">
            <text:p>21.14850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924435" calcext:value-type="float">
            <text:p>322.41924435</text:p>
          </table:table-cell>
          <table:table-cell office:value-type="float" office:value="12.26676598" calcext:value-type="float">
            <text:p>12.26676598</text:p>
          </table:table-cell>
          <table:table-cell office:value-type="float" office:value="25.335302" calcext:value-type="float">
            <text:p>25.335302</text:p>
          </table:table-cell>
          <table:table-cell office:value-type="float" office:value="24.012562" calcext:value-type="float">
            <text:p>24.012562</text:p>
          </table:table-cell>
          <table:table-cell office:value-type="float" office:value="21.949373" calcext:value-type="float">
            <text:p>21.949373</text:p>
          </table:table-cell>
          <table:table-cell office:value-type="float" office:value="20.467703" calcext:value-type="float">
            <text:p>20.467703</text:p>
          </table:table-cell>
          <table:table-cell office:value-type="float" office:value="20.003487" calcext:value-type="float">
            <text:p>20.003487</text:p>
          </table:table-cell>
          <table:table-cell table:formula="of:=[.E532]-[.F532]" office:value-type="float" office:value="2.063189" calcext:value-type="float">
            <text:p>2.063189</text:p>
          </table:table-cell>
          <table:table-cell office:value-type="float" office:value="24.012562" calcext:value-type="float">
            <text:p>24.012562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794462" calcext:value-type="float">
            <text:p>322.41794462</text:p>
          </table:table-cell>
          <table:table-cell office:value-type="float" office:value="12.26470816" calcext:value-type="float">
            <text:p>12.26470816</text:p>
          </table:table-cell>
          <table:table-cell office:value-type="float" office:value="22.612761" calcext:value-type="float">
            <text:p>22.612761</text:p>
          </table:table-cell>
          <table:table-cell office:value-type="float" office:value="21.949461" calcext:value-type="float">
            <text:p>21.949461</text:p>
          </table:table-cell>
          <table:table-cell office:value-type="float" office:value="21.513067" calcext:value-type="float">
            <text:p>21.513067</text:p>
          </table:table-cell>
          <table:table-cell office:value-type="float" office:value="21.416403" calcext:value-type="float">
            <text:p>21.416403</text:p>
          </table:table-cell>
          <table:table-cell office:value-type="float" office:value="21.215622" calcext:value-type="float">
            <text:p>21.215622</text:p>
          </table:table-cell>
          <table:table-cell table:formula="of:=[.E533]-[.F533]" office:value-type="float" office:value="0.436394" calcext:value-type="float">
            <text:p>0.436394</text:p>
          </table:table-cell>
          <table:table-cell office:value-type="float" office:value="21.949461" calcext:value-type="float">
            <text:p>21.949461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952253" calcext:value-type="float">
            <text:p>322.41952253</text:p>
          </table:table-cell>
          <table:table-cell office:value-type="float" office:value="12.26831431" calcext:value-type="float">
            <text:p>12.26831431</text:p>
          </table:table-cell>
          <table:table-cell office:value-type="float" office:value="22.615551" calcext:value-type="float">
            <text:p>22.615551</text:p>
          </table:table-cell>
          <table:table-cell office:value-type="float" office:value="22.324865" calcext:value-type="float">
            <text:p>22.324865</text:p>
          </table:table-cell>
          <table:table-cell office:value-type="float" office:value="21.717031" calcext:value-type="float">
            <text:p>21.717031</text:p>
          </table:table-cell>
          <table:table-cell office:value-type="float" office:value="21.628124" calcext:value-type="float">
            <text:p>21.628124</text:p>
          </table:table-cell>
          <table:table-cell office:value-type="float" office:value="21.482649" calcext:value-type="float">
            <text:p>21.482649</text:p>
          </table:table-cell>
          <table:table-cell table:formula="of:=[.E534]-[.F534]" office:value-type="float" office:value="0.607834" calcext:value-type="float">
            <text:p>0.607834</text:p>
          </table:table-cell>
          <table:table-cell office:value-type="float" office:value="22.324865" calcext:value-type="float">
            <text:p>22.32486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543849" calcext:value-type="float">
            <text:p>322.41543849</text:p>
          </table:table-cell>
          <table:table-cell office:value-type="float" office:value="12.26404649" calcext:value-type="float">
            <text:p>12.26404649</text:p>
          </table:table-cell>
          <table:table-cell office:value-type="float" office:value="23.633615" calcext:value-type="float">
            <text:p>23.633615</text:p>
          </table:table-cell>
          <table:table-cell office:value-type="float" office:value="22.555954" calcext:value-type="float">
            <text:p>22.555954</text:p>
          </table:table-cell>
          <table:table-cell office:value-type="float" office:value="21.748074" calcext:value-type="float">
            <text:p>21.748074</text:p>
          </table:table-cell>
          <table:table-cell office:value-type="float" office:value="21.802309" calcext:value-type="float">
            <text:p>21.802309</text:p>
          </table:table-cell>
          <table:table-cell office:value-type="float" office:value="21.641518" calcext:value-type="float">
            <text:p>21.641518</text:p>
          </table:table-cell>
          <table:table-cell table:formula="of:=[.E535]-[.F535]" office:value-type="float" office:value="0.807880000000001" calcext:value-type="float">
            <text:p>0.807880000000001</text:p>
          </table:table-cell>
          <table:table-cell office:value-type="float" office:value="22.555954" calcext:value-type="float">
            <text:p>22.55595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161639" calcext:value-type="float">
            <text:p>322.42161639</text:p>
          </table:table-cell>
          <table:table-cell office:value-type="float" office:value="12.26245692" calcext:value-type="float">
            <text:p>12.26245692</text:p>
          </table:table-cell>
          <table:table-cell office:value-type="float" office:value="24.90592" calcext:value-type="float">
            <text:p>24.90592</text:p>
          </table:table-cell>
          <table:table-cell office:value-type="float" office:value="23.252836" calcext:value-type="float">
            <text:p>23.252836</text:p>
          </table:table-cell>
          <table:table-cell office:value-type="float" office:value="22.312874" calcext:value-type="float">
            <text:p>22.312874</text:p>
          </table:table-cell>
          <table:table-cell office:value-type="float" office:value="22.919333" calcext:value-type="float">
            <text:p>22.919333</text:p>
          </table:table-cell>
          <table:table-cell office:value-type="float" office:value="21.489609" calcext:value-type="float">
            <text:p>21.489609</text:p>
          </table:table-cell>
          <table:table-cell table:formula="of:=[.E536]-[.F536]" office:value-type="float" office:value="0.939961999999998" calcext:value-type="float">
            <text:p>0.939961999999998</text:p>
          </table:table-cell>
          <table:table-cell office:value-type="float" office:value="23.252836" calcext:value-type="float">
            <text:p>23.25283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982256" calcext:value-type="float">
            <text:p>322.41982256</text:p>
          </table:table-cell>
          <table:table-cell office:value-type="float" office:value="12.26294017" calcext:value-type="float">
            <text:p>12.26294017</text:p>
          </table:table-cell>
          <table:table-cell office:value-type="float" office:value="25.492054" calcext:value-type="float">
            <text:p>25.492054</text:p>
          </table:table-cell>
          <table:table-cell office:value-type="float" office:value="22.945633" calcext:value-type="float">
            <text:p>22.945633</text:p>
          </table:table-cell>
          <table:table-cell office:value-type="float" office:value="22.446531" calcext:value-type="float">
            <text:p>22.446531</text:p>
          </table:table-cell>
          <table:table-cell office:value-type="float" office:value="21.952673" calcext:value-type="float">
            <text:p>21.952673</text:p>
          </table:table-cell>
          <table:table-cell office:value-type="float" office:value="21.969179" calcext:value-type="float">
            <text:p>21.969179</text:p>
          </table:table-cell>
          <table:table-cell table:formula="of:=[.E537]-[.F537]" office:value-type="float" office:value="0.499102000000001" calcext:value-type="float">
            <text:p>0.499102000000001</text:p>
          </table:table-cell>
          <table:table-cell office:value-type="float" office:value="22.945633" calcext:value-type="float">
            <text:p>22.94563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1430648" calcext:value-type="float">
            <text:p>322.41430648</text:p>
          </table:table-cell>
          <table:table-cell office:value-type="float" office:value="12.30580308" calcext:value-type="float">
            <text:p>12.30580308</text:p>
          </table:table-cell>
          <table:table-cell office:value-type="float" office:value="17.464422" calcext:value-type="float">
            <text:p>17.464422</text:p>
          </table:table-cell>
          <table:table-cell office:value-type="float" office:value="16.087105" calcext:value-type="float">
            <text:p>16.087105</text:p>
          </table:table-cell>
          <table:table-cell office:value-type="float" office:value="15.44828" calcext:value-type="float">
            <text:p>15.44828</text:p>
          </table:table-cell>
          <table:table-cell office:value-type="float" office:value="15.155818" calcext:value-type="float">
            <text:p>15.155818</text:p>
          </table:table-cell>
          <table:table-cell office:value-type="float" office:value="14.997636" calcext:value-type="float">
            <text:p>14.997636</text:p>
          </table:table-cell>
          <table:table-cell table:formula="of:=[.E538]-[.F538]" office:value-type="float" office:value="0.638825000000001" calcext:value-type="float">
            <text:p>0.638825000000001</text:p>
          </table:table-cell>
          <table:table-cell office:value-type="float" office:value="16.087105" calcext:value-type="float">
            <text:p>16.08710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269186" calcext:value-type="float">
            <text:p>322.42269186</text:p>
          </table:table-cell>
          <table:table-cell office:value-type="float" office:value="12.27003954" calcext:value-type="float">
            <text:p>12.27003954</text:p>
          </table:table-cell>
          <table:table-cell office:value-type="float" office:value="18.80044" calcext:value-type="float">
            <text:p>18.80044</text:p>
          </table:table-cell>
          <table:table-cell office:value-type="float" office:value="17.667885" calcext:value-type="float">
            <text:p>17.667885</text:p>
          </table:table-cell>
          <table:table-cell office:value-type="float" office:value="17.131956" calcext:value-type="float">
            <text:p>17.131956</text:p>
          </table:table-cell>
          <table:table-cell office:value-type="float" office:value="16.886862" calcext:value-type="float">
            <text:p>16.886862</text:p>
          </table:table-cell>
          <table:table-cell office:value-type="float" office:value="16.74192" calcext:value-type="float">
            <text:p>16.74192</text:p>
          </table:table-cell>
          <table:table-cell table:formula="of:=[.E539]-[.F539]" office:value-type="float" office:value="0.535928999999999" calcext:value-type="float">
            <text:p>0.535928999999999</text:p>
          </table:table-cell>
          <table:table-cell office:value-type="float" office:value="17.667885" calcext:value-type="float">
            <text:p>17.66788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270632" calcext:value-type="float">
            <text:p>322.42270632</text:p>
          </table:table-cell>
          <table:table-cell office:value-type="float" office:value="12.27112063" calcext:value-type="float">
            <text:p>12.27112063</text:p>
          </table:table-cell>
          <table:table-cell office:value-type="float" office:value="23.695572" calcext:value-type="float">
            <text:p>23.695572</text:p>
          </table:table-cell>
          <table:table-cell office:value-type="float" office:value="21.911581" calcext:value-type="float">
            <text:p>21.911581</text:p>
          </table:table-cell>
          <table:table-cell office:value-type="float" office:value="21.788467" calcext:value-type="float">
            <text:p>21.788467</text:p>
          </table:table-cell>
          <table:table-cell office:value-type="float" office:value="21.260157" calcext:value-type="float">
            <text:p>21.260157</text:p>
          </table:table-cell>
          <table:table-cell office:value-type="float" office:value="20.896715" calcext:value-type="float">
            <text:p>20.896715</text:p>
          </table:table-cell>
          <table:table-cell table:formula="of:=[.E540]-[.F540]" office:value-type="float" office:value="0.123113999999998" calcext:value-type="float">
            <text:p>0.123113999999998</text:p>
          </table:table-cell>
          <table:table-cell office:value-type="float" office:value="21.911581" calcext:value-type="float">
            <text:p>21.911581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211227" calcext:value-type="float">
            <text:p>322.42211227</text:p>
          </table:table-cell>
          <table:table-cell office:value-type="float" office:value="12.27128126" calcext:value-type="float">
            <text:p>12.27128126</text:p>
          </table:table-cell>
          <table:table-cell office:value-type="float" office:value="25.510283" calcext:value-type="float">
            <text:p>25.510283</text:p>
          </table:table-cell>
          <table:table-cell office:value-type="float" office:value="22.556351" calcext:value-type="float">
            <text:p>22.556351</text:p>
          </table:table-cell>
          <table:table-cell office:value-type="float" office:value="21.864258" calcext:value-type="float">
            <text:p>21.864258</text:p>
          </table:table-cell>
          <table:table-cell office:value-type="float" office:value="21.805962" calcext:value-type="float">
            <text:p>21.805962</text:p>
          </table:table-cell>
          <table:table-cell office:value-type="float" office:value="21.376011" calcext:value-type="float">
            <text:p>21.376011</text:p>
          </table:table-cell>
          <table:table-cell table:formula="of:=[.E541]-[.F541]" office:value-type="float" office:value="0.692093" calcext:value-type="float">
            <text:p>0.692093</text:p>
          </table:table-cell>
          <table:table-cell office:value-type="float" office:value="22.556351" calcext:value-type="float">
            <text:p>22.556351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418955" calcext:value-type="float">
            <text:p>322.42418955</text:p>
          </table:table-cell>
          <table:table-cell office:value-type="float" office:value="12.2687678" calcext:value-type="float">
            <text:p>12.2687678</text:p>
          </table:table-cell>
          <table:table-cell office:value-type="float" office:value="23.082354" calcext:value-type="float">
            <text:p>23.082354</text:p>
          </table:table-cell>
          <table:table-cell office:value-type="float" office:value="22.368357" calcext:value-type="float">
            <text:p>22.368357</text:p>
          </table:table-cell>
          <table:table-cell office:value-type="float" office:value="21.911448" calcext:value-type="float">
            <text:p>21.911448</text:p>
          </table:table-cell>
          <table:table-cell office:value-type="float" office:value="21.46796" calcext:value-type="float">
            <text:p>21.46796</text:p>
          </table:table-cell>
          <table:table-cell office:value-type="float" office:value="21.755867" calcext:value-type="float">
            <text:p>21.755867</text:p>
          </table:table-cell>
          <table:table-cell table:formula="of:=[.E542]-[.F542]" office:value-type="float" office:value="0.456909" calcext:value-type="float">
            <text:p>0.456909</text:p>
          </table:table-cell>
          <table:table-cell office:value-type="float" office:value="22.368357" calcext:value-type="float">
            <text:p>22.368357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341455" calcext:value-type="float">
            <text:p>322.42341455</text:p>
          </table:table-cell>
          <table:table-cell office:value-type="float" office:value="12.26831654" calcext:value-type="float">
            <text:p>12.26831654</text:p>
          </table:table-cell>
          <table:table-cell office:value-type="float" office:value="23.983047" calcext:value-type="float">
            <text:p>23.983047</text:p>
          </table:table-cell>
          <table:table-cell office:value-type="float" office:value="22.782139" calcext:value-type="float">
            <text:p>22.782139</text:p>
          </table:table-cell>
          <table:table-cell office:value-type="float" office:value="22.241573" calcext:value-type="float">
            <text:p>22.241573</text:p>
          </table:table-cell>
          <table:table-cell office:value-type="float" office:value="21.937868" calcext:value-type="float">
            <text:p>21.937868</text:p>
          </table:table-cell>
          <table:table-cell office:value-type="float" office:value="21.255972" calcext:value-type="float">
            <text:p>21.255972</text:p>
          </table:table-cell>
          <table:table-cell table:formula="of:=[.E543]-[.F543]" office:value-type="float" office:value="0.540566000000002" calcext:value-type="float">
            <text:p>0.540566000000002</text:p>
          </table:table-cell>
          <table:table-cell office:value-type="float" office:value="22.782139" calcext:value-type="float">
            <text:p>22.78213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938298" calcext:value-type="float">
            <text:p>322.42938298</text:p>
          </table:table-cell>
          <table:table-cell office:value-type="float" office:value="12.2701487" calcext:value-type="float">
            <text:p>12.2701487</text:p>
          </table:table-cell>
          <table:table-cell office:value-type="float" office:value="18.473848" calcext:value-type="float">
            <text:p>18.473848</text:p>
          </table:table-cell>
          <table:table-cell office:value-type="float" office:value="17.231794" calcext:value-type="float">
            <text:p>17.231794</text:p>
          </table:table-cell>
          <table:table-cell office:value-type="float" office:value="16.659622" calcext:value-type="float">
            <text:p>16.659622</text:p>
          </table:table-cell>
          <table:table-cell office:value-type="float" office:value="16.385324" calcext:value-type="float">
            <text:p>16.385324</text:p>
          </table:table-cell>
          <table:table-cell office:value-type="float" office:value="16.234346" calcext:value-type="float">
            <text:p>16.234346</text:p>
          </table:table-cell>
          <table:table-cell table:formula="of:=[.E544]-[.F544]" office:value-type="float" office:value="0.572172000000002" calcext:value-type="float">
            <text:p>0.572172000000002</text:p>
          </table:table-cell>
          <table:table-cell office:value-type="float" office:value="17.231794" calcext:value-type="float">
            <text:p>17.23179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784207" calcext:value-type="float">
            <text:p>322.42784207</text:p>
          </table:table-cell>
          <table:table-cell office:value-type="float" office:value="12.27199602" calcext:value-type="float">
            <text:p>12.27199602</text:p>
          </table:table-cell>
          <table:table-cell office:value-type="float" office:value="21.243532" calcext:value-type="float">
            <text:p>21.243532</text:p>
          </table:table-cell>
          <table:table-cell office:value-type="float" office:value="20.331535" calcext:value-type="float">
            <text:p>20.331535</text:p>
          </table:table-cell>
          <table:table-cell office:value-type="float" office:value="19.978125" calcext:value-type="float">
            <text:p>19.978125</text:p>
          </table:table-cell>
          <table:table-cell office:value-type="float" office:value="19.772617" calcext:value-type="float">
            <text:p>19.772617</text:p>
          </table:table-cell>
          <table:table-cell office:value-type="float" office:value="19.661268" calcext:value-type="float">
            <text:p>19.661268</text:p>
          </table:table-cell>
          <table:table-cell table:formula="of:=[.E545]-[.F545]" office:value-type="float" office:value="0.35341" calcext:value-type="float">
            <text:p>0.35341</text:p>
          </table:table-cell>
          <table:table-cell office:value-type="float" office:value="20.331535" calcext:value-type="float">
            <text:p>20.33153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882057" calcext:value-type="float">
            <text:p>322.42882057</text:p>
          </table:table-cell>
          <table:table-cell office:value-type="float" office:value="12.2728203" calcext:value-type="float">
            <text:p>12.2728203</text:p>
          </table:table-cell>
          <table:table-cell office:value-type="float" office:value="21.619669" calcext:value-type="float">
            <text:p>21.619669</text:p>
          </table:table-cell>
          <table:table-cell office:value-type="float" office:value="20.553366" calcext:value-type="float">
            <text:p>20.553366</text:p>
          </table:table-cell>
          <table:table-cell office:value-type="float" office:value="20.231949" calcext:value-type="float">
            <text:p>20.231949</text:p>
          </table:table-cell>
          <table:table-cell office:value-type="float" office:value="20.066269" calcext:value-type="float">
            <text:p>20.066269</text:p>
          </table:table-cell>
          <table:table-cell office:value-type="float" office:value="19.940653" calcext:value-type="float">
            <text:p>19.940653</text:p>
          </table:table-cell>
          <table:table-cell table:formula="of:=[.E546]-[.F546]" office:value-type="float" office:value="0.321417" calcext:value-type="float">
            <text:p>0.321417</text:p>
          </table:table-cell>
          <table:table-cell office:value-type="float" office:value="20.553366" calcext:value-type="float">
            <text:p>20.55336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063526" calcext:value-type="float">
            <text:p>322.43063526</text:p>
          </table:table-cell>
          <table:table-cell office:value-type="float" office:value="12.27047454" calcext:value-type="float">
            <text:p>12.27047454</text:p>
          </table:table-cell>
          <table:table-cell office:value-type="float" office:value="21.702837" calcext:value-type="float">
            <text:p>21.702837</text:p>
          </table:table-cell>
          <table:table-cell office:value-type="float" office:value="20.860672" calcext:value-type="float">
            <text:p>20.860672</text:p>
          </table:table-cell>
          <table:table-cell office:value-type="float" office:value="20.489218" calcext:value-type="float">
            <text:p>20.489218</text:p>
          </table:table-cell>
          <table:table-cell office:value-type="float" office:value="20.374521" calcext:value-type="float">
            <text:p>20.374521</text:p>
          </table:table-cell>
          <table:table-cell office:value-type="float" office:value="19.946072" calcext:value-type="float">
            <text:p>19.946072</text:p>
          </table:table-cell>
          <table:table-cell table:formula="of:=[.E547]-[.F547]" office:value-type="float" office:value="0.371454" calcext:value-type="float">
            <text:p>0.371454</text:p>
          </table:table-cell>
          <table:table-cell office:value-type="float" office:value="20.860672" calcext:value-type="float">
            <text:p>20.860672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931586" calcext:value-type="float">
            <text:p>322.42931586</text:p>
          </table:table-cell>
          <table:table-cell office:value-type="float" office:value="12.26885104" calcext:value-type="float">
            <text:p>12.26885104</text:p>
          </table:table-cell>
          <table:table-cell office:value-type="float" office:value="22.512585" calcext:value-type="float">
            <text:p>22.512585</text:p>
          </table:table-cell>
          <table:table-cell office:value-type="float" office:value="21.517616" calcext:value-type="float">
            <text:p>21.517616</text:p>
          </table:table-cell>
          <table:table-cell office:value-type="float" office:value="21.262886" calcext:value-type="float">
            <text:p>21.262886</text:p>
          </table:table-cell>
          <table:table-cell office:value-type="float" office:value="20.811522" calcext:value-type="float">
            <text:p>20.811522</text:p>
          </table:table-cell>
          <table:table-cell office:value-type="float" office:value="20.649117" calcext:value-type="float">
            <text:p>20.649117</text:p>
          </table:table-cell>
          <table:table-cell table:formula="of:=[.E548]-[.F548]" office:value-type="float" office:value="0.254729999999999" calcext:value-type="float">
            <text:p>0.254729999999999</text:p>
          </table:table-cell>
          <table:table-cell office:value-type="float" office:value="21.517616" calcext:value-type="float">
            <text:p>21.51761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682858" calcext:value-type="float">
            <text:p>322.42682858</text:p>
          </table:table-cell>
          <table:table-cell office:value-type="float" office:value="12.27285961" calcext:value-type="float">
            <text:p>12.27285961</text:p>
          </table:table-cell>
          <table:table-cell office:value-type="float" office:value="25.36013" calcext:value-type="float">
            <text:p>25.36013</text:p>
          </table:table-cell>
          <table:table-cell office:value-type="float" office:value="22.330023" calcext:value-type="float">
            <text:p>22.330023</text:p>
          </table:table-cell>
          <table:table-cell office:value-type="float" office:value="21.677958" calcext:value-type="float">
            <text:p>21.677958</text:p>
          </table:table-cell>
          <table:table-cell office:value-type="float" office:value="21.466269" calcext:value-type="float">
            <text:p>21.466269</text:p>
          </table:table-cell>
          <table:table-cell office:value-type="float" office:value="21.481756" calcext:value-type="float">
            <text:p>21.481756</text:p>
          </table:table-cell>
          <table:table-cell table:formula="of:=[.E549]-[.F549]" office:value-type="float" office:value="0.652065" calcext:value-type="float">
            <text:p>0.652065</text:p>
          </table:table-cell>
          <table:table-cell office:value-type="float" office:value="22.330023" calcext:value-type="float">
            <text:p>22.33002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94259" calcext:value-type="float">
            <text:p>322.4294259</text:p>
          </table:table-cell>
          <table:table-cell office:value-type="float" office:value="12.27374868" calcext:value-type="float">
            <text:p>12.27374868</text:p>
          </table:table-cell>
          <table:table-cell office:value-type="float" office:value="25.824305" calcext:value-type="float">
            <text:p>25.824305</text:p>
          </table:table-cell>
          <table:table-cell office:value-type="float" office:value="22.544205" calcext:value-type="float">
            <text:p>22.544205</text:p>
          </table:table-cell>
          <table:table-cell office:value-type="float" office:value="22.038143" calcext:value-type="float">
            <text:p>22.038143</text:p>
          </table:table-cell>
          <table:table-cell office:value-type="float" office:value="21.439371" calcext:value-type="float">
            <text:p>21.439371</text:p>
          </table:table-cell>
          <table:table-cell office:value-type="float" office:value="21.125767" calcext:value-type="float">
            <text:p>21.125767</text:p>
          </table:table-cell>
          <table:table-cell table:formula="of:=[.E550]-[.F550]" office:value-type="float" office:value="0.506062" calcext:value-type="float">
            <text:p>0.506062</text:p>
          </table:table-cell>
          <table:table-cell office:value-type="float" office:value="22.544205" calcext:value-type="float">
            <text:p>22.54420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276504" calcext:value-type="float">
            <text:p>322.4276504</text:p>
          </table:table-cell>
          <table:table-cell office:value-type="float" office:value="12.27314219" calcext:value-type="float">
            <text:p>12.27314219</text:p>
          </table:table-cell>
          <table:table-cell office:value-type="float" office:value="23.713337" calcext:value-type="float">
            <text:p>23.713337</text:p>
          </table:table-cell>
          <table:table-cell office:value-type="float" office:value="22.688379" calcext:value-type="float">
            <text:p>22.688379</text:p>
          </table:table-cell>
          <table:table-cell office:value-type="float" office:value="22.39175" calcext:value-type="float">
            <text:p>22.39175</text:p>
          </table:table-cell>
          <table:table-cell office:value-type="float" office:value="21.926342" calcext:value-type="float">
            <text:p>21.926342</text:p>
          </table:table-cell>
          <table:table-cell office:value-type="float" office:value="22.0448" calcext:value-type="float">
            <text:p>22.0448</text:p>
          </table:table-cell>
          <table:table-cell table:formula="of:=[.E551]-[.F551]" office:value-type="float" office:value="0.296628999999999" calcext:value-type="float">
            <text:p>0.296628999999999</text:p>
          </table:table-cell>
          <table:table-cell office:value-type="float" office:value="22.688379" calcext:value-type="float">
            <text:p>22.68837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15687" calcext:value-type="float">
            <text:p>322.4415687</text:p>
          </table:table-cell>
          <table:table-cell office:value-type="float" office:value="12.27867968" calcext:value-type="float">
            <text:p>12.27867968</text:p>
          </table:table-cell>
          <table:table-cell office:value-type="float" office:value="19.520811" calcext:value-type="float">
            <text:p>19.520811</text:p>
          </table:table-cell>
          <table:table-cell office:value-type="float" office:value="17.233606" calcext:value-type="float">
            <text:p>17.233606</text:p>
          </table:table-cell>
          <table:table-cell office:value-type="float" office:value="16.263952" calcext:value-type="float">
            <text:p>16.263952</text:p>
          </table:table-cell>
          <table:table-cell office:value-type="float" office:value="15.912569" calcext:value-type="float">
            <text:p>15.912569</text:p>
          </table:table-cell>
          <table:table-cell office:value-type="float" office:value="15.738035" calcext:value-type="float">
            <text:p>15.738035</text:p>
          </table:table-cell>
          <table:table-cell table:formula="of:=[.E552]-[.F552]" office:value-type="float" office:value="0.969654000000002" calcext:value-type="float">
            <text:p>0.969654000000002</text:p>
          </table:table-cell>
          <table:table-cell office:value-type="float" office:value="17.233606" calcext:value-type="float">
            <text:p>17.23360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054725" calcext:value-type="float">
            <text:p>322.44054725</text:p>
          </table:table-cell>
          <table:table-cell office:value-type="float" office:value="12.27471897" calcext:value-type="float">
            <text:p>12.27471897</text:p>
          </table:table-cell>
          <table:table-cell office:value-type="float" office:value="19.236673" calcext:value-type="float">
            <text:p>19.236673</text:p>
          </table:table-cell>
          <table:table-cell office:value-type="float" office:value="17.854525" calcext:value-type="float">
            <text:p>17.854525</text:p>
          </table:table-cell>
          <table:table-cell office:value-type="float" office:value="17.313667" calcext:value-type="float">
            <text:p>17.313667</text:p>
          </table:table-cell>
          <table:table-cell office:value-type="float" office:value="17.103476" calcext:value-type="float">
            <text:p>17.103476</text:p>
          </table:table-cell>
          <table:table-cell office:value-type="float" office:value="16.973759" calcext:value-type="float">
            <text:p>16.973759</text:p>
          </table:table-cell>
          <table:table-cell table:formula="of:=[.E553]-[.F553]" office:value-type="float" office:value="0.540858" calcext:value-type="float">
            <text:p>0.540858</text:p>
          </table:table-cell>
          <table:table-cell office:value-type="float" office:value="17.854525" calcext:value-type="float">
            <text:p>17.85452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584283" calcext:value-type="float">
            <text:p>322.44584283</text:p>
          </table:table-cell>
          <table:table-cell office:value-type="float" office:value="12.2782813" calcext:value-type="float">
            <text:p>12.2782813</text:p>
          </table:table-cell>
          <table:table-cell office:value-type="float" office:value="20.735737" calcext:value-type="float">
            <text:p>20.735737</text:p>
          </table:table-cell>
          <table:table-cell office:value-type="float" office:value="19.605772" calcext:value-type="float">
            <text:p>19.605772</text:p>
          </table:table-cell>
          <table:table-cell office:value-type="float" office:value="19.302481" calcext:value-type="float">
            <text:p>19.302481</text:p>
          </table:table-cell>
          <table:table-cell office:value-type="float" office:value="19.144518" calcext:value-type="float">
            <text:p>19.144518</text:p>
          </table:table-cell>
          <table:table-cell office:value-type="float" office:value="19.035641" calcext:value-type="float">
            <text:p>19.035641</text:p>
          </table:table-cell>
          <table:table-cell table:formula="of:=[.E554]-[.F554]" office:value-type="float" office:value="0.303291000000002" calcext:value-type="float">
            <text:p>0.303291000000002</text:p>
          </table:table-cell>
          <table:table-cell office:value-type="float" office:value="19.605772" calcext:value-type="float">
            <text:p>19.605772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74371" calcext:value-type="float">
            <text:p>322.4474371</text:p>
          </table:table-cell>
          <table:table-cell office:value-type="float" office:value="12.27725416" calcext:value-type="float">
            <text:p>12.27725416</text:p>
          </table:table-cell>
          <table:table-cell office:value-type="float" office:value="20.747288" calcext:value-type="float">
            <text:p>20.747288</text:p>
          </table:table-cell>
          <table:table-cell office:value-type="float" office:value="19.737778" calcext:value-type="float">
            <text:p>19.737778</text:p>
          </table:table-cell>
          <table:table-cell office:value-type="float" office:value="19.429497" calcext:value-type="float">
            <text:p>19.429497</text:p>
          </table:table-cell>
          <table:table-cell office:value-type="float" office:value="19.238529" calcext:value-type="float">
            <text:p>19.238529</text:p>
          </table:table-cell>
          <table:table-cell office:value-type="float" office:value="19.165977" calcext:value-type="float">
            <text:p>19.165977</text:p>
          </table:table-cell>
          <table:table-cell table:formula="of:=[.E555]-[.F555]" office:value-type="float" office:value="0.308280999999997" calcext:value-type="float">
            <text:p>0.308280999999997</text:p>
          </table:table-cell>
          <table:table-cell office:value-type="float" office:value="19.737778" calcext:value-type="float">
            <text:p>19.737778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790777" calcext:value-type="float">
            <text:p>322.43790777</text:p>
          </table:table-cell>
          <table:table-cell office:value-type="float" office:value="12.27903703" calcext:value-type="float">
            <text:p>12.27903703</text:p>
          </table:table-cell>
          <table:table-cell office:value-type="float" office:value="21.058142" calcext:value-type="float">
            <text:p>21.058142</text:p>
          </table:table-cell>
          <table:table-cell office:value-type="float" office:value="20.050978" calcext:value-type="float">
            <text:p>20.050978</text:p>
          </table:table-cell>
          <table:table-cell office:value-type="float" office:value="19.692162" calcext:value-type="float">
            <text:p>19.692162</text:p>
          </table:table-cell>
          <table:table-cell office:value-type="float" office:value="19.623758" calcext:value-type="float">
            <text:p>19.623758</text:p>
          </table:table-cell>
          <table:table-cell office:value-type="float" office:value="19.495609" calcext:value-type="float">
            <text:p>19.495609</text:p>
          </table:table-cell>
          <table:table-cell table:formula="of:=[.E556]-[.F556]" office:value-type="float" office:value="0.358816000000001" calcext:value-type="float">
            <text:p>0.358816000000001</text:p>
          </table:table-cell>
          <table:table-cell office:value-type="float" office:value="20.050978" calcext:value-type="float">
            <text:p>20.050978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57596" calcext:value-type="float">
            <text:p>322.4357596</text:p>
          </table:table-cell>
          <table:table-cell office:value-type="float" office:value="12.27509302" calcext:value-type="float">
            <text:p>12.27509302</text:p>
          </table:table-cell>
          <table:table-cell office:value-type="float" office:value="20.994659" calcext:value-type="float">
            <text:p>20.994659</text:p>
          </table:table-cell>
          <table:table-cell office:value-type="float" office:value="20.152725" calcext:value-type="float">
            <text:p>20.152725</text:p>
          </table:table-cell>
          <table:table-cell office:value-type="float" office:value="19.766476" calcext:value-type="float">
            <text:p>19.766476</text:p>
          </table:table-cell>
          <table:table-cell office:value-type="float" office:value="19.666227" calcext:value-type="float">
            <text:p>19.666227</text:p>
          </table:table-cell>
          <table:table-cell office:value-type="float" office:value="19.610512" calcext:value-type="float">
            <text:p>19.610512</text:p>
          </table:table-cell>
          <table:table-cell table:formula="of:=[.E557]-[.F557]" office:value-type="float" office:value="0.386248999999999" calcext:value-type="float">
            <text:p>0.386248999999999</text:p>
          </table:table-cell>
          <table:table-cell office:value-type="float" office:value="20.152725" calcext:value-type="float">
            <text:p>20.15272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256491" calcext:value-type="float">
            <text:p>322.44256491</text:p>
          </table:table-cell>
          <table:table-cell office:value-type="float" office:value="12.27538565" calcext:value-type="float">
            <text:p>12.27538565</text:p>
          </table:table-cell>
          <table:table-cell office:value-type="float" office:value="24.121126" calcext:value-type="float">
            <text:p>24.121126</text:p>
          </table:table-cell>
          <table:table-cell office:value-type="float" office:value="21.602873" calcext:value-type="float">
            <text:p>21.602873</text:p>
          </table:table-cell>
          <table:table-cell office:value-type="float" office:value="20.153883" calcext:value-type="float">
            <text:p>20.153883</text:p>
          </table:table-cell>
          <table:table-cell office:value-type="float" office:value="19.300232" calcext:value-type="float">
            <text:p>19.300232</text:p>
          </table:table-cell>
          <table:table-cell office:value-type="float" office:value="18.85503" calcext:value-type="float">
            <text:p>18.85503</text:p>
          </table:table-cell>
          <table:table-cell table:formula="of:=[.E558]-[.F558]" office:value-type="float" office:value="1.44899" calcext:value-type="float">
            <text:p>1.44899</text:p>
          </table:table-cell>
          <table:table-cell office:value-type="float" office:value="21.602873" calcext:value-type="float">
            <text:p>21.60287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658673" calcext:value-type="float">
            <text:p>322.43658673</text:p>
          </table:table-cell>
          <table:table-cell office:value-type="float" office:value="12.27686435" calcext:value-type="float">
            <text:p>12.27686435</text:p>
          </table:table-cell>
          <table:table-cell office:value-type="float" office:value="20.920479" calcext:value-type="float">
            <text:p>20.920479</text:p>
          </table:table-cell>
          <table:table-cell office:value-type="float" office:value="20.126076" calcext:value-type="float">
            <text:p>20.126076</text:p>
          </table:table-cell>
          <table:table-cell office:value-type="float" office:value="19.82674" calcext:value-type="float">
            <text:p>19.82674</text:p>
          </table:table-cell>
          <table:table-cell office:value-type="float" office:value="19.732355" calcext:value-type="float">
            <text:p>19.732355</text:p>
          </table:table-cell>
          <table:table-cell office:value-type="float" office:value="19.601332" calcext:value-type="float">
            <text:p>19.601332</text:p>
          </table:table-cell>
          <table:table-cell table:formula="of:=[.E559]-[.F559]" office:value-type="float" office:value="0.299336" calcext:value-type="float">
            <text:p>0.299336</text:p>
          </table:table-cell>
          <table:table-cell office:value-type="float" office:value="20.126076" calcext:value-type="float">
            <text:p>20.12607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800417" calcext:value-type="float">
            <text:p>322.43800417</text:p>
          </table:table-cell>
          <table:table-cell office:value-type="float" office:value="12.27652919" calcext:value-type="float">
            <text:p>12.27652919</text:p>
          </table:table-cell>
          <table:table-cell office:value-type="float" office:value="21.24115" calcext:value-type="float">
            <text:p>21.24115</text:p>
          </table:table-cell>
          <table:table-cell office:value-type="float" office:value="20.249033" calcext:value-type="float">
            <text:p>20.249033</text:p>
          </table:table-cell>
          <table:table-cell office:value-type="float" office:value="19.909258" calcext:value-type="float">
            <text:p>19.909258</text:p>
          </table:table-cell>
          <table:table-cell office:value-type="float" office:value="19.699125" calcext:value-type="float">
            <text:p>19.699125</text:p>
          </table:table-cell>
          <table:table-cell office:value-type="float" office:value="19.799971" calcext:value-type="float">
            <text:p>19.799971</text:p>
          </table:table-cell>
          <table:table-cell table:formula="of:=[.E560]-[.F560]" office:value-type="float" office:value="0.339774999999999" calcext:value-type="float">
            <text:p>0.339774999999999</text:p>
          </table:table-cell>
          <table:table-cell office:value-type="float" office:value="20.249033" calcext:value-type="float">
            <text:p>20.24903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114659" calcext:value-type="float">
            <text:p>322.44114659</text:p>
          </table:table-cell>
          <table:table-cell office:value-type="float" office:value="12.27597873" calcext:value-type="float">
            <text:p>12.27597873</text:p>
          </table:table-cell>
          <table:table-cell office:value-type="float" office:value="21.998077" calcext:value-type="float">
            <text:p>21.998077</text:p>
          </table:table-cell>
          <table:table-cell office:value-type="float" office:value="20.388454" calcext:value-type="float">
            <text:p>20.388454</text:p>
          </table:table-cell>
          <table:table-cell office:value-type="float" office:value="20.044207" calcext:value-type="float">
            <text:p>20.044207</text:p>
          </table:table-cell>
          <table:table-cell office:value-type="float" office:value="19.914669" calcext:value-type="float">
            <text:p>19.914669</text:p>
          </table:table-cell>
          <table:table-cell office:value-type="float" office:value="19.879236" calcext:value-type="float">
            <text:p>19.879236</text:p>
          </table:table-cell>
          <table:table-cell table:formula="of:=[.E561]-[.F561]" office:value-type="float" office:value="0.344246999999999" calcext:value-type="float">
            <text:p>0.344246999999999</text:p>
          </table:table-cell>
          <table:table-cell office:value-type="float" office:value="20.388454" calcext:value-type="float">
            <text:p>20.38845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829701" calcext:value-type="float">
            <text:p>322.44829701</text:p>
          </table:table-cell>
          <table:table-cell office:value-type="float" office:value="12.27818057" calcext:value-type="float">
            <text:p>12.27818057</text:p>
          </table:table-cell>
          <table:table-cell office:value-type="float" office:value="21.907093" calcext:value-type="float">
            <text:p>21.907093</text:p>
          </table:table-cell>
          <table:table-cell office:value-type="float" office:value="20.668056" calcext:value-type="float">
            <text:p>20.668056</text:p>
          </table:table-cell>
          <table:table-cell office:value-type="float" office:value="20.241613" calcext:value-type="float">
            <text:p>20.241613</text:p>
          </table:table-cell>
          <table:table-cell office:value-type="float" office:value="20.116205" calcext:value-type="float">
            <text:p>20.116205</text:p>
          </table:table-cell>
          <table:table-cell office:value-type="float" office:value="20.12422" calcext:value-type="float">
            <text:p>20.12422</text:p>
          </table:table-cell>
          <table:table-cell table:formula="of:=[.E562]-[.F562]" office:value-type="float" office:value="0.426442999999999" calcext:value-type="float">
            <text:p>0.426442999999999</text:p>
          </table:table-cell>
          <table:table-cell office:value-type="float" office:value="20.668056" calcext:value-type="float">
            <text:p>20.66805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020962" calcext:value-type="float">
            <text:p>322.44020962</text:p>
          </table:table-cell>
          <table:table-cell office:value-type="float" office:value="12.27355099" calcext:value-type="float">
            <text:p>12.27355099</text:p>
          </table:table-cell>
          <table:table-cell office:value-type="float" office:value="21.466293" calcext:value-type="float">
            <text:p>21.466293</text:p>
          </table:table-cell>
          <table:table-cell office:value-type="float" office:value="20.726549" calcext:value-type="float">
            <text:p>20.726549</text:p>
          </table:table-cell>
          <table:table-cell office:value-type="float" office:value="20.359127" calcext:value-type="float">
            <text:p>20.359127</text:p>
          </table:table-cell>
          <table:table-cell office:value-type="float" office:value="20.146494" calcext:value-type="float">
            <text:p>20.146494</text:p>
          </table:table-cell>
          <table:table-cell office:value-type="float" office:value="20.152578" calcext:value-type="float">
            <text:p>20.152578</text:p>
          </table:table-cell>
          <table:table-cell table:formula="of:=[.E563]-[.F563]" office:value-type="float" office:value="0.367421999999998" calcext:value-type="float">
            <text:p>0.367421999999998</text:p>
          </table:table-cell>
          <table:table-cell office:value-type="float" office:value="20.726549" calcext:value-type="float">
            <text:p>20.72654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598102" calcext:value-type="float">
            <text:p>322.44598102</text:p>
          </table:table-cell>
          <table:table-cell office:value-type="float" office:value="12.27729512" calcext:value-type="float">
            <text:p>12.27729512</text:p>
          </table:table-cell>
          <table:table-cell office:value-type="float" office:value="21.6786" calcext:value-type="float">
            <text:p>21.6786</text:p>
          </table:table-cell>
          <table:table-cell office:value-type="float" office:value="20.668365" calcext:value-type="float">
            <text:p>20.668365</text:p>
          </table:table-cell>
          <table:table-cell office:value-type="float" office:value="20.328613" calcext:value-type="float">
            <text:p>20.328613</text:p>
          </table:table-cell>
          <table:table-cell office:value-type="float" office:value="20.148104" calcext:value-type="float">
            <text:p>20.148104</text:p>
          </table:table-cell>
          <table:table-cell office:value-type="float" office:value="20.194408" calcext:value-type="float">
            <text:p>20.194408</text:p>
          </table:table-cell>
          <table:table-cell table:formula="of:=[.E564]-[.F564]" office:value-type="float" office:value="0.339752000000001" calcext:value-type="float">
            <text:p>0.339752000000001</text:p>
          </table:table-cell>
          <table:table-cell office:value-type="float" office:value="20.668365" calcext:value-type="float">
            <text:p>20.66836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442321" calcext:value-type="float">
            <text:p>322.43442321</text:p>
          </table:table-cell>
          <table:table-cell office:value-type="float" office:value="12.27483522" calcext:value-type="float">
            <text:p>12.27483522</text:p>
          </table:table-cell>
          <table:table-cell office:value-type="float" office:value="21.543306" calcext:value-type="float">
            <text:p>21.543306</text:p>
          </table:table-cell>
          <table:table-cell office:value-type="float" office:value="20.713438" calcext:value-type="float">
            <text:p>20.713438</text:p>
          </table:table-cell>
          <table:table-cell office:value-type="float" office:value="20.361799" calcext:value-type="float">
            <text:p>20.361799</text:p>
          </table:table-cell>
          <table:table-cell office:value-type="float" office:value="20.097858" calcext:value-type="float">
            <text:p>20.097858</text:p>
          </table:table-cell>
          <table:table-cell office:value-type="float" office:value="20.049252" calcext:value-type="float">
            <text:p>20.049252</text:p>
          </table:table-cell>
          <table:table-cell table:formula="of:=[.E565]-[.F565]" office:value-type="float" office:value="0.351638999999999" calcext:value-type="float">
            <text:p>0.351638999999999</text:p>
          </table:table-cell>
          <table:table-cell office:value-type="float" office:value="20.713438" calcext:value-type="float">
            <text:p>20.713438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3892062" calcext:value-type="float">
            <text:p>322.43892062</text:p>
          </table:table-cell>
          <table:table-cell office:value-type="float" office:value="12.27271325" calcext:value-type="float">
            <text:p>12.27271325</text:p>
          </table:table-cell>
          <table:table-cell office:value-type="float" office:value="21.813707" calcext:value-type="float">
            <text:p>21.813707</text:p>
          </table:table-cell>
          <table:table-cell office:value-type="float" office:value="20.959805" calcext:value-type="float">
            <text:p>20.959805</text:p>
          </table:table-cell>
          <table:table-cell office:value-type="float" office:value="20.524559" calcext:value-type="float">
            <text:p>20.524559</text:p>
          </table:table-cell>
          <table:table-cell office:value-type="float" office:value="20.324329" calcext:value-type="float">
            <text:p>20.324329</text:p>
          </table:table-cell>
          <table:table-cell office:value-type="float" office:value="20.45739" calcext:value-type="float">
            <text:p>20.45739</text:p>
          </table:table-cell>
          <table:table-cell table:formula="of:=[.E566]-[.F566]" office:value-type="float" office:value="0.435245999999999" calcext:value-type="float">
            <text:p>0.435245999999999</text:p>
          </table:table-cell>
          <table:table-cell office:value-type="float" office:value="20.959805" calcext:value-type="float">
            <text:p>20.95980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515575" calcext:value-type="float">
            <text:p>322.44515575</text:p>
          </table:table-cell>
          <table:table-cell office:value-type="float" office:value="12.27656095" calcext:value-type="float">
            <text:p>12.27656095</text:p>
          </table:table-cell>
          <table:table-cell office:value-type="float" office:value="22.145821" calcext:value-type="float">
            <text:p>22.145821</text:p>
          </table:table-cell>
          <table:table-cell office:value-type="float" office:value="20.887453" calcext:value-type="float">
            <text:p>20.887453</text:p>
          </table:table-cell>
          <table:table-cell office:value-type="float" office:value="20.566458" calcext:value-type="float">
            <text:p>20.566458</text:p>
          </table:table-cell>
          <table:table-cell office:value-type="float" office:value="20.35108" calcext:value-type="float">
            <text:p>20.35108</text:p>
          </table:table-cell>
          <table:table-cell office:value-type="float" office:value="20.465397" calcext:value-type="float">
            <text:p>20.465397</text:p>
          </table:table-cell>
          <table:table-cell table:formula="of:=[.E567]-[.F567]" office:value-type="float" office:value="0.320995" calcext:value-type="float">
            <text:p>0.320995</text:p>
          </table:table-cell>
          <table:table-cell office:value-type="float" office:value="20.887453" calcext:value-type="float">
            <text:p>20.88745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4994308" calcext:value-type="float">
            <text:p>322.44994308</text:p>
          </table:table-cell>
          <table:table-cell office:value-type="float" office:value="12.27764338" calcext:value-type="float">
            <text:p>12.27764338</text:p>
          </table:table-cell>
          <table:table-cell office:value-type="float" office:value="22.076199" calcext:value-type="float">
            <text:p>22.076199</text:p>
          </table:table-cell>
          <table:table-cell office:value-type="float" office:value="21.144268" calcext:value-type="float">
            <text:p>21.144268</text:p>
          </table:table-cell>
          <table:table-cell office:value-type="float" office:value="20.683838" calcext:value-type="float">
            <text:p>20.683838</text:p>
          </table:table-cell>
          <table:table-cell office:value-type="float" office:value="20.494417" calcext:value-type="float">
            <text:p>20.494417</text:p>
          </table:table-cell>
          <table:table-cell office:value-type="float" office:value="20.359421" calcext:value-type="float">
            <text:p>20.359421</text:p>
          </table:table-cell>
          <table:table-cell table:formula="of:=[.E568]-[.F568]" office:value-type="float" office:value="0.460429999999999" calcext:value-type="float">
            <text:p>0.460429999999999</text:p>
          </table:table-cell>
          <table:table-cell office:value-type="float" office:value="21.144268" calcext:value-type="float">
            <text:p>21.144268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424002" calcext:value-type="float">
            <text:p>322.47424002</text:p>
          </table:table-cell>
          <table:table-cell office:value-type="float" office:value="12.28948255" calcext:value-type="float">
            <text:p>12.28948255</text:p>
          </table:table-cell>
          <table:table-cell office:value-type="float" office:value="21.193811" calcext:value-type="float">
            <text:p>21.193811</text:p>
          </table:table-cell>
          <table:table-cell office:value-type="float" office:value="20.119976" calcext:value-type="float">
            <text:p>20.119976</text:p>
          </table:table-cell>
          <table:table-cell office:value-type="float" office:value="19.800289" calcext:value-type="float">
            <text:p>19.800289</text:p>
          </table:table-cell>
          <table:table-cell office:value-type="float" office:value="19.680464" calcext:value-type="float">
            <text:p>19.680464</text:p>
          </table:table-cell>
          <table:table-cell office:value-type="float" office:value="19.526012" calcext:value-type="float">
            <text:p>19.526012</text:p>
          </table:table-cell>
          <table:table-cell table:formula="of:=[.E569]-[.F569]" office:value-type="float" office:value="0.319687000000002" calcext:value-type="float">
            <text:p>0.319687000000002</text:p>
          </table:table-cell>
          <table:table-cell office:value-type="float" office:value="20.119976" calcext:value-type="float">
            <text:p>20.11997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243621" calcext:value-type="float">
            <text:p>322.47243621</text:p>
          </table:table-cell>
          <table:table-cell office:value-type="float" office:value="12.29071061" calcext:value-type="float">
            <text:p>12.29071061</text:p>
          </table:table-cell>
          <table:table-cell office:value-type="float" office:value="22.767195" calcext:value-type="float">
            <text:p>22.767195</text:p>
          </table:table-cell>
          <table:table-cell office:value-type="float" office:value="21.724152" calcext:value-type="float">
            <text:p>21.724152</text:p>
          </table:table-cell>
          <table:table-cell office:value-type="float" office:value="20.975779" calcext:value-type="float">
            <text:p>20.975779</text:p>
          </table:table-cell>
          <table:table-cell office:value-type="float" office:value="20.807491" calcext:value-type="float">
            <text:p>20.807491</text:p>
          </table:table-cell>
          <table:table-cell office:value-type="float" office:value="20.592899" calcext:value-type="float">
            <text:p>20.592899</text:p>
          </table:table-cell>
          <table:table-cell table:formula="of:=[.E570]-[.F570]" office:value-type="float" office:value="0.748373000000001" calcext:value-type="float">
            <text:p>0.748373000000001</text:p>
          </table:table-cell>
          <table:table-cell office:value-type="float" office:value="21.724152" calcext:value-type="float">
            <text:p>21.724152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7621868" calcext:value-type="float">
            <text:p>322.47621868</text:p>
          </table:table-cell>
          <table:table-cell office:value-type="float" office:value="12.29003176" calcext:value-type="float">
            <text:p>12.29003176</text:p>
          </table:table-cell>
          <table:table-cell office:value-type="float" office:value="23.148317" calcext:value-type="float">
            <text:p>23.148317</text:p>
          </table:table-cell>
          <table:table-cell office:value-type="float" office:value="22.040468" calcext:value-type="float">
            <text:p>22.040468</text:p>
          </table:table-cell>
          <table:table-cell office:value-type="float" office:value="21.374317" calcext:value-type="float">
            <text:p>21.374317</text:p>
          </table:table-cell>
          <table:table-cell office:value-type="float" office:value="21.04261" calcext:value-type="float">
            <text:p>21.04261</text:p>
          </table:table-cell>
          <table:table-cell office:value-type="float" office:value="22.775913" calcext:value-type="float">
            <text:p>22.775913</text:p>
          </table:table-cell>
          <table:table-cell table:formula="of:=[.E571]-[.F571]" office:value-type="float" office:value="0.666150999999999" calcext:value-type="float">
            <text:p>0.666150999999999</text:p>
          </table:table-cell>
          <table:table-cell office:value-type="float" office:value="22.040468" calcext:value-type="float">
            <text:p>22.040468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383979" calcext:value-type="float">
            <text:p>322.3383979</text:p>
          </table:table-cell>
          <table:table-cell office:value-type="float" office:value="12.21288939" calcext:value-type="float">
            <text:p>12.21288939</text:p>
          </table:table-cell>
          <table:table-cell office:value-type="float" office:value="21.583662" calcext:value-type="float">
            <text:p>21.583662</text:p>
          </table:table-cell>
          <table:table-cell office:value-type="float" office:value="20.599499" calcext:value-type="float">
            <text:p>20.599499</text:p>
          </table:table-cell>
          <table:table-cell office:value-type="float" office:value="20.217798" calcext:value-type="float">
            <text:p>20.217798</text:p>
          </table:table-cell>
          <table:table-cell office:value-type="float" office:value="20.058456" calcext:value-type="float">
            <text:p>20.058456</text:p>
          </table:table-cell>
          <table:table-cell office:value-type="float" office:value="19.913254" calcext:value-type="float">
            <text:p>19.913254</text:p>
          </table:table-cell>
          <table:table-cell table:formula="of:=[.E572]-[.F572]" office:value-type="float" office:value="0.381701000000003" calcext:value-type="float">
            <text:p>0.381701000000003</text:p>
          </table:table-cell>
          <table:table-cell office:value-type="float" office:value="20.599499" calcext:value-type="float">
            <text:p>20.59949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4014504" calcext:value-type="float">
            <text:p>322.34014504</text:p>
          </table:table-cell>
          <table:table-cell office:value-type="float" office:value="12.21594667" calcext:value-type="float">
            <text:p>12.21594667</text:p>
          </table:table-cell>
          <table:table-cell office:value-type="float" office:value="22.777485" calcext:value-type="float">
            <text:p>22.777485</text:p>
          </table:table-cell>
          <table:table-cell office:value-type="float" office:value="21.351704" calcext:value-type="float">
            <text:p>21.351704</text:p>
          </table:table-cell>
          <table:table-cell office:value-type="float" office:value="20.916309" calcext:value-type="float">
            <text:p>20.916309</text:p>
          </table:table-cell>
          <table:table-cell office:value-type="float" office:value="20.796412" calcext:value-type="float">
            <text:p>20.796412</text:p>
          </table:table-cell>
          <table:table-cell office:value-type="float" office:value="20.92951" calcext:value-type="float">
            <text:p>20.92951</text:p>
          </table:table-cell>
          <table:table-cell table:formula="of:=[.E573]-[.F573]" office:value-type="float" office:value="0.435395000000003" calcext:value-type="float">
            <text:p>0.435395000000003</text:p>
          </table:table-cell>
          <table:table-cell office:value-type="float" office:value="21.351704" calcext:value-type="float">
            <text:p>21.35170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5004727" calcext:value-type="float">
            <text:p>322.35004727</text:p>
          </table:table-cell>
          <table:table-cell office:value-type="float" office:value="12.23726442" calcext:value-type="float">
            <text:p>12.23726442</text:p>
          </table:table-cell>
          <table:table-cell office:value-type="float" office:value="24.330124" calcext:value-type="float">
            <text:p>24.330124</text:p>
          </table:table-cell>
          <table:table-cell office:value-type="float" office:value="24.145826" calcext:value-type="float">
            <text:p>24.145826</text:p>
          </table:table-cell>
          <table:table-cell office:value-type="float" office:value="22.975292" calcext:value-type="float">
            <text:p>22.975292</text:p>
          </table:table-cell>
          <table:table-cell office:value-type="float" office:value="21.842691" calcext:value-type="float">
            <text:p>21.842691</text:p>
          </table:table-cell>
          <table:table-cell office:value-type="float" office:value="23.533346" calcext:value-type="float">
            <text:p>23.533346</text:p>
          </table:table-cell>
          <table:table-cell table:formula="of:=[.E574]-[.F574]" office:value-type="float" office:value="1.170534" calcext:value-type="float">
            <text:p>1.170534</text:p>
          </table:table-cell>
          <table:table-cell office:value-type="float" office:value="24.145826" calcext:value-type="float">
            <text:p>24.14582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7627674" calcext:value-type="float">
            <text:p>322.37627674</text:p>
          </table:table-cell>
          <table:table-cell office:value-type="float" office:value="12.22011923" calcext:value-type="float">
            <text:p>12.22011923</text:p>
          </table:table-cell>
          <table:table-cell office:value-type="float" office:value="23.404922" calcext:value-type="float">
            <text:p>23.404922</text:p>
          </table:table-cell>
          <table:table-cell office:value-type="float" office:value="21.859596" calcext:value-type="float">
            <text:p>21.859596</text:p>
          </table:table-cell>
          <table:table-cell office:value-type="float" office:value="21.374689" calcext:value-type="float">
            <text:p>21.374689</text:p>
          </table:table-cell>
          <table:table-cell office:value-type="float" office:value="21.008593" calcext:value-type="float">
            <text:p>21.008593</text:p>
          </table:table-cell>
          <table:table-cell office:value-type="float" office:value="21.417486" calcext:value-type="float">
            <text:p>21.417486</text:p>
          </table:table-cell>
          <table:table-cell table:formula="of:=[.E575]-[.F575]" office:value-type="float" office:value="0.484907" calcext:value-type="float">
            <text:p>0.484907</text:p>
          </table:table-cell>
          <table:table-cell office:value-type="float" office:value="21.859596" calcext:value-type="float">
            <text:p>21.85959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102316" calcext:value-type="float">
            <text:p>322.38102316</text:p>
          </table:table-cell>
          <table:table-cell office:value-type="float" office:value="12.22661334" calcext:value-type="float">
            <text:p>12.22661334</text:p>
          </table:table-cell>
          <table:table-cell office:value-type="float" office:value="20.592239" calcext:value-type="float">
            <text:p>20.592239</text:p>
          </table:table-cell>
          <table:table-cell office:value-type="float" office:value="19.631874" calcext:value-type="float">
            <text:p>19.631874</text:p>
          </table:table-cell>
          <table:table-cell office:value-type="float" office:value="19.346378" calcext:value-type="float">
            <text:p>19.346378</text:p>
          </table:table-cell>
          <table:table-cell office:value-type="float" office:value="19.197798" calcext:value-type="float">
            <text:p>19.197798</text:p>
          </table:table-cell>
          <table:table-cell office:value-type="float" office:value="19.12764" calcext:value-type="float">
            <text:p>19.12764</text:p>
          </table:table-cell>
          <table:table-cell table:formula="of:=[.E576]-[.F576]" office:value-type="float" office:value="0.285495999999998" calcext:value-type="float">
            <text:p>0.285495999999998</text:p>
          </table:table-cell>
          <table:table-cell office:value-type="float" office:value="19.631874" calcext:value-type="float">
            <text:p>19.63187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470905" calcext:value-type="float">
            <text:p>322.38470905</text:p>
          </table:table-cell>
          <table:table-cell office:value-type="float" office:value="12.2259841" calcext:value-type="float">
            <text:p>12.2259841</text:p>
          </table:table-cell>
          <table:table-cell office:value-type="float" office:value="21.048847" calcext:value-type="float">
            <text:p>21.048847</text:p>
          </table:table-cell>
          <table:table-cell office:value-type="float" office:value="20.156763" calcext:value-type="float">
            <text:p>20.156763</text:p>
          </table:table-cell>
          <table:table-cell office:value-type="float" office:value="19.843889" calcext:value-type="float">
            <text:p>19.843889</text:p>
          </table:table-cell>
          <table:table-cell office:value-type="float" office:value="19.65638" calcext:value-type="float">
            <text:p>19.65638</text:p>
          </table:table-cell>
          <table:table-cell office:value-type="float" office:value="19.628483" calcext:value-type="float">
            <text:p>19.628483</text:p>
          </table:table-cell>
          <table:table-cell table:formula="of:=[.E577]-[.F577]" office:value-type="float" office:value="0.312874000000001" calcext:value-type="float">
            <text:p>0.312874000000001</text:p>
          </table:table-cell>
          <table:table-cell office:value-type="float" office:value="20.156763" calcext:value-type="float">
            <text:p>20.156763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426256" calcext:value-type="float">
            <text:p>322.38426256</text:p>
          </table:table-cell>
          <table:table-cell office:value-type="float" office:value="12.22543865" calcext:value-type="float">
            <text:p>12.22543865</text:p>
          </table:table-cell>
          <table:table-cell office:value-type="float" office:value="21.622297" calcext:value-type="float">
            <text:p>21.622297</text:p>
          </table:table-cell>
          <table:table-cell office:value-type="float" office:value="20.421297" calcext:value-type="float">
            <text:p>20.421297</text:p>
          </table:table-cell>
          <table:table-cell office:value-type="float" office:value="20.223806" calcext:value-type="float">
            <text:p>20.223806</text:p>
          </table:table-cell>
          <table:table-cell office:value-type="float" office:value="19.923155" calcext:value-type="float">
            <text:p>19.923155</text:p>
          </table:table-cell>
          <table:table-cell office:value-type="float" office:value="19.975222" calcext:value-type="float">
            <text:p>19.975222</text:p>
          </table:table-cell>
          <table:table-cell table:formula="of:=[.E578]-[.F578]" office:value-type="float" office:value="0.197490999999999" calcext:value-type="float">
            <text:p>0.197490999999999</text:p>
          </table:table-cell>
          <table:table-cell office:value-type="float" office:value="20.421297" calcext:value-type="float">
            <text:p>20.421297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248781" calcext:value-type="float">
            <text:p>322.38248781</text:p>
          </table:table-cell>
          <table:table-cell office:value-type="float" office:value="12.22583152" calcext:value-type="float">
            <text:p>12.22583152</text:p>
          </table:table-cell>
          <table:table-cell office:value-type="float" office:value="22.054995" calcext:value-type="float">
            <text:p>22.054995</text:p>
          </table:table-cell>
          <table:table-cell office:value-type="float" office:value="21.20779" calcext:value-type="float">
            <text:p>21.20779</text:p>
          </table:table-cell>
          <table:table-cell office:value-type="float" office:value="20.785694" calcext:value-type="float">
            <text:p>20.785694</text:p>
          </table:table-cell>
          <table:table-cell office:value-type="float" office:value="20.664497" calcext:value-type="float">
            <text:p>20.664497</text:p>
          </table:table-cell>
          <table:table-cell office:value-type="float" office:value="20.265404" calcext:value-type="float">
            <text:p>20.265404</text:p>
          </table:table-cell>
          <table:table-cell table:formula="of:=[.E579]-[.F579]" office:value-type="float" office:value="0.422096" calcext:value-type="float">
            <text:p>0.422096</text:p>
          </table:table-cell>
          <table:table-cell office:value-type="float" office:value="21.20779" calcext:value-type="float">
            <text:p>21.2077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71697" calcext:value-type="float">
            <text:p>322.3871697</text:p>
          </table:table-cell>
          <table:table-cell office:value-type="float" office:value="12.22645479" calcext:value-type="float">
            <text:p>12.22645479</text:p>
          </table:table-cell>
          <table:table-cell office:value-type="float" office:value="23.962774" calcext:value-type="float">
            <text:p>23.962774</text:p>
          </table:table-cell>
          <table:table-cell office:value-type="float" office:value="21.840864" calcext:value-type="float">
            <text:p>21.840864</text:p>
          </table:table-cell>
          <table:table-cell office:value-type="float" office:value="21.257463" calcext:value-type="float">
            <text:p>21.257463</text:p>
          </table:table-cell>
          <table:table-cell office:value-type="float" office:value="20.98963" calcext:value-type="float">
            <text:p>20.98963</text:p>
          </table:table-cell>
          <table:table-cell office:value-type="float" office:value="21.528709" calcext:value-type="float">
            <text:p>21.528709</text:p>
          </table:table-cell>
          <table:table-cell table:formula="of:=[.E580]-[.F580]" office:value-type="float" office:value="0.583400999999999" calcext:value-type="float">
            <text:p>0.583400999999999</text:p>
          </table:table-cell>
          <table:table-cell office:value-type="float" office:value="21.840864" calcext:value-type="float">
            <text:p>21.84086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486406" calcext:value-type="float">
            <text:p>322.38486406</text:p>
          </table:table-cell>
          <table:table-cell office:value-type="float" office:value="12.22743469" calcext:value-type="float">
            <text:p>12.22743469</text:p>
          </table:table-cell>
          <table:table-cell office:value-type="float" office:value="23.616444" calcext:value-type="float">
            <text:p>23.616444</text:p>
          </table:table-cell>
          <table:table-cell office:value-type="float" office:value="21.941109" calcext:value-type="float">
            <text:p>21.941109</text:p>
          </table:table-cell>
          <table:table-cell office:value-type="float" office:value="21.431915" calcext:value-type="float">
            <text:p>21.431915</text:p>
          </table:table-cell>
          <table:table-cell office:value-type="float" office:value="21.340235" calcext:value-type="float">
            <text:p>21.340235</text:p>
          </table:table-cell>
          <table:table-cell office:value-type="float" office:value="21.11623" calcext:value-type="float">
            <text:p>21.11623</text:p>
          </table:table-cell>
          <table:table-cell table:formula="of:=[.E581]-[.F581]" office:value-type="float" office:value="0.509194000000001" calcext:value-type="float">
            <text:p>0.509194000000001</text:p>
          </table:table-cell>
          <table:table-cell office:value-type="float" office:value="21.941109" calcext:value-type="float">
            <text:p>21.94110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573256" calcext:value-type="float">
            <text:p>322.38573256</text:p>
          </table:table-cell>
          <table:table-cell office:value-type="float" office:value="12.22574989" calcext:value-type="float">
            <text:p>12.22574989</text:p>
          </table:table-cell>
          <table:table-cell office:value-type="float" office:value="23.028378" calcext:value-type="float">
            <text:p>23.028378</text:p>
          </table:table-cell>
          <table:table-cell office:value-type="float" office:value="23.480629" calcext:value-type="float">
            <text:p>23.480629</text:p>
          </table:table-cell>
          <table:table-cell office:value-type="float" office:value="22.462128" calcext:value-type="float">
            <text:p>22.462128</text:p>
          </table:table-cell>
          <table:table-cell office:value-type="float" office:value="22.30455" calcext:value-type="float">
            <text:p>22.30455</text:p>
          </table:table-cell>
          <table:table-cell office:value-type="float" office:value="21.491871" calcext:value-type="float">
            <text:p>21.491871</text:p>
          </table:table-cell>
          <table:table-cell table:formula="of:=[.E582]-[.F582]" office:value-type="float" office:value="1.018501" calcext:value-type="float">
            <text:p>1.018501</text:p>
          </table:table-cell>
          <table:table-cell office:value-type="float" office:value="23.480629" calcext:value-type="float">
            <text:p>23.48062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493155" calcext:value-type="float">
            <text:p>322.38493155</text:p>
          </table:table-cell>
          <table:table-cell office:value-type="float" office:value="12.2295969" calcext:value-type="float">
            <text:p>12.2295969</text:p>
          </table:table-cell>
          <table:table-cell office:value-type="float" office:value="19.944218" calcext:value-type="float">
            <text:p>19.944218</text:p>
          </table:table-cell>
          <table:table-cell office:value-type="float" office:value="18.94066" calcext:value-type="float">
            <text:p>18.94066</text:p>
          </table:table-cell>
          <table:table-cell office:value-type="float" office:value="18.654722" calcext:value-type="float">
            <text:p>18.654722</text:p>
          </table:table-cell>
          <table:table-cell office:value-type="float" office:value="18.486324" calcext:value-type="float">
            <text:p>18.486324</text:p>
          </table:table-cell>
          <table:table-cell office:value-type="float" office:value="18.440647" calcext:value-type="float">
            <text:p>18.440647</text:p>
          </table:table-cell>
          <table:table-cell table:formula="of:=[.E583]-[.F583]" office:value-type="float" office:value="0.285938000000002" calcext:value-type="float">
            <text:p>0.285938000000002</text:p>
          </table:table-cell>
          <table:table-cell office:value-type="float" office:value="18.94066" calcext:value-type="float">
            <text:p>18.9406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272451" calcext:value-type="float">
            <text:p>322.38272451</text:p>
          </table:table-cell>
          <table:table-cell office:value-type="float" office:value="12.22984101" calcext:value-type="float">
            <text:p>12.22984101</text:p>
          </table:table-cell>
          <table:table-cell office:value-type="float" office:value="21.497967" calcext:value-type="float">
            <text:p>21.497967</text:p>
          </table:table-cell>
          <table:table-cell office:value-type="float" office:value="20.320465" calcext:value-type="float">
            <text:p>20.320465</text:p>
          </table:table-cell>
          <table:table-cell office:value-type="float" office:value="20.030798" calcext:value-type="float">
            <text:p>20.030798</text:p>
          </table:table-cell>
          <table:table-cell office:value-type="float" office:value="19.904602" calcext:value-type="float">
            <text:p>19.904602</text:p>
          </table:table-cell>
          <table:table-cell office:value-type="float" office:value="19.650129" calcext:value-type="float">
            <text:p>19.650129</text:p>
          </table:table-cell>
          <table:table-cell table:formula="of:=[.E584]-[.F584]" office:value-type="float" office:value="0.289666999999998" calcext:value-type="float">
            <text:p>0.289666999999998</text:p>
          </table:table-cell>
          <table:table-cell office:value-type="float" office:value="20.320465" calcext:value-type="float">
            <text:p>20.32046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210572" calcext:value-type="float">
            <text:p>322.38210572</text:p>
          </table:table-cell>
          <table:table-cell office:value-type="float" office:value="12.2308565" calcext:value-type="float">
            <text:p>12.2308565</text:p>
          </table:table-cell>
          <table:table-cell office:value-type="float" office:value="23.027943" calcext:value-type="float">
            <text:p>23.027943</text:p>
          </table:table-cell>
          <table:table-cell office:value-type="float" office:value="22.71179" calcext:value-type="float">
            <text:p>22.71179</text:p>
          </table:table-cell>
          <table:table-cell office:value-type="float" office:value="21.534451" calcext:value-type="float">
            <text:p>21.534451</text:p>
          </table:table-cell>
          <table:table-cell office:value-type="float" office:value="20.492903" calcext:value-type="float">
            <text:p>20.492903</text:p>
          </table:table-cell>
          <table:table-cell office:value-type="float" office:value="20.034008" calcext:value-type="float">
            <text:p>20.034008</text:p>
          </table:table-cell>
          <table:table-cell table:formula="of:=[.E585]-[.F585]" office:value-type="float" office:value="1.177339" calcext:value-type="float">
            <text:p>1.177339</text:p>
          </table:table-cell>
          <table:table-cell office:value-type="float" office:value="22.71179" calcext:value-type="float">
            <text:p>22.7117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151397" calcext:value-type="float">
            <text:p>322.38151397</text:p>
          </table:table-cell>
          <table:table-cell office:value-type="float" office:value="12.22885678" calcext:value-type="float">
            <text:p>12.22885678</text:p>
          </table:table-cell>
          <table:table-cell office:value-type="float" office:value="23.727383" calcext:value-type="float">
            <text:p>23.727383</text:p>
          </table:table-cell>
          <table:table-cell office:value-type="float" office:value="22.712044" calcext:value-type="float">
            <text:p>22.712044</text:p>
          </table:table-cell>
          <table:table-cell office:value-type="float" office:value="22.159809" calcext:value-type="float">
            <text:p>22.159809</text:p>
          </table:table-cell>
          <table:table-cell office:value-type="float" office:value="21.815895" calcext:value-type="float">
            <text:p>21.815895</text:p>
          </table:table-cell>
          <table:table-cell office:value-type="float" office:value="21.756134" calcext:value-type="float">
            <text:p>21.756134</text:p>
          </table:table-cell>
          <table:table-cell table:formula="of:=[.E586]-[.F586]" office:value-type="float" office:value="0.552235" calcext:value-type="float">
            <text:p>0.552235</text:p>
          </table:table-cell>
          <table:table-cell office:value-type="float" office:value="22.712044" calcext:value-type="float">
            <text:p>22.71204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8915379" calcext:value-type="float">
            <text:p>322.38915379</text:p>
          </table:table-cell>
          <table:table-cell office:value-type="float" office:value="12.22790228" calcext:value-type="float">
            <text:p>12.22790228</text:p>
          </table:table-cell>
          <table:table-cell office:value-type="float" office:value="20.819326" calcext:value-type="float">
            <text:p>20.819326</text:p>
          </table:table-cell>
          <table:table-cell office:value-type="float" office:value="19.85639" calcext:value-type="float">
            <text:p>19.85639</text:p>
          </table:table-cell>
          <table:table-cell office:value-type="float" office:value="19.600351" calcext:value-type="float">
            <text:p>19.600351</text:p>
          </table:table-cell>
          <table:table-cell office:value-type="float" office:value="19.447002" calcext:value-type="float">
            <text:p>19.447002</text:p>
          </table:table-cell>
          <table:table-cell office:value-type="float" office:value="19.474539" calcext:value-type="float">
            <text:p>19.474539</text:p>
          </table:table-cell>
          <table:table-cell table:formula="of:=[.E587]-[.F587]" office:value-type="float" office:value="0.256039000000001" calcext:value-type="float">
            <text:p>0.256039000000001</text:p>
          </table:table-cell>
          <table:table-cell office:value-type="float" office:value="19.85639" calcext:value-type="float">
            <text:p>19.85639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39636808" calcext:value-type="float">
            <text:p>322.39636808</text:p>
          </table:table-cell>
          <table:table-cell office:value-type="float" office:value="12.29418662" calcext:value-type="float">
            <text:p>12.29418662</text:p>
          </table:table-cell>
          <table:table-cell office:value-type="float" office:value="24.204901" calcext:value-type="float">
            <text:p>24.204901</text:p>
          </table:table-cell>
          <table:table-cell office:value-type="float" office:value="20.935474" calcext:value-type="float">
            <text:p>20.935474</text:p>
          </table:table-cell>
          <table:table-cell office:value-type="float" office:value="20.221575" calcext:value-type="float">
            <text:p>20.221575</text:p>
          </table:table-cell>
          <table:table-cell office:value-type="float" office:value="20.054497" calcext:value-type="float">
            <text:p>20.054497</text:p>
          </table:table-cell>
          <table:table-cell office:value-type="float" office:value="20.144108" calcext:value-type="float">
            <text:p>20.144108</text:p>
          </table:table-cell>
          <table:table-cell table:formula="of:=[.E588]-[.F588]" office:value-type="float" office:value="0.713898999999998" calcext:value-type="float">
            <text:p>0.713898999999998</text:p>
          </table:table-cell>
          <table:table-cell office:value-type="float" office:value="20.935474" calcext:value-type="float">
            <text:p>20.935474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21181" calcext:value-type="float">
            <text:p>322.4021181</text:p>
          </table:table-cell>
          <table:table-cell office:value-type="float" office:value="12.29636597" calcext:value-type="float">
            <text:p>12.29636597</text:p>
          </table:table-cell>
          <table:table-cell office:value-type="float" office:value="20.110411" calcext:value-type="float">
            <text:p>20.110411</text:p>
          </table:table-cell>
          <table:table-cell office:value-type="float" office:value="19.074696" calcext:value-type="float">
            <text:p>19.074696</text:p>
          </table:table-cell>
          <table:table-cell office:value-type="float" office:value="18.750961" calcext:value-type="float">
            <text:p>18.750961</text:p>
          </table:table-cell>
          <table:table-cell office:value-type="float" office:value="18.591511" calcext:value-type="float">
            <text:p>18.591511</text:p>
          </table:table-cell>
          <table:table-cell office:value-type="float" office:value="18.555542" calcext:value-type="float">
            <text:p>18.555542</text:p>
          </table:table-cell>
          <table:table-cell table:formula="of:=[.E589]-[.F589]" office:value-type="float" office:value="0.323734999999999" calcext:value-type="float">
            <text:p>0.323734999999999</text:p>
          </table:table-cell>
          <table:table-cell office:value-type="float" office:value="19.074696" calcext:value-type="float">
            <text:p>19.074696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297508" calcext:value-type="float">
            <text:p>322.40297508</text:p>
          </table:table-cell>
          <table:table-cell office:value-type="float" office:value="12.29771379" calcext:value-type="float">
            <text:p>12.29771379</text:p>
          </table:table-cell>
          <table:table-cell office:value-type="float" office:value="21.736412" calcext:value-type="float">
            <text:p>21.736412</text:p>
          </table:table-cell>
          <table:table-cell office:value-type="float" office:value="21.110085" calcext:value-type="float">
            <text:p>21.110085</text:p>
          </table:table-cell>
          <table:table-cell office:value-type="float" office:value="20.699644" calcext:value-type="float">
            <text:p>20.699644</text:p>
          </table:table-cell>
          <table:table-cell office:value-type="float" office:value="20.571171" calcext:value-type="float">
            <text:p>20.571171</text:p>
          </table:table-cell>
          <table:table-cell office:value-type="float" office:value="20.427536" calcext:value-type="float">
            <text:p>20.427536</text:p>
          </table:table-cell>
          <table:table-cell table:formula="of:=[.E590]-[.F590]" office:value-type="float" office:value="0.410441000000002" calcext:value-type="float">
            <text:p>0.410441000000002</text:p>
          </table:table-cell>
          <table:table-cell office:value-type="float" office:value="21.110085" calcext:value-type="float">
            <text:p>21.110085</text:p>
          </table:table-cell>
          <table:table-cell table:number-columns-repeated="8"/>
        </table:table-row>
        <table:table-row table:style-name="ro1">
          <table:table-cell office:value-type="float" office:value="5.87727223545005E+017" calcext:value-type="float">
            <text:p>5.87727223545005E+017</text:p>
          </table:table-cell>
          <table:table-cell office:value-type="float" office:value="322.40644234" calcext:value-type="float">
            <text:p>322.40644234</text:p>
          </table:table-cell>
          <table:table-cell office:value-type="float" office:value="12.29956735" calcext:value-type="float">
            <text:p>12.29956735</text:p>
          </table:table-cell>
          <table:table-cell office:value-type="float" office:value="22.65867" calcext:value-type="float">
            <text:p>22.65867</text:p>
          </table:table-cell>
          <table:table-cell office:value-type="float" office:value="21.026426" calcext:value-type="float">
            <text:p>21.026426</text:p>
          </table:table-cell>
          <table:table-cell office:value-type="float" office:value="20.365063" calcext:value-type="float">
            <text:p>20.365063</text:p>
          </table:table-cell>
          <table:table-cell office:value-type="float" office:value="20.110891" calcext:value-type="float">
            <text:p>20.110891</text:p>
          </table:table-cell>
          <table:table-cell office:value-type="float" office:value="19.887445" calcext:value-type="float">
            <text:p>19.887445</text:p>
          </table:table-cell>
          <table:table-cell table:formula="of:=[.E591]-[.F591]" office:value-type="float" office:value="0.661363000000002" calcext:value-type="float">
            <text:p>0.661363000000002</text:p>
          </table:table-cell>
          <table:table-cell office:value-type="float" office:value="21.026426" calcext:value-type="float">
            <text:p>21.02642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230779" calcext:value-type="float">
            <text:p>322.42230779</text:p>
          </table:table-cell>
          <table:table-cell office:value-type="float" office:value="12.26687584" calcext:value-type="float">
            <text:p>12.26687584</text:p>
          </table:table-cell>
          <table:table-cell office:value-type="float" office:value="20.320845" calcext:value-type="float">
            <text:p>20.320845</text:p>
          </table:table-cell>
          <table:table-cell office:value-type="float" office:value="19.362764" calcext:value-type="float">
            <text:p>19.362764</text:p>
          </table:table-cell>
          <table:table-cell office:value-type="float" office:value="19.08651" calcext:value-type="float">
            <text:p>19.08651</text:p>
          </table:table-cell>
          <table:table-cell office:value-type="float" office:value="18.979935" calcext:value-type="float">
            <text:p>18.979935</text:p>
          </table:table-cell>
          <table:table-cell office:value-type="float" office:value="18.819902" calcext:value-type="float">
            <text:p>18.819902</text:p>
          </table:table-cell>
          <table:table-cell table:formula="of:=[.E592]-[.F592]" office:value-type="float" office:value="0.276253999999998" calcext:value-type="float">
            <text:p>0.276253999999998</text:p>
          </table:table-cell>
          <table:table-cell office:value-type="float" office:value="19.362764" calcext:value-type="float">
            <text:p>19.36276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559058" calcext:value-type="float">
            <text:p>322.42559058</text:p>
          </table:table-cell>
          <table:table-cell office:value-type="float" office:value="12.26606373" calcext:value-type="float">
            <text:p>12.26606373</text:p>
          </table:table-cell>
          <table:table-cell office:value-type="float" office:value="24.824825" calcext:value-type="float">
            <text:p>24.824825</text:p>
          </table:table-cell>
          <table:table-cell office:value-type="float" office:value="23.899334" calcext:value-type="float">
            <text:p>23.899334</text:p>
          </table:table-cell>
          <table:table-cell office:value-type="float" office:value="22.554888" calcext:value-type="float">
            <text:p>22.554888</text:p>
          </table:table-cell>
          <table:table-cell office:value-type="float" office:value="21.765837" calcext:value-type="float">
            <text:p>21.765837</text:p>
          </table:table-cell>
          <table:table-cell office:value-type="float" office:value="21.636549" calcext:value-type="float">
            <text:p>21.636549</text:p>
          </table:table-cell>
          <table:table-cell table:formula="of:=[.E593]-[.F593]" office:value-type="float" office:value="1.344446" calcext:value-type="float">
            <text:p>1.344446</text:p>
          </table:table-cell>
          <table:table-cell office:value-type="float" office:value="23.899334" calcext:value-type="float">
            <text:p>23.89933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2043338" calcext:value-type="float">
            <text:p>322.42043338</text:p>
          </table:table-cell>
          <table:table-cell office:value-type="float" office:value="12.30836489" calcext:value-type="float">
            <text:p>12.30836489</text:p>
          </table:table-cell>
          <table:table-cell office:value-type="float" office:value="22.263109" calcext:value-type="float">
            <text:p>22.263109</text:p>
          </table:table-cell>
          <table:table-cell office:value-type="float" office:value="20.956446" calcext:value-type="float">
            <text:p>20.956446</text:p>
          </table:table-cell>
          <table:table-cell office:value-type="float" office:value="20.570009" calcext:value-type="float">
            <text:p>20.570009</text:p>
          </table:table-cell>
          <table:table-cell office:value-type="float" office:value="20.411451" calcext:value-type="float">
            <text:p>20.411451</text:p>
          </table:table-cell>
          <table:table-cell office:value-type="float" office:value="20.298374" calcext:value-type="float">
            <text:p>20.298374</text:p>
          </table:table-cell>
          <table:table-cell table:formula="of:=[.E594]-[.F594]" office:value-type="float" office:value="0.386437000000001" calcext:value-type="float">
            <text:p>0.386437000000001</text:p>
          </table:table-cell>
          <table:table-cell office:value-type="float" office:value="20.956446" calcext:value-type="float">
            <text:p>20.95644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35612" calcext:value-type="float">
            <text:p>322.4335612</text:p>
          </table:table-cell>
          <table:table-cell office:value-type="float" office:value="12.27110113" calcext:value-type="float">
            <text:p>12.27110113</text:p>
          </table:table-cell>
          <table:table-cell office:value-type="float" office:value="20.824677" calcext:value-type="float">
            <text:p>20.824677</text:p>
          </table:table-cell>
          <table:table-cell office:value-type="float" office:value="19.82262" calcext:value-type="float">
            <text:p>19.82262</text:p>
          </table:table-cell>
          <table:table-cell office:value-type="float" office:value="19.488764" calcext:value-type="float">
            <text:p>19.488764</text:p>
          </table:table-cell>
          <table:table-cell office:value-type="float" office:value="19.345198" calcext:value-type="float">
            <text:p>19.345198</text:p>
          </table:table-cell>
          <table:table-cell office:value-type="float" office:value="19.241968" calcext:value-type="float">
            <text:p>19.241968</text:p>
          </table:table-cell>
          <table:table-cell table:formula="of:=[.E595]-[.F595]" office:value-type="float" office:value="0.333856000000001" calcext:value-type="float">
            <text:p>0.333856000000001</text:p>
          </table:table-cell>
          <table:table-cell office:value-type="float" office:value="19.82262" calcext:value-type="float">
            <text:p>19.8226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381666" calcext:value-type="float">
            <text:p>322.43381666</text:p>
          </table:table-cell>
          <table:table-cell office:value-type="float" office:value="12.27877823" calcext:value-type="float">
            <text:p>12.27877823</text:p>
          </table:table-cell>
          <table:table-cell office:value-type="float" office:value="21.827318" calcext:value-type="float">
            <text:p>21.827318</text:p>
          </table:table-cell>
          <table:table-cell office:value-type="float" office:value="20.805819" calcext:value-type="float">
            <text:p>20.805819</text:p>
          </table:table-cell>
          <table:table-cell office:value-type="float" office:value="20.405148" calcext:value-type="float">
            <text:p>20.405148</text:p>
          </table:table-cell>
          <table:table-cell office:value-type="float" office:value="20.276518" calcext:value-type="float">
            <text:p>20.276518</text:p>
          </table:table-cell>
          <table:table-cell office:value-type="float" office:value="20.223391" calcext:value-type="float">
            <text:p>20.223391</text:p>
          </table:table-cell>
          <table:table-cell table:formula="of:=[.E596]-[.F596]" office:value-type="float" office:value="0.400670999999999" calcext:value-type="float">
            <text:p>0.400670999999999</text:p>
          </table:table-cell>
          <table:table-cell office:value-type="float" office:value="20.805819" calcext:value-type="float">
            <text:p>20.805819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3435767" calcext:value-type="float">
            <text:p>322.43435767</text:p>
          </table:table-cell>
          <table:table-cell office:value-type="float" office:value="12.27847521" calcext:value-type="float">
            <text:p>12.27847521</text:p>
          </table:table-cell>
          <table:table-cell office:value-type="float" office:value="24.179808" calcext:value-type="float">
            <text:p>24.179808</text:p>
          </table:table-cell>
          <table:table-cell office:value-type="float" office:value="21.83086" calcext:value-type="float">
            <text:p>21.83086</text:p>
          </table:table-cell>
          <table:table-cell office:value-type="float" office:value="21.194023" calcext:value-type="float">
            <text:p>21.194023</text:p>
          </table:table-cell>
          <table:table-cell office:value-type="float" office:value="21.296181" calcext:value-type="float">
            <text:p>21.296181</text:p>
          </table:table-cell>
          <table:table-cell office:value-type="float" office:value="21.525951" calcext:value-type="float">
            <text:p>21.525951</text:p>
          </table:table-cell>
          <table:table-cell table:formula="of:=[.E597]-[.F597]" office:value-type="float" office:value="0.636837" calcext:value-type="float">
            <text:p>0.636837</text:p>
          </table:table-cell>
          <table:table-cell office:value-type="float" office:value="21.83086" calcext:value-type="float">
            <text:p>21.8308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43121" calcext:value-type="float">
            <text:p>322.4443121</text:p>
          </table:table-cell>
          <table:table-cell office:value-type="float" office:value="12.28387862" calcext:value-type="float">
            <text:p>12.28387862</text:p>
          </table:table-cell>
          <table:table-cell office:value-type="float" office:value="20.508759" calcext:value-type="float">
            <text:p>20.508759</text:p>
          </table:table-cell>
          <table:table-cell office:value-type="float" office:value="19.489622" calcext:value-type="float">
            <text:p>19.489622</text:p>
          </table:table-cell>
          <table:table-cell office:value-type="float" office:value="19.172754" calcext:value-type="float">
            <text:p>19.172754</text:p>
          </table:table-cell>
          <table:table-cell office:value-type="float" office:value="19.06185" calcext:value-type="float">
            <text:p>19.06185</text:p>
          </table:table-cell>
          <table:table-cell office:value-type="float" office:value="18.963821" calcext:value-type="float">
            <text:p>18.963821</text:p>
          </table:table-cell>
          <table:table-cell table:formula="of:=[.E598]-[.F598]" office:value-type="float" office:value="0.316867999999999" calcext:value-type="float">
            <text:p>0.316867999999999</text:p>
          </table:table-cell>
          <table:table-cell office:value-type="float" office:value="19.489622" calcext:value-type="float">
            <text:p>19.48962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421712" calcext:value-type="float">
            <text:p>322.44421712</text:p>
          </table:table-cell>
          <table:table-cell office:value-type="float" office:value="12.28229414" calcext:value-type="float">
            <text:p>12.28229414</text:p>
          </table:table-cell>
          <table:table-cell office:value-type="float" office:value="20.864496" calcext:value-type="float">
            <text:p>20.864496</text:p>
          </table:table-cell>
          <table:table-cell office:value-type="float" office:value="19.956285" calcext:value-type="float">
            <text:p>19.956285</text:p>
          </table:table-cell>
          <table:table-cell office:value-type="float" office:value="19.585253" calcext:value-type="float">
            <text:p>19.585253</text:p>
          </table:table-cell>
          <table:table-cell office:value-type="float" office:value="19.505861" calcext:value-type="float">
            <text:p>19.505861</text:p>
          </table:table-cell>
          <table:table-cell office:value-type="float" office:value="19.519239" calcext:value-type="float">
            <text:p>19.519239</text:p>
          </table:table-cell>
          <table:table-cell table:formula="of:=[.E599]-[.F599]" office:value-type="float" office:value="0.371032" calcext:value-type="float">
            <text:p>0.371032</text:p>
          </table:table-cell>
          <table:table-cell office:value-type="float" office:value="19.956285" calcext:value-type="float">
            <text:p>19.95628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359796" calcext:value-type="float">
            <text:p>322.44359796</text:p>
          </table:table-cell>
          <table:table-cell office:value-type="float" office:value="12.28162495" calcext:value-type="float">
            <text:p>12.28162495</text:p>
          </table:table-cell>
          <table:table-cell office:value-type="float" office:value="22.378176" calcext:value-type="float">
            <text:p>22.378176</text:p>
          </table:table-cell>
          <table:table-cell office:value-type="float" office:value="21.863516" calcext:value-type="float">
            <text:p>21.863516</text:p>
          </table:table-cell>
          <table:table-cell office:value-type="float" office:value="21.078024" calcext:value-type="float">
            <text:p>21.078024</text:p>
          </table:table-cell>
          <table:table-cell office:value-type="float" office:value="21.0056" calcext:value-type="float">
            <text:p>21.0056</text:p>
          </table:table-cell>
          <table:table-cell office:value-type="float" office:value="21.476051" calcext:value-type="float">
            <text:p>21.476051</text:p>
          </table:table-cell>
          <table:table-cell table:formula="of:=[.E600]-[.F600]" office:value-type="float" office:value="0.785492000000001" calcext:value-type="float">
            <text:p>0.785492000000001</text:p>
          </table:table-cell>
          <table:table-cell office:value-type="float" office:value="21.863516" calcext:value-type="float">
            <text:p>21.86351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246043" calcext:value-type="float">
            <text:p>322.44246043</text:p>
          </table:table-cell>
          <table:table-cell office:value-type="float" office:value="12.28144529" calcext:value-type="float">
            <text:p>12.28144529</text:p>
          </table:table-cell>
          <table:table-cell office:value-type="float" office:value="22.659636" calcext:value-type="float">
            <text:p>22.659636</text:p>
          </table:table-cell>
          <table:table-cell office:value-type="float" office:value="21.538691" calcext:value-type="float">
            <text:p>21.538691</text:p>
          </table:table-cell>
          <table:table-cell office:value-type="float" office:value="21.131914" calcext:value-type="float">
            <text:p>21.131914</text:p>
          </table:table-cell>
          <table:table-cell office:value-type="float" office:value="20.783228" calcext:value-type="float">
            <text:p>20.783228</text:p>
          </table:table-cell>
          <table:table-cell office:value-type="float" office:value="20.467848" calcext:value-type="float">
            <text:p>20.467848</text:p>
          </table:table-cell>
          <table:table-cell table:formula="of:=[.E601]-[.F601]" office:value-type="float" office:value="0.406777000000002" calcext:value-type="float">
            <text:p>0.406777000000002</text:p>
          </table:table-cell>
          <table:table-cell office:value-type="float" office:value="21.538691" calcext:value-type="float">
            <text:p>21.53869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178283" calcext:value-type="float">
            <text:p>322.44178283</text:p>
          </table:table-cell>
          <table:table-cell office:value-type="float" office:value="12.28170172" calcext:value-type="float">
            <text:p>12.28170172</text:p>
          </table:table-cell>
          <table:table-cell office:value-type="float" office:value="24.20048" calcext:value-type="float">
            <text:p>24.20048</text:p>
          </table:table-cell>
          <table:table-cell office:value-type="float" office:value="23.288305" calcext:value-type="float">
            <text:p>23.288305</text:p>
          </table:table-cell>
          <table:table-cell office:value-type="float" office:value="23.49448" calcext:value-type="float">
            <text:p>23.49448</text:p>
          </table:table-cell>
          <table:table-cell office:value-type="float" office:value="22.925007" calcext:value-type="float">
            <text:p>22.925007</text:p>
          </table:table-cell>
          <table:table-cell office:value-type="float" office:value="21.92293" calcext:value-type="float">
            <text:p>21.92293</text:p>
          </table:table-cell>
          <table:table-cell table:formula="of:=[.E602]-[.F602]" office:value-type="float" office:value="-0.206174999999998" calcext:value-type="float">
            <text:p>-0.206174999999998</text:p>
          </table:table-cell>
          <table:table-cell office:value-type="float" office:value="23.288305" calcext:value-type="float">
            <text:p>23.28830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376048" calcext:value-type="float">
            <text:p>322.44376048</text:p>
          </table:table-cell>
          <table:table-cell office:value-type="float" office:value="12.31750792" calcext:value-type="float">
            <text:p>12.31750792</text:p>
          </table:table-cell>
          <table:table-cell office:value-type="float" office:value="21.699905" calcext:value-type="float">
            <text:p>21.699905</text:p>
          </table:table-cell>
          <table:table-cell office:value-type="float" office:value="20.551678" calcext:value-type="float">
            <text:p>20.551678</text:p>
          </table:table-cell>
          <table:table-cell office:value-type="float" office:value="20.140083" calcext:value-type="float">
            <text:p>20.140083</text:p>
          </table:table-cell>
          <table:table-cell office:value-type="float" office:value="20.010393" calcext:value-type="float">
            <text:p>20.010393</text:p>
          </table:table-cell>
          <table:table-cell office:value-type="float" office:value="19.816767" calcext:value-type="float">
            <text:p>19.816767</text:p>
          </table:table-cell>
          <table:table-cell table:formula="of:=[.E603]-[.F603]" office:value-type="float" office:value="0.411594999999998" calcext:value-type="float">
            <text:p>0.411594999999998</text:p>
          </table:table-cell>
          <table:table-cell office:value-type="float" office:value="20.551678" calcext:value-type="float">
            <text:p>20.55167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107185" calcext:value-type="float">
            <text:p>322.45107185</text:p>
          </table:table-cell>
          <table:table-cell office:value-type="float" office:value="12.28235923" calcext:value-type="float">
            <text:p>12.28235923</text:p>
          </table:table-cell>
          <table:table-cell office:value-type="float" office:value="20.69376" calcext:value-type="float">
            <text:p>20.69376</text:p>
          </table:table-cell>
          <table:table-cell office:value-type="float" office:value="19.810326" calcext:value-type="float">
            <text:p>19.810326</text:p>
          </table:table-cell>
          <table:table-cell office:value-type="float" office:value="19.512341" calcext:value-type="float">
            <text:p>19.512341</text:p>
          </table:table-cell>
          <table:table-cell office:value-type="float" office:value="19.341536" calcext:value-type="float">
            <text:p>19.341536</text:p>
          </table:table-cell>
          <table:table-cell office:value-type="float" office:value="19.449432" calcext:value-type="float">
            <text:p>19.449432</text:p>
          </table:table-cell>
          <table:table-cell table:formula="of:=[.E604]-[.F604]" office:value-type="float" office:value="0.297985000000001" calcext:value-type="float">
            <text:p>0.297985000000001</text:p>
          </table:table-cell>
          <table:table-cell office:value-type="float" office:value="19.810326" calcext:value-type="float">
            <text:p>19.81032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390865" calcext:value-type="float">
            <text:p>322.45390865</text:p>
          </table:table-cell>
          <table:table-cell office:value-type="float" office:value="12.28439235" calcext:value-type="float">
            <text:p>12.28439235</text:p>
          </table:table-cell>
          <table:table-cell office:value-type="float" office:value="23.121199" calcext:value-type="float">
            <text:p>23.121199</text:p>
          </table:table-cell>
          <table:table-cell office:value-type="float" office:value="20.624655" calcext:value-type="float">
            <text:p>20.624655</text:p>
          </table:table-cell>
          <table:table-cell office:value-type="float" office:value="19.632467" calcext:value-type="float">
            <text:p>19.632467</text:p>
          </table:table-cell>
          <table:table-cell office:value-type="float" office:value="19.236156" calcext:value-type="float">
            <text:p>19.236156</text:p>
          </table:table-cell>
          <table:table-cell office:value-type="float" office:value="18.9648" calcext:value-type="float">
            <text:p>18.9648</text:p>
          </table:table-cell>
          <table:table-cell table:formula="of:=[.E605]-[.F605]" office:value-type="float" office:value="0.992188000000002" calcext:value-type="float">
            <text:p>0.992188000000002</text:p>
          </table:table-cell>
          <table:table-cell office:value-type="float" office:value="20.624655" calcext:value-type="float">
            <text:p>20.62465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403879" calcext:value-type="float">
            <text:p>322.46403879</text:p>
          </table:table-cell>
          <table:table-cell office:value-type="float" office:value="12.28202284" calcext:value-type="float">
            <text:p>12.28202284</text:p>
          </table:table-cell>
          <table:table-cell office:value-type="float" office:value="20.567394" calcext:value-type="float">
            <text:p>20.567394</text:p>
          </table:table-cell>
          <table:table-cell office:value-type="float" office:value="19.500736" calcext:value-type="float">
            <text:p>19.500736</text:p>
          </table:table-cell>
          <table:table-cell office:value-type="float" office:value="19.240885" calcext:value-type="float">
            <text:p>19.240885</text:p>
          </table:table-cell>
          <table:table-cell office:value-type="float" office:value="19.031242" calcext:value-type="float">
            <text:p>19.031242</text:p>
          </table:table-cell>
          <table:table-cell office:value-type="float" office:value="19.064213" calcext:value-type="float">
            <text:p>19.064213</text:p>
          </table:table-cell>
          <table:table-cell table:formula="of:=[.E606]-[.F606]" office:value-type="float" office:value="0.259851000000001" calcext:value-type="float">
            <text:p>0.259851000000001</text:p>
          </table:table-cell>
          <table:table-cell office:value-type="float" office:value="19.500736" calcext:value-type="float">
            <text:p>19.50073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849518" calcext:value-type="float">
            <text:p>322.45849518</text:p>
          </table:table-cell>
          <table:table-cell office:value-type="float" office:value="12.28071055" calcext:value-type="float">
            <text:p>12.28071055</text:p>
          </table:table-cell>
          <table:table-cell office:value-type="float" office:value="21.588072" calcext:value-type="float">
            <text:p>21.588072</text:p>
          </table:table-cell>
          <table:table-cell office:value-type="float" office:value="20.460846" calcext:value-type="float">
            <text:p>20.460846</text:p>
          </table:table-cell>
          <table:table-cell office:value-type="float" office:value="20.169598" calcext:value-type="float">
            <text:p>20.169598</text:p>
          </table:table-cell>
          <table:table-cell office:value-type="float" office:value="20.085581" calcext:value-type="float">
            <text:p>20.085581</text:p>
          </table:table-cell>
          <table:table-cell office:value-type="float" office:value="19.883413" calcext:value-type="float">
            <text:p>19.883413</text:p>
          </table:table-cell>
          <table:table-cell table:formula="of:=[.E607]-[.F607]" office:value-type="float" office:value="0.291248" calcext:value-type="float">
            <text:p>0.291248</text:p>
          </table:table-cell>
          <table:table-cell office:value-type="float" office:value="20.460846" calcext:value-type="float">
            <text:p>20.46084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456283" calcext:value-type="float">
            <text:p>322.45456283</text:p>
          </table:table-cell>
          <table:table-cell office:value-type="float" office:value="12.28212223" calcext:value-type="float">
            <text:p>12.28212223</text:p>
          </table:table-cell>
          <table:table-cell office:value-type="float" office:value="22.119211" calcext:value-type="float">
            <text:p>22.119211</text:p>
          </table:table-cell>
          <table:table-cell office:value-type="float" office:value="20.961317" calcext:value-type="float">
            <text:p>20.961317</text:p>
          </table:table-cell>
          <table:table-cell office:value-type="float" office:value="20.472548" calcext:value-type="float">
            <text:p>20.472548</text:p>
          </table:table-cell>
          <table:table-cell office:value-type="float" office:value="20.345234" calcext:value-type="float">
            <text:p>20.345234</text:p>
          </table:table-cell>
          <table:table-cell office:value-type="float" office:value="20.239128" calcext:value-type="float">
            <text:p>20.239128</text:p>
          </table:table-cell>
          <table:table-cell table:formula="of:=[.E608]-[.F608]" office:value-type="float" office:value="0.488769000000001" calcext:value-type="float">
            <text:p>0.488769000000001</text:p>
          </table:table-cell>
          <table:table-cell office:value-type="float" office:value="20.961317" calcext:value-type="float">
            <text:p>20.961317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99766" calcext:value-type="float">
            <text:p>322.4599766</text:p>
          </table:table-cell>
          <table:table-cell office:value-type="float" office:value="12.28067483" calcext:value-type="float">
            <text:p>12.28067483</text:p>
          </table:table-cell>
          <table:table-cell office:value-type="float" office:value="22.058292" calcext:value-type="float">
            <text:p>22.058292</text:p>
          </table:table-cell>
          <table:table-cell office:value-type="float" office:value="21.187702" calcext:value-type="float">
            <text:p>21.187702</text:p>
          </table:table-cell>
          <table:table-cell office:value-type="float" office:value="20.892202" calcext:value-type="float">
            <text:p>20.892202</text:p>
          </table:table-cell>
          <table:table-cell office:value-type="float" office:value="20.564999" calcext:value-type="float">
            <text:p>20.564999</text:p>
          </table:table-cell>
          <table:table-cell office:value-type="float" office:value="20.883278" calcext:value-type="float">
            <text:p>20.883278</text:p>
          </table:table-cell>
          <table:table-cell table:formula="of:=[.E609]-[.F609]" office:value-type="float" office:value="0.295500000000001" calcext:value-type="float">
            <text:p>0.295500000000001</text:p>
          </table:table-cell>
          <table:table-cell office:value-type="float" office:value="21.187702" calcext:value-type="float">
            <text:p>21.18770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671039" calcext:value-type="float">
            <text:p>322.45671039</text:p>
          </table:table-cell>
          <table:table-cell office:value-type="float" office:value="12.28118278" calcext:value-type="float">
            <text:p>12.28118278</text:p>
          </table:table-cell>
          <table:table-cell office:value-type="float" office:value="22.357706" calcext:value-type="float">
            <text:p>22.357706</text:p>
          </table:table-cell>
          <table:table-cell office:value-type="float" office:value="21.409763" calcext:value-type="float">
            <text:p>21.409763</text:p>
          </table:table-cell>
          <table:table-cell office:value-type="float" office:value="20.877962" calcext:value-type="float">
            <text:p>20.877962</text:p>
          </table:table-cell>
          <table:table-cell office:value-type="float" office:value="20.873911" calcext:value-type="float">
            <text:p>20.873911</text:p>
          </table:table-cell>
          <table:table-cell office:value-type="float" office:value="21.098438" calcext:value-type="float">
            <text:p>21.098438</text:p>
          </table:table-cell>
          <table:table-cell table:formula="of:=[.E610]-[.F610]" office:value-type="float" office:value="0.531801000000002" calcext:value-type="float">
            <text:p>0.531801000000002</text:p>
          </table:table-cell>
          <table:table-cell office:value-type="float" office:value="21.409763" calcext:value-type="float">
            <text:p>21.409763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563494" calcext:value-type="float">
            <text:p>322.45563494</text:p>
          </table:table-cell>
          <table:table-cell office:value-type="float" office:value="12.28107063" calcext:value-type="float">
            <text:p>12.28107063</text:p>
          </table:table-cell>
          <table:table-cell office:value-type="float" office:value="25.712072" calcext:value-type="float">
            <text:p>25.712072</text:p>
          </table:table-cell>
          <table:table-cell office:value-type="float" office:value="22.562866" calcext:value-type="float">
            <text:p>22.562866</text:p>
          </table:table-cell>
          <table:table-cell office:value-type="float" office:value="21.721916" calcext:value-type="float">
            <text:p>21.721916</text:p>
          </table:table-cell>
          <table:table-cell office:value-type="float" office:value="21.421886" calcext:value-type="float">
            <text:p>21.421886</text:p>
          </table:table-cell>
          <table:table-cell office:value-type="float" office:value="22.113123" calcext:value-type="float">
            <text:p>22.113123</text:p>
          </table:table-cell>
          <table:table-cell table:formula="of:=[.E611]-[.F611]" office:value-type="float" office:value="0.840949999999999" calcext:value-type="float">
            <text:p>0.840949999999999</text:p>
          </table:table-cell>
          <table:table-cell office:value-type="float" office:value="22.562866" calcext:value-type="float">
            <text:p>22.56286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541288" calcext:value-type="float">
            <text:p>322.46541288</text:p>
          </table:table-cell>
          <table:table-cell office:value-type="float" office:value="12.28173294" calcext:value-type="float">
            <text:p>12.28173294</text:p>
          </table:table-cell>
          <table:table-cell office:value-type="float" office:value="23.503759" calcext:value-type="float">
            <text:p>23.503759</text:p>
          </table:table-cell>
          <table:table-cell office:value-type="float" office:value="22.644381" calcext:value-type="float">
            <text:p>22.644381</text:p>
          </table:table-cell>
          <table:table-cell office:value-type="float" office:value="22.026289" calcext:value-type="float">
            <text:p>22.026289</text:p>
          </table:table-cell>
          <table:table-cell office:value-type="float" office:value="21.760069" calcext:value-type="float">
            <text:p>21.760069</text:p>
          </table:table-cell>
          <table:table-cell office:value-type="float" office:value="21.659208" calcext:value-type="float">
            <text:p>21.659208</text:p>
          </table:table-cell>
          <table:table-cell table:formula="of:=[.E612]-[.F612]" office:value-type="float" office:value="0.618092000000001" calcext:value-type="float">
            <text:p>0.618092000000001</text:p>
          </table:table-cell>
          <table:table-cell office:value-type="float" office:value="22.644381" calcext:value-type="float">
            <text:p>22.64438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776945" calcext:value-type="float">
            <text:p>322.45776945</text:p>
          </table:table-cell>
          <table:table-cell office:value-type="float" office:value="12.28169611" calcext:value-type="float">
            <text:p>12.28169611</text:p>
          </table:table-cell>
          <table:table-cell office:value-type="float" office:value="23.744787" calcext:value-type="float">
            <text:p>23.744787</text:p>
          </table:table-cell>
          <table:table-cell office:value-type="float" office:value="23.198114" calcext:value-type="float">
            <text:p>23.198114</text:p>
          </table:table-cell>
          <table:table-cell office:value-type="float" office:value="22.309088" calcext:value-type="float">
            <text:p>22.309088</text:p>
          </table:table-cell>
          <table:table-cell office:value-type="float" office:value="22.311136" calcext:value-type="float">
            <text:p>22.311136</text:p>
          </table:table-cell>
          <table:table-cell office:value-type="float" office:value="22.169882" calcext:value-type="float">
            <text:p>22.169882</text:p>
          </table:table-cell>
          <table:table-cell table:formula="of:=[.E613]-[.F613]" office:value-type="float" office:value="0.889026000000001" calcext:value-type="float">
            <text:p>0.889026000000001</text:p>
          </table:table-cell>
          <table:table-cell office:value-type="float" office:value="23.198114" calcext:value-type="float">
            <text:p>23.19811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4922986" calcext:value-type="float">
            <text:p>322.44922986</text:p>
          </table:table-cell>
          <table:table-cell office:value-type="float" office:value="12.31904314" calcext:value-type="float">
            <text:p>12.31904314</text:p>
          </table:table-cell>
          <table:table-cell office:value-type="float" office:value="20.227713" calcext:value-type="float">
            <text:p>20.227713</text:p>
          </table:table-cell>
          <table:table-cell office:value-type="float" office:value="19.153221" calcext:value-type="float">
            <text:p>19.153221</text:p>
          </table:table-cell>
          <table:table-cell office:value-type="float" office:value="18.847767" calcext:value-type="float">
            <text:p>18.847767</text:p>
          </table:table-cell>
          <table:table-cell office:value-type="float" office:value="18.722179" calcext:value-type="float">
            <text:p>18.722179</text:p>
          </table:table-cell>
          <table:table-cell office:value-type="float" office:value="18.705528" calcext:value-type="float">
            <text:p>18.705528</text:p>
          </table:table-cell>
          <table:table-cell table:formula="of:=[.E614]-[.F614]" office:value-type="float" office:value="0.305453999999997" calcext:value-type="float">
            <text:p>0.305453999999997</text:p>
          </table:table-cell>
          <table:table-cell office:value-type="float" office:value="19.153221" calcext:value-type="float">
            <text:p>19.15322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698276" calcext:value-type="float">
            <text:p>322.45698276</text:p>
          </table:table-cell>
          <table:table-cell office:value-type="float" office:value="12.28542851" calcext:value-type="float">
            <text:p>12.28542851</text:p>
          </table:table-cell>
          <table:table-cell office:value-type="float" office:value="21.631081" calcext:value-type="float">
            <text:p>21.631081</text:p>
          </table:table-cell>
          <table:table-cell office:value-type="float" office:value="20.459705" calcext:value-type="float">
            <text:p>20.459705</text:p>
          </table:table-cell>
          <table:table-cell office:value-type="float" office:value="20.10957" calcext:value-type="float">
            <text:p>20.10957</text:p>
          </table:table-cell>
          <table:table-cell office:value-type="float" office:value="19.969341" calcext:value-type="float">
            <text:p>19.969341</text:p>
          </table:table-cell>
          <table:table-cell office:value-type="float" office:value="19.943842" calcext:value-type="float">
            <text:p>19.943842</text:p>
          </table:table-cell>
          <table:table-cell table:formula="of:=[.E615]-[.F615]" office:value-type="float" office:value="0.350134999999998" calcext:value-type="float">
            <text:p>0.350134999999998</text:p>
          </table:table-cell>
          <table:table-cell office:value-type="float" office:value="20.459705" calcext:value-type="float">
            <text:p>20.45970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825199" calcext:value-type="float">
            <text:p>322.45825199</text:p>
          </table:table-cell>
          <table:table-cell office:value-type="float" office:value="12.28537722" calcext:value-type="float">
            <text:p>12.28537722</text:p>
          </table:table-cell>
          <table:table-cell office:value-type="float" office:value="24.192591" calcext:value-type="float">
            <text:p>24.192591</text:p>
          </table:table-cell>
          <table:table-cell office:value-type="float" office:value="21.993256" calcext:value-type="float">
            <text:p>21.993256</text:p>
          </table:table-cell>
          <table:table-cell office:value-type="float" office:value="21.414118" calcext:value-type="float">
            <text:p>21.414118</text:p>
          </table:table-cell>
          <table:table-cell office:value-type="float" office:value="21.209768" calcext:value-type="float">
            <text:p>21.209768</text:p>
          </table:table-cell>
          <table:table-cell office:value-type="float" office:value="21.031664" calcext:value-type="float">
            <text:p>21.031664</text:p>
          </table:table-cell>
          <table:table-cell table:formula="of:=[.E616]-[.F616]" office:value-type="float" office:value="0.579138" calcext:value-type="float">
            <text:p>0.579138</text:p>
          </table:table-cell>
          <table:table-cell office:value-type="float" office:value="21.993256" calcext:value-type="float">
            <text:p>21.99325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068772" calcext:value-type="float">
            <text:p>322.46068772</text:p>
          </table:table-cell>
          <table:table-cell office:value-type="float" office:value="12.28270785" calcext:value-type="float">
            <text:p>12.28270785</text:p>
          </table:table-cell>
          <table:table-cell office:value-type="float" office:value="20.310902" calcext:value-type="float">
            <text:p>20.310902</text:p>
          </table:table-cell>
          <table:table-cell office:value-type="float" office:value="19.37265" calcext:value-type="float">
            <text:p>19.37265</text:p>
          </table:table-cell>
          <table:table-cell office:value-type="float" office:value="19.092283" calcext:value-type="float">
            <text:p>19.092283</text:p>
          </table:table-cell>
          <table:table-cell office:value-type="float" office:value="18.918947" calcext:value-type="float">
            <text:p>18.918947</text:p>
          </table:table-cell>
          <table:table-cell office:value-type="float" office:value="18.806623" calcext:value-type="float">
            <text:p>18.806623</text:p>
          </table:table-cell>
          <table:table-cell table:formula="of:=[.E617]-[.F617]" office:value-type="float" office:value="0.280367000000002" calcext:value-type="float">
            <text:p>0.280367000000002</text:p>
          </table:table-cell>
          <table:table-cell office:value-type="float" office:value="19.37265" calcext:value-type="float">
            <text:p>19.3726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978652" calcext:value-type="float">
            <text:p>322.45978652</text:p>
          </table:table-cell>
          <table:table-cell office:value-type="float" office:value="12.28347598" calcext:value-type="float">
            <text:p>12.28347598</text:p>
          </table:table-cell>
          <table:table-cell office:value-type="float" office:value="21.586124" calcext:value-type="float">
            <text:p>21.586124</text:p>
          </table:table-cell>
          <table:table-cell office:value-type="float" office:value="20.605179" calcext:value-type="float">
            <text:p>20.605179</text:p>
          </table:table-cell>
          <table:table-cell office:value-type="float" office:value="20.347858" calcext:value-type="float">
            <text:p>20.347858</text:p>
          </table:table-cell>
          <table:table-cell office:value-type="float" office:value="20.118656" calcext:value-type="float">
            <text:p>20.118656</text:p>
          </table:table-cell>
          <table:table-cell office:value-type="float" office:value="20.386421" calcext:value-type="float">
            <text:p>20.386421</text:p>
          </table:table-cell>
          <table:table-cell table:formula="of:=[.E618]-[.F618]" office:value-type="float" office:value="0.257321000000001" calcext:value-type="float">
            <text:p>0.257321000000001</text:p>
          </table:table-cell>
          <table:table-cell office:value-type="float" office:value="20.605179" calcext:value-type="float">
            <text:p>20.605179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594187" calcext:value-type="float">
            <text:p>322.4594187</text:p>
          </table:table-cell>
          <table:table-cell office:value-type="float" office:value="12.28402225" calcext:value-type="float">
            <text:p>12.28402225</text:p>
          </table:table-cell>
          <table:table-cell office:value-type="float" office:value="22.61771" calcext:value-type="float">
            <text:p>22.61771</text:p>
          </table:table-cell>
          <table:table-cell office:value-type="float" office:value="21.241808" calcext:value-type="float">
            <text:p>21.241808</text:p>
          </table:table-cell>
          <table:table-cell office:value-type="float" office:value="20.906946" calcext:value-type="float">
            <text:p>20.906946</text:p>
          </table:table-cell>
          <table:table-cell office:value-type="float" office:value="20.721127" calcext:value-type="float">
            <text:p>20.721127</text:p>
          </table:table-cell>
          <table:table-cell office:value-type="float" office:value="20.613577" calcext:value-type="float">
            <text:p>20.613577</text:p>
          </table:table-cell>
          <table:table-cell table:formula="of:=[.E619]-[.F619]" office:value-type="float" office:value="0.334861999999998" calcext:value-type="float">
            <text:p>0.334861999999998</text:p>
          </table:table-cell>
          <table:table-cell office:value-type="float" office:value="21.241808" calcext:value-type="float">
            <text:p>21.24180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344176" calcext:value-type="float">
            <text:p>322.46344176</text:p>
          </table:table-cell>
          <table:table-cell office:value-type="float" office:value="12.28884692" calcext:value-type="float">
            <text:p>12.28884692</text:p>
          </table:table-cell>
          <table:table-cell office:value-type="float" office:value="21.683058" calcext:value-type="float">
            <text:p>21.683058</text:p>
          </table:table-cell>
          <table:table-cell office:value-type="float" office:value="20.663708" calcext:value-type="float">
            <text:p>20.663708</text:p>
          </table:table-cell>
          <table:table-cell office:value-type="float" office:value="20.199711" calcext:value-type="float">
            <text:p>20.199711</text:p>
          </table:table-cell>
          <table:table-cell office:value-type="float" office:value="19.9678" calcext:value-type="float">
            <text:p>19.9678</text:p>
          </table:table-cell>
          <table:table-cell office:value-type="float" office:value="19.953218" calcext:value-type="float">
            <text:p>19.953218</text:p>
          </table:table-cell>
          <table:table-cell table:formula="of:=[.E620]-[.F620]" office:value-type="float" office:value="0.463996999999999" calcext:value-type="float">
            <text:p>0.463996999999999</text:p>
          </table:table-cell>
          <table:table-cell office:value-type="float" office:value="20.663708" calcext:value-type="float">
            <text:p>20.66370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240821" calcext:value-type="float">
            <text:p>322.46240821</text:p>
          </table:table-cell>
          <table:table-cell office:value-type="float" office:value="12.28669486" calcext:value-type="float">
            <text:p>12.28669486</text:p>
          </table:table-cell>
          <table:table-cell office:value-type="float" office:value="23.350323" calcext:value-type="float">
            <text:p>23.350323</text:p>
          </table:table-cell>
          <table:table-cell office:value-type="float" office:value="21.242575" calcext:value-type="float">
            <text:p>21.242575</text:p>
          </table:table-cell>
          <table:table-cell office:value-type="float" office:value="19.814407" calcext:value-type="float">
            <text:p>19.814407</text:p>
          </table:table-cell>
          <table:table-cell office:value-type="float" office:value="18.772739" calcext:value-type="float">
            <text:p>18.772739</text:p>
          </table:table-cell>
          <table:table-cell office:value-type="float" office:value="18.256519" calcext:value-type="float">
            <text:p>18.256519</text:p>
          </table:table-cell>
          <table:table-cell table:formula="of:=[.E621]-[.F621]" office:value-type="float" office:value="1.428168" calcext:value-type="float">
            <text:p>1.428168</text:p>
          </table:table-cell>
          <table:table-cell office:value-type="float" office:value="21.242575" calcext:value-type="float">
            <text:p>21.24257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465326" calcext:value-type="float">
            <text:p>322.46465326</text:p>
          </table:table-cell>
          <table:table-cell office:value-type="float" office:value="12.28629263" calcext:value-type="float">
            <text:p>12.28629263</text:p>
          </table:table-cell>
          <table:table-cell office:value-type="float" office:value="20.608696" calcext:value-type="float">
            <text:p>20.608696</text:p>
          </table:table-cell>
          <table:table-cell office:value-type="float" office:value="19.670975" calcext:value-type="float">
            <text:p>19.670975</text:p>
          </table:table-cell>
          <table:table-cell office:value-type="float" office:value="19.340635" calcext:value-type="float">
            <text:p>19.340635</text:p>
          </table:table-cell>
          <table:table-cell office:value-type="float" office:value="19.23925" calcext:value-type="float">
            <text:p>19.23925</text:p>
          </table:table-cell>
          <table:table-cell office:value-type="float" office:value="19.193237" calcext:value-type="float">
            <text:p>19.193237</text:p>
          </table:table-cell>
          <table:table-cell table:formula="of:=[.E622]-[.F622]" office:value-type="float" office:value="0.33034" calcext:value-type="float">
            <text:p>0.33034</text:p>
          </table:table-cell>
          <table:table-cell office:value-type="float" office:value="19.670975" calcext:value-type="float">
            <text:p>19.670975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475842" calcext:value-type="float">
            <text:p>322.46475842</text:p>
          </table:table-cell>
          <table:table-cell office:value-type="float" office:value="12.28526502" calcext:value-type="float">
            <text:p>12.28526502</text:p>
          </table:table-cell>
          <table:table-cell office:value-type="float" office:value="21.380106" calcext:value-type="float">
            <text:p>21.380106</text:p>
          </table:table-cell>
          <table:table-cell office:value-type="float" office:value="20.284231" calcext:value-type="float">
            <text:p>20.284231</text:p>
          </table:table-cell>
          <table:table-cell office:value-type="float" office:value="19.926273" calcext:value-type="float">
            <text:p>19.926273</text:p>
          </table:table-cell>
          <table:table-cell office:value-type="float" office:value="19.786121" calcext:value-type="float">
            <text:p>19.786121</text:p>
          </table:table-cell>
          <table:table-cell office:value-type="float" office:value="19.581575" calcext:value-type="float">
            <text:p>19.581575</text:p>
          </table:table-cell>
          <table:table-cell table:formula="of:=[.E623]-[.F623]" office:value-type="float" office:value="0.357958" calcext:value-type="float">
            <text:p>0.357958</text:p>
          </table:table-cell>
          <table:table-cell office:value-type="float" office:value="20.284231" calcext:value-type="float">
            <text:p>20.28423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581735" calcext:value-type="float">
            <text:p>322.46581735</text:p>
          </table:table-cell>
          <table:table-cell office:value-type="float" office:value="12.28569024" calcext:value-type="float">
            <text:p>12.28569024</text:p>
          </table:table-cell>
          <table:table-cell office:value-type="float" office:value="24.759773" calcext:value-type="float">
            <text:p>24.759773</text:p>
          </table:table-cell>
          <table:table-cell office:value-type="float" office:value="22.892464" calcext:value-type="float">
            <text:p>22.892464</text:p>
          </table:table-cell>
          <table:table-cell office:value-type="float" office:value="22.833002" calcext:value-type="float">
            <text:p>22.833002</text:p>
          </table:table-cell>
          <table:table-cell office:value-type="float" office:value="22.219456" calcext:value-type="float">
            <text:p>22.219456</text:p>
          </table:table-cell>
          <table:table-cell office:value-type="float" office:value="21.018908" calcext:value-type="float">
            <text:p>21.018908</text:p>
          </table:table-cell>
          <table:table-cell table:formula="of:=[.E624]-[.F624]" office:value-type="float" office:value="0.0594619999999999" calcext:value-type="float">
            <text:p>0.059462</text:p>
          </table:table-cell>
          <table:table-cell office:value-type="float" office:value="22.892464" calcext:value-type="float">
            <text:p>22.89246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936665" calcext:value-type="float">
            <text:p>322.46936665</text:p>
          </table:table-cell>
          <table:table-cell office:value-type="float" office:value="12.2903415" calcext:value-type="float">
            <text:p>12.2903415</text:p>
          </table:table-cell>
          <table:table-cell office:value-type="float" office:value="21.972572" calcext:value-type="float">
            <text:p>21.972572</text:p>
          </table:table-cell>
          <table:table-cell office:value-type="float" office:value="20.608704" calcext:value-type="float">
            <text:p>20.608704</text:p>
          </table:table-cell>
          <table:table-cell office:value-type="float" office:value="20.280794" calcext:value-type="float">
            <text:p>20.280794</text:p>
          </table:table-cell>
          <table:table-cell office:value-type="float" office:value="20.19372" calcext:value-type="float">
            <text:p>20.19372</text:p>
          </table:table-cell>
          <table:table-cell office:value-type="float" office:value="20.25194" calcext:value-type="float">
            <text:p>20.25194</text:p>
          </table:table-cell>
          <table:table-cell table:formula="of:=[.E625]-[.F625]" office:value-type="float" office:value="0.327909999999999" calcext:value-type="float">
            <text:p>0.327909999999999</text:p>
          </table:table-cell>
          <table:table-cell office:value-type="float" office:value="20.608704" calcext:value-type="float">
            <text:p>20.608704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916768" calcext:value-type="float">
            <text:p>322.46916768</text:p>
          </table:table-cell>
          <table:table-cell office:value-type="float" office:value="12.29089077" calcext:value-type="float">
            <text:p>12.29089077</text:p>
          </table:table-cell>
          <table:table-cell office:value-type="float" office:value="21.678267" calcext:value-type="float">
            <text:p>21.678267</text:p>
          </table:table-cell>
          <table:table-cell office:value-type="float" office:value="20.568932" calcext:value-type="float">
            <text:p>20.568932</text:p>
          </table:table-cell>
          <table:table-cell office:value-type="float" office:value="20.237444" calcext:value-type="float">
            <text:p>20.237444</text:p>
          </table:table-cell>
          <table:table-cell office:value-type="float" office:value="20.051771" calcext:value-type="float">
            <text:p>20.051771</text:p>
          </table:table-cell>
          <table:table-cell office:value-type="float" office:value="20.157881" calcext:value-type="float">
            <text:p>20.157881</text:p>
          </table:table-cell>
          <table:table-cell table:formula="of:=[.E626]-[.F626]" office:value-type="float" office:value="0.331488" calcext:value-type="float">
            <text:p>0.331488</text:p>
          </table:table-cell>
          <table:table-cell office:value-type="float" office:value="20.568932" calcext:value-type="float">
            <text:p>20.56893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840652" calcext:value-type="float">
            <text:p>322.46840652</text:p>
          </table:table-cell>
          <table:table-cell office:value-type="float" office:value="12.28810654" calcext:value-type="float">
            <text:p>12.28810654</text:p>
          </table:table-cell>
          <table:table-cell office:value-type="float" office:value="22.147465" calcext:value-type="float">
            <text:p>22.147465</text:p>
          </table:table-cell>
          <table:table-cell office:value-type="float" office:value="21.376461" calcext:value-type="float">
            <text:p>21.376461</text:p>
          </table:table-cell>
          <table:table-cell office:value-type="float" office:value="20.964249" calcext:value-type="float">
            <text:p>20.964249</text:p>
          </table:table-cell>
          <table:table-cell office:value-type="float" office:value="20.710562" calcext:value-type="float">
            <text:p>20.710562</text:p>
          </table:table-cell>
          <table:table-cell office:value-type="float" office:value="20.807987" calcext:value-type="float">
            <text:p>20.807987</text:p>
          </table:table-cell>
          <table:table-cell table:formula="of:=[.E627]-[.F627]" office:value-type="float" office:value="0.412212" calcext:value-type="float">
            <text:p>0.412212</text:p>
          </table:table-cell>
          <table:table-cell office:value-type="float" office:value="21.376461" calcext:value-type="float">
            <text:p>21.37646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679215" calcext:value-type="float">
            <text:p>322.4679215</text:p>
          </table:table-cell>
          <table:table-cell office:value-type="float" office:value="12.28906938" calcext:value-type="float">
            <text:p>12.28906938</text:p>
          </table:table-cell>
          <table:table-cell office:value-type="float" office:value="25.628557" calcext:value-type="float">
            <text:p>25.628557</text:p>
          </table:table-cell>
          <table:table-cell office:value-type="float" office:value="22.75742" calcext:value-type="float">
            <text:p>22.75742</text:p>
          </table:table-cell>
          <table:table-cell office:value-type="float" office:value="22.087168" calcext:value-type="float">
            <text:p>22.087168</text:p>
          </table:table-cell>
          <table:table-cell office:value-type="float" office:value="21.788485" calcext:value-type="float">
            <text:p>21.788485</text:p>
          </table:table-cell>
          <table:table-cell office:value-type="float" office:value="21.777529" calcext:value-type="float">
            <text:p>21.777529</text:p>
          </table:table-cell>
          <table:table-cell table:formula="of:=[.E628]-[.F628]" office:value-type="float" office:value="0.670252000000001" calcext:value-type="float">
            <text:p>0.670252000000001</text:p>
          </table:table-cell>
          <table:table-cell office:value-type="float" office:value="22.75742" calcext:value-type="float">
            <text:p>22.75742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0838049" calcext:value-type="float">
            <text:p>322.40838049</text:p>
          </table:table-cell>
          <table:table-cell office:value-type="float" office:value="12.25597853" calcext:value-type="float">
            <text:p>12.25597853</text:p>
          </table:table-cell>
          <table:table-cell office:value-type="float" office:value="24.356737" calcext:value-type="float">
            <text:p>24.356737</text:p>
          </table:table-cell>
          <table:table-cell office:value-type="float" office:value="21.782803" calcext:value-type="float">
            <text:p>21.782803</text:p>
          </table:table-cell>
          <table:table-cell office:value-type="float" office:value="20.337851" calcext:value-type="float">
            <text:p>20.337851</text:p>
          </table:table-cell>
          <table:table-cell office:value-type="float" office:value="19.331764" calcext:value-type="float">
            <text:p>19.331764</text:p>
          </table:table-cell>
          <table:table-cell office:value-type="float" office:value="18.770542" calcext:value-type="float">
            <text:p>18.770542</text:p>
          </table:table-cell>
          <table:table-cell table:formula="of:=[.E629]-[.F629]" office:value-type="float" office:value="1.444952" calcext:value-type="float">
            <text:p>1.444952</text:p>
          </table:table-cell>
          <table:table-cell office:value-type="float" office:value="21.782803" calcext:value-type="float">
            <text:p>21.782803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40989963" calcext:value-type="float">
            <text:p>322.40989963</text:p>
          </table:table-cell>
          <table:table-cell office:value-type="float" office:value="12.25707386" calcext:value-type="float">
            <text:p>12.25707386</text:p>
          </table:table-cell>
          <table:table-cell office:value-type="float" office:value="23.269793" calcext:value-type="float">
            <text:p>23.269793</text:p>
          </table:table-cell>
          <table:table-cell office:value-type="float" office:value="22.115458" calcext:value-type="float">
            <text:p>22.115458</text:p>
          </table:table-cell>
          <table:table-cell office:value-type="float" office:value="21.829988" calcext:value-type="float">
            <text:p>21.829988</text:p>
          </table:table-cell>
          <table:table-cell office:value-type="float" office:value="21.626207" calcext:value-type="float">
            <text:p>21.626207</text:p>
          </table:table-cell>
          <table:table-cell office:value-type="float" office:value="21.287539" calcext:value-type="float">
            <text:p>21.287539</text:p>
          </table:table-cell>
          <table:table-cell table:formula="of:=[.E630]-[.F630]" office:value-type="float" office:value="0.28547" calcext:value-type="float">
            <text:p>0.28547</text:p>
          </table:table-cell>
          <table:table-cell office:value-type="float" office:value="22.115458" calcext:value-type="float">
            <text:p>22.11545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38627771" calcext:value-type="float">
            <text:p>322.38627771</text:p>
          </table:table-cell>
          <table:table-cell office:value-type="float" office:value="12.23501646" calcext:value-type="float">
            <text:p>12.23501646</text:p>
          </table:table-cell>
          <table:table-cell office:value-type="float" office:value="22.096588" calcext:value-type="float">
            <text:p>22.096588</text:p>
          </table:table-cell>
          <table:table-cell office:value-type="float" office:value="21.369083" calcext:value-type="float">
            <text:p>21.369083</text:p>
          </table:table-cell>
          <table:table-cell office:value-type="float" office:value="21.010366" calcext:value-type="float">
            <text:p>21.010366</text:p>
          </table:table-cell>
          <table:table-cell office:value-type="float" office:value="20.793638" calcext:value-type="float">
            <text:p>20.793638</text:p>
          </table:table-cell>
          <table:table-cell office:value-type="float" office:value="20.671553" calcext:value-type="float">
            <text:p>20.671553</text:p>
          </table:table-cell>
          <table:table-cell table:formula="of:=[.E631]-[.F631]" office:value-type="float" office:value="0.358716999999999" calcext:value-type="float">
            <text:p>0.358716999999999</text:p>
          </table:table-cell>
          <table:table-cell office:value-type="float" office:value="21.369083" calcext:value-type="float">
            <text:p>21.369083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38705756" calcext:value-type="float">
            <text:p>322.38705756</text:p>
          </table:table-cell>
          <table:table-cell office:value-type="float" office:value="12.23593899" calcext:value-type="float">
            <text:p>12.23593899</text:p>
          </table:table-cell>
          <table:table-cell office:value-type="float" office:value="25.533138" calcext:value-type="float">
            <text:p>25.533138</text:p>
          </table:table-cell>
          <table:table-cell office:value-type="float" office:value="23.896708" calcext:value-type="float">
            <text:p>23.896708</text:p>
          </table:table-cell>
          <table:table-cell office:value-type="float" office:value="22.406322" calcext:value-type="float">
            <text:p>22.406322</text:p>
          </table:table-cell>
          <table:table-cell office:value-type="float" office:value="20.722292" calcext:value-type="float">
            <text:p>20.722292</text:p>
          </table:table-cell>
          <table:table-cell office:value-type="float" office:value="19.977421" calcext:value-type="float">
            <text:p>19.977421</text:p>
          </table:table-cell>
          <table:table-cell table:formula="of:=[.E632]-[.F632]" office:value-type="float" office:value="1.490386" calcext:value-type="float">
            <text:p>1.490386</text:p>
          </table:table-cell>
          <table:table-cell office:value-type="float" office:value="23.896708" calcext:value-type="float">
            <text:p>23.89670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34401785" calcext:value-type="float">
            <text:p>322.34401785</text:p>
          </table:table-cell>
          <table:table-cell office:value-type="float" office:value="12.22335026" calcext:value-type="float">
            <text:p>12.22335026</text:p>
          </table:table-cell>
          <table:table-cell office:value-type="float" office:value="24.54303" calcext:value-type="float">
            <text:p>24.54303</text:p>
          </table:table-cell>
          <table:table-cell office:value-type="float" office:value="21.439053" calcext:value-type="float">
            <text:p>21.439053</text:p>
          </table:table-cell>
          <table:table-cell office:value-type="float" office:value="21.068106" calcext:value-type="float">
            <text:p>21.068106</text:p>
          </table:table-cell>
          <table:table-cell office:value-type="float" office:value="20.736561" calcext:value-type="float">
            <text:p>20.736561</text:p>
          </table:table-cell>
          <table:table-cell office:value-type="float" office:value="20.907675" calcext:value-type="float">
            <text:p>20.907675</text:p>
          </table:table-cell>
          <table:table-cell table:formula="of:=[.E633]-[.F633]" office:value-type="float" office:value="0.370947000000001" calcext:value-type="float">
            <text:p>0.370947000000001</text:p>
          </table:table-cell>
          <table:table-cell office:value-type="float" office:value="21.439053" calcext:value-type="float">
            <text:p>21.439053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35286522" calcext:value-type="float">
            <text:p>322.35286522</text:p>
          </table:table-cell>
          <table:table-cell office:value-type="float" office:value="12.24460302" calcext:value-type="float">
            <text:p>12.24460302</text:p>
          </table:table-cell>
          <table:table-cell office:value-type="float" office:value="22.190039" calcext:value-type="float">
            <text:p>22.190039</text:p>
          </table:table-cell>
          <table:table-cell office:value-type="float" office:value="21.262476" calcext:value-type="float">
            <text:p>21.262476</text:p>
          </table:table-cell>
          <table:table-cell office:value-type="float" office:value="20.863916" calcext:value-type="float">
            <text:p>20.863916</text:p>
          </table:table-cell>
          <table:table-cell office:value-type="float" office:value="20.89205" calcext:value-type="float">
            <text:p>20.89205</text:p>
          </table:table-cell>
          <table:table-cell office:value-type="float" office:value="20.426846" calcext:value-type="float">
            <text:p>20.426846</text:p>
          </table:table-cell>
          <table:table-cell table:formula="of:=[.E634]-[.F634]" office:value-type="float" office:value="0.39856" calcext:value-type="float">
            <text:p>0.39856</text:p>
          </table:table-cell>
          <table:table-cell office:value-type="float" office:value="21.262476" calcext:value-type="float">
            <text:p>21.262476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35324929" calcext:value-type="float">
            <text:p>322.35324929</text:p>
          </table:table-cell>
          <table:table-cell office:value-type="float" office:value="12.2429438" calcext:value-type="float">
            <text:p>12.2429438</text:p>
          </table:table-cell>
          <table:table-cell office:value-type="float" office:value="23.092926" calcext:value-type="float">
            <text:p>23.092926</text:p>
          </table:table-cell>
          <table:table-cell office:value-type="float" office:value="21.50189" calcext:value-type="float">
            <text:p>21.50189</text:p>
          </table:table-cell>
          <table:table-cell office:value-type="float" office:value="21.00547" calcext:value-type="float">
            <text:p>21.00547</text:p>
          </table:table-cell>
          <table:table-cell office:value-type="float" office:value="20.89757" calcext:value-type="float">
            <text:p>20.89757</text:p>
          </table:table-cell>
          <table:table-cell office:value-type="float" office:value="21.065565" calcext:value-type="float">
            <text:p>21.065565</text:p>
          </table:table-cell>
          <table:table-cell table:formula="of:=[.E635]-[.F635]" office:value-type="float" office:value="0.496420000000001" calcext:value-type="float">
            <text:p>0.496420000000001</text:p>
          </table:table-cell>
          <table:table-cell office:value-type="float" office:value="21.50189" calcext:value-type="float">
            <text:p>21.50189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35125128" calcext:value-type="float">
            <text:p>322.35125128</text:p>
          </table:table-cell>
          <table:table-cell office:value-type="float" office:value="12.24386593" calcext:value-type="float">
            <text:p>12.24386593</text:p>
          </table:table-cell>
          <table:table-cell office:value-type="float" office:value="24.907585" calcext:value-type="float">
            <text:p>24.907585</text:p>
          </table:table-cell>
          <table:table-cell office:value-type="float" office:value="22.88961" calcext:value-type="float">
            <text:p>22.88961</text:p>
          </table:table-cell>
          <table:table-cell office:value-type="float" office:value="22.01203" calcext:value-type="float">
            <text:p>22.01203</text:p>
          </table:table-cell>
          <table:table-cell office:value-type="float" office:value="22.043762" calcext:value-type="float">
            <text:p>22.043762</text:p>
          </table:table-cell>
          <table:table-cell office:value-type="float" office:value="21.871929" calcext:value-type="float">
            <text:p>21.871929</text:p>
          </table:table-cell>
          <table:table-cell table:formula="of:=[.E636]-[.F636]" office:value-type="float" office:value="0.877580000000002" calcext:value-type="float">
            <text:p>0.877580000000002</text:p>
          </table:table-cell>
          <table:table-cell office:value-type="float" office:value="22.88961" calcext:value-type="float">
            <text:p>22.88961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35525191" calcext:value-type="float">
            <text:p>322.35525191</text:p>
          </table:table-cell>
          <table:table-cell office:value-type="float" office:value="12.25070074" calcext:value-type="float">
            <text:p>12.25070074</text:p>
          </table:table-cell>
          <table:table-cell office:value-type="float" office:value="22.435713" calcext:value-type="float">
            <text:p>22.435713</text:p>
          </table:table-cell>
          <table:table-cell office:value-type="float" office:value="21.95048" calcext:value-type="float">
            <text:p>21.95048</text:p>
          </table:table-cell>
          <table:table-cell office:value-type="float" office:value="21.474098" calcext:value-type="float">
            <text:p>21.474098</text:p>
          </table:table-cell>
          <table:table-cell office:value-type="float" office:value="21.298058" calcext:value-type="float">
            <text:p>21.298058</text:p>
          </table:table-cell>
          <table:table-cell office:value-type="float" office:value="20.751242" calcext:value-type="float">
            <text:p>20.751242</text:p>
          </table:table-cell>
          <table:table-cell table:formula="of:=[.E637]-[.F637]" office:value-type="float" office:value="0.476381999999997" calcext:value-type="float">
            <text:p>0.476381999999997</text:p>
          </table:table-cell>
          <table:table-cell office:value-type="float" office:value="21.95048" calcext:value-type="float">
            <text:p>21.95048</text:p>
          </table:table-cell>
          <table:table-cell table:number-columns-repeated="8"/>
        </table:table-row>
        <table:table-row table:style-name="ro1">
          <table:table-cell office:value-type="float" office:value="5.87727223545006E+017" calcext:value-type="float">
            <text:p>5.87727223545006E+017</text:p>
          </table:table-cell>
          <table:table-cell office:value-type="float" office:value="322.36567271" calcext:value-type="float">
            <text:p>322.36567271</text:p>
          </table:table-cell>
          <table:table-cell office:value-type="float" office:value="12.26254902" calcext:value-type="float">
            <text:p>12.26254902</text:p>
          </table:table-cell>
          <table:table-cell office:value-type="float" office:value="22.64027" calcext:value-type="float">
            <text:p>22.64027</text:p>
          </table:table-cell>
          <table:table-cell office:value-type="float" office:value="22.069403" calcext:value-type="float">
            <text:p>22.069403</text:p>
          </table:table-cell>
          <table:table-cell office:value-type="float" office:value="21.481031" calcext:value-type="float">
            <text:p>21.481031</text:p>
          </table:table-cell>
          <table:table-cell office:value-type="float" office:value="21.25272" calcext:value-type="float">
            <text:p>21.25272</text:p>
          </table:table-cell>
          <table:table-cell office:value-type="float" office:value="21.109598" calcext:value-type="float">
            <text:p>21.109598</text:p>
          </table:table-cell>
          <table:table-cell table:formula="of:=[.E638]-[.F638]" office:value-type="float" office:value="0.588372" calcext:value-type="float">
            <text:p>0.588372</text:p>
          </table:table-cell>
          <table:table-cell office:value-type="float" office:value="22.069403" calcext:value-type="float">
            <text:p>22.069403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38503717" calcext:value-type="float">
            <text:p>322.38503717</text:p>
          </table:table-cell>
          <table:table-cell office:value-type="float" office:value="12.23232302" calcext:value-type="float">
            <text:p>12.23232302</text:p>
          </table:table-cell>
          <table:table-cell office:value-type="float" office:value="22.799721" calcext:value-type="float">
            <text:p>22.799721</text:p>
          </table:table-cell>
          <table:table-cell office:value-type="float" office:value="22.050297" calcext:value-type="float">
            <text:p>22.050297</text:p>
          </table:table-cell>
          <table:table-cell office:value-type="float" office:value="22.066132" calcext:value-type="float">
            <text:p>22.066132</text:p>
          </table:table-cell>
          <table:table-cell office:value-type="float" office:value="21.686441" calcext:value-type="float">
            <text:p>21.686441</text:p>
          </table:table-cell>
          <table:table-cell office:value-type="float" office:value="22.178719" calcext:value-type="float">
            <text:p>22.178719</text:p>
          </table:table-cell>
          <table:table-cell table:formula="of:=[.E639]-[.F639]" office:value-type="float" office:value="-0.0158349999999992" calcext:value-type="float">
            <text:p>-0.015834999999999</text:p>
          </table:table-cell>
          <table:table-cell office:value-type="float" office:value="22.050297" calcext:value-type="float">
            <text:p>22.050297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3846172" calcext:value-type="float">
            <text:p>322.3846172</text:p>
          </table:table-cell>
          <table:table-cell office:value-type="float" office:value="12.23211275" calcext:value-type="float">
            <text:p>12.23211275</text:p>
          </table:table-cell>
          <table:table-cell office:value-type="float" office:value="23.370888" calcext:value-type="float">
            <text:p>23.370888</text:p>
          </table:table-cell>
          <table:table-cell office:value-type="float" office:value="22.21645" calcext:value-type="float">
            <text:p>22.21645</text:p>
          </table:table-cell>
          <table:table-cell office:value-type="float" office:value="21.820473" calcext:value-type="float">
            <text:p>21.820473</text:p>
          </table:table-cell>
          <table:table-cell office:value-type="float" office:value="21.696321" calcext:value-type="float">
            <text:p>21.696321</text:p>
          </table:table-cell>
          <table:table-cell office:value-type="float" office:value="20.919127" calcext:value-type="float">
            <text:p>20.919127</text:p>
          </table:table-cell>
          <table:table-cell table:formula="of:=[.E640]-[.F640]" office:value-type="float" office:value="0.395977000000002" calcext:value-type="float">
            <text:p>0.395977000000002</text:p>
          </table:table-cell>
          <table:table-cell office:value-type="float" office:value="22.21645" calcext:value-type="float">
            <text:p>22.21645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38887484" calcext:value-type="float">
            <text:p>322.38887484</text:p>
          </table:table-cell>
          <table:table-cell office:value-type="float" office:value="12.28537546" calcext:value-type="float">
            <text:p>12.28537546</text:p>
          </table:table-cell>
          <table:table-cell office:value-type="float" office:value="22.742529" calcext:value-type="float">
            <text:p>22.742529</text:p>
          </table:table-cell>
          <table:table-cell office:value-type="float" office:value="21.348166" calcext:value-type="float">
            <text:p>21.348166</text:p>
          </table:table-cell>
          <table:table-cell office:value-type="float" office:value="20.776737" calcext:value-type="float">
            <text:p>20.776737</text:p>
          </table:table-cell>
          <table:table-cell office:value-type="float" office:value="20.48428" calcext:value-type="float">
            <text:p>20.48428</text:p>
          </table:table-cell>
          <table:table-cell office:value-type="float" office:value="20.193043" calcext:value-type="float">
            <text:p>20.193043</text:p>
          </table:table-cell>
          <table:table-cell table:formula="of:=[.E641]-[.F641]" office:value-type="float" office:value="0.571428999999998" calcext:value-type="float">
            <text:p>0.571428999999998</text:p>
          </table:table-cell>
          <table:table-cell office:value-type="float" office:value="21.348166" calcext:value-type="float">
            <text:p>21.34816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39185239" calcext:value-type="float">
            <text:p>322.39185239</text:p>
          </table:table-cell>
          <table:table-cell office:value-type="float" office:value="12.29083383" calcext:value-type="float">
            <text:p>12.29083383</text:p>
          </table:table-cell>
          <table:table-cell office:value-type="float" office:value="25.708431" calcext:value-type="float">
            <text:p>25.708431</text:p>
          </table:table-cell>
          <table:table-cell office:value-type="float" office:value="22.340652" calcext:value-type="float">
            <text:p>22.340652</text:p>
          </table:table-cell>
          <table:table-cell office:value-type="float" office:value="21.645374" calcext:value-type="float">
            <text:p>21.645374</text:p>
          </table:table-cell>
          <table:table-cell office:value-type="float" office:value="21.508339" calcext:value-type="float">
            <text:p>21.508339</text:p>
          </table:table-cell>
          <table:table-cell office:value-type="float" office:value="21.325615" calcext:value-type="float">
            <text:p>21.325615</text:p>
          </table:table-cell>
          <table:table-cell table:formula="of:=[.E642]-[.F642]" office:value-type="float" office:value="0.695277999999998" calcext:value-type="float">
            <text:p>0.695277999999998</text:p>
          </table:table-cell>
          <table:table-cell office:value-type="float" office:value="22.340652" calcext:value-type="float">
            <text:p>22.340652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0683053" calcext:value-type="float">
            <text:p>322.40683053</text:p>
          </table:table-cell>
          <table:table-cell office:value-type="float" office:value="12.2508503" calcext:value-type="float">
            <text:p>12.2508503</text:p>
          </table:table-cell>
          <table:table-cell office:value-type="float" office:value="23.253366" calcext:value-type="float">
            <text:p>23.253366</text:p>
          </table:table-cell>
          <table:table-cell office:value-type="float" office:value="21.405315" calcext:value-type="float">
            <text:p>21.405315</text:p>
          </table:table-cell>
          <table:table-cell office:value-type="float" office:value="21.143049" calcext:value-type="float">
            <text:p>21.143049</text:p>
          </table:table-cell>
          <table:table-cell office:value-type="float" office:value="20.983028" calcext:value-type="float">
            <text:p>20.983028</text:p>
          </table:table-cell>
          <table:table-cell office:value-type="float" office:value="20.872206" calcext:value-type="float">
            <text:p>20.872206</text:p>
          </table:table-cell>
          <table:table-cell table:formula="of:=[.E643]-[.F643]" office:value-type="float" office:value="0.262266" calcext:value-type="float">
            <text:p>0.262266</text:p>
          </table:table-cell>
          <table:table-cell office:value-type="float" office:value="21.405315" calcext:value-type="float">
            <text:p>21.405315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39937858" calcext:value-type="float">
            <text:p>322.39937858</text:p>
          </table:table-cell>
          <table:table-cell office:value-type="float" office:value="12.29433295" calcext:value-type="float">
            <text:p>12.29433295</text:p>
          </table:table-cell>
          <table:table-cell office:value-type="float" office:value="22.301344" calcext:value-type="float">
            <text:p>22.301344</text:p>
          </table:table-cell>
          <table:table-cell office:value-type="float" office:value="22.009691" calcext:value-type="float">
            <text:p>22.009691</text:p>
          </table:table-cell>
          <table:table-cell office:value-type="float" office:value="21.288382" calcext:value-type="float">
            <text:p>21.288382</text:p>
          </table:table-cell>
          <table:table-cell office:value-type="float" office:value="21.160814" calcext:value-type="float">
            <text:p>21.160814</text:p>
          </table:table-cell>
          <table:table-cell office:value-type="float" office:value="20.751051" calcext:value-type="float">
            <text:p>20.751051</text:p>
          </table:table-cell>
          <table:table-cell table:formula="of:=[.E644]-[.F644]" office:value-type="float" office:value="0.721309000000002" calcext:value-type="float">
            <text:p>0.721309000000002</text:p>
          </table:table-cell>
          <table:table-cell office:value-type="float" office:value="22.009691" calcext:value-type="float">
            <text:p>22.009691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1023594" calcext:value-type="float">
            <text:p>322.41023594</text:p>
          </table:table-cell>
          <table:table-cell office:value-type="float" office:value="12.25416466" calcext:value-type="float">
            <text:p>12.25416466</text:p>
          </table:table-cell>
          <table:table-cell office:value-type="float" office:value="23.742908" calcext:value-type="float">
            <text:p>23.742908</text:p>
          </table:table-cell>
          <table:table-cell office:value-type="float" office:value="21.393101" calcext:value-type="float">
            <text:p>21.393101</text:p>
          </table:table-cell>
          <table:table-cell office:value-type="float" office:value="20.592211" calcext:value-type="float">
            <text:p>20.592211</text:p>
          </table:table-cell>
          <table:table-cell office:value-type="float" office:value="19.996439" calcext:value-type="float">
            <text:p>19.996439</text:p>
          </table:table-cell>
          <table:table-cell office:value-type="float" office:value="19.641842" calcext:value-type="float">
            <text:p>19.641842</text:p>
          </table:table-cell>
          <table:table-cell table:formula="of:=[.E645]-[.F645]" office:value-type="float" office:value="0.800890000000003" calcext:value-type="float">
            <text:p>0.800890000000003</text:p>
          </table:table-cell>
          <table:table-cell office:value-type="float" office:value="21.393101" calcext:value-type="float">
            <text:p>21.393101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1035361" calcext:value-type="float">
            <text:p>322.41035361</text:p>
          </table:table-cell>
          <table:table-cell office:value-type="float" office:value="12.25331766" calcext:value-type="float">
            <text:p>12.25331766</text:p>
          </table:table-cell>
          <table:table-cell office:value-type="float" office:value="22.997065" calcext:value-type="float">
            <text:p>22.997065</text:p>
          </table:table-cell>
          <table:table-cell office:value-type="float" office:value="21.879168" calcext:value-type="float">
            <text:p>21.879168</text:p>
          </table:table-cell>
          <table:table-cell office:value-type="float" office:value="21.289862" calcext:value-type="float">
            <text:p>21.289862</text:p>
          </table:table-cell>
          <table:table-cell office:value-type="float" office:value="21.000971" calcext:value-type="float">
            <text:p>21.000971</text:p>
          </table:table-cell>
          <table:table-cell office:value-type="float" office:value="20.714712" calcext:value-type="float">
            <text:p>20.714712</text:p>
          </table:table-cell>
          <table:table-cell table:formula="of:=[.E646]-[.F646]" office:value-type="float" office:value="0.589306000000001" calcext:value-type="float">
            <text:p>0.589306000000001</text:p>
          </table:table-cell>
          <table:table-cell office:value-type="float" office:value="21.879168" calcext:value-type="float">
            <text:p>21.879168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1103373" calcext:value-type="float">
            <text:p>322.41103373</text:p>
          </table:table-cell>
          <table:table-cell office:value-type="float" office:value="12.26167724" calcext:value-type="float">
            <text:p>12.26167724</text:p>
          </table:table-cell>
          <table:table-cell office:value-type="float" office:value="22.15575" calcext:value-type="float">
            <text:p>22.15575</text:p>
          </table:table-cell>
          <table:table-cell office:value-type="float" office:value="21.260139" calcext:value-type="float">
            <text:p>21.260139</text:p>
          </table:table-cell>
          <table:table-cell office:value-type="float" office:value="20.842863" calcext:value-type="float">
            <text:p>20.842863</text:p>
          </table:table-cell>
          <table:table-cell office:value-type="float" office:value="20.607967" calcext:value-type="float">
            <text:p>20.607967</text:p>
          </table:table-cell>
          <table:table-cell office:value-type="float" office:value="20.457191" calcext:value-type="float">
            <text:p>20.457191</text:p>
          </table:table-cell>
          <table:table-cell table:formula="of:=[.E647]-[.F647]" office:value-type="float" office:value="0.417275999999998" calcext:value-type="float">
            <text:p>0.417275999999998</text:p>
          </table:table-cell>
          <table:table-cell office:value-type="float" office:value="21.260139" calcext:value-type="float">
            <text:p>21.260139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1274716" calcext:value-type="float">
            <text:p>322.41274716</text:p>
          </table:table-cell>
          <table:table-cell office:value-type="float" office:value="12.25586297" calcext:value-type="float">
            <text:p>12.25586297</text:p>
          </table:table-cell>
          <table:table-cell office:value-type="float" office:value="23.01795" calcext:value-type="float">
            <text:p>23.01795</text:p>
          </table:table-cell>
          <table:table-cell office:value-type="float" office:value="21.630753" calcext:value-type="float">
            <text:p>21.630753</text:p>
          </table:table-cell>
          <table:table-cell office:value-type="float" office:value="21.069265" calcext:value-type="float">
            <text:p>21.069265</text:p>
          </table:table-cell>
          <table:table-cell office:value-type="float" office:value="20.902557" calcext:value-type="float">
            <text:p>20.902557</text:p>
          </table:table-cell>
          <table:table-cell office:value-type="float" office:value="20.721327" calcext:value-type="float">
            <text:p>20.721327</text:p>
          </table:table-cell>
          <table:table-cell table:formula="of:=[.E648]-[.F648]" office:value-type="float" office:value="0.561487999999997" calcext:value-type="float">
            <text:p>0.561487999999997</text:p>
          </table:table-cell>
          <table:table-cell office:value-type="float" office:value="21.630753" calcext:value-type="float">
            <text:p>21.630753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1395444" calcext:value-type="float">
            <text:p>322.41395444</text:p>
          </table:table-cell>
          <table:table-cell office:value-type="float" office:value="12.26596922" calcext:value-type="float">
            <text:p>12.26596922</text:p>
          </table:table-cell>
          <table:table-cell office:value-type="float" office:value="23.085838" calcext:value-type="float">
            <text:p>23.085838</text:p>
          </table:table-cell>
          <table:table-cell office:value-type="float" office:value="21.850536" calcext:value-type="float">
            <text:p>21.850536</text:p>
          </table:table-cell>
          <table:table-cell office:value-type="float" office:value="21.386942" calcext:value-type="float">
            <text:p>21.386942</text:p>
          </table:table-cell>
          <table:table-cell office:value-type="float" office:value="21.175997" calcext:value-type="float">
            <text:p>21.175997</text:p>
          </table:table-cell>
          <table:table-cell office:value-type="float" office:value="20.503143" calcext:value-type="float">
            <text:p>20.503143</text:p>
          </table:table-cell>
          <table:table-cell table:formula="of:=[.E649]-[.F649]" office:value-type="float" office:value="0.463593999999997" calcext:value-type="float">
            <text:p>0.463593999999997</text:p>
          </table:table-cell>
          <table:table-cell office:value-type="float" office:value="21.850536" calcext:value-type="float">
            <text:p>21.85053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1477436" calcext:value-type="float">
            <text:p>322.41477436</text:p>
          </table:table-cell>
          <table:table-cell office:value-type="float" office:value="12.25960973" calcext:value-type="float">
            <text:p>12.25960973</text:p>
          </table:table-cell>
          <table:table-cell office:value-type="float" office:value="25.833622" calcext:value-type="float">
            <text:p>25.833622</text:p>
          </table:table-cell>
          <table:table-cell office:value-type="float" office:value="21.955019" calcext:value-type="float">
            <text:p>21.955019</text:p>
          </table:table-cell>
          <table:table-cell office:value-type="float" office:value="21.359671" calcext:value-type="float">
            <text:p>21.359671</text:p>
          </table:table-cell>
          <table:table-cell office:value-type="float" office:value="21.215246" calcext:value-type="float">
            <text:p>21.215246</text:p>
          </table:table-cell>
          <table:table-cell office:value-type="float" office:value="20.726166" calcext:value-type="float">
            <text:p>20.726166</text:p>
          </table:table-cell>
          <table:table-cell table:formula="of:=[.E650]-[.F650]" office:value-type="float" office:value="0.595348000000001" calcext:value-type="float">
            <text:p>0.595348000000001</text:p>
          </table:table-cell>
          <table:table-cell office:value-type="float" office:value="21.955019" calcext:value-type="float">
            <text:p>21.955019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1532688" calcext:value-type="float">
            <text:p>322.41532688</text:p>
          </table:table-cell>
          <table:table-cell office:value-type="float" office:value="12.25904558" calcext:value-type="float">
            <text:p>12.25904558</text:p>
          </table:table-cell>
          <table:table-cell office:value-type="float" office:value="23.975939" calcext:value-type="float">
            <text:p>23.975939</text:p>
          </table:table-cell>
          <table:table-cell office:value-type="float" office:value="22.46381" calcext:value-type="float">
            <text:p>22.46381</text:p>
          </table:table-cell>
          <table:table-cell office:value-type="float" office:value="22.041597" calcext:value-type="float">
            <text:p>22.041597</text:p>
          </table:table-cell>
          <table:table-cell office:value-type="float" office:value="21.490303" calcext:value-type="float">
            <text:p>21.490303</text:p>
          </table:table-cell>
          <table:table-cell office:value-type="float" office:value="21.289341" calcext:value-type="float">
            <text:p>21.289341</text:p>
          </table:table-cell>
          <table:table-cell table:formula="of:=[.E651]-[.F651]" office:value-type="float" office:value="0.422212999999999" calcext:value-type="float">
            <text:p>0.422212999999999</text:p>
          </table:table-cell>
          <table:table-cell office:value-type="float" office:value="22.46381" calcext:value-type="float">
            <text:p>22.46381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2670833" calcext:value-type="float">
            <text:p>322.42670833</text:p>
          </table:table-cell>
          <table:table-cell office:value-type="float" office:value="12.30893841" calcext:value-type="float">
            <text:p>12.30893841</text:p>
          </table:table-cell>
          <table:table-cell office:value-type="float" office:value="25.123009" calcext:value-type="float">
            <text:p>25.123009</text:p>
          </table:table-cell>
          <table:table-cell office:value-type="float" office:value="23.087605" calcext:value-type="float">
            <text:p>23.087605</text:p>
          </table:table-cell>
          <table:table-cell office:value-type="float" office:value="22.274349" calcext:value-type="float">
            <text:p>22.274349</text:p>
          </table:table-cell>
          <table:table-cell office:value-type="float" office:value="22.508104" calcext:value-type="float">
            <text:p>22.508104</text:p>
          </table:table-cell>
          <table:table-cell office:value-type="float" office:value="21.564287" calcext:value-type="float">
            <text:p>21.564287</text:p>
          </table:table-cell>
          <table:table-cell table:formula="of:=[.E652]-[.F652]" office:value-type="float" office:value="0.813255999999999" calcext:value-type="float">
            <text:p>0.813255999999999</text:p>
          </table:table-cell>
          <table:table-cell office:value-type="float" office:value="23.087605" calcext:value-type="float">
            <text:p>23.087605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3610871" calcext:value-type="float">
            <text:p>322.43610871</text:p>
          </table:table-cell>
          <table:table-cell office:value-type="float" office:value="12.27952486" calcext:value-type="float">
            <text:p>12.27952486</text:p>
          </table:table-cell>
          <table:table-cell office:value-type="float" office:value="25.570417" calcext:value-type="float">
            <text:p>25.570417</text:p>
          </table:table-cell>
          <table:table-cell office:value-type="float" office:value="22.565197" calcext:value-type="float">
            <text:p>22.565197</text:p>
          </table:table-cell>
          <table:table-cell office:value-type="float" office:value="22.013414" calcext:value-type="float">
            <text:p>22.013414</text:p>
          </table:table-cell>
          <table:table-cell office:value-type="float" office:value="21.531693" calcext:value-type="float">
            <text:p>21.531693</text:p>
          </table:table-cell>
          <table:table-cell office:value-type="float" office:value="21.530962" calcext:value-type="float">
            <text:p>21.530962</text:p>
          </table:table-cell>
          <table:table-cell table:formula="of:=[.E653]-[.F653]" office:value-type="float" office:value="0.551783" calcext:value-type="float">
            <text:p>0.551783</text:p>
          </table:table-cell>
          <table:table-cell office:value-type="float" office:value="22.565197" calcext:value-type="float">
            <text:p>22.565197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3367682" calcext:value-type="float">
            <text:p>322.43367682</text:p>
          </table:table-cell>
          <table:table-cell office:value-type="float" office:value="12.31244471" calcext:value-type="float">
            <text:p>12.31244471</text:p>
          </table:table-cell>
          <table:table-cell office:value-type="float" office:value="25.890041" calcext:value-type="float">
            <text:p>25.890041</text:p>
          </table:table-cell>
          <table:table-cell office:value-type="float" office:value="22.31254" calcext:value-type="float">
            <text:p>22.31254</text:p>
          </table:table-cell>
          <table:table-cell office:value-type="float" office:value="21.834682" calcext:value-type="float">
            <text:p>21.834682</text:p>
          </table:table-cell>
          <table:table-cell office:value-type="float" office:value="21.711018" calcext:value-type="float">
            <text:p>21.711018</text:p>
          </table:table-cell>
          <table:table-cell office:value-type="float" office:value="21.24872" calcext:value-type="float">
            <text:p>21.24872</text:p>
          </table:table-cell>
          <table:table-cell table:formula="of:=[.E654]-[.F654]" office:value-type="float" office:value="0.477857999999998" calcext:value-type="float">
            <text:p>0.477857999999998</text:p>
          </table:table-cell>
          <table:table-cell office:value-type="float" office:value="22.31254" calcext:value-type="float">
            <text:p>22.31254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840138" calcext:value-type="float">
            <text:p>322.44840138</text:p>
          </table:table-cell>
          <table:table-cell office:value-type="float" office:value="12.28355144" calcext:value-type="float">
            <text:p>12.28355144</text:p>
          </table:table-cell>
          <table:table-cell office:value-type="float" office:value="24.182173" calcext:value-type="float">
            <text:p>24.182173</text:p>
          </table:table-cell>
          <table:table-cell office:value-type="float" office:value="21.812576" calcext:value-type="float">
            <text:p>21.812576</text:p>
          </table:table-cell>
          <table:table-cell office:value-type="float" office:value="21.085821" calcext:value-type="float">
            <text:p>21.085821</text:p>
          </table:table-cell>
          <table:table-cell office:value-type="float" office:value="20.950356" calcext:value-type="float">
            <text:p>20.950356</text:p>
          </table:table-cell>
          <table:table-cell office:value-type="float" office:value="20.871927" calcext:value-type="float">
            <text:p>20.871927</text:p>
          </table:table-cell>
          <table:table-cell table:formula="of:=[.E655]-[.F655]" office:value-type="float" office:value="0.726755000000001" calcext:value-type="float">
            <text:p>0.726755000000001</text:p>
          </table:table-cell>
          <table:table-cell office:value-type="float" office:value="21.812576" calcext:value-type="float">
            <text:p>21.81257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639793" calcext:value-type="float">
            <text:p>322.44639793</text:p>
          </table:table-cell>
          <table:table-cell office:value-type="float" office:value="12.28062403" calcext:value-type="float">
            <text:p>12.28062403</text:p>
          </table:table-cell>
          <table:table-cell office:value-type="float" office:value="25.558611" calcext:value-type="float">
            <text:p>25.558611</text:p>
          </table:table-cell>
          <table:table-cell office:value-type="float" office:value="22.839712" calcext:value-type="float">
            <text:p>22.839712</text:p>
          </table:table-cell>
          <table:table-cell office:value-type="float" office:value="22.027584" calcext:value-type="float">
            <text:p>22.027584</text:p>
          </table:table-cell>
          <table:table-cell office:value-type="float" office:value="21.461439" calcext:value-type="float">
            <text:p>21.461439</text:p>
          </table:table-cell>
          <table:table-cell office:value-type="float" office:value="22.354895" calcext:value-type="float">
            <text:p>22.354895</text:p>
          </table:table-cell>
          <table:table-cell table:formula="of:=[.E656]-[.F656]" office:value-type="float" office:value="0.812127999999998" calcext:value-type="float">
            <text:p>0.812127999999998</text:p>
          </table:table-cell>
          <table:table-cell office:value-type="float" office:value="22.839712" calcext:value-type="float">
            <text:p>22.839712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616196" calcext:value-type="float">
            <text:p>322.44616196</text:p>
          </table:table-cell>
          <table:table-cell office:value-type="float" office:value="12.28138591" calcext:value-type="float">
            <text:p>12.28138591</text:p>
          </table:table-cell>
          <table:table-cell office:value-type="float" office:value="26.015902" calcext:value-type="float">
            <text:p>26.015902</text:p>
          </table:table-cell>
          <table:table-cell office:value-type="float" office:value="22.666681" calcext:value-type="float">
            <text:p>22.666681</text:p>
          </table:table-cell>
          <table:table-cell office:value-type="float" office:value="22.115038" calcext:value-type="float">
            <text:p>22.115038</text:p>
          </table:table-cell>
          <table:table-cell office:value-type="float" office:value="21.967834" calcext:value-type="float">
            <text:p>21.967834</text:p>
          </table:table-cell>
          <table:table-cell office:value-type="float" office:value="20.70694" calcext:value-type="float">
            <text:p>20.70694</text:p>
          </table:table-cell>
          <table:table-cell table:formula="of:=[.E657]-[.F657]" office:value-type="float" office:value="0.551643000000002" calcext:value-type="float">
            <text:p>0.551643000000002</text:p>
          </table:table-cell>
          <table:table-cell office:value-type="float" office:value="22.666681" calcext:value-type="float">
            <text:p>22.666681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750232" calcext:value-type="float">
            <text:p>322.44750232</text:p>
          </table:table-cell>
          <table:table-cell office:value-type="float" office:value="12.28180054" calcext:value-type="float">
            <text:p>12.28180054</text:p>
          </table:table-cell>
          <table:table-cell office:value-type="float" office:value="23.549768" calcext:value-type="float">
            <text:p>23.549768</text:p>
          </table:table-cell>
          <table:table-cell office:value-type="float" office:value="22.90593" calcext:value-type="float">
            <text:p>22.90593</text:p>
          </table:table-cell>
          <table:table-cell office:value-type="float" office:value="22.242828" calcext:value-type="float">
            <text:p>22.242828</text:p>
          </table:table-cell>
          <table:table-cell office:value-type="float" office:value="22.148422" calcext:value-type="float">
            <text:p>22.148422</text:p>
          </table:table-cell>
          <table:table-cell office:value-type="float" office:value="23.304262" calcext:value-type="float">
            <text:p>23.304262</text:p>
          </table:table-cell>
          <table:table-cell table:formula="of:=[.E658]-[.F658]" office:value-type="float" office:value="0.663102000000002" calcext:value-type="float">
            <text:p>0.663102000000002</text:p>
          </table:table-cell>
          <table:table-cell office:value-type="float" office:value="22.90593" calcext:value-type="float">
            <text:p>22.90593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734456" calcext:value-type="float">
            <text:p>322.44734456</text:p>
          </table:table-cell>
          <table:table-cell office:value-type="float" office:value="12.2826176" calcext:value-type="float">
            <text:p>12.2826176</text:p>
          </table:table-cell>
          <table:table-cell office:value-type="float" office:value="24.580397" calcext:value-type="float">
            <text:p>24.580397</text:p>
          </table:table-cell>
          <table:table-cell office:value-type="float" office:value="23.22204" calcext:value-type="float">
            <text:p>23.22204</text:p>
          </table:table-cell>
          <table:table-cell office:value-type="float" office:value="22.335159" calcext:value-type="float">
            <text:p>22.335159</text:p>
          </table:table-cell>
          <table:table-cell office:value-type="float" office:value="21.790131" calcext:value-type="float">
            <text:p>21.790131</text:p>
          </table:table-cell>
          <table:table-cell office:value-type="float" office:value="21.083235" calcext:value-type="float">
            <text:p>21.083235</text:p>
          </table:table-cell>
          <table:table-cell table:formula="of:=[.E659]-[.F659]" office:value-type="float" office:value="0.886880999999999" calcext:value-type="float">
            <text:p>0.886880999999999</text:p>
          </table:table-cell>
          <table:table-cell office:value-type="float" office:value="23.22204" calcext:value-type="float">
            <text:p>23.22204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144845" calcext:value-type="float">
            <text:p>322.44144845</text:p>
          </table:table-cell>
          <table:table-cell office:value-type="float" office:value="12.31620433" calcext:value-type="float">
            <text:p>12.31620433</text:p>
          </table:table-cell>
          <table:table-cell office:value-type="float" office:value="23.259476" calcext:value-type="float">
            <text:p>23.259476</text:p>
          </table:table-cell>
          <table:table-cell office:value-type="float" office:value="21.648254" calcext:value-type="float">
            <text:p>21.648254</text:p>
          </table:table-cell>
          <table:table-cell office:value-type="float" office:value="21.080824" calcext:value-type="float">
            <text:p>21.080824</text:p>
          </table:table-cell>
          <table:table-cell office:value-type="float" office:value="21.052906" calcext:value-type="float">
            <text:p>21.052906</text:p>
          </table:table-cell>
          <table:table-cell office:value-type="float" office:value="20.920561" calcext:value-type="float">
            <text:p>20.920561</text:p>
          </table:table-cell>
          <table:table-cell table:formula="of:=[.E660]-[.F660]" office:value-type="float" office:value="0.567430000000002" calcext:value-type="float">
            <text:p>0.567430000000002</text:p>
          </table:table-cell>
          <table:table-cell office:value-type="float" office:value="21.648254" calcext:value-type="float">
            <text:p>21.648254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4866375" calcext:value-type="float">
            <text:p>322.44866375</text:p>
          </table:table-cell>
          <table:table-cell office:value-type="float" office:value="12.28029618" calcext:value-type="float">
            <text:p>12.28029618</text:p>
          </table:table-cell>
          <table:table-cell office:value-type="float" office:value="24.583864" calcext:value-type="float">
            <text:p>24.583864</text:p>
          </table:table-cell>
          <table:table-cell office:value-type="float" office:value="22.711775" calcext:value-type="float">
            <text:p>22.711775</text:p>
          </table:table-cell>
          <table:table-cell office:value-type="float" office:value="22.243425" calcext:value-type="float">
            <text:p>22.243425</text:p>
          </table:table-cell>
          <table:table-cell office:value-type="float" office:value="22.013281" calcext:value-type="float">
            <text:p>22.013281</text:p>
          </table:table-cell>
          <table:table-cell office:value-type="float" office:value="21.597919" calcext:value-type="float">
            <text:p>21.597919</text:p>
          </table:table-cell>
          <table:table-cell table:formula="of:=[.E661]-[.F661]" office:value-type="float" office:value="0.468350000000001" calcext:value-type="float">
            <text:p>0.468350000000001</text:p>
          </table:table-cell>
          <table:table-cell office:value-type="float" office:value="22.711775" calcext:value-type="float">
            <text:p>22.711775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514615" calcext:value-type="float">
            <text:p>322.4514615</text:p>
          </table:table-cell>
          <table:table-cell office:value-type="float" office:value="12.27943379" calcext:value-type="float">
            <text:p>12.27943379</text:p>
          </table:table-cell>
          <table:table-cell office:value-type="float" office:value="22.551485" calcext:value-type="float">
            <text:p>22.551485</text:p>
          </table:table-cell>
          <table:table-cell office:value-type="float" office:value="21.856611" calcext:value-type="float">
            <text:p>21.856611</text:p>
          </table:table-cell>
          <table:table-cell office:value-type="float" office:value="21.443626" calcext:value-type="float">
            <text:p>21.443626</text:p>
          </table:table-cell>
          <table:table-cell office:value-type="float" office:value="21.111683" calcext:value-type="float">
            <text:p>21.111683</text:p>
          </table:table-cell>
          <table:table-cell office:value-type="float" office:value="20.949549" calcext:value-type="float">
            <text:p>20.949549</text:p>
          </table:table-cell>
          <table:table-cell table:formula="of:=[.E662]-[.F662]" office:value-type="float" office:value="0.412985000000003" calcext:value-type="float">
            <text:p>0.412985000000003</text:p>
          </table:table-cell>
          <table:table-cell office:value-type="float" office:value="21.856611" calcext:value-type="float">
            <text:p>21.856611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5204724" calcext:value-type="float">
            <text:p>322.45204724</text:p>
          </table:table-cell>
          <table:table-cell office:value-type="float" office:value="12.28067841" calcext:value-type="float">
            <text:p>12.28067841</text:p>
          </table:table-cell>
          <table:table-cell office:value-type="float" office:value="25.82832" calcext:value-type="float">
            <text:p>25.82832</text:p>
          </table:table-cell>
          <table:table-cell office:value-type="float" office:value="23.145578" calcext:value-type="float">
            <text:p>23.145578</text:p>
          </table:table-cell>
          <table:table-cell office:value-type="float" office:value="22.555799" calcext:value-type="float">
            <text:p>22.555799</text:p>
          </table:table-cell>
          <table:table-cell office:value-type="float" office:value="21.785849" calcext:value-type="float">
            <text:p>21.785849</text:p>
          </table:table-cell>
          <table:table-cell office:value-type="float" office:value="22.22233" calcext:value-type="float">
            <text:p>22.22233</text:p>
          </table:table-cell>
          <table:table-cell table:formula="of:=[.E663]-[.F663]" office:value-type="float" office:value="0.589779" calcext:value-type="float">
            <text:p>0.589779</text:p>
          </table:table-cell>
          <table:table-cell office:value-type="float" office:value="23.145578" calcext:value-type="float">
            <text:p>23.145578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5423939" calcext:value-type="float">
            <text:p>322.45423939</text:p>
          </table:table-cell>
          <table:table-cell office:value-type="float" office:value="12.27864916" calcext:value-type="float">
            <text:p>12.27864916</text:p>
          </table:table-cell>
          <table:table-cell office:value-type="float" office:value="22.502579" calcext:value-type="float">
            <text:p>22.502579</text:p>
          </table:table-cell>
          <table:table-cell office:value-type="float" office:value="21.755045" calcext:value-type="float">
            <text:p>21.755045</text:p>
          </table:table-cell>
          <table:table-cell office:value-type="float" office:value="21.145866" calcext:value-type="float">
            <text:p>21.145866</text:p>
          </table:table-cell>
          <table:table-cell office:value-type="float" office:value="21.167971" calcext:value-type="float">
            <text:p>21.167971</text:p>
          </table:table-cell>
          <table:table-cell office:value-type="float" office:value="20.911236" calcext:value-type="float">
            <text:p>20.911236</text:p>
          </table:table-cell>
          <table:table-cell table:formula="of:=[.E664]-[.F664]" office:value-type="float" office:value="0.609178999999998" calcext:value-type="float">
            <text:p>0.609178999999998</text:p>
          </table:table-cell>
          <table:table-cell office:value-type="float" office:value="21.755045" calcext:value-type="float">
            <text:p>21.755045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6935096" calcext:value-type="float">
            <text:p>322.46935096</text:p>
          </table:table-cell>
          <table:table-cell office:value-type="float" office:value="12.28364297" calcext:value-type="float">
            <text:p>12.28364297</text:p>
          </table:table-cell>
          <table:table-cell office:value-type="float" office:value="23.767527" calcext:value-type="float">
            <text:p>23.767527</text:p>
          </table:table-cell>
          <table:table-cell office:value-type="float" office:value="22.682077" calcext:value-type="float">
            <text:p>22.682077</text:p>
          </table:table-cell>
          <table:table-cell office:value-type="float" office:value="22.143915" calcext:value-type="float">
            <text:p>22.143915</text:p>
          </table:table-cell>
          <table:table-cell office:value-type="float" office:value="21.818422" calcext:value-type="float">
            <text:p>21.818422</text:p>
          </table:table-cell>
          <table:table-cell office:value-type="float" office:value="21.666634" calcext:value-type="float">
            <text:p>21.666634</text:p>
          </table:table-cell>
          <table:table-cell table:formula="of:=[.E665]-[.F665]" office:value-type="float" office:value="0.538162" calcext:value-type="float">
            <text:p>0.538162</text:p>
          </table:table-cell>
          <table:table-cell office:value-type="float" office:value="22.682077" calcext:value-type="float">
            <text:p>22.682077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6399014" calcext:value-type="float">
            <text:p>322.46399014</text:p>
          </table:table-cell>
          <table:table-cell office:value-type="float" office:value="12.32125433" calcext:value-type="float">
            <text:p>12.32125433</text:p>
          </table:table-cell>
          <table:table-cell office:value-type="float" office:value="23.841185" calcext:value-type="float">
            <text:p>23.841185</text:p>
          </table:table-cell>
          <table:table-cell office:value-type="float" office:value="22.70125" calcext:value-type="float">
            <text:p>22.70125</text:p>
          </table:table-cell>
          <table:table-cell office:value-type="float" office:value="22.140127" calcext:value-type="float">
            <text:p>22.140127</text:p>
          </table:table-cell>
          <table:table-cell office:value-type="float" office:value="21.425144" calcext:value-type="float">
            <text:p>21.425144</text:p>
          </table:table-cell>
          <table:table-cell office:value-type="float" office:value="21.444712" calcext:value-type="float">
            <text:p>21.444712</text:p>
          </table:table-cell>
          <table:table-cell table:formula="of:=[.E666]-[.F666]" office:value-type="float" office:value="0.561123000000002" calcext:value-type="float">
            <text:p>0.561123000000002</text:p>
          </table:table-cell>
          <table:table-cell office:value-type="float" office:value="22.70125" calcext:value-type="float">
            <text:p>22.70125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268842" calcext:value-type="float">
            <text:p>322.47268842</text:p>
          </table:table-cell>
          <table:table-cell office:value-type="float" office:value="12.28447027" calcext:value-type="float">
            <text:p>12.28447027</text:p>
          </table:table-cell>
          <table:table-cell office:value-type="float" office:value="23.407831" calcext:value-type="float">
            <text:p>23.407831</text:p>
          </table:table-cell>
          <table:table-cell office:value-type="float" office:value="21.585754" calcext:value-type="float">
            <text:p>21.585754</text:p>
          </table:table-cell>
          <table:table-cell office:value-type="float" office:value="21.147846" calcext:value-type="float">
            <text:p>21.147846</text:p>
          </table:table-cell>
          <table:table-cell office:value-type="float" office:value="20.979185" calcext:value-type="float">
            <text:p>20.979185</text:p>
          </table:table-cell>
          <table:table-cell office:value-type="float" office:value="21.095533" calcext:value-type="float">
            <text:p>21.095533</text:p>
          </table:table-cell>
          <table:table-cell table:formula="of:=[.E667]-[.F667]" office:value-type="float" office:value="0.437908" calcext:value-type="float">
            <text:p>0.437908</text:p>
          </table:table-cell>
          <table:table-cell office:value-type="float" office:value="21.585754" calcext:value-type="float">
            <text:p>21.585754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270281" calcext:value-type="float">
            <text:p>322.47270281</text:p>
          </table:table-cell>
          <table:table-cell office:value-type="float" office:value="12.28523503" calcext:value-type="float">
            <text:p>12.28523503</text:p>
          </table:table-cell>
          <table:table-cell office:value-type="float" office:value="22.553761" calcext:value-type="float">
            <text:p>22.553761</text:p>
          </table:table-cell>
          <table:table-cell office:value-type="float" office:value="21.757971" calcext:value-type="float">
            <text:p>21.757971</text:p>
          </table:table-cell>
          <table:table-cell office:value-type="float" office:value="21.352493" calcext:value-type="float">
            <text:p>21.352493</text:p>
          </table:table-cell>
          <table:table-cell office:value-type="float" office:value="21.003387" calcext:value-type="float">
            <text:p>21.003387</text:p>
          </table:table-cell>
          <table:table-cell office:value-type="float" office:value="20.799412" calcext:value-type="float">
            <text:p>20.799412</text:p>
          </table:table-cell>
          <table:table-cell table:formula="of:=[.E668]-[.F668]" office:value-type="float" office:value="0.405478000000002" calcext:value-type="float">
            <text:p>0.405478000000002</text:p>
          </table:table-cell>
          <table:table-cell office:value-type="float" office:value="21.757971" calcext:value-type="float">
            <text:p>21.757971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6680402" calcext:value-type="float">
            <text:p>322.46680402</text:p>
          </table:table-cell>
          <table:table-cell office:value-type="float" office:value="12.32275001" calcext:value-type="float">
            <text:p>12.32275001</text:p>
          </table:table-cell>
          <table:table-cell office:value-type="float" office:value="23.314993" calcext:value-type="float">
            <text:p>23.314993</text:p>
          </table:table-cell>
          <table:table-cell office:value-type="float" office:value="21.921366" calcext:value-type="float">
            <text:p>21.921366</text:p>
          </table:table-cell>
          <table:table-cell office:value-type="float" office:value="21.411522" calcext:value-type="float">
            <text:p>21.411522</text:p>
          </table:table-cell>
          <table:table-cell office:value-type="float" office:value="21.381544" calcext:value-type="float">
            <text:p>21.381544</text:p>
          </table:table-cell>
          <table:table-cell office:value-type="float" office:value="20.696398" calcext:value-type="float">
            <text:p>20.696398</text:p>
          </table:table-cell>
          <table:table-cell table:formula="of:=[.E669]-[.F669]" office:value-type="float" office:value="0.509843999999998" calcext:value-type="float">
            <text:p>0.509843999999998</text:p>
          </table:table-cell>
          <table:table-cell office:value-type="float" office:value="21.921366" calcext:value-type="float">
            <text:p>21.92136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495156" calcext:value-type="float">
            <text:p>322.47495156</text:p>
          </table:table-cell>
          <table:table-cell office:value-type="float" office:value="12.2850191" calcext:value-type="float">
            <text:p>12.2850191</text:p>
          </table:table-cell>
          <table:table-cell office:value-type="float" office:value="24.298462" calcext:value-type="float">
            <text:p>24.298462</text:p>
          </table:table-cell>
          <table:table-cell office:value-type="float" office:value="22.459894" calcext:value-type="float">
            <text:p>22.459894</text:p>
          </table:table-cell>
          <table:table-cell office:value-type="float" office:value="21.973171" calcext:value-type="float">
            <text:p>21.973171</text:p>
          </table:table-cell>
          <table:table-cell office:value-type="float" office:value="21.728363" calcext:value-type="float">
            <text:p>21.728363</text:p>
          </table:table-cell>
          <table:table-cell office:value-type="float" office:value="21.457054" calcext:value-type="float">
            <text:p>21.457054</text:p>
          </table:table-cell>
          <table:table-cell table:formula="of:=[.E670]-[.F670]" office:value-type="float" office:value="0.486722999999998" calcext:value-type="float">
            <text:p>0.486722999999998</text:p>
          </table:table-cell>
          <table:table-cell office:value-type="float" office:value="22.459894" calcext:value-type="float">
            <text:p>22.459894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469798" calcext:value-type="float">
            <text:p>322.47469798</text:p>
          </table:table-cell>
          <table:table-cell office:value-type="float" office:value="12.28741695" calcext:value-type="float">
            <text:p>12.28741695</text:p>
          </table:table-cell>
          <table:table-cell office:value-type="float" office:value="23.302271" calcext:value-type="float">
            <text:p>23.302271</text:p>
          </table:table-cell>
          <table:table-cell office:value-type="float" office:value="21.872116" calcext:value-type="float">
            <text:p>21.872116</text:p>
          </table:table-cell>
          <table:table-cell office:value-type="float" office:value="21.297825" calcext:value-type="float">
            <text:p>21.297825</text:p>
          </table:table-cell>
          <table:table-cell office:value-type="float" office:value="21.069653" calcext:value-type="float">
            <text:p>21.069653</text:p>
          </table:table-cell>
          <table:table-cell office:value-type="float" office:value="21.172829" calcext:value-type="float">
            <text:p>21.172829</text:p>
          </table:table-cell>
          <table:table-cell table:formula="of:=[.E671]-[.F671]" office:value-type="float" office:value="0.574290999999999" calcext:value-type="float">
            <text:p>0.574290999999999</text:p>
          </table:table-cell>
          <table:table-cell office:value-type="float" office:value="21.872116" calcext:value-type="float">
            <text:p>21.872116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7015291" calcext:value-type="float">
            <text:p>322.47015291</text:p>
          </table:table-cell>
          <table:table-cell office:value-type="float" office:value="12.32255003" calcext:value-type="float">
            <text:p>12.32255003</text:p>
          </table:table-cell>
          <table:table-cell office:value-type="float" office:value="26.658512" calcext:value-type="float">
            <text:p>26.658512</text:p>
          </table:table-cell>
          <table:table-cell office:value-type="float" office:value="22.400778" calcext:value-type="float">
            <text:p>22.400778</text:p>
          </table:table-cell>
          <table:table-cell office:value-type="float" office:value="21.916801" calcext:value-type="float">
            <text:p>21.916801</text:p>
          </table:table-cell>
          <table:table-cell office:value-type="float" office:value="21.624477" calcext:value-type="float">
            <text:p>21.624477</text:p>
          </table:table-cell>
          <table:table-cell office:value-type="float" office:value="21.420107" calcext:value-type="float">
            <text:p>21.420107</text:p>
          </table:table-cell>
          <table:table-cell table:formula="of:=[.E672]-[.F672]" office:value-type="float" office:value="0.483976999999999" calcext:value-type="float">
            <text:p>0.483976999999999</text:p>
          </table:table-cell>
          <table:table-cell office:value-type="float" office:value="22.400778" calcext:value-type="float">
            <text:p>22.400778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34210123" calcext:value-type="float">
            <text:p>322.34210123</text:p>
          </table:table-cell>
          <table:table-cell office:value-type="float" office:value="12.22053202" calcext:value-type="float">
            <text:p>12.22053202</text:p>
          </table:table-cell>
          <table:table-cell office:value-type="float" office:value="25.616449" calcext:value-type="float">
            <text:p>25.616449</text:p>
          </table:table-cell>
          <table:table-cell office:value-type="float" office:value="25.032003" calcext:value-type="float">
            <text:p>25.032003</text:p>
          </table:table-cell>
          <table:table-cell office:value-type="float" office:value="22.614107" calcext:value-type="float">
            <text:p>22.614107</text:p>
          </table:table-cell>
          <table:table-cell office:value-type="float" office:value="21.539566" calcext:value-type="float">
            <text:p>21.539566</text:p>
          </table:table-cell>
          <table:table-cell office:value-type="float" office:value="21.264788" calcext:value-type="float">
            <text:p>21.264788</text:p>
          </table:table-cell>
          <table:table-cell table:formula="of:=[.E673]-[.F673]" office:value-type="float" office:value="2.417896" calcext:value-type="float">
            <text:p>2.417896</text:p>
          </table:table-cell>
          <table:table-cell office:value-type="float" office:value="25.032003" calcext:value-type="float">
            <text:p>25.032003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35286502" calcext:value-type="float">
            <text:p>322.35286502</text:p>
          </table:table-cell>
          <table:table-cell office:value-type="float" office:value="12.24714478" calcext:value-type="float">
            <text:p>12.24714478</text:p>
          </table:table-cell>
          <table:table-cell office:value-type="float" office:value="25.308437" calcext:value-type="float">
            <text:p>25.308437</text:p>
          </table:table-cell>
          <table:table-cell office:value-type="float" office:value="23.264931" calcext:value-type="float">
            <text:p>23.264931</text:p>
          </table:table-cell>
          <table:table-cell office:value-type="float" office:value="22.500013" calcext:value-type="float">
            <text:p>22.500013</text:p>
          </table:table-cell>
          <table:table-cell office:value-type="float" office:value="22.701235" calcext:value-type="float">
            <text:p>22.701235</text:p>
          </table:table-cell>
          <table:table-cell office:value-type="float" office:value="22.60273" calcext:value-type="float">
            <text:p>22.60273</text:p>
          </table:table-cell>
          <table:table-cell table:formula="of:=[.E674]-[.F674]" office:value-type="float" office:value="0.764918000000002" calcext:value-type="float">
            <text:p>0.764918000000002</text:p>
          </table:table-cell>
          <table:table-cell office:value-type="float" office:value="23.264931" calcext:value-type="float">
            <text:p>23.264931</text:p>
          </table:table-cell>
          <table:table-cell table:number-columns-repeated="8"/>
        </table:table-row>
        <table:table-row table:style-name="ro1">
          <table:table-cell office:value-type="float" office:value="5.87727223545007E+017" calcext:value-type="float">
            <text:p>5.87727223545007E+017</text:p>
          </table:table-cell>
          <table:table-cell office:value-type="float" office:value="322.45916453" calcext:value-type="float">
            <text:p>322.45916453</text:p>
          </table:table-cell>
          <table:table-cell office:value-type="float" office:value="12.2869007" calcext:value-type="float">
            <text:p>12.2869007</text:p>
          </table:table-cell>
          <table:table-cell office:value-type="float" office:value="23.018389" calcext:value-type="float">
            <text:p>23.018389</text:p>
          </table:table-cell>
          <table:table-cell office:value-type="float" office:value="23.215" calcext:value-type="float">
            <text:p>23.215</text:p>
          </table:table-cell>
          <table:table-cell office:value-type="float" office:value="22.108959" calcext:value-type="float">
            <text:p>22.108959</text:p>
          </table:table-cell>
          <table:table-cell office:value-type="float" office:value="22.166544" calcext:value-type="float">
            <text:p>22.166544</text:p>
          </table:table-cell>
          <table:table-cell office:value-type="float" office:value="21.062551" calcext:value-type="float">
            <text:p>21.062551</text:p>
          </table:table-cell>
          <table:table-cell table:formula="of:=[.E675]-[.F675]" office:value-type="float" office:value="1.106041" calcext:value-type="float">
            <text:p>1.106041</text:p>
          </table:table-cell>
          <table:table-cell office:value-type="float" office:value="23.215" calcext:value-type="float">
            <text:p>23.21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513127" calcext:value-type="float">
            <text:p>322.5513127</text:p>
          </table:table-cell>
          <table:table-cell office:value-type="float" office:value="12.27595439" calcext:value-type="float">
            <text:p>12.27595439</text:p>
          </table:table-cell>
          <table:table-cell office:value-type="float" office:value="18.168924" calcext:value-type="float">
            <text:p>18.168924</text:p>
          </table:table-cell>
          <table:table-cell office:value-type="float" office:value="16.889719" calcext:value-type="float">
            <text:p>16.889719</text:p>
          </table:table-cell>
          <table:table-cell office:value-type="float" office:value="16.291933" calcext:value-type="float">
            <text:p>16.291933</text:p>
          </table:table-cell>
          <table:table-cell office:value-type="float" office:value="16.0264" calcext:value-type="float">
            <text:p>16.0264</text:p>
          </table:table-cell>
          <table:table-cell office:value-type="float" office:value="15.837857" calcext:value-type="float">
            <text:p>15.837857</text:p>
          </table:table-cell>
          <table:table-cell table:formula="of:=[.E676]-[.F676]" office:value-type="float" office:value="0.597785999999999" calcext:value-type="float">
            <text:p>0.597785999999999</text:p>
          </table:table-cell>
          <table:table-cell office:value-type="float" office:value="16.889719" calcext:value-type="float">
            <text:p>16.88971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5486261" calcext:value-type="float">
            <text:p>322.55486261</text:p>
          </table:table-cell>
          <table:table-cell office:value-type="float" office:value="12.2751581" calcext:value-type="float">
            <text:p>12.2751581</text:p>
          </table:table-cell>
          <table:table-cell office:value-type="float" office:value="19.231754" calcext:value-type="float">
            <text:p>19.231754</text:p>
          </table:table-cell>
          <table:table-cell office:value-type="float" office:value="17.376173" calcext:value-type="float">
            <text:p>17.376173</text:p>
          </table:table-cell>
          <table:table-cell office:value-type="float" office:value="16.641504" calcext:value-type="float">
            <text:p>16.641504</text:p>
          </table:table-cell>
          <table:table-cell office:value-type="float" office:value="16.368675" calcext:value-type="float">
            <text:p>16.368675</text:p>
          </table:table-cell>
          <table:table-cell office:value-type="float" office:value="16.20125" calcext:value-type="float">
            <text:p>16.20125</text:p>
          </table:table-cell>
          <table:table-cell table:formula="of:=[.E677]-[.F677]" office:value-type="float" office:value="0.734669" calcext:value-type="float">
            <text:p>0.734669</text:p>
          </table:table-cell>
          <table:table-cell office:value-type="float" office:value="17.376173" calcext:value-type="float">
            <text:p>17.37617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760697" calcext:value-type="float">
            <text:p>322.47760697</text:p>
          </table:table-cell>
          <table:table-cell office:value-type="float" office:value="12.2884812" calcext:value-type="float">
            <text:p>12.2884812</text:p>
          </table:table-cell>
          <table:table-cell office:value-type="float" office:value="22.167797" calcext:value-type="float">
            <text:p>22.167797</text:p>
          </table:table-cell>
          <table:table-cell office:value-type="float" office:value="20.180016" calcext:value-type="float">
            <text:p>20.180016</text:p>
          </table:table-cell>
          <table:table-cell office:value-type="float" office:value="19.344557" calcext:value-type="float">
            <text:p>19.344557</text:p>
          </table:table-cell>
          <table:table-cell office:value-type="float" office:value="18.917213" calcext:value-type="float">
            <text:p>18.917213</text:p>
          </table:table-cell>
          <table:table-cell office:value-type="float" office:value="18.756636" calcext:value-type="float">
            <text:p>18.756636</text:p>
          </table:table-cell>
          <table:table-cell table:formula="of:=[.E678]-[.F678]" office:value-type="float" office:value="0.835458999999997" calcext:value-type="float">
            <text:p>0.835458999999997</text:p>
          </table:table-cell>
          <table:table-cell office:value-type="float" office:value="20.180016" calcext:value-type="float">
            <text:p>20.180016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7937" calcext:value-type="float">
            <text:p>322.477937</text:p>
          </table:table-cell>
          <table:table-cell office:value-type="float" office:value="12.29003355" calcext:value-type="float">
            <text:p>12.29003355</text:p>
          </table:table-cell>
          <table:table-cell office:value-type="float" office:value="21.491175" calcext:value-type="float">
            <text:p>21.491175</text:p>
          </table:table-cell>
          <table:table-cell office:value-type="float" office:value="20.362144" calcext:value-type="float">
            <text:p>20.362144</text:p>
          </table:table-cell>
          <table:table-cell office:value-type="float" office:value="20.028793" calcext:value-type="float">
            <text:p>20.028793</text:p>
          </table:table-cell>
          <table:table-cell office:value-type="float" office:value="19.891132" calcext:value-type="float">
            <text:p>19.891132</text:p>
          </table:table-cell>
          <table:table-cell office:value-type="float" office:value="19.918171" calcext:value-type="float">
            <text:p>19.918171</text:p>
          </table:table-cell>
          <table:table-cell table:formula="of:=[.E679]-[.F679]" office:value-type="float" office:value="0.333351" calcext:value-type="float">
            <text:p>0.333351</text:p>
          </table:table-cell>
          <table:table-cell office:value-type="float" office:value="20.362144" calcext:value-type="float">
            <text:p>20.362144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981132" calcext:value-type="float">
            <text:p>322.47981132</text:p>
          </table:table-cell>
          <table:table-cell office:value-type="float" office:value="12.29163777" calcext:value-type="float">
            <text:p>12.29163777</text:p>
          </table:table-cell>
          <table:table-cell office:value-type="float" office:value="23.325964" calcext:value-type="float">
            <text:p>23.325964</text:p>
          </table:table-cell>
          <table:table-cell office:value-type="float" office:value="21.063454" calcext:value-type="float">
            <text:p>21.063454</text:p>
          </table:table-cell>
          <table:table-cell office:value-type="float" office:value="20.683346" calcext:value-type="float">
            <text:p>20.683346</text:p>
          </table:table-cell>
          <table:table-cell office:value-type="float" office:value="20.410332" calcext:value-type="float">
            <text:p>20.410332</text:p>
          </table:table-cell>
          <table:table-cell office:value-type="float" office:value="20.275377" calcext:value-type="float">
            <text:p>20.275377</text:p>
          </table:table-cell>
          <table:table-cell table:formula="of:=[.E680]-[.F680]" office:value-type="float" office:value="0.380108" calcext:value-type="float">
            <text:p>0.380108</text:p>
          </table:table-cell>
          <table:table-cell office:value-type="float" office:value="21.063454" calcext:value-type="float">
            <text:p>21.063454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117449" calcext:value-type="float">
            <text:p>322.48117449</text:p>
          </table:table-cell>
          <table:table-cell office:value-type="float" office:value="12.29150028" calcext:value-type="float">
            <text:p>12.29150028</text:p>
          </table:table-cell>
          <table:table-cell office:value-type="float" office:value="23.032003" calcext:value-type="float">
            <text:p>23.032003</text:p>
          </table:table-cell>
          <table:table-cell office:value-type="float" office:value="21.952215" calcext:value-type="float">
            <text:p>21.952215</text:p>
          </table:table-cell>
          <table:table-cell office:value-type="float" office:value="21.253767" calcext:value-type="float">
            <text:p>21.253767</text:p>
          </table:table-cell>
          <table:table-cell office:value-type="float" office:value="21.028994" calcext:value-type="float">
            <text:p>21.028994</text:p>
          </table:table-cell>
          <table:table-cell office:value-type="float" office:value="21.280775" calcext:value-type="float">
            <text:p>21.280775</text:p>
          </table:table-cell>
          <table:table-cell table:formula="of:=[.E681]-[.F681]" office:value-type="float" office:value="0.698447999999999" calcext:value-type="float">
            <text:p>0.698447999999999</text:p>
          </table:table-cell>
          <table:table-cell office:value-type="float" office:value="21.952215" calcext:value-type="float">
            <text:p>21.95221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955034" calcext:value-type="float">
            <text:p>322.47955034</text:p>
          </table:table-cell>
          <table:table-cell office:value-type="float" office:value="12.28880716" calcext:value-type="float">
            <text:p>12.28880716</text:p>
          </table:table-cell>
          <table:table-cell office:value-type="float" office:value="26.003988" calcext:value-type="float">
            <text:p>26.003988</text:p>
          </table:table-cell>
          <table:table-cell office:value-type="float" office:value="24.487457" calcext:value-type="float">
            <text:p>24.487457</text:p>
          </table:table-cell>
          <table:table-cell office:value-type="float" office:value="21.929232" calcext:value-type="float">
            <text:p>21.929232</text:p>
          </table:table-cell>
          <table:table-cell office:value-type="float" office:value="21.148014" calcext:value-type="float">
            <text:p>21.148014</text:p>
          </table:table-cell>
          <table:table-cell office:value-type="float" office:value="21.428175" calcext:value-type="float">
            <text:p>21.428175</text:p>
          </table:table-cell>
          <table:table-cell table:formula="of:=[.E682]-[.F682]" office:value-type="float" office:value="2.558225" calcext:value-type="float">
            <text:p>2.558225</text:p>
          </table:table-cell>
          <table:table-cell office:value-type="float" office:value="24.487457" calcext:value-type="float">
            <text:p>24.48745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832615" calcext:value-type="float">
            <text:p>322.47832615</text:p>
          </table:table-cell>
          <table:table-cell office:value-type="float" office:value="12.29156809" calcext:value-type="float">
            <text:p>12.29156809</text:p>
          </table:table-cell>
          <table:table-cell office:value-type="float" office:value="24.785141" calcext:value-type="float">
            <text:p>24.785141</text:p>
          </table:table-cell>
          <table:table-cell office:value-type="float" office:value="23.182882" calcext:value-type="float">
            <text:p>23.182882</text:p>
          </table:table-cell>
          <table:table-cell office:value-type="float" office:value="22.705511" calcext:value-type="float">
            <text:p>22.705511</text:p>
          </table:table-cell>
          <table:table-cell office:value-type="float" office:value="21.560331" calcext:value-type="float">
            <text:p>21.560331</text:p>
          </table:table-cell>
          <table:table-cell office:value-type="float" office:value="21.912825" calcext:value-type="float">
            <text:p>21.912825</text:p>
          </table:table-cell>
          <table:table-cell table:formula="of:=[.E683]-[.F683]" office:value-type="float" office:value="0.477370999999998" calcext:value-type="float">
            <text:p>0.477370999999998</text:p>
          </table:table-cell>
          <table:table-cell office:value-type="float" office:value="23.182882" calcext:value-type="float">
            <text:p>23.18288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475584" calcext:value-type="float">
            <text:p>322.49475584</text:p>
          </table:table-cell>
          <table:table-cell office:value-type="float" office:value="12.2913342" calcext:value-type="float">
            <text:p>12.2913342</text:p>
          </table:table-cell>
          <table:table-cell office:value-type="float" office:value="16.926132" calcext:value-type="float">
            <text:p>16.926132</text:p>
          </table:table-cell>
          <table:table-cell office:value-type="float" office:value="15.218717" calcext:value-type="float">
            <text:p>15.218717</text:p>
          </table:table-cell>
          <table:table-cell office:value-type="float" office:value="14.584059" calcext:value-type="float">
            <text:p>14.584059</text:p>
          </table:table-cell>
          <table:table-cell office:value-type="float" office:value="14.37976" calcext:value-type="float">
            <text:p>14.37976</text:p>
          </table:table-cell>
          <table:table-cell office:value-type="float" office:value="14.292306" calcext:value-type="float">
            <text:p>14.292306</text:p>
          </table:table-cell>
          <table:table-cell table:formula="of:=[.E684]-[.F684]" office:value-type="float" office:value="0.634658" calcext:value-type="float">
            <text:p>0.634658</text:p>
          </table:table-cell>
          <table:table-cell office:value-type="float" office:value="15.218717" calcext:value-type="float">
            <text:p>15.21871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076363" calcext:value-type="float">
            <text:p>322.50076363</text:p>
          </table:table-cell>
          <table:table-cell office:value-type="float" office:value="12.28725031" calcext:value-type="float">
            <text:p>12.28725031</text:p>
          </table:table-cell>
          <table:table-cell office:value-type="float" office:value="23.340963" calcext:value-type="float">
            <text:p>23.340963</text:p>
          </table:table-cell>
          <table:table-cell office:value-type="float" office:value="19.262625" calcext:value-type="float">
            <text:p>19.262625</text:p>
          </table:table-cell>
          <table:table-cell office:value-type="float" office:value="17.735922" calcext:value-type="float">
            <text:p>17.735922</text:p>
          </table:table-cell>
          <table:table-cell office:value-type="float" office:value="16.345749" calcext:value-type="float">
            <text:p>16.345749</text:p>
          </table:table-cell>
          <table:table-cell office:value-type="float" office:value="15.6129" calcext:value-type="float">
            <text:p>15.6129</text:p>
          </table:table-cell>
          <table:table-cell table:formula="of:=[.E685]-[.F685]" office:value-type="float" office:value="1.526703" calcext:value-type="float">
            <text:p>1.526703</text:p>
          </table:table-cell>
          <table:table-cell office:value-type="float" office:value="19.262625" calcext:value-type="float">
            <text:p>19.26262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37973" calcext:value-type="float">
            <text:p>322.5037973</text:p>
          </table:table-cell>
          <table:table-cell office:value-type="float" office:value="12.28728969" calcext:value-type="float">
            <text:p>12.28728969</text:p>
          </table:table-cell>
          <table:table-cell office:value-type="float" office:value="22.742373" calcext:value-type="float">
            <text:p>22.742373</text:p>
          </table:table-cell>
          <table:table-cell office:value-type="float" office:value="19.569229" calcext:value-type="float">
            <text:p>19.569229</text:p>
          </table:table-cell>
          <table:table-cell office:value-type="float" office:value="18.158087" calcext:value-type="float">
            <text:p>18.158087</text:p>
          </table:table-cell>
          <table:table-cell office:value-type="float" office:value="17.457249" calcext:value-type="float">
            <text:p>17.457249</text:p>
          </table:table-cell>
          <table:table-cell office:value-type="float" office:value="17.037483" calcext:value-type="float">
            <text:p>17.037483</text:p>
          </table:table-cell>
          <table:table-cell table:formula="of:=[.E686]-[.F686]" office:value-type="float" office:value="1.411142" calcext:value-type="float">
            <text:p>1.411142</text:p>
          </table:table-cell>
          <table:table-cell office:value-type="float" office:value="19.569229" calcext:value-type="float">
            <text:p>19.56922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468764" calcext:value-type="float">
            <text:p>322.50468764</text:p>
          </table:table-cell>
          <table:table-cell office:value-type="float" office:value="12.28625227" calcext:value-type="float">
            <text:p>12.28625227</text:p>
          </table:table-cell>
          <table:table-cell office:value-type="float" office:value="20.031134" calcext:value-type="float">
            <text:p>20.031134</text:p>
          </table:table-cell>
          <table:table-cell office:value-type="float" office:value="18.962315" calcext:value-type="float">
            <text:p>18.962315</text:p>
          </table:table-cell>
          <table:table-cell office:value-type="float" office:value="18.620991" calcext:value-type="float">
            <text:p>18.620991</text:p>
          </table:table-cell>
          <table:table-cell office:value-type="float" office:value="18.460697" calcext:value-type="float">
            <text:p>18.460697</text:p>
          </table:table-cell>
          <table:table-cell office:value-type="float" office:value="18.358406" calcext:value-type="float">
            <text:p>18.358406</text:p>
          </table:table-cell>
          <table:table-cell table:formula="of:=[.E687]-[.F687]" office:value-type="float" office:value="0.341324" calcext:value-type="float">
            <text:p>0.341324</text:p>
          </table:table-cell>
          <table:table-cell office:value-type="float" office:value="18.962315" calcext:value-type="float">
            <text:p>18.96231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725008" calcext:value-type="float">
            <text:p>322.49725008</text:p>
          </table:table-cell>
          <table:table-cell office:value-type="float" office:value="12.29236441" calcext:value-type="float">
            <text:p>12.29236441</text:p>
          </table:table-cell>
          <table:table-cell office:value-type="float" office:value="20.454603" calcext:value-type="float">
            <text:p>20.454603</text:p>
          </table:table-cell>
          <table:table-cell office:value-type="float" office:value="19.437235" calcext:value-type="float">
            <text:p>19.437235</text:p>
          </table:table-cell>
          <table:table-cell office:value-type="float" office:value="19.15444" calcext:value-type="float">
            <text:p>19.15444</text:p>
          </table:table-cell>
          <table:table-cell office:value-type="float" office:value="19.016953" calcext:value-type="float">
            <text:p>19.016953</text:p>
          </table:table-cell>
          <table:table-cell office:value-type="float" office:value="18.97044" calcext:value-type="float">
            <text:p>18.97044</text:p>
          </table:table-cell>
          <table:table-cell table:formula="of:=[.E688]-[.F688]" office:value-type="float" office:value="0.282795" calcext:value-type="float">
            <text:p>0.282795</text:p>
          </table:table-cell>
          <table:table-cell office:value-type="float" office:value="19.437235" calcext:value-type="float">
            <text:p>19.43723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924718" calcext:value-type="float">
            <text:p>322.49924718</text:p>
          </table:table-cell>
          <table:table-cell office:value-type="float" office:value="12.28851342" calcext:value-type="float">
            <text:p>12.28851342</text:p>
          </table:table-cell>
          <table:table-cell office:value-type="float" office:value="20.319242" calcext:value-type="float">
            <text:p>20.319242</text:p>
          </table:table-cell>
          <table:table-cell office:value-type="float" office:value="19.306883" calcext:value-type="float">
            <text:p>19.306883</text:p>
          </table:table-cell>
          <table:table-cell office:value-type="float" office:value="18.962313" calcext:value-type="float">
            <text:p>18.962313</text:p>
          </table:table-cell>
          <table:table-cell office:value-type="float" office:value="18.783455" calcext:value-type="float">
            <text:p>18.783455</text:p>
          </table:table-cell>
          <table:table-cell office:value-type="float" office:value="18.687864" calcext:value-type="float">
            <text:p>18.687864</text:p>
          </table:table-cell>
          <table:table-cell table:formula="of:=[.E689]-[.F689]" office:value-type="float" office:value="0.344569999999997" calcext:value-type="float">
            <text:p>0.344569999999997</text:p>
          </table:table-cell>
          <table:table-cell office:value-type="float" office:value="19.306883" calcext:value-type="float">
            <text:p>19.30688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877378" calcext:value-type="float">
            <text:p>322.49877378</text:p>
          </table:table-cell>
          <table:table-cell office:value-type="float" office:value="12.29273621" calcext:value-type="float">
            <text:p>12.29273621</text:p>
          </table:table-cell>
          <table:table-cell office:value-type="float" office:value="20.84041" calcext:value-type="float">
            <text:p>20.84041</text:p>
          </table:table-cell>
          <table:table-cell office:value-type="float" office:value="19.787151" calcext:value-type="float">
            <text:p>19.787151</text:p>
          </table:table-cell>
          <table:table-cell office:value-type="float" office:value="19.46242" calcext:value-type="float">
            <text:p>19.46242</text:p>
          </table:table-cell>
          <table:table-cell office:value-type="float" office:value="19.317427" calcext:value-type="float">
            <text:p>19.317427</text:p>
          </table:table-cell>
          <table:table-cell office:value-type="float" office:value="19.268261" calcext:value-type="float">
            <text:p>19.268261</text:p>
          </table:table-cell>
          <table:table-cell table:formula="of:=[.E690]-[.F690]" office:value-type="float" office:value="0.324731" calcext:value-type="float">
            <text:p>0.324731</text:p>
          </table:table-cell>
          <table:table-cell office:value-type="float" office:value="19.787151" calcext:value-type="float">
            <text:p>19.78715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502087" calcext:value-type="float">
            <text:p>322.49502087</text:p>
          </table:table-cell>
          <table:table-cell office:value-type="float" office:value="12.29270127" calcext:value-type="float">
            <text:p>12.29270127</text:p>
          </table:table-cell>
          <table:table-cell office:value-type="float" office:value="20.953142" calcext:value-type="float">
            <text:p>20.953142</text:p>
          </table:table-cell>
          <table:table-cell office:value-type="float" office:value="19.986713" calcext:value-type="float">
            <text:p>19.986713</text:p>
          </table:table-cell>
          <table:table-cell office:value-type="float" office:value="19.601992" calcext:value-type="float">
            <text:p>19.601992</text:p>
          </table:table-cell>
          <table:table-cell office:value-type="float" office:value="19.479523" calcext:value-type="float">
            <text:p>19.479523</text:p>
          </table:table-cell>
          <table:table-cell office:value-type="float" office:value="19.29751" calcext:value-type="float">
            <text:p>19.29751</text:p>
          </table:table-cell>
          <table:table-cell table:formula="of:=[.E691]-[.F691]" office:value-type="float" office:value="0.384721000000003" calcext:value-type="float">
            <text:p>0.384721000000003</text:p>
          </table:table-cell>
          <table:table-cell office:value-type="float" office:value="19.986713" calcext:value-type="float">
            <text:p>19.98671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313615" calcext:value-type="float">
            <text:p>322.50313615</text:p>
          </table:table-cell>
          <table:table-cell office:value-type="float" office:value="12.29032933" calcext:value-type="float">
            <text:p>12.29032933</text:p>
          </table:table-cell>
          <table:table-cell office:value-type="float" office:value="21.024239" calcext:value-type="float">
            <text:p>21.024239</text:p>
          </table:table-cell>
          <table:table-cell office:value-type="float" office:value="20.140873" calcext:value-type="float">
            <text:p>20.140873</text:p>
          </table:table-cell>
          <table:table-cell office:value-type="float" office:value="19.827194" calcext:value-type="float">
            <text:p>19.827194</text:p>
          </table:table-cell>
          <table:table-cell office:value-type="float" office:value="19.646431" calcext:value-type="float">
            <text:p>19.646431</text:p>
          </table:table-cell>
          <table:table-cell office:value-type="float" office:value="19.541" calcext:value-type="float">
            <text:p>19.541</text:p>
          </table:table-cell>
          <table:table-cell table:formula="of:=[.E692]-[.F692]" office:value-type="float" office:value="0.313679" calcext:value-type="float">
            <text:p>0.313679</text:p>
          </table:table-cell>
          <table:table-cell office:value-type="float" office:value="20.140873" calcext:value-type="float">
            <text:p>20.14087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570514" calcext:value-type="float">
            <text:p>322.49570514</text:p>
          </table:table-cell>
          <table:table-cell office:value-type="float" office:value="12.2879781" calcext:value-type="float">
            <text:p>12.2879781</text:p>
          </table:table-cell>
          <table:table-cell office:value-type="float" office:value="21.562433" calcext:value-type="float">
            <text:p>21.562433</text:p>
          </table:table-cell>
          <table:table-cell office:value-type="float" office:value="20.422329" calcext:value-type="float">
            <text:p>20.422329</text:p>
          </table:table-cell>
          <table:table-cell office:value-type="float" office:value="20.066929" calcext:value-type="float">
            <text:p>20.066929</text:p>
          </table:table-cell>
          <table:table-cell office:value-type="float" office:value="19.932625" calcext:value-type="float">
            <text:p>19.932625</text:p>
          </table:table-cell>
          <table:table-cell office:value-type="float" office:value="19.766626" calcext:value-type="float">
            <text:p>19.766626</text:p>
          </table:table-cell>
          <table:table-cell table:formula="of:=[.E693]-[.F693]" office:value-type="float" office:value="0.355400000000003" calcext:value-type="float">
            <text:p>0.355400000000003</text:p>
          </table:table-cell>
          <table:table-cell office:value-type="float" office:value="20.422329" calcext:value-type="float">
            <text:p>20.42232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305511" calcext:value-type="float">
            <text:p>322.50305511</text:p>
          </table:table-cell>
          <table:table-cell office:value-type="float" office:value="12.28849595" calcext:value-type="float">
            <text:p>12.28849595</text:p>
          </table:table-cell>
          <table:table-cell office:value-type="float" office:value="22.22764" calcext:value-type="float">
            <text:p>22.22764</text:p>
          </table:table-cell>
          <table:table-cell office:value-type="float" office:value="20.93491" calcext:value-type="float">
            <text:p>20.93491</text:p>
          </table:table-cell>
          <table:table-cell office:value-type="float" office:value="20.622938" calcext:value-type="float">
            <text:p>20.622938</text:p>
          </table:table-cell>
          <table:table-cell office:value-type="float" office:value="20.457073" calcext:value-type="float">
            <text:p>20.457073</text:p>
          </table:table-cell>
          <table:table-cell office:value-type="float" office:value="20.453667" calcext:value-type="float">
            <text:p>20.453667</text:p>
          </table:table-cell>
          <table:table-cell table:formula="of:=[.E694]-[.F694]" office:value-type="float" office:value="0.311971999999997" calcext:value-type="float">
            <text:p>0.311971999999997</text:p>
          </table:table-cell>
          <table:table-cell office:value-type="float" office:value="20.93491" calcext:value-type="float">
            <text:p>20.9349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578882" calcext:value-type="float">
            <text:p>322.49578882</text:p>
          </table:table-cell>
          <table:table-cell office:value-type="float" office:value="12.28684585" calcext:value-type="float">
            <text:p>12.28684585</text:p>
          </table:table-cell>
          <table:table-cell office:value-type="float" office:value="22.134516" calcext:value-type="float">
            <text:p>22.134516</text:p>
          </table:table-cell>
          <table:table-cell office:value-type="float" office:value="20.958923" calcext:value-type="float">
            <text:p>20.958923</text:p>
          </table:table-cell>
          <table:table-cell office:value-type="float" office:value="20.630163" calcext:value-type="float">
            <text:p>20.630163</text:p>
          </table:table-cell>
          <table:table-cell office:value-type="float" office:value="20.475044" calcext:value-type="float">
            <text:p>20.475044</text:p>
          </table:table-cell>
          <table:table-cell office:value-type="float" office:value="20.333834" calcext:value-type="float">
            <text:p>20.333834</text:p>
          </table:table-cell>
          <table:table-cell table:formula="of:=[.E695]-[.F695]" office:value-type="float" office:value="0.328759999999999" calcext:value-type="float">
            <text:p>0.328759999999999</text:p>
          </table:table-cell>
          <table:table-cell office:value-type="float" office:value="20.958923" calcext:value-type="float">
            <text:p>20.95892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329957" calcext:value-type="float">
            <text:p>322.49329957</text:p>
          </table:table-cell>
          <table:table-cell office:value-type="float" office:value="12.29081165" calcext:value-type="float">
            <text:p>12.29081165</text:p>
          </table:table-cell>
          <table:table-cell office:value-type="float" office:value="22.200251" calcext:value-type="float">
            <text:p>22.200251</text:p>
          </table:table-cell>
          <table:table-cell office:value-type="float" office:value="21.472168" calcext:value-type="float">
            <text:p>21.472168</text:p>
          </table:table-cell>
          <table:table-cell office:value-type="float" office:value="21.286516" calcext:value-type="float">
            <text:p>21.286516</text:p>
          </table:table-cell>
          <table:table-cell office:value-type="float" office:value="20.692535" calcext:value-type="float">
            <text:p>20.692535</text:p>
          </table:table-cell>
          <table:table-cell office:value-type="float" office:value="21.020998" calcext:value-type="float">
            <text:p>21.020998</text:p>
          </table:table-cell>
          <table:table-cell table:formula="of:=[.E696]-[.F696]" office:value-type="float" office:value="0.185652000000001" calcext:value-type="float">
            <text:p>0.185652000000001</text:p>
          </table:table-cell>
          <table:table-cell office:value-type="float" office:value="21.472168" calcext:value-type="float">
            <text:p>21.472168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991075" calcext:value-type="float">
            <text:p>322.49991075</text:p>
          </table:table-cell>
          <table:table-cell office:value-type="float" office:value="12.29176986" calcext:value-type="float">
            <text:p>12.29176986</text:p>
          </table:table-cell>
          <table:table-cell office:value-type="float" office:value="23.314323" calcext:value-type="float">
            <text:p>23.314323</text:p>
          </table:table-cell>
          <table:table-cell office:value-type="float" office:value="21.402092" calcext:value-type="float">
            <text:p>21.402092</text:p>
          </table:table-cell>
          <table:table-cell office:value-type="float" office:value="20.920639" calcext:value-type="float">
            <text:p>20.920639</text:p>
          </table:table-cell>
          <table:table-cell office:value-type="float" office:value="20.745852" calcext:value-type="float">
            <text:p>20.745852</text:p>
          </table:table-cell>
          <table:table-cell office:value-type="float" office:value="20.634949" calcext:value-type="float">
            <text:p>20.634949</text:p>
          </table:table-cell>
          <table:table-cell table:formula="of:=[.E697]-[.F697]" office:value-type="float" office:value="0.481452999999998" calcext:value-type="float">
            <text:p>0.481452999999998</text:p>
          </table:table-cell>
          <table:table-cell office:value-type="float" office:value="21.402092" calcext:value-type="float">
            <text:p>21.40209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118793" calcext:value-type="float">
            <text:p>322.50118793</text:p>
          </table:table-cell>
          <table:table-cell office:value-type="float" office:value="12.29059793" calcext:value-type="float">
            <text:p>12.29059793</text:p>
          </table:table-cell>
          <table:table-cell office:value-type="float" office:value="22.638884" calcext:value-type="float">
            <text:p>22.638884</text:p>
          </table:table-cell>
          <table:table-cell office:value-type="float" office:value="21.599169" calcext:value-type="float">
            <text:p>21.599169</text:p>
          </table:table-cell>
          <table:table-cell office:value-type="float" office:value="21.002747" calcext:value-type="float">
            <text:p>21.002747</text:p>
          </table:table-cell>
          <table:table-cell office:value-type="float" office:value="20.679092" calcext:value-type="float">
            <text:p>20.679092</text:p>
          </table:table-cell>
          <table:table-cell office:value-type="float" office:value="20.55217" calcext:value-type="float">
            <text:p>20.55217</text:p>
          </table:table-cell>
          <table:table-cell table:formula="of:=[.E698]-[.F698]" office:value-type="float" office:value="0.596422" calcext:value-type="float">
            <text:p>0.596422</text:p>
          </table:table-cell>
          <table:table-cell office:value-type="float" office:value="21.599169" calcext:value-type="float">
            <text:p>21.59916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180983" calcext:value-type="float">
            <text:p>322.50180983</text:p>
          </table:table-cell>
          <table:table-cell office:value-type="float" office:value="12.28704743" calcext:value-type="float">
            <text:p>12.28704743</text:p>
          </table:table-cell>
          <table:table-cell office:value-type="float" office:value="22.99242" calcext:value-type="float">
            <text:p>22.99242</text:p>
          </table:table-cell>
          <table:table-cell office:value-type="float" office:value="21.705893" calcext:value-type="float">
            <text:p>21.705893</text:p>
          </table:table-cell>
          <table:table-cell office:value-type="float" office:value="21.340416" calcext:value-type="float">
            <text:p>21.340416</text:p>
          </table:table-cell>
          <table:table-cell office:value-type="float" office:value="21.598074" calcext:value-type="float">
            <text:p>21.598074</text:p>
          </table:table-cell>
          <table:table-cell office:value-type="float" office:value="20.992123" calcext:value-type="float">
            <text:p>20.992123</text:p>
          </table:table-cell>
          <table:table-cell table:formula="of:=[.E699]-[.F699]" office:value-type="float" office:value="0.365476999999998" calcext:value-type="float">
            <text:p>0.365476999999998</text:p>
          </table:table-cell>
          <table:table-cell office:value-type="float" office:value="21.705893" calcext:value-type="float">
            <text:p>21.70589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364799" calcext:value-type="float">
            <text:p>322.49364799</text:p>
          </table:table-cell>
          <table:table-cell office:value-type="float" office:value="12.29002529" calcext:value-type="float">
            <text:p>12.29002529</text:p>
          </table:table-cell>
          <table:table-cell office:value-type="float" office:value="24.425962" calcext:value-type="float">
            <text:p>24.425962</text:p>
          </table:table-cell>
          <table:table-cell office:value-type="float" office:value="21.910894" calcext:value-type="float">
            <text:p>21.910894</text:p>
          </table:table-cell>
          <table:table-cell office:value-type="float" office:value="21.81778" calcext:value-type="float">
            <text:p>21.81778</text:p>
          </table:table-cell>
          <table:table-cell office:value-type="float" office:value="21.16712" calcext:value-type="float">
            <text:p>21.16712</text:p>
          </table:table-cell>
          <table:table-cell office:value-type="float" office:value="21.565432" calcext:value-type="float">
            <text:p>21.565432</text:p>
          </table:table-cell>
          <table:table-cell table:formula="of:=[.E700]-[.F700]" office:value-type="float" office:value="0.0931139999999999" calcext:value-type="float">
            <text:p>0.093114</text:p>
          </table:table-cell>
          <table:table-cell office:value-type="float" office:value="21.910894" calcext:value-type="float">
            <text:p>21.910894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546267" calcext:value-type="float">
            <text:p>322.50546267</text:p>
          </table:table-cell>
          <table:table-cell office:value-type="float" office:value="12.28691826" calcext:value-type="float">
            <text:p>12.28691826</text:p>
          </table:table-cell>
          <table:table-cell office:value-type="float" office:value="24.100218" calcext:value-type="float">
            <text:p>24.100218</text:p>
          </table:table-cell>
          <table:table-cell office:value-type="float" office:value="22.332891" calcext:value-type="float">
            <text:p>22.332891</text:p>
          </table:table-cell>
          <table:table-cell office:value-type="float" office:value="21.768932" calcext:value-type="float">
            <text:p>21.768932</text:p>
          </table:table-cell>
          <table:table-cell office:value-type="float" office:value="21.232834" calcext:value-type="float">
            <text:p>21.232834</text:p>
          </table:table-cell>
          <table:table-cell office:value-type="float" office:value="21.848917" calcext:value-type="float">
            <text:p>21.848917</text:p>
          </table:table-cell>
          <table:table-cell table:formula="of:=[.E701]-[.F701]" office:value-type="float" office:value="0.563959000000001" calcext:value-type="float">
            <text:p>0.563959000000001</text:p>
          </table:table-cell>
          <table:table-cell office:value-type="float" office:value="22.332891" calcext:value-type="float">
            <text:p>22.33289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256099" calcext:value-type="float">
            <text:p>322.50256099</text:p>
          </table:table-cell>
          <table:table-cell office:value-type="float" office:value="12.28767126" calcext:value-type="float">
            <text:p>12.28767126</text:p>
          </table:table-cell>
          <table:table-cell office:value-type="float" office:value="22.900412" calcext:value-type="float">
            <text:p>22.900412</text:p>
          </table:table-cell>
          <table:table-cell office:value-type="float" office:value="22.18092" calcext:value-type="float">
            <text:p>22.18092</text:p>
          </table:table-cell>
          <table:table-cell office:value-type="float" office:value="21.654633" calcext:value-type="float">
            <text:p>21.654633</text:p>
          </table:table-cell>
          <table:table-cell office:value-type="float" office:value="21.421551" calcext:value-type="float">
            <text:p>21.421551</text:p>
          </table:table-cell>
          <table:table-cell office:value-type="float" office:value="21.059113" calcext:value-type="float">
            <text:p>21.059113</text:p>
          </table:table-cell>
          <table:table-cell table:formula="of:=[.E702]-[.F702]" office:value-type="float" office:value="0.526287" calcext:value-type="float">
            <text:p>0.526287</text:p>
          </table:table-cell>
          <table:table-cell office:value-type="float" office:value="22.18092" calcext:value-type="float">
            <text:p>22.18092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647029" calcext:value-type="float">
            <text:p>322.49647029</text:p>
          </table:table-cell>
          <table:table-cell office:value-type="float" office:value="12.28715384" calcext:value-type="float">
            <text:p>12.28715384</text:p>
          </table:table-cell>
          <table:table-cell office:value-type="float" office:value="25.416864" calcext:value-type="float">
            <text:p>25.416864</text:p>
          </table:table-cell>
          <table:table-cell office:value-type="float" office:value="23.256403" calcext:value-type="float">
            <text:p>23.256403</text:p>
          </table:table-cell>
          <table:table-cell office:value-type="float" office:value="21.519962" calcext:value-type="float">
            <text:p>21.519962</text:p>
          </table:table-cell>
          <table:table-cell office:value-type="float" office:value="21.396156" calcext:value-type="float">
            <text:p>21.396156</text:p>
          </table:table-cell>
          <table:table-cell office:value-type="float" office:value="21.613947" calcext:value-type="float">
            <text:p>21.613947</text:p>
          </table:table-cell>
          <table:table-cell table:formula="of:=[.E703]-[.F703]" office:value-type="float" office:value="1.736441" calcext:value-type="float">
            <text:p>1.736441</text:p>
          </table:table-cell>
          <table:table-cell office:value-type="float" office:value="23.256403" calcext:value-type="float">
            <text:p>23.25640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779836" calcext:value-type="float">
            <text:p>322.49779836</text:p>
          </table:table-cell>
          <table:table-cell office:value-type="float" office:value="12.28737809" calcext:value-type="float">
            <text:p>12.28737809</text:p>
          </table:table-cell>
          <table:table-cell office:value-type="float" office:value="24.691681" calcext:value-type="float">
            <text:p>24.691681</text:p>
          </table:table-cell>
          <table:table-cell office:value-type="float" office:value="22.787073" calcext:value-type="float">
            <text:p>22.787073</text:p>
          </table:table-cell>
          <table:table-cell office:value-type="float" office:value="22.029848" calcext:value-type="float">
            <text:p>22.029848</text:p>
          </table:table-cell>
          <table:table-cell office:value-type="float" office:value="21.465288" calcext:value-type="float">
            <text:p>21.465288</text:p>
          </table:table-cell>
          <table:table-cell office:value-type="float" office:value="21.719482" calcext:value-type="float">
            <text:p>21.719482</text:p>
          </table:table-cell>
          <table:table-cell table:formula="of:=[.E704]-[.F704]" office:value-type="float" office:value="0.757224999999998" calcext:value-type="float">
            <text:p>0.757224999999998</text:p>
          </table:table-cell>
          <table:table-cell office:value-type="float" office:value="22.787073" calcext:value-type="float">
            <text:p>22.78707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597219" calcext:value-type="float">
            <text:p>322.49597219</text:p>
          </table:table-cell>
          <table:table-cell office:value-type="float" office:value="12.32477869" calcext:value-type="float">
            <text:p>12.32477869</text:p>
          </table:table-cell>
          <table:table-cell office:value-type="float" office:value="20.495266" calcext:value-type="float">
            <text:p>20.495266</text:p>
          </table:table-cell>
          <table:table-cell office:value-type="float" office:value="18.326927" calcext:value-type="float">
            <text:p>18.326927</text:p>
          </table:table-cell>
          <table:table-cell office:value-type="float" office:value="17.406601" calcext:value-type="float">
            <text:p>17.406601</text:p>
          </table:table-cell>
          <table:table-cell office:value-type="float" office:value="17.080366" calcext:value-type="float">
            <text:p>17.080366</text:p>
          </table:table-cell>
          <table:table-cell office:value-type="float" office:value="16.894356" calcext:value-type="float">
            <text:p>16.894356</text:p>
          </table:table-cell>
          <table:table-cell table:formula="of:=[.E705]-[.F705]" office:value-type="float" office:value="0.920326000000003" calcext:value-type="float">
            <text:p>0.920326000000003</text:p>
          </table:table-cell>
          <table:table-cell office:value-type="float" office:value="18.326927" calcext:value-type="float">
            <text:p>18.32692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267516" calcext:value-type="float">
            <text:p>322.50267516</text:p>
          </table:table-cell>
          <table:table-cell office:value-type="float" office:value="12.32498519" calcext:value-type="float">
            <text:p>12.32498519</text:p>
          </table:table-cell>
          <table:table-cell office:value-type="float" office:value="18.082888" calcext:value-type="float">
            <text:p>18.082888</text:p>
          </table:table-cell>
          <table:table-cell office:value-type="float" office:value="17.136877" calcext:value-type="float">
            <text:p>17.136877</text:p>
          </table:table-cell>
          <table:table-cell office:value-type="float" office:value="16.787621" calcext:value-type="float">
            <text:p>16.787621</text:p>
          </table:table-cell>
          <table:table-cell office:value-type="float" office:value="16.640179" calcext:value-type="float">
            <text:p>16.640179</text:p>
          </table:table-cell>
          <table:table-cell office:value-type="float" office:value="16.594923" calcext:value-type="float">
            <text:p>16.594923</text:p>
          </table:table-cell>
          <table:table-cell table:formula="of:=[.E706]-[.F706]" office:value-type="float" office:value="0.349255999999997" calcext:value-type="float">
            <text:p>0.349255999999997</text:p>
          </table:table-cell>
          <table:table-cell office:value-type="float" office:value="17.136877" calcext:value-type="float">
            <text:p>17.13687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009197" calcext:value-type="float">
            <text:p>322.50009197</text:p>
          </table:table-cell>
          <table:table-cell office:value-type="float" office:value="12.32453124" calcext:value-type="float">
            <text:p>12.32453124</text:p>
          </table:table-cell>
          <table:table-cell office:value-type="float" office:value="20.657721" calcext:value-type="float">
            <text:p>20.657721</text:p>
          </table:table-cell>
          <table:table-cell office:value-type="float" office:value="19.616043" calcext:value-type="float">
            <text:p>19.616043</text:p>
          </table:table-cell>
          <table:table-cell office:value-type="float" office:value="19.322914" calcext:value-type="float">
            <text:p>19.322914</text:p>
          </table:table-cell>
          <table:table-cell office:value-type="float" office:value="19.18149" calcext:value-type="float">
            <text:p>19.18149</text:p>
          </table:table-cell>
          <table:table-cell office:value-type="float" office:value="19.084322" calcext:value-type="float">
            <text:p>19.084322</text:p>
          </table:table-cell>
          <table:table-cell table:formula="of:=[.E707]-[.F707]" office:value-type="float" office:value="0.293129" calcext:value-type="float">
            <text:p>0.293129</text:p>
          </table:table-cell>
          <table:table-cell office:value-type="float" office:value="19.616043" calcext:value-type="float">
            <text:p>19.616043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0115637" calcext:value-type="float">
            <text:p>322.50115637</text:p>
          </table:table-cell>
          <table:table-cell office:value-type="float" office:value="12.32415725" calcext:value-type="float">
            <text:p>12.32415725</text:p>
          </table:table-cell>
          <table:table-cell office:value-type="float" office:value="24.641088" calcext:value-type="float">
            <text:p>24.641088</text:p>
          </table:table-cell>
          <table:table-cell office:value-type="float" office:value="24.263998" calcext:value-type="float">
            <text:p>24.263998</text:p>
          </table:table-cell>
          <table:table-cell office:value-type="float" office:value="22.729298" calcext:value-type="float">
            <text:p>22.729298</text:p>
          </table:table-cell>
          <table:table-cell office:value-type="float" office:value="20.989851" calcext:value-type="float">
            <text:p>20.989851</text:p>
          </table:table-cell>
          <table:table-cell office:value-type="float" office:value="20.070724" calcext:value-type="float">
            <text:p>20.070724</text:p>
          </table:table-cell>
          <table:table-cell table:formula="of:=[.E708]-[.F708]" office:value-type="float" office:value="1.5347" calcext:value-type="float">
            <text:p>1.5347</text:p>
          </table:table-cell>
          <table:table-cell office:value-type="float" office:value="24.263998" calcext:value-type="float">
            <text:p>24.263998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9886936" calcext:value-type="float">
            <text:p>322.49886936</text:p>
          </table:table-cell>
          <table:table-cell office:value-type="float" office:value="12.32396348" calcext:value-type="float">
            <text:p>12.32396348</text:p>
          </table:table-cell>
          <table:table-cell office:value-type="float" office:value="25.279646" calcext:value-type="float">
            <text:p>25.279646</text:p>
          </table:table-cell>
          <table:table-cell office:value-type="float" office:value="23.612959" calcext:value-type="float">
            <text:p>23.612959</text:p>
          </table:table-cell>
          <table:table-cell office:value-type="float" office:value="21.476688" calcext:value-type="float">
            <text:p>21.476688</text:p>
          </table:table-cell>
          <table:table-cell office:value-type="float" office:value="21.132456" calcext:value-type="float">
            <text:p>21.132456</text:p>
          </table:table-cell>
          <table:table-cell office:value-type="float" office:value="20.871857" calcext:value-type="float">
            <text:p>20.871857</text:p>
          </table:table-cell>
          <table:table-cell table:formula="of:=[.E709]-[.F709]" office:value-type="float" office:value="2.136271" calcext:value-type="float">
            <text:p>2.136271</text:p>
          </table:table-cell>
          <table:table-cell office:value-type="float" office:value="23.612959" calcext:value-type="float">
            <text:p>23.61295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34824" calcext:value-type="float">
            <text:p>322.5734824</text:p>
          </table:table-cell>
          <table:table-cell office:value-type="float" office:value="12.25676998" calcext:value-type="float">
            <text:p>12.25676998</text:p>
          </table:table-cell>
          <table:table-cell office:value-type="float" office:value="19.49098" calcext:value-type="float">
            <text:p>19.49098</text:p>
          </table:table-cell>
          <table:table-cell office:value-type="float" office:value="17.713917" calcext:value-type="float">
            <text:p>17.713917</text:p>
          </table:table-cell>
          <table:table-cell office:value-type="float" office:value="16.997782" calcext:value-type="float">
            <text:p>16.997782</text:p>
          </table:table-cell>
          <table:table-cell office:value-type="float" office:value="16.689873" calcext:value-type="float">
            <text:p>16.689873</text:p>
          </table:table-cell>
          <table:table-cell office:value-type="float" office:value="16.526318" calcext:value-type="float">
            <text:p>16.526318</text:p>
          </table:table-cell>
          <table:table-cell table:formula="of:=[.E710]-[.F710]" office:value-type="float" office:value="0.716134999999998" calcext:value-type="float">
            <text:p>0.716134999999998</text:p>
          </table:table-cell>
          <table:table-cell office:value-type="float" office:value="17.713917" calcext:value-type="float">
            <text:p>17.71391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903804" calcext:value-type="float">
            <text:p>322.57903804</text:p>
          </table:table-cell>
          <table:table-cell office:value-type="float" office:value="12.25506087" calcext:value-type="float">
            <text:p>12.25506087</text:p>
          </table:table-cell>
          <table:table-cell office:value-type="float" office:value="18.849354" calcext:value-type="float">
            <text:p>18.849354</text:p>
          </table:table-cell>
          <table:table-cell office:value-type="float" office:value="17.584784" calcext:value-type="float">
            <text:p>17.584784</text:p>
          </table:table-cell>
          <table:table-cell office:value-type="float" office:value="17.029093" calcext:value-type="float">
            <text:p>17.029093</text:p>
          </table:table-cell>
          <table:table-cell office:value-type="float" office:value="16.745514" calcext:value-type="float">
            <text:p>16.745514</text:p>
          </table:table-cell>
          <table:table-cell office:value-type="float" office:value="16.57933" calcext:value-type="float">
            <text:p>16.57933</text:p>
          </table:table-cell>
          <table:table-cell table:formula="of:=[.E711]-[.F711]" office:value-type="float" office:value="0.555691" calcext:value-type="float">
            <text:p>0.555691</text:p>
          </table:table-cell>
          <table:table-cell office:value-type="float" office:value="17.584784" calcext:value-type="float">
            <text:p>17.584784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604526" calcext:value-type="float">
            <text:p>322.57604526</text:p>
          </table:table-cell>
          <table:table-cell office:value-type="float" office:value="12.25546219" calcext:value-type="float">
            <text:p>12.25546219</text:p>
          </table:table-cell>
          <table:table-cell office:value-type="float" office:value="23.344879" calcext:value-type="float">
            <text:p>23.344879</text:p>
          </table:table-cell>
          <table:table-cell office:value-type="float" office:value="19.894777" calcext:value-type="float">
            <text:p>19.894777</text:p>
          </table:table-cell>
          <table:table-cell office:value-type="float" office:value="18.46102" calcext:value-type="float">
            <text:p>18.46102</text:p>
          </table:table-cell>
          <table:table-cell office:value-type="float" office:value="17.705013" calcext:value-type="float">
            <text:p>17.705013</text:p>
          </table:table-cell>
          <table:table-cell office:value-type="float" office:value="17.332527" calcext:value-type="float">
            <text:p>17.332527</text:p>
          </table:table-cell>
          <table:table-cell table:formula="of:=[.E712]-[.F712]" office:value-type="float" office:value="1.433757" calcext:value-type="float">
            <text:p>1.433757</text:p>
          </table:table-cell>
          <table:table-cell office:value-type="float" office:value="19.894777" calcext:value-type="float">
            <text:p>19.89477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452102" calcext:value-type="float">
            <text:p>322.57452102</text:p>
          </table:table-cell>
          <table:table-cell office:value-type="float" office:value="12.25562343" calcext:value-type="float">
            <text:p>12.25562343</text:p>
          </table:table-cell>
          <table:table-cell office:value-type="float" office:value="20.273939" calcext:value-type="float">
            <text:p>20.273939</text:p>
          </table:table-cell>
          <table:table-cell office:value-type="float" office:value="19.341486" calcext:value-type="float">
            <text:p>19.341486</text:p>
          </table:table-cell>
          <table:table-cell office:value-type="float" office:value="19.060757" calcext:value-type="float">
            <text:p>19.060757</text:p>
          </table:table-cell>
          <table:table-cell office:value-type="float" office:value="18.886332" calcext:value-type="float">
            <text:p>18.886332</text:p>
          </table:table-cell>
          <table:table-cell office:value-type="float" office:value="18.841238" calcext:value-type="float">
            <text:p>18.841238</text:p>
          </table:table-cell>
          <table:table-cell table:formula="of:=[.E713]-[.F713]" office:value-type="float" office:value="0.280729000000001" calcext:value-type="float">
            <text:p>0.280729000000001</text:p>
          </table:table-cell>
          <table:table-cell office:value-type="float" office:value="19.341486" calcext:value-type="float">
            <text:p>19.341486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991878" calcext:value-type="float">
            <text:p>322.57991878</text:p>
          </table:table-cell>
          <table:table-cell office:value-type="float" office:value="12.25576888" calcext:value-type="float">
            <text:p>12.25576888</text:p>
          </table:table-cell>
          <table:table-cell office:value-type="float" office:value="20.742165" calcext:value-type="float">
            <text:p>20.742165</text:p>
          </table:table-cell>
          <table:table-cell office:value-type="float" office:value="19.637545" calcext:value-type="float">
            <text:p>19.637545</text:p>
          </table:table-cell>
          <table:table-cell office:value-type="float" office:value="19.403561" calcext:value-type="float">
            <text:p>19.403561</text:p>
          </table:table-cell>
          <table:table-cell office:value-type="float" office:value="19.260752" calcext:value-type="float">
            <text:p>19.260752</text:p>
          </table:table-cell>
          <table:table-cell office:value-type="float" office:value="19.234482" calcext:value-type="float">
            <text:p>19.234482</text:p>
          </table:table-cell>
          <table:table-cell table:formula="of:=[.E714]-[.F714]" office:value-type="float" office:value="0.233984" calcext:value-type="float">
            <text:p>0.233984</text:p>
          </table:table-cell>
          <table:table-cell office:value-type="float" office:value="19.637545" calcext:value-type="float">
            <text:p>19.63754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537804" calcext:value-type="float">
            <text:p>322.57537804</text:p>
          </table:table-cell>
          <table:table-cell office:value-type="float" office:value="12.25742568" calcext:value-type="float">
            <text:p>12.25742568</text:p>
          </table:table-cell>
          <table:table-cell office:value-type="float" office:value="22.461527" calcext:value-type="float">
            <text:p>22.461527</text:p>
          </table:table-cell>
          <table:table-cell office:value-type="float" office:value="21.086618" calcext:value-type="float">
            <text:p>21.086618</text:p>
          </table:table-cell>
          <table:table-cell office:value-type="float" office:value="20.726053" calcext:value-type="float">
            <text:p>20.726053</text:p>
          </table:table-cell>
          <table:table-cell office:value-type="float" office:value="20.595146" calcext:value-type="float">
            <text:p>20.595146</text:p>
          </table:table-cell>
          <table:table-cell office:value-type="float" office:value="20.311914" calcext:value-type="float">
            <text:p>20.311914</text:p>
          </table:table-cell>
          <table:table-cell table:formula="of:=[.E715]-[.F715]" office:value-type="float" office:value="0.360565000000001" calcext:value-type="float">
            <text:p>0.360565000000001</text:p>
          </table:table-cell>
          <table:table-cell office:value-type="float" office:value="21.086618" calcext:value-type="float">
            <text:p>21.086618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67968" calcext:value-type="float">
            <text:p>322.5767968</text:p>
          </table:table-cell>
          <table:table-cell office:value-type="float" office:value="12.25503031" calcext:value-type="float">
            <text:p>12.25503031</text:p>
          </table:table-cell>
          <table:table-cell office:value-type="float" office:value="22.632843" calcext:value-type="float">
            <text:p>22.632843</text:p>
          </table:table-cell>
          <table:table-cell office:value-type="float" office:value="21.461485" calcext:value-type="float">
            <text:p>21.461485</text:p>
          </table:table-cell>
          <table:table-cell office:value-type="float" office:value="21.04166" calcext:value-type="float">
            <text:p>21.04166</text:p>
          </table:table-cell>
          <table:table-cell office:value-type="float" office:value="20.826872" calcext:value-type="float">
            <text:p>20.826872</text:p>
          </table:table-cell>
          <table:table-cell office:value-type="float" office:value="20.618284" calcext:value-type="float">
            <text:p>20.618284</text:p>
          </table:table-cell>
          <table:table-cell table:formula="of:=[.E716]-[.F716]" office:value-type="float" office:value="0.419824999999999" calcext:value-type="float">
            <text:p>0.419824999999999</text:p>
          </table:table-cell>
          <table:table-cell office:value-type="float" office:value="21.461485" calcext:value-type="float">
            <text:p>21.46148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690709" calcext:value-type="float">
            <text:p>322.57690709</text:p>
          </table:table-cell>
          <table:table-cell office:value-type="float" office:value="12.25777055" calcext:value-type="float">
            <text:p>12.25777055</text:p>
          </table:table-cell>
          <table:table-cell office:value-type="float" office:value="23.337938" calcext:value-type="float">
            <text:p>23.337938</text:p>
          </table:table-cell>
          <table:table-cell office:value-type="float" office:value="22.183529" calcext:value-type="float">
            <text:p>22.183529</text:p>
          </table:table-cell>
          <table:table-cell office:value-type="float" office:value="21.463974" calcext:value-type="float">
            <text:p>21.463974</text:p>
          </table:table-cell>
          <table:table-cell office:value-type="float" office:value="21.249441" calcext:value-type="float">
            <text:p>21.249441</text:p>
          </table:table-cell>
          <table:table-cell office:value-type="float" office:value="20.819242" calcext:value-type="float">
            <text:p>20.819242</text:p>
          </table:table-cell>
          <table:table-cell table:formula="of:=[.E717]-[.F717]" office:value-type="float" office:value="0.719555" calcext:value-type="float">
            <text:p>0.719555</text:p>
          </table:table-cell>
          <table:table-cell office:value-type="float" office:value="22.183529" calcext:value-type="float">
            <text:p>22.18352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7285052" calcext:value-type="float">
            <text:p>322.57285052</text:p>
          </table:table-cell>
          <table:table-cell office:value-type="float" office:value="12.258514" calcext:value-type="float">
            <text:p>12.258514</text:p>
          </table:table-cell>
          <table:table-cell office:value-type="float" office:value="23.147434" calcext:value-type="float">
            <text:p>23.147434</text:p>
          </table:table-cell>
          <table:table-cell office:value-type="float" office:value="23.173061" calcext:value-type="float">
            <text:p>23.173061</text:p>
          </table:table-cell>
          <table:table-cell office:value-type="float" office:value="22.076735" calcext:value-type="float">
            <text:p>22.076735</text:p>
          </table:table-cell>
          <table:table-cell office:value-type="float" office:value="21.481663" calcext:value-type="float">
            <text:p>21.481663</text:p>
          </table:table-cell>
          <table:table-cell office:value-type="float" office:value="21.539671" calcext:value-type="float">
            <text:p>21.539671</text:p>
          </table:table-cell>
          <table:table-cell table:formula="of:=[.E718]-[.F718]" office:value-type="float" office:value="1.096326" calcext:value-type="float">
            <text:p>1.096326</text:p>
          </table:table-cell>
          <table:table-cell office:value-type="float" office:value="23.173061" calcext:value-type="float">
            <text:p>23.17306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8243387" calcext:value-type="float">
            <text:p>322.58243387</text:p>
          </table:table-cell>
          <table:table-cell office:value-type="float" office:value="12.25470864" calcext:value-type="float">
            <text:p>12.25470864</text:p>
          </table:table-cell>
          <table:table-cell office:value-type="float" office:value="19.258732" calcext:value-type="float">
            <text:p>19.258732</text:p>
          </table:table-cell>
          <table:table-cell office:value-type="float" office:value="19.219549" calcext:value-type="float">
            <text:p>19.219549</text:p>
          </table:table-cell>
          <table:table-cell office:value-type="float" office:value="19.430799" calcext:value-type="float">
            <text:p>19.430799</text:p>
          </table:table-cell>
          <table:table-cell office:value-type="float" office:value="19.677185" calcext:value-type="float">
            <text:p>19.677185</text:p>
          </table:table-cell>
          <table:table-cell office:value-type="float" office:value="20.225315" calcext:value-type="float">
            <text:p>20.225315</text:p>
          </table:table-cell>
          <table:table-cell table:formula="of:=[.E719]-[.F719]" office:value-type="float" office:value="-0.21125" calcext:value-type="float">
            <text:p>-0.21125</text:p>
          </table:table-cell>
          <table:table-cell office:value-type="float" office:value="19.219549" calcext:value-type="float">
            <text:p>19.219549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8509942" calcext:value-type="float">
            <text:p>322.58509942</text:p>
          </table:table-cell>
          <table:table-cell office:value-type="float" office:value="12.29524777" calcext:value-type="float">
            <text:p>12.29524777</text:p>
          </table:table-cell>
          <table:table-cell office:value-type="float" office:value="22.752625" calcext:value-type="float">
            <text:p>22.752625</text:p>
          </table:table-cell>
          <table:table-cell office:value-type="float" office:value="20.632048" calcext:value-type="float">
            <text:p>20.632048</text:p>
          </table:table-cell>
          <table:table-cell office:value-type="float" office:value="19.653763" calcext:value-type="float">
            <text:p>19.653763</text:p>
          </table:table-cell>
          <table:table-cell office:value-type="float" office:value="19.209454" calcext:value-type="float">
            <text:p>19.209454</text:p>
          </table:table-cell>
          <table:table-cell office:value-type="float" office:value="18.941393" calcext:value-type="float">
            <text:p>18.941393</text:p>
          </table:table-cell>
          <table:table-cell table:formula="of:=[.E720]-[.F720]" office:value-type="float" office:value="0.978285" calcext:value-type="float">
            <text:p>0.978285</text:p>
          </table:table-cell>
          <table:table-cell office:value-type="float" office:value="20.632048" calcext:value-type="float">
            <text:p>20.632048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58438202" calcext:value-type="float">
            <text:p>322.58438202</text:p>
          </table:table-cell>
          <table:table-cell office:value-type="float" office:value="12.29567668" calcext:value-type="float">
            <text:p>12.29567668</text:p>
          </table:table-cell>
          <table:table-cell office:value-type="float" office:value="25.183207" calcext:value-type="float">
            <text:p>25.183207</text:p>
          </table:table-cell>
          <table:table-cell office:value-type="float" office:value="22.730865" calcext:value-type="float">
            <text:p>22.730865</text:p>
          </table:table-cell>
          <table:table-cell office:value-type="float" office:value="22.315128" calcext:value-type="float">
            <text:p>22.315128</text:p>
          </table:table-cell>
          <table:table-cell office:value-type="float" office:value="22.24284" calcext:value-type="float">
            <text:p>22.24284</text:p>
          </table:table-cell>
          <table:table-cell office:value-type="float" office:value="21.972979" calcext:value-type="float">
            <text:p>21.972979</text:p>
          </table:table-cell>
          <table:table-cell table:formula="of:=[.E721]-[.F721]" office:value-type="float" office:value="0.415737" calcext:value-type="float">
            <text:p>0.415737</text:p>
          </table:table-cell>
          <table:table-cell office:value-type="float" office:value="22.730865" calcext:value-type="float">
            <text:p>22.73086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849855" calcext:value-type="float">
            <text:p>322.47849855</text:p>
          </table:table-cell>
          <table:table-cell office:value-type="float" office:value="12.28403058" calcext:value-type="float">
            <text:p>12.28403058</text:p>
          </table:table-cell>
          <table:table-cell office:value-type="float" office:value="20.151913" calcext:value-type="float">
            <text:p>20.151913</text:p>
          </table:table-cell>
          <table:table-cell office:value-type="float" office:value="19.169891" calcext:value-type="float">
            <text:p>19.169891</text:p>
          </table:table-cell>
          <table:table-cell office:value-type="float" office:value="18.873272" calcext:value-type="float">
            <text:p>18.873272</text:p>
          </table:table-cell>
          <table:table-cell office:value-type="float" office:value="18.727108" calcext:value-type="float">
            <text:p>18.727108</text:p>
          </table:table-cell>
          <table:table-cell office:value-type="float" office:value="18.628456" calcext:value-type="float">
            <text:p>18.628456</text:p>
          </table:table-cell>
          <table:table-cell table:formula="of:=[.E722]-[.F722]" office:value-type="float" office:value="0.296619" calcext:value-type="float">
            <text:p>0.296619</text:p>
          </table:table-cell>
          <table:table-cell office:value-type="float" office:value="19.169891" calcext:value-type="float">
            <text:p>19.169891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170722" calcext:value-type="float">
            <text:p>322.48170722</text:p>
          </table:table-cell>
          <table:table-cell office:value-type="float" office:value="12.28510987" calcext:value-type="float">
            <text:p>12.28510987</text:p>
          </table:table-cell>
          <table:table-cell office:value-type="float" office:value="20.700714" calcext:value-type="float">
            <text:p>20.700714</text:p>
          </table:table-cell>
          <table:table-cell office:value-type="float" office:value="19.731386" calcext:value-type="float">
            <text:p>19.731386</text:p>
          </table:table-cell>
          <table:table-cell office:value-type="float" office:value="19.404232" calcext:value-type="float">
            <text:p>19.404232</text:p>
          </table:table-cell>
          <table:table-cell office:value-type="float" office:value="19.277056" calcext:value-type="float">
            <text:p>19.277056</text:p>
          </table:table-cell>
          <table:table-cell office:value-type="float" office:value="19.247278" calcext:value-type="float">
            <text:p>19.247278</text:p>
          </table:table-cell>
          <table:table-cell table:formula="of:=[.E723]-[.F723]" office:value-type="float" office:value="0.327154" calcext:value-type="float">
            <text:p>0.327154</text:p>
          </table:table-cell>
          <table:table-cell office:value-type="float" office:value="19.731386" calcext:value-type="float">
            <text:p>19.731386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016504" calcext:value-type="float">
            <text:p>322.48016504</text:p>
          </table:table-cell>
          <table:table-cell office:value-type="float" office:value="12.28426967" calcext:value-type="float">
            <text:p>12.28426967</text:p>
          </table:table-cell>
          <table:table-cell office:value-type="float" office:value="21.175373" calcext:value-type="float">
            <text:p>21.175373</text:p>
          </table:table-cell>
          <table:table-cell office:value-type="float" office:value="20.06645" calcext:value-type="float">
            <text:p>20.06645</text:p>
          </table:table-cell>
          <table:table-cell office:value-type="float" office:value="19.730392" calcext:value-type="float">
            <text:p>19.730392</text:p>
          </table:table-cell>
          <table:table-cell office:value-type="float" office:value="19.540304" calcext:value-type="float">
            <text:p>19.540304</text:p>
          </table:table-cell>
          <table:table-cell office:value-type="float" office:value="19.474686" calcext:value-type="float">
            <text:p>19.474686</text:p>
          </table:table-cell>
          <table:table-cell table:formula="of:=[.E724]-[.F724]" office:value-type="float" office:value="0.336058000000001" calcext:value-type="float">
            <text:p>0.336058000000001</text:p>
          </table:table-cell>
          <table:table-cell office:value-type="float" office:value="20.06645" calcext:value-type="float">
            <text:p>20.0664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83618" calcext:value-type="float">
            <text:p>322.4783618</text:p>
          </table:table-cell>
          <table:table-cell office:value-type="float" office:value="12.28609737" calcext:value-type="float">
            <text:p>12.28609737</text:p>
          </table:table-cell>
          <table:table-cell office:value-type="float" office:value="21.508619" calcext:value-type="float">
            <text:p>21.508619</text:p>
          </table:table-cell>
          <table:table-cell office:value-type="float" office:value="20.204424" calcext:value-type="float">
            <text:p>20.204424</text:p>
          </table:table-cell>
          <table:table-cell office:value-type="float" office:value="19.861441" calcext:value-type="float">
            <text:p>19.861441</text:p>
          </table:table-cell>
          <table:table-cell office:value-type="float" office:value="19.703032" calcext:value-type="float">
            <text:p>19.703032</text:p>
          </table:table-cell>
          <table:table-cell office:value-type="float" office:value="19.579546" calcext:value-type="float">
            <text:p>19.579546</text:p>
          </table:table-cell>
          <table:table-cell table:formula="of:=[.E725]-[.F725]" office:value-type="float" office:value="0.342983" calcext:value-type="float">
            <text:p>0.342983</text:p>
          </table:table-cell>
          <table:table-cell office:value-type="float" office:value="20.204424" calcext:value-type="float">
            <text:p>20.204424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752548" calcext:value-type="float">
            <text:p>322.47752548</text:p>
          </table:table-cell>
          <table:table-cell office:value-type="float" office:value="12.28422785" calcext:value-type="float">
            <text:p>12.28422785</text:p>
          </table:table-cell>
          <table:table-cell office:value-type="float" office:value="21.594189" calcext:value-type="float">
            <text:p>21.594189</text:p>
          </table:table-cell>
          <table:table-cell office:value-type="float" office:value="20.2607" calcext:value-type="float">
            <text:p>20.2607</text:p>
          </table:table-cell>
          <table:table-cell office:value-type="float" office:value="19.973797" calcext:value-type="float">
            <text:p>19.973797</text:p>
          </table:table-cell>
          <table:table-cell office:value-type="float" office:value="19.835213" calcext:value-type="float">
            <text:p>19.835213</text:p>
          </table:table-cell>
          <table:table-cell office:value-type="float" office:value="19.66004" calcext:value-type="float">
            <text:p>19.66004</text:p>
          </table:table-cell>
          <table:table-cell table:formula="of:=[.E726]-[.F726]" office:value-type="float" office:value="0.286902999999999" calcext:value-type="float">
            <text:p>0.286902999999999</text:p>
          </table:table-cell>
          <table:table-cell office:value-type="float" office:value="20.2607" calcext:value-type="float">
            <text:p>20.260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7929312" calcext:value-type="float">
            <text:p>322.47929312</text:p>
          </table:table-cell>
          <table:table-cell office:value-type="float" office:value="12.28443849" calcext:value-type="float">
            <text:p>12.28443849</text:p>
          </table:table-cell>
          <table:table-cell office:value-type="float" office:value="24.176552" calcext:value-type="float">
            <text:p>24.176552</text:p>
          </table:table-cell>
          <table:table-cell office:value-type="float" office:value="22.121655" calcext:value-type="float">
            <text:p>22.121655</text:p>
          </table:table-cell>
          <table:table-cell office:value-type="float" office:value="21.820601" calcext:value-type="float">
            <text:p>21.820601</text:p>
          </table:table-cell>
          <table:table-cell office:value-type="float" office:value="21.731531" calcext:value-type="float">
            <text:p>21.731531</text:p>
          </table:table-cell>
          <table:table-cell office:value-type="float" office:value="21.632946" calcext:value-type="float">
            <text:p>21.632946</text:p>
          </table:table-cell>
          <table:table-cell table:formula="of:=[.E727]-[.F727]" office:value-type="float" office:value="0.301054000000001" calcext:value-type="float">
            <text:p>0.301054000000001</text:p>
          </table:table-cell>
          <table:table-cell office:value-type="float" office:value="22.121655" calcext:value-type="float">
            <text:p>22.121655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303748" calcext:value-type="float">
            <text:p>322.48303748</text:p>
          </table:table-cell>
          <table:table-cell office:value-type="float" office:value="12.28754189" calcext:value-type="float">
            <text:p>12.28754189</text:p>
          </table:table-cell>
          <table:table-cell office:value-type="float" office:value="21.523779" calcext:value-type="float">
            <text:p>21.523779</text:p>
          </table:table-cell>
          <table:table-cell office:value-type="float" office:value="20.754066" calcext:value-type="float">
            <text:p>20.754066</text:p>
          </table:table-cell>
          <table:table-cell office:value-type="float" office:value="20.410784" calcext:value-type="float">
            <text:p>20.410784</text:p>
          </table:table-cell>
          <table:table-cell office:value-type="float" office:value="20.238379" calcext:value-type="float">
            <text:p>20.238379</text:p>
          </table:table-cell>
          <table:table-cell office:value-type="float" office:value="20.099508" calcext:value-type="float">
            <text:p>20.099508</text:p>
          </table:table-cell>
          <table:table-cell table:formula="of:=[.E728]-[.F728]" office:value-type="float" office:value="0.343282000000002" calcext:value-type="float">
            <text:p>0.343282000000002</text:p>
          </table:table-cell>
          <table:table-cell office:value-type="float" office:value="20.754066" calcext:value-type="float">
            <text:p>20.754066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2312" calcext:value-type="float">
            <text:p>322.482312</text:p>
          </table:table-cell>
          <table:table-cell office:value-type="float" office:value="12.28729592" calcext:value-type="float">
            <text:p>12.28729592</text:p>
          </table:table-cell>
          <table:table-cell office:value-type="float" office:value="25.709967" calcext:value-type="float">
            <text:p>25.709967</text:p>
          </table:table-cell>
          <table:table-cell office:value-type="float" office:value="22.987387" calcext:value-type="float">
            <text:p>22.987387</text:p>
          </table:table-cell>
          <table:table-cell office:value-type="float" office:value="22.744665" calcext:value-type="float">
            <text:p>22.744665</text:p>
          </table:table-cell>
          <table:table-cell office:value-type="float" office:value="22.154366" calcext:value-type="float">
            <text:p>22.154366</text:p>
          </table:table-cell>
          <table:table-cell office:value-type="float" office:value="21.320154" calcext:value-type="float">
            <text:p>21.320154</text:p>
          </table:table-cell>
          <table:table-cell table:formula="of:=[.E729]-[.F729]" office:value-type="float" office:value="0.242721999999997" calcext:value-type="float">
            <text:p>0.242721999999997</text:p>
          </table:table-cell>
          <table:table-cell office:value-type="float" office:value="22.987387" calcext:value-type="float">
            <text:p>22.987387</text:p>
          </table:table-cell>
          <table:table-cell table:number-columns-repeated="8"/>
        </table:table-row>
        <table:table-row table:style-name="ro1">
          <table:table-cell office:value-type="float" office:value="5.8772722354507E+017" calcext:value-type="float">
            <text:p>5.8772722354507E+017</text:p>
          </table:table-cell>
          <table:table-cell office:value-type="float" office:value="322.48936966" calcext:value-type="float">
            <text:p>322.48936966</text:p>
          </table:table-cell>
          <table:table-cell office:value-type="float" office:value="12.28495317" calcext:value-type="float">
            <text:p>12.28495317</text:p>
          </table:table-cell>
          <table:table-cell office:value-type="float" office:value="22.416939" calcext:value-type="float">
            <text:p>22.416939</text:p>
          </table:table-cell>
          <table:table-cell office:value-type="float" office:value="21.365465" calcext:value-type="float">
            <text:p>21.365465</text:p>
          </table:table-cell>
          <table:table-cell office:value-type="float" office:value="21.029865" calcext:value-type="float">
            <text:p>21.029865</text:p>
          </table:table-cell>
          <table:table-cell office:value-type="float" office:value="20.842974" calcext:value-type="float">
            <text:p>20.842974</text:p>
          </table:table-cell>
          <table:table-cell office:value-type="float" office:value="21.003294" calcext:value-type="float">
            <text:p>21.003294</text:p>
          </table:table-cell>
          <table:table-cell table:formula="of:=[.E730]-[.F730]" office:value-type="float" office:value="0.335599999999999" calcext:value-type="float">
            <text:p>0.335599999999999</text:p>
          </table:table-cell>
          <table:table-cell office:value-type="float" office:value="21.365465" calcext:value-type="float">
            <text:p>21.36546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0901505" calcext:value-type="float">
            <text:p>322.50901505</text:p>
          </table:table-cell>
          <table:table-cell office:value-type="float" office:value="12.28440651" calcext:value-type="float">
            <text:p>12.28440651</text:p>
          </table:table-cell>
          <table:table-cell office:value-type="float" office:value="22.06329" calcext:value-type="float">
            <text:p>22.06329</text:p>
          </table:table-cell>
          <table:table-cell office:value-type="float" office:value="20.849791" calcext:value-type="float">
            <text:p>20.849791</text:p>
          </table:table-cell>
          <table:table-cell office:value-type="float" office:value="20.523737" calcext:value-type="float">
            <text:p>20.523737</text:p>
          </table:table-cell>
          <table:table-cell office:value-type="float" office:value="20.32633" calcext:value-type="float">
            <text:p>20.32633</text:p>
          </table:table-cell>
          <table:table-cell office:value-type="float" office:value="20.18722" calcext:value-type="float">
            <text:p>20.18722</text:p>
          </table:table-cell>
          <table:table-cell table:formula="of:=[.E731]-[.F731]" office:value-type="float" office:value="0.326053999999999" calcext:value-type="float">
            <text:p>0.326053999999999</text:p>
          </table:table-cell>
          <table:table-cell office:value-type="float" office:value="20.849791" calcext:value-type="float">
            <text:p>20.84979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0928342" calcext:value-type="float">
            <text:p>322.50928342</text:p>
          </table:table-cell>
          <table:table-cell office:value-type="float" office:value="12.28524772" calcext:value-type="float">
            <text:p>12.28524772</text:p>
          </table:table-cell>
          <table:table-cell office:value-type="float" office:value="22.26088" calcext:value-type="float">
            <text:p>22.26088</text:p>
          </table:table-cell>
          <table:table-cell office:value-type="float" office:value="21.016275" calcext:value-type="float">
            <text:p>21.016275</text:p>
          </table:table-cell>
          <table:table-cell office:value-type="float" office:value="20.726727" calcext:value-type="float">
            <text:p>20.726727</text:p>
          </table:table-cell>
          <table:table-cell office:value-type="float" office:value="20.475845" calcext:value-type="float">
            <text:p>20.475845</text:p>
          </table:table-cell>
          <table:table-cell office:value-type="float" office:value="20.35796" calcext:value-type="float">
            <text:p>20.35796</text:p>
          </table:table-cell>
          <table:table-cell table:formula="of:=[.E732]-[.F732]" office:value-type="float" office:value="0.289548" calcext:value-type="float">
            <text:p>0.289548</text:p>
          </table:table-cell>
          <table:table-cell office:value-type="float" office:value="21.016275" calcext:value-type="float">
            <text:p>21.01627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2812" calcext:value-type="float">
            <text:p>322.512812</text:p>
          </table:table-cell>
          <table:table-cell office:value-type="float" office:value="12.2903455" calcext:value-type="float">
            <text:p>12.2903455</text:p>
          </table:table-cell>
          <table:table-cell office:value-type="float" office:value="20.522694" calcext:value-type="float">
            <text:p>20.522694</text:p>
          </table:table-cell>
          <table:table-cell office:value-type="float" office:value="19.530865" calcext:value-type="float">
            <text:p>19.530865</text:p>
          </table:table-cell>
          <table:table-cell office:value-type="float" office:value="19.262514" calcext:value-type="float">
            <text:p>19.262514</text:p>
          </table:table-cell>
          <table:table-cell office:value-type="float" office:value="19.099545" calcext:value-type="float">
            <text:p>19.099545</text:p>
          </table:table-cell>
          <table:table-cell office:value-type="float" office:value="19.131119" calcext:value-type="float">
            <text:p>19.131119</text:p>
          </table:table-cell>
          <table:table-cell table:formula="of:=[.E733]-[.F733]" office:value-type="float" office:value="0.268350999999999" calcext:value-type="float">
            <text:p>0.268350999999999</text:p>
          </table:table-cell>
          <table:table-cell office:value-type="float" office:value="19.530865" calcext:value-type="float">
            <text:p>19.53086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659873" calcext:value-type="float">
            <text:p>322.51659873</text:p>
          </table:table-cell>
          <table:table-cell office:value-type="float" office:value="12.28595422" calcext:value-type="float">
            <text:p>12.28595422</text:p>
          </table:table-cell>
          <table:table-cell office:value-type="float" office:value="20.568382" calcext:value-type="float">
            <text:p>20.568382</text:p>
          </table:table-cell>
          <table:table-cell office:value-type="float" office:value="19.567482" calcext:value-type="float">
            <text:p>19.567482</text:p>
          </table:table-cell>
          <table:table-cell office:value-type="float" office:value="19.345016" calcext:value-type="float">
            <text:p>19.345016</text:p>
          </table:table-cell>
          <table:table-cell office:value-type="float" office:value="19.254128" calcext:value-type="float">
            <text:p>19.254128</text:p>
          </table:table-cell>
          <table:table-cell office:value-type="float" office:value="19.13707" calcext:value-type="float">
            <text:p>19.13707</text:p>
          </table:table-cell>
          <table:table-cell table:formula="of:=[.E734]-[.F734]" office:value-type="float" office:value="0.222465999999997" calcext:value-type="float">
            <text:p>0.222465999999997</text:p>
          </table:table-cell>
          <table:table-cell office:value-type="float" office:value="19.567482" calcext:value-type="float">
            <text:p>19.56748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378382" calcext:value-type="float">
            <text:p>322.51378382</text:p>
          </table:table-cell>
          <table:table-cell office:value-type="float" office:value="12.28750011" calcext:value-type="float">
            <text:p>12.28750011</text:p>
          </table:table-cell>
          <table:table-cell office:value-type="float" office:value="21.150248" calcext:value-type="float">
            <text:p>21.150248</text:p>
          </table:table-cell>
          <table:table-cell office:value-type="float" office:value="20.012907" calcext:value-type="float">
            <text:p>20.012907</text:p>
          </table:table-cell>
          <table:table-cell office:value-type="float" office:value="19.758978" calcext:value-type="float">
            <text:p>19.758978</text:p>
          </table:table-cell>
          <table:table-cell office:value-type="float" office:value="19.591137" calcext:value-type="float">
            <text:p>19.591137</text:p>
          </table:table-cell>
          <table:table-cell office:value-type="float" office:value="19.585741" calcext:value-type="float">
            <text:p>19.585741</text:p>
          </table:table-cell>
          <table:table-cell table:formula="of:=[.E735]-[.F735]" office:value-type="float" office:value="0.253928999999999" calcext:value-type="float">
            <text:p>0.253928999999999</text:p>
          </table:table-cell>
          <table:table-cell office:value-type="float" office:value="20.012907" calcext:value-type="float">
            <text:p>20.012907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24817" calcext:value-type="float">
            <text:p>322.5124817</text:p>
          </table:table-cell>
          <table:table-cell office:value-type="float" office:value="12.28930931" calcext:value-type="float">
            <text:p>12.28930931</text:p>
          </table:table-cell>
          <table:table-cell office:value-type="float" office:value="21.04273" calcext:value-type="float">
            <text:p>21.04273</text:p>
          </table:table-cell>
          <table:table-cell office:value-type="float" office:value="19.917055" calcext:value-type="float">
            <text:p>19.917055</text:p>
          </table:table-cell>
          <table:table-cell office:value-type="float" office:value="19.70451" calcext:value-type="float">
            <text:p>19.70451</text:p>
          </table:table-cell>
          <table:table-cell office:value-type="float" office:value="19.505592" calcext:value-type="float">
            <text:p>19.505592</text:p>
          </table:table-cell>
          <table:table-cell office:value-type="float" office:value="19.400541" calcext:value-type="float">
            <text:p>19.400541</text:p>
          </table:table-cell>
          <table:table-cell table:formula="of:=[.E736]-[.F736]" office:value-type="float" office:value="0.212545000000002" calcext:value-type="float">
            <text:p>0.212545000000002</text:p>
          </table:table-cell>
          <table:table-cell office:value-type="float" office:value="19.917055" calcext:value-type="float">
            <text:p>19.91705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589324" calcext:value-type="float">
            <text:p>322.51589324</text:p>
          </table:table-cell>
          <table:table-cell office:value-type="float" office:value="12.28595038" calcext:value-type="float">
            <text:p>12.28595038</text:p>
          </table:table-cell>
          <table:table-cell office:value-type="float" office:value="21.421125" calcext:value-type="float">
            <text:p>21.421125</text:p>
          </table:table-cell>
          <table:table-cell office:value-type="float" office:value="20.503065" calcext:value-type="float">
            <text:p>20.503065</text:p>
          </table:table-cell>
          <table:table-cell office:value-type="float" office:value="20.117786" calcext:value-type="float">
            <text:p>20.117786</text:p>
          </table:table-cell>
          <table:table-cell office:value-type="float" office:value="20.016651" calcext:value-type="float">
            <text:p>20.016651</text:p>
          </table:table-cell>
          <table:table-cell office:value-type="float" office:value="19.943548" calcext:value-type="float">
            <text:p>19.943548</text:p>
          </table:table-cell>
          <table:table-cell table:formula="of:=[.E737]-[.F737]" office:value-type="float" office:value="0.385279000000001" calcext:value-type="float">
            <text:p>0.385279000000001</text:p>
          </table:table-cell>
          <table:table-cell office:value-type="float" office:value="20.503065" calcext:value-type="float">
            <text:p>20.50306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2000158" calcext:value-type="float">
            <text:p>322.52000158</text:p>
          </table:table-cell>
          <table:table-cell office:value-type="float" office:value="12.28592453" calcext:value-type="float">
            <text:p>12.28592453</text:p>
          </table:table-cell>
          <table:table-cell office:value-type="float" office:value="22.536837" calcext:value-type="float">
            <text:p>22.536837</text:p>
          </table:table-cell>
          <table:table-cell office:value-type="float" office:value="21.258497" calcext:value-type="float">
            <text:p>21.258497</text:p>
          </table:table-cell>
          <table:table-cell office:value-type="float" office:value="20.851112" calcext:value-type="float">
            <text:p>20.851112</text:p>
          </table:table-cell>
          <table:table-cell office:value-type="float" office:value="20.71962" calcext:value-type="float">
            <text:p>20.71962</text:p>
          </table:table-cell>
          <table:table-cell office:value-type="float" office:value="20.666386" calcext:value-type="float">
            <text:p>20.666386</text:p>
          </table:table-cell>
          <table:table-cell table:formula="of:=[.E738]-[.F738]" office:value-type="float" office:value="0.407384999999998" calcext:value-type="float">
            <text:p>0.407384999999998</text:p>
          </table:table-cell>
          <table:table-cell office:value-type="float" office:value="21.258497" calcext:value-type="float">
            <text:p>21.258497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2176862" calcext:value-type="float">
            <text:p>322.52176862</text:p>
          </table:table-cell>
          <table:table-cell office:value-type="float" office:value="12.28537913" calcext:value-type="float">
            <text:p>12.28537913</text:p>
          </table:table-cell>
          <table:table-cell office:value-type="float" office:value="22.647112" calcext:value-type="float">
            <text:p>22.647112</text:p>
          </table:table-cell>
          <table:table-cell office:value-type="float" office:value="21.559347" calcext:value-type="float">
            <text:p>21.559347</text:p>
          </table:table-cell>
          <table:table-cell office:value-type="float" office:value="21.086336" calcext:value-type="float">
            <text:p>21.086336</text:p>
          </table:table-cell>
          <table:table-cell office:value-type="float" office:value="21.160315" calcext:value-type="float">
            <text:p>21.160315</text:p>
          </table:table-cell>
          <table:table-cell office:value-type="float" office:value="20.86001" calcext:value-type="float">
            <text:p>20.86001</text:p>
          </table:table-cell>
          <table:table-cell table:formula="of:=[.E739]-[.F739]" office:value-type="float" office:value="0.473011" calcext:value-type="float">
            <text:p>0.473011</text:p>
          </table:table-cell>
          <table:table-cell office:value-type="float" office:value="21.559347" calcext:value-type="float">
            <text:p>21.559347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415876" calcext:value-type="float">
            <text:p>322.51415876</text:p>
          </table:table-cell>
          <table:table-cell office:value-type="float" office:value="12.28926752" calcext:value-type="float">
            <text:p>12.28926752</text:p>
          </table:table-cell>
          <table:table-cell office:value-type="float" office:value="22.928419" calcext:value-type="float">
            <text:p>22.928419</text:p>
          </table:table-cell>
          <table:table-cell office:value-type="float" office:value="21.870937" calcext:value-type="float">
            <text:p>21.870937</text:p>
          </table:table-cell>
          <table:table-cell office:value-type="float" office:value="21.447536" calcext:value-type="float">
            <text:p>21.447536</text:p>
          </table:table-cell>
          <table:table-cell office:value-type="float" office:value="21.22146" calcext:value-type="float">
            <text:p>21.22146</text:p>
          </table:table-cell>
          <table:table-cell office:value-type="float" office:value="20.741003" calcext:value-type="float">
            <text:p>20.741003</text:p>
          </table:table-cell>
          <table:table-cell table:formula="of:=[.E740]-[.F740]" office:value-type="float" office:value="0.423401000000002" calcext:value-type="float">
            <text:p>0.423401000000002</text:p>
          </table:table-cell>
          <table:table-cell office:value-type="float" office:value="21.870937" calcext:value-type="float">
            <text:p>21.870937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854083" calcext:value-type="float">
            <text:p>322.51854083</text:p>
          </table:table-cell>
          <table:table-cell office:value-type="float" office:value="12.28563116" calcext:value-type="float">
            <text:p>12.28563116</text:p>
          </table:table-cell>
          <table:table-cell office:value-type="float" office:value="23.479193" calcext:value-type="float">
            <text:p>23.479193</text:p>
          </table:table-cell>
          <table:table-cell office:value-type="float" office:value="21.843218" calcext:value-type="float">
            <text:p>21.843218</text:p>
          </table:table-cell>
          <table:table-cell office:value-type="float" office:value="21.437754" calcext:value-type="float">
            <text:p>21.437754</text:p>
          </table:table-cell>
          <table:table-cell office:value-type="float" office:value="21.500525" calcext:value-type="float">
            <text:p>21.500525</text:p>
          </table:table-cell>
          <table:table-cell office:value-type="float" office:value="21.384724" calcext:value-type="float">
            <text:p>21.384724</text:p>
          </table:table-cell>
          <table:table-cell table:formula="of:=[.E741]-[.F741]" office:value-type="float" office:value="0.405464000000002" calcext:value-type="float">
            <text:p>0.405464000000002</text:p>
          </table:table-cell>
          <table:table-cell office:value-type="float" office:value="21.843218" calcext:value-type="float">
            <text:p>21.84321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229768" calcext:value-type="float">
            <text:p>322.5229768</text:p>
          </table:table-cell>
          <table:table-cell office:value-type="float" office:value="12.2872184" calcext:value-type="float">
            <text:p>12.2872184</text:p>
          </table:table-cell>
          <table:table-cell office:value-type="float" office:value="24.994385" calcext:value-type="float">
            <text:p>24.994385</text:p>
          </table:table-cell>
          <table:table-cell office:value-type="float" office:value="22.02478" calcext:value-type="float">
            <text:p>22.02478</text:p>
          </table:table-cell>
          <table:table-cell office:value-type="float" office:value="21.516228" calcext:value-type="float">
            <text:p>21.516228</text:p>
          </table:table-cell>
          <table:table-cell office:value-type="float" office:value="21.633011" calcext:value-type="float">
            <text:p>21.633011</text:p>
          </table:table-cell>
          <table:table-cell office:value-type="float" office:value="21.05068" calcext:value-type="float">
            <text:p>21.05068</text:p>
          </table:table-cell>
          <table:table-cell table:formula="of:=[.E742]-[.F742]" office:value-type="float" office:value="0.508551999999998" calcext:value-type="float">
            <text:p>0.508551999999998</text:p>
          </table:table-cell>
          <table:table-cell office:value-type="float" office:value="22.02478" calcext:value-type="float">
            <text:p>22.0247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477957" calcext:value-type="float">
            <text:p>322.51477957</text:p>
          </table:table-cell>
          <table:table-cell office:value-type="float" office:value="12.28631192" calcext:value-type="float">
            <text:p>12.28631192</text:p>
          </table:table-cell>
          <table:table-cell office:value-type="float" office:value="24.533689" calcext:value-type="float">
            <text:p>24.533689</text:p>
          </table:table-cell>
          <table:table-cell office:value-type="float" office:value="22.390709" calcext:value-type="float">
            <text:p>22.390709</text:p>
          </table:table-cell>
          <table:table-cell office:value-type="float" office:value="21.717529" calcext:value-type="float">
            <text:p>21.717529</text:p>
          </table:table-cell>
          <table:table-cell office:value-type="float" office:value="21.71085" calcext:value-type="float">
            <text:p>21.71085</text:p>
          </table:table-cell>
          <table:table-cell office:value-type="float" office:value="21.207619" calcext:value-type="float">
            <text:p>21.207619</text:p>
          </table:table-cell>
          <table:table-cell table:formula="of:=[.E743]-[.F743]" office:value-type="float" office:value="0.673180000000002" calcext:value-type="float">
            <text:p>0.673180000000002</text:p>
          </table:table-cell>
          <table:table-cell office:value-type="float" office:value="22.390709" calcext:value-type="float">
            <text:p>22.390709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308878" calcext:value-type="float">
            <text:p>322.51308878</text:p>
          </table:table-cell>
          <table:table-cell office:value-type="float" office:value="12.32182143" calcext:value-type="float">
            <text:p>12.32182143</text:p>
          </table:table-cell>
          <table:table-cell office:value-type="float" office:value="21.778494" calcext:value-type="float">
            <text:p>21.778494</text:p>
          </table:table-cell>
          <table:table-cell office:value-type="float" office:value="20.924471" calcext:value-type="float">
            <text:p>20.924471</text:p>
          </table:table-cell>
          <table:table-cell office:value-type="float" office:value="20.524193" calcext:value-type="float">
            <text:p>20.524193</text:p>
          </table:table-cell>
          <table:table-cell office:value-type="float" office:value="20.352137" calcext:value-type="float">
            <text:p>20.352137</text:p>
          </table:table-cell>
          <table:table-cell office:value-type="float" office:value="20.304501" calcext:value-type="float">
            <text:p>20.304501</text:p>
          </table:table-cell>
          <table:table-cell table:formula="of:=[.E744]-[.F744]" office:value-type="float" office:value="0.400278" calcext:value-type="float">
            <text:p>0.400278</text:p>
          </table:table-cell>
          <table:table-cell office:value-type="float" office:value="20.924471" calcext:value-type="float">
            <text:p>20.92447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2415882" calcext:value-type="float">
            <text:p>322.52415882</text:p>
          </table:table-cell>
          <table:table-cell office:value-type="float" office:value="12.28435542" calcext:value-type="float">
            <text:p>12.28435542</text:p>
          </table:table-cell>
          <table:table-cell office:value-type="float" office:value="22.197836" calcext:value-type="float">
            <text:p>22.197836</text:p>
          </table:table-cell>
          <table:table-cell office:value-type="float" office:value="20.916632" calcext:value-type="float">
            <text:p>20.916632</text:p>
          </table:table-cell>
          <table:table-cell office:value-type="float" office:value="20.55242" calcext:value-type="float">
            <text:p>20.55242</text:p>
          </table:table-cell>
          <table:table-cell office:value-type="float" office:value="20.470049" calcext:value-type="float">
            <text:p>20.470049</text:p>
          </table:table-cell>
          <table:table-cell office:value-type="float" office:value="20.450102" calcext:value-type="float">
            <text:p>20.450102</text:p>
          </table:table-cell>
          <table:table-cell table:formula="of:=[.E745]-[.F745]" office:value-type="float" office:value="0.364211999999998" calcext:value-type="float">
            <text:p>0.364211999999998</text:p>
          </table:table-cell>
          <table:table-cell office:value-type="float" office:value="20.916632" calcext:value-type="float">
            <text:p>20.91663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2616805" calcext:value-type="float">
            <text:p>322.52616805</text:p>
          </table:table-cell>
          <table:table-cell office:value-type="float" office:value="12.32154006" calcext:value-type="float">
            <text:p>12.32154006</text:p>
          </table:table-cell>
          <table:table-cell office:value-type="float" office:value="21.26214" calcext:value-type="float">
            <text:p>21.26214</text:p>
          </table:table-cell>
          <table:table-cell office:value-type="float" office:value="20.521639" calcext:value-type="float">
            <text:p>20.521639</text:p>
          </table:table-cell>
          <table:table-cell office:value-type="float" office:value="20.202002" calcext:value-type="float">
            <text:p>20.202002</text:p>
          </table:table-cell>
          <table:table-cell office:value-type="float" office:value="20.040709" calcext:value-type="float">
            <text:p>20.040709</text:p>
          </table:table-cell>
          <table:table-cell office:value-type="float" office:value="19.913439" calcext:value-type="float">
            <text:p>19.913439</text:p>
          </table:table-cell>
          <table:table-cell table:formula="of:=[.E746]-[.F746]" office:value-type="float" office:value="0.319637" calcext:value-type="float">
            <text:p>0.319637</text:p>
          </table:table-cell>
          <table:table-cell office:value-type="float" office:value="20.521639" calcext:value-type="float">
            <text:p>20.521639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266253" calcext:value-type="float">
            <text:p>322.55266253</text:p>
          </table:table-cell>
          <table:table-cell office:value-type="float" office:value="12.2703056" calcext:value-type="float">
            <text:p>12.2703056</text:p>
          </table:table-cell>
          <table:table-cell office:value-type="float" office:value="21.622961" calcext:value-type="float">
            <text:p>21.622961</text:p>
          </table:table-cell>
          <table:table-cell office:value-type="float" office:value="20.300962" calcext:value-type="float">
            <text:p>20.300962</text:p>
          </table:table-cell>
          <table:table-cell office:value-type="float" office:value="19.987219" calcext:value-type="float">
            <text:p>19.987219</text:p>
          </table:table-cell>
          <table:table-cell office:value-type="float" office:value="19.98082" calcext:value-type="float">
            <text:p>19.98082</text:p>
          </table:table-cell>
          <table:table-cell office:value-type="float" office:value="19.980211" calcext:value-type="float">
            <text:p>19.980211</text:p>
          </table:table-cell>
          <table:table-cell table:formula="of:=[.E747]-[.F747]" office:value-type="float" office:value="0.313742999999999" calcext:value-type="float">
            <text:p>0.313742999999999</text:p>
          </table:table-cell>
          <table:table-cell office:value-type="float" office:value="20.300962" calcext:value-type="float">
            <text:p>20.30096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342912" calcext:value-type="float">
            <text:p>322.55342912</text:p>
          </table:table-cell>
          <table:table-cell office:value-type="float" office:value="12.26957675" calcext:value-type="float">
            <text:p>12.26957675</text:p>
          </table:table-cell>
          <table:table-cell office:value-type="float" office:value="25.86529" calcext:value-type="float">
            <text:p>25.86529</text:p>
          </table:table-cell>
          <table:table-cell office:value-type="float" office:value="22.55398" calcext:value-type="float">
            <text:p>22.55398</text:p>
          </table:table-cell>
          <table:table-cell office:value-type="float" office:value="22.099045" calcext:value-type="float">
            <text:p>22.099045</text:p>
          </table:table-cell>
          <table:table-cell office:value-type="float" office:value="21.925589" calcext:value-type="float">
            <text:p>21.925589</text:p>
          </table:table-cell>
          <table:table-cell office:value-type="float" office:value="21.923101" calcext:value-type="float">
            <text:p>21.923101</text:p>
          </table:table-cell>
          <table:table-cell table:formula="of:=[.E748]-[.F748]" office:value-type="float" office:value="0.454934999999999" calcext:value-type="float">
            <text:p>0.454934999999999</text:p>
          </table:table-cell>
          <table:table-cell office:value-type="float" office:value="22.55398" calcext:value-type="float">
            <text:p>22.5539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4641287" calcext:value-type="float">
            <text:p>322.54641287</text:p>
          </table:table-cell>
          <table:table-cell office:value-type="float" office:value="12.31528352" calcext:value-type="float">
            <text:p>12.31528352</text:p>
          </table:table-cell>
          <table:table-cell office:value-type="float" office:value="21.540672" calcext:value-type="float">
            <text:p>21.540672</text:p>
          </table:table-cell>
          <table:table-cell office:value-type="float" office:value="20.711428" calcext:value-type="float">
            <text:p>20.711428</text:p>
          </table:table-cell>
          <table:table-cell office:value-type="float" office:value="20.362316" calcext:value-type="float">
            <text:p>20.362316</text:p>
          </table:table-cell>
          <table:table-cell office:value-type="float" office:value="20.185614" calcext:value-type="float">
            <text:p>20.185614</text:p>
          </table:table-cell>
          <table:table-cell office:value-type="float" office:value="20.087715" calcext:value-type="float">
            <text:p>20.087715</text:p>
          </table:table-cell>
          <table:table-cell table:formula="of:=[.E749]-[.F749]" office:value-type="float" office:value="0.349112000000002" calcext:value-type="float">
            <text:p>0.349112000000002</text:p>
          </table:table-cell>
          <table:table-cell office:value-type="float" office:value="20.711428" calcext:value-type="float">
            <text:p>20.71142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4847358" calcext:value-type="float">
            <text:p>322.54847358</text:p>
          </table:table-cell>
          <table:table-cell office:value-type="float" office:value="12.31507545" calcext:value-type="float">
            <text:p>12.31507545</text:p>
          </table:table-cell>
          <table:table-cell office:value-type="float" office:value="23.201099" calcext:value-type="float">
            <text:p>23.201099</text:p>
          </table:table-cell>
          <table:table-cell office:value-type="float" office:value="21.475945" calcext:value-type="float">
            <text:p>21.475945</text:p>
          </table:table-cell>
          <table:table-cell office:value-type="float" office:value="20.952913" calcext:value-type="float">
            <text:p>20.952913</text:p>
          </table:table-cell>
          <table:table-cell office:value-type="float" office:value="20.784441" calcext:value-type="float">
            <text:p>20.784441</text:p>
          </table:table-cell>
          <table:table-cell office:value-type="float" office:value="20.534626" calcext:value-type="float">
            <text:p>20.534626</text:p>
          </table:table-cell>
          <table:table-cell table:formula="of:=[.E750]-[.F750]" office:value-type="float" office:value="0.523032000000001" calcext:value-type="float">
            <text:p>0.523032000000001</text:p>
          </table:table-cell>
          <table:table-cell office:value-type="float" office:value="21.475945" calcext:value-type="float">
            <text:p>21.47594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5151858" calcext:value-type="float">
            <text:p>322.55151858</text:p>
          </table:table-cell>
          <table:table-cell office:value-type="float" office:value="12.31272494" calcext:value-type="float">
            <text:p>12.31272494</text:p>
          </table:table-cell>
          <table:table-cell office:value-type="float" office:value="21.194176" calcext:value-type="float">
            <text:p>21.194176</text:p>
          </table:table-cell>
          <table:table-cell office:value-type="float" office:value="20.129709" calcext:value-type="float">
            <text:p>20.129709</text:p>
          </table:table-cell>
          <table:table-cell office:value-type="float" office:value="19.828852" calcext:value-type="float">
            <text:p>19.828852</text:p>
          </table:table-cell>
          <table:table-cell office:value-type="float" office:value="19.644077" calcext:value-type="float">
            <text:p>19.644077</text:p>
          </table:table-cell>
          <table:table-cell office:value-type="float" office:value="19.611452" calcext:value-type="float">
            <text:p>19.611452</text:p>
          </table:table-cell>
          <table:table-cell table:formula="of:=[.E751]-[.F751]" office:value-type="float" office:value="0.300856999999997" calcext:value-type="float">
            <text:p>0.300856999999997</text:p>
          </table:table-cell>
          <table:table-cell office:value-type="float" office:value="20.129709" calcext:value-type="float">
            <text:p>20.129709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15601" calcext:value-type="float">
            <text:p>322.5615601</text:p>
          </table:table-cell>
          <table:table-cell office:value-type="float" office:value="12.26478669" calcext:value-type="float">
            <text:p>12.26478669</text:p>
          </table:table-cell>
          <table:table-cell office:value-type="float" office:value="21.100584" calcext:value-type="float">
            <text:p>21.100584</text:p>
          </table:table-cell>
          <table:table-cell office:value-type="float" office:value="20.407404" calcext:value-type="float">
            <text:p>20.407404</text:p>
          </table:table-cell>
          <table:table-cell office:value-type="float" office:value="20.047497" calcext:value-type="float">
            <text:p>20.047497</text:p>
          </table:table-cell>
          <table:table-cell office:value-type="float" office:value="19.815191" calcext:value-type="float">
            <text:p>19.815191</text:p>
          </table:table-cell>
          <table:table-cell office:value-type="float" office:value="19.904041" calcext:value-type="float">
            <text:p>19.904041</text:p>
          </table:table-cell>
          <table:table-cell table:formula="of:=[.E752]-[.F752]" office:value-type="float" office:value="0.359907" calcext:value-type="float">
            <text:p>0.359907</text:p>
          </table:table-cell>
          <table:table-cell office:value-type="float" office:value="20.407404" calcext:value-type="float">
            <text:p>20.40740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352587" calcext:value-type="float">
            <text:p>322.56352587</text:p>
          </table:table-cell>
          <table:table-cell office:value-type="float" office:value="12.26665127" calcext:value-type="float">
            <text:p>12.26665127</text:p>
          </table:table-cell>
          <table:table-cell office:value-type="float" office:value="21.663179" calcext:value-type="float">
            <text:p>21.663179</text:p>
          </table:table-cell>
          <table:table-cell office:value-type="float" office:value="20.960924" calcext:value-type="float">
            <text:p>20.960924</text:p>
          </table:table-cell>
          <table:table-cell office:value-type="float" office:value="20.581949" calcext:value-type="float">
            <text:p>20.581949</text:p>
          </table:table-cell>
          <table:table-cell office:value-type="float" office:value="20.511" calcext:value-type="float">
            <text:p>20.511</text:p>
          </table:table-cell>
          <table:table-cell office:value-type="float" office:value="20.341173" calcext:value-type="float">
            <text:p>20.341173</text:p>
          </table:table-cell>
          <table:table-cell table:formula="of:=[.E753]-[.F753]" office:value-type="float" office:value="0.378974999999997" calcext:value-type="float">
            <text:p>0.378974999999997</text:p>
          </table:table-cell>
          <table:table-cell office:value-type="float" office:value="20.960924" calcext:value-type="float">
            <text:p>20.96092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291725" calcext:value-type="float">
            <text:p>322.56291725</text:p>
          </table:table-cell>
          <table:table-cell office:value-type="float" office:value="12.26547962" calcext:value-type="float">
            <text:p>12.26547962</text:p>
          </table:table-cell>
          <table:table-cell office:value-type="float" office:value="22.520887" calcext:value-type="float">
            <text:p>22.520887</text:p>
          </table:table-cell>
          <table:table-cell office:value-type="float" office:value="21.444281" calcext:value-type="float">
            <text:p>21.444281</text:p>
          </table:table-cell>
          <table:table-cell office:value-type="float" office:value="21.110535" calcext:value-type="float">
            <text:p>21.110535</text:p>
          </table:table-cell>
          <table:table-cell office:value-type="float" office:value="20.912424" calcext:value-type="float">
            <text:p>20.912424</text:p>
          </table:table-cell>
          <table:table-cell office:value-type="float" office:value="20.495275" calcext:value-type="float">
            <text:p>20.495275</text:p>
          </table:table-cell>
          <table:table-cell table:formula="of:=[.E754]-[.F754]" office:value-type="float" office:value="0.333746000000001" calcext:value-type="float">
            <text:p>0.333746000000001</text:p>
          </table:table-cell>
          <table:table-cell office:value-type="float" office:value="21.444281" calcext:value-type="float">
            <text:p>21.44428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200892" calcext:value-type="float">
            <text:p>322.56200892</text:p>
          </table:table-cell>
          <table:table-cell office:value-type="float" office:value="12.26586331" calcext:value-type="float">
            <text:p>12.26586331</text:p>
          </table:table-cell>
          <table:table-cell office:value-type="float" office:value="22.719561" calcext:value-type="float">
            <text:p>22.719561</text:p>
          </table:table-cell>
          <table:table-cell office:value-type="float" office:value="22.4251" calcext:value-type="float">
            <text:p>22.4251</text:p>
          </table:table-cell>
          <table:table-cell office:value-type="float" office:value="21.188828" calcext:value-type="float">
            <text:p>21.188828</text:p>
          </table:table-cell>
          <table:table-cell office:value-type="float" office:value="20.525196" calcext:value-type="float">
            <text:p>20.525196</text:p>
          </table:table-cell>
          <table:table-cell office:value-type="float" office:value="20.154217" calcext:value-type="float">
            <text:p>20.154217</text:p>
          </table:table-cell>
          <table:table-cell table:formula="of:=[.E755]-[.F755]" office:value-type="float" office:value="1.236272" calcext:value-type="float">
            <text:p>1.236272</text:p>
          </table:table-cell>
          <table:table-cell office:value-type="float" office:value="22.4251" calcext:value-type="float">
            <text:p>22.425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055166" calcext:value-type="float">
            <text:p>322.56055166</text:p>
          </table:table-cell>
          <table:table-cell office:value-type="float" office:value="12.26682437" calcext:value-type="float">
            <text:p>12.26682437</text:p>
          </table:table-cell>
          <table:table-cell office:value-type="float" office:value="22.849724" calcext:value-type="float">
            <text:p>22.849724</text:p>
          </table:table-cell>
          <table:table-cell office:value-type="float" office:value="21.566179" calcext:value-type="float">
            <text:p>21.566179</text:p>
          </table:table-cell>
          <table:table-cell office:value-type="float" office:value="21.155172" calcext:value-type="float">
            <text:p>21.155172</text:p>
          </table:table-cell>
          <table:table-cell office:value-type="float" office:value="21.086117" calcext:value-type="float">
            <text:p>21.086117</text:p>
          </table:table-cell>
          <table:table-cell office:value-type="float" office:value="20.898155" calcext:value-type="float">
            <text:p>20.898155</text:p>
          </table:table-cell>
          <table:table-cell table:formula="of:=[.E756]-[.F756]" office:value-type="float" office:value="0.411006999999998" calcext:value-type="float">
            <text:p>0.411006999999998</text:p>
          </table:table-cell>
          <table:table-cell office:value-type="float" office:value="21.566179" calcext:value-type="float">
            <text:p>21.566179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026757" calcext:value-type="float">
            <text:p>322.56026757</text:p>
          </table:table-cell>
          <table:table-cell office:value-type="float" office:value="12.26499027" calcext:value-type="float">
            <text:p>12.26499027</text:p>
          </table:table-cell>
          <table:table-cell office:value-type="float" office:value="23.151514" calcext:value-type="float">
            <text:p>23.151514</text:p>
          </table:table-cell>
          <table:table-cell office:value-type="float" office:value="22.35391" calcext:value-type="float">
            <text:p>22.35391</text:p>
          </table:table-cell>
          <table:table-cell office:value-type="float" office:value="22.215332" calcext:value-type="float">
            <text:p>22.215332</text:p>
          </table:table-cell>
          <table:table-cell office:value-type="float" office:value="21.609734" calcext:value-type="float">
            <text:p>21.609734</text:p>
          </table:table-cell>
          <table:table-cell office:value-type="float" office:value="22.099155" calcext:value-type="float">
            <text:p>22.099155</text:p>
          </table:table-cell>
          <table:table-cell table:formula="of:=[.E757]-[.F757]" office:value-type="float" office:value="0.138577999999999" calcext:value-type="float">
            <text:p>0.138577999999999</text:p>
          </table:table-cell>
          <table:table-cell office:value-type="float" office:value="22.35391" calcext:value-type="float">
            <text:p>22.3539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687886" calcext:value-type="float">
            <text:p>322.56687886</text:p>
          </table:table-cell>
          <table:table-cell office:value-type="float" office:value="12.2609018" calcext:value-type="float">
            <text:p>12.2609018</text:p>
          </table:table-cell>
          <table:table-cell office:value-type="float" office:value="22.335705" calcext:value-type="float">
            <text:p>22.335705</text:p>
          </table:table-cell>
          <table:table-cell office:value-type="float" office:value="21.693659" calcext:value-type="float">
            <text:p>21.693659</text:p>
          </table:table-cell>
          <table:table-cell office:value-type="float" office:value="20.984083" calcext:value-type="float">
            <text:p>20.984083</text:p>
          </table:table-cell>
          <table:table-cell office:value-type="float" office:value="20.693342" calcext:value-type="float">
            <text:p>20.693342</text:p>
          </table:table-cell>
          <table:table-cell office:value-type="float" office:value="20.942884" calcext:value-type="float">
            <text:p>20.942884</text:p>
          </table:table-cell>
          <table:table-cell table:formula="of:=[.E758]-[.F758]" office:value-type="float" office:value="0.709576000000002" calcext:value-type="float">
            <text:p>0.709576000000002</text:p>
          </table:table-cell>
          <table:table-cell office:value-type="float" office:value="21.693659" calcext:value-type="float">
            <text:p>21.693659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735241" calcext:value-type="float">
            <text:p>322.56735241</text:p>
          </table:table-cell>
          <table:table-cell office:value-type="float" office:value="12.26553502" calcext:value-type="float">
            <text:p>12.26553502</text:p>
          </table:table-cell>
          <table:table-cell office:value-type="float" office:value="20.060986" calcext:value-type="float">
            <text:p>20.060986</text:p>
          </table:table-cell>
          <table:table-cell office:value-type="float" office:value="17.838856" calcext:value-type="float">
            <text:p>17.838856</text:p>
          </table:table-cell>
          <table:table-cell office:value-type="float" office:value="16.895214" calcext:value-type="float">
            <text:p>16.895214</text:p>
          </table:table-cell>
          <table:table-cell office:value-type="float" office:value="16.512854" calcext:value-type="float">
            <text:p>16.512854</text:p>
          </table:table-cell>
          <table:table-cell office:value-type="float" office:value="16.262495" calcext:value-type="float">
            <text:p>16.262495</text:p>
          </table:table-cell>
          <table:table-cell table:formula="of:=[.E759]-[.F759]" office:value-type="float" office:value="0.943642000000001" calcext:value-type="float">
            <text:p>0.943642000000001</text:p>
          </table:table-cell>
          <table:table-cell office:value-type="float" office:value="17.838856" calcext:value-type="float">
            <text:p>17.83885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929354" calcext:value-type="float">
            <text:p>322.56929354</text:p>
          </table:table-cell>
          <table:table-cell office:value-type="float" office:value="12.26188032" calcext:value-type="float">
            <text:p>12.26188032</text:p>
          </table:table-cell>
          <table:table-cell office:value-type="float" office:value="22.363989" calcext:value-type="float">
            <text:p>22.363989</text:p>
          </table:table-cell>
          <table:table-cell office:value-type="float" office:value="21.020525" calcext:value-type="float">
            <text:p>21.020525</text:p>
          </table:table-cell>
          <table:table-cell office:value-type="float" office:value="20.720085" calcext:value-type="float">
            <text:p>20.720085</text:p>
          </table:table-cell>
          <table:table-cell office:value-type="float" office:value="20.44644" calcext:value-type="float">
            <text:p>20.44644</text:p>
          </table:table-cell>
          <table:table-cell office:value-type="float" office:value="20.279428" calcext:value-type="float">
            <text:p>20.279428</text:p>
          </table:table-cell>
          <table:table-cell table:formula="of:=[.E760]-[.F760]" office:value-type="float" office:value="0.300439999999998" calcext:value-type="float">
            <text:p>0.300439999999998</text:p>
          </table:table-cell>
          <table:table-cell office:value-type="float" office:value="21.020525" calcext:value-type="float">
            <text:p>21.02052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905365" calcext:value-type="float">
            <text:p>322.56905365</text:p>
          </table:table-cell>
          <table:table-cell office:value-type="float" office:value="12.25985289" calcext:value-type="float">
            <text:p>12.25985289</text:p>
          </table:table-cell>
          <table:table-cell office:value-type="float" office:value="22.99011" calcext:value-type="float">
            <text:p>22.99011</text:p>
          </table:table-cell>
          <table:table-cell office:value-type="float" office:value="21.176004" calcext:value-type="float">
            <text:p>21.176004</text:p>
          </table:table-cell>
          <table:table-cell office:value-type="float" office:value="20.838455" calcext:value-type="float">
            <text:p>20.838455</text:p>
          </table:table-cell>
          <table:table-cell office:value-type="float" office:value="20.708101" calcext:value-type="float">
            <text:p>20.708101</text:p>
          </table:table-cell>
          <table:table-cell office:value-type="float" office:value="20.289879" calcext:value-type="float">
            <text:p>20.289879</text:p>
          </table:table-cell>
          <table:table-cell table:formula="of:=[.E761]-[.F761]" office:value-type="float" office:value="0.337548999999999" calcext:value-type="float">
            <text:p>0.337548999999999</text:p>
          </table:table-cell>
          <table:table-cell office:value-type="float" office:value="21.176004" calcext:value-type="float">
            <text:p>21.17600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872605" calcext:value-type="float">
            <text:p>322.56872605</text:p>
          </table:table-cell>
          <table:table-cell office:value-type="float" office:value="12.26363166" calcext:value-type="float">
            <text:p>12.26363166</text:p>
          </table:table-cell>
          <table:table-cell office:value-type="float" office:value="22.739193" calcext:value-type="float">
            <text:p>22.739193</text:p>
          </table:table-cell>
          <table:table-cell office:value-type="float" office:value="21.593895" calcext:value-type="float">
            <text:p>21.593895</text:p>
          </table:table-cell>
          <table:table-cell office:value-type="float" office:value="21.258923" calcext:value-type="float">
            <text:p>21.258923</text:p>
          </table:table-cell>
          <table:table-cell office:value-type="float" office:value="21.02099" calcext:value-type="float">
            <text:p>21.02099</text:p>
          </table:table-cell>
          <table:table-cell office:value-type="float" office:value="21.076811" calcext:value-type="float">
            <text:p>21.076811</text:p>
          </table:table-cell>
          <table:table-cell table:formula="of:=[.E762]-[.F762]" office:value-type="float" office:value="0.334972" calcext:value-type="float">
            <text:p>0.334972</text:p>
          </table:table-cell>
          <table:table-cell office:value-type="float" office:value="21.593895" calcext:value-type="float">
            <text:p>21.59389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7100351" calcext:value-type="float">
            <text:p>322.57100351</text:p>
          </table:table-cell>
          <table:table-cell office:value-type="float" office:value="12.26284404" calcext:value-type="float">
            <text:p>12.26284404</text:p>
          </table:table-cell>
          <table:table-cell office:value-type="float" office:value="22.57016" calcext:value-type="float">
            <text:p>22.57016</text:p>
          </table:table-cell>
          <table:table-cell office:value-type="float" office:value="21.790522" calcext:value-type="float">
            <text:p>21.790522</text:p>
          </table:table-cell>
          <table:table-cell office:value-type="float" office:value="21.331305" calcext:value-type="float">
            <text:p>21.331305</text:p>
          </table:table-cell>
          <table:table-cell office:value-type="float" office:value="21.035089" calcext:value-type="float">
            <text:p>21.035089</text:p>
          </table:table-cell>
          <table:table-cell office:value-type="float" office:value="21.060144" calcext:value-type="float">
            <text:p>21.060144</text:p>
          </table:table-cell>
          <table:table-cell table:formula="of:=[.E763]-[.F763]" office:value-type="float" office:value="0.459216999999999" calcext:value-type="float">
            <text:p>0.459216999999999</text:p>
          </table:table-cell>
          <table:table-cell office:value-type="float" office:value="21.790522" calcext:value-type="float">
            <text:p>21.79052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96632" calcext:value-type="float">
            <text:p>322.5696632</text:p>
          </table:table-cell>
          <table:table-cell office:value-type="float" office:value="12.26036042" calcext:value-type="float">
            <text:p>12.26036042</text:p>
          </table:table-cell>
          <table:table-cell office:value-type="float" office:value="22.502642" calcext:value-type="float">
            <text:p>22.502642</text:p>
          </table:table-cell>
          <table:table-cell office:value-type="float" office:value="21.791826" calcext:value-type="float">
            <text:p>21.791826</text:p>
          </table:table-cell>
          <table:table-cell office:value-type="float" office:value="21.323301" calcext:value-type="float">
            <text:p>21.323301</text:p>
          </table:table-cell>
          <table:table-cell office:value-type="float" office:value="21.075369" calcext:value-type="float">
            <text:p>21.075369</text:p>
          </table:table-cell>
          <table:table-cell office:value-type="float" office:value="21.133303" calcext:value-type="float">
            <text:p>21.133303</text:p>
          </table:table-cell>
          <table:table-cell table:formula="of:=[.E764]-[.F764]" office:value-type="float" office:value="0.468525" calcext:value-type="float">
            <text:p>0.468525</text:p>
          </table:table-cell>
          <table:table-cell office:value-type="float" office:value="21.791826" calcext:value-type="float">
            <text:p>21.79182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834786" calcext:value-type="float">
            <text:p>322.56834786</text:p>
          </table:table-cell>
          <table:table-cell office:value-type="float" office:value="12.2650341" calcext:value-type="float">
            <text:p>12.2650341</text:p>
          </table:table-cell>
          <table:table-cell office:value-type="float" office:value="25.417843" calcext:value-type="float">
            <text:p>25.417843</text:p>
          </table:table-cell>
          <table:table-cell office:value-type="float" office:value="22.551174" calcext:value-type="float">
            <text:p>22.551174</text:p>
          </table:table-cell>
          <table:table-cell office:value-type="float" office:value="21.993013" calcext:value-type="float">
            <text:p>21.993013</text:p>
          </table:table-cell>
          <table:table-cell office:value-type="float" office:value="22.092548" calcext:value-type="float">
            <text:p>22.092548</text:p>
          </table:table-cell>
          <table:table-cell office:value-type="float" office:value="21.459675" calcext:value-type="float">
            <text:p>21.459675</text:p>
          </table:table-cell>
          <table:table-cell table:formula="of:=[.E765]-[.F765]" office:value-type="float" office:value="0.558160999999998" calcext:value-type="float">
            <text:p>0.558160999999998</text:p>
          </table:table-cell>
          <table:table-cell office:value-type="float" office:value="22.551174" calcext:value-type="float">
            <text:p>22.55117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7025421" calcext:value-type="float">
            <text:p>322.57025421</text:p>
          </table:table-cell>
          <table:table-cell office:value-type="float" office:value="12.26230099" calcext:value-type="float">
            <text:p>12.26230099</text:p>
          </table:table-cell>
          <table:table-cell office:value-type="float" office:value="23.233068" calcext:value-type="float">
            <text:p>23.233068</text:p>
          </table:table-cell>
          <table:table-cell office:value-type="float" office:value="22.270411" calcext:value-type="float">
            <text:p>22.270411</text:p>
          </table:table-cell>
          <table:table-cell office:value-type="float" office:value="21.875679" calcext:value-type="float">
            <text:p>21.875679</text:p>
          </table:table-cell>
          <table:table-cell office:value-type="float" office:value="21.717316" calcext:value-type="float">
            <text:p>21.717316</text:p>
          </table:table-cell>
          <table:table-cell office:value-type="float" office:value="21.342896" calcext:value-type="float">
            <text:p>21.342896</text:p>
          </table:table-cell>
          <table:table-cell table:formula="of:=[.E766]-[.F766]" office:value-type="float" office:value="0.394731999999998" calcext:value-type="float">
            <text:p>0.394731999999998</text:p>
          </table:table-cell>
          <table:table-cell office:value-type="float" office:value="22.270411" calcext:value-type="float">
            <text:p>22.27041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6793677" calcext:value-type="float">
            <text:p>322.56793677</text:p>
          </table:table-cell>
          <table:table-cell office:value-type="float" office:value="12.26266534" calcext:value-type="float">
            <text:p>12.26266534</text:p>
          </table:table-cell>
          <table:table-cell office:value-type="float" office:value="22.825018" calcext:value-type="float">
            <text:p>22.825018</text:p>
          </table:table-cell>
          <table:table-cell office:value-type="float" office:value="22.610144" calcext:value-type="float">
            <text:p>22.610144</text:p>
          </table:table-cell>
          <table:table-cell office:value-type="float" office:value="22.084782" calcext:value-type="float">
            <text:p>22.084782</text:p>
          </table:table-cell>
          <table:table-cell office:value-type="float" office:value="21.640549" calcext:value-type="float">
            <text:p>21.640549</text:p>
          </table:table-cell>
          <table:table-cell office:value-type="float" office:value="21.412485" calcext:value-type="float">
            <text:p>21.412485</text:p>
          </table:table-cell>
          <table:table-cell table:formula="of:=[.E767]-[.F767]" office:value-type="float" office:value="0.525361999999998" calcext:value-type="float">
            <text:p>0.525361999999998</text:p>
          </table:table-cell>
          <table:table-cell office:value-type="float" office:value="22.610144" calcext:value-type="float">
            <text:p>22.61014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7403919" calcext:value-type="float">
            <text:p>322.57403919</text:p>
          </table:table-cell>
          <table:table-cell office:value-type="float" office:value="12.26336304" calcext:value-type="float">
            <text:p>12.26336304</text:p>
          </table:table-cell>
          <table:table-cell office:value-type="float" office:value="21.387848" calcext:value-type="float">
            <text:p>21.387848</text:p>
          </table:table-cell>
          <table:table-cell office:value-type="float" office:value="20.580786" calcext:value-type="float">
            <text:p>20.580786</text:p>
          </table:table-cell>
          <table:table-cell office:value-type="float" office:value="20.326021" calcext:value-type="float">
            <text:p>20.326021</text:p>
          </table:table-cell>
          <table:table-cell office:value-type="float" office:value="20.169777" calcext:value-type="float">
            <text:p>20.169777</text:p>
          </table:table-cell>
          <table:table-cell office:value-type="float" office:value="20.031664" calcext:value-type="float">
            <text:p>20.031664</text:p>
          </table:table-cell>
          <table:table-cell table:formula="of:=[.E768]-[.F768]" office:value-type="float" office:value="0.254764999999999" calcext:value-type="float">
            <text:p>0.254764999999999</text:p>
          </table:table-cell>
          <table:table-cell office:value-type="float" office:value="20.580786" calcext:value-type="float">
            <text:p>20.58078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789733" calcext:value-type="float">
            <text:p>322.5789733</text:p>
          </table:table-cell>
          <table:table-cell office:value-type="float" office:value="12.29927619" calcext:value-type="float">
            <text:p>12.29927619</text:p>
          </table:table-cell>
          <table:table-cell office:value-type="float" office:value="21.929342" calcext:value-type="float">
            <text:p>21.929342</text:p>
          </table:table-cell>
          <table:table-cell office:value-type="float" office:value="20.701687" calcext:value-type="float">
            <text:p>20.701687</text:p>
          </table:table-cell>
          <table:table-cell office:value-type="float" office:value="20.305428" calcext:value-type="float">
            <text:p>20.305428</text:p>
          </table:table-cell>
          <table:table-cell office:value-type="float" office:value="20.084206" calcext:value-type="float">
            <text:p>20.084206</text:p>
          </table:table-cell>
          <table:table-cell office:value-type="float" office:value="19.916149" calcext:value-type="float">
            <text:p>19.916149</text:p>
          </table:table-cell>
          <table:table-cell table:formula="of:=[.E769]-[.F769]" office:value-type="float" office:value="0.396259000000001" calcext:value-type="float">
            <text:p>0.396259000000001</text:p>
          </table:table-cell>
          <table:table-cell office:value-type="float" office:value="20.701687" calcext:value-type="float">
            <text:p>20.701687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7898563" calcext:value-type="float">
            <text:p>322.57898563</text:p>
          </table:table-cell>
          <table:table-cell office:value-type="float" office:value="12.29986434" calcext:value-type="float">
            <text:p>12.29986434</text:p>
          </table:table-cell>
          <table:table-cell office:value-type="float" office:value="24.833639" calcext:value-type="float">
            <text:p>24.833639</text:p>
          </table:table-cell>
          <table:table-cell office:value-type="float" office:value="22.487232" calcext:value-type="float">
            <text:p>22.487232</text:p>
          </table:table-cell>
          <table:table-cell office:value-type="float" office:value="21.941599" calcext:value-type="float">
            <text:p>21.941599</text:p>
          </table:table-cell>
          <table:table-cell office:value-type="float" office:value="22.378725" calcext:value-type="float">
            <text:p>22.378725</text:p>
          </table:table-cell>
          <table:table-cell office:value-type="float" office:value="22.248098" calcext:value-type="float">
            <text:p>22.248098</text:p>
          </table:table-cell>
          <table:table-cell table:formula="of:=[.E770]-[.F770]" office:value-type="float" office:value="0.545632999999999" calcext:value-type="float">
            <text:p>0.545632999999999</text:p>
          </table:table-cell>
          <table:table-cell office:value-type="float" office:value="22.487232" calcext:value-type="float">
            <text:p>22.48723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9194007" calcext:value-type="float">
            <text:p>322.59194007</text:p>
          </table:table-cell>
          <table:table-cell office:value-type="float" office:value="12.28958734" calcext:value-type="float">
            <text:p>12.28958734</text:p>
          </table:table-cell>
          <table:table-cell office:value-type="float" office:value="24.149345" calcext:value-type="float">
            <text:p>24.149345</text:p>
          </table:table-cell>
          <table:table-cell office:value-type="float" office:value="23.962948" calcext:value-type="float">
            <text:p>23.962948</text:p>
          </table:table-cell>
          <table:table-cell office:value-type="float" office:value="22.22014" calcext:value-type="float">
            <text:p>22.22014</text:p>
          </table:table-cell>
          <table:table-cell office:value-type="float" office:value="20.386242" calcext:value-type="float">
            <text:p>20.386242</text:p>
          </table:table-cell>
          <table:table-cell office:value-type="float" office:value="19.581333" calcext:value-type="float">
            <text:p>19.581333</text:p>
          </table:table-cell>
          <table:table-cell table:formula="of:=[.E771]-[.F771]" office:value-type="float" office:value="1.742808" calcext:value-type="float">
            <text:p>1.742808</text:p>
          </table:table-cell>
          <table:table-cell office:value-type="float" office:value="23.962948" calcext:value-type="float">
            <text:p>23.96294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60182969" calcext:value-type="float">
            <text:p>322.60182969</text:p>
          </table:table-cell>
          <table:table-cell office:value-type="float" office:value="12.28377988" calcext:value-type="float">
            <text:p>12.28377988</text:p>
          </table:table-cell>
          <table:table-cell office:value-type="float" office:value="22.627655" calcext:value-type="float">
            <text:p>22.627655</text:p>
          </table:table-cell>
          <table:table-cell office:value-type="float" office:value="21.847704" calcext:value-type="float">
            <text:p>21.847704</text:p>
          </table:table-cell>
          <table:table-cell office:value-type="float" office:value="21.287186" calcext:value-type="float">
            <text:p>21.287186</text:p>
          </table:table-cell>
          <table:table-cell office:value-type="float" office:value="21.123909" calcext:value-type="float">
            <text:p>21.123909</text:p>
          </table:table-cell>
          <table:table-cell office:value-type="float" office:value="21.203287" calcext:value-type="float">
            <text:p>21.203287</text:p>
          </table:table-cell>
          <table:table-cell table:formula="of:=[.E772]-[.F772]" office:value-type="float" office:value="0.560518000000002" calcext:value-type="float">
            <text:p>0.560518000000002</text:p>
          </table:table-cell>
          <table:table-cell office:value-type="float" office:value="21.847704" calcext:value-type="float">
            <text:p>21.84770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60148222" calcext:value-type="float">
            <text:p>322.60148222</text:p>
          </table:table-cell>
          <table:table-cell office:value-type="float" office:value="12.28220008" calcext:value-type="float">
            <text:p>12.28220008</text:p>
          </table:table-cell>
          <table:table-cell office:value-type="float" office:value="22.326832" calcext:value-type="float">
            <text:p>22.326832</text:p>
          </table:table-cell>
          <table:table-cell office:value-type="float" office:value="22.133205" calcext:value-type="float">
            <text:p>22.133205</text:p>
          </table:table-cell>
          <table:table-cell office:value-type="float" office:value="21.622742" calcext:value-type="float">
            <text:p>21.622742</text:p>
          </table:table-cell>
          <table:table-cell office:value-type="float" office:value="21.528694" calcext:value-type="float">
            <text:p>21.528694</text:p>
          </table:table-cell>
          <table:table-cell office:value-type="float" office:value="21.097263" calcext:value-type="float">
            <text:p>21.097263</text:p>
          </table:table-cell>
          <table:table-cell table:formula="of:=[.E773]-[.F773]" office:value-type="float" office:value="0.510463000000001" calcext:value-type="float">
            <text:p>0.510463000000001</text:p>
          </table:table-cell>
          <table:table-cell office:value-type="float" office:value="22.133205" calcext:value-type="float">
            <text:p>22.13320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6083545" calcext:value-type="float">
            <text:p>322.6083545</text:p>
          </table:table-cell>
          <table:table-cell office:value-type="float" office:value="12.27683753" calcext:value-type="float">
            <text:p>12.27683753</text:p>
          </table:table-cell>
          <table:table-cell office:value-type="float" office:value="22.452528" calcext:value-type="float">
            <text:p>22.452528</text:p>
          </table:table-cell>
          <table:table-cell office:value-type="float" office:value="20.151295" calcext:value-type="float">
            <text:p>20.151295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7.864239" calcext:value-type="float">
            <text:p>17.864239</text:p>
          </table:table-cell>
          <table:table-cell office:value-type="float" office:value="17.410805" calcext:value-type="float">
            <text:p>17.410805</text:p>
          </table:table-cell>
          <table:table-cell table:formula="of:=[.E774]-[.F774]" office:value-type="float" office:value="1.463795" calcext:value-type="float">
            <text:p>1.463795</text:p>
          </table:table-cell>
          <table:table-cell office:value-type="float" office:value="20.151295" calcext:value-type="float">
            <text:p>20.15129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61678053" calcext:value-type="float">
            <text:p>322.61678053</text:p>
          </table:table-cell>
          <table:table-cell office:value-type="float" office:value="12.26597708" calcext:value-type="float">
            <text:p>12.26597708</text:p>
          </table:table-cell>
          <table:table-cell office:value-type="float" office:value="24.102964" calcext:value-type="float">
            <text:p>24.102964</text:p>
          </table:table-cell>
          <table:table-cell office:value-type="float" office:value="20.502811" calcext:value-type="float">
            <text:p>20.502811</text:p>
          </table:table-cell>
          <table:table-cell office:value-type="float" office:value="19.035812" calcext:value-type="float">
            <text:p>19.035812</text:p>
          </table:table-cell>
          <table:table-cell office:value-type="float" office:value="18.084057" calcext:value-type="float">
            <text:p>18.084057</text:p>
          </table:table-cell>
          <table:table-cell office:value-type="float" office:value="17.534933" calcext:value-type="float">
            <text:p>17.534933</text:p>
          </table:table-cell>
          <table:table-cell table:formula="of:=[.E775]-[.F775]" office:value-type="float" office:value="1.466999" calcext:value-type="float">
            <text:p>1.466999</text:p>
          </table:table-cell>
          <table:table-cell office:value-type="float" office:value="20.502811" calcext:value-type="float">
            <text:p>20.50281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0987765" calcext:value-type="float">
            <text:p>322.50987765</text:p>
          </table:table-cell>
          <table:table-cell office:value-type="float" office:value="12.32459854" calcext:value-type="float">
            <text:p>12.32459854</text:p>
          </table:table-cell>
          <table:table-cell office:value-type="float" office:value="24.839186" calcext:value-type="float">
            <text:p>24.839186</text:p>
          </table:table-cell>
          <table:table-cell office:value-type="float" office:value="21.420555" calcext:value-type="float">
            <text:p>21.420555</text:p>
          </table:table-cell>
          <table:table-cell office:value-type="float" office:value="20.077497" calcext:value-type="float">
            <text:p>20.077497</text:p>
          </table:table-cell>
          <table:table-cell office:value-type="float" office:value="19.124613" calcext:value-type="float">
            <text:p>19.124613</text:p>
          </table:table-cell>
          <table:table-cell office:value-type="float" office:value="18.618427" calcext:value-type="float">
            <text:p>18.618427</text:p>
          </table:table-cell>
          <table:table-cell table:formula="of:=[.E776]-[.F776]" office:value-type="float" office:value="1.343058" calcext:value-type="float">
            <text:p>1.343058</text:p>
          </table:table-cell>
          <table:table-cell office:value-type="float" office:value="21.420555" calcext:value-type="float">
            <text:p>21.42055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51030981" calcext:value-type="float">
            <text:p>322.51030981</text:p>
          </table:table-cell>
          <table:table-cell office:value-type="float" office:value="12.32418198" calcext:value-type="float">
            <text:p>12.32418198</text:p>
          </table:table-cell>
          <table:table-cell office:value-type="float" office:value="22.491156" calcext:value-type="float">
            <text:p>22.491156</text:p>
          </table:table-cell>
          <table:table-cell office:value-type="float" office:value="22.354593" calcext:value-type="float">
            <text:p>22.354593</text:p>
          </table:table-cell>
          <table:table-cell office:value-type="float" office:value="21.60006" calcext:value-type="float">
            <text:p>21.60006</text:p>
          </table:table-cell>
          <table:table-cell office:value-type="float" office:value="22.005983" calcext:value-type="float">
            <text:p>22.005983</text:p>
          </table:table-cell>
          <table:table-cell office:value-type="float" office:value="22.299749" calcext:value-type="float">
            <text:p>22.299749</text:p>
          </table:table-cell>
          <table:table-cell table:formula="of:=[.E777]-[.F777]" office:value-type="float" office:value="0.754533000000002" calcext:value-type="float">
            <text:p>0.754533000000002</text:p>
          </table:table-cell>
          <table:table-cell office:value-type="float" office:value="22.354593" calcext:value-type="float">
            <text:p>22.354593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665489" calcext:value-type="float">
            <text:p>322.48665489</text:p>
          </table:table-cell>
          <table:table-cell office:value-type="float" office:value="12.29160768" calcext:value-type="float">
            <text:p>12.29160768</text:p>
          </table:table-cell>
          <table:table-cell office:value-type="float" office:value="22.520786" calcext:value-type="float">
            <text:p>22.520786</text:p>
          </table:table-cell>
          <table:table-cell office:value-type="float" office:value="21.556765" calcext:value-type="float">
            <text:p>21.556765</text:p>
          </table:table-cell>
          <table:table-cell office:value-type="float" office:value="21.243927" calcext:value-type="float">
            <text:p>21.243927</text:p>
          </table:table-cell>
          <table:table-cell office:value-type="float" office:value="20.838556" calcext:value-type="float">
            <text:p>20.838556</text:p>
          </table:table-cell>
          <table:table-cell office:value-type="float" office:value="21.758026" calcext:value-type="float">
            <text:p>21.758026</text:p>
          </table:table-cell>
          <table:table-cell table:formula="of:=[.E778]-[.F778]" office:value-type="float" office:value="0.312837999999999" calcext:value-type="float">
            <text:p>0.312837999999999</text:p>
          </table:table-cell>
          <table:table-cell office:value-type="float" office:value="21.556765" calcext:value-type="float">
            <text:p>21.556765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70082" calcext:value-type="float">
            <text:p>322.4870082</text:p>
          </table:table-cell>
          <table:table-cell office:value-type="float" office:value="12.29234648" calcext:value-type="float">
            <text:p>12.29234648</text:p>
          </table:table-cell>
          <table:table-cell office:value-type="float" office:value="24.221064" calcext:value-type="float">
            <text:p>24.221064</text:p>
          </table:table-cell>
          <table:table-cell office:value-type="float" office:value="23.476681" calcext:value-type="float">
            <text:p>23.476681</text:p>
          </table:table-cell>
          <table:table-cell office:value-type="float" office:value="22.438757" calcext:value-type="float">
            <text:p>22.438757</text:p>
          </table:table-cell>
          <table:table-cell office:value-type="float" office:value="21.637691" calcext:value-type="float">
            <text:p>21.637691</text:p>
          </table:table-cell>
          <table:table-cell office:value-type="float" office:value="20.979536" calcext:value-type="float">
            <text:p>20.979536</text:p>
          </table:table-cell>
          <table:table-cell table:formula="of:=[.E779]-[.F779]" office:value-type="float" office:value="1.037924" calcext:value-type="float">
            <text:p>1.037924</text:p>
          </table:table-cell>
          <table:table-cell office:value-type="float" office:value="23.476681" calcext:value-type="float">
            <text:p>23.47668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61412481" calcext:value-type="float">
            <text:p>322.61412481</text:p>
          </table:table-cell>
          <table:table-cell office:value-type="float" office:value="12.27240655" calcext:value-type="float">
            <text:p>12.27240655</text:p>
          </table:table-cell>
          <table:table-cell office:value-type="float" office:value="22.633215" calcext:value-type="float">
            <text:p>22.633215</text:p>
          </table:table-cell>
          <table:table-cell office:value-type="float" office:value="21.46089" calcext:value-type="float">
            <text:p>21.46089</text:p>
          </table:table-cell>
          <table:table-cell office:value-type="float" office:value="20.760708" calcext:value-type="float">
            <text:p>20.760708</text:p>
          </table:table-cell>
          <table:table-cell office:value-type="float" office:value="20.477083" calcext:value-type="float">
            <text:p>20.477083</text:p>
          </table:table-cell>
          <table:table-cell office:value-type="float" office:value="20.398613" calcext:value-type="float">
            <text:p>20.398613</text:p>
          </table:table-cell>
          <table:table-cell table:formula="of:=[.E780]-[.F780]" office:value-type="float" office:value="0.700181999999998" calcext:value-type="float">
            <text:p>0.700181999999998</text:p>
          </table:table-cell>
          <table:table-cell office:value-type="float" office:value="21.46089" calcext:value-type="float">
            <text:p>21.46089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6133942" calcext:value-type="float">
            <text:p>322.6133942</text:p>
          </table:table-cell>
          <table:table-cell office:value-type="float" office:value="12.27086448" calcext:value-type="float">
            <text:p>12.27086448</text:p>
          </table:table-cell>
          <table:table-cell office:value-type="float" office:value="21.912973" calcext:value-type="float">
            <text:p>21.912973</text:p>
          </table:table-cell>
          <table:table-cell office:value-type="float" office:value="21.550144" calcext:value-type="float">
            <text:p>21.550144</text:p>
          </table:table-cell>
          <table:table-cell office:value-type="float" office:value="21.090912" calcext:value-type="float">
            <text:p>21.090912</text:p>
          </table:table-cell>
          <table:table-cell office:value-type="float" office:value="21.031071" calcext:value-type="float">
            <text:p>21.031071</text:p>
          </table:table-cell>
          <table:table-cell office:value-type="float" office:value="20.587751" calcext:value-type="float">
            <text:p>20.587751</text:p>
          </table:table-cell>
          <table:table-cell table:formula="of:=[.E781]-[.F781]" office:value-type="float" office:value="0.459232" calcext:value-type="float">
            <text:p>0.459232</text:p>
          </table:table-cell>
          <table:table-cell office:value-type="float" office:value="21.550144" calcext:value-type="float">
            <text:p>21.55014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61082834" calcext:value-type="float">
            <text:p>322.61082834</text:p>
          </table:table-cell>
          <table:table-cell office:value-type="float" office:value="12.27229005" calcext:value-type="float">
            <text:p>12.27229005</text:p>
          </table:table-cell>
          <table:table-cell office:value-type="float" office:value="22.884783" calcext:value-type="float">
            <text:p>22.884783</text:p>
          </table:table-cell>
          <table:table-cell office:value-type="float" office:value="22.232731" calcext:value-type="float">
            <text:p>22.232731</text:p>
          </table:table-cell>
          <table:table-cell office:value-type="float" office:value="21.900047" calcext:value-type="float">
            <text:p>21.900047</text:p>
          </table:table-cell>
          <table:table-cell office:value-type="float" office:value="21.448839" calcext:value-type="float">
            <text:p>21.448839</text:p>
          </table:table-cell>
          <table:table-cell office:value-type="float" office:value="21.506355" calcext:value-type="float">
            <text:p>21.506355</text:p>
          </table:table-cell>
          <table:table-cell table:formula="of:=[.E782]-[.F782]" office:value-type="float" office:value="0.332684" calcext:value-type="float">
            <text:p>0.332684</text:p>
          </table:table-cell>
          <table:table-cell office:value-type="float" office:value="22.232731" calcext:value-type="float">
            <text:p>22.23273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61370587" calcext:value-type="float">
            <text:p>322.61370587</text:p>
          </table:table-cell>
          <table:table-cell office:value-type="float" office:value="12.27029091" calcext:value-type="float">
            <text:p>12.27029091</text:p>
          </table:table-cell>
          <table:table-cell office:value-type="float" office:value="26.330462" calcext:value-type="float">
            <text:p>26.330462</text:p>
          </table:table-cell>
          <table:table-cell office:value-type="float" office:value="23.762859" calcext:value-type="float">
            <text:p>23.762859</text:p>
          </table:table-cell>
          <table:table-cell office:value-type="float" office:value="22.276983" calcext:value-type="float">
            <text:p>22.276983</text:p>
          </table:table-cell>
          <table:table-cell office:value-type="float" office:value="21.318455" calcext:value-type="float">
            <text:p>21.318455</text:p>
          </table:table-cell>
          <table:table-cell office:value-type="float" office:value="20.847181" calcext:value-type="float">
            <text:p>20.847181</text:p>
          </table:table-cell>
          <table:table-cell table:formula="of:=[.E783]-[.F783]" office:value-type="float" office:value="1.485876" calcext:value-type="float">
            <text:p>1.485876</text:p>
          </table:table-cell>
          <table:table-cell office:value-type="float" office:value="23.762859" calcext:value-type="float">
            <text:p>23.762859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7729718" calcext:value-type="float">
            <text:p>322.47729718</text:p>
          </table:table-cell>
          <table:table-cell office:value-type="float" office:value="12.3227919" calcext:value-type="float">
            <text:p>12.3227919</text:p>
          </table:table-cell>
          <table:table-cell office:value-type="float" office:value="21.980379" calcext:value-type="float">
            <text:p>21.980379</text:p>
          </table:table-cell>
          <table:table-cell office:value-type="float" office:value="21.07366" calcext:value-type="float">
            <text:p>21.07366</text:p>
          </table:table-cell>
          <table:table-cell office:value-type="float" office:value="20.351877" calcext:value-type="float">
            <text:p>20.351877</text:p>
          </table:table-cell>
          <table:table-cell office:value-type="float" office:value="20.13699" calcext:value-type="float">
            <text:p>20.13699</text:p>
          </table:table-cell>
          <table:table-cell office:value-type="float" office:value="20.041149" calcext:value-type="float">
            <text:p>20.041149</text:p>
          </table:table-cell>
          <table:table-cell table:formula="of:=[.E784]-[.F784]" office:value-type="float" office:value="0.721782999999999" calcext:value-type="float">
            <text:p>0.721782999999999</text:p>
          </table:table-cell>
          <table:table-cell office:value-type="float" office:value="21.07366" calcext:value-type="float">
            <text:p>21.0736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7977692" calcext:value-type="float">
            <text:p>322.47977692</text:p>
          </table:table-cell>
          <table:table-cell office:value-type="float" office:value="12.32294349" calcext:value-type="float">
            <text:p>12.32294349</text:p>
          </table:table-cell>
          <table:table-cell office:value-type="float" office:value="23.1539" calcext:value-type="float">
            <text:p>23.1539</text:p>
          </table:table-cell>
          <table:table-cell office:value-type="float" office:value="21.096096" calcext:value-type="float">
            <text:p>21.096096</text:p>
          </table:table-cell>
          <table:table-cell office:value-type="float" office:value="20.485924" calcext:value-type="float">
            <text:p>20.485924</text:p>
          </table:table-cell>
          <table:table-cell office:value-type="float" office:value="20.099594" calcext:value-type="float">
            <text:p>20.099594</text:p>
          </table:table-cell>
          <table:table-cell office:value-type="float" office:value="19.997942" calcext:value-type="float">
            <text:p>19.997942</text:p>
          </table:table-cell>
          <table:table-cell table:formula="of:=[.E785]-[.F785]" office:value-type="float" office:value="0.610171999999999" calcext:value-type="float">
            <text:p>0.610171999999999</text:p>
          </table:table-cell>
          <table:table-cell office:value-type="float" office:value="21.096096" calcext:value-type="float">
            <text:p>21.09609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9025275" calcext:value-type="float">
            <text:p>322.49025275</text:p>
          </table:table-cell>
          <table:table-cell office:value-type="float" office:value="12.2893549" calcext:value-type="float">
            <text:p>12.2893549</text:p>
          </table:table-cell>
          <table:table-cell office:value-type="float" office:value="22.558706" calcext:value-type="float">
            <text:p>22.558706</text:p>
          </table:table-cell>
          <table:table-cell office:value-type="float" office:value="21.844202" calcext:value-type="float">
            <text:p>21.844202</text:p>
          </table:table-cell>
          <table:table-cell office:value-type="float" office:value="21.328659" calcext:value-type="float">
            <text:p>21.328659</text:p>
          </table:table-cell>
          <table:table-cell office:value-type="float" office:value="21.23012" calcext:value-type="float">
            <text:p>21.23012</text:p>
          </table:table-cell>
          <table:table-cell office:value-type="float" office:value="21.04756" calcext:value-type="float">
            <text:p>21.04756</text:p>
          </table:table-cell>
          <table:table-cell table:formula="of:=[.E786]-[.F786]" office:value-type="float" office:value="0.515543000000001" calcext:value-type="float">
            <text:p>0.515543000000001</text:p>
          </table:table-cell>
          <table:table-cell office:value-type="float" office:value="21.844202" calcext:value-type="float">
            <text:p>21.84420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982802" calcext:value-type="float">
            <text:p>322.48982802</text:p>
          </table:table-cell>
          <table:table-cell office:value-type="float" office:value="12.28955197" calcext:value-type="float">
            <text:p>12.28955197</text:p>
          </table:table-cell>
          <table:table-cell office:value-type="float" office:value="23.043894" calcext:value-type="float">
            <text:p>23.043894</text:p>
          </table:table-cell>
          <table:table-cell office:value-type="float" office:value="21.624332" calcext:value-type="float">
            <text:p>21.624332</text:p>
          </table:table-cell>
          <table:table-cell office:value-type="float" office:value="21.33145" calcext:value-type="float">
            <text:p>21.33145</text:p>
          </table:table-cell>
          <table:table-cell office:value-type="float" office:value="20.947123" calcext:value-type="float">
            <text:p>20.947123</text:p>
          </table:table-cell>
          <table:table-cell office:value-type="float" office:value="21.516167" calcext:value-type="float">
            <text:p>21.516167</text:p>
          </table:table-cell>
          <table:table-cell table:formula="of:=[.E787]-[.F787]" office:value-type="float" office:value="0.292881999999999" calcext:value-type="float">
            <text:p>0.292881999999999</text:p>
          </table:table-cell>
          <table:table-cell office:value-type="float" office:value="21.624332" calcext:value-type="float">
            <text:p>21.62433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81547" calcext:value-type="float">
            <text:p>322.4881547</text:p>
          </table:table-cell>
          <table:table-cell office:value-type="float" office:value="12.28956397" calcext:value-type="float">
            <text:p>12.28956397</text:p>
          </table:table-cell>
          <table:table-cell office:value-type="float" office:value="23.846481" calcext:value-type="float">
            <text:p>23.846481</text:p>
          </table:table-cell>
          <table:table-cell office:value-type="float" office:value="22.176558" calcext:value-type="float">
            <text:p>22.176558</text:p>
          </table:table-cell>
          <table:table-cell office:value-type="float" office:value="21.6423" calcext:value-type="float">
            <text:p>21.6423</text:p>
          </table:table-cell>
          <table:table-cell office:value-type="float" office:value="21.432213" calcext:value-type="float">
            <text:p>21.432213</text:p>
          </table:table-cell>
          <table:table-cell office:value-type="float" office:value="20.911509" calcext:value-type="float">
            <text:p>20.911509</text:p>
          </table:table-cell>
          <table:table-cell table:formula="of:=[.E788]-[.F788]" office:value-type="float" office:value="0.534258000000001" calcext:value-type="float">
            <text:p>0.534258000000001</text:p>
          </table:table-cell>
          <table:table-cell office:value-type="float" office:value="22.176558" calcext:value-type="float">
            <text:p>22.176558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585041" calcext:value-type="float">
            <text:p>322.48585041</text:p>
          </table:table-cell>
          <table:table-cell office:value-type="float" office:value="12.28839951" calcext:value-type="float">
            <text:p>12.28839951</text:p>
          </table:table-cell>
          <table:table-cell office:value-type="float" office:value="23.392962" calcext:value-type="float">
            <text:p>23.392962</text:p>
          </table:table-cell>
          <table:table-cell office:value-type="float" office:value="22.37804" calcext:value-type="float">
            <text:p>22.37804</text:p>
          </table:table-cell>
          <table:table-cell office:value-type="float" office:value="21.551716" calcext:value-type="float">
            <text:p>21.551716</text:p>
          </table:table-cell>
          <table:table-cell office:value-type="float" office:value="21.189623" calcext:value-type="float">
            <text:p>21.189623</text:p>
          </table:table-cell>
          <table:table-cell office:value-type="float" office:value="21.315088" calcext:value-type="float">
            <text:p>21.315088</text:p>
          </table:table-cell>
          <table:table-cell table:formula="of:=[.E789]-[.F789]" office:value-type="float" office:value="0.826324" calcext:value-type="float">
            <text:p>0.826324</text:p>
          </table:table-cell>
          <table:table-cell office:value-type="float" office:value="22.37804" calcext:value-type="float">
            <text:p>22.3780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57581" calcext:value-type="float">
            <text:p>322.4857581</text:p>
          </table:table-cell>
          <table:table-cell office:value-type="float" office:value="12.29000256" calcext:value-type="float">
            <text:p>12.29000256</text:p>
          </table:table-cell>
          <table:table-cell office:value-type="float" office:value="24.959293" calcext:value-type="float">
            <text:p>24.959293</text:p>
          </table:table-cell>
          <table:table-cell office:value-type="float" office:value="22.466351" calcext:value-type="float">
            <text:p>22.466351</text:p>
          </table:table-cell>
          <table:table-cell office:value-type="float" office:value="21.778654" calcext:value-type="float">
            <text:p>21.778654</text:p>
          </table:table-cell>
          <table:table-cell office:value-type="float" office:value="21.418304" calcext:value-type="float">
            <text:p>21.418304</text:p>
          </table:table-cell>
          <table:table-cell office:value-type="float" office:value="21.076525" calcext:value-type="float">
            <text:p>21.076525</text:p>
          </table:table-cell>
          <table:table-cell table:formula="of:=[.E790]-[.F790]" office:value-type="float" office:value="0.687697" calcext:value-type="float">
            <text:p>0.687697</text:p>
          </table:table-cell>
          <table:table-cell office:value-type="float" office:value="22.466351" calcext:value-type="float">
            <text:p>22.466351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504223" calcext:value-type="float">
            <text:p>322.48504223</text:p>
          </table:table-cell>
          <table:table-cell office:value-type="float" office:value="12.29025541" calcext:value-type="float">
            <text:p>12.29025541</text:p>
          </table:table-cell>
          <table:table-cell office:value-type="float" office:value="24.49893" calcext:value-type="float">
            <text:p>24.49893</text:p>
          </table:table-cell>
          <table:table-cell office:value-type="float" office:value="22.623022" calcext:value-type="float">
            <text:p>22.623022</text:p>
          </table:table-cell>
          <table:table-cell office:value-type="float" office:value="21.958021" calcext:value-type="float">
            <text:p>21.958021</text:p>
          </table:table-cell>
          <table:table-cell office:value-type="float" office:value="21.727938" calcext:value-type="float">
            <text:p>21.727938</text:p>
          </table:table-cell>
          <table:table-cell office:value-type="float" office:value="22.098003" calcext:value-type="float">
            <text:p>22.098003</text:p>
          </table:table-cell>
          <table:table-cell table:formula="of:=[.E791]-[.F791]" office:value-type="float" office:value="0.665001" calcext:value-type="float">
            <text:p>0.665001</text:p>
          </table:table-cell>
          <table:table-cell office:value-type="float" office:value="22.623022" calcext:value-type="float">
            <text:p>22.623022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444697" calcext:value-type="float">
            <text:p>322.48444697</text:p>
          </table:table-cell>
          <table:table-cell office:value-type="float" office:value="12.29169888" calcext:value-type="float">
            <text:p>12.29169888</text:p>
          </table:table-cell>
          <table:table-cell office:value-type="float" office:value="24.332479" calcext:value-type="float">
            <text:p>24.332479</text:p>
          </table:table-cell>
          <table:table-cell office:value-type="float" office:value="24.96076" calcext:value-type="float">
            <text:p>24.96076</text:p>
          </table:table-cell>
          <table:table-cell office:value-type="float" office:value="23.047077" calcext:value-type="float">
            <text:p>23.047077</text:p>
          </table:table-cell>
          <table:table-cell office:value-type="float" office:value="21.591581" calcext:value-type="float">
            <text:p>21.591581</text:p>
          </table:table-cell>
          <table:table-cell office:value-type="float" office:value="21.030304" calcext:value-type="float">
            <text:p>21.030304</text:p>
          </table:table-cell>
          <table:table-cell table:formula="of:=[.E792]-[.F792]" office:value-type="float" office:value="1.913683" calcext:value-type="float">
            <text:p>1.913683</text:p>
          </table:table-cell>
          <table:table-cell office:value-type="float" office:value="24.96076" calcext:value-type="float">
            <text:p>24.96076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8969717" calcext:value-type="float">
            <text:p>322.48969717</text:p>
          </table:table-cell>
          <table:table-cell office:value-type="float" office:value="12.29085106" calcext:value-type="float">
            <text:p>12.29085106</text:p>
          </table:table-cell>
          <table:table-cell office:value-type="float" office:value="25.644718" calcext:value-type="float">
            <text:p>25.644718</text:p>
          </table:table-cell>
          <table:table-cell office:value-type="float" office:value="22.650194" calcext:value-type="float">
            <text:p>22.650194</text:p>
          </table:table-cell>
          <table:table-cell office:value-type="float" office:value="22.378326" calcext:value-type="float">
            <text:p>22.378326</text:p>
          </table:table-cell>
          <table:table-cell office:value-type="float" office:value="21.85659" calcext:value-type="float">
            <text:p>21.85659</text:p>
          </table:table-cell>
          <table:table-cell office:value-type="float" office:value="22.521786" calcext:value-type="float">
            <text:p>22.521786</text:p>
          </table:table-cell>
          <table:table-cell table:formula="of:=[.E793]-[.F793]" office:value-type="float" office:value="0.271867999999998" calcext:value-type="float">
            <text:p>0.271867999999998</text:p>
          </table:table-cell>
          <table:table-cell office:value-type="float" office:value="22.650194" calcext:value-type="float">
            <text:p>22.650194</text:p>
          </table:table-cell>
          <table:table-cell table:number-columns-repeated="8"/>
        </table:table-row>
        <table:table-row table:style-name="ro1">
          <table:table-cell office:value-type="float" office:value="5.87727223545071E+017" calcext:value-type="float">
            <text:p>5.87727223545071E+017</text:p>
          </table:table-cell>
          <table:table-cell office:value-type="float" office:value="322.49045436" calcext:value-type="float">
            <text:p>322.49045436</text:p>
          </table:table-cell>
          <table:table-cell office:value-type="float" office:value="12.29110747" calcext:value-type="float">
            <text:p>12.29110747</text:p>
          </table:table-cell>
          <table:table-cell office:value-type="float" office:value="24.091619" calcext:value-type="float">
            <text:p>24.091619</text:p>
          </table:table-cell>
          <table:table-cell office:value-type="float" office:value="23.004507" calcext:value-type="float">
            <text:p>23.004507</text:p>
          </table:table-cell>
          <table:table-cell office:value-type="float" office:value="22.293591" calcext:value-type="float">
            <text:p>22.293591</text:p>
          </table:table-cell>
          <table:table-cell office:value-type="float" office:value="22.051458" calcext:value-type="float">
            <text:p>22.051458</text:p>
          </table:table-cell>
          <table:table-cell office:value-type="float" office:value="22.06274" calcext:value-type="float">
            <text:p>22.06274</text:p>
          </table:table-cell>
          <table:table-cell table:formula="of:=[.E794]-[.F794]" office:value-type="float" office:value="0.710916000000001" calcext:value-type="float">
            <text:p>0.710916000000001</text:p>
          </table:table-cell>
          <table:table-cell office:value-type="float" office:value="23.004507" calcext:value-type="float">
            <text:p>23.004507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8878643" calcext:value-type="float">
            <text:p>322.48878643</text:p>
          </table:table-cell>
          <table:table-cell office:value-type="float" office:value="12.28910467" calcext:value-type="float">
            <text:p>12.28910467</text:p>
          </table:table-cell>
          <table:table-cell office:value-type="float" office:value="24.046232" calcext:value-type="float">
            <text:p>24.046232</text:p>
          </table:table-cell>
          <table:table-cell office:value-type="float" office:value="22.848347" calcext:value-type="float">
            <text:p>22.848347</text:p>
          </table:table-cell>
          <table:table-cell office:value-type="float" office:value="22.396011" calcext:value-type="float">
            <text:p>22.396011</text:p>
          </table:table-cell>
          <table:table-cell office:value-type="float" office:value="22.449186" calcext:value-type="float">
            <text:p>22.449186</text:p>
          </table:table-cell>
          <table:table-cell office:value-type="float" office:value="22.148474" calcext:value-type="float">
            <text:p>22.148474</text:p>
          </table:table-cell>
          <table:table-cell table:formula="of:=[.E795]-[.F795]" office:value-type="float" office:value="0.452335999999999" calcext:value-type="float">
            <text:p>0.452335999999999</text:p>
          </table:table-cell>
          <table:table-cell office:value-type="float" office:value="22.848347" calcext:value-type="float">
            <text:p>22.848347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886245" calcext:value-type="float">
            <text:p>322.4886245</text:p>
          </table:table-cell>
          <table:table-cell office:value-type="float" office:value="12.28673748" calcext:value-type="float">
            <text:p>12.28673748</text:p>
          </table:table-cell>
          <table:table-cell office:value-type="float" office:value="22.950478" calcext:value-type="float">
            <text:p>22.950478</text:p>
          </table:table-cell>
          <table:table-cell office:value-type="float" office:value="21.72699" calcext:value-type="float">
            <text:p>21.72699</text:p>
          </table:table-cell>
          <table:table-cell office:value-type="float" office:value="21.16618" calcext:value-type="float">
            <text:p>21.16618</text:p>
          </table:table-cell>
          <table:table-cell office:value-type="float" office:value="21.050783" calcext:value-type="float">
            <text:p>21.050783</text:p>
          </table:table-cell>
          <table:table-cell office:value-type="float" office:value="20.606936" calcext:value-type="float">
            <text:p>20.606936</text:p>
          </table:table-cell>
          <table:table-cell table:formula="of:=[.E796]-[.F796]" office:value-type="float" office:value="0.56081" calcext:value-type="float">
            <text:p>0.56081</text:p>
          </table:table-cell>
          <table:table-cell office:value-type="float" office:value="21.72699" calcext:value-type="float">
            <text:p>21.72699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8883935" calcext:value-type="float">
            <text:p>322.48883935</text:p>
          </table:table-cell>
          <table:table-cell office:value-type="float" office:value="12.29300401" calcext:value-type="float">
            <text:p>12.29300401</text:p>
          </table:table-cell>
          <table:table-cell office:value-type="float" office:value="24.558815" calcext:value-type="float">
            <text:p>24.558815</text:p>
          </table:table-cell>
          <table:table-cell office:value-type="float" office:value="23.105724" calcext:value-type="float">
            <text:p>23.105724</text:p>
          </table:table-cell>
          <table:table-cell office:value-type="float" office:value="22.33923" calcext:value-type="float">
            <text:p>22.33923</text:p>
          </table:table-cell>
          <table:table-cell office:value-type="float" office:value="22.045067" calcext:value-type="float">
            <text:p>22.045067</text:p>
          </table:table-cell>
          <table:table-cell office:value-type="float" office:value="22.25675" calcext:value-type="float">
            <text:p>22.25675</text:p>
          </table:table-cell>
          <table:table-cell table:formula="of:=[.E797]-[.F797]" office:value-type="float" office:value="0.766493999999998" calcext:value-type="float">
            <text:p>0.766493999999998</text:p>
          </table:table-cell>
          <table:table-cell office:value-type="float" office:value="23.105724" calcext:value-type="float">
            <text:p>23.105724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9172365" calcext:value-type="float">
            <text:p>322.49172365</text:p>
          </table:table-cell>
          <table:table-cell office:value-type="float" office:value="12.28801504" calcext:value-type="float">
            <text:p>12.28801504</text:p>
          </table:table-cell>
          <table:table-cell office:value-type="float" office:value="23.111336" calcext:value-type="float">
            <text:p>23.111336</text:p>
          </table:table-cell>
          <table:table-cell office:value-type="float" office:value="21.855906" calcext:value-type="float">
            <text:p>21.855906</text:p>
          </table:table-cell>
          <table:table-cell office:value-type="float" office:value="21.285055" calcext:value-type="float">
            <text:p>21.285055</text:p>
          </table:table-cell>
          <table:table-cell office:value-type="float" office:value="20.997095" calcext:value-type="float">
            <text:p>20.997095</text:p>
          </table:table-cell>
          <table:table-cell office:value-type="float" office:value="21.546366" calcext:value-type="float">
            <text:p>21.546366</text:p>
          </table:table-cell>
          <table:table-cell table:formula="of:=[.E798]-[.F798]" office:value-type="float" office:value="0.570851000000001" calcext:value-type="float">
            <text:p>0.570851000000001</text:p>
          </table:table-cell>
          <table:table-cell office:value-type="float" office:value="21.855906" calcext:value-type="float">
            <text:p>21.855906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49340189" calcext:value-type="float">
            <text:p>322.49340189</text:p>
          </table:table-cell>
          <table:table-cell office:value-type="float" office:value="12.28546497" calcext:value-type="float">
            <text:p>12.28546497</text:p>
          </table:table-cell>
          <table:table-cell office:value-type="float" office:value="23.092453" calcext:value-type="float">
            <text:p>23.092453</text:p>
          </table:table-cell>
          <table:table-cell office:value-type="float" office:value="22.168863" calcext:value-type="float">
            <text:p>22.168863</text:p>
          </table:table-cell>
          <table:table-cell office:value-type="float" office:value="21.683685" calcext:value-type="float">
            <text:p>21.683685</text:p>
          </table:table-cell>
          <table:table-cell office:value-type="float" office:value="21.269114" calcext:value-type="float">
            <text:p>21.269114</text:p>
          </table:table-cell>
          <table:table-cell office:value-type="float" office:value="21.131474" calcext:value-type="float">
            <text:p>21.131474</text:p>
          </table:table-cell>
          <table:table-cell table:formula="of:=[.E799]-[.F799]" office:value-type="float" office:value="0.485178000000001" calcext:value-type="float">
            <text:p>0.485178000000001</text:p>
          </table:table-cell>
          <table:table-cell office:value-type="float" office:value="22.168863" calcext:value-type="float">
            <text:p>22.168863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0673003" calcext:value-type="float">
            <text:p>322.50673003</text:p>
          </table:table-cell>
          <table:table-cell office:value-type="float" office:value="12.28952387" calcext:value-type="float">
            <text:p>12.28952387</text:p>
          </table:table-cell>
          <table:table-cell office:value-type="float" office:value="23.09507" calcext:value-type="float">
            <text:p>23.09507</text:p>
          </table:table-cell>
          <table:table-cell office:value-type="float" office:value="21.72175" calcext:value-type="float">
            <text:p>21.72175</text:p>
          </table:table-cell>
          <table:table-cell office:value-type="float" office:value="21.259125" calcext:value-type="float">
            <text:p>21.259125</text:p>
          </table:table-cell>
          <table:table-cell office:value-type="float" office:value="21.025434" calcext:value-type="float">
            <text:p>21.025434</text:p>
          </table:table-cell>
          <table:table-cell office:value-type="float" office:value="20.837881" calcext:value-type="float">
            <text:p>20.837881</text:p>
          </table:table-cell>
          <table:table-cell table:formula="of:=[.E800]-[.F800]" office:value-type="float" office:value="0.462624999999999" calcext:value-type="float">
            <text:p>0.462624999999999</text:p>
          </table:table-cell>
          <table:table-cell office:value-type="float" office:value="21.72175" calcext:value-type="float">
            <text:p>21.72175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0872268" calcext:value-type="float">
            <text:p>322.50872268</text:p>
          </table:table-cell>
          <table:table-cell office:value-type="float" office:value="12.28997771" calcext:value-type="float">
            <text:p>12.28997771</text:p>
          </table:table-cell>
          <table:table-cell office:value-type="float" office:value="23.555288" calcext:value-type="float">
            <text:p>23.555288</text:p>
          </table:table-cell>
          <table:table-cell office:value-type="float" office:value="22.049469" calcext:value-type="float">
            <text:p>22.049469</text:p>
          </table:table-cell>
          <table:table-cell office:value-type="float" office:value="21.766392" calcext:value-type="float">
            <text:p>21.766392</text:p>
          </table:table-cell>
          <table:table-cell office:value-type="float" office:value="21.514326" calcext:value-type="float">
            <text:p>21.514326</text:p>
          </table:table-cell>
          <table:table-cell office:value-type="float" office:value="21.305521" calcext:value-type="float">
            <text:p>21.305521</text:p>
          </table:table-cell>
          <table:table-cell table:formula="of:=[.E801]-[.F801]" office:value-type="float" office:value="0.283076999999999" calcext:value-type="float">
            <text:p>0.283076999999999</text:p>
          </table:table-cell>
          <table:table-cell office:value-type="float" office:value="22.049469" calcext:value-type="float">
            <text:p>22.049469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0770325" calcext:value-type="float">
            <text:p>322.50770325</text:p>
          </table:table-cell>
          <table:table-cell office:value-type="float" office:value="12.29035353" calcext:value-type="float">
            <text:p>12.29035353</text:p>
          </table:table-cell>
          <table:table-cell office:value-type="float" office:value="23.025286" calcext:value-type="float">
            <text:p>23.025286</text:p>
          </table:table-cell>
          <table:table-cell office:value-type="float" office:value="22.20129" calcext:value-type="float">
            <text:p>22.20129</text:p>
          </table:table-cell>
          <table:table-cell office:value-type="float" office:value="21.48962" calcext:value-type="float">
            <text:p>21.48962</text:p>
          </table:table-cell>
          <table:table-cell office:value-type="float" office:value="21.427471" calcext:value-type="float">
            <text:p>21.427471</text:p>
          </table:table-cell>
          <table:table-cell office:value-type="float" office:value="20.957294" calcext:value-type="float">
            <text:p>20.957294</text:p>
          </table:table-cell>
          <table:table-cell table:formula="of:=[.E802]-[.F802]" office:value-type="float" office:value="0.711670000000002" calcext:value-type="float">
            <text:p>0.711670000000002</text:p>
          </table:table-cell>
          <table:table-cell office:value-type="float" office:value="22.20129" calcext:value-type="float">
            <text:p>22.20129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0860633" calcext:value-type="float">
            <text:p>322.50860633</text:p>
          </table:table-cell>
          <table:table-cell office:value-type="float" office:value="12.29076316" calcext:value-type="float">
            <text:p>12.29076316</text:p>
          </table:table-cell>
          <table:table-cell office:value-type="float" office:value="25.13344" calcext:value-type="float">
            <text:p>25.13344</text:p>
          </table:table-cell>
          <table:table-cell office:value-type="float" office:value="23.293152" calcext:value-type="float">
            <text:p>23.293152</text:p>
          </table:table-cell>
          <table:table-cell office:value-type="float" office:value="22.4657" calcext:value-type="float">
            <text:p>22.4657</text:p>
          </table:table-cell>
          <table:table-cell office:value-type="float" office:value="22.958117" calcext:value-type="float">
            <text:p>22.958117</text:p>
          </table:table-cell>
          <table:table-cell office:value-type="float" office:value="22.484339" calcext:value-type="float">
            <text:p>22.484339</text:p>
          </table:table-cell>
          <table:table-cell table:formula="of:=[.E803]-[.F803]" office:value-type="float" office:value="0.827452000000001" calcext:value-type="float">
            <text:p>0.827452000000001</text:p>
          </table:table-cell>
          <table:table-cell office:value-type="float" office:value="23.293152" calcext:value-type="float">
            <text:p>23.29315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703895" calcext:value-type="float">
            <text:p>322.51703895</text:p>
          </table:table-cell>
          <table:table-cell office:value-type="float" office:value="12.28404618" calcext:value-type="float">
            <text:p>12.28404618</text:p>
          </table:table-cell>
          <table:table-cell office:value-type="float" office:value="24.531996" calcext:value-type="float">
            <text:p>24.531996</text:p>
          </table:table-cell>
          <table:table-cell office:value-type="float" office:value="22.58205" calcext:value-type="float">
            <text:p>22.58205</text:p>
          </table:table-cell>
          <table:table-cell office:value-type="float" office:value="22.417383" calcext:value-type="float">
            <text:p>22.417383</text:p>
          </table:table-cell>
          <table:table-cell office:value-type="float" office:value="22.619358" calcext:value-type="float">
            <text:p>22.619358</text:p>
          </table:table-cell>
          <table:table-cell office:value-type="float" office:value="21.524767" calcext:value-type="float">
            <text:p>21.524767</text:p>
          </table:table-cell>
          <table:table-cell table:formula="of:=[.E804]-[.F804]" office:value-type="float" office:value="0.164666999999998" calcext:value-type="float">
            <text:p>0.164666999999998</text:p>
          </table:table-cell>
          <table:table-cell office:value-type="float" office:value="22.58205" calcext:value-type="float">
            <text:p>22.58205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642271" calcext:value-type="float">
            <text:p>322.51642271</text:p>
          </table:table-cell>
          <table:table-cell office:value-type="float" office:value="12.29060217" calcext:value-type="float">
            <text:p>12.29060217</text:p>
          </table:table-cell>
          <table:table-cell office:value-type="float" office:value="23.147182" calcext:value-type="float">
            <text:p>23.147182</text:p>
          </table:table-cell>
          <table:table-cell office:value-type="float" office:value="21.590708" calcext:value-type="float">
            <text:p>21.590708</text:p>
          </table:table-cell>
          <table:table-cell office:value-type="float" office:value="21.265244" calcext:value-type="float">
            <text:p>21.265244</text:p>
          </table:table-cell>
          <table:table-cell office:value-type="float" office:value="21.103535" calcext:value-type="float">
            <text:p>21.103535</text:p>
          </table:table-cell>
          <table:table-cell office:value-type="float" office:value="21.106094" calcext:value-type="float">
            <text:p>21.106094</text:p>
          </table:table-cell>
          <table:table-cell table:formula="of:=[.E805]-[.F805]" office:value-type="float" office:value="0.325464" calcext:value-type="float">
            <text:p>0.325464</text:p>
          </table:table-cell>
          <table:table-cell office:value-type="float" office:value="21.590708" calcext:value-type="float">
            <text:p>21.590708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633158" calcext:value-type="float">
            <text:p>322.51633158</text:p>
          </table:table-cell>
          <table:table-cell office:value-type="float" office:value="12.2898062" calcext:value-type="float">
            <text:p>12.2898062</text:p>
          </table:table-cell>
          <table:table-cell office:value-type="float" office:value="24.375378" calcext:value-type="float">
            <text:p>24.375378</text:p>
          </table:table-cell>
          <table:table-cell office:value-type="float" office:value="23.977884" calcext:value-type="float">
            <text:p>23.977884</text:p>
          </table:table-cell>
          <table:table-cell office:value-type="float" office:value="22.640203" calcext:value-type="float">
            <text:p>22.640203</text:p>
          </table:table-cell>
          <table:table-cell office:value-type="float" office:value="22.840757" calcext:value-type="float">
            <text:p>22.840757</text:p>
          </table:table-cell>
          <table:table-cell office:value-type="float" office:value="22.148941" calcext:value-type="float">
            <text:p>22.148941</text:p>
          </table:table-cell>
          <table:table-cell table:formula="of:=[.E806]-[.F806]" office:value-type="float" office:value="1.337681" calcext:value-type="float">
            <text:p>1.337681</text:p>
          </table:table-cell>
          <table:table-cell office:value-type="float" office:value="23.977884" calcext:value-type="float">
            <text:p>23.977884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944813" calcext:value-type="float">
            <text:p>322.51944813</text:p>
          </table:table-cell>
          <table:table-cell office:value-type="float" office:value="12.28347383" calcext:value-type="float">
            <text:p>12.28347383</text:p>
          </table:table-cell>
          <table:table-cell office:value-type="float" office:value="24.14674" calcext:value-type="float">
            <text:p>24.14674</text:p>
          </table:table-cell>
          <table:table-cell office:value-type="float" office:value="22.182436" calcext:value-type="float">
            <text:p>22.182436</text:p>
          </table:table-cell>
          <table:table-cell office:value-type="float" office:value="21.552446" calcext:value-type="float">
            <text:p>21.552446</text:p>
          </table:table-cell>
          <table:table-cell office:value-type="float" office:value="21.363348" calcext:value-type="float">
            <text:p>21.363348</text:p>
          </table:table-cell>
          <table:table-cell office:value-type="float" office:value="21.688948" calcext:value-type="float">
            <text:p>21.688948</text:p>
          </table:table-cell>
          <table:table-cell table:formula="of:=[.E807]-[.F807]" office:value-type="float" office:value="0.629989999999999" calcext:value-type="float">
            <text:p>0.629989999999999</text:p>
          </table:table-cell>
          <table:table-cell office:value-type="float" office:value="22.182436" calcext:value-type="float">
            <text:p>22.182436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2045283" calcext:value-type="float">
            <text:p>322.52045283</text:p>
          </table:table-cell>
          <table:table-cell office:value-type="float" office:value="12.28811364" calcext:value-type="float">
            <text:p>12.28811364</text:p>
          </table:table-cell>
          <table:table-cell office:value-type="float" office:value="26.052803" calcext:value-type="float">
            <text:p>26.052803</text:p>
          </table:table-cell>
          <table:table-cell office:value-type="float" office:value="24.575882" calcext:value-type="float">
            <text:p>24.575882</text:p>
          </table:table-cell>
          <table:table-cell office:value-type="float" office:value="22.125629" calcext:value-type="float">
            <text:p>22.125629</text:p>
          </table:table-cell>
          <table:table-cell office:value-type="float" office:value="21.271215" calcext:value-type="float">
            <text:p>21.271215</text:p>
          </table:table-cell>
          <table:table-cell office:value-type="float" office:value="20.90663" calcext:value-type="float">
            <text:p>20.90663</text:p>
          </table:table-cell>
          <table:table-cell table:formula="of:=[.E808]-[.F808]" office:value-type="float" office:value="2.450253" calcext:value-type="float">
            <text:p>2.450253</text:p>
          </table:table-cell>
          <table:table-cell office:value-type="float" office:value="24.575882" calcext:value-type="float">
            <text:p>24.57588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1874673" calcext:value-type="float">
            <text:p>322.51874673</text:p>
          </table:table-cell>
          <table:table-cell office:value-type="float" office:value="12.28817389" calcext:value-type="float">
            <text:p>12.28817389</text:p>
          </table:table-cell>
          <table:table-cell office:value-type="float" office:value="23.257845" calcext:value-type="float">
            <text:p>23.257845</text:p>
          </table:table-cell>
          <table:table-cell office:value-type="float" office:value="22.558794" calcext:value-type="float">
            <text:p>22.558794</text:p>
          </table:table-cell>
          <table:table-cell office:value-type="float" office:value="21.645885" calcext:value-type="float">
            <text:p>21.645885</text:p>
          </table:table-cell>
          <table:table-cell office:value-type="float" office:value="21.522833" calcext:value-type="float">
            <text:p>21.522833</text:p>
          </table:table-cell>
          <table:table-cell office:value-type="float" office:value="22.891697" calcext:value-type="float">
            <text:p>22.891697</text:p>
          </table:table-cell>
          <table:table-cell table:formula="of:=[.E809]-[.F809]" office:value-type="float" office:value="0.912908999999999" calcext:value-type="float">
            <text:p>0.912908999999999</text:p>
          </table:table-cell>
          <table:table-cell office:value-type="float" office:value="22.558794" calcext:value-type="float">
            <text:p>22.558794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2727521" calcext:value-type="float">
            <text:p>322.52727521</text:p>
          </table:table-cell>
          <table:table-cell office:value-type="float" office:value="12.28793827" calcext:value-type="float">
            <text:p>12.28793827</text:p>
          </table:table-cell>
          <table:table-cell office:value-type="float" office:value="22.989052" calcext:value-type="float">
            <text:p>22.989052</text:p>
          </table:table-cell>
          <table:table-cell office:value-type="float" office:value="21.341223" calcext:value-type="float">
            <text:p>21.341223</text:p>
          </table:table-cell>
          <table:table-cell office:value-type="float" office:value="20.868408" calcext:value-type="float">
            <text:p>20.868408</text:p>
          </table:table-cell>
          <table:table-cell office:value-type="float" office:value="21.137293" calcext:value-type="float">
            <text:p>21.137293</text:p>
          </table:table-cell>
          <table:table-cell office:value-type="float" office:value="20.545588" calcext:value-type="float">
            <text:p>20.545588</text:p>
          </table:table-cell>
          <table:table-cell table:formula="of:=[.E810]-[.F810]" office:value-type="float" office:value="0.472815000000001" calcext:value-type="float">
            <text:p>0.472815000000001</text:p>
          </table:table-cell>
          <table:table-cell office:value-type="float" office:value="21.341223" calcext:value-type="float">
            <text:p>21.341223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2973994" calcext:value-type="float">
            <text:p>322.52973994</text:p>
          </table:table-cell>
          <table:table-cell office:value-type="float" office:value="12.2875144" calcext:value-type="float">
            <text:p>12.2875144</text:p>
          </table:table-cell>
          <table:table-cell office:value-type="float" office:value="22.534342" calcext:value-type="float">
            <text:p>22.534342</text:p>
          </table:table-cell>
          <table:table-cell office:value-type="float" office:value="21.491152" calcext:value-type="float">
            <text:p>21.491152</text:p>
          </table:table-cell>
          <table:table-cell office:value-type="float" office:value="21.226761" calcext:value-type="float">
            <text:p>21.226761</text:p>
          </table:table-cell>
          <table:table-cell office:value-type="float" office:value="21.030247" calcext:value-type="float">
            <text:p>21.030247</text:p>
          </table:table-cell>
          <table:table-cell office:value-type="float" office:value="21.923296" calcext:value-type="float">
            <text:p>21.923296</text:p>
          </table:table-cell>
          <table:table-cell table:formula="of:=[.E811]-[.F811]" office:value-type="float" office:value="0.264391" calcext:value-type="float">
            <text:p>0.264391</text:p>
          </table:table-cell>
          <table:table-cell office:value-type="float" office:value="21.491152" calcext:value-type="float">
            <text:p>21.49115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2486867" calcext:value-type="float">
            <text:p>322.52486867</text:p>
          </table:table-cell>
          <table:table-cell office:value-type="float" office:value="12.28787695" calcext:value-type="float">
            <text:p>12.28787695</text:p>
          </table:table-cell>
          <table:table-cell office:value-type="float" office:value="24.052395" calcext:value-type="float">
            <text:p>24.052395</text:p>
          </table:table-cell>
          <table:table-cell office:value-type="float" office:value="22.5723" calcext:value-type="float">
            <text:p>22.5723</text:p>
          </table:table-cell>
          <table:table-cell office:value-type="float" office:value="21.953238" calcext:value-type="float">
            <text:p>21.953238</text:p>
          </table:table-cell>
          <table:table-cell office:value-type="float" office:value="22.301874" calcext:value-type="float">
            <text:p>22.301874</text:p>
          </table:table-cell>
          <table:table-cell office:value-type="float" office:value="22.059954" calcext:value-type="float">
            <text:p>22.059954</text:p>
          </table:table-cell>
          <table:table-cell table:formula="of:=[.E812]-[.F812]" office:value-type="float" office:value="0.619062" calcext:value-type="float">
            <text:p>0.619062</text:p>
          </table:table-cell>
          <table:table-cell office:value-type="float" office:value="22.5723" calcext:value-type="float">
            <text:p>22.5723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2548768" calcext:value-type="float">
            <text:p>322.52548768</text:p>
          </table:table-cell>
          <table:table-cell office:value-type="float" office:value="12.28755084" calcext:value-type="float">
            <text:p>12.28755084</text:p>
          </table:table-cell>
          <table:table-cell office:value-type="float" office:value="23.554201" calcext:value-type="float">
            <text:p>23.554201</text:p>
          </table:table-cell>
          <table:table-cell office:value-type="float" office:value="22.53454" calcext:value-type="float">
            <text:p>22.53454</text:p>
          </table:table-cell>
          <table:table-cell office:value-type="float" office:value="21.898706" calcext:value-type="float">
            <text:p>21.898706</text:p>
          </table:table-cell>
          <table:table-cell office:value-type="float" office:value="21.924252" calcext:value-type="float">
            <text:p>21.924252</text:p>
          </table:table-cell>
          <table:table-cell office:value-type="float" office:value="21.444654" calcext:value-type="float">
            <text:p>21.444654</text:p>
          </table:table-cell>
          <table:table-cell table:formula="of:=[.E813]-[.F813]" office:value-type="float" office:value="0.635833999999999" calcext:value-type="float">
            <text:p>0.635833999999999</text:p>
          </table:table-cell>
          <table:table-cell office:value-type="float" office:value="22.53454" calcext:value-type="float">
            <text:p>22.53454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2268576" calcext:value-type="float">
            <text:p>322.52268576</text:p>
          </table:table-cell>
          <table:table-cell office:value-type="float" office:value="12.32247064" calcext:value-type="float">
            <text:p>12.32247064</text:p>
          </table:table-cell>
          <table:table-cell office:value-type="float" office:value="22.324734" calcext:value-type="float">
            <text:p>22.324734</text:p>
          </table:table-cell>
          <table:table-cell office:value-type="float" office:value="21.230602" calcext:value-type="float">
            <text:p>21.230602</text:p>
          </table:table-cell>
          <table:table-cell office:value-type="float" office:value="20.792828" calcext:value-type="float">
            <text:p>20.792828</text:p>
          </table:table-cell>
          <table:table-cell office:value-type="float" office:value="20.694695" calcext:value-type="float">
            <text:p>20.694695</text:p>
          </table:table-cell>
          <table:table-cell office:value-type="float" office:value="20.673548" calcext:value-type="float">
            <text:p>20.673548</text:p>
          </table:table-cell>
          <table:table-cell table:formula="of:=[.E814]-[.F814]" office:value-type="float" office:value="0.437774000000001" calcext:value-type="float">
            <text:p>0.437774000000001</text:p>
          </table:table-cell>
          <table:table-cell office:value-type="float" office:value="21.230602" calcext:value-type="float">
            <text:p>21.23060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408358" calcext:value-type="float">
            <text:p>322.5408358</text:p>
          </table:table-cell>
          <table:table-cell office:value-type="float" office:value="12.31794228" calcext:value-type="float">
            <text:p>12.31794228</text:p>
          </table:table-cell>
          <table:table-cell office:value-type="float" office:value="24.007696" calcext:value-type="float">
            <text:p>24.007696</text:p>
          </table:table-cell>
          <table:table-cell office:value-type="float" office:value="22.858442" calcext:value-type="float">
            <text:p>22.858442</text:p>
          </table:table-cell>
          <table:table-cell office:value-type="float" office:value="22.306845" calcext:value-type="float">
            <text:p>22.306845</text:p>
          </table:table-cell>
          <table:table-cell office:value-type="float" office:value="21.789063" calcext:value-type="float">
            <text:p>21.789063</text:p>
          </table:table-cell>
          <table:table-cell office:value-type="float" office:value="22.207169" calcext:value-type="float">
            <text:p>22.207169</text:p>
          </table:table-cell>
          <table:table-cell table:formula="of:=[.E815]-[.F815]" office:value-type="float" office:value="0.551597000000001" calcext:value-type="float">
            <text:p>0.551597000000001</text:p>
          </table:table-cell>
          <table:table-cell office:value-type="float" office:value="22.858442" calcext:value-type="float">
            <text:p>22.85844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613984" calcext:value-type="float">
            <text:p>322.5613984</text:p>
          </table:table-cell>
          <table:table-cell office:value-type="float" office:value="12.26891206" calcext:value-type="float">
            <text:p>12.26891206</text:p>
          </table:table-cell>
          <table:table-cell office:value-type="float" office:value="25.538263" calcext:value-type="float">
            <text:p>25.538263</text:p>
          </table:table-cell>
          <table:table-cell office:value-type="float" office:value="23.025356" calcext:value-type="float">
            <text:p>23.025356</text:p>
          </table:table-cell>
          <table:table-cell office:value-type="float" office:value="23.064093" calcext:value-type="float">
            <text:p>23.064093</text:p>
          </table:table-cell>
          <table:table-cell office:value-type="float" office:value="22.464424" calcext:value-type="float">
            <text:p>22.464424</text:p>
          </table:table-cell>
          <table:table-cell office:value-type="float" office:value="21.486767" calcext:value-type="float">
            <text:p>21.486767</text:p>
          </table:table-cell>
          <table:table-cell table:formula="of:=[.E816]-[.F816]" office:value-type="float" office:value="-0.0387370000000011" calcext:value-type="float">
            <text:p>-0.038737000000001</text:p>
          </table:table-cell>
          <table:table-cell office:value-type="float" office:value="23.025356" calcext:value-type="float">
            <text:p>23.025356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5551302" calcext:value-type="float">
            <text:p>322.55551302</text:p>
          </table:table-cell>
          <table:table-cell office:value-type="float" office:value="12.31266391" calcext:value-type="float">
            <text:p>12.31266391</text:p>
          </table:table-cell>
          <table:table-cell office:value-type="float" office:value="22.408432" calcext:value-type="float">
            <text:p>22.408432</text:p>
          </table:table-cell>
          <table:table-cell office:value-type="float" office:value="22.809687" calcext:value-type="float">
            <text:p>22.809687</text:p>
          </table:table-cell>
          <table:table-cell office:value-type="float" office:value="22.325356" calcext:value-type="float">
            <text:p>22.325356</text:p>
          </table:table-cell>
          <table:table-cell office:value-type="float" office:value="21.965597" calcext:value-type="float">
            <text:p>21.965597</text:p>
          </table:table-cell>
          <table:table-cell office:value-type="float" office:value="21.807327" calcext:value-type="float">
            <text:p>21.807327</text:p>
          </table:table-cell>
          <table:table-cell table:formula="of:=[.E817]-[.F817]" office:value-type="float" office:value="0.484331000000001" calcext:value-type="float">
            <text:p>0.484331000000001</text:p>
          </table:table-cell>
          <table:table-cell office:value-type="float" office:value="22.809687" calcext:value-type="float">
            <text:p>22.809687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651108" calcext:value-type="float">
            <text:p>322.5651108</text:p>
          </table:table-cell>
          <table:table-cell office:value-type="float" office:value="12.26343151" calcext:value-type="float">
            <text:p>12.26343151</text:p>
          </table:table-cell>
          <table:table-cell office:value-type="float" office:value="22.978117" calcext:value-type="float">
            <text:p>22.978117</text:p>
          </table:table-cell>
          <table:table-cell office:value-type="float" office:value="21.218172" calcext:value-type="float">
            <text:p>21.218172</text:p>
          </table:table-cell>
          <table:table-cell office:value-type="float" office:value="20.747475" calcext:value-type="float">
            <text:p>20.747475</text:p>
          </table:table-cell>
          <table:table-cell office:value-type="float" office:value="20.473032" calcext:value-type="float">
            <text:p>20.473032</text:p>
          </table:table-cell>
          <table:table-cell office:value-type="float" office:value="20.1961" calcext:value-type="float">
            <text:p>20.1961</text:p>
          </table:table-cell>
          <table:table-cell table:formula="of:=[.E818]-[.F818]" office:value-type="float" office:value="0.470696999999998" calcext:value-type="float">
            <text:p>0.470696999999998</text:p>
          </table:table-cell>
          <table:table-cell office:value-type="float" office:value="21.218172" calcext:value-type="float">
            <text:p>21.21817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653557" calcext:value-type="float">
            <text:p>322.5653557</text:p>
          </table:table-cell>
          <table:table-cell office:value-type="float" office:value="12.26430193" calcext:value-type="float">
            <text:p>12.26430193</text:p>
          </table:table-cell>
          <table:table-cell office:value-type="float" office:value="25.638338" calcext:value-type="float">
            <text:p>25.638338</text:p>
          </table:table-cell>
          <table:table-cell office:value-type="float" office:value="24.101109" calcext:value-type="float">
            <text:p>24.101109</text:p>
          </table:table-cell>
          <table:table-cell office:value-type="float" office:value="22.491478" calcext:value-type="float">
            <text:p>22.491478</text:p>
          </table:table-cell>
          <table:table-cell office:value-type="float" office:value="23.141708" calcext:value-type="float">
            <text:p>23.141708</text:p>
          </table:table-cell>
          <table:table-cell office:value-type="float" office:value="22.495604" calcext:value-type="float">
            <text:p>22.495604</text:p>
          </table:table-cell>
          <table:table-cell table:formula="of:=[.E819]-[.F819]" office:value-type="float" office:value="1.609631" calcext:value-type="float">
            <text:p>1.609631</text:p>
          </table:table-cell>
          <table:table-cell office:value-type="float" office:value="24.101109" calcext:value-type="float">
            <text:p>24.101109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6792428" calcext:value-type="float">
            <text:p>322.56792428</text:p>
          </table:table-cell>
          <table:table-cell office:value-type="float" office:value="12.26939819" calcext:value-type="float">
            <text:p>12.26939819</text:p>
          </table:table-cell>
          <table:table-cell office:value-type="float" office:value="25.683489" calcext:value-type="float">
            <text:p>25.683489</text:p>
          </table:table-cell>
          <table:table-cell office:value-type="float" office:value="22.95738" calcext:value-type="float">
            <text:p>22.95738</text:p>
          </table:table-cell>
          <table:table-cell office:value-type="float" office:value="22.320072" calcext:value-type="float">
            <text:p>22.320072</text:p>
          </table:table-cell>
          <table:table-cell office:value-type="float" office:value="21.855009" calcext:value-type="float">
            <text:p>21.855009</text:p>
          </table:table-cell>
          <table:table-cell office:value-type="float" office:value="21.857616" calcext:value-type="float">
            <text:p>21.857616</text:p>
          </table:table-cell>
          <table:table-cell table:formula="of:=[.E820]-[.F820]" office:value-type="float" office:value="0.637308000000001" calcext:value-type="float">
            <text:p>0.637308000000001</text:p>
          </table:table-cell>
          <table:table-cell office:value-type="float" office:value="22.95738" calcext:value-type="float">
            <text:p>22.95738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6850364" calcext:value-type="float">
            <text:p>322.56850364</text:p>
          </table:table-cell>
          <table:table-cell office:value-type="float" office:value="12.2674402" calcext:value-type="float">
            <text:p>12.2674402</text:p>
          </table:table-cell>
          <table:table-cell office:value-type="float" office:value="22.415897" calcext:value-type="float">
            <text:p>22.415897</text:p>
          </table:table-cell>
          <table:table-cell office:value-type="float" office:value="21.610025" calcext:value-type="float">
            <text:p>21.610025</text:p>
          </table:table-cell>
          <table:table-cell office:value-type="float" office:value="21.27128" calcext:value-type="float">
            <text:p>21.27128</text:p>
          </table:table-cell>
          <table:table-cell office:value-type="float" office:value="21.068182" calcext:value-type="float">
            <text:p>21.068182</text:p>
          </table:table-cell>
          <table:table-cell office:value-type="float" office:value="21.2614" calcext:value-type="float">
            <text:p>21.2614</text:p>
          </table:table-cell>
          <table:table-cell table:formula="of:=[.E821]-[.F821]" office:value-type="float" office:value="0.338744999999999" calcext:value-type="float">
            <text:p>0.338744999999999</text:p>
          </table:table-cell>
          <table:table-cell office:value-type="float" office:value="21.610025" calcext:value-type="float">
            <text:p>21.610025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6968599" calcext:value-type="float">
            <text:p>322.56968599</text:p>
          </table:table-cell>
          <table:table-cell office:value-type="float" office:value="12.26770705" calcext:value-type="float">
            <text:p>12.26770705</text:p>
          </table:table-cell>
          <table:table-cell office:value-type="float" office:value="24.628078" calcext:value-type="float">
            <text:p>24.628078</text:p>
          </table:table-cell>
          <table:table-cell office:value-type="float" office:value="22.78072" calcext:value-type="float">
            <text:p>22.78072</text:p>
          </table:table-cell>
          <table:table-cell office:value-type="float" office:value="22.346142" calcext:value-type="float">
            <text:p>22.346142</text:p>
          </table:table-cell>
          <table:table-cell office:value-type="float" office:value="21.858744" calcext:value-type="float">
            <text:p>21.858744</text:p>
          </table:table-cell>
          <table:table-cell office:value-type="float" office:value="21.055624" calcext:value-type="float">
            <text:p>21.055624</text:p>
          </table:table-cell>
          <table:table-cell table:formula="of:=[.E822]-[.F822]" office:value-type="float" office:value="0.434577999999998" calcext:value-type="float">
            <text:p>0.434577999999998</text:p>
          </table:table-cell>
          <table:table-cell office:value-type="float" office:value="22.78072" calcext:value-type="float">
            <text:p>22.7807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7215869" calcext:value-type="float">
            <text:p>322.57215869</text:p>
          </table:table-cell>
          <table:table-cell office:value-type="float" office:value="12.26163852" calcext:value-type="float">
            <text:p>12.26163852</text:p>
          </table:table-cell>
          <table:table-cell office:value-type="float" office:value="22.886393" calcext:value-type="float">
            <text:p>22.886393</text:p>
          </table:table-cell>
          <table:table-cell office:value-type="float" office:value="21.81035" calcext:value-type="float">
            <text:p>21.81035</text:p>
          </table:table-cell>
          <table:table-cell office:value-type="float" office:value="21.361586" calcext:value-type="float">
            <text:p>21.361586</text:p>
          </table:table-cell>
          <table:table-cell office:value-type="float" office:value="20.990423" calcext:value-type="float">
            <text:p>20.990423</text:p>
          </table:table-cell>
          <table:table-cell office:value-type="float" office:value="20.686903" calcext:value-type="float">
            <text:p>20.686903</text:p>
          </table:table-cell>
          <table:table-cell table:formula="of:=[.E823]-[.F823]" office:value-type="float" office:value="0.448764000000001" calcext:value-type="float">
            <text:p>0.448764000000001</text:p>
          </table:table-cell>
          <table:table-cell office:value-type="float" office:value="21.81035" calcext:value-type="float">
            <text:p>21.81035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6436035" calcext:value-type="float">
            <text:p>322.56436035</text:p>
          </table:table-cell>
          <table:table-cell office:value-type="float" office:value="12.30708444" calcext:value-type="float">
            <text:p>12.30708444</text:p>
          </table:table-cell>
          <table:table-cell office:value-type="float" office:value="25.2778" calcext:value-type="float">
            <text:p>25.2778</text:p>
          </table:table-cell>
          <table:table-cell office:value-type="float" office:value="22.832321" calcext:value-type="float">
            <text:p>22.832321</text:p>
          </table:table-cell>
          <table:table-cell office:value-type="float" office:value="22.26181" calcext:value-type="float">
            <text:p>22.26181</text:p>
          </table:table-cell>
          <table:table-cell office:value-type="float" office:value="22.322561" calcext:value-type="float">
            <text:p>22.322561</text:p>
          </table:table-cell>
          <table:table-cell office:value-type="float" office:value="21.800642" calcext:value-type="float">
            <text:p>21.800642</text:p>
          </table:table-cell>
          <table:table-cell table:formula="of:=[.E824]-[.F824]" office:value-type="float" office:value="0.570511" calcext:value-type="float">
            <text:p>0.570511</text:p>
          </table:table-cell>
          <table:table-cell office:value-type="float" office:value="22.832321" calcext:value-type="float">
            <text:p>22.832321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7950809" calcext:value-type="float">
            <text:p>322.57950809</text:p>
          </table:table-cell>
          <table:table-cell office:value-type="float" office:value="12.25979747" calcext:value-type="float">
            <text:p>12.25979747</text:p>
          </table:table-cell>
          <table:table-cell office:value-type="float" office:value="22.176559" calcext:value-type="float">
            <text:p>22.176559</text:p>
          </table:table-cell>
          <table:table-cell office:value-type="float" office:value="21.015543" calcext:value-type="float">
            <text:p>21.015543</text:p>
          </table:table-cell>
          <table:table-cell office:value-type="float" office:value="20.547213" calcext:value-type="float">
            <text:p>20.547213</text:p>
          </table:table-cell>
          <table:table-cell office:value-type="float" office:value="20.429333" calcext:value-type="float">
            <text:p>20.429333</text:p>
          </table:table-cell>
          <table:table-cell office:value-type="float" office:value="20.678473" calcext:value-type="float">
            <text:p>20.678473</text:p>
          </table:table-cell>
          <table:table-cell table:formula="of:=[.E825]-[.F825]" office:value-type="float" office:value="0.468330000000002" calcext:value-type="float">
            <text:p>0.468330000000002</text:p>
          </table:table-cell>
          <table:table-cell office:value-type="float" office:value="21.015543" calcext:value-type="float">
            <text:p>21.015543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8088172" calcext:value-type="float">
            <text:p>322.58088172</text:p>
          </table:table-cell>
          <table:table-cell office:value-type="float" office:value="12.25799061" calcext:value-type="float">
            <text:p>12.25799061</text:p>
          </table:table-cell>
          <table:table-cell office:value-type="float" office:value="23.207561" calcext:value-type="float">
            <text:p>23.207561</text:p>
          </table:table-cell>
          <table:table-cell office:value-type="float" office:value="21.683626" calcext:value-type="float">
            <text:p>21.683626</text:p>
          </table:table-cell>
          <table:table-cell office:value-type="float" office:value="21.195419" calcext:value-type="float">
            <text:p>21.195419</text:p>
          </table:table-cell>
          <table:table-cell office:value-type="float" office:value="20.995693" calcext:value-type="float">
            <text:p>20.995693</text:p>
          </table:table-cell>
          <table:table-cell office:value-type="float" office:value="21.129406" calcext:value-type="float">
            <text:p>21.129406</text:p>
          </table:table-cell>
          <table:table-cell table:formula="of:=[.E826]-[.F826]" office:value-type="float" office:value="0.488206999999999" calcext:value-type="float">
            <text:p>0.488206999999999</text:p>
          </table:table-cell>
          <table:table-cell office:value-type="float" office:value="21.683626" calcext:value-type="float">
            <text:p>21.683626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755689" calcext:value-type="float">
            <text:p>322.5755689</text:p>
          </table:table-cell>
          <table:table-cell office:value-type="float" office:value="12.30108479" calcext:value-type="float">
            <text:p>12.30108479</text:p>
          </table:table-cell>
          <table:table-cell office:value-type="float" office:value="24.669333" calcext:value-type="float">
            <text:p>24.669333</text:p>
          </table:table-cell>
          <table:table-cell office:value-type="float" office:value="22.851559" calcext:value-type="float">
            <text:p>22.851559</text:p>
          </table:table-cell>
          <table:table-cell office:value-type="float" office:value="22.904318" calcext:value-type="float">
            <text:p>22.904318</text:p>
          </table:table-cell>
          <table:table-cell office:value-type="float" office:value="22.427725" calcext:value-type="float">
            <text:p>22.427725</text:p>
          </table:table-cell>
          <table:table-cell office:value-type="float" office:value="21.036507" calcext:value-type="float">
            <text:p>21.036507</text:p>
          </table:table-cell>
          <table:table-cell table:formula="of:=[.E827]-[.F827]" office:value-type="float" office:value="-0.0527589999999982" calcext:value-type="float">
            <text:p>-0.052758999999998</text:p>
          </table:table-cell>
          <table:table-cell office:value-type="float" office:value="22.851559" calcext:value-type="float">
            <text:p>22.851559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59497949" calcext:value-type="float">
            <text:p>322.59497949</text:p>
          </table:table-cell>
          <table:table-cell office:value-type="float" office:value="12.2881165" calcext:value-type="float">
            <text:p>12.2881165</text:p>
          </table:table-cell>
          <table:table-cell office:value-type="float" office:value="22.391571" calcext:value-type="float">
            <text:p>22.391571</text:p>
          </table:table-cell>
          <table:table-cell office:value-type="float" office:value="21.178329" calcext:value-type="float">
            <text:p>21.178329</text:p>
          </table:table-cell>
          <table:table-cell office:value-type="float" office:value="20.684975" calcext:value-type="float">
            <text:p>20.684975</text:p>
          </table:table-cell>
          <table:table-cell office:value-type="float" office:value="20.558805" calcext:value-type="float">
            <text:p>20.558805</text:p>
          </table:table-cell>
          <table:table-cell office:value-type="float" office:value="20.18638" calcext:value-type="float">
            <text:p>20.18638</text:p>
          </table:table-cell>
          <table:table-cell table:formula="of:=[.E828]-[.F828]" office:value-type="float" office:value="0.493354" calcext:value-type="float">
            <text:p>0.493354</text:p>
          </table:table-cell>
          <table:table-cell office:value-type="float" office:value="21.178329" calcext:value-type="float">
            <text:p>21.178329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60074366" calcext:value-type="float">
            <text:p>322.60074366</text:p>
          </table:table-cell>
          <table:table-cell office:value-type="float" office:value="12.28547287" calcext:value-type="float">
            <text:p>12.28547287</text:p>
          </table:table-cell>
          <table:table-cell office:value-type="float" office:value="22.991587" calcext:value-type="float">
            <text:p>22.991587</text:p>
          </table:table-cell>
          <table:table-cell office:value-type="float" office:value="21.804028" calcext:value-type="float">
            <text:p>21.804028</text:p>
          </table:table-cell>
          <table:table-cell office:value-type="float" office:value="21.307032" calcext:value-type="float">
            <text:p>21.307032</text:p>
          </table:table-cell>
          <table:table-cell office:value-type="float" office:value="21.239794" calcext:value-type="float">
            <text:p>21.239794</text:p>
          </table:table-cell>
          <table:table-cell office:value-type="float" office:value="20.768093" calcext:value-type="float">
            <text:p>20.768093</text:p>
          </table:table-cell>
          <table:table-cell table:formula="of:=[.E829]-[.F829]" office:value-type="float" office:value="0.496995999999999" calcext:value-type="float">
            <text:p>0.496995999999999</text:p>
          </table:table-cell>
          <table:table-cell office:value-type="float" office:value="21.804028" calcext:value-type="float">
            <text:p>21.804028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61524361" calcext:value-type="float">
            <text:p>322.61524361</text:p>
          </table:table-cell>
          <table:table-cell office:value-type="float" office:value="12.26822272" calcext:value-type="float">
            <text:p>12.26822272</text:p>
          </table:table-cell>
          <table:table-cell office:value-type="float" office:value="22.941156" calcext:value-type="float">
            <text:p>22.941156</text:p>
          </table:table-cell>
          <table:table-cell office:value-type="float" office:value="23.139072" calcext:value-type="float">
            <text:p>23.139072</text:p>
          </table:table-cell>
          <table:table-cell office:value-type="float" office:value="22.485615" calcext:value-type="float">
            <text:p>22.485615</text:p>
          </table:table-cell>
          <table:table-cell office:value-type="float" office:value="21.976337" calcext:value-type="float">
            <text:p>21.976337</text:p>
          </table:table-cell>
          <table:table-cell office:value-type="float" office:value="22.824299" calcext:value-type="float">
            <text:p>22.824299</text:p>
          </table:table-cell>
          <table:table-cell table:formula="of:=[.E830]-[.F830]" office:value-type="float" office:value="0.653457" calcext:value-type="float">
            <text:p>0.653457</text:p>
          </table:table-cell>
          <table:table-cell office:value-type="float" office:value="23.139072" calcext:value-type="float">
            <text:p>23.139072</text:p>
          </table:table-cell>
          <table:table-cell table:number-columns-repeated="8"/>
        </table:table-row>
        <table:table-row table:style-name="ro1">
          <table:table-cell office:value-type="float" office:value="5.87727223545072E+017" calcext:value-type="float">
            <text:p>5.87727223545072E+017</text:p>
          </table:table-cell>
          <table:table-cell office:value-type="float" office:value="322.62082956" calcext:value-type="float">
            <text:p>322.62082956</text:p>
          </table:table-cell>
          <table:table-cell office:value-type="float" office:value="12.26193276" calcext:value-type="float">
            <text:p>12.26193276</text:p>
          </table:table-cell>
          <table:table-cell office:value-type="float" office:value="22.869211" calcext:value-type="float">
            <text:p>22.869211</text:p>
          </table:table-cell>
          <table:table-cell office:value-type="float" office:value="21.919525" calcext:value-type="float">
            <text:p>21.919525</text:p>
          </table:table-cell>
          <table:table-cell office:value-type="float" office:value="21.414825" calcext:value-type="float">
            <text:p>21.414825</text:p>
          </table:table-cell>
          <table:table-cell office:value-type="float" office:value="21.129677" calcext:value-type="float">
            <text:p>21.129677</text:p>
          </table:table-cell>
          <table:table-cell office:value-type="float" office:value="21.200232" calcext:value-type="float">
            <text:p>21.200232</text:p>
          </table:table-cell>
          <table:table-cell table:formula="of:=[.E831]-[.F831]" office:value-type="float" office:value="0.5047" calcext:value-type="float">
            <text:p>0.5047</text:p>
          </table:table-cell>
          <table:table-cell office:value-type="float" office:value="21.919525" calcext:value-type="float">
            <text:p>21.919525</text:p>
          </table:table-cell>
          <table:table-cell table:number-columns-repeated="8"/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48542722" calcext:value-type="float">
            <text:p>322.48542722</text:p>
          </table:table-cell>
          <table:table-cell office:value-type="float" office:value="12.28626793" calcext:value-type="float">
            <text:p>12.28626793</text:p>
          </table:table-cell>
          <table:table-cell office:value-type="float" office:value="26.120365" calcext:value-type="float">
            <text:p>26.120365</text:p>
          </table:table-cell>
          <table:table-cell office:value-type="float" office:value="23.370087" calcext:value-type="float">
            <text:p>23.370087</text:p>
          </table:table-cell>
          <table:table-cell office:value-type="float" office:value="22.463978" calcext:value-type="float">
            <text:p>22.463978</text:p>
          </table:table-cell>
          <table:table-cell office:value-type="float" office:value="21.849312" calcext:value-type="float">
            <text:p>21.849312</text:p>
          </table:table-cell>
          <table:table-cell office:value-type="float" office:value="22.463661" calcext:value-type="float">
            <text:p>22.463661</text:p>
          </table:table-cell>
          <table:table-cell table:formula="of:=[.E832]-[.F832]" office:value-type="float" office:value="0.906109000000001" calcext:value-type="float">
            <text:p>0.906109000000001</text:p>
          </table:table-cell>
          <table:table-cell office:value-type="float" office:value="23.370087" calcext:value-type="float">
            <text:p>23.370087</text:p>
          </table:table-cell>
          <table:table-cell table:number-columns-repeated="8"/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49248485" calcext:value-type="float">
            <text:p>322.49248485</text:p>
          </table:table-cell>
          <table:table-cell office:value-type="float" office:value="12.29311472" calcext:value-type="float">
            <text:p>12.29311472</text:p>
          </table:table-cell>
          <table:table-cell office:value-type="float" office:value="25.694988" calcext:value-type="float">
            <text:p>25.694988</text:p>
          </table:table-cell>
          <table:table-cell office:value-type="float" office:value="23.14797" calcext:value-type="float">
            <text:p>23.14797</text:p>
          </table:table-cell>
          <table:table-cell office:value-type="float" office:value="22.153858" calcext:value-type="float">
            <text:p>22.153858</text:p>
          </table:table-cell>
          <table:table-cell office:value-type="float" office:value="22.124607" calcext:value-type="float">
            <text:p>22.124607</text:p>
          </table:table-cell>
          <table:table-cell office:value-type="float" office:value="21.52548" calcext:value-type="float">
            <text:p>21.52548</text:p>
          </table:table-cell>
          <table:table-cell table:formula="of:=[.E833]-[.F833]" office:value-type="float" office:value="0.994112000000001" calcext:value-type="float">
            <text:p>0.994112000000001</text:p>
          </table:table-cell>
          <table:table-cell office:value-type="float" office:value="23.14797" calcext:value-type="float">
            <text:p>23.14797</text:p>
          </table:table-cell>
          <table:table-cell table:number-columns-repeated="8"/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51315721" calcext:value-type="float">
            <text:p>322.51315721</text:p>
          </table:table-cell>
          <table:table-cell office:value-type="float" office:value="12.28419531" calcext:value-type="float">
            <text:p>12.28419531</text:p>
          </table:table-cell>
          <table:table-cell office:value-type="float" office:value="23.68833" calcext:value-type="float">
            <text:p>23.68833</text:p>
          </table:table-cell>
          <table:table-cell office:value-type="float" office:value="24.183985" calcext:value-type="float">
            <text:p>24.183985</text:p>
          </table:table-cell>
          <table:table-cell office:value-type="float" office:value="22.462639" calcext:value-type="float">
            <text:p>22.462639</text:p>
          </table:table-cell>
          <table:table-cell office:value-type="float" office:value="22.695555" calcext:value-type="float">
            <text:p>22.695555</text:p>
          </table:table-cell>
          <table:table-cell office:value-type="float" office:value="24.08029" calcext:value-type="float">
            <text:p>24.08029</text:p>
          </table:table-cell>
          <table:table-cell table:formula="of:=[.E834]-[.F834]" office:value-type="float" office:value="1.721346" calcext:value-type="float">
            <text:p>1.721346</text:p>
          </table:table-cell>
          <table:table-cell office:value-type="float" office:value="24.183985" calcext:value-type="float">
            <text:p>24.183985</text:p>
          </table:table-cell>
          <table:table-cell table:number-columns-repeated="8"/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51461485" calcext:value-type="float">
            <text:p>322.51461485</text:p>
          </table:table-cell>
          <table:table-cell office:value-type="float" office:value="12.28371818" calcext:value-type="float">
            <text:p>12.28371818</text:p>
          </table:table-cell>
          <table:table-cell office:value-type="float" office:value="25.534508" calcext:value-type="float">
            <text:p>25.534508</text:p>
          </table:table-cell>
          <table:table-cell office:value-type="float" office:value="23.253143" calcext:value-type="float">
            <text:p>23.253143</text:p>
          </table:table-cell>
          <table:table-cell office:value-type="float" office:value="22.504232" calcext:value-type="float">
            <text:p>22.504232</text:p>
          </table:table-cell>
          <table:table-cell office:value-type="float" office:value="22.703371" calcext:value-type="float">
            <text:p>22.703371</text:p>
          </table:table-cell>
          <table:table-cell office:value-type="float" office:value="21.478313" calcext:value-type="float">
            <text:p>21.478313</text:p>
          </table:table-cell>
          <table:table-cell table:formula="of:=[.E835]-[.F835]" office:value-type="float" office:value="0.748911" calcext:value-type="float">
            <text:p>0.748911</text:p>
          </table:table-cell>
          <table:table-cell office:value-type="float" office:value="23.253143" calcext:value-type="float">
            <text:p>23.253143</text:p>
          </table:table-cell>
          <table:table-cell table:number-columns-repeated="8"/>
        </table:table-row>
        <table:table-row table:style-name="ro1">
          <table:table-cell office:value-type="float" office:value="5.87727223545073E+017" calcext:value-type="float">
            <text:p>5.87727223545073E+017</text:p>
          </table:table-cell>
          <table:table-cell office:value-type="float" office:value="322.58793604" calcext:value-type="float">
            <text:p>322.58793604</text:p>
          </table:table-cell>
          <table:table-cell office:value-type="float" office:value="12.294299" calcext:value-type="float">
            <text:p>12.294299</text:p>
          </table:table-cell>
          <table:table-cell office:value-type="float" office:value="24.822224" calcext:value-type="float">
            <text:p>24.822224</text:p>
          </table:table-cell>
          <table:table-cell office:value-type="float" office:value="23.071014" calcext:value-type="float">
            <text:p>23.071014</text:p>
          </table:table-cell>
          <table:table-cell office:value-type="float" office:value="22.187098" calcext:value-type="float">
            <text:p>22.187098</text:p>
          </table:table-cell>
          <table:table-cell office:value-type="float" office:value="21.756348" calcext:value-type="float">
            <text:p>21.756348</text:p>
          </table:table-cell>
          <table:table-cell office:value-type="float" office:value="23.223644" calcext:value-type="float">
            <text:p>23.223644</text:p>
          </table:table-cell>
          <table:table-cell table:formula="of:=[.E836]-[.F836]" office:value-type="float" office:value="0.883916000000003" calcext:value-type="float">
            <text:p>0.883916000000003</text:p>
          </table:table-cell>
          <table:table-cell office:value-type="float" office:value="23.071014" calcext:value-type="float">
            <text:p>23.071014</text:p>
          </table:table-cell>
          <table:table-cell table:number-columns-repeated="8"/>
        </table:table-row>
        <table:table-row table:style-name="ro1">
          <table:table-cell office:value-type="float" office:value="5.87730775483482E+017" calcext:value-type="float">
            <text:p>5.87730775483482E+017</text:p>
          </table:table-cell>
          <table:table-cell office:value-type="float" office:value="322.650004" calcext:value-type="float">
            <text:p>322.650004</text:p>
          </table:table-cell>
          <table:table-cell office:value-type="float" office:value="12.12742689" calcext:value-type="float">
            <text:p>12.12742689</text:p>
          </table:table-cell>
          <table:table-cell office:value-type="float" office:value="20.032101" calcext:value-type="float">
            <text:p>20.032101</text:p>
          </table:table-cell>
          <table:table-cell office:value-type="float" office:value="19.133707" calcext:value-type="float">
            <text:p>19.133707</text:p>
          </table:table-cell>
          <table:table-cell office:value-type="float" office:value="18.81221" calcext:value-type="float">
            <text:p>18.81221</text:p>
          </table:table-cell>
          <table:table-cell office:value-type="float" office:value="18.718163" calcext:value-type="float">
            <text:p>18.718163</text:p>
          </table:table-cell>
          <table:table-cell office:value-type="float" office:value="18.695261" calcext:value-type="float">
            <text:p>18.695261</text:p>
          </table:table-cell>
          <table:table-cell table:formula="of:=[.E837]-[.F837]" office:value-type="float" office:value="0.321497000000001" calcext:value-type="float">
            <text:p>0.321497000000001</text:p>
          </table:table-cell>
          <table:table-cell office:value-type="float" office:value="19.133707" calcext:value-type="float">
            <text:p>19.133707</text:p>
          </table:table-cell>
          <table:table-cell table:number-columns-repeated="8"/>
        </table:table-row>
        <table:table-row table:style-name="ro1">
          <table:table-cell office:value-type="float" office:value="5.87730775483482E+017" calcext:value-type="float">
            <text:p>5.87730775483482E+017</text:p>
          </table:table-cell>
          <table:table-cell office:value-type="float" office:value="322.64943552" calcext:value-type="float">
            <text:p>322.64943552</text:p>
          </table:table-cell>
          <table:table-cell office:value-type="float" office:value="12.1289036" calcext:value-type="float">
            <text:p>12.1289036</text:p>
          </table:table-cell>
          <table:table-cell office:value-type="float" office:value="25.181982" calcext:value-type="float">
            <text:p>25.181982</text:p>
          </table:table-cell>
          <table:table-cell office:value-type="float" office:value="23.610731" calcext:value-type="float">
            <text:p>23.610731</text:p>
          </table:table-cell>
          <table:table-cell office:value-type="float" office:value="22.511242" calcext:value-type="float">
            <text:p>22.511242</text:p>
          </table:table-cell>
          <table:table-cell office:value-type="float" office:value="22.349524" calcext:value-type="float">
            <text:p>22.349524</text:p>
          </table:table-cell>
          <table:table-cell office:value-type="float" office:value="23.058834" calcext:value-type="float">
            <text:p>23.058834</text:p>
          </table:table-cell>
          <table:table-cell table:formula="of:=[.E838]-[.F838]" office:value-type="float" office:value="1.099489" calcext:value-type="float">
            <text:p>1.099489</text:p>
          </table:table-cell>
          <table:table-cell office:value-type="float" office:value="23.610731" calcext:value-type="float">
            <text:p>23.610731</text:p>
          </table:table-cell>
          <table:table-cell table:number-columns-repeated="8"/>
        </table:table-row>
        <table:table-row table:style-name="ro1">
          <table:table-cell office:value-type="float" office:value="5.87730775483482E+017" calcext:value-type="float">
            <text:p>5.87730775483482E+017</text:p>
          </table:table-cell>
          <table:table-cell office:value-type="float" office:value="322.65436038" calcext:value-type="float">
            <text:p>322.65436038</text:p>
          </table:table-cell>
          <table:table-cell office:value-type="float" office:value="12.15223268" calcext:value-type="float">
            <text:p>12.15223268</text:p>
          </table:table-cell>
          <table:table-cell office:value-type="float" office:value="18.877508" calcext:value-type="float">
            <text:p>18.877508</text:p>
          </table:table-cell>
          <table:table-cell office:value-type="float" office:value="17.401525" calcext:value-type="float">
            <text:p>17.401525</text:p>
          </table:table-cell>
          <table:table-cell office:value-type="float" office:value="16.798534" calcext:value-type="float">
            <text:p>16.798534</text:p>
          </table:table-cell>
          <table:table-cell office:value-type="float" office:value="16.599438" calcext:value-type="float">
            <text:p>16.599438</text:p>
          </table:table-cell>
          <table:table-cell office:value-type="float" office:value="16.477926" calcext:value-type="float">
            <text:p>16.477926</text:p>
          </table:table-cell>
          <table:table-cell table:formula="of:=[.E839]-[.F839]" office:value-type="float" office:value="0.602990999999999" calcext:value-type="float">
            <text:p>0.602990999999999</text:p>
          </table:table-cell>
          <table:table-cell office:value-type="float" office:value="17.401525" calcext:value-type="float">
            <text:p>17.401525</text:p>
          </table:table-cell>
          <table:table-cell table:number-columns-repeated="8"/>
        </table:table-row>
        <table:table-row table:style-name="ro1">
          <table:table-cell office:value-type="float" office:value="5.87730775483482E+017" calcext:value-type="float">
            <text:p>5.87730775483482E+017</text:p>
          </table:table-cell>
          <table:table-cell office:value-type="float" office:value="322.65250974" calcext:value-type="float">
            <text:p>322.65250974</text:p>
          </table:table-cell>
          <table:table-cell office:value-type="float" office:value="12.194627" calcext:value-type="float">
            <text:p>12.194627</text:p>
          </table:table-cell>
          <table:table-cell office:value-type="float" office:value="26.635559" calcext:value-type="float">
            <text:p>26.635559</text:p>
          </table:table-cell>
          <table:table-cell office:value-type="float" office:value="23.796074" calcext:value-type="float">
            <text:p>23.796074</text:p>
          </table:table-cell>
          <table:table-cell office:value-type="float" office:value="22.202341" calcext:value-type="float">
            <text:p>22.202341</text:p>
          </table:table-cell>
          <table:table-cell office:value-type="float" office:value="21.315912" calcext:value-type="float">
            <text:p>21.315912</text:p>
          </table:table-cell>
          <table:table-cell office:value-type="float" office:value="20.87393" calcext:value-type="float">
            <text:p>20.87393</text:p>
          </table:table-cell>
          <table:table-cell table:formula="of:=[.E840]-[.F840]" office:value-type="float" office:value="1.593733" calcext:value-type="float">
            <text:p>1.593733</text:p>
          </table:table-cell>
          <table:table-cell office:value-type="float" office:value="23.796074" calcext:value-type="float">
            <text:p>23.796074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3339316" calcext:value-type="float">
            <text:p>322.63339316</text:p>
          </table:table-cell>
          <table:table-cell office:value-type="float" office:value="12.24348165" calcext:value-type="float">
            <text:p>12.24348165</text:p>
          </table:table-cell>
          <table:table-cell office:value-type="float" office:value="20.357613" calcext:value-type="float">
            <text:p>20.357613</text:p>
          </table:table-cell>
          <table:table-cell office:value-type="float" office:value="19.098019" calcext:value-type="float">
            <text:p>19.098019</text:p>
          </table:table-cell>
          <table:table-cell office:value-type="float" office:value="18.566944" calcext:value-type="float">
            <text:p>18.566944</text:p>
          </table:table-cell>
          <table:table-cell office:value-type="float" office:value="18.386383" calcext:value-type="float">
            <text:p>18.386383</text:p>
          </table:table-cell>
          <table:table-cell office:value-type="float" office:value="18.333904" calcext:value-type="float">
            <text:p>18.333904</text:p>
          </table:table-cell>
          <table:table-cell table:formula="of:=[.E841]-[.F841]" office:value-type="float" office:value="0.531075000000001" calcext:value-type="float">
            <text:p>0.531075000000001</text:p>
          </table:table-cell>
          <table:table-cell office:value-type="float" office:value="19.098019" calcext:value-type="float">
            <text:p>19.098019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3270155" calcext:value-type="float">
            <text:p>322.63270155</text:p>
          </table:table-cell>
          <table:table-cell office:value-type="float" office:value="12.24347752" calcext:value-type="float">
            <text:p>12.24347752</text:p>
          </table:table-cell>
          <table:table-cell office:value-type="float" office:value="21.50647" calcext:value-type="float">
            <text:p>21.50647</text:p>
          </table:table-cell>
          <table:table-cell office:value-type="float" office:value="20.306561" calcext:value-type="float">
            <text:p>20.306561</text:p>
          </table:table-cell>
          <table:table-cell office:value-type="float" office:value="19.909794" calcext:value-type="float">
            <text:p>19.909794</text:p>
          </table:table-cell>
          <table:table-cell office:value-type="float" office:value="19.792933" calcext:value-type="float">
            <text:p>19.792933</text:p>
          </table:table-cell>
          <table:table-cell office:value-type="float" office:value="19.745571" calcext:value-type="float">
            <text:p>19.745571</text:p>
          </table:table-cell>
          <table:table-cell table:formula="of:=[.E842]-[.F842]" office:value-type="float" office:value="0.396766999999997" calcext:value-type="float">
            <text:p>0.396766999999997</text:p>
          </table:table-cell>
          <table:table-cell office:value-type="float" office:value="20.306561" calcext:value-type="float">
            <text:p>20.306561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3357489" calcext:value-type="float">
            <text:p>322.63357489</text:p>
          </table:table-cell>
          <table:table-cell office:value-type="float" office:value="12.24519267" calcext:value-type="float">
            <text:p>12.24519267</text:p>
          </table:table-cell>
          <table:table-cell office:value-type="float" office:value="25.550598" calcext:value-type="float">
            <text:p>25.550598</text:p>
          </table:table-cell>
          <table:table-cell office:value-type="float" office:value="23.840054" calcext:value-type="float">
            <text:p>23.840054</text:p>
          </table:table-cell>
          <table:table-cell office:value-type="float" office:value="22.557146" calcext:value-type="float">
            <text:p>22.557146</text:p>
          </table:table-cell>
          <table:table-cell office:value-type="float" office:value="21.945061" calcext:value-type="float">
            <text:p>21.945061</text:p>
          </table:table-cell>
          <table:table-cell office:value-type="float" office:value="21.391279" calcext:value-type="float">
            <text:p>21.391279</text:p>
          </table:table-cell>
          <table:table-cell table:formula="of:=[.E843]-[.F843]" office:value-type="float" office:value="1.282908" calcext:value-type="float">
            <text:p>1.282908</text:p>
          </table:table-cell>
          <table:table-cell office:value-type="float" office:value="23.840054" calcext:value-type="float">
            <text:p>23.840054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3112043" calcext:value-type="float">
            <text:p>322.63112043</text:p>
          </table:table-cell>
          <table:table-cell office:value-type="float" office:value="12.24868945" calcext:value-type="float">
            <text:p>12.24868945</text:p>
          </table:table-cell>
          <table:table-cell office:value-type="float" office:value="21.505608" calcext:value-type="float">
            <text:p>21.505608</text:p>
          </table:table-cell>
          <table:table-cell office:value-type="float" office:value="20.675636" calcext:value-type="float">
            <text:p>20.675636</text:p>
          </table:table-cell>
          <table:table-cell office:value-type="float" office:value="20.213043" calcext:value-type="float">
            <text:p>20.213043</text:p>
          </table:table-cell>
          <table:table-cell office:value-type="float" office:value="20.125509" calcext:value-type="float">
            <text:p>20.125509</text:p>
          </table:table-cell>
          <table:table-cell office:value-type="float" office:value="20.01388" calcext:value-type="float">
            <text:p>20.01388</text:p>
          </table:table-cell>
          <table:table-cell table:formula="of:=[.E844]-[.F844]" office:value-type="float" office:value="0.462593000000002" calcext:value-type="float">
            <text:p>0.462593000000002</text:p>
          </table:table-cell>
          <table:table-cell office:value-type="float" office:value="20.675636" calcext:value-type="float">
            <text:p>20.675636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5251414" calcext:value-type="float">
            <text:p>322.65251414</text:p>
          </table:table-cell>
          <table:table-cell office:value-type="float" office:value="12.146495" calcext:value-type="float">
            <text:p>12.146495</text:p>
          </table:table-cell>
          <table:table-cell office:value-type="float" office:value="24.760063" calcext:value-type="float">
            <text:p>24.760063</text:p>
          </table:table-cell>
          <table:table-cell office:value-type="float" office:value="20.789225" calcext:value-type="float">
            <text:p>20.789225</text:p>
          </table:table-cell>
          <table:table-cell office:value-type="float" office:value="19.274122" calcext:value-type="float">
            <text:p>19.274122</text:p>
          </table:table-cell>
          <table:table-cell office:value-type="float" office:value="18.512377" calcext:value-type="float">
            <text:p>18.512377</text:p>
          </table:table-cell>
          <table:table-cell office:value-type="float" office:value="18.09219" calcext:value-type="float">
            <text:p>18.09219</text:p>
          </table:table-cell>
          <table:table-cell table:formula="of:=[.E845]-[.F845]" office:value-type="float" office:value="1.515103" calcext:value-type="float">
            <text:p>1.515103</text:p>
          </table:table-cell>
          <table:table-cell office:value-type="float" office:value="20.789225" calcext:value-type="float">
            <text:p>20.789225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5209807" calcext:value-type="float">
            <text:p>322.65209807</text:p>
          </table:table-cell>
          <table:table-cell office:value-type="float" office:value="12.13848135" calcext:value-type="float">
            <text:p>12.13848135</text:p>
          </table:table-cell>
          <table:table-cell office:value-type="float" office:value="22.690844" calcext:value-type="float">
            <text:p>22.690844</text:p>
          </table:table-cell>
          <table:table-cell office:value-type="float" office:value="20.387821" calcext:value-type="float">
            <text:p>20.387821</text:p>
          </table:table-cell>
          <table:table-cell office:value-type="float" office:value="18.879599" calcext:value-type="float">
            <text:p>18.879599</text:p>
          </table:table-cell>
          <table:table-cell office:value-type="float" office:value="17.920103" calcext:value-type="float">
            <text:p>17.920103</text:p>
          </table:table-cell>
          <table:table-cell office:value-type="float" office:value="17.41996" calcext:value-type="float">
            <text:p>17.41996</text:p>
          </table:table-cell>
          <table:table-cell table:formula="of:=[.E846]-[.F846]" office:value-type="float" office:value="1.508222" calcext:value-type="float">
            <text:p>1.508222</text:p>
          </table:table-cell>
          <table:table-cell office:value-type="float" office:value="20.387821" calcext:value-type="float">
            <text:p>20.387821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5288093" calcext:value-type="float">
            <text:p>322.65288093</text:p>
          </table:table-cell>
          <table:table-cell office:value-type="float" office:value="12.14174173" calcext:value-type="float">
            <text:p>12.14174173</text:p>
          </table:table-cell>
          <table:table-cell office:value-type="float" office:value="23.668364" calcext:value-type="float">
            <text:p>23.668364</text:p>
          </table:table-cell>
          <table:table-cell office:value-type="float" office:value="22.340752" calcext:value-type="float">
            <text:p>22.340752</text:p>
          </table:table-cell>
          <table:table-cell office:value-type="float" office:value="21.667036" calcext:value-type="float">
            <text:p>21.667036</text:p>
          </table:table-cell>
          <table:table-cell office:value-type="float" office:value="21.885544" calcext:value-type="float">
            <text:p>21.885544</text:p>
          </table:table-cell>
          <table:table-cell office:value-type="float" office:value="21.065893" calcext:value-type="float">
            <text:p>21.065893</text:p>
          </table:table-cell>
          <table:table-cell table:formula="of:=[.E847]-[.F847]" office:value-type="float" office:value="0.673715999999999" calcext:value-type="float">
            <text:p>0.673715999999999</text:p>
          </table:table-cell>
          <table:table-cell office:value-type="float" office:value="22.340752" calcext:value-type="float">
            <text:p>22.340752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5288737" calcext:value-type="float">
            <text:p>322.65288737</text:p>
          </table:table-cell>
          <table:table-cell office:value-type="float" office:value="12.14963528" calcext:value-type="float">
            <text:p>12.14963528</text:p>
          </table:table-cell>
          <table:table-cell office:value-type="float" office:value="22.183174" calcext:value-type="float">
            <text:p>22.183174</text:p>
          </table:table-cell>
          <table:table-cell office:value-type="float" office:value="20.778793" calcext:value-type="float">
            <text:p>20.778793</text:p>
          </table:table-cell>
          <table:table-cell office:value-type="float" office:value="20.098499" calcext:value-type="float">
            <text:p>20.098499</text:p>
          </table:table-cell>
          <table:table-cell office:value-type="float" office:value="19.903273" calcext:value-type="float">
            <text:p>19.903273</text:p>
          </table:table-cell>
          <table:table-cell office:value-type="float" office:value="19.626348" calcext:value-type="float">
            <text:p>19.626348</text:p>
          </table:table-cell>
          <table:table-cell table:formula="of:=[.E848]-[.F848]" office:value-type="float" office:value="0.680294" calcext:value-type="float">
            <text:p>0.680294</text:p>
          </table:table-cell>
          <table:table-cell office:value-type="float" office:value="20.778793" calcext:value-type="float">
            <text:p>20.778793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5354493" calcext:value-type="float">
            <text:p>322.65354493</text:p>
          </table:table-cell>
          <table:table-cell office:value-type="float" office:value="12.18058465" calcext:value-type="float">
            <text:p>12.18058465</text:p>
          </table:table-cell>
          <table:table-cell office:value-type="float" office:value="20.679811" calcext:value-type="float">
            <text:p>20.679811</text:p>
          </table:table-cell>
          <table:table-cell office:value-type="float" office:value="19.482378" calcext:value-type="float">
            <text:p>19.482378</text:p>
          </table:table-cell>
          <table:table-cell office:value-type="float" office:value="18.886951" calcext:value-type="float">
            <text:p>18.886951</text:p>
          </table:table-cell>
          <table:table-cell office:value-type="float" office:value="18.700579" calcext:value-type="float">
            <text:p>18.700579</text:p>
          </table:table-cell>
          <table:table-cell office:value-type="float" office:value="18.573473" calcext:value-type="float">
            <text:p>18.573473</text:p>
          </table:table-cell>
          <table:table-cell table:formula="of:=[.E849]-[.F849]" office:value-type="float" office:value="0.595427000000001" calcext:value-type="float">
            <text:p>0.595427000000001</text:p>
          </table:table-cell>
          <table:table-cell office:value-type="float" office:value="19.482378" calcext:value-type="float">
            <text:p>19.482378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5216691" calcext:value-type="float">
            <text:p>322.65216691</text:p>
          </table:table-cell>
          <table:table-cell office:value-type="float" office:value="12.17996242" calcext:value-type="float">
            <text:p>12.17996242</text:p>
          </table:table-cell>
          <table:table-cell office:value-type="float" office:value="21.790024" calcext:value-type="float">
            <text:p>21.790024</text:p>
          </table:table-cell>
          <table:table-cell office:value-type="float" office:value="21.030659" calcext:value-type="float">
            <text:p>21.030659</text:p>
          </table:table-cell>
          <table:table-cell office:value-type="float" office:value="20.601322" calcext:value-type="float">
            <text:p>20.601322</text:p>
          </table:table-cell>
          <table:table-cell office:value-type="float" office:value="20.455544" calcext:value-type="float">
            <text:p>20.455544</text:p>
          </table:table-cell>
          <table:table-cell office:value-type="float" office:value="20.480215" calcext:value-type="float">
            <text:p>20.480215</text:p>
          </table:table-cell>
          <table:table-cell table:formula="of:=[.E850]-[.F850]" office:value-type="float" office:value="0.429337" calcext:value-type="float">
            <text:p>0.429337</text:p>
          </table:table-cell>
          <table:table-cell office:value-type="float" office:value="21.030659" calcext:value-type="float">
            <text:p>21.030659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3991018" calcext:value-type="float">
            <text:p>322.63991018</text:p>
          </table:table-cell>
          <table:table-cell office:value-type="float" office:value="12.2314483" calcext:value-type="float">
            <text:p>12.2314483</text:p>
          </table:table-cell>
          <table:table-cell office:value-type="float" office:value="20.257683" calcext:value-type="float">
            <text:p>20.257683</text:p>
          </table:table-cell>
          <table:table-cell office:value-type="float" office:value="19.263992" calcext:value-type="float">
            <text:p>19.263992</text:p>
          </table:table-cell>
          <table:table-cell office:value-type="float" office:value="18.877859" calcext:value-type="float">
            <text:p>18.877859</text:p>
          </table:table-cell>
          <table:table-cell office:value-type="float" office:value="18.748035" calcext:value-type="float">
            <text:p>18.748035</text:p>
          </table:table-cell>
          <table:table-cell office:value-type="float" office:value="18.634087" calcext:value-type="float">
            <text:p>18.634087</text:p>
          </table:table-cell>
          <table:table-cell table:formula="of:=[.E851]-[.F851]" office:value-type="float" office:value="0.386133000000001" calcext:value-type="float">
            <text:p>0.386133000000001</text:p>
          </table:table-cell>
          <table:table-cell office:value-type="float" office:value="19.263992" calcext:value-type="float">
            <text:p>19.263992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4131715" calcext:value-type="float">
            <text:p>322.64131715</text:p>
          </table:table-cell>
          <table:table-cell office:value-type="float" office:value="12.23160268" calcext:value-type="float">
            <text:p>12.23160268</text:p>
          </table:table-cell>
          <table:table-cell office:value-type="float" office:value="24.805252" calcext:value-type="float">
            <text:p>24.805252</text:p>
          </table:table-cell>
          <table:table-cell office:value-type="float" office:value="22.362675" calcext:value-type="float">
            <text:p>22.362675</text:p>
          </table:table-cell>
          <table:table-cell office:value-type="float" office:value="21.733303" calcext:value-type="float">
            <text:p>21.733303</text:p>
          </table:table-cell>
          <table:table-cell office:value-type="float" office:value="21.283796" calcext:value-type="float">
            <text:p>21.283796</text:p>
          </table:table-cell>
          <table:table-cell office:value-type="float" office:value="21.506096" calcext:value-type="float">
            <text:p>21.506096</text:p>
          </table:table-cell>
          <table:table-cell table:formula="of:=[.E852]-[.F852]" office:value-type="float" office:value="0.629372" calcext:value-type="float">
            <text:p>0.629372</text:p>
          </table:table-cell>
          <table:table-cell office:value-type="float" office:value="22.362675" calcext:value-type="float">
            <text:p>22.362675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4539544" calcext:value-type="float">
            <text:p>322.64539544</text:p>
          </table:table-cell>
          <table:table-cell office:value-type="float" office:value="12.21416322" calcext:value-type="float">
            <text:p>12.21416322</text:p>
          </table:table-cell>
          <table:table-cell office:value-type="float" office:value="22.399504" calcext:value-type="float">
            <text:p>22.399504</text:p>
          </table:table-cell>
          <table:table-cell office:value-type="float" office:value="21.274284" calcext:value-type="float">
            <text:p>21.274284</text:p>
          </table:table-cell>
          <table:table-cell office:value-type="float" office:value="20.719069" calcext:value-type="float">
            <text:p>20.719069</text:p>
          </table:table-cell>
          <table:table-cell office:value-type="float" office:value="20.557833" calcext:value-type="float">
            <text:p>20.557833</text:p>
          </table:table-cell>
          <table:table-cell office:value-type="float" office:value="20.141174" calcext:value-type="float">
            <text:p>20.141174</text:p>
          </table:table-cell>
          <table:table-cell table:formula="of:=[.E853]-[.F853]" office:value-type="float" office:value="0.555215" calcext:value-type="float">
            <text:p>0.555215</text:p>
          </table:table-cell>
          <table:table-cell office:value-type="float" office:value="21.274284" calcext:value-type="float">
            <text:p>21.274284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5308505" calcext:value-type="float">
            <text:p>322.65308505</text:p>
          </table:table-cell>
          <table:table-cell office:value-type="float" office:value="12.16879653" calcext:value-type="float">
            <text:p>12.16879653</text:p>
          </table:table-cell>
          <table:table-cell office:value-type="float" office:value="21.075975" calcext:value-type="float">
            <text:p>21.075975</text:p>
          </table:table-cell>
          <table:table-cell office:value-type="float" office:value="20.12645" calcext:value-type="float">
            <text:p>20.12645</text:p>
          </table:table-cell>
          <table:table-cell office:value-type="float" office:value="19.757448" calcext:value-type="float">
            <text:p>19.757448</text:p>
          </table:table-cell>
          <table:table-cell office:value-type="float" office:value="19.627785" calcext:value-type="float">
            <text:p>19.627785</text:p>
          </table:table-cell>
          <table:table-cell office:value-type="float" office:value="19.53064" calcext:value-type="float">
            <text:p>19.53064</text:p>
          </table:table-cell>
          <table:table-cell table:formula="of:=[.E854]-[.F854]" office:value-type="float" office:value="0.369001999999998" calcext:value-type="float">
            <text:p>0.369001999999998</text:p>
          </table:table-cell>
          <table:table-cell office:value-type="float" office:value="20.12645" calcext:value-type="float">
            <text:p>20.12645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5319967" calcext:value-type="float">
            <text:p>322.65319967</text:p>
          </table:table-cell>
          <table:table-cell office:value-type="float" office:value="12.16772874" calcext:value-type="float">
            <text:p>12.16772874</text:p>
          </table:table-cell>
          <table:table-cell office:value-type="float" office:value="21.803654" calcext:value-type="float">
            <text:p>21.803654</text:p>
          </table:table-cell>
          <table:table-cell office:value-type="float" office:value="20.989456" calcext:value-type="float">
            <text:p>20.989456</text:p>
          </table:table-cell>
          <table:table-cell office:value-type="float" office:value="20.551168" calcext:value-type="float">
            <text:p>20.551168</text:p>
          </table:table-cell>
          <table:table-cell office:value-type="float" office:value="20.425287" calcext:value-type="float">
            <text:p>20.425287</text:p>
          </table:table-cell>
          <table:table-cell office:value-type="float" office:value="20.334923" calcext:value-type="float">
            <text:p>20.334923</text:p>
          </table:table-cell>
          <table:table-cell table:formula="of:=[.E855]-[.F855]" office:value-type="float" office:value="0.438288" calcext:value-type="float">
            <text:p>0.438288</text:p>
          </table:table-cell>
          <table:table-cell office:value-type="float" office:value="20.989456" calcext:value-type="float">
            <text:p>20.989456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5152932" calcext:value-type="float">
            <text:p>322.65152932</text:p>
          </table:table-cell>
          <table:table-cell office:value-type="float" office:value="12.19755694" calcext:value-type="float">
            <text:p>12.19755694</text:p>
          </table:table-cell>
          <table:table-cell office:value-type="float" office:value="21.374821" calcext:value-type="float">
            <text:p>21.374821</text:p>
          </table:table-cell>
          <table:table-cell office:value-type="float" office:value="20.714102" calcext:value-type="float">
            <text:p>20.714102</text:p>
          </table:table-cell>
          <table:table-cell office:value-type="float" office:value="20.243271" calcext:value-type="float">
            <text:p>20.243271</text:p>
          </table:table-cell>
          <table:table-cell office:value-type="float" office:value="20.116776" calcext:value-type="float">
            <text:p>20.116776</text:p>
          </table:table-cell>
          <table:table-cell office:value-type="float" office:value="19.932123" calcext:value-type="float">
            <text:p>19.932123</text:p>
          </table:table-cell>
          <table:table-cell table:formula="of:=[.E856]-[.F856]" office:value-type="float" office:value="0.470831" calcext:value-type="float">
            <text:p>0.470831</text:p>
          </table:table-cell>
          <table:table-cell office:value-type="float" office:value="20.714102" calcext:value-type="float">
            <text:p>20.714102</text:p>
          </table:table-cell>
          <table:table-cell table:number-columns-repeated="8"/>
        </table:table-row>
        <table:table-row table:style-name="ro1">
          <table:table-cell office:value-type="float" office:value="5.87730775483483E+017" calcext:value-type="float">
            <text:p>5.87730775483483E+017</text:p>
          </table:table-cell>
          <table:table-cell office:value-type="float" office:value="322.65414906" calcext:value-type="float">
            <text:p>322.65414906</text:p>
          </table:table-cell>
          <table:table-cell office:value-type="float" office:value="12.17465225" calcext:value-type="float">
            <text:p>12.17465225</text:p>
          </table:table-cell>
          <table:table-cell office:value-type="float" office:value="22.456152" calcext:value-type="float">
            <text:p>22.456152</text:p>
          </table:table-cell>
          <table:table-cell office:value-type="float" office:value="21.805332" calcext:value-type="float">
            <text:p>21.805332</text:p>
          </table:table-cell>
          <table:table-cell office:value-type="float" office:value="21.435188" calcext:value-type="float">
            <text:p>21.435188</text:p>
          </table:table-cell>
          <table:table-cell office:value-type="float" office:value="21.081928" calcext:value-type="float">
            <text:p>21.081928</text:p>
          </table:table-cell>
          <table:table-cell office:value-type="float" office:value="20.750147" calcext:value-type="float">
            <text:p>20.750147</text:p>
          </table:table-cell>
          <table:table-cell table:formula="of:=[.E857]-[.F857]" office:value-type="float" office:value="0.370144" calcext:value-type="float">
            <text:p>0.370144</text:p>
          </table:table-cell>
          <table:table-cell office:value-type="float" office:value="21.805332" calcext:value-type="float">
            <text:p>21.805332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40599" calcext:value-type="float">
            <text:p>322.640599</text:p>
          </table:table-cell>
          <table:table-cell office:value-type="float" office:value="12.22831798" calcext:value-type="float">
            <text:p>12.22831798</text:p>
          </table:table-cell>
          <table:table-cell office:value-type="float" office:value="21.866333" calcext:value-type="float">
            <text:p>21.866333</text:p>
          </table:table-cell>
          <table:table-cell office:value-type="float" office:value="21.078846" calcext:value-type="float">
            <text:p>21.078846</text:p>
          </table:table-cell>
          <table:table-cell office:value-type="float" office:value="20.604374" calcext:value-type="float">
            <text:p>20.604374</text:p>
          </table:table-cell>
          <table:table-cell office:value-type="float" office:value="20.392673" calcext:value-type="float">
            <text:p>20.392673</text:p>
          </table:table-cell>
          <table:table-cell office:value-type="float" office:value="20.49514" calcext:value-type="float">
            <text:p>20.49514</text:p>
          </table:table-cell>
          <table:table-cell table:formula="of:=[.E858]-[.F858]" office:value-type="float" office:value="0.474471999999999" calcext:value-type="float">
            <text:p>0.474471999999999</text:p>
          </table:table-cell>
          <table:table-cell office:value-type="float" office:value="21.078846" calcext:value-type="float">
            <text:p>21.078846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4150465" calcext:value-type="float">
            <text:p>322.64150465</text:p>
          </table:table-cell>
          <table:table-cell office:value-type="float" office:value="12.22750793" calcext:value-type="float">
            <text:p>12.22750793</text:p>
          </table:table-cell>
          <table:table-cell office:value-type="float" office:value="23.649675" calcext:value-type="float">
            <text:p>23.649675</text:p>
          </table:table-cell>
          <table:table-cell office:value-type="float" office:value="22.455275" calcext:value-type="float">
            <text:p>22.455275</text:p>
          </table:table-cell>
          <table:table-cell office:value-type="float" office:value="21.984009" calcext:value-type="float">
            <text:p>21.984009</text:p>
          </table:table-cell>
          <table:table-cell office:value-type="float" office:value="21.818686" calcext:value-type="float">
            <text:p>21.818686</text:p>
          </table:table-cell>
          <table:table-cell office:value-type="float" office:value="21.158461" calcext:value-type="float">
            <text:p>21.158461</text:p>
          </table:table-cell>
          <table:table-cell table:formula="of:=[.E859]-[.F859]" office:value-type="float" office:value="0.471266" calcext:value-type="float">
            <text:p>0.471266</text:p>
          </table:table-cell>
          <table:table-cell office:value-type="float" office:value="22.455275" calcext:value-type="float">
            <text:p>22.455275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2365479" calcext:value-type="float">
            <text:p>322.62365479</text:p>
          </table:table-cell>
          <table:table-cell office:value-type="float" office:value="12.25982363" calcext:value-type="float">
            <text:p>12.25982363</text:p>
          </table:table-cell>
          <table:table-cell office:value-type="float" office:value="22.496584" calcext:value-type="float">
            <text:p>22.496584</text:p>
          </table:table-cell>
          <table:table-cell office:value-type="float" office:value="21.72658" calcext:value-type="float">
            <text:p>21.72658</text:p>
          </table:table-cell>
          <table:table-cell office:value-type="float" office:value="21.157658" calcext:value-type="float">
            <text:p>21.157658</text:p>
          </table:table-cell>
          <table:table-cell office:value-type="float" office:value="20.992842" calcext:value-type="float">
            <text:p>20.992842</text:p>
          </table:table-cell>
          <table:table-cell office:value-type="float" office:value="20.687113" calcext:value-type="float">
            <text:p>20.687113</text:p>
          </table:table-cell>
          <table:table-cell table:formula="of:=[.E860]-[.F860]" office:value-type="float" office:value="0.568921999999997" calcext:value-type="float">
            <text:p>0.568921999999997</text:p>
          </table:table-cell>
          <table:table-cell office:value-type="float" office:value="21.72658" calcext:value-type="float">
            <text:p>21.72658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2451195" calcext:value-type="float">
            <text:p>322.62451195</text:p>
          </table:table-cell>
          <table:table-cell office:value-type="float" office:value="12.25985291" calcext:value-type="float">
            <text:p>12.25985291</text:p>
          </table:table-cell>
          <table:table-cell office:value-type="float" office:value="23.93438" calcext:value-type="float">
            <text:p>23.93438</text:p>
          </table:table-cell>
          <table:table-cell office:value-type="float" office:value="23.087753" calcext:value-type="float">
            <text:p>23.087753</text:p>
          </table:table-cell>
          <table:table-cell office:value-type="float" office:value="22.01516" calcext:value-type="float">
            <text:p>22.01516</text:p>
          </table:table-cell>
          <table:table-cell office:value-type="float" office:value="22.011503" calcext:value-type="float">
            <text:p>22.011503</text:p>
          </table:table-cell>
          <table:table-cell office:value-type="float" office:value="21.593048" calcext:value-type="float">
            <text:p>21.593048</text:p>
          </table:table-cell>
          <table:table-cell table:formula="of:=[.E861]-[.F861]" office:value-type="float" office:value="1.072593" calcext:value-type="float">
            <text:p>1.072593</text:p>
          </table:table-cell>
          <table:table-cell office:value-type="float" office:value="23.087753" calcext:value-type="float">
            <text:p>23.087753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2625477" calcext:value-type="float">
            <text:p>322.62625477</text:p>
          </table:table-cell>
          <table:table-cell office:value-type="float" office:value="12.25311188" calcext:value-type="float">
            <text:p>12.25311188</text:p>
          </table:table-cell>
          <table:table-cell office:value-type="float" office:value="24.894276" calcext:value-type="float">
            <text:p>24.894276</text:p>
          </table:table-cell>
          <table:table-cell office:value-type="float" office:value="22.924496" calcext:value-type="float">
            <text:p>22.924496</text:p>
          </table:table-cell>
          <table:table-cell office:value-type="float" office:value="22.329319" calcext:value-type="float">
            <text:p>22.329319</text:p>
          </table:table-cell>
          <table:table-cell office:value-type="float" office:value="21.892715" calcext:value-type="float">
            <text:p>21.892715</text:p>
          </table:table-cell>
          <table:table-cell office:value-type="float" office:value="21.588995" calcext:value-type="float">
            <text:p>21.588995</text:p>
          </table:table-cell>
          <table:table-cell table:formula="of:=[.E862]-[.F862]" office:value-type="float" office:value="0.595177" calcext:value-type="float">
            <text:p>0.595177</text:p>
          </table:table-cell>
          <table:table-cell office:value-type="float" office:value="22.924496" calcext:value-type="float">
            <text:p>22.924496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2756285" calcext:value-type="float">
            <text:p>322.62756285</text:p>
          </table:table-cell>
          <table:table-cell office:value-type="float" office:value="12.2555439" calcext:value-type="float">
            <text:p>12.2555439</text:p>
          </table:table-cell>
          <table:table-cell office:value-type="float" office:value="25.906395" calcext:value-type="float">
            <text:p>25.906395</text:p>
          </table:table-cell>
          <table:table-cell office:value-type="float" office:value="23.072981" calcext:value-type="float">
            <text:p>23.072981</text:p>
          </table:table-cell>
          <table:table-cell office:value-type="float" office:value="22.542683" calcext:value-type="float">
            <text:p>22.542683</text:p>
          </table:table-cell>
          <table:table-cell office:value-type="float" office:value="22.324087" calcext:value-type="float">
            <text:p>22.324087</text:p>
          </table:table-cell>
          <table:table-cell office:value-type="float" office:value="22.773558" calcext:value-type="float">
            <text:p>22.773558</text:p>
          </table:table-cell>
          <table:table-cell table:formula="of:=[.E863]-[.F863]" office:value-type="float" office:value="0.530297999999998" calcext:value-type="float">
            <text:p>0.530297999999998</text:p>
          </table:table-cell>
          <table:table-cell office:value-type="float" office:value="23.072981" calcext:value-type="float">
            <text:p>23.072981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3844281" calcext:value-type="float">
            <text:p>322.63844281</text:p>
          </table:table-cell>
          <table:table-cell office:value-type="float" office:value="12.23417581" calcext:value-type="float">
            <text:p>12.23417581</text:p>
          </table:table-cell>
          <table:table-cell office:value-type="float" office:value="23.708693" calcext:value-type="float">
            <text:p>23.708693</text:p>
          </table:table-cell>
          <table:table-cell office:value-type="float" office:value="21.994982" calcext:value-type="float">
            <text:p>21.994982</text:p>
          </table:table-cell>
          <table:table-cell office:value-type="float" office:value="21.416067" calcext:value-type="float">
            <text:p>21.416067</text:p>
          </table:table-cell>
          <table:table-cell office:value-type="float" office:value="21.384897" calcext:value-type="float">
            <text:p>21.384897</text:p>
          </table:table-cell>
          <table:table-cell office:value-type="float" office:value="21.309669" calcext:value-type="float">
            <text:p>21.309669</text:p>
          </table:table-cell>
          <table:table-cell table:formula="of:=[.E864]-[.F864]" office:value-type="float" office:value="0.578915000000002" calcext:value-type="float">
            <text:p>0.578915000000002</text:p>
          </table:table-cell>
          <table:table-cell office:value-type="float" office:value="21.994982" calcext:value-type="float">
            <text:p>21.994982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549573" calcext:value-type="float">
            <text:p>322.6549573</text:p>
          </table:table-cell>
          <table:table-cell office:value-type="float" office:value="12.161354" calcext:value-type="float">
            <text:p>12.161354</text:p>
          </table:table-cell>
          <table:table-cell office:value-type="float" office:value="22.052303" calcext:value-type="float">
            <text:p>22.052303</text:p>
          </table:table-cell>
          <table:table-cell office:value-type="float" office:value="21.073502" calcext:value-type="float">
            <text:p>21.073502</text:p>
          </table:table-cell>
          <table:table-cell office:value-type="float" office:value="20.591616" calcext:value-type="float">
            <text:p>20.591616</text:p>
          </table:table-cell>
          <table:table-cell office:value-type="float" office:value="20.471886" calcext:value-type="float">
            <text:p>20.471886</text:p>
          </table:table-cell>
          <table:table-cell office:value-type="float" office:value="20.496265" calcext:value-type="float">
            <text:p>20.496265</text:p>
          </table:table-cell>
          <table:table-cell table:formula="of:=[.E865]-[.F865]" office:value-type="float" office:value="0.481886000000003" calcext:value-type="float">
            <text:p>0.481886000000003</text:p>
          </table:table-cell>
          <table:table-cell office:value-type="float" office:value="21.073502" calcext:value-type="float">
            <text:p>21.073502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5354375" calcext:value-type="float">
            <text:p>322.65354375</text:p>
          </table:table-cell>
          <table:table-cell office:value-type="float" office:value="12.1633988" calcext:value-type="float">
            <text:p>12.1633988</text:p>
          </table:table-cell>
          <table:table-cell office:value-type="float" office:value="22.555967" calcext:value-type="float">
            <text:p>22.555967</text:p>
          </table:table-cell>
          <table:table-cell office:value-type="float" office:value="22.077942" calcext:value-type="float">
            <text:p>22.077942</text:p>
          </table:table-cell>
          <table:table-cell office:value-type="float" office:value="21.400276" calcext:value-type="float">
            <text:p>21.400276</text:p>
          </table:table-cell>
          <table:table-cell office:value-type="float" office:value="21.261" calcext:value-type="float">
            <text:p>21.261</text:p>
          </table:table-cell>
          <table:table-cell office:value-type="float" office:value="21.228008" calcext:value-type="float">
            <text:p>21.228008</text:p>
          </table:table-cell>
          <table:table-cell table:formula="of:=[.E866]-[.F866]" office:value-type="float" office:value="0.677665999999999" calcext:value-type="float">
            <text:p>0.677665999999999</text:p>
          </table:table-cell>
          <table:table-cell office:value-type="float" office:value="22.077942" calcext:value-type="float">
            <text:p>22.077942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546727" calcext:value-type="float">
            <text:p>322.6546727</text:p>
          </table:table-cell>
          <table:table-cell office:value-type="float" office:value="12.15898803" calcext:value-type="float">
            <text:p>12.15898803</text:p>
          </table:table-cell>
          <table:table-cell office:value-type="float" office:value="22.129799" calcext:value-type="float">
            <text:p>22.129799</text:p>
          </table:table-cell>
          <table:table-cell office:value-type="float" office:value="21.657797" calcext:value-type="float">
            <text:p>21.657797</text:p>
          </table:table-cell>
          <table:table-cell office:value-type="float" office:value="21.143036" calcext:value-type="float">
            <text:p>21.143036</text:p>
          </table:table-cell>
          <table:table-cell office:value-type="float" office:value="20.855618" calcext:value-type="float">
            <text:p>20.855618</text:p>
          </table:table-cell>
          <table:table-cell office:value-type="float" office:value="20.206179" calcext:value-type="float">
            <text:p>20.206179</text:p>
          </table:table-cell>
          <table:table-cell table:formula="of:=[.E867]-[.F867]" office:value-type="float" office:value="0.514761" calcext:value-type="float">
            <text:p>0.514761</text:p>
          </table:table-cell>
          <table:table-cell office:value-type="float" office:value="21.657797" calcext:value-type="float">
            <text:p>21.657797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5269741" calcext:value-type="float">
            <text:p>322.65269741</text:p>
          </table:table-cell>
          <table:table-cell office:value-type="float" office:value="12.17316525" calcext:value-type="float">
            <text:p>12.17316525</text:p>
          </table:table-cell>
          <table:table-cell office:value-type="float" office:value="22.120642" calcext:value-type="float">
            <text:p>22.120642</text:p>
          </table:table-cell>
          <table:table-cell office:value-type="float" office:value="21.222227" calcext:value-type="float">
            <text:p>21.222227</text:p>
          </table:table-cell>
          <table:table-cell office:value-type="float" office:value="20.734598" calcext:value-type="float">
            <text:p>20.734598</text:p>
          </table:table-cell>
          <table:table-cell office:value-type="float" office:value="20.653948" calcext:value-type="float">
            <text:p>20.653948</text:p>
          </table:table-cell>
          <table:table-cell office:value-type="float" office:value="20.670832" calcext:value-type="float">
            <text:p>20.670832</text:p>
          </table:table-cell>
          <table:table-cell table:formula="of:=[.E868]-[.F868]" office:value-type="float" office:value="0.487629000000002" calcext:value-type="float">
            <text:p>0.487629000000002</text:p>
          </table:table-cell>
          <table:table-cell office:value-type="float" office:value="21.222227" calcext:value-type="float">
            <text:p>21.222227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4408522" calcext:value-type="float">
            <text:p>322.64408522</text:p>
          </table:table-cell>
          <table:table-cell office:value-type="float" office:value="12.22292131" calcext:value-type="float">
            <text:p>12.22292131</text:p>
          </table:table-cell>
          <table:table-cell office:value-type="float" office:value="23.031996" calcext:value-type="float">
            <text:p>23.031996</text:p>
          </table:table-cell>
          <table:table-cell office:value-type="float" office:value="21.755369" calcext:value-type="float">
            <text:p>21.755369</text:p>
          </table:table-cell>
          <table:table-cell office:value-type="float" office:value="21.191729" calcext:value-type="float">
            <text:p>21.191729</text:p>
          </table:table-cell>
          <table:table-cell office:value-type="float" office:value="21.023962" calcext:value-type="float">
            <text:p>21.023962</text:p>
          </table:table-cell>
          <table:table-cell office:value-type="float" office:value="21.403528" calcext:value-type="float">
            <text:p>21.403528</text:p>
          </table:table-cell>
          <table:table-cell table:formula="of:=[.E869]-[.F869]" office:value-type="float" office:value="0.563640000000003" calcext:value-type="float">
            <text:p>0.563640000000003</text:p>
          </table:table-cell>
          <table:table-cell office:value-type="float" office:value="21.755369" calcext:value-type="float">
            <text:p>21.755369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4727756" calcext:value-type="float">
            <text:p>322.64727756</text:p>
          </table:table-cell>
          <table:table-cell office:value-type="float" office:value="12.20794562" calcext:value-type="float">
            <text:p>12.20794562</text:p>
          </table:table-cell>
          <table:table-cell office:value-type="float" office:value="22.304035" calcext:value-type="float">
            <text:p>22.304035</text:p>
          </table:table-cell>
          <table:table-cell office:value-type="float" office:value="21.042589" calcext:value-type="float">
            <text:p>21.042589</text:p>
          </table:table-cell>
          <table:table-cell office:value-type="float" office:value="20.56233" calcext:value-type="float">
            <text:p>20.56233</text:p>
          </table:table-cell>
          <table:table-cell office:value-type="float" office:value="20.43111" calcext:value-type="float">
            <text:p>20.43111</text:p>
          </table:table-cell>
          <table:table-cell office:value-type="float" office:value="20.370415" calcext:value-type="float">
            <text:p>20.370415</text:p>
          </table:table-cell>
          <table:table-cell table:formula="of:=[.E870]-[.F870]" office:value-type="float" office:value="0.480259" calcext:value-type="float">
            <text:p>0.480259</text:p>
          </table:table-cell>
          <table:table-cell office:value-type="float" office:value="21.042589" calcext:value-type="float">
            <text:p>21.042589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5456465" calcext:value-type="float">
            <text:p>322.65456465</text:p>
          </table:table-cell>
          <table:table-cell office:value-type="float" office:value="12.1719848" calcext:value-type="float">
            <text:p>12.1719848</text:p>
          </table:table-cell>
          <table:table-cell office:value-type="float" office:value="22.788467" calcext:value-type="float">
            <text:p>22.788467</text:p>
          </table:table-cell>
          <table:table-cell office:value-type="float" office:value="22.219681" calcext:value-type="float">
            <text:p>22.219681</text:p>
          </table:table-cell>
          <table:table-cell office:value-type="float" office:value="21.686918" calcext:value-type="float">
            <text:p>21.686918</text:p>
          </table:table-cell>
          <table:table-cell office:value-type="float" office:value="21.45805" calcext:value-type="float">
            <text:p>21.45805</text:p>
          </table:table-cell>
          <table:table-cell office:value-type="float" office:value="21.788456" calcext:value-type="float">
            <text:p>21.788456</text:p>
          </table:table-cell>
          <table:table-cell table:formula="of:=[.E871]-[.F871]" office:value-type="float" office:value="0.532763000000003" calcext:value-type="float">
            <text:p>0.532763000000003</text:p>
          </table:table-cell>
          <table:table-cell office:value-type="float" office:value="22.219681" calcext:value-type="float">
            <text:p>22.219681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5268502" calcext:value-type="float">
            <text:p>322.65268502</text:p>
          </table:table-cell>
          <table:table-cell office:value-type="float" office:value="12.18695226" calcext:value-type="float">
            <text:p>12.18695226</text:p>
          </table:table-cell>
          <table:table-cell office:value-type="float" office:value="23.092367" calcext:value-type="float">
            <text:p>23.092367</text:p>
          </table:table-cell>
          <table:table-cell office:value-type="float" office:value="22.163195" calcext:value-type="float">
            <text:p>22.163195</text:p>
          </table:table-cell>
          <table:table-cell office:value-type="float" office:value="21.527943" calcext:value-type="float">
            <text:p>21.527943</text:p>
          </table:table-cell>
          <table:table-cell office:value-type="float" office:value="21.177216" calcext:value-type="float">
            <text:p>21.177216</text:p>
          </table:table-cell>
          <table:table-cell office:value-type="float" office:value="21.484665" calcext:value-type="float">
            <text:p>21.484665</text:p>
          </table:table-cell>
          <table:table-cell table:formula="of:=[.E872]-[.F872]" office:value-type="float" office:value="0.635252000000001" calcext:value-type="float">
            <text:p>0.635252000000001</text:p>
          </table:table-cell>
          <table:table-cell office:value-type="float" office:value="22.163195" calcext:value-type="float">
            <text:p>22.163195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5332081" calcext:value-type="float">
            <text:p>322.65332081</text:p>
          </table:table-cell>
          <table:table-cell office:value-type="float" office:value="12.18479845" calcext:value-type="float">
            <text:p>12.18479845</text:p>
          </table:table-cell>
          <table:table-cell office:value-type="float" office:value="22.404856" calcext:value-type="float">
            <text:p>22.404856</text:p>
          </table:table-cell>
          <table:table-cell office:value-type="float" office:value="21.452631" calcext:value-type="float">
            <text:p>21.452631</text:p>
          </table:table-cell>
          <table:table-cell office:value-type="float" office:value="21.038712" calcext:value-type="float">
            <text:p>21.038712</text:p>
          </table:table-cell>
          <table:table-cell office:value-type="float" office:value="20.789865" calcext:value-type="float">
            <text:p>20.789865</text:p>
          </table:table-cell>
          <table:table-cell office:value-type="float" office:value="20.509827" calcext:value-type="float">
            <text:p>20.509827</text:p>
          </table:table-cell>
          <table:table-cell table:formula="of:=[.E873]-[.F873]" office:value-type="float" office:value="0.413919" calcext:value-type="float">
            <text:p>0.413919</text:p>
          </table:table-cell>
          <table:table-cell office:value-type="float" office:value="21.452631" calcext:value-type="float">
            <text:p>21.452631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5005678" calcext:value-type="float">
            <text:p>322.65005678</text:p>
          </table:table-cell>
          <table:table-cell office:value-type="float" office:value="12.20319351" calcext:value-type="float">
            <text:p>12.20319351</text:p>
          </table:table-cell>
          <table:table-cell office:value-type="float" office:value="22.318459" calcext:value-type="float">
            <text:p>22.318459</text:p>
          </table:table-cell>
          <table:table-cell office:value-type="float" office:value="21.423021" calcext:value-type="float">
            <text:p>21.423021</text:p>
          </table:table-cell>
          <table:table-cell office:value-type="float" office:value="20.843233" calcext:value-type="float">
            <text:p>20.843233</text:p>
          </table:table-cell>
          <table:table-cell office:value-type="float" office:value="20.816927" calcext:value-type="float">
            <text:p>20.816927</text:p>
          </table:table-cell>
          <table:table-cell office:value-type="float" office:value="20.916376" calcext:value-type="float">
            <text:p>20.916376</text:p>
          </table:table-cell>
          <table:table-cell table:formula="of:=[.E874]-[.F874]" office:value-type="float" office:value="0.579787999999997" calcext:value-type="float">
            <text:p>0.579787999999997</text:p>
          </table:table-cell>
          <table:table-cell office:value-type="float" office:value="21.423021" calcext:value-type="float">
            <text:p>21.423021</text:p>
          </table:table-cell>
          <table:table-cell table:number-columns-repeated="8"/>
        </table:table-row>
        <table:table-row table:style-name="ro1">
          <table:table-cell office:value-type="float" office:value="5.87730775483484E+017" calcext:value-type="float">
            <text:p>5.87730775483484E+017</text:p>
          </table:table-cell>
          <table:table-cell office:value-type="float" office:value="322.64982485" calcext:value-type="float">
            <text:p>322.64982485</text:p>
          </table:table-cell>
          <table:table-cell office:value-type="float" office:value="12.20225642" calcext:value-type="float">
            <text:p>12.20225642</text:p>
          </table:table-cell>
          <table:table-cell office:value-type="float" office:value="24.152443" calcext:value-type="float">
            <text:p>24.152443</text:p>
          </table:table-cell>
          <table:table-cell office:value-type="float" office:value="22.73922" calcext:value-type="float">
            <text:p>22.73922</text:p>
          </table:table-cell>
          <table:table-cell office:value-type="float" office:value="21.85976" calcext:value-type="float">
            <text:p>21.85976</text:p>
          </table:table-cell>
          <table:table-cell office:value-type="float" office:value="21.831482" calcext:value-type="float">
            <text:p>21.831482</text:p>
          </table:table-cell>
          <table:table-cell office:value-type="float" office:value="21.052673" calcext:value-type="float">
            <text:p>21.052673</text:p>
          </table:table-cell>
          <table:table-cell table:formula="of:=[.E875]-[.F875]" office:value-type="float" office:value="0.879459999999998" calcext:value-type="float">
            <text:p>0.879459999999998</text:p>
          </table:table-cell>
          <table:table-cell office:value-type="float" office:value="22.73922" calcext:value-type="float">
            <text:p>22.73922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7075665" calcext:value-type="float">
            <text:p>322.47075665</text:p>
          </table:table-cell>
          <table:table-cell office:value-type="float" office:value="12.00478366" calcext:value-type="float">
            <text:p>12.00478366</text:p>
          </table:table-cell>
          <table:table-cell office:value-type="float" office:value="21.695181" calcext:value-type="float">
            <text:p>21.695181</text:p>
          </table:table-cell>
          <table:table-cell office:value-type="float" office:value="19.497139" calcext:value-type="float">
            <text:p>19.497139</text:p>
          </table:table-cell>
          <table:table-cell office:value-type="float" office:value="18.574146" calcext:value-type="float">
            <text:p>18.574146</text:p>
          </table:table-cell>
          <table:table-cell office:value-type="float" office:value="18.185835" calcext:value-type="float">
            <text:p>18.185835</text:p>
          </table:table-cell>
          <table:table-cell office:value-type="float" office:value="18.007307" calcext:value-type="float">
            <text:p>18.007307</text:p>
          </table:table-cell>
          <table:table-cell table:formula="of:=[.E876]-[.F876]" office:value-type="float" office:value="0.922993000000002" calcext:value-type="float">
            <text:p>0.922993000000002</text:p>
          </table:table-cell>
          <table:table-cell office:value-type="float" office:value="19.497139" calcext:value-type="float">
            <text:p>19.497139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7171333" calcext:value-type="float">
            <text:p>322.47171333</text:p>
          </table:table-cell>
          <table:table-cell office:value-type="float" office:value="12.00286775" calcext:value-type="float">
            <text:p>12.00286775</text:p>
          </table:table-cell>
          <table:table-cell office:value-type="float" office:value="21.653906" calcext:value-type="float">
            <text:p>21.653906</text:p>
          </table:table-cell>
          <table:table-cell office:value-type="float" office:value="20.865665" calcext:value-type="float">
            <text:p>20.865665</text:p>
          </table:table-cell>
          <table:table-cell office:value-type="float" office:value="20.419535" calcext:value-type="float">
            <text:p>20.419535</text:p>
          </table:table-cell>
          <table:table-cell office:value-type="float" office:value="20.236288" calcext:value-type="float">
            <text:p>20.236288</text:p>
          </table:table-cell>
          <table:table-cell office:value-type="float" office:value="19.976393" calcext:value-type="float">
            <text:p>19.976393</text:p>
          </table:table-cell>
          <table:table-cell table:formula="of:=[.E877]-[.F877]" office:value-type="float" office:value="0.44613" calcext:value-type="float">
            <text:p>0.44613</text:p>
          </table:table-cell>
          <table:table-cell office:value-type="float" office:value="20.865665" calcext:value-type="float">
            <text:p>20.865665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6928478" calcext:value-type="float">
            <text:p>322.46928478</text:p>
          </table:table-cell>
          <table:table-cell office:value-type="float" office:value="12.00399744" calcext:value-type="float">
            <text:p>12.00399744</text:p>
          </table:table-cell>
          <table:table-cell office:value-type="float" office:value="23.012093" calcext:value-type="float">
            <text:p>23.012093</text:p>
          </table:table-cell>
          <table:table-cell office:value-type="float" office:value="21.585901" calcext:value-type="float">
            <text:p>21.585901</text:p>
          </table:table-cell>
          <table:table-cell office:value-type="float" office:value="21.045677" calcext:value-type="float">
            <text:p>21.045677</text:p>
          </table:table-cell>
          <table:table-cell office:value-type="float" office:value="20.857174" calcext:value-type="float">
            <text:p>20.857174</text:p>
          </table:table-cell>
          <table:table-cell office:value-type="float" office:value="20.482241" calcext:value-type="float">
            <text:p>20.482241</text:p>
          </table:table-cell>
          <table:table-cell table:formula="of:=[.E878]-[.F878]" office:value-type="float" office:value="0.540223999999999" calcext:value-type="float">
            <text:p>0.540223999999999</text:p>
          </table:table-cell>
          <table:table-cell office:value-type="float" office:value="21.585901" calcext:value-type="float">
            <text:p>21.585901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8876295" calcext:value-type="float">
            <text:p>322.48876295</text:p>
          </table:table-cell>
          <table:table-cell office:value-type="float" office:value="12.00325628" calcext:value-type="float">
            <text:p>12.00325628</text:p>
          </table:table-cell>
          <table:table-cell office:value-type="float" office:value="18.786333" calcext:value-type="float">
            <text:p>18.786333</text:p>
          </table:table-cell>
          <table:table-cell office:value-type="float" office:value="17.487661" calcext:value-type="float">
            <text:p>17.487661</text:p>
          </table:table-cell>
          <table:table-cell office:value-type="float" office:value="16.979725" calcext:value-type="float">
            <text:p>16.979725</text:p>
          </table:table-cell>
          <table:table-cell office:value-type="float" office:value="16.777193" calcext:value-type="float">
            <text:p>16.777193</text:p>
          </table:table-cell>
          <table:table-cell office:value-type="float" office:value="16.713608" calcext:value-type="float">
            <text:p>16.713608</text:p>
          </table:table-cell>
          <table:table-cell table:formula="of:=[.E879]-[.F879]" office:value-type="float" office:value="0.507936000000001" calcext:value-type="float">
            <text:p>0.507936000000001</text:p>
          </table:table-cell>
          <table:table-cell office:value-type="float" office:value="17.487661" calcext:value-type="float">
            <text:p>17.487661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89544" calcext:value-type="float">
            <text:p>322.489544</text:p>
          </table:table-cell>
          <table:table-cell office:value-type="float" office:value="12.00429079" calcext:value-type="float">
            <text:p>12.00429079</text:p>
          </table:table-cell>
          <table:table-cell office:value-type="float" office:value="22.21805" calcext:value-type="float">
            <text:p>22.21805</text:p>
          </table:table-cell>
          <table:table-cell office:value-type="float" office:value="20.845991" calcext:value-type="float">
            <text:p>20.845991</text:p>
          </table:table-cell>
          <table:table-cell office:value-type="float" office:value="20.507208" calcext:value-type="float">
            <text:p>20.507208</text:p>
          </table:table-cell>
          <table:table-cell office:value-type="float" office:value="20.218557" calcext:value-type="float">
            <text:p>20.218557</text:p>
          </table:table-cell>
          <table:table-cell office:value-type="float" office:value="20.237906" calcext:value-type="float">
            <text:p>20.237906</text:p>
          </table:table-cell>
          <table:table-cell table:formula="of:=[.E880]-[.F880]" office:value-type="float" office:value="0.338783000000003" calcext:value-type="float">
            <text:p>0.338783000000003</text:p>
          </table:table-cell>
          <table:table-cell office:value-type="float" office:value="20.845991" calcext:value-type="float">
            <text:p>20.845991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9562848" calcext:value-type="float">
            <text:p>322.49562848</text:p>
          </table:table-cell>
          <table:table-cell office:value-type="float" office:value="12.00678744" calcext:value-type="float">
            <text:p>12.00678744</text:p>
          </table:table-cell>
          <table:table-cell office:value-type="float" office:value="19.771852" calcext:value-type="float">
            <text:p>19.771852</text:p>
          </table:table-cell>
          <table:table-cell office:value-type="float" office:value="17.208996" calcext:value-type="float">
            <text:p>17.208996</text:p>
          </table:table-cell>
          <table:table-cell office:value-type="float" office:value="15.837583" calcext:value-type="float">
            <text:p>15.837583</text:p>
          </table:table-cell>
          <table:table-cell office:value-type="float" office:value="15.196826" calcext:value-type="float">
            <text:p>15.196826</text:p>
          </table:table-cell>
          <table:table-cell office:value-type="float" office:value="14.858931" calcext:value-type="float">
            <text:p>14.858931</text:p>
          </table:table-cell>
          <table:table-cell table:formula="of:=[.E881]-[.F881]" office:value-type="float" office:value="1.371413" calcext:value-type="float">
            <text:p>1.371413</text:p>
          </table:table-cell>
          <table:table-cell office:value-type="float" office:value="17.208996" calcext:value-type="float">
            <text:p>17.208996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9350736" calcext:value-type="float">
            <text:p>322.49350736</text:p>
          </table:table-cell>
          <table:table-cell office:value-type="float" office:value="12.00661578" calcext:value-type="float">
            <text:p>12.00661578</text:p>
          </table:table-cell>
          <table:table-cell office:value-type="float" office:value="20.967321" calcext:value-type="float">
            <text:p>20.967321</text:p>
          </table:table-cell>
          <table:table-cell office:value-type="float" office:value="20.430311" calcext:value-type="float">
            <text:p>20.430311</text:p>
          </table:table-cell>
          <table:table-cell office:value-type="float" office:value="20.007963" calcext:value-type="float">
            <text:p>20.007963</text:p>
          </table:table-cell>
          <table:table-cell office:value-type="float" office:value="19.795609" calcext:value-type="float">
            <text:p>19.795609</text:p>
          </table:table-cell>
          <table:table-cell office:value-type="float" office:value="19.840778" calcext:value-type="float">
            <text:p>19.840778</text:p>
          </table:table-cell>
          <table:table-cell table:formula="of:=[.E882]-[.F882]" office:value-type="float" office:value="0.422348" calcext:value-type="float">
            <text:p>0.422348</text:p>
          </table:table-cell>
          <table:table-cell office:value-type="float" office:value="20.430311" calcext:value-type="float">
            <text:p>20.430311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9390615" calcext:value-type="float">
            <text:p>322.49390615</text:p>
          </table:table-cell>
          <table:table-cell office:value-type="float" office:value="12.00731034" calcext:value-type="float">
            <text:p>12.00731034</text:p>
          </table:table-cell>
          <table:table-cell office:value-type="float" office:value="21.46739" calcext:value-type="float">
            <text:p>21.46739</text:p>
          </table:table-cell>
          <table:table-cell office:value-type="float" office:value="20.865007" calcext:value-type="float">
            <text:p>20.865007</text:p>
          </table:table-cell>
          <table:table-cell office:value-type="float" office:value="21.245262" calcext:value-type="float">
            <text:p>21.245262</text:p>
          </table:table-cell>
          <table:table-cell office:value-type="float" office:value="20.739246" calcext:value-type="float">
            <text:p>20.739246</text:p>
          </table:table-cell>
          <table:table-cell office:value-type="float" office:value="20.563255" calcext:value-type="float">
            <text:p>20.563255</text:p>
          </table:table-cell>
          <table:table-cell table:formula="of:=[.E883]-[.F883]" office:value-type="float" office:value="-0.380255000000002" calcext:value-type="float">
            <text:p>-0.380255000000002</text:p>
          </table:table-cell>
          <table:table-cell office:value-type="float" office:value="20.865007" calcext:value-type="float">
            <text:p>20.865007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9280122" calcext:value-type="float">
            <text:p>322.49280122</text:p>
          </table:table-cell>
          <table:table-cell office:value-type="float" office:value="12.0073355" calcext:value-type="float">
            <text:p>12.0073355</text:p>
          </table:table-cell>
          <table:table-cell office:value-type="float" office:value="22.191193" calcext:value-type="float">
            <text:p>22.191193</text:p>
          </table:table-cell>
          <table:table-cell office:value-type="float" office:value="21.141735" calcext:value-type="float">
            <text:p>21.141735</text:p>
          </table:table-cell>
          <table:table-cell office:value-type="float" office:value="20.768049" calcext:value-type="float">
            <text:p>20.768049</text:p>
          </table:table-cell>
          <table:table-cell office:value-type="float" office:value="20.475073" calcext:value-type="float">
            <text:p>20.475073</text:p>
          </table:table-cell>
          <table:table-cell office:value-type="float" office:value="20.712221" calcext:value-type="float">
            <text:p>20.712221</text:p>
          </table:table-cell>
          <table:table-cell table:formula="of:=[.E884]-[.F884]" office:value-type="float" office:value="0.373685999999999" calcext:value-type="float">
            <text:p>0.373685999999999</text:p>
          </table:table-cell>
          <table:table-cell office:value-type="float" office:value="21.141735" calcext:value-type="float">
            <text:p>21.141735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9239049" calcext:value-type="float">
            <text:p>322.49239049</text:p>
          </table:table-cell>
          <table:table-cell office:value-type="float" office:value="12.00676388" calcext:value-type="float">
            <text:p>12.00676388</text:p>
          </table:table-cell>
          <table:table-cell office:value-type="float" office:value="24.326412" calcext:value-type="float">
            <text:p>24.326412</text:p>
          </table:table-cell>
          <table:table-cell office:value-type="float" office:value="22.676653" calcext:value-type="float">
            <text:p>22.676653</text:p>
          </table:table-cell>
          <table:table-cell office:value-type="float" office:value="22.353905" calcext:value-type="float">
            <text:p>22.353905</text:p>
          </table:table-cell>
          <table:table-cell office:value-type="float" office:value="21.832418" calcext:value-type="float">
            <text:p>21.832418</text:p>
          </table:table-cell>
          <table:table-cell office:value-type="float" office:value="22.077793" calcext:value-type="float">
            <text:p>22.077793</text:p>
          </table:table-cell>
          <table:table-cell table:formula="of:=[.E885]-[.F885]" office:value-type="float" office:value="0.322748000000001" calcext:value-type="float">
            <text:p>0.322748000000001</text:p>
          </table:table-cell>
          <table:table-cell office:value-type="float" office:value="22.676653" calcext:value-type="float">
            <text:p>22.676653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114111" calcext:value-type="float">
            <text:p>322.5114111</text:p>
          </table:table-cell>
          <table:table-cell office:value-type="float" office:value="12.00520023" calcext:value-type="float">
            <text:p>12.00520023</text:p>
          </table:table-cell>
          <table:table-cell office:value-type="float" office:value="16.243628" calcext:value-type="float">
            <text:p>16.243628</text:p>
          </table:table-cell>
          <table:table-cell office:value-type="float" office:value="15.316921" calcext:value-type="float">
            <text:p>15.316921</text:p>
          </table:table-cell>
          <table:table-cell office:value-type="float" office:value="15.987452" calcext:value-type="float">
            <text:p>15.987452</text:p>
          </table:table-cell>
          <table:table-cell office:value-type="float" office:value="14.199202" calcext:value-type="float">
            <text:p>14.199202</text:p>
          </table:table-cell>
          <table:table-cell office:value-type="float" office:value="13.722322" calcext:value-type="float">
            <text:p>13.722322</text:p>
          </table:table-cell>
          <table:table-cell table:formula="of:=[.E886]-[.F886]" office:value-type="float" office:value="-0.670530999999999" calcext:value-type="float">
            <text:p>-0.670530999999999</text:p>
          </table:table-cell>
          <table:table-cell office:value-type="float" office:value="15.316921" calcext:value-type="float">
            <text:p>15.316921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1079004" calcext:value-type="float">
            <text:p>322.51079004</text:p>
          </table:table-cell>
          <table:table-cell office:value-type="float" office:value="12.00689299" calcext:value-type="float">
            <text:p>12.00689299</text:p>
          </table:table-cell>
          <table:table-cell office:value-type="float" office:value="24.975233" calcext:value-type="float">
            <text:p>24.975233</text:p>
          </table:table-cell>
          <table:table-cell office:value-type="float" office:value="22.409937" calcext:value-type="float">
            <text:p>22.409937</text:p>
          </table:table-cell>
          <table:table-cell office:value-type="float" office:value="20.541828" calcext:value-type="float">
            <text:p>20.541828</text:p>
          </table:table-cell>
          <table:table-cell office:value-type="float" office:value="19.362713" calcext:value-type="float">
            <text:p>19.362713</text:p>
          </table:table-cell>
          <table:table-cell office:value-type="float" office:value="18.365313" calcext:value-type="float">
            <text:p>18.365313</text:p>
          </table:table-cell>
          <table:table-cell table:formula="of:=[.E887]-[.F887]" office:value-type="float" office:value="1.868109" calcext:value-type="float">
            <text:p>1.868109</text:p>
          </table:table-cell>
          <table:table-cell office:value-type="float" office:value="22.409937" calcext:value-type="float">
            <text:p>22.409937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0766443" calcext:value-type="float">
            <text:p>322.50766443</text:p>
          </table:table-cell>
          <table:table-cell office:value-type="float" office:value="12.00651371" calcext:value-type="float">
            <text:p>12.00651371</text:p>
          </table:table-cell>
          <table:table-cell office:value-type="float" office:value="22.838884" calcext:value-type="float">
            <text:p>22.838884</text:p>
          </table:table-cell>
          <table:table-cell office:value-type="float" office:value="22.373976" calcext:value-type="float">
            <text:p>22.373976</text:p>
          </table:table-cell>
          <table:table-cell office:value-type="float" office:value="21.81126" calcext:value-type="float">
            <text:p>21.81126</text:p>
          </table:table-cell>
          <table:table-cell office:value-type="float" office:value="21.216436" calcext:value-type="float">
            <text:p>21.216436</text:p>
          </table:table-cell>
          <table:table-cell office:value-type="float" office:value="21.232748" calcext:value-type="float">
            <text:p>21.232748</text:p>
          </table:table-cell>
          <table:table-cell table:formula="of:=[.E888]-[.F888]" office:value-type="float" office:value="0.562715999999998" calcext:value-type="float">
            <text:p>0.562715999999998</text:p>
          </table:table-cell>
          <table:table-cell office:value-type="float" office:value="22.373976" calcext:value-type="float">
            <text:p>22.373976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1004956" calcext:value-type="float">
            <text:p>322.51004956</text:p>
          </table:table-cell>
          <table:table-cell office:value-type="float" office:value="12.00805607" calcext:value-type="float">
            <text:p>12.00805607</text:p>
          </table:table-cell>
          <table:table-cell office:value-type="float" office:value="25.903646" calcext:value-type="float">
            <text:p>25.903646</text:p>
          </table:table-cell>
          <table:table-cell office:value-type="float" office:value="22.628149" calcext:value-type="float">
            <text:p>22.628149</text:p>
          </table:table-cell>
          <table:table-cell office:value-type="float" office:value="21.736752" calcext:value-type="float">
            <text:p>21.736752</text:p>
          </table:table-cell>
          <table:table-cell office:value-type="float" office:value="21.304323" calcext:value-type="float">
            <text:p>21.304323</text:p>
          </table:table-cell>
          <table:table-cell office:value-type="float" office:value="21.339483" calcext:value-type="float">
            <text:p>21.339483</text:p>
          </table:table-cell>
          <table:table-cell table:formula="of:=[.E889]-[.F889]" office:value-type="float" office:value="0.891397000000001" calcext:value-type="float">
            <text:p>0.891397000000001</text:p>
          </table:table-cell>
          <table:table-cell office:value-type="float" office:value="22.628149" calcext:value-type="float">
            <text:p>22.628149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4019213" calcext:value-type="float">
            <text:p>322.44019213</text:p>
          </table:table-cell>
          <table:table-cell office:value-type="float" office:value="12.01490014" calcext:value-type="float">
            <text:p>12.01490014</text:p>
          </table:table-cell>
          <table:table-cell office:value-type="float" office:value="21.454325" calcext:value-type="float">
            <text:p>21.454325</text:p>
          </table:table-cell>
          <table:table-cell office:value-type="float" office:value="20.341318" calcext:value-type="float">
            <text:p>20.341318</text:p>
          </table:table-cell>
          <table:table-cell office:value-type="float" office:value="19.768274" calcext:value-type="float">
            <text:p>19.768274</text:p>
          </table:table-cell>
          <table:table-cell office:value-type="float" office:value="19.55644" calcext:value-type="float">
            <text:p>19.55644</text:p>
          </table:table-cell>
          <table:table-cell office:value-type="float" office:value="19.370483" calcext:value-type="float">
            <text:p>19.370483</text:p>
          </table:table-cell>
          <table:table-cell table:formula="of:=[.E890]-[.F890]" office:value-type="float" office:value="0.573043999999999" calcext:value-type="float">
            <text:p>0.573043999999999</text:p>
          </table:table-cell>
          <table:table-cell office:value-type="float" office:value="20.341318" calcext:value-type="float">
            <text:p>20.341318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4469267" calcext:value-type="float">
            <text:p>322.44469267</text:p>
          </table:table-cell>
          <table:table-cell office:value-type="float" office:value="12.01197568" calcext:value-type="float">
            <text:p>12.01197568</text:p>
          </table:table-cell>
          <table:table-cell office:value-type="float" office:value="20.221403" calcext:value-type="float">
            <text:p>20.221403</text:p>
          </table:table-cell>
          <table:table-cell office:value-type="float" office:value="19.2204" calcext:value-type="float">
            <text:p>19.2204</text:p>
          </table:table-cell>
          <table:table-cell office:value-type="float" office:value="18.872723" calcext:value-type="float">
            <text:p>18.872723</text:p>
          </table:table-cell>
          <table:table-cell office:value-type="float" office:value="18.733644" calcext:value-type="float">
            <text:p>18.733644</text:p>
          </table:table-cell>
          <table:table-cell office:value-type="float" office:value="18.737312" calcext:value-type="float">
            <text:p>18.737312</text:p>
          </table:table-cell>
          <table:table-cell table:formula="of:=[.E891]-[.F891]" office:value-type="float" office:value="0.347677000000001" calcext:value-type="float">
            <text:p>0.347677000000001</text:p>
          </table:table-cell>
          <table:table-cell office:value-type="float" office:value="19.2204" calcext:value-type="float">
            <text:p>19.2204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4110773" calcext:value-type="float">
            <text:p>322.44110773</text:p>
          </table:table-cell>
          <table:table-cell office:value-type="float" office:value="12.01136527" calcext:value-type="float">
            <text:p>12.01136527</text:p>
          </table:table-cell>
          <table:table-cell office:value-type="float" office:value="21.123968" calcext:value-type="float">
            <text:p>21.123968</text:p>
          </table:table-cell>
          <table:table-cell office:value-type="float" office:value="20.149324" calcext:value-type="float">
            <text:p>20.149324</text:p>
          </table:table-cell>
          <table:table-cell office:value-type="float" office:value="19.853872" calcext:value-type="float">
            <text:p>19.853872</text:p>
          </table:table-cell>
          <table:table-cell office:value-type="float" office:value="19.650293" calcext:value-type="float">
            <text:p>19.650293</text:p>
          </table:table-cell>
          <table:table-cell office:value-type="float" office:value="19.620384" calcext:value-type="float">
            <text:p>19.620384</text:p>
          </table:table-cell>
          <table:table-cell table:formula="of:=[.E892]-[.F892]" office:value-type="float" office:value="0.295452000000001" calcext:value-type="float">
            <text:p>0.295452000000001</text:p>
          </table:table-cell>
          <table:table-cell office:value-type="float" office:value="20.149324" calcext:value-type="float">
            <text:p>20.149324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4346228" calcext:value-type="float">
            <text:p>322.44346228</text:p>
          </table:table-cell>
          <table:table-cell office:value-type="float" office:value="12.01232854" calcext:value-type="float">
            <text:p>12.01232854</text:p>
          </table:table-cell>
          <table:table-cell office:value-type="float" office:value="22.962463" calcext:value-type="float">
            <text:p>22.962463</text:p>
          </table:table-cell>
          <table:table-cell office:value-type="float" office:value="21.804195" calcext:value-type="float">
            <text:p>21.804195</text:p>
          </table:table-cell>
          <table:table-cell office:value-type="float" office:value="21.330219" calcext:value-type="float">
            <text:p>21.330219</text:p>
          </table:table-cell>
          <table:table-cell office:value-type="float" office:value="21.219418" calcext:value-type="float">
            <text:p>21.219418</text:p>
          </table:table-cell>
          <table:table-cell office:value-type="float" office:value="20.558977" calcext:value-type="float">
            <text:p>20.558977</text:p>
          </table:table-cell>
          <table:table-cell table:formula="of:=[.E893]-[.F893]" office:value-type="float" office:value="0.473976" calcext:value-type="float">
            <text:p>0.473976</text:p>
          </table:table-cell>
          <table:table-cell office:value-type="float" office:value="21.804195" calcext:value-type="float">
            <text:p>21.804195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4270225" calcext:value-type="float">
            <text:p>322.44270225</text:p>
          </table:table-cell>
          <table:table-cell office:value-type="float" office:value="12.01175691" calcext:value-type="float">
            <text:p>12.01175691</text:p>
          </table:table-cell>
          <table:table-cell office:value-type="float" office:value="23.97698" calcext:value-type="float">
            <text:p>23.97698</text:p>
          </table:table-cell>
          <table:table-cell office:value-type="float" office:value="22.677029" calcext:value-type="float">
            <text:p>22.677029</text:p>
          </table:table-cell>
          <table:table-cell office:value-type="float" office:value="22.243526" calcext:value-type="float">
            <text:p>22.243526</text:p>
          </table:table-cell>
          <table:table-cell office:value-type="float" office:value="21.779533" calcext:value-type="float">
            <text:p>21.779533</text:p>
          </table:table-cell>
          <table:table-cell office:value-type="float" office:value="21.406704" calcext:value-type="float">
            <text:p>21.406704</text:p>
          </table:table-cell>
          <table:table-cell table:formula="of:=[.E894]-[.F894]" office:value-type="float" office:value="0.433503000000002" calcext:value-type="float">
            <text:p>0.433503000000002</text:p>
          </table:table-cell>
          <table:table-cell office:value-type="float" office:value="22.677029" calcext:value-type="float">
            <text:p>22.677029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4727409" calcext:value-type="float">
            <text:p>322.44727409</text:p>
          </table:table-cell>
          <table:table-cell office:value-type="float" office:value="12.00821668" calcext:value-type="float">
            <text:p>12.00821668</text:p>
          </table:table-cell>
          <table:table-cell office:value-type="float" office:value="20.542418" calcext:value-type="float">
            <text:p>20.542418</text:p>
          </table:table-cell>
          <table:table-cell office:value-type="float" office:value="19.115835" calcext:value-type="float">
            <text:p>19.115835</text:p>
          </table:table-cell>
          <table:table-cell office:value-type="float" office:value="18.441933" calcext:value-type="float">
            <text:p>18.441933</text:p>
          </table:table-cell>
          <table:table-cell office:value-type="float" office:value="18.187191" calcext:value-type="float">
            <text:p>18.187191</text:p>
          </table:table-cell>
          <table:table-cell office:value-type="float" office:value="18.072998" calcext:value-type="float">
            <text:p>18.072998</text:p>
          </table:table-cell>
          <table:table-cell table:formula="of:=[.E895]-[.F895]" office:value-type="float" office:value="0.673902000000002" calcext:value-type="float">
            <text:p>0.673902000000002</text:p>
          </table:table-cell>
          <table:table-cell office:value-type="float" office:value="19.115835" calcext:value-type="float">
            <text:p>19.115835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4708792" calcext:value-type="float">
            <text:p>322.44708792</text:p>
          </table:table-cell>
          <table:table-cell office:value-type="float" office:value="12.00893039" calcext:value-type="float">
            <text:p>12.00893039</text:p>
          </table:table-cell>
          <table:table-cell office:value-type="float" office:value="23.94524" calcext:value-type="float">
            <text:p>23.94524</text:p>
          </table:table-cell>
          <table:table-cell office:value-type="float" office:value="22.526243" calcext:value-type="float">
            <text:p>22.526243</text:p>
          </table:table-cell>
          <table:table-cell office:value-type="float" office:value="21.996212" calcext:value-type="float">
            <text:p>21.996212</text:p>
          </table:table-cell>
          <table:table-cell office:value-type="float" office:value="21.83357" calcext:value-type="float">
            <text:p>21.83357</text:p>
          </table:table-cell>
          <table:table-cell office:value-type="float" office:value="21.270969" calcext:value-type="float">
            <text:p>21.270969</text:p>
          </table:table-cell>
          <table:table-cell table:formula="of:=[.E896]-[.F896]" office:value-type="float" office:value="0.530031000000001" calcext:value-type="float">
            <text:p>0.530031000000001</text:p>
          </table:table-cell>
          <table:table-cell office:value-type="float" office:value="22.526243" calcext:value-type="float">
            <text:p>22.526243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4672356" calcext:value-type="float">
            <text:p>322.44672356</text:p>
          </table:table-cell>
          <table:table-cell office:value-type="float" office:value="12.01310303" calcext:value-type="float">
            <text:p>12.01310303</text:p>
          </table:table-cell>
          <table:table-cell office:value-type="float" office:value="21.548433" calcext:value-type="float">
            <text:p>21.548433</text:p>
          </table:table-cell>
          <table:table-cell office:value-type="float" office:value="20.738331" calcext:value-type="float">
            <text:p>20.738331</text:p>
          </table:table-cell>
          <table:table-cell office:value-type="float" office:value="20.375393" calcext:value-type="float">
            <text:p>20.375393</text:p>
          </table:table-cell>
          <table:table-cell office:value-type="float" office:value="20.183723" calcext:value-type="float">
            <text:p>20.183723</text:p>
          </table:table-cell>
          <table:table-cell office:value-type="float" office:value="20.077639" calcext:value-type="float">
            <text:p>20.077639</text:p>
          </table:table-cell>
          <table:table-cell table:formula="of:=[.E897]-[.F897]" office:value-type="float" office:value="0.362938" calcext:value-type="float">
            <text:p>0.362938</text:p>
          </table:table-cell>
          <table:table-cell office:value-type="float" office:value="20.738331" calcext:value-type="float">
            <text:p>20.738331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5256437" calcext:value-type="float">
            <text:p>322.45256437</text:p>
          </table:table-cell>
          <table:table-cell office:value-type="float" office:value="12.01134645" calcext:value-type="float">
            <text:p>12.01134645</text:p>
          </table:table-cell>
          <table:table-cell office:value-type="float" office:value="24.534115" calcext:value-type="float">
            <text:p>24.534115</text:p>
          </table:table-cell>
          <table:table-cell office:value-type="float" office:value="21.275623" calcext:value-type="float">
            <text:p>21.275623</text:p>
          </table:table-cell>
          <table:table-cell office:value-type="float" office:value="19.860697" calcext:value-type="float">
            <text:p>19.860697</text:p>
          </table:table-cell>
          <table:table-cell office:value-type="float" office:value="19.013985" calcext:value-type="float">
            <text:p>19.013985</text:p>
          </table:table-cell>
          <table:table-cell office:value-type="float" office:value="18.604671" calcext:value-type="float">
            <text:p>18.604671</text:p>
          </table:table-cell>
          <table:table-cell table:formula="of:=[.E898]-[.F898]" office:value-type="float" office:value="1.414926" calcext:value-type="float">
            <text:p>1.414926</text:p>
          </table:table-cell>
          <table:table-cell office:value-type="float" office:value="21.275623" calcext:value-type="float">
            <text:p>21.275623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5207428" calcext:value-type="float">
            <text:p>322.45207428</text:p>
          </table:table-cell>
          <table:table-cell office:value-type="float" office:value="12.01076701" calcext:value-type="float">
            <text:p>12.01076701</text:p>
          </table:table-cell>
          <table:table-cell office:value-type="float" office:value="21.563698" calcext:value-type="float">
            <text:p>21.563698</text:p>
          </table:table-cell>
          <table:table-cell office:value-type="float" office:value="20.846287" calcext:value-type="float">
            <text:p>20.846287</text:p>
          </table:table-cell>
          <table:table-cell office:value-type="float" office:value="20.362236" calcext:value-type="float">
            <text:p>20.362236</text:p>
          </table:table-cell>
          <table:table-cell office:value-type="float" office:value="20.32773" calcext:value-type="float">
            <text:p>20.32773</text:p>
          </table:table-cell>
          <table:table-cell office:value-type="float" office:value="20.13146" calcext:value-type="float">
            <text:p>20.13146</text:p>
          </table:table-cell>
          <table:table-cell table:formula="of:=[.E899]-[.F899]" office:value-type="float" office:value="0.484051000000001" calcext:value-type="float">
            <text:p>0.484051000000001</text:p>
          </table:table-cell>
          <table:table-cell office:value-type="float" office:value="20.846287" calcext:value-type="float">
            <text:p>20.846287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5040489" calcext:value-type="float">
            <text:p>322.45040489</text:p>
          </table:table-cell>
          <table:table-cell office:value-type="float" office:value="12.0110148" calcext:value-type="float">
            <text:p>12.0110148</text:p>
          </table:table-cell>
          <table:table-cell office:value-type="float" office:value="23.52788" calcext:value-type="float">
            <text:p>23.52788</text:p>
          </table:table-cell>
          <table:table-cell office:value-type="float" office:value="22.467764" calcext:value-type="float">
            <text:p>22.467764</text:p>
          </table:table-cell>
          <table:table-cell office:value-type="float" office:value="22.074265" calcext:value-type="float">
            <text:p>22.074265</text:p>
          </table:table-cell>
          <table:table-cell office:value-type="float" office:value="21.492548" calcext:value-type="float">
            <text:p>21.492548</text:p>
          </table:table-cell>
          <table:table-cell office:value-type="float" office:value="22.200279" calcext:value-type="float">
            <text:p>22.200279</text:p>
          </table:table-cell>
          <table:table-cell table:formula="of:=[.E900]-[.F900]" office:value-type="float" office:value="0.393498999999998" calcext:value-type="float">
            <text:p>0.393498999999998</text:p>
          </table:table-cell>
          <table:table-cell office:value-type="float" office:value="22.467764" calcext:value-type="float">
            <text:p>22.467764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5707054" calcext:value-type="float">
            <text:p>322.45707054</text:p>
          </table:table-cell>
          <table:table-cell office:value-type="float" office:value="12.01121703" calcext:value-type="float">
            <text:p>12.01121703</text:p>
          </table:table-cell>
          <table:table-cell office:value-type="float" office:value="20.902033" calcext:value-type="float">
            <text:p>20.902033</text:p>
          </table:table-cell>
          <table:table-cell office:value-type="float" office:value="19.939444" calcext:value-type="float">
            <text:p>19.939444</text:p>
          </table:table-cell>
          <table:table-cell office:value-type="float" office:value="19.591768" calcext:value-type="float">
            <text:p>19.591768</text:p>
          </table:table-cell>
          <table:table-cell office:value-type="float" office:value="19.517618" calcext:value-type="float">
            <text:p>19.517618</text:p>
          </table:table-cell>
          <table:table-cell office:value-type="float" office:value="19.471975" calcext:value-type="float">
            <text:p>19.471975</text:p>
          </table:table-cell>
          <table:table-cell table:formula="of:=[.E901]-[.F901]" office:value-type="float" office:value="0.347676000000003" calcext:value-type="float">
            <text:p>0.347676000000003</text:p>
          </table:table-cell>
          <table:table-cell office:value-type="float" office:value="19.939444" calcext:value-type="float">
            <text:p>19.939444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5579377" calcext:value-type="float">
            <text:p>322.45579377</text:p>
          </table:table-cell>
          <table:table-cell office:value-type="float" office:value="12.01135577" calcext:value-type="float">
            <text:p>12.01135577</text:p>
          </table:table-cell>
          <table:table-cell office:value-type="float" office:value="24.440575" calcext:value-type="float">
            <text:p>24.440575</text:p>
          </table:table-cell>
          <table:table-cell office:value-type="float" office:value="23.355749" calcext:value-type="float">
            <text:p>23.355749</text:p>
          </table:table-cell>
          <table:table-cell office:value-type="float" office:value="22.116552" calcext:value-type="float">
            <text:p>22.116552</text:p>
          </table:table-cell>
          <table:table-cell office:value-type="float" office:value="22.120277" calcext:value-type="float">
            <text:p>22.120277</text:p>
          </table:table-cell>
          <table:table-cell office:value-type="float" office:value="22.245199" calcext:value-type="float">
            <text:p>22.245199</text:p>
          </table:table-cell>
          <table:table-cell table:formula="of:=[.E902]-[.F902]" office:value-type="float" office:value="1.239197" calcext:value-type="float">
            <text:p>1.239197</text:p>
          </table:table-cell>
          <table:table-cell office:value-type="float" office:value="23.355749" calcext:value-type="float">
            <text:p>23.355749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6013172" calcext:value-type="float">
            <text:p>322.46013172</text:p>
          </table:table-cell>
          <table:table-cell office:value-type="float" office:value="12.00504011" calcext:value-type="float">
            <text:p>12.00504011</text:p>
          </table:table-cell>
          <table:table-cell office:value-type="float" office:value="20.894934" calcext:value-type="float">
            <text:p>20.894934</text:p>
          </table:table-cell>
          <table:table-cell office:value-type="float" office:value="18.434721" calcext:value-type="float">
            <text:p>18.434721</text:p>
          </table:table-cell>
          <table:table-cell office:value-type="float" office:value="17.279821" calcext:value-type="float">
            <text:p>17.279821</text:p>
          </table:table-cell>
          <table:table-cell office:value-type="float" office:value="16.81596" calcext:value-type="float">
            <text:p>16.81596</text:p>
          </table:table-cell>
          <table:table-cell office:value-type="float" office:value="16.563675" calcext:value-type="float">
            <text:p>16.563675</text:p>
          </table:table-cell>
          <table:table-cell table:formula="of:=[.E903]-[.F903]" office:value-type="float" office:value="1.1549" calcext:value-type="float">
            <text:p>1.1549</text:p>
          </table:table-cell>
          <table:table-cell office:value-type="float" office:value="18.434721" calcext:value-type="float">
            <text:p>18.434721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6740669" calcext:value-type="float">
            <text:p>322.46740669</text:p>
          </table:table-cell>
          <table:table-cell office:value-type="float" office:value="12.00985928" calcext:value-type="float">
            <text:p>12.00985928</text:p>
          </table:table-cell>
          <table:table-cell office:value-type="float" office:value="23.795757" calcext:value-type="float">
            <text:p>23.795757</text:p>
          </table:table-cell>
          <table:table-cell office:value-type="float" office:value="21.789505" calcext:value-type="float">
            <text:p>21.789505</text:p>
          </table:table-cell>
          <table:table-cell office:value-type="float" office:value="21.30974" calcext:value-type="float">
            <text:p>21.30974</text:p>
          </table:table-cell>
          <table:table-cell office:value-type="float" office:value="21.203346" calcext:value-type="float">
            <text:p>21.203346</text:p>
          </table:table-cell>
          <table:table-cell office:value-type="float" office:value="20.867495" calcext:value-type="float">
            <text:p>20.867495</text:p>
          </table:table-cell>
          <table:table-cell table:formula="of:=[.E904]-[.F904]" office:value-type="float" office:value="0.479764999999997" calcext:value-type="float">
            <text:p>0.479764999999997</text:p>
          </table:table-cell>
          <table:table-cell office:value-type="float" office:value="21.789505" calcext:value-type="float">
            <text:p>21.789505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6801409" calcext:value-type="float">
            <text:p>322.46801409</text:p>
          </table:table-cell>
          <table:table-cell office:value-type="float" office:value="12.00908174" calcext:value-type="float">
            <text:p>12.00908174</text:p>
          </table:table-cell>
          <table:table-cell office:value-type="float" office:value="23.87063" calcext:value-type="float">
            <text:p>23.87063</text:p>
          </table:table-cell>
          <table:table-cell office:value-type="float" office:value="22.118979" calcext:value-type="float">
            <text:p>22.118979</text:p>
          </table:table-cell>
          <table:table-cell office:value-type="float" office:value="21.670322" calcext:value-type="float">
            <text:p>21.670322</text:p>
          </table:table-cell>
          <table:table-cell office:value-type="float" office:value="21.230267" calcext:value-type="float">
            <text:p>21.230267</text:p>
          </table:table-cell>
          <table:table-cell office:value-type="float" office:value="20.924517" calcext:value-type="float">
            <text:p>20.924517</text:p>
          </table:table-cell>
          <table:table-cell table:formula="of:=[.E905]-[.F905]" office:value-type="float" office:value="0.448657000000001" calcext:value-type="float">
            <text:p>0.448657000000001</text:p>
          </table:table-cell>
          <table:table-cell office:value-type="float" office:value="22.118979" calcext:value-type="float">
            <text:p>22.118979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6756463" calcext:value-type="float">
            <text:p>322.46756463</text:p>
          </table:table-cell>
          <table:table-cell office:value-type="float" office:value="12.00616666" calcext:value-type="float">
            <text:p>12.00616666</text:p>
          </table:table-cell>
          <table:table-cell office:value-type="float" office:value="20.924435" calcext:value-type="float">
            <text:p>20.924435</text:p>
          </table:table-cell>
          <table:table-cell office:value-type="float" office:value="20.094589" calcext:value-type="float">
            <text:p>20.094589</text:p>
          </table:table-cell>
          <table:table-cell office:value-type="float" office:value="19.693514" calcext:value-type="float">
            <text:p>19.693514</text:p>
          </table:table-cell>
          <table:table-cell office:value-type="float" office:value="19.535429" calcext:value-type="float">
            <text:p>19.535429</text:p>
          </table:table-cell>
          <table:table-cell office:value-type="float" office:value="19.515987" calcext:value-type="float">
            <text:p>19.515987</text:p>
          </table:table-cell>
          <table:table-cell table:formula="of:=[.E906]-[.F906]" office:value-type="float" office:value="0.401074999999999" calcext:value-type="float">
            <text:p>0.401074999999999</text:p>
          </table:table-cell>
          <table:table-cell office:value-type="float" office:value="20.094589" calcext:value-type="float">
            <text:p>20.094589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7231505" calcext:value-type="float">
            <text:p>322.47231505</text:p>
          </table:table-cell>
          <table:table-cell office:value-type="float" office:value="12.00892044" calcext:value-type="float">
            <text:p>12.00892044</text:p>
          </table:table-cell>
          <table:table-cell office:value-type="float" office:value="20.817024" calcext:value-type="float">
            <text:p>20.817024</text:p>
          </table:table-cell>
          <table:table-cell office:value-type="float" office:value="19.865923" calcext:value-type="float">
            <text:p>19.865923</text:p>
          </table:table-cell>
          <table:table-cell office:value-type="float" office:value="19.52976" calcext:value-type="float">
            <text:p>19.52976</text:p>
          </table:table-cell>
          <table:table-cell office:value-type="float" office:value="19.411943" calcext:value-type="float">
            <text:p>19.411943</text:p>
          </table:table-cell>
          <table:table-cell office:value-type="float" office:value="19.388742" calcext:value-type="float">
            <text:p>19.388742</text:p>
          </table:table-cell>
          <table:table-cell table:formula="of:=[.E907]-[.F907]" office:value-type="float" office:value="0.336162999999999" calcext:value-type="float">
            <text:p>0.336162999999999</text:p>
          </table:table-cell>
          <table:table-cell office:value-type="float" office:value="19.865923" calcext:value-type="float">
            <text:p>19.865923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8019009" calcext:value-type="float">
            <text:p>322.48019009</text:p>
          </table:table-cell>
          <table:table-cell office:value-type="float" office:value="12.00201829" calcext:value-type="float">
            <text:p>12.00201829</text:p>
          </table:table-cell>
          <table:table-cell office:value-type="float" office:value="20.982096" calcext:value-type="float">
            <text:p>20.982096</text:p>
          </table:table-cell>
          <table:table-cell office:value-type="float" office:value="20.086113" calcext:value-type="float">
            <text:p>20.086113</text:p>
          </table:table-cell>
          <table:table-cell office:value-type="float" office:value="19.67016" calcext:value-type="float">
            <text:p>19.67016</text:p>
          </table:table-cell>
          <table:table-cell office:value-type="float" office:value="19.562365" calcext:value-type="float">
            <text:p>19.562365</text:p>
          </table:table-cell>
          <table:table-cell office:value-type="float" office:value="19.612505" calcext:value-type="float">
            <text:p>19.612505</text:p>
          </table:table-cell>
          <table:table-cell table:formula="of:=[.E908]-[.F908]" office:value-type="float" office:value="0.415953000000002" calcext:value-type="float">
            <text:p>0.415953000000002</text:p>
          </table:table-cell>
          <table:table-cell office:value-type="float" office:value="20.086113" calcext:value-type="float">
            <text:p>20.086113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8023561" calcext:value-type="float">
            <text:p>322.48023561</text:p>
          </table:table-cell>
          <table:table-cell office:value-type="float" office:value="12.00650225" calcext:value-type="float">
            <text:p>12.00650225</text:p>
          </table:table-cell>
          <table:table-cell office:value-type="float" office:value="21.702732" calcext:value-type="float">
            <text:p>21.702732</text:p>
          </table:table-cell>
          <table:table-cell office:value-type="float" office:value="20.838406" calcext:value-type="float">
            <text:p>20.838406</text:p>
          </table:table-cell>
          <table:table-cell office:value-type="float" office:value="20.402971" calcext:value-type="float">
            <text:p>20.402971</text:p>
          </table:table-cell>
          <table:table-cell office:value-type="float" office:value="20.278351" calcext:value-type="float">
            <text:p>20.278351</text:p>
          </table:table-cell>
          <table:table-cell office:value-type="float" office:value="20.31126" calcext:value-type="float">
            <text:p>20.31126</text:p>
          </table:table-cell>
          <table:table-cell table:formula="of:=[.E909]-[.F909]" office:value-type="float" office:value="0.435434999999998" calcext:value-type="float">
            <text:p>0.435434999999998</text:p>
          </table:table-cell>
          <table:table-cell office:value-type="float" office:value="20.838406" calcext:value-type="float">
            <text:p>20.838406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8082552" calcext:value-type="float">
            <text:p>322.48082552</text:p>
          </table:table-cell>
          <table:table-cell office:value-type="float" office:value="12.00856259" calcext:value-type="float">
            <text:p>12.00856259</text:p>
          </table:table-cell>
          <table:table-cell office:value-type="float" office:value="22.0959" calcext:value-type="float">
            <text:p>22.0959</text:p>
          </table:table-cell>
          <table:table-cell office:value-type="float" office:value="20.910734" calcext:value-type="float">
            <text:p>20.910734</text:p>
          </table:table-cell>
          <table:table-cell office:value-type="float" office:value="20.462555" calcext:value-type="float">
            <text:p>20.462555</text:p>
          </table:table-cell>
          <table:table-cell office:value-type="float" office:value="20.360174" calcext:value-type="float">
            <text:p>20.360174</text:p>
          </table:table-cell>
          <table:table-cell office:value-type="float" office:value="20.114386" calcext:value-type="float">
            <text:p>20.114386</text:p>
          </table:table-cell>
          <table:table-cell table:formula="of:=[.E910]-[.F910]" office:value-type="float" office:value="0.448179000000003" calcext:value-type="float">
            <text:p>0.448179000000003</text:p>
          </table:table-cell>
          <table:table-cell office:value-type="float" office:value="20.910734" calcext:value-type="float">
            <text:p>20.910734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8249838" calcext:value-type="float">
            <text:p>322.48249838</text:p>
          </table:table-cell>
          <table:table-cell office:value-type="float" office:value="12.0049759" calcext:value-type="float">
            <text:p>12.0049759</text:p>
          </table:table-cell>
          <table:table-cell office:value-type="float" office:value="21.794127" calcext:value-type="float">
            <text:p>21.794127</text:p>
          </table:table-cell>
          <table:table-cell office:value-type="float" office:value="19.41695" calcext:value-type="float">
            <text:p>19.41695</text:p>
          </table:table-cell>
          <table:table-cell office:value-type="float" office:value="18.033262" calcext:value-type="float">
            <text:p>18.033262</text:p>
          </table:table-cell>
          <table:table-cell office:value-type="float" office:value="17.396063" calcext:value-type="float">
            <text:p>17.396063</text:p>
          </table:table-cell>
          <table:table-cell office:value-type="float" office:value="17.046883" calcext:value-type="float">
            <text:p>17.046883</text:p>
          </table:table-cell>
          <table:table-cell table:formula="of:=[.E911]-[.F911]" office:value-type="float" office:value="1.383688" calcext:value-type="float">
            <text:p>1.383688</text:p>
          </table:table-cell>
          <table:table-cell office:value-type="float" office:value="19.41695" calcext:value-type="float">
            <text:p>19.41695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853424" calcext:value-type="float">
            <text:p>322.4853424</text:p>
          </table:table-cell>
          <table:table-cell office:value-type="float" office:value="12.00746343" calcext:value-type="float">
            <text:p>12.00746343</text:p>
          </table:table-cell>
          <table:table-cell office:value-type="float" office:value="21.779863" calcext:value-type="float">
            <text:p>21.779863</text:p>
          </table:table-cell>
          <table:table-cell office:value-type="float" office:value="20.850447" calcext:value-type="float">
            <text:p>20.850447</text:p>
          </table:table-cell>
          <table:table-cell office:value-type="float" office:value="20.471903" calcext:value-type="float">
            <text:p>20.471903</text:p>
          </table:table-cell>
          <table:table-cell office:value-type="float" office:value="20.217653" calcext:value-type="float">
            <text:p>20.217653</text:p>
          </table:table-cell>
          <table:table-cell office:value-type="float" office:value="20.246275" calcext:value-type="float">
            <text:p>20.246275</text:p>
          </table:table-cell>
          <table:table-cell table:formula="of:=[.E912]-[.F912]" office:value-type="float" office:value="0.378543999999998" calcext:value-type="float">
            <text:p>0.378543999999998</text:p>
          </table:table-cell>
          <table:table-cell office:value-type="float" office:value="20.850447" calcext:value-type="float">
            <text:p>20.850447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1515982" calcext:value-type="float">
            <text:p>322.51515982</text:p>
          </table:table-cell>
          <table:table-cell office:value-type="float" office:value="12.00950385" calcext:value-type="float">
            <text:p>12.00950385</text:p>
          </table:table-cell>
          <table:table-cell office:value-type="float" office:value="20.762949" calcext:value-type="float">
            <text:p>20.762949</text:p>
          </table:table-cell>
          <table:table-cell office:value-type="float" office:value="19.916241" calcext:value-type="float">
            <text:p>19.916241</text:p>
          </table:table-cell>
          <table:table-cell office:value-type="float" office:value="19.540939" calcext:value-type="float">
            <text:p>19.540939</text:p>
          </table:table-cell>
          <table:table-cell office:value-type="float" office:value="19.391798" calcext:value-type="float">
            <text:p>19.391798</text:p>
          </table:table-cell>
          <table:table-cell office:value-type="float" office:value="19.386625" calcext:value-type="float">
            <text:p>19.386625</text:p>
          </table:table-cell>
          <table:table-cell table:formula="of:=[.E913]-[.F913]" office:value-type="float" office:value="0.375301999999998" calcext:value-type="float">
            <text:p>0.375301999999998</text:p>
          </table:table-cell>
          <table:table-cell office:value-type="float" office:value="19.916241" calcext:value-type="float">
            <text:p>19.916241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1454024" calcext:value-type="float">
            <text:p>322.51454024</text:p>
          </table:table-cell>
          <table:table-cell office:value-type="float" office:value="12.00835608" calcext:value-type="float">
            <text:p>12.00835608</text:p>
          </table:table-cell>
          <table:table-cell office:value-type="float" office:value="25.022249" calcext:value-type="float">
            <text:p>25.022249</text:p>
          </table:table-cell>
          <table:table-cell office:value-type="float" office:value="22.160692" calcext:value-type="float">
            <text:p>22.160692</text:p>
          </table:table-cell>
          <table:table-cell office:value-type="float" office:value="21.649075" calcext:value-type="float">
            <text:p>21.649075</text:p>
          </table:table-cell>
          <table:table-cell office:value-type="float" office:value="21.251928" calcext:value-type="float">
            <text:p>21.251928</text:p>
          </table:table-cell>
          <table:table-cell office:value-type="float" office:value="21.316401" calcext:value-type="float">
            <text:p>21.316401</text:p>
          </table:table-cell>
          <table:table-cell table:formula="of:=[.E914]-[.F914]" office:value-type="float" office:value="0.511617000000001" calcext:value-type="float">
            <text:p>0.511617000000001</text:p>
          </table:table-cell>
          <table:table-cell office:value-type="float" office:value="22.160692" calcext:value-type="float">
            <text:p>22.160692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2308415" calcext:value-type="float">
            <text:p>322.52308415</text:p>
          </table:table-cell>
          <table:table-cell office:value-type="float" office:value="12.00950853" calcext:value-type="float">
            <text:p>12.00950853</text:p>
          </table:table-cell>
          <table:table-cell office:value-type="float" office:value="20.33144" calcext:value-type="float">
            <text:p>20.33144</text:p>
          </table:table-cell>
          <table:table-cell office:value-type="float" office:value="19.338188" calcext:value-type="float">
            <text:p>19.338188</text:p>
          </table:table-cell>
          <table:table-cell office:value-type="float" office:value="19.008411" calcext:value-type="float">
            <text:p>19.008411</text:p>
          </table:table-cell>
          <table:table-cell office:value-type="float" office:value="18.866032" calcext:value-type="float">
            <text:p>18.866032</text:p>
          </table:table-cell>
          <table:table-cell office:value-type="float" office:value="18.821508" calcext:value-type="float">
            <text:p>18.821508</text:p>
          </table:table-cell>
          <table:table-cell table:formula="of:=[.E915]-[.F915]" office:value-type="float" office:value="0.329777" calcext:value-type="float">
            <text:p>0.329777</text:p>
          </table:table-cell>
          <table:table-cell office:value-type="float" office:value="19.338188" calcext:value-type="float">
            <text:p>19.338188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2399897" calcext:value-type="float">
            <text:p>322.52399897</text:p>
          </table:table-cell>
          <table:table-cell office:value-type="float" office:value="12.00909491" calcext:value-type="float">
            <text:p>12.00909491</text:p>
          </table:table-cell>
          <table:table-cell office:value-type="float" office:value="23.688448" calcext:value-type="float">
            <text:p>23.688448</text:p>
          </table:table-cell>
          <table:table-cell office:value-type="float" office:value="21.942039" calcext:value-type="float">
            <text:p>21.942039</text:p>
          </table:table-cell>
          <table:table-cell office:value-type="float" office:value="21.53933" calcext:value-type="float">
            <text:p>21.53933</text:p>
          </table:table-cell>
          <table:table-cell office:value-type="float" office:value="21.249537" calcext:value-type="float">
            <text:p>21.249537</text:p>
          </table:table-cell>
          <table:table-cell office:value-type="float" office:value="20.980654" calcext:value-type="float">
            <text:p>20.980654</text:p>
          </table:table-cell>
          <table:table-cell table:formula="of:=[.E916]-[.F916]" office:value-type="float" office:value="0.402709000000002" calcext:value-type="float">
            <text:p>0.402709000000002</text:p>
          </table:table-cell>
          <table:table-cell office:value-type="float" office:value="21.942039" calcext:value-type="float">
            <text:p>21.942039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2483507" calcext:value-type="float">
            <text:p>322.52483507</text:p>
          </table:table-cell>
          <table:table-cell office:value-type="float" office:value="12.00990578" calcext:value-type="float">
            <text:p>12.00990578</text:p>
          </table:table-cell>
          <table:table-cell office:value-type="float" office:value="22.59642" calcext:value-type="float">
            <text:p>22.59642</text:p>
          </table:table-cell>
          <table:table-cell office:value-type="float" office:value="22.499922" calcext:value-type="float">
            <text:p>22.499922</text:p>
          </table:table-cell>
          <table:table-cell office:value-type="float" office:value="21.829283" calcext:value-type="float">
            <text:p>21.829283</text:p>
          </table:table-cell>
          <table:table-cell office:value-type="float" office:value="21.598969" calcext:value-type="float">
            <text:p>21.598969</text:p>
          </table:table-cell>
          <table:table-cell office:value-type="float" office:value="21.120789" calcext:value-type="float">
            <text:p>21.120789</text:p>
          </table:table-cell>
          <table:table-cell table:formula="of:=[.E917]-[.F917]" office:value-type="float" office:value="0.670639000000001" calcext:value-type="float">
            <text:p>0.670639000000001</text:p>
          </table:table-cell>
          <table:table-cell office:value-type="float" office:value="22.499922" calcext:value-type="float">
            <text:p>22.499922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2365408" calcext:value-type="float">
            <text:p>322.52365408</text:p>
          </table:table-cell>
          <table:table-cell office:value-type="float" office:value="12.00675562" calcext:value-type="float">
            <text:p>12.00675562</text:p>
          </table:table-cell>
          <table:table-cell office:value-type="float" office:value="20.519234" calcext:value-type="float">
            <text:p>20.519234</text:p>
          </table:table-cell>
          <table:table-cell office:value-type="float" office:value="19.549223" calcext:value-type="float">
            <text:p>19.549223</text:p>
          </table:table-cell>
          <table:table-cell office:value-type="float" office:value="19.263493" calcext:value-type="float">
            <text:p>19.263493</text:p>
          </table:table-cell>
          <table:table-cell office:value-type="float" office:value="19.153423" calcext:value-type="float">
            <text:p>19.153423</text:p>
          </table:table-cell>
          <table:table-cell office:value-type="float" office:value="18.997494" calcext:value-type="float">
            <text:p>18.997494</text:p>
          </table:table-cell>
          <table:table-cell table:formula="of:=[.E918]-[.F918]" office:value-type="float" office:value="0.285730000000001" calcext:value-type="float">
            <text:p>0.285730000000001</text:p>
          </table:table-cell>
          <table:table-cell office:value-type="float" office:value="19.549223" calcext:value-type="float">
            <text:p>19.549223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2497359" calcext:value-type="float">
            <text:p>322.52497359</text:p>
          </table:table-cell>
          <table:table-cell office:value-type="float" office:value="12.0053794" calcext:value-type="float">
            <text:p>12.0053794</text:p>
          </table:table-cell>
          <table:table-cell office:value-type="float" office:value="21.336651" calcext:value-type="float">
            <text:p>21.336651</text:p>
          </table:table-cell>
          <table:table-cell office:value-type="float" office:value="20.13518" calcext:value-type="float">
            <text:p>20.13518</text:p>
          </table:table-cell>
          <table:table-cell office:value-type="float" office:value="20.076283" calcext:value-type="float">
            <text:p>20.076283</text:p>
          </table:table-cell>
          <table:table-cell office:value-type="float" office:value="20.123373" calcext:value-type="float">
            <text:p>20.123373</text:p>
          </table:table-cell>
          <table:table-cell office:value-type="float" office:value="20.437923" calcext:value-type="float">
            <text:p>20.437923</text:p>
          </table:table-cell>
          <table:table-cell table:formula="of:=[.E919]-[.F919]" office:value-type="float" office:value="0.0588969999999982" calcext:value-type="float">
            <text:p>0.058896999999998</text:p>
          </table:table-cell>
          <table:table-cell office:value-type="float" office:value="20.13518" calcext:value-type="float">
            <text:p>20.13518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2295714" calcext:value-type="float">
            <text:p>322.52295714</text:p>
          </table:table-cell>
          <table:table-cell office:value-type="float" office:value="12.00719861" calcext:value-type="float">
            <text:p>12.00719861</text:p>
          </table:table-cell>
          <table:table-cell office:value-type="float" office:value="22.559742" calcext:value-type="float">
            <text:p>22.559742</text:p>
          </table:table-cell>
          <table:table-cell office:value-type="float" office:value="21.236053" calcext:value-type="float">
            <text:p>21.236053</text:p>
          </table:table-cell>
          <table:table-cell office:value-type="float" office:value="20.821814" calcext:value-type="float">
            <text:p>20.821814</text:p>
          </table:table-cell>
          <table:table-cell office:value-type="float" office:value="20.549202" calcext:value-type="float">
            <text:p>20.549202</text:p>
          </table:table-cell>
          <table:table-cell office:value-type="float" office:value="20.473682" calcext:value-type="float">
            <text:p>20.473682</text:p>
          </table:table-cell>
          <table:table-cell table:formula="of:=[.E920]-[.F920]" office:value-type="float" office:value="0.414238999999999" calcext:value-type="float">
            <text:p>0.414238999999999</text:p>
          </table:table-cell>
          <table:table-cell office:value-type="float" office:value="21.236053" calcext:value-type="float">
            <text:p>21.236053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52601181" calcext:value-type="float">
            <text:p>322.52601181</text:p>
          </table:table-cell>
          <table:table-cell office:value-type="float" office:value="12.00575662" calcext:value-type="float">
            <text:p>12.00575662</text:p>
          </table:table-cell>
          <table:table-cell office:value-type="float" office:value="23.092606" calcext:value-type="float">
            <text:p>23.092606</text:p>
          </table:table-cell>
          <table:table-cell office:value-type="float" office:value="21.978062" calcext:value-type="float">
            <text:p>21.978062</text:p>
          </table:table-cell>
          <table:table-cell office:value-type="float" office:value="21.396757" calcext:value-type="float">
            <text:p>21.396757</text:p>
          </table:table-cell>
          <table:table-cell office:value-type="float" office:value="21.225431" calcext:value-type="float">
            <text:p>21.225431</text:p>
          </table:table-cell>
          <table:table-cell office:value-type="float" office:value="20.976156" calcext:value-type="float">
            <text:p>20.976156</text:p>
          </table:table-cell>
          <table:table-cell table:formula="of:=[.E921]-[.F921]" office:value-type="float" office:value="0.581305" calcext:value-type="float">
            <text:p>0.581305</text:p>
          </table:table-cell>
          <table:table-cell office:value-type="float" office:value="21.978062" calcext:value-type="float">
            <text:p>21.978062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5917745" calcext:value-type="float">
            <text:p>322.45917745</text:p>
          </table:table-cell>
          <table:table-cell office:value-type="float" office:value="12.01174241" calcext:value-type="float">
            <text:p>12.01174241</text:p>
          </table:table-cell>
          <table:table-cell office:value-type="float" office:value="25.549463" calcext:value-type="float">
            <text:p>25.549463</text:p>
          </table:table-cell>
          <table:table-cell office:value-type="float" office:value="21.677984" calcext:value-type="float">
            <text:p>21.677984</text:p>
          </table:table-cell>
          <table:table-cell office:value-type="float" office:value="20.263472" calcext:value-type="float">
            <text:p>20.263472</text:p>
          </table:table-cell>
          <table:table-cell office:value-type="float" office:value="18.693657" calcext:value-type="float">
            <text:p>18.693657</text:p>
          </table:table-cell>
          <table:table-cell office:value-type="float" office:value="17.881699" calcext:value-type="float">
            <text:p>17.881699</text:p>
          </table:table-cell>
          <table:table-cell table:formula="of:=[.E922]-[.F922]" office:value-type="float" office:value="1.414512" calcext:value-type="float">
            <text:p>1.414512</text:p>
          </table:table-cell>
          <table:table-cell office:value-type="float" office:value="21.677984" calcext:value-type="float">
            <text:p>21.677984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8444362" calcext:value-type="float">
            <text:p>322.48444362</text:p>
          </table:table-cell>
          <table:table-cell office:value-type="float" office:value="12.00153286" calcext:value-type="float">
            <text:p>12.00153286</text:p>
          </table:table-cell>
          <table:table-cell office:value-type="float" office:value="24.994682" calcext:value-type="float">
            <text:p>24.994682</text:p>
          </table:table-cell>
          <table:table-cell office:value-type="float" office:value="21.909504" calcext:value-type="float">
            <text:p>21.909504</text:p>
          </table:table-cell>
          <table:table-cell office:value-type="float" office:value="20.296358" calcext:value-type="float">
            <text:p>20.296358</text:p>
          </table:table-cell>
          <table:table-cell office:value-type="float" office:value="18.955328" calcext:value-type="float">
            <text:p>18.955328</text:p>
          </table:table-cell>
          <table:table-cell office:value-type="float" office:value="18.209978" calcext:value-type="float">
            <text:p>18.209978</text:p>
          </table:table-cell>
          <table:table-cell table:formula="of:=[.E923]-[.F923]" office:value-type="float" office:value="1.613146" calcext:value-type="float">
            <text:p>1.613146</text:p>
          </table:table-cell>
          <table:table-cell office:value-type="float" office:value="21.909504" calcext:value-type="float">
            <text:p>21.909504</text:p>
          </table:table-cell>
          <table:table-cell table:number-columns-repeated="8"/>
        </table:table-row>
        <table:table-row table:style-name="ro1">
          <table:table-cell office:value-type="float" office:value="5.87727223008134E+017" calcext:value-type="float">
            <text:p>5.87727223008134E+017</text:p>
          </table:table-cell>
          <table:table-cell office:value-type="float" office:value="322.4862328" calcext:value-type="float">
            <text:p>322.4862328</text:p>
          </table:table-cell>
          <table:table-cell office:value-type="float" office:value="12.00240329" calcext:value-type="float">
            <text:p>12.00240329</text:p>
          </table:table-cell>
          <table:table-cell office:value-type="float" office:value="21.278395" calcext:value-type="float">
            <text:p>21.278395</text:p>
          </table:table-cell>
          <table:table-cell office:value-type="float" office:value="27.129797" calcext:value-type="float">
            <text:p>27.129797</text:p>
          </table:table-cell>
          <table:table-cell office:value-type="float" office:value="20.824883" calcext:value-type="float">
            <text:p>20.824883</text:p>
          </table:table-cell>
          <table:table-cell office:value-type="float" office:value="20.215042" calcext:value-type="float">
            <text:p>20.215042</text:p>
          </table:table-cell>
          <table:table-cell office:value-type="float" office:value="20.085062" calcext:value-type="float">
            <text:p>20.085062</text:p>
          </table:table-cell>
          <table:table-cell table:formula="of:=[.E924]-[.F924]" office:value-type="float" office:value="6.304914" calcext:value-type="float">
            <text:p>6.304914</text:p>
          </table:table-cell>
          <table:table-cell office:value-type="float" office:value="27.129797" calcext:value-type="float">
            <text:p>27.129797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8726664" calcext:value-type="float">
            <text:p>322.48726664</text:p>
          </table:table-cell>
          <table:table-cell office:value-type="float" office:value="12.00523605" calcext:value-type="float">
            <text:p>12.00523605</text:p>
          </table:table-cell>
          <table:table-cell office:value-type="float" office:value="21.791832" calcext:value-type="float">
            <text:p>21.791832</text:p>
          </table:table-cell>
          <table:table-cell office:value-type="float" office:value="21.139338" calcext:value-type="float">
            <text:p>21.139338</text:p>
          </table:table-cell>
          <table:table-cell office:value-type="float" office:value="20.68454" calcext:value-type="float">
            <text:p>20.68454</text:p>
          </table:table-cell>
          <table:table-cell office:value-type="float" office:value="20.495646" calcext:value-type="float">
            <text:p>20.495646</text:p>
          </table:table-cell>
          <table:table-cell office:value-type="float" office:value="20.288301" calcext:value-type="float">
            <text:p>20.288301</text:p>
          </table:table-cell>
          <table:table-cell table:formula="of:=[.E925]-[.F925]" office:value-type="float" office:value="0.454798" calcext:value-type="float">
            <text:p>0.454798</text:p>
          </table:table-cell>
          <table:table-cell office:value-type="float" office:value="21.139338" calcext:value-type="float">
            <text:p>21.139338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50439952" calcext:value-type="float">
            <text:p>322.50439952</text:p>
          </table:table-cell>
          <table:table-cell office:value-type="float" office:value="12.00400317" calcext:value-type="float">
            <text:p>12.00400317</text:p>
          </table:table-cell>
          <table:table-cell office:value-type="float" office:value="22.040129" calcext:value-type="float">
            <text:p>22.040129</text:p>
          </table:table-cell>
          <table:table-cell office:value-type="float" office:value="21.241211" calcext:value-type="float">
            <text:p>21.241211</text:p>
          </table:table-cell>
          <table:table-cell office:value-type="float" office:value="20.819212" calcext:value-type="float">
            <text:p>20.819212</text:p>
          </table:table-cell>
          <table:table-cell office:value-type="float" office:value="20.602251" calcext:value-type="float">
            <text:p>20.602251</text:p>
          </table:table-cell>
          <table:table-cell office:value-type="float" office:value="20.647806" calcext:value-type="float">
            <text:p>20.647806</text:p>
          </table:table-cell>
          <table:table-cell table:formula="of:=[.E926]-[.F926]" office:value-type="float" office:value="0.421999" calcext:value-type="float">
            <text:p>0.421999</text:p>
          </table:table-cell>
          <table:table-cell office:value-type="float" office:value="21.241211" calcext:value-type="float">
            <text:p>21.241211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50264957" calcext:value-type="float">
            <text:p>322.50264957</text:p>
          </table:table-cell>
          <table:table-cell office:value-type="float" office:value="12.00405478" calcext:value-type="float">
            <text:p>12.00405478</text:p>
          </table:table-cell>
          <table:table-cell office:value-type="float" office:value="23.350725" calcext:value-type="float">
            <text:p>23.350725</text:p>
          </table:table-cell>
          <table:table-cell office:value-type="float" office:value="21.920599" calcext:value-type="float">
            <text:p>21.920599</text:p>
          </table:table-cell>
          <table:table-cell office:value-type="float" office:value="21.363184" calcext:value-type="float">
            <text:p>21.363184</text:p>
          </table:table-cell>
          <table:table-cell office:value-type="float" office:value="21.286131" calcext:value-type="float">
            <text:p>21.286131</text:p>
          </table:table-cell>
          <table:table-cell office:value-type="float" office:value="21.117792" calcext:value-type="float">
            <text:p>21.117792</text:p>
          </table:table-cell>
          <table:table-cell table:formula="of:=[.E927]-[.F927]" office:value-type="float" office:value="0.557414999999999" calcext:value-type="float">
            <text:p>0.557414999999999</text:p>
          </table:table-cell>
          <table:table-cell office:value-type="float" office:value="21.920599" calcext:value-type="float">
            <text:p>21.920599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3698252" calcext:value-type="float">
            <text:p>322.43698252</text:p>
          </table:table-cell>
          <table:table-cell office:value-type="float" office:value="12.01026934" calcext:value-type="float">
            <text:p>12.01026934</text:p>
          </table:table-cell>
          <table:table-cell office:value-type="float" office:value="22.917175" calcext:value-type="float">
            <text:p>22.917175</text:p>
          </table:table-cell>
          <table:table-cell office:value-type="float" office:value="21.577593" calcext:value-type="float">
            <text:p>21.577593</text:p>
          </table:table-cell>
          <table:table-cell office:value-type="float" office:value="21.056919" calcext:value-type="float">
            <text:p>21.056919</text:p>
          </table:table-cell>
          <table:table-cell office:value-type="float" office:value="20.876549" calcext:value-type="float">
            <text:p>20.876549</text:p>
          </table:table-cell>
          <table:table-cell office:value-type="float" office:value="20.751217" calcext:value-type="float">
            <text:p>20.751217</text:p>
          </table:table-cell>
          <table:table-cell table:formula="of:=[.E928]-[.F928]" office:value-type="float" office:value="0.520674" calcext:value-type="float">
            <text:p>0.520674</text:p>
          </table:table-cell>
          <table:table-cell office:value-type="float" office:value="21.577593" calcext:value-type="float">
            <text:p>21.577593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378289" calcext:value-type="float">
            <text:p>322.4378289</text:p>
          </table:table-cell>
          <table:table-cell office:value-type="float" office:value="12.01287621" calcext:value-type="float">
            <text:p>12.01287621</text:p>
          </table:table-cell>
          <table:table-cell office:value-type="float" office:value="25.789732" calcext:value-type="float">
            <text:p>25.789732</text:p>
          </table:table-cell>
          <table:table-cell office:value-type="float" office:value="22.926029" calcext:value-type="float">
            <text:p>22.926029</text:p>
          </table:table-cell>
          <table:table-cell office:value-type="float" office:value="22.753698" calcext:value-type="float">
            <text:p>22.753698</text:p>
          </table:table-cell>
          <table:table-cell office:value-type="float" office:value="22.404274" calcext:value-type="float">
            <text:p>22.404274</text:p>
          </table:table-cell>
          <table:table-cell office:value-type="float" office:value="22.440098" calcext:value-type="float">
            <text:p>22.440098</text:p>
          </table:table-cell>
          <table:table-cell table:formula="of:=[.E929]-[.F929]" office:value-type="float" office:value="0.172331" calcext:value-type="float">
            <text:p>0.172331</text:p>
          </table:table-cell>
          <table:table-cell office:value-type="float" office:value="22.926029" calcext:value-type="float">
            <text:p>22.926029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5089948" calcext:value-type="float">
            <text:p>322.45089948</text:p>
          </table:table-cell>
          <table:table-cell office:value-type="float" office:value="12.00617398" calcext:value-type="float">
            <text:p>12.00617398</text:p>
          </table:table-cell>
          <table:table-cell office:value-type="float" office:value="22.465534" calcext:value-type="float">
            <text:p>22.465534</text:p>
          </table:table-cell>
          <table:table-cell office:value-type="float" office:value="21.071144" calcext:value-type="float">
            <text:p>21.071144</text:p>
          </table:table-cell>
          <table:table-cell office:value-type="float" office:value="20.653646" calcext:value-type="float">
            <text:p>20.653646</text:p>
          </table:table-cell>
          <table:table-cell office:value-type="float" office:value="20.432716" calcext:value-type="float">
            <text:p>20.432716</text:p>
          </table:table-cell>
          <table:table-cell office:value-type="float" office:value="20.30899" calcext:value-type="float">
            <text:p>20.30899</text:p>
          </table:table-cell>
          <table:table-cell table:formula="of:=[.E930]-[.F930]" office:value-type="float" office:value="0.417498000000002" calcext:value-type="float">
            <text:p>0.417498000000002</text:p>
          </table:table-cell>
          <table:table-cell office:value-type="float" office:value="21.071144" calcext:value-type="float">
            <text:p>21.071144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5645643" calcext:value-type="float">
            <text:p>322.45645643</text:p>
          </table:table-cell>
          <table:table-cell office:value-type="float" office:value="12.00506926" calcext:value-type="float">
            <text:p>12.00506926</text:p>
          </table:table-cell>
          <table:table-cell office:value-type="float" office:value="23.471821" calcext:value-type="float">
            <text:p>23.471821</text:p>
          </table:table-cell>
          <table:table-cell office:value-type="float" office:value="22.848995" calcext:value-type="float">
            <text:p>22.848995</text:p>
          </table:table-cell>
          <table:table-cell office:value-type="float" office:value="22.228821" calcext:value-type="float">
            <text:p>22.228821</text:p>
          </table:table-cell>
          <table:table-cell office:value-type="float" office:value="21.917875" calcext:value-type="float">
            <text:p>21.917875</text:p>
          </table:table-cell>
          <table:table-cell office:value-type="float" office:value="21.404894" calcext:value-type="float">
            <text:p>21.404894</text:p>
          </table:table-cell>
          <table:table-cell table:formula="of:=[.E931]-[.F931]" office:value-type="float" office:value="0.620173999999999" calcext:value-type="float">
            <text:p>0.620173999999999</text:p>
          </table:table-cell>
          <table:table-cell office:value-type="float" office:value="22.848995" calcext:value-type="float">
            <text:p>22.848995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6075553" calcext:value-type="float">
            <text:p>322.46075553</text:p>
          </table:table-cell>
          <table:table-cell office:value-type="float" office:value="12.00888585" calcext:value-type="float">
            <text:p>12.00888585</text:p>
          </table:table-cell>
          <table:table-cell office:value-type="float" office:value="22.945696" calcext:value-type="float">
            <text:p>22.945696</text:p>
          </table:table-cell>
          <table:table-cell office:value-type="float" office:value="23.478395" calcext:value-type="float">
            <text:p>23.478395</text:p>
          </table:table-cell>
          <table:table-cell office:value-type="float" office:value="22.298668" calcext:value-type="float">
            <text:p>22.298668</text:p>
          </table:table-cell>
          <table:table-cell office:value-type="float" office:value="21.183613" calcext:value-type="float">
            <text:p>21.183613</text:p>
          </table:table-cell>
          <table:table-cell office:value-type="float" office:value="20.89716" calcext:value-type="float">
            <text:p>20.89716</text:p>
          </table:table-cell>
          <table:table-cell table:formula="of:=[.E932]-[.F932]" office:value-type="float" office:value="1.179727" calcext:value-type="float">
            <text:p>1.179727</text:p>
          </table:table-cell>
          <table:table-cell office:value-type="float" office:value="23.478395" calcext:value-type="float">
            <text:p>23.478395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6060513" calcext:value-type="float">
            <text:p>322.46060513</text:p>
          </table:table-cell>
          <table:table-cell office:value-type="float" office:value="12.00847345" calcext:value-type="float">
            <text:p>12.00847345</text:p>
          </table:table-cell>
          <table:table-cell office:value-type="float" office:value="24.968771" calcext:value-type="float">
            <text:p>24.968771</text:p>
          </table:table-cell>
          <table:table-cell office:value-type="float" office:value="22.492867" calcext:value-type="float">
            <text:p>22.492867</text:p>
          </table:table-cell>
          <table:table-cell office:value-type="float" office:value="21.748091" calcext:value-type="float">
            <text:p>21.748091</text:p>
          </table:table-cell>
          <table:table-cell office:value-type="float" office:value="21.783339" calcext:value-type="float">
            <text:p>21.783339</text:p>
          </table:table-cell>
          <table:table-cell office:value-type="float" office:value="21.665236" calcext:value-type="float">
            <text:p>21.665236</text:p>
          </table:table-cell>
          <table:table-cell table:formula="of:=[.E933]-[.F933]" office:value-type="float" office:value="0.744776000000002" calcext:value-type="float">
            <text:p>0.744776000000002</text:p>
          </table:table-cell>
          <table:table-cell office:value-type="float" office:value="22.492867" calcext:value-type="float">
            <text:p>22.492867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6494421" calcext:value-type="float">
            <text:p>322.46494421</text:p>
          </table:table-cell>
          <table:table-cell office:value-type="float" office:value="12.00834769" calcext:value-type="float">
            <text:p>12.00834769</text:p>
          </table:table-cell>
          <table:table-cell office:value-type="float" office:value="22.287582" calcext:value-type="float">
            <text:p>22.287582</text:p>
          </table:table-cell>
          <table:table-cell office:value-type="float" office:value="21.875488" calcext:value-type="float">
            <text:p>21.875488</text:p>
          </table:table-cell>
          <table:table-cell office:value-type="float" office:value="21.440357" calcext:value-type="float">
            <text:p>21.440357</text:p>
          </table:table-cell>
          <table:table-cell office:value-type="float" office:value="21.131241" calcext:value-type="float">
            <text:p>21.131241</text:p>
          </table:table-cell>
          <table:table-cell office:value-type="float" office:value="20.67733" calcext:value-type="float">
            <text:p>20.67733</text:p>
          </table:table-cell>
          <table:table-cell table:formula="of:=[.E934]-[.F934]" office:value-type="float" office:value="0.435131000000002" calcext:value-type="float">
            <text:p>0.435131000000002</text:p>
          </table:table-cell>
          <table:table-cell office:value-type="float" office:value="21.875488" calcext:value-type="float">
            <text:p>21.875488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6376614" calcext:value-type="float">
            <text:p>322.46376614</text:p>
          </table:table-cell>
          <table:table-cell office:value-type="float" office:value="12.00886043" calcext:value-type="float">
            <text:p>12.00886043</text:p>
          </table:table-cell>
          <table:table-cell office:value-type="float" office:value="24.995819" calcext:value-type="float">
            <text:p>24.995819</text:p>
          </table:table-cell>
          <table:table-cell office:value-type="float" office:value="22.618797" calcext:value-type="float">
            <text:p>22.618797</text:p>
          </table:table-cell>
          <table:table-cell office:value-type="float" office:value="22.19158" calcext:value-type="float">
            <text:p>22.19158</text:p>
          </table:table-cell>
          <table:table-cell office:value-type="float" office:value="21.620369" calcext:value-type="float">
            <text:p>21.620369</text:p>
          </table:table-cell>
          <table:table-cell office:value-type="float" office:value="21.567493" calcext:value-type="float">
            <text:p>21.567493</text:p>
          </table:table-cell>
          <table:table-cell table:formula="of:=[.E935]-[.F935]" office:value-type="float" office:value="0.427217000000002" calcext:value-type="float">
            <text:p>0.427217000000002</text:p>
          </table:table-cell>
          <table:table-cell office:value-type="float" office:value="22.618797" calcext:value-type="float">
            <text:p>22.618797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9018488" calcext:value-type="float">
            <text:p>322.49018488</text:p>
          </table:table-cell>
          <table:table-cell office:value-type="float" office:value="12.00111811" calcext:value-type="float">
            <text:p>12.00111811</text:p>
          </table:table-cell>
          <table:table-cell office:value-type="float" office:value="26.02758" calcext:value-type="float">
            <text:p>26.02758</text:p>
          </table:table-cell>
          <table:table-cell office:value-type="float" office:value="22.82865" calcext:value-type="float">
            <text:p>22.82865</text:p>
          </table:table-cell>
          <table:table-cell office:value-type="float" office:value="22.380754" calcext:value-type="float">
            <text:p>22.380754</text:p>
          </table:table-cell>
          <table:table-cell office:value-type="float" office:value="22.297705" calcext:value-type="float">
            <text:p>22.297705</text:p>
          </table:table-cell>
          <table:table-cell office:value-type="float" office:value="21.528185" calcext:value-type="float">
            <text:p>21.528185</text:p>
          </table:table-cell>
          <table:table-cell table:formula="of:=[.E936]-[.F936]" office:value-type="float" office:value="0.447896" calcext:value-type="float">
            <text:p>0.447896</text:p>
          </table:table-cell>
          <table:table-cell office:value-type="float" office:value="22.82865" calcext:value-type="float">
            <text:p>22.82865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8920386" calcext:value-type="float">
            <text:p>322.48920386</text:p>
          </table:table-cell>
          <table:table-cell office:value-type="float" office:value="12.00807672" calcext:value-type="float">
            <text:p>12.00807672</text:p>
          </table:table-cell>
          <table:table-cell office:value-type="float" office:value="22.961763" calcext:value-type="float">
            <text:p>22.961763</text:p>
          </table:table-cell>
          <table:table-cell office:value-type="float" office:value="22.963451" calcext:value-type="float">
            <text:p>22.963451</text:p>
          </table:table-cell>
          <table:table-cell office:value-type="float" office:value="22.516714" calcext:value-type="float">
            <text:p>22.516714</text:p>
          </table:table-cell>
          <table:table-cell office:value-type="float" office:value="22.317213" calcext:value-type="float">
            <text:p>22.317213</text:p>
          </table:table-cell>
          <table:table-cell office:value-type="float" office:value="21.135159" calcext:value-type="float">
            <text:p>21.135159</text:p>
          </table:table-cell>
          <table:table-cell table:formula="of:=[.E937]-[.F937]" office:value-type="float" office:value="0.446736999999999" calcext:value-type="float">
            <text:p>0.446736999999999</text:p>
          </table:table-cell>
          <table:table-cell office:value-type="float" office:value="22.963451" calcext:value-type="float">
            <text:p>22.963451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50099736" calcext:value-type="float">
            <text:p>322.50099736</text:p>
          </table:table-cell>
          <table:table-cell office:value-type="float" office:value="12.00723701" calcext:value-type="float">
            <text:p>12.00723701</text:p>
          </table:table-cell>
          <table:table-cell office:value-type="float" office:value="22.225626" calcext:value-type="float">
            <text:p>22.225626</text:p>
          </table:table-cell>
          <table:table-cell office:value-type="float" office:value="21.609484" calcext:value-type="float">
            <text:p>21.609484</text:p>
          </table:table-cell>
          <table:table-cell office:value-type="float" office:value="21.094477" calcext:value-type="float">
            <text:p>21.094477</text:p>
          </table:table-cell>
          <table:table-cell office:value-type="float" office:value="20.755219" calcext:value-type="float">
            <text:p>20.755219</text:p>
          </table:table-cell>
          <table:table-cell office:value-type="float" office:value="20.818018" calcext:value-type="float">
            <text:p>20.818018</text:p>
          </table:table-cell>
          <table:table-cell table:formula="of:=[.E938]-[.F938]" office:value-type="float" office:value="0.515006999999997" calcext:value-type="float">
            <text:p>0.515006999999997</text:p>
          </table:table-cell>
          <table:table-cell office:value-type="float" office:value="21.609484" calcext:value-type="float">
            <text:p>21.609484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51301542" calcext:value-type="float">
            <text:p>322.51301542</text:p>
          </table:table-cell>
          <table:table-cell office:value-type="float" office:value="12.00211349" calcext:value-type="float">
            <text:p>12.00211349</text:p>
          </table:table-cell>
          <table:table-cell office:value-type="float" office:value="24.160543" calcext:value-type="float">
            <text:p>24.160543</text:p>
          </table:table-cell>
          <table:table-cell office:value-type="float" office:value="22.639582" calcext:value-type="float">
            <text:p>22.639582</text:p>
          </table:table-cell>
          <table:table-cell office:value-type="float" office:value="21.956923" calcext:value-type="float">
            <text:p>21.956923</text:p>
          </table:table-cell>
          <table:table-cell office:value-type="float" office:value="21.444963" calcext:value-type="float">
            <text:p>21.444963</text:p>
          </table:table-cell>
          <table:table-cell office:value-type="float" office:value="21.737892" calcext:value-type="float">
            <text:p>21.737892</text:p>
          </table:table-cell>
          <table:table-cell table:formula="of:=[.E939]-[.F939]" office:value-type="float" office:value="0.682659000000001" calcext:value-type="float">
            <text:p>0.682659000000001</text:p>
          </table:table-cell>
          <table:table-cell office:value-type="float" office:value="22.639582" calcext:value-type="float">
            <text:p>22.639582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2832018" calcext:value-type="float">
            <text:p>322.42832018</text:p>
          </table:table-cell>
          <table:table-cell office:value-type="float" office:value="12.01404002" calcext:value-type="float">
            <text:p>12.01404002</text:p>
          </table:table-cell>
          <table:table-cell office:value-type="float" office:value="24.6133" calcext:value-type="float">
            <text:p>24.6133</text:p>
          </table:table-cell>
          <table:table-cell office:value-type="float" office:value="23.597433" calcext:value-type="float">
            <text:p>23.597433</text:p>
          </table:table-cell>
          <table:table-cell office:value-type="float" office:value="22.905207" calcext:value-type="float">
            <text:p>22.905207</text:p>
          </table:table-cell>
          <table:table-cell office:value-type="float" office:value="22.60862" calcext:value-type="float">
            <text:p>22.60862</text:p>
          </table:table-cell>
          <table:table-cell office:value-type="float" office:value="22.437243" calcext:value-type="float">
            <text:p>22.437243</text:p>
          </table:table-cell>
          <table:table-cell table:formula="of:=[.E940]-[.F940]" office:value-type="float" office:value="0.692225999999998" calcext:value-type="float">
            <text:p>0.692225999999998</text:p>
          </table:table-cell>
          <table:table-cell office:value-type="float" office:value="23.597433" calcext:value-type="float">
            <text:p>23.597433</text:p>
          </table:table-cell>
          <table:table-cell table:number-columns-repeated="8"/>
        </table:table-row>
        <table:table-row table:style-name="ro1">
          <table:table-cell office:value-type="float" office:value="5.87727223008135E+017" calcext:value-type="float">
            <text:p>5.87727223008135E+017</text:p>
          </table:table-cell>
          <table:table-cell office:value-type="float" office:value="322.43513112" calcext:value-type="float">
            <text:p>322.43513112</text:p>
          </table:table-cell>
          <table:table-cell office:value-type="float" office:value="12.0128674" calcext:value-type="float">
            <text:p>12.0128674</text:p>
          </table:table-cell>
          <table:table-cell office:value-type="float" office:value="24.533592" calcext:value-type="float">
            <text:p>24.533592</text:p>
          </table:table-cell>
          <table:table-cell office:value-type="float" office:value="24.230415" calcext:value-type="float">
            <text:p>24.230415</text:p>
          </table:table-cell>
          <table:table-cell office:value-type="float" office:value="22.47085" calcext:value-type="float">
            <text:p>22.47085</text:p>
          </table:table-cell>
          <table:table-cell office:value-type="float" office:value="22.479753" calcext:value-type="float">
            <text:p>22.479753</text:p>
          </table:table-cell>
          <table:table-cell office:value-type="float" office:value="21.854506" calcext:value-type="float">
            <text:p>21.854506</text:p>
          </table:table-cell>
          <table:table-cell table:formula="of:=[.E941]-[.F941]" office:value-type="float" office:value="1.759565" calcext:value-type="float">
            <text:p>1.759565</text:p>
          </table:table-cell>
          <table:table-cell office:value-type="float" office:value="24.230415" calcext:value-type="float">
            <text:p>24.230415</text:p>
          </table:table-cell>
          <table:table-cell table:number-columns-repeated="8"/>
        </table:table-row>
        <table:table-row table:style-name="ro1">
          <table:table-cell office:value-type="float" office:value="5.87727223008136E+017" calcext:value-type="float">
            <text:p>5.87727223008136E+017</text:p>
          </table:table-cell>
          <table:table-cell office:value-type="float" office:value="322.52012926" calcext:value-type="float">
            <text:p>322.52012926</text:p>
          </table:table-cell>
          <table:table-cell office:value-type="float" office:value="12.00933582" calcext:value-type="float">
            <text:p>12.00933582</text:p>
          </table:table-cell>
          <table:table-cell office:value-type="float" office:value="22.880125" calcext:value-type="float">
            <text:p>22.880125</text:p>
          </table:table-cell>
          <table:table-cell office:value-type="float" office:value="23.701288" calcext:value-type="float">
            <text:p>23.701288</text:p>
          </table:table-cell>
          <table:table-cell office:value-type="float" office:value="22.629972" calcext:value-type="float">
            <text:p>22.629972</text:p>
          </table:table-cell>
          <table:table-cell office:value-type="float" office:value="22.549997" calcext:value-type="float">
            <text:p>22.549997</text:p>
          </table:table-cell>
          <table:table-cell office:value-type="float" office:value="21.715696" calcext:value-type="float">
            <text:p>21.715696</text:p>
          </table:table-cell>
          <table:table-cell table:formula="of:=[.E942]-[.F942]" office:value-type="float" office:value="1.071316" calcext:value-type="float">
            <text:p>1.071316</text:p>
          </table:table-cell>
          <table:table-cell office:value-type="float" office:value="23.701288" calcext:value-type="float">
            <text:p>23.701288</text:p>
          </table:table-cell>
          <table:table-cell table:number-columns-repeated="8"/>
        </table:table-row>
        <table:table-row table:style-name="ro1">
          <table:table-cell office:value-type="float" office:value="5.87727223008136E+017" calcext:value-type="float">
            <text:p>5.87727223008136E+017</text:p>
          </table:table-cell>
          <table:table-cell office:value-type="float" office:value="322.50244453" calcext:value-type="float">
            <text:p>322.50244453</text:p>
          </table:table-cell>
          <table:table-cell office:value-type="float" office:value="12.00614809" calcext:value-type="float">
            <text:p>12.00614809</text:p>
          </table:table-cell>
          <table:table-cell office:value-type="float" office:value="23.027081" calcext:value-type="float">
            <text:p>23.027081</text:p>
          </table:table-cell>
          <table:table-cell office:value-type="float" office:value="23.349537" calcext:value-type="float">
            <text:p>23.349537</text:p>
          </table:table-cell>
          <table:table-cell office:value-type="float" office:value="22.996586" calcext:value-type="float">
            <text:p>22.996586</text:p>
          </table:table-cell>
          <table:table-cell office:value-type="float" office:value="21.85041" calcext:value-type="float">
            <text:p>21.85041</text:p>
          </table:table-cell>
          <table:table-cell office:value-type="float" office:value="21.013472" calcext:value-type="float">
            <text:p>21.013472</text:p>
          </table:table-cell>
          <table:table-cell table:formula="of:=[.E943]-[.F943]" office:value-type="float" office:value="0.352951000000001" calcext:value-type="float">
            <text:p>0.352951000000001</text:p>
          </table:table-cell>
          <table:table-cell office:value-type="float" office:value="23.349537" calcext:value-type="float">
            <text:p>23.349537</text:p>
          </table:table-cell>
          <table:table-cell table:number-columns-repeated="8"/>
        </table:table-row>
        <table:table-row table:style-name="ro1">
          <table:table-cell office:value-type="float" office:value="5.87727223008136E+017" calcext:value-type="float">
            <text:p>5.87727223008136E+017</text:p>
          </table:table-cell>
          <table:table-cell office:value-type="float" office:value="322.52256625" calcext:value-type="float">
            <text:p>322.52256625</text:p>
          </table:table-cell>
          <table:table-cell office:value-type="float" office:value="12.00506499" calcext:value-type="float">
            <text:p>12.00506499</text:p>
          </table:table-cell>
          <table:table-cell office:value-type="float" office:value="25.625196" calcext:value-type="float">
            <text:p>25.625196</text:p>
          </table:table-cell>
          <table:table-cell office:value-type="float" office:value="24.645327" calcext:value-type="float">
            <text:p>24.645327</text:p>
          </table:table-cell>
          <table:table-cell office:value-type="float" office:value="25.173826" calcext:value-type="float">
            <text:p>25.173826</text:p>
          </table:table-cell>
          <table:table-cell office:value-type="float" office:value="23.588587" calcext:value-type="float">
            <text:p>23.588587</text:p>
          </table:table-cell>
          <table:table-cell office:value-type="float" office:value="20.446747" calcext:value-type="float">
            <text:p>20.446747</text:p>
          </table:table-cell>
          <table:table-cell table:formula="of:=[.E944]-[.F944]" office:value-type="float" office:value="-0.528498999999997" calcext:value-type="float">
            <text:p>-0.528498999999997</text:p>
          </table:table-cell>
          <table:table-cell office:value-type="float" office:value="24.645327" calcext:value-type="float">
            <text:p>24.645327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9488517" calcext:value-type="float">
            <text:p>322.59488517</text:p>
          </table:table-cell>
          <table:table-cell office:value-type="float" office:value="12.04290898" calcext:value-type="float">
            <text:p>12.04290898</text:p>
          </table:table-cell>
          <table:table-cell office:value-type="float" office:value="17.94389" calcext:value-type="float">
            <text:p>17.94389</text:p>
          </table:table-cell>
          <table:table-cell office:value-type="float" office:value="16.689455" calcext:value-type="float">
            <text:p>16.689455</text:p>
          </table:table-cell>
          <table:table-cell office:value-type="float" office:value="16.205538" calcext:value-type="float">
            <text:p>16.205538</text:p>
          </table:table-cell>
          <table:table-cell office:value-type="float" office:value="16.010641" calcext:value-type="float">
            <text:p>16.010641</text:p>
          </table:table-cell>
          <table:table-cell office:value-type="float" office:value="15.918755" calcext:value-type="float">
            <text:p>15.918755</text:p>
          </table:table-cell>
          <table:table-cell table:formula="of:=[.E945]-[.F945]" office:value-type="float" office:value="0.483916999999998" calcext:value-type="float">
            <text:p>0.483916999999998</text:p>
          </table:table-cell>
          <table:table-cell office:value-type="float" office:value="16.689455" calcext:value-type="float">
            <text:p>16.689455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60195417" calcext:value-type="float">
            <text:p>322.60195417</text:p>
          </table:table-cell>
          <table:table-cell office:value-type="float" office:value="12.0440246" calcext:value-type="float">
            <text:p>12.0440246</text:p>
          </table:table-cell>
          <table:table-cell office:value-type="float" office:value="18.913368" calcext:value-type="float">
            <text:p>18.913368</text:p>
          </table:table-cell>
          <table:table-cell office:value-type="float" office:value="17.723732" calcext:value-type="float">
            <text:p>17.723732</text:p>
          </table:table-cell>
          <table:table-cell office:value-type="float" office:value="17.177227" calcext:value-type="float">
            <text:p>17.177227</text:p>
          </table:table-cell>
          <table:table-cell office:value-type="float" office:value="16.927296" calcext:value-type="float">
            <text:p>16.927296</text:p>
          </table:table-cell>
          <table:table-cell office:value-type="float" office:value="16.777708" calcext:value-type="float">
            <text:p>16.777708</text:p>
          </table:table-cell>
          <table:table-cell table:formula="of:=[.E946]-[.F946]" office:value-type="float" office:value="0.546505" calcext:value-type="float">
            <text:p>0.546505</text:p>
          </table:table-cell>
          <table:table-cell office:value-type="float" office:value="17.723732" calcext:value-type="float">
            <text:p>17.723732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3497974" calcext:value-type="float">
            <text:p>322.53497974</text:p>
          </table:table-cell>
          <table:table-cell office:value-type="float" office:value="12.01086363" calcext:value-type="float">
            <text:p>12.01086363</text:p>
          </table:table-cell>
          <table:table-cell office:value-type="float" office:value="21.613258" calcext:value-type="float">
            <text:p>21.613258</text:p>
          </table:table-cell>
          <table:table-cell office:value-type="float" office:value="20.605768" calcext:value-type="float">
            <text:p>20.605768</text:p>
          </table:table-cell>
          <table:table-cell office:value-type="float" office:value="20.285458" calcext:value-type="float">
            <text:p>20.285458</text:p>
          </table:table-cell>
          <table:table-cell office:value-type="float" office:value="20.275141" calcext:value-type="float">
            <text:p>20.275141</text:p>
          </table:table-cell>
          <table:table-cell office:value-type="float" office:value="20.088371" calcext:value-type="float">
            <text:p>20.088371</text:p>
          </table:table-cell>
          <table:table-cell table:formula="of:=[.E947]-[.F947]" office:value-type="float" office:value="0.320310000000003" calcext:value-type="float">
            <text:p>0.320310000000003</text:p>
          </table:table-cell>
          <table:table-cell office:value-type="float" office:value="20.605768" calcext:value-type="float">
            <text:p>20.605768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3416654" calcext:value-type="float">
            <text:p>322.53416654</text:p>
          </table:table-cell>
          <table:table-cell office:value-type="float" office:value="12.01082668" calcext:value-type="float">
            <text:p>12.01082668</text:p>
          </table:table-cell>
          <table:table-cell office:value-type="float" office:value="22.378546" calcext:value-type="float">
            <text:p>22.378546</text:p>
          </table:table-cell>
          <table:table-cell office:value-type="float" office:value="21.087469" calcext:value-type="float">
            <text:p>21.087469</text:p>
          </table:table-cell>
          <table:table-cell office:value-type="float" office:value="20.752911" calcext:value-type="float">
            <text:p>20.752911</text:p>
          </table:table-cell>
          <table:table-cell office:value-type="float" office:value="20.549519" calcext:value-type="float">
            <text:p>20.549519</text:p>
          </table:table-cell>
          <table:table-cell office:value-type="float" office:value="20.220623" calcext:value-type="float">
            <text:p>20.220623</text:p>
          </table:table-cell>
          <table:table-cell table:formula="of:=[.E948]-[.F948]" office:value-type="float" office:value="0.334557999999998" calcext:value-type="float">
            <text:p>0.334557999999998</text:p>
          </table:table-cell>
          <table:table-cell office:value-type="float" office:value="21.087469" calcext:value-type="float">
            <text:p>21.087469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4782297" calcext:value-type="float">
            <text:p>322.54782297</text:p>
          </table:table-cell>
          <table:table-cell office:value-type="float" office:value="12.01183132" calcext:value-type="float">
            <text:p>12.01183132</text:p>
          </table:table-cell>
          <table:table-cell office:value-type="float" office:value="22.643589" calcext:value-type="float">
            <text:p>22.643589</text:p>
          </table:table-cell>
          <table:table-cell office:value-type="float" office:value="19.936993" calcext:value-type="float">
            <text:p>19.936993</text:p>
          </table:table-cell>
          <table:table-cell office:value-type="float" office:value="18.39761" calcext:value-type="float">
            <text:p>18.39761</text:p>
          </table:table-cell>
          <table:table-cell office:value-type="float" office:value="17.479692" calcext:value-type="float">
            <text:p>17.479692</text:p>
          </table:table-cell>
          <table:table-cell office:value-type="float" office:value="16.93218" calcext:value-type="float">
            <text:p>16.93218</text:p>
          </table:table-cell>
          <table:table-cell table:formula="of:=[.E949]-[.F949]" office:value-type="float" office:value="1.539383" calcext:value-type="float">
            <text:p>1.539383</text:p>
          </table:table-cell>
          <table:table-cell office:value-type="float" office:value="19.936993" calcext:value-type="float">
            <text:p>19.936993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495447" calcext:value-type="float">
            <text:p>322.5495447</text:p>
          </table:table-cell>
          <table:table-cell office:value-type="float" office:value="12.0129398" calcext:value-type="float">
            <text:p>12.0129398</text:p>
          </table:table-cell>
          <table:table-cell office:value-type="float" office:value="22.701967" calcext:value-type="float">
            <text:p>22.701967</text:p>
          </table:table-cell>
          <table:table-cell office:value-type="float" office:value="21.706919" calcext:value-type="float">
            <text:p>21.706919</text:p>
          </table:table-cell>
          <table:table-cell office:value-type="float" office:value="21.200346" calcext:value-type="float">
            <text:p>21.200346</text:p>
          </table:table-cell>
          <table:table-cell office:value-type="float" office:value="20.849051" calcext:value-type="float">
            <text:p>20.849051</text:p>
          </table:table-cell>
          <table:table-cell office:value-type="float" office:value="20.467379" calcext:value-type="float">
            <text:p>20.467379</text:p>
          </table:table-cell>
          <table:table-cell table:formula="of:=[.E950]-[.F950]" office:value-type="float" office:value="0.506573" calcext:value-type="float">
            <text:p>0.506573</text:p>
          </table:table-cell>
          <table:table-cell office:value-type="float" office:value="21.706919" calcext:value-type="float">
            <text:p>21.706919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4707505" calcext:value-type="float">
            <text:p>322.54707505</text:p>
          </table:table-cell>
          <table:table-cell office:value-type="float" office:value="12.01043819" calcext:value-type="float">
            <text:p>12.01043819</text:p>
          </table:table-cell>
          <table:table-cell office:value-type="float" office:value="24.222233" calcext:value-type="float">
            <text:p>24.222233</text:p>
          </table:table-cell>
          <table:table-cell office:value-type="float" office:value="23.616531" calcext:value-type="float">
            <text:p>23.616531</text:p>
          </table:table-cell>
          <table:table-cell office:value-type="float" office:value="22.325363" calcext:value-type="float">
            <text:p>22.325363</text:p>
          </table:table-cell>
          <table:table-cell office:value-type="float" office:value="21.07143" calcext:value-type="float">
            <text:p>21.07143</text:p>
          </table:table-cell>
          <table:table-cell office:value-type="float" office:value="20.12652" calcext:value-type="float">
            <text:p>20.12652</text:p>
          </table:table-cell>
          <table:table-cell table:formula="of:=[.E951]-[.F951]" office:value-type="float" office:value="1.291168" calcext:value-type="float">
            <text:p>1.291168</text:p>
          </table:table-cell>
          <table:table-cell office:value-type="float" office:value="23.616531" calcext:value-type="float">
            <text:p>23.616531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4762889" calcext:value-type="float">
            <text:p>322.54762889</text:p>
          </table:table-cell>
          <table:table-cell office:value-type="float" office:value="12.01676571" calcext:value-type="float">
            <text:p>12.01676571</text:p>
          </table:table-cell>
          <table:table-cell office:value-type="float" office:value="20.05933" calcext:value-type="float">
            <text:p>20.05933</text:p>
          </table:table-cell>
          <table:table-cell office:value-type="float" office:value="19.119419" calcext:value-type="float">
            <text:p>19.119419</text:p>
          </table:table-cell>
          <table:table-cell office:value-type="float" office:value="18.767591" calcext:value-type="float">
            <text:p>18.767591</text:p>
          </table:table-cell>
          <table:table-cell office:value-type="float" office:value="18.66205" calcext:value-type="float">
            <text:p>18.66205</text:p>
          </table:table-cell>
          <table:table-cell office:value-type="float" office:value="18.599886" calcext:value-type="float">
            <text:p>18.599886</text:p>
          </table:table-cell>
          <table:table-cell table:formula="of:=[.E952]-[.F952]" office:value-type="float" office:value="0.351828000000001" calcext:value-type="float">
            <text:p>0.351828000000001</text:p>
          </table:table-cell>
          <table:table-cell office:value-type="float" office:value="19.119419" calcext:value-type="float">
            <text:p>19.119419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4871756" calcext:value-type="float">
            <text:p>322.54871756</text:p>
          </table:table-cell>
          <table:table-cell office:value-type="float" office:value="12.01766132" calcext:value-type="float">
            <text:p>12.01766132</text:p>
          </table:table-cell>
          <table:table-cell office:value-type="float" office:value="25.457172" calcext:value-type="float">
            <text:p>25.457172</text:p>
          </table:table-cell>
          <table:table-cell office:value-type="float" office:value="23.667627" calcext:value-type="float">
            <text:p>23.667627</text:p>
          </table:table-cell>
          <table:table-cell office:value-type="float" office:value="21.878624" calcext:value-type="float">
            <text:p>21.878624</text:p>
          </table:table-cell>
          <table:table-cell office:value-type="float" office:value="20.542147" calcext:value-type="float">
            <text:p>20.542147</text:p>
          </table:table-cell>
          <table:table-cell office:value-type="float" office:value="19.998535" calcext:value-type="float">
            <text:p>19.998535</text:p>
          </table:table-cell>
          <table:table-cell table:formula="of:=[.E953]-[.F953]" office:value-type="float" office:value="1.789003" calcext:value-type="float">
            <text:p>1.789003</text:p>
          </table:table-cell>
          <table:table-cell office:value-type="float" office:value="23.667627" calcext:value-type="float">
            <text:p>23.667627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5633505" calcext:value-type="float">
            <text:p>322.55633505</text:p>
          </table:table-cell>
          <table:table-cell office:value-type="float" office:value="12.02017441" calcext:value-type="float">
            <text:p>12.02017441</text:p>
          </table:table-cell>
          <table:table-cell office:value-type="float" office:value="21.506382" calcext:value-type="float">
            <text:p>21.506382</text:p>
          </table:table-cell>
          <table:table-cell office:value-type="float" office:value="20.70846" calcext:value-type="float">
            <text:p>20.70846</text:p>
          </table:table-cell>
          <table:table-cell office:value-type="float" office:value="20.319771" calcext:value-type="float">
            <text:p>20.319771</text:p>
          </table:table-cell>
          <table:table-cell office:value-type="float" office:value="20.147078" calcext:value-type="float">
            <text:p>20.147078</text:p>
          </table:table-cell>
          <table:table-cell office:value-type="float" office:value="20.061264" calcext:value-type="float">
            <text:p>20.061264</text:p>
          </table:table-cell>
          <table:table-cell table:formula="of:=[.E954]-[.F954]" office:value-type="float" office:value="0.388688999999999" calcext:value-type="float">
            <text:p>0.388688999999999</text:p>
          </table:table-cell>
          <table:table-cell office:value-type="float" office:value="20.70846" calcext:value-type="float">
            <text:p>20.70846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5907054" calcext:value-type="float">
            <text:p>322.55907054</text:p>
          </table:table-cell>
          <table:table-cell office:value-type="float" office:value="12.02118436" calcext:value-type="float">
            <text:p>12.02118436</text:p>
          </table:table-cell>
          <table:table-cell office:value-type="float" office:value="25.258135" calcext:value-type="float">
            <text:p>25.258135</text:p>
          </table:table-cell>
          <table:table-cell office:value-type="float" office:value="22.752081" calcext:value-type="float">
            <text:p>22.752081</text:p>
          </table:table-cell>
          <table:table-cell office:value-type="float" office:value="22.259563" calcext:value-type="float">
            <text:p>22.259563</text:p>
          </table:table-cell>
          <table:table-cell office:value-type="float" office:value="21.701645" calcext:value-type="float">
            <text:p>21.701645</text:p>
          </table:table-cell>
          <table:table-cell office:value-type="float" office:value="21.431232" calcext:value-type="float">
            <text:p>21.431232</text:p>
          </table:table-cell>
          <table:table-cell table:formula="of:=[.E955]-[.F955]" office:value-type="float" office:value="0.492518" calcext:value-type="float">
            <text:p>0.492518</text:p>
          </table:table-cell>
          <table:table-cell office:value-type="float" office:value="22.752081" calcext:value-type="float">
            <text:p>22.752081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6051138" calcext:value-type="float">
            <text:p>322.56051138</text:p>
          </table:table-cell>
          <table:table-cell office:value-type="float" office:value="12.01677872" calcext:value-type="float">
            <text:p>12.01677872</text:p>
          </table:table-cell>
          <table:table-cell office:value-type="float" office:value="20.001289" calcext:value-type="float">
            <text:p>20.001289</text:p>
          </table:table-cell>
          <table:table-cell office:value-type="float" office:value="18.701939" calcext:value-type="float">
            <text:p>18.701939</text:p>
          </table:table-cell>
          <table:table-cell office:value-type="float" office:value="18.128862" calcext:value-type="float">
            <text:p>18.128862</text:p>
          </table:table-cell>
          <table:table-cell office:value-type="float" office:value="17.922653" calcext:value-type="float">
            <text:p>17.922653</text:p>
          </table:table-cell>
          <table:table-cell office:value-type="float" office:value="17.781626" calcext:value-type="float">
            <text:p>17.781626</text:p>
          </table:table-cell>
          <table:table-cell table:formula="of:=[.E956]-[.F956]" office:value-type="float" office:value="0.573076999999998" calcext:value-type="float">
            <text:p>0.573076999999998</text:p>
          </table:table-cell>
          <table:table-cell office:value-type="float" office:value="18.701939" calcext:value-type="float">
            <text:p>18.701939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6286437" calcext:value-type="float">
            <text:p>322.56286437</text:p>
          </table:table-cell>
          <table:table-cell office:value-type="float" office:value="12.0227265" calcext:value-type="float">
            <text:p>12.0227265</text:p>
          </table:table-cell>
          <table:table-cell office:value-type="float" office:value="21.733974" calcext:value-type="float">
            <text:p>21.733974</text:p>
          </table:table-cell>
          <table:table-cell office:value-type="float" office:value="20.936275" calcext:value-type="float">
            <text:p>20.936275</text:p>
          </table:table-cell>
          <table:table-cell office:value-type="float" office:value="20.586617" calcext:value-type="float">
            <text:p>20.586617</text:p>
          </table:table-cell>
          <table:table-cell office:value-type="float" office:value="20.4484" calcext:value-type="float">
            <text:p>20.4484</text:p>
          </table:table-cell>
          <table:table-cell office:value-type="float" office:value="20.259443" calcext:value-type="float">
            <text:p>20.259443</text:p>
          </table:table-cell>
          <table:table-cell table:formula="of:=[.E957]-[.F957]" office:value-type="float" office:value="0.349657999999998" calcext:value-type="float">
            <text:p>0.349657999999998</text:p>
          </table:table-cell>
          <table:table-cell office:value-type="float" office:value="20.936275" calcext:value-type="float">
            <text:p>20.936275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6427837" calcext:value-type="float">
            <text:p>322.56427837</text:p>
          </table:table-cell>
          <table:table-cell office:value-type="float" office:value="12.02411355" calcext:value-type="float">
            <text:p>12.02411355</text:p>
          </table:table-cell>
          <table:table-cell office:value-type="float" office:value="21.245062" calcext:value-type="float">
            <text:p>21.245062</text:p>
          </table:table-cell>
          <table:table-cell office:value-type="float" office:value="19.975622" calcext:value-type="float">
            <text:p>19.975622</text:p>
          </table:table-cell>
          <table:table-cell office:value-type="float" office:value="19.468493" calcext:value-type="float">
            <text:p>19.468493</text:p>
          </table:table-cell>
          <table:table-cell office:value-type="float" office:value="19.35541" calcext:value-type="float">
            <text:p>19.35541</text:p>
          </table:table-cell>
          <table:table-cell office:value-type="float" office:value="19.289167" calcext:value-type="float">
            <text:p>19.289167</text:p>
          </table:table-cell>
          <table:table-cell table:formula="of:=[.E958]-[.F958]" office:value-type="float" office:value="0.507129000000003" calcext:value-type="float">
            <text:p>0.507129000000003</text:p>
          </table:table-cell>
          <table:table-cell office:value-type="float" office:value="19.975622" calcext:value-type="float">
            <text:p>19.975622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6965108" calcext:value-type="float">
            <text:p>322.56965108</text:p>
          </table:table-cell>
          <table:table-cell office:value-type="float" office:value="12.01978297" calcext:value-type="float">
            <text:p>12.01978297</text:p>
          </table:table-cell>
          <table:table-cell office:value-type="float" office:value="21.290007" calcext:value-type="float">
            <text:p>21.290007</text:p>
          </table:table-cell>
          <table:table-cell office:value-type="float" office:value="20.449226" calcext:value-type="float">
            <text:p>20.449226</text:p>
          </table:table-cell>
          <table:table-cell office:value-type="float" office:value="20.122856" calcext:value-type="float">
            <text:p>20.122856</text:p>
          </table:table-cell>
          <table:table-cell office:value-type="float" office:value="19.997658" calcext:value-type="float">
            <text:p>19.997658</text:p>
          </table:table-cell>
          <table:table-cell office:value-type="float" office:value="20.190321" calcext:value-type="float">
            <text:p>20.190321</text:p>
          </table:table-cell>
          <table:table-cell table:formula="of:=[.E959]-[.F959]" office:value-type="float" office:value="0.326370000000001" calcext:value-type="float">
            <text:p>0.326370000000001</text:p>
          </table:table-cell>
          <table:table-cell office:value-type="float" office:value="20.449226" calcext:value-type="float">
            <text:p>20.449226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7624339" calcext:value-type="float">
            <text:p>322.57624339</text:p>
          </table:table-cell>
          <table:table-cell office:value-type="float" office:value="12.02347153" calcext:value-type="float">
            <text:p>12.02347153</text:p>
          </table:table-cell>
          <table:table-cell office:value-type="float" office:value="24.885958" calcext:value-type="float">
            <text:p>24.885958</text:p>
          </table:table-cell>
          <table:table-cell office:value-type="float" office:value="23.250509" calcext:value-type="float">
            <text:p>23.250509</text:p>
          </table:table-cell>
          <table:table-cell office:value-type="float" office:value="21.260763" calcext:value-type="float">
            <text:p>21.260763</text:p>
          </table:table-cell>
          <table:table-cell office:value-type="float" office:value="20.4744" calcext:value-type="float">
            <text:p>20.4744</text:p>
          </table:table-cell>
          <table:table-cell office:value-type="float" office:value="20.246273" calcext:value-type="float">
            <text:p>20.246273</text:p>
          </table:table-cell>
          <table:table-cell table:formula="of:=[.E960]-[.F960]" office:value-type="float" office:value="1.989746" calcext:value-type="float">
            <text:p>1.989746</text:p>
          </table:table-cell>
          <table:table-cell office:value-type="float" office:value="23.250509" calcext:value-type="float">
            <text:p>23.250509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7498557" calcext:value-type="float">
            <text:p>322.57498557</text:p>
          </table:table-cell>
          <table:table-cell office:value-type="float" office:value="12.02337489" calcext:value-type="float">
            <text:p>12.02337489</text:p>
          </table:table-cell>
          <table:table-cell office:value-type="float" office:value="23.643621" calcext:value-type="float">
            <text:p>23.643621</text:p>
          </table:table-cell>
          <table:table-cell office:value-type="float" office:value="23.367416" calcext:value-type="float">
            <text:p>23.367416</text:p>
          </table:table-cell>
          <table:table-cell office:value-type="float" office:value="22.420675" calcext:value-type="float">
            <text:p>22.420675</text:p>
          </table:table-cell>
          <table:table-cell office:value-type="float" office:value="22.612967" calcext:value-type="float">
            <text:p>22.612967</text:p>
          </table:table-cell>
          <table:table-cell office:value-type="float" office:value="22.297691" calcext:value-type="float">
            <text:p>22.297691</text:p>
          </table:table-cell>
          <table:table-cell table:formula="of:=[.E961]-[.F961]" office:value-type="float" office:value="0.946740999999999" calcext:value-type="float">
            <text:p>0.946740999999999</text:p>
          </table:table-cell>
          <table:table-cell office:value-type="float" office:value="23.367416" calcext:value-type="float">
            <text:p>23.367416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8082832" calcext:value-type="float">
            <text:p>322.58082832</text:p>
          </table:table-cell>
          <table:table-cell office:value-type="float" office:value="12.02911407" calcext:value-type="float">
            <text:p>12.02911407</text:p>
          </table:table-cell>
          <table:table-cell office:value-type="float" office:value="21.811953" calcext:value-type="float">
            <text:p>21.811953</text:p>
          </table:table-cell>
          <table:table-cell office:value-type="float" office:value="20.826668" calcext:value-type="float">
            <text:p>20.826668</text:p>
          </table:table-cell>
          <table:table-cell office:value-type="float" office:value="20.490868" calcext:value-type="float">
            <text:p>20.490868</text:p>
          </table:table-cell>
          <table:table-cell office:value-type="float" office:value="20.371376" calcext:value-type="float">
            <text:p>20.371376</text:p>
          </table:table-cell>
          <table:table-cell office:value-type="float" office:value="20.211733" calcext:value-type="float">
            <text:p>20.211733</text:p>
          </table:table-cell>
          <table:table-cell table:formula="of:=[.E962]-[.F962]" office:value-type="float" office:value="0.335800000000003" calcext:value-type="float">
            <text:p>0.335800000000003</text:p>
          </table:table-cell>
          <table:table-cell office:value-type="float" office:value="20.826668" calcext:value-type="float">
            <text:p>20.826668</text:p>
          </table:table-cell>
          <table:table-cell table:number-columns-repeated="8"/>
        </table:table-row>
        <table:table-row table:style-name="ro1">
          <table:table-cell office:value-type="float" office:value="5.87727223008199E+017" calcext:value-type="float">
            <text:p>5.87727223008199E+017</text:p>
          </table:table-cell>
          <table:table-cell office:value-type="float" office:value="322.58066425" calcext:value-type="float">
            <text:p>322.58066425</text:p>
          </table:table-cell>
          <table:table-cell office:value-type="float" office:value="12.02822487" calcext:value-type="float">
            <text:p>12.02822487</text:p>
          </table:table-cell>
          <table:table-cell office:value-type="float" office:value="23.886433" calcext:value-type="float">
            <text:p>23.886433</text:p>
          </table:table-cell>
          <table:table-cell office:value-type="float" office:value="23.531752" calcext:value-type="float">
            <text:p>23.531752</text:p>
          </table:table-cell>
          <table:table-cell office:value-type="float" office:value="22.159967" calcext:value-type="float">
            <text:p>22.159967</text:p>
          </table:table-cell>
          <table:table-cell office:value-type="float" office:value="21.290144" calcext:value-type="float">
            <text:p>21.290144</text:p>
          </table:table-cell>
          <table:table-cell office:value-type="float" office:value="21.072512" calcext:value-type="float">
            <text:p>21.072512</text:p>
          </table:table-cell>
          <table:table-cell table:formula="of:=[.E963]-[.F963]" office:value-type="float" office:value="1.371785" calcext:value-type="float">
            <text:p>1.371785</text:p>
          </table:table-cell>
          <table:table-cell office:value-type="float" office:value="23.531752" calcext:value-type="float">
            <text:p>23.531752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8469669" calcext:value-type="float">
            <text:p>322.58469669</text:p>
          </table:table-cell>
          <table:table-cell office:value-type="float" office:value="12.03497941" calcext:value-type="float">
            <text:p>12.03497941</text:p>
          </table:table-cell>
          <table:table-cell office:value-type="float" office:value="20.265753" calcext:value-type="float">
            <text:p>20.265753</text:p>
          </table:table-cell>
          <table:table-cell office:value-type="float" office:value="18.854568" calcext:value-type="float">
            <text:p>18.854568</text:p>
          </table:table-cell>
          <table:table-cell office:value-type="float" office:value="18.308338" calcext:value-type="float">
            <text:p>18.308338</text:p>
          </table:table-cell>
          <table:table-cell office:value-type="float" office:value="18.093536" calcext:value-type="float">
            <text:p>18.093536</text:p>
          </table:table-cell>
          <table:table-cell office:value-type="float" office:value="17.952059" calcext:value-type="float">
            <text:p>17.952059</text:p>
          </table:table-cell>
          <table:table-cell table:formula="of:=[.E964]-[.F964]" office:value-type="float" office:value="0.546230000000001" calcext:value-type="float">
            <text:p>0.546230000000001</text:p>
          </table:table-cell>
          <table:table-cell office:value-type="float" office:value="18.854568" calcext:value-type="float">
            <text:p>18.854568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8767673" calcext:value-type="float">
            <text:p>322.58767673</text:p>
          </table:table-cell>
          <table:table-cell office:value-type="float" office:value="12.02981075" calcext:value-type="float">
            <text:p>12.02981075</text:p>
          </table:table-cell>
          <table:table-cell office:value-type="float" office:value="22.27828" calcext:value-type="float">
            <text:p>22.27828</text:p>
          </table:table-cell>
          <table:table-cell office:value-type="float" office:value="19.808317" calcext:value-type="float">
            <text:p>19.808317</text:p>
          </table:table-cell>
          <table:table-cell office:value-type="float" office:value="18.540806" calcext:value-type="float">
            <text:p>18.540806</text:p>
          </table:table-cell>
          <table:table-cell office:value-type="float" office:value="18.012129" calcext:value-type="float">
            <text:p>18.012129</text:p>
          </table:table-cell>
          <table:table-cell office:value-type="float" office:value="17.686861" calcext:value-type="float">
            <text:p>17.686861</text:p>
          </table:table-cell>
          <table:table-cell table:formula="of:=[.E965]-[.F965]" office:value-type="float" office:value="1.267511" calcext:value-type="float">
            <text:p>1.267511</text:p>
          </table:table-cell>
          <table:table-cell office:value-type="float" office:value="19.808317" calcext:value-type="float">
            <text:p>19.808317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8713701" calcext:value-type="float">
            <text:p>322.58713701</text:p>
          </table:table-cell>
          <table:table-cell office:value-type="float" office:value="12.03300442" calcext:value-type="float">
            <text:p>12.03300442</text:p>
          </table:table-cell>
          <table:table-cell office:value-type="float" office:value="20.003292" calcext:value-type="float">
            <text:p>20.003292</text:p>
          </table:table-cell>
          <table:table-cell office:value-type="float" office:value="19.045944" calcext:value-type="float">
            <text:p>19.045944</text:p>
          </table:table-cell>
          <table:table-cell office:value-type="float" office:value="18.662561" calcext:value-type="float">
            <text:p>18.662561</text:p>
          </table:table-cell>
          <table:table-cell office:value-type="float" office:value="18.520321" calcext:value-type="float">
            <text:p>18.520321</text:p>
          </table:table-cell>
          <table:table-cell office:value-type="float" office:value="18.416399" calcext:value-type="float">
            <text:p>18.416399</text:p>
          </table:table-cell>
          <table:table-cell table:formula="of:=[.E966]-[.F966]" office:value-type="float" office:value="0.383382999999998" calcext:value-type="float">
            <text:p>0.383382999999998</text:p>
          </table:table-cell>
          <table:table-cell office:value-type="float" office:value="19.045944" calcext:value-type="float">
            <text:p>19.045944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8948337" calcext:value-type="float">
            <text:p>322.58948337</text:p>
          </table:table-cell>
          <table:table-cell office:value-type="float" office:value="12.03268661" calcext:value-type="float">
            <text:p>12.03268661</text:p>
          </table:table-cell>
          <table:table-cell office:value-type="float" office:value="22.361263" calcext:value-type="float">
            <text:p>22.361263</text:p>
          </table:table-cell>
          <table:table-cell office:value-type="float" office:value="21.685541" calcext:value-type="float">
            <text:p>21.685541</text:p>
          </table:table-cell>
          <table:table-cell office:value-type="float" office:value="21.137833" calcext:value-type="float">
            <text:p>21.137833</text:p>
          </table:table-cell>
          <table:table-cell office:value-type="float" office:value="20.982067" calcext:value-type="float">
            <text:p>20.982067</text:p>
          </table:table-cell>
          <table:table-cell office:value-type="float" office:value="21.077749" calcext:value-type="float">
            <text:p>21.077749</text:p>
          </table:table-cell>
          <table:table-cell table:formula="of:=[.E967]-[.F967]" office:value-type="float" office:value="0.547708" calcext:value-type="float">
            <text:p>0.547708</text:p>
          </table:table-cell>
          <table:table-cell office:value-type="float" office:value="21.685541" calcext:value-type="float">
            <text:p>21.685541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887297" calcext:value-type="float">
            <text:p>322.5887297</text:p>
          </table:table-cell>
          <table:table-cell office:value-type="float" office:value="12.03317785" calcext:value-type="float">
            <text:p>12.03317785</text:p>
          </table:table-cell>
          <table:table-cell office:value-type="float" office:value="24.415089" calcext:value-type="float">
            <text:p>24.415089</text:p>
          </table:table-cell>
          <table:table-cell office:value-type="float" office:value="24.639896" calcext:value-type="float">
            <text:p>24.639896</text:p>
          </table:table-cell>
          <table:table-cell office:value-type="float" office:value="25.620256" calcext:value-type="float">
            <text:p>25.620256</text:p>
          </table:table-cell>
          <table:table-cell office:value-type="float" office:value="24.417896" calcext:value-type="float">
            <text:p>24.417896</text:p>
          </table:table-cell>
          <table:table-cell office:value-type="float" office:value="20.586674" calcext:value-type="float">
            <text:p>20.586674</text:p>
          </table:table-cell>
          <table:table-cell table:formula="of:=[.E968]-[.F968]" office:value-type="float" office:value="-0.980360000000001" calcext:value-type="float">
            <text:p>-0.980360000000001</text:p>
          </table:table-cell>
          <table:table-cell office:value-type="float" office:value="24.639896" calcext:value-type="float">
            <text:p>24.639896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60709893" calcext:value-type="float">
            <text:p>322.60709893</text:p>
          </table:table-cell>
          <table:table-cell office:value-type="float" office:value="12.04405307" calcext:value-type="float">
            <text:p>12.04405307</text:p>
          </table:table-cell>
          <table:table-cell office:value-type="float" office:value="21.377926" calcext:value-type="float">
            <text:p>21.377926</text:p>
          </table:table-cell>
          <table:table-cell office:value-type="float" office:value="20.575762" calcext:value-type="float">
            <text:p>20.575762</text:p>
          </table:table-cell>
          <table:table-cell office:value-type="float" office:value="20.168139" calcext:value-type="float">
            <text:p>20.168139</text:p>
          </table:table-cell>
          <table:table-cell office:value-type="float" office:value="20.019215" calcext:value-type="float">
            <text:p>20.019215</text:p>
          </table:table-cell>
          <table:table-cell office:value-type="float" office:value="19.932796" calcext:value-type="float">
            <text:p>19.932796</text:p>
          </table:table-cell>
          <table:table-cell table:formula="of:=[.E969]-[.F969]" office:value-type="float" office:value="0.407623000000001" calcext:value-type="float">
            <text:p>0.407623000000001</text:p>
          </table:table-cell>
          <table:table-cell office:value-type="float" office:value="20.575762" calcext:value-type="float">
            <text:p>20.575762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60799173" calcext:value-type="float">
            <text:p>322.60799173</text:p>
          </table:table-cell>
          <table:table-cell office:value-type="float" office:value="12.04500722" calcext:value-type="float">
            <text:p>12.04500722</text:p>
          </table:table-cell>
          <table:table-cell office:value-type="float" office:value="23.187614" calcext:value-type="float">
            <text:p>23.187614</text:p>
          </table:table-cell>
          <table:table-cell office:value-type="float" office:value="21.436775" calcext:value-type="float">
            <text:p>21.436775</text:p>
          </table:table-cell>
          <table:table-cell office:value-type="float" office:value="20.962086" calcext:value-type="float">
            <text:p>20.962086</text:p>
          </table:table-cell>
          <table:table-cell office:value-type="float" office:value="20.789026" calcext:value-type="float">
            <text:p>20.789026</text:p>
          </table:table-cell>
          <table:table-cell office:value-type="float" office:value="20.770868" calcext:value-type="float">
            <text:p>20.770868</text:p>
          </table:table-cell>
          <table:table-cell table:formula="of:=[.E970]-[.F970]" office:value-type="float" office:value="0.474689000000002" calcext:value-type="float">
            <text:p>0.474689000000002</text:p>
          </table:table-cell>
          <table:table-cell office:value-type="float" office:value="21.436775" calcext:value-type="float">
            <text:p>21.436775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5613882" calcext:value-type="float">
            <text:p>322.55613882</text:p>
          </table:table-cell>
          <table:table-cell office:value-type="float" office:value="12.01629122" calcext:value-type="float">
            <text:p>12.01629122</text:p>
          </table:table-cell>
          <table:table-cell office:value-type="float" office:value="24.50491" calcext:value-type="float">
            <text:p>24.50491</text:p>
          </table:table-cell>
          <table:table-cell office:value-type="float" office:value="23.281328" calcext:value-type="float">
            <text:p>23.281328</text:p>
          </table:table-cell>
          <table:table-cell office:value-type="float" office:value="21.656282" calcext:value-type="float">
            <text:p>21.656282</text:p>
          </table:table-cell>
          <table:table-cell office:value-type="float" office:value="19.401085" calcext:value-type="float">
            <text:p>19.401085</text:p>
          </table:table-cell>
          <table:table-cell office:value-type="float" office:value="18.205202" calcext:value-type="float">
            <text:p>18.205202</text:p>
          </table:table-cell>
          <table:table-cell table:formula="of:=[.E971]-[.F971]" office:value-type="float" office:value="1.625046" calcext:value-type="float">
            <text:p>1.625046</text:p>
          </table:table-cell>
          <table:table-cell office:value-type="float" office:value="23.281328" calcext:value-type="float">
            <text:p>23.281328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60081495" calcext:value-type="float">
            <text:p>322.60081495</text:p>
          </table:table-cell>
          <table:table-cell office:value-type="float" office:value="12.03996907" calcext:value-type="float">
            <text:p>12.03996907</text:p>
          </table:table-cell>
          <table:table-cell office:value-type="float" office:value="26.20919" calcext:value-type="float">
            <text:p>26.20919</text:p>
          </table:table-cell>
          <table:table-cell office:value-type="float" office:value="22.095915" calcext:value-type="float">
            <text:p>22.095915</text:p>
          </table:table-cell>
          <table:table-cell office:value-type="float" office:value="20.627987" calcext:value-type="float">
            <text:p>20.627987</text:p>
          </table:table-cell>
          <table:table-cell office:value-type="float" office:value="19.787968" calcext:value-type="float">
            <text:p>19.787968</text:p>
          </table:table-cell>
          <table:table-cell office:value-type="float" office:value="19.206263" calcext:value-type="float">
            <text:p>19.206263</text:p>
          </table:table-cell>
          <table:table-cell table:formula="of:=[.E972]-[.F972]" office:value-type="float" office:value="1.467928" calcext:value-type="float">
            <text:p>1.467928</text:p>
          </table:table-cell>
          <table:table-cell office:value-type="float" office:value="22.095915" calcext:value-type="float">
            <text:p>22.095915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9829971" calcext:value-type="float">
            <text:p>322.59829971</text:p>
          </table:table-cell>
          <table:table-cell office:value-type="float" office:value="12.04035975" calcext:value-type="float">
            <text:p>12.04035975</text:p>
          </table:table-cell>
          <table:table-cell office:value-type="float" office:value="22.952263" calcext:value-type="float">
            <text:p>22.952263</text:p>
          </table:table-cell>
          <table:table-cell office:value-type="float" office:value="22.387533" calcext:value-type="float">
            <text:p>22.387533</text:p>
          </table:table-cell>
          <table:table-cell office:value-type="float" office:value="21.774704" calcext:value-type="float">
            <text:p>21.774704</text:p>
          </table:table-cell>
          <table:table-cell office:value-type="float" office:value="21.346863" calcext:value-type="float">
            <text:p>21.346863</text:p>
          </table:table-cell>
          <table:table-cell office:value-type="float" office:value="21.888054" calcext:value-type="float">
            <text:p>21.888054</text:p>
          </table:table-cell>
          <table:table-cell table:formula="of:=[.E973]-[.F973]" office:value-type="float" office:value="0.612829000000001" calcext:value-type="float">
            <text:p>0.612829000000001</text:p>
          </table:table-cell>
          <table:table-cell office:value-type="float" office:value="22.387533" calcext:value-type="float">
            <text:p>22.387533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995004" calcext:value-type="float">
            <text:p>322.5995004</text:p>
          </table:table-cell>
          <table:table-cell office:value-type="float" office:value="12.04039593" calcext:value-type="float">
            <text:p>12.04039593</text:p>
          </table:table-cell>
          <table:table-cell office:value-type="float" office:value="24.486752" calcext:value-type="float">
            <text:p>24.486752</text:p>
          </table:table-cell>
          <table:table-cell office:value-type="float" office:value="22.190096" calcext:value-type="float">
            <text:p>22.190096</text:p>
          </table:table-cell>
          <table:table-cell office:value-type="float" office:value="21.757498" calcext:value-type="float">
            <text:p>21.757498</text:p>
          </table:table-cell>
          <table:table-cell office:value-type="float" office:value="21.603788" calcext:value-type="float">
            <text:p>21.603788</text:p>
          </table:table-cell>
          <table:table-cell office:value-type="float" office:value="21.62438" calcext:value-type="float">
            <text:p>21.62438</text:p>
          </table:table-cell>
          <table:table-cell table:formula="of:=[.E974]-[.F974]" office:value-type="float" office:value="0.432598000000002" calcext:value-type="float">
            <text:p>0.432598000000002</text:p>
          </table:table-cell>
          <table:table-cell office:value-type="float" office:value="22.190096" calcext:value-type="float">
            <text:p>22.190096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9766171" calcext:value-type="float">
            <text:p>322.59766171</text:p>
          </table:table-cell>
          <table:table-cell office:value-type="float" office:value="12.0418925" calcext:value-type="float">
            <text:p>12.0418925</text:p>
          </table:table-cell>
          <table:table-cell office:value-type="float" office:value="22.8668" calcext:value-type="float">
            <text:p>22.8668</text:p>
          </table:table-cell>
          <table:table-cell office:value-type="float" office:value="22.649296" calcext:value-type="float">
            <text:p>22.649296</text:p>
          </table:table-cell>
          <table:table-cell office:value-type="float" office:value="21.791056" calcext:value-type="float">
            <text:p>21.791056</text:p>
          </table:table-cell>
          <table:table-cell office:value-type="float" office:value="21.697481" calcext:value-type="float">
            <text:p>21.697481</text:p>
          </table:table-cell>
          <table:table-cell office:value-type="float" office:value="20.965654" calcext:value-type="float">
            <text:p>20.965654</text:p>
          </table:table-cell>
          <table:table-cell table:formula="of:=[.E975]-[.F975]" office:value-type="float" office:value="0.858239999999999" calcext:value-type="float">
            <text:p>0.858239999999999</text:p>
          </table:table-cell>
          <table:table-cell office:value-type="float" office:value="22.649296" calcext:value-type="float">
            <text:p>22.649296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292294" calcext:value-type="float">
            <text:p>322.5292294</text:p>
          </table:table-cell>
          <table:table-cell office:value-type="float" office:value="12.01127096" calcext:value-type="float">
            <text:p>12.01127096</text:p>
          </table:table-cell>
          <table:table-cell office:value-type="float" office:value="21.929255" calcext:value-type="float">
            <text:p>21.929255</text:p>
          </table:table-cell>
          <table:table-cell office:value-type="float" office:value="21.245396" calcext:value-type="float">
            <text:p>21.245396</text:p>
          </table:table-cell>
          <table:table-cell office:value-type="float" office:value="20.751257" calcext:value-type="float">
            <text:p>20.751257</text:p>
          </table:table-cell>
          <table:table-cell office:value-type="float" office:value="20.743488" calcext:value-type="float">
            <text:p>20.743488</text:p>
          </table:table-cell>
          <table:table-cell office:value-type="float" office:value="20.488264" calcext:value-type="float">
            <text:p>20.488264</text:p>
          </table:table-cell>
          <table:table-cell table:formula="of:=[.E976]-[.F976]" office:value-type="float" office:value="0.494139000000001" calcext:value-type="float">
            <text:p>0.494139000000001</text:p>
          </table:table-cell>
          <table:table-cell office:value-type="float" office:value="21.245396" calcext:value-type="float">
            <text:p>21.245396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3959987" calcext:value-type="float">
            <text:p>322.53959987</text:p>
          </table:table-cell>
          <table:table-cell office:value-type="float" office:value="12.01231673" calcext:value-type="float">
            <text:p>12.01231673</text:p>
          </table:table-cell>
          <table:table-cell office:value-type="float" office:value="23.73172" calcext:value-type="float">
            <text:p>23.73172</text:p>
          </table:table-cell>
          <table:table-cell office:value-type="float" office:value="23.517832" calcext:value-type="float">
            <text:p>23.517832</text:p>
          </table:table-cell>
          <table:table-cell office:value-type="float" office:value="21.623222" calcext:value-type="float">
            <text:p>21.623222</text:p>
          </table:table-cell>
          <table:table-cell office:value-type="float" office:value="20.109055" calcext:value-type="float">
            <text:p>20.109055</text:p>
          </table:table-cell>
          <table:table-cell office:value-type="float" office:value="19.238703" calcext:value-type="float">
            <text:p>19.238703</text:p>
          </table:table-cell>
          <table:table-cell table:formula="of:=[.E977]-[.F977]" office:value-type="float" office:value="1.89461" calcext:value-type="float">
            <text:p>1.89461</text:p>
          </table:table-cell>
          <table:table-cell office:value-type="float" office:value="23.517832" calcext:value-type="float">
            <text:p>23.517832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3910654" calcext:value-type="float">
            <text:p>322.53910654</text:p>
          </table:table-cell>
          <table:table-cell office:value-type="float" office:value="12.01418547" calcext:value-type="float">
            <text:p>12.01418547</text:p>
          </table:table-cell>
          <table:table-cell office:value-type="float" office:value="21.819252" calcext:value-type="float">
            <text:p>21.819252</text:p>
          </table:table-cell>
          <table:table-cell office:value-type="float" office:value="20.964777" calcext:value-type="float">
            <text:p>20.964777</text:p>
          </table:table-cell>
          <table:table-cell office:value-type="float" office:value="20.457693" calcext:value-type="float">
            <text:p>20.457693</text:p>
          </table:table-cell>
          <table:table-cell office:value-type="float" office:value="20.404469" calcext:value-type="float">
            <text:p>20.404469</text:p>
          </table:table-cell>
          <table:table-cell office:value-type="float" office:value="20.147528" calcext:value-type="float">
            <text:p>20.147528</text:p>
          </table:table-cell>
          <table:table-cell table:formula="of:=[.E978]-[.F978]" office:value-type="float" office:value="0.507084000000003" calcext:value-type="float">
            <text:p>0.507084000000003</text:p>
          </table:table-cell>
          <table:table-cell office:value-type="float" office:value="20.964777" calcext:value-type="float">
            <text:p>20.964777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3907984" calcext:value-type="float">
            <text:p>322.53907984</text:p>
          </table:table-cell>
          <table:table-cell office:value-type="float" office:value="12.01199383" calcext:value-type="float">
            <text:p>12.01199383</text:p>
          </table:table-cell>
          <table:table-cell office:value-type="float" office:value="23.797821" calcext:value-type="float">
            <text:p>23.797821</text:p>
          </table:table-cell>
          <table:table-cell office:value-type="float" office:value="22.169212" calcext:value-type="float">
            <text:p>22.169212</text:p>
          </table:table-cell>
          <table:table-cell office:value-type="float" office:value="21.51882" calcext:value-type="float">
            <text:p>21.51882</text:p>
          </table:table-cell>
          <table:table-cell office:value-type="float" office:value="21.398378" calcext:value-type="float">
            <text:p>21.398378</text:p>
          </table:table-cell>
          <table:table-cell office:value-type="float" office:value="21.073502" calcext:value-type="float">
            <text:p>21.073502</text:p>
          </table:table-cell>
          <table:table-cell table:formula="of:=[.E979]-[.F979]" office:value-type="float" office:value="0.650392" calcext:value-type="float">
            <text:p>0.650392</text:p>
          </table:table-cell>
          <table:table-cell office:value-type="float" office:value="22.169212" calcext:value-type="float">
            <text:p>22.169212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2920541" calcext:value-type="float">
            <text:p>322.52920541</text:p>
          </table:table-cell>
          <table:table-cell office:value-type="float" office:value="12.00742506" calcext:value-type="float">
            <text:p>12.00742506</text:p>
          </table:table-cell>
          <table:table-cell office:value-type="float" office:value="24.572182" calcext:value-type="float">
            <text:p>24.572182</text:p>
          </table:table-cell>
          <table:table-cell office:value-type="float" office:value="22.580673" calcext:value-type="float">
            <text:p>22.580673</text:p>
          </table:table-cell>
          <table:table-cell office:value-type="float" office:value="21.799574" calcext:value-type="float">
            <text:p>21.799574</text:p>
          </table:table-cell>
          <table:table-cell office:value-type="float" office:value="21.805189" calcext:value-type="float">
            <text:p>21.805189</text:p>
          </table:table-cell>
          <table:table-cell office:value-type="float" office:value="21.3137" calcext:value-type="float">
            <text:p>21.3137</text:p>
          </table:table-cell>
          <table:table-cell table:formula="of:=[.E980]-[.F980]" office:value-type="float" office:value="0.781099000000001" calcext:value-type="float">
            <text:p>0.781099000000001</text:p>
          </table:table-cell>
          <table:table-cell office:value-type="float" office:value="22.580673" calcext:value-type="float">
            <text:p>22.580673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4319948" calcext:value-type="float">
            <text:p>322.54319948</text:p>
          </table:table-cell>
          <table:table-cell office:value-type="float" office:value="12.01146295" calcext:value-type="float">
            <text:p>12.01146295</text:p>
          </table:table-cell>
          <table:table-cell office:value-type="float" office:value="24.094587" calcext:value-type="float">
            <text:p>24.094587</text:p>
          </table:table-cell>
          <table:table-cell office:value-type="float" office:value="22.639502" calcext:value-type="float">
            <text:p>22.639502</text:p>
          </table:table-cell>
          <table:table-cell office:value-type="float" office:value="22.081066" calcext:value-type="float">
            <text:p>22.081066</text:p>
          </table:table-cell>
          <table:table-cell office:value-type="float" office:value="21.92968" calcext:value-type="float">
            <text:p>21.92968</text:p>
          </table:table-cell>
          <table:table-cell office:value-type="float" office:value="21.546583" calcext:value-type="float">
            <text:p>21.546583</text:p>
          </table:table-cell>
          <table:table-cell table:formula="of:=[.E981]-[.F981]" office:value-type="float" office:value="0.558436" calcext:value-type="float">
            <text:p>0.558436</text:p>
          </table:table-cell>
          <table:table-cell office:value-type="float" office:value="22.639502" calcext:value-type="float">
            <text:p>22.639502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4347406" calcext:value-type="float">
            <text:p>322.54347406</text:p>
          </table:table-cell>
          <table:table-cell office:value-type="float" office:value="12.01444223" calcext:value-type="float">
            <text:p>12.01444223</text:p>
          </table:table-cell>
          <table:table-cell office:value-type="float" office:value="22.348118" calcext:value-type="float">
            <text:p>22.348118</text:p>
          </table:table-cell>
          <table:table-cell office:value-type="float" office:value="21.441696" calcext:value-type="float">
            <text:p>21.441696</text:p>
          </table:table-cell>
          <table:table-cell office:value-type="float" office:value="21.010334" calcext:value-type="float">
            <text:p>21.010334</text:p>
          </table:table-cell>
          <table:table-cell office:value-type="float" office:value="20.814911" calcext:value-type="float">
            <text:p>20.814911</text:p>
          </table:table-cell>
          <table:table-cell office:value-type="float" office:value="21.013916" calcext:value-type="float">
            <text:p>21.013916</text:p>
          </table:table-cell>
          <table:table-cell table:formula="of:=[.E982]-[.F982]" office:value-type="float" office:value="0.431362" calcext:value-type="float">
            <text:p>0.431362</text:p>
          </table:table-cell>
          <table:table-cell office:value-type="float" office:value="21.441696" calcext:value-type="float">
            <text:p>21.441696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5470286" calcext:value-type="float">
            <text:p>322.55470286</text:p>
          </table:table-cell>
          <table:table-cell office:value-type="float" office:value="12.01276444" calcext:value-type="float">
            <text:p>12.01276444</text:p>
          </table:table-cell>
          <table:table-cell office:value-type="float" office:value="23.48675" calcext:value-type="float">
            <text:p>23.48675</text:p>
          </table:table-cell>
          <table:table-cell office:value-type="float" office:value="22.146219" calcext:value-type="float">
            <text:p>22.146219</text:p>
          </table:table-cell>
          <table:table-cell office:value-type="float" office:value="21.559893" calcext:value-type="float">
            <text:p>21.559893</text:p>
          </table:table-cell>
          <table:table-cell office:value-type="float" office:value="21.410109" calcext:value-type="float">
            <text:p>21.410109</text:p>
          </table:table-cell>
          <table:table-cell office:value-type="float" office:value="20.815722" calcext:value-type="float">
            <text:p>20.815722</text:p>
          </table:table-cell>
          <table:table-cell table:formula="of:=[.E983]-[.F983]" office:value-type="float" office:value="0.586326" calcext:value-type="float">
            <text:p>0.586326</text:p>
          </table:table-cell>
          <table:table-cell office:value-type="float" office:value="22.146219" calcext:value-type="float">
            <text:p>22.146219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6541547" calcext:value-type="float">
            <text:p>322.56541547</text:p>
          </table:table-cell>
          <table:table-cell office:value-type="float" office:value="12.01888354" calcext:value-type="float">
            <text:p>12.01888354</text:p>
          </table:table-cell>
          <table:table-cell office:value-type="float" office:value="22.568632" calcext:value-type="float">
            <text:p>22.568632</text:p>
          </table:table-cell>
          <table:table-cell office:value-type="float" office:value="21.639044" calcext:value-type="float">
            <text:p>21.639044</text:p>
          </table:table-cell>
          <table:table-cell office:value-type="float" office:value="21.099653" calcext:value-type="float">
            <text:p>21.099653</text:p>
          </table:table-cell>
          <table:table-cell office:value-type="float" office:value="20.906048" calcext:value-type="float">
            <text:p>20.906048</text:p>
          </table:table-cell>
          <table:table-cell office:value-type="float" office:value="21.591387" calcext:value-type="float">
            <text:p>21.591387</text:p>
          </table:table-cell>
          <table:table-cell table:formula="of:=[.E984]-[.F984]" office:value-type="float" office:value="0.539390999999998" calcext:value-type="float">
            <text:p>0.539390999999998</text:p>
          </table:table-cell>
          <table:table-cell office:value-type="float" office:value="21.639044" calcext:value-type="float">
            <text:p>21.639044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6712906" calcext:value-type="float">
            <text:p>322.56712906</text:p>
          </table:table-cell>
          <table:table-cell office:value-type="float" office:value="12.02127769" calcext:value-type="float">
            <text:p>12.02127769</text:p>
          </table:table-cell>
          <table:table-cell office:value-type="float" office:value="23.664101" calcext:value-type="float">
            <text:p>23.664101</text:p>
          </table:table-cell>
          <table:table-cell office:value-type="float" office:value="22.942368" calcext:value-type="float">
            <text:p>22.942368</text:p>
          </table:table-cell>
          <table:table-cell office:value-type="float" office:value="22.518251" calcext:value-type="float">
            <text:p>22.518251</text:p>
          </table:table-cell>
          <table:table-cell office:value-type="float" office:value="21.638752" calcext:value-type="float">
            <text:p>21.638752</text:p>
          </table:table-cell>
          <table:table-cell office:value-type="float" office:value="21.050806" calcext:value-type="float">
            <text:p>21.050806</text:p>
          </table:table-cell>
          <table:table-cell table:formula="of:=[.E985]-[.F985]" office:value-type="float" office:value="0.424116999999999" calcext:value-type="float">
            <text:p>0.424116999999999</text:p>
          </table:table-cell>
          <table:table-cell office:value-type="float" office:value="22.942368" calcext:value-type="float">
            <text:p>22.942368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716941" calcext:value-type="float">
            <text:p>322.5716941</text:p>
          </table:table-cell>
          <table:table-cell office:value-type="float" office:value="12.02287473" calcext:value-type="float">
            <text:p>12.02287473</text:p>
          </table:table-cell>
          <table:table-cell office:value-type="float" office:value="24.969015" calcext:value-type="float">
            <text:p>24.969015</text:p>
          </table:table-cell>
          <table:table-cell office:value-type="float" office:value="21.948757" calcext:value-type="float">
            <text:p>21.948757</text:p>
          </table:table-cell>
          <table:table-cell office:value-type="float" office:value="20.698082" calcext:value-type="float">
            <text:p>20.698082</text:p>
          </table:table-cell>
          <table:table-cell office:value-type="float" office:value="19.935787" calcext:value-type="float">
            <text:p>19.935787</text:p>
          </table:table-cell>
          <table:table-cell office:value-type="float" office:value="19.456617" calcext:value-type="float">
            <text:p>19.456617</text:p>
          </table:table-cell>
          <table:table-cell table:formula="of:=[.E986]-[.F986]" office:value-type="float" office:value="1.250675" calcext:value-type="float">
            <text:p>1.250675</text:p>
          </table:table-cell>
          <table:table-cell office:value-type="float" office:value="21.948757" calcext:value-type="float">
            <text:p>21.948757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7190953" calcext:value-type="float">
            <text:p>322.57190953</text:p>
          </table:table-cell>
          <table:table-cell office:value-type="float" office:value="12.02372945" calcext:value-type="float">
            <text:p>12.02372945</text:p>
          </table:table-cell>
          <table:table-cell office:value-type="float" office:value="22.936245" calcext:value-type="float">
            <text:p>22.936245</text:p>
          </table:table-cell>
          <table:table-cell office:value-type="float" office:value="21.823757" calcext:value-type="float">
            <text:p>21.823757</text:p>
          </table:table-cell>
          <table:table-cell office:value-type="float" office:value="21.338087" calcext:value-type="float">
            <text:p>21.338087</text:p>
          </table:table-cell>
          <table:table-cell office:value-type="float" office:value="21.004839" calcext:value-type="float">
            <text:p>21.004839</text:p>
          </table:table-cell>
          <table:table-cell office:value-type="float" office:value="21.493586" calcext:value-type="float">
            <text:p>21.493586</text:p>
          </table:table-cell>
          <table:table-cell table:formula="of:=[.E987]-[.F987]" office:value-type="float" office:value="0.485669999999999" calcext:value-type="float">
            <text:p>0.485669999999999</text:p>
          </table:table-cell>
          <table:table-cell office:value-type="float" office:value="21.823757" calcext:value-type="float">
            <text:p>21.823757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7132422" calcext:value-type="float">
            <text:p>322.57132422</text:p>
          </table:table-cell>
          <table:table-cell office:value-type="float" office:value="12.0228865" calcext:value-type="float">
            <text:p>12.0228865</text:p>
          </table:table-cell>
          <table:table-cell office:value-type="float" office:value="22.917694" calcext:value-type="float">
            <text:p>22.917694</text:p>
          </table:table-cell>
          <table:table-cell office:value-type="float" office:value="21.964079" calcext:value-type="float">
            <text:p>21.964079</text:p>
          </table:table-cell>
          <table:table-cell office:value-type="float" office:value="21.39642" calcext:value-type="float">
            <text:p>21.39642</text:p>
          </table:table-cell>
          <table:table-cell office:value-type="float" office:value="21.584249" calcext:value-type="float">
            <text:p>21.584249</text:p>
          </table:table-cell>
          <table:table-cell office:value-type="float" office:value="22.40167" calcext:value-type="float">
            <text:p>22.40167</text:p>
          </table:table-cell>
          <table:table-cell table:formula="of:=[.E988]-[.F988]" office:value-type="float" office:value="0.567658999999999" calcext:value-type="float">
            <text:p>0.567658999999999</text:p>
          </table:table-cell>
          <table:table-cell office:value-type="float" office:value="21.964079" calcext:value-type="float">
            <text:p>21.964079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7243607" calcext:value-type="float">
            <text:p>322.57243607</text:p>
          </table:table-cell>
          <table:table-cell office:value-type="float" office:value="12.0209168" calcext:value-type="float">
            <text:p>12.0209168</text:p>
          </table:table-cell>
          <table:table-cell office:value-type="float" office:value="23.185219" calcext:value-type="float">
            <text:p>23.185219</text:p>
          </table:table-cell>
          <table:table-cell office:value-type="float" office:value="22.088736" calcext:value-type="float">
            <text:p>22.088736</text:p>
          </table:table-cell>
          <table:table-cell office:value-type="float" office:value="21.691095" calcext:value-type="float">
            <text:p>21.691095</text:p>
          </table:table-cell>
          <table:table-cell office:value-type="float" office:value="21.584942" calcext:value-type="float">
            <text:p>21.584942</text:p>
          </table:table-cell>
          <table:table-cell office:value-type="float" office:value="21.249468" calcext:value-type="float">
            <text:p>21.249468</text:p>
          </table:table-cell>
          <table:table-cell table:formula="of:=[.E989]-[.F989]" office:value-type="float" office:value="0.397641" calcext:value-type="float">
            <text:p>0.397641</text:p>
          </table:table-cell>
          <table:table-cell office:value-type="float" office:value="22.088736" calcext:value-type="float">
            <text:p>22.088736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7705336" calcext:value-type="float">
            <text:p>322.57705336</text:p>
          </table:table-cell>
          <table:table-cell office:value-type="float" office:value="12.0296062" calcext:value-type="float">
            <text:p>12.0296062</text:p>
          </table:table-cell>
          <table:table-cell office:value-type="float" office:value="24.964622" calcext:value-type="float">
            <text:p>24.964622</text:p>
          </table:table-cell>
          <table:table-cell office:value-type="float" office:value="22.436073" calcext:value-type="float">
            <text:p>22.436073</text:p>
          </table:table-cell>
          <table:table-cell office:value-type="float" office:value="21.833887" calcext:value-type="float">
            <text:p>21.833887</text:p>
          </table:table-cell>
          <table:table-cell office:value-type="float" office:value="21.723869" calcext:value-type="float">
            <text:p>21.723869</text:p>
          </table:table-cell>
          <table:table-cell office:value-type="float" office:value="21.880131" calcext:value-type="float">
            <text:p>21.880131</text:p>
          </table:table-cell>
          <table:table-cell table:formula="of:=[.E990]-[.F990]" office:value-type="float" office:value="0.602186" calcext:value-type="float">
            <text:p>0.602186</text:p>
          </table:table-cell>
          <table:table-cell office:value-type="float" office:value="22.436073" calcext:value-type="float">
            <text:p>22.436073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8344189" calcext:value-type="float">
            <text:p>322.58344189</text:p>
          </table:table-cell>
          <table:table-cell office:value-type="float" office:value="12.02658967" calcext:value-type="float">
            <text:p>12.02658967</text:p>
          </table:table-cell>
          <table:table-cell office:value-type="float" office:value="23.791559" calcext:value-type="float">
            <text:p>23.791559</text:p>
          </table:table-cell>
          <table:table-cell office:value-type="float" office:value="22.738445" calcext:value-type="float">
            <text:p>22.738445</text:p>
          </table:table-cell>
          <table:table-cell office:value-type="float" office:value="22.268951" calcext:value-type="float">
            <text:p>22.268951</text:p>
          </table:table-cell>
          <table:table-cell office:value-type="float" office:value="22.121164" calcext:value-type="float">
            <text:p>22.121164</text:p>
          </table:table-cell>
          <table:table-cell office:value-type="float" office:value="21.739456" calcext:value-type="float">
            <text:p>21.739456</text:p>
          </table:table-cell>
          <table:table-cell table:formula="of:=[.E991]-[.F991]" office:value-type="float" office:value="0.469493999999997" calcext:value-type="float">
            <text:p>0.469493999999997</text:p>
          </table:table-cell>
          <table:table-cell office:value-type="float" office:value="22.738445" calcext:value-type="float">
            <text:p>22.738445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9192273" calcext:value-type="float">
            <text:p>322.59192273</text:p>
          </table:table-cell>
          <table:table-cell office:value-type="float" office:value="12.03736317" calcext:value-type="float">
            <text:p>12.03736317</text:p>
          </table:table-cell>
          <table:table-cell office:value-type="float" office:value="23.904665" calcext:value-type="float">
            <text:p>23.904665</text:p>
          </table:table-cell>
          <table:table-cell office:value-type="float" office:value="23.680288" calcext:value-type="float">
            <text:p>23.680288</text:p>
          </table:table-cell>
          <table:table-cell office:value-type="float" office:value="22.727877" calcext:value-type="float">
            <text:p>22.727877</text:p>
          </table:table-cell>
          <table:table-cell office:value-type="float" office:value="21.594856" calcext:value-type="float">
            <text:p>21.594856</text:p>
          </table:table-cell>
          <table:table-cell office:value-type="float" office:value="20.681307" calcext:value-type="float">
            <text:p>20.681307</text:p>
          </table:table-cell>
          <table:table-cell table:formula="of:=[.E992]-[.F992]" office:value-type="float" office:value="0.952411000000001" calcext:value-type="float">
            <text:p>0.952411000000001</text:p>
          </table:table-cell>
          <table:table-cell office:value-type="float" office:value="23.680288" calcext:value-type="float">
            <text:p>23.680288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9285932" calcext:value-type="float">
            <text:p>322.59285932</text:p>
          </table:table-cell>
          <table:table-cell office:value-type="float" office:value="12.03722534" calcext:value-type="float">
            <text:p>12.03722534</text:p>
          </table:table-cell>
          <table:table-cell office:value-type="float" office:value="23.631721" calcext:value-type="float">
            <text:p>23.631721</text:p>
          </table:table-cell>
          <table:table-cell office:value-type="float" office:value="23.086056" calcext:value-type="float">
            <text:p>23.086056</text:p>
          </table:table-cell>
          <table:table-cell office:value-type="float" office:value="22.188778" calcext:value-type="float">
            <text:p>22.188778</text:p>
          </table:table-cell>
          <table:table-cell office:value-type="float" office:value="22.335051" calcext:value-type="float">
            <text:p>22.335051</text:p>
          </table:table-cell>
          <table:table-cell office:value-type="float" office:value="22.26128" calcext:value-type="float">
            <text:p>22.26128</text:p>
          </table:table-cell>
          <table:table-cell table:formula="of:=[.E993]-[.F993]" office:value-type="float" office:value="0.897278" calcext:value-type="float">
            <text:p>0.897278</text:p>
          </table:table-cell>
          <table:table-cell office:value-type="float" office:value="23.086056" calcext:value-type="float">
            <text:p>23.086056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59361431" calcext:value-type="float">
            <text:p>322.59361431</text:p>
          </table:table-cell>
          <table:table-cell office:value-type="float" office:value="12.03477845" calcext:value-type="float">
            <text:p>12.03477845</text:p>
          </table:table-cell>
          <table:table-cell office:value-type="float" office:value="24.938072" calcext:value-type="float">
            <text:p>24.938072</text:p>
          </table:table-cell>
          <table:table-cell office:value-type="float" office:value="23.136187" calcext:value-type="float">
            <text:p>23.136187</text:p>
          </table:table-cell>
          <table:table-cell office:value-type="float" office:value="22.169859" calcext:value-type="float">
            <text:p>22.169859</text:p>
          </table:table-cell>
          <table:table-cell office:value-type="float" office:value="21.842144" calcext:value-type="float">
            <text:p>21.842144</text:p>
          </table:table-cell>
          <table:table-cell office:value-type="float" office:value="21.944181" calcext:value-type="float">
            <text:p>21.944181</text:p>
          </table:table-cell>
          <table:table-cell table:formula="of:=[.E994]-[.F994]" office:value-type="float" office:value="0.966328000000001" calcext:value-type="float">
            <text:p>0.966328000000001</text:p>
          </table:table-cell>
          <table:table-cell office:value-type="float" office:value="23.136187" calcext:value-type="float">
            <text:p>23.136187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60104832" calcext:value-type="float">
            <text:p>322.60104832</text:p>
          </table:table-cell>
          <table:table-cell office:value-type="float" office:value="12.04216044" calcext:value-type="float">
            <text:p>12.04216044</text:p>
          </table:table-cell>
          <table:table-cell office:value-type="float" office:value="23.317144" calcext:value-type="float">
            <text:p>23.317144</text:p>
          </table:table-cell>
          <table:table-cell office:value-type="float" office:value="22.989012" calcext:value-type="float">
            <text:p>22.989012</text:p>
          </table:table-cell>
          <table:table-cell office:value-type="float" office:value="22.74789" calcext:value-type="float">
            <text:p>22.74789</text:p>
          </table:table-cell>
          <table:table-cell office:value-type="float" office:value="22.131737" calcext:value-type="float">
            <text:p>22.131737</text:p>
          </table:table-cell>
          <table:table-cell office:value-type="float" office:value="22.86763" calcext:value-type="float">
            <text:p>22.86763</text:p>
          </table:table-cell>
          <table:table-cell table:formula="of:=[.E995]-[.F995]" office:value-type="float" office:value="0.241121999999997" calcext:value-type="float">
            <text:p>0.241121999999997</text:p>
          </table:table-cell>
          <table:table-cell office:value-type="float" office:value="22.989012" calcext:value-type="float">
            <text:p>22.989012</text:p>
          </table:table-cell>
          <table:table-cell table:number-columns-repeated="8"/>
        </table:table-row>
        <table:table-row table:style-name="ro1">
          <table:table-cell office:value-type="float" office:value="5.877272230082E+017" calcext:value-type="float">
            <text:p>5.877272230082E+017</text:p>
          </table:table-cell>
          <table:table-cell office:value-type="float" office:value="322.60323683" calcext:value-type="float">
            <text:p>322.60323683</text:p>
          </table:table-cell>
          <table:table-cell office:value-type="float" office:value="12.04213514" calcext:value-type="float">
            <text:p>12.04213514</text:p>
          </table:table-cell>
          <table:table-cell office:value-type="float" office:value="23.153841" calcext:value-type="float">
            <text:p>23.153841</text:p>
          </table:table-cell>
          <table:table-cell office:value-type="float" office:value="22.225794" calcext:value-type="float">
            <text:p>22.225794</text:p>
          </table:table-cell>
          <table:table-cell office:value-type="float" office:value="21.752024" calcext:value-type="float">
            <text:p>21.752024</text:p>
          </table:table-cell>
          <table:table-cell office:value-type="float" office:value="21.445145" calcext:value-type="float">
            <text:p>21.445145</text:p>
          </table:table-cell>
          <table:table-cell office:value-type="float" office:value="21.377338" calcext:value-type="float">
            <text:p>21.377338</text:p>
          </table:table-cell>
          <table:table-cell table:formula="of:=[.E996]-[.F996]" office:value-type="float" office:value="0.473770000000002" calcext:value-type="float">
            <text:p>0.473770000000002</text:p>
          </table:table-cell>
          <table:table-cell office:value-type="float" office:value="22.225794" calcext:value-type="float">
            <text:p>22.225794</text:p>
          </table:table-cell>
          <table:table-cell table:number-columns-repeated="8"/>
        </table:table-row>
        <table:table-row table:style-name="ro1">
          <table:table-cell office:value-type="float" office:value="5.87727223008201E+017" calcext:value-type="float">
            <text:p>5.87727223008201E+017</text:p>
          </table:table-cell>
          <table:table-cell office:value-type="float" office:value="322.53239167" calcext:value-type="float">
            <text:p>322.53239167</text:p>
          </table:table-cell>
          <table:table-cell office:value-type="float" office:value="12.00606687" calcext:value-type="float">
            <text:p>12.00606687</text:p>
          </table:table-cell>
          <table:table-cell office:value-type="float" office:value="23.096264" calcext:value-type="float">
            <text:p>23.096264</text:p>
          </table:table-cell>
          <table:table-cell office:value-type="float" office:value="23.531738" calcext:value-type="float">
            <text:p>23.531738</text:p>
          </table:table-cell>
          <table:table-cell office:value-type="float" office:value="22.619595" calcext:value-type="float">
            <text:p>22.619595</text:p>
          </table:table-cell>
          <table:table-cell office:value-type="float" office:value="23.260225" calcext:value-type="float">
            <text:p>23.260225</text:p>
          </table:table-cell>
          <table:table-cell office:value-type="float" office:value="22.092112" calcext:value-type="float">
            <text:p>22.092112</text:p>
          </table:table-cell>
          <table:table-cell table:formula="of:=[.E997]-[.F997]" office:value-type="float" office:value="0.912143" calcext:value-type="float">
            <text:p>0.912143</text:p>
          </table:table-cell>
          <table:table-cell office:value-type="float" office:value="23.531738" calcext:value-type="float">
            <text:p>23.531738</text:p>
          </table:table-cell>
          <table:table-cell table:number-columns-repeated="8"/>
        </table:table-row>
        <table:table-row table:style-name="ro1">
          <table:table-cell office:value-type="float" office:value="5.87727223008201E+017" calcext:value-type="float">
            <text:p>5.87727223008201E+017</text:p>
          </table:table-cell>
          <table:table-cell office:value-type="float" office:value="322.53423082" calcext:value-type="float">
            <text:p>322.53423082</text:p>
          </table:table-cell>
          <table:table-cell office:value-type="float" office:value="12.00831029" calcext:value-type="float">
            <text:p>12.00831029</text:p>
          </table:table-cell>
          <table:table-cell office:value-type="float" office:value="23.463106" calcext:value-type="float">
            <text:p>23.463106</text:p>
          </table:table-cell>
          <table:table-cell office:value-type="float" office:value="23.987553" calcext:value-type="float">
            <text:p>23.987553</text:p>
          </table:table-cell>
          <table:table-cell office:value-type="float" office:value="22.573273" calcext:value-type="float">
            <text:p>22.573273</text:p>
          </table:table-cell>
          <table:table-cell office:value-type="float" office:value="21.805847" calcext:value-type="float">
            <text:p>21.805847</text:p>
          </table:table-cell>
          <table:table-cell office:value-type="float" office:value="21.375578" calcext:value-type="float">
            <text:p>21.375578</text:p>
          </table:table-cell>
          <table:table-cell table:formula="of:=[.E998]-[.F998]" office:value-type="float" office:value="1.41428" calcext:value-type="float">
            <text:p>1.41428</text:p>
          </table:table-cell>
          <table:table-cell office:value-type="float" office:value="23.987553" calcext:value-type="float">
            <text:p>23.987553</text:p>
          </table:table-cell>
          <table:table-cell table:number-columns-repeated="8"/>
        </table:table-row>
        <table:table-row table:style-name="ro1">
          <table:table-cell office:value-type="float" office:value="5.87727223008201E+017" calcext:value-type="float">
            <text:p>5.87727223008201E+017</text:p>
          </table:table-cell>
          <table:table-cell office:value-type="float" office:value="322.53647479" calcext:value-type="float">
            <text:p>322.53647479</text:p>
          </table:table-cell>
          <table:table-cell office:value-type="float" office:value="12.00898368" calcext:value-type="float">
            <text:p>12.00898368</text:p>
          </table:table-cell>
          <table:table-cell office:value-type="float" office:value="24.693045" calcext:value-type="float">
            <text:p>24.693045</text:p>
          </table:table-cell>
          <table:table-cell office:value-type="float" office:value="23.686726" calcext:value-type="float">
            <text:p>23.686726</text:p>
          </table:table-cell>
          <table:table-cell office:value-type="float" office:value="22.626844" calcext:value-type="float">
            <text:p>22.626844</text:p>
          </table:table-cell>
          <table:table-cell office:value-type="float" office:value="22.402649" calcext:value-type="float">
            <text:p>22.402649</text:p>
          </table:table-cell>
          <table:table-cell office:value-type="float" office:value="21.558378" calcext:value-type="float">
            <text:p>21.558378</text:p>
          </table:table-cell>
          <table:table-cell table:formula="of:=[.E999]-[.F999]" office:value-type="float" office:value="1.059882" calcext:value-type="float">
            <text:p>1.059882</text:p>
          </table:table-cell>
          <table:table-cell office:value-type="float" office:value="23.686726" calcext:value-type="float">
            <text:p>23.686726</text:p>
          </table:table-cell>
          <table:table-cell table:number-columns-repeated="8"/>
        </table:table-row>
        <table:table-row table:style-name="ro1">
          <table:table-cell office:value-type="float" office:value="5.87727223008201E+017" calcext:value-type="float">
            <text:p>5.87727223008201E+017</text:p>
          </table:table-cell>
          <table:table-cell office:value-type="float" office:value="322.55031595" calcext:value-type="float">
            <text:p>322.55031595</text:p>
          </table:table-cell>
          <table:table-cell office:value-type="float" office:value="12.01453156" calcext:value-type="float">
            <text:p>12.01453156</text:p>
          </table:table-cell>
          <table:table-cell office:value-type="float" office:value="23.534985" calcext:value-type="float">
            <text:p>23.534985</text:p>
          </table:table-cell>
          <table:table-cell office:value-type="float" office:value="23.947651" calcext:value-type="float">
            <text:p>23.947651</text:p>
          </table:table-cell>
          <table:table-cell office:value-type="float" office:value="22.285172" calcext:value-type="float">
            <text:p>22.285172</text:p>
          </table:table-cell>
          <table:table-cell office:value-type="float" office:value="21.293821" calcext:value-type="float">
            <text:p>21.293821</text:p>
          </table:table-cell>
          <table:table-cell office:value-type="float" office:value="20.555639" calcext:value-type="float">
            <text:p>20.555639</text:p>
          </table:table-cell>
          <table:table-cell table:formula="of:=[.E1000]-[.F1000]" office:value-type="float" office:value="1.662479" calcext:value-type="float">
            <text:p>1.662479</text:p>
          </table:table-cell>
          <table:table-cell office:value-type="float" office:value="23.947651" calcext:value-type="float">
            <text:p>23.947651</text:p>
          </table:table-cell>
          <table:table-cell table:number-columns-repeated="8"/>
        </table:table-row>
        <table:table-row table:style-name="ro1">
          <table:table-cell office:value-type="float" office:value="5.87727223008201E+017" calcext:value-type="float">
            <text:p>5.87727223008201E+017</text:p>
          </table:table-cell>
          <table:table-cell office:value-type="float" office:value="322.58456416" calcext:value-type="float">
            <text:p>322.58456416</text:p>
          </table:table-cell>
          <table:table-cell office:value-type="float" office:value="12.03041732" calcext:value-type="float">
            <text:p>12.03041732</text:p>
          </table:table-cell>
          <table:table-cell office:value-type="float" office:value="24.674339" calcext:value-type="float">
            <text:p>24.674339</text:p>
          </table:table-cell>
          <table:table-cell office:value-type="float" office:value="24.324139" calcext:value-type="float">
            <text:p>24.324139</text:p>
          </table:table-cell>
          <table:table-cell office:value-type="float" office:value="22.626656" calcext:value-type="float">
            <text:p>22.626656</text:p>
          </table:table-cell>
          <table:table-cell office:value-type="float" office:value="22.827847" calcext:value-type="float">
            <text:p>22.827847</text:p>
          </table:table-cell>
          <table:table-cell office:value-type="float" office:value="21.926523" calcext:value-type="float">
            <text:p>21.926523</text:p>
          </table:table-cell>
          <table:table-cell table:formula="of:=[.E1001]-[.F1001]" office:value-type="float" office:value="1.697483" calcext:value-type="float">
            <text:p>1.697483</text:p>
          </table:table-cell>
          <table:table-cell office:value-type="float" office:value="24.324139" calcext:value-type="float">
            <text:p>24.32413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23:08:32.487910683</dc:date>
    <meta:editing-duration>PT8M17S</meta:editing-duration>
    <meta:editing-cycles>1</meta:editing-cycles>
    <meta:document-statistic meta:table-count="1" meta:cell-count="1114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minimum="-1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minimum="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427cm" svg:height="16.947cm" xlink:href=".." xlink:type="simple" chart:class="chart:scatter" chart:style-name="ch1">
        <chart:legend chart:legend-position="end" svg:x="27.931cm" svg:y="7.178cm" style:legend-expansion="high" chart:style-name="ch2"/>
        <chart:plot-area chart:style-name="ch3" table:cell-range-address="result.L1:result.L125 result.I1:result.J1 result.O2:result.P145 result.P1:result.P1 result.R1:result.R133 result.J2:result.J1001 result.N1:result.N162" chart:data-source-has-labels="both" svg:x="1.599cm" svg:y="0.338cm" svg:width="25.744cm" svg:height="15.29cm">
          <chartooo:coordinate-region svg:x="2.393cm" svg:y="0.537cm" svg:width="24.207cm" svg:height="14.444cm"/>
          <chart:axis chart:dimension="x" chart:name="primary-x" chart:style-name="ch4" chartooo:axis-type="auto">
            <chart:title svg:x="14.215cm" svg:y="15.966cm" chart:style-name="ch5">
              <text:p>g-r</text:p>
            </chart:title>
            <chart:categories table:cell-range-address="result.L2:result.L125"/>
            <chart:grid chart:style-name="ch6" chart:class="major"/>
          </chart:axis>
          <chart:axis chart:dimension="y" chart:name="primary-y" chart:style-name="ch7">
            <chart:title svg:x="0.451cm" svg:y="8.093cm" chart:style-name="ch8">
              <text:p>r</text:p>
            </chart:title>
            <chart:grid chart:style-name="ch6" chart:class="major"/>
          </chart:axis>
          <chart:series chart:style-name="ch9" chart:values-cell-range-address="result.P2:result.P145" chart:label-cell-address="result.P1:result.P1" chart:class="chart:scatter">
            <chart:domain table:cell-range-address="result.O2:result.O145"/>
            <chart:data-point chart:repeated="144"/>
          </chart:series>
          <chart:series chart:style-name="ch10" chart:values-cell-range-address="result.R2:result.R133" chart:label-cell-address="result.R1:result.R1" chart:class="chart:scatter">
            <chart:domain table:cell-range-address="result.Q2:result.Q133"/>
            <chart:data-point chart:repeated="132"/>
          </chart:series>
          <chart:series chart:style-name="ch11" chart:values-cell-range-address="result.J2:result.J1001" chart:label-cell-address="result.J1:result.J1" chart:class="chart:scatter">
            <chart:domain table:cell-range-address="result.I2:result.I1001"/>
            <chart:data-point chart:repeated="1000"/>
          </chart:series>
          <chart:series chart:style-name="ch12" chart:values-cell-range-address="result.N2:result.N162" chart:label-cell-address="result.N1:result.N1" chart:class="chart:scatter">
            <chart:domain table:cell-range-address="result.M2:result.M162"/>
            <chart:data-point chart:repeated="161"/>
          </chart:series>
          <chart:series chart:style-name="ch13" chart:values-cell-range-address="" chart:class="chart:scatter">
            <chart:domain table:cell-range-address="result.K2:result.K125"/>
            <chart:data-point chart:repeated="1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1e9</text:p>
                <draw:g>
                  <svg:desc>result.P1:result.P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1e10</text:p>
                <draw:g>
                  <svg:desc>result.R1:result.R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g</text:p>
                <draw:g>
                  <svg:desc>result.J1:result.J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‘1e8</text:p>
                <draw:g>
                  <svg:desc>result.N1:result.N1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30.548">
                <text:p>30.548</text:p>
                <draw:g>
                  <svg:desc>result.L2:result.L125</svg:desc>
                </draw:g>
              </table:table-cell>
              <table:table-cell office:value-type="float" office:value="2.081">
                <text:p>2.081</text:p>
                <draw:g>
                  <svg:desc>result.O2:result.O145</svg:desc>
                </draw:g>
              </table:table-cell>
              <table:table-cell office:value-type="float" office:value="30.546">
                <text:p>30.546</text:p>
                <draw:g>
                  <svg:desc>result.P2:result.P145</svg:desc>
                </draw:g>
              </table:table-cell>
              <table:table-cell office:value-type="float" office:value="2.078">
                <text:p>2.078</text:p>
                <draw:g>
                  <svg:desc>result.Q2:result.Q133</svg:desc>
                </draw:g>
              </table:table-cell>
              <table:table-cell office:value-type="float" office:value="30.524">
                <text:p>30.524</text:p>
                <draw:g>
                  <svg:desc>result.R2:result.R133</svg:desc>
                </draw:g>
              </table:table-cell>
              <table:table-cell office:value-type="float" office:value="0.728748">
                <text:p>0.728748</text:p>
                <draw:g>
                  <svg:desc>result.I2:result.I1001</svg:desc>
                </draw:g>
              </table:table-cell>
              <table:table-cell office:value-type="float" office:value="15.351023">
                <text:p>15.351023</text:p>
                <draw:g>
                  <svg:desc>result.J2:result.J1001</svg:desc>
                </draw:g>
              </table:table-cell>
              <table:table-cell office:value-type="float" office:value="2.081">
                <text:p>2.081</text:p>
                <draw:g>
                  <svg:desc>result.M2:result.M162</svg:desc>
                </draw:g>
              </table:table-cell>
              <table:table-cell office:value-type="float" office:value="30.548">
                <text:p>30.548</text:p>
                <draw:g>
                  <svg:desc>result.N2:result.N162</svg:desc>
                </draw:g>
              </table:table-cell>
              <table:table-cell office:value-type="float" office:value="2.08">
                <text:p>2.08</text:p>
                <draw:g>
                  <svg:desc>result.K2:result.K125</svg:desc>
                </draw:g>
              </table:table-cell>
            </table:table-row>
            <table:table-row>
              <table:table-cell office:value-type="float" office:value="29.827">
                <text:p>29.827</text:p>
              </table:table-cell>
              <table:table-cell office:value-type="float" office:value="2.039">
                <text:p>2.039</text:p>
              </table:table-cell>
              <table:table-cell office:value-type="float" office:value="29.824">
                <text:p>29.824</text:p>
              </table:table-cell>
              <table:table-cell office:value-type="float" office:value="2.037">
                <text:p>2.037</text:p>
              </table:table-cell>
              <table:table-cell office:value-type="float" office:value="29.797">
                <text:p>29.797</text:p>
              </table:table-cell>
              <table:table-cell office:value-type="float" office:value="0.566375000000001">
                <text:p>0.566375000000001</text:p>
              </table:table-cell>
              <table:table-cell office:value-type="float" office:value="16.893497">
                <text:p>16.893497</text:p>
              </table:table-cell>
              <table:table-cell office:value-type="float" office:value="2.04">
                <text:p>2.04</text:p>
              </table:table-cell>
              <table:table-cell office:value-type="float" office:value="29.827">
                <text:p>29.827</text:p>
              </table:table-cell>
              <table:table-cell office:value-type="float" office:value="2.039">
                <text:p>2.039</text:p>
              </table:table-cell>
            </table:table-row>
            <table:table-row>
              <table:table-cell office:value-type="float" office:value="28.368">
                <text:p>28.368</text:p>
              </table:table-cell>
              <table:table-cell office:value-type="float" office:value="1.822">
                <text:p>1.822</text:p>
              </table:table-cell>
              <table:table-cell office:value-type="float" office:value="28.356">
                <text:p>28.356</text:p>
              </table:table-cell>
              <table:table-cell office:value-type="float" office:value="1.802">
                <text:p>1.802</text:p>
              </table:table-cell>
              <table:table-cell office:value-type="float" office:value="28.242">
                <text:p>28.242</text:p>
              </table:table-cell>
              <table:table-cell office:value-type="float" office:value="0.741672000000001">
                <text:p>0.741672000000001</text:p>
              </table:table-cell>
              <table:table-cell office:value-type="float" office:value="15.925076">
                <text:p>15.925076</text:p>
              </table:table-cell>
              <table:table-cell office:value-type="float" office:value="1.824">
                <text:p>1.824</text:p>
              </table:table-cell>
              <table:table-cell office:value-type="float" office:value="28.367">
                <text:p>28.367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float" office:value="27.321">
                <text:p>27.321</text:p>
              </table:table-cell>
              <table:table-cell office:value-type="float" office:value="1.619">
                <text:p>1.619</text:p>
              </table:table-cell>
              <table:table-cell office:value-type="float" office:value="27.306">
                <text:p>27.306</text:p>
              </table:table-cell>
              <table:table-cell office:value-type="float" office:value="1.592">
                <text:p>1.592</text:p>
              </table:table-cell>
              <table:table-cell office:value-type="float" office:value="27.166">
                <text:p>27.166</text:p>
              </table:table-cell>
              <table:table-cell office:value-type="float" office:value="0.170036">
                <text:p>0.170036</text:p>
              </table:table-cell>
              <table:table-cell office:value-type="float" office:value="15.904959">
                <text:p>15.904959</text:p>
              </table:table-cell>
              <table:table-cell office:value-type="float" office:value="1.622">
                <text:p>1.622</text:p>
              </table:table-cell>
              <table:table-cell office:value-type="float" office:value="27.32">
                <text:p>27.32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float" office:value="26.432">
                <text:p>26.432</text:p>
              </table:table-cell>
              <table:table-cell office:value-type="float" office:value="1.391">
                <text:p>1.391</text:p>
              </table:table-cell>
              <table:table-cell office:value-type="float" office:value="26.407">
                <text:p>26.407</text:p>
              </table:table-cell>
              <table:table-cell office:value-type="float" office:value="1.358">
                <text:p>1.358</text:p>
              </table:table-cell>
              <table:table-cell office:value-type="float" office:value="26.25">
                <text:p>26.25</text:p>
              </table:table-cell>
              <table:table-cell office:value-type="float" office:value="0.537156000000003">
                <text:p>0.537156000000003</text:p>
              </table:table-cell>
              <table:table-cell office:value-type="float" office:value="17.439074">
                <text:p>17.439074</text:p>
              </table:table-cell>
              <table:table-cell office:value-type="float" office:value="1.395">
                <text:p>1.395</text:p>
              </table:table-cell>
              <table:table-cell office:value-type="float" office:value="26.43">
                <text:p>26.43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float" office:value="25.669">
                <text:p>25.669</text:p>
              </table:table-cell>
              <table:table-cell office:value-type="float" office:value="1.203">
                <text:p>1.203</text:p>
              </table:table-cell>
              <table:table-cell office:value-type="float" office:value="25.653">
                <text:p>25.653</text:p>
              </table:table-cell>
              <table:table-cell office:value-type="float" office:value="1.178">
                <text:p>1.178</text:p>
              </table:table-cell>
              <table:table-cell office:value-type="float" office:value="25.537">
                <text:p>25.537</text:p>
              </table:table-cell>
              <table:table-cell office:value-type="float" office:value="0.586147">
                <text:p>0.586147</text:p>
              </table:table-cell>
              <table:table-cell office:value-type="float" office:value="16.610849">
                <text:p>16.610849</text:p>
              </table:table-cell>
              <table:table-cell office:value-type="float" office:value="1.205">
                <text:p>1.205</text:p>
              </table:table-cell>
              <table:table-cell office:value-type="float" office:value="25.667">
                <text:p>25.667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float" office:value="25.002">
                <text:p>25.002</text:p>
              </table:table-cell>
              <table:table-cell office:value-type="float" office:value="1.055">
                <text:p>1.055</text:p>
              </table:table-cell>
              <table:table-cell office:value-type="float" office:value="24.981">
                <text:p>24.981</text:p>
              </table:table-cell>
              <table:table-cell office:value-type="float" office:value="1.028">
                <text:p>1.028</text:p>
              </table:table-cell>
              <table:table-cell office:value-type="float" office:value="24.842">
                <text:p>24.842</text:p>
              </table:table-cell>
              <table:table-cell office:value-type="float" office:value="0.650919">
                <text:p>0.650919</text:p>
              </table:table-cell>
              <table:table-cell office:value-type="float" office:value="15.98415">
                <text:p>15.98415</text:p>
              </table:table-cell>
              <table:table-cell office:value-type="float" office:value="1.058">
                <text:p>1.058</text:p>
              </table:table-cell>
              <table:table-cell office:value-type="float" office:value="25">
                <text:p>2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float" office:value="24.384">
                <text:p>24.384</text:p>
              </table:table-cell>
              <table:table-cell office:value-type="float" office:value="0.930000000000002">
                <text:p>0.930000000000002</text:p>
              </table:table-cell>
              <table:table-cell office:value-type="float" office:value="24.354">
                <text:p>24.354</text:p>
              </table:table-cell>
              <table:table-cell office:value-type="float" office:value="0.897">
                <text:p>0.897</text:p>
              </table:table-cell>
              <table:table-cell office:value-type="float" office:value="24.181">
                <text:p>24.181</text:p>
              </table:table-cell>
              <table:table-cell office:value-type="float" office:value="0.636138000000001">
                <text:p>0.636138000000001</text:p>
              </table:table-cell>
              <table:table-cell office:value-type="float" office:value="16.080549">
                <text:p>16.080549</text:p>
              </table:table-cell>
              <table:table-cell office:value-type="float" office:value="0.933999999999999">
                <text:p>0.933999999999999</text:p>
              </table:table-cell>
              <table:table-cell office:value-type="float" office:value="24.381">
                <text:p>24.381</text:p>
              </table:table-cell>
              <table:table-cell office:value-type="float" office:value="0.935000000000001">
                <text:p>0.935000000000001</text:p>
              </table:table-cell>
            </table:table-row>
            <table:table-row>
              <table:table-cell office:value-type="float" office:value="23.806">
                <text:p>23.806</text:p>
              </table:table-cell>
              <table:table-cell office:value-type="float" office:value="0.816000000000001">
                <text:p>0.816000000000001</text:p>
              </table:table-cell>
              <table:table-cell office:value-type="float" office:value="23.767">
                <text:p>23.767</text:p>
              </table:table-cell>
              <table:table-cell office:value-type="float" office:value="0.770999999999999">
                <text:p>0.770999999999999</text:p>
              </table:table-cell>
              <table:table-cell office:value-type="float" office:value="23.533">
                <text:p>23.533</text:p>
              </table:table-cell>
              <table:table-cell office:value-type="float" office:value="-0.257069000000001">
                <text:p>-0.257069000000001</text:p>
              </table:table-cell>
              <table:table-cell office:value-type="float" office:value="17.235498">
                <text:p>17.235498</text:p>
              </table:table-cell>
              <table:table-cell office:value-type="float" office:value="0.822">
                <text:p>0.822</text:p>
              </table:table-cell>
              <table:table-cell office:value-type="float" office:value="23.803">
                <text:p>23.803</text:p>
              </table:table-cell>
              <table:table-cell office:value-type="float" office:value="0.822000000000001">
                <text:p>0.822000000000001</text:p>
              </table:table-cell>
            </table:table-row>
            <table:table-row>
              <table:table-cell office:value-type="float" office:value="23.206">
                <text:p>23.206</text:p>
              </table:table-cell>
              <table:table-cell office:value-type="float" office:value="0.682">
                <text:p>0.682</text:p>
              </table:table-cell>
              <table:table-cell office:value-type="float" office:value="23.157">
                <text:p>23.157</text:p>
              </table:table-cell>
              <table:table-cell office:value-type="float" office:value="0.635">
                <text:p>0.635</text:p>
              </table:table-cell>
              <table:table-cell office:value-type="float" office:value="22.871">
                <text:p>22.871</text:p>
              </table:table-cell>
              <table:table-cell office:value-type="float" office:value="0.415935000000001">
                <text:p>0.415935000000001</text:p>
              </table:table-cell>
              <table:table-cell office:value-type="float" office:value="21.280239">
                <text:p>21.280239</text:p>
              </table:table-cell>
              <table:table-cell office:value-type="float" office:value="0.688">
                <text:p>0.688</text:p>
              </table:table-cell>
              <table:table-cell office:value-type="float" office:value="23.201">
                <text:p>23.201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0.527">
                <text:p>0.527</text:p>
              </table:table-cell>
              <table:table-cell office:value-type="float" office:value="22.229">
                <text:p>22.229</text:p>
              </table:table-cell>
              <table:table-cell office:value-type="float" office:value="0.622">
                <text:p>0.622</text:p>
              </table:table-cell>
              <table:table-cell office:value-type="float" office:value="22.793">
                <text:p>22.793</text:p>
              </table:table-cell>
              <table:table-cell office:value-type="float" office:value="0.745822999999998">
                <text:p>0.745822999999998</text:p>
              </table:table-cell>
              <table:table-cell office:value-type="float" office:value="16.868637">
                <text:p>16.868637</text:p>
              </table:table-cell>
              <table:table-cell office:value-type="float" office:value="0.535">
                <text:p>0.535</text:p>
              </table:table-cell>
              <table:table-cell office:value-type="float" office:value="22.291">
                <text:p>22.291</text:p>
              </table:table-cell>
              <table:table-cell office:value-type="float" office:value="0.536000000000001">
                <text:p>0.536000000000001</text:p>
              </table:table-cell>
            </table:table-row>
            <table:table-row>
              <table:table-cell office:value-type="float" office:value="21.511">
                <text:p>21.511</text:p>
              </table:table-cell>
              <table:table-cell office:value-type="float" office:value="0.406">
                <text:p>0.406</text:p>
              </table:table-cell>
              <table:table-cell office:value-type="float" office:value="21.436">
                <text:p>21.436</text:p>
              </table:table-cell>
              <table:table-cell office:value-type="float" office:value="0.568">
                <text:p>0.568</text:p>
              </table:table-cell>
              <table:table-cell office:value-type="float" office:value="22.471">
                <text:p>22.471</text:p>
              </table:table-cell>
              <table:table-cell office:value-type="float" office:value="0.595875">
                <text:p>0.595875</text:p>
              </table:table-cell>
              <table:table-cell office:value-type="float" office:value="16.707869">
                <text:p>16.707869</text:p>
              </table:table-cell>
              <table:table-cell office:value-type="float" office:value="0.412000000000001">
                <text:p>0.412000000000001</text:p>
              </table:table-cell>
              <table:table-cell office:value-type="float" office:value="21.497">
                <text:p>21.497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20.828">
                <text:p>20.828</text:p>
              </table:table-cell>
              <table:table-cell office:value-type="float" office:value="0.402">
                <text:p>0.402</text:p>
              </table:table-cell>
              <table:table-cell office:value-type="float" office:value="21.411">
                <text:p>21.411</text:p>
              </table:table-cell>
              <table:table-cell office:value-type="float" office:value="0.523">
                <text:p>0.523</text:p>
              </table:table-cell>
              <table:table-cell office:value-type="float" office:value="22.184">
                <text:p>22.184</text:p>
              </table:table-cell>
              <table:table-cell office:value-type="float" office:value="1.436189">
                <text:p>1.436189</text:p>
              </table:table-cell>
              <table:table-cell office:value-type="float" office:value="18.635036">
                <text:p>18.635036</text:p>
              </table:table-cell>
              <table:table-cell office:value-type="float" office:value="0.317">
                <text:p>0.317</text:p>
              </table:table-cell>
              <table:table-cell office:value-type="float" office:value="20.808">
                <text:p>20.8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0.218">
                <text:p>20.218</text:p>
              </table:table-cell>
              <table:table-cell office:value-type="float" office:value="0.395">
                <text:p>0.395</text:p>
              </table:table-cell>
              <table:table-cell office:value-type="float" office:value="21.36">
                <text:p>21.36</text:p>
              </table:table-cell>
              <table:table-cell office:value-type="float" office:value="0.486000000000001">
                <text:p>0.486000000000001</text:p>
              </table:table-cell>
              <table:table-cell office:value-type="float" office:value="21.925">
                <text:p>21.925</text:p>
              </table:table-cell>
              <table:table-cell office:value-type="float" office:value="0.498559999999999">
                <text:p>0.498559999999999</text:p>
              </table:table-cell>
              <table:table-cell office:value-type="float" office:value="14.324656">
                <text:p>14.324656</text:p>
              </table:table-cell>
              <table:table-cell office:value-type="float" office:value="0.229">
                <text:p>0.229</text:p>
              </table:table-cell>
              <table:table-cell office:value-type="float" office:value="20.191">
                <text:p>20.191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19.313">
                <text:p>19.313</text:p>
              </table:table-cell>
              <table:table-cell office:value-type="float" office:value="0.305">
                <text:p>0.305</text:p>
              </table:table-cell>
              <table:table-cell office:value-type="float" office:value="20.692">
                <text:p>20.692</text:p>
              </table:table-cell>
              <table:table-cell office:value-type="float" office:value="0.454000000000001">
                <text:p>0.454000000000001</text:p>
              </table:table-cell>
              <table:table-cell office:value-type="float" office:value="21.704">
                <text:p>21.704</text:p>
              </table:table-cell>
              <table:table-cell office:value-type="float" office:value="0.544207999999998">
                <text:p>0.544207999999998</text:p>
              </table:table-cell>
              <table:table-cell office:value-type="float" office:value="16.757574">
                <text:p>16.757574</text:p>
              </table:table-cell>
              <table:table-cell office:value-type="float" office:value="0.157999999999999">
                <text:p>0.157999999999999</text:p>
              </table:table-cell>
              <table:table-cell office:value-type="float" office:value="19.819">
                <text:p>19.819</text:p>
              </table:table-cell>
              <table:table-cell office:value-type="float" office:value="0.0549999999999997">
                <text:p>0.0549999999999997</text:p>
              </table:table-cell>
            </table:table-row>
            <table:table-row>
              <table:table-cell office:value-type="float" office:value="18.902">
                <text:p>18.902</text:p>
              </table:table-cell>
              <table:table-cell office:value-type="float" office:value="0.278">
                <text:p>0.278</text:p>
              </table:table-cell>
              <table:table-cell office:value-type="float" office:value="20.5">
                <text:p>20.5</text:p>
              </table:table-cell>
              <table:table-cell office:value-type="float" office:value="0.436999999999999">
                <text:p>0.436999999999999</text:p>
              </table:table-cell>
              <table:table-cell office:value-type="float" office:value="21.588">
                <text:p>21.588</text:p>
              </table:table-cell>
              <table:table-cell office:value-type="float" office:value="1.372303">
                <text:p>1.372303</text:p>
              </table:table-cell>
              <table:table-cell office:value-type="float" office:value="17.909031">
                <text:p>17.909031</text:p>
              </table:table-cell>
              <table:table-cell office:value-type="float" office:value="0.0529999999999999">
                <text:p>0.0529999999999999</text:p>
              </table:table-cell>
              <table:table-cell office:value-type="float" office:value="19.282">
                <text:p>19.282</text:p>
              </table:table-cell>
              <table:table-cell office:value-type="float" office:value="-0.0430000000000002">
                <text:p>-0.0430000000000002</text:p>
              </table:table-cell>
            </table:table-row>
            <table:table-row>
              <table:table-cell office:value-type="float" office:value="18.542">
                <text:p>18.542</text:p>
              </table:table-cell>
              <table:table-cell office:value-type="float" office:value="0.211">
                <text:p>0.211</text:p>
              </table:table-cell>
              <table:table-cell office:value-type="float" office:value="20.033">
                <text:p>20.033</text:p>
              </table:table-cell>
              <table:table-cell office:value-type="float" office:value="0.409000000000001">
                <text:p>0.409000000000001</text:p>
              </table:table-cell>
              <table:table-cell office:value-type="float" office:value="21.364">
                <text:p>21.364</text:p>
              </table:table-cell>
              <table:table-cell office:value-type="float" office:value="0.324107999999999">
                <text:p>0.324107999999999</text:p>
              </table:table-cell>
              <table:table-cell office:value-type="float" office:value="20.728859">
                <text:p>20.728859</text:p>
              </table:table-cell>
              <table:table-cell office:value-type="float" office:value="-0.00900000000000034">
                <text:p>-0.00900000000000034</text:p>
              </table:table-cell>
              <table:table-cell office:value-type="float" office:value="19.014">
                <text:p>19.014</text:p>
              </table:table-cell>
              <table:table-cell office:value-type="float" office:value="-0.117">
                <text:p>-0.117</text:p>
              </table:table-cell>
            </table:table-row>
            <table:table-row>
              <table:table-cell office:value-type="float" office:value="18.334">
                <text:p>18.334</text:p>
              </table:table-cell>
              <table:table-cell office:value-type="float" office:value="0.183">
                <text:p>0.183</text:p>
              </table:table-cell>
              <table:table-cell office:value-type="float" office:value="19.883">
                <text:p>19.883</text:p>
              </table:table-cell>
              <table:table-cell office:value-type="float" office:value="0.383">
                <text:p>0.383</text:p>
              </table:table-cell>
              <table:table-cell office:value-type="float" office:value="21.145">
                <text:p>21.145</text:p>
              </table:table-cell>
              <table:table-cell office:value-type="float" office:value="0.304095999999998">
                <text:p>0.304095999999998</text:p>
              </table:table-cell>
              <table:table-cell office:value-type="float" office:value="21.315931">
                <text:p>21.315931</text:p>
              </table:table-cell>
              <table:table-cell office:value-type="float" office:value="-0.0430000000000002">
                <text:p>-0.0430000000000002</text:p>
              </table:table-cell>
              <table:table-cell office:value-type="float" office:value="18.872">
                <text:p>18.872</text:p>
              </table:table-cell>
              <table:table-cell office:value-type="float" office:value="-0.152">
                <text:p>-0.152</text:p>
              </table:table-cell>
            </table:table-row>
            <table:table-row>
              <table:table-cell office:value-type="float" office:value="18.16">
                <text:p>18.16</text:p>
              </table:table-cell>
              <table:table-cell office:value-type="float" office:value="0.106">
                <text:p>0.106</text:p>
              </table:table-cell>
              <table:table-cell office:value-type="float" office:value="19.481">
                <text:p>19.481</text:p>
              </table:table-cell>
              <table:table-cell office:value-type="float" office:value="0.357">
                <text:p>0.357</text:p>
              </table:table-cell>
              <table:table-cell office:value-type="float" office:value="20.917">
                <text:p>20.917</text:p>
              </table:table-cell>
              <table:table-cell office:value-type="float" office:value="0.199854000000002">
                <text:p>0.199854000000002</text:p>
              </table:table-cell>
              <table:table-cell office:value-type="float" office:value="21.675194">
                <text:p>21.675194</text:p>
              </table:table-cell>
              <table:table-cell office:value-type="float" office:value="-0.0469999999999997">
                <text:p>-0.0469999999999997</text:p>
              </table:table-cell>
              <table:table-cell office:value-type="float" office:value="18.855">
                <text:p>18.855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float" office:value="17.956">
                <text:p>17.956</text:p>
              </table:table-cell>
              <table:table-cell office:value-type="float" office:value="0.0429999999999997">
                <text:p>0.0429999999999997</text:p>
              </table:table-cell>
              <table:table-cell office:value-type="float" office:value="19.167">
                <text:p>19.167</text:p>
              </table:table-cell>
              <table:table-cell office:value-type="float" office:value="0.33">
                <text:p>0.33</text:p>
              </table:table-cell>
              <table:table-cell office:value-type="float" office:value="20.645">
                <text:p>20.645</text:p>
              </table:table-cell>
              <table:table-cell office:value-type="float" office:value="0.553881000000001">
                <text:p>0.553881000000001</text:p>
              </table:table-cell>
              <table:table-cell office:value-type="float" office:value="22.221087">
                <text:p>22.221087</text:p>
              </table:table-cell>
              <table:table-cell office:value-type="float" office:value="-0.117">
                <text:p>-0.117</text:p>
              </table:table-cell>
              <table:table-cell office:value-type="float" office:value="18.509">
                <text:p>18.509</text:p>
              </table:table-cell>
              <table:table-cell office:value-type="float" office:value="-0.198">
                <text:p>-0.198</text:p>
              </table:table-cell>
            </table:table-row>
            <table:table-row>
              <table:table-cell office:value-type="float" office:value="17.917">
                <text:p>17.917</text:p>
              </table:table-cell>
              <table:table-cell office:value-type="float" office:value="0.0150000000000001">
                <text:p>0.0150000000000001</text:p>
              </table:table-cell>
              <table:table-cell office:value-type="float" office:value="19.032">
                <text:p>19.032</text:p>
              </table:table-cell>
              <table:table-cell office:value-type="float" office:value="0.313">
                <text:p>0.313</text:p>
              </table:table-cell>
              <table:table-cell office:value-type="float" office:value="20.468">
                <text:p>20.468</text:p>
              </table:table-cell>
              <table:table-cell office:value-type="float" office:value="0.369420999999999">
                <text:p>0.369420999999999</text:p>
              </table:table-cell>
              <table:table-cell office:value-type="float" office:value="22.524433">
                <text:p>22.524433</text:p>
              </table:table-cell>
              <table:table-cell office:value-type="float" office:value="-0.151">
                <text:p>-0.151</text:p>
              </table:table-cell>
              <table:table-cell office:value-type="float" office:value="18.298">
                <text:p>18.298</text:p>
              </table:table-cell>
              <table:table-cell office:value-type="float" office:value="-0.201">
                <text:p>-0.201</text:p>
              </table:table-cell>
            </table:table-row>
            <table:table-row>
              <table:table-cell office:value-type="float" office:value="17.868">
                <text:p>17.868</text:p>
              </table:table-cell>
              <table:table-cell office:value-type="float" office:value="0.0139999999999998">
                <text:p>0.0139999999999998</text:p>
              </table:table-cell>
              <table:table-cell office:value-type="float" office:value="19.027">
                <text:p>19.027</text:p>
              </table:table-cell>
              <table:table-cell office:value-type="float" office:value="0.303">
                <text:p>0.303</text:p>
              </table:table-cell>
              <table:table-cell office:value-type="float" office:value="20.35">
                <text:p>20.35</text:p>
              </table:table-cell>
              <table:table-cell office:value-type="float" office:value="0.409458000000001">
                <text:p>0.409458000000001</text:p>
              </table:table-cell>
              <table:table-cell office:value-type="float" office:value="21.801998">
                <text:p>21.801998</text:p>
              </table:table-cell>
              <table:table-cell office:value-type="float" office:value="-0.175">
                <text:p>-0.175</text:p>
              </table:table-cell>
              <table:table-cell office:value-type="float" office:value="18.115">
                <text:p>18.115</text:p>
              </table:table-cell>
              <table:table-cell office:value-type="float" office:value="-0.206">
                <text:p>-0.206</text:p>
              </table:table-cell>
            </table:table-row>
            <table:table-row>
              <table:table-cell office:value-type="float" office:value="17.738">
                <text:p>17.738</text:p>
              </table:table-cell>
              <table:table-cell office:value-type="float" office:value="-0.0390000000000001">
                <text:p>-0.0390000000000001</text:p>
              </table:table-cell>
              <table:table-cell office:value-type="float" office:value="18.796">
                <text:p>18.796</text:p>
              </table:table-cell>
              <table:table-cell office:value-type="float" office:value="0.282">
                <text:p>0.282</text:p>
              </table:table-cell>
              <table:table-cell office:value-type="float" office:value="20.121">
                <text:p>20.121</text:p>
              </table:table-cell>
              <table:table-cell office:value-type="float" office:value="0.747278000000001">
                <text:p>0.747278000000001</text:p>
              </table:table-cell>
              <table:table-cell office:value-type="float" office:value="22.529297">
                <text:p>22.529297</text:p>
              </table:table-cell>
              <table:table-cell office:value-type="float" office:value="-0.198">
                <text:p>-0.198</text:p>
              </table:table-cell>
              <table:table-cell office:value-type="float" office:value="17.903">
                <text:p>17.903</text:p>
              </table:table-cell>
              <table:table-cell office:value-type="float" office:value="-0.217">
                <text:p>-0.217</text:p>
              </table:table-cell>
            </table:table-row>
            <table:table-row>
              <table:table-cell office:value-type="float" office:value="17.618">
                <text:p>17.618</text:p>
              </table:table-cell>
              <table:table-cell office:value-type="float" office:value="-0.0720000000000001">
                <text:p>-0.0720000000000001</text:p>
              </table:table-cell>
              <table:table-cell office:value-type="float" office:value="18.634">
                <text:p>18.634</text:p>
              </table:table-cell>
              <table:table-cell office:value-type="float" office:value="0.250999999999999">
                <text:p>0.250999999999999</text:p>
              </table:table-cell>
              <table:table-cell office:value-type="float" office:value="19.753">
                <text:p>19.753</text:p>
              </table:table-cell>
              <table:table-cell office:value-type="float" office:value="1.585794">
                <text:p>1.585794</text:p>
              </table:table-cell>
              <table:table-cell office:value-type="float" office:value="23.982317">
                <text:p>23.982317</text:p>
              </table:table-cell>
              <table:table-cell office:value-type="float" office:value="-0.202">
                <text:p>-0.202</text:p>
              </table:table-cell>
              <table:table-cell office:value-type="float" office:value="17.862">
                <text:p>17.862</text:p>
              </table:table-cell>
              <table:table-cell office:value-type="float" office:value="-0.227">
                <text:p>-0.227</text:p>
              </table:table-cell>
            </table:table-row>
            <table:table-row>
              <table:table-cell office:value-type="float" office:value="17.412">
                <text:p>17.412</text:p>
              </table:table-cell>
              <table:table-cell office:value-type="float" office:value="-0.0779999999999999">
                <text:p>-0.0779999999999999</text:p>
              </table:table-cell>
              <table:table-cell office:value-type="float" office:value="18.597">
                <text:p>18.597</text:p>
              </table:table-cell>
              <table:table-cell office:value-type="float" office:value="0.244">
                <text:p>0.244</text:p>
              </table:table-cell>
              <table:table-cell office:value-type="float" office:value="19.653">
                <text:p>19.653</text:p>
              </table:table-cell>
              <table:table-cell office:value-type="float" office:value="0.424258999999999">
                <text:p>0.424258999999999</text:p>
              </table:table-cell>
              <table:table-cell office:value-type="float" office:value="16.083094">
                <text:p>16.083094</text:p>
              </table:table-cell>
              <table:table-cell office:value-type="float" office:value="-0.206">
                <text:p>-0.206</text:p>
              </table:table-cell>
              <table:table-cell office:value-type="float" office:value="17.812">
                <text:p>17.812</text:p>
              </table:table-cell>
              <table:table-cell office:value-type="float" office:value="-0.243">
                <text:p>-0.243</text:p>
              </table:table-cell>
            </table:table-row>
            <table:table-row>
              <table:table-cell office:value-type="float" office:value="17.125">
                <text:p>17.125</text:p>
              </table:table-cell>
              <table:table-cell office:value-type="float" office:value="-0.0840000000000001">
                <text:p>-0.0840000000000001</text:p>
              </table:table-cell>
              <table:table-cell office:value-type="float" office:value="18.564">
                <text:p>18.564</text:p>
              </table:table-cell>
              <table:table-cell office:value-type="float" office:value="0.238">
                <text:p>0.238</text:p>
              </table:table-cell>
              <table:table-cell office:value-type="float" office:value="19.56">
                <text:p>19.56</text:p>
              </table:table-cell>
              <table:table-cell office:value-type="float" office:value="-0.193058000000001">
                <text:p>-0.193058000000001</text:p>
              </table:table-cell>
              <table:table-cell office:value-type="float" office:value="17.014292">
                <text:p>17.014292</text:p>
              </table:table-cell>
              <table:table-cell office:value-type="float" office:value="-0.217">
                <text:p>-0.217</text:p>
              </table:table-cell>
              <table:table-cell office:value-type="float" office:value="17.675">
                <text:p>17.675</text:p>
              </table:table-cell>
              <table:table-cell office:value-type="float" office:value="-0.262">
                <text:p>-0.262</text:p>
              </table:table-cell>
            </table:table-row>
            <table:table-row>
              <table:table-cell office:value-type="float" office:value="16.707">
                <text:p>16.707</text:p>
              </table:table-cell>
              <table:table-cell office:value-type="float" office:value="-0.117">
                <text:p>-0.117</text:p>
              </table:table-cell>
              <table:table-cell office:value-type="float" office:value="18.364">
                <text:p>18.364</text:p>
              </table:table-cell>
              <table:table-cell office:value-type="float" office:value="0.238">
                <text:p>0.238</text:p>
              </table:table-cell>
              <table:table-cell office:value-type="float" office:value="19.545">
                <text:p>19.545</text:p>
              </table:table-cell>
              <table:table-cell office:value-type="float" office:value="0.227509000000001">
                <text:p>0.227509000000001</text:p>
              </table:table-cell>
              <table:table-cell office:value-type="float" office:value="20.051365">
                <text:p>20.051365</text:p>
              </table:table-cell>
              <table:table-cell office:value-type="float" office:value="-0.228">
                <text:p>-0.228</text:p>
              </table:table-cell>
              <table:table-cell office:value-type="float" office:value="17.546">
                <text:p>17.546</text:p>
              </table:table-cell>
              <table:table-cell office:value-type="float" office:value="-0.285">
                <text:p>-0.285</text:p>
              </table:table-cell>
            </table:table-row>
            <table:table-row>
              <table:table-cell office:value-type="float" office:value="16.519">
                <text:p>16.519</text:p>
              </table:table-cell>
              <table:table-cell office:value-type="float" office:value="-0.138">
                <text:p>-0.138</text:p>
              </table:table-cell>
              <table:table-cell office:value-type="float" office:value="18.212">
                <text:p>18.212</text:p>
              </table:table-cell>
              <table:table-cell office:value-type="float" office:value="0.236">
                <text:p>0.236</text:p>
              </table:table-cell>
              <table:table-cell office:value-type="float" office:value="19.492">
                <text:p>19.492</text:p>
              </table:table-cell>
              <table:table-cell office:value-type="float" office:value="0.910639">
                <text:p>0.910639</text:p>
              </table:table-cell>
              <table:table-cell office:value-type="float" office:value="22.34516">
                <text:p>22.34516</text:p>
              </table:table-cell>
              <table:table-cell office:value-type="float" office:value="-0.233">
                <text:p>-0.233</text:p>
              </table:table-cell>
              <table:table-cell office:value-type="float" office:value="17.457">
                <text:p>17.457</text:p>
              </table:table-cell>
              <table:table-cell office:value-type="float" office:value="-0.294">
                <text:p>-0.294</text:p>
              </table:table-cell>
            </table:table-row>
            <table:table-row>
              <table:table-cell office:value-type="float" office:value="16.347">
                <text:p>16.347</text:p>
              </table:table-cell>
              <table:table-cell office:value-type="float" office:value="-0.145">
                <text:p>-0.145</text:p>
              </table:table-cell>
              <table:table-cell office:value-type="float" office:value="18.15">
                <text:p>18.15</text:p>
              </table:table-cell>
              <table:table-cell office:value-type="float" office:value="0.235">
                <text:p>0.235</text:p>
              </table:table-cell>
              <table:table-cell office:value-type="float" office:value="19.244">
                <text:p>19.244</text:p>
              </table:table-cell>
              <table:table-cell office:value-type="float" office:value="0.294176">
                <text:p>0.294176</text:p>
              </table:table-cell>
              <table:table-cell office:value-type="float" office:value="19.602798">
                <text:p>19.602798</text:p>
              </table:table-cell>
              <table:table-cell office:value-type="float" office:value="-0.243">
                <text:p>-0.243</text:p>
              </table:table-cell>
              <table:table-cell office:value-type="float" office:value="17.303">
                <text:p>17.303</text:p>
              </table:table-cell>
              <table:table-cell office:value-type="float" office:value="-0.303">
                <text:p>-0.303</text:p>
              </table:table-cell>
            </table:table-row>
            <table:table-row>
              <table:table-cell office:value-type="float" office:value="16.035">
                <text:p>16.035</text:p>
              </table:table-cell>
              <table:table-cell office:value-type="float" office:value="-0.152">
                <text:p>-0.152</text:p>
              </table:table-cell>
              <table:table-cell office:value-type="float" office:value="18.097">
                <text:p>18.097</text:p>
              </table:table-cell>
              <table:table-cell office:value-type="float" office:value="0.26">
                <text:p>0.26</text:p>
              </table:table-cell>
              <table:table-cell office:value-type="float" office:value="19.079">
                <text:p>19.079</text:p>
              </table:table-cell>
              <table:table-cell office:value-type="float" office:value="0.251179999999998">
                <text:p>0.251179999999998</text:p>
              </table:table-cell>
              <table:table-cell office:value-type="float" office:value="19.595722">
                <text:p>19.595722</text:p>
              </table:table-cell>
              <table:table-cell office:value-type="float" office:value="-0.262">
                <text:p>-0.262</text:p>
              </table:table-cell>
              <table:table-cell office:value-type="float" office:value="16.966">
                <text:p>16.966</text:p>
              </table:table-cell>
              <table:table-cell office:value-type="float" office:value="-0.316">
                <text:p>-0.316</text:p>
              </table:table-cell>
            </table:table-row>
            <table:table-row>
              <table:table-cell office:value-type="float" office:value="15.755">
                <text:p>15.755</text:p>
              </table:table-cell>
              <table:table-cell office:value-type="float" office:value="-0.164">
                <text:p>-0.164</text:p>
              </table:table-cell>
              <table:table-cell office:value-type="float" office:value="17.973">
                <text:p>17.973</text:p>
              </table:table-cell>
              <table:table-cell office:value-type="float" office:value="0.3">
                <text:p>0.3</text:p>
              </table:table-cell>
              <table:table-cell office:value-type="float" office:value="18.951">
                <text:p>18.951</text:p>
              </table:table-cell>
              <table:table-cell office:value-type="float" office:value="1.297297">
                <text:p>1.297297</text:p>
              </table:table-cell>
              <table:table-cell office:value-type="float" office:value="20.720007">
                <text:p>20.720007</text:p>
              </table:table-cell>
              <table:table-cell office:value-type="float" office:value="-0.279">
                <text:p>-0.279</text:p>
              </table:table-cell>
              <table:table-cell office:value-type="float" office:value="16.573">
                <text:p>16.573</text:p>
              </table:table-cell>
              <table:table-cell office:value-type="float" office:value="-0.328">
                <text:p>-0.328</text:p>
              </table:table-cell>
            </table:table-row>
            <table:table-row>
              <table:table-cell office:value-type="float" office:value="15.506">
                <text:p>15.506</text:p>
              </table:table-cell>
              <table:table-cell office:value-type="float" office:value="-0.173">
                <text:p>-0.173</text:p>
              </table:table-cell>
              <table:table-cell office:value-type="float" office:value="17.869">
                <text:p>17.869</text:p>
              </table:table-cell>
              <table:table-cell office:value-type="float" office:value="0.366">
                <text:p>0.366</text:p>
              </table:table-cell>
              <table:table-cell office:value-type="float" office:value="18.873">
                <text:p>18.873</text:p>
              </table:table-cell>
              <table:table-cell office:value-type="float" office:value="0.413778000000001">
                <text:p>0.413778000000001</text:p>
              </table:table-cell>
              <table:table-cell office:value-type="float" office:value="20.066391">
                <text:p>20.066391</text:p>
              </table:table-cell>
              <table:table-cell office:value-type="float" office:value="-0.285">
                <text:p>-0.285</text:p>
              </table:table-cell>
              <table:table-cell office:value-type="float" office:value="16.437">
                <text:p>16.437</text:p>
              </table:table-cell>
              <table:table-cell office:value-type="float" office:value="-0.337">
                <text:p>-0.337</text:p>
              </table:table-cell>
            </table:table-row>
            <table:table-row>
              <table:table-cell office:value-type="float" office:value="14.963">
                <text:p>14.963</text:p>
              </table:table-cell>
              <table:table-cell office:value-type="float" office:value="-0.175">
                <text:p>-0.175</text:p>
              </table:table-cell>
              <table:table-cell office:value-type="float" office:value="17.833">
                <text:p>17.833</text:p>
              </table:table-cell>
              <table:table-cell office:value-type="float" office:value="0.43">
                <text:p>0.43</text:p>
              </table:table-cell>
              <table:table-cell office:value-type="float" office:value="18.847">
                <text:p>18.847</text:p>
              </table:table-cell>
              <table:table-cell office:value-type="float" office:value="0.328417000000002">
                <text:p>0.328417000000002</text:p>
              </table:table-cell>
              <table:table-cell office:value-type="float" office:value="20.714224">
                <text:p>20.714224</text:p>
              </table:table-cell>
              <table:table-cell office:value-type="float" office:value="-0.29">
                <text:p>-0.29</text:p>
              </table:table-cell>
              <table:table-cell office:value-type="float" office:value="16.249">
                <text:p>16.249</text:p>
              </table:table-cell>
              <table:table-cell office:value-type="float" office:value="-0.358">
                <text:p>-0.358</text:p>
              </table:table-cell>
            </table:table-row>
            <table:table-row>
              <table:table-cell office:value-type="float" office:value="14.848">
                <text:p>14.848</text:p>
              </table:table-cell>
              <table:table-cell office:value-type="float" office:value="-0.178">
                <text:p>-0.178</text:p>
              </table:table-cell>
              <table:table-cell office:value-type="float" office:value="17.789">
                <text:p>17.789</text:p>
              </table:table-cell>
              <table:table-cell office:value-type="float" office:value="0.477">
                <text:p>0.477</text:p>
              </table:table-cell>
              <table:table-cell office:value-type="float" office:value="18.802">
                <text:p>18.802</text:p>
              </table:table-cell>
              <table:table-cell office:value-type="float" office:value="0.413919999999997">
                <text:p>0.413919999999997</text:p>
              </table:table-cell>
              <table:table-cell office:value-type="float" office:value="20.581404">
                <text:p>20.581404</text:p>
              </table:table-cell>
              <table:table-cell office:value-type="float" office:value="-0.297">
                <text:p>-0.297</text:p>
              </table:table-cell>
              <table:table-cell office:value-type="float" office:value="15.992">
                <text:p>15.992</text:p>
              </table:table-cell>
              <table:table-cell office:value-type="float" office:value="-0.362">
                <text:p>-0.362</text:p>
              </table:table-cell>
            </table:table-row>
            <table:table-row>
              <table:table-cell office:value-type="float" office:value="14.287">
                <text:p>14.287</text:p>
              </table:table-cell>
              <table:table-cell office:value-type="float" office:value="-0.179">
                <text:p>-0.179</text:p>
              </table:table-cell>
              <table:table-cell office:value-type="float" office:value="17.777">
                <text:p>17.777</text:p>
              </table:table-cell>
              <table:table-cell office:value-type="float" office:value="0.505">
                <text:p>0.505</text:p>
              </table:table-cell>
              <table:table-cell office:value-type="float" office:value="18.716">
                <text:p>18.716</text:p>
              </table:table-cell>
              <table:table-cell office:value-type="float" office:value="0.481231999999999">
                <text:p>0.481231999999999</text:p>
              </table:table-cell>
              <table:table-cell office:value-type="float" office:value="21.429159">
                <text:p>21.429159</text:p>
              </table:table-cell>
              <table:table-cell office:value-type="float" office:value="-0.299">
                <text:p>-0.299</text:p>
              </table:table-cell>
              <table:table-cell office:value-type="float" office:value="15.93">
                <text:p>15.9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14.136">
                <text:p>14.136</text:p>
              </table:table-cell>
              <table:table-cell office:value-type="float" office:value="-0.183">
                <text:p>-0.183</text:p>
              </table:table-cell>
              <table:table-cell office:value-type="float" office:value="17.662">
                <text:p>17.662</text:p>
              </table:table-cell>
              <table:table-cell office:value-type="float" office:value="0.526">
                <text:p>0.526</text:p>
              </table:table-cell>
              <table:table-cell office:value-type="float" office:value="18.584">
                <text:p>18.584</text:p>
              </table:table-cell>
              <table:table-cell office:value-type="float" office:value="0.548444">
                <text:p>0.548444</text:p>
              </table:table-cell>
              <table:table-cell office:value-type="float" office:value="21.666824">
                <text:p>21.666824</text:p>
              </table:table-cell>
              <table:table-cell office:value-type="float" office:value="-0.303">
                <text:p>-0.303</text:p>
              </table:table-cell>
              <table:table-cell office:value-type="float" office:value="15.745">
                <text:p>15.745</text:p>
              </table:table-cell>
              <table:table-cell office:value-type="float" office:value="-0.385">
                <text:p>-0.385</text:p>
              </table:table-cell>
            </table:table-row>
            <table:table-row>
              <table:table-cell office:value-type="float" office:value="13.917">
                <text:p>13.917</text:p>
              </table:table-cell>
              <table:table-cell office:value-type="float" office:value="-0.186">
                <text:p>-0.186</text:p>
              </table:table-cell>
              <table:table-cell office:value-type="float" office:value="17.539">
                <text:p>17.539</text:p>
              </table:table-cell>
              <table:table-cell office:value-type="float" office:value="0.538">
                <text:p>0.538</text:p>
              </table:table-cell>
              <table:table-cell office:value-type="float" office:value="18.449">
                <text:p>18.449</text:p>
              </table:table-cell>
              <table:table-cell office:value-type="float" office:value="0.646498000000001">
                <text:p>0.646498000000001</text:p>
              </table:table-cell>
              <table:table-cell office:value-type="float" office:value="22.075661">
                <text:p>22.075661</text:p>
              </table:table-cell>
              <table:table-cell office:value-type="float" office:value="-0.305">
                <text:p>-0.305</text:p>
              </table:table-cell>
              <table:table-cell office:value-type="float" office:value="15.547">
                <text:p>15.547</text:p>
              </table:table-cell>
              <table:table-cell office:value-type="float" office:value="-0.391">
                <text:p>-0.391</text:p>
              </table:table-cell>
            </table:table-row>
            <table:table-row>
              <table:table-cell office:value-type="float" office:value="13.394">
                <text:p>13.394</text:p>
              </table:table-cell>
              <table:table-cell office:value-type="float" office:value="-0.186">
                <text:p>-0.186</text:p>
              </table:table-cell>
              <table:table-cell office:value-type="float" office:value="17.437">
                <text:p>17.437</text:p>
              </table:table-cell>
              <table:table-cell office:value-type="float" office:value="0.546">
                <text:p>0.546</text:p>
              </table:table-cell>
              <table:table-cell office:value-type="float" office:value="18.305">
                <text:p>18.305</text:p>
              </table:table-cell>
              <table:table-cell office:value-type="float" office:value="0.683645000000002">
                <text:p>0.683645000000002</text:p>
              </table:table-cell>
              <table:table-cell office:value-type="float" office:value="22.305164">
                <text:p>22.305164</text:p>
              </table:table-cell>
              <table:table-cell office:value-type="float" office:value="-0.307">
                <text:p>-0.307</text:p>
              </table:table-cell>
              <table:table-cell office:value-type="float" office:value="15.392">
                <text:p>15.392</text:p>
              </table:table-cell>
              <table:table-cell office:value-type="float" office:value="-0.403">
                <text:p>-0.403</text:p>
              </table:table-cell>
            </table:table-row>
            <table:table-row>
              <table:table-cell office:value-type="float" office:value="12.989">
                <text:p>12.989</text:p>
              </table:table-cell>
              <table:table-cell office:value-type="float" office:value="-0.187">
                <text:p>-0.187</text:p>
              </table:table-cell>
              <table:table-cell office:value-type="float" office:value="17.432">
                <text:p>17.432</text:p>
              </table:table-cell>
              <table:table-cell office:value-type="float" office:value="0.552">
                <text:p>0.552</text:p>
              </table:table-cell>
              <table:table-cell office:value-type="float" office:value="18.161">
                <text:p>18.161</text:p>
              </table:table-cell>
              <table:table-cell office:value-type="float" office:value="0.250577999999997">
                <text:p>0.250577999999997</text:p>
              </table:table-cell>
              <table:table-cell office:value-type="float" office:value="21.848349">
                <text:p>21.848349</text:p>
              </table:table-cell>
              <table:table-cell office:value-type="float" office:value="-0.307">
                <text:p>-0.307</text:p>
              </table:table-cell>
              <table:table-cell office:value-type="float" office:value="15.362">
                <text:p>15.362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float" office:value="12.667">
                <text:p>12.667</text:p>
              </table:table-cell>
              <table:table-cell office:value-type="float" office:value="-0.186">
                <text:p>-0.186</text:p>
              </table:table-cell>
              <table:table-cell office:value-type="float" office:value="17.305">
                <text:p>17.305</text:p>
              </table:table-cell>
              <table:table-cell office:value-type="float" office:value="0.558">
                <text:p>0.558</text:p>
              </table:table-cell>
              <table:table-cell office:value-type="float" office:value="18.013">
                <text:p>18.013</text:p>
              </table:table-cell>
              <table:table-cell office:value-type="float" office:value="0.516734">
                <text:p>0.516734</text:p>
              </table:table-cell>
              <table:table-cell office:value-type="float" office:value="22.282948">
                <text:p>22.282948</text:p>
              </table:table-cell>
              <table:table-cell office:value-type="float" office:value="-0.308">
                <text:p>-0.308</text:p>
              </table:table-cell>
              <table:table-cell office:value-type="float" office:value="15.19">
                <text:p>15.19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float" office:value="12.39">
                <text:p>12.39</text:p>
              </table:table-cell>
              <table:table-cell office:value-type="float" office:value="-0.183">
                <text:p>-0.183</text:p>
              </table:table-cell>
              <table:table-cell office:value-type="float" office:value="17.181">
                <text:p>17.181</text:p>
              </table:table-cell>
              <table:table-cell office:value-type="float" office:value="0.563">
                <text:p>0.563</text:p>
              </table:table-cell>
              <table:table-cell office:value-type="float" office:value="17.865">
                <text:p>17.865</text:p>
              </table:table-cell>
              <table:table-cell office:value-type="float" office:value="1.056296">
                <text:p>1.056296</text:p>
              </table:table-cell>
              <table:table-cell office:value-type="float" office:value="23.235556">
                <text:p>23.235556</text:p>
              </table:table-cell>
              <table:table-cell office:value-type="float" office:value="-0.308">
                <text:p>-0.308</text:p>
              </table:table-cell>
              <table:table-cell office:value-type="float" office:value="15.029">
                <text:p>15.029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float" office:value="12.146">
                <text:p>12.146</text:p>
              </table:table-cell>
              <table:table-cell office:value-type="float" office:value="-0.18">
                <text:p>-0.18</text:p>
              </table:table-cell>
              <table:table-cell office:value-type="float" office:value="17.062">
                <text:p>17.062</text:p>
              </table:table-cell>
              <table:table-cell office:value-type="float" office:value="0.569">
                <text:p>0.569</text:p>
              </table:table-cell>
              <table:table-cell office:value-type="float" office:value="17.711">
                <text:p>17.711</text:p>
              </table:table-cell>
              <table:table-cell office:value-type="float" office:value="0.571258">
                <text:p>0.571258</text:p>
              </table:table-cell>
              <table:table-cell office:value-type="float" office:value="22.989744">
                <text:p>22.989744</text:p>
              </table:table-cell>
              <table:table-cell office:value-type="float" office:value="-0.307">
                <text:p>-0.307</text:p>
              </table:table-cell>
              <table:table-cell office:value-type="float" office:value="14.872">
                <text:p>14.872</text:p>
              </table:table-cell>
              <table:table-cell office:value-type="float" office:value="-0.409">
                <text:p>-0.409</text:p>
              </table:table-cell>
            </table:table-row>
            <table:table-row>
              <table:table-cell office:value-type="float" office:value="11.915">
                <text:p>11.915</text:p>
              </table:table-cell>
              <table:table-cell office:value-type="float" office:value="-0.178">
                <text:p>-0.178</text:p>
              </table:table-cell>
              <table:table-cell office:value-type="float" office:value="17.005">
                <text:p>17.005</text:p>
              </table:table-cell>
              <table:table-cell office:value-type="float" office:value="0.574">
                <text:p>0.574</text:p>
              </table:table-cell>
              <table:table-cell office:value-type="float" office:value="17.56">
                <text:p>17.56</text:p>
              </table:table-cell>
              <table:table-cell office:value-type="float" office:value="0.323602999999999">
                <text:p>0.323602999999999</text:p>
              </table:table-cell>
              <table:table-cell office:value-type="float" office:value="21.005785">
                <text:p>21.005785</text:p>
              </table:table-cell>
              <table:table-cell office:value-type="float" office:value="-0.306">
                <text:p>-0.306</text:p>
              </table:table-cell>
              <table:table-cell office:value-type="float" office:value="14.721">
                <text:p>14.721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float" office:value="11.897">
                <text:p>11.897</text:p>
              </table:table-cell>
              <table:table-cell office:value-type="float" office:value="-0.178">
                <text:p>-0.178</text:p>
              </table:table-cell>
              <table:table-cell office:value-type="float" office:value="16.952">
                <text:p>16.952</text:p>
              </table:table-cell>
              <table:table-cell office:value-type="float" office:value="0.581">
                <text:p>0.581</text:p>
              </table:table-cell>
              <table:table-cell office:value-type="float" office:value="17.411">
                <text:p>17.411</text:p>
              </table:table-cell>
              <table:table-cell office:value-type="float" office:value="-0.128912">
                <text:p>-0.128912</text:p>
              </table:table-cell>
              <table:table-cell office:value-type="float" office:value="22.522213">
                <text:p>22.522213</text:p>
              </table:table-cell>
              <table:table-cell office:value-type="float" office:value="-0.305">
                <text:p>-0.305</text:p>
              </table:table-cell>
              <table:table-cell office:value-type="float" office:value="14.712">
                <text:p>14.712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float" office:value="11.751">
                <text:p>11.751</text:p>
              </table:table-cell>
              <table:table-cell office:value-type="float" office:value="-0.178">
                <text:p>-0.178</text:p>
              </table:table-cell>
              <table:table-cell office:value-type="float" office:value="16.936">
                <text:p>16.936</text:p>
              </table:table-cell>
              <table:table-cell office:value-type="float" office:value="0.587">
                <text:p>0.587</text:p>
              </table:table-cell>
              <table:table-cell office:value-type="float" office:value="17.268">
                <text:p>17.268</text:p>
              </table:table-cell>
              <table:table-cell office:value-type="float" office:value="0.698485999999999">
                <text:p>0.698485999999999</text:p>
              </table:table-cell>
              <table:table-cell office:value-type="float" office:value="25.021717">
                <text:p>25.021717</text:p>
              </table:table-cell>
              <table:table-cell office:value-type="float" office:value="-0.303">
                <text:p>-0.303</text:p>
              </table:table-cell>
              <table:table-cell office:value-type="float" office:value="14.569">
                <text:p>14.569</text:p>
              </table:table-cell>
              <table:table-cell office:value-type="float" office:value="-0.407">
                <text:p>-0.407</text:p>
              </table:table-cell>
            </table:table-row>
            <table:table-row>
              <table:table-cell office:value-type="float" office:value="11.275">
                <text:p>11.275</text:p>
              </table:table-cell>
              <table:table-cell office:value-type="float" office:value="-0.18">
                <text:p>-0.18</text:p>
              </table:table-cell>
              <table:table-cell office:value-type="float" office:value="16.908">
                <text:p>16.908</text:p>
              </table:table-cell>
              <table:table-cell office:value-type="float" office:value="0.594">
                <text:p>0.594</text:p>
              </table:table-cell>
              <table:table-cell office:value-type="float" office:value="17.119">
                <text:p>17.119</text:p>
              </table:table-cell>
              <table:table-cell office:value-type="float" office:value="0.583683000000001">
                <text:p>0.583683000000001</text:p>
              </table:table-cell>
              <table:table-cell office:value-type="float" office:value="23.148851">
                <text:p>23.148851</text:p>
              </table:table-cell>
              <table:table-cell office:value-type="float" office:value="-0.302">
                <text:p>-0.302</text:p>
              </table:table-cell>
              <table:table-cell office:value-type="float" office:value="14.501">
                <text:p>14.501</text:p>
              </table:table-cell>
              <table:table-cell office:value-type="float" office:value="-0.405">
                <text:p>-0.405</text:p>
              </table:table-cell>
            </table:table-row>
            <table:table-row>
              <table:table-cell office:value-type="float" office:value="10.828">
                <text:p>10.828</text:p>
              </table:table-cell>
              <table:table-cell office:value-type="float" office:value="-0.185">
                <text:p>-0.185</text:p>
              </table:table-cell>
              <table:table-cell office:value-type="float" office:value="16.906">
                <text:p>16.906</text:p>
              </table:table-cell>
              <table:table-cell office:value-type="float" office:value="0.602">
                <text:p>0.602</text:p>
              </table:table-cell>
              <table:table-cell office:value-type="float" office:value="16.975">
                <text:p>16.975</text:p>
              </table:table-cell>
              <table:table-cell office:value-type="float" office:value="0.318226000000001">
                <text:p>0.318226000000001</text:p>
              </table:table-cell>
              <table:table-cell office:value-type="float" office:value="16.265823">
                <text:p>16.265823</text:p>
              </table:table-cell>
              <table:table-cell office:value-type="float" office:value="-0.302">
                <text:p>-0.302</text:p>
              </table:table-cell>
              <table:table-cell office:value-type="float" office:value="14.439">
                <text:p>14.439</text:p>
              </table:table-cell>
              <table:table-cell office:value-type="float" office:value="-0.398">
                <text:p>-0.398</text:p>
              </table:table-cell>
            </table:table-row>
            <table:table-row>
              <table:table-cell office:value-type="float" office:value="10.609">
                <text:p>10.609</text:p>
              </table:table-cell>
              <table:table-cell office:value-type="float" office:value="-0.193">
                <text:p>-0.193</text:p>
              </table:table-cell>
              <table:table-cell office:value-type="float" office:value="16.918">
                <text:p>16.918</text:p>
              </table:table-cell>
              <table:table-cell office:value-type="float" office:value="0.61">
                <text:p>0.61</text:p>
              </table:table-cell>
              <table:table-cell office:value-type="float" office:value="16.841">
                <text:p>16.841</text:p>
              </table:table-cell>
              <table:table-cell office:value-type="float" office:value="-0.184649999999998">
                <text:p>-0.184649999999998</text:p>
              </table:table-cell>
              <table:table-cell office:value-type="float" office:value="16.663046">
                <text:p>16.663046</text:p>
              </table:table-cell>
              <table:table-cell office:value-type="float" office:value="-0.302">
                <text:p>-0.302</text:p>
              </table:table-cell>
              <table:table-cell office:value-type="float" office:value="14.416">
                <text:p>14.416</text:p>
              </table:table-cell>
              <table:table-cell office:value-type="float" office:value="-0.389">
                <text:p>-0.389</text:p>
              </table:table-cell>
            </table:table-row>
            <table:table-row>
              <table:table-cell office:value-type="float" office:value="10.508">
                <text:p>10.508</text:p>
              </table:table-cell>
              <table:table-cell office:value-type="float" office:value="-0.2">
                <text:p>-0.2</text:p>
              </table:table-cell>
              <table:table-cell office:value-type="float" office:value="16.921">
                <text:p>16.921</text:p>
              </table:table-cell>
              <table:table-cell office:value-type="float" office:value="0.617">
                <text:p>0.617</text:p>
              </table:table-cell>
              <table:table-cell office:value-type="float" office:value="16.706">
                <text:p>16.706</text:p>
              </table:table-cell>
              <table:table-cell office:value-type="float" office:value="1.538334">
                <text:p>1.538334</text:p>
              </table:table-cell>
              <table:table-cell office:value-type="float" office:value="20.669178">
                <text:p>20.669178</text:p>
              </table:table-cell>
              <table:table-cell office:value-type="float" office:value="-0.303">
                <text:p>-0.303</text:p>
              </table:table-cell>
              <table:table-cell office:value-type="float" office:value="14.394">
                <text:p>14.394</text:p>
              </table:table-cell>
              <table:table-cell office:value-type="float" office:value="-0.386">
                <text:p>-0.386</text:p>
              </table:table-cell>
            </table:table-row>
            <table:table-row>
              <table:table-cell office:value-type="float" office:value="10.506">
                <text:p>10.506</text:p>
              </table:table-cell>
              <table:table-cell office:value-type="float" office:value="-0.206">
                <text:p>-0.206</text:p>
              </table:table-cell>
              <table:table-cell office:value-type="float" office:value="16.906">
                <text:p>16.906</text:p>
              </table:table-cell>
              <table:table-cell office:value-type="float" office:value="0.626">
                <text:p>0.626</text:p>
              </table:table-cell>
              <table:table-cell office:value-type="float" office:value="16.584">
                <text:p>16.584</text:p>
              </table:table-cell>
              <table:table-cell office:value-type="float" office:value="0.339784000000002">
                <text:p>0.339784000000002</text:p>
              </table:table-cell>
              <table:table-cell office:value-type="float" office:value="22.705957">
                <text:p>22.705957</text:p>
              </table:table-cell>
              <table:table-cell office:value-type="float" office:value="-0.307">
                <text:p>-0.307</text:p>
              </table:table-cell>
              <table:table-cell office:value-type="float" office:value="14.404">
                <text:p>14.404</text:p>
              </table:table-cell>
              <table:table-cell office:value-type="float" office:value="-0.388">
                <text:p>-0.388</text:p>
              </table:table-cell>
            </table:table-row>
            <table:table-row>
              <table:table-cell office:value-type="float" office:value="10.567">
                <text:p>10.567</text:p>
              </table:table-cell>
              <table:table-cell office:value-type="float" office:value="-0.204">
                <text:p>-0.204</text:p>
              </table:table-cell>
              <table:table-cell office:value-type="float" office:value="16.905">
                <text:p>16.905</text:p>
              </table:table-cell>
              <table:table-cell office:value-type="float" office:value="0.634">
                <text:p>0.634</text:p>
              </table:table-cell>
              <table:table-cell office:value-type="float" office:value="16.453">
                <text:p>16.453</text:p>
              </table:table-cell>
              <table:table-cell office:value-type="float" office:value="0.329899000000001">
                <text:p>0.329899000000001</text:p>
              </table:table-cell>
              <table:table-cell office:value-type="float" office:value="19.669104">
                <text:p>19.669104</text:p>
              </table:table-cell>
              <table:table-cell office:value-type="float" office:value="-0.313">
                <text:p>-0.313</text:p>
              </table:table-cell>
              <table:table-cell office:value-type="float" office:value="14.442">
                <text:p>14.442</text:p>
              </table:table-cell>
              <table:table-cell office:value-type="float" office:value="-0.398000000000001">
                <text:p>-0.398000000000001</text:p>
              </table:table-cell>
            </table:table-row>
            <table:table-row>
              <table:table-cell office:value-type="float" office:value="10.597">
                <text:p>10.597</text:p>
              </table:table-cell>
              <table:table-cell office:value-type="float" office:value="-0.195">
                <text:p>-0.195</text:p>
              </table:table-cell>
              <table:table-cell office:value-type="float" office:value="16.815">
                <text:p>16.815</text:p>
              </table:table-cell>
              <table:table-cell office:value-type="float" office:value="0.643">
                <text:p>0.643</text:p>
              </table:table-cell>
              <table:table-cell office:value-type="float" office:value="16.332">
                <text:p>16.332</text:p>
              </table:table-cell>
              <table:table-cell office:value-type="float" office:value="0.282584">
                <text:p>0.282584</text:p>
              </table:table-cell>
              <table:table-cell office:value-type="float" office:value="20.511103">
                <text:p>20.511103</text:p>
              </table:table-cell>
              <table:table-cell office:value-type="float" office:value="-0.318">
                <text:p>-0.318</text:p>
              </table:table-cell>
              <table:table-cell office:value-type="float" office:value="14.467">
                <text:p>14.467</text:p>
              </table:table-cell>
              <table:table-cell office:value-type="float" office:value="-0.403">
                <text:p>-0.403</text:p>
              </table:table-cell>
            </table:table-row>
            <table:table-row>
              <table:table-cell office:value-type="float" office:value="10.599">
                <text:p>10.599</text:p>
              </table:table-cell>
              <table:table-cell office:value-type="float" office:value="-0.186">
                <text:p>-0.186</text:p>
              </table:table-cell>
              <table:table-cell office:value-type="float" office:value="16.654">
                <text:p>16.654</text:p>
              </table:table-cell>
              <table:table-cell office:value-type="float" office:value="0.651">
                <text:p>0.651</text:p>
              </table:table-cell>
              <table:table-cell office:value-type="float" office:value="16.211">
                <text:p>16.211</text:p>
              </table:table-cell>
              <table:table-cell office:value-type="float" office:value="0.338856">
                <text:p>0.338856</text:p>
              </table:table-cell>
              <table:table-cell office:value-type="float" office:value="20.071461">
                <text:p>20.071461</text:p>
              </table:table-cell>
              <table:table-cell office:value-type="float" office:value="-0.321">
                <text:p>-0.321</text:p>
              </table:table-cell>
              <table:table-cell office:value-type="float" office:value="14.48">
                <text:p>14.48</text:p>
              </table:table-cell>
              <table:table-cell office:value-type="float" office:value="-0.403000000000001">
                <text:p>-0.403000000000001</text:p>
              </table:table-cell>
            </table:table-row>
            <table:table-row>
              <table:table-cell office:value-type="float" office:value="10.559">
                <text:p>10.559</text:p>
              </table:table-cell>
              <table:table-cell office:value-type="float" office:value="-0.175">
                <text:p>-0.175</text:p>
              </table:table-cell>
              <table:table-cell office:value-type="float" office:value="16.523">
                <text:p>16.523</text:p>
              </table:table-cell>
              <table:table-cell office:value-type="float" office:value="0.659">
                <text:p>0.659</text:p>
              </table:table-cell>
              <table:table-cell office:value-type="float" office:value="16.097">
                <text:p>16.097</text:p>
              </table:table-cell>
              <table:table-cell office:value-type="float" office:value="0.859527">
                <text:p>0.859527</text:p>
              </table:table-cell>
              <table:table-cell office:value-type="float" office:value="22.395145">
                <text:p>22.395145</text:p>
              </table:table-cell>
              <table:table-cell office:value-type="float" office:value="-0.321">
                <text:p>-0.321</text:p>
              </table:table-cell>
              <table:table-cell office:value-type="float" office:value="14.483">
                <text:p>14.483</text:p>
              </table:table-cell>
              <table:table-cell office:value-type="float" office:value="-0.398000000000001">
                <text:p>-0.398000000000001</text:p>
              </table:table-cell>
            </table:table-row>
            <table:table-row>
              <table:table-cell office:value-type="float" office:value="10.538">
                <text:p>10.538</text:p>
              </table:table-cell>
              <table:table-cell office:value-type="float" office:value="-0.16">
                <text:p>-0.16</text:p>
              </table:table-cell>
              <table:table-cell office:value-type="float" office:value="16.408">
                <text:p>16.408</text:p>
              </table:table-cell>
              <table:table-cell office:value-type="float" office:value="0.667">
                <text:p>0.667</text:p>
              </table:table-cell>
              <table:table-cell office:value-type="float" office:value="15.982">
                <text:p>15.982</text:p>
              </table:table-cell>
              <table:table-cell office:value-type="float" office:value="0.496928000000001">
                <text:p>0.496928000000001</text:p>
              </table:table-cell>
              <table:table-cell office:value-type="float" office:value="21.851498">
                <text:p>21.851498</text:p>
              </table:table-cell>
              <table:table-cell office:value-type="float" office:value="-0.314">
                <text:p>-0.314</text:p>
              </table:table-cell>
              <table:table-cell office:value-type="float" office:value="14.449">
                <text:p>14.449</text:p>
              </table:table-cell>
              <table:table-cell office:value-type="float" office:value="-0.397">
                <text:p>-0.397</text:p>
              </table:table-cell>
            </table:table-row>
            <table:table-row>
              <table:table-cell office:value-type="float" office:value="10.44">
                <text:p>10.44</text:p>
              </table:table-cell>
              <table:table-cell office:value-type="float" office:value="-0.142">
                <text:p>-0.142</text:p>
              </table:table-cell>
              <table:table-cell office:value-type="float" office:value="16.315">
                <text:p>16.315</text:p>
              </table:table-cell>
              <table:table-cell office:value-type="float" office:value="0.674">
                <text:p>0.674</text:p>
              </table:table-cell>
              <table:table-cell office:value-type="float" office:value="15.882">
                <text:p>15.882</text:p>
              </table:table-cell>
              <table:table-cell office:value-type="float" office:value="0.600624">
                <text:p>0.600624</text:p>
              </table:table-cell>
              <table:table-cell office:value-type="float" office:value="22.461967">
                <text:p>22.461967</text:p>
              </table:table-cell>
              <table:table-cell office:value-type="float" office:value="-0.307">
                <text:p>-0.307</text:p>
              </table:table-cell>
              <table:table-cell office:value-type="float" office:value="14.289">
                <text:p>14.28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10.352">
                <text:p>10.352</text:p>
              </table:table-cell>
              <table:table-cell office:value-type="float" office:value="-0.122">
                <text:p>-0.122</text:p>
              </table:table-cell>
              <table:table-cell office:value-type="float" office:value="16.248">
                <text:p>16.248</text:p>
              </table:table-cell>
              <table:table-cell office:value-type="float" office:value="0.681">
                <text:p>0.681</text:p>
              </table:table-cell>
              <table:table-cell office:value-type="float" office:value="15.786">
                <text:p>15.786</text:p>
              </table:table-cell>
              <table:table-cell office:value-type="float" office:value="0.924757">
                <text:p>0.924757</text:p>
              </table:table-cell>
              <table:table-cell office:value-type="float" office:value="23.568653">
                <text:p>23.568653</text:p>
              </table:table-cell>
              <table:table-cell office:value-type="float" office:value="-0.3">
                <text:p>-0.3</text:p>
              </table:table-cell>
              <table:table-cell office:value-type="float" office:value="14.132">
                <text:p>14.132</text:p>
              </table:table-cell>
              <table:table-cell office:value-type="float" office:value="-0.385">
                <text:p>-0.385</text:p>
              </table:table-cell>
            </table:table-row>
            <table:table-row>
              <table:table-cell office:value-type="float" office:value="10.281">
                <text:p>10.281</text:p>
              </table:table-cell>
              <table:table-cell office:value-type="float" office:value="-0.094">
                <text:p>-0.094</text:p>
              </table:table-cell>
              <table:table-cell office:value-type="float" office:value="16.187">
                <text:p>16.187</text:p>
              </table:table-cell>
              <table:table-cell office:value-type="float" office:value="0.682">
                <text:p>0.682</text:p>
              </table:table-cell>
              <table:table-cell office:value-type="float" office:value="15.782">
                <text:p>15.782</text:p>
              </table:table-cell>
              <table:table-cell office:value-type="float" office:value="0.513413">
                <text:p>0.513413</text:p>
              </table:table-cell>
              <table:table-cell office:value-type="float" office:value="16.529013">
                <text:p>16.529013</text:p>
              </table:table-cell>
              <table:table-cell office:value-type="float" office:value="-0.292">
                <text:p>-0.292</text:p>
              </table:table-cell>
              <table:table-cell office:value-type="float" office:value="13.982">
                <text:p>13.982</text:p>
              </table:table-cell>
              <table:table-cell office:value-type="float" office:value="-0.382">
                <text:p>-0.382</text:p>
              </table:table-cell>
            </table:table-row>
            <table:table-row>
              <table:table-cell office:value-type="float" office:value="10.208">
                <text:p>10.208</text:p>
              </table:table-cell>
              <table:table-cell office:value-type="float" office:value="-0.067">
                <text:p>-0.067</text:p>
              </table:table-cell>
              <table:table-cell office:value-type="float" office:value="16.161">
                <text:p>16.161</text:p>
              </table:table-cell>
              <table:table-cell office:value-type="float" office:value="0.677">
                <text:p>0.677</text:p>
              </table:table-cell>
              <table:table-cell office:value-type="float" office:value="15.821">
                <text:p>15.821</text:p>
              </table:table-cell>
              <table:table-cell office:value-type="float" office:value="0.587607999999999">
                <text:p>0.587607999999999</text:p>
              </table:table-cell>
              <table:table-cell office:value-type="float" office:value="17.00621">
                <text:p>17.00621</text:p>
              </table:table-cell>
              <table:table-cell office:value-type="float" office:value="-0.285">
                <text:p>-0.285</text:p>
              </table:table-cell>
              <table:table-cell office:value-type="float" office:value="13.86">
                <text:p>13.86</text:p>
              </table:table-cell>
              <table:table-cell office:value-type="float" office:value="-0.376">
                <text:p>-0.376</text:p>
              </table:table-cell>
            </table:table-row>
            <table:table-row>
              <table:table-cell office:value-type="float" office:value="10.136">
                <text:p>10.136</text:p>
              </table:table-cell>
              <table:table-cell office:value-type="float" office:value="-0.026">
                <text:p>-0.026</text:p>
              </table:table-cell>
              <table:table-cell office:value-type="float" office:value="16.152">
                <text:p>16.152</text:p>
              </table:table-cell>
              <table:table-cell office:value-type="float" office:value="0.69">
                <text:p>0.69</text:p>
              </table:table-cell>
              <table:table-cell office:value-type="float" office:value="15.673">
                <text:p>15.673</text:p>
              </table:table-cell>
              <table:table-cell office:value-type="float" office:value="0.503795999999998">
                <text:p>0.503795999999998</text:p>
              </table:table-cell>
              <table:table-cell office:value-type="float" office:value="17.042969">
                <text:p>17.042969</text:p>
              </table:table-cell>
              <table:table-cell office:value-type="float" office:value="-0.276">
                <text:p>-0.276</text:p>
              </table:table-cell>
              <table:table-cell office:value-type="float" office:value="13.729">
                <text:p>13.729</text:p>
              </table:table-cell>
              <table:table-cell office:value-type="float" office:value="-0.369000000000001">
                <text:p>-0.369000000000001</text:p>
              </table:table-cell>
            </table:table-row>
            <table:table-row>
              <table:table-cell office:value-type="float" office:value="10.04">
                <text:p>10.04</text:p>
              </table:table-cell>
              <table:table-cell office:value-type="float" office:value="0.028">
                <text:p>0.028</text:p>
              </table:table-cell>
              <table:table-cell office:value-type="float" office:value="16.164">
                <text:p>16.164</text:p>
              </table:table-cell>
              <table:table-cell office:value-type="float" office:value="0.703">
                <text:p>0.703</text:p>
              </table:table-cell>
              <table:table-cell office:value-type="float" office:value="15.526">
                <text:p>15.526</text:p>
              </table:table-cell>
              <table:table-cell office:value-type="float" office:value="0.615090000000002">
                <text:p>0.615090000000002</text:p>
              </table:table-cell>
              <table:table-cell office:value-type="float" office:value="17.423798">
                <text:p>17.423798</text:p>
              </table:table-cell>
              <table:table-cell office:value-type="float" office:value="-0.269">
                <text:p>-0.269</text:p>
              </table:table-cell>
              <table:table-cell office:value-type="float" office:value="13.624">
                <text:p>13.624</text:p>
              </table:table-cell>
              <table:table-cell office:value-type="float" office:value="-0.361000000000001">
                <text:p>-0.361000000000001</text:p>
              </table:table-cell>
            </table:table-row>
            <table:table-row>
              <table:table-cell office:value-type="float" office:value="9.953">
                <text:p>9.953</text:p>
              </table:table-cell>
              <table:table-cell office:value-type="float" office:value="0.1">
                <text:p>0.1</text:p>
              </table:table-cell>
              <table:table-cell office:value-type="float" office:value="16.211">
                <text:p>16.211</text:p>
              </table:table-cell>
              <table:table-cell office:value-type="float" office:value="0.717">
                <text:p>0.717</text:p>
              </table:table-cell>
              <table:table-cell office:value-type="float" office:value="15.385">
                <text:p>15.385</text:p>
              </table:table-cell>
              <table:table-cell office:value-type="float" office:value="0.310406">
                <text:p>0.310406</text:p>
              </table:table-cell>
              <table:table-cell office:value-type="float" office:value="20.652758">
                <text:p>20.652758</text:p>
              </table:table-cell>
              <table:table-cell office:value-type="float" office:value="-0.261">
                <text:p>-0.261</text:p>
              </table:table-cell>
              <table:table-cell office:value-type="float" office:value="13.51">
                <text:p>13.51</text:p>
              </table:table-cell>
              <table:table-cell office:value-type="float" office:value="-0.352">
                <text:p>-0.352</text:p>
              </table:table-cell>
            </table:table-row>
            <table:table-row>
              <table:table-cell office:value-type="float" office:value="9.866">
                <text:p>9.866</text:p>
              </table:table-cell>
              <table:table-cell office:value-type="float" office:value="0.18">
                <text:p>0.18</text:p>
              </table:table-cell>
              <table:table-cell office:value-type="float" office:value="16.286">
                <text:p>16.286</text:p>
              </table:table-cell>
              <table:table-cell office:value-type="float" office:value="0.731">
                <text:p>0.731</text:p>
              </table:table-cell>
              <table:table-cell office:value-type="float" office:value="15.253">
                <text:p>15.253</text:p>
              </table:table-cell>
              <table:table-cell office:value-type="float" office:value="0.327097000000002">
                <text:p>0.327097000000002</text:p>
              </table:table-cell>
              <table:table-cell office:value-type="float" office:value="19.073229">
                <text:p>19.073229</text:p>
              </table:table-cell>
              <table:table-cell office:value-type="float" office:value="-0.25">
                <text:p>-0.25</text:p>
              </table:table-cell>
              <table:table-cell office:value-type="float" office:value="13.383">
                <text:p>13.383</text:p>
              </table:table-cell>
              <table:table-cell office:value-type="float" office:value="-0.343999999999999">
                <text:p>-0.343999999999999</text:p>
              </table:table-cell>
            </table:table-row>
            <table:table-row>
              <table:table-cell office:value-type="float" office:value="9.783">
                <text:p>9.783</text:p>
              </table:table-cell>
              <table:table-cell office:value-type="float" office:value="0.224">
                <text:p>0.224</text:p>
              </table:table-cell>
              <table:table-cell office:value-type="float" office:value="16.333">
                <text:p>16.333</text:p>
              </table:table-cell>
              <table:table-cell office:value-type="float" office:value="0.748">
                <text:p>0.748</text:p>
              </table:table-cell>
              <table:table-cell office:value-type="float" office:value="15.111">
                <text:p>15.111</text:p>
              </table:table-cell>
              <table:table-cell office:value-type="float" office:value="0.181387000000001">
                <text:p>0.181387000000001</text:p>
              </table:table-cell>
              <table:table-cell office:value-type="float" office:value="19.971207">
                <text:p>19.971207</text:p>
              </table:table-cell>
              <table:table-cell office:value-type="float" office:value="-0.242">
                <text:p>-0.242</text:p>
              </table:table-cell>
              <table:table-cell office:value-type="float" office:value="13.293">
                <text:p>13.293</text:p>
              </table:table-cell>
              <table:table-cell office:value-type="float" office:value="-0.338">
                <text:p>-0.338</text:p>
              </table:table-cell>
            </table:table-row>
            <table:table-row>
              <table:table-cell office:value-type="float" office:value="9.711">
                <text:p>9.711</text:p>
              </table:table-cell>
              <table:table-cell office:value-type="float" office:value="0.313">
                <text:p>0.313</text:p>
              </table:table-cell>
              <table:table-cell office:value-type="float" office:value="16.44">
                <text:p>16.44</text:p>
              </table:table-cell>
              <table:table-cell office:value-type="float" office:value="0.764">
                <text:p>0.764</text:p>
              </table:table-cell>
              <table:table-cell office:value-type="float" office:value="14.978">
                <text:p>14.978</text:p>
              </table:table-cell>
              <table:table-cell office:value-type="float" office:value="0.230426999999999">
                <text:p>0.230426999999999</text:p>
              </table:table-cell>
              <table:table-cell office:value-type="float" office:value="20.208157">
                <text:p>20.208157</text:p>
              </table:table-cell>
              <table:table-cell office:value-type="float" office:value="-0.235">
                <text:p>-0.235</text:p>
              </table:table-cell>
              <table:table-cell office:value-type="float" office:value="13.196">
                <text:p>13.196</text:p>
              </table:table-cell>
              <table:table-cell office:value-type="float" office:value="-0.333">
                <text:p>-0.333</text:p>
              </table:table-cell>
            </table:table-row>
            <table:table-row>
              <table:table-cell office:value-type="float" office:value="9.636">
                <text:p>9.636</text:p>
              </table:table-cell>
              <table:table-cell office:value-type="float" office:value="0.381">
                <text:p>0.381</text:p>
              </table:table-cell>
              <table:table-cell office:value-type="float" office:value="16.546">
                <text:p>16.546</text:p>
              </table:table-cell>
              <table:table-cell office:value-type="float" office:value="0.781">
                <text:p>0.781</text:p>
              </table:table-cell>
              <table:table-cell office:value-type="float" office:value="14.847">
                <text:p>14.847</text:p>
              </table:table-cell>
              <table:table-cell office:value-type="float" office:value="0.46257">
                <text:p>0.46257</text:p>
              </table:table-cell>
              <table:table-cell office:value-type="float" office:value="20.540104">
                <text:p>20.540104</text:p>
              </table:table-cell>
              <table:table-cell office:value-type="float" office:value="-0.226">
                <text:p>-0.226</text:p>
              </table:table-cell>
              <table:table-cell office:value-type="float" office:value="13.11">
                <text:p>13.11</text:p>
              </table:table-cell>
              <table:table-cell office:value-type="float" office:value="-0.328">
                <text:p>-0.328</text:p>
              </table:table-cell>
            </table:table-row>
            <table:table-row>
              <table:table-cell office:value-type="float" office:value="9.477">
                <text:p>9.477</text:p>
              </table:table-cell>
              <table:table-cell office:value-type="float" office:value="0.434">
                <text:p>0.434</text:p>
              </table:table-cell>
              <table:table-cell office:value-type="float" office:value="16.656">
                <text:p>16.656</text:p>
              </table:table-cell>
              <table:table-cell office:value-type="float" office:value="0.801">
                <text:p>0.801</text:p>
              </table:table-cell>
              <table:table-cell office:value-type="float" office:value="14.717">
                <text:p>14.717</text:p>
              </table:table-cell>
              <table:table-cell office:value-type="float" office:value="0.0759730000000012">
                <text:p>0.0759730000000012</text:p>
              </table:table-cell>
              <table:table-cell office:value-type="float" office:value="20.786209">
                <text:p>20.786209</text:p>
              </table:table-cell>
              <table:table-cell office:value-type="float" office:value="-0.218">
                <text:p>-0.218</text:p>
              </table:table-cell>
              <table:table-cell office:value-type="float" office:value="13.026">
                <text:p>13.026</text:p>
              </table:table-cell>
              <table:table-cell office:value-type="float" office:value="-0.317">
                <text:p>-0.317</text:p>
              </table:table-cell>
            </table:table-row>
            <table:table-row>
              <table:table-cell office:value-type="float" office:value="9.327">
                <text:p>9.327</text:p>
              </table:table-cell>
              <table:table-cell office:value-type="float" office:value="0.49">
                <text:p>0.49</text:p>
              </table:table-cell>
              <table:table-cell office:value-type="float" office:value="16.781">
                <text:p>16.781</text:p>
              </table:table-cell>
              <table:table-cell office:value-type="float" office:value="0.823">
                <text:p>0.823</text:p>
              </table:table-cell>
              <table:table-cell office:value-type="float" office:value="14.576">
                <text:p>14.576</text:p>
              </table:table-cell>
              <table:table-cell office:value-type="float" office:value="0.284998000000002">
                <text:p>0.284998000000002</text:p>
              </table:table-cell>
              <table:table-cell office:value-type="float" office:value="20.842148">
                <text:p>20.842148</text:p>
              </table:table-cell>
              <table:table-cell office:value-type="float" office:value="-0.21">
                <text:p>-0.21</text:p>
              </table:table-cell>
              <table:table-cell office:value-type="float" office:value="12.946">
                <text:p>12.946</text:p>
              </table:table-cell>
              <table:table-cell office:value-type="float" office:value="-0.302">
                <text:p>-0.302</text:p>
              </table:table-cell>
            </table:table-row>
            <table:table-row>
              <table:table-cell office:value-type="float" office:value="9.159">
                <text:p>9.159</text:p>
              </table:table-cell>
              <table:table-cell office:value-type="float" office:value="0.523">
                <text:p>0.523</text:p>
              </table:table-cell>
              <table:table-cell office:value-type="float" office:value="16.689">
                <text:p>16.689</text:p>
              </table:table-cell>
              <table:table-cell office:value-type="float" office:value="0.841">
                <text:p>0.841</text:p>
              </table:table-cell>
              <table:table-cell office:value-type="float" office:value="14.449">
                <text:p>14.449</text:p>
              </table:table-cell>
              <table:table-cell office:value-type="float" office:value="0.355154000000002">
                <text:p>0.355154000000002</text:p>
              </table:table-cell>
              <table:table-cell office:value-type="float" office:value="20.921185">
                <text:p>20.921185</text:p>
              </table:table-cell>
              <table:table-cell office:value-type="float" office:value="-0.202">
                <text:p>-0.202</text:p>
              </table:table-cell>
              <table:table-cell office:value-type="float" office:value="12.858">
                <text:p>12.858</text:p>
              </table:table-cell>
              <table:table-cell office:value-type="float" office:value="-0.282">
                <text:p>-0.282</text:p>
              </table:table-cell>
            </table:table-row>
            <table:table-row>
              <table:table-cell office:value-type="float" office:value="9.009">
                <text:p>9.009</text:p>
              </table:table-cell>
              <table:table-cell office:value-type="float" office:value="0.537">
                <text:p>0.537</text:p>
              </table:table-cell>
              <table:table-cell office:value-type="float" office:value="16.581">
                <text:p>16.581</text:p>
              </table:table-cell>
              <table:table-cell office:value-type="float" office:value="0.862">
                <text:p>0.862</text:p>
              </table:table-cell>
              <table:table-cell office:value-type="float" office:value="14.324">
                <text:p>14.324</text:p>
              </table:table-cell>
              <table:table-cell office:value-type="float" office:value="0.418074000000001">
                <text:p>0.418074000000001</text:p>
              </table:table-cell>
              <table:table-cell office:value-type="float" office:value="21.562952">
                <text:p>21.562952</text:p>
              </table:table-cell>
              <table:table-cell office:value-type="float" office:value="-0.194">
                <text:p>-0.194</text:p>
              </table:table-cell>
              <table:table-cell office:value-type="float" office:value="12.774">
                <text:p>12.774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float" office:value="8.916">
                <text:p>8.916</text:p>
              </table:table-cell>
              <table:table-cell office:value-type="float" office:value="0.547">
                <text:p>0.547</text:p>
              </table:table-cell>
              <table:table-cell office:value-type="float" office:value="16.456">
                <text:p>16.456</text:p>
              </table:table-cell>
              <table:table-cell office:value-type="float" office:value="0.886">
                <text:p>0.886</text:p>
              </table:table-cell>
              <table:table-cell office:value-type="float" office:value="14.203">
                <text:p>14.203</text:p>
              </table:table-cell>
              <table:table-cell office:value-type="float" office:value="0.72748">
                <text:p>0.72748</text:p>
              </table:table-cell>
              <table:table-cell office:value-type="float" office:value="21.88513">
                <text:p>21.88513</text:p>
              </table:table-cell>
              <table:table-cell office:value-type="float" office:value="-0.185">
                <text:p>-0.185</text:p>
              </table:table-cell>
              <table:table-cell office:value-type="float" office:value="12.701">
                <text:p>12.701</text:p>
              </table:table-cell>
              <table:table-cell office:value-type="float" office:value="-0.265">
                <text:p>-0.265</text:p>
              </table:table-cell>
            </table:table-row>
            <table:table-row>
              <table:table-cell office:value-type="float" office:value="8.866">
                <text:p>8.866</text:p>
              </table:table-cell>
              <table:table-cell office:value-type="float" office:value="0.556">
                <text:p>0.556</text:p>
              </table:table-cell>
              <table:table-cell office:value-type="float" office:value="16.333">
                <text:p>16.333</text:p>
              </table:table-cell>
              <table:table-cell office:value-type="float" office:value="0.914">
                <text:p>0.914</text:p>
              </table:table-cell>
              <table:table-cell office:value-type="float" office:value="14.076">
                <text:p>14.076</text:p>
              </table:table-cell>
              <table:table-cell office:value-type="float" office:value="0.583797999999998">
                <text:p>0.583797999999998</text:p>
              </table:table-cell>
              <table:table-cell office:value-type="float" office:value="21.646229">
                <text:p>21.646229</text:p>
              </table:table-cell>
              <table:table-cell office:value-type="float" office:value="-0.175">
                <text:p>-0.175</text:p>
              </table:table-cell>
              <table:table-cell office:value-type="float" office:value="12.612">
                <text:p>12.612</text:p>
              </table:table-cell>
              <table:table-cell office:value-type="float" office:value="-0.262">
                <text:p>-0.262</text:p>
              </table:table-cell>
            </table:table-row>
            <table:table-row>
              <table:table-cell office:value-type="float" office:value="8.921">
                <text:p>8.921</text:p>
              </table:table-cell>
              <table:table-cell office:value-type="float" office:value="0.563">
                <text:p>0.563</text:p>
              </table:table-cell>
              <table:table-cell office:value-type="float" office:value="16.211">
                <text:p>16.211</text:p>
              </table:table-cell>
              <table:table-cell office:value-type="float" office:value="0.941">
                <text:p>0.941</text:p>
              </table:table-cell>
              <table:table-cell office:value-type="float" office:value="13.962">
                <text:p>13.962</text:p>
              </table:table-cell>
              <table:table-cell office:value-type="float" office:value="0.638432999999999">
                <text:p>0.638432999999999</text:p>
              </table:table-cell>
              <table:table-cell office:value-type="float" office:value="21.914289">
                <text:p>21.914289</text:p>
              </table:table-cell>
              <table:table-cell office:value-type="float" office:value="-0.166">
                <text:p>-0.166</text:p>
              </table:table-cell>
              <table:table-cell office:value-type="float" office:value="12.536">
                <text:p>12.536</text:p>
              </table:table-cell>
              <table:table-cell office:value-type="float" office:value="-0.267">
                <text:p>-0.267</text:p>
              </table:table-cell>
            </table:table-row>
            <table:table-row>
              <table:table-cell office:value-type="float" office:value="8.977">
                <text:p>8.977</text:p>
              </table:table-cell>
              <table:table-cell office:value-type="float" office:value="0.569">
                <text:p>0.569</text:p>
              </table:table-cell>
              <table:table-cell office:value-type="float" office:value="16.095">
                <text:p>16.095</text:p>
              </table:table-cell>
              <table:table-cell office:value-type="float" office:value="0.968">
                <text:p>0.968</text:p>
              </table:table-cell>
              <table:table-cell office:value-type="float" office:value="13.853">
                <text:p>13.853</text:p>
              </table:table-cell>
              <table:table-cell office:value-type="float" office:value="0.563261000000001">
                <text:p>0.563261000000001</text:p>
              </table:table-cell>
              <table:table-cell office:value-type="float" office:value="22.088442">
                <text:p>22.088442</text:p>
              </table:table-cell>
              <table:table-cell office:value-type="float" office:value="-0.152">
                <text:p>-0.152</text:p>
              </table:table-cell>
              <table:table-cell office:value-type="float" office:value="12.452">
                <text:p>12.452</text:p>
              </table:table-cell>
              <table:table-cell office:value-type="float" office:value="-0.272">
                <text:p>-0.272</text:p>
              </table:table-cell>
            </table:table-row>
            <table:table-row>
              <table:table-cell office:value-type="float" office:value="9.037">
                <text:p>9.037</text:p>
              </table:table-cell>
              <table:table-cell office:value-type="float" office:value="0.576">
                <text:p>0.576</text:p>
              </table:table-cell>
              <table:table-cell office:value-type="float" office:value="15.973">
                <text:p>15.973</text:p>
              </table:table-cell>
              <table:table-cell office:value-type="float" office:value="1">
                <text:p>1</text:p>
              </table:table-cell>
              <table:table-cell office:value-type="float" office:value="13.742">
                <text:p>13.742</text:p>
              </table:table-cell>
              <table:table-cell office:value-type="float" office:value="0.474173">
                <text:p>0.474173</text:p>
              </table:table-cell>
              <table:table-cell office:value-type="float" office:value="22.318268">
                <text:p>22.318268</text:p>
              </table:table-cell>
              <table:table-cell office:value-type="float" office:value="-0.136">
                <text:p>-0.136</text:p>
              </table:table-cell>
              <table:table-cell office:value-type="float" office:value="12.377">
                <text:p>12.377</text:p>
              </table:table-cell>
              <table:table-cell office:value-type="float" office:value="-0.277">
                <text:p>-0.277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0.582">
                <text:p>0.582</text:p>
              </table:table-cell>
              <table:table-cell office:value-type="float" office:value="15.862">
                <text:p>15.862</text:p>
              </table:table-cell>
              <table:table-cell office:value-type="float" office:value="1.031">
                <text:p>1.031</text:p>
              </table:table-cell>
              <table:table-cell office:value-type="float" office:value="13.641">
                <text:p>13.641</text:p>
              </table:table-cell>
              <table:table-cell office:value-type="float" office:value="0.298265000000001">
                <text:p>0.298265000000001</text:p>
              </table:table-cell>
              <table:table-cell office:value-type="float" office:value="20.274118">
                <text:p>20.274118</text:p>
              </table:table-cell>
              <table:table-cell office:value-type="float" office:value="-0.109">
                <text:p>-0.109</text:p>
              </table:table-cell>
              <table:table-cell office:value-type="float" office:value="12.318">
                <text:p>12.318</text:p>
              </table:table-cell>
              <table:table-cell office:value-type="float" office:value="-0.284">
                <text:p>-0.284</text:p>
              </table:table-cell>
            </table:table-row>
            <table:table-row>
              <table:table-cell office:value-type="float" office:value="9.191">
                <text:p>9.191</text:p>
              </table:table-cell>
              <table:table-cell office:value-type="float" office:value="0.589">
                <text:p>0.589</text:p>
              </table:table-cell>
              <table:table-cell office:value-type="float" office:value="15.755">
                <text:p>15.755</text:p>
              </table:table-cell>
              <table:table-cell office:value-type="float" office:value="1.036">
                <text:p>1.036</text:p>
              </table:table-cell>
              <table:table-cell office:value-type="float" office:value="13.625">
                <text:p>13.625</text:p>
              </table:table-cell>
              <table:table-cell office:value-type="float" office:value="0.382908">
                <text:p>0.382908</text:p>
              </table:table-cell>
              <table:table-cell office:value-type="float" office:value="22.13135">
                <text:p>22.13135</text:p>
              </table:table-cell>
              <table:table-cell office:value-type="float" office:value="-0.0680000000000001">
                <text:p>-0.0680000000000001</text:p>
              </table:table-cell>
              <table:table-cell office:value-type="float" office:value="12.3">
                <text:p>12.3</text:p>
              </table:table-cell>
              <table:table-cell office:value-type="float" office:value="-0.295999999999999">
                <text:p>-0.295999999999999</text:p>
              </table:table-cell>
            </table:table-row>
            <table:table-row>
              <table:table-cell office:value-type="float" office:value="9.271">
                <text:p>9.271</text:p>
              </table:table-cell>
              <table:table-cell office:value-type="float" office:value="0.595">
                <text:p>0.595</text:p>
              </table:table-cell>
              <table:table-cell office:value-type="float" office:value="15.668">
                <text:p>15.668</text:p>
              </table:table-cell>
              <table:table-cell office:value-type="float" office:value="0.272">
                <text:p>0.272</text:p>
              </table:table-cell>
              <table:table-cell office:value-type="float" office:value="16.475">
                <text:p>16.475</text:p>
              </table:table-cell>
              <table:table-cell office:value-type="float" office:value="0.331890000000001">
                <text:p>0.331890000000001</text:p>
              </table:table-cell>
              <table:table-cell office:value-type="float" office:value="20.98274">
                <text:p>20.98274</text:p>
              </table:table-cell>
              <table:table-cell office:value-type="float" office:value="-0.0129999999999999">
                <text:p>-0.0129999999999999</text:p>
              </table:table-cell>
              <table:table-cell office:value-type="float" office:value="12.334">
                <text:p>12.334</text:p>
              </table:table-cell>
              <table:table-cell office:value-type="float" office:value="-0.308999999999999">
                <text:p>-0.308999999999999</text:p>
              </table:table-cell>
            </table:table-row>
            <table:table-row>
              <table:table-cell office:value-type="float" office:value="9.336">
                <text:p>9.336</text:p>
              </table:table-cell>
              <table:table-cell office:value-type="float" office:value="0.601">
                <text:p>0.601</text:p>
              </table:table-cell>
              <table:table-cell office:value-type="float" office:value="15.592">
                <text:p>15.592</text:p>
              </table:table-cell>
              <table:table-cell office:value-type="float" office:value="0.284">
                <text:p>0.284</text:p>
              </table:table-cell>
              <table:table-cell office:value-type="float" office:value="16.475">
                <text:p>16.475</text:p>
              </table:table-cell>
              <table:table-cell office:value-type="float" office:value="0.0996869999999994">
                <text:p>0.0996869999999994</text:p>
              </table:table-cell>
              <table:table-cell office:value-type="float" office:value="21.552612">
                <text:p>21.552612</text:p>
              </table:table-cell>
              <table:table-cell office:value-type="float" office:value="0.0340000000000003">
                <text:p>0.0340000000000003</text:p>
              </table:table-cell>
              <table:table-cell office:value-type="float" office:value="12.378">
                <text:p>12.378</text:p>
              </table:table-cell>
              <table:table-cell office:value-type="float" office:value="-0.316">
                <text:p>-0.316</text:p>
              </table:table-cell>
            </table:table-row>
            <table:table-row>
              <table:table-cell office:value-type="float" office:value="9.406">
                <text:p>9.406</text:p>
              </table:table-cell>
              <table:table-cell office:value-type="float" office:value="0.607">
                <text:p>0.607</text:p>
              </table:table-cell>
              <table:table-cell office:value-type="float" office:value="15.527">
                <text:p>15.527</text:p>
              </table:table-cell>
              <table:table-cell office:value-type="float" office:value="0.299">
                <text:p>0.299</text:p>
              </table:table-cell>
              <table:table-cell office:value-type="float" office:value="16.475">
                <text:p>16.475</text:p>
              </table:table-cell>
              <table:table-cell office:value-type="float" office:value="0.457095000000003">
                <text:p>0.457095000000003</text:p>
              </table:table-cell>
              <table:table-cell office:value-type="float" office:value="21.946217">
                <text:p>21.946217</text:p>
              </table:table-cell>
              <table:table-cell office:value-type="float" office:value="0.104">
                <text:p>0.104</text:p>
              </table:table-cell>
              <table:table-cell office:value-type="float" office:value="12.393">
                <text:p>12.393</text:p>
              </table:table-cell>
              <table:table-cell office:value-type="float" office:value="-0.322">
                <text:p>-0.322</text:p>
              </table:table-cell>
            </table:table-row>
            <table:table-row>
              <table:table-cell office:value-type="float" office:value="9.468">
                <text:p>9.468</text:p>
              </table:table-cell>
              <table:table-cell office:value-type="float" office:value="0.611">
                <text:p>0.611</text:p>
              </table:table-cell>
              <table:table-cell office:value-type="float" office:value="15.459">
                <text:p>15.459</text:p>
              </table:table-cell>
              <table:table-cell office:value-type="float" office:value="0.302">
                <text:p>0.302</text:p>
              </table:table-cell>
              <table:table-cell office:value-type="float" office:value="16.471">
                <text:p>16.471</text:p>
              </table:table-cell>
              <table:table-cell office:value-type="float" office:value="0.893431000000003">
                <text:p>0.893431000000003</text:p>
              </table:table-cell>
              <table:table-cell office:value-type="float" office:value="22.71645">
                <text:p>22.71645</text:p>
              </table:table-cell>
              <table:table-cell office:value-type="float" office:value="0.181">
                <text:p>0.181</text:p>
              </table:table-cell>
              <table:table-cell office:value-type="float" office:value="12.401">
                <text:p>12.401</text:p>
              </table:table-cell>
              <table:table-cell office:value-type="float" office:value="-0.326000000000001">
                <text:p>-0.326000000000001</text:p>
              </table:table-cell>
            </table:table-row>
            <table:table-row>
              <table:table-cell office:value-type="float" office:value="9.525">
                <text:p>9.525</text:p>
              </table:table-cell>
              <table:table-cell office:value-type="float" office:value="0.617">
                <text:p>0.617</text:p>
              </table:table-cell>
              <table:table-cell office:value-type="float" office:value="15.393">
                <text:p>15.393</text:p>
              </table:table-cell>
              <table:table-cell office:value-type="float" office:value="0.304">
                <text:p>0.304</text:p>
              </table:table-cell>
              <table:table-cell office:value-type="float" office:value="16.467">
                <text:p>16.467</text:p>
              </table:table-cell>
              <table:table-cell office:value-type="float" office:value="1.013019">
                <text:p>1.013019</text:p>
              </table:table-cell>
              <table:table-cell office:value-type="float" office:value="18.220348">
                <text:p>18.220348</text:p>
              </table:table-cell>
              <table:table-cell office:value-type="float" office:value="0.222">
                <text:p>0.222</text:p>
              </table:table-cell>
              <table:table-cell office:value-type="float" office:value="12.419">
                <text:p>12.419</text:p>
              </table:table-cell>
              <table:table-cell office:value-type="float" office:value="-0.331">
                <text:p>-0.331</text:p>
              </table:table-cell>
            </table:table-row>
            <table:table-row>
              <table:table-cell office:value-type="float" office:value="9.582">
                <text:p>9.582</text:p>
              </table:table-cell>
              <table:table-cell office:value-type="float" office:value="0.62">
                <text:p>0.62</text:p>
              </table:table-cell>
              <table:table-cell office:value-type="float" office:value="15.337">
                <text:p>15.337</text:p>
              </table:table-cell>
              <table:table-cell office:value-type="float" office:value="0.305">
                <text:p>0.305</text:p>
              </table:table-cell>
              <table:table-cell office:value-type="float" office:value="16.464">
                <text:p>16.464</text:p>
              </table:table-cell>
              <table:table-cell office:value-type="float" office:value="0.224976999999999">
                <text:p>0.224976999999999</text:p>
              </table:table-cell>
              <table:table-cell office:value-type="float" office:value="20.370756">
                <text:p>20.370756</text:p>
              </table:table-cell>
              <table:table-cell office:value-type="float" office:value="0.293">
                <text:p>0.293</text:p>
              </table:table-cell>
              <table:table-cell office:value-type="float" office:value="12.461">
                <text:p>12.461</text:p>
              </table:table-cell>
              <table:table-cell office:value-type="float" office:value="-0.335">
                <text:p>-0.335</text:p>
              </table:table-cell>
            </table:table-row>
            <table:table-row>
              <table:table-cell office:value-type="float" office:value="9.635">
                <text:p>9.635</text:p>
              </table:table-cell>
              <table:table-cell office:value-type="float" office:value="0.625">
                <text:p>0.625</text:p>
              </table:table-cell>
              <table:table-cell office:value-type="float" office:value="15.286">
                <text:p>15.286</text:p>
              </table:table-cell>
              <table:table-cell office:value-type="float" office:value="0.304">
                <text:p>0.304</text:p>
              </table:table-cell>
              <table:table-cell office:value-type="float" office:value="16.462">
                <text:p>16.462</text:p>
              </table:table-cell>
              <table:table-cell office:value-type="float" office:value="0.367927999999999">
                <text:p>0.367927999999999</text:p>
              </table:table-cell>
              <table:table-cell office:value-type="float" office:value="22.857203">
                <text:p>22.857203</text:p>
              </table:table-cell>
              <table:table-cell office:value-type="float" office:value="0.357">
                <text:p>0.357</text:p>
              </table:table-cell>
              <table:table-cell office:value-type="float" office:value="12.511">
                <text:p>12.511</text:p>
              </table:table-cell>
              <table:table-cell office:value-type="float" office:value="-0.339">
                <text:p>-0.339</text:p>
              </table:table-cell>
            </table:table-row>
            <table:table-row>
              <table:table-cell office:value-type="float" office:value="9.677">
                <text:p>9.677</text:p>
              </table:table-cell>
              <table:table-cell office:value-type="float" office:value="0.628">
                <text:p>0.628</text:p>
              </table:table-cell>
              <table:table-cell office:value-type="float" office:value="15.232">
                <text:p>15.232</text:p>
              </table:table-cell>
              <table:table-cell office:value-type="float" office:value="0.302">
                <text:p>0.302</text:p>
              </table:table-cell>
              <table:table-cell office:value-type="float" office:value="16.455">
                <text:p>16.455</text:p>
              </table:table-cell>
              <table:table-cell office:value-type="float" office:value="0.366686999999999">
                <text:p>0.366686999999999</text:p>
              </table:table-cell>
              <table:table-cell office:value-type="float" office:value="19.012302">
                <text:p>19.012302</text:p>
              </table:table-cell>
              <table:table-cell office:value-type="float" office:value="0.405">
                <text:p>0.405</text:p>
              </table:table-cell>
              <table:table-cell office:value-type="float" office:value="12.544">
                <text:p>12.544</text:p>
              </table:table-cell>
              <table:table-cell office:value-type="float" office:value="-0.344">
                <text:p>-0.344</text:p>
              </table:table-cell>
            </table:table-row>
            <table:table-row>
              <table:table-cell office:value-type="float" office:value="9.701">
                <text:p>9.701</text:p>
              </table:table-cell>
              <table:table-cell office:value-type="float" office:value="0.629">
                <text:p>0.629</text:p>
              </table:table-cell>
              <table:table-cell office:value-type="float" office:value="15.233">
                <text:p>15.233</text:p>
              </table:table-cell>
              <table:table-cell office:value-type="float" office:value="0.298">
                <text:p>0.298</text:p>
              </table:table-cell>
              <table:table-cell office:value-type="float" office:value="16.448">
                <text:p>16.448</text:p>
              </table:table-cell>
              <table:table-cell office:value-type="float" office:value="0.929244999999998">
                <text:p>0.929244999999998</text:p>
              </table:table-cell>
              <table:table-cell office:value-type="float" office:value="20.985111">
                <text:p>20.985111</text:p>
              </table:table-cell>
              <table:table-cell office:value-type="float" office:value="0.409">
                <text:p>0.409</text:p>
              </table:table-cell>
              <table:table-cell office:value-type="float" office:value="12.551">
                <text:p>12.551</text:p>
              </table:table-cell>
              <table:table-cell office:value-type="float" office:value="-0.348">
                <text:p>-0.348</text:p>
              </table:table-cell>
            </table:table-row>
            <table:table-row>
              <table:table-cell office:value-type="float" office:value="9.558">
                <text:p>9.558</text:p>
              </table:table-cell>
              <table:table-cell office:value-type="float" office:value="0.628">
                <text:p>0.628</text:p>
              </table:table-cell>
              <table:table-cell office:value-type="float" office:value="15.239">
                <text:p>15.239</text:p>
              </table:table-cell>
              <table:table-cell office:value-type="float" office:value="0.295">
                <text:p>0.295</text:p>
              </table:table-cell>
              <table:table-cell office:value-type="float" office:value="16.442">
                <text:p>16.442</text:p>
              </table:table-cell>
              <table:table-cell office:value-type="float" office:value="0.259598">
                <text:p>0.259598</text:p>
              </table:table-cell>
              <table:table-cell office:value-type="float" office:value="20.58597">
                <text:p>20.58597</text:p>
              </table:table-cell>
              <table:table-cell office:value-type="float" office:value="0.357">
                <text:p>0.357</text:p>
              </table:table-cell>
              <table:table-cell office:value-type="float" office:value="12.466">
                <text:p>12.46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9.433">
                <text:p>9.433</text:p>
              </table:table-cell>
              <table:table-cell office:value-type="float" office:value="0.65">
                <text:p>0.65</text:p>
              </table:table-cell>
              <table:table-cell office:value-type="float" office:value="14.977">
                <text:p>14.977</text:p>
              </table:table-cell>
              <table:table-cell office:value-type="float" office:value="0.292">
                <text:p>0.292</text:p>
              </table:table-cell>
              <table:table-cell office:value-type="float" office:value="16.436">
                <text:p>16.436</text:p>
              </table:table-cell>
              <table:table-cell office:value-type="float" office:value="0.794542">
                <text:p>0.794542</text:p>
              </table:table-cell>
              <table:table-cell office:value-type="float" office:value="22.898626">
                <text:p>22.898626</text:p>
              </table:table-cell>
              <table:table-cell office:value-type="float" office:value="0.322">
                <text:p>0.322</text:p>
              </table:table-cell>
              <table:table-cell office:value-type="float" office:value="12.42">
                <text:p>12.42</text:p>
              </table:table-cell>
              <table:table-cell office:value-type="float" office:value="-0.332">
                <text:p>-0.332</text:p>
              </table:table-cell>
            </table:table-row>
            <table:table-row>
              <table:table-cell office:value-type="float" office:value="9.303">
                <text:p>9.303</text:p>
              </table:table-cell>
              <table:table-cell office:value-type="float" office:value="0.19">
                <text:p>0.19</text:p>
              </table:table-cell>
              <table:table-cell office:value-type="float" office:value="15.868">
                <text:p>15.868</text:p>
              </table:table-cell>
              <table:table-cell office:value-type="float" office:value="0.294">
                <text:p>0.294</text:p>
              </table:table-cell>
              <table:table-cell office:value-type="float" office:value="16.437">
                <text:p>16.437</text:p>
              </table:table-cell>
              <table:table-cell office:value-type="float" office:value="1.13459">
                <text:p>1.13459</text:p>
              </table:table-cell>
              <table:table-cell office:value-type="float" office:value="23.615677">
                <text:p>23.615677</text:p>
              </table:table-cell>
              <table:table-cell office:value-type="float" office:value="0.286">
                <text:p>0.286</text:p>
              </table:table-cell>
              <table:table-cell office:value-type="float" office:value="12.374">
                <text:p>12.374</text:p>
              </table:table-cell>
              <table:table-cell office:value-type="float" office:value="-0.325">
                <text:p>-0.325</text:p>
              </table:table-cell>
            </table:table-row>
            <table:table-row>
              <table:table-cell office:value-type="float" office:value="9.174">
                <text:p>9.174</text:p>
              </table:table-cell>
              <table:table-cell office:value-type="float" office:value="0.223">
                <text:p>0.223</text:p>
              </table:table-cell>
              <table:table-cell office:value-type="float" office:value="15.892">
                <text:p>15.892</text:p>
              </table:table-cell>
              <table:table-cell office:value-type="float" office:value="0.297">
                <text:p>0.297</text:p>
              </table:table-cell>
              <table:table-cell office:value-type="float" office:value="16.434">
                <text:p>16.434</text:p>
              </table:table-cell>
              <table:table-cell office:value-type="float" office:value="0.254937999999999">
                <text:p>0.254937999999999</text:p>
              </table:table-cell>
              <table:table-cell office:value-type="float" office:value="19.770847">
                <text:p>19.770847</text:p>
              </table:table-cell>
              <table:table-cell office:value-type="float" office:value="0.226">
                <text:p>0.226</text:p>
              </table:table-cell>
              <table:table-cell office:value-type="float" office:value="12.306">
                <text:p>12.306</text:p>
              </table:table-cell>
              <table:table-cell office:value-type="float" office:value="-0.315">
                <text:p>-0.315</text:p>
              </table:table-cell>
            </table:table-row>
            <table:table-row>
              <table:table-cell office:value-type="float" office:value="9.057">
                <text:p>9.057</text:p>
              </table:table-cell>
              <table:table-cell office:value-type="float" office:value="0.218">
                <text:p>0.218</text:p>
              </table:table-cell>
              <table:table-cell office:value-type="float" office:value="15.878">
                <text:p>15.878</text:p>
              </table:table-cell>
              <table:table-cell office:value-type="float" office:value="0.305">
                <text:p>0.305</text:p>
              </table:table-cell>
              <table:table-cell office:value-type="float" office:value="16.434">
                <text:p>16.434</text:p>
              </table:table-cell>
              <table:table-cell office:value-type="float" office:value="0.286256999999999">
                <text:p>0.286256999999999</text:p>
              </table:table-cell>
              <table:table-cell office:value-type="float" office:value="20.14666">
                <text:p>20.14666</text:p>
              </table:table-cell>
              <table:table-cell office:value-type="float" office:value="0.17">
                <text:p>0.17</text:p>
              </table:table-cell>
              <table:table-cell office:value-type="float" office:value="12.244">
                <text:p>12.244</text:p>
              </table:table-cell>
              <table:table-cell office:value-type="float" office:value="-0.302">
                <text:p>-0.302</text:p>
              </table:table-cell>
            </table:table-row>
            <table:table-row>
              <table:table-cell office:value-type="float" office:value="8.942">
                <text:p>8.942</text:p>
              </table:table-cell>
              <table:table-cell office:value-type="float" office:value="0.247">
                <text:p>0.247</text:p>
              </table:table-cell>
              <table:table-cell office:value-type="float" office:value="15.893">
                <text:p>15.893</text:p>
              </table:table-cell>
              <table:table-cell office:value-type="float" office:value="0.318">
                <text:p>0.318</text:p>
              </table:table-cell>
              <table:table-cell office:value-type="float" office:value="16.435">
                <text:p>16.435</text:p>
              </table:table-cell>
              <table:table-cell office:value-type="float" office:value="0.364263999999999">
                <text:p>0.364263999999999</text:p>
              </table:table-cell>
              <table:table-cell office:value-type="float" office:value="20.703169">
                <text:p>20.703169</text:p>
              </table:table-cell>
              <table:table-cell office:value-type="float" office:value="0.118">
                <text:p>0.118</text:p>
              </table:table-cell>
              <table:table-cell office:value-type="float" office:value="12.19">
                <text:p>12.19</text:p>
              </table:table-cell>
              <table:table-cell office:value-type="float" office:value="-0.283">
                <text:p>-0.283</text:p>
              </table:table-cell>
            </table:table-row>
            <table:table-row>
              <table:table-cell office:value-type="float" office:value="8.839">
                <text:p>8.839</text:p>
              </table:table-cell>
              <table:table-cell office:value-type="float" office:value="0.237">
                <text:p>0.237</text:p>
              </table:table-cell>
              <table:table-cell office:value-type="float" office:value="15.835">
                <text:p>15.835</text:p>
              </table:table-cell>
              <table:table-cell office:value-type="float" office:value="0.336">
                <text:p>0.336</text:p>
              </table:table-cell>
              <table:table-cell office:value-type="float" office:value="16.438">
                <text:p>16.438</text:p>
              </table:table-cell>
              <table:table-cell office:value-type="float" office:value="0.3506">
                <text:p>0.3506</text:p>
              </table:table-cell>
              <table:table-cell office:value-type="float" office:value="21.114901">
                <text:p>21.114901</text:p>
              </table:table-cell>
              <table:table-cell office:value-type="float" office:value="0.073">
                <text:p>0.073</text:p>
              </table:table-cell>
              <table:table-cell office:value-type="float" office:value="12.146">
                <text:p>12.146</text:p>
              </table:table-cell>
              <table:table-cell office:value-type="float" office:value="-0.276">
                <text:p>-0.276</text:p>
              </table:table-cell>
            </table:table-row>
            <table:table-row>
              <table:table-cell office:value-type="float" office:value="8.738">
                <text:p>8.738</text:p>
              </table:table-cell>
              <table:table-cell office:value-type="float" office:value="0.194">
                <text:p>0.194</text:p>
              </table:table-cell>
              <table:table-cell office:value-type="float" office:value="15.738">
                <text:p>15.738</text:p>
              </table:table-cell>
              <table:table-cell office:value-type="float" office:value="0.355">
                <text:p>0.355</text:p>
              </table:table-cell>
              <table:table-cell office:value-type="float" office:value="16.439">
                <text:p>16.439</text:p>
              </table:table-cell>
              <table:table-cell office:value-type="float" office:value="0.246103000000002">
                <text:p>0.246103000000002</text:p>
              </table:table-cell>
              <table:table-cell office:value-type="float" office:value="21.99329">
                <text:p>21.99329</text:p>
              </table:table-cell>
              <table:table-cell office:value-type="float" office:value="0.0289999999999999">
                <text:p>0.0289999999999999</text:p>
              </table:table-cell>
              <table:table-cell office:value-type="float" office:value="12.105">
                <text:p>12.105</text:p>
              </table:table-cell>
              <table:table-cell office:value-type="float" office:value="-0.269">
                <text:p>-0.269</text:p>
              </table:table-cell>
            </table:table-row>
            <table:table-row>
              <table:table-cell office:value-type="float" office:value="8.626">
                <text:p>8.626</text:p>
              </table:table-cell>
              <table:table-cell office:value-type="float" office:value="0.17">
                <text:p>0.17</text:p>
              </table:table-cell>
              <table:table-cell office:value-type="float" office:value="15.662">
                <text:p>15.662</text:p>
              </table:table-cell>
              <table:table-cell office:value-type="float" office:value="0.379">
                <text:p>0.379</text:p>
              </table:table-cell>
              <table:table-cell office:value-type="float" office:value="16.44">
                <text:p>16.44</text:p>
              </table:table-cell>
              <table:table-cell office:value-type="float" office:value="0.607890999999999">
                <text:p>0.607890999999999</text:p>
              </table:table-cell>
              <table:table-cell office:value-type="float" office:value="22.266972">
                <text:p>22.266972</text:p>
              </table:table-cell>
              <table:table-cell office:value-type="float" office:value="-0.0109999999999997">
                <text:p>-0.0109999999999997</text:p>
              </table:table-cell>
              <table:table-cell office:value-type="float" office:value="12.072">
                <text:p>12.072</text:p>
              </table:table-cell>
              <table:table-cell office:value-type="float" office:value="-0.261">
                <text:p>-0.261</text:p>
              </table:table-cell>
            </table:table-row>
            <table:table-row>
              <table:table-cell office:value-type="float" office:value="8.595">
                <text:p>8.595</text:p>
              </table:table-cell>
              <table:table-cell office:value-type="float" office:value="0.169">
                <text:p>0.169</text:p>
              </table:table-cell>
              <table:table-cell office:value-type="float" office:value="15.659">
                <text:p>15.659</text:p>
              </table:table-cell>
              <table:table-cell office:value-type="float" office:value="0.405">
                <text:p>0.405</text:p>
              </table:table-cell>
              <table:table-cell office:value-type="float" office:value="16.437">
                <text:p>16.437</text:p>
              </table:table-cell>
              <table:table-cell office:value-type="float" office:value="0.578015000000001">
                <text:p>0.578015000000001</text:p>
              </table:table-cell>
              <table:table-cell office:value-type="float" office:value="22.922167">
                <text:p>22.922167</text:p>
              </table:table-cell>
              <table:table-cell office:value-type="float" office:value="-0.0549999999999997">
                <text:p>-0.0549999999999997</text:p>
              </table:table-cell>
              <table:table-cell office:value-type="float" office:value="12.04">
                <text:p>12.04</text:p>
              </table:table-cell>
              <table:table-cell office:value-type="float" office:value="-0.258999999999999">
                <text:p>-0.258999999999999</text:p>
              </table:table-cell>
            </table:table-row>
            <table:table-row>
              <table:table-cell office:value-type="float" office:value="8.489">
                <text:p>8.489</text:p>
              </table:table-cell>
              <table:table-cell office:value-type="float" office:value="0.147">
                <text:p>0.147</text:p>
              </table:table-cell>
              <table:table-cell office:value-type="float" office:value="15.525">
                <text:p>15.525</text:p>
              </table:table-cell>
              <table:table-cell office:value-type="float" office:value="0.432">
                <text:p>0.432</text:p>
              </table:table-cell>
              <table:table-cell office:value-type="float" office:value="16.422">
                <text:p>16.422</text:p>
              </table:table-cell>
              <table:table-cell office:value-type="float" office:value="0.098628999999999">
                <text:p>0.098628999999999</text:p>
              </table:table-cell>
              <table:table-cell office:value-type="float" office:value="23.020494">
                <text:p>23.020494</text:p>
              </table:table-cell>
              <table:table-cell office:value-type="float" office:value="-0.0909999999999998">
                <text:p>-0.0909999999999998</text:p>
              </table:table-cell>
              <table:table-cell office:value-type="float" office:value="12.04">
                <text:p>12.04</text:p>
              </table:table-cell>
              <table:table-cell office:value-type="float" office:value="-0.250999999999999">
                <text:p>-0.250999999999999</text:p>
              </table:table-cell>
            </table:table-row>
            <table:table-row>
              <table:table-cell office:value-type="float" office:value="8.352">
                <text:p>8.352</text:p>
              </table:table-cell>
              <table:table-cell office:value-type="float" office:value="0.111">
                <text:p>0.111</text:p>
              </table:table-cell>
              <table:table-cell office:value-type="float" office:value="15.355">
                <text:p>15.355</text:p>
              </table:table-cell>
              <table:table-cell office:value-type="float" office:value="0.441">
                <text:p>0.441</text:p>
              </table:table-cell>
              <table:table-cell office:value-type="float" office:value="16.412">
                <text:p>16.412</text:p>
              </table:table-cell>
              <table:table-cell office:value-type="float" office:value="0.577484000000002">
                <text:p>0.577484000000002</text:p>
              </table:table-cell>
              <table:table-cell office:value-type="float" office:value="22.617132">
                <text:p>22.617132</text:p>
              </table:table-cell>
              <table:table-cell office:value-type="float" office:value="-0.12">
                <text:p>-0.12</text:p>
              </table:table-cell>
              <table:table-cell office:value-type="float" office:value="12.065">
                <text:p>12.065</text:p>
              </table:table-cell>
              <table:table-cell office:value-type="float" office:value="-0.226">
                <text:p>-0.226</text:p>
              </table:table-cell>
            </table:table-row>
            <table:table-row>
              <table:table-cell office:value-type="float" office:value="8.119">
                <text:p>8.119</text:p>
              </table:table-cell>
              <table:table-cell office:value-type="float" office:value="0.086">
                <text:p>0.086</text:p>
              </table:table-cell>
              <table:table-cell office:value-type="float" office:value="15.242">
                <text:p>15.242</text:p>
              </table:table-cell>
              <table:table-cell office:value-type="float" office:value="0.454">
                <text:p>0.454</text:p>
              </table:table-cell>
              <table:table-cell office:value-type="float" office:value="16.396">
                <text:p>16.396</text:p>
              </table:table-cell>
              <table:table-cell office:value-type="float" office:value="0.879968999999999">
                <text:p>0.879968999999999</text:p>
              </table:table-cell>
              <table:table-cell office:value-type="float" office:value="23.419905">
                <text:p>23.419905</text:p>
              </table:table-cell>
              <table:table-cell office:value-type="float" office:value="-0.137">
                <text:p>-0.137</text:p>
              </table:table-cell>
              <table:table-cell office:value-type="float" office:value="12.101">
                <text:p>12.10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7.913">
                <text:p>7.913</text:p>
              </table:table-cell>
              <table:table-cell office:value-type="float" office:value="0.059">
                <text:p>0.059</text:p>
              </table:table-cell>
              <table:table-cell office:value-type="float" office:value="15.104">
                <text:p>15.104</text:p>
              </table:table-cell>
              <table:table-cell office:value-type="float" office:value="0.498">
                <text:p>0.498</text:p>
              </table:table-cell>
              <table:table-cell office:value-type="float" office:value="16.3">
                <text:p>16.3</text:p>
              </table:table-cell>
              <table:table-cell office:value-type="float" office:value="0.709215">
                <text:p>0.709215</text:p>
              </table:table-cell>
              <table:table-cell office:value-type="float" office:value="16.262253">
                <text:p>16.262253</text:p>
              </table:table-cell>
              <table:table-cell office:value-type="float" office:value="-0.151">
                <text:p>-0.151</text:p>
              </table:table-cell>
              <table:table-cell office:value-type="float" office:value="12.156">
                <text:p>12.156</text:p>
              </table:table-cell>
              <table:table-cell office:value-type="float" office:value="-0.182">
                <text:p>-0.182</text:p>
              </table:table-cell>
            </table:table-row>
            <table:table-row>
              <table:table-cell office:value-type="float" office:value="7.761">
                <text:p>7.761</text:p>
              </table:table-cell>
              <table:table-cell office:value-type="float" office:value="0.083">
                <text:p>0.083</text:p>
              </table:table-cell>
              <table:table-cell office:value-type="float" office:value="15.004">
                <text:p>15.004</text:p>
              </table:table-cell>
              <table:table-cell office:value-type="float" office:value="0.512">
                <text:p>0.512</text:p>
              </table:table-cell>
              <table:table-cell office:value-type="float" office:value="16.26">
                <text:p>16.26</text:p>
              </table:table-cell>
              <table:table-cell office:value-type="float" office:value="0.589161000000001">
                <text:p>0.589161000000001</text:p>
              </table:table-cell>
              <table:table-cell office:value-type="float" office:value="16.573999">
                <text:p>16.573999</text:p>
              </table:table-cell>
              <table:table-cell office:value-type="float" office:value="-0.161">
                <text:p>-0.161</text:p>
              </table:table-cell>
              <table:table-cell office:value-type="float" office:value="12.22">
                <text:p>12.22</text:p>
              </table:table-cell>
              <table:table-cell office:value-type="float" office:value="-0.156000000000001">
                <text:p>-0.156000000000001</text:p>
              </table:table-cell>
            </table:table-row>
            <table:table-row>
              <table:table-cell office:value-type="float" office:value="7.61">
                <text:p>7.61</text:p>
              </table:table-cell>
              <table:table-cell office:value-type="float" office:value="0.123">
                <text:p>0.123</text:p>
              </table:table-cell>
              <table:table-cell office:value-type="float" office:value="14.992">
                <text:p>14.992</text:p>
              </table:table-cell>
              <table:table-cell office:value-type="float" office:value="0.538">
                <text:p>0.538</text:p>
              </table:table-cell>
              <table:table-cell office:value-type="float" office:value="16.188">
                <text:p>16.188</text:p>
              </table:table-cell>
              <table:table-cell office:value-type="float" office:value="0.598755999999998">
                <text:p>0.598755999999998</text:p>
              </table:table-cell>
              <table:table-cell office:value-type="float" office:value="17.04524">
                <text:p>17.04524</text:p>
              </table:table-cell>
              <table:table-cell office:value-type="float" office:value="-0.171">
                <text:p>-0.171</text:p>
              </table:table-cell>
              <table:table-cell office:value-type="float" office:value="12.286">
                <text:p>12.286</text:p>
              </table:table-cell>
              <table:table-cell office:value-type="float" office:value="-0.142">
                <text:p>-0.142</text:p>
              </table:table-cell>
            </table:table-row>
            <table:table-row>
              <table:table-cell office:value-type="float" office:value="7.51">
                <text:p>7.51</text:p>
              </table:table-cell>
              <table:table-cell office:value-type="float" office:value="0.163">
                <text:p>0.163</text:p>
              </table:table-cell>
              <table:table-cell office:value-type="float" office:value="15.002">
                <text:p>15.002</text:p>
              </table:table-cell>
              <table:table-cell office:value-type="float" office:value="0.555">
                <text:p>0.555</text:p>
              </table:table-cell>
              <table:table-cell office:value-type="float" office:value="16.124">
                <text:p>16.124</text:p>
              </table:table-cell>
              <table:table-cell office:value-type="float" office:value="0.367597">
                <text:p>0.367597</text:p>
              </table:table-cell>
              <table:table-cell office:value-type="float" office:value="19.086048">
                <text:p>19.086048</text:p>
              </table:table-cell>
              <table:table-cell office:value-type="float" office:value="-0.181">
                <text:p>-0.181</text:p>
              </table:table-cell>
              <table:table-cell office:value-type="float" office:value="12.347">
                <text:p>12.34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float" office:value="7.468">
                <text:p>7.468</text:p>
              </table:table-cell>
              <table:table-cell office:value-type="float" office:value="0.212">
                <text:p>0.212</text:p>
              </table:table-cell>
              <table:table-cell office:value-type="float" office:value="15.026">
                <text:p>15.026</text:p>
              </table:table-cell>
              <table:table-cell office:value-type="float" office:value="0.582">
                <text:p>0.582</text:p>
              </table:table-cell>
              <table:table-cell office:value-type="float" office:value="15.99">
                <text:p>15.99</text:p>
              </table:table-cell>
              <table:table-cell office:value-type="float" office:value="0.306108999999999">
                <text:p>0.306108999999999</text:p>
              </table:table-cell>
              <table:table-cell office:value-type="float" office:value="20.47802">
                <text:p>20.47802</text:p>
              </table:table-cell>
              <table:table-cell office:value-type="float" office:value="-0.19">
                <text:p>-0.19</text:p>
              </table:table-cell>
              <table:table-cell office:value-type="float" office:value="12.407">
                <text:p>12.407</text:p>
              </table:table-cell>
              <table:table-cell office:value-type="float" office:value="-0.0940000000000003">
                <text:p>-0.0940000000000003</text:p>
              </table:table-cell>
            </table:table-row>
            <table:table-row>
              <table:table-cell office:value-type="float" office:value="7.395">
                <text:p>7.395</text:p>
              </table:table-cell>
              <table:table-cell office:value-type="float" office:value="0.256">
                <text:p>0.256</text:p>
              </table:table-cell>
              <table:table-cell office:value-type="float" office:value="15.056">
                <text:p>15.056</text:p>
              </table:table-cell>
              <table:table-cell office:value-type="float" office:value="0.605">
                <text:p>0.605</text:p>
              </table:table-cell>
              <table:table-cell office:value-type="float" office:value="15.853">
                <text:p>15.853</text:p>
              </table:table-cell>
              <table:table-cell office:value-type="float" office:value="0.346181999999999">
                <text:p>0.346181999999999</text:p>
              </table:table-cell>
              <table:table-cell office:value-type="float" office:value="20.945055">
                <text:p>20.945055</text:p>
              </table:table-cell>
              <table:table-cell office:value-type="float" office:value="-0.201">
                <text:p>-0.201</text:p>
              </table:table-cell>
              <table:table-cell office:value-type="float" office:value="12.471">
                <text:p>12.471</text:p>
              </table:table-cell>
              <table:table-cell office:value-type="float" office:value="-0.0900000000000007">
                <text:p>-0.0900000000000007</text:p>
              </table:table-cell>
            </table:table-row>
            <table:table-row>
              <table:table-cell office:value-type="float" office:value="7.319">
                <text:p>7.319</text:p>
              </table:table-cell>
              <table:table-cell office:value-type="float" office:value="0.311">
                <text:p>0.311</text:p>
              </table:table-cell>
              <table:table-cell office:value-type="float" office:value="15.082">
                <text:p>15.082</text:p>
              </table:table-cell>
              <table:table-cell office:value-type="float" office:value="0.626">
                <text:p>0.626</text:p>
              </table:table-cell>
              <table:table-cell office:value-type="float" office:value="15.699">
                <text:p>15.699</text:p>
              </table:table-cell>
              <table:table-cell office:value-type="float" office:value="0.414292999999997">
                <text:p>0.414292999999997</text:p>
              </table:table-cell>
              <table:table-cell office:value-type="float" office:value="21.174656">
                <text:p>21.174656</text:p>
              </table:table-cell>
              <table:table-cell office:value-type="float" office:value="-0.21">
                <text:p>-0.21</text:p>
              </table:table-cell>
              <table:table-cell office:value-type="float" office:value="12.529">
                <text:p>12.529</text:p>
              </table:table-cell>
              <table:table-cell office:value-type="float" office:value="-0.0800000000000001">
                <text:p>-0.0800000000000001</text:p>
              </table:table-cell>
            </table:table-row>
            <table:table-row>
              <table:table-cell office:value-type="float" office:value="7.255">
                <text:p>7.255</text:p>
              </table:table-cell>
              <table:table-cell office:value-type="float" office:value="0.365">
                <text:p>0.365</text:p>
              </table:table-cell>
              <table:table-cell office:value-type="float" office:value="15.124">
                <text:p>15.124</text:p>
              </table:table-cell>
              <table:table-cell office:value-type="float" office:value="0.645">
                <text:p>0.645</text:p>
              </table:table-cell>
              <table:table-cell office:value-type="float" office:value="15.562">
                <text:p>15.562</text:p>
              </table:table-cell>
              <table:table-cell office:value-type="float" office:value="0.3734">
                <text:p>0.3734</text:p>
              </table:table-cell>
              <table:table-cell office:value-type="float" office:value="22.323881">
                <text:p>22.323881</text:p>
              </table:table-cell>
              <table:table-cell office:value-type="float" office:value="-0.22">
                <text:p>-0.22</text:p>
              </table:table-cell>
              <table:table-cell office:value-type="float" office:value="12.588">
                <text:p>12.588</text:p>
              </table:table-cell>
              <table:table-cell office:value-type="float" office:value="-0.0640000000000001">
                <text:p>-0.0640000000000001</text:p>
              </table:table-cell>
            </table:table-row>
            <table:table-row>
              <table:table-cell office:value-type="float" office:value="7.225">
                <text:p>7.225</text:p>
              </table:table-cell>
              <table:table-cell office:value-type="float" office:value="0.397">
                <text:p>0.397</text:p>
              </table:table-cell>
              <table:table-cell office:value-type="float" office:value="15.159">
                <text:p>15.159</text:p>
              </table:table-cell>
              <table:table-cell office:value-type="float" office:value="0.65">
                <text:p>0.65</text:p>
              </table:table-cell>
              <table:table-cell office:value-type="float" office:value="15.52">
                <text:p>15.52</text:p>
              </table:table-cell>
              <table:table-cell office:value-type="float" office:value="2.528042">
                <text:p>2.528042</text:p>
              </table:table-cell>
              <table:table-cell office:value-type="float" office:value="24.715538">
                <text:p>24.715538</text:p>
              </table:table-cell>
              <table:table-cell office:value-type="float" office:value="-0.228">
                <text:p>-0.228</text:p>
              </table:table-cell>
              <table:table-cell office:value-type="float" office:value="12.639">
                <text:p>12.639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float" office:value="7.206">
                <text:p>7.206</text:p>
              </table:table-cell>
              <table:table-cell office:value-type="float" office:value="0.433">
                <text:p>0.433</text:p>
              </table:table-cell>
              <table:table-cell office:value-type="float" office:value="15.2">
                <text:p>15.2</text:p>
              </table:table-cell>
              <table:table-cell office:value-type="float" office:value="0.636">
                <text:p>0.636</text:p>
              </table:table-cell>
              <table:table-cell office:value-type="float" office:value="15.616">
                <text:p>15.616</text:p>
              </table:table-cell>
              <table:table-cell office:value-type="float" office:value="0.475670000000001">
                <text:p>0.475670000000001</text:p>
              </table:table-cell>
              <table:table-cell office:value-type="float" office:value="19.050989">
                <text:p>19.050989</text:p>
              </table:table-cell>
              <table:table-cell office:value-type="float" office:value="-0.237">
                <text:p>-0.237</text:p>
              </table:table-cell>
              <table:table-cell office:value-type="float" office:value="12.679">
                <text:p>12.679</text:p>
              </table:table-cell>
              <table:table-cell office:value-type="float" office:value="-0.0300000000000011">
                <text:p>-0.0300000000000011</text:p>
              </table:table-cell>
            </table:table-row>
            <table:table-row>
              <table:table-cell office:value-type="float" office:value="7.219">
                <text:p>7.219</text:p>
              </table:table-cell>
              <table:table-cell office:value-type="float" office:value="0.48">
                <text:p>0.48</text:p>
              </table:table-cell>
              <table:table-cell office:value-type="float" office:value="15.262">
                <text:p>15.262</text:p>
              </table:table-cell>
              <table:table-cell office:value-type="float" office:value="0.654">
                <text:p>0.654</text:p>
              </table:table-cell>
              <table:table-cell office:value-type="float" office:value="15.487">
                <text:p>15.487</text:p>
              </table:table-cell>
              <table:table-cell office:value-type="float" office:value="0.308476000000002">
                <text:p>0.308476000000002</text:p>
              </table:table-cell>
              <table:table-cell office:value-type="float" office:value="20.760504">
                <text:p>20.760504</text:p>
              </table:table-cell>
              <table:table-cell office:value-type="float" office:value="-0.24">
                <text:p>-0.24</text:p>
              </table:table-cell>
              <table:table-cell office:value-type="float" office:value="12.671">
                <text:p>12.671</text:p>
              </table:table-cell>
              <table:table-cell office:value-type="float" office:value="0.0100000000000016">
                <text:p>0.0100000000000016</text:p>
              </table:table-cell>
            </table:table-row>
            <table:table-row>
              <table:table-cell office:value-type="float" office:value="7.239">
                <text:p>7.239</text:p>
              </table:table-cell>
              <table:table-cell office:value-type="float" office:value="0.53">
                <text:p>0.53</text:p>
              </table:table-cell>
              <table:table-cell office:value-type="float" office:value="15.357">
                <text:p>15.357</text:p>
              </table:table-cell>
              <table:table-cell office:value-type="float" office:value="0.676">
                <text:p>0.676</text:p>
              </table:table-cell>
              <table:table-cell office:value-type="float" office:value="15.324">
                <text:p>15.324</text:p>
              </table:table-cell>
              <table:table-cell office:value-type="float" office:value="0.295731">
                <text:p>0.295731</text:p>
              </table:table-cell>
              <table:table-cell office:value-type="float" office:value="21.104752">
                <text:p>21.104752</text:p>
              </table:table-cell>
              <table:table-cell office:value-type="float" office:value="-0.232">
                <text:p>-0.232</text:p>
              </table:table-cell>
              <table:table-cell office:value-type="float" office:value="12.506">
                <text:p>12.506</text:p>
              </table:table-cell>
              <table:table-cell office:value-type="float" office:value="0.0510000000000002">
                <text:p>0.0510000000000002</text:p>
              </table:table-cell>
            </table:table-row>
            <table:table-row>
              <table:table-cell office:value-type="float" office:value="7.27">
                <text:p>7.27</text:p>
              </table:table-cell>
              <table:table-cell office:value-type="float" office:value="0.545">
                <text:p>0.545</text:p>
              </table:table-cell>
              <table:table-cell office:value-type="float" office:value="15.388">
                <text:p>15.388</text:p>
              </table:table-cell>
              <table:table-cell office:value-type="float" office:value="0.698">
                <text:p>0.698</text:p>
              </table:table-cell>
              <table:table-cell office:value-type="float" office:value="15.162">
                <text:p>15.162</text:p>
              </table:table-cell>
              <table:table-cell office:value-type="float" office:value="0.648880999999999">
                <text:p>0.648880999999999</text:p>
              </table:table-cell>
              <table:table-cell office:value-type="float" office:value="22.418716">
                <text:p>22.418716</text:p>
              </table:table-cell>
              <table:table-cell office:value-type="float" office:value="-0.22">
                <text:p>-0.22</text:p>
              </table:table-cell>
              <table:table-cell office:value-type="float" office:value="12.365">
                <text:p>12.365</text:p>
              </table:table-cell>
              <table:table-cell office:value-type="float" office:value="0.097999999999999">
                <text:p>0.097999999999999</text:p>
              </table:table-cell>
            </table:table-row>
            <table:table-row>
              <table:table-cell office:value-type="float" office:value="7.308">
                <text:p>7.308</text:p>
              </table:table-cell>
              <table:table-cell office:value-type="float" office:value="0.578">
                <text:p>0.578</text:p>
              </table:table-cell>
              <table:table-cell office:value-type="float" office:value="15.247">
                <text:p>15.247</text:p>
              </table:table-cell>
              <table:table-cell office:value-type="float" office:value="0.718">
                <text:p>0.718</text:p>
              </table:table-cell>
              <table:table-cell office:value-type="float" office:value="15.028">
                <text:p>15.028</text:p>
              </table:table-cell>
              <table:table-cell office:value-type="float" office:value="0.675138999999998">
                <text:p>0.675138999999998</text:p>
              </table:table-cell>
              <table:table-cell office:value-type="float" office:value="22.500113">
                <text:p>22.500113</text:p>
              </table:table-cell>
              <table:table-cell office:value-type="float" office:value="-0.209">
                <text:p>-0.209</text:p>
              </table:table-cell>
              <table:table-cell office:value-type="float" office:value="12.229">
                <text:p>12.229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7.354">
                <text:p>7.354</text:p>
              </table:table-cell>
              <table:table-cell office:value-type="float" office:value="0.594">
                <text:p>0.594</text:p>
              </table:table-cell>
              <table:table-cell office:value-type="float" office:value="15.125">
                <text:p>15.125</text:p>
              </table:table-cell>
              <table:table-cell office:value-type="float" office:value="0.739">
                <text:p>0.739</text:p>
              </table:table-cell>
              <table:table-cell office:value-type="float" office:value="14.885">
                <text:p>14.885</text:p>
              </table:table-cell>
              <table:table-cell office:value-type="float" office:value="0.577597000000001">
                <text:p>0.577597000000001</text:p>
              </table:table-cell>
              <table:table-cell office:value-type="float" office:value="16.805771">
                <text:p>16.805771</text:p>
              </table:table-cell>
              <table:table-cell office:value-type="float" office:value="-0.196">
                <text:p>-0.196</text:p>
              </table:table-cell>
              <table:table-cell office:value-type="float" office:value="12.122">
                <text:p>12.122</text:p>
              </table:table-cell>
              <table:table-cell office:value-type="float" office:value="0.203000000000001">
                <text:p>0.203000000000001</text:p>
              </table:table-cell>
            </table:table-row>
            <table:table-row>
              <table:table-cell office:value-type="float" office:value="7.408">
                <text:p>7.408</text:p>
              </table:table-cell>
              <table:table-cell office:value-type="float" office:value="0.613">
                <text:p>0.613</text:p>
              </table:table-cell>
              <table:table-cell office:value-type="float" office:value="14.971">
                <text:p>14.971</text:p>
              </table:table-cell>
              <table:table-cell office:value-type="float" office:value="0.763">
                <text:p>0.763</text:p>
              </table:table-cell>
              <table:table-cell office:value-type="float" office:value="14.768">
                <text:p>14.768</text:p>
              </table:table-cell>
              <table:table-cell office:value-type="float" office:value="0.458534">
                <text:p>0.458534</text:p>
              </table:table-cell>
              <table:table-cell office:value-type="float" office:value="21.148363">
                <text:p>21.148363</text:p>
              </table:table-cell>
              <table:table-cell office:value-type="float" office:value="-0.184">
                <text:p>-0.184</text:p>
              </table:table-cell>
              <table:table-cell office:value-type="float" office:value="12.005">
                <text:p>12.00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float" office:value="7.479">
                <text:p>7.479</text:p>
              </table:table-cell>
              <table:table-cell office:value-type="float" office:value="0.627">
                <text:p>0.627</text:p>
              </table:table-cell>
              <table:table-cell office:value-type="float" office:value="14.839">
                <text:p>14.839</text:p>
              </table:table-cell>
              <table:table-cell office:value-type="float" office:value="0.787">
                <text:p>0.787</text:p>
              </table:table-cell>
              <table:table-cell office:value-type="float" office:value="14.633">
                <text:p>14.633</text:p>
              </table:table-cell>
              <table:table-cell office:value-type="float" office:value="0.271570000000001">
                <text:p>0.271570000000001</text:p>
              </table:table-cell>
              <table:table-cell office:value-type="float" office:value="21.653877">
                <text:p>21.653877</text:p>
              </table:table-cell>
              <table:table-cell office:value-type="float" office:value="-0.172">
                <text:p>-0.172</text:p>
              </table:table-cell>
              <table:table-cell office:value-type="float" office:value="11.898">
                <text:p>11.898</text:p>
              </table:table-cell>
              <table:table-cell office:value-type="float" office:value="0.322999999999999">
                <text:p>0.322999999999999</text:p>
              </table:table-cell>
            </table:table-row>
            <table:table-row>
              <table:table-cell office:value-type="float" office:value="7.57">
                <text:p>7.57</text:p>
              </table:table-cell>
              <table:table-cell office:value-type="float" office:value="0.645">
                <text:p>0.645</text:p>
              </table:table-cell>
              <table:table-cell office:value-type="float" office:value="14.678">
                <text:p>14.678</text:p>
              </table:table-cell>
              <table:table-cell office:value-type="float" office:value="0.809">
                <text:p>0.809</text:p>
              </table:table-cell>
              <table:table-cell office:value-type="float" office:value="14.495">
                <text:p>14.495</text:p>
              </table:table-cell>
              <table:table-cell office:value-type="float" office:value="0.389665999999998">
                <text:p>0.389665999999998</text:p>
              </table:table-cell>
              <table:table-cell office:value-type="float" office:value="21.993235">
                <text:p>21.993235</text:p>
              </table:table-cell>
              <table:table-cell office:value-type="float" office:value="-0.163">
                <text:p>-0.163</text:p>
              </table:table-cell>
              <table:table-cell office:value-type="float" office:value="11.831">
                <text:p>11.831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float" office:value="7.692">
                <text:p>7.692</text:p>
              </table:table-cell>
              <table:table-cell office:value-type="float" office:value="0.664">
                <text:p>0.664</text:p>
              </table:table-cell>
              <table:table-cell office:value-type="float" office:value="14.506">
                <text:p>14.506</text:p>
              </table:table-cell>
              <table:table-cell office:value-type="float" office:value="0.833">
                <text:p>0.833</text:p>
              </table:table-cell>
              <table:table-cell office:value-type="float" office:value="14.367">
                <text:p>14.367</text:p>
              </table:table-cell>
              <table:table-cell office:value-type="float" office:value="0.549160999999998">
                <text:p>0.549160999999998</text:p>
              </table:table-cell>
              <table:table-cell office:value-type="float" office:value="16.865253">
                <text:p>16.865253</text:p>
              </table:table-cell>
              <table:table-cell office:value-type="float" office:value="-0.151">
                <text:p>-0.151</text:p>
              </table:table-cell>
              <table:table-cell office:value-type="float" office:value="11.764">
                <text:p>11.764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float" office:value="7.865">
                <text:p>7.865</text:p>
              </table:table-cell>
              <table:table-cell office:value-type="float" office:value="0.683">
                <text:p>0.683</text:p>
              </table:table-cell>
              <table:table-cell office:value-type="float" office:value="14.331">
                <text:p>14.331</text:p>
              </table:table-cell>
              <table:table-cell office:value-type="float" office:value="0.858">
                <text:p>0.858</text:p>
              </table:table-cell>
              <table:table-cell office:value-type="float" office:value="14.23">
                <text:p>14.23</text:p>
              </table:table-cell>
              <table:table-cell office:value-type="float" office:value="1.330158">
                <text:p>1.330158</text:p>
              </table:table-cell>
              <table:table-cell office:value-type="float" office:value="18.1327">
                <text:p>18.1327</text:p>
              </table:table-cell>
              <table:table-cell office:value-type="float" office:value="-0.14">
                <text:p>-0.14</text:p>
              </table:table-cell>
              <table:table-cell office:value-type="float" office:value="11.715">
                <text:p>11.715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8.013">
                <text:p>8.013</text:p>
              </table:table-cell>
              <table:table-cell office:value-type="float" office:value="0.704">
                <text:p>0.704</text:p>
              </table:table-cell>
              <table:table-cell office:value-type="float" office:value="14.147">
                <text:p>14.147</text:p>
              </table:table-cell>
              <table:table-cell office:value-type="float" office:value="0.884">
                <text:p>0.884</text:p>
              </table:table-cell>
              <table:table-cell office:value-type="float" office:value="14.115">
                <text:p>14.115</text:p>
              </table:table-cell>
              <table:table-cell office:value-type="float" office:value="1.102892">
                <text:p>1.102892</text:p>
              </table:table-cell>
              <table:table-cell office:value-type="float" office:value="19.268835">
                <text:p>19.268835</text:p>
              </table:table-cell>
              <table:table-cell office:value-type="float" office:value="-0.123">
                <text:p>-0.123</text:p>
              </table:table-cell>
              <table:table-cell office:value-type="float" office:value="11.68">
                <text:p>11.68</text:p>
              </table:table-cell>
              <table:table-cell office:value-type="float" office:value="0.680000000000001">
                <text:p>0.680000000000001</text:p>
              </table:table-cell>
            </table:table-row>
            <table:table-row>
              <table:table-cell office:value-type="float" office:value="7.973">
                <text:p>7.973</text:p>
              </table:table-cell>
              <table:table-cell office:value-type="float" office:value="0.725">
                <text:p>0.725</text:p>
              </table:table-cell>
              <table:table-cell office:value-type="float" office:value="13.996">
                <text:p>13.996</text:p>
              </table:table-cell>
              <table:table-cell office:value-type="float" office:value="0.912">
                <text:p>0.912</text:p>
              </table:table-cell>
              <table:table-cell office:value-type="float" office:value="14.004">
                <text:p>14.004</text:p>
              </table:table-cell>
              <table:table-cell office:value-type="float" office:value="0.301229000000003">
                <text:p>0.301229000000003</text:p>
              </table:table-cell>
              <table:table-cell office:value-type="float" office:value="19.45153">
                <text:p>19.45153</text:p>
              </table:table-cell>
              <table:table-cell office:value-type="float" office:value="-0.102">
                <text:p>-0.102</text:p>
              </table:table-cell>
              <table:table-cell office:value-type="float" office:value="11.659">
                <text:p>11.659</text:p>
              </table:table-cell>
              <table:table-cell office:value-type="float" office:value="0.719000000000001">
                <text:p>0.719000000000001</text:p>
              </table:table-cell>
            </table:table-row>
            <table:table-row>
              <table:table-cell office:value-type="float" office:value="7.924">
                <text:p>7.924</text:p>
              </table:table-cell>
              <table:table-cell office:value-type="float" office:value="0.745">
                <text:p>0.745</text:p>
              </table:table-cell>
              <table:table-cell office:value-type="float" office:value="13.859">
                <text:p>13.859</text:p>
              </table:table-cell>
              <table:table-cell office:value-type="float" office:value="0.953">
                <text:p>0.953</text:p>
              </table:table-cell>
              <table:table-cell office:value-type="float" office:value="13.867">
                <text:p>13.867</text:p>
              </table:table-cell>
              <table:table-cell office:value-type="float" office:value="0.370830999999999">
                <text:p>0.370830999999999</text:p>
              </table:table-cell>
              <table:table-cell office:value-type="float" office:value="19.596121">
                <text:p>19.596121</text:p>
              </table:table-cell>
              <table:table-cell office:value-type="float" office:value="-0.0710000000000002">
                <text:p>-0.0710000000000002</text:p>
              </table:table-cell>
              <table:table-cell office:value-type="float" office:value="11.666">
                <text:p>11.666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float" office:value="7.875">
                <text:p>7.875</text:p>
              </table:table-cell>
              <table:table-cell office:value-type="float" office:value="0.765">
                <text:p>0.765</text:p>
              </table:table-cell>
              <table:table-cell office:value-type="float" office:value="13.731">
                <text:p>13.731</text:p>
              </table:table-cell>
              <table:table-cell office:value-type="float" office:value="0.962">
                <text:p>0.962</text:p>
              </table:table-cell>
              <table:table-cell office:value-type="float" office:value="13.831">
                <text:p>13.831</text:p>
              </table:table-cell>
              <table:table-cell office:value-type="float" office:value="0.254602000000002">
                <text:p>0.254602000000002</text:p>
              </table:table-cell>
              <table:table-cell office:value-type="float" office:value="19.787092">
                <text:p>19.787092</text:p>
              </table:table-cell>
              <table:table-cell office:value-type="float" office:value="-0.04">
                <text:p>-0.04</text:p>
              </table:table-cell>
              <table:table-cell office:value-type="float" office:value="11.686">
                <text:p>11.686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float" office:value="7.888">
                <text:p>7.888</text:p>
              </table:table-cell>
              <table:table-cell office:value-type="float" office:value="0.788">
                <text:p>0.788</text:p>
              </table:table-cell>
              <table:table-cell office:value-type="float" office:value="13.579">
                <text:p>13.579</text:p>
              </table:table-cell>
              <table:table-cell office:value-type="float" office:value="0.782">
                <text:p>0.782</text:p>
              </table:table-cell>
              <table:table-cell office:value-type="float" office:value="14.778">
                <text:p>14.778</text:p>
              </table:table-cell>
              <table:table-cell office:value-type="float" office:value="0.265774">
                <text:p>0.265774</text:p>
              </table:table-cell>
              <table:table-cell office:value-type="float" office:value="20.140711">
                <text:p>20.140711</text:p>
              </table:table-cell>
              <table:table-cell office:value-type="float" office:value="-0.00499999999999989">
                <text:p>-0.00499999999999989</text:p>
              </table:table-cell>
              <table:table-cell office:value-type="float" office:value="11.707">
                <text:p>11.707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/>
              <table:table-cell office:value-type="float" office:value="0.81">
                <text:p>0.81</text:p>
              </table:table-cell>
              <table:table-cell office:value-type="float" office:value="13.444">
                <text:p>13.444</text:p>
              </table:table-cell>
              <table:table-cell office:value-type="float" office:value="1.624">
                <text:p>1.624</text:p>
              </table:table-cell>
              <table:table-cell office:value-type="float" office:value="15.64">
                <text:p>15.64</text:p>
              </table:table-cell>
              <table:table-cell office:value-type="float" office:value="0.365244000000001">
                <text:p>0.365244000000001</text:p>
              </table:table-cell>
              <table:table-cell office:value-type="float" office:value="20.422611">
                <text:p>20.422611</text:p>
              </table:table-cell>
              <table:table-cell office:value-type="float" office:value="0.0310000000000001">
                <text:p>0.0310000000000001</text:p>
              </table:table-cell>
              <table:table-cell office:value-type="float" office:value="11.726">
                <text:p>11.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2">
                <text:p>0.832</text:p>
              </table:table-cell>
              <table:table-cell office:value-type="float" office:value="13.32">
                <text:p>13.32</text:p>
              </table:table-cell>
              <table:table-cell office:value-type="float" office:value="1.625">
                <text:p>1.625</text:p>
              </table:table-cell>
              <table:table-cell office:value-type="float" office:value="15.501">
                <text:p>15.501</text:p>
              </table:table-cell>
              <table:table-cell office:value-type="float" office:value="0.355397999999997">
                <text:p>0.355397999999997</text:p>
              </table:table-cell>
              <table:table-cell office:value-type="float" office:value="20.551491">
                <text:p>20.551491</text:p>
              </table:table-cell>
              <table:table-cell office:value-type="float" office:value="0.0859999999999999">
                <text:p>0.0859999999999999</text:p>
              </table:table-cell>
              <table:table-cell office:value-type="float" office:value="11.748">
                <text:p>11.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4">
                <text:p>0.854</text:p>
              </table:table-cell>
              <table:table-cell office:value-type="float" office:value="13.19">
                <text:p>13.19</text:p>
              </table:table-cell>
              <table:table-cell office:value-type="float" office:value="1.625">
                <text:p>1.625</text:p>
              </table:table-cell>
              <table:table-cell office:value-type="float" office:value="15.237">
                <text:p>15.237</text:p>
              </table:table-cell>
              <table:table-cell office:value-type="float" office:value="0.449204999999999">
                <text:p>0.449204999999999</text:p>
              </table:table-cell>
              <table:table-cell office:value-type="float" office:value="20.737547">
                <text:p>20.737547</text:p>
              </table:table-cell>
              <table:table-cell office:value-type="float" office:value="0.123">
                <text:p>0.123</text:p>
              </table:table-cell>
              <table:table-cell office:value-type="float" office:value="11.759">
                <text:p>11.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8">
                <text:p>0.88</text:p>
              </table:table-cell>
              <table:table-cell office:value-type="float" office:value="13.07">
                <text:p>13.07</text:p>
              </table:table-cell>
              <table:table-cell office:value-type="float" office:value="1.625">
                <text:p>1.625</text:p>
              </table:table-cell>
              <table:table-cell office:value-type="float" office:value="14.459">
                <text:p>14.459</text:p>
              </table:table-cell>
              <table:table-cell office:value-type="float" office:value="0.397874999999999">
                <text:p>0.397874999999999</text:p>
              </table:table-cell>
              <table:table-cell office:value-type="float" office:value="20.704123">
                <text:p>20.704123</text:p>
              </table:table-cell>
              <table:table-cell office:value-type="float" office:value="0.189">
                <text:p>0.189</text:p>
              </table:table-cell>
              <table:table-cell office:value-type="float" office:value="11.764">
                <text:p>11.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1">
                <text:p>0.921</text:p>
              </table:table-cell>
              <table:table-cell office:value-type="float" office:value="12.915">
                <text:p>12.915</text:p>
              </table:table-cell>
              <table:table-cell office:value-type="float" office:value="1.637">
                <text:p>1.637</text:p>
              </table:table-cell>
              <table:table-cell office:value-type="float" office:value="13.648">
                <text:p>13.648</text:p>
              </table:table-cell>
              <table:table-cell office:value-type="float" office:value="0.444526999999997">
                <text:p>0.444526999999997</text:p>
              </table:table-cell>
              <table:table-cell office:value-type="float" office:value="20.946215">
                <text:p>20.946215</text:p>
              </table:table-cell>
              <table:table-cell office:value-type="float" office:value="0.222">
                <text:p>0.222</text:p>
              </table:table-cell>
              <table:table-cell office:value-type="float" office:value="11.754">
                <text:p>11.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2">
                <text:p>0.952</text:p>
              </table:table-cell>
              <table:table-cell office:value-type="float" office:value="12.807">
                <text:p>12.807</text:p>
              </table:table-cell>
              <table:table-cell office:value-type="float" office:value="1.638">
                <text:p>1.638</text:p>
              </table:table-cell>
              <table:table-cell office:value-type="float" office:value="13.586">
                <text:p>13.586</text:p>
              </table:table-cell>
              <table:table-cell office:value-type="float" office:value="0.388794000000001">
                <text:p>0.388794000000001</text:p>
              </table:table-cell>
              <table:table-cell office:value-type="float" office:value="21.172501">
                <text:p>21.172501</text:p>
              </table:table-cell>
              <table:table-cell office:value-type="float" office:value="0.257">
                <text:p>0.257</text:p>
              </table:table-cell>
              <table:table-cell office:value-type="float" office:value="11.738">
                <text:p>11.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3">
                <text:p>0.933</text:p>
              </table:table-cell>
              <table:table-cell office:value-type="float" office:value="12.869">
                <text:p>12.869</text:p>
              </table:table-cell>
              <table:table-cell office:value-type="float" office:value="1.638">
                <text:p>1.638</text:p>
              </table:table-cell>
              <table:table-cell office:value-type="float" office:value="13.68">
                <text:p>13.68</text:p>
              </table:table-cell>
              <table:table-cell office:value-type="float" office:value="0.518487999999998">
                <text:p>0.518487999999998</text:p>
              </table:table-cell>
              <table:table-cell office:value-type="float" office:value="18.157541">
                <text:p>18.157541</text:p>
              </table:table-cell>
              <table:table-cell office:value-type="float" office:value="0.31">
                <text:p>0.31</text:p>
              </table:table-cell>
              <table:table-cell office:value-type="float" office:value="11.765">
                <text:p>11.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9">
                <text:p>0.969</text:p>
              </table:table-cell>
              <table:table-cell office:value-type="float" office:value="12.833">
                <text:p>12.833</text:p>
              </table:table-cell>
              <table:table-cell office:value-type="float" office:value="1.638">
                <text:p>1.638</text:p>
              </table:table-cell>
              <table:table-cell office:value-type="float" office:value="13.547">
                <text:p>13.547</text:p>
              </table:table-cell>
              <table:table-cell office:value-type="float" office:value="0.408491000000002">
                <text:p>0.408491000000002</text:p>
              </table:table-cell>
              <table:table-cell office:value-type="float" office:value="20.824959">
                <text:p>20.824959</text:p>
              </table:table-cell>
              <table:table-cell office:value-type="float" office:value="0.334">
                <text:p>0.334</text:p>
              </table:table-cell>
              <table:table-cell office:value-type="float" office:value="11.801">
                <text:p>11.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32">
                <text:p>1.632</text:p>
              </table:table-cell>
              <table:table-cell office:value-type="float" office:value="13.422">
                <text:p>13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518">
                <text:p>0.778518</text:p>
              </table:table-cell>
              <table:table-cell office:value-type="float" office:value="14.917527">
                <text:p>14.917527</text:p>
              </table:table-cell>
              <table:table-cell office:value-type="float" office:value="0.431">
                <text:p>0.431</text:p>
              </table:table-cell>
              <table:table-cell office:value-type="float" office:value="11.94">
                <text:p>11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31">
                <text:p>1.631</text:p>
              </table:table-cell>
              <table:table-cell office:value-type="float" office:value="13.247">
                <text:p>13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3489000000001">
                <text:p>-0.273489000000001</text:p>
              </table:table-cell>
              <table:table-cell office:value-type="float" office:value="16.573351">
                <text:p>16.573351</text:p>
              </table:table-cell>
              <table:table-cell office:value-type="float" office:value="0.625">
                <text:p>0.625</text:p>
              </table:table-cell>
              <table:table-cell office:value-type="float" office:value="12.244">
                <text:p>12.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84">
                <text:p>1.684</text:p>
              </table:table-cell>
              <table:table-cell office:value-type="float" office:value="13.412">
                <text:p>13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206999999999">
                <text:p>0.252206999999999</text:p>
              </table:table-cell>
              <table:table-cell office:value-type="float" office:value="19.589325">
                <text:p>19.589325</text:p>
              </table:table-cell>
              <table:table-cell office:value-type="float" office:value="0.652">
                <text:p>0.652</text:p>
              </table:table-cell>
              <table:table-cell office:value-type="float" office:value="12.318">
                <text:p>12.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36">
                <text:p>1.736</text:p>
              </table:table-cell>
              <table:table-cell office:value-type="float" office:value="13.626">
                <text:p>13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713000000001">
                <text:p>0.276713000000001</text:p>
              </table:table-cell>
              <table:table-cell office:value-type="float" office:value="19.870062">
                <text:p>19.870062</text:p>
              </table:table-cell>
              <table:table-cell office:value-type="float" office:value="0.691">
                <text:p>0.691</text:p>
              </table:table-cell>
              <table:table-cell office:value-type="float" office:value="12.339">
                <text:p>12.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74">
                <text:p>1.774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516999999998">
                <text:p>0.287516999999998</text:p>
              </table:table-cell>
              <table:table-cell office:value-type="float" office:value="20.125534">
                <text:p>20.125534</text:p>
              </table:table-cell>
              <table:table-cell office:value-type="float" office:value="0.763">
                <text:p>0.763</text:p>
              </table:table-cell>
              <table:table-cell office:value-type="float" office:value="11.992">
                <text:p>11.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11">
                <text:p>1.811</text:p>
              </table:table-cell>
              <table:table-cell office:value-type="float" office:value="13.948">
                <text:p>13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0649">
                <text:p>4.50649</text:p>
              </table:table-cell>
              <table:table-cell office:value-type="float" office:value="25.122438">
                <text:p>25.122438</text:p>
              </table:table-cell>
              <table:table-cell office:value-type="float" office:value="0.795">
                <text:p>0.795</text:p>
              </table:table-cell>
              <table:table-cell office:value-type="float" office:value="11.831">
                <text:p>11.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46">
                <text:p>1.846</text:p>
              </table:table-cell>
              <table:table-cell office:value-type="float" office:value="14.079">
                <text:p>14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9973999999999">
                <text:p>0.459973999999999</text:p>
              </table:table-cell>
              <table:table-cell office:value-type="float" office:value="20.920561">
                <text:p>20.920561</text:p>
              </table:table-cell>
              <table:table-cell office:value-type="float" office:value="0.818999999999999">
                <text:p>0.818999999999999</text:p>
              </table:table-cell>
              <table:table-cell office:value-type="float" office:value="11.704">
                <text:p>11.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83">
                <text:p>1.883</text:p>
              </table:table-cell>
              <table:table-cell office:value-type="float" office:value="14.217">
                <text:p>14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224000000002">
                <text:p>0.290224000000002</text:p>
              </table:table-cell>
              <table:table-cell office:value-type="float" office:value="19.02548">
                <text:p>19.02548</text:p>
              </table:table-cell>
              <table:table-cell office:value-type="float" office:value="0.847">
                <text:p>0.847</text:p>
              </table:table-cell>
              <table:table-cell office:value-type="float" office:value="11.588">
                <text:p>11.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23">
                <text:p>1.923</text:p>
              </table:table-cell>
              <table:table-cell office:value-type="float" office:value="14.354">
                <text:p>14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057999999998">
                <text:p>0.310057999999998</text:p>
              </table:table-cell>
              <table:table-cell office:value-type="float" office:value="22.019098">
                <text:p>22.019098</text:p>
              </table:table-cell>
              <table:table-cell office:value-type="float" office:value="0.874">
                <text:p>0.874</text:p>
              </table:table-cell>
              <table:table-cell office:value-type="float" office:value="11.468">
                <text:p>11.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88">
                <text:p>1.988</text:p>
              </table:table-cell>
              <table:table-cell office:value-type="float" office:value="14.555">
                <text:p>14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874">
                <text:p>1.323874</text:p>
              </table:table-cell>
              <table:table-cell office:value-type="float" office:value="21.364935">
                <text:p>21.364935</text:p>
              </table:table-cell>
              <table:table-cell office:value-type="float" office:value="0.901">
                <text:p>0.901</text:p>
              </table:table-cell>
              <table:table-cell office:value-type="float" office:value="11.351">
                <text:p>11.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66">
                <text:p>2.166</text:p>
              </table:table-cell>
              <table:table-cell office:value-type="float" office:value="14.988">
                <text:p>14.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381999999999">
                <text:p>0.349381999999999</text:p>
              </table:table-cell>
              <table:table-cell office:value-type="float" office:value="21.191141">
                <text:p>21.191141</text:p>
              </table:table-cell>
              <table:table-cell office:value-type="float" office:value="0.926">
                <text:p>0.926</text:p>
              </table:table-cell>
              <table:table-cell office:value-type="float" office:value="11.249">
                <text:p>11.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24">
                <text:p>1.724</text:p>
              </table:table-cell>
              <table:table-cell office:value-type="float" office:value="13.509">
                <text:p>13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061999999998">
                <text:p>0.525061999999998</text:p>
              </table:table-cell>
              <table:table-cell office:value-type="float" office:value="22.60033">
                <text:p>22.60033</text:p>
              </table:table-cell>
              <table:table-cell office:value-type="float" office:value="0.959000000000001">
                <text:p>0.959000000000001</text:p>
              </table:table-cell>
              <table:table-cell office:value-type="float" office:value="11.167">
                <text:p>11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044999999998">
                <text:p>0.533044999999998</text:p>
              </table:table-cell>
              <table:table-cell office:value-type="float" office:value="22.59416">
                <text:p>22.59416</text:p>
              </table:table-cell>
              <table:table-cell office:value-type="float" office:value="0.994">
                <text:p>0.994</text:p>
              </table:table-cell>
              <table:table-cell office:value-type="float" office:value="11.07">
                <text:p>11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471999999998">
                <text:p>0.558471999999998</text:p>
              </table:table-cell>
              <table:table-cell office:value-type="float" office:value="22.766081">
                <text:p>22.766081</text:p>
              </table:table-cell>
              <table:table-cell office:value-type="float" office:value="1.011">
                <text:p>1.011</text:p>
              </table:table-cell>
              <table:table-cell office:value-type="float" office:value="10.94">
                <text:p>10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4546000000001">
                <text:p>0.844546000000001</text:p>
              </table:table-cell>
              <table:table-cell office:value-type="float" office:value="23.101082">
                <text:p>23.101082</text:p>
              </table:table-cell>
              <table:table-cell office:value-type="float" office:value="1.032">
                <text:p>1.032</text:p>
              </table:table-cell>
              <table:table-cell office:value-type="float" office:value="10.801">
                <text:p>10.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1947">
                <text:p>0.901947</text:p>
              </table:table-cell>
              <table:table-cell office:value-type="float" office:value="20.323189">
                <text:p>20.323189</text:p>
              </table:table-cell>
              <table:table-cell office:value-type="float" office:value="1.061">
                <text:p>1.061</text:p>
              </table:table-cell>
              <table:table-cell office:value-type="float" office:value="10.705">
                <text:p>10.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492000000002">
                <text:p>0.358492000000002</text:p>
              </table:table-cell>
              <table:table-cell office:value-type="float" office:value="20.367411">
                <text:p>20.367411</text:p>
              </table:table-cell>
              <table:table-cell office:value-type="float" office:value="1.089">
                <text:p>1.089</text:p>
              </table:table-cell>
              <table:table-cell office:value-type="float" office:value="10.654">
                <text:p>10.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055999999997">
                <text:p>0.259055999999997</text:p>
              </table:table-cell>
              <table:table-cell office:value-type="float" office:value="21.615612">
                <text:p>21.615612</text:p>
              </table:table-cell>
              <table:table-cell office:value-type="float" office:value="0.997">
                <text:p>0.997</text:p>
              </table:table-cell>
              <table:table-cell office:value-type="float" office:value="10.861">
                <text:p>10.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2829999999999">
                <text:p>0.432829999999999</text:p>
              </table:table-cell>
              <table:table-cell office:value-type="float" office:value="22.222013">
                <text:p>22.222013</text:p>
              </table:table-cell>
              <table:table-cell office:value-type="float" office:value="1.002">
                <text:p>1.002</text:p>
              </table:table-cell>
              <table:table-cell office:value-type="float" office:value="10.854">
                <text:p>10.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249">
                <text:p>0.311249</text:p>
              </table:table-cell>
              <table:table-cell office:value-type="float" office:value="20.574345">
                <text:p>20.574345</text:p>
              </table:table-cell>
              <table:table-cell office:value-type="float" office:value="1.037">
                <text:p>1.037</text:p>
              </table:table-cell>
              <table:table-cell office:value-type="float" office:value="10.771">
                <text:p>10.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258">
                <text:p>2.77258</text:p>
              </table:table-cell>
              <table:table-cell office:value-type="float" office:value="25.14642">
                <text:p>25.14642</text:p>
              </table:table-cell>
              <table:table-cell office:value-type="float" office:value="1.07">
                <text:p>1.07</text:p>
              </table:table-cell>
              <table:table-cell office:value-type="float" office:value="10.677">
                <text:p>10.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487000000003">
                <text:p>0.590487000000003</text:p>
              </table:table-cell>
              <table:table-cell office:value-type="float" office:value="22.306004">
                <text:p>22.306004</text:p>
              </table:table-cell>
              <table:table-cell office:value-type="float" office:value="1.082">
                <text:p>1.082</text:p>
              </table:table-cell>
              <table:table-cell office:value-type="float" office:value="10.694">
                <text:p>10.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8088">
                <text:p>1.138088</text:p>
              </table:table-cell>
              <table:table-cell office:value-type="float" office:value="18.583265">
                <text:p>18.583265</text:p>
              </table:table-cell>
              <table:table-cell office:value-type="float" office:value="1.198">
                <text:p>1.198</text:p>
              </table:table-cell>
              <table:table-cell office:value-type="float" office:value="10.548">
                <text:p>10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29">
                <text:p>0.30329</text:p>
              </table:table-cell>
              <table:table-cell office:value-type="float" office:value="20.764765">
                <text:p>20.764765</text:p>
              </table:table-cell>
              <table:table-cell office:value-type="float" office:value="1.309">
                <text:p>1.309</text:p>
              </table:table-cell>
              <table:table-cell office:value-type="float" office:value="10.496">
                <text:p>10.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628">
                <text:p>0.312628</text:p>
              </table:table-cell>
              <table:table-cell office:value-type="float" office:value="20.189646">
                <text:p>20.189646</text:p>
              </table:table-cell>
              <table:table-cell office:value-type="float" office:value="1.617">
                <text:p>1.617</text:p>
              </table:table-cell>
              <table:table-cell office:value-type="float" office:value="10.767">
                <text:p>10.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891000000001">
                <text:p>0.275891000000001</text:p>
              </table:table-cell>
              <table:table-cell office:value-type="float" office:value="20.477156">
                <text:p>20.477156</text:p>
              </table:table-cell>
              <table:table-cell office:value-type="float" office:value="1.619">
                <text:p>1.619</text:p>
              </table:table-cell>
              <table:table-cell office:value-type="float" office:value="10.68">
                <text:p>1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414000000002">
                <text:p>0.441414000000002</text:p>
              </table:table-cell>
              <table:table-cell office:value-type="float" office:value="20.97613">
                <text:p>20.97613</text:p>
              </table:table-cell>
              <table:table-cell office:value-type="float" office:value="1.622">
                <text:p>1.622</text:p>
              </table:table-cell>
              <table:table-cell office:value-type="float" office:value="10.621">
                <text:p>10.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435">
                <text:p>0.323435</text:p>
              </table:table-cell>
              <table:table-cell office:value-type="float" office:value="21.49267">
                <text:p>21.49267</text:p>
              </table:table-cell>
              <table:table-cell office:value-type="float" office:value="1.629">
                <text:p>1.629</text:p>
              </table:table-cell>
              <table:table-cell office:value-type="float" office:value="10.602">
                <text:p>10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054999999997">
                <text:p>0.376054999999997</text:p>
              </table:table-cell>
              <table:table-cell office:value-type="float" office:value="20.761528">
                <text:p>20.761528</text:p>
              </table:table-cell>
              <table:table-cell office:value-type="float" office:value="1.654">
                <text:p>1.654</text:p>
              </table:table-cell>
              <table:table-cell office:value-type="float" office:value="10.665">
                <text:p>10.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802000000003">
                <text:p>0.502802000000003</text:p>
              </table:table-cell>
              <table:table-cell office:value-type="float" office:value="21.703268">
                <text:p>21.70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4382000000001">
                <text:p>0.284382000000001</text:p>
              </table:table-cell>
              <table:table-cell office:value-type="float" office:value="19.889914">
                <text:p>19.88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248999999997">
                <text:p>0.355248999999997</text:p>
              </table:table-cell>
              <table:table-cell office:value-type="float" office:value="20.399765">
                <text:p>20.399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563999999998">
                <text:p>0.297563999999998</text:p>
              </table:table-cell>
              <table:table-cell office:value-type="float" office:value="19.637772">
                <text:p>19.637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522">
                <text:p>1.47522</text:p>
              </table:table-cell>
              <table:table-cell office:value-type="float" office:value="22.410658">
                <text:p>22.41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250000000001">
                <text:p>0.413250000000001</text:p>
              </table:table-cell>
              <table:table-cell office:value-type="float" office:value="21.075195">
                <text:p>21.07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386000000002">
                <text:p>0.555386000000002</text:p>
              </table:table-cell>
              <table:table-cell office:value-type="float" office:value="22.730059">
                <text:p>22.730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13">
                <text:p>0.24213</text:p>
              </table:table-cell>
              <table:table-cell office:value-type="float" office:value="19.581985">
                <text:p>19.58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673">
                <text:p>0.268673</text:p>
              </table:table-cell>
              <table:table-cell office:value-type="float" office:value="20.126617">
                <text:p>20.12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840999999998">
                <text:p>0.625840999999998</text:p>
              </table:table-cell>
              <table:table-cell office:value-type="float" office:value="21.340963">
                <text:p>21.340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916000000001">
                <text:p>0.652916000000001</text:p>
              </table:table-cell>
              <table:table-cell office:value-type="float" office:value="22.123072">
                <text:p>22.123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127000000003">
                <text:p>0.425127000000003</text:p>
              </table:table-cell>
              <table:table-cell office:value-type="float" office:value="22.234425">
                <text:p>22.23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804999999997">
                <text:p>-0.367804999999997</text:p>
              </table:table-cell>
              <table:table-cell office:value-type="float" office:value="22.915911">
                <text:p>22.91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6366">
                <text:p>0.826366</text:p>
              </table:table-cell>
              <table:table-cell office:value-type="float" office:value="23.121355">
                <text:p>23.12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541000000001">
                <text:p>0.630541000000001</text:p>
              </table:table-cell>
              <table:table-cell office:value-type="float" office:value="23.062752">
                <text:p>23.06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311">
                <text:p>0.509311</text:p>
              </table:table-cell>
              <table:table-cell office:value-type="float" office:value="22.082296">
                <text:p>22.08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75321">
                <text:p>-2.075321</text:p>
              </table:table-cell>
              <table:table-cell office:value-type="float" office:value="24.3762">
                <text:p>24.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933999999998">
                <text:p>0.405933999999998</text:p>
              </table:table-cell>
              <table:table-cell office:value-type="float" office:value="21.120165">
                <text:p>21.12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642999999998">
                <text:p>0.350642999999998</text:p>
              </table:table-cell>
              <table:table-cell office:value-type="float" office:value="21.413956">
                <text:p>21.41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315000000002">
                <text:p>0.472315000000002</text:p>
              </table:table-cell>
              <table:table-cell office:value-type="float" office:value="21.755617">
                <text:p>21.75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317">
                <text:p>0.489317</text:p>
              </table:table-cell>
              <table:table-cell office:value-type="float" office:value="21.12393">
                <text:p>21.1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361999999999">
                <text:p>0.840361999999999</text:p>
              </table:table-cell>
              <table:table-cell office:value-type="float" office:value="22.856672">
                <text:p>22.85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88">
                <text:p>0.607388</text:p>
              </table:table-cell>
              <table:table-cell office:value-type="float" office:value="21.040812">
                <text:p>21.04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4">
                <text:p>0.5854</text:p>
              </table:table-cell>
              <table:table-cell office:value-type="float" office:value="22.347277">
                <text:p>22.347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023000000002">
                <text:p>0.587023000000002</text:p>
              </table:table-cell>
              <table:table-cell office:value-type="float" office:value="21.176472">
                <text:p>21.176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225">
                <text:p>0.462225</text:p>
              </table:table-cell>
              <table:table-cell office:value-type="float" office:value="22.175724">
                <text:p>22.17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586000000003">
                <text:p>0.402586000000003</text:p>
              </table:table-cell>
              <table:table-cell office:value-type="float" office:value="22.365791">
                <text:p>22.365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641000000003">
                <text:p>0.527641000000003</text:p>
              </table:table-cell>
              <table:table-cell office:value-type="float" office:value="22.546686">
                <text:p>22.54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0582">
                <text:p>1.500582</text:p>
              </table:table-cell>
              <table:table-cell office:value-type="float" office:value="23.768082">
                <text:p>23.76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7676">
                <text:p>1.127676</text:p>
              </table:table-cell>
              <table:table-cell office:value-type="float" office:value="23.495422">
                <text:p>23.495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2251">
                <text:p>2.392251</text:p>
              </table:table-cell>
              <table:table-cell office:value-type="float" office:value="25.210402">
                <text:p>25.21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8406">
                <text:p>1.668406</text:p>
              </table:table-cell>
              <table:table-cell office:value-type="float" office:value="24.714676">
                <text:p>24.71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6943000000002">
                <text:p>0.796943000000002</text:p>
              </table:table-cell>
              <table:table-cell office:value-type="float" office:value="23.235662">
                <text:p>23.23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685000000001">
                <text:p>0.593685000000001</text:p>
              </table:table-cell>
              <table:table-cell office:value-type="float" office:value="16.699341">
                <text:p>16.699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203999999999">
                <text:p>0.328203999999999</text:p>
              </table:table-cell>
              <table:table-cell office:value-type="float" office:value="19.319342">
                <text:p>19.319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056999999998">
                <text:p>0.299056999999998</text:p>
              </table:table-cell>
              <table:table-cell office:value-type="float" office:value="20.318575">
                <text:p>20.31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91000000002">
                <text:p>0.360991000000002</text:p>
              </table:table-cell>
              <table:table-cell office:value-type="float" office:value="21.091473">
                <text:p>21.09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211">
                <text:p>0.596211</text:p>
              </table:table-cell>
              <table:table-cell office:value-type="float" office:value="17.07366">
                <text:p>17.0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850999999999">
                <text:p>0.327850999999999</text:p>
              </table:table-cell>
              <table:table-cell office:value-type="float" office:value="20.330769">
                <text:p>20.3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692999999999">
                <text:p>0.422692999999999</text:p>
              </table:table-cell>
              <table:table-cell office:value-type="float" office:value="21.923298">
                <text:p>21.92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840000000001">
                <text:p>0.245840000000001</text:p>
              </table:table-cell>
              <table:table-cell office:value-type="float" office:value="20.176334">
                <text:p>20.176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196000000001">
                <text:p>0.278196000000001</text:p>
              </table:table-cell>
              <table:table-cell office:value-type="float" office:value="21.390381">
                <text:p>21.39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632000000001">
                <text:p>0.266632000000001</text:p>
              </table:table-cell>
              <table:table-cell office:value-type="float" office:value="19.480564">
                <text:p>19.48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841000000001">
                <text:p>0.366841000000001</text:p>
              </table:table-cell>
              <table:table-cell office:value-type="float" office:value="20.690159">
                <text:p>20.69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740000000001">
                <text:p>0.195740000000001</text:p>
              </table:table-cell>
              <table:table-cell office:value-type="float" office:value="20.791334">
                <text:p>20.79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188000000002">
                <text:p>0.271188000000002</text:p>
              </table:table-cell>
              <table:table-cell office:value-type="float" office:value="21.120256">
                <text:p>21.12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45999999999">
                <text:p>0.331945999999999</text:p>
              </table:table-cell>
              <table:table-cell office:value-type="float" office:value="21.407166">
                <text:p>21.40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3228">
                <text:p>1.373228</text:p>
              </table:table-cell>
              <table:table-cell office:value-type="float" office:value="22.77178">
                <text:p>22.7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659">
                <text:p>0.623659</text:p>
              </table:table-cell>
              <table:table-cell office:value-type="float" office:value="22.273844">
                <text:p>22.273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296">
                <text:p>0.684296</text:p>
              </table:table-cell>
              <table:table-cell office:value-type="float" office:value="22.570511">
                <text:p>22.570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8225">
                <text:p>2.418225</text:p>
              </table:table-cell>
              <table:table-cell office:value-type="float" office:value="25.419825">
                <text:p>25.4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511000000001">
                <text:p>0.667511000000001</text:p>
              </table:table-cell>
              <table:table-cell office:value-type="float" office:value="23.142319">
                <text:p>23.14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38">
                <text:p>0.38138</text:p>
              </table:table-cell>
              <table:table-cell office:value-type="float" office:value="21.130758">
                <text:p>21.13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369000000001">
                <text:p>0.632369000000001</text:p>
              </table:table-cell>
              <table:table-cell office:value-type="float" office:value="22.267796">
                <text:p>22.26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596000000001">
                <text:p>0.473596000000001</text:p>
              </table:table-cell>
              <table:table-cell office:value-type="float" office:value="21.787136">
                <text:p>21.787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1335999999998">
                <text:p>0.951335999999998</text:p>
              </table:table-cell>
              <table:table-cell office:value-type="float" office:value="22.763792">
                <text:p>22.76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2214">
                <text:p>1.802214</text:p>
              </table:table-cell>
              <table:table-cell office:value-type="float" office:value="23.209402">
                <text:p>23.209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155999999999">
                <text:p>0.438155999999999</text:p>
              </table:table-cell>
              <table:table-cell office:value-type="float" office:value="21.698418">
                <text:p>21.69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515000000001">
                <text:p>0.527515000000001</text:p>
              </table:table-cell>
              <table:table-cell office:value-type="float" office:value="21.644817">
                <text:p>21.64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293999999999">
                <text:p>0.412293999999999</text:p>
              </table:table-cell>
              <table:table-cell office:value-type="float" office:value="21.255674">
                <text:p>21.255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836000000001">
                <text:p>0.725836000000001</text:p>
              </table:table-cell>
              <table:table-cell office:value-type="float" office:value="23.166727">
                <text:p>23.16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8466">
                <text:p>2.028466</text:p>
              </table:table-cell>
              <table:table-cell office:value-type="float" office:value="24.718222">
                <text:p>24.718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496999999998">
                <text:p>0.345496999999998</text:p>
              </table:table-cell>
              <table:table-cell office:value-type="float" office:value="23.315744">
                <text:p>23.31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831">
                <text:p>0.83831</text:p>
              </table:table-cell>
              <table:table-cell office:value-type="float" office:value="14.671989">
                <text:p>14.67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4132">
                <text:p>1.464132</text:p>
              </table:table-cell>
              <table:table-cell office:value-type="float" office:value="20.499689">
                <text:p>20.499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029000000001">
                <text:p>0.261029000000001</text:p>
              </table:table-cell>
              <table:table-cell office:value-type="float" office:value="19.282143">
                <text:p>19.28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443">
                <text:p>1.40443</text:p>
              </table:table-cell>
              <table:table-cell office:value-type="float" office:value="21.257223">
                <text:p>21.257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082">
                <text:p>0.257082</text:p>
              </table:table-cell>
              <table:table-cell office:value-type="float" office:value="20.47821">
                <text:p>20.4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471000000002">
                <text:p>0.376471000000002</text:p>
              </table:table-cell>
              <table:table-cell office:value-type="float" office:value="20.93541">
                <text:p>20.9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908999999998">
                <text:p>0.411908999999998</text:p>
              </table:table-cell>
              <table:table-cell office:value-type="float" office:value="21.21232">
                <text:p>21.2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5369000000002">
                <text:p>0.645369000000002</text:p>
              </table:table-cell>
              <table:table-cell office:value-type="float" office:value="21.62385">
                <text:p>21.6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563000000002">
                <text:p>0.426563000000002</text:p>
              </table:table-cell>
              <table:table-cell office:value-type="float" office:value="21.507742">
                <text:p>21.50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369">
                <text:p>0.332369</text:p>
              </table:table-cell>
              <table:table-cell office:value-type="float" office:value="21.584215">
                <text:p>21.5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178000000002">
                <text:p>0.279178000000002</text:p>
              </table:table-cell>
              <table:table-cell office:value-type="float" office:value="19.448879">
                <text:p>19.44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158000000003">
                <text:p>0.288158000000003</text:p>
              </table:table-cell>
              <table:table-cell office:value-type="float" office:value="19.745132">
                <text:p>19.74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736">
                <text:p>0.329736</text:p>
              </table:table-cell>
              <table:table-cell office:value-type="float" office:value="20.293798">
                <text:p>20.293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52999999999">
                <text:p>0.348752999999999</text:p>
              </table:table-cell>
              <table:table-cell office:value-type="float" office:value="19.960751">
                <text:p>19.96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996999999998">
                <text:p>0.410996999999998</text:p>
              </table:table-cell>
              <table:table-cell office:value-type="float" office:value="20.515728">
                <text:p>20.51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787000000001">
                <text:p>0.342787000000001</text:p>
              </table:table-cell>
              <table:table-cell office:value-type="float" office:value="20.794981">
                <text:p>20.79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021999999999">
                <text:p>0.324021999999999</text:p>
              </table:table-cell>
              <table:table-cell office:value-type="float" office:value="21.235882">
                <text:p>21.23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6937000000001">
                <text:p>0.806937000000001</text:p>
              </table:table-cell>
              <table:table-cell office:value-type="float" office:value="16.33725">
                <text:p>16.3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707">
                <text:p>0.426707</text:p>
              </table:table-cell>
              <table:table-cell office:value-type="float" office:value="21.420027">
                <text:p>21.42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4566">
                <text:p>1.064566</text:p>
              </table:table-cell>
              <table:table-cell office:value-type="float" office:value="23.327597">
                <text:p>23.327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0334">
                <text:p>0.790334</text:p>
              </table:table-cell>
              <table:table-cell office:value-type="float" office:value="14.760236">
                <text:p>14.76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524999999999">
                <text:p>0.308524999999999</text:p>
              </table:table-cell>
              <table:table-cell office:value-type="float" office:value="19.671278">
                <text:p>19.67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953000000001">
                <text:p>0.365953000000001</text:p>
              </table:table-cell>
              <table:table-cell office:value-type="float" office:value="20.267313">
                <text:p>20.26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049000000001">
                <text:p>0.346049000000001</text:p>
              </table:table-cell>
              <table:table-cell office:value-type="float" office:value="20.340031">
                <text:p>20.34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365999999998">
                <text:p>0.278365999999998</text:p>
              </table:table-cell>
              <table:table-cell office:value-type="float" office:value="20.641119">
                <text:p>20.64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298999999998">
                <text:p>0.479298999999998</text:p>
              </table:table-cell>
              <table:table-cell office:value-type="float" office:value="21.166233">
                <text:p>21.16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905999999999">
                <text:p>0.438905999999999</text:p>
              </table:table-cell>
              <table:table-cell office:value-type="float" office:value="21.223654">
                <text:p>21.22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865000000003">
                <text:p>0.586865000000003</text:p>
              </table:table-cell>
              <table:table-cell office:value-type="float" office:value="16.853802">
                <text:p>16.85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737000000001">
                <text:p>0.352737000000001</text:p>
              </table:table-cell>
              <table:table-cell office:value-type="float" office:value="19.023077">
                <text:p>19.0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1309">
                <text:p>1.301309</text:p>
              </table:table-cell>
              <table:table-cell office:value-type="float" office:value="21.850006">
                <text:p>21.85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442000000002">
                <text:p>0.351442000000002</text:p>
              </table:table-cell>
              <table:table-cell office:value-type="float" office:value="20.157087">
                <text:p>20.157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1795999999997">
                <text:p>0.421795999999997</text:p>
              </table:table-cell>
              <table:table-cell office:value-type="float" office:value="20.629602">
                <text:p>20.62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995">
                <text:p>0.355995</text:p>
              </table:table-cell>
              <table:table-cell office:value-type="float" office:value="20.968134">
                <text:p>20.968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804999999998">
                <text:p>0.528804999999998</text:p>
              </table:table-cell>
              <table:table-cell office:value-type="float" office:value="18.017792">
                <text:p>18.017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32000000001">
                <text:p>0.301832000000001</text:p>
              </table:table-cell>
              <table:table-cell office:value-type="float" office:value="19.025148">
                <text:p>19.02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813000000002">
                <text:p>0.277813000000002</text:p>
              </table:table-cell>
              <table:table-cell office:value-type="float" office:value="19.536926">
                <text:p>19.53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713">
                <text:p>0.354713</text:p>
              </table:table-cell>
              <table:table-cell office:value-type="float" office:value="20.599367">
                <text:p>20.5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215000000001">
                <text:p>0.163215000000001</text:p>
              </table:table-cell>
              <table:table-cell office:value-type="float" office:value="21.079166">
                <text:p>21.07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817999999998">
                <text:p>0.267817999999998</text:p>
              </table:table-cell>
              <table:table-cell office:value-type="float" office:value="19.896896">
                <text:p>19.896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367999999997">
                <text:p>0.290367999999997</text:p>
              </table:table-cell>
              <table:table-cell office:value-type="float" office:value="20.439711">
                <text:p>20.439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101999999998">
                <text:p>0.418101999999998</text:p>
              </table:table-cell>
              <table:table-cell office:value-type="float" office:value="20.960903">
                <text:p>20.96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721999999998">
                <text:p>0.548721999999998</text:p>
              </table:table-cell>
              <table:table-cell office:value-type="float" office:value="21.451445">
                <text:p>21.45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639999999998">
                <text:p>0.245639999999998</text:p>
              </table:table-cell>
              <table:table-cell office:value-type="float" office:value="21.863894">
                <text:p>21.86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585999999999">
                <text:p>0.617585999999999</text:p>
              </table:table-cell>
              <table:table-cell office:value-type="float" office:value="21.897175">
                <text:p>21.89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339999999999">
                <text:p>0.280339999999999</text:p>
              </table:table-cell>
              <table:table-cell office:value-type="float" office:value="20.496874">
                <text:p>20.49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376">
                <text:p>0.288376</text:p>
              </table:table-cell>
              <table:table-cell office:value-type="float" office:value="19.360291">
                <text:p>19.36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779999999999">
                <text:p>0.314779999999999</text:p>
              </table:table-cell>
              <table:table-cell office:value-type="float" office:value="19.530682">
                <text:p>19.53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49999999999">
                <text:p>0.399049999999999</text:p>
              </table:table-cell>
              <table:table-cell office:value-type="float" office:value="19.632019">
                <text:p>19.63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1888">
                <text:p>1.491888</text:p>
              </table:table-cell>
              <table:table-cell office:value-type="float" office:value="21.769865">
                <text:p>21.76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50000000001">
                <text:p>0.303650000000001</text:p>
              </table:table-cell>
              <table:table-cell office:value-type="float" office:value="20.3874">
                <text:p>20.3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299000000001">
                <text:p>0.386299000000001</text:p>
              </table:table-cell>
              <table:table-cell office:value-type="float" office:value="20.453754">
                <text:p>20.45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907000000001">
                <text:p>0.648907000000001</text:p>
              </table:table-cell>
              <table:table-cell office:value-type="float" office:value="21.910343">
                <text:p>21.910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8919">
                <text:p>1.178919</text:p>
              </table:table-cell>
              <table:table-cell office:value-type="float" office:value="23.342932">
                <text:p>23.34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84000000003">
                <text:p>0.621384000000003</text:p>
              </table:table-cell>
              <table:table-cell office:value-type="float" office:value="22.038229">
                <text:p>22.038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322999999999">
                <text:p>0.626322999999999</text:p>
              </table:table-cell>
              <table:table-cell office:value-type="float" office:value="22.160259">
                <text:p>22.16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36">
                <text:p>1.06036</text:p>
              </table:table-cell>
              <table:table-cell office:value-type="float" office:value="23.192762">
                <text:p>23.19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266999999999">
                <text:p>0.254266999999999</text:p>
              </table:table-cell>
              <table:table-cell office:value-type="float" office:value="19.373547">
                <text:p>19.373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541999999999">
                <text:p>0.346541999999999</text:p>
              </table:table-cell>
              <table:table-cell office:value-type="float" office:value="20.563377">
                <text:p>20.56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062999999998">
                <text:p>0.419062999999998</text:p>
              </table:table-cell>
              <table:table-cell office:value-type="float" office:value="21.966789">
                <text:p>21.96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014">
                <text:p>0.721014</text:p>
              </table:table-cell>
              <table:table-cell office:value-type="float" office:value="22.601212">
                <text:p>22.6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035000000001">
                <text:p>0.390035000000001</text:p>
              </table:table-cell>
              <table:table-cell office:value-type="float" office:value="20.663074">
                <text:p>20.6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7355">
                <text:p>0.757355</text:p>
              </table:table-cell>
              <table:table-cell office:value-type="float" office:value="22.151276">
                <text:p>22.15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958">
                <text:p>0.488958</text:p>
              </table:table-cell>
              <table:table-cell office:value-type="float" office:value="21.955898">
                <text:p>21.95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723">
                <text:p>0.354723</text:p>
              </table:table-cell>
              <table:table-cell office:value-type="float" office:value="22.000671">
                <text:p>22.000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0097">
                <text:p>2.140097</text:p>
              </table:table-cell>
              <table:table-cell office:value-type="float" office:value="25.079762">
                <text:p>25.07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334999999999">
                <text:p>0.453334999999999</text:p>
              </table:table-cell>
              <table:table-cell office:value-type="float" office:value="22.862206">
                <text:p>22.86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674999999998">
                <text:p>0.268674999999998</text:p>
              </table:table-cell>
              <table:table-cell office:value-type="float" office:value="19.496622">
                <text:p>19.496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025000000001">
                <text:p>0.576025000000001</text:p>
              </table:table-cell>
              <table:table-cell office:value-type="float" office:value="22.330908">
                <text:p>22.33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341999999999">
                <text:p>0.290341999999999</text:p>
              </table:table-cell>
              <table:table-cell office:value-type="float" office:value="19.73295">
                <text:p>19.7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297999999999">
                <text:p>0.336297999999999</text:p>
              </table:table-cell>
              <table:table-cell office:value-type="float" office:value="21.027599">
                <text:p>21.02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631999999999">
                <text:p>0.523631999999999</text:p>
              </table:table-cell>
              <table:table-cell office:value-type="float" office:value="21.815865">
                <text:p>21.81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650999999998">
                <text:p>0.433650999999998</text:p>
              </table:table-cell>
              <table:table-cell office:value-type="float" office:value="22.171877">
                <text:p>22.17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41">
                <text:p>0.66741</text:p>
              </table:table-cell>
              <table:table-cell office:value-type="float" office:value="20.050325">
                <text:p>20.0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4457999999999">
                <text:p>0.794457999999999</text:p>
              </table:table-cell>
              <table:table-cell office:value-type="float" office:value="20.201517">
                <text:p>20.20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786000000001">
                <text:p>0.328786000000001</text:p>
              </table:table-cell>
              <table:table-cell office:value-type="float" office:value="20.005754">
                <text:p>20.00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205000000001">
                <text:p>0.334205000000001</text:p>
              </table:table-cell>
              <table:table-cell office:value-type="float" office:value="20.425449">
                <text:p>20.42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495999999999">
                <text:p>0.544495999999999</text:p>
              </table:table-cell>
              <table:table-cell office:value-type="float" office:value="22.061918">
                <text:p>22.06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1632999999999">
                <text:p>0.801632999999999</text:p>
              </table:table-cell>
              <table:table-cell office:value-type="float" office:value="22.602079">
                <text:p>22.60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676999999999">
                <text:p>0.351676999999999</text:p>
              </table:table-cell>
              <table:table-cell office:value-type="float" office:value="20.160051">
                <text:p>20.160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802000000001">
                <text:p>0.547802000000001</text:p>
              </table:table-cell>
              <table:table-cell office:value-type="float" office:value="22.28281">
                <text:p>22.2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926999999998">
                <text:p>0.588926999999998</text:p>
              </table:table-cell>
              <table:table-cell office:value-type="float" office:value="22.611891">
                <text:p>22.61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163">
                <text:p>1.013163</text:p>
              </table:table-cell>
              <table:table-cell office:value-type="float" office:value="23.019949">
                <text:p>23.019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306000000001">
                <text:p>0.537306000000001</text:p>
              </table:table-cell>
              <table:table-cell office:value-type="float" office:value="22.942291">
                <text:p>22.94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5147">
                <text:p>1.405147</text:p>
              </table:table-cell>
              <table:table-cell office:value-type="float" office:value="23.987091">
                <text:p>23.98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479000000001">
                <text:p>0.990479000000001</text:p>
              </table:table-cell>
              <table:table-cell office:value-type="float" office:value="20.060587">
                <text:p>20.060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54">
                <text:p>0.40954</text:p>
              </table:table-cell>
              <table:table-cell office:value-type="float" office:value="20.413353">
                <text:p>20.41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043">
                <text:p>0.252043</text:p>
              </table:table-cell>
              <table:table-cell office:value-type="float" office:value="21.006264">
                <text:p>21.00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3957999999999">
                <text:p>0.423957999999999</text:p>
              </table:table-cell>
              <table:table-cell office:value-type="float" office:value="21.890776">
                <text:p>21.89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293999999998">
                <text:p>0.434293999999998</text:p>
              </table:table-cell>
              <table:table-cell office:value-type="float" office:value="22.19203">
                <text:p>22.19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268999999999">
                <text:p>0.831268999999999</text:p>
              </table:table-cell>
              <table:table-cell office:value-type="float" office:value="23.148438">
                <text:p>23.1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528000000003">
                <text:p>0.320528000000003</text:p>
              </table:table-cell>
              <table:table-cell office:value-type="float" office:value="19.21364">
                <text:p>19.2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349000000001">
                <text:p>0.289349000000001</text:p>
              </table:table-cell>
              <table:table-cell office:value-type="float" office:value="20.226303">
                <text:p>20.22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686">
                <text:p>0.426686</text:p>
              </table:table-cell>
              <table:table-cell office:value-type="float" office:value="20.744158">
                <text:p>20.74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447999999998">
                <text:p>0.392447999999998</text:p>
              </table:table-cell>
              <table:table-cell office:value-type="float" office:value="21.00304">
                <text:p>21.0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873">
                <text:p>0.373873</text:p>
              </table:table-cell>
              <table:table-cell office:value-type="float" office:value="21.608692">
                <text:p>21.60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59">
                <text:p>0.699959</text:p>
              </table:table-cell>
              <table:table-cell office:value-type="float" office:value="22.410357">
                <text:p>22.410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066000000001">
                <text:p>0.765066000000001</text:p>
              </table:table-cell>
              <table:table-cell office:value-type="float" office:value="23.274334">
                <text:p>23.27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029000000001">
                <text:p>0.340029000000001</text:p>
              </table:table-cell>
              <table:table-cell office:value-type="float" office:value="19.735327">
                <text:p>19.73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248">
                <text:p>0.469248</text:p>
              </table:table-cell>
              <table:table-cell office:value-type="float" office:value="21.936014">
                <text:p>21.936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8020000000001">
                <text:p>0.818020000000001</text:p>
              </table:table-cell>
              <table:table-cell office:value-type="float" office:value="22.246483">
                <text:p>22.24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954">
                <text:p>0.340954</text:p>
              </table:table-cell>
              <table:table-cell office:value-type="float" office:value="19.106705">
                <text:p>19.10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384000000001">
                <text:p>0.341384000000001</text:p>
              </table:table-cell>
              <table:table-cell office:value-type="float" office:value="20.620317">
                <text:p>20.62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744">
                <text:p>0.296744</text:p>
              </table:table-cell>
              <table:table-cell office:value-type="float" office:value="21.49655">
                <text:p>21.4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053000000001">
                <text:p>0.244053000000001</text:p>
              </table:table-cell>
              <table:table-cell office:value-type="float" office:value="21.919184">
                <text:p>21.91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4918">
                <text:p>1.184918</text:p>
              </table:table-cell>
              <table:table-cell office:value-type="float" office:value="23.176516">
                <text:p>23.176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952999999999">
                <text:p>0.352952999999999</text:p>
              </table:table-cell>
              <table:table-cell office:value-type="float" office:value="21.136177">
                <text:p>21.13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681">
                <text:p>0.642681</text:p>
              </table:table-cell>
              <table:table-cell office:value-type="float" office:value="21.687269">
                <text:p>21.68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638999999998">
                <text:p>0.510638999999998</text:p>
              </table:table-cell>
              <table:table-cell office:value-type="float" office:value="22.453411">
                <text:p>22.45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033">
                <text:p>0.481033</text:p>
              </table:table-cell>
              <table:table-cell office:value-type="float" office:value="21.782934">
                <text:p>21.78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120000000002">
                <text:p>0.479120000000002</text:p>
              </table:table-cell>
              <table:table-cell office:value-type="float" office:value="21.738146">
                <text:p>21.738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670000000001">
                <text:p>0.568670000000001</text:p>
              </table:table-cell>
              <table:table-cell office:value-type="float" office:value="22.001915">
                <text:p>22.00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9945999999998">
                <text:p>0.319945999999998</text:p>
              </table:table-cell>
              <table:table-cell office:value-type="float" office:value="22.491667">
                <text:p>22.49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1416">
                <text:p>1.201416</text:p>
              </table:table-cell>
              <table:table-cell office:value-type="float" office:value="23.61573">
                <text:p>23.6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889999999999">
                <text:p>0.376889999999999</text:p>
              </table:table-cell>
              <table:table-cell office:value-type="float" office:value="21.77026">
                <text:p>21.7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415000000001">
                <text:p>0.373415000000001</text:p>
              </table:table-cell>
              <table:table-cell office:value-type="float" office:value="20.973234">
                <text:p>20.973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8567">
                <text:p>1.878567</text:p>
              </table:table-cell>
              <table:table-cell office:value-type="float" office:value="23.994463">
                <text:p>23.99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625">
                <text:p>0.460625</text:p>
              </table:table-cell>
              <table:table-cell office:value-type="float" office:value="23.084641">
                <text:p>23.08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553999999999">
                <text:p>0.324553999999999</text:p>
              </table:table-cell>
              <table:table-cell office:value-type="float" office:value="22.537468">
                <text:p>22.537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703">
                <text:p>0.255703</text:p>
              </table:table-cell>
              <table:table-cell office:value-type="float" office:value="21.537107">
                <text:p>21.537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6696000000002">
                <text:p>0.716696000000002</text:p>
              </table:table-cell>
              <table:table-cell office:value-type="float" office:value="22.296925">
                <text:p>22.29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1559999999999">
                <text:p>0.851559999999999</text:p>
              </table:table-cell>
              <table:table-cell office:value-type="float" office:value="22.9426">
                <text:p>22.9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178">
                <text:p>0.513178</text:p>
              </table:table-cell>
              <table:table-cell office:value-type="float" office:value="23.112999">
                <text:p>23.11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283999999998">
                <text:p>0.483283999999998</text:p>
              </table:table-cell>
              <table:table-cell office:value-type="float" office:value="22.108862">
                <text:p>22.10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014000000001">
                <text:p>0.835014000000001</text:p>
              </table:table-cell>
              <table:table-cell office:value-type="float" office:value="22.823753">
                <text:p>22.823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313999999997">
                <text:p>0.661313999999997</text:p>
              </table:table-cell>
              <table:table-cell office:value-type="float" office:value="22.165995">
                <text:p>22.1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989000000001">
                <text:p>0.428989000000001</text:p>
              </table:table-cell>
              <table:table-cell office:value-type="float" office:value="22.294069">
                <text:p>22.29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728999999998">
                <text:p>0.269728999999998</text:p>
              </table:table-cell>
              <table:table-cell office:value-type="float" office:value="19.824699">
                <text:p>19.82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5562">
                <text:p>1.265562</text:p>
              </table:table-cell>
              <table:table-cell office:value-type="float" office:value="21.301517">
                <text:p>21.30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2804">
                <text:p>1.312804</text:p>
              </table:table-cell>
              <table:table-cell office:value-type="float" office:value="16.153257">
                <text:p>16.15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938000000002">
                <text:p>0.637938000000002</text:p>
              </table:table-cell>
              <table:table-cell office:value-type="float" office:value="16.800871">
                <text:p>16.80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17393999999999">
                <text:p>-0.217393999999999</text:p>
              </table:table-cell>
              <table:table-cell office:value-type="float" office:value="16.694136">
                <text:p>16.69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593999999998">
                <text:p>0.377593999999998</text:p>
              </table:table-cell>
              <table:table-cell office:value-type="float" office:value="21.927052">
                <text:p>21.92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680999999999">
                <text:p>0.601680999999999</text:p>
              </table:table-cell>
              <table:table-cell office:value-type="float" office:value="17.657341">
                <text:p>17.657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461000000001">
                <text:p>0.253461000000001</text:p>
              </table:table-cell>
              <table:table-cell office:value-type="float" office:value="19.794744">
                <text:p>19.794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990999999999">
                <text:p>0.241990999999999</text:p>
              </table:table-cell>
              <table:table-cell office:value-type="float" office:value="20.093832">
                <text:p>20.09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998000000001">
                <text:p>0.257998000000001</text:p>
              </table:table-cell>
              <table:table-cell office:value-type="float" office:value="19.984648">
                <text:p>19.98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2678">
                <text:p>1.402678</text:p>
              </table:table-cell>
              <table:table-cell office:value-type="float" office:value="22.163363">
                <text:p>22.16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746">
                <text:p>0.329746</text:p>
              </table:table-cell>
              <table:table-cell office:value-type="float" office:value="21.040977">
                <text:p>21.04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002">
                <text:p>0.475002</text:p>
              </table:table-cell>
              <table:table-cell office:value-type="float" office:value="21.752485">
                <text:p>21.75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2207">
                <text:p>1.502207</text:p>
              </table:table-cell>
              <table:table-cell office:value-type="float" office:value="23.809582">
                <text:p>23.80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581999999998">
                <text:p>0.634581999999998</text:p>
              </table:table-cell>
              <table:table-cell office:value-type="float" office:value="17.313543">
                <text:p>17.31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687000000001">
                <text:p>0.246687000000001</text:p>
              </table:table-cell>
              <table:table-cell office:value-type="float" office:value="19.672556">
                <text:p>19.67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012999999999">
                <text:p>0.340012999999999</text:p>
              </table:table-cell>
              <table:table-cell office:value-type="float" office:value="20.104635">
                <text:p>20.10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874999999997">
                <text:p>0.323874999999997</text:p>
              </table:table-cell>
              <table:table-cell office:value-type="float" office:value="20.670225">
                <text:p>20.67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900000000002">
                <text:p>0.393900000000002</text:p>
              </table:table-cell>
              <table:table-cell office:value-type="float" office:value="20.991032">
                <text:p>20.99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295000000002">
                <text:p>0.245295000000002</text:p>
              </table:table-cell>
              <table:table-cell office:value-type="float" office:value="21.371832">
                <text:p>21.37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476">
                <text:p>0.460476</text:p>
              </table:table-cell>
              <table:table-cell office:value-type="float" office:value="21.394047">
                <text:p>21.39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860000000001">
                <text:p>0.219860000000001</text:p>
              </table:table-cell>
              <table:table-cell office:value-type="float" office:value="21.534332">
                <text:p>21.53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479">
                <text:p>0.347479</text:p>
              </table:table-cell>
              <table:table-cell office:value-type="float" office:value="22.041487">
                <text:p>22.0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6722">
                <text:p>1.966722</text:p>
              </table:table-cell>
              <table:table-cell office:value-type="float" office:value="23.797489">
                <text:p>23.797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534">
                <text:p>0.330534</text:p>
              </table:table-cell>
              <table:table-cell office:value-type="float" office:value="21.800865">
                <text:p>21.80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4539">
                <text:p>1.814539</text:p>
              </table:table-cell>
              <table:table-cell office:value-type="float" office:value="23.946381">
                <text:p>23.946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954000000001">
                <text:p>0.425954000000001</text:p>
              </table:table-cell>
              <table:table-cell office:value-type="float" office:value="22.556604">
                <text:p>22.55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737000000001">
                <text:p>0.291737000000001</text:p>
              </table:table-cell>
              <table:table-cell office:value-type="float" office:value="22.806799">
                <text:p>22.80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6139">
                <text:p>1.136139</text:p>
              </table:table-cell>
              <table:table-cell office:value-type="float" office:value="23.436449">
                <text:p>23.43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083999999998">
                <text:p>0.303083999999998</text:p>
              </table:table-cell>
              <table:table-cell office:value-type="float" office:value="19.836197">
                <text:p>19.83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865">
                <text:p>0.435865</text:p>
              </table:table-cell>
              <table:table-cell office:value-type="float" office:value="18.849628">
                <text:p>18.84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4118">
                <text:p>1.764118</text:p>
              </table:table-cell>
              <table:table-cell office:value-type="float" office:value="24.566515">
                <text:p>24.56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959999999998">
                <text:p>0.287959999999998</text:p>
              </table:table-cell>
              <table:table-cell office:value-type="float" office:value="20.020611">
                <text:p>20.02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069999999998">
                <text:p>0.306069999999998</text:p>
              </table:table-cell>
              <table:table-cell office:value-type="float" office:value="20.494148">
                <text:p>20.494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620000000001">
                <text:p>0.389620000000001</text:p>
              </table:table-cell>
              <table:table-cell office:value-type="float" office:value="21.162626">
                <text:p>21.16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488999999997">
                <text:p>0.458488999999997</text:p>
              </table:table-cell>
              <table:table-cell office:value-type="float" office:value="21.848763">
                <text:p>21.84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168999999999">
                <text:p>0.494168999999999</text:p>
              </table:table-cell>
              <table:table-cell office:value-type="float" office:value="22.223705">
                <text:p>22.22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03999999999">
                <text:p>0.630103999999999</text:p>
              </table:table-cell>
              <table:table-cell office:value-type="float" office:value="22.410494">
                <text:p>22.41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7729000000001">
                <text:p>0.867729000000001</text:p>
              </table:table-cell>
              <table:table-cell office:value-type="float" office:value="23.388683">
                <text:p>23.38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6426">
                <text:p>1.356426</text:p>
              </table:table-cell>
              <table:table-cell office:value-type="float" office:value="23.515638">
                <text:p>23.515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489">
                <text:p>0.394489</text:p>
              </table:table-cell>
              <table:table-cell office:value-type="float" office:value="23.073986">
                <text:p>23.07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836999999998">
                <text:p>0.419836999999998</text:p>
              </table:table-cell>
              <table:table-cell office:value-type="float" office:value="20.818851">
                <text:p>20.818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6908">
                <text:p>0.826908</text:p>
              </table:table-cell>
              <table:table-cell office:value-type="float" office:value="23.038313">
                <text:p>23.03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060999999999">
                <text:p>0.355060999999999</text:p>
              </table:table-cell>
              <table:table-cell office:value-type="float" office:value="19.308546">
                <text:p>19.30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512999999999">
                <text:p>0.402512999999999</text:p>
              </table:table-cell>
              <table:table-cell office:value-type="float" office:value="21.823036">
                <text:p>21.82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6814000000001">
                <text:p>0.796814000000001</text:p>
              </table:table-cell>
              <table:table-cell office:value-type="float" office:value="22.456202">
                <text:p>22.456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599000000002">
                <text:p>0.437599000000002</text:p>
              </table:table-cell>
              <table:table-cell office:value-type="float" office:value="21.495062">
                <text:p>21.49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266">
                <text:p>1.29266</text:p>
              </table:table-cell>
              <table:table-cell office:value-type="float" office:value="21.124718">
                <text:p>21.12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091999999997">
                <text:p>0.211091999999997</text:p>
              </table:table-cell>
              <table:table-cell office:value-type="float" office:value="19.961508">
                <text:p>19.96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893999999998">
                <text:p>0.467893999999998</text:p>
              </table:table-cell>
              <table:table-cell office:value-type="float" office:value="21.191086">
                <text:p>21.19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952000000003">
                <text:p>0.123952000000003</text:p>
              </table:table-cell>
              <table:table-cell office:value-type="float" office:value="21.519342">
                <text:p>21.519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83">
                <text:p>0.26783</text:p>
              </table:table-cell>
              <table:table-cell office:value-type="float" office:value="21.444075">
                <text:p>21.44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992000000001">
                <text:p>0.370992000000001</text:p>
              </table:table-cell>
              <table:table-cell office:value-type="float" office:value="21.30076">
                <text:p>21.3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990000000003">
                <text:p>0.475990000000003</text:p>
              </table:table-cell>
              <table:table-cell office:value-type="float" office:value="22.21336">
                <text:p>22.2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545">
                <text:p>0.89545</text:p>
              </table:table-cell>
              <table:table-cell office:value-type="float" office:value="23.393608">
                <text:p>23.39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792">
                <text:p>0.316792</text:p>
              </table:table-cell>
              <table:table-cell office:value-type="float" office:value="19.516802">
                <text:p>19.516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560000000003">
                <text:p>0.345560000000003</text:p>
              </table:table-cell>
              <table:table-cell office:value-type="float" office:value="20.678194">
                <text:p>20.67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735000000002">
                <text:p>0.665735000000002</text:p>
              </table:table-cell>
              <table:table-cell office:value-type="float" office:value="22.725483">
                <text:p>22.72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703000000003">
                <text:p>0.411703000000003</text:p>
              </table:table-cell>
              <table:table-cell office:value-type="float" office:value="20.489799">
                <text:p>20.489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156000000001">
                <text:p>0.407156000000001</text:p>
              </table:table-cell>
              <table:table-cell office:value-type="float" office:value="20.940811">
                <text:p>20.94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969999999998">
                <text:p>0.267969999999998</text:p>
              </table:table-cell>
              <table:table-cell office:value-type="float" office:value="21.677628">
                <text:p>21.67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303000000003">
                <text:p>0.291303000000003</text:p>
              </table:table-cell>
              <table:table-cell office:value-type="float" office:value="21.115995">
                <text:p>21.11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084999999999">
                <text:p>0.390084999999999</text:p>
              </table:table-cell>
              <table:table-cell office:value-type="float" office:value="21.087017">
                <text:p>21.08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678000000002">
                <text:p>0.725678000000002</text:p>
              </table:table-cell>
              <table:table-cell office:value-type="float" office:value="21.443884">
                <text:p>21.4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3829999999999">
                <text:p>0.923829999999999</text:p>
              </table:table-cell>
              <table:table-cell office:value-type="float" office:value="22.880754">
                <text:p>22.88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356999999998">
                <text:p>0.518356999999998</text:p>
              </table:table-cell>
              <table:table-cell office:value-type="float" office:value="21.566025">
                <text:p>21.56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260000000001">
                <text:p>0.631260000000001</text:p>
              </table:table-cell>
              <table:table-cell office:value-type="float" office:value="22.846058">
                <text:p>22.84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757">
                <text:p>0.410757</text:p>
              </table:table-cell>
              <table:table-cell office:value-type="float" office:value="21.562061">
                <text:p>21.56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881000000001">
                <text:p>0.484881000000001</text:p>
              </table:table-cell>
              <table:table-cell office:value-type="float" office:value="22.864241">
                <text:p>22.86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9845000000003">
                <text:p>0.649845000000003</text:p>
              </table:table-cell>
              <table:table-cell office:value-type="float" office:value="21.672239">
                <text:p>21.67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9349">
                <text:p>0.459349</text:p>
              </table:table-cell>
              <table:table-cell office:value-type="float" office:value="23.006874">
                <text:p>23.00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189999999999">
                <text:p>0.467189999999999</text:p>
              </table:table-cell>
              <table:table-cell office:value-type="float" office:value="21.49213">
                <text:p>21.49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558999999999">
                <text:p>0.378558999999999</text:p>
              </table:table-cell>
              <table:table-cell office:value-type="float" office:value="21.11854">
                <text:p>21.1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8183000000002">
                <text:p>0.708183000000002</text:p>
              </table:table-cell>
              <table:table-cell office:value-type="float" office:value="22.778072">
                <text:p>22.77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823">
                <text:p>0.322823</text:p>
              </table:table-cell>
              <table:table-cell office:value-type="float" office:value="21.503794">
                <text:p>21.503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1602">
                <text:p>0.651602</text:p>
              </table:table-cell>
              <table:table-cell office:value-type="float" office:value="22.524742">
                <text:p>22.52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777000000002">
                <text:p>0.964777000000002</text:p>
              </table:table-cell>
              <table:table-cell office:value-type="float" office:value="22.991724">
                <text:p>22.99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7500000000002">
                <text:p>0.447500000000002</text:p>
              </table:table-cell>
              <table:table-cell office:value-type="float" office:value="22.680599">
                <text:p>22.68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590000000001">
                <text:p>0.359590000000001</text:p>
              </table:table-cell>
              <table:table-cell office:value-type="float" office:value="21.412382">
                <text:p>21.41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745">
                <text:p>0.519745</text:p>
              </table:table-cell>
              <table:table-cell office:value-type="float" office:value="21.694574">
                <text:p>21.69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723">
                <text:p>0.563723</text:p>
              </table:table-cell>
              <table:table-cell office:value-type="float" office:value="21.370045">
                <text:p>21.37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8594">
                <text:p>1.078594</text:p>
              </table:table-cell>
              <table:table-cell office:value-type="float" office:value="23.274601">
                <text:p>23.274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658">
                <text:p>1.08658</text:p>
              </table:table-cell>
              <table:table-cell office:value-type="float" office:value="23.329046">
                <text:p>23.329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4033">
                <text:p>1.804033</text:p>
              </table:table-cell>
              <table:table-cell office:value-type="float" office:value="24.199354">
                <text:p>24.199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80999999999">
                <text:p>0.572680999999999</text:p>
              </table:table-cell>
              <table:table-cell office:value-type="float" office:value="20.969307">
                <text:p>20.96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1945">
                <text:p>0.821945</text:p>
              </table:table-cell>
              <table:table-cell office:value-type="float" office:value="23.267702">
                <text:p>23.26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780999999999">
                <text:p>0.339780999999999</text:p>
              </table:table-cell>
              <table:table-cell office:value-type="float" office:value="19.855957">
                <text:p>19.85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8011">
                <text:p>1.398011</text:p>
              </table:table-cell>
              <table:table-cell office:value-type="float" office:value="20.231892">
                <text:p>20.23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252000000001">
                <text:p>0.440252000000001</text:p>
              </table:table-cell>
              <table:table-cell office:value-type="float" office:value="20.932703">
                <text:p>20.93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417">
                <text:p>0.324417</text:p>
              </table:table-cell>
              <table:table-cell office:value-type="float" office:value="19.130833">
                <text:p>19.13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992">
                <text:p>0.465992</text:p>
              </table:table-cell>
              <table:table-cell office:value-type="float" office:value="20.932095">
                <text:p>20.93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989999999999">
                <text:p>0.454989999999999</text:p>
              </table:table-cell>
              <table:table-cell office:value-type="float" office:value="21.190599">
                <text:p>21.19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024999999999">
                <text:p>0.775024999999999</text:p>
              </table:table-cell>
              <table:table-cell office:value-type="float" office:value="22.146269">
                <text:p>22.14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634">
                <text:p>0.342634</text:p>
              </table:table-cell>
              <table:table-cell office:value-type="float" office:value="19.900072">
                <text:p>19.90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200000000001">
                <text:p>0.434200000000001</text:p>
              </table:table-cell>
              <table:table-cell office:value-type="float" office:value="20.84621">
                <text:p>20.8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19999999999">
                <text:p>0.408719999999999</text:p>
              </table:table-cell>
              <table:table-cell office:value-type="float" office:value="20.591753">
                <text:p>20.59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915">
                <text:p>0.573915</text:p>
              </table:table-cell>
              <table:table-cell office:value-type="float" office:value="19.499538">
                <text:p>19.499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178999999999">
                <text:p>0.517178999999999</text:p>
              </table:table-cell>
              <table:table-cell office:value-type="float" office:value="22.462835">
                <text:p>22.46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683000000002">
                <text:p>0.485683000000002</text:p>
              </table:table-cell>
              <table:table-cell office:value-type="float" office:value="20.674942">
                <text:p>20.674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848999999998">
                <text:p>0.604848999999998</text:p>
              </table:table-cell>
              <table:table-cell office:value-type="float" office:value="24.86348">
                <text:p>24.8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7330000000001">
                <text:p>0.877330000000001</text:p>
              </table:table-cell>
              <table:table-cell office:value-type="float" office:value="23.286697">
                <text:p>23.28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019000000002">
                <text:p>0.340019000000002</text:p>
              </table:table-cell>
              <table:table-cell office:value-type="float" office:value="20.652021">
                <text:p>20.65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851000000003">
                <text:p>0.641851000000003</text:p>
              </table:table-cell>
              <table:table-cell office:value-type="float" office:value="22.818142">
                <text:p>22.81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46000000002">
                <text:p>0.524246000000002</text:p>
              </table:table-cell>
              <table:table-cell office:value-type="float" office:value="21.143919">
                <text:p>21.1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404999999998">
                <text:p>0.501404999999998</text:p>
              </table:table-cell>
              <table:table-cell office:value-type="float" office:value="22.800758">
                <text:p>22.80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5739000000001">
                <text:p>0.815739000000001</text:p>
              </table:table-cell>
              <table:table-cell office:value-type="float" office:value="22.849291">
                <text:p>22.849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971">
                <text:p>0.576971</text:p>
              </table:table-cell>
              <table:table-cell office:value-type="float" office:value="21.938225">
                <text:p>21.93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5583">
                <text:p>1.425583</text:p>
              </table:table-cell>
              <table:table-cell office:value-type="float" office:value="23.644161">
                <text:p>23.64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276">
                <text:p>0.442276</text:p>
              </table:table-cell>
              <table:table-cell office:value-type="float" office:value="20.814344">
                <text:p>20.81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226999999999">
                <text:p>0.628226999999999</text:p>
              </table:table-cell>
              <table:table-cell office:value-type="float" office:value="22.05921">
                <text:p>22.0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2317">
                <text:p>1.172317</text:p>
              </table:table-cell>
              <table:table-cell office:value-type="float" office:value="19.940849">
                <text:p>19.94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3452">
                <text:p>1.213452</text:p>
              </table:table-cell>
              <table:table-cell office:value-type="float" office:value="21.49795">
                <text:p>21.49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687">
                <text:p>0.239687</text:p>
              </table:table-cell>
              <table:table-cell office:value-type="float" office:value="21.290247">
                <text:p>21.29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450000000001">
                <text:p>0.465450000000001</text:p>
              </table:table-cell>
              <table:table-cell office:value-type="float" office:value="21.247005">
                <text:p>21.24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796">
                <text:p>0.380796</text:p>
              </table:table-cell>
              <table:table-cell office:value-type="float" office:value="20.804317">
                <text:p>20.804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274999999998">
                <text:p>0.392274999999998</text:p>
              </table:table-cell>
              <table:table-cell office:value-type="float" office:value="20.78372">
                <text:p>20.7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402000000003">
                <text:p>0.539402000000003</text:p>
              </table:table-cell>
              <table:table-cell office:value-type="float" office:value="22.089884">
                <text:p>22.08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6087999999997">
                <text:p>0.566087999999997</text:p>
              </table:table-cell>
              <table:table-cell office:value-type="float" office:value="21.84351">
                <text:p>21.8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553">
                <text:p>0.785553</text:p>
              </table:table-cell>
              <table:table-cell office:value-type="float" office:value="23.181143">
                <text:p>23.18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6075">
                <text:p>1.246075</text:p>
              </table:table-cell>
              <table:table-cell office:value-type="float" office:value="22.974455">
                <text:p>22.97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502999999999">
                <text:p>0.974502999999999</text:p>
              </table:table-cell>
              <table:table-cell office:value-type="float" office:value="23.240229">
                <text:p>23.24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603999999999">
                <text:p>0.465603999999999</text:p>
              </table:table-cell>
              <table:table-cell office:value-type="float" office:value="21.636829">
                <text:p>21.63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040999999998">
                <text:p>0.699040999999998</text:p>
              </table:table-cell>
              <table:table-cell office:value-type="float" office:value="22.51778">
                <text:p>22.5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11000000002">
                <text:p>0.668711000000002</text:p>
              </table:table-cell>
              <table:table-cell office:value-type="float" office:value="21.709185">
                <text:p>21.70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433">
                <text:p>1.562433</text:p>
              </table:table-cell>
              <table:table-cell office:value-type="float" office:value="24.176157">
                <text:p>24.17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560999999999">
                <text:p>0.548560999999999</text:p>
              </table:table-cell>
              <table:table-cell office:value-type="float" office:value="23.519537">
                <text:p>23.51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305999999999">
                <text:p>0.489305999999999</text:p>
              </table:table-cell>
              <table:table-cell office:value-type="float" office:value="21.183184">
                <text:p>21.18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33">
                <text:p>0.45833</text:p>
              </table:table-cell>
              <table:table-cell office:value-type="float" office:value="21.371155">
                <text:p>21.37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155999999998">
                <text:p>0.414155999999998</text:p>
              </table:table-cell>
              <table:table-cell office:value-type="float" office:value="21.665604">
                <text:p>21.66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8146999999999">
                <text:p>0.858146999999999</text:p>
              </table:table-cell>
              <table:table-cell office:value-type="float" office:value="22.588827">
                <text:p>22.58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096">
                <text:p>0.517096</text:p>
              </table:table-cell>
              <table:table-cell office:value-type="float" office:value="14.590847">
                <text:p>14.590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399999999997">
                <text:p>0.510399999999997</text:p>
              </table:table-cell>
              <table:table-cell office:value-type="float" office:value="18.397453">
                <text:p>18.397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632000000001">
                <text:p>0.402632000000001</text:p>
              </table:table-cell>
              <table:table-cell office:value-type="float" office:value="18.589531">
                <text:p>18.58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778999999998">
                <text:p>0.689778999999998</text:p>
              </table:table-cell>
              <table:table-cell office:value-type="float" office:value="22.115398">
                <text:p>22.11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996000000001">
                <text:p>0.686996000000001</text:p>
              </table:table-cell>
              <table:table-cell office:value-type="float" office:value="22.185724">
                <text:p>22.18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2036999999998">
                <text:p>0.842036999999998</text:p>
              </table:table-cell>
              <table:table-cell office:value-type="float" office:value="22.484142">
                <text:p>22.48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411000000003">
                <text:p>0.543411000000003</text:p>
              </table:table-cell>
              <table:table-cell office:value-type="float" office:value="21.818708">
                <text:p>21.818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106999999999">
                <text:p>0.537106999999999</text:p>
              </table:table-cell>
              <table:table-cell office:value-type="float" office:value="18.093004">
                <text:p>18.093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594999999999">
                <text:p>0.246594999999999</text:p>
              </table:table-cell>
              <table:table-cell office:value-type="float" office:value="20.328947">
                <text:p>20.32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407">
                <text:p>0.267407</text:p>
              </table:table-cell>
              <table:table-cell office:value-type="float" office:value="15.483399">
                <text:p>15.48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9129999999972">
                <text:p>0.0679129999999972</text:p>
              </table:table-cell>
              <table:table-cell office:value-type="float" office:value="19.111347">
                <text:p>19.11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630999999998">
                <text:p>0.276630999999998</text:p>
              </table:table-cell>
              <table:table-cell office:value-type="float" office:value="19.951542">
                <text:p>19.95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946000000002">
                <text:p>0.616946000000002</text:p>
              </table:table-cell>
              <table:table-cell office:value-type="float" office:value="20.328669">
                <text:p>20.32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712999999998">
                <text:p>0.553712999999998</text:p>
              </table:table-cell>
              <table:table-cell office:value-type="float" office:value="21.451641">
                <text:p>21.45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9064">
                <text:p>1.359064</text:p>
              </table:table-cell>
              <table:table-cell office:value-type="float" office:value="23.451464">
                <text:p>23.45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5768">
                <text:p>-0.255768</text:p>
              </table:table-cell>
              <table:table-cell office:value-type="float" office:value="17.142515">
                <text:p>17.14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1925">
                <text:p>1.411925</text:p>
              </table:table-cell>
              <table:table-cell office:value-type="float" office:value="20.218241">
                <text:p>20.21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9895">
                <text:p>1.249895</text:p>
              </table:table-cell>
              <table:table-cell office:value-type="float" office:value="21.093513">
                <text:p>21.09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7134">
                <text:p>1.017134</text:p>
              </table:table-cell>
              <table:table-cell office:value-type="float" office:value="14.416924">
                <text:p>14.4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554999999998">
                <text:p>0.264554999999998</text:p>
              </table:table-cell>
              <table:table-cell office:value-type="float" office:value="19.496042">
                <text:p>19.49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345">
                <text:p>0.326345</text:p>
              </table:table-cell>
              <table:table-cell office:value-type="float" office:value="20.0086">
                <text:p>20.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025000000001">
                <text:p>0.340025000000001</text:p>
              </table:table-cell>
              <table:table-cell office:value-type="float" office:value="20.555042">
                <text:p>20.55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865000000001">
                <text:p>0.381865000000001</text:p>
              </table:table-cell>
              <table:table-cell office:value-type="float" office:value="20.640398">
                <text:p>20.64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1821999999999">
                <text:p>0.421821999999999</text:p>
              </table:table-cell>
              <table:table-cell office:value-type="float" office:value="21.037283">
                <text:p>21.03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604000000001">
                <text:p>0.310604000000001</text:p>
              </table:table-cell>
              <table:table-cell office:value-type="float" office:value="21.056414">
                <text:p>21.056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412999999999">
                <text:p>0.373412999999999</text:p>
              </table:table-cell>
              <table:table-cell office:value-type="float" office:value="21.381685">
                <text:p>21.38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68">
                <text:p>0.65868</text:p>
              </table:table-cell>
              <table:table-cell office:value-type="float" office:value="21.762222">
                <text:p>21.76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636999999997">
                <text:p>0.389636999999997</text:p>
              </table:table-cell>
              <table:table-cell office:value-type="float" office:value="21.655001">
                <text:p>21.65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777999999999">
                <text:p>0.935777999999999</text:p>
              </table:table-cell>
              <table:table-cell office:value-type="float" office:value="17.250273">
                <text:p>17.25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4634">
                <text:p>1.594634</text:p>
              </table:table-cell>
              <table:table-cell office:value-type="float" office:value="21.94451">
                <text:p>21.9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9597000000002">
                <text:p>0.729597000000002</text:p>
              </table:table-cell>
              <table:table-cell office:value-type="float" office:value="22.812038">
                <text:p>22.81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8787">
                <text:p>1.078787</text:p>
              </table:table-cell>
              <table:table-cell office:value-type="float" office:value="17.576286">
                <text:p>17.576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8752">
                <text:p>1.608752</text:p>
              </table:table-cell>
              <table:table-cell office:value-type="float" office:value="20.312426">
                <text:p>20.31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772999999999">
                <text:p>0.340772999999999</text:p>
              </table:table-cell>
              <table:table-cell office:value-type="float" office:value="19.563616">
                <text:p>19.563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905000000001">
                <text:p>0.251905000000001</text:p>
              </table:table-cell>
              <table:table-cell office:value-type="float" office:value="19.403053">
                <text:p>19.403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967000000001">
                <text:p>0.368967000000001</text:p>
              </table:table-cell>
              <table:table-cell office:value-type="float" office:value="19.94113">
                <text:p>19.9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866000000001">
                <text:p>0.354866000000001</text:p>
              </table:table-cell>
              <table:table-cell office:value-type="float" office:value="20.286957">
                <text:p>20.28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634999999999">
                <text:p>0.424634999999999</text:p>
              </table:table-cell>
              <table:table-cell office:value-type="float" office:value="20.488459">
                <text:p>20.48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859000000001">
                <text:p>0.400859000000001</text:p>
              </table:table-cell>
              <table:table-cell office:value-type="float" office:value="20.90871">
                <text:p>20.9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055999999999">
                <text:p>0.603055999999999</text:p>
              </table:table-cell>
              <table:table-cell office:value-type="float" office:value="21.47319">
                <text:p>21.47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652">
                <text:p>0.629652</text:p>
              </table:table-cell>
              <table:table-cell office:value-type="float" office:value="22.155424">
                <text:p>22.15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860000000001">
                <text:p>0.452860000000001</text:p>
              </table:table-cell>
              <table:table-cell office:value-type="float" office:value="22.259594">
                <text:p>22.259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7084">
                <text:p>1.667084</text:p>
              </table:table-cell>
              <table:table-cell office:value-type="float" office:value="23.812609">
                <text:p>23.81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59999999999">
                <text:p>0.677859999999999</text:p>
              </table:table-cell>
              <table:table-cell office:value-type="float" office:value="15.7935">
                <text:p>15.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216000000001">
                <text:p>0.322216000000001</text:p>
              </table:table-cell>
              <table:table-cell office:value-type="float" office:value="19.09836">
                <text:p>19.0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11">
                <text:p>0.25911</text:p>
              </table:table-cell>
              <table:table-cell office:value-type="float" office:value="19.666466">
                <text:p>19.666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272">
                <text:p>0.303272</text:p>
              </table:table-cell>
              <table:table-cell office:value-type="float" office:value="20.278923">
                <text:p>20.27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398999999999">
                <text:p>0.419398999999999</text:p>
              </table:table-cell>
              <table:table-cell office:value-type="float" office:value="20.407583">
                <text:p>20.407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098">
                <text:p>0.412098</text:p>
              </table:table-cell>
              <table:table-cell office:value-type="float" office:value="20.975718">
                <text:p>20.97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505">
                <text:p>0.369505</text:p>
              </table:table-cell>
              <table:table-cell office:value-type="float" office:value="21.148506">
                <text:p>21.148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3189">
                <text:p>2.063189</text:p>
              </table:table-cell>
              <table:table-cell office:value-type="float" office:value="24.012562">
                <text:p>24.01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6394">
                <text:p>0.436394</text:p>
              </table:table-cell>
              <table:table-cell office:value-type="float" office:value="21.949461">
                <text:p>21.949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834">
                <text:p>0.607834</text:p>
              </table:table-cell>
              <table:table-cell office:value-type="float" office:value="22.324865">
                <text:p>22.324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880000000001">
                <text:p>0.807880000000001</text:p>
              </table:table-cell>
              <table:table-cell office:value-type="float" office:value="22.555954">
                <text:p>22.555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9961999999998">
                <text:p>0.939961999999998</text:p>
              </table:table-cell>
              <table:table-cell office:value-type="float" office:value="23.252836">
                <text:p>23.25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102000000001">
                <text:p>0.499102000000001</text:p>
              </table:table-cell>
              <table:table-cell office:value-type="float" office:value="22.945633">
                <text:p>22.945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825000000001">
                <text:p>0.638825000000001</text:p>
              </table:table-cell>
              <table:table-cell office:value-type="float" office:value="16.087105">
                <text:p>16.08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928999999999">
                <text:p>0.535928999999999</text:p>
              </table:table-cell>
              <table:table-cell office:value-type="float" office:value="17.667885">
                <text:p>17.667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113999999998">
                <text:p>0.123113999999998</text:p>
              </table:table-cell>
              <table:table-cell office:value-type="float" office:value="21.911581">
                <text:p>21.91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2093">
                <text:p>0.692093</text:p>
              </table:table-cell>
              <table:table-cell office:value-type="float" office:value="22.556351">
                <text:p>22.55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909">
                <text:p>0.456909</text:p>
              </table:table-cell>
              <table:table-cell office:value-type="float" office:value="22.368357">
                <text:p>22.36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566000000002">
                <text:p>0.540566000000002</text:p>
              </table:table-cell>
              <table:table-cell office:value-type="float" office:value="22.782139">
                <text:p>22.78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172000000002">
                <text:p>0.572172000000002</text:p>
              </table:table-cell>
              <table:table-cell office:value-type="float" office:value="17.231794">
                <text:p>17.23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341">
                <text:p>0.35341</text:p>
              </table:table-cell>
              <table:table-cell office:value-type="float" office:value="20.331535">
                <text:p>20.33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417">
                <text:p>0.321417</text:p>
              </table:table-cell>
              <table:table-cell office:value-type="float" office:value="20.553366">
                <text:p>20.55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454">
                <text:p>0.371454</text:p>
              </table:table-cell>
              <table:table-cell office:value-type="float" office:value="20.860672">
                <text:p>20.86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729999999999">
                <text:p>0.254729999999999</text:p>
              </table:table-cell>
              <table:table-cell office:value-type="float" office:value="21.517616">
                <text:p>21.517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065">
                <text:p>0.652065</text:p>
              </table:table-cell>
              <table:table-cell office:value-type="float" office:value="22.330023">
                <text:p>22.33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062">
                <text:p>0.506062</text:p>
              </table:table-cell>
              <table:table-cell office:value-type="float" office:value="22.544205">
                <text:p>22.54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628999999999">
                <text:p>0.296628999999999</text:p>
              </table:table-cell>
              <table:table-cell office:value-type="float" office:value="22.688379">
                <text:p>22.68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9654000000002">
                <text:p>0.969654000000002</text:p>
              </table:table-cell>
              <table:table-cell office:value-type="float" office:value="17.233606">
                <text:p>17.23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858">
                <text:p>0.540858</text:p>
              </table:table-cell>
              <table:table-cell office:value-type="float" office:value="17.854525">
                <text:p>17.85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291000000002">
                <text:p>0.303291000000002</text:p>
              </table:table-cell>
              <table:table-cell office:value-type="float" office:value="19.605772">
                <text:p>19.60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280999999997">
                <text:p>0.308280999999997</text:p>
              </table:table-cell>
              <table:table-cell office:value-type="float" office:value="19.737778">
                <text:p>19.73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816000000001">
                <text:p>0.358816000000001</text:p>
              </table:table-cell>
              <table:table-cell office:value-type="float" office:value="20.050978">
                <text:p>20.05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248999999999">
                <text:p>0.386248999999999</text:p>
              </table:table-cell>
              <table:table-cell office:value-type="float" office:value="20.152725">
                <text:p>20.1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899">
                <text:p>1.44899</text:p>
              </table:table-cell>
              <table:table-cell office:value-type="float" office:value="21.602873">
                <text:p>21.60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336">
                <text:p>0.299336</text:p>
              </table:table-cell>
              <table:table-cell office:value-type="float" office:value="20.126076">
                <text:p>20.12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774999999999">
                <text:p>0.339774999999999</text:p>
              </table:table-cell>
              <table:table-cell office:value-type="float" office:value="20.249033">
                <text:p>20.249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4246999999999">
                <text:p>0.344246999999999</text:p>
              </table:table-cell>
              <table:table-cell office:value-type="float" office:value="20.388454">
                <text:p>20.38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442999999999">
                <text:p>0.426442999999999</text:p>
              </table:table-cell>
              <table:table-cell office:value-type="float" office:value="20.668056">
                <text:p>20.66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421999999998">
                <text:p>0.367421999999998</text:p>
              </table:table-cell>
              <table:table-cell office:value-type="float" office:value="20.726549">
                <text:p>20.72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752000000001">
                <text:p>0.339752000000001</text:p>
              </table:table-cell>
              <table:table-cell office:value-type="float" office:value="20.668365">
                <text:p>20.668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638999999999">
                <text:p>0.351638999999999</text:p>
              </table:table-cell>
              <table:table-cell office:value-type="float" office:value="20.713438">
                <text:p>20.71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245999999999">
                <text:p>0.435245999999999</text:p>
              </table:table-cell>
              <table:table-cell office:value-type="float" office:value="20.959805">
                <text:p>20.959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995">
                <text:p>0.320995</text:p>
              </table:table-cell>
              <table:table-cell office:value-type="float" office:value="20.887453">
                <text:p>20.887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429999999999">
                <text:p>0.460429999999999</text:p>
              </table:table-cell>
              <table:table-cell office:value-type="float" office:value="21.144268">
                <text:p>21.14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9687000000002">
                <text:p>0.319687000000002</text:p>
              </table:table-cell>
              <table:table-cell office:value-type="float" office:value="20.119976">
                <text:p>20.11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373000000001">
                <text:p>0.748373000000001</text:p>
              </table:table-cell>
              <table:table-cell office:value-type="float" office:value="21.724152">
                <text:p>21.72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50999999999">
                <text:p>0.666150999999999</text:p>
              </table:table-cell>
              <table:table-cell office:value-type="float" office:value="22.040468">
                <text:p>22.040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701000000003">
                <text:p>0.381701000000003</text:p>
              </table:table-cell>
              <table:table-cell office:value-type="float" office:value="20.599499">
                <text:p>20.599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395000000003">
                <text:p>0.435395000000003</text:p>
              </table:table-cell>
              <table:table-cell office:value-type="float" office:value="21.351704">
                <text:p>21.35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0534">
                <text:p>1.170534</text:p>
              </table:table-cell>
              <table:table-cell office:value-type="float" office:value="24.145826">
                <text:p>24.14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907">
                <text:p>0.484907</text:p>
              </table:table-cell>
              <table:table-cell office:value-type="float" office:value="21.859596">
                <text:p>21.85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495999999998">
                <text:p>0.285495999999998</text:p>
              </table:table-cell>
              <table:table-cell office:value-type="float" office:value="19.631874">
                <text:p>19.63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874000000001">
                <text:p>0.312874000000001</text:p>
              </table:table-cell>
              <table:table-cell office:value-type="float" office:value="20.156763">
                <text:p>20.15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490999999999">
                <text:p>0.197490999999999</text:p>
              </table:table-cell>
              <table:table-cell office:value-type="float" office:value="20.421297">
                <text:p>20.42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096">
                <text:p>0.422096</text:p>
              </table:table-cell>
              <table:table-cell office:value-type="float" office:value="21.20779">
                <text:p>21.2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400999999999">
                <text:p>0.583400999999999</text:p>
              </table:table-cell>
              <table:table-cell office:value-type="float" office:value="21.840864">
                <text:p>21.84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194000000001">
                <text:p>0.509194000000001</text:p>
              </table:table-cell>
              <table:table-cell office:value-type="float" office:value="21.941109">
                <text:p>21.94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8501">
                <text:p>1.018501</text:p>
              </table:table-cell>
              <table:table-cell office:value-type="float" office:value="23.480629">
                <text:p>23.480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938000000002">
                <text:p>0.285938000000002</text:p>
              </table:table-cell>
              <table:table-cell office:value-type="float" office:value="18.94066">
                <text:p>18.9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666999999998">
                <text:p>0.289666999999998</text:p>
              </table:table-cell>
              <table:table-cell office:value-type="float" office:value="20.320465">
                <text:p>20.32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7339">
                <text:p>1.177339</text:p>
              </table:table-cell>
              <table:table-cell office:value-type="float" office:value="22.71179">
                <text:p>22.7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235">
                <text:p>0.552235</text:p>
              </table:table-cell>
              <table:table-cell office:value-type="float" office:value="22.712044">
                <text:p>22.71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039000000001">
                <text:p>0.256039000000001</text:p>
              </table:table-cell>
              <table:table-cell office:value-type="float" office:value="19.85639">
                <text:p>19.85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3898999999998">
                <text:p>0.713898999999998</text:p>
              </table:table-cell>
              <table:table-cell office:value-type="float" office:value="20.935474">
                <text:p>20.935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734999999999">
                <text:p>0.323734999999999</text:p>
              </table:table-cell>
              <table:table-cell office:value-type="float" office:value="19.074696">
                <text:p>19.07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441000000002">
                <text:p>0.410441000000002</text:p>
              </table:table-cell>
              <table:table-cell office:value-type="float" office:value="21.110085">
                <text:p>21.11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363000000002">
                <text:p>0.661363000000002</text:p>
              </table:table-cell>
              <table:table-cell office:value-type="float" office:value="21.026426">
                <text:p>21.02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253999999998">
                <text:p>0.276253999999998</text:p>
              </table:table-cell>
              <table:table-cell office:value-type="float" office:value="19.362764">
                <text:p>19.36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4446">
                <text:p>1.344446</text:p>
              </table:table-cell>
              <table:table-cell office:value-type="float" office:value="23.899334">
                <text:p>23.899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437000000001">
                <text:p>0.386437000000001</text:p>
              </table:table-cell>
              <table:table-cell office:value-type="float" office:value="20.956446">
                <text:p>20.95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856000000001">
                <text:p>0.333856000000001</text:p>
              </table:table-cell>
              <table:table-cell office:value-type="float" office:value="19.82262">
                <text:p>19.8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670999999999">
                <text:p>0.400670999999999</text:p>
              </table:table-cell>
              <table:table-cell office:value-type="float" office:value="20.805819">
                <text:p>20.805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837">
                <text:p>0.636837</text:p>
              </table:table-cell>
              <table:table-cell office:value-type="float" office:value="21.83086">
                <text:p>21.8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867999999999">
                <text:p>0.316867999999999</text:p>
              </table:table-cell>
              <table:table-cell office:value-type="float" office:value="19.489622">
                <text:p>19.48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032">
                <text:p>0.371032</text:p>
              </table:table-cell>
              <table:table-cell office:value-type="float" office:value="19.956285">
                <text:p>19.95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492000000001">
                <text:p>0.785492000000001</text:p>
              </table:table-cell>
              <table:table-cell office:value-type="float" office:value="21.863516">
                <text:p>21.86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777000000002">
                <text:p>0.406777000000002</text:p>
              </table:table-cell>
              <table:table-cell office:value-type="float" office:value="21.538691">
                <text:p>21.53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6174999999998">
                <text:p>-0.206174999999998</text:p>
              </table:table-cell>
              <table:table-cell office:value-type="float" office:value="23.288305">
                <text:p>23.28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594999999998">
                <text:p>0.411594999999998</text:p>
              </table:table-cell>
              <table:table-cell office:value-type="float" office:value="20.551678">
                <text:p>20.55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985000000001">
                <text:p>0.297985000000001</text:p>
              </table:table-cell>
              <table:table-cell office:value-type="float" office:value="19.810326">
                <text:p>19.810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2188000000002">
                <text:p>0.992188000000002</text:p>
              </table:table-cell>
              <table:table-cell office:value-type="float" office:value="20.624655">
                <text:p>20.62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851000000001">
                <text:p>0.259851000000001</text:p>
              </table:table-cell>
              <table:table-cell office:value-type="float" office:value="19.500736">
                <text:p>19.50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248">
                <text:p>0.291248</text:p>
              </table:table-cell>
              <table:table-cell office:value-type="float" office:value="20.460846">
                <text:p>20.460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769000000001">
                <text:p>0.488769000000001</text:p>
              </table:table-cell>
              <table:table-cell office:value-type="float" office:value="20.961317">
                <text:p>20.96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500000000001">
                <text:p>0.295500000000001</text:p>
              </table:table-cell>
              <table:table-cell office:value-type="float" office:value="21.187702">
                <text:p>21.18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801000000002">
                <text:p>0.531801000000002</text:p>
              </table:table-cell>
              <table:table-cell office:value-type="float" office:value="21.409763">
                <text:p>21.40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949999999999">
                <text:p>0.840949999999999</text:p>
              </table:table-cell>
              <table:table-cell office:value-type="float" office:value="22.562866">
                <text:p>22.56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092000000001">
                <text:p>0.618092000000001</text:p>
              </table:table-cell>
              <table:table-cell office:value-type="float" office:value="22.644381">
                <text:p>22.64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9026000000001">
                <text:p>0.889026000000001</text:p>
              </table:table-cell>
              <table:table-cell office:value-type="float" office:value="23.198114">
                <text:p>23.198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5453999999997">
                <text:p>0.305453999999997</text:p>
              </table:table-cell>
              <table:table-cell office:value-type="float" office:value="19.153221">
                <text:p>19.15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134999999998">
                <text:p>0.350134999999998</text:p>
              </table:table-cell>
              <table:table-cell office:value-type="float" office:value="20.459705">
                <text:p>20.459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138">
                <text:p>0.579138</text:p>
              </table:table-cell>
              <table:table-cell office:value-type="float" office:value="21.993256">
                <text:p>21.99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367000000002">
                <text:p>0.280367000000002</text:p>
              </table:table-cell>
              <table:table-cell office:value-type="float" office:value="19.37265">
                <text:p>19.37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321000000001">
                <text:p>0.257321000000001</text:p>
              </table:table-cell>
              <table:table-cell office:value-type="float" office:value="20.605179">
                <text:p>20.60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861999999998">
                <text:p>0.334861999999998</text:p>
              </table:table-cell>
              <table:table-cell office:value-type="float" office:value="21.241808">
                <text:p>21.24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996999999999">
                <text:p>0.463996999999999</text:p>
              </table:table-cell>
              <table:table-cell office:value-type="float" office:value="20.663708">
                <text:p>20.66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8168">
                <text:p>1.428168</text:p>
              </table:table-cell>
              <table:table-cell office:value-type="float" office:value="21.242575">
                <text:p>21.24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34">
                <text:p>0.33034</text:p>
              </table:table-cell>
              <table:table-cell office:value-type="float" office:value="19.670975">
                <text:p>19.67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958">
                <text:p>0.357958</text:p>
              </table:table-cell>
              <table:table-cell office:value-type="float" office:value="20.284231">
                <text:p>20.28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4619999999999">
                <text:p>0.0594619999999999</text:p>
              </table:table-cell>
              <table:table-cell office:value-type="float" office:value="22.892464">
                <text:p>22.89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909999999999">
                <text:p>0.327909999999999</text:p>
              </table:table-cell>
              <table:table-cell office:value-type="float" office:value="20.608704">
                <text:p>20.60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488">
                <text:p>0.331488</text:p>
              </table:table-cell>
              <table:table-cell office:value-type="float" office:value="20.568932">
                <text:p>20.568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212">
                <text:p>0.412212</text:p>
              </table:table-cell>
              <table:table-cell office:value-type="float" office:value="21.376461">
                <text:p>21.37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252000000001">
                <text:p>0.670252000000001</text:p>
              </table:table-cell>
              <table:table-cell office:value-type="float" office:value="22.75742">
                <text:p>22.7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4952">
                <text:p>1.444952</text:p>
              </table:table-cell>
              <table:table-cell office:value-type="float" office:value="21.782803">
                <text:p>21.78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47">
                <text:p>0.28547</text:p>
              </table:table-cell>
              <table:table-cell office:value-type="float" office:value="22.115458">
                <text:p>22.11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716999999999">
                <text:p>0.358716999999999</text:p>
              </table:table-cell>
              <table:table-cell office:value-type="float" office:value="21.369083">
                <text:p>21.369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0386">
                <text:p>1.490386</text:p>
              </table:table-cell>
              <table:table-cell office:value-type="float" office:value="23.896708">
                <text:p>23.89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947000000001">
                <text:p>0.370947000000001</text:p>
              </table:table-cell>
              <table:table-cell office:value-type="float" office:value="21.439053">
                <text:p>21.43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56">
                <text:p>0.39856</text:p>
              </table:table-cell>
              <table:table-cell office:value-type="float" office:value="21.262476">
                <text:p>21.26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420000000001">
                <text:p>0.496420000000001</text:p>
              </table:table-cell>
              <table:table-cell office:value-type="float" office:value="21.50189">
                <text:p>21.5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7580000000002">
                <text:p>0.877580000000002</text:p>
              </table:table-cell>
              <table:table-cell office:value-type="float" office:value="22.88961">
                <text:p>22.88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381999999997">
                <text:p>0.476381999999997</text:p>
              </table:table-cell>
              <table:table-cell office:value-type="float" office:value="21.95048">
                <text:p>21.9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372">
                <text:p>0.588372</text:p>
              </table:table-cell>
              <table:table-cell office:value-type="float" office:value="22.069403">
                <text:p>22.06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58349999999992">
                <text:p>-0.0158349999999992</text:p>
              </table:table-cell>
              <table:table-cell office:value-type="float" office:value="22.050297">
                <text:p>22.05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977000000002">
                <text:p>0.395977000000002</text:p>
              </table:table-cell>
              <table:table-cell office:value-type="float" office:value="22.21645">
                <text:p>22.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428999999998">
                <text:p>0.571428999999998</text:p>
              </table:table-cell>
              <table:table-cell office:value-type="float" office:value="21.348166">
                <text:p>21.348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5277999999998">
                <text:p>0.695277999999998</text:p>
              </table:table-cell>
              <table:table-cell office:value-type="float" office:value="22.340652">
                <text:p>22.34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266">
                <text:p>0.262266</text:p>
              </table:table-cell>
              <table:table-cell office:value-type="float" office:value="21.405315">
                <text:p>21.40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309000000002">
                <text:p>0.721309000000002</text:p>
              </table:table-cell>
              <table:table-cell office:value-type="float" office:value="22.009691">
                <text:p>22.009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890000000003">
                <text:p>0.800890000000003</text:p>
              </table:table-cell>
              <table:table-cell office:value-type="float" office:value="21.393101">
                <text:p>21.39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306000000001">
                <text:p>0.589306000000001</text:p>
              </table:table-cell>
              <table:table-cell office:value-type="float" office:value="21.879168">
                <text:p>21.87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7275999999998">
                <text:p>0.417275999999998</text:p>
              </table:table-cell>
              <table:table-cell office:value-type="float" office:value="21.260139">
                <text:p>21.26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487999999997">
                <text:p>0.561487999999997</text:p>
              </table:table-cell>
              <table:table-cell office:value-type="float" office:value="21.630753">
                <text:p>21.63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593999999997">
                <text:p>0.463593999999997</text:p>
              </table:table-cell>
              <table:table-cell office:value-type="float" office:value="21.850536">
                <text:p>21.85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348000000001">
                <text:p>0.595348000000001</text:p>
              </table:table-cell>
              <table:table-cell office:value-type="float" office:value="21.955019">
                <text:p>21.955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212999999999">
                <text:p>0.422212999999999</text:p>
              </table:table-cell>
              <table:table-cell office:value-type="float" office:value="22.46381">
                <text:p>22.46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3255999999999">
                <text:p>0.813255999999999</text:p>
              </table:table-cell>
              <table:table-cell office:value-type="float" office:value="23.087605">
                <text:p>23.08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83">
                <text:p>0.551783</text:p>
              </table:table-cell>
              <table:table-cell office:value-type="float" office:value="22.565197">
                <text:p>22.56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857999999998">
                <text:p>0.477857999999998</text:p>
              </table:table-cell>
              <table:table-cell office:value-type="float" office:value="22.31254">
                <text:p>22.3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6755000000001">
                <text:p>0.726755000000001</text:p>
              </table:table-cell>
              <table:table-cell office:value-type="float" office:value="21.812576">
                <text:p>21.81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2127999999998">
                <text:p>0.812127999999998</text:p>
              </table:table-cell>
              <table:table-cell office:value-type="float" office:value="22.839712">
                <text:p>22.83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643000000002">
                <text:p>0.551643000000002</text:p>
              </table:table-cell>
              <table:table-cell office:value-type="float" office:value="22.666681">
                <text:p>22.66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102000000002">
                <text:p>0.663102000000002</text:p>
              </table:table-cell>
              <table:table-cell office:value-type="float" office:value="22.90593">
                <text:p>22.9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6880999999999">
                <text:p>0.886880999999999</text:p>
              </table:table-cell>
              <table:table-cell office:value-type="float" office:value="23.22204">
                <text:p>23.2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430000000002">
                <text:p>0.567430000000002</text:p>
              </table:table-cell>
              <table:table-cell office:value-type="float" office:value="21.648254">
                <text:p>21.64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350000000001">
                <text:p>0.468350000000001</text:p>
              </table:table-cell>
              <table:table-cell office:value-type="float" office:value="22.711775">
                <text:p>22.71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985000000003">
                <text:p>0.412985000000003</text:p>
              </table:table-cell>
              <table:table-cell office:value-type="float" office:value="21.856611">
                <text:p>21.85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779">
                <text:p>0.589779</text:p>
              </table:table-cell>
              <table:table-cell office:value-type="float" office:value="23.145578">
                <text:p>23.145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178999999998">
                <text:p>0.609178999999998</text:p>
              </table:table-cell>
              <table:table-cell office:value-type="float" office:value="21.755045">
                <text:p>21.75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162">
                <text:p>0.538162</text:p>
              </table:table-cell>
              <table:table-cell office:value-type="float" office:value="22.682077">
                <text:p>22.68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123000000002">
                <text:p>0.561123000000002</text:p>
              </table:table-cell>
              <table:table-cell office:value-type="float" office:value="22.70125">
                <text:p>22.7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908">
                <text:p>0.437908</text:p>
              </table:table-cell>
              <table:table-cell office:value-type="float" office:value="21.585754">
                <text:p>21.58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478000000002">
                <text:p>0.405478000000002</text:p>
              </table:table-cell>
              <table:table-cell office:value-type="float" office:value="21.757971">
                <text:p>21.75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843999999998">
                <text:p>0.509843999999998</text:p>
              </table:table-cell>
              <table:table-cell office:value-type="float" office:value="21.921366">
                <text:p>21.92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722999999998">
                <text:p>0.486722999999998</text:p>
              </table:table-cell>
              <table:table-cell office:value-type="float" office:value="22.459894">
                <text:p>22.45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290999999999">
                <text:p>0.574290999999999</text:p>
              </table:table-cell>
              <table:table-cell office:value-type="float" office:value="21.872116">
                <text:p>21.87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976999999999">
                <text:p>0.483976999999999</text:p>
              </table:table-cell>
              <table:table-cell office:value-type="float" office:value="22.400778">
                <text:p>22.40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7896">
                <text:p>2.417896</text:p>
              </table:table-cell>
              <table:table-cell office:value-type="float" office:value="25.032003">
                <text:p>25.03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4918000000002">
                <text:p>0.764918000000002</text:p>
              </table:table-cell>
              <table:table-cell office:value-type="float" office:value="23.264931">
                <text:p>23.26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6041">
                <text:p>1.106041</text:p>
              </table:table-cell>
              <table:table-cell office:value-type="float" office:value="23.215">
                <text:p>23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7785999999999">
                <text:p>0.597785999999999</text:p>
              </table:table-cell>
              <table:table-cell office:value-type="float" office:value="16.889719">
                <text:p>16.88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4669">
                <text:p>0.734669</text:p>
              </table:table-cell>
              <table:table-cell office:value-type="float" office:value="17.376173">
                <text:p>17.37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458999999997">
                <text:p>0.835458999999997</text:p>
              </table:table-cell>
              <table:table-cell office:value-type="float" office:value="20.180016">
                <text:p>20.18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51">
                <text:p>0.333351</text:p>
              </table:table-cell>
              <table:table-cell office:value-type="float" office:value="20.362144">
                <text:p>20.36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108">
                <text:p>0.380108</text:p>
              </table:table-cell>
              <table:table-cell office:value-type="float" office:value="21.063454">
                <text:p>21.06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447999999999">
                <text:p>0.698447999999999</text:p>
              </table:table-cell>
              <table:table-cell office:value-type="float" office:value="21.952215">
                <text:p>21.95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8225">
                <text:p>2.558225</text:p>
              </table:table-cell>
              <table:table-cell office:value-type="float" office:value="24.487457">
                <text:p>24.48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370999999998">
                <text:p>0.477370999999998</text:p>
              </table:table-cell>
              <table:table-cell office:value-type="float" office:value="23.182882">
                <text:p>23.1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658">
                <text:p>0.634658</text:p>
              </table:table-cell>
              <table:table-cell office:value-type="float" office:value="15.218717">
                <text:p>15.218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6703">
                <text:p>1.526703</text:p>
              </table:table-cell>
              <table:table-cell office:value-type="float" office:value="19.262625">
                <text:p>19.26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1142">
                <text:p>1.411142</text:p>
              </table:table-cell>
              <table:table-cell office:value-type="float" office:value="19.569229">
                <text:p>19.569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324">
                <text:p>0.341324</text:p>
              </table:table-cell>
              <table:table-cell office:value-type="float" office:value="18.962315">
                <text:p>18.96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795">
                <text:p>0.282795</text:p>
              </table:table-cell>
              <table:table-cell office:value-type="float" office:value="19.437235">
                <text:p>19.43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4569999999997">
                <text:p>0.344569999999997</text:p>
              </table:table-cell>
              <table:table-cell office:value-type="float" office:value="19.306883">
                <text:p>19.306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731">
                <text:p>0.324731</text:p>
              </table:table-cell>
              <table:table-cell office:value-type="float" office:value="19.787151">
                <text:p>19.78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721000000003">
                <text:p>0.384721000000003</text:p>
              </table:table-cell>
              <table:table-cell office:value-type="float" office:value="19.986713">
                <text:p>19.986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679">
                <text:p>0.313679</text:p>
              </table:table-cell>
              <table:table-cell office:value-type="float" office:value="20.140873">
                <text:p>20.14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400000000003">
                <text:p>0.355400000000003</text:p>
              </table:table-cell>
              <table:table-cell office:value-type="float" office:value="20.422329">
                <text:p>20.42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971999999997">
                <text:p>0.311971999999997</text:p>
              </table:table-cell>
              <table:table-cell office:value-type="float" office:value="20.93491">
                <text:p>20.9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759999999999">
                <text:p>0.328759999999999</text:p>
              </table:table-cell>
              <table:table-cell office:value-type="float" office:value="20.958923">
                <text:p>20.95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652000000001">
                <text:p>0.185652000000001</text:p>
              </table:table-cell>
              <table:table-cell office:value-type="float" office:value="21.472168">
                <text:p>21.47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452999999998">
                <text:p>0.481452999999998</text:p>
              </table:table-cell>
              <table:table-cell office:value-type="float" office:value="21.402092">
                <text:p>21.40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422">
                <text:p>0.596422</text:p>
              </table:table-cell>
              <table:table-cell office:value-type="float" office:value="21.599169">
                <text:p>21.59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476999999998">
                <text:p>0.365476999999998</text:p>
              </table:table-cell>
              <table:table-cell office:value-type="float" office:value="21.705893">
                <text:p>21.70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1139999999999">
                <text:p>0.0931139999999999</text:p>
              </table:table-cell>
              <table:table-cell office:value-type="float" office:value="21.910894">
                <text:p>21.91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959000000001">
                <text:p>0.563959000000001</text:p>
              </table:table-cell>
              <table:table-cell office:value-type="float" office:value="22.332891">
                <text:p>22.33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287">
                <text:p>0.526287</text:p>
              </table:table-cell>
              <table:table-cell office:value-type="float" office:value="22.18092">
                <text:p>22.1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6441">
                <text:p>1.736441</text:p>
              </table:table-cell>
              <table:table-cell office:value-type="float" office:value="23.256403">
                <text:p>23.256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7224999999998">
                <text:p>0.757224999999998</text:p>
              </table:table-cell>
              <table:table-cell office:value-type="float" office:value="22.787073">
                <text:p>22.78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326000000003">
                <text:p>0.920326000000003</text:p>
              </table:table-cell>
              <table:table-cell office:value-type="float" office:value="18.326927">
                <text:p>18.32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255999999997">
                <text:p>0.349255999999997</text:p>
              </table:table-cell>
              <table:table-cell office:value-type="float" office:value="17.136877">
                <text:p>17.13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129">
                <text:p>0.293129</text:p>
              </table:table-cell>
              <table:table-cell office:value-type="float" office:value="19.616043">
                <text:p>19.61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47">
                <text:p>1.5347</text:p>
              </table:table-cell>
              <table:table-cell office:value-type="float" office:value="24.263998">
                <text:p>24.26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6271">
                <text:p>2.136271</text:p>
              </table:table-cell>
              <table:table-cell office:value-type="float" office:value="23.612959">
                <text:p>23.61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6134999999998">
                <text:p>0.716134999999998</text:p>
              </table:table-cell>
              <table:table-cell office:value-type="float" office:value="17.713917">
                <text:p>17.71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691">
                <text:p>0.555691</text:p>
              </table:table-cell>
              <table:table-cell office:value-type="float" office:value="17.584784">
                <text:p>17.58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3757">
                <text:p>1.433757</text:p>
              </table:table-cell>
              <table:table-cell office:value-type="float" office:value="19.894777">
                <text:p>19.894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729000000001">
                <text:p>0.280729000000001</text:p>
              </table:table-cell>
              <table:table-cell office:value-type="float" office:value="19.341486">
                <text:p>19.34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984">
                <text:p>0.233984</text:p>
              </table:table-cell>
              <table:table-cell office:value-type="float" office:value="19.637545">
                <text:p>19.63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565000000001">
                <text:p>0.360565000000001</text:p>
              </table:table-cell>
              <table:table-cell office:value-type="float" office:value="21.086618">
                <text:p>21.08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824999999999">
                <text:p>0.419824999999999</text:p>
              </table:table-cell>
              <table:table-cell office:value-type="float" office:value="21.461485">
                <text:p>21.46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555">
                <text:p>0.719555</text:p>
              </table:table-cell>
              <table:table-cell office:value-type="float" office:value="22.183529">
                <text:p>22.18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6326">
                <text:p>1.096326</text:p>
              </table:table-cell>
              <table:table-cell office:value-type="float" office:value="23.173061">
                <text:p>23.17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1125">
                <text:p>-0.21125</text:p>
              </table:table-cell>
              <table:table-cell office:value-type="float" office:value="19.219549">
                <text:p>19.21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8285">
                <text:p>0.978285</text:p>
              </table:table-cell>
              <table:table-cell office:value-type="float" office:value="20.632048">
                <text:p>20.63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737">
                <text:p>0.415737</text:p>
              </table:table-cell>
              <table:table-cell office:value-type="float" office:value="22.730865">
                <text:p>22.73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619">
                <text:p>0.296619</text:p>
              </table:table-cell>
              <table:table-cell office:value-type="float" office:value="19.169891">
                <text:p>19.169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154">
                <text:p>0.327154</text:p>
              </table:table-cell>
              <table:table-cell office:value-type="float" office:value="19.731386">
                <text:p>19.73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058000000001">
                <text:p>0.336058000000001</text:p>
              </table:table-cell>
              <table:table-cell office:value-type="float" office:value="20.06645">
                <text:p>20.0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983">
                <text:p>0.342983</text:p>
              </table:table-cell>
              <table:table-cell office:value-type="float" office:value="20.204424">
                <text:p>20.20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902999999999">
                <text:p>0.286902999999999</text:p>
              </table:table-cell>
              <table:table-cell office:value-type="float" office:value="20.2607">
                <text:p>20.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054000000001">
                <text:p>0.301054000000001</text:p>
              </table:table-cell>
              <table:table-cell office:value-type="float" office:value="22.121655">
                <text:p>22.1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282000000002">
                <text:p>0.343282000000002</text:p>
              </table:table-cell>
              <table:table-cell office:value-type="float" office:value="20.754066">
                <text:p>20.7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721999999997">
                <text:p>0.242721999999997</text:p>
              </table:table-cell>
              <table:table-cell office:value-type="float" office:value="22.987387">
                <text:p>22.987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599999999999">
                <text:p>0.335599999999999</text:p>
              </table:table-cell>
              <table:table-cell office:value-type="float" office:value="21.365465">
                <text:p>21.365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053999999999">
                <text:p>0.326053999999999</text:p>
              </table:table-cell>
              <table:table-cell office:value-type="float" office:value="20.849791">
                <text:p>20.849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548">
                <text:p>0.289548</text:p>
              </table:table-cell>
              <table:table-cell office:value-type="float" office:value="21.016275">
                <text:p>21.01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350999999999">
                <text:p>0.268350999999999</text:p>
              </table:table-cell>
              <table:table-cell office:value-type="float" office:value="19.530865">
                <text:p>19.53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2465999999997">
                <text:p>0.222465999999997</text:p>
              </table:table-cell>
              <table:table-cell office:value-type="float" office:value="19.567482">
                <text:p>19.56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928999999999">
                <text:p>0.253928999999999</text:p>
              </table:table-cell>
              <table:table-cell office:value-type="float" office:value="20.012907">
                <text:p>20.01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2545000000002">
                <text:p>0.212545000000002</text:p>
              </table:table-cell>
              <table:table-cell office:value-type="float" office:value="19.917055">
                <text:p>19.91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279000000001">
                <text:p>0.385279000000001</text:p>
              </table:table-cell>
              <table:table-cell office:value-type="float" office:value="20.503065">
                <text:p>20.50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384999999998">
                <text:p>0.407384999999998</text:p>
              </table:table-cell>
              <table:table-cell office:value-type="float" office:value="21.258497">
                <text:p>21.258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011">
                <text:p>0.473011</text:p>
              </table:table-cell>
              <table:table-cell office:value-type="float" office:value="21.559347">
                <text:p>21.55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3401000000002">
                <text:p>0.423401000000002</text:p>
              </table:table-cell>
              <table:table-cell office:value-type="float" office:value="21.870937">
                <text:p>21.87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464000000002">
                <text:p>0.405464000000002</text:p>
              </table:table-cell>
              <table:table-cell office:value-type="float" office:value="21.843218">
                <text:p>21.84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551999999998">
                <text:p>0.508551999999998</text:p>
              </table:table-cell>
              <table:table-cell office:value-type="float" office:value="22.02478">
                <text:p>22.0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3180000000002">
                <text:p>0.673180000000002</text:p>
              </table:table-cell>
              <table:table-cell office:value-type="float" office:value="22.390709">
                <text:p>22.39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278">
                <text:p>0.400278</text:p>
              </table:table-cell>
              <table:table-cell office:value-type="float" office:value="20.924471">
                <text:p>20.92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211999999998">
                <text:p>0.364211999999998</text:p>
              </table:table-cell>
              <table:table-cell office:value-type="float" office:value="20.916632">
                <text:p>20.91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9637">
                <text:p>0.319637</text:p>
              </table:table-cell>
              <table:table-cell office:value-type="float" office:value="20.521639">
                <text:p>20.52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742999999999">
                <text:p>0.313742999999999</text:p>
              </table:table-cell>
              <table:table-cell office:value-type="float" office:value="20.300962">
                <text:p>20.30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934999999999">
                <text:p>0.454934999999999</text:p>
              </table:table-cell>
              <table:table-cell office:value-type="float" office:value="22.55398">
                <text:p>22.5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112000000002">
                <text:p>0.349112000000002</text:p>
              </table:table-cell>
              <table:table-cell office:value-type="float" office:value="20.711428">
                <text:p>20.71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32000000001">
                <text:p>0.523032000000001</text:p>
              </table:table-cell>
              <table:table-cell office:value-type="float" office:value="21.475945">
                <text:p>21.47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856999999997">
                <text:p>0.300856999999997</text:p>
              </table:table-cell>
              <table:table-cell office:value-type="float" office:value="20.129709">
                <text:p>20.12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907">
                <text:p>0.359907</text:p>
              </table:table-cell>
              <table:table-cell office:value-type="float" office:value="20.407404">
                <text:p>20.407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974999999997">
                <text:p>0.378974999999997</text:p>
              </table:table-cell>
              <table:table-cell office:value-type="float" office:value="20.960924">
                <text:p>20.96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746000000001">
                <text:p>0.333746000000001</text:p>
              </table:table-cell>
              <table:table-cell office:value-type="float" office:value="21.444281">
                <text:p>21.444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6272">
                <text:p>1.236272</text:p>
              </table:table-cell>
              <table:table-cell office:value-type="float" office:value="22.4251">
                <text:p>22.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006999999998">
                <text:p>0.411006999999998</text:p>
              </table:table-cell>
              <table:table-cell office:value-type="float" office:value="21.566179">
                <text:p>21.56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577999999999">
                <text:p>0.138577999999999</text:p>
              </table:table-cell>
              <table:table-cell office:value-type="float" office:value="22.35391">
                <text:p>22.3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76000000002">
                <text:p>0.709576000000002</text:p>
              </table:table-cell>
              <table:table-cell office:value-type="float" office:value="21.693659">
                <text:p>21.69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3642000000001">
                <text:p>0.943642000000001</text:p>
              </table:table-cell>
              <table:table-cell office:value-type="float" office:value="17.838856">
                <text:p>17.83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439999999998">
                <text:p>0.300439999999998</text:p>
              </table:table-cell>
              <table:table-cell office:value-type="float" office:value="21.020525">
                <text:p>21.0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548999999999">
                <text:p>0.337548999999999</text:p>
              </table:table-cell>
              <table:table-cell office:value-type="float" office:value="21.176004">
                <text:p>21.176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72">
                <text:p>0.334972</text:p>
              </table:table-cell>
              <table:table-cell office:value-type="float" office:value="21.593895">
                <text:p>21.59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9216999999999">
                <text:p>0.459216999999999</text:p>
              </table:table-cell>
              <table:table-cell office:value-type="float" office:value="21.790522">
                <text:p>21.79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525">
                <text:p>0.468525</text:p>
              </table:table-cell>
              <table:table-cell office:value-type="float" office:value="21.791826">
                <text:p>21.79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160999999998">
                <text:p>0.558160999999998</text:p>
              </table:table-cell>
              <table:table-cell office:value-type="float" office:value="22.551174">
                <text:p>22.55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731999999998">
                <text:p>0.394731999999998</text:p>
              </table:table-cell>
              <table:table-cell office:value-type="float" office:value="22.270411">
                <text:p>22.27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61999999998">
                <text:p>0.525361999999998</text:p>
              </table:table-cell>
              <table:table-cell office:value-type="float" office:value="22.610144">
                <text:p>22.61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764999999999">
                <text:p>0.254764999999999</text:p>
              </table:table-cell>
              <table:table-cell office:value-type="float" office:value="20.580786">
                <text:p>20.580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6259000000001">
                <text:p>0.396259000000001</text:p>
              </table:table-cell>
              <table:table-cell office:value-type="float" office:value="20.701687">
                <text:p>20.70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632999999999">
                <text:p>0.545632999999999</text:p>
              </table:table-cell>
              <table:table-cell office:value-type="float" office:value="22.487232">
                <text:p>22.487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2808">
                <text:p>1.742808</text:p>
              </table:table-cell>
              <table:table-cell office:value-type="float" office:value="23.962948">
                <text:p>23.96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518000000002">
                <text:p>0.560518000000002</text:p>
              </table:table-cell>
              <table:table-cell office:value-type="float" office:value="21.847704">
                <text:p>21.84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463000000001">
                <text:p>0.510463000000001</text:p>
              </table:table-cell>
              <table:table-cell office:value-type="float" office:value="22.133205">
                <text:p>22.13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3795">
                <text:p>1.463795</text:p>
              </table:table-cell>
              <table:table-cell office:value-type="float" office:value="20.151295">
                <text:p>20.15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6999">
                <text:p>1.466999</text:p>
              </table:table-cell>
              <table:table-cell office:value-type="float" office:value="20.502811">
                <text:p>20.50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3058">
                <text:p>1.343058</text:p>
              </table:table-cell>
              <table:table-cell office:value-type="float" office:value="21.420555">
                <text:p>21.420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533000000002">
                <text:p>0.754533000000002</text:p>
              </table:table-cell>
              <table:table-cell office:value-type="float" office:value="22.354593">
                <text:p>22.35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837999999999">
                <text:p>0.312837999999999</text:p>
              </table:table-cell>
              <table:table-cell office:value-type="float" office:value="21.556765">
                <text:p>21.556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7924">
                <text:p>1.037924</text:p>
              </table:table-cell>
              <table:table-cell office:value-type="float" office:value="23.476681">
                <text:p>23.47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0181999999998">
                <text:p>0.700181999999998</text:p>
              </table:table-cell>
              <table:table-cell office:value-type="float" office:value="21.46089">
                <text:p>21.4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9232">
                <text:p>0.459232</text:p>
              </table:table-cell>
              <table:table-cell office:value-type="float" office:value="21.550144">
                <text:p>21.55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684">
                <text:p>0.332684</text:p>
              </table:table-cell>
              <table:table-cell office:value-type="float" office:value="22.232731">
                <text:p>22.23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5876">
                <text:p>1.485876</text:p>
              </table:table-cell>
              <table:table-cell office:value-type="float" office:value="23.762859">
                <text:p>23.76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782999999999">
                <text:p>0.721782999999999</text:p>
              </table:table-cell>
              <table:table-cell office:value-type="float" office:value="21.07366">
                <text:p>21.0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171999999999">
                <text:p>0.610171999999999</text:p>
              </table:table-cell>
              <table:table-cell office:value-type="float" office:value="21.096096">
                <text:p>21.09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543000000001">
                <text:p>0.515543000000001</text:p>
              </table:table-cell>
              <table:table-cell office:value-type="float" office:value="21.844202">
                <text:p>21.84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881999999999">
                <text:p>0.292881999999999</text:p>
              </table:table-cell>
              <table:table-cell office:value-type="float" office:value="21.624332">
                <text:p>21.62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258000000001">
                <text:p>0.534258000000001</text:p>
              </table:table-cell>
              <table:table-cell office:value-type="float" office:value="22.176558">
                <text:p>22.17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6324">
                <text:p>0.826324</text:p>
              </table:table-cell>
              <table:table-cell office:value-type="float" office:value="22.37804">
                <text:p>22.37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697">
                <text:p>0.687697</text:p>
              </table:table-cell>
              <table:table-cell office:value-type="float" office:value="22.466351">
                <text:p>22.46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001">
                <text:p>0.665001</text:p>
              </table:table-cell>
              <table:table-cell office:value-type="float" office:value="22.623022">
                <text:p>22.62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3683">
                <text:p>1.913683</text:p>
              </table:table-cell>
              <table:table-cell office:value-type="float" office:value="24.96076">
                <text:p>24.9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867999999998">
                <text:p>0.271867999999998</text:p>
              </table:table-cell>
              <table:table-cell office:value-type="float" office:value="22.650194">
                <text:p>22.65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916000000001">
                <text:p>0.710916000000001</text:p>
              </table:table-cell>
              <table:table-cell office:value-type="float" office:value="23.004507">
                <text:p>23.00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335999999999">
                <text:p>0.452335999999999</text:p>
              </table:table-cell>
              <table:table-cell office:value-type="float" office:value="22.848347">
                <text:p>22.848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81">
                <text:p>0.56081</text:p>
              </table:table-cell>
              <table:table-cell office:value-type="float" office:value="21.72699">
                <text:p>21.7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6493999999998">
                <text:p>0.766493999999998</text:p>
              </table:table-cell>
              <table:table-cell office:value-type="float" office:value="23.105724">
                <text:p>23.10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851000000001">
                <text:p>0.570851000000001</text:p>
              </table:table-cell>
              <table:table-cell office:value-type="float" office:value="21.855906">
                <text:p>21.85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178000000001">
                <text:p>0.485178000000001</text:p>
              </table:table-cell>
              <table:table-cell office:value-type="float" office:value="22.168863">
                <text:p>22.16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624999999999">
                <text:p>0.462624999999999</text:p>
              </table:table-cell>
              <table:table-cell office:value-type="float" office:value="21.72175">
                <text:p>21.7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076999999999">
                <text:p>0.283076999999999</text:p>
              </table:table-cell>
              <table:table-cell office:value-type="float" office:value="22.049469">
                <text:p>22.049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670000000002">
                <text:p>0.711670000000002</text:p>
              </table:table-cell>
              <table:table-cell office:value-type="float" office:value="22.20129">
                <text:p>22.2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7452000000001">
                <text:p>0.827452000000001</text:p>
              </table:table-cell>
              <table:table-cell office:value-type="float" office:value="23.293152">
                <text:p>23.29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666999999998">
                <text:p>0.164666999999998</text:p>
              </table:table-cell>
              <table:table-cell office:value-type="float" office:value="22.58205">
                <text:p>22.5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464">
                <text:p>0.325464</text:p>
              </table:table-cell>
              <table:table-cell office:value-type="float" office:value="21.590708">
                <text:p>21.590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7681">
                <text:p>1.337681</text:p>
              </table:table-cell>
              <table:table-cell office:value-type="float" office:value="23.977884">
                <text:p>23.97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989999999999">
                <text:p>0.629989999999999</text:p>
              </table:table-cell>
              <table:table-cell office:value-type="float" office:value="22.182436">
                <text:p>22.18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0253">
                <text:p>2.450253</text:p>
              </table:table-cell>
              <table:table-cell office:value-type="float" office:value="24.575882">
                <text:p>24.57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2908999999999">
                <text:p>0.912908999999999</text:p>
              </table:table-cell>
              <table:table-cell office:value-type="float" office:value="22.558794">
                <text:p>22.558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815000000001">
                <text:p>0.472815000000001</text:p>
              </table:table-cell>
              <table:table-cell office:value-type="float" office:value="21.341223">
                <text:p>21.34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391">
                <text:p>0.264391</text:p>
              </table:table-cell>
              <table:table-cell office:value-type="float" office:value="21.491152">
                <text:p>21.49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062">
                <text:p>0.619062</text:p>
              </table:table-cell>
              <table:table-cell office:value-type="float" office:value="22.5723">
                <text:p>22.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833999999999">
                <text:p>0.635833999999999</text:p>
              </table:table-cell>
              <table:table-cell office:value-type="float" office:value="22.53454">
                <text:p>22.5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774000000001">
                <text:p>0.437774000000001</text:p>
              </table:table-cell>
              <table:table-cell office:value-type="float" office:value="21.230602">
                <text:p>21.23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597000000001">
                <text:p>0.551597000000001</text:p>
              </table:table-cell>
              <table:table-cell office:value-type="float" office:value="22.858442">
                <text:p>22.85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87370000000011">
                <text:p>-0.0387370000000011</text:p>
              </table:table-cell>
              <table:table-cell office:value-type="float" office:value="23.025356">
                <text:p>23.02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331000000001">
                <text:p>0.484331000000001</text:p>
              </table:table-cell>
              <table:table-cell office:value-type="float" office:value="22.809687">
                <text:p>22.80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696999999998">
                <text:p>0.470696999999998</text:p>
              </table:table-cell>
              <table:table-cell office:value-type="float" office:value="21.218172">
                <text:p>21.218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9631">
                <text:p>1.609631</text:p>
              </table:table-cell>
              <table:table-cell office:value-type="float" office:value="24.101109">
                <text:p>24.10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308000000001">
                <text:p>0.637308000000001</text:p>
              </table:table-cell>
              <table:table-cell office:value-type="float" office:value="22.95738">
                <text:p>22.9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744999999999">
                <text:p>0.338744999999999</text:p>
              </table:table-cell>
              <table:table-cell office:value-type="float" office:value="21.610025">
                <text:p>21.61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577999999998">
                <text:p>0.434577999999998</text:p>
              </table:table-cell>
              <table:table-cell office:value-type="float" office:value="22.78072">
                <text:p>22.7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764000000001">
                <text:p>0.448764000000001</text:p>
              </table:table-cell>
              <table:table-cell office:value-type="float" office:value="21.81035">
                <text:p>21.8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11">
                <text:p>0.570511</text:p>
              </table:table-cell>
              <table:table-cell office:value-type="float" office:value="22.832321">
                <text:p>22.83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330000000002">
                <text:p>0.468330000000002</text:p>
              </table:table-cell>
              <table:table-cell office:value-type="float" office:value="21.015543">
                <text:p>21.01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206999999999">
                <text:p>0.488206999999999</text:p>
              </table:table-cell>
              <table:table-cell office:value-type="float" office:value="21.683626">
                <text:p>21.683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27589999999982">
                <text:p>-0.0527589999999982</text:p>
              </table:table-cell>
              <table:table-cell office:value-type="float" office:value="22.851559">
                <text:p>22.85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354">
                <text:p>0.493354</text:p>
              </table:table-cell>
              <table:table-cell office:value-type="float" office:value="21.178329">
                <text:p>21.17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995999999999">
                <text:p>0.496995999999999</text:p>
              </table:table-cell>
              <table:table-cell office:value-type="float" office:value="21.804028">
                <text:p>21.80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457">
                <text:p>0.653457</text:p>
              </table:table-cell>
              <table:table-cell office:value-type="float" office:value="23.139072">
                <text:p>23.13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47">
                <text:p>0.5047</text:p>
              </table:table-cell>
              <table:table-cell office:value-type="float" office:value="21.919525">
                <text:p>21.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109000000001">
                <text:p>0.906109000000001</text:p>
              </table:table-cell>
              <table:table-cell office:value-type="float" office:value="23.370087">
                <text:p>23.37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112000000001">
                <text:p>0.994112000000001</text:p>
              </table:table-cell>
              <table:table-cell office:value-type="float" office:value="23.14797">
                <text:p>23.14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1346">
                <text:p>1.721346</text:p>
              </table:table-cell>
              <table:table-cell office:value-type="float" office:value="24.183985">
                <text:p>24.18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911">
                <text:p>0.748911</text:p>
              </table:table-cell>
              <table:table-cell office:value-type="float" office:value="23.253143">
                <text:p>23.25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916000000003">
                <text:p>0.883916000000003</text:p>
              </table:table-cell>
              <table:table-cell office:value-type="float" office:value="23.071014">
                <text:p>23.07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497000000001">
                <text:p>0.321497000000001</text:p>
              </table:table-cell>
              <table:table-cell office:value-type="float" office:value="19.133707">
                <text:p>19.13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9489">
                <text:p>1.099489</text:p>
              </table:table-cell>
              <table:table-cell office:value-type="float" office:value="23.610731">
                <text:p>23.61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990999999999">
                <text:p>0.602990999999999</text:p>
              </table:table-cell>
              <table:table-cell office:value-type="float" office:value="17.401525">
                <text:p>17.40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3733">
                <text:p>1.593733</text:p>
              </table:table-cell>
              <table:table-cell office:value-type="float" office:value="23.796074">
                <text:p>23.79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075000000001">
                <text:p>0.531075000000001</text:p>
              </table:table-cell>
              <table:table-cell office:value-type="float" office:value="19.098019">
                <text:p>19.09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6766999999997">
                <text:p>0.396766999999997</text:p>
              </table:table-cell>
              <table:table-cell office:value-type="float" office:value="20.306561">
                <text:p>20.30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2908">
                <text:p>1.282908</text:p>
              </table:table-cell>
              <table:table-cell office:value-type="float" office:value="23.840054">
                <text:p>23.84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593000000002">
                <text:p>0.462593000000002</text:p>
              </table:table-cell>
              <table:table-cell office:value-type="float" office:value="20.675636">
                <text:p>20.675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5103">
                <text:p>1.515103</text:p>
              </table:table-cell>
              <table:table-cell office:value-type="float" office:value="20.789225">
                <text:p>20.78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8222">
                <text:p>1.508222</text:p>
              </table:table-cell>
              <table:table-cell office:value-type="float" office:value="20.387821">
                <text:p>20.38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3715999999999">
                <text:p>0.673715999999999</text:p>
              </table:table-cell>
              <table:table-cell office:value-type="float" office:value="22.340752">
                <text:p>22.34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294">
                <text:p>0.680294</text:p>
              </table:table-cell>
              <table:table-cell office:value-type="float" office:value="20.778793">
                <text:p>20.778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427000000001">
                <text:p>0.595427000000001</text:p>
              </table:table-cell>
              <table:table-cell office:value-type="float" office:value="19.482378">
                <text:p>19.48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337">
                <text:p>0.429337</text:p>
              </table:table-cell>
              <table:table-cell office:value-type="float" office:value="21.030659">
                <text:p>21.030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33000000001">
                <text:p>0.386133000000001</text:p>
              </table:table-cell>
              <table:table-cell office:value-type="float" office:value="19.263992">
                <text:p>19.26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372">
                <text:p>0.629372</text:p>
              </table:table-cell>
              <table:table-cell office:value-type="float" office:value="22.362675">
                <text:p>22.36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215">
                <text:p>0.555215</text:p>
              </table:table-cell>
              <table:table-cell office:value-type="float" office:value="21.274284">
                <text:p>21.27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001999999998">
                <text:p>0.369001999999998</text:p>
              </table:table-cell>
              <table:table-cell office:value-type="float" office:value="20.12645">
                <text:p>20.1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288">
                <text:p>0.438288</text:p>
              </table:table-cell>
              <table:table-cell office:value-type="float" office:value="20.989456">
                <text:p>20.98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831">
                <text:p>0.470831</text:p>
              </table:table-cell>
              <table:table-cell office:value-type="float" office:value="20.714102">
                <text:p>20.71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144">
                <text:p>0.370144</text:p>
              </table:table-cell>
              <table:table-cell office:value-type="float" office:value="21.805332">
                <text:p>21.80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471999999999">
                <text:p>0.474471999999999</text:p>
              </table:table-cell>
              <table:table-cell office:value-type="float" office:value="21.078846">
                <text:p>21.07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266">
                <text:p>0.471266</text:p>
              </table:table-cell>
              <table:table-cell office:value-type="float" office:value="22.455275">
                <text:p>22.455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921999999997">
                <text:p>0.568921999999997</text:p>
              </table:table-cell>
              <table:table-cell office:value-type="float" office:value="21.72658">
                <text:p>21.7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2593">
                <text:p>1.072593</text:p>
              </table:table-cell>
              <table:table-cell office:value-type="float" office:value="23.087753">
                <text:p>23.087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177">
                <text:p>0.595177</text:p>
              </table:table-cell>
              <table:table-cell office:value-type="float" office:value="22.924496">
                <text:p>22.92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297999999998">
                <text:p>0.530297999999998</text:p>
              </table:table-cell>
              <table:table-cell office:value-type="float" office:value="23.072981">
                <text:p>23.07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8915000000002">
                <text:p>0.578915000000002</text:p>
              </table:table-cell>
              <table:table-cell office:value-type="float" office:value="21.994982">
                <text:p>21.994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886000000003">
                <text:p>0.481886000000003</text:p>
              </table:table-cell>
              <table:table-cell office:value-type="float" office:value="21.073502">
                <text:p>21.07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665999999999">
                <text:p>0.677665999999999</text:p>
              </table:table-cell>
              <table:table-cell office:value-type="float" office:value="22.077942">
                <text:p>22.07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761">
                <text:p>0.514761</text:p>
              </table:table-cell>
              <table:table-cell office:value-type="float" office:value="21.657797">
                <text:p>21.65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629000000002">
                <text:p>0.487629000000002</text:p>
              </table:table-cell>
              <table:table-cell office:value-type="float" office:value="21.222227">
                <text:p>21.22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640000000003">
                <text:p>0.563640000000003</text:p>
              </table:table-cell>
              <table:table-cell office:value-type="float" office:value="21.755369">
                <text:p>21.755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259">
                <text:p>0.480259</text:p>
              </table:table-cell>
              <table:table-cell office:value-type="float" office:value="21.042589">
                <text:p>21.04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63000000003">
                <text:p>0.532763000000003</text:p>
              </table:table-cell>
              <table:table-cell office:value-type="float" office:value="22.219681">
                <text:p>22.219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252000000001">
                <text:p>0.635252000000001</text:p>
              </table:table-cell>
              <table:table-cell office:value-type="float" office:value="22.163195">
                <text:p>22.16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919">
                <text:p>0.413919</text:p>
              </table:table-cell>
              <table:table-cell office:value-type="float" office:value="21.452631">
                <text:p>21.45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787999999997">
                <text:p>0.579787999999997</text:p>
              </table:table-cell>
              <table:table-cell office:value-type="float" office:value="21.423021">
                <text:p>21.42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9459999999998">
                <text:p>0.879459999999998</text:p>
              </table:table-cell>
              <table:table-cell office:value-type="float" office:value="22.73922">
                <text:p>22.7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993000000002">
                <text:p>0.922993000000002</text:p>
              </table:table-cell>
              <table:table-cell office:value-type="float" office:value="19.497139">
                <text:p>19.497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613">
                <text:p>0.44613</text:p>
              </table:table-cell>
              <table:table-cell office:value-type="float" office:value="20.865665">
                <text:p>20.865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223999999999">
                <text:p>0.540223999999999</text:p>
              </table:table-cell>
              <table:table-cell office:value-type="float" office:value="21.585901">
                <text:p>21.58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936000000001">
                <text:p>0.507936000000001</text:p>
              </table:table-cell>
              <table:table-cell office:value-type="float" office:value="17.487661">
                <text:p>17.487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783000000003">
                <text:p>0.338783000000003</text:p>
              </table:table-cell>
              <table:table-cell office:value-type="float" office:value="20.845991">
                <text:p>20.84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1413">
                <text:p>1.371413</text:p>
              </table:table-cell>
              <table:table-cell office:value-type="float" office:value="17.208996">
                <text:p>17.208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348">
                <text:p>0.422348</text:p>
              </table:table-cell>
              <table:table-cell office:value-type="float" office:value="20.430311">
                <text:p>20.430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80255000000002">
                <text:p>-0.380255000000002</text:p>
              </table:table-cell>
              <table:table-cell office:value-type="float" office:value="20.865007">
                <text:p>20.86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685999999999">
                <text:p>0.373685999999999</text:p>
              </table:table-cell>
              <table:table-cell office:value-type="float" office:value="21.141735">
                <text:p>21.14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748000000001">
                <text:p>0.322748000000001</text:p>
              </table:table-cell>
              <table:table-cell office:value-type="float" office:value="22.676653">
                <text:p>22.67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0530999999999">
                <text:p>-0.670530999999999</text:p>
              </table:table-cell>
              <table:table-cell office:value-type="float" office:value="15.316921">
                <text:p>15.31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109">
                <text:p>1.868109</text:p>
              </table:table-cell>
              <table:table-cell office:value-type="float" office:value="22.409937">
                <text:p>22.409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715999999998">
                <text:p>0.562715999999998</text:p>
              </table:table-cell>
              <table:table-cell office:value-type="float" office:value="22.373976">
                <text:p>22.37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1397000000001">
                <text:p>0.891397000000001</text:p>
              </table:table-cell>
              <table:table-cell office:value-type="float" office:value="22.628149">
                <text:p>22.62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043999999999">
                <text:p>0.573043999999999</text:p>
              </table:table-cell>
              <table:table-cell office:value-type="float" office:value="20.341318">
                <text:p>20.34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677000000001">
                <text:p>0.347677000000001</text:p>
              </table:table-cell>
              <table:table-cell office:value-type="float" office:value="19.2204">
                <text:p>19.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452000000001">
                <text:p>0.295452000000001</text:p>
              </table:table-cell>
              <table:table-cell office:value-type="float" office:value="20.149324">
                <text:p>20.149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976">
                <text:p>0.473976</text:p>
              </table:table-cell>
              <table:table-cell office:value-type="float" office:value="21.804195">
                <text:p>21.80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503000000002">
                <text:p>0.433503000000002</text:p>
              </table:table-cell>
              <table:table-cell office:value-type="float" office:value="22.677029">
                <text:p>22.67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3902000000002">
                <text:p>0.673902000000002</text:p>
              </table:table-cell>
              <table:table-cell office:value-type="float" office:value="19.115835">
                <text:p>19.11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031000000001">
                <text:p>0.530031000000001</text:p>
              </table:table-cell>
              <table:table-cell office:value-type="float" office:value="22.526243">
                <text:p>22.52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938">
                <text:p>0.362938</text:p>
              </table:table-cell>
              <table:table-cell office:value-type="float" office:value="20.738331">
                <text:p>20.73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4926">
                <text:p>1.414926</text:p>
              </table:table-cell>
              <table:table-cell office:value-type="float" office:value="21.275623">
                <text:p>21.27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051000000001">
                <text:p>0.484051000000001</text:p>
              </table:table-cell>
              <table:table-cell office:value-type="float" office:value="20.846287">
                <text:p>20.846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498999999998">
                <text:p>0.393498999999998</text:p>
              </table:table-cell>
              <table:table-cell office:value-type="float" office:value="22.467764">
                <text:p>22.46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676000000003">
                <text:p>0.347676000000003</text:p>
              </table:table-cell>
              <table:table-cell office:value-type="float" office:value="19.939444">
                <text:p>19.93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9197">
                <text:p>1.239197</text:p>
              </table:table-cell>
              <table:table-cell office:value-type="float" office:value="23.355749">
                <text:p>23.355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">
                <text:p>1.1549</text:p>
              </table:table-cell>
              <table:table-cell office:value-type="float" office:value="18.434721">
                <text:p>18.43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764999999997">
                <text:p>0.479764999999997</text:p>
              </table:table-cell>
              <table:table-cell office:value-type="float" office:value="21.789505">
                <text:p>21.78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657000000001">
                <text:p>0.448657000000001</text:p>
              </table:table-cell>
              <table:table-cell office:value-type="float" office:value="22.118979">
                <text:p>22.118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074999999999">
                <text:p>0.401074999999999</text:p>
              </table:table-cell>
              <table:table-cell office:value-type="float" office:value="20.094589">
                <text:p>20.094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162999999999">
                <text:p>0.336162999999999</text:p>
              </table:table-cell>
              <table:table-cell office:value-type="float" office:value="19.865923">
                <text:p>19.86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953000000002">
                <text:p>0.415953000000002</text:p>
              </table:table-cell>
              <table:table-cell office:value-type="float" office:value="20.086113">
                <text:p>20.086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434999999998">
                <text:p>0.435434999999998</text:p>
              </table:table-cell>
              <table:table-cell office:value-type="float" office:value="20.838406">
                <text:p>20.83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179000000003">
                <text:p>0.448179000000003</text:p>
              </table:table-cell>
              <table:table-cell office:value-type="float" office:value="20.910734">
                <text:p>20.91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3688">
                <text:p>1.383688</text:p>
              </table:table-cell>
              <table:table-cell office:value-type="float" office:value="19.41695">
                <text:p>19.4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543999999998">
                <text:p>0.378543999999998</text:p>
              </table:table-cell>
              <table:table-cell office:value-type="float" office:value="20.850447">
                <text:p>20.850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301999999998">
                <text:p>0.375301999999998</text:p>
              </table:table-cell>
              <table:table-cell office:value-type="float" office:value="19.916241">
                <text:p>19.91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617000000001">
                <text:p>0.511617000000001</text:p>
              </table:table-cell>
              <table:table-cell office:value-type="float" office:value="22.160692">
                <text:p>22.16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777">
                <text:p>0.329777</text:p>
              </table:table-cell>
              <table:table-cell office:value-type="float" office:value="19.338188">
                <text:p>19.33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709000000002">
                <text:p>0.402709000000002</text:p>
              </table:table-cell>
              <table:table-cell office:value-type="float" office:value="21.942039">
                <text:p>21.94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639000000001">
                <text:p>0.670639000000001</text:p>
              </table:table-cell>
              <table:table-cell office:value-type="float" office:value="22.499922">
                <text:p>22.49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730000000001">
                <text:p>0.285730000000001</text:p>
              </table:table-cell>
              <table:table-cell office:value-type="float" office:value="19.549223">
                <text:p>19.549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8969999999982">
                <text:p>0.0588969999999982</text:p>
              </table:table-cell>
              <table:table-cell office:value-type="float" office:value="20.13518">
                <text:p>20.1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238999999999">
                <text:p>0.414238999999999</text:p>
              </table:table-cell>
              <table:table-cell office:value-type="float" office:value="21.236053">
                <text:p>21.23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305">
                <text:p>0.581305</text:p>
              </table:table-cell>
              <table:table-cell office:value-type="float" office:value="21.978062">
                <text:p>21.97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4512">
                <text:p>1.414512</text:p>
              </table:table-cell>
              <table:table-cell office:value-type="float" office:value="21.677984">
                <text:p>21.67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3146">
                <text:p>1.613146</text:p>
              </table:table-cell>
              <table:table-cell office:value-type="float" office:value="21.909504">
                <text:p>21.90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04914">
                <text:p>6.304914</text:p>
              </table:table-cell>
              <table:table-cell office:value-type="float" office:value="27.129797">
                <text:p>27.129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798">
                <text:p>0.454798</text:p>
              </table:table-cell>
              <table:table-cell office:value-type="float" office:value="21.139338">
                <text:p>21.13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1999">
                <text:p>0.421999</text:p>
              </table:table-cell>
              <table:table-cell office:value-type="float" office:value="21.241211">
                <text:p>21.24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414999999999">
                <text:p>0.557414999999999</text:p>
              </table:table-cell>
              <table:table-cell office:value-type="float" office:value="21.920599">
                <text:p>21.92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674">
                <text:p>0.520674</text:p>
              </table:table-cell>
              <table:table-cell office:value-type="float" office:value="21.577593">
                <text:p>21.57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331">
                <text:p>0.172331</text:p>
              </table:table-cell>
              <table:table-cell office:value-type="float" office:value="22.926029">
                <text:p>22.926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7498000000002">
                <text:p>0.417498000000002</text:p>
              </table:table-cell>
              <table:table-cell office:value-type="float" office:value="21.071144">
                <text:p>21.07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173999999999">
                <text:p>0.620173999999999</text:p>
              </table:table-cell>
              <table:table-cell office:value-type="float" office:value="22.848995">
                <text:p>22.848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727">
                <text:p>1.179727</text:p>
              </table:table-cell>
              <table:table-cell office:value-type="float" office:value="23.478395">
                <text:p>23.47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4776000000002">
                <text:p>0.744776000000002</text:p>
              </table:table-cell>
              <table:table-cell office:value-type="float" office:value="22.492867">
                <text:p>22.49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131000000002">
                <text:p>0.435131000000002</text:p>
              </table:table-cell>
              <table:table-cell office:value-type="float" office:value="21.875488">
                <text:p>21.87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217000000002">
                <text:p>0.427217000000002</text:p>
              </table:table-cell>
              <table:table-cell office:value-type="float" office:value="22.618797">
                <text:p>22.618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7896">
                <text:p>0.447896</text:p>
              </table:table-cell>
              <table:table-cell office:value-type="float" office:value="22.82865">
                <text:p>22.8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6736999999999">
                <text:p>0.446736999999999</text:p>
              </table:table-cell>
              <table:table-cell office:value-type="float" office:value="22.963451">
                <text:p>22.96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006999999997">
                <text:p>0.515006999999997</text:p>
              </table:table-cell>
              <table:table-cell office:value-type="float" office:value="21.609484">
                <text:p>21.609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2659000000001">
                <text:p>0.682659000000001</text:p>
              </table:table-cell>
              <table:table-cell office:value-type="float" office:value="22.639582">
                <text:p>22.63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2225999999998">
                <text:p>0.692225999999998</text:p>
              </table:table-cell>
              <table:table-cell office:value-type="float" office:value="23.597433">
                <text:p>23.597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9565">
                <text:p>1.759565</text:p>
              </table:table-cell>
              <table:table-cell office:value-type="float" office:value="24.230415">
                <text:p>24.23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1316">
                <text:p>1.071316</text:p>
              </table:table-cell>
              <table:table-cell office:value-type="float" office:value="23.701288">
                <text:p>23.70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951000000001">
                <text:p>0.352951000000001</text:p>
              </table:table-cell>
              <table:table-cell office:value-type="float" office:value="23.349537">
                <text:p>23.34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8498999999997">
                <text:p>-0.528498999999997</text:p>
              </table:table-cell>
              <table:table-cell office:value-type="float" office:value="24.645327">
                <text:p>24.64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916999999998">
                <text:p>0.483916999999998</text:p>
              </table:table-cell>
              <table:table-cell office:value-type="float" office:value="16.689455">
                <text:p>16.68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505">
                <text:p>0.546505</text:p>
              </table:table-cell>
              <table:table-cell office:value-type="float" office:value="17.723732">
                <text:p>17.72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310000000003">
                <text:p>0.320310000000003</text:p>
              </table:table-cell>
              <table:table-cell office:value-type="float" office:value="20.605768">
                <text:p>20.60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557999999998">
                <text:p>0.334557999999998</text:p>
              </table:table-cell>
              <table:table-cell office:value-type="float" office:value="21.087469">
                <text:p>21.087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9383">
                <text:p>1.539383</text:p>
              </table:table-cell>
              <table:table-cell office:value-type="float" office:value="19.936993">
                <text:p>19.93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573">
                <text:p>0.506573</text:p>
              </table:table-cell>
              <table:table-cell office:value-type="float" office:value="21.706919">
                <text:p>21.706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1168">
                <text:p>1.291168</text:p>
              </table:table-cell>
              <table:table-cell office:value-type="float" office:value="23.616531">
                <text:p>23.61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828000000001">
                <text:p>0.351828000000001</text:p>
              </table:table-cell>
              <table:table-cell office:value-type="float" office:value="19.119419">
                <text:p>19.119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9003">
                <text:p>1.789003</text:p>
              </table:table-cell>
              <table:table-cell office:value-type="float" office:value="23.667627">
                <text:p>23.66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688999999999">
                <text:p>0.388688999999999</text:p>
              </table:table-cell>
              <table:table-cell office:value-type="float" office:value="20.70846">
                <text:p>20.70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518">
                <text:p>0.492518</text:p>
              </table:table-cell>
              <table:table-cell office:value-type="float" office:value="22.752081">
                <text:p>22.75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076999999998">
                <text:p>0.573076999999998</text:p>
              </table:table-cell>
              <table:table-cell office:value-type="float" office:value="18.701939">
                <text:p>18.70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657999999998">
                <text:p>0.349657999999998</text:p>
              </table:table-cell>
              <table:table-cell office:value-type="float" office:value="20.936275">
                <text:p>20.93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129000000003">
                <text:p>0.507129000000003</text:p>
              </table:table-cell>
              <table:table-cell office:value-type="float" office:value="19.975622">
                <text:p>19.97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370000000001">
                <text:p>0.326370000000001</text:p>
              </table:table-cell>
              <table:table-cell office:value-type="float" office:value="20.449226">
                <text:p>20.44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9746">
                <text:p>1.989746</text:p>
              </table:table-cell>
              <table:table-cell office:value-type="float" office:value="23.250509">
                <text:p>23.250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6740999999999">
                <text:p>0.946740999999999</text:p>
              </table:table-cell>
              <table:table-cell office:value-type="float" office:value="23.367416">
                <text:p>23.367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800000000003">
                <text:p>0.335800000000003</text:p>
              </table:table-cell>
              <table:table-cell office:value-type="float" office:value="20.826668">
                <text:p>20.82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1785">
                <text:p>1.371785</text:p>
              </table:table-cell>
              <table:table-cell office:value-type="float" office:value="23.531752">
                <text:p>23.53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230000000001">
                <text:p>0.546230000000001</text:p>
              </table:table-cell>
              <table:table-cell office:value-type="float" office:value="18.854568">
                <text:p>18.85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511">
                <text:p>1.267511</text:p>
              </table:table-cell>
              <table:table-cell office:value-type="float" office:value="19.808317">
                <text:p>19.808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382999999998">
                <text:p>0.383382999999998</text:p>
              </table:table-cell>
              <table:table-cell office:value-type="float" office:value="19.045944">
                <text:p>19.04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08">
                <text:p>0.547708</text:p>
              </table:table-cell>
              <table:table-cell office:value-type="float" office:value="21.685541">
                <text:p>21.68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0360000000001">
                <text:p>-0.980360000000001</text:p>
              </table:table-cell>
              <table:table-cell office:value-type="float" office:value="24.639896">
                <text:p>24.63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623000000001">
                <text:p>0.407623000000001</text:p>
              </table:table-cell>
              <table:table-cell office:value-type="float" office:value="20.575762">
                <text:p>20.57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689000000002">
                <text:p>0.474689000000002</text:p>
              </table:table-cell>
              <table:table-cell office:value-type="float" office:value="21.436775">
                <text:p>21.43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5046">
                <text:p>1.625046</text:p>
              </table:table-cell>
              <table:table-cell office:value-type="float" office:value="23.281328">
                <text:p>23.28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7928">
                <text:p>1.467928</text:p>
              </table:table-cell>
              <table:table-cell office:value-type="float" office:value="22.095915">
                <text:p>22.09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829000000001">
                <text:p>0.612829000000001</text:p>
              </table:table-cell>
              <table:table-cell office:value-type="float" office:value="22.387533">
                <text:p>22.38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2598000000002">
                <text:p>0.432598000000002</text:p>
              </table:table-cell>
              <table:table-cell office:value-type="float" office:value="22.190096">
                <text:p>22.19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8239999999999">
                <text:p>0.858239999999999</text:p>
              </table:table-cell>
              <table:table-cell office:value-type="float" office:value="22.649296">
                <text:p>22.649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139000000001">
                <text:p>0.494139000000001</text:p>
              </table:table-cell>
              <table:table-cell office:value-type="float" office:value="21.245396">
                <text:p>21.24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461">
                <text:p>1.89461</text:p>
              </table:table-cell>
              <table:table-cell office:value-type="float" office:value="23.517832">
                <text:p>23.51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084000000003">
                <text:p>0.507084000000003</text:p>
              </table:table-cell>
              <table:table-cell office:value-type="float" office:value="20.964777">
                <text:p>20.964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0392">
                <text:p>0.650392</text:p>
              </table:table-cell>
              <table:table-cell office:value-type="float" office:value="22.169212">
                <text:p>22.16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099000000001">
                <text:p>0.781099000000001</text:p>
              </table:table-cell>
              <table:table-cell office:value-type="float" office:value="22.580673">
                <text:p>22.58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436">
                <text:p>0.558436</text:p>
              </table:table-cell>
              <table:table-cell office:value-type="float" office:value="22.639502">
                <text:p>22.63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362">
                <text:p>0.431362</text:p>
              </table:table-cell>
              <table:table-cell office:value-type="float" office:value="21.441696">
                <text:p>21.44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326">
                <text:p>0.586326</text:p>
              </table:table-cell>
              <table:table-cell office:value-type="float" office:value="22.146219">
                <text:p>22.14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390999999998">
                <text:p>0.539390999999998</text:p>
              </table:table-cell>
              <table:table-cell office:value-type="float" office:value="21.639044">
                <text:p>21.639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116999999999">
                <text:p>0.424116999999999</text:p>
              </table:table-cell>
              <table:table-cell office:value-type="float" office:value="22.942368">
                <text:p>22.94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0675">
                <text:p>1.250675</text:p>
              </table:table-cell>
              <table:table-cell office:value-type="float" office:value="21.948757">
                <text:p>21.948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669999999999">
                <text:p>0.485669999999999</text:p>
              </table:table-cell>
              <table:table-cell office:value-type="float" office:value="21.823757">
                <text:p>21.823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658999999999">
                <text:p>0.567658999999999</text:p>
              </table:table-cell>
              <table:table-cell office:value-type="float" office:value="21.964079">
                <text:p>21.964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641">
                <text:p>0.397641</text:p>
              </table:table-cell>
              <table:table-cell office:value-type="float" office:value="22.088736">
                <text:p>22.08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186">
                <text:p>0.602186</text:p>
              </table:table-cell>
              <table:table-cell office:value-type="float" office:value="22.436073">
                <text:p>22.436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493999999997">
                <text:p>0.469493999999997</text:p>
              </table:table-cell>
              <table:table-cell office:value-type="float" office:value="22.738445">
                <text:p>22.73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2411000000001">
                <text:p>0.952411000000001</text:p>
              </table:table-cell>
              <table:table-cell office:value-type="float" office:value="23.680288">
                <text:p>23.68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278">
                <text:p>0.897278</text:p>
              </table:table-cell>
              <table:table-cell office:value-type="float" office:value="23.086056">
                <text:p>23.08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6328000000001">
                <text:p>0.966328000000001</text:p>
              </table:table-cell>
              <table:table-cell office:value-type="float" office:value="23.136187">
                <text:p>23.136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121999999997">
                <text:p>0.241121999999997</text:p>
              </table:table-cell>
              <table:table-cell office:value-type="float" office:value="22.989012">
                <text:p>22.98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770000000002">
                <text:p>0.473770000000002</text:p>
              </table:table-cell>
              <table:table-cell office:value-type="float" office:value="22.225794">
                <text:p>22.225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2143">
                <text:p>0.912143</text:p>
              </table:table-cell>
              <table:table-cell office:value-type="float" office:value="23.531738">
                <text:p>23.5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428">
                <text:p>1.41428</text:p>
              </table:table-cell>
              <table:table-cell office:value-type="float" office:value="23.987553">
                <text:p>23.98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882">
                <text:p>1.059882</text:p>
              </table:table-cell>
              <table:table-cell office:value-type="float" office:value="23.686726">
                <text:p>23.68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2479">
                <text:p>1.662479</text:p>
              </table:table-cell>
              <table:table-cell office:value-type="float" office:value="23.947651">
                <text:p>23.94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483">
                <text:p>1.697483</text:p>
              </table:table-cell>
              <table:table-cell office:value-type="float" office:value="24.324139">
                <text:p>24.32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